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style:font-weight-asian="bold" fo:color="#7f0055" style:font-name="Monospace" style:font-weight-complex="bold" fo:font-size="10pt" fo:font-weight="bold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3c3c3c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00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some description</text:p>
          </table:table-cell>
          <table:table-cell office:value-type="string" calcext:value-type="string">
            <text:p><text:a xlink:href="http://domain/" xlink:type="simple">http://domain</text:a></text:p>
          </table:table-cell>
          <table:table-cell table:style-name="ce2" office:value-type="string" calcext:value-type="string">
            <text:p>countries</text:p>
          </table:table-cell>
          <table:table-cell table:style-name="ce2" office:value-type="string" calcext:value-type="string">
            <text:p>excluded_countries</text:p>
          </table:table-cell>
          <table:table-cell office:value-type="string" calcext:value-type="string">
            <text:p>os</text:p>
          </table:table-cell>
          <table:table-cell table:style-name="ce2" office:value-type="string" calcext:value-type="string">
            <text:p>excluded_os</text:p>
          </table:table-cell>
          <table:table-cell table:number-columns-repeated="9"/>
          <table:table-cell table:style-name="ce4" office:value-type="string" calcext:value-type="string">
            <text:p><text:span text:style-name="T1">insert</text:span><text:span text:style-name="T2"> </text:span><text:span text:style-name="T3">into</text:span><text:span text:style-name="T2"> </text:span><text:span text:style-name="T4">creatives</text:span><text:span text:style-name="T2"> </text:span><text:span text:style-name="T3">values</text:span><text:span text:style-name="T2"> </text:span><text:span text:style-name="T4">(</text:span>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formula="of:=CONCATENATE([.A$1];[.$J2])" office:value-type="string" office:string-value="some description4" calcext:value-type="string">
            <text:p>some description4</text:p>
          </table:table-cell>
          <table:table-cell table:formula="of:=CONCATENATE([.B$1];[.$J2];[.$M$2])" office:value-type="string" office:string-value="http://domain4.com" calcext:value-type="string">
            <text:p>http://domain4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.com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formula="of:=CONCATENATE([.$P$1];[.J2];[.$Q$1];[.$N$3];[.A2];[.$O$3];[.$Q$1];[.$N$3];[.B2];[.$O$3];[.$Q$1];[.$N$2];[.E2];[.$O$2];[.$Q$1];[.$N$2];[.C2];[.$O$2];[.$Q$1];[.$N$2];[.F2];[.$O$2];[.$Q$1];[.$N$2];[.D2];[.$O$2];[.$O$2])" office:value-type="string" office:string-value="insert into creatives values (4,'some description4','http://domain4.com',(),('UK',),(),())" calcext:value-type="string">
            <text:p>insert into creatives values (4,'some description4','http://domain4.com',(),('UK',),(),())</text:p>
          </table:table-cell>
          <table:table-cell/>
        </table:table-row>
        <table:table-row table:style-name="ro2">
          <table:table-cell table:formula="of:=CONCATENATE([.A$1];[.J3])" office:value-type="string" office:string-value="some description5" calcext:value-type="string">
            <text:p>some description5</text:p>
          </table:table-cell>
          <table:table-cell table:formula="of:=CONCATENATE([.B$1];[.$J3];[.$M$2])" office:value-type="string" office:string-value="http://domain5.com" calcext:value-type="string">
            <text:p>http://domain5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'</text:p>
          </table:table-cell>
          <table:table-cell table:formula="of:=CONCATENATE([.$P$1];[.J3];[.$Q$1];[.$N$3];[.A3];[.$O$3];[.$Q$1];[.$N$3];[.B3];[.$O$3];[.$Q$1];[.$N$2];[.E3];[.$O$2];[.$Q$1];[.$N$2];[.C3];[.$O$2];[.$Q$1];[.$N$2];[.F3];[.$O$2];[.$Q$1];[.$N$2];[.D3];[.$O$2];[.$O$2])" office:value-type="string" office:string-value="insert into creatives values (5,'some description5','http://domain5.com',(),('UK',),(),())" calcext:value-type="string">
            <text:p>insert into creatives values (5,'some description5','http://domain5.com',(),('UK',),(),())</text:p>
          </table:table-cell>
          <table:table-cell/>
        </table:table-row>
        <table:table-row table:style-name="ro2">
          <table:table-cell table:formula="of:=CONCATENATE([.A$1];[.J4])" office:value-type="string" office:string-value="some description6" calcext:value-type="string">
            <text:p>some description6</text:p>
          </table:table-cell>
          <table:table-cell table:formula="of:=CONCATENATE([.B$1];[.$J4];[.$M$2])" office:value-type="string" office:string-value="http://domain6.com" calcext:value-type="string">
            <text:p>http://domain6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  <table:table-cell table:formula="of:=CONCATENATE([.$P$1];[.J4];[.$Q$1];[.$N$3];[.A4];[.$O$3];[.$Q$1];[.$N$3];[.B4];[.$O$3];[.$Q$1];[.$N$2];[.E4];[.$O$2];[.$Q$1];[.$N$2];[.C4];[.$O$2];[.$Q$1];[.$N$2];[.F4];[.$O$2];[.$Q$1];[.$N$2];[.D4];[.$O$2];[.$O$2])" office:value-type="string" office:string-value="insert into creatives values (6,'some description6','http://domain6.com',(),('UK',),(),())" calcext:value-type="string">
            <text:p>insert into creatives values (6,'some description6','http://domain6.com',(),('UK',),(),())</text:p>
          </table:table-cell>
          <table:table-cell/>
        </table:table-row>
        <table:table-row table:style-name="ro2">
          <table:table-cell table:formula="of:=CONCATENATE([.A$1];[.J5])" office:value-type="string" office:string-value="some description7" calcext:value-type="string">
            <text:p>some description7</text:p>
          </table:table-cell>
          <table:table-cell table:formula="of:=CONCATENATE([.B$1];[.$J5];[.$M$2])" office:value-type="string" office:string-value="http://domain7.com" calcext:value-type="string">
            <text:p>http://domain7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table:formula="of:=CONCATENATE([.$P$1];[.J5];[.$Q$1];[.$N$3];[.A5];[.$O$3];[.$Q$1];[.$N$3];[.B5];[.$O$3];[.$Q$1];[.$N$2];[.E5];[.$O$2];[.$Q$1];[.$N$2];[.C5];[.$O$2];[.$Q$1];[.$N$2];[.F5];[.$O$2];[.$Q$1];[.$N$2];[.D5];[.$O$2];[.$O$2])" office:value-type="string" office:string-value="insert into creatives values (7,'some description7','http://domain7.com',(),('UK',),(),())" calcext:value-type="string">
            <text:p>insert into creatives values (7,'some description7','http://domain7.com',(),('UK',),(),())</text:p>
          </table:table-cell>
          <table:table-cell/>
        </table:table-row>
        <table:table-row table:style-name="ro2">
          <table:table-cell table:formula="of:=CONCATENATE([.A$1];[.J6])" office:value-type="string" office:string-value="some description8" calcext:value-type="string">
            <text:p>some description8</text:p>
          </table:table-cell>
          <table:table-cell table:formula="of:=CONCATENATE([.B$1];[.$J6];[.$M$2])" office:value-type="string" office:string-value="http://domain8.com" calcext:value-type="string">
            <text:p>http://domain8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  <table:table-cell table:formula="of:=CONCATENATE([.$P$1];[.J6];[.$Q$1];[.$N$3];[.A6];[.$O$3];[.$Q$1];[.$N$3];[.B6];[.$O$3];[.$Q$1];[.$N$2];[.E6];[.$O$2];[.$Q$1];[.$N$2];[.C6];[.$O$2];[.$Q$1];[.$N$2];[.F6];[.$O$2];[.$Q$1];[.$N$2];[.D6];[.$O$2];[.$O$2])" office:value-type="string" office:string-value="insert into creatives values (8,'some description8','http://domain8.com',(),('UK',),(),())" calcext:value-type="string">
            <text:p>insert into creatives values (8,'some description8','http://domain8.com',(),('UK',),(),())</text:p>
          </table:table-cell>
          <table:table-cell/>
        </table:table-row>
        <table:table-row table:style-name="ro2">
          <table:table-cell table:formula="of:=CONCATENATE([.A$1];[.J7])" office:value-type="string" office:string-value="some description9" calcext:value-type="string">
            <text:p>some description9</text:p>
          </table:table-cell>
          <table:table-cell table:formula="of:=CONCATENATE([.B$1];[.$J7];[.$M$2])" office:value-type="string" office:string-value="http://domain9.com" calcext:value-type="string">
            <text:p>http://domain9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table:formula="of:=CONCATENATE([.$P$1];[.J7];[.$Q$1];[.$N$3];[.A7];[.$O$3];[.$Q$1];[.$N$3];[.B7];[.$O$3];[.$Q$1];[.$N$2];[.E7];[.$O$2];[.$Q$1];[.$N$2];[.C7];[.$O$2];[.$Q$1];[.$N$2];[.F7];[.$O$2];[.$Q$1];[.$N$2];[.D7];[.$O$2];[.$O$2])" office:value-type="string" office:string-value="insert into creatives values (9,'some description9','http://domain9.com',(),('UK',),(),())" calcext:value-type="string">
            <text:p>insert into creatives values (9,'some description9','http://domain9.com',(),('UK',),(),())</text:p>
          </table:table-cell>
          <table:table-cell/>
        </table:table-row>
        <table:table-row table:style-name="ro2">
          <table:table-cell table:formula="of:=CONCATENATE([.A$1];[.J8])" office:value-type="string" office:string-value="some description10" calcext:value-type="string">
            <text:p>some description10</text:p>
          </table:table-cell>
          <table:table-cell table:formula="of:=CONCATENATE([.B$1];[.$J8];[.$M$2])" office:value-type="string" office:string-value="http://domain10.com" calcext:value-type="string">
            <text:p>http://domain10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formula="of:=CONCATENATE([.$P$1];[.J8];[.$Q$1];[.$N$3];[.A8];[.$O$3];[.$Q$1];[.$N$3];[.B8];[.$O$3];[.$Q$1];[.$N$2];[.E8];[.$O$2];[.$Q$1];[.$N$2];[.C8];[.$O$2];[.$Q$1];[.$N$2];[.F8];[.$O$2];[.$Q$1];[.$N$2];[.D8];[.$O$2];[.$O$2])" office:value-type="string" office:string-value="insert into creatives values (10,'some description10','http://domain10.com',(),('UK',),(),())" calcext:value-type="string">
            <text:p>insert into creatives values (10,'some description10','http://domain10.com',(),('UK',),(),())</text:p>
          </table:table-cell>
          <table:table-cell/>
        </table:table-row>
        <table:table-row table:style-name="ro2">
          <table:table-cell table:formula="of:=CONCATENATE([.A$1];[.J9])" office:value-type="string" office:string-value="some description11" calcext:value-type="string">
            <text:p>some description11</text:p>
          </table:table-cell>
          <table:table-cell table:formula="of:=CONCATENATE([.B$1];[.$J9];[.$M$2])" office:value-type="string" office:string-value="http://domain11.com" calcext:value-type="string">
            <text:p>http://domain11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5"/>
          <table:table-cell table:formula="of:=CONCATENATE([.$P$1];[.J9];[.$Q$1];[.$N$3];[.A9];[.$O$3];[.$Q$1];[.$N$3];[.B9];[.$O$3];[.$Q$1];[.$N$2];[.E9];[.$O$2];[.$Q$1];[.$N$2];[.C9];[.$O$2];[.$Q$1];[.$N$2];[.F9];[.$O$2];[.$Q$1];[.$N$2];[.D9];[.$O$2];[.$O$2])" office:value-type="string" office:string-value="insert into creatives values (11,'some description11','http://domain11.com',(),('UK',),(),())" calcext:value-type="string">
            <text:p>insert into creatives values (11,'some description11','http://domain11.com',(),('UK',),(),())</text:p>
          </table:table-cell>
          <table:table-cell/>
        </table:table-row>
        <table:table-row table:style-name="ro2">
          <table:table-cell table:formula="of:=CONCATENATE([.A$1];[.J10])" office:value-type="string" office:string-value="some description12" calcext:value-type="string">
            <text:p>some description12</text:p>
          </table:table-cell>
          <table:table-cell table:formula="of:=CONCATENATE([.B$1];[.$J10];[.$M$2])" office:value-type="string" office:string-value="http://domain12.com" calcext:value-type="string">
            <text:p>http://domain12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table:formula="of:=CONCATENATE([.$P$1];[.J10];[.$Q$1];[.$N$3];[.A10];[.$O$3];[.$Q$1];[.$N$3];[.B10];[.$O$3];[.$Q$1];[.$N$2];[.E10];[.$O$2];[.$Q$1];[.$N$2];[.C10];[.$O$2];[.$Q$1];[.$N$2];[.F10];[.$O$2];[.$Q$1];[.$N$2];[.D10];[.$O$2];[.$O$2])" office:value-type="string" office:string-value="insert into creatives values (12,'some description12','http://domain12.com',(),('UK',),(),())" calcext:value-type="string">
            <text:p>insert into creatives values (12,'some description12','http://domain12.com',(),('UK',),(),())</text:p>
          </table:table-cell>
          <table:table-cell/>
        </table:table-row>
        <table:table-row table:style-name="ro2">
          <table:table-cell table:formula="of:=CONCATENATE([.A$1];[.J11])" office:value-type="string" office:string-value="some description13" calcext:value-type="string">
            <text:p>some description13</text:p>
          </table:table-cell>
          <table:table-cell table:formula="of:=CONCATENATE([.B$1];[.$J11];[.$M$2])" office:value-type="string" office:string-value="http://domain13.com" calcext:value-type="string">
            <text:p>http://domain13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5"/>
          <table:table-cell table:formula="of:=CONCATENATE([.$P$1];[.J11];[.$Q$1];[.$N$3];[.A11];[.$O$3];[.$Q$1];[.$N$3];[.B11];[.$O$3];[.$Q$1];[.$N$2];[.E11];[.$O$2];[.$Q$1];[.$N$2];[.C11];[.$O$2];[.$Q$1];[.$N$2];[.F11];[.$O$2];[.$Q$1];[.$N$2];[.D11];[.$O$2];[.$O$2])" office:value-type="string" office:string-value="insert into creatives values (13,'some description13','http://domain13.com',(),('UK',),(),())" calcext:value-type="string">
            <text:p>insert into creatives values (13,'some description13','http://domain13.com',(),('UK',),(),())</text:p>
          </table:table-cell>
          <table:table-cell/>
        </table:table-row>
        <table:table-row table:style-name="ro2">
          <table:table-cell table:formula="of:=CONCATENATE([.A$1];[.J12])" office:value-type="string" office:string-value="some description14" calcext:value-type="string">
            <text:p>some description14</text:p>
          </table:table-cell>
          <table:table-cell table:formula="of:=CONCATENATE([.B$1];[.$J12];[.$M$2])" office:value-type="string" office:string-value="http://domain14.com" calcext:value-type="string">
            <text:p>http://domain14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5"/>
          <table:table-cell table:formula="of:=CONCATENATE([.$P$1];[.J12];[.$Q$1];[.$N$3];[.A12];[.$O$3];[.$Q$1];[.$N$3];[.B12];[.$O$3];[.$Q$1];[.$N$2];[.E12];[.$O$2];[.$Q$1];[.$N$2];[.C12];[.$O$2];[.$Q$1];[.$N$2];[.F12];[.$O$2];[.$Q$1];[.$N$2];[.D12];[.$O$2];[.$O$2])" office:value-type="string" office:string-value="insert into creatives values (14,'some description14','http://domain14.com',(),('UK',),(),())" calcext:value-type="string">
            <text:p>insert into creatives values (14,'some description14','http://domain14.com',(),('UK',),(),())</text:p>
          </table:table-cell>
          <table:table-cell/>
        </table:table-row>
        <table:table-row table:style-name="ro2">
          <table:table-cell table:formula="of:=CONCATENATE([.A$1];[.J13])" office:value-type="string" office:string-value="some description15" calcext:value-type="string">
            <text:p>some description15</text:p>
          </table:table-cell>
          <table:table-cell table:formula="of:=CONCATENATE([.B$1];[.$J13];[.$M$2])" office:value-type="string" office:string-value="http://domain15.com" calcext:value-type="string">
            <text:p>http://domain15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"/>
          <table:table-cell table:formula="of:=CONCATENATE([.$P$1];[.J13];[.$Q$1];[.$N$3];[.A13];[.$O$3];[.$Q$1];[.$N$3];[.B13];[.$O$3];[.$Q$1];[.$N$2];[.E13];[.$O$2];[.$Q$1];[.$N$2];[.C13];[.$O$2];[.$Q$1];[.$N$2];[.F13];[.$O$2];[.$Q$1];[.$N$2];[.D13];[.$O$2];[.$O$2])" office:value-type="string" office:string-value="insert into creatives values (15,'some description15','http://domain15.com',(),('UK',),(),())" calcext:value-type="string">
            <text:p>insert into creatives values (15,'some description15','http://domain15.com',(),('UK',),(),())</text:p>
          </table:table-cell>
          <table:table-cell/>
        </table:table-row>
        <table:table-row table:style-name="ro2">
          <table:table-cell table:formula="of:=CONCATENATE([.A$1];[.J14])" office:value-type="string" office:string-value="some description16" calcext:value-type="string">
            <text:p>some description16</text:p>
          </table:table-cell>
          <table:table-cell table:formula="of:=CONCATENATE([.B$1];[.$J14];[.$M$2])" office:value-type="string" office:string-value="http://domain16.com" calcext:value-type="string">
            <text:p>http://domain16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  <table:table-cell table:formula="of:=CONCATENATE([.$P$1];[.J14];[.$Q$1];[.$N$3];[.A14];[.$O$3];[.$Q$1];[.$N$3];[.B14];[.$O$3];[.$Q$1];[.$N$2];[.E14];[.$O$2];[.$Q$1];[.$N$2];[.C14];[.$O$2];[.$Q$1];[.$N$2];[.F14];[.$O$2];[.$Q$1];[.$N$2];[.D14];[.$O$2];[.$O$2])" office:value-type="string" office:string-value="insert into creatives values (16,'some description16','http://domain16.com',(),('UK',),(),())" calcext:value-type="string">
            <text:p>insert into creatives values (16,'some description16','http://domain16.com',(),('UK',),(),())</text:p>
          </table:table-cell>
          <table:table-cell/>
        </table:table-row>
        <table:table-row table:style-name="ro2">
          <table:table-cell table:formula="of:=CONCATENATE([.A$1];[.J15])" office:value-type="string" office:string-value="some description17" calcext:value-type="string">
            <text:p>some description17</text:p>
          </table:table-cell>
          <table:table-cell table:formula="of:=CONCATENATE([.B$1];[.$J15];[.$M$2])" office:value-type="string" office:string-value="http://domain17.com" calcext:value-type="string">
            <text:p>http://domain17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5"/>
          <table:table-cell table:formula="of:=CONCATENATE([.$P$1];[.J15];[.$Q$1];[.$N$3];[.A15];[.$O$3];[.$Q$1];[.$N$3];[.B15];[.$O$3];[.$Q$1];[.$N$2];[.E15];[.$O$2];[.$Q$1];[.$N$2];[.C15];[.$O$2];[.$Q$1];[.$N$2];[.F15];[.$O$2];[.$Q$1];[.$N$2];[.D15];[.$O$2];[.$O$2])" office:value-type="string" office:string-value="insert into creatives values (17,'some description17','http://domain17.com',(),('UK',),(),())" calcext:value-type="string">
            <text:p>insert into creatives values (17,'some description17','http://domain17.com',(),('UK',),(),())</text:p>
          </table:table-cell>
          <table:table-cell/>
        </table:table-row>
        <table:table-row table:style-name="ro2">
          <table:table-cell table:formula="of:=CONCATENATE([.A$1];[.J16])" office:value-type="string" office:string-value="some description18" calcext:value-type="string">
            <text:p>some description18</text:p>
          </table:table-cell>
          <table:table-cell table:formula="of:=CONCATENATE([.B$1];[.$J16];[.$M$2])" office:value-type="string" office:string-value="http://domain18.com" calcext:value-type="string">
            <text:p>http://domain18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  <table:table-cell table:formula="of:=CONCATENATE([.$P$1];[.J16];[.$Q$1];[.$N$3];[.A16];[.$O$3];[.$Q$1];[.$N$3];[.B16];[.$O$3];[.$Q$1];[.$N$2];[.E16];[.$O$2];[.$Q$1];[.$N$2];[.C16];[.$O$2];[.$Q$1];[.$N$2];[.F16];[.$O$2];[.$Q$1];[.$N$2];[.D16];[.$O$2];[.$O$2])" office:value-type="string" office:string-value="insert into creatives values (18,'some description18','http://domain18.com',(),('UK',),(),())" calcext:value-type="string">
            <text:p>insert into creatives values (18,'some description18','http://domain18.com',(),('UK',),(),())</text:p>
          </table:table-cell>
          <table:table-cell/>
        </table:table-row>
        <table:table-row table:style-name="ro2">
          <table:table-cell table:formula="of:=CONCATENATE([.A$1];[.J17])" office:value-type="string" office:string-value="some description19" calcext:value-type="string">
            <text:p>some description19</text:p>
          </table:table-cell>
          <table:table-cell table:formula="of:=CONCATENATE([.B$1];[.$J17];[.$M$2])" office:value-type="string" office:string-value="http://domain19.com" calcext:value-type="string">
            <text:p>http://domain19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5"/>
          <table:table-cell table:formula="of:=CONCATENATE([.$P$1];[.J17];[.$Q$1];[.$N$3];[.A17];[.$O$3];[.$Q$1];[.$N$3];[.B17];[.$O$3];[.$Q$1];[.$N$2];[.E17];[.$O$2];[.$Q$1];[.$N$2];[.C17];[.$O$2];[.$Q$1];[.$N$2];[.F17];[.$O$2];[.$Q$1];[.$N$2];[.D17];[.$O$2];[.$O$2])" office:value-type="string" office:string-value="insert into creatives values (19,'some description19','http://domain19.com',(),('UK',),(),())" calcext:value-type="string">
            <text:p>insert into creatives values (19,'some description19','http://domain19.com',(),('UK',),(),())</text:p>
          </table:table-cell>
          <table:table-cell/>
        </table:table-row>
        <table:table-row table:style-name="ro2">
          <table:table-cell table:formula="of:=CONCATENATE([.A$1];[.J18])" office:value-type="string" office:string-value="some description20" calcext:value-type="string">
            <text:p>some description20</text:p>
          </table:table-cell>
          <table:table-cell table:formula="of:=CONCATENATE([.B$1];[.$J18];[.$M$2])" office:value-type="string" office:string-value="http://domain20.com" calcext:value-type="string">
            <text:p>http://domain20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/>
          <table:table-cell table:formula="of:=CONCATENATE([.$P$1];[.J18];[.$Q$1];[.$N$3];[.A18];[.$O$3];[.$Q$1];[.$N$3];[.B18];[.$O$3];[.$Q$1];[.$N$2];[.E18];[.$O$2];[.$Q$1];[.$N$2];[.C18];[.$O$2];[.$Q$1];[.$N$2];[.F18];[.$O$2];[.$Q$1];[.$N$2];[.D18];[.$O$2];[.$O$2])" office:value-type="string" office:string-value="insert into creatives values (20,'some description20','http://domain20.com',(),('UK',),(),())" calcext:value-type="string">
            <text:p>insert into creatives values (20,'some description20','http://domain20.com',(),('UK',),(),())</text:p>
          </table:table-cell>
          <table:table-cell/>
        </table:table-row>
        <table:table-row table:style-name="ro2">
          <table:table-cell table:formula="of:=CONCATENATE([.A$1];[.J19])" office:value-type="string" office:string-value="some description21" calcext:value-type="string">
            <text:p>some description21</text:p>
          </table:table-cell>
          <table:table-cell table:formula="of:=CONCATENATE([.B$1];[.$J19];[.$M$2])" office:value-type="string" office:string-value="http://domain21.com" calcext:value-type="string">
            <text:p>http://domain21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5"/>
          <table:table-cell table:formula="of:=CONCATENATE([.$P$1];[.J19];[.$Q$1];[.$N$3];[.A19];[.$O$3];[.$Q$1];[.$N$3];[.B19];[.$O$3];[.$Q$1];[.$N$2];[.E19];[.$O$2];[.$Q$1];[.$N$2];[.C19];[.$O$2];[.$Q$1];[.$N$2];[.F19];[.$O$2];[.$Q$1];[.$N$2];[.D19];[.$O$2];[.$O$2])" office:value-type="string" office:string-value="insert into creatives values (21,'some description21','http://domain21.com',(),('UK',),(),())" calcext:value-type="string">
            <text:p>insert into creatives values (21,'some description21','http://domain21.com',(),('UK',),(),())</text:p>
          </table:table-cell>
          <table:table-cell/>
        </table:table-row>
        <table:table-row table:style-name="ro2">
          <table:table-cell table:formula="of:=CONCATENATE([.A$1];[.J20])" office:value-type="string" office:string-value="some description22" calcext:value-type="string">
            <text:p>some description22</text:p>
          </table:table-cell>
          <table:table-cell table:formula="of:=CONCATENATE([.B$1];[.$J20];[.$M$2])" office:value-type="string" office:string-value="http://domain22.com" calcext:value-type="string">
            <text:p>http://domain22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5"/>
          <table:table-cell table:formula="of:=CONCATENATE([.$P$1];[.J20];[.$Q$1];[.$N$3];[.A20];[.$O$3];[.$Q$1];[.$N$3];[.B20];[.$O$3];[.$Q$1];[.$N$2];[.E20];[.$O$2];[.$Q$1];[.$N$2];[.C20];[.$O$2];[.$Q$1];[.$N$2];[.F20];[.$O$2];[.$Q$1];[.$N$2];[.D20];[.$O$2];[.$O$2])" office:value-type="string" office:string-value="insert into creatives values (22,'some description22','http://domain22.com',(),('UK',),(),())" calcext:value-type="string">
            <text:p>insert into creatives values (22,'some description22','http://domain22.com',(),('UK',),(),())</text:p>
          </table:table-cell>
          <table:table-cell/>
        </table:table-row>
        <table:table-row table:style-name="ro2">
          <table:table-cell table:formula="of:=CONCATENATE([.A$1];[.J21])" office:value-type="string" office:string-value="some description23" calcext:value-type="string">
            <text:p>some description23</text:p>
          </table:table-cell>
          <table:table-cell table:formula="of:=CONCATENATE([.B$1];[.$J21];[.$M$2])" office:value-type="string" office:string-value="http://domain23.com" calcext:value-type="string">
            <text:p>http://domain23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5"/>
          <table:table-cell table:formula="of:=CONCATENATE([.$P$1];[.J21];[.$Q$1];[.$N$3];[.A21];[.$O$3];[.$Q$1];[.$N$3];[.B21];[.$O$3];[.$Q$1];[.$N$2];[.E21];[.$O$2];[.$Q$1];[.$N$2];[.C21];[.$O$2];[.$Q$1];[.$N$2];[.F21];[.$O$2];[.$Q$1];[.$N$2];[.D21];[.$O$2];[.$O$2])" office:value-type="string" office:string-value="insert into creatives values (23,'some description23','http://domain23.com',(),('UK',),(),())" calcext:value-type="string">
            <text:p>insert into creatives values (23,'some description23','http://domain23.com',(),('UK',),(),())</text:p>
          </table:table-cell>
          <table:table-cell/>
        </table:table-row>
        <table:table-row table:style-name="ro2">
          <table:table-cell table:formula="of:=CONCATENATE([.A$1];[.J22])" office:value-type="string" office:string-value="some description24" calcext:value-type="string">
            <text:p>some description24</text:p>
          </table:table-cell>
          <table:table-cell table:formula="of:=CONCATENATE([.B$1];[.$J22];[.$M$2])" office:value-type="string" office:string-value="http://domain24.com" calcext:value-type="string">
            <text:p>http://domain24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5"/>
          <table:table-cell table:formula="of:=CONCATENATE([.$P$1];[.J22];[.$Q$1];[.$N$3];[.A22];[.$O$3];[.$Q$1];[.$N$3];[.B22];[.$O$3];[.$Q$1];[.$N$2];[.E22];[.$O$2];[.$Q$1];[.$N$2];[.C22];[.$O$2];[.$Q$1];[.$N$2];[.F22];[.$O$2];[.$Q$1];[.$N$2];[.D22];[.$O$2];[.$O$2])" office:value-type="string" office:string-value="insert into creatives values (24,'some description24','http://domain24.com',(),('UK',),(),())" calcext:value-type="string">
            <text:p>insert into creatives values (24,'some description24','http://domain24.com',(),('UK',),(),())</text:p>
          </table:table-cell>
          <table:table-cell/>
        </table:table-row>
        <table:table-row table:style-name="ro2">
          <table:table-cell table:formula="of:=CONCATENATE([.A$1];[.J23])" office:value-type="string" office:string-value="some description25" calcext:value-type="string">
            <text:p>some description25</text:p>
          </table:table-cell>
          <table:table-cell table:formula="of:=CONCATENATE([.B$1];[.$J23];[.$M$2])" office:value-type="string" office:string-value="http://domain25.com" calcext:value-type="string">
            <text:p>http://domain25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5"/>
          <table:table-cell table:formula="of:=CONCATENATE([.$P$1];[.J23];[.$Q$1];[.$N$3];[.A23];[.$O$3];[.$Q$1];[.$N$3];[.B23];[.$O$3];[.$Q$1];[.$N$2];[.E23];[.$O$2];[.$Q$1];[.$N$2];[.C23];[.$O$2];[.$Q$1];[.$N$2];[.F23];[.$O$2];[.$Q$1];[.$N$2];[.D23];[.$O$2];[.$O$2])" office:value-type="string" office:string-value="insert into creatives values (25,'some description25','http://domain25.com',(),('UK',),(),())" calcext:value-type="string">
            <text:p>insert into creatives values (25,'some description25','http://domain25.com',(),('UK',),(),())</text:p>
          </table:table-cell>
          <table:table-cell/>
        </table:table-row>
        <table:table-row table:style-name="ro2">
          <table:table-cell table:formula="of:=CONCATENATE([.A$1];[.J24])" office:value-type="string" office:string-value="some description26" calcext:value-type="string">
            <text:p>some description26</text:p>
          </table:table-cell>
          <table:table-cell table:formula="of:=CONCATENATE([.B$1];[.$J24];[.$M$2])" office:value-type="string" office:string-value="http://domain26.com" calcext:value-type="string">
            <text:p>http://domain26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5"/>
          <table:table-cell table:formula="of:=CONCATENATE([.$P$1];[.J24];[.$Q$1];[.$N$3];[.A24];[.$O$3];[.$Q$1];[.$N$3];[.B24];[.$O$3];[.$Q$1];[.$N$2];[.E24];[.$O$2];[.$Q$1];[.$N$2];[.C24];[.$O$2];[.$Q$1];[.$N$2];[.F24];[.$O$2];[.$Q$1];[.$N$2];[.D24];[.$O$2];[.$O$2])" office:value-type="string" office:string-value="insert into creatives values (26,'some description26','http://domain26.com',(),('UK',),(),())" calcext:value-type="string">
            <text:p>insert into creatives values (26,'some description26','http://domain26.com',(),('UK',),(),())</text:p>
          </table:table-cell>
          <table:table-cell/>
        </table:table-row>
        <table:table-row table:style-name="ro2">
          <table:table-cell table:formula="of:=CONCATENATE([.A$1];[.J25])" office:value-type="string" office:string-value="some description27" calcext:value-type="string">
            <text:p>some description27</text:p>
          </table:table-cell>
          <table:table-cell table:formula="of:=CONCATENATE([.B$1];[.$J25];[.$M$2])" office:value-type="string" office:string-value="http://domain27.com" calcext:value-type="string">
            <text:p>http://domain27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5"/>
          <table:table-cell table:formula="of:=CONCATENATE([.$P$1];[.J25];[.$Q$1];[.$N$3];[.A25];[.$O$3];[.$Q$1];[.$N$3];[.B25];[.$O$3];[.$Q$1];[.$N$2];[.E25];[.$O$2];[.$Q$1];[.$N$2];[.C25];[.$O$2];[.$Q$1];[.$N$2];[.F25];[.$O$2];[.$Q$1];[.$N$2];[.D25];[.$O$2];[.$O$2])" office:value-type="string" office:string-value="insert into creatives values (27,'some description27','http://domain27.com',(),('UK',),(),())" calcext:value-type="string">
            <text:p>insert into creatives values (27,'some description27','http://domain27.com',(),('UK',),(),())</text:p>
          </table:table-cell>
          <table:table-cell/>
        </table:table-row>
        <table:table-row table:style-name="ro2">
          <table:table-cell table:formula="of:=CONCATENATE([.A$1];[.J26])" office:value-type="string" office:string-value="some description28" calcext:value-type="string">
            <text:p>some description28</text:p>
          </table:table-cell>
          <table:table-cell table:formula="of:=CONCATENATE([.B$1];[.$J26];[.$M$2])" office:value-type="string" office:string-value="http://domain28.com" calcext:value-type="string">
            <text:p>http://domain28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"/>
          <table:table-cell table:formula="of:=CONCATENATE([.$P$1];[.J26];[.$Q$1];[.$N$3];[.A26];[.$O$3];[.$Q$1];[.$N$3];[.B26];[.$O$3];[.$Q$1];[.$N$2];[.E26];[.$O$2];[.$Q$1];[.$N$2];[.C26];[.$O$2];[.$Q$1];[.$N$2];[.F26];[.$O$2];[.$Q$1];[.$N$2];[.D26];[.$O$2];[.$O$2])" office:value-type="string" office:string-value="insert into creatives values (28,'some description28','http://domain28.com',(),('UK',),(),())" calcext:value-type="string">
            <text:p>insert into creatives values (28,'some description28','http://domain28.com',(),('UK',),(),())</text:p>
          </table:table-cell>
          <table:table-cell/>
        </table:table-row>
        <table:table-row table:style-name="ro2">
          <table:table-cell table:formula="of:=CONCATENATE([.A$1];[.J27])" office:value-type="string" office:string-value="some description29" calcext:value-type="string">
            <text:p>some description29</text:p>
          </table:table-cell>
          <table:table-cell table:formula="of:=CONCATENATE([.B$1];[.$J27];[.$M$2])" office:value-type="string" office:string-value="http://domain29.com" calcext:value-type="string">
            <text:p>http://domain29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5"/>
          <table:table-cell table:formula="of:=CONCATENATE([.$P$1];[.J27];[.$Q$1];[.$N$3];[.A27];[.$O$3];[.$Q$1];[.$N$3];[.B27];[.$O$3];[.$Q$1];[.$N$2];[.E27];[.$O$2];[.$Q$1];[.$N$2];[.C27];[.$O$2];[.$Q$1];[.$N$2];[.F27];[.$O$2];[.$Q$1];[.$N$2];[.D27];[.$O$2];[.$O$2])" office:value-type="string" office:string-value="insert into creatives values (29,'some description29','http://domain29.com',(),('UK',),(),())" calcext:value-type="string">
            <text:p>insert into creatives values (29,'some description29','http://domain29.com',(),('UK',),(),())</text:p>
          </table:table-cell>
          <table:table-cell/>
        </table:table-row>
        <table:table-row table:style-name="ro2">
          <table:table-cell table:formula="of:=CONCATENATE([.A$1];[.J28])" office:value-type="string" office:string-value="some description30" calcext:value-type="string">
            <text:p>some description30</text:p>
          </table:table-cell>
          <table:table-cell table:formula="of:=CONCATENATE([.B$1];[.$J28];[.$M$2])" office:value-type="string" office:string-value="http://domain30.com" calcext:value-type="string">
            <text:p>http://domain30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5"/>
          <table:table-cell table:formula="of:=CONCATENATE([.$P$1];[.J28];[.$Q$1];[.$N$3];[.A28];[.$O$3];[.$Q$1];[.$N$3];[.B28];[.$O$3];[.$Q$1];[.$N$2];[.E28];[.$O$2];[.$Q$1];[.$N$2];[.C28];[.$O$2];[.$Q$1];[.$N$2];[.F28];[.$O$2];[.$Q$1];[.$N$2];[.D28];[.$O$2];[.$O$2])" office:value-type="string" office:string-value="insert into creatives values (30,'some description30','http://domain30.com',(),('UK',),(),())" calcext:value-type="string">
            <text:p>insert into creatives values (30,'some description30','http://domain30.com',(),('UK',),(),())</text:p>
          </table:table-cell>
          <table:table-cell/>
        </table:table-row>
        <table:table-row table:style-name="ro2">
          <table:table-cell table:formula="of:=CONCATENATE([.A$1];[.J29])" office:value-type="string" office:string-value="some description31" calcext:value-type="string">
            <text:p>some description31</text:p>
          </table:table-cell>
          <table:table-cell table:formula="of:=CONCATENATE([.B$1];[.$J29];[.$M$2])" office:value-type="string" office:string-value="http://domain31.com" calcext:value-type="string">
            <text:p>http://domain31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5"/>
          <table:table-cell table:formula="of:=CONCATENATE([.$P$1];[.J29];[.$Q$1];[.$N$3];[.A29];[.$O$3];[.$Q$1];[.$N$3];[.B29];[.$O$3];[.$Q$1];[.$N$2];[.E29];[.$O$2];[.$Q$1];[.$N$2];[.C29];[.$O$2];[.$Q$1];[.$N$2];[.F29];[.$O$2];[.$Q$1];[.$N$2];[.D29];[.$O$2];[.$O$2])" office:value-type="string" office:string-value="insert into creatives values (31,'some description31','http://domain31.com',(),('UK',),(),())" calcext:value-type="string">
            <text:p>insert into creatives values (31,'some description31','http://domain31.com',(),('UK',),(),())</text:p>
          </table:table-cell>
          <table:table-cell/>
        </table:table-row>
        <table:table-row table:style-name="ro2">
          <table:table-cell table:formula="of:=CONCATENATE([.A$1];[.J30])" office:value-type="string" office:string-value="some description32" calcext:value-type="string">
            <text:p>some description32</text:p>
          </table:table-cell>
          <table:table-cell table:formula="of:=CONCATENATE([.B$1];[.$J30];[.$M$2])" office:value-type="string" office:string-value="http://domain32.com" calcext:value-type="string">
            <text:p>http://domain32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5"/>
          <table:table-cell table:formula="of:=CONCATENATE([.$P$1];[.J30];[.$Q$1];[.$N$3];[.A30];[.$O$3];[.$Q$1];[.$N$3];[.B30];[.$O$3];[.$Q$1];[.$N$2];[.E30];[.$O$2];[.$Q$1];[.$N$2];[.C30];[.$O$2];[.$Q$1];[.$N$2];[.F30];[.$O$2];[.$Q$1];[.$N$2];[.D30];[.$O$2];[.$O$2])" office:value-type="string" office:string-value="insert into creatives values (32,'some description32','http://domain32.com',(),('UK',),(),())" calcext:value-type="string">
            <text:p>insert into creatives values (32,'some description32','http://domain32.com',(),('UK',),(),())</text:p>
          </table:table-cell>
          <table:table-cell/>
        </table:table-row>
        <table:table-row table:style-name="ro2">
          <table:table-cell table:formula="of:=CONCATENATE([.A$1];[.J31])" office:value-type="string" office:string-value="some description33" calcext:value-type="string">
            <text:p>some description33</text:p>
          </table:table-cell>
          <table:table-cell table:formula="of:=CONCATENATE([.B$1];[.$J31];[.$M$2])" office:value-type="string" office:string-value="http://domain33.com" calcext:value-type="string">
            <text:p>http://domain33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5"/>
          <table:table-cell table:formula="of:=CONCATENATE([.$P$1];[.J31];[.$Q$1];[.$N$3];[.A31];[.$O$3];[.$Q$1];[.$N$3];[.B31];[.$O$3];[.$Q$1];[.$N$2];[.E31];[.$O$2];[.$Q$1];[.$N$2];[.C31];[.$O$2];[.$Q$1];[.$N$2];[.F31];[.$O$2];[.$Q$1];[.$N$2];[.D31];[.$O$2];[.$O$2])" office:value-type="string" office:string-value="insert into creatives values (33,'some description33','http://domain33.com',(),('UK',),(),())" calcext:value-type="string">
            <text:p>insert into creatives values (33,'some description33','http://domain33.com',(),('UK',),(),())</text:p>
          </table:table-cell>
          <table:table-cell/>
        </table:table-row>
        <table:table-row table:style-name="ro2">
          <table:table-cell table:formula="of:=CONCATENATE([.A$1];[.J32])" office:value-type="string" office:string-value="some description34" calcext:value-type="string">
            <text:p>some description34</text:p>
          </table:table-cell>
          <table:table-cell table:formula="of:=CONCATENATE([.B$1];[.$J32];[.$M$2])" office:value-type="string" office:string-value="http://domain34.com" calcext:value-type="string">
            <text:p>http://domain34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5"/>
          <table:table-cell table:formula="of:=CONCATENATE([.$P$1];[.J32];[.$Q$1];[.$N$3];[.A32];[.$O$3];[.$Q$1];[.$N$3];[.B32];[.$O$3];[.$Q$1];[.$N$2];[.E32];[.$O$2];[.$Q$1];[.$N$2];[.C32];[.$O$2];[.$Q$1];[.$N$2];[.F32];[.$O$2];[.$Q$1];[.$N$2];[.D32];[.$O$2];[.$O$2])" office:value-type="string" office:string-value="insert into creatives values (34,'some description34','http://domain34.com',(),('UK',),(),())" calcext:value-type="string">
            <text:p>insert into creatives values (34,'some description34','http://domain34.com',(),('UK',),(),())</text:p>
          </table:table-cell>
          <table:table-cell/>
        </table:table-row>
        <table:table-row table:style-name="ro2">
          <table:table-cell table:formula="of:=CONCATENATE([.A$1];[.J33])" office:value-type="string" office:string-value="some description35" calcext:value-type="string">
            <text:p>some description35</text:p>
          </table:table-cell>
          <table:table-cell table:formula="of:=CONCATENATE([.B$1];[.$J33];[.$M$2])" office:value-type="string" office:string-value="http://domain35.com" calcext:value-type="string">
            <text:p>http://domain35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5"/>
          <table:table-cell table:formula="of:=CONCATENATE([.$P$1];[.J33];[.$Q$1];[.$N$3];[.A33];[.$O$3];[.$Q$1];[.$N$3];[.B33];[.$O$3];[.$Q$1];[.$N$2];[.E33];[.$O$2];[.$Q$1];[.$N$2];[.C33];[.$O$2];[.$Q$1];[.$N$2];[.F33];[.$O$2];[.$Q$1];[.$N$2];[.D33];[.$O$2];[.$O$2])" office:value-type="string" office:string-value="insert into creatives values (35,'some description35','http://domain35.com',(),('UK',),(),())" calcext:value-type="string">
            <text:p>insert into creatives values (35,'some description35','http://domain35.com',(),('UK',),(),())</text:p>
          </table:table-cell>
          <table:table-cell/>
        </table:table-row>
        <table:table-row table:style-name="ro2">
          <table:table-cell table:formula="of:=CONCATENATE([.A$1];[.J34])" office:value-type="string" office:string-value="some description36" calcext:value-type="string">
            <text:p>some description36</text:p>
          </table:table-cell>
          <table:table-cell table:formula="of:=CONCATENATE([.B$1];[.$J34];[.$M$2])" office:value-type="string" office:string-value="http://domain36.com" calcext:value-type="string">
            <text:p>http://domain36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5"/>
          <table:table-cell table:formula="of:=CONCATENATE([.$P$1];[.J34];[.$Q$1];[.$N$3];[.A34];[.$O$3];[.$Q$1];[.$N$3];[.B34];[.$O$3];[.$Q$1];[.$N$2];[.E34];[.$O$2];[.$Q$1];[.$N$2];[.C34];[.$O$2];[.$Q$1];[.$N$2];[.F34];[.$O$2];[.$Q$1];[.$N$2];[.D34];[.$O$2];[.$O$2])" office:value-type="string" office:string-value="insert into creatives values (36,'some description36','http://domain36.com',(),('UK',),(),())" calcext:value-type="string">
            <text:p>insert into creatives values (36,'some description36','http://domain36.com',(),('UK',),(),())</text:p>
          </table:table-cell>
          <table:table-cell/>
        </table:table-row>
        <table:table-row table:style-name="ro2">
          <table:table-cell table:formula="of:=CONCATENATE([.A$1];[.J35])" office:value-type="string" office:string-value="some description37" calcext:value-type="string">
            <text:p>some description37</text:p>
          </table:table-cell>
          <table:table-cell table:formula="of:=CONCATENATE([.B$1];[.$J35];[.$M$2])" office:value-type="string" office:string-value="http://domain37.com" calcext:value-type="string">
            <text:p>http://domain37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  <table:table-cell table:formula="of:=CONCATENATE([.$P$1];[.J35];[.$Q$1];[.$N$3];[.A35];[.$O$3];[.$Q$1];[.$N$3];[.B35];[.$O$3];[.$Q$1];[.$N$2];[.E35];[.$O$2];[.$Q$1];[.$N$2];[.C35];[.$O$2];[.$Q$1];[.$N$2];[.F35];[.$O$2];[.$Q$1];[.$N$2];[.D35];[.$O$2];[.$O$2])" office:value-type="string" office:string-value="insert into creatives values (37,'some description37','http://domain37.com',(),('UK',),(),())" calcext:value-type="string">
            <text:p>insert into creatives values (37,'some description37','http://domain37.com',(),('UK',),(),())</text:p>
          </table:table-cell>
          <table:table-cell/>
        </table:table-row>
        <table:table-row table:style-name="ro2">
          <table:table-cell table:formula="of:=CONCATENATE([.A$1];[.J36])" office:value-type="string" office:string-value="some description38" calcext:value-type="string">
            <text:p>some description38</text:p>
          </table:table-cell>
          <table:table-cell table:formula="of:=CONCATENATE([.B$1];[.$J36];[.$M$2])" office:value-type="string" office:string-value="http://domain38.com" calcext:value-type="string">
            <text:p>http://domain38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5"/>
          <table:table-cell table:formula="of:=CONCATENATE([.$P$1];[.J36];[.$Q$1];[.$N$3];[.A36];[.$O$3];[.$Q$1];[.$N$3];[.B36];[.$O$3];[.$Q$1];[.$N$2];[.E36];[.$O$2];[.$Q$1];[.$N$2];[.C36];[.$O$2];[.$Q$1];[.$N$2];[.F36];[.$O$2];[.$Q$1];[.$N$2];[.D36];[.$O$2];[.$O$2])" office:value-type="string" office:string-value="insert into creatives values (38,'some description38','http://domain38.com',(),('UK',),(),())" calcext:value-type="string">
            <text:p>insert into creatives values (38,'some description38','http://domain38.com',(),('UK',),(),())</text:p>
          </table:table-cell>
          <table:table-cell/>
        </table:table-row>
        <table:table-row table:style-name="ro2">
          <table:table-cell table:formula="of:=CONCATENATE([.A$1];[.J37])" office:value-type="string" office:string-value="some description39" calcext:value-type="string">
            <text:p>some description39</text:p>
          </table:table-cell>
          <table:table-cell table:formula="of:=CONCATENATE([.B$1];[.$J37];[.$M$2])" office:value-type="string" office:string-value="http://domain39.com" calcext:value-type="string">
            <text:p>http://domain39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5"/>
          <table:table-cell table:formula="of:=CONCATENATE([.$P$1];[.J37];[.$Q$1];[.$N$3];[.A37];[.$O$3];[.$Q$1];[.$N$3];[.B37];[.$O$3];[.$Q$1];[.$N$2];[.E37];[.$O$2];[.$Q$1];[.$N$2];[.C37];[.$O$2];[.$Q$1];[.$N$2];[.F37];[.$O$2];[.$Q$1];[.$N$2];[.D37];[.$O$2];[.$O$2])" office:value-type="string" office:string-value="insert into creatives values (39,'some description39','http://domain39.com',(),('UK',),(),())" calcext:value-type="string">
            <text:p>insert into creatives values (39,'some description39','http://domain39.com',(),('UK',),(),())</text:p>
          </table:table-cell>
          <table:table-cell/>
        </table:table-row>
        <table:table-row table:style-name="ro2">
          <table:table-cell table:formula="of:=CONCATENATE([.A$1];[.J38])" office:value-type="string" office:string-value="some description40" calcext:value-type="string">
            <text:p>some description40</text:p>
          </table:table-cell>
          <table:table-cell table:formula="of:=CONCATENATE([.B$1];[.$J38];[.$M$2])" office:value-type="string" office:string-value="http://domain40.com" calcext:value-type="string">
            <text:p>http://domain40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5"/>
          <table:table-cell table:formula="of:=CONCATENATE([.$P$1];[.J38];[.$Q$1];[.$N$3];[.A38];[.$O$3];[.$Q$1];[.$N$3];[.B38];[.$O$3];[.$Q$1];[.$N$2];[.E38];[.$O$2];[.$Q$1];[.$N$2];[.C38];[.$O$2];[.$Q$1];[.$N$2];[.F38];[.$O$2];[.$Q$1];[.$N$2];[.D38];[.$O$2];[.$O$2])" office:value-type="string" office:string-value="insert into creatives values (40,'some description40','http://domain40.com',(),('UK',),(),())" calcext:value-type="string">
            <text:p>insert into creatives values (40,'some description40','http://domain40.com',(),('UK',),(),())</text:p>
          </table:table-cell>
          <table:table-cell/>
        </table:table-row>
        <table:table-row table:style-name="ro2">
          <table:table-cell table:formula="of:=CONCATENATE([.A$1];[.J39])" office:value-type="string" office:string-value="some description41" calcext:value-type="string">
            <text:p>some description41</text:p>
          </table:table-cell>
          <table:table-cell table:formula="of:=CONCATENATE([.B$1];[.$J39];[.$M$2])" office:value-type="string" office:string-value="http://domain41.com" calcext:value-type="string">
            <text:p>http://domain41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5"/>
          <table:table-cell table:formula="of:=CONCATENATE([.$P$1];[.J39];[.$Q$1];[.$N$3];[.A39];[.$O$3];[.$Q$1];[.$N$3];[.B39];[.$O$3];[.$Q$1];[.$N$2];[.E39];[.$O$2];[.$Q$1];[.$N$2];[.C39];[.$O$2];[.$Q$1];[.$N$2];[.F39];[.$O$2];[.$Q$1];[.$N$2];[.D39];[.$O$2];[.$O$2])" office:value-type="string" office:string-value="insert into creatives values (41,'some description41','http://domain41.com',(),('UK',),(),())" calcext:value-type="string">
            <text:p>insert into creatives values (41,'some description41','http://domain41.com',(),('UK',),(),())</text:p>
          </table:table-cell>
          <table:table-cell/>
        </table:table-row>
        <table:table-row table:style-name="ro2">
          <table:table-cell table:formula="of:=CONCATENATE([.A$1];[.J40])" office:value-type="string" office:string-value="some description42" calcext:value-type="string">
            <text:p>some description42</text:p>
          </table:table-cell>
          <table:table-cell table:formula="of:=CONCATENATE([.B$1];[.$J40];[.$M$2])" office:value-type="string" office:string-value="http://domain42.com" calcext:value-type="string">
            <text:p>http://domain42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5"/>
          <table:table-cell table:formula="of:=CONCATENATE([.$P$1];[.J40];[.$Q$1];[.$N$3];[.A40];[.$O$3];[.$Q$1];[.$N$3];[.B40];[.$O$3];[.$Q$1];[.$N$2];[.E40];[.$O$2];[.$Q$1];[.$N$2];[.C40];[.$O$2];[.$Q$1];[.$N$2];[.F40];[.$O$2];[.$Q$1];[.$N$2];[.D40];[.$O$2];[.$O$2])" office:value-type="string" office:string-value="insert into creatives values (42,'some description42','http://domain42.com',(),('UK',),(),())" calcext:value-type="string">
            <text:p>insert into creatives values (42,'some description42','http://domain42.com',(),('UK',),(),())</text:p>
          </table:table-cell>
          <table:table-cell/>
        </table:table-row>
        <table:table-row table:style-name="ro2">
          <table:table-cell table:formula="of:=CONCATENATE([.A$1];[.J41])" office:value-type="string" office:string-value="some description43" calcext:value-type="string">
            <text:p>some description43</text:p>
          </table:table-cell>
          <table:table-cell table:formula="of:=CONCATENATE([.B$1];[.$J41];[.$M$2])" office:value-type="string" office:string-value="http://domain43.com" calcext:value-type="string">
            <text:p>http://domain43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5"/>
          <table:table-cell table:formula="of:=CONCATENATE([.$P$1];[.J41];[.$Q$1];[.$N$3];[.A41];[.$O$3];[.$Q$1];[.$N$3];[.B41];[.$O$3];[.$Q$1];[.$N$2];[.E41];[.$O$2];[.$Q$1];[.$N$2];[.C41];[.$O$2];[.$Q$1];[.$N$2];[.F41];[.$O$2];[.$Q$1];[.$N$2];[.D41];[.$O$2];[.$O$2])" office:value-type="string" office:string-value="insert into creatives values (43,'some description43','http://domain43.com',(),('UK',),(),())" calcext:value-type="string">
            <text:p>insert into creatives values (43,'some description43','http://domain43.com',(),('UK',),(),())</text:p>
          </table:table-cell>
          <table:table-cell/>
        </table:table-row>
        <table:table-row table:style-name="ro2">
          <table:table-cell table:formula="of:=CONCATENATE([.A$1];[.J42])" office:value-type="string" office:string-value="some description44" calcext:value-type="string">
            <text:p>some description44</text:p>
          </table:table-cell>
          <table:table-cell table:formula="of:=CONCATENATE([.B$1];[.$J42];[.$M$2])" office:value-type="string" office:string-value="http://domain44.com" calcext:value-type="string">
            <text:p>http://domain44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5"/>
          <table:table-cell table:formula="of:=CONCATENATE([.$P$1];[.J42];[.$Q$1];[.$N$3];[.A42];[.$O$3];[.$Q$1];[.$N$3];[.B42];[.$O$3];[.$Q$1];[.$N$2];[.E42];[.$O$2];[.$Q$1];[.$N$2];[.C42];[.$O$2];[.$Q$1];[.$N$2];[.F42];[.$O$2];[.$Q$1];[.$N$2];[.D42];[.$O$2];[.$O$2])" office:value-type="string" office:string-value="insert into creatives values (44,'some description44','http://domain44.com',(),('UK',),(),())" calcext:value-type="string">
            <text:p>insert into creatives values (44,'some description44','http://domain44.com',(),('UK',),(),())</text:p>
          </table:table-cell>
          <table:table-cell/>
        </table:table-row>
        <table:table-row table:style-name="ro2">
          <table:table-cell table:formula="of:=CONCATENATE([.A$1];[.J43])" office:value-type="string" office:string-value="some description45" calcext:value-type="string">
            <text:p>some description45</text:p>
          </table:table-cell>
          <table:table-cell table:formula="of:=CONCATENATE([.B$1];[.$J43];[.$M$2])" office:value-type="string" office:string-value="http://domain45.com" calcext:value-type="string">
            <text:p>http://domain45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5"/>
          <table:table-cell table:formula="of:=CONCATENATE([.$P$1];[.J43];[.$Q$1];[.$N$3];[.A43];[.$O$3];[.$Q$1];[.$N$3];[.B43];[.$O$3];[.$Q$1];[.$N$2];[.E43];[.$O$2];[.$Q$1];[.$N$2];[.C43];[.$O$2];[.$Q$1];[.$N$2];[.F43];[.$O$2];[.$Q$1];[.$N$2];[.D43];[.$O$2];[.$O$2])" office:value-type="string" office:string-value="insert into creatives values (45,'some description45','http://domain45.com',(),('UK',),(),())" calcext:value-type="string">
            <text:p>insert into creatives values (45,'some description45','http://domain45.com',(),('UK',),(),())</text:p>
          </table:table-cell>
          <table:table-cell/>
        </table:table-row>
        <table:table-row table:style-name="ro2">
          <table:table-cell table:formula="of:=CONCATENATE([.A$1];[.J44])" office:value-type="string" office:string-value="some description46" calcext:value-type="string">
            <text:p>some description46</text:p>
          </table:table-cell>
          <table:table-cell table:formula="of:=CONCATENATE([.B$1];[.$J44];[.$M$2])" office:value-type="string" office:string-value="http://domain46.com" calcext:value-type="string">
            <text:p>http://domain46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5"/>
          <table:table-cell table:formula="of:=CONCATENATE([.$P$1];[.J44];[.$Q$1];[.$N$3];[.A44];[.$O$3];[.$Q$1];[.$N$3];[.B44];[.$O$3];[.$Q$1];[.$N$2];[.E44];[.$O$2];[.$Q$1];[.$N$2];[.C44];[.$O$2];[.$Q$1];[.$N$2];[.F44];[.$O$2];[.$Q$1];[.$N$2];[.D44];[.$O$2];[.$O$2])" office:value-type="string" office:string-value="insert into creatives values (46,'some description46','http://domain46.com',(),('UK',),(),())" calcext:value-type="string">
            <text:p>insert into creatives values (46,'some description46','http://domain46.com',(),('UK',),(),())</text:p>
          </table:table-cell>
          <table:table-cell/>
        </table:table-row>
        <table:table-row table:style-name="ro2">
          <table:table-cell table:formula="of:=CONCATENATE([.A$1];[.J45])" office:value-type="string" office:string-value="some description47" calcext:value-type="string">
            <text:p>some description47</text:p>
          </table:table-cell>
          <table:table-cell table:formula="of:=CONCATENATE([.B$1];[.$J45];[.$M$2])" office:value-type="string" office:string-value="http://domain47.com" calcext:value-type="string">
            <text:p>http://domain47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5"/>
          <table:table-cell table:formula="of:=CONCATENATE([.$P$1];[.J45];[.$Q$1];[.$N$3];[.A45];[.$O$3];[.$Q$1];[.$N$3];[.B45];[.$O$3];[.$Q$1];[.$N$2];[.E45];[.$O$2];[.$Q$1];[.$N$2];[.C45];[.$O$2];[.$Q$1];[.$N$2];[.F45];[.$O$2];[.$Q$1];[.$N$2];[.D45];[.$O$2];[.$O$2])" office:value-type="string" office:string-value="insert into creatives values (47,'some description47','http://domain47.com',(),('UK',),(),())" calcext:value-type="string">
            <text:p>insert into creatives values (47,'some description47','http://domain47.com',(),('UK',),(),())</text:p>
          </table:table-cell>
          <table:table-cell/>
        </table:table-row>
        <table:table-row table:style-name="ro2">
          <table:table-cell table:formula="of:=CONCATENATE([.A$1];[.J46])" office:value-type="string" office:string-value="some description48" calcext:value-type="string">
            <text:p>some description48</text:p>
          </table:table-cell>
          <table:table-cell table:formula="of:=CONCATENATE([.B$1];[.$J46];[.$M$2])" office:value-type="string" office:string-value="http://domain48.com" calcext:value-type="string">
            <text:p>http://domain48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5"/>
          <table:table-cell table:formula="of:=CONCATENATE([.$P$1];[.J46];[.$Q$1];[.$N$3];[.A46];[.$O$3];[.$Q$1];[.$N$3];[.B46];[.$O$3];[.$Q$1];[.$N$2];[.E46];[.$O$2];[.$Q$1];[.$N$2];[.C46];[.$O$2];[.$Q$1];[.$N$2];[.F46];[.$O$2];[.$Q$1];[.$N$2];[.D46];[.$O$2];[.$O$2])" office:value-type="string" office:string-value="insert into creatives values (48,'some description48','http://domain48.com',(),('UK',),(),())" calcext:value-type="string">
            <text:p>insert into creatives values (48,'some description48','http://domain48.com',(),('UK',),(),())</text:p>
          </table:table-cell>
          <table:table-cell/>
        </table:table-row>
        <table:table-row table:style-name="ro2">
          <table:table-cell table:formula="of:=CONCATENATE([.A$1];[.J47])" office:value-type="string" office:string-value="some description49" calcext:value-type="string">
            <text:p>some description49</text:p>
          </table:table-cell>
          <table:table-cell table:formula="of:=CONCATENATE([.B$1];[.$J47];[.$M$2])" office:value-type="string" office:string-value="http://domain49.com" calcext:value-type="string">
            <text:p>http://domain49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5"/>
          <table:table-cell table:formula="of:=CONCATENATE([.$P$1];[.J47];[.$Q$1];[.$N$3];[.A47];[.$O$3];[.$Q$1];[.$N$3];[.B47];[.$O$3];[.$Q$1];[.$N$2];[.E47];[.$O$2];[.$Q$1];[.$N$2];[.C47];[.$O$2];[.$Q$1];[.$N$2];[.F47];[.$O$2];[.$Q$1];[.$N$2];[.D47];[.$O$2];[.$O$2])" office:value-type="string" office:string-value="insert into creatives values (49,'some description49','http://domain49.com',(),('UK',),(),())" calcext:value-type="string">
            <text:p>insert into creatives values (49,'some description49','http://domain49.com',(),('UK',),(),())</text:p>
          </table:table-cell>
          <table:table-cell/>
        </table:table-row>
        <table:table-row table:style-name="ro2">
          <table:table-cell table:formula="of:=CONCATENATE([.A$1];[.J48])" office:value-type="string" office:string-value="some description50" calcext:value-type="string">
            <text:p>some description50</text:p>
          </table:table-cell>
          <table:table-cell table:formula="of:=CONCATENATE([.B$1];[.$J48];[.$M$2])" office:value-type="string" office:string-value="http://domain50.com" calcext:value-type="string">
            <text:p>http://domain50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5"/>
          <table:table-cell table:formula="of:=CONCATENATE([.$P$1];[.J48];[.$Q$1];[.$N$3];[.A48];[.$O$3];[.$Q$1];[.$N$3];[.B48];[.$O$3];[.$Q$1];[.$N$2];[.E48];[.$O$2];[.$Q$1];[.$N$2];[.C48];[.$O$2];[.$Q$1];[.$N$2];[.F48];[.$O$2];[.$Q$1];[.$N$2];[.D48];[.$O$2];[.$O$2])" office:value-type="string" office:string-value="insert into creatives values (50,'some description50','http://domain50.com',(),('UK',),(),())" calcext:value-type="string">
            <text:p>insert into creatives values (50,'some description50','http://domain50.com',(),('UK',),(),())</text:p>
          </table:table-cell>
          <table:table-cell/>
        </table:table-row>
        <table:table-row table:style-name="ro2">
          <table:table-cell table:formula="of:=CONCATENATE([.A$1];[.J49])" office:value-type="string" office:string-value="some description51" calcext:value-type="string">
            <text:p>some description51</text:p>
          </table:table-cell>
          <table:table-cell table:formula="of:=CONCATENATE([.B$1];[.$J49];[.$M$2])" office:value-type="string" office:string-value="http://domain51.com" calcext:value-type="string">
            <text:p>http://domain51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table:formula="of:=CONCATENATE([.$P$1];[.J49];[.$Q$1];[.$N$3];[.A49];[.$O$3];[.$Q$1];[.$N$3];[.B49];[.$O$3];[.$Q$1];[.$N$2];[.E49];[.$O$2];[.$Q$1];[.$N$2];[.C49];[.$O$2];[.$Q$1];[.$N$2];[.F49];[.$O$2];[.$Q$1];[.$N$2];[.D49];[.$O$2];[.$O$2])" office:value-type="string" office:string-value="insert into creatives values (51,'some description51','http://domain51.com',(),('UK',),(),())" calcext:value-type="string">
            <text:p>insert into creatives values (51,'some description51','http://domain51.com',(),('UK',),(),())</text:p>
          </table:table-cell>
          <table:table-cell/>
        </table:table-row>
        <table:table-row table:style-name="ro2">
          <table:table-cell table:formula="of:=CONCATENATE([.A$1];[.J50])" office:value-type="string" office:string-value="some description52" calcext:value-type="string">
            <text:p>some description52</text:p>
          </table:table-cell>
          <table:table-cell table:formula="of:=CONCATENATE([.B$1];[.$J50];[.$M$2])" office:value-type="string" office:string-value="http://domain52.com" calcext:value-type="string">
            <text:p>http://domain52.com</text:p>
          </table:table-cell>
          <table:table-cell office:value-type="string" calcext:value-type="string">
            <text:p>'UK',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5"/>
          <table:table-cell table:formula="of:=CONCATENATE([.$P$1];[.J50];[.$Q$1];[.$N$3];[.A50];[.$O$3];[.$Q$1];[.$N$3];[.B50];[.$O$3];[.$Q$1];[.$N$2];[.E50];[.$O$2];[.$Q$1];[.$N$2];[.C50];[.$O$2];[.$Q$1];[.$N$2];[.F50];[.$O$2];[.$Q$1];[.$N$2];[.D50];[.$O$2];[.$O$2])" office:value-type="string" office:string-value="insert into creatives values (52,'some description52','http://domain52.com',(),('UK',),(),())" calcext:value-type="string">
            <text:p>insert into creatives values (52,'some description52','http://domain52.com',(),('UK',),(),())</text:p>
          </table:table-cell>
          <table:table-cell/>
        </table:table-row>
        <table:table-row table:style-name="ro2">
          <table:table-cell table:formula="of:=CONCATENATE([.A$1];[.J51])" office:value-type="string" office:string-value="some description53" calcext:value-type="string">
            <text:p>some description53</text:p>
          </table:table-cell>
          <table:table-cell table:formula="of:=CONCATENATE([.B$1];[.$J51];[.$M$2])" office:value-type="string" office:string-value="http://domain53.com" calcext:value-type="string">
            <text:p>http://domain53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5"/>
          <table:table-cell table:formula="of:=CONCATENATE([.$P$1];[.J51];[.$Q$1];[.$N$3];[.A51];[.$O$3];[.$Q$1];[.$N$3];[.B51];[.$O$3];[.$Q$1];[.$N$2];[.E51];[.$O$2];[.$Q$1];[.$N$2];[.C51];[.$O$2];[.$Q$1];[.$N$2];[.F51];[.$O$2];[.$Q$1];[.$N$2];[.D51];[.$O$2];[.$O$2])" office:value-type="string" office:string-value="insert into creatives values (53,'some description53','http://domain53.com',(),('UK','US'),(),())" calcext:value-type="string">
            <text:p>insert into creatives values (53,'some description53','http://domain53.com',(),('UK','US'),(),())</text:p>
          </table:table-cell>
          <table:table-cell/>
        </table:table-row>
        <table:table-row table:style-name="ro2">
          <table:table-cell table:formula="of:=CONCATENATE([.A$1];[.J52])" office:value-type="string" office:string-value="some description54" calcext:value-type="string">
            <text:p>some description54</text:p>
          </table:table-cell>
          <table:table-cell table:formula="of:=CONCATENATE([.B$1];[.$J52];[.$M$2])" office:value-type="string" office:string-value="http://domain54.com" calcext:value-type="string">
            <text:p>http://domain54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5"/>
          <table:table-cell table:formula="of:=CONCATENATE([.$P$1];[.J52];[.$Q$1];[.$N$3];[.A52];[.$O$3];[.$Q$1];[.$N$3];[.B52];[.$O$3];[.$Q$1];[.$N$2];[.E52];[.$O$2];[.$Q$1];[.$N$2];[.C52];[.$O$2];[.$Q$1];[.$N$2];[.F52];[.$O$2];[.$Q$1];[.$N$2];[.D52];[.$O$2];[.$O$2])" office:value-type="string" office:string-value="insert into creatives values (54,'some description54','http://domain54.com',(),('UK','US'),(),())" calcext:value-type="string">
            <text:p>insert into creatives values (54,'some description54','http://domain54.com',(),('UK','US'),(),())</text:p>
          </table:table-cell>
          <table:table-cell/>
        </table:table-row>
        <table:table-row table:style-name="ro2">
          <table:table-cell table:formula="of:=CONCATENATE([.A$1];[.J53])" office:value-type="string" office:string-value="some description55" calcext:value-type="string">
            <text:p>some description55</text:p>
          </table:table-cell>
          <table:table-cell table:formula="of:=CONCATENATE([.B$1];[.$J53];[.$M$2])" office:value-type="string" office:string-value="http://domain55.com" calcext:value-type="string">
            <text:p>http://domain55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5"/>
          <table:table-cell table:formula="of:=CONCATENATE([.$P$1];[.J53];[.$Q$1];[.$N$3];[.A53];[.$O$3];[.$Q$1];[.$N$3];[.B53];[.$O$3];[.$Q$1];[.$N$2];[.E53];[.$O$2];[.$Q$1];[.$N$2];[.C53];[.$O$2];[.$Q$1];[.$N$2];[.F53];[.$O$2];[.$Q$1];[.$N$2];[.D53];[.$O$2];[.$O$2])" office:value-type="string" office:string-value="insert into creatives values (55,'some description55','http://domain55.com',(),('UK','US'),(),())" calcext:value-type="string">
            <text:p>insert into creatives values (55,'some description55','http://domain55.com',(),('UK','US'),(),())</text:p>
          </table:table-cell>
          <table:table-cell/>
        </table:table-row>
        <table:table-row table:style-name="ro2">
          <table:table-cell table:formula="of:=CONCATENATE([.A$1];[.J54])" office:value-type="string" office:string-value="some description56" calcext:value-type="string">
            <text:p>some description56</text:p>
          </table:table-cell>
          <table:table-cell table:formula="of:=CONCATENATE([.B$1];[.$J54];[.$M$2])" office:value-type="string" office:string-value="http://domain56.com" calcext:value-type="string">
            <text:p>http://domain56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5"/>
          <table:table-cell table:formula="of:=CONCATENATE([.$P$1];[.J54];[.$Q$1];[.$N$3];[.A54];[.$O$3];[.$Q$1];[.$N$3];[.B54];[.$O$3];[.$Q$1];[.$N$2];[.E54];[.$O$2];[.$Q$1];[.$N$2];[.C54];[.$O$2];[.$Q$1];[.$N$2];[.F54];[.$O$2];[.$Q$1];[.$N$2];[.D54];[.$O$2];[.$O$2])" office:value-type="string" office:string-value="insert into creatives values (56,'some description56','http://domain56.com',(),('UK','US'),(),())" calcext:value-type="string">
            <text:p>insert into creatives values (56,'some description56','http://domain56.com',(),('UK','US'),(),())</text:p>
          </table:table-cell>
          <table:table-cell/>
        </table:table-row>
        <table:table-row table:style-name="ro2">
          <table:table-cell table:formula="of:=CONCATENATE([.A$1];[.J55])" office:value-type="string" office:string-value="some description57" calcext:value-type="string">
            <text:p>some description57</text:p>
          </table:table-cell>
          <table:table-cell table:formula="of:=CONCATENATE([.B$1];[.$J55];[.$M$2])" office:value-type="string" office:string-value="http://domain57.com" calcext:value-type="string">
            <text:p>http://domain57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5"/>
          <table:table-cell table:formula="of:=CONCATENATE([.$P$1];[.J55];[.$Q$1];[.$N$3];[.A55];[.$O$3];[.$Q$1];[.$N$3];[.B55];[.$O$3];[.$Q$1];[.$N$2];[.E55];[.$O$2];[.$Q$1];[.$N$2];[.C55];[.$O$2];[.$Q$1];[.$N$2];[.F55];[.$O$2];[.$Q$1];[.$N$2];[.D55];[.$O$2];[.$O$2])" office:value-type="string" office:string-value="insert into creatives values (57,'some description57','http://domain57.com',(),('UK','US'),(),())" calcext:value-type="string">
            <text:p>insert into creatives values (57,'some description57','http://domain57.com',(),('UK','US'),(),())</text:p>
          </table:table-cell>
          <table:table-cell/>
        </table:table-row>
        <table:table-row table:style-name="ro2">
          <table:table-cell table:formula="of:=CONCATENATE([.A$1];[.J56])" office:value-type="string" office:string-value="some description58" calcext:value-type="string">
            <text:p>some description58</text:p>
          </table:table-cell>
          <table:table-cell table:formula="of:=CONCATENATE([.B$1];[.$J56];[.$M$2])" office:value-type="string" office:string-value="http://domain58.com" calcext:value-type="string">
            <text:p>http://domain58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5"/>
          <table:table-cell table:formula="of:=CONCATENATE([.$P$1];[.J56];[.$Q$1];[.$N$3];[.A56];[.$O$3];[.$Q$1];[.$N$3];[.B56];[.$O$3];[.$Q$1];[.$N$2];[.E56];[.$O$2];[.$Q$1];[.$N$2];[.C56];[.$O$2];[.$Q$1];[.$N$2];[.F56];[.$O$2];[.$Q$1];[.$N$2];[.D56];[.$O$2];[.$O$2])" office:value-type="string" office:string-value="insert into creatives values (58,'some description58','http://domain58.com',(),('UK','US'),(),())" calcext:value-type="string">
            <text:p>insert into creatives values (58,'some description58','http://domain58.com',(),('UK','US'),(),())</text:p>
          </table:table-cell>
          <table:table-cell/>
        </table:table-row>
        <table:table-row table:style-name="ro2">
          <table:table-cell table:formula="of:=CONCATENATE([.A$1];[.J57])" office:value-type="string" office:string-value="some description59" calcext:value-type="string">
            <text:p>some description59</text:p>
          </table:table-cell>
          <table:table-cell table:formula="of:=CONCATENATE([.B$1];[.$J57];[.$M$2])" office:value-type="string" office:string-value="http://domain59.com" calcext:value-type="string">
            <text:p>http://domain59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5"/>
          <table:table-cell table:formula="of:=CONCATENATE([.$P$1];[.J57];[.$Q$1];[.$N$3];[.A57];[.$O$3];[.$Q$1];[.$N$3];[.B57];[.$O$3];[.$Q$1];[.$N$2];[.E57];[.$O$2];[.$Q$1];[.$N$2];[.C57];[.$O$2];[.$Q$1];[.$N$2];[.F57];[.$O$2];[.$Q$1];[.$N$2];[.D57];[.$O$2];[.$O$2])" office:value-type="string" office:string-value="insert into creatives values (59,'some description59','http://domain59.com',(),('UK','US'),(),())" calcext:value-type="string">
            <text:p>insert into creatives values (59,'some description59','http://domain59.com',(),('UK','US'),(),())</text:p>
          </table:table-cell>
          <table:table-cell/>
        </table:table-row>
        <table:table-row table:style-name="ro2">
          <table:table-cell table:formula="of:=CONCATENATE([.A$1];[.J58])" office:value-type="string" office:string-value="some description60" calcext:value-type="string">
            <text:p>some description60</text:p>
          </table:table-cell>
          <table:table-cell table:formula="of:=CONCATENATE([.B$1];[.$J58];[.$M$2])" office:value-type="string" office:string-value="http://domain60.com" calcext:value-type="string">
            <text:p>http://domain60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5"/>
          <table:table-cell table:formula="of:=CONCATENATE([.$P$1];[.J58];[.$Q$1];[.$N$3];[.A58];[.$O$3];[.$Q$1];[.$N$3];[.B58];[.$O$3];[.$Q$1];[.$N$2];[.E58];[.$O$2];[.$Q$1];[.$N$2];[.C58];[.$O$2];[.$Q$1];[.$N$2];[.F58];[.$O$2];[.$Q$1];[.$N$2];[.D58];[.$O$2];[.$O$2])" office:value-type="string" office:string-value="insert into creatives values (60,'some description60','http://domain60.com',(),('UK','US'),(),())" calcext:value-type="string">
            <text:p>insert into creatives values (60,'some description60','http://domain60.com',(),('UK','US'),(),())</text:p>
          </table:table-cell>
          <table:table-cell/>
        </table:table-row>
        <table:table-row table:style-name="ro2">
          <table:table-cell table:formula="of:=CONCATENATE([.A$1];[.J59])" office:value-type="string" office:string-value="some description61" calcext:value-type="string">
            <text:p>some description61</text:p>
          </table:table-cell>
          <table:table-cell table:formula="of:=CONCATENATE([.B$1];[.$J59];[.$M$2])" office:value-type="string" office:string-value="http://domain61.com" calcext:value-type="string">
            <text:p>http://domain61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5"/>
          <table:table-cell table:formula="of:=CONCATENATE([.$P$1];[.J59];[.$Q$1];[.$N$3];[.A59];[.$O$3];[.$Q$1];[.$N$3];[.B59];[.$O$3];[.$Q$1];[.$N$2];[.E59];[.$O$2];[.$Q$1];[.$N$2];[.C59];[.$O$2];[.$Q$1];[.$N$2];[.F59];[.$O$2];[.$Q$1];[.$N$2];[.D59];[.$O$2];[.$O$2])" office:value-type="string" office:string-value="insert into creatives values (61,'some description61','http://domain61.com',(),('UK','US'),(),())" calcext:value-type="string">
            <text:p>insert into creatives values (61,'some description61','http://domain61.com',(),('UK','US'),(),())</text:p>
          </table:table-cell>
          <table:table-cell/>
        </table:table-row>
        <table:table-row table:style-name="ro2">
          <table:table-cell table:formula="of:=CONCATENATE([.A$1];[.J60])" office:value-type="string" office:string-value="some description62" calcext:value-type="string">
            <text:p>some description62</text:p>
          </table:table-cell>
          <table:table-cell table:formula="of:=CONCATENATE([.B$1];[.$J60];[.$M$2])" office:value-type="string" office:string-value="http://domain62.com" calcext:value-type="string">
            <text:p>http://domain62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5"/>
          <table:table-cell table:formula="of:=CONCATENATE([.$P$1];[.J60];[.$Q$1];[.$N$3];[.A60];[.$O$3];[.$Q$1];[.$N$3];[.B60];[.$O$3];[.$Q$1];[.$N$2];[.E60];[.$O$2];[.$Q$1];[.$N$2];[.C60];[.$O$2];[.$Q$1];[.$N$2];[.F60];[.$O$2];[.$Q$1];[.$N$2];[.D60];[.$O$2];[.$O$2])" office:value-type="string" office:string-value="insert into creatives values (62,'some description62','http://domain62.com',(),('UK','US'),(),())" calcext:value-type="string">
            <text:p>insert into creatives values (62,'some description62','http://domain62.com',(),('UK','US'),(),())</text:p>
          </table:table-cell>
          <table:table-cell/>
        </table:table-row>
        <table:table-row table:style-name="ro2">
          <table:table-cell table:formula="of:=CONCATENATE([.A$1];[.J61])" office:value-type="string" office:string-value="some description63" calcext:value-type="string">
            <text:p>some description63</text:p>
          </table:table-cell>
          <table:table-cell table:formula="of:=CONCATENATE([.B$1];[.$J61];[.$M$2])" office:value-type="string" office:string-value="http://domain63.com" calcext:value-type="string">
            <text:p>http://domain63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5"/>
          <table:table-cell table:formula="of:=CONCATENATE([.$P$1];[.J61];[.$Q$1];[.$N$3];[.A61];[.$O$3];[.$Q$1];[.$N$3];[.B61];[.$O$3];[.$Q$1];[.$N$2];[.E61];[.$O$2];[.$Q$1];[.$N$2];[.C61];[.$O$2];[.$Q$1];[.$N$2];[.F61];[.$O$2];[.$Q$1];[.$N$2];[.D61];[.$O$2];[.$O$2])" office:value-type="string" office:string-value="insert into creatives values (63,'some description63','http://domain63.com',(),('UK','US'),(),())" calcext:value-type="string">
            <text:p>insert into creatives values (63,'some description63','http://domain63.com',(),('UK','US'),(),())</text:p>
          </table:table-cell>
          <table:table-cell/>
        </table:table-row>
        <table:table-row table:style-name="ro2">
          <table:table-cell table:formula="of:=CONCATENATE([.A$1];[.J62])" office:value-type="string" office:string-value="some description64" calcext:value-type="string">
            <text:p>some description64</text:p>
          </table:table-cell>
          <table:table-cell table:formula="of:=CONCATENATE([.B$1];[.$J62];[.$M$2])" office:value-type="string" office:string-value="http://domain64.com" calcext:value-type="string">
            <text:p>http://domain64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5"/>
          <table:table-cell table:formula="of:=CONCATENATE([.$P$1];[.J62];[.$Q$1];[.$N$3];[.A62];[.$O$3];[.$Q$1];[.$N$3];[.B62];[.$O$3];[.$Q$1];[.$N$2];[.E62];[.$O$2];[.$Q$1];[.$N$2];[.C62];[.$O$2];[.$Q$1];[.$N$2];[.F62];[.$O$2];[.$Q$1];[.$N$2];[.D62];[.$O$2];[.$O$2])" office:value-type="string" office:string-value="insert into creatives values (64,'some description64','http://domain64.com',(),('UK','US'),(),())" calcext:value-type="string">
            <text:p>insert into creatives values (64,'some description64','http://domain64.com',(),('UK','US'),(),())</text:p>
          </table:table-cell>
          <table:table-cell/>
        </table:table-row>
        <table:table-row table:style-name="ro2">
          <table:table-cell table:formula="of:=CONCATENATE([.A$1];[.J63])" office:value-type="string" office:string-value="some description65" calcext:value-type="string">
            <text:p>some description65</text:p>
          </table:table-cell>
          <table:table-cell table:formula="of:=CONCATENATE([.B$1];[.$J63];[.$M$2])" office:value-type="string" office:string-value="http://domain65.com" calcext:value-type="string">
            <text:p>http://domain65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5"/>
          <table:table-cell table:formula="of:=CONCATENATE([.$P$1];[.J63];[.$Q$1];[.$N$3];[.A63];[.$O$3];[.$Q$1];[.$N$3];[.B63];[.$O$3];[.$Q$1];[.$N$2];[.E63];[.$O$2];[.$Q$1];[.$N$2];[.C63];[.$O$2];[.$Q$1];[.$N$2];[.F63];[.$O$2];[.$Q$1];[.$N$2];[.D63];[.$O$2];[.$O$2])" office:value-type="string" office:string-value="insert into creatives values (65,'some description65','http://domain65.com',(),('UK','US'),(),())" calcext:value-type="string">
            <text:p>insert into creatives values (65,'some description65','http://domain65.com',(),('UK','US'),(),())</text:p>
          </table:table-cell>
          <table:table-cell/>
        </table:table-row>
        <table:table-row table:style-name="ro2">
          <table:table-cell table:formula="of:=CONCATENATE([.A$1];[.J64])" office:value-type="string" office:string-value="some description66" calcext:value-type="string">
            <text:p>some description66</text:p>
          </table:table-cell>
          <table:table-cell table:formula="of:=CONCATENATE([.B$1];[.$J64];[.$M$2])" office:value-type="string" office:string-value="http://domain66.com" calcext:value-type="string">
            <text:p>http://domain66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5"/>
          <table:table-cell table:formula="of:=CONCATENATE([.$P$1];[.J64];[.$Q$1];[.$N$3];[.A64];[.$O$3];[.$Q$1];[.$N$3];[.B64];[.$O$3];[.$Q$1];[.$N$2];[.E64];[.$O$2];[.$Q$1];[.$N$2];[.C64];[.$O$2];[.$Q$1];[.$N$2];[.F64];[.$O$2];[.$Q$1];[.$N$2];[.D64];[.$O$2];[.$O$2])" office:value-type="string" office:string-value="insert into creatives values (66,'some description66','http://domain66.com',(),('UK','US'),(),())" calcext:value-type="string">
            <text:p>insert into creatives values (66,'some description66','http://domain66.com',(),('UK','US'),(),())</text:p>
          </table:table-cell>
          <table:table-cell/>
        </table:table-row>
        <table:table-row table:style-name="ro2">
          <table:table-cell table:formula="of:=CONCATENATE([.A$1];[.J65])" office:value-type="string" office:string-value="some description67" calcext:value-type="string">
            <text:p>some description67</text:p>
          </table:table-cell>
          <table:table-cell table:formula="of:=CONCATENATE([.B$1];[.$J65];[.$M$2])" office:value-type="string" office:string-value="http://domain67.com" calcext:value-type="string">
            <text:p>http://domain67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number-columns-repeated="5"/>
          <table:table-cell table:formula="of:=CONCATENATE([.$P$1];[.J65];[.$Q$1];[.$N$3];[.A65];[.$O$3];[.$Q$1];[.$N$3];[.B65];[.$O$3];[.$Q$1];[.$N$2];[.E65];[.$O$2];[.$Q$1];[.$N$2];[.C65];[.$O$2];[.$Q$1];[.$N$2];[.F65];[.$O$2];[.$Q$1];[.$N$2];[.D65];[.$O$2];[.$O$2])" office:value-type="string" office:string-value="insert into creatives values (67,'some description67','http://domain67.com',(),('UK','US'),(),())" calcext:value-type="string">
            <text:p>insert into creatives values (67,'some description67','http://domain67.com',(),('UK','US'),(),())</text:p>
          </table:table-cell>
          <table:table-cell/>
        </table:table-row>
        <table:table-row table:style-name="ro2">
          <table:table-cell table:formula="of:=CONCATENATE([.A$1];[.J66])" office:value-type="string" office:string-value="some description68" calcext:value-type="string">
            <text:p>some description68</text:p>
          </table:table-cell>
          <table:table-cell table:formula="of:=CONCATENATE([.B$1];[.$J66];[.$M$2])" office:value-type="string" office:string-value="http://domain68.com" calcext:value-type="string">
            <text:p>http://domain68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5"/>
          <table:table-cell table:formula="of:=CONCATENATE([.$P$1];[.J66];[.$Q$1];[.$N$3];[.A66];[.$O$3];[.$Q$1];[.$N$3];[.B66];[.$O$3];[.$Q$1];[.$N$2];[.E66];[.$O$2];[.$Q$1];[.$N$2];[.C66];[.$O$2];[.$Q$1];[.$N$2];[.F66];[.$O$2];[.$Q$1];[.$N$2];[.D66];[.$O$2];[.$O$2])" office:value-type="string" office:string-value="insert into creatives values (68,'some description68','http://domain68.com',(),('UK','US'),(),())" calcext:value-type="string">
            <text:p>insert into creatives values (68,'some description68','http://domain68.com',(),('UK','US'),(),())</text:p>
          </table:table-cell>
          <table:table-cell/>
        </table:table-row>
        <table:table-row table:style-name="ro2">
          <table:table-cell table:formula="of:=CONCATENATE([.A$1];[.J67])" office:value-type="string" office:string-value="some description69" calcext:value-type="string">
            <text:p>some description69</text:p>
          </table:table-cell>
          <table:table-cell table:formula="of:=CONCATENATE([.B$1];[.$J67];[.$M$2])" office:value-type="string" office:string-value="http://domain69.com" calcext:value-type="string">
            <text:p>http://domain69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5"/>
          <table:table-cell table:formula="of:=CONCATENATE([.$P$1];[.J67];[.$Q$1];[.$N$3];[.A67];[.$O$3];[.$Q$1];[.$N$3];[.B67];[.$O$3];[.$Q$1];[.$N$2];[.E67];[.$O$2];[.$Q$1];[.$N$2];[.C67];[.$O$2];[.$Q$1];[.$N$2];[.F67];[.$O$2];[.$Q$1];[.$N$2];[.D67];[.$O$2];[.$O$2])" office:value-type="string" office:string-value="insert into creatives values (69,'some description69','http://domain69.com',(),('UK','US'),(),())" calcext:value-type="string">
            <text:p>insert into creatives values (69,'some description69','http://domain69.com',(),('UK','US'),(),())</text:p>
          </table:table-cell>
          <table:table-cell/>
        </table:table-row>
        <table:table-row table:style-name="ro2">
          <table:table-cell table:formula="of:=CONCATENATE([.A$1];[.J68])" office:value-type="string" office:string-value="some description70" calcext:value-type="string">
            <text:p>some description70</text:p>
          </table:table-cell>
          <table:table-cell table:formula="of:=CONCATENATE([.B$1];[.$J68];[.$M$2])" office:value-type="string" office:string-value="http://domain70.com" calcext:value-type="string">
            <text:p>http://domain70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5"/>
          <table:table-cell table:formula="of:=CONCATENATE([.$P$1];[.J68];[.$Q$1];[.$N$3];[.A68];[.$O$3];[.$Q$1];[.$N$3];[.B68];[.$O$3];[.$Q$1];[.$N$2];[.E68];[.$O$2];[.$Q$1];[.$N$2];[.C68];[.$O$2];[.$Q$1];[.$N$2];[.F68];[.$O$2];[.$Q$1];[.$N$2];[.D68];[.$O$2];[.$O$2])" office:value-type="string" office:string-value="insert into creatives values (70,'some description70','http://domain70.com',(),('UK','US'),(),())" calcext:value-type="string">
            <text:p>insert into creatives values (70,'some description70','http://domain70.com',(),('UK','US'),(),())</text:p>
          </table:table-cell>
          <table:table-cell/>
        </table:table-row>
        <table:table-row table:style-name="ro2">
          <table:table-cell table:formula="of:=CONCATENATE([.A$1];[.J69])" office:value-type="string" office:string-value="some description71" calcext:value-type="string">
            <text:p>some description71</text:p>
          </table:table-cell>
          <table:table-cell table:formula="of:=CONCATENATE([.B$1];[.$J69];[.$M$2])" office:value-type="string" office:string-value="http://domain71.com" calcext:value-type="string">
            <text:p>http://domain71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number-columns-repeated="5"/>
          <table:table-cell table:formula="of:=CONCATENATE([.$P$1];[.J69];[.$Q$1];[.$N$3];[.A69];[.$O$3];[.$Q$1];[.$N$3];[.B69];[.$O$3];[.$Q$1];[.$N$2];[.E69];[.$O$2];[.$Q$1];[.$N$2];[.C69];[.$O$2];[.$Q$1];[.$N$2];[.F69];[.$O$2];[.$Q$1];[.$N$2];[.D69];[.$O$2];[.$O$2])" office:value-type="string" office:string-value="insert into creatives values (71,'some description71','http://domain71.com',(),('UK','US'),(),())" calcext:value-type="string">
            <text:p>insert into creatives values (71,'some description71','http://domain71.com',(),('UK','US'),(),())</text:p>
          </table:table-cell>
          <table:table-cell/>
        </table:table-row>
        <table:table-row table:style-name="ro2">
          <table:table-cell table:formula="of:=CONCATENATE([.A$1];[.J70])" office:value-type="string" office:string-value="some description72" calcext:value-type="string">
            <text:p>some description72</text:p>
          </table:table-cell>
          <table:table-cell table:formula="of:=CONCATENATE([.B$1];[.$J70];[.$M$2])" office:value-type="string" office:string-value="http://domain72.com" calcext:value-type="string">
            <text:p>http://domain72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5"/>
          <table:table-cell table:formula="of:=CONCATENATE([.$P$1];[.J70];[.$Q$1];[.$N$3];[.A70];[.$O$3];[.$Q$1];[.$N$3];[.B70];[.$O$3];[.$Q$1];[.$N$2];[.E70];[.$O$2];[.$Q$1];[.$N$2];[.C70];[.$O$2];[.$Q$1];[.$N$2];[.F70];[.$O$2];[.$Q$1];[.$N$2];[.D70];[.$O$2];[.$O$2])" office:value-type="string" office:string-value="insert into creatives values (72,'some description72','http://domain72.com',(),('UK','US'),(),())" calcext:value-type="string">
            <text:p>insert into creatives values (72,'some description72','http://domain72.com',(),('UK','US'),(),())</text:p>
          </table:table-cell>
          <table:table-cell/>
        </table:table-row>
        <table:table-row table:style-name="ro2">
          <table:table-cell table:formula="of:=CONCATENATE([.A$1];[.J71])" office:value-type="string" office:string-value="some description73" calcext:value-type="string">
            <text:p>some description73</text:p>
          </table:table-cell>
          <table:table-cell table:formula="of:=CONCATENATE([.B$1];[.$J71];[.$M$2])" office:value-type="string" office:string-value="http://domain73.com" calcext:value-type="string">
            <text:p>http://domain73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5"/>
          <table:table-cell table:formula="of:=CONCATENATE([.$P$1];[.J71];[.$Q$1];[.$N$3];[.A71];[.$O$3];[.$Q$1];[.$N$3];[.B71];[.$O$3];[.$Q$1];[.$N$2];[.E71];[.$O$2];[.$Q$1];[.$N$2];[.C71];[.$O$2];[.$Q$1];[.$N$2];[.F71];[.$O$2];[.$Q$1];[.$N$2];[.D71];[.$O$2];[.$O$2])" office:value-type="string" office:string-value="insert into creatives values (73,'some description73','http://domain73.com',(),('UK','US'),(),())" calcext:value-type="string">
            <text:p>insert into creatives values (73,'some description73','http://domain73.com',(),('UK','US'),(),())</text:p>
          </table:table-cell>
          <table:table-cell/>
        </table:table-row>
        <table:table-row table:style-name="ro2">
          <table:table-cell table:formula="of:=CONCATENATE([.A$1];[.J72])" office:value-type="string" office:string-value="some description74" calcext:value-type="string">
            <text:p>some description74</text:p>
          </table:table-cell>
          <table:table-cell table:formula="of:=CONCATENATE([.B$1];[.$J72];[.$M$2])" office:value-type="string" office:string-value="http://domain74.com" calcext:value-type="string">
            <text:p>http://domain74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table:number-columns-repeated="5"/>
          <table:table-cell table:formula="of:=CONCATENATE([.$P$1];[.J72];[.$Q$1];[.$N$3];[.A72];[.$O$3];[.$Q$1];[.$N$3];[.B72];[.$O$3];[.$Q$1];[.$N$2];[.E72];[.$O$2];[.$Q$1];[.$N$2];[.C72];[.$O$2];[.$Q$1];[.$N$2];[.F72];[.$O$2];[.$Q$1];[.$N$2];[.D72];[.$O$2];[.$O$2])" office:value-type="string" office:string-value="insert into creatives values (74,'some description74','http://domain74.com',(),('UK','US'),(),())" calcext:value-type="string">
            <text:p>insert into creatives values (74,'some description74','http://domain74.com',(),('UK','US'),(),())</text:p>
          </table:table-cell>
          <table:table-cell/>
        </table:table-row>
        <table:table-row table:style-name="ro2">
          <table:table-cell table:formula="of:=CONCATENATE([.A$1];[.J73])" office:value-type="string" office:string-value="some description75" calcext:value-type="string">
            <text:p>some description75</text:p>
          </table:table-cell>
          <table:table-cell table:formula="of:=CONCATENATE([.B$1];[.$J73];[.$M$2])" office:value-type="string" office:string-value="http://domain75.com" calcext:value-type="string">
            <text:p>http://domain75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"/>
          <table:table-cell table:formula="of:=CONCATENATE([.$P$1];[.J73];[.$Q$1];[.$N$3];[.A73];[.$O$3];[.$Q$1];[.$N$3];[.B73];[.$O$3];[.$Q$1];[.$N$2];[.E73];[.$O$2];[.$Q$1];[.$N$2];[.C73];[.$O$2];[.$Q$1];[.$N$2];[.F73];[.$O$2];[.$Q$1];[.$N$2];[.D73];[.$O$2];[.$O$2])" office:value-type="string" office:string-value="insert into creatives values (75,'some description75','http://domain75.com',(),('UK','US'),(),())" calcext:value-type="string">
            <text:p>insert into creatives values (75,'some description75','http://domain75.com',(),('UK','US'),(),())</text:p>
          </table:table-cell>
          <table:table-cell/>
        </table:table-row>
        <table:table-row table:style-name="ro2">
          <table:table-cell table:formula="of:=CONCATENATE([.A$1];[.J74])" office:value-type="string" office:string-value="some description76" calcext:value-type="string">
            <text:p>some description76</text:p>
          </table:table-cell>
          <table:table-cell table:formula="of:=CONCATENATE([.B$1];[.$J74];[.$M$2])" office:value-type="string" office:string-value="http://domain76.com" calcext:value-type="string">
            <text:p>http://domain76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table:number-columns-repeated="5"/>
          <table:table-cell table:formula="of:=CONCATENATE([.$P$1];[.J74];[.$Q$1];[.$N$3];[.A74];[.$O$3];[.$Q$1];[.$N$3];[.B74];[.$O$3];[.$Q$1];[.$N$2];[.E74];[.$O$2];[.$Q$1];[.$N$2];[.C74];[.$O$2];[.$Q$1];[.$N$2];[.F74];[.$O$2];[.$Q$1];[.$N$2];[.D74];[.$O$2];[.$O$2])" office:value-type="string" office:string-value="insert into creatives values (76,'some description76','http://domain76.com',(),('UK','US'),(),())" calcext:value-type="string">
            <text:p>insert into creatives values (76,'some description76','http://domain76.com',(),('UK','US'),(),())</text:p>
          </table:table-cell>
          <table:table-cell/>
        </table:table-row>
        <table:table-row table:style-name="ro2">
          <table:table-cell table:formula="of:=CONCATENATE([.A$1];[.J75])" office:value-type="string" office:string-value="some description77" calcext:value-type="string">
            <text:p>some description77</text:p>
          </table:table-cell>
          <table:table-cell table:formula="of:=CONCATENATE([.B$1];[.$J75];[.$M$2])" office:value-type="string" office:string-value="http://domain77.com" calcext:value-type="string">
            <text:p>http://domain77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number-columns-repeated="5"/>
          <table:table-cell table:formula="of:=CONCATENATE([.$P$1];[.J75];[.$Q$1];[.$N$3];[.A75];[.$O$3];[.$Q$1];[.$N$3];[.B75];[.$O$3];[.$Q$1];[.$N$2];[.E75];[.$O$2];[.$Q$1];[.$N$2];[.C75];[.$O$2];[.$Q$1];[.$N$2];[.F75];[.$O$2];[.$Q$1];[.$N$2];[.D75];[.$O$2];[.$O$2])" office:value-type="string" office:string-value="insert into creatives values (77,'some description77','http://domain77.com',(),('UK','US'),(),())" calcext:value-type="string">
            <text:p>insert into creatives values (77,'some description77','http://domain77.com',(),('UK','US'),(),())</text:p>
          </table:table-cell>
          <table:table-cell/>
        </table:table-row>
        <table:table-row table:style-name="ro2">
          <table:table-cell table:formula="of:=CONCATENATE([.A$1];[.J76])" office:value-type="string" office:string-value="some description78" calcext:value-type="string">
            <text:p>some description78</text:p>
          </table:table-cell>
          <table:table-cell table:formula="of:=CONCATENATE([.B$1];[.$J76];[.$M$2])" office:value-type="string" office:string-value="http://domain78.com" calcext:value-type="string">
            <text:p>http://domain78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5"/>
          <table:table-cell table:formula="of:=CONCATENATE([.$P$1];[.J76];[.$Q$1];[.$N$3];[.A76];[.$O$3];[.$Q$1];[.$N$3];[.B76];[.$O$3];[.$Q$1];[.$N$2];[.E76];[.$O$2];[.$Q$1];[.$N$2];[.C76];[.$O$2];[.$Q$1];[.$N$2];[.F76];[.$O$2];[.$Q$1];[.$N$2];[.D76];[.$O$2];[.$O$2])" office:value-type="string" office:string-value="insert into creatives values (78,'some description78','http://domain78.com',(),('UK','US'),(),())" calcext:value-type="string">
            <text:p>insert into creatives values (78,'some description78','http://domain78.com',(),('UK','US'),(),())</text:p>
          </table:table-cell>
          <table:table-cell/>
        </table:table-row>
        <table:table-row table:style-name="ro2">
          <table:table-cell table:formula="of:=CONCATENATE([.A$1];[.J77])" office:value-type="string" office:string-value="some description79" calcext:value-type="string">
            <text:p>some description79</text:p>
          </table:table-cell>
          <table:table-cell table:formula="of:=CONCATENATE([.B$1];[.$J77];[.$M$2])" office:value-type="string" office:string-value="http://domain79.com" calcext:value-type="string">
            <text:p>http://domain79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table:number-columns-repeated="5"/>
          <table:table-cell table:formula="of:=CONCATENATE([.$P$1];[.J77];[.$Q$1];[.$N$3];[.A77];[.$O$3];[.$Q$1];[.$N$3];[.B77];[.$O$3];[.$Q$1];[.$N$2];[.E77];[.$O$2];[.$Q$1];[.$N$2];[.C77];[.$O$2];[.$Q$1];[.$N$2];[.F77];[.$O$2];[.$Q$1];[.$N$2];[.D77];[.$O$2];[.$O$2])" office:value-type="string" office:string-value="insert into creatives values (79,'some description79','http://domain79.com',(),('UK','US'),(),())" calcext:value-type="string">
            <text:p>insert into creatives values (79,'some description79','http://domain79.com',(),('UK','US'),(),())</text:p>
          </table:table-cell>
          <table:table-cell/>
        </table:table-row>
        <table:table-row table:style-name="ro2">
          <table:table-cell table:formula="of:=CONCATENATE([.A$1];[.J78])" office:value-type="string" office:string-value="some description80" calcext:value-type="string">
            <text:p>some description80</text:p>
          </table:table-cell>
          <table:table-cell table:formula="of:=CONCATENATE([.B$1];[.$J78];[.$M$2])" office:value-type="string" office:string-value="http://domain80.com" calcext:value-type="string">
            <text:p>http://domain80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5"/>
          <table:table-cell table:formula="of:=CONCATENATE([.$P$1];[.J78];[.$Q$1];[.$N$3];[.A78];[.$O$3];[.$Q$1];[.$N$3];[.B78];[.$O$3];[.$Q$1];[.$N$2];[.E78];[.$O$2];[.$Q$1];[.$N$2];[.C78];[.$O$2];[.$Q$1];[.$N$2];[.F78];[.$O$2];[.$Q$1];[.$N$2];[.D78];[.$O$2];[.$O$2])" office:value-type="string" office:string-value="insert into creatives values (80,'some description80','http://domain80.com',(),('UK','US'),(),())" calcext:value-type="string">
            <text:p>insert into creatives values (80,'some description80','http://domain80.com',(),('UK','US'),(),())</text:p>
          </table:table-cell>
          <table:table-cell/>
        </table:table-row>
        <table:table-row table:style-name="ro2">
          <table:table-cell table:formula="of:=CONCATENATE([.A$1];[.J79])" office:value-type="string" office:string-value="some description81" calcext:value-type="string">
            <text:p>some description81</text:p>
          </table:table-cell>
          <table:table-cell table:formula="of:=CONCATENATE([.B$1];[.$J79];[.$M$2])" office:value-type="string" office:string-value="http://domain81.com" calcext:value-type="string">
            <text:p>http://domain81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5"/>
          <table:table-cell table:formula="of:=CONCATENATE([.$P$1];[.J79];[.$Q$1];[.$N$3];[.A79];[.$O$3];[.$Q$1];[.$N$3];[.B79];[.$O$3];[.$Q$1];[.$N$2];[.E79];[.$O$2];[.$Q$1];[.$N$2];[.C79];[.$O$2];[.$Q$1];[.$N$2];[.F79];[.$O$2];[.$Q$1];[.$N$2];[.D79];[.$O$2];[.$O$2])" office:value-type="string" office:string-value="insert into creatives values (81,'some description81','http://domain81.com',(),('UK','US'),(),())" calcext:value-type="string">
            <text:p>insert into creatives values (81,'some description81','http://domain81.com',(),('UK','US'),(),())</text:p>
          </table:table-cell>
          <table:table-cell/>
        </table:table-row>
        <table:table-row table:style-name="ro2">
          <table:table-cell table:formula="of:=CONCATENATE([.A$1];[.J80])" office:value-type="string" office:string-value="some description82" calcext:value-type="string">
            <text:p>some description82</text:p>
          </table:table-cell>
          <table:table-cell table:formula="of:=CONCATENATE([.B$1];[.$J80];[.$M$2])" office:value-type="string" office:string-value="http://domain82.com" calcext:value-type="string">
            <text:p>http://domain82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number-columns-repeated="5"/>
          <table:table-cell table:formula="of:=CONCATENATE([.$P$1];[.J80];[.$Q$1];[.$N$3];[.A80];[.$O$3];[.$Q$1];[.$N$3];[.B80];[.$O$3];[.$Q$1];[.$N$2];[.E80];[.$O$2];[.$Q$1];[.$N$2];[.C80];[.$O$2];[.$Q$1];[.$N$2];[.F80];[.$O$2];[.$Q$1];[.$N$2];[.D80];[.$O$2];[.$O$2])" office:value-type="string" office:string-value="insert into creatives values (82,'some description82','http://domain82.com',(),('UK','US'),(),())" calcext:value-type="string">
            <text:p>insert into creatives values (82,'some description82','http://domain82.com',(),('UK','US'),(),())</text:p>
          </table:table-cell>
          <table:table-cell/>
        </table:table-row>
        <table:table-row table:style-name="ro2">
          <table:table-cell table:formula="of:=CONCATENATE([.A$1];[.J81])" office:value-type="string" office:string-value="some description83" calcext:value-type="string">
            <text:p>some description83</text:p>
          </table:table-cell>
          <table:table-cell table:formula="of:=CONCATENATE([.B$1];[.$J81];[.$M$2])" office:value-type="string" office:string-value="http://domain83.com" calcext:value-type="string">
            <text:p>http://domain83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5"/>
          <table:table-cell table:formula="of:=CONCATENATE([.$P$1];[.J81];[.$Q$1];[.$N$3];[.A81];[.$O$3];[.$Q$1];[.$N$3];[.B81];[.$O$3];[.$Q$1];[.$N$2];[.E81];[.$O$2];[.$Q$1];[.$N$2];[.C81];[.$O$2];[.$Q$1];[.$N$2];[.F81];[.$O$2];[.$Q$1];[.$N$2];[.D81];[.$O$2];[.$O$2])" office:value-type="string" office:string-value="insert into creatives values (83,'some description83','http://domain83.com',(),('UK','US'),(),())" calcext:value-type="string">
            <text:p>insert into creatives values (83,'some description83','http://domain83.com',(),('UK','US'),(),())</text:p>
          </table:table-cell>
          <table:table-cell/>
        </table:table-row>
        <table:table-row table:style-name="ro2">
          <table:table-cell table:formula="of:=CONCATENATE([.A$1];[.J82])" office:value-type="string" office:string-value="some description84" calcext:value-type="string">
            <text:p>some description84</text:p>
          </table:table-cell>
          <table:table-cell table:formula="of:=CONCATENATE([.B$1];[.$J82];[.$M$2])" office:value-type="string" office:string-value="http://domain84.com" calcext:value-type="string">
            <text:p>http://domain84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table:number-columns-repeated="5"/>
          <table:table-cell table:formula="of:=CONCATENATE([.$P$1];[.J82];[.$Q$1];[.$N$3];[.A82];[.$O$3];[.$Q$1];[.$N$3];[.B82];[.$O$3];[.$Q$1];[.$N$2];[.E82];[.$O$2];[.$Q$1];[.$N$2];[.C82];[.$O$2];[.$Q$1];[.$N$2];[.F82];[.$O$2];[.$Q$1];[.$N$2];[.D82];[.$O$2];[.$O$2])" office:value-type="string" office:string-value="insert into creatives values (84,'some description84','http://domain84.com',(),('UK','US'),(),())" calcext:value-type="string">
            <text:p>insert into creatives values (84,'some description84','http://domain84.com',(),('UK','US'),(),())</text:p>
          </table:table-cell>
          <table:table-cell/>
        </table:table-row>
        <table:table-row table:style-name="ro2">
          <table:table-cell table:formula="of:=CONCATENATE([.A$1];[.J83])" office:value-type="string" office:string-value="some description85" calcext:value-type="string">
            <text:p>some description85</text:p>
          </table:table-cell>
          <table:table-cell table:formula="of:=CONCATENATE([.B$1];[.$J83];[.$M$2])" office:value-type="string" office:string-value="http://domain85.com" calcext:value-type="string">
            <text:p>http://domain85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5"/>
          <table:table-cell table:formula="of:=CONCATENATE([.$P$1];[.J83];[.$Q$1];[.$N$3];[.A83];[.$O$3];[.$Q$1];[.$N$3];[.B83];[.$O$3];[.$Q$1];[.$N$2];[.E83];[.$O$2];[.$Q$1];[.$N$2];[.C83];[.$O$2];[.$Q$1];[.$N$2];[.F83];[.$O$2];[.$Q$1];[.$N$2];[.D83];[.$O$2];[.$O$2])" office:value-type="string" office:string-value="insert into creatives values (85,'some description85','http://domain85.com',(),('UK','US'),(),())" calcext:value-type="string">
            <text:p>insert into creatives values (85,'some description85','http://domain85.com',(),('UK','US'),(),())</text:p>
          </table:table-cell>
          <table:table-cell/>
        </table:table-row>
        <table:table-row table:style-name="ro2">
          <table:table-cell table:formula="of:=CONCATENATE([.A$1];[.J84])" office:value-type="string" office:string-value="some description86" calcext:value-type="string">
            <text:p>some description86</text:p>
          </table:table-cell>
          <table:table-cell table:formula="of:=CONCATENATE([.B$1];[.$J84];[.$M$2])" office:value-type="string" office:string-value="http://domain86.com" calcext:value-type="string">
            <text:p>http://domain86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table:number-columns-repeated="5"/>
          <table:table-cell table:formula="of:=CONCATENATE([.$P$1];[.J84];[.$Q$1];[.$N$3];[.A84];[.$O$3];[.$Q$1];[.$N$3];[.B84];[.$O$3];[.$Q$1];[.$N$2];[.E84];[.$O$2];[.$Q$1];[.$N$2];[.C84];[.$O$2];[.$Q$1];[.$N$2];[.F84];[.$O$2];[.$Q$1];[.$N$2];[.D84];[.$O$2];[.$O$2])" office:value-type="string" office:string-value="insert into creatives values (86,'some description86','http://domain86.com',(),('UK','US'),(),())" calcext:value-type="string">
            <text:p>insert into creatives values (86,'some description86','http://domain86.com',(),('UK','US'),(),())</text:p>
          </table:table-cell>
          <table:table-cell/>
        </table:table-row>
        <table:table-row table:style-name="ro2">
          <table:table-cell table:formula="of:=CONCATENATE([.A$1];[.J85])" office:value-type="string" office:string-value="some description87" calcext:value-type="string">
            <text:p>some description87</text:p>
          </table:table-cell>
          <table:table-cell table:formula="of:=CONCATENATE([.B$1];[.$J85];[.$M$2])" office:value-type="string" office:string-value="http://domain87.com" calcext:value-type="string">
            <text:p>http://domain87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5"/>
          <table:table-cell table:formula="of:=CONCATENATE([.$P$1];[.J85];[.$Q$1];[.$N$3];[.A85];[.$O$3];[.$Q$1];[.$N$3];[.B85];[.$O$3];[.$Q$1];[.$N$2];[.E85];[.$O$2];[.$Q$1];[.$N$2];[.C85];[.$O$2];[.$Q$1];[.$N$2];[.F85];[.$O$2];[.$Q$1];[.$N$2];[.D85];[.$O$2];[.$O$2])" office:value-type="string" office:string-value="insert into creatives values (87,'some description87','http://domain87.com',(),('UK','US'),(),())" calcext:value-type="string">
            <text:p>insert into creatives values (87,'some description87','http://domain87.com',(),('UK','US'),(),())</text:p>
          </table:table-cell>
          <table:table-cell/>
        </table:table-row>
        <table:table-row table:style-name="ro2">
          <table:table-cell table:formula="of:=CONCATENATE([.A$1];[.J86])" office:value-type="string" office:string-value="some description88" calcext:value-type="string">
            <text:p>some description88</text:p>
          </table:table-cell>
          <table:table-cell table:formula="of:=CONCATENATE([.B$1];[.$J86];[.$M$2])" office:value-type="string" office:string-value="http://domain88.com" calcext:value-type="string">
            <text:p>http://domain88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5"/>
          <table:table-cell table:formula="of:=CONCATENATE([.$P$1];[.J86];[.$Q$1];[.$N$3];[.A86];[.$O$3];[.$Q$1];[.$N$3];[.B86];[.$O$3];[.$Q$1];[.$N$2];[.E86];[.$O$2];[.$Q$1];[.$N$2];[.C86];[.$O$2];[.$Q$1];[.$N$2];[.F86];[.$O$2];[.$Q$1];[.$N$2];[.D86];[.$O$2];[.$O$2])" office:value-type="string" office:string-value="insert into creatives values (88,'some description88','http://domain88.com',(),('UK','US'),(),())" calcext:value-type="string">
            <text:p>insert into creatives values (88,'some description88','http://domain88.com',(),('UK','US'),(),())</text:p>
          </table:table-cell>
          <table:table-cell/>
        </table:table-row>
        <table:table-row table:style-name="ro2">
          <table:table-cell table:formula="of:=CONCATENATE([.A$1];[.J87])" office:value-type="string" office:string-value="some description89" calcext:value-type="string">
            <text:p>some description89</text:p>
          </table:table-cell>
          <table:table-cell table:formula="of:=CONCATENATE([.B$1];[.$J87];[.$M$2])" office:value-type="string" office:string-value="http://domain89.com" calcext:value-type="string">
            <text:p>http://domain89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table:number-columns-repeated="5"/>
          <table:table-cell table:formula="of:=CONCATENATE([.$P$1];[.J87];[.$Q$1];[.$N$3];[.A87];[.$O$3];[.$Q$1];[.$N$3];[.B87];[.$O$3];[.$Q$1];[.$N$2];[.E87];[.$O$2];[.$Q$1];[.$N$2];[.C87];[.$O$2];[.$Q$1];[.$N$2];[.F87];[.$O$2];[.$Q$1];[.$N$2];[.D87];[.$O$2];[.$O$2])" office:value-type="string" office:string-value="insert into creatives values (89,'some description89','http://domain89.com',(),('UK','US'),(),())" calcext:value-type="string">
            <text:p>insert into creatives values (89,'some description89','http://domain89.com',(),('UK','US'),(),())</text:p>
          </table:table-cell>
          <table:table-cell/>
        </table:table-row>
        <table:table-row table:style-name="ro2">
          <table:table-cell table:formula="of:=CONCATENATE([.A$1];[.J88])" office:value-type="string" office:string-value="some description90" calcext:value-type="string">
            <text:p>some description90</text:p>
          </table:table-cell>
          <table:table-cell table:formula="of:=CONCATENATE([.B$1];[.$J88];[.$M$2])" office:value-type="string" office:string-value="http://domain90.com" calcext:value-type="string">
            <text:p>http://domain90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"/>
          <table:table-cell table:formula="of:=CONCATENATE([.$P$1];[.J88];[.$Q$1];[.$N$3];[.A88];[.$O$3];[.$Q$1];[.$N$3];[.B88];[.$O$3];[.$Q$1];[.$N$2];[.E88];[.$O$2];[.$Q$1];[.$N$2];[.C88];[.$O$2];[.$Q$1];[.$N$2];[.F88];[.$O$2];[.$Q$1];[.$N$2];[.D88];[.$O$2];[.$O$2])" office:value-type="string" office:string-value="insert into creatives values (90,'some description90','http://domain90.com',(),('UK','US'),(),())" calcext:value-type="string">
            <text:p>insert into creatives values (90,'some description90','http://domain90.com',(),('UK','US'),(),())</text:p>
          </table:table-cell>
          <table:table-cell/>
        </table:table-row>
        <table:table-row table:style-name="ro2">
          <table:table-cell table:formula="of:=CONCATENATE([.A$1];[.J89])" office:value-type="string" office:string-value="some description91" calcext:value-type="string">
            <text:p>some description91</text:p>
          </table:table-cell>
          <table:table-cell table:formula="of:=CONCATENATE([.B$1];[.$J89];[.$M$2])" office:value-type="string" office:string-value="http://domain91.com" calcext:value-type="string">
            <text:p>http://domain91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5"/>
          <table:table-cell table:formula="of:=CONCATENATE([.$P$1];[.J89];[.$Q$1];[.$N$3];[.A89];[.$O$3];[.$Q$1];[.$N$3];[.B89];[.$O$3];[.$Q$1];[.$N$2];[.E89];[.$O$2];[.$Q$1];[.$N$2];[.C89];[.$O$2];[.$Q$1];[.$N$2];[.F89];[.$O$2];[.$Q$1];[.$N$2];[.D89];[.$O$2];[.$O$2])" office:value-type="string" office:string-value="insert into creatives values (91,'some description91','http://domain91.com',(),('UK','US'),(),())" calcext:value-type="string">
            <text:p>insert into creatives values (91,'some description91','http://domain91.com',(),('UK','US'),(),())</text:p>
          </table:table-cell>
          <table:table-cell/>
        </table:table-row>
        <table:table-row table:style-name="ro2">
          <table:table-cell table:formula="of:=CONCATENATE([.A$1];[.J90])" office:value-type="string" office:string-value="some description92" calcext:value-type="string">
            <text:p>some description92</text:p>
          </table:table-cell>
          <table:table-cell table:formula="of:=CONCATENATE([.B$1];[.$J90];[.$M$2])" office:value-type="string" office:string-value="http://domain92.com" calcext:value-type="string">
            <text:p>http://domain92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5"/>
          <table:table-cell table:formula="of:=CONCATENATE([.$P$1];[.J90];[.$Q$1];[.$N$3];[.A90];[.$O$3];[.$Q$1];[.$N$3];[.B90];[.$O$3];[.$Q$1];[.$N$2];[.E90];[.$O$2];[.$Q$1];[.$N$2];[.C90];[.$O$2];[.$Q$1];[.$N$2];[.F90];[.$O$2];[.$Q$1];[.$N$2];[.D90];[.$O$2];[.$O$2])" office:value-type="string" office:string-value="insert into creatives values (92,'some description92','http://domain92.com',(),('UK','US'),(),())" calcext:value-type="string">
            <text:p>insert into creatives values (92,'some description92','http://domain92.com',(),('UK','US'),(),())</text:p>
          </table:table-cell>
          <table:table-cell/>
        </table:table-row>
        <table:table-row table:style-name="ro2">
          <table:table-cell table:formula="of:=CONCATENATE([.A$1];[.J91])" office:value-type="string" office:string-value="some description93" calcext:value-type="string">
            <text:p>some description93</text:p>
          </table:table-cell>
          <table:table-cell table:formula="of:=CONCATENATE([.B$1];[.$J91];[.$M$2])" office:value-type="string" office:string-value="http://domain93.com" calcext:value-type="string">
            <text:p>http://domain93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5"/>
          <table:table-cell table:formula="of:=CONCATENATE([.$P$1];[.J91];[.$Q$1];[.$N$3];[.A91];[.$O$3];[.$Q$1];[.$N$3];[.B91];[.$O$3];[.$Q$1];[.$N$2];[.E91];[.$O$2];[.$Q$1];[.$N$2];[.C91];[.$O$2];[.$Q$1];[.$N$2];[.F91];[.$O$2];[.$Q$1];[.$N$2];[.D91];[.$O$2];[.$O$2])" office:value-type="string" office:string-value="insert into creatives values (93,'some description93','http://domain93.com',(),('UK','US'),(),())" calcext:value-type="string">
            <text:p>insert into creatives values (93,'some description93','http://domain93.com',(),('UK','US'),(),())</text:p>
          </table:table-cell>
          <table:table-cell/>
        </table:table-row>
        <table:table-row table:style-name="ro2">
          <table:table-cell table:formula="of:=CONCATENATE([.A$1];[.J92])" office:value-type="string" office:string-value="some description94" calcext:value-type="string">
            <text:p>some description94</text:p>
          </table:table-cell>
          <table:table-cell table:formula="of:=CONCATENATE([.B$1];[.$J92];[.$M$2])" office:value-type="string" office:string-value="http://domain94.com" calcext:value-type="string">
            <text:p>http://domain94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table:number-columns-repeated="5"/>
          <table:table-cell table:formula="of:=CONCATENATE([.$P$1];[.J92];[.$Q$1];[.$N$3];[.A92];[.$O$3];[.$Q$1];[.$N$3];[.B92];[.$O$3];[.$Q$1];[.$N$2];[.E92];[.$O$2];[.$Q$1];[.$N$2];[.C92];[.$O$2];[.$Q$1];[.$N$2];[.F92];[.$O$2];[.$Q$1];[.$N$2];[.D92];[.$O$2];[.$O$2])" office:value-type="string" office:string-value="insert into creatives values (94,'some description94','http://domain94.com',(),('UK','US'),(),())" calcext:value-type="string">
            <text:p>insert into creatives values (94,'some description94','http://domain94.com',(),('UK','US'),(),())</text:p>
          </table:table-cell>
          <table:table-cell/>
        </table:table-row>
        <table:table-row table:style-name="ro2">
          <table:table-cell table:formula="of:=CONCATENATE([.A$1];[.J93])" office:value-type="string" office:string-value="some description95" calcext:value-type="string">
            <text:p>some description95</text:p>
          </table:table-cell>
          <table:table-cell table:formula="of:=CONCATENATE([.B$1];[.$J93];[.$M$2])" office:value-type="string" office:string-value="http://domain95.com" calcext:value-type="string">
            <text:p>http://domain95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5"/>
          <table:table-cell table:formula="of:=CONCATENATE([.$P$1];[.J93];[.$Q$1];[.$N$3];[.A93];[.$O$3];[.$Q$1];[.$N$3];[.B93];[.$O$3];[.$Q$1];[.$N$2];[.E93];[.$O$2];[.$Q$1];[.$N$2];[.C93];[.$O$2];[.$Q$1];[.$N$2];[.F93];[.$O$2];[.$Q$1];[.$N$2];[.D93];[.$O$2];[.$O$2])" office:value-type="string" office:string-value="insert into creatives values (95,'some description95','http://domain95.com',(),('UK','US'),(),())" calcext:value-type="string">
            <text:p>insert into creatives values (95,'some description95','http://domain95.com',(),('UK','US'),(),())</text:p>
          </table:table-cell>
          <table:table-cell/>
        </table:table-row>
        <table:table-row table:style-name="ro2">
          <table:table-cell table:formula="of:=CONCATENATE([.A$1];[.J94])" office:value-type="string" office:string-value="some description96" calcext:value-type="string">
            <text:p>some description96</text:p>
          </table:table-cell>
          <table:table-cell table:formula="of:=CONCATENATE([.B$1];[.$J94];[.$M$2])" office:value-type="string" office:string-value="http://domain96.com" calcext:value-type="string">
            <text:p>http://domain96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table:number-columns-repeated="5"/>
          <table:table-cell table:formula="of:=CONCATENATE([.$P$1];[.J94];[.$Q$1];[.$N$3];[.A94];[.$O$3];[.$Q$1];[.$N$3];[.B94];[.$O$3];[.$Q$1];[.$N$2];[.E94];[.$O$2];[.$Q$1];[.$N$2];[.C94];[.$O$2];[.$Q$1];[.$N$2];[.F94];[.$O$2];[.$Q$1];[.$N$2];[.D94];[.$O$2];[.$O$2])" office:value-type="string" office:string-value="insert into creatives values (96,'some description96','http://domain96.com',(),('UK','US'),(),())" calcext:value-type="string">
            <text:p>insert into creatives values (96,'some description96','http://domain96.com',(),('UK','US'),(),())</text:p>
          </table:table-cell>
          <table:table-cell/>
        </table:table-row>
        <table:table-row table:style-name="ro2">
          <table:table-cell table:formula="of:=CONCATENATE([.A$1];[.J95])" office:value-type="string" office:string-value="some description97" calcext:value-type="string">
            <text:p>some description97</text:p>
          </table:table-cell>
          <table:table-cell table:formula="of:=CONCATENATE([.B$1];[.$J95];[.$M$2])" office:value-type="string" office:string-value="http://domain97.com" calcext:value-type="string">
            <text:p>http://domain97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5"/>
          <table:table-cell table:formula="of:=CONCATENATE([.$P$1];[.J95];[.$Q$1];[.$N$3];[.A95];[.$O$3];[.$Q$1];[.$N$3];[.B95];[.$O$3];[.$Q$1];[.$N$2];[.E95];[.$O$2];[.$Q$1];[.$N$2];[.C95];[.$O$2];[.$Q$1];[.$N$2];[.F95];[.$O$2];[.$Q$1];[.$N$2];[.D95];[.$O$2];[.$O$2])" office:value-type="string" office:string-value="insert into creatives values (97,'some description97','http://domain97.com',(),('UK','US'),(),())" calcext:value-type="string">
            <text:p>insert into creatives values (97,'some description97','http://domain97.com',(),('UK','US'),(),())</text:p>
          </table:table-cell>
          <table:table-cell/>
        </table:table-row>
        <table:table-row table:style-name="ro2">
          <table:table-cell table:formula="of:=CONCATENATE([.A$1];[.J96])" office:value-type="string" office:string-value="some description98" calcext:value-type="string">
            <text:p>some description98</text:p>
          </table:table-cell>
          <table:table-cell table:formula="of:=CONCATENATE([.B$1];[.$J96];[.$M$2])" office:value-type="string" office:string-value="http://domain98.com" calcext:value-type="string">
            <text:p>http://domain98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5"/>
          <table:table-cell table:formula="of:=CONCATENATE([.$P$1];[.J96];[.$Q$1];[.$N$3];[.A96];[.$O$3];[.$Q$1];[.$N$3];[.B96];[.$O$3];[.$Q$1];[.$N$2];[.E96];[.$O$2];[.$Q$1];[.$N$2];[.C96];[.$O$2];[.$Q$1];[.$N$2];[.F96];[.$O$2];[.$Q$1];[.$N$2];[.D96];[.$O$2];[.$O$2])" office:value-type="string" office:string-value="insert into creatives values (98,'some description98','http://domain98.com',(),('UK','US'),(),())" calcext:value-type="string">
            <text:p>insert into creatives values (98,'some description98','http://domain98.com',(),('UK','US'),(),())</text:p>
          </table:table-cell>
          <table:table-cell/>
        </table:table-row>
        <table:table-row table:style-name="ro2">
          <table:table-cell table:formula="of:=CONCATENATE([.A$1];[.J97])" office:value-type="string" office:string-value="some description99" calcext:value-type="string">
            <text:p>some description99</text:p>
          </table:table-cell>
          <table:table-cell table:formula="of:=CONCATENATE([.B$1];[.$J97];[.$M$2])" office:value-type="string" office:string-value="http://domain99.com" calcext:value-type="string">
            <text:p>http://domain99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5"/>
          <table:table-cell table:formula="of:=CONCATENATE([.$P$1];[.J97];[.$Q$1];[.$N$3];[.A97];[.$O$3];[.$Q$1];[.$N$3];[.B97];[.$O$3];[.$Q$1];[.$N$2];[.E97];[.$O$2];[.$Q$1];[.$N$2];[.C97];[.$O$2];[.$Q$1];[.$N$2];[.F97];[.$O$2];[.$Q$1];[.$N$2];[.D97];[.$O$2];[.$O$2])" office:value-type="string" office:string-value="insert into creatives values (99,'some description99','http://domain99.com',(),('UK','US'),(),())" calcext:value-type="string">
            <text:p>insert into creatives values (99,'some description99','http://domain99.com',(),('UK','US'),(),())</text:p>
          </table:table-cell>
          <table:table-cell/>
        </table:table-row>
        <table:table-row table:style-name="ro2">
          <table:table-cell table:formula="of:=CONCATENATE([.A$1];[.J98])" office:value-type="string" office:string-value="some description100" calcext:value-type="string">
            <text:p>some description100</text:p>
          </table:table-cell>
          <table:table-cell table:formula="of:=CONCATENATE([.B$1];[.$J98];[.$M$2])" office:value-type="string" office:string-value="http://domain100.com" calcext:value-type="string">
            <text:p>http://domain100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"/>
          <table:table-cell table:formula="of:=CONCATENATE([.$P$1];[.J98];[.$Q$1];[.$N$3];[.A98];[.$O$3];[.$Q$1];[.$N$3];[.B98];[.$O$3];[.$Q$1];[.$N$2];[.E98];[.$O$2];[.$Q$1];[.$N$2];[.C98];[.$O$2];[.$Q$1];[.$N$2];[.F98];[.$O$2];[.$Q$1];[.$N$2];[.D98];[.$O$2];[.$O$2])" office:value-type="string" office:string-value="insert into creatives values (100,'some description100','http://domain100.com',(),('UK','US'),(),())" calcext:value-type="string">
            <text:p>insert into creatives values (100,'some description100','http://domain100.com',(),('UK','US'),(),())</text:p>
          </table:table-cell>
          <table:table-cell/>
        </table:table-row>
        <table:table-row table:style-name="ro2">
          <table:table-cell table:formula="of:=CONCATENATE([.A$1];[.J99])" office:value-type="string" office:string-value="some description101" calcext:value-type="string">
            <text:p>some description101</text:p>
          </table:table-cell>
          <table:table-cell table:formula="of:=CONCATENATE([.B$1];[.$J99];[.$M$2])" office:value-type="string" office:string-value="http://domain101.com" calcext:value-type="string">
            <text:p>http://domain101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101" calcext:value-type="float">
            <text:p>101</text:p>
          </table:table-cell>
          <table:table-cell table:number-columns-repeated="5"/>
          <table:table-cell table:formula="of:=CONCATENATE([.$P$1];[.J99];[.$Q$1];[.$N$3];[.A99];[.$O$3];[.$Q$1];[.$N$3];[.B99];[.$O$3];[.$Q$1];[.$N$2];[.E99];[.$O$2];[.$Q$1];[.$N$2];[.C99];[.$O$2];[.$Q$1];[.$N$2];[.F99];[.$O$2];[.$Q$1];[.$N$2];[.D99];[.$O$2];[.$O$2])" office:value-type="string" office:string-value="insert into creatives values (101,'some description101','http://domain101.com',(),('UK','US'),(),())" calcext:value-type="string">
            <text:p>insert into creatives values (101,'some description101','http://domain101.com',(),('UK','US'),(),())</text:p>
          </table:table-cell>
          <table:table-cell/>
        </table:table-row>
        <table:table-row table:style-name="ro2">
          <table:table-cell table:formula="of:=CONCATENATE([.A$1];[.J100])" office:value-type="string" office:string-value="some description102" calcext:value-type="string">
            <text:p>some description102</text:p>
          </table:table-cell>
          <table:table-cell table:formula="of:=CONCATENATE([.B$1];[.$J100];[.$M$2])" office:value-type="string" office:string-value="http://domain102.com" calcext:value-type="string">
            <text:p>http://domain102.com</text:p>
          </table:table-cell>
          <table:table-cell office:value-type="string" calcext:value-type="string">
            <text:p>'UK','US'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5"/>
          <table:table-cell table:formula="of:=CONCATENATE([.$P$1];[.J100];[.$Q$1];[.$N$3];[.A100];[.$O$3];[.$Q$1];[.$N$3];[.B100];[.$O$3];[.$Q$1];[.$N$2];[.E100];[.$O$2];[.$Q$1];[.$N$2];[.C100];[.$O$2];[.$Q$1];[.$N$2];[.F100];[.$O$2];[.$Q$1];[.$N$2];[.D100];[.$O$2];[.$O$2])" office:value-type="string" office:string-value="insert into creatives values (102,'some description102','http://domain102.com',(),('UK','US'),(),())" calcext:value-type="string">
            <text:p>insert into creatives values (102,'some description102','http://domain102.com',(),('UK','US'),(),())</text:p>
          </table:table-cell>
          <table:table-cell/>
        </table:table-row>
        <table:table-row table:style-name="ro2">
          <table:table-cell table:formula="of:=CONCATENATE([.A$1];[.J101])" office:value-type="string" office:string-value="some description103" calcext:value-type="string">
            <text:p>some description103</text:p>
          </table:table-cell>
          <table:table-cell table:formula="of:=CONCATENATE([.B$1];[.$J101];[.$M$2])" office:value-type="string" office:string-value="http://domain103.com" calcext:value-type="string">
            <text:p>http://domain103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5"/>
          <table:table-cell table:formula="of:=CONCATENATE([.$P$1];[.J101];[.$Q$1];[.$N$3];[.A101];[.$O$3];[.$Q$1];[.$N$3];[.B101];[.$O$3];[.$Q$1];[.$N$2];[.E101];[.$O$2];[.$Q$1];[.$N$2];[.C101];[.$O$2];[.$Q$1];[.$N$2];[.F101];[.$O$2];[.$Q$1];[.$N$2];[.D101];[.$O$2];[.$O$2])" office:value-type="string" office:string-value="insert into creatives values (103,'some description103','http://domain103.com',(),('UK','US','UA'),(),())" calcext:value-type="string">
            <text:p>insert into creatives values (103,'some description103','http://domain103.com',(),('UK','US','UA'),(),())</text:p>
          </table:table-cell>
          <table:table-cell/>
        </table:table-row>
        <table:table-row table:style-name="ro2">
          <table:table-cell table:formula="of:=CONCATENATE([.A$1];[.J102])" office:value-type="string" office:string-value="some description104" calcext:value-type="string">
            <text:p>some description104</text:p>
          </table:table-cell>
          <table:table-cell table:formula="of:=CONCATENATE([.B$1];[.$J102];[.$M$2])" office:value-type="string" office:string-value="http://domain104.com" calcext:value-type="string">
            <text:p>http://domain104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table:number-columns-repeated="5"/>
          <table:table-cell table:formula="of:=CONCATENATE([.$P$1];[.J102];[.$Q$1];[.$N$3];[.A102];[.$O$3];[.$Q$1];[.$N$3];[.B102];[.$O$3];[.$Q$1];[.$N$2];[.E102];[.$O$2];[.$Q$1];[.$N$2];[.C102];[.$O$2];[.$Q$1];[.$N$2];[.F102];[.$O$2];[.$Q$1];[.$N$2];[.D102];[.$O$2];[.$O$2])" office:value-type="string" office:string-value="insert into creatives values (104,'some description104','http://domain104.com',(),('UK','US','UA'),(),())" calcext:value-type="string">
            <text:p>insert into creatives values (104,'some description104','http://domain104.com',(),('UK','US','UA'),(),())</text:p>
          </table:table-cell>
          <table:table-cell/>
        </table:table-row>
        <table:table-row table:style-name="ro2">
          <table:table-cell table:formula="of:=CONCATENATE([.A$1];[.J103])" office:value-type="string" office:string-value="some description105" calcext:value-type="string">
            <text:p>some description105</text:p>
          </table:table-cell>
          <table:table-cell table:formula="of:=CONCATENATE([.B$1];[.$J103];[.$M$2])" office:value-type="string" office:string-value="http://domain105.com" calcext:value-type="string">
            <text:p>http://domain105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table:number-columns-repeated="5"/>
          <table:table-cell table:formula="of:=CONCATENATE([.$P$1];[.J103];[.$Q$1];[.$N$3];[.A103];[.$O$3];[.$Q$1];[.$N$3];[.B103];[.$O$3];[.$Q$1];[.$N$2];[.E103];[.$O$2];[.$Q$1];[.$N$2];[.C103];[.$O$2];[.$Q$1];[.$N$2];[.F103];[.$O$2];[.$Q$1];[.$N$2];[.D103];[.$O$2];[.$O$2])" office:value-type="string" office:string-value="insert into creatives values (105,'some description105','http://domain105.com',(),('UK','US','UA'),(),())" calcext:value-type="string">
            <text:p>insert into creatives values (105,'some description105','http://domain105.com',(),('UK','US','UA'),(),())</text:p>
          </table:table-cell>
          <table:table-cell/>
        </table:table-row>
        <table:table-row table:style-name="ro2">
          <table:table-cell table:formula="of:=CONCATENATE([.A$1];[.J104])" office:value-type="string" office:string-value="some description106" calcext:value-type="string">
            <text:p>some description106</text:p>
          </table:table-cell>
          <table:table-cell table:formula="of:=CONCATENATE([.B$1];[.$J104];[.$M$2])" office:value-type="string" office:string-value="http://domain106.com" calcext:value-type="string">
            <text:p>http://domain106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06" calcext:value-type="float">
            <text:p>106</text:p>
          </table:table-cell>
          <table:table-cell table:number-columns-repeated="5"/>
          <table:table-cell table:formula="of:=CONCATENATE([.$P$1];[.J104];[.$Q$1];[.$N$3];[.A104];[.$O$3];[.$Q$1];[.$N$3];[.B104];[.$O$3];[.$Q$1];[.$N$2];[.E104];[.$O$2];[.$Q$1];[.$N$2];[.C104];[.$O$2];[.$Q$1];[.$N$2];[.F104];[.$O$2];[.$Q$1];[.$N$2];[.D104];[.$O$2];[.$O$2])" office:value-type="string" office:string-value="insert into creatives values (106,'some description106','http://domain106.com',(),('UK','US','UA'),(),())" calcext:value-type="string">
            <text:p>insert into creatives values (106,'some description106','http://domain106.com',(),('UK','US','UA'),(),())</text:p>
          </table:table-cell>
          <table:table-cell/>
        </table:table-row>
        <table:table-row table:style-name="ro2">
          <table:table-cell table:formula="of:=CONCATENATE([.A$1];[.J105])" office:value-type="string" office:string-value="some description107" calcext:value-type="string">
            <text:p>some description107</text:p>
          </table:table-cell>
          <table:table-cell table:formula="of:=CONCATENATE([.B$1];[.$J105];[.$M$2])" office:value-type="string" office:string-value="http://domain107.com" calcext:value-type="string">
            <text:p>http://domain107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table:number-columns-repeated="5"/>
          <table:table-cell table:formula="of:=CONCATENATE([.$P$1];[.J105];[.$Q$1];[.$N$3];[.A105];[.$O$3];[.$Q$1];[.$N$3];[.B105];[.$O$3];[.$Q$1];[.$N$2];[.E105];[.$O$2];[.$Q$1];[.$N$2];[.C105];[.$O$2];[.$Q$1];[.$N$2];[.F105];[.$O$2];[.$Q$1];[.$N$2];[.D105];[.$O$2];[.$O$2])" office:value-type="string" office:string-value="insert into creatives values (107,'some description107','http://domain107.com',(),('UK','US','UA'),(),())" calcext:value-type="string">
            <text:p>insert into creatives values (107,'some description107','http://domain107.com',(),('UK','US','UA'),(),())</text:p>
          </table:table-cell>
          <table:table-cell/>
        </table:table-row>
        <table:table-row table:style-name="ro2">
          <table:table-cell table:formula="of:=CONCATENATE([.A$1];[.J106])" office:value-type="string" office:string-value="some description108" calcext:value-type="string">
            <text:p>some description108</text:p>
          </table:table-cell>
          <table:table-cell table:formula="of:=CONCATENATE([.B$1];[.$J106];[.$M$2])" office:value-type="string" office:string-value="http://domain108.com" calcext:value-type="string">
            <text:p>http://domain108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5"/>
          <table:table-cell table:formula="of:=CONCATENATE([.$P$1];[.J106];[.$Q$1];[.$N$3];[.A106];[.$O$3];[.$Q$1];[.$N$3];[.B106];[.$O$3];[.$Q$1];[.$N$2];[.E106];[.$O$2];[.$Q$1];[.$N$2];[.C106];[.$O$2];[.$Q$1];[.$N$2];[.F106];[.$O$2];[.$Q$1];[.$N$2];[.D106];[.$O$2];[.$O$2])" office:value-type="string" office:string-value="insert into creatives values (108,'some description108','http://domain108.com',(),('UK','US','UA'),(),())" calcext:value-type="string">
            <text:p>insert into creatives values (108,'some description108','http://domain108.com',(),('UK','US','UA'),(),())</text:p>
          </table:table-cell>
          <table:table-cell/>
        </table:table-row>
        <table:table-row table:style-name="ro2">
          <table:table-cell table:formula="of:=CONCATENATE([.A$1];[.J107])" office:value-type="string" office:string-value="some description109" calcext:value-type="string">
            <text:p>some description109</text:p>
          </table:table-cell>
          <table:table-cell table:formula="of:=CONCATENATE([.B$1];[.$J107];[.$M$2])" office:value-type="string" office:string-value="http://domain109.com" calcext:value-type="string">
            <text:p>http://domain109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09" calcext:value-type="float">
            <text:p>109</text:p>
          </table:table-cell>
          <table:table-cell table:number-columns-repeated="5"/>
          <table:table-cell table:formula="of:=CONCATENATE([.$P$1];[.J107];[.$Q$1];[.$N$3];[.A107];[.$O$3];[.$Q$1];[.$N$3];[.B107];[.$O$3];[.$Q$1];[.$N$2];[.E107];[.$O$2];[.$Q$1];[.$N$2];[.C107];[.$O$2];[.$Q$1];[.$N$2];[.F107];[.$O$2];[.$Q$1];[.$N$2];[.D107];[.$O$2];[.$O$2])" office:value-type="string" office:string-value="insert into creatives values (109,'some description109','http://domain109.com',(),('UK','US','UA'),(),())" calcext:value-type="string">
            <text:p>insert into creatives values (109,'some description109','http://domain109.com',(),('UK','US','UA'),(),())</text:p>
          </table:table-cell>
          <table:table-cell/>
        </table:table-row>
        <table:table-row table:style-name="ro2">
          <table:table-cell table:formula="of:=CONCATENATE([.A$1];[.J108])" office:value-type="string" office:string-value="some description110" calcext:value-type="string">
            <text:p>some description110</text:p>
          </table:table-cell>
          <table:table-cell table:formula="of:=CONCATENATE([.B$1];[.$J108];[.$M$2])" office:value-type="string" office:string-value="http://domain110.com" calcext:value-type="string">
            <text:p>http://domain110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5"/>
          <table:table-cell table:formula="of:=CONCATENATE([.$P$1];[.J108];[.$Q$1];[.$N$3];[.A108];[.$O$3];[.$Q$1];[.$N$3];[.B108];[.$O$3];[.$Q$1];[.$N$2];[.E108];[.$O$2];[.$Q$1];[.$N$2];[.C108];[.$O$2];[.$Q$1];[.$N$2];[.F108];[.$O$2];[.$Q$1];[.$N$2];[.D108];[.$O$2];[.$O$2])" office:value-type="string" office:string-value="insert into creatives values (110,'some description110','http://domain110.com',(),('UK','US','UA'),(),())" calcext:value-type="string">
            <text:p>insert into creatives values (110,'some description110','http://domain110.com',(),('UK','US','UA'),(),())</text:p>
          </table:table-cell>
          <table:table-cell/>
        </table:table-row>
        <table:table-row table:style-name="ro2">
          <table:table-cell table:formula="of:=CONCATENATE([.A$1];[.J109])" office:value-type="string" office:string-value="some description111" calcext:value-type="string">
            <text:p>some description111</text:p>
          </table:table-cell>
          <table:table-cell table:formula="of:=CONCATENATE([.B$1];[.$J109];[.$M$2])" office:value-type="string" office:string-value="http://domain111.com" calcext:value-type="string">
            <text:p>http://domain111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1" calcext:value-type="float">
            <text:p>111</text:p>
          </table:table-cell>
          <table:table-cell table:number-columns-repeated="5"/>
          <table:table-cell table:formula="of:=CONCATENATE([.$P$1];[.J109];[.$Q$1];[.$N$3];[.A109];[.$O$3];[.$Q$1];[.$N$3];[.B109];[.$O$3];[.$Q$1];[.$N$2];[.E109];[.$O$2];[.$Q$1];[.$N$2];[.C109];[.$O$2];[.$Q$1];[.$N$2];[.F109];[.$O$2];[.$Q$1];[.$N$2];[.D109];[.$O$2];[.$O$2])" office:value-type="string" office:string-value="insert into creatives values (111,'some description111','http://domain111.com',(),('UK','US','UA'),(),())" calcext:value-type="string">
            <text:p>insert into creatives values (111,'some description111','http://domain111.com',(),('UK','US','UA'),(),())</text:p>
          </table:table-cell>
          <table:table-cell/>
        </table:table-row>
        <table:table-row table:style-name="ro2">
          <table:table-cell table:formula="of:=CONCATENATE([.A$1];[.J110])" office:value-type="string" office:string-value="some description112" calcext:value-type="string">
            <text:p>some description112</text:p>
          </table:table-cell>
          <table:table-cell table:formula="of:=CONCATENATE([.B$1];[.$J110];[.$M$2])" office:value-type="string" office:string-value="http://domain112.com" calcext:value-type="string">
            <text:p>http://domain112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5"/>
          <table:table-cell table:formula="of:=CONCATENATE([.$P$1];[.J110];[.$Q$1];[.$N$3];[.A110];[.$O$3];[.$Q$1];[.$N$3];[.B110];[.$O$3];[.$Q$1];[.$N$2];[.E110];[.$O$2];[.$Q$1];[.$N$2];[.C110];[.$O$2];[.$Q$1];[.$N$2];[.F110];[.$O$2];[.$Q$1];[.$N$2];[.D110];[.$O$2];[.$O$2])" office:value-type="string" office:string-value="insert into creatives values (112,'some description112','http://domain112.com',(),('UK','US','UA'),(),())" calcext:value-type="string">
            <text:p>insert into creatives values (112,'some description112','http://domain112.com',(),('UK','US','UA'),(),())</text:p>
          </table:table-cell>
          <table:table-cell/>
        </table:table-row>
        <table:table-row table:style-name="ro2">
          <table:table-cell table:formula="of:=CONCATENATE([.A$1];[.J111])" office:value-type="string" office:string-value="some description113" calcext:value-type="string">
            <text:p>some description113</text:p>
          </table:table-cell>
          <table:table-cell table:formula="of:=CONCATENATE([.B$1];[.$J111];[.$M$2])" office:value-type="string" office:string-value="http://domain113.com" calcext:value-type="string">
            <text:p>http://domain113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3" calcext:value-type="float">
            <text:p>113</text:p>
          </table:table-cell>
          <table:table-cell table:number-columns-repeated="5"/>
          <table:table-cell table:formula="of:=CONCATENATE([.$P$1];[.J111];[.$Q$1];[.$N$3];[.A111];[.$O$3];[.$Q$1];[.$N$3];[.B111];[.$O$3];[.$Q$1];[.$N$2];[.E111];[.$O$2];[.$Q$1];[.$N$2];[.C111];[.$O$2];[.$Q$1];[.$N$2];[.F111];[.$O$2];[.$Q$1];[.$N$2];[.D111];[.$O$2];[.$O$2])" office:value-type="string" office:string-value="insert into creatives values (113,'some description113','http://domain113.com',(),('UK','US','UA'),(),())" calcext:value-type="string">
            <text:p>insert into creatives values (113,'some description113','http://domain113.com',(),('UK','US','UA'),(),())</text:p>
          </table:table-cell>
          <table:table-cell/>
        </table:table-row>
        <table:table-row table:style-name="ro2">
          <table:table-cell table:formula="of:=CONCATENATE([.A$1];[.J112])" office:value-type="string" office:string-value="some description114" calcext:value-type="string">
            <text:p>some description114</text:p>
          </table:table-cell>
          <table:table-cell table:formula="of:=CONCATENATE([.B$1];[.$J112];[.$M$2])" office:value-type="string" office:string-value="http://domain114.com" calcext:value-type="string">
            <text:p>http://domain114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4" calcext:value-type="float">
            <text:p>114</text:p>
          </table:table-cell>
          <table:table-cell table:number-columns-repeated="5"/>
          <table:table-cell table:formula="of:=CONCATENATE([.$P$1];[.J112];[.$Q$1];[.$N$3];[.A112];[.$O$3];[.$Q$1];[.$N$3];[.B112];[.$O$3];[.$Q$1];[.$N$2];[.E112];[.$O$2];[.$Q$1];[.$N$2];[.C112];[.$O$2];[.$Q$1];[.$N$2];[.F112];[.$O$2];[.$Q$1];[.$N$2];[.D112];[.$O$2];[.$O$2])" office:value-type="string" office:string-value="insert into creatives values (114,'some description114','http://domain114.com',(),('UK','US','UA'),(),())" calcext:value-type="string">
            <text:p>insert into creatives values (114,'some description114','http://domain114.com',(),('UK','US','UA'),(),())</text:p>
          </table:table-cell>
          <table:table-cell/>
        </table:table-row>
        <table:table-row table:style-name="ro2">
          <table:table-cell table:formula="of:=CONCATENATE([.A$1];[.J113])" office:value-type="string" office:string-value="some description115" calcext:value-type="string">
            <text:p>some description115</text:p>
          </table:table-cell>
          <table:table-cell table:formula="of:=CONCATENATE([.B$1];[.$J113];[.$M$2])" office:value-type="string" office:string-value="http://domain115.com" calcext:value-type="string">
            <text:p>http://domain115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table:number-columns-repeated="5"/>
          <table:table-cell table:formula="of:=CONCATENATE([.$P$1];[.J113];[.$Q$1];[.$N$3];[.A113];[.$O$3];[.$Q$1];[.$N$3];[.B113];[.$O$3];[.$Q$1];[.$N$2];[.E113];[.$O$2];[.$Q$1];[.$N$2];[.C113];[.$O$2];[.$Q$1];[.$N$2];[.F113];[.$O$2];[.$Q$1];[.$N$2];[.D113];[.$O$2];[.$O$2])" office:value-type="string" office:string-value="insert into creatives values (115,'some description115','http://domain115.com',(),('UK','US','UA'),(),())" calcext:value-type="string">
            <text:p>insert into creatives values (115,'some description115','http://domain115.com',(),('UK','US','UA'),(),())</text:p>
          </table:table-cell>
          <table:table-cell/>
        </table:table-row>
        <table:table-row table:style-name="ro2">
          <table:table-cell table:formula="of:=CONCATENATE([.A$1];[.J114])" office:value-type="string" office:string-value="some description116" calcext:value-type="string">
            <text:p>some description116</text:p>
          </table:table-cell>
          <table:table-cell table:formula="of:=CONCATENATE([.B$1];[.$J114];[.$M$2])" office:value-type="string" office:string-value="http://domain116.com" calcext:value-type="string">
            <text:p>http://domain116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 table:number-columns-repeated="5"/>
          <table:table-cell table:formula="of:=CONCATENATE([.$P$1];[.J114];[.$Q$1];[.$N$3];[.A114];[.$O$3];[.$Q$1];[.$N$3];[.B114];[.$O$3];[.$Q$1];[.$N$2];[.E114];[.$O$2];[.$Q$1];[.$N$2];[.C114];[.$O$2];[.$Q$1];[.$N$2];[.F114];[.$O$2];[.$Q$1];[.$N$2];[.D114];[.$O$2];[.$O$2])" office:value-type="string" office:string-value="insert into creatives values (116,'some description116','http://domain116.com',(),('UK','US','UA'),(),())" calcext:value-type="string">
            <text:p>insert into creatives values (116,'some description116','http://domain116.com',(),('UK','US','UA'),(),())</text:p>
          </table:table-cell>
          <table:table-cell/>
        </table:table-row>
        <table:table-row table:style-name="ro2">
          <table:table-cell table:formula="of:=CONCATENATE([.A$1];[.J115])" office:value-type="string" office:string-value="some description117" calcext:value-type="string">
            <text:p>some description117</text:p>
          </table:table-cell>
          <table:table-cell table:formula="of:=CONCATENATE([.B$1];[.$J115];[.$M$2])" office:value-type="string" office:string-value="http://domain117.com" calcext:value-type="string">
            <text:p>http://domain117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7" calcext:value-type="float">
            <text:p>117</text:p>
          </table:table-cell>
          <table:table-cell table:number-columns-repeated="5"/>
          <table:table-cell table:formula="of:=CONCATENATE([.$P$1];[.J115];[.$Q$1];[.$N$3];[.A115];[.$O$3];[.$Q$1];[.$N$3];[.B115];[.$O$3];[.$Q$1];[.$N$2];[.E115];[.$O$2];[.$Q$1];[.$N$2];[.C115];[.$O$2];[.$Q$1];[.$N$2];[.F115];[.$O$2];[.$Q$1];[.$N$2];[.D115];[.$O$2];[.$O$2])" office:value-type="string" office:string-value="insert into creatives values (117,'some description117','http://domain117.com',(),('UK','US','UA'),(),())" calcext:value-type="string">
            <text:p>insert into creatives values (117,'some description117','http://domain117.com',(),('UK','US','UA'),(),())</text:p>
          </table:table-cell>
          <table:table-cell/>
        </table:table-row>
        <table:table-row table:style-name="ro2">
          <table:table-cell table:formula="of:=CONCATENATE([.A$1];[.J116])" office:value-type="string" office:string-value="some description118" calcext:value-type="string">
            <text:p>some description118</text:p>
          </table:table-cell>
          <table:table-cell table:formula="of:=CONCATENATE([.B$1];[.$J116];[.$M$2])" office:value-type="string" office:string-value="http://domain118.com" calcext:value-type="string">
            <text:p>http://domain118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table:number-columns-repeated="5"/>
          <table:table-cell table:formula="of:=CONCATENATE([.$P$1];[.J116];[.$Q$1];[.$N$3];[.A116];[.$O$3];[.$Q$1];[.$N$3];[.B116];[.$O$3];[.$Q$1];[.$N$2];[.E116];[.$O$2];[.$Q$1];[.$N$2];[.C116];[.$O$2];[.$Q$1];[.$N$2];[.F116];[.$O$2];[.$Q$1];[.$N$2];[.D116];[.$O$2];[.$O$2])" office:value-type="string" office:string-value="insert into creatives values (118,'some description118','http://domain118.com',(),('UK','US','UA'),(),())" calcext:value-type="string">
            <text:p>insert into creatives values (118,'some description118','http://domain118.com',(),('UK','US','UA'),(),())</text:p>
          </table:table-cell>
          <table:table-cell/>
        </table:table-row>
        <table:table-row table:style-name="ro2">
          <table:table-cell table:formula="of:=CONCATENATE([.A$1];[.J117])" office:value-type="string" office:string-value="some description119" calcext:value-type="string">
            <text:p>some description119</text:p>
          </table:table-cell>
          <table:table-cell table:formula="of:=CONCATENATE([.B$1];[.$J117];[.$M$2])" office:value-type="string" office:string-value="http://domain119.com" calcext:value-type="string">
            <text:p>http://domain119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table:number-columns-repeated="5"/>
          <table:table-cell table:formula="of:=CONCATENATE([.$P$1];[.J117];[.$Q$1];[.$N$3];[.A117];[.$O$3];[.$Q$1];[.$N$3];[.B117];[.$O$3];[.$Q$1];[.$N$2];[.E117];[.$O$2];[.$Q$1];[.$N$2];[.C117];[.$O$2];[.$Q$1];[.$N$2];[.F117];[.$O$2];[.$Q$1];[.$N$2];[.D117];[.$O$2];[.$O$2])" office:value-type="string" office:string-value="insert into creatives values (119,'some description119','http://domain119.com',(),('UK','US','UA'),(),())" calcext:value-type="string">
            <text:p>insert into creatives values (119,'some description119','http://domain119.com',(),('UK','US','UA'),(),())</text:p>
          </table:table-cell>
          <table:table-cell/>
        </table:table-row>
        <table:table-row table:style-name="ro2">
          <table:table-cell table:formula="of:=CONCATENATE([.A$1];[.J118])" office:value-type="string" office:string-value="some description120" calcext:value-type="string">
            <text:p>some description120</text:p>
          </table:table-cell>
          <table:table-cell table:formula="of:=CONCATENATE([.B$1];[.$J118];[.$M$2])" office:value-type="string" office:string-value="http://domain120.com" calcext:value-type="string">
            <text:p>http://domain120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5"/>
          <table:table-cell table:formula="of:=CONCATENATE([.$P$1];[.J118];[.$Q$1];[.$N$3];[.A118];[.$O$3];[.$Q$1];[.$N$3];[.B118];[.$O$3];[.$Q$1];[.$N$2];[.E118];[.$O$2];[.$Q$1];[.$N$2];[.C118];[.$O$2];[.$Q$1];[.$N$2];[.F118];[.$O$2];[.$Q$1];[.$N$2];[.D118];[.$O$2];[.$O$2])" office:value-type="string" office:string-value="insert into creatives values (120,'some description120','http://domain120.com',(),('UK','US','UA'),(),())" calcext:value-type="string">
            <text:p>insert into creatives values (120,'some description120','http://domain120.com',(),('UK','US','UA'),(),())</text:p>
          </table:table-cell>
          <table:table-cell/>
        </table:table-row>
        <table:table-row table:style-name="ro2">
          <table:table-cell table:formula="of:=CONCATENATE([.A$1];[.J119])" office:value-type="string" office:string-value="some description121" calcext:value-type="string">
            <text:p>some description121</text:p>
          </table:table-cell>
          <table:table-cell table:formula="of:=CONCATENATE([.B$1];[.$J119];[.$M$2])" office:value-type="string" office:string-value="http://domain121.com" calcext:value-type="string">
            <text:p>http://domain121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table:number-columns-repeated="5"/>
          <table:table-cell table:formula="of:=CONCATENATE([.$P$1];[.J119];[.$Q$1];[.$N$3];[.A119];[.$O$3];[.$Q$1];[.$N$3];[.B119];[.$O$3];[.$Q$1];[.$N$2];[.E119];[.$O$2];[.$Q$1];[.$N$2];[.C119];[.$O$2];[.$Q$1];[.$N$2];[.F119];[.$O$2];[.$Q$1];[.$N$2];[.D119];[.$O$2];[.$O$2])" office:value-type="string" office:string-value="insert into creatives values (121,'some description121','http://domain121.com',(),('UK','US','UA'),(),())" calcext:value-type="string">
            <text:p>insert into creatives values (121,'some description121','http://domain121.com',(),('UK','US','UA'),(),())</text:p>
          </table:table-cell>
          <table:table-cell/>
        </table:table-row>
        <table:table-row table:style-name="ro2">
          <table:table-cell table:formula="of:=CONCATENATE([.A$1];[.J120])" office:value-type="string" office:string-value="some description122" calcext:value-type="string">
            <text:p>some description122</text:p>
          </table:table-cell>
          <table:table-cell table:formula="of:=CONCATENATE([.B$1];[.$J120];[.$M$2])" office:value-type="string" office:string-value="http://domain122.com" calcext:value-type="string">
            <text:p>http://domain122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table:number-columns-repeated="5"/>
          <table:table-cell table:formula="of:=CONCATENATE([.$P$1];[.J120];[.$Q$1];[.$N$3];[.A120];[.$O$3];[.$Q$1];[.$N$3];[.B120];[.$O$3];[.$Q$1];[.$N$2];[.E120];[.$O$2];[.$Q$1];[.$N$2];[.C120];[.$O$2];[.$Q$1];[.$N$2];[.F120];[.$O$2];[.$Q$1];[.$N$2];[.D120];[.$O$2];[.$O$2])" office:value-type="string" office:string-value="insert into creatives values (122,'some description122','http://domain122.com',(),('UK','US','UA'),(),())" calcext:value-type="string">
            <text:p>insert into creatives values (122,'some description122','http://domain122.com',(),('UK','US','UA'),(),())</text:p>
          </table:table-cell>
          <table:table-cell/>
        </table:table-row>
        <table:table-row table:style-name="ro2">
          <table:table-cell table:formula="of:=CONCATENATE([.A$1];[.J121])" office:value-type="string" office:string-value="some description123" calcext:value-type="string">
            <text:p>some description123</text:p>
          </table:table-cell>
          <table:table-cell table:formula="of:=CONCATENATE([.B$1];[.$J121];[.$M$2])" office:value-type="string" office:string-value="http://domain123.com" calcext:value-type="string">
            <text:p>http://domain123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5"/>
          <table:table-cell table:formula="of:=CONCATENATE([.$P$1];[.J121];[.$Q$1];[.$N$3];[.A121];[.$O$3];[.$Q$1];[.$N$3];[.B121];[.$O$3];[.$Q$1];[.$N$2];[.E121];[.$O$2];[.$Q$1];[.$N$2];[.C121];[.$O$2];[.$Q$1];[.$N$2];[.F121];[.$O$2];[.$Q$1];[.$N$2];[.D121];[.$O$2];[.$O$2])" office:value-type="string" office:string-value="insert into creatives values (123,'some description123','http://domain123.com',(),('UK','US','UA'),(),())" calcext:value-type="string">
            <text:p>insert into creatives values (123,'some description123','http://domain123.com',(),('UK','US','UA'),(),())</text:p>
          </table:table-cell>
          <table:table-cell/>
        </table:table-row>
        <table:table-row table:style-name="ro2">
          <table:table-cell table:formula="of:=CONCATENATE([.A$1];[.J122])" office:value-type="string" office:string-value="some description124" calcext:value-type="string">
            <text:p>some description124</text:p>
          </table:table-cell>
          <table:table-cell table:formula="of:=CONCATENATE([.B$1];[.$J122];[.$M$2])" office:value-type="string" office:string-value="http://domain124.com" calcext:value-type="string">
            <text:p>http://domain124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table:number-columns-repeated="5"/>
          <table:table-cell table:formula="of:=CONCATENATE([.$P$1];[.J122];[.$Q$1];[.$N$3];[.A122];[.$O$3];[.$Q$1];[.$N$3];[.B122];[.$O$3];[.$Q$1];[.$N$2];[.E122];[.$O$2];[.$Q$1];[.$N$2];[.C122];[.$O$2];[.$Q$1];[.$N$2];[.F122];[.$O$2];[.$Q$1];[.$N$2];[.D122];[.$O$2];[.$O$2])" office:value-type="string" office:string-value="insert into creatives values (124,'some description124','http://domain124.com',(),('UK','US','UA'),(),())" calcext:value-type="string">
            <text:p>insert into creatives values (124,'some description124','http://domain124.com',(),('UK','US','UA'),(),())</text:p>
          </table:table-cell>
          <table:table-cell/>
        </table:table-row>
        <table:table-row table:style-name="ro2">
          <table:table-cell table:formula="of:=CONCATENATE([.A$1];[.J123])" office:value-type="string" office:string-value="some description125" calcext:value-type="string">
            <text:p>some description125</text:p>
          </table:table-cell>
          <table:table-cell table:formula="of:=CONCATENATE([.B$1];[.$J123];[.$M$2])" office:value-type="string" office:string-value="http://domain125.com" calcext:value-type="string">
            <text:p>http://domain125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table:number-columns-repeated="5"/>
          <table:table-cell table:formula="of:=CONCATENATE([.$P$1];[.J123];[.$Q$1];[.$N$3];[.A123];[.$O$3];[.$Q$1];[.$N$3];[.B123];[.$O$3];[.$Q$1];[.$N$2];[.E123];[.$O$2];[.$Q$1];[.$N$2];[.C123];[.$O$2];[.$Q$1];[.$N$2];[.F123];[.$O$2];[.$Q$1];[.$N$2];[.D123];[.$O$2];[.$O$2])" office:value-type="string" office:string-value="insert into creatives values (125,'some description125','http://domain125.com',(),('UK','US','UA'),(),())" calcext:value-type="string">
            <text:p>insert into creatives values (125,'some description125','http://domain125.com',(),('UK','US','UA'),(),())</text:p>
          </table:table-cell>
          <table:table-cell/>
        </table:table-row>
        <table:table-row table:style-name="ro2">
          <table:table-cell table:formula="of:=CONCATENATE([.A$1];[.J124])" office:value-type="string" office:string-value="some description126" calcext:value-type="string">
            <text:p>some description126</text:p>
          </table:table-cell>
          <table:table-cell table:formula="of:=CONCATENATE([.B$1];[.$J124];[.$M$2])" office:value-type="string" office:string-value="http://domain126.com" calcext:value-type="string">
            <text:p>http://domain126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table:number-columns-repeated="5"/>
          <table:table-cell table:formula="of:=CONCATENATE([.$P$1];[.J124];[.$Q$1];[.$N$3];[.A124];[.$O$3];[.$Q$1];[.$N$3];[.B124];[.$O$3];[.$Q$1];[.$N$2];[.E124];[.$O$2];[.$Q$1];[.$N$2];[.C124];[.$O$2];[.$Q$1];[.$N$2];[.F124];[.$O$2];[.$Q$1];[.$N$2];[.D124];[.$O$2];[.$O$2])" office:value-type="string" office:string-value="insert into creatives values (126,'some description126','http://domain126.com',(),('UK','US','UA'),(),())" calcext:value-type="string">
            <text:p>insert into creatives values (126,'some description126','http://domain126.com',(),('UK','US','UA'),(),())</text:p>
          </table:table-cell>
          <table:table-cell/>
        </table:table-row>
        <table:table-row table:style-name="ro2">
          <table:table-cell table:formula="of:=CONCATENATE([.A$1];[.J125])" office:value-type="string" office:string-value="some description127" calcext:value-type="string">
            <text:p>some description127</text:p>
          </table:table-cell>
          <table:table-cell table:formula="of:=CONCATENATE([.B$1];[.$J125];[.$M$2])" office:value-type="string" office:string-value="http://domain127.com" calcext:value-type="string">
            <text:p>http://domain127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table:number-columns-repeated="5"/>
          <table:table-cell table:formula="of:=CONCATENATE([.$P$1];[.J125];[.$Q$1];[.$N$3];[.A125];[.$O$3];[.$Q$1];[.$N$3];[.B125];[.$O$3];[.$Q$1];[.$N$2];[.E125];[.$O$2];[.$Q$1];[.$N$2];[.C125];[.$O$2];[.$Q$1];[.$N$2];[.F125];[.$O$2];[.$Q$1];[.$N$2];[.D125];[.$O$2];[.$O$2])" office:value-type="string" office:string-value="insert into creatives values (127,'some description127','http://domain127.com',(),('UK','US','UA'),(),())" calcext:value-type="string">
            <text:p>insert into creatives values (127,'some description127','http://domain127.com',(),('UK','US','UA'),(),())</text:p>
          </table:table-cell>
          <table:table-cell/>
        </table:table-row>
        <table:table-row table:style-name="ro2">
          <table:table-cell table:formula="of:=CONCATENATE([.A$1];[.J126])" office:value-type="string" office:string-value="some description128" calcext:value-type="string">
            <text:p>some description128</text:p>
          </table:table-cell>
          <table:table-cell table:formula="of:=CONCATENATE([.B$1];[.$J126];[.$M$2])" office:value-type="string" office:string-value="http://domain128.com" calcext:value-type="string">
            <text:p>http://domain128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table:number-columns-repeated="5"/>
          <table:table-cell table:formula="of:=CONCATENATE([.$P$1];[.J126];[.$Q$1];[.$N$3];[.A126];[.$O$3];[.$Q$1];[.$N$3];[.B126];[.$O$3];[.$Q$1];[.$N$2];[.E126];[.$O$2];[.$Q$1];[.$N$2];[.C126];[.$O$2];[.$Q$1];[.$N$2];[.F126];[.$O$2];[.$Q$1];[.$N$2];[.D126];[.$O$2];[.$O$2])" office:value-type="string" office:string-value="insert into creatives values (128,'some description128','http://domain128.com',(),('UK','US','UA'),(),())" calcext:value-type="string">
            <text:p>insert into creatives values (128,'some description128','http://domain128.com',(),('UK','US','UA'),(),())</text:p>
          </table:table-cell>
          <table:table-cell/>
        </table:table-row>
        <table:table-row table:style-name="ro2">
          <table:table-cell table:formula="of:=CONCATENATE([.A$1];[.J127])" office:value-type="string" office:string-value="some description129" calcext:value-type="string">
            <text:p>some description129</text:p>
          </table:table-cell>
          <table:table-cell table:formula="of:=CONCATENATE([.B$1];[.$J127];[.$M$2])" office:value-type="string" office:string-value="http://domain129.com" calcext:value-type="string">
            <text:p>http://domain129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29" calcext:value-type="float">
            <text:p>129</text:p>
          </table:table-cell>
          <table:table-cell table:number-columns-repeated="5"/>
          <table:table-cell table:formula="of:=CONCATENATE([.$P$1];[.J127];[.$Q$1];[.$N$3];[.A127];[.$O$3];[.$Q$1];[.$N$3];[.B127];[.$O$3];[.$Q$1];[.$N$2];[.E127];[.$O$2];[.$Q$1];[.$N$2];[.C127];[.$O$2];[.$Q$1];[.$N$2];[.F127];[.$O$2];[.$Q$1];[.$N$2];[.D127];[.$O$2];[.$O$2])" office:value-type="string" office:string-value="insert into creatives values (129,'some description129','http://domain129.com',(),('UK','US','UA'),(),())" calcext:value-type="string">
            <text:p>insert into creatives values (129,'some description129','http://domain129.com',(),('UK','US','UA'),(),())</text:p>
          </table:table-cell>
          <table:table-cell/>
        </table:table-row>
        <table:table-row table:style-name="ro2">
          <table:table-cell table:formula="of:=CONCATENATE([.A$1];[.J128])" office:value-type="string" office:string-value="some description130" calcext:value-type="string">
            <text:p>some description130</text:p>
          </table:table-cell>
          <table:table-cell table:formula="of:=CONCATENATE([.B$1];[.$J128];[.$M$2])" office:value-type="string" office:string-value="http://domain130.com" calcext:value-type="string">
            <text:p>http://domain130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table:number-columns-repeated="5"/>
          <table:table-cell table:formula="of:=CONCATENATE([.$P$1];[.J128];[.$Q$1];[.$N$3];[.A128];[.$O$3];[.$Q$1];[.$N$3];[.B128];[.$O$3];[.$Q$1];[.$N$2];[.E128];[.$O$2];[.$Q$1];[.$N$2];[.C128];[.$O$2];[.$Q$1];[.$N$2];[.F128];[.$O$2];[.$Q$1];[.$N$2];[.D128];[.$O$2];[.$O$2])" office:value-type="string" office:string-value="insert into creatives values (130,'some description130','http://domain130.com',(),('UK','US','UA'),(),())" calcext:value-type="string">
            <text:p>insert into creatives values (130,'some description130','http://domain130.com',(),('UK','US','UA'),(),())</text:p>
          </table:table-cell>
          <table:table-cell/>
        </table:table-row>
        <table:table-row table:style-name="ro2">
          <table:table-cell table:formula="of:=CONCATENATE([.A$1];[.J129])" office:value-type="string" office:string-value="some description131" calcext:value-type="string">
            <text:p>some description131</text:p>
          </table:table-cell>
          <table:table-cell table:formula="of:=CONCATENATE([.B$1];[.$J129];[.$M$2])" office:value-type="string" office:string-value="http://domain131.com" calcext:value-type="string">
            <text:p>http://domain131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1" calcext:value-type="float">
            <text:p>131</text:p>
          </table:table-cell>
          <table:table-cell table:number-columns-repeated="5"/>
          <table:table-cell table:formula="of:=CONCATENATE([.$P$1];[.J129];[.$Q$1];[.$N$3];[.A129];[.$O$3];[.$Q$1];[.$N$3];[.B129];[.$O$3];[.$Q$1];[.$N$2];[.E129];[.$O$2];[.$Q$1];[.$N$2];[.C129];[.$O$2];[.$Q$1];[.$N$2];[.F129];[.$O$2];[.$Q$1];[.$N$2];[.D129];[.$O$2];[.$O$2])" office:value-type="string" office:string-value="insert into creatives values (131,'some description131','http://domain131.com',(),('UK','US','UA'),(),())" calcext:value-type="string">
            <text:p>insert into creatives values (131,'some description131','http://domain131.com',(),('UK','US','UA'),(),())</text:p>
          </table:table-cell>
          <table:table-cell/>
        </table:table-row>
        <table:table-row table:style-name="ro2">
          <table:table-cell table:formula="of:=CONCATENATE([.A$1];[.J130])" office:value-type="string" office:string-value="some description132" calcext:value-type="string">
            <text:p>some description132</text:p>
          </table:table-cell>
          <table:table-cell table:formula="of:=CONCATENATE([.B$1];[.$J130];[.$M$2])" office:value-type="string" office:string-value="http://domain132.com" calcext:value-type="string">
            <text:p>http://domain132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2" calcext:value-type="float">
            <text:p>132</text:p>
          </table:table-cell>
          <table:table-cell table:number-columns-repeated="5"/>
          <table:table-cell table:formula="of:=CONCATENATE([.$P$1];[.J130];[.$Q$1];[.$N$3];[.A130];[.$O$3];[.$Q$1];[.$N$3];[.B130];[.$O$3];[.$Q$1];[.$N$2];[.E130];[.$O$2];[.$Q$1];[.$N$2];[.C130];[.$O$2];[.$Q$1];[.$N$2];[.F130];[.$O$2];[.$Q$1];[.$N$2];[.D130];[.$O$2];[.$O$2])" office:value-type="string" office:string-value="insert into creatives values (132,'some description132','http://domain132.com',(),('UK','US','UA'),(),())" calcext:value-type="string">
            <text:p>insert into creatives values (132,'some description132','http://domain132.com',(),('UK','US','UA'),(),())</text:p>
          </table:table-cell>
          <table:table-cell/>
        </table:table-row>
        <table:table-row table:style-name="ro2">
          <table:table-cell table:formula="of:=CONCATENATE([.A$1];[.J131])" office:value-type="string" office:string-value="some description133" calcext:value-type="string">
            <text:p>some description133</text:p>
          </table:table-cell>
          <table:table-cell table:formula="of:=CONCATENATE([.B$1];[.$J131];[.$M$2])" office:value-type="string" office:string-value="http://domain133.com" calcext:value-type="string">
            <text:p>http://domain133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3" calcext:value-type="float">
            <text:p>133</text:p>
          </table:table-cell>
          <table:table-cell table:number-columns-repeated="5"/>
          <table:table-cell table:formula="of:=CONCATENATE([.$P$1];[.J131];[.$Q$1];[.$N$3];[.A131];[.$O$3];[.$Q$1];[.$N$3];[.B131];[.$O$3];[.$Q$1];[.$N$2];[.E131];[.$O$2];[.$Q$1];[.$N$2];[.C131];[.$O$2];[.$Q$1];[.$N$2];[.F131];[.$O$2];[.$Q$1];[.$N$2];[.D131];[.$O$2];[.$O$2])" office:value-type="string" office:string-value="insert into creatives values (133,'some description133','http://domain133.com',(),('UK','US','UA'),(),())" calcext:value-type="string">
            <text:p>insert into creatives values (133,'some description133','http://domain133.com',(),('UK','US','UA'),(),())</text:p>
          </table:table-cell>
          <table:table-cell/>
        </table:table-row>
        <table:table-row table:style-name="ro2">
          <table:table-cell table:formula="of:=CONCATENATE([.A$1];[.J132])" office:value-type="string" office:string-value="some description134" calcext:value-type="string">
            <text:p>some description134</text:p>
          </table:table-cell>
          <table:table-cell table:formula="of:=CONCATENATE([.B$1];[.$J132];[.$M$2])" office:value-type="string" office:string-value="http://domain134.com" calcext:value-type="string">
            <text:p>http://domain134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4" calcext:value-type="float">
            <text:p>134</text:p>
          </table:table-cell>
          <table:table-cell table:number-columns-repeated="5"/>
          <table:table-cell table:formula="of:=CONCATENATE([.$P$1];[.J132];[.$Q$1];[.$N$3];[.A132];[.$O$3];[.$Q$1];[.$N$3];[.B132];[.$O$3];[.$Q$1];[.$N$2];[.E132];[.$O$2];[.$Q$1];[.$N$2];[.C132];[.$O$2];[.$Q$1];[.$N$2];[.F132];[.$O$2];[.$Q$1];[.$N$2];[.D132];[.$O$2];[.$O$2])" office:value-type="string" office:string-value="insert into creatives values (134,'some description134','http://domain134.com',(),('UK','US','UA'),(),())" calcext:value-type="string">
            <text:p>insert into creatives values (134,'some description134','http://domain134.com',(),('UK','US','UA'),(),())</text:p>
          </table:table-cell>
          <table:table-cell/>
        </table:table-row>
        <table:table-row table:style-name="ro2">
          <table:table-cell table:formula="of:=CONCATENATE([.A$1];[.J133])" office:value-type="string" office:string-value="some description135" calcext:value-type="string">
            <text:p>some description135</text:p>
          </table:table-cell>
          <table:table-cell table:formula="of:=CONCATENATE([.B$1];[.$J133];[.$M$2])" office:value-type="string" office:string-value="http://domain135.com" calcext:value-type="string">
            <text:p>http://domain135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 table:number-columns-repeated="5"/>
          <table:table-cell table:formula="of:=CONCATENATE([.$P$1];[.J133];[.$Q$1];[.$N$3];[.A133];[.$O$3];[.$Q$1];[.$N$3];[.B133];[.$O$3];[.$Q$1];[.$N$2];[.E133];[.$O$2];[.$Q$1];[.$N$2];[.C133];[.$O$2];[.$Q$1];[.$N$2];[.F133];[.$O$2];[.$Q$1];[.$N$2];[.D133];[.$O$2];[.$O$2])" office:value-type="string" office:string-value="insert into creatives values (135,'some description135','http://domain135.com',(),('UK','US','UA'),(),())" calcext:value-type="string">
            <text:p>insert into creatives values (135,'some description135','http://domain135.com',(),('UK','US','UA'),(),())</text:p>
          </table:table-cell>
          <table:table-cell/>
        </table:table-row>
        <table:table-row table:style-name="ro2">
          <table:table-cell table:formula="of:=CONCATENATE([.A$1];[.J134])" office:value-type="string" office:string-value="some description136" calcext:value-type="string">
            <text:p>some description136</text:p>
          </table:table-cell>
          <table:table-cell table:formula="of:=CONCATENATE([.B$1];[.$J134];[.$M$2])" office:value-type="string" office:string-value="http://domain136.com" calcext:value-type="string">
            <text:p>http://domain136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table:number-columns-repeated="5"/>
          <table:table-cell table:formula="of:=CONCATENATE([.$P$1];[.J134];[.$Q$1];[.$N$3];[.A134];[.$O$3];[.$Q$1];[.$N$3];[.B134];[.$O$3];[.$Q$1];[.$N$2];[.E134];[.$O$2];[.$Q$1];[.$N$2];[.C134];[.$O$2];[.$Q$1];[.$N$2];[.F134];[.$O$2];[.$Q$1];[.$N$2];[.D134];[.$O$2];[.$O$2])" office:value-type="string" office:string-value="insert into creatives values (136,'some description136','http://domain136.com',(),('UK','US','UA'),(),())" calcext:value-type="string">
            <text:p>insert into creatives values (136,'some description136','http://domain136.com',(),('UK','US','UA'),(),())</text:p>
          </table:table-cell>
          <table:table-cell/>
        </table:table-row>
        <table:table-row table:style-name="ro2">
          <table:table-cell table:formula="of:=CONCATENATE([.A$1];[.J135])" office:value-type="string" office:string-value="some description137" calcext:value-type="string">
            <text:p>some description137</text:p>
          </table:table-cell>
          <table:table-cell table:formula="of:=CONCATENATE([.B$1];[.$J135];[.$M$2])" office:value-type="string" office:string-value="http://domain137.com" calcext:value-type="string">
            <text:p>http://domain137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7" calcext:value-type="float">
            <text:p>137</text:p>
          </table:table-cell>
          <table:table-cell table:number-columns-repeated="5"/>
          <table:table-cell table:formula="of:=CONCATENATE([.$P$1];[.J135];[.$Q$1];[.$N$3];[.A135];[.$O$3];[.$Q$1];[.$N$3];[.B135];[.$O$3];[.$Q$1];[.$N$2];[.E135];[.$O$2];[.$Q$1];[.$N$2];[.C135];[.$O$2];[.$Q$1];[.$N$2];[.F135];[.$O$2];[.$Q$1];[.$N$2];[.D135];[.$O$2];[.$O$2])" office:value-type="string" office:string-value="insert into creatives values (137,'some description137','http://domain137.com',(),('UK','US','UA'),(),())" calcext:value-type="string">
            <text:p>insert into creatives values (137,'some description137','http://domain137.com',(),('UK','US','UA'),(),())</text:p>
          </table:table-cell>
          <table:table-cell/>
        </table:table-row>
        <table:table-row table:style-name="ro2">
          <table:table-cell table:formula="of:=CONCATENATE([.A$1];[.J136])" office:value-type="string" office:string-value="some description138" calcext:value-type="string">
            <text:p>some description138</text:p>
          </table:table-cell>
          <table:table-cell table:formula="of:=CONCATENATE([.B$1];[.$J136];[.$M$2])" office:value-type="string" office:string-value="http://domain138.com" calcext:value-type="string">
            <text:p>http://domain138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 table:number-columns-repeated="5"/>
          <table:table-cell table:formula="of:=CONCATENATE([.$P$1];[.J136];[.$Q$1];[.$N$3];[.A136];[.$O$3];[.$Q$1];[.$N$3];[.B136];[.$O$3];[.$Q$1];[.$N$2];[.E136];[.$O$2];[.$Q$1];[.$N$2];[.C136];[.$O$2];[.$Q$1];[.$N$2];[.F136];[.$O$2];[.$Q$1];[.$N$2];[.D136];[.$O$2];[.$O$2])" office:value-type="string" office:string-value="insert into creatives values (138,'some description138','http://domain138.com',(),('UK','US','UA'),(),())" calcext:value-type="string">
            <text:p>insert into creatives values (138,'some description138','http://domain138.com',(),('UK','US','UA'),(),())</text:p>
          </table:table-cell>
          <table:table-cell/>
        </table:table-row>
        <table:table-row table:style-name="ro2">
          <table:table-cell table:formula="of:=CONCATENATE([.A$1];[.J137])" office:value-type="string" office:string-value="some description139" calcext:value-type="string">
            <text:p>some description139</text:p>
          </table:table-cell>
          <table:table-cell table:formula="of:=CONCATENATE([.B$1];[.$J137];[.$M$2])" office:value-type="string" office:string-value="http://domain139.com" calcext:value-type="string">
            <text:p>http://domain139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39" calcext:value-type="float">
            <text:p>139</text:p>
          </table:table-cell>
          <table:table-cell table:number-columns-repeated="5"/>
          <table:table-cell table:formula="of:=CONCATENATE([.$P$1];[.J137];[.$Q$1];[.$N$3];[.A137];[.$O$3];[.$Q$1];[.$N$3];[.B137];[.$O$3];[.$Q$1];[.$N$2];[.E137];[.$O$2];[.$Q$1];[.$N$2];[.C137];[.$O$2];[.$Q$1];[.$N$2];[.F137];[.$O$2];[.$Q$1];[.$N$2];[.D137];[.$O$2];[.$O$2])" office:value-type="string" office:string-value="insert into creatives values (139,'some description139','http://domain139.com',(),('UK','US','UA'),(),())" calcext:value-type="string">
            <text:p>insert into creatives values (139,'some description139','http://domain139.com',(),('UK','US','UA'),(),())</text:p>
          </table:table-cell>
          <table:table-cell/>
        </table:table-row>
        <table:table-row table:style-name="ro2">
          <table:table-cell table:formula="of:=CONCATENATE([.A$1];[.J138])" office:value-type="string" office:string-value="some description140" calcext:value-type="string">
            <text:p>some description140</text:p>
          </table:table-cell>
          <table:table-cell table:formula="of:=CONCATENATE([.B$1];[.$J138];[.$M$2])" office:value-type="string" office:string-value="http://domain140.com" calcext:value-type="string">
            <text:p>http://domain140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table:number-columns-repeated="5"/>
          <table:table-cell table:formula="of:=CONCATENATE([.$P$1];[.J138];[.$Q$1];[.$N$3];[.A138];[.$O$3];[.$Q$1];[.$N$3];[.B138];[.$O$3];[.$Q$1];[.$N$2];[.E138];[.$O$2];[.$Q$1];[.$N$2];[.C138];[.$O$2];[.$Q$1];[.$N$2];[.F138];[.$O$2];[.$Q$1];[.$N$2];[.D138];[.$O$2];[.$O$2])" office:value-type="string" office:string-value="insert into creatives values (140,'some description140','http://domain140.com',(),('UK','US','UA'),(),())" calcext:value-type="string">
            <text:p>insert into creatives values (140,'some description140','http://domain140.com',(),('UK','US','UA'),(),())</text:p>
          </table:table-cell>
          <table:table-cell/>
        </table:table-row>
        <table:table-row table:style-name="ro2">
          <table:table-cell table:formula="of:=CONCATENATE([.A$1];[.J139])" office:value-type="string" office:string-value="some description141" calcext:value-type="string">
            <text:p>some description141</text:p>
          </table:table-cell>
          <table:table-cell table:formula="of:=CONCATENATE([.B$1];[.$J139];[.$M$2])" office:value-type="string" office:string-value="http://domain141.com" calcext:value-type="string">
            <text:p>http://domain141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table:number-columns-repeated="5"/>
          <table:table-cell table:formula="of:=CONCATENATE([.$P$1];[.J139];[.$Q$1];[.$N$3];[.A139];[.$O$3];[.$Q$1];[.$N$3];[.B139];[.$O$3];[.$Q$1];[.$N$2];[.E139];[.$O$2];[.$Q$1];[.$N$2];[.C139];[.$O$2];[.$Q$1];[.$N$2];[.F139];[.$O$2];[.$Q$1];[.$N$2];[.D139];[.$O$2];[.$O$2])" office:value-type="string" office:string-value="insert into creatives values (141,'some description141','http://domain141.com',(),('UK','US','UA'),(),())" calcext:value-type="string">
            <text:p>insert into creatives values (141,'some description141','http://domain141.com',(),('UK','US','UA'),(),())</text:p>
          </table:table-cell>
          <table:table-cell/>
        </table:table-row>
        <table:table-row table:style-name="ro2">
          <table:table-cell table:formula="of:=CONCATENATE([.A$1];[.J140])" office:value-type="string" office:string-value="some description142" calcext:value-type="string">
            <text:p>some description142</text:p>
          </table:table-cell>
          <table:table-cell table:formula="of:=CONCATENATE([.B$1];[.$J140];[.$M$2])" office:value-type="string" office:string-value="http://domain142.com" calcext:value-type="string">
            <text:p>http://domain142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2" calcext:value-type="float">
            <text:p>142</text:p>
          </table:table-cell>
          <table:table-cell table:number-columns-repeated="5"/>
          <table:table-cell table:formula="of:=CONCATENATE([.$P$1];[.J140];[.$Q$1];[.$N$3];[.A140];[.$O$3];[.$Q$1];[.$N$3];[.B140];[.$O$3];[.$Q$1];[.$N$2];[.E140];[.$O$2];[.$Q$1];[.$N$2];[.C140];[.$O$2];[.$Q$1];[.$N$2];[.F140];[.$O$2];[.$Q$1];[.$N$2];[.D140];[.$O$2];[.$O$2])" office:value-type="string" office:string-value="insert into creatives values (142,'some description142','http://domain142.com',(),('UK','US','UA'),(),())" calcext:value-type="string">
            <text:p>insert into creatives values (142,'some description142','http://domain142.com',(),('UK','US','UA'),(),())</text:p>
          </table:table-cell>
          <table:table-cell/>
        </table:table-row>
        <table:table-row table:style-name="ro2">
          <table:table-cell table:formula="of:=CONCATENATE([.A$1];[.J141])" office:value-type="string" office:string-value="some description143" calcext:value-type="string">
            <text:p>some description143</text:p>
          </table:table-cell>
          <table:table-cell table:formula="of:=CONCATENATE([.B$1];[.$J141];[.$M$2])" office:value-type="string" office:string-value="http://domain143.com" calcext:value-type="string">
            <text:p>http://domain143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3" calcext:value-type="float">
            <text:p>143</text:p>
          </table:table-cell>
          <table:table-cell table:number-columns-repeated="5"/>
          <table:table-cell table:formula="of:=CONCATENATE([.$P$1];[.J141];[.$Q$1];[.$N$3];[.A141];[.$O$3];[.$Q$1];[.$N$3];[.B141];[.$O$3];[.$Q$1];[.$N$2];[.E141];[.$O$2];[.$Q$1];[.$N$2];[.C141];[.$O$2];[.$Q$1];[.$N$2];[.F141];[.$O$2];[.$Q$1];[.$N$2];[.D141];[.$O$2];[.$O$2])" office:value-type="string" office:string-value="insert into creatives values (143,'some description143','http://domain143.com',(),('UK','US','UA'),(),())" calcext:value-type="string">
            <text:p>insert into creatives values (143,'some description143','http://domain143.com',(),('UK','US','UA'),(),())</text:p>
          </table:table-cell>
          <table:table-cell/>
        </table:table-row>
        <table:table-row table:style-name="ro2">
          <table:table-cell table:formula="of:=CONCATENATE([.A$1];[.J142])" office:value-type="string" office:string-value="some description144" calcext:value-type="string">
            <text:p>some description144</text:p>
          </table:table-cell>
          <table:table-cell table:formula="of:=CONCATENATE([.B$1];[.$J142];[.$M$2])" office:value-type="string" office:string-value="http://domain144.com" calcext:value-type="string">
            <text:p>http://domain144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4" calcext:value-type="float">
            <text:p>144</text:p>
          </table:table-cell>
          <table:table-cell table:number-columns-repeated="5"/>
          <table:table-cell table:formula="of:=CONCATENATE([.$P$1];[.J142];[.$Q$1];[.$N$3];[.A142];[.$O$3];[.$Q$1];[.$N$3];[.B142];[.$O$3];[.$Q$1];[.$N$2];[.E142];[.$O$2];[.$Q$1];[.$N$2];[.C142];[.$O$2];[.$Q$1];[.$N$2];[.F142];[.$O$2];[.$Q$1];[.$N$2];[.D142];[.$O$2];[.$O$2])" office:value-type="string" office:string-value="insert into creatives values (144,'some description144','http://domain144.com',(),('UK','US','UA'),(),())" calcext:value-type="string">
            <text:p>insert into creatives values (144,'some description144','http://domain144.com',(),('UK','US','UA'),(),())</text:p>
          </table:table-cell>
          <table:table-cell/>
        </table:table-row>
        <table:table-row table:style-name="ro2">
          <table:table-cell table:formula="of:=CONCATENATE([.A$1];[.J143])" office:value-type="string" office:string-value="some description145" calcext:value-type="string">
            <text:p>some description145</text:p>
          </table:table-cell>
          <table:table-cell table:formula="of:=CONCATENATE([.B$1];[.$J143];[.$M$2])" office:value-type="string" office:string-value="http://domain145.com" calcext:value-type="string">
            <text:p>http://domain145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5" calcext:value-type="float">
            <text:p>145</text:p>
          </table:table-cell>
          <table:table-cell table:number-columns-repeated="5"/>
          <table:table-cell table:formula="of:=CONCATENATE([.$P$1];[.J143];[.$Q$1];[.$N$3];[.A143];[.$O$3];[.$Q$1];[.$N$3];[.B143];[.$O$3];[.$Q$1];[.$N$2];[.E143];[.$O$2];[.$Q$1];[.$N$2];[.C143];[.$O$2];[.$Q$1];[.$N$2];[.F143];[.$O$2];[.$Q$1];[.$N$2];[.D143];[.$O$2];[.$O$2])" office:value-type="string" office:string-value="insert into creatives values (145,'some description145','http://domain145.com',(),('UK','US','UA'),(),())" calcext:value-type="string">
            <text:p>insert into creatives values (145,'some description145','http://domain145.com',(),('UK','US','UA'),(),())</text:p>
          </table:table-cell>
          <table:table-cell/>
        </table:table-row>
        <table:table-row table:style-name="ro2">
          <table:table-cell table:formula="of:=CONCATENATE([.A$1];[.J144])" office:value-type="string" office:string-value="some description146" calcext:value-type="string">
            <text:p>some description146</text:p>
          </table:table-cell>
          <table:table-cell table:formula="of:=CONCATENATE([.B$1];[.$J144];[.$M$2])" office:value-type="string" office:string-value="http://domain146.com" calcext:value-type="string">
            <text:p>http://domain146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6" calcext:value-type="float">
            <text:p>146</text:p>
          </table:table-cell>
          <table:table-cell table:number-columns-repeated="5"/>
          <table:table-cell table:formula="of:=CONCATENATE([.$P$1];[.J144];[.$Q$1];[.$N$3];[.A144];[.$O$3];[.$Q$1];[.$N$3];[.B144];[.$O$3];[.$Q$1];[.$N$2];[.E144];[.$O$2];[.$Q$1];[.$N$2];[.C144];[.$O$2];[.$Q$1];[.$N$2];[.F144];[.$O$2];[.$Q$1];[.$N$2];[.D144];[.$O$2];[.$O$2])" office:value-type="string" office:string-value="insert into creatives values (146,'some description146','http://domain146.com',(),('UK','US','UA'),(),())" calcext:value-type="string">
            <text:p>insert into creatives values (146,'some description146','http://domain146.com',(),('UK','US','UA'),(),())</text:p>
          </table:table-cell>
          <table:table-cell/>
        </table:table-row>
        <table:table-row table:style-name="ro2">
          <table:table-cell table:formula="of:=CONCATENATE([.A$1];[.J145])" office:value-type="string" office:string-value="some description147" calcext:value-type="string">
            <text:p>some description147</text:p>
          </table:table-cell>
          <table:table-cell table:formula="of:=CONCATENATE([.B$1];[.$J145];[.$M$2])" office:value-type="string" office:string-value="http://domain147.com" calcext:value-type="string">
            <text:p>http://domain147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table:number-columns-repeated="5"/>
          <table:table-cell table:formula="of:=CONCATENATE([.$P$1];[.J145];[.$Q$1];[.$N$3];[.A145];[.$O$3];[.$Q$1];[.$N$3];[.B145];[.$O$3];[.$Q$1];[.$N$2];[.E145];[.$O$2];[.$Q$1];[.$N$2];[.C145];[.$O$2];[.$Q$1];[.$N$2];[.F145];[.$O$2];[.$Q$1];[.$N$2];[.D145];[.$O$2];[.$O$2])" office:value-type="string" office:string-value="insert into creatives values (147,'some description147','http://domain147.com',(),('UK','US','UA'),(),())" calcext:value-type="string">
            <text:p>insert into creatives values (147,'some description147','http://domain147.com',(),('UK','US','UA'),(),())</text:p>
          </table:table-cell>
          <table:table-cell/>
        </table:table-row>
        <table:table-row table:style-name="ro2">
          <table:table-cell table:formula="of:=CONCATENATE([.A$1];[.J146])" office:value-type="string" office:string-value="some description148" calcext:value-type="string">
            <text:p>some description148</text:p>
          </table:table-cell>
          <table:table-cell table:formula="of:=CONCATENATE([.B$1];[.$J146];[.$M$2])" office:value-type="string" office:string-value="http://domain148.com" calcext:value-type="string">
            <text:p>http://domain148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5"/>
          <table:table-cell table:formula="of:=CONCATENATE([.$P$1];[.J146];[.$Q$1];[.$N$3];[.A146];[.$O$3];[.$Q$1];[.$N$3];[.B146];[.$O$3];[.$Q$1];[.$N$2];[.E146];[.$O$2];[.$Q$1];[.$N$2];[.C146];[.$O$2];[.$Q$1];[.$N$2];[.F146];[.$O$2];[.$Q$1];[.$N$2];[.D146];[.$O$2];[.$O$2])" office:value-type="string" office:string-value="insert into creatives values (148,'some description148','http://domain148.com',(),('UK','US','UA'),(),())" calcext:value-type="string">
            <text:p>insert into creatives values (148,'some description148','http://domain148.com',(),('UK','US','UA'),(),())</text:p>
          </table:table-cell>
          <table:table-cell/>
        </table:table-row>
        <table:table-row table:style-name="ro2">
          <table:table-cell table:formula="of:=CONCATENATE([.A$1];[.J147])" office:value-type="string" office:string-value="some description149" calcext:value-type="string">
            <text:p>some description149</text:p>
          </table:table-cell>
          <table:table-cell table:formula="of:=CONCATENATE([.B$1];[.$J147];[.$M$2])" office:value-type="string" office:string-value="http://domain149.com" calcext:value-type="string">
            <text:p>http://domain149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5"/>
          <table:table-cell table:formula="of:=CONCATENATE([.$P$1];[.J147];[.$Q$1];[.$N$3];[.A147];[.$O$3];[.$Q$1];[.$N$3];[.B147];[.$O$3];[.$Q$1];[.$N$2];[.E147];[.$O$2];[.$Q$1];[.$N$2];[.C147];[.$O$2];[.$Q$1];[.$N$2];[.F147];[.$O$2];[.$Q$1];[.$N$2];[.D147];[.$O$2];[.$O$2])" office:value-type="string" office:string-value="insert into creatives values (149,'some description149','http://domain149.com',(),('UK','US','UA'),(),())" calcext:value-type="string">
            <text:p>insert into creatives values (149,'some description149','http://domain149.com',(),('UK','US','UA'),(),())</text:p>
          </table:table-cell>
          <table:table-cell/>
        </table:table-row>
        <table:table-row table:style-name="ro2">
          <table:table-cell table:formula="of:=CONCATENATE([.A$1];[.J148])" office:value-type="string" office:string-value="some description150" calcext:value-type="string">
            <text:p>some description150</text:p>
          </table:table-cell>
          <table:table-cell table:formula="of:=CONCATENATE([.B$1];[.$J148];[.$M$2])" office:value-type="string" office:string-value="http://domain150.com" calcext:value-type="string">
            <text:p>http://domain150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number-columns-repeated="5"/>
          <table:table-cell table:formula="of:=CONCATENATE([.$P$1];[.J148];[.$Q$1];[.$N$3];[.A148];[.$O$3];[.$Q$1];[.$N$3];[.B148];[.$O$3];[.$Q$1];[.$N$2];[.E148];[.$O$2];[.$Q$1];[.$N$2];[.C148];[.$O$2];[.$Q$1];[.$N$2];[.F148];[.$O$2];[.$Q$1];[.$N$2];[.D148];[.$O$2];[.$O$2])" office:value-type="string" office:string-value="insert into creatives values (150,'some description150','http://domain150.com',(),('UK','US','UA'),(),())" calcext:value-type="string">
            <text:p>insert into creatives values (150,'some description150','http://domain150.com',(),('UK','US','UA'),(),())</text:p>
          </table:table-cell>
          <table:table-cell/>
        </table:table-row>
        <table:table-row table:style-name="ro2">
          <table:table-cell table:formula="of:=CONCATENATE([.A$1];[.J149])" office:value-type="string" office:string-value="some description151" calcext:value-type="string">
            <text:p>some description151</text:p>
          </table:table-cell>
          <table:table-cell table:formula="of:=CONCATENATE([.B$1];[.$J149];[.$M$2])" office:value-type="string" office:string-value="http://domain151.com" calcext:value-type="string">
            <text:p>http://domain151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table:number-columns-repeated="5"/>
          <table:table-cell table:formula="of:=CONCATENATE([.$P$1];[.J149];[.$Q$1];[.$N$3];[.A149];[.$O$3];[.$Q$1];[.$N$3];[.B149];[.$O$3];[.$Q$1];[.$N$2];[.E149];[.$O$2];[.$Q$1];[.$N$2];[.C149];[.$O$2];[.$Q$1];[.$N$2];[.F149];[.$O$2];[.$Q$1];[.$N$2];[.D149];[.$O$2];[.$O$2])" office:value-type="string" office:string-value="insert into creatives values (151,'some description151','http://domain151.com',(),('UK','US','UA'),(),())" calcext:value-type="string">
            <text:p>insert into creatives values (151,'some description151','http://domain151.com',(),('UK','US','UA'),(),())</text:p>
          </table:table-cell>
          <table:table-cell/>
        </table:table-row>
        <table:table-row table:style-name="ro2">
          <table:table-cell table:formula="of:=CONCATENATE([.A$1];[.J150])" office:value-type="string" office:string-value="some description152" calcext:value-type="string">
            <text:p>some description152</text:p>
          </table:table-cell>
          <table:table-cell table:formula="of:=CONCATENATE([.B$1];[.$J150];[.$M$2])" office:value-type="string" office:string-value="http://domain152.com" calcext:value-type="string">
            <text:p>http://domain152.com</text:p>
          </table:table-cell>
          <table:table-cell office:value-type="string" calcext:value-type="string">
            <text:p>'UK','US','UA'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table:number-columns-repeated="5"/>
          <table:table-cell table:formula="of:=CONCATENATE([.$P$1];[.J150];[.$Q$1];[.$N$3];[.A150];[.$O$3];[.$Q$1];[.$N$3];[.B150];[.$O$3];[.$Q$1];[.$N$2];[.E150];[.$O$2];[.$Q$1];[.$N$2];[.C150];[.$O$2];[.$Q$1];[.$N$2];[.F150];[.$O$2];[.$Q$1];[.$N$2];[.D150];[.$O$2];[.$O$2])" office:value-type="string" office:string-value="insert into creatives values (152,'some description152','http://domain152.com',(),('UK','US','UA'),(),())" calcext:value-type="string">
            <text:p>insert into creatives values (152,'some description152','http://domain152.com',(),('UK','US','UA'),(),())</text:p>
          </table:table-cell>
          <table:table-cell/>
        </table:table-row>
        <table:table-row table:style-name="ro2">
          <table:table-cell table:formula="of:=CONCATENATE([.A$1];[.J151])" office:value-type="string" office:string-value="some description153" calcext:value-type="string">
            <text:p>some description153</text:p>
          </table:table-cell>
          <table:table-cell table:formula="of:=CONCATENATE([.B$1];[.$J151];[.$M$2])" office:value-type="string" office:string-value="http://domain153.com" calcext:value-type="string">
            <text:p>http://domain153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5"/>
          <table:table-cell table:formula="of:=CONCATENATE([.$P$1];[.J151];[.$Q$1];[.$N$3];[.A151];[.$O$3];[.$Q$1];[.$N$3];[.B151];[.$O$3];[.$Q$1];[.$N$2];[.E151];[.$O$2];[.$Q$1];[.$N$2];[.C151];[.$O$2];[.$Q$1];[.$N$2];[.F151];[.$O$2];[.$Q$1];[.$N$2];[.D151];[.$O$2];[.$O$2])" office:value-type="string" office:string-value="insert into creatives values (153,'some description153','http://domain153.com',(),(),(),('UK',))" calcext:value-type="string">
            <text:p>insert into creatives values (153,'some description153','http://domain153.com',(),(),(),('UK',))</text:p>
          </table:table-cell>
          <table:table-cell/>
        </table:table-row>
        <table:table-row table:style-name="ro2">
          <table:table-cell table:formula="of:=CONCATENATE([.A$1];[.J152])" office:value-type="string" office:string-value="some description154" calcext:value-type="string">
            <text:p>some description154</text:p>
          </table:table-cell>
          <table:table-cell table:formula="of:=CONCATENATE([.B$1];[.$J152];[.$M$2])" office:value-type="string" office:string-value="http://domain154.com" calcext:value-type="string">
            <text:p>http://domain154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number-columns-repeated="5"/>
          <table:table-cell table:formula="of:=CONCATENATE([.$P$1];[.J152];[.$Q$1];[.$N$3];[.A152];[.$O$3];[.$Q$1];[.$N$3];[.B152];[.$O$3];[.$Q$1];[.$N$2];[.E152];[.$O$2];[.$Q$1];[.$N$2];[.C152];[.$O$2];[.$Q$1];[.$N$2];[.F152];[.$O$2];[.$Q$1];[.$N$2];[.D152];[.$O$2];[.$O$2])" office:value-type="string" office:string-value="insert into creatives values (154,'some description154','http://domain154.com',(),(),(),('UK',))" calcext:value-type="string">
            <text:p>insert into creatives values (154,'some description154','http://domain154.com',(),(),(),('UK',))</text:p>
          </table:table-cell>
          <table:table-cell/>
        </table:table-row>
        <table:table-row table:style-name="ro2">
          <table:table-cell table:formula="of:=CONCATENATE([.A$1];[.J153])" office:value-type="string" office:string-value="some description155" calcext:value-type="string">
            <text:p>some description155</text:p>
          </table:table-cell>
          <table:table-cell table:formula="of:=CONCATENATE([.B$1];[.$J153];[.$M$2])" office:value-type="string" office:string-value="http://domain155.com" calcext:value-type="string">
            <text:p>http://domain155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number-columns-repeated="5"/>
          <table:table-cell table:formula="of:=CONCATENATE([.$P$1];[.J153];[.$Q$1];[.$N$3];[.A153];[.$O$3];[.$Q$1];[.$N$3];[.B153];[.$O$3];[.$Q$1];[.$N$2];[.E153];[.$O$2];[.$Q$1];[.$N$2];[.C153];[.$O$2];[.$Q$1];[.$N$2];[.F153];[.$O$2];[.$Q$1];[.$N$2];[.D153];[.$O$2];[.$O$2])" office:value-type="string" office:string-value="insert into creatives values (155,'some description155','http://domain155.com',(),(),(),('UK',))" calcext:value-type="string">
            <text:p>insert into creatives values (155,'some description155','http://domain155.com',(),(),(),('UK',))</text:p>
          </table:table-cell>
          <table:table-cell/>
        </table:table-row>
        <table:table-row table:style-name="ro2">
          <table:table-cell table:formula="of:=CONCATENATE([.A$1];[.J154])" office:value-type="string" office:string-value="some description156" calcext:value-type="string">
            <text:p>some description156</text:p>
          </table:table-cell>
          <table:table-cell table:formula="of:=CONCATENATE([.B$1];[.$J154];[.$M$2])" office:value-type="string" office:string-value="http://domain156.com" calcext:value-type="string">
            <text:p>http://domain156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number-columns-repeated="5"/>
          <table:table-cell table:formula="of:=CONCATENATE([.$P$1];[.J154];[.$Q$1];[.$N$3];[.A154];[.$O$3];[.$Q$1];[.$N$3];[.B154];[.$O$3];[.$Q$1];[.$N$2];[.E154];[.$O$2];[.$Q$1];[.$N$2];[.C154];[.$O$2];[.$Q$1];[.$N$2];[.F154];[.$O$2];[.$Q$1];[.$N$2];[.D154];[.$O$2];[.$O$2])" office:value-type="string" office:string-value="insert into creatives values (156,'some description156','http://domain156.com',(),(),(),('UK',))" calcext:value-type="string">
            <text:p>insert into creatives values (156,'some description156','http://domain156.com',(),(),(),('UK',))</text:p>
          </table:table-cell>
          <table:table-cell/>
        </table:table-row>
        <table:table-row table:style-name="ro2">
          <table:table-cell table:formula="of:=CONCATENATE([.A$1];[.J155])" office:value-type="string" office:string-value="some description157" calcext:value-type="string">
            <text:p>some description157</text:p>
          </table:table-cell>
          <table:table-cell table:formula="of:=CONCATENATE([.B$1];[.$J155];[.$M$2])" office:value-type="string" office:string-value="http://domain157.com" calcext:value-type="string">
            <text:p>http://domain157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number-columns-repeated="5"/>
          <table:table-cell table:formula="of:=CONCATENATE([.$P$1];[.J155];[.$Q$1];[.$N$3];[.A155];[.$O$3];[.$Q$1];[.$N$3];[.B155];[.$O$3];[.$Q$1];[.$N$2];[.E155];[.$O$2];[.$Q$1];[.$N$2];[.C155];[.$O$2];[.$Q$1];[.$N$2];[.F155];[.$O$2];[.$Q$1];[.$N$2];[.D155];[.$O$2];[.$O$2])" office:value-type="string" office:string-value="insert into creatives values (157,'some description157','http://domain157.com',(),(),(),('UK',))" calcext:value-type="string">
            <text:p>insert into creatives values (157,'some description157','http://domain157.com',(),(),(),('UK',))</text:p>
          </table:table-cell>
          <table:table-cell/>
        </table:table-row>
        <table:table-row table:style-name="ro2">
          <table:table-cell table:formula="of:=CONCATENATE([.A$1];[.J156])" office:value-type="string" office:string-value="some description158" calcext:value-type="string">
            <text:p>some description158</text:p>
          </table:table-cell>
          <table:table-cell table:formula="of:=CONCATENATE([.B$1];[.$J156];[.$M$2])" office:value-type="string" office:string-value="http://domain158.com" calcext:value-type="string">
            <text:p>http://domain158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number-columns-repeated="5"/>
          <table:table-cell table:formula="of:=CONCATENATE([.$P$1];[.J156];[.$Q$1];[.$N$3];[.A156];[.$O$3];[.$Q$1];[.$N$3];[.B156];[.$O$3];[.$Q$1];[.$N$2];[.E156];[.$O$2];[.$Q$1];[.$N$2];[.C156];[.$O$2];[.$Q$1];[.$N$2];[.F156];[.$O$2];[.$Q$1];[.$N$2];[.D156];[.$O$2];[.$O$2])" office:value-type="string" office:string-value="insert into creatives values (158,'some description158','http://domain158.com',(),(),(),('UK',))" calcext:value-type="string">
            <text:p>insert into creatives values (158,'some description158','http://domain158.com',(),(),(),('UK',))</text:p>
          </table:table-cell>
          <table:table-cell/>
        </table:table-row>
        <table:table-row table:style-name="ro2">
          <table:table-cell table:formula="of:=CONCATENATE([.A$1];[.J157])" office:value-type="string" office:string-value="some description159" calcext:value-type="string">
            <text:p>some description159</text:p>
          </table:table-cell>
          <table:table-cell table:formula="of:=CONCATENATE([.B$1];[.$J157];[.$M$2])" office:value-type="string" office:string-value="http://domain159.com" calcext:value-type="string">
            <text:p>http://domain159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number-columns-repeated="5"/>
          <table:table-cell table:formula="of:=CONCATENATE([.$P$1];[.J157];[.$Q$1];[.$N$3];[.A157];[.$O$3];[.$Q$1];[.$N$3];[.B157];[.$O$3];[.$Q$1];[.$N$2];[.E157];[.$O$2];[.$Q$1];[.$N$2];[.C157];[.$O$2];[.$Q$1];[.$N$2];[.F157];[.$O$2];[.$Q$1];[.$N$2];[.D157];[.$O$2];[.$O$2])" office:value-type="string" office:string-value="insert into creatives values (159,'some description159','http://domain159.com',(),(),(),('UK',))" calcext:value-type="string">
            <text:p>insert into creatives values (159,'some description159','http://domain159.com',(),(),(),('UK',))</text:p>
          </table:table-cell>
          <table:table-cell/>
        </table:table-row>
        <table:table-row table:style-name="ro2">
          <table:table-cell table:formula="of:=CONCATENATE([.A$1];[.J158])" office:value-type="string" office:string-value="some description160" calcext:value-type="string">
            <text:p>some description160</text:p>
          </table:table-cell>
          <table:table-cell table:formula="of:=CONCATENATE([.B$1];[.$J158];[.$M$2])" office:value-type="string" office:string-value="http://domain160.com" calcext:value-type="string">
            <text:p>http://domain160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5"/>
          <table:table-cell table:formula="of:=CONCATENATE([.$P$1];[.J158];[.$Q$1];[.$N$3];[.A158];[.$O$3];[.$Q$1];[.$N$3];[.B158];[.$O$3];[.$Q$1];[.$N$2];[.E158];[.$O$2];[.$Q$1];[.$N$2];[.C158];[.$O$2];[.$Q$1];[.$N$2];[.F158];[.$O$2];[.$Q$1];[.$N$2];[.D158];[.$O$2];[.$O$2])" office:value-type="string" office:string-value="insert into creatives values (160,'some description160','http://domain160.com',(),(),(),('UK',))" calcext:value-type="string">
            <text:p>insert into creatives values (160,'some description160','http://domain160.com',(),(),(),('UK',))</text:p>
          </table:table-cell>
          <table:table-cell/>
        </table:table-row>
        <table:table-row table:style-name="ro2">
          <table:table-cell table:formula="of:=CONCATENATE([.A$1];[.J159])" office:value-type="string" office:string-value="some description161" calcext:value-type="string">
            <text:p>some description161</text:p>
          </table:table-cell>
          <table:table-cell table:formula="of:=CONCATENATE([.B$1];[.$J159];[.$M$2])" office:value-type="string" office:string-value="http://domain161.com" calcext:value-type="string">
            <text:p>http://domain161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number-columns-repeated="5"/>
          <table:table-cell table:formula="of:=CONCATENATE([.$P$1];[.J159];[.$Q$1];[.$N$3];[.A159];[.$O$3];[.$Q$1];[.$N$3];[.B159];[.$O$3];[.$Q$1];[.$N$2];[.E159];[.$O$2];[.$Q$1];[.$N$2];[.C159];[.$O$2];[.$Q$1];[.$N$2];[.F159];[.$O$2];[.$Q$1];[.$N$2];[.D159];[.$O$2];[.$O$2])" office:value-type="string" office:string-value="insert into creatives values (161,'some description161','http://domain161.com',(),(),(),('UK',))" calcext:value-type="string">
            <text:p>insert into creatives values (161,'some description161','http://domain161.com',(),(),(),('UK',))</text:p>
          </table:table-cell>
          <table:table-cell/>
        </table:table-row>
        <table:table-row table:style-name="ro2">
          <table:table-cell table:formula="of:=CONCATENATE([.A$1];[.J160])" office:value-type="string" office:string-value="some description162" calcext:value-type="string">
            <text:p>some description162</text:p>
          </table:table-cell>
          <table:table-cell table:formula="of:=CONCATENATE([.B$1];[.$J160];[.$M$2])" office:value-type="string" office:string-value="http://domain162.com" calcext:value-type="string">
            <text:p>http://domain162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5"/>
          <table:table-cell table:formula="of:=CONCATENATE([.$P$1];[.J160];[.$Q$1];[.$N$3];[.A160];[.$O$3];[.$Q$1];[.$N$3];[.B160];[.$O$3];[.$Q$1];[.$N$2];[.E160];[.$O$2];[.$Q$1];[.$N$2];[.C160];[.$O$2];[.$Q$1];[.$N$2];[.F160];[.$O$2];[.$Q$1];[.$N$2];[.D160];[.$O$2];[.$O$2])" office:value-type="string" office:string-value="insert into creatives values (162,'some description162','http://domain162.com',(),(),(),('UK',))" calcext:value-type="string">
            <text:p>insert into creatives values (162,'some description162','http://domain162.com',(),(),(),('UK',))</text:p>
          </table:table-cell>
          <table:table-cell/>
        </table:table-row>
        <table:table-row table:style-name="ro2">
          <table:table-cell table:formula="of:=CONCATENATE([.A$1];[.J161])" office:value-type="string" office:string-value="some description163" calcext:value-type="string">
            <text:p>some description163</text:p>
          </table:table-cell>
          <table:table-cell table:formula="of:=CONCATENATE([.B$1];[.$J161];[.$M$2])" office:value-type="string" office:string-value="http://domain163.com" calcext:value-type="string">
            <text:p>http://domain163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5"/>
          <table:table-cell table:formula="of:=CONCATENATE([.$P$1];[.J161];[.$Q$1];[.$N$3];[.A161];[.$O$3];[.$Q$1];[.$N$3];[.B161];[.$O$3];[.$Q$1];[.$N$2];[.E161];[.$O$2];[.$Q$1];[.$N$2];[.C161];[.$O$2];[.$Q$1];[.$N$2];[.F161];[.$O$2];[.$Q$1];[.$N$2];[.D161];[.$O$2];[.$O$2])" office:value-type="string" office:string-value="insert into creatives values (163,'some description163','http://domain163.com',(),(),(),('UK',))" calcext:value-type="string">
            <text:p>insert into creatives values (163,'some description163','http://domain163.com',(),(),(),('UK',))</text:p>
          </table:table-cell>
          <table:table-cell/>
        </table:table-row>
        <table:table-row table:style-name="ro2">
          <table:table-cell table:formula="of:=CONCATENATE([.A$1];[.J162])" office:value-type="string" office:string-value="some description164" calcext:value-type="string">
            <text:p>some description164</text:p>
          </table:table-cell>
          <table:table-cell table:formula="of:=CONCATENATE([.B$1];[.$J162];[.$M$2])" office:value-type="string" office:string-value="http://domain164.com" calcext:value-type="string">
            <text:p>http://domain164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5"/>
          <table:table-cell table:formula="of:=CONCATENATE([.$P$1];[.J162];[.$Q$1];[.$N$3];[.A162];[.$O$3];[.$Q$1];[.$N$3];[.B162];[.$O$3];[.$Q$1];[.$N$2];[.E162];[.$O$2];[.$Q$1];[.$N$2];[.C162];[.$O$2];[.$Q$1];[.$N$2];[.F162];[.$O$2];[.$Q$1];[.$N$2];[.D162];[.$O$2];[.$O$2])" office:value-type="string" office:string-value="insert into creatives values (164,'some description164','http://domain164.com',(),(),(),('UK',))" calcext:value-type="string">
            <text:p>insert into creatives values (164,'some description164','http://domain164.com',(),(),(),('UK',))</text:p>
          </table:table-cell>
          <table:table-cell/>
        </table:table-row>
        <table:table-row table:style-name="ro2">
          <table:table-cell table:formula="of:=CONCATENATE([.A$1];[.J163])" office:value-type="string" office:string-value="some description165" calcext:value-type="string">
            <text:p>some description165</text:p>
          </table:table-cell>
          <table:table-cell table:formula="of:=CONCATENATE([.B$1];[.$J163];[.$M$2])" office:value-type="string" office:string-value="http://domain165.com" calcext:value-type="string">
            <text:p>http://domain165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number-columns-repeated="5"/>
          <table:table-cell table:formula="of:=CONCATENATE([.$P$1];[.J163];[.$Q$1];[.$N$3];[.A163];[.$O$3];[.$Q$1];[.$N$3];[.B163];[.$O$3];[.$Q$1];[.$N$2];[.E163];[.$O$2];[.$Q$1];[.$N$2];[.C163];[.$O$2];[.$Q$1];[.$N$2];[.F163];[.$O$2];[.$Q$1];[.$N$2];[.D163];[.$O$2];[.$O$2])" office:value-type="string" office:string-value="insert into creatives values (165,'some description165','http://domain165.com',(),(),(),('UK',))" calcext:value-type="string">
            <text:p>insert into creatives values (165,'some description165','http://domain165.com',(),(),(),('UK',))</text:p>
          </table:table-cell>
          <table:table-cell/>
        </table:table-row>
        <table:table-row table:style-name="ro2">
          <table:table-cell table:formula="of:=CONCATENATE([.A$1];[.J164])" office:value-type="string" office:string-value="some description166" calcext:value-type="string">
            <text:p>some description166</text:p>
          </table:table-cell>
          <table:table-cell table:formula="of:=CONCATENATE([.B$1];[.$J164];[.$M$2])" office:value-type="string" office:string-value="http://domain166.com" calcext:value-type="string">
            <text:p>http://domain166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number-columns-repeated="5"/>
          <table:table-cell table:formula="of:=CONCATENATE([.$P$1];[.J164];[.$Q$1];[.$N$3];[.A164];[.$O$3];[.$Q$1];[.$N$3];[.B164];[.$O$3];[.$Q$1];[.$N$2];[.E164];[.$O$2];[.$Q$1];[.$N$2];[.C164];[.$O$2];[.$Q$1];[.$N$2];[.F164];[.$O$2];[.$Q$1];[.$N$2];[.D164];[.$O$2];[.$O$2])" office:value-type="string" office:string-value="insert into creatives values (166,'some description166','http://domain166.com',(),(),(),('UK',))" calcext:value-type="string">
            <text:p>insert into creatives values (166,'some description166','http://domain166.com',(),(),(),('UK',))</text:p>
          </table:table-cell>
          <table:table-cell/>
        </table:table-row>
        <table:table-row table:style-name="ro2">
          <table:table-cell table:formula="of:=CONCATENATE([.A$1];[.J165])" office:value-type="string" office:string-value="some description167" calcext:value-type="string">
            <text:p>some description167</text:p>
          </table:table-cell>
          <table:table-cell table:formula="of:=CONCATENATE([.B$1];[.$J165];[.$M$2])" office:value-type="string" office:string-value="http://domain167.com" calcext:value-type="string">
            <text:p>http://domain167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number-columns-repeated="5"/>
          <table:table-cell table:formula="of:=CONCATENATE([.$P$1];[.J165];[.$Q$1];[.$N$3];[.A165];[.$O$3];[.$Q$1];[.$N$3];[.B165];[.$O$3];[.$Q$1];[.$N$2];[.E165];[.$O$2];[.$Q$1];[.$N$2];[.C165];[.$O$2];[.$Q$1];[.$N$2];[.F165];[.$O$2];[.$Q$1];[.$N$2];[.D165];[.$O$2];[.$O$2])" office:value-type="string" office:string-value="insert into creatives values (167,'some description167','http://domain167.com',(),(),(),('UK',))" calcext:value-type="string">
            <text:p>insert into creatives values (167,'some description167','http://domain167.com',(),(),(),('UK',))</text:p>
          </table:table-cell>
          <table:table-cell/>
        </table:table-row>
        <table:table-row table:style-name="ro2">
          <table:table-cell table:formula="of:=CONCATENATE([.A$1];[.J166])" office:value-type="string" office:string-value="some description168" calcext:value-type="string">
            <text:p>some description168</text:p>
          </table:table-cell>
          <table:table-cell table:formula="of:=CONCATENATE([.B$1];[.$J166];[.$M$2])" office:value-type="string" office:string-value="http://domain168.com" calcext:value-type="string">
            <text:p>http://domain168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number-columns-repeated="5"/>
          <table:table-cell table:formula="of:=CONCATENATE([.$P$1];[.J166];[.$Q$1];[.$N$3];[.A166];[.$O$3];[.$Q$1];[.$N$3];[.B166];[.$O$3];[.$Q$1];[.$N$2];[.E166];[.$O$2];[.$Q$1];[.$N$2];[.C166];[.$O$2];[.$Q$1];[.$N$2];[.F166];[.$O$2];[.$Q$1];[.$N$2];[.D166];[.$O$2];[.$O$2])" office:value-type="string" office:string-value="insert into creatives values (168,'some description168','http://domain168.com',(),(),(),('UK',))" calcext:value-type="string">
            <text:p>insert into creatives values (168,'some description168','http://domain168.com',(),(),(),('UK',))</text:p>
          </table:table-cell>
          <table:table-cell/>
        </table:table-row>
        <table:table-row table:style-name="ro2">
          <table:table-cell table:formula="of:=CONCATENATE([.A$1];[.J167])" office:value-type="string" office:string-value="some description169" calcext:value-type="string">
            <text:p>some description169</text:p>
          </table:table-cell>
          <table:table-cell table:formula="of:=CONCATENATE([.B$1];[.$J167];[.$M$2])" office:value-type="string" office:string-value="http://domain169.com" calcext:value-type="string">
            <text:p>http://domain169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number-columns-repeated="5"/>
          <table:table-cell table:formula="of:=CONCATENATE([.$P$1];[.J167];[.$Q$1];[.$N$3];[.A167];[.$O$3];[.$Q$1];[.$N$3];[.B167];[.$O$3];[.$Q$1];[.$N$2];[.E167];[.$O$2];[.$Q$1];[.$N$2];[.C167];[.$O$2];[.$Q$1];[.$N$2];[.F167];[.$O$2];[.$Q$1];[.$N$2];[.D167];[.$O$2];[.$O$2])" office:value-type="string" office:string-value="insert into creatives values (169,'some description169','http://domain169.com',(),(),(),('UK',))" calcext:value-type="string">
            <text:p>insert into creatives values (169,'some description169','http://domain169.com',(),(),(),('UK',))</text:p>
          </table:table-cell>
          <table:table-cell/>
        </table:table-row>
        <table:table-row table:style-name="ro2">
          <table:table-cell table:formula="of:=CONCATENATE([.A$1];[.J168])" office:value-type="string" office:string-value="some description170" calcext:value-type="string">
            <text:p>some description170</text:p>
          </table:table-cell>
          <table:table-cell table:formula="of:=CONCATENATE([.B$1];[.$J168];[.$M$2])" office:value-type="string" office:string-value="http://domain170.com" calcext:value-type="string">
            <text:p>http://domain170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5"/>
          <table:table-cell table:formula="of:=CONCATENATE([.$P$1];[.J168];[.$Q$1];[.$N$3];[.A168];[.$O$3];[.$Q$1];[.$N$3];[.B168];[.$O$3];[.$Q$1];[.$N$2];[.E168];[.$O$2];[.$Q$1];[.$N$2];[.C168];[.$O$2];[.$Q$1];[.$N$2];[.F168];[.$O$2];[.$Q$1];[.$N$2];[.D168];[.$O$2];[.$O$2])" office:value-type="string" office:string-value="insert into creatives values (170,'some description170','http://domain170.com',(),(),(),('UK',))" calcext:value-type="string">
            <text:p>insert into creatives values (170,'some description170','http://domain170.com',(),(),(),('UK',))</text:p>
          </table:table-cell>
          <table:table-cell/>
        </table:table-row>
        <table:table-row table:style-name="ro2">
          <table:table-cell table:formula="of:=CONCATENATE([.A$1];[.J169])" office:value-type="string" office:string-value="some description171" calcext:value-type="string">
            <text:p>some description171</text:p>
          </table:table-cell>
          <table:table-cell table:formula="of:=CONCATENATE([.B$1];[.$J169];[.$M$2])" office:value-type="string" office:string-value="http://domain171.com" calcext:value-type="string">
            <text:p>http://domain171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number-columns-repeated="5"/>
          <table:table-cell table:formula="of:=CONCATENATE([.$P$1];[.J169];[.$Q$1];[.$N$3];[.A169];[.$O$3];[.$Q$1];[.$N$3];[.B169];[.$O$3];[.$Q$1];[.$N$2];[.E169];[.$O$2];[.$Q$1];[.$N$2];[.C169];[.$O$2];[.$Q$1];[.$N$2];[.F169];[.$O$2];[.$Q$1];[.$N$2];[.D169];[.$O$2];[.$O$2])" office:value-type="string" office:string-value="insert into creatives values (171,'some description171','http://domain171.com',(),(),(),('UK',))" calcext:value-type="string">
            <text:p>insert into creatives values (171,'some description171','http://domain171.com',(),(),(),('UK',))</text:p>
          </table:table-cell>
          <table:table-cell/>
        </table:table-row>
        <table:table-row table:style-name="ro2">
          <table:table-cell table:formula="of:=CONCATENATE([.A$1];[.J170])" office:value-type="string" office:string-value="some description172" calcext:value-type="string">
            <text:p>some description172</text:p>
          </table:table-cell>
          <table:table-cell table:formula="of:=CONCATENATE([.B$1];[.$J170];[.$M$2])" office:value-type="string" office:string-value="http://domain172.com" calcext:value-type="string">
            <text:p>http://domain172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number-columns-repeated="5"/>
          <table:table-cell table:formula="of:=CONCATENATE([.$P$1];[.J170];[.$Q$1];[.$N$3];[.A170];[.$O$3];[.$Q$1];[.$N$3];[.B170];[.$O$3];[.$Q$1];[.$N$2];[.E170];[.$O$2];[.$Q$1];[.$N$2];[.C170];[.$O$2];[.$Q$1];[.$N$2];[.F170];[.$O$2];[.$Q$1];[.$N$2];[.D170];[.$O$2];[.$O$2])" office:value-type="string" office:string-value="insert into creatives values (172,'some description172','http://domain172.com',(),(),(),('UK',))" calcext:value-type="string">
            <text:p>insert into creatives values (172,'some description172','http://domain172.com',(),(),(),('UK',))</text:p>
          </table:table-cell>
          <table:table-cell/>
        </table:table-row>
        <table:table-row table:style-name="ro2">
          <table:table-cell table:formula="of:=CONCATENATE([.A$1];[.J171])" office:value-type="string" office:string-value="some description173" calcext:value-type="string">
            <text:p>some description173</text:p>
          </table:table-cell>
          <table:table-cell table:formula="of:=CONCATENATE([.B$1];[.$J171];[.$M$2])" office:value-type="string" office:string-value="http://domain173.com" calcext:value-type="string">
            <text:p>http://domain173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number-columns-repeated="5"/>
          <table:table-cell table:formula="of:=CONCATENATE([.$P$1];[.J171];[.$Q$1];[.$N$3];[.A171];[.$O$3];[.$Q$1];[.$N$3];[.B171];[.$O$3];[.$Q$1];[.$N$2];[.E171];[.$O$2];[.$Q$1];[.$N$2];[.C171];[.$O$2];[.$Q$1];[.$N$2];[.F171];[.$O$2];[.$Q$1];[.$N$2];[.D171];[.$O$2];[.$O$2])" office:value-type="string" office:string-value="insert into creatives values (173,'some description173','http://domain173.com',(),(),(),('UK',))" calcext:value-type="string">
            <text:p>insert into creatives values (173,'some description173','http://domain173.com',(),(),(),('UK',))</text:p>
          </table:table-cell>
          <table:table-cell/>
        </table:table-row>
        <table:table-row table:style-name="ro2">
          <table:table-cell table:formula="of:=CONCATENATE([.A$1];[.J172])" office:value-type="string" office:string-value="some description174" calcext:value-type="string">
            <text:p>some description174</text:p>
          </table:table-cell>
          <table:table-cell table:formula="of:=CONCATENATE([.B$1];[.$J172];[.$M$2])" office:value-type="string" office:string-value="http://domain174.com" calcext:value-type="string">
            <text:p>http://domain174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number-columns-repeated="5"/>
          <table:table-cell table:formula="of:=CONCATENATE([.$P$1];[.J172];[.$Q$1];[.$N$3];[.A172];[.$O$3];[.$Q$1];[.$N$3];[.B172];[.$O$3];[.$Q$1];[.$N$2];[.E172];[.$O$2];[.$Q$1];[.$N$2];[.C172];[.$O$2];[.$Q$1];[.$N$2];[.F172];[.$O$2];[.$Q$1];[.$N$2];[.D172];[.$O$2];[.$O$2])" office:value-type="string" office:string-value="insert into creatives values (174,'some description174','http://domain174.com',(),(),(),('UK',))" calcext:value-type="string">
            <text:p>insert into creatives values (174,'some description174','http://domain174.com',(),(),(),('UK',))</text:p>
          </table:table-cell>
          <table:table-cell/>
        </table:table-row>
        <table:table-row table:style-name="ro2">
          <table:table-cell table:formula="of:=CONCATENATE([.A$1];[.J173])" office:value-type="string" office:string-value="some description175" calcext:value-type="string">
            <text:p>some description175</text:p>
          </table:table-cell>
          <table:table-cell table:formula="of:=CONCATENATE([.B$1];[.$J173];[.$M$2])" office:value-type="string" office:string-value="http://domain175.com" calcext:value-type="string">
            <text:p>http://domain175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number-columns-repeated="5"/>
          <table:table-cell table:formula="of:=CONCATENATE([.$P$1];[.J173];[.$Q$1];[.$N$3];[.A173];[.$O$3];[.$Q$1];[.$N$3];[.B173];[.$O$3];[.$Q$1];[.$N$2];[.E173];[.$O$2];[.$Q$1];[.$N$2];[.C173];[.$O$2];[.$Q$1];[.$N$2];[.F173];[.$O$2];[.$Q$1];[.$N$2];[.D173];[.$O$2];[.$O$2])" office:value-type="string" office:string-value="insert into creatives values (175,'some description175','http://domain175.com',(),(),(),('UK',))" calcext:value-type="string">
            <text:p>insert into creatives values (175,'some description175','http://domain175.com',(),(),(),('UK',))</text:p>
          </table:table-cell>
          <table:table-cell/>
        </table:table-row>
        <table:table-row table:style-name="ro2">
          <table:table-cell table:formula="of:=CONCATENATE([.A$1];[.J174])" office:value-type="string" office:string-value="some description176" calcext:value-type="string">
            <text:p>some description176</text:p>
          </table:table-cell>
          <table:table-cell table:formula="of:=CONCATENATE([.B$1];[.$J174];[.$M$2])" office:value-type="string" office:string-value="http://domain176.com" calcext:value-type="string">
            <text:p>http://domain176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number-columns-repeated="5"/>
          <table:table-cell table:formula="of:=CONCATENATE([.$P$1];[.J174];[.$Q$1];[.$N$3];[.A174];[.$O$3];[.$Q$1];[.$N$3];[.B174];[.$O$3];[.$Q$1];[.$N$2];[.E174];[.$O$2];[.$Q$1];[.$N$2];[.C174];[.$O$2];[.$Q$1];[.$N$2];[.F174];[.$O$2];[.$Q$1];[.$N$2];[.D174];[.$O$2];[.$O$2])" office:value-type="string" office:string-value="insert into creatives values (176,'some description176','http://domain176.com',(),(),(),('UK',))" calcext:value-type="string">
            <text:p>insert into creatives values (176,'some description176','http://domain176.com',(),(),(),('UK',))</text:p>
          </table:table-cell>
          <table:table-cell/>
        </table:table-row>
        <table:table-row table:style-name="ro2">
          <table:table-cell table:formula="of:=CONCATENATE([.A$1];[.J175])" office:value-type="string" office:string-value="some description177" calcext:value-type="string">
            <text:p>some description177</text:p>
          </table:table-cell>
          <table:table-cell table:formula="of:=CONCATENATE([.B$1];[.$J175];[.$M$2])" office:value-type="string" office:string-value="http://domain177.com" calcext:value-type="string">
            <text:p>http://domain177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number-columns-repeated="5"/>
          <table:table-cell table:formula="of:=CONCATENATE([.$P$1];[.J175];[.$Q$1];[.$N$3];[.A175];[.$O$3];[.$Q$1];[.$N$3];[.B175];[.$O$3];[.$Q$1];[.$N$2];[.E175];[.$O$2];[.$Q$1];[.$N$2];[.C175];[.$O$2];[.$Q$1];[.$N$2];[.F175];[.$O$2];[.$Q$1];[.$N$2];[.D175];[.$O$2];[.$O$2])" office:value-type="string" office:string-value="insert into creatives values (177,'some description177','http://domain177.com',(),(),(),('UK',))" calcext:value-type="string">
            <text:p>insert into creatives values (177,'some description177','http://domain177.com',(),(),(),('UK',))</text:p>
          </table:table-cell>
          <table:table-cell/>
        </table:table-row>
        <table:table-row table:style-name="ro2">
          <table:table-cell table:formula="of:=CONCATENATE([.A$1];[.J176])" office:value-type="string" office:string-value="some description178" calcext:value-type="string">
            <text:p>some description178</text:p>
          </table:table-cell>
          <table:table-cell table:formula="of:=CONCATENATE([.B$1];[.$J176];[.$M$2])" office:value-type="string" office:string-value="http://domain178.com" calcext:value-type="string">
            <text:p>http://domain178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number-columns-repeated="5"/>
          <table:table-cell table:formula="of:=CONCATENATE([.$P$1];[.J176];[.$Q$1];[.$N$3];[.A176];[.$O$3];[.$Q$1];[.$N$3];[.B176];[.$O$3];[.$Q$1];[.$N$2];[.E176];[.$O$2];[.$Q$1];[.$N$2];[.C176];[.$O$2];[.$Q$1];[.$N$2];[.F176];[.$O$2];[.$Q$1];[.$N$2];[.D176];[.$O$2];[.$O$2])" office:value-type="string" office:string-value="insert into creatives values (178,'some description178','http://domain178.com',(),(),(),('UK',))" calcext:value-type="string">
            <text:p>insert into creatives values (178,'some description178','http://domain178.com',(),(),(),('UK',))</text:p>
          </table:table-cell>
          <table:table-cell/>
        </table:table-row>
        <table:table-row table:style-name="ro2">
          <table:table-cell table:formula="of:=CONCATENATE([.A$1];[.J177])" office:value-type="string" office:string-value="some description179" calcext:value-type="string">
            <text:p>some description179</text:p>
          </table:table-cell>
          <table:table-cell table:formula="of:=CONCATENATE([.B$1];[.$J177];[.$M$2])" office:value-type="string" office:string-value="http://domain179.com" calcext:value-type="string">
            <text:p>http://domain179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number-columns-repeated="5"/>
          <table:table-cell table:formula="of:=CONCATENATE([.$P$1];[.J177];[.$Q$1];[.$N$3];[.A177];[.$O$3];[.$Q$1];[.$N$3];[.B177];[.$O$3];[.$Q$1];[.$N$2];[.E177];[.$O$2];[.$Q$1];[.$N$2];[.C177];[.$O$2];[.$Q$1];[.$N$2];[.F177];[.$O$2];[.$Q$1];[.$N$2];[.D177];[.$O$2];[.$O$2])" office:value-type="string" office:string-value="insert into creatives values (179,'some description179','http://domain179.com',(),(),(),('UK',))" calcext:value-type="string">
            <text:p>insert into creatives values (179,'some description179','http://domain179.com',(),(),(),('UK',))</text:p>
          </table:table-cell>
          <table:table-cell/>
        </table:table-row>
        <table:table-row table:style-name="ro2">
          <table:table-cell table:formula="of:=CONCATENATE([.A$1];[.J178])" office:value-type="string" office:string-value="some description180" calcext:value-type="string">
            <text:p>some description180</text:p>
          </table:table-cell>
          <table:table-cell table:formula="of:=CONCATENATE([.B$1];[.$J178];[.$M$2])" office:value-type="string" office:string-value="http://domain180.com" calcext:value-type="string">
            <text:p>http://domain180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5"/>
          <table:table-cell table:formula="of:=CONCATENATE([.$P$1];[.J178];[.$Q$1];[.$N$3];[.A178];[.$O$3];[.$Q$1];[.$N$3];[.B178];[.$O$3];[.$Q$1];[.$N$2];[.E178];[.$O$2];[.$Q$1];[.$N$2];[.C178];[.$O$2];[.$Q$1];[.$N$2];[.F178];[.$O$2];[.$Q$1];[.$N$2];[.D178];[.$O$2];[.$O$2])" office:value-type="string" office:string-value="insert into creatives values (180,'some description180','http://domain180.com',(),(),(),('UK',))" calcext:value-type="string">
            <text:p>insert into creatives values (180,'some description180','http://domain180.com',(),(),(),('UK',))</text:p>
          </table:table-cell>
          <table:table-cell/>
        </table:table-row>
        <table:table-row table:style-name="ro2">
          <table:table-cell table:formula="of:=CONCATENATE([.A$1];[.J179])" office:value-type="string" office:string-value="some description181" calcext:value-type="string">
            <text:p>some description181</text:p>
          </table:table-cell>
          <table:table-cell table:formula="of:=CONCATENATE([.B$1];[.$J179];[.$M$2])" office:value-type="string" office:string-value="http://domain181.com" calcext:value-type="string">
            <text:p>http://domain181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number-columns-repeated="5"/>
          <table:table-cell table:formula="of:=CONCATENATE([.$P$1];[.J179];[.$Q$1];[.$N$3];[.A179];[.$O$3];[.$Q$1];[.$N$3];[.B179];[.$O$3];[.$Q$1];[.$N$2];[.E179];[.$O$2];[.$Q$1];[.$N$2];[.C179];[.$O$2];[.$Q$1];[.$N$2];[.F179];[.$O$2];[.$Q$1];[.$N$2];[.D179];[.$O$2];[.$O$2])" office:value-type="string" office:string-value="insert into creatives values (181,'some description181','http://domain181.com',(),(),(),('UK',))" calcext:value-type="string">
            <text:p>insert into creatives values (181,'some description181','http://domain181.com',(),(),(),('UK',))</text:p>
          </table:table-cell>
          <table:table-cell/>
        </table:table-row>
        <table:table-row table:style-name="ro2">
          <table:table-cell table:formula="of:=CONCATENATE([.A$1];[.J180])" office:value-type="string" office:string-value="some description182" calcext:value-type="string">
            <text:p>some description182</text:p>
          </table:table-cell>
          <table:table-cell table:formula="of:=CONCATENATE([.B$1];[.$J180];[.$M$2])" office:value-type="string" office:string-value="http://domain182.com" calcext:value-type="string">
            <text:p>http://domain182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number-columns-repeated="5"/>
          <table:table-cell table:formula="of:=CONCATENATE([.$P$1];[.J180];[.$Q$1];[.$N$3];[.A180];[.$O$3];[.$Q$1];[.$N$3];[.B180];[.$O$3];[.$Q$1];[.$N$2];[.E180];[.$O$2];[.$Q$1];[.$N$2];[.C180];[.$O$2];[.$Q$1];[.$N$2];[.F180];[.$O$2];[.$Q$1];[.$N$2];[.D180];[.$O$2];[.$O$2])" office:value-type="string" office:string-value="insert into creatives values (182,'some description182','http://domain182.com',(),(),(),('UK',))" calcext:value-type="string">
            <text:p>insert into creatives values (182,'some description182','http://domain182.com',(),(),(),('UK',))</text:p>
          </table:table-cell>
          <table:table-cell/>
        </table:table-row>
        <table:table-row table:style-name="ro2">
          <table:table-cell table:formula="of:=CONCATENATE([.A$1];[.J181])" office:value-type="string" office:string-value="some description183" calcext:value-type="string">
            <text:p>some description183</text:p>
          </table:table-cell>
          <table:table-cell table:formula="of:=CONCATENATE([.B$1];[.$J181];[.$M$2])" office:value-type="string" office:string-value="http://domain183.com" calcext:value-type="string">
            <text:p>http://domain183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number-columns-repeated="5"/>
          <table:table-cell table:formula="of:=CONCATENATE([.$P$1];[.J181];[.$Q$1];[.$N$3];[.A181];[.$O$3];[.$Q$1];[.$N$3];[.B181];[.$O$3];[.$Q$1];[.$N$2];[.E181];[.$O$2];[.$Q$1];[.$N$2];[.C181];[.$O$2];[.$Q$1];[.$N$2];[.F181];[.$O$2];[.$Q$1];[.$N$2];[.D181];[.$O$2];[.$O$2])" office:value-type="string" office:string-value="insert into creatives values (183,'some description183','http://domain183.com',(),(),(),('UK',))" calcext:value-type="string">
            <text:p>insert into creatives values (183,'some description183','http://domain183.com',(),(),(),('UK',))</text:p>
          </table:table-cell>
          <table:table-cell/>
        </table:table-row>
        <table:table-row table:style-name="ro2">
          <table:table-cell table:formula="of:=CONCATENATE([.A$1];[.J182])" office:value-type="string" office:string-value="some description184" calcext:value-type="string">
            <text:p>some description184</text:p>
          </table:table-cell>
          <table:table-cell table:formula="of:=CONCATENATE([.B$1];[.$J182];[.$M$2])" office:value-type="string" office:string-value="http://domain184.com" calcext:value-type="string">
            <text:p>http://domain184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number-columns-repeated="5"/>
          <table:table-cell table:formula="of:=CONCATENATE([.$P$1];[.J182];[.$Q$1];[.$N$3];[.A182];[.$O$3];[.$Q$1];[.$N$3];[.B182];[.$O$3];[.$Q$1];[.$N$2];[.E182];[.$O$2];[.$Q$1];[.$N$2];[.C182];[.$O$2];[.$Q$1];[.$N$2];[.F182];[.$O$2];[.$Q$1];[.$N$2];[.D182];[.$O$2];[.$O$2])" office:value-type="string" office:string-value="insert into creatives values (184,'some description184','http://domain184.com',(),(),(),('UK',))" calcext:value-type="string">
            <text:p>insert into creatives values (184,'some description184','http://domain184.com',(),(),(),('UK',))</text:p>
          </table:table-cell>
          <table:table-cell/>
        </table:table-row>
        <table:table-row table:style-name="ro2">
          <table:table-cell table:formula="of:=CONCATENATE([.A$1];[.J183])" office:value-type="string" office:string-value="some description185" calcext:value-type="string">
            <text:p>some description185</text:p>
          </table:table-cell>
          <table:table-cell table:formula="of:=CONCATENATE([.B$1];[.$J183];[.$M$2])" office:value-type="string" office:string-value="http://domain185.com" calcext:value-type="string">
            <text:p>http://domain185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number-columns-repeated="5"/>
          <table:table-cell table:formula="of:=CONCATENATE([.$P$1];[.J183];[.$Q$1];[.$N$3];[.A183];[.$O$3];[.$Q$1];[.$N$3];[.B183];[.$O$3];[.$Q$1];[.$N$2];[.E183];[.$O$2];[.$Q$1];[.$N$2];[.C183];[.$O$2];[.$Q$1];[.$N$2];[.F183];[.$O$2];[.$Q$1];[.$N$2];[.D183];[.$O$2];[.$O$2])" office:value-type="string" office:string-value="insert into creatives values (185,'some description185','http://domain185.com',(),(),(),('UK',))" calcext:value-type="string">
            <text:p>insert into creatives values (185,'some description185','http://domain185.com',(),(),(),('UK',))</text:p>
          </table:table-cell>
          <table:table-cell/>
        </table:table-row>
        <table:table-row table:style-name="ro2">
          <table:table-cell table:formula="of:=CONCATENATE([.A$1];[.J184])" office:value-type="string" office:string-value="some description186" calcext:value-type="string">
            <text:p>some description186</text:p>
          </table:table-cell>
          <table:table-cell table:formula="of:=CONCATENATE([.B$1];[.$J184];[.$M$2])" office:value-type="string" office:string-value="http://domain186.com" calcext:value-type="string">
            <text:p>http://domain186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number-columns-repeated="5"/>
          <table:table-cell table:formula="of:=CONCATENATE([.$P$1];[.J184];[.$Q$1];[.$N$3];[.A184];[.$O$3];[.$Q$1];[.$N$3];[.B184];[.$O$3];[.$Q$1];[.$N$2];[.E184];[.$O$2];[.$Q$1];[.$N$2];[.C184];[.$O$2];[.$Q$1];[.$N$2];[.F184];[.$O$2];[.$Q$1];[.$N$2];[.D184];[.$O$2];[.$O$2])" office:value-type="string" office:string-value="insert into creatives values (186,'some description186','http://domain186.com',(),(),(),('UK',))" calcext:value-type="string">
            <text:p>insert into creatives values (186,'some description186','http://domain186.com',(),(),(),('UK',))</text:p>
          </table:table-cell>
          <table:table-cell/>
        </table:table-row>
        <table:table-row table:style-name="ro2">
          <table:table-cell table:formula="of:=CONCATENATE([.A$1];[.J185])" office:value-type="string" office:string-value="some description187" calcext:value-type="string">
            <text:p>some description187</text:p>
          </table:table-cell>
          <table:table-cell table:formula="of:=CONCATENATE([.B$1];[.$J185];[.$M$2])" office:value-type="string" office:string-value="http://domain187.com" calcext:value-type="string">
            <text:p>http://domain187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number-columns-repeated="5"/>
          <table:table-cell table:formula="of:=CONCATENATE([.$P$1];[.J185];[.$Q$1];[.$N$3];[.A185];[.$O$3];[.$Q$1];[.$N$3];[.B185];[.$O$3];[.$Q$1];[.$N$2];[.E185];[.$O$2];[.$Q$1];[.$N$2];[.C185];[.$O$2];[.$Q$1];[.$N$2];[.F185];[.$O$2];[.$Q$1];[.$N$2];[.D185];[.$O$2];[.$O$2])" office:value-type="string" office:string-value="insert into creatives values (187,'some description187','http://domain187.com',(),(),(),('UK',))" calcext:value-type="string">
            <text:p>insert into creatives values (187,'some description187','http://domain187.com',(),(),(),('UK',))</text:p>
          </table:table-cell>
          <table:table-cell/>
        </table:table-row>
        <table:table-row table:style-name="ro2">
          <table:table-cell table:formula="of:=CONCATENATE([.A$1];[.J186])" office:value-type="string" office:string-value="some description188" calcext:value-type="string">
            <text:p>some description188</text:p>
          </table:table-cell>
          <table:table-cell table:formula="of:=CONCATENATE([.B$1];[.$J186];[.$M$2])" office:value-type="string" office:string-value="http://domain188.com" calcext:value-type="string">
            <text:p>http://domain188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number-columns-repeated="5"/>
          <table:table-cell table:formula="of:=CONCATENATE([.$P$1];[.J186];[.$Q$1];[.$N$3];[.A186];[.$O$3];[.$Q$1];[.$N$3];[.B186];[.$O$3];[.$Q$1];[.$N$2];[.E186];[.$O$2];[.$Q$1];[.$N$2];[.C186];[.$O$2];[.$Q$1];[.$N$2];[.F186];[.$O$2];[.$Q$1];[.$N$2];[.D186];[.$O$2];[.$O$2])" office:value-type="string" office:string-value="insert into creatives values (188,'some description188','http://domain188.com',(),(),(),('UK',))" calcext:value-type="string">
            <text:p>insert into creatives values (188,'some description188','http://domain188.com',(),(),(),('UK',))</text:p>
          </table:table-cell>
          <table:table-cell/>
        </table:table-row>
        <table:table-row table:style-name="ro2">
          <table:table-cell table:formula="of:=CONCATENATE([.A$1];[.J187])" office:value-type="string" office:string-value="some description189" calcext:value-type="string">
            <text:p>some description189</text:p>
          </table:table-cell>
          <table:table-cell table:formula="of:=CONCATENATE([.B$1];[.$J187];[.$M$2])" office:value-type="string" office:string-value="http://domain189.com" calcext:value-type="string">
            <text:p>http://domain189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number-columns-repeated="5"/>
          <table:table-cell table:formula="of:=CONCATENATE([.$P$1];[.J187];[.$Q$1];[.$N$3];[.A187];[.$O$3];[.$Q$1];[.$N$3];[.B187];[.$O$3];[.$Q$1];[.$N$2];[.E187];[.$O$2];[.$Q$1];[.$N$2];[.C187];[.$O$2];[.$Q$1];[.$N$2];[.F187];[.$O$2];[.$Q$1];[.$N$2];[.D187];[.$O$2];[.$O$2])" office:value-type="string" office:string-value="insert into creatives values (189,'some description189','http://domain189.com',(),(),(),('UK',))" calcext:value-type="string">
            <text:p>insert into creatives values (189,'some description189','http://domain189.com',(),(),(),('UK',))</text:p>
          </table:table-cell>
          <table:table-cell/>
        </table:table-row>
        <table:table-row table:style-name="ro2">
          <table:table-cell table:formula="of:=CONCATENATE([.A$1];[.J188])" office:value-type="string" office:string-value="some description190" calcext:value-type="string">
            <text:p>some description190</text:p>
          </table:table-cell>
          <table:table-cell table:formula="of:=CONCATENATE([.B$1];[.$J188];[.$M$2])" office:value-type="string" office:string-value="http://domain190.com" calcext:value-type="string">
            <text:p>http://domain190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number-columns-repeated="5"/>
          <table:table-cell table:formula="of:=CONCATENATE([.$P$1];[.J188];[.$Q$1];[.$N$3];[.A188];[.$O$3];[.$Q$1];[.$N$3];[.B188];[.$O$3];[.$Q$1];[.$N$2];[.E188];[.$O$2];[.$Q$1];[.$N$2];[.C188];[.$O$2];[.$Q$1];[.$N$2];[.F188];[.$O$2];[.$Q$1];[.$N$2];[.D188];[.$O$2];[.$O$2])" office:value-type="string" office:string-value="insert into creatives values (190,'some description190','http://domain190.com',(),(),(),('UK',))" calcext:value-type="string">
            <text:p>insert into creatives values (190,'some description190','http://domain190.com',(),(),(),('UK',))</text:p>
          </table:table-cell>
          <table:table-cell/>
        </table:table-row>
        <table:table-row table:style-name="ro2">
          <table:table-cell table:formula="of:=CONCATENATE([.A$1];[.J189])" office:value-type="string" office:string-value="some description191" calcext:value-type="string">
            <text:p>some description191</text:p>
          </table:table-cell>
          <table:table-cell table:formula="of:=CONCATENATE([.B$1];[.$J189];[.$M$2])" office:value-type="string" office:string-value="http://domain191.com" calcext:value-type="string">
            <text:p>http://domain191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number-columns-repeated="5"/>
          <table:table-cell table:formula="of:=CONCATENATE([.$P$1];[.J189];[.$Q$1];[.$N$3];[.A189];[.$O$3];[.$Q$1];[.$N$3];[.B189];[.$O$3];[.$Q$1];[.$N$2];[.E189];[.$O$2];[.$Q$1];[.$N$2];[.C189];[.$O$2];[.$Q$1];[.$N$2];[.F189];[.$O$2];[.$Q$1];[.$N$2];[.D189];[.$O$2];[.$O$2])" office:value-type="string" office:string-value="insert into creatives values (191,'some description191','http://domain191.com',(),(),(),('UK',))" calcext:value-type="string">
            <text:p>insert into creatives values (191,'some description191','http://domain191.com',(),(),(),('UK',))</text:p>
          </table:table-cell>
          <table:table-cell/>
        </table:table-row>
        <table:table-row table:style-name="ro2">
          <table:table-cell table:formula="of:=CONCATENATE([.A$1];[.J190])" office:value-type="string" office:string-value="some description192" calcext:value-type="string">
            <text:p>some description192</text:p>
          </table:table-cell>
          <table:table-cell table:formula="of:=CONCATENATE([.B$1];[.$J190];[.$M$2])" office:value-type="string" office:string-value="http://domain192.com" calcext:value-type="string">
            <text:p>http://domain192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number-columns-repeated="5"/>
          <table:table-cell table:formula="of:=CONCATENATE([.$P$1];[.J190];[.$Q$1];[.$N$3];[.A190];[.$O$3];[.$Q$1];[.$N$3];[.B190];[.$O$3];[.$Q$1];[.$N$2];[.E190];[.$O$2];[.$Q$1];[.$N$2];[.C190];[.$O$2];[.$Q$1];[.$N$2];[.F190];[.$O$2];[.$Q$1];[.$N$2];[.D190];[.$O$2];[.$O$2])" office:value-type="string" office:string-value="insert into creatives values (192,'some description192','http://domain192.com',(),(),(),('UK',))" calcext:value-type="string">
            <text:p>insert into creatives values (192,'some description192','http://domain192.com',(),(),(),('UK',))</text:p>
          </table:table-cell>
          <table:table-cell/>
        </table:table-row>
        <table:table-row table:style-name="ro2">
          <table:table-cell table:formula="of:=CONCATENATE([.A$1];[.J191])" office:value-type="string" office:string-value="some description193" calcext:value-type="string">
            <text:p>some description193</text:p>
          </table:table-cell>
          <table:table-cell table:formula="of:=CONCATENATE([.B$1];[.$J191];[.$M$2])" office:value-type="string" office:string-value="http://domain193.com" calcext:value-type="string">
            <text:p>http://domain193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number-columns-repeated="5"/>
          <table:table-cell table:formula="of:=CONCATENATE([.$P$1];[.J191];[.$Q$1];[.$N$3];[.A191];[.$O$3];[.$Q$1];[.$N$3];[.B191];[.$O$3];[.$Q$1];[.$N$2];[.E191];[.$O$2];[.$Q$1];[.$N$2];[.C191];[.$O$2];[.$Q$1];[.$N$2];[.F191];[.$O$2];[.$Q$1];[.$N$2];[.D191];[.$O$2];[.$O$2])" office:value-type="string" office:string-value="insert into creatives values (193,'some description193','http://domain193.com',(),(),(),('UK',))" calcext:value-type="string">
            <text:p>insert into creatives values (193,'some description193','http://domain193.com',(),(),(),('UK',))</text:p>
          </table:table-cell>
          <table:table-cell/>
        </table:table-row>
        <table:table-row table:style-name="ro2">
          <table:table-cell table:formula="of:=CONCATENATE([.A$1];[.J192])" office:value-type="string" office:string-value="some description194" calcext:value-type="string">
            <text:p>some description194</text:p>
          </table:table-cell>
          <table:table-cell table:formula="of:=CONCATENATE([.B$1];[.$J192];[.$M$2])" office:value-type="string" office:string-value="http://domain194.com" calcext:value-type="string">
            <text:p>http://domain194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number-columns-repeated="5"/>
          <table:table-cell table:formula="of:=CONCATENATE([.$P$1];[.J192];[.$Q$1];[.$N$3];[.A192];[.$O$3];[.$Q$1];[.$N$3];[.B192];[.$O$3];[.$Q$1];[.$N$2];[.E192];[.$O$2];[.$Q$1];[.$N$2];[.C192];[.$O$2];[.$Q$1];[.$N$2];[.F192];[.$O$2];[.$Q$1];[.$N$2];[.D192];[.$O$2];[.$O$2])" office:value-type="string" office:string-value="insert into creatives values (194,'some description194','http://domain194.com',(),(),(),('UK',))" calcext:value-type="string">
            <text:p>insert into creatives values (194,'some description194','http://domain194.com',(),(),(),('UK',))</text:p>
          </table:table-cell>
          <table:table-cell/>
        </table:table-row>
        <table:table-row table:style-name="ro2">
          <table:table-cell table:formula="of:=CONCATENATE([.A$1];[.J193])" office:value-type="string" office:string-value="some description195" calcext:value-type="string">
            <text:p>some description195</text:p>
          </table:table-cell>
          <table:table-cell table:formula="of:=CONCATENATE([.B$1];[.$J193];[.$M$2])" office:value-type="string" office:string-value="http://domain195.com" calcext:value-type="string">
            <text:p>http://domain195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number-columns-repeated="5"/>
          <table:table-cell table:formula="of:=CONCATENATE([.$P$1];[.J193];[.$Q$1];[.$N$3];[.A193];[.$O$3];[.$Q$1];[.$N$3];[.B193];[.$O$3];[.$Q$1];[.$N$2];[.E193];[.$O$2];[.$Q$1];[.$N$2];[.C193];[.$O$2];[.$Q$1];[.$N$2];[.F193];[.$O$2];[.$Q$1];[.$N$2];[.D193];[.$O$2];[.$O$2])" office:value-type="string" office:string-value="insert into creatives values (195,'some description195','http://domain195.com',(),(),(),('UK',))" calcext:value-type="string">
            <text:p>insert into creatives values (195,'some description195','http://domain195.com',(),(),(),('UK',))</text:p>
          </table:table-cell>
          <table:table-cell/>
        </table:table-row>
        <table:table-row table:style-name="ro2">
          <table:table-cell table:formula="of:=CONCATENATE([.A$1];[.J194])" office:value-type="string" office:string-value="some description196" calcext:value-type="string">
            <text:p>some description196</text:p>
          </table:table-cell>
          <table:table-cell table:formula="of:=CONCATENATE([.B$1];[.$J194];[.$M$2])" office:value-type="string" office:string-value="http://domain196.com" calcext:value-type="string">
            <text:p>http://domain196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number-columns-repeated="5"/>
          <table:table-cell table:formula="of:=CONCATENATE([.$P$1];[.J194];[.$Q$1];[.$N$3];[.A194];[.$O$3];[.$Q$1];[.$N$3];[.B194];[.$O$3];[.$Q$1];[.$N$2];[.E194];[.$O$2];[.$Q$1];[.$N$2];[.C194];[.$O$2];[.$Q$1];[.$N$2];[.F194];[.$O$2];[.$Q$1];[.$N$2];[.D194];[.$O$2];[.$O$2])" office:value-type="string" office:string-value="insert into creatives values (196,'some description196','http://domain196.com',(),(),(),('UK',))" calcext:value-type="string">
            <text:p>insert into creatives values (196,'some description196','http://domain196.com',(),(),(),('UK',))</text:p>
          </table:table-cell>
          <table:table-cell/>
        </table:table-row>
        <table:table-row table:style-name="ro2">
          <table:table-cell table:formula="of:=CONCATENATE([.A$1];[.J195])" office:value-type="string" office:string-value="some description197" calcext:value-type="string">
            <text:p>some description197</text:p>
          </table:table-cell>
          <table:table-cell table:formula="of:=CONCATENATE([.B$1];[.$J195];[.$M$2])" office:value-type="string" office:string-value="http://domain197.com" calcext:value-type="string">
            <text:p>http://domain197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number-columns-repeated="5"/>
          <table:table-cell table:formula="of:=CONCATENATE([.$P$1];[.J195];[.$Q$1];[.$N$3];[.A195];[.$O$3];[.$Q$1];[.$N$3];[.B195];[.$O$3];[.$Q$1];[.$N$2];[.E195];[.$O$2];[.$Q$1];[.$N$2];[.C195];[.$O$2];[.$Q$1];[.$N$2];[.F195];[.$O$2];[.$Q$1];[.$N$2];[.D195];[.$O$2];[.$O$2])" office:value-type="string" office:string-value="insert into creatives values (197,'some description197','http://domain197.com',(),(),(),('UK',))" calcext:value-type="string">
            <text:p>insert into creatives values (197,'some description197','http://domain197.com',(),(),(),('UK',))</text:p>
          </table:table-cell>
          <table:table-cell/>
        </table:table-row>
        <table:table-row table:style-name="ro2">
          <table:table-cell table:formula="of:=CONCATENATE([.A$1];[.J196])" office:value-type="string" office:string-value="some description198" calcext:value-type="string">
            <text:p>some description198</text:p>
          </table:table-cell>
          <table:table-cell table:formula="of:=CONCATENATE([.B$1];[.$J196];[.$M$2])" office:value-type="string" office:string-value="http://domain198.com" calcext:value-type="string">
            <text:p>http://domain198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number-columns-repeated="5"/>
          <table:table-cell table:formula="of:=CONCATENATE([.$P$1];[.J196];[.$Q$1];[.$N$3];[.A196];[.$O$3];[.$Q$1];[.$N$3];[.B196];[.$O$3];[.$Q$1];[.$N$2];[.E196];[.$O$2];[.$Q$1];[.$N$2];[.C196];[.$O$2];[.$Q$1];[.$N$2];[.F196];[.$O$2];[.$Q$1];[.$N$2];[.D196];[.$O$2];[.$O$2])" office:value-type="string" office:string-value="insert into creatives values (198,'some description198','http://domain198.com',(),(),(),('UK',))" calcext:value-type="string">
            <text:p>insert into creatives values (198,'some description198','http://domain198.com',(),(),(),('UK',))</text:p>
          </table:table-cell>
          <table:table-cell/>
        </table:table-row>
        <table:table-row table:style-name="ro2">
          <table:table-cell table:formula="of:=CONCATENATE([.A$1];[.J197])" office:value-type="string" office:string-value="some description199" calcext:value-type="string">
            <text:p>some description199</text:p>
          </table:table-cell>
          <table:table-cell table:formula="of:=CONCATENATE([.B$1];[.$J197];[.$M$2])" office:value-type="string" office:string-value="http://domain199.com" calcext:value-type="string">
            <text:p>http://domain199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number-columns-repeated="5"/>
          <table:table-cell table:formula="of:=CONCATENATE([.$P$1];[.J197];[.$Q$1];[.$N$3];[.A197];[.$O$3];[.$Q$1];[.$N$3];[.B197];[.$O$3];[.$Q$1];[.$N$2];[.E197];[.$O$2];[.$Q$1];[.$N$2];[.C197];[.$O$2];[.$Q$1];[.$N$2];[.F197];[.$O$2];[.$Q$1];[.$N$2];[.D197];[.$O$2];[.$O$2])" office:value-type="string" office:string-value="insert into creatives values (199,'some description199','http://domain199.com',(),(),(),('UK',))" calcext:value-type="string">
            <text:p>insert into creatives values (199,'some description199','http://domain199.com',(),(),(),('UK',))</text:p>
          </table:table-cell>
          <table:table-cell/>
        </table:table-row>
        <table:table-row table:style-name="ro2">
          <table:table-cell table:formula="of:=CONCATENATE([.A$1];[.J198])" office:value-type="string" office:string-value="some description200" calcext:value-type="string">
            <text:p>some description200</text:p>
          </table:table-cell>
          <table:table-cell table:formula="of:=CONCATENATE([.B$1];[.$J198];[.$M$2])" office:value-type="string" office:string-value="http://domain200.com" calcext:value-type="string">
            <text:p>http://domain200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5"/>
          <table:table-cell table:formula="of:=CONCATENATE([.$P$1];[.J198];[.$Q$1];[.$N$3];[.A198];[.$O$3];[.$Q$1];[.$N$3];[.B198];[.$O$3];[.$Q$1];[.$N$2];[.E198];[.$O$2];[.$Q$1];[.$N$2];[.C198];[.$O$2];[.$Q$1];[.$N$2];[.F198];[.$O$2];[.$Q$1];[.$N$2];[.D198];[.$O$2];[.$O$2])" office:value-type="string" office:string-value="insert into creatives values (200,'some description200','http://domain200.com',(),(),(),('UK',))" calcext:value-type="string">
            <text:p>insert into creatives values (200,'some description200','http://domain200.com',(),(),(),('UK',))</text:p>
          </table:table-cell>
          <table:table-cell/>
        </table:table-row>
        <table:table-row table:style-name="ro2">
          <table:table-cell table:formula="of:=CONCATENATE([.A$1];[.J199])" office:value-type="string" office:string-value="some description201" calcext:value-type="string">
            <text:p>some description201</text:p>
          </table:table-cell>
          <table:table-cell table:formula="of:=CONCATENATE([.B$1];[.$J199];[.$M$2])" office:value-type="string" office:string-value="http://domain201.com" calcext:value-type="string">
            <text:p>http://domain201.com</text:p>
          </table:table-cell>
          <table:table-cell/>
          <table:table-cell office:value-type="string" calcext:value-type="string">
            <text:p>'UK',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number-columns-repeated="5"/>
          <table:table-cell table:formula="of:=CONCATENATE([.$P$1];[.J199];[.$Q$1];[.$N$3];[.A199];[.$O$3];[.$Q$1];[.$N$3];[.B199];[.$O$3];[.$Q$1];[.$N$2];[.E199];[.$O$2];[.$Q$1];[.$N$2];[.C199];[.$O$2];[.$Q$1];[.$N$2];[.F199];[.$O$2];[.$Q$1];[.$N$2];[.D199];[.$O$2];[.$O$2])" office:value-type="string" office:string-value="insert into creatives values (201,'some description201','http://domain201.com',(),(),(),('UK',))" calcext:value-type="string">
            <text:p>insert into creatives values (201,'some description201','http://domain201.com',(),(),(),('UK',))</text:p>
          </table:table-cell>
          <table:table-cell/>
        </table:table-row>
        <table:table-row table:style-name="ro2">
          <table:table-cell table:formula="of:=CONCATENATE([.A$1];[.J200])" office:value-type="string" office:string-value="some description202" calcext:value-type="string">
            <text:p>some description202</text:p>
          </table:table-cell>
          <table:table-cell table:formula="of:=CONCATENATE([.B$1];[.$J200];[.$M$2])" office:value-type="string" office:string-value="http://domain202.com" calcext:value-type="string">
            <text:p>http://domain202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number-columns-repeated="5"/>
          <table:table-cell table:formula="of:=CONCATENATE([.$P$1];[.J200];[.$Q$1];[.$N$3];[.A200];[.$O$3];[.$Q$1];[.$N$3];[.B200];[.$O$3];[.$Q$1];[.$N$2];[.E200];[.$O$2];[.$Q$1];[.$N$2];[.C200];[.$O$2];[.$Q$1];[.$N$2];[.F200];[.$O$2];[.$Q$1];[.$N$2];[.D200];[.$O$2];[.$O$2])" office:value-type="string" office:string-value="insert into creatives values (202,'some description202','http://domain202.com',(),(),(),('UK','US'))" calcext:value-type="string">
            <text:p>insert into creatives values (202,'some description202','http://domain202.com',(),(),(),('UK','US'))</text:p>
          </table:table-cell>
          <table:table-cell/>
        </table:table-row>
        <table:table-row table:style-name="ro2">
          <table:table-cell table:formula="of:=CONCATENATE([.A$1];[.J201])" office:value-type="string" office:string-value="some description203" calcext:value-type="string">
            <text:p>some description203</text:p>
          </table:table-cell>
          <table:table-cell table:formula="of:=CONCATENATE([.B$1];[.$J201];[.$M$2])" office:value-type="string" office:string-value="http://domain203.com" calcext:value-type="string">
            <text:p>http://domain203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number-columns-repeated="5"/>
          <table:table-cell table:formula="of:=CONCATENATE([.$P$1];[.J201];[.$Q$1];[.$N$3];[.A201];[.$O$3];[.$Q$1];[.$N$3];[.B201];[.$O$3];[.$Q$1];[.$N$2];[.E201];[.$O$2];[.$Q$1];[.$N$2];[.C201];[.$O$2];[.$Q$1];[.$N$2];[.F201];[.$O$2];[.$Q$1];[.$N$2];[.D201];[.$O$2];[.$O$2])" office:value-type="string" office:string-value="insert into creatives values (203,'some description203','http://domain203.com',(),(),(),('UK','US'))" calcext:value-type="string">
            <text:p>insert into creatives values (203,'some description203','http://domain203.com',(),(),(),('UK','US'))</text:p>
          </table:table-cell>
          <table:table-cell/>
        </table:table-row>
        <table:table-row table:style-name="ro2">
          <table:table-cell table:formula="of:=CONCATENATE([.A$1];[.J202])" office:value-type="string" office:string-value="some description204" calcext:value-type="string">
            <text:p>some description204</text:p>
          </table:table-cell>
          <table:table-cell table:formula="of:=CONCATENATE([.B$1];[.$J202];[.$M$2])" office:value-type="string" office:string-value="http://domain204.com" calcext:value-type="string">
            <text:p>http://domain204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number-columns-repeated="5"/>
          <table:table-cell table:formula="of:=CONCATENATE([.$P$1];[.J202];[.$Q$1];[.$N$3];[.A202];[.$O$3];[.$Q$1];[.$N$3];[.B202];[.$O$3];[.$Q$1];[.$N$2];[.E202];[.$O$2];[.$Q$1];[.$N$2];[.C202];[.$O$2];[.$Q$1];[.$N$2];[.F202];[.$O$2];[.$Q$1];[.$N$2];[.D202];[.$O$2];[.$O$2])" office:value-type="string" office:string-value="insert into creatives values (204,'some description204','http://domain204.com',(),(),(),('UK','US'))" calcext:value-type="string">
            <text:p>insert into creatives values (204,'some description204','http://domain204.com',(),(),(),('UK','US'))</text:p>
          </table:table-cell>
          <table:table-cell/>
        </table:table-row>
        <table:table-row table:style-name="ro2">
          <table:table-cell table:formula="of:=CONCATENATE([.A$1];[.J203])" office:value-type="string" office:string-value="some description205" calcext:value-type="string">
            <text:p>some description205</text:p>
          </table:table-cell>
          <table:table-cell table:formula="of:=CONCATENATE([.B$1];[.$J203];[.$M$2])" office:value-type="string" office:string-value="http://domain205.com" calcext:value-type="string">
            <text:p>http://domain205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number-columns-repeated="5"/>
          <table:table-cell table:formula="of:=CONCATENATE([.$P$1];[.J203];[.$Q$1];[.$N$3];[.A203];[.$O$3];[.$Q$1];[.$N$3];[.B203];[.$O$3];[.$Q$1];[.$N$2];[.E203];[.$O$2];[.$Q$1];[.$N$2];[.C203];[.$O$2];[.$Q$1];[.$N$2];[.F203];[.$O$2];[.$Q$1];[.$N$2];[.D203];[.$O$2];[.$O$2])" office:value-type="string" office:string-value="insert into creatives values (205,'some description205','http://domain205.com',(),(),(),('UK','US'))" calcext:value-type="string">
            <text:p>insert into creatives values (205,'some description205','http://domain205.com',(),(),(),('UK','US'))</text:p>
          </table:table-cell>
          <table:table-cell/>
        </table:table-row>
        <table:table-row table:style-name="ro2">
          <table:table-cell table:formula="of:=CONCATENATE([.A$1];[.J204])" office:value-type="string" office:string-value="some description206" calcext:value-type="string">
            <text:p>some description206</text:p>
          </table:table-cell>
          <table:table-cell table:formula="of:=CONCATENATE([.B$1];[.$J204];[.$M$2])" office:value-type="string" office:string-value="http://domain206.com" calcext:value-type="string">
            <text:p>http://domain206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number-columns-repeated="5"/>
          <table:table-cell table:formula="of:=CONCATENATE([.$P$1];[.J204];[.$Q$1];[.$N$3];[.A204];[.$O$3];[.$Q$1];[.$N$3];[.B204];[.$O$3];[.$Q$1];[.$N$2];[.E204];[.$O$2];[.$Q$1];[.$N$2];[.C204];[.$O$2];[.$Q$1];[.$N$2];[.F204];[.$O$2];[.$Q$1];[.$N$2];[.D204];[.$O$2];[.$O$2])" office:value-type="string" office:string-value="insert into creatives values (206,'some description206','http://domain206.com',(),(),(),('UK','US'))" calcext:value-type="string">
            <text:p>insert into creatives values (206,'some description206','http://domain206.com',(),(),(),('UK','US'))</text:p>
          </table:table-cell>
          <table:table-cell/>
        </table:table-row>
        <table:table-row table:style-name="ro2">
          <table:table-cell table:formula="of:=CONCATENATE([.A$1];[.J205])" office:value-type="string" office:string-value="some description207" calcext:value-type="string">
            <text:p>some description207</text:p>
          </table:table-cell>
          <table:table-cell table:formula="of:=CONCATENATE([.B$1];[.$J205];[.$M$2])" office:value-type="string" office:string-value="http://domain207.com" calcext:value-type="string">
            <text:p>http://domain207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number-columns-repeated="5"/>
          <table:table-cell table:formula="of:=CONCATENATE([.$P$1];[.J205];[.$Q$1];[.$N$3];[.A205];[.$O$3];[.$Q$1];[.$N$3];[.B205];[.$O$3];[.$Q$1];[.$N$2];[.E205];[.$O$2];[.$Q$1];[.$N$2];[.C205];[.$O$2];[.$Q$1];[.$N$2];[.F205];[.$O$2];[.$Q$1];[.$N$2];[.D205];[.$O$2];[.$O$2])" office:value-type="string" office:string-value="insert into creatives values (207,'some description207','http://domain207.com',(),(),(),('UK','US'))" calcext:value-type="string">
            <text:p>insert into creatives values (207,'some description207','http://domain207.com',(),(),(),('UK','US'))</text:p>
          </table:table-cell>
          <table:table-cell/>
        </table:table-row>
        <table:table-row table:style-name="ro2">
          <table:table-cell table:formula="of:=CONCATENATE([.A$1];[.J206])" office:value-type="string" office:string-value="some description208" calcext:value-type="string">
            <text:p>some description208</text:p>
          </table:table-cell>
          <table:table-cell table:formula="of:=CONCATENATE([.B$1];[.$J206];[.$M$2])" office:value-type="string" office:string-value="http://domain208.com" calcext:value-type="string">
            <text:p>http://domain208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number-columns-repeated="5"/>
          <table:table-cell table:formula="of:=CONCATENATE([.$P$1];[.J206];[.$Q$1];[.$N$3];[.A206];[.$O$3];[.$Q$1];[.$N$3];[.B206];[.$O$3];[.$Q$1];[.$N$2];[.E206];[.$O$2];[.$Q$1];[.$N$2];[.C206];[.$O$2];[.$Q$1];[.$N$2];[.F206];[.$O$2];[.$Q$1];[.$N$2];[.D206];[.$O$2];[.$O$2])" office:value-type="string" office:string-value="insert into creatives values (208,'some description208','http://domain208.com',(),(),(),('UK','US'))" calcext:value-type="string">
            <text:p>insert into creatives values (208,'some description208','http://domain208.com',(),(),(),('UK','US'))</text:p>
          </table:table-cell>
          <table:table-cell/>
        </table:table-row>
        <table:table-row table:style-name="ro2">
          <table:table-cell table:formula="of:=CONCATENATE([.A$1];[.J207])" office:value-type="string" office:string-value="some description209" calcext:value-type="string">
            <text:p>some description209</text:p>
          </table:table-cell>
          <table:table-cell table:formula="of:=CONCATENATE([.B$1];[.$J207];[.$M$2])" office:value-type="string" office:string-value="http://domain209.com" calcext:value-type="string">
            <text:p>http://domain209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number-columns-repeated="5"/>
          <table:table-cell table:formula="of:=CONCATENATE([.$P$1];[.J207];[.$Q$1];[.$N$3];[.A207];[.$O$3];[.$Q$1];[.$N$3];[.B207];[.$O$3];[.$Q$1];[.$N$2];[.E207];[.$O$2];[.$Q$1];[.$N$2];[.C207];[.$O$2];[.$Q$1];[.$N$2];[.F207];[.$O$2];[.$Q$1];[.$N$2];[.D207];[.$O$2];[.$O$2])" office:value-type="string" office:string-value="insert into creatives values (209,'some description209','http://domain209.com',(),(),(),('UK','US'))" calcext:value-type="string">
            <text:p>insert into creatives values (209,'some description209','http://domain209.com',(),(),(),('UK','US'))</text:p>
          </table:table-cell>
          <table:table-cell/>
        </table:table-row>
        <table:table-row table:style-name="ro2">
          <table:table-cell table:formula="of:=CONCATENATE([.A$1];[.J208])" office:value-type="string" office:string-value="some description210" calcext:value-type="string">
            <text:p>some description210</text:p>
          </table:table-cell>
          <table:table-cell table:formula="of:=CONCATENATE([.B$1];[.$J208];[.$M$2])" office:value-type="string" office:string-value="http://domain210.com" calcext:value-type="string">
            <text:p>http://domain210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number-columns-repeated="5"/>
          <table:table-cell table:formula="of:=CONCATENATE([.$P$1];[.J208];[.$Q$1];[.$N$3];[.A208];[.$O$3];[.$Q$1];[.$N$3];[.B208];[.$O$3];[.$Q$1];[.$N$2];[.E208];[.$O$2];[.$Q$1];[.$N$2];[.C208];[.$O$2];[.$Q$1];[.$N$2];[.F208];[.$O$2];[.$Q$1];[.$N$2];[.D208];[.$O$2];[.$O$2])" office:value-type="string" office:string-value="insert into creatives values (210,'some description210','http://domain210.com',(),(),(),('UK','US'))" calcext:value-type="string">
            <text:p>insert into creatives values (210,'some description210','http://domain210.com',(),(),(),('UK','US'))</text:p>
          </table:table-cell>
          <table:table-cell/>
        </table:table-row>
        <table:table-row table:style-name="ro2">
          <table:table-cell table:formula="of:=CONCATENATE([.A$1];[.J209])" office:value-type="string" office:string-value="some description211" calcext:value-type="string">
            <text:p>some description211</text:p>
          </table:table-cell>
          <table:table-cell table:formula="of:=CONCATENATE([.B$1];[.$J209];[.$M$2])" office:value-type="string" office:string-value="http://domain211.com" calcext:value-type="string">
            <text:p>http://domain211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5"/>
          <table:table-cell table:formula="of:=CONCATENATE([.$P$1];[.J209];[.$Q$1];[.$N$3];[.A209];[.$O$3];[.$Q$1];[.$N$3];[.B209];[.$O$3];[.$Q$1];[.$N$2];[.E209];[.$O$2];[.$Q$1];[.$N$2];[.C209];[.$O$2];[.$Q$1];[.$N$2];[.F209];[.$O$2];[.$Q$1];[.$N$2];[.D209];[.$O$2];[.$O$2])" office:value-type="string" office:string-value="insert into creatives values (211,'some description211','http://domain211.com',(),(),(),('UK','US'))" calcext:value-type="string">
            <text:p>insert into creatives values (211,'some description211','http://domain211.com',(),(),(),('UK','US'))</text:p>
          </table:table-cell>
          <table:table-cell/>
        </table:table-row>
        <table:table-row table:style-name="ro2">
          <table:table-cell table:formula="of:=CONCATENATE([.A$1];[.J210])" office:value-type="string" office:string-value="some description212" calcext:value-type="string">
            <text:p>some description212</text:p>
          </table:table-cell>
          <table:table-cell table:formula="of:=CONCATENATE([.B$1];[.$J210];[.$M$2])" office:value-type="string" office:string-value="http://domain212.com" calcext:value-type="string">
            <text:p>http://domain212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number-columns-repeated="5"/>
          <table:table-cell table:formula="of:=CONCATENATE([.$P$1];[.J210];[.$Q$1];[.$N$3];[.A210];[.$O$3];[.$Q$1];[.$N$3];[.B210];[.$O$3];[.$Q$1];[.$N$2];[.E210];[.$O$2];[.$Q$1];[.$N$2];[.C210];[.$O$2];[.$Q$1];[.$N$2];[.F210];[.$O$2];[.$Q$1];[.$N$2];[.D210];[.$O$2];[.$O$2])" office:value-type="string" office:string-value="insert into creatives values (212,'some description212','http://domain212.com',(),(),(),('UK','US'))" calcext:value-type="string">
            <text:p>insert into creatives values (212,'some description212','http://domain212.com',(),(),(),('UK','US'))</text:p>
          </table:table-cell>
          <table:table-cell/>
        </table:table-row>
        <table:table-row table:style-name="ro2">
          <table:table-cell table:formula="of:=CONCATENATE([.A$1];[.J211])" office:value-type="string" office:string-value="some description213" calcext:value-type="string">
            <text:p>some description213</text:p>
          </table:table-cell>
          <table:table-cell table:formula="of:=CONCATENATE([.B$1];[.$J211];[.$M$2])" office:value-type="string" office:string-value="http://domain213.com" calcext:value-type="string">
            <text:p>http://domain213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number-columns-repeated="5"/>
          <table:table-cell table:formula="of:=CONCATENATE([.$P$1];[.J211];[.$Q$1];[.$N$3];[.A211];[.$O$3];[.$Q$1];[.$N$3];[.B211];[.$O$3];[.$Q$1];[.$N$2];[.E211];[.$O$2];[.$Q$1];[.$N$2];[.C211];[.$O$2];[.$Q$1];[.$N$2];[.F211];[.$O$2];[.$Q$1];[.$N$2];[.D211];[.$O$2];[.$O$2])" office:value-type="string" office:string-value="insert into creatives values (213,'some description213','http://domain213.com',(),(),(),('UK','US'))" calcext:value-type="string">
            <text:p>insert into creatives values (213,'some description213','http://domain213.com',(),(),(),('UK','US'))</text:p>
          </table:table-cell>
          <table:table-cell/>
        </table:table-row>
        <table:table-row table:style-name="ro2">
          <table:table-cell table:formula="of:=CONCATENATE([.A$1];[.J212])" office:value-type="string" office:string-value="some description214" calcext:value-type="string">
            <text:p>some description214</text:p>
          </table:table-cell>
          <table:table-cell table:formula="of:=CONCATENATE([.B$1];[.$J212];[.$M$2])" office:value-type="string" office:string-value="http://domain214.com" calcext:value-type="string">
            <text:p>http://domain214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number-columns-repeated="5"/>
          <table:table-cell table:formula="of:=CONCATENATE([.$P$1];[.J212];[.$Q$1];[.$N$3];[.A212];[.$O$3];[.$Q$1];[.$N$3];[.B212];[.$O$3];[.$Q$1];[.$N$2];[.E212];[.$O$2];[.$Q$1];[.$N$2];[.C212];[.$O$2];[.$Q$1];[.$N$2];[.F212];[.$O$2];[.$Q$1];[.$N$2];[.D212];[.$O$2];[.$O$2])" office:value-type="string" office:string-value="insert into creatives values (214,'some description214','http://domain214.com',(),(),(),('UK','US'))" calcext:value-type="string">
            <text:p>insert into creatives values (214,'some description214','http://domain214.com',(),(),(),('UK','US'))</text:p>
          </table:table-cell>
          <table:table-cell/>
        </table:table-row>
        <table:table-row table:style-name="ro2">
          <table:table-cell table:formula="of:=CONCATENATE([.A$1];[.J213])" office:value-type="string" office:string-value="some description215" calcext:value-type="string">
            <text:p>some description215</text:p>
          </table:table-cell>
          <table:table-cell table:formula="of:=CONCATENATE([.B$1];[.$J213];[.$M$2])" office:value-type="string" office:string-value="http://domain215.com" calcext:value-type="string">
            <text:p>http://domain215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5"/>
          <table:table-cell table:formula="of:=CONCATENATE([.$P$1];[.J213];[.$Q$1];[.$N$3];[.A213];[.$O$3];[.$Q$1];[.$N$3];[.B213];[.$O$3];[.$Q$1];[.$N$2];[.E213];[.$O$2];[.$Q$1];[.$N$2];[.C213];[.$O$2];[.$Q$1];[.$N$2];[.F213];[.$O$2];[.$Q$1];[.$N$2];[.D213];[.$O$2];[.$O$2])" office:value-type="string" office:string-value="insert into creatives values (215,'some description215','http://domain215.com',(),(),(),('UK','US'))" calcext:value-type="string">
            <text:p>insert into creatives values (215,'some description215','http://domain215.com',(),(),(),('UK','US'))</text:p>
          </table:table-cell>
          <table:table-cell/>
        </table:table-row>
        <table:table-row table:style-name="ro2">
          <table:table-cell table:formula="of:=CONCATENATE([.A$1];[.J214])" office:value-type="string" office:string-value="some description216" calcext:value-type="string">
            <text:p>some description216</text:p>
          </table:table-cell>
          <table:table-cell table:formula="of:=CONCATENATE([.B$1];[.$J214];[.$M$2])" office:value-type="string" office:string-value="http://domain216.com" calcext:value-type="string">
            <text:p>http://domain216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number-columns-repeated="5"/>
          <table:table-cell table:formula="of:=CONCATENATE([.$P$1];[.J214];[.$Q$1];[.$N$3];[.A214];[.$O$3];[.$Q$1];[.$N$3];[.B214];[.$O$3];[.$Q$1];[.$N$2];[.E214];[.$O$2];[.$Q$1];[.$N$2];[.C214];[.$O$2];[.$Q$1];[.$N$2];[.F214];[.$O$2];[.$Q$1];[.$N$2];[.D214];[.$O$2];[.$O$2])" office:value-type="string" office:string-value="insert into creatives values (216,'some description216','http://domain216.com',(),(),(),('UK','US'))" calcext:value-type="string">
            <text:p>insert into creatives values (216,'some description216','http://domain216.com',(),(),(),('UK','US'))</text:p>
          </table:table-cell>
          <table:table-cell/>
        </table:table-row>
        <table:table-row table:style-name="ro2">
          <table:table-cell table:formula="of:=CONCATENATE([.A$1];[.J215])" office:value-type="string" office:string-value="some description217" calcext:value-type="string">
            <text:p>some description217</text:p>
          </table:table-cell>
          <table:table-cell table:formula="of:=CONCATENATE([.B$1];[.$J215];[.$M$2])" office:value-type="string" office:string-value="http://domain217.com" calcext:value-type="string">
            <text:p>http://domain217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number-columns-repeated="5"/>
          <table:table-cell table:formula="of:=CONCATENATE([.$P$1];[.J215];[.$Q$1];[.$N$3];[.A215];[.$O$3];[.$Q$1];[.$N$3];[.B215];[.$O$3];[.$Q$1];[.$N$2];[.E215];[.$O$2];[.$Q$1];[.$N$2];[.C215];[.$O$2];[.$Q$1];[.$N$2];[.F215];[.$O$2];[.$Q$1];[.$N$2];[.D215];[.$O$2];[.$O$2])" office:value-type="string" office:string-value="insert into creatives values (217,'some description217','http://domain217.com',(),(),(),('UK','US'))" calcext:value-type="string">
            <text:p>insert into creatives values (217,'some description217','http://domain217.com',(),(),(),('UK','US'))</text:p>
          </table:table-cell>
          <table:table-cell/>
        </table:table-row>
        <table:table-row table:style-name="ro2">
          <table:table-cell table:formula="of:=CONCATENATE([.A$1];[.J216])" office:value-type="string" office:string-value="some description218" calcext:value-type="string">
            <text:p>some description218</text:p>
          </table:table-cell>
          <table:table-cell table:formula="of:=CONCATENATE([.B$1];[.$J216];[.$M$2])" office:value-type="string" office:string-value="http://domain218.com" calcext:value-type="string">
            <text:p>http://domain218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number-columns-repeated="5"/>
          <table:table-cell table:formula="of:=CONCATENATE([.$P$1];[.J216];[.$Q$1];[.$N$3];[.A216];[.$O$3];[.$Q$1];[.$N$3];[.B216];[.$O$3];[.$Q$1];[.$N$2];[.E216];[.$O$2];[.$Q$1];[.$N$2];[.C216];[.$O$2];[.$Q$1];[.$N$2];[.F216];[.$O$2];[.$Q$1];[.$N$2];[.D216];[.$O$2];[.$O$2])" office:value-type="string" office:string-value="insert into creatives values (218,'some description218','http://domain218.com',(),(),(),('UK','US'))" calcext:value-type="string">
            <text:p>insert into creatives values (218,'some description218','http://domain218.com',(),(),(),('UK','US'))</text:p>
          </table:table-cell>
          <table:table-cell/>
        </table:table-row>
        <table:table-row table:style-name="ro2">
          <table:table-cell table:formula="of:=CONCATENATE([.A$1];[.J217])" office:value-type="string" office:string-value="some description219" calcext:value-type="string">
            <text:p>some description219</text:p>
          </table:table-cell>
          <table:table-cell table:formula="of:=CONCATENATE([.B$1];[.$J217];[.$M$2])" office:value-type="string" office:string-value="http://domain219.com" calcext:value-type="string">
            <text:p>http://domain219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number-columns-repeated="5"/>
          <table:table-cell table:formula="of:=CONCATENATE([.$P$1];[.J217];[.$Q$1];[.$N$3];[.A217];[.$O$3];[.$Q$1];[.$N$3];[.B217];[.$O$3];[.$Q$1];[.$N$2];[.E217];[.$O$2];[.$Q$1];[.$N$2];[.C217];[.$O$2];[.$Q$1];[.$N$2];[.F217];[.$O$2];[.$Q$1];[.$N$2];[.D217];[.$O$2];[.$O$2])" office:value-type="string" office:string-value="insert into creatives values (219,'some description219','http://domain219.com',(),(),(),('UK','US'))" calcext:value-type="string">
            <text:p>insert into creatives values (219,'some description219','http://domain219.com',(),(),(),('UK','US'))</text:p>
          </table:table-cell>
          <table:table-cell/>
        </table:table-row>
        <table:table-row table:style-name="ro2">
          <table:table-cell table:formula="of:=CONCATENATE([.A$1];[.J218])" office:value-type="string" office:string-value="some description220" calcext:value-type="string">
            <text:p>some description220</text:p>
          </table:table-cell>
          <table:table-cell table:formula="of:=CONCATENATE([.B$1];[.$J218];[.$M$2])" office:value-type="string" office:string-value="http://domain220.com" calcext:value-type="string">
            <text:p>http://domain220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5"/>
          <table:table-cell table:formula="of:=CONCATENATE([.$P$1];[.J218];[.$Q$1];[.$N$3];[.A218];[.$O$3];[.$Q$1];[.$N$3];[.B218];[.$O$3];[.$Q$1];[.$N$2];[.E218];[.$O$2];[.$Q$1];[.$N$2];[.C218];[.$O$2];[.$Q$1];[.$N$2];[.F218];[.$O$2];[.$Q$1];[.$N$2];[.D218];[.$O$2];[.$O$2])" office:value-type="string" office:string-value="insert into creatives values (220,'some description220','http://domain220.com',(),(),(),('UK','US'))" calcext:value-type="string">
            <text:p>insert into creatives values (220,'some description220','http://domain220.com',(),(),(),('UK','US'))</text:p>
          </table:table-cell>
          <table:table-cell/>
        </table:table-row>
        <table:table-row table:style-name="ro2">
          <table:table-cell table:formula="of:=CONCATENATE([.A$1];[.J219])" office:value-type="string" office:string-value="some description221" calcext:value-type="string">
            <text:p>some description221</text:p>
          </table:table-cell>
          <table:table-cell table:formula="of:=CONCATENATE([.B$1];[.$J219];[.$M$2])" office:value-type="string" office:string-value="http://domain221.com" calcext:value-type="string">
            <text:p>http://domain221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5"/>
          <table:table-cell table:formula="of:=CONCATENATE([.$P$1];[.J219];[.$Q$1];[.$N$3];[.A219];[.$O$3];[.$Q$1];[.$N$3];[.B219];[.$O$3];[.$Q$1];[.$N$2];[.E219];[.$O$2];[.$Q$1];[.$N$2];[.C219];[.$O$2];[.$Q$1];[.$N$2];[.F219];[.$O$2];[.$Q$1];[.$N$2];[.D219];[.$O$2];[.$O$2])" office:value-type="string" office:string-value="insert into creatives values (221,'some description221','http://domain221.com',(),(),(),('UK','US'))" calcext:value-type="string">
            <text:p>insert into creatives values (221,'some description221','http://domain221.com',(),(),(),('UK','US'))</text:p>
          </table:table-cell>
          <table:table-cell/>
        </table:table-row>
        <table:table-row table:style-name="ro2">
          <table:table-cell table:formula="of:=CONCATENATE([.A$1];[.J220])" office:value-type="string" office:string-value="some description222" calcext:value-type="string">
            <text:p>some description222</text:p>
          </table:table-cell>
          <table:table-cell table:formula="of:=CONCATENATE([.B$1];[.$J220];[.$M$2])" office:value-type="string" office:string-value="http://domain222.com" calcext:value-type="string">
            <text:p>http://domain222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number-columns-repeated="5"/>
          <table:table-cell table:formula="of:=CONCATENATE([.$P$1];[.J220];[.$Q$1];[.$N$3];[.A220];[.$O$3];[.$Q$1];[.$N$3];[.B220];[.$O$3];[.$Q$1];[.$N$2];[.E220];[.$O$2];[.$Q$1];[.$N$2];[.C220];[.$O$2];[.$Q$1];[.$N$2];[.F220];[.$O$2];[.$Q$1];[.$N$2];[.D220];[.$O$2];[.$O$2])" office:value-type="string" office:string-value="insert into creatives values (222,'some description222','http://domain222.com',(),(),(),('UK','US'))" calcext:value-type="string">
            <text:p>insert into creatives values (222,'some description222','http://domain222.com',(),(),(),('UK','US'))</text:p>
          </table:table-cell>
          <table:table-cell/>
        </table:table-row>
        <table:table-row table:style-name="ro2">
          <table:table-cell table:formula="of:=CONCATENATE([.A$1];[.J221])" office:value-type="string" office:string-value="some description223" calcext:value-type="string">
            <text:p>some description223</text:p>
          </table:table-cell>
          <table:table-cell table:formula="of:=CONCATENATE([.B$1];[.$J221];[.$M$2])" office:value-type="string" office:string-value="http://domain223.com" calcext:value-type="string">
            <text:p>http://domain223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number-columns-repeated="5"/>
          <table:table-cell table:formula="of:=CONCATENATE([.$P$1];[.J221];[.$Q$1];[.$N$3];[.A221];[.$O$3];[.$Q$1];[.$N$3];[.B221];[.$O$3];[.$Q$1];[.$N$2];[.E221];[.$O$2];[.$Q$1];[.$N$2];[.C221];[.$O$2];[.$Q$1];[.$N$2];[.F221];[.$O$2];[.$Q$1];[.$N$2];[.D221];[.$O$2];[.$O$2])" office:value-type="string" office:string-value="insert into creatives values (223,'some description223','http://domain223.com',(),(),(),('UK','US'))" calcext:value-type="string">
            <text:p>insert into creatives values (223,'some description223','http://domain223.com',(),(),(),('UK','US'))</text:p>
          </table:table-cell>
          <table:table-cell/>
        </table:table-row>
        <table:table-row table:style-name="ro2">
          <table:table-cell table:formula="of:=CONCATENATE([.A$1];[.J222])" office:value-type="string" office:string-value="some description224" calcext:value-type="string">
            <text:p>some description224</text:p>
          </table:table-cell>
          <table:table-cell table:formula="of:=CONCATENATE([.B$1];[.$J222];[.$M$2])" office:value-type="string" office:string-value="http://domain224.com" calcext:value-type="string">
            <text:p>http://domain224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number-columns-repeated="5"/>
          <table:table-cell table:formula="of:=CONCATENATE([.$P$1];[.J222];[.$Q$1];[.$N$3];[.A222];[.$O$3];[.$Q$1];[.$N$3];[.B222];[.$O$3];[.$Q$1];[.$N$2];[.E222];[.$O$2];[.$Q$1];[.$N$2];[.C222];[.$O$2];[.$Q$1];[.$N$2];[.F222];[.$O$2];[.$Q$1];[.$N$2];[.D222];[.$O$2];[.$O$2])" office:value-type="string" office:string-value="insert into creatives values (224,'some description224','http://domain224.com',(),(),(),('UK','US'))" calcext:value-type="string">
            <text:p>insert into creatives values (224,'some description224','http://domain224.com',(),(),(),('UK','US'))</text:p>
          </table:table-cell>
          <table:table-cell/>
        </table:table-row>
        <table:table-row table:style-name="ro2">
          <table:table-cell table:formula="of:=CONCATENATE([.A$1];[.J223])" office:value-type="string" office:string-value="some description225" calcext:value-type="string">
            <text:p>some description225</text:p>
          </table:table-cell>
          <table:table-cell table:formula="of:=CONCATENATE([.B$1];[.$J223];[.$M$2])" office:value-type="string" office:string-value="http://domain225.com" calcext:value-type="string">
            <text:p>http://domain225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number-columns-repeated="5"/>
          <table:table-cell table:formula="of:=CONCATENATE([.$P$1];[.J223];[.$Q$1];[.$N$3];[.A223];[.$O$3];[.$Q$1];[.$N$3];[.B223];[.$O$3];[.$Q$1];[.$N$2];[.E223];[.$O$2];[.$Q$1];[.$N$2];[.C223];[.$O$2];[.$Q$1];[.$N$2];[.F223];[.$O$2];[.$Q$1];[.$N$2];[.D223];[.$O$2];[.$O$2])" office:value-type="string" office:string-value="insert into creatives values (225,'some description225','http://domain225.com',(),(),(),('UK','US'))" calcext:value-type="string">
            <text:p>insert into creatives values (225,'some description225','http://domain225.com',(),(),(),('UK','US'))</text:p>
          </table:table-cell>
          <table:table-cell/>
        </table:table-row>
        <table:table-row table:style-name="ro2">
          <table:table-cell table:formula="of:=CONCATENATE([.A$1];[.J224])" office:value-type="string" office:string-value="some description226" calcext:value-type="string">
            <text:p>some description226</text:p>
          </table:table-cell>
          <table:table-cell table:formula="of:=CONCATENATE([.B$1];[.$J224];[.$M$2])" office:value-type="string" office:string-value="http://domain226.com" calcext:value-type="string">
            <text:p>http://domain226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number-columns-repeated="5"/>
          <table:table-cell table:formula="of:=CONCATENATE([.$P$1];[.J224];[.$Q$1];[.$N$3];[.A224];[.$O$3];[.$Q$1];[.$N$3];[.B224];[.$O$3];[.$Q$1];[.$N$2];[.E224];[.$O$2];[.$Q$1];[.$N$2];[.C224];[.$O$2];[.$Q$1];[.$N$2];[.F224];[.$O$2];[.$Q$1];[.$N$2];[.D224];[.$O$2];[.$O$2])" office:value-type="string" office:string-value="insert into creatives values (226,'some description226','http://domain226.com',(),(),(),('UK','US'))" calcext:value-type="string">
            <text:p>insert into creatives values (226,'some description226','http://domain226.com',(),(),(),('UK','US'))</text:p>
          </table:table-cell>
          <table:table-cell/>
        </table:table-row>
        <table:table-row table:style-name="ro2">
          <table:table-cell table:formula="of:=CONCATENATE([.A$1];[.J225])" office:value-type="string" office:string-value="some description227" calcext:value-type="string">
            <text:p>some description227</text:p>
          </table:table-cell>
          <table:table-cell table:formula="of:=CONCATENATE([.B$1];[.$J225];[.$M$2])" office:value-type="string" office:string-value="http://domain227.com" calcext:value-type="string">
            <text:p>http://domain227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number-columns-repeated="5"/>
          <table:table-cell table:formula="of:=CONCATENATE([.$P$1];[.J225];[.$Q$1];[.$N$3];[.A225];[.$O$3];[.$Q$1];[.$N$3];[.B225];[.$O$3];[.$Q$1];[.$N$2];[.E225];[.$O$2];[.$Q$1];[.$N$2];[.C225];[.$O$2];[.$Q$1];[.$N$2];[.F225];[.$O$2];[.$Q$1];[.$N$2];[.D225];[.$O$2];[.$O$2])" office:value-type="string" office:string-value="insert into creatives values (227,'some description227','http://domain227.com',(),(),(),('UK','US'))" calcext:value-type="string">
            <text:p>insert into creatives values (227,'some description227','http://domain227.com',(),(),(),('UK','US'))</text:p>
          </table:table-cell>
          <table:table-cell/>
        </table:table-row>
        <table:table-row table:style-name="ro2">
          <table:table-cell table:formula="of:=CONCATENATE([.A$1];[.J226])" office:value-type="string" office:string-value="some description228" calcext:value-type="string">
            <text:p>some description228</text:p>
          </table:table-cell>
          <table:table-cell table:formula="of:=CONCATENATE([.B$1];[.$J226];[.$M$2])" office:value-type="string" office:string-value="http://domain228.com" calcext:value-type="string">
            <text:p>http://domain228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number-columns-repeated="5"/>
          <table:table-cell table:formula="of:=CONCATENATE([.$P$1];[.J226];[.$Q$1];[.$N$3];[.A226];[.$O$3];[.$Q$1];[.$N$3];[.B226];[.$O$3];[.$Q$1];[.$N$2];[.E226];[.$O$2];[.$Q$1];[.$N$2];[.C226];[.$O$2];[.$Q$1];[.$N$2];[.F226];[.$O$2];[.$Q$1];[.$N$2];[.D226];[.$O$2];[.$O$2])" office:value-type="string" office:string-value="insert into creatives values (228,'some description228','http://domain228.com',(),(),(),('UK','US'))" calcext:value-type="string">
            <text:p>insert into creatives values (228,'some description228','http://domain228.com',(),(),(),('UK','US'))</text:p>
          </table:table-cell>
          <table:table-cell/>
        </table:table-row>
        <table:table-row table:style-name="ro2">
          <table:table-cell table:formula="of:=CONCATENATE([.A$1];[.J227])" office:value-type="string" office:string-value="some description229" calcext:value-type="string">
            <text:p>some description229</text:p>
          </table:table-cell>
          <table:table-cell table:formula="of:=CONCATENATE([.B$1];[.$J227];[.$M$2])" office:value-type="string" office:string-value="http://domain229.com" calcext:value-type="string">
            <text:p>http://domain229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number-columns-repeated="5"/>
          <table:table-cell table:formula="of:=CONCATENATE([.$P$1];[.J227];[.$Q$1];[.$N$3];[.A227];[.$O$3];[.$Q$1];[.$N$3];[.B227];[.$O$3];[.$Q$1];[.$N$2];[.E227];[.$O$2];[.$Q$1];[.$N$2];[.C227];[.$O$2];[.$Q$1];[.$N$2];[.F227];[.$O$2];[.$Q$1];[.$N$2];[.D227];[.$O$2];[.$O$2])" office:value-type="string" office:string-value="insert into creatives values (229,'some description229','http://domain229.com',(),(),(),('UK','US'))" calcext:value-type="string">
            <text:p>insert into creatives values (229,'some description229','http://domain229.com',(),(),(),('UK','US'))</text:p>
          </table:table-cell>
          <table:table-cell/>
        </table:table-row>
        <table:table-row table:style-name="ro2">
          <table:table-cell table:formula="of:=CONCATENATE([.A$1];[.J228])" office:value-type="string" office:string-value="some description230" calcext:value-type="string">
            <text:p>some description230</text:p>
          </table:table-cell>
          <table:table-cell table:formula="of:=CONCATENATE([.B$1];[.$J228];[.$M$2])" office:value-type="string" office:string-value="http://domain230.com" calcext:value-type="string">
            <text:p>http://domain230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number-columns-repeated="5"/>
          <table:table-cell table:formula="of:=CONCATENATE([.$P$1];[.J228];[.$Q$1];[.$N$3];[.A228];[.$O$3];[.$Q$1];[.$N$3];[.B228];[.$O$3];[.$Q$1];[.$N$2];[.E228];[.$O$2];[.$Q$1];[.$N$2];[.C228];[.$O$2];[.$Q$1];[.$N$2];[.F228];[.$O$2];[.$Q$1];[.$N$2];[.D228];[.$O$2];[.$O$2])" office:value-type="string" office:string-value="insert into creatives values (230,'some description230','http://domain230.com',(),(),(),('UK','US'))" calcext:value-type="string">
            <text:p>insert into creatives values (230,'some description230','http://domain230.com',(),(),(),('UK','US'))</text:p>
          </table:table-cell>
          <table:table-cell/>
        </table:table-row>
        <table:table-row table:style-name="ro2">
          <table:table-cell table:formula="of:=CONCATENATE([.A$1];[.J229])" office:value-type="string" office:string-value="some description231" calcext:value-type="string">
            <text:p>some description231</text:p>
          </table:table-cell>
          <table:table-cell table:formula="of:=CONCATENATE([.B$1];[.$J229];[.$M$2])" office:value-type="string" office:string-value="http://domain231.com" calcext:value-type="string">
            <text:p>http://domain231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number-columns-repeated="5"/>
          <table:table-cell table:formula="of:=CONCATENATE([.$P$1];[.J229];[.$Q$1];[.$N$3];[.A229];[.$O$3];[.$Q$1];[.$N$3];[.B229];[.$O$3];[.$Q$1];[.$N$2];[.E229];[.$O$2];[.$Q$1];[.$N$2];[.C229];[.$O$2];[.$Q$1];[.$N$2];[.F229];[.$O$2];[.$Q$1];[.$N$2];[.D229];[.$O$2];[.$O$2])" office:value-type="string" office:string-value="insert into creatives values (231,'some description231','http://domain231.com',(),(),(),('UK','US'))" calcext:value-type="string">
            <text:p>insert into creatives values (231,'some description231','http://domain231.com',(),(),(),('UK','US'))</text:p>
          </table:table-cell>
          <table:table-cell/>
        </table:table-row>
        <table:table-row table:style-name="ro2">
          <table:table-cell table:formula="of:=CONCATENATE([.A$1];[.J230])" office:value-type="string" office:string-value="some description232" calcext:value-type="string">
            <text:p>some description232</text:p>
          </table:table-cell>
          <table:table-cell table:formula="of:=CONCATENATE([.B$1];[.$J230];[.$M$2])" office:value-type="string" office:string-value="http://domain232.com" calcext:value-type="string">
            <text:p>http://domain232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number-columns-repeated="5"/>
          <table:table-cell table:formula="of:=CONCATENATE([.$P$1];[.J230];[.$Q$1];[.$N$3];[.A230];[.$O$3];[.$Q$1];[.$N$3];[.B230];[.$O$3];[.$Q$1];[.$N$2];[.E230];[.$O$2];[.$Q$1];[.$N$2];[.C230];[.$O$2];[.$Q$1];[.$N$2];[.F230];[.$O$2];[.$Q$1];[.$N$2];[.D230];[.$O$2];[.$O$2])" office:value-type="string" office:string-value="insert into creatives values (232,'some description232','http://domain232.com',(),(),(),('UK','US'))" calcext:value-type="string">
            <text:p>insert into creatives values (232,'some description232','http://domain232.com',(),(),(),('UK','US'))</text:p>
          </table:table-cell>
          <table:table-cell/>
        </table:table-row>
        <table:table-row table:style-name="ro2">
          <table:table-cell table:formula="of:=CONCATENATE([.A$1];[.J231])" office:value-type="string" office:string-value="some description233" calcext:value-type="string">
            <text:p>some description233</text:p>
          </table:table-cell>
          <table:table-cell table:formula="of:=CONCATENATE([.B$1];[.$J231];[.$M$2])" office:value-type="string" office:string-value="http://domain233.com" calcext:value-type="string">
            <text:p>http://domain233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number-columns-repeated="5"/>
          <table:table-cell table:formula="of:=CONCATENATE([.$P$1];[.J231];[.$Q$1];[.$N$3];[.A231];[.$O$3];[.$Q$1];[.$N$3];[.B231];[.$O$3];[.$Q$1];[.$N$2];[.E231];[.$O$2];[.$Q$1];[.$N$2];[.C231];[.$O$2];[.$Q$1];[.$N$2];[.F231];[.$O$2];[.$Q$1];[.$N$2];[.D231];[.$O$2];[.$O$2])" office:value-type="string" office:string-value="insert into creatives values (233,'some description233','http://domain233.com',(),(),(),('UK','US'))" calcext:value-type="string">
            <text:p>insert into creatives values (233,'some description233','http://domain233.com',(),(),(),('UK','US'))</text:p>
          </table:table-cell>
          <table:table-cell/>
        </table:table-row>
        <table:table-row table:style-name="ro2">
          <table:table-cell table:formula="of:=CONCATENATE([.A$1];[.J232])" office:value-type="string" office:string-value="some description234" calcext:value-type="string">
            <text:p>some description234</text:p>
          </table:table-cell>
          <table:table-cell table:formula="of:=CONCATENATE([.B$1];[.$J232];[.$M$2])" office:value-type="string" office:string-value="http://domain234.com" calcext:value-type="string">
            <text:p>http://domain234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number-columns-repeated="5"/>
          <table:table-cell table:formula="of:=CONCATENATE([.$P$1];[.J232];[.$Q$1];[.$N$3];[.A232];[.$O$3];[.$Q$1];[.$N$3];[.B232];[.$O$3];[.$Q$1];[.$N$2];[.E232];[.$O$2];[.$Q$1];[.$N$2];[.C232];[.$O$2];[.$Q$1];[.$N$2];[.F232];[.$O$2];[.$Q$1];[.$N$2];[.D232];[.$O$2];[.$O$2])" office:value-type="string" office:string-value="insert into creatives values (234,'some description234','http://domain234.com',(),(),(),('UK','US'))" calcext:value-type="string">
            <text:p>insert into creatives values (234,'some description234','http://domain234.com',(),(),(),('UK','US'))</text:p>
          </table:table-cell>
          <table:table-cell/>
        </table:table-row>
        <table:table-row table:style-name="ro2">
          <table:table-cell table:formula="of:=CONCATENATE([.A$1];[.J233])" office:value-type="string" office:string-value="some description235" calcext:value-type="string">
            <text:p>some description235</text:p>
          </table:table-cell>
          <table:table-cell table:formula="of:=CONCATENATE([.B$1];[.$J233];[.$M$2])" office:value-type="string" office:string-value="http://domain235.com" calcext:value-type="string">
            <text:p>http://domain235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number-columns-repeated="5"/>
          <table:table-cell table:formula="of:=CONCATENATE([.$P$1];[.J233];[.$Q$1];[.$N$3];[.A233];[.$O$3];[.$Q$1];[.$N$3];[.B233];[.$O$3];[.$Q$1];[.$N$2];[.E233];[.$O$2];[.$Q$1];[.$N$2];[.C233];[.$O$2];[.$Q$1];[.$N$2];[.F233];[.$O$2];[.$Q$1];[.$N$2];[.D233];[.$O$2];[.$O$2])" office:value-type="string" office:string-value="insert into creatives values (235,'some description235','http://domain235.com',(),(),(),('UK','US'))" calcext:value-type="string">
            <text:p>insert into creatives values (235,'some description235','http://domain235.com',(),(),(),('UK','US'))</text:p>
          </table:table-cell>
          <table:table-cell/>
        </table:table-row>
        <table:table-row table:style-name="ro2">
          <table:table-cell table:formula="of:=CONCATENATE([.A$1];[.J234])" office:value-type="string" office:string-value="some description236" calcext:value-type="string">
            <text:p>some description236</text:p>
          </table:table-cell>
          <table:table-cell table:formula="of:=CONCATENATE([.B$1];[.$J234];[.$M$2])" office:value-type="string" office:string-value="http://domain236.com" calcext:value-type="string">
            <text:p>http://domain236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number-columns-repeated="5"/>
          <table:table-cell table:formula="of:=CONCATENATE([.$P$1];[.J234];[.$Q$1];[.$N$3];[.A234];[.$O$3];[.$Q$1];[.$N$3];[.B234];[.$O$3];[.$Q$1];[.$N$2];[.E234];[.$O$2];[.$Q$1];[.$N$2];[.C234];[.$O$2];[.$Q$1];[.$N$2];[.F234];[.$O$2];[.$Q$1];[.$N$2];[.D234];[.$O$2];[.$O$2])" office:value-type="string" office:string-value="insert into creatives values (236,'some description236','http://domain236.com',(),(),(),('UK','US'))" calcext:value-type="string">
            <text:p>insert into creatives values (236,'some description236','http://domain236.com',(),(),(),('UK','US'))</text:p>
          </table:table-cell>
          <table:table-cell/>
        </table:table-row>
        <table:table-row table:style-name="ro2">
          <table:table-cell table:formula="of:=CONCATENATE([.A$1];[.J235])" office:value-type="string" office:string-value="some description237" calcext:value-type="string">
            <text:p>some description237</text:p>
          </table:table-cell>
          <table:table-cell table:formula="of:=CONCATENATE([.B$1];[.$J235];[.$M$2])" office:value-type="string" office:string-value="http://domain237.com" calcext:value-type="string">
            <text:p>http://domain237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number-columns-repeated="5"/>
          <table:table-cell table:formula="of:=CONCATENATE([.$P$1];[.J235];[.$Q$1];[.$N$3];[.A235];[.$O$3];[.$Q$1];[.$N$3];[.B235];[.$O$3];[.$Q$1];[.$N$2];[.E235];[.$O$2];[.$Q$1];[.$N$2];[.C235];[.$O$2];[.$Q$1];[.$N$2];[.F235];[.$O$2];[.$Q$1];[.$N$2];[.D235];[.$O$2];[.$O$2])" office:value-type="string" office:string-value="insert into creatives values (237,'some description237','http://domain237.com',(),(),(),('UK','US'))" calcext:value-type="string">
            <text:p>insert into creatives values (237,'some description237','http://domain237.com',(),(),(),('UK','US'))</text:p>
          </table:table-cell>
          <table:table-cell/>
        </table:table-row>
        <table:table-row table:style-name="ro2">
          <table:table-cell table:formula="of:=CONCATENATE([.A$1];[.J236])" office:value-type="string" office:string-value="some description238" calcext:value-type="string">
            <text:p>some description238</text:p>
          </table:table-cell>
          <table:table-cell table:formula="of:=CONCATENATE([.B$1];[.$J236];[.$M$2])" office:value-type="string" office:string-value="http://domain238.com" calcext:value-type="string">
            <text:p>http://domain238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number-columns-repeated="5"/>
          <table:table-cell table:formula="of:=CONCATENATE([.$P$1];[.J236];[.$Q$1];[.$N$3];[.A236];[.$O$3];[.$Q$1];[.$N$3];[.B236];[.$O$3];[.$Q$1];[.$N$2];[.E236];[.$O$2];[.$Q$1];[.$N$2];[.C236];[.$O$2];[.$Q$1];[.$N$2];[.F236];[.$O$2];[.$Q$1];[.$N$2];[.D236];[.$O$2];[.$O$2])" office:value-type="string" office:string-value="insert into creatives values (238,'some description238','http://domain238.com',(),(),(),('UK','US'))" calcext:value-type="string">
            <text:p>insert into creatives values (238,'some description238','http://domain238.com',(),(),(),('UK','US'))</text:p>
          </table:table-cell>
          <table:table-cell/>
        </table:table-row>
        <table:table-row table:style-name="ro2">
          <table:table-cell table:formula="of:=CONCATENATE([.A$1];[.J237])" office:value-type="string" office:string-value="some description239" calcext:value-type="string">
            <text:p>some description239</text:p>
          </table:table-cell>
          <table:table-cell table:formula="of:=CONCATENATE([.B$1];[.$J237];[.$M$2])" office:value-type="string" office:string-value="http://domain239.com" calcext:value-type="string">
            <text:p>http://domain239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number-columns-repeated="5"/>
          <table:table-cell table:formula="of:=CONCATENATE([.$P$1];[.J237];[.$Q$1];[.$N$3];[.A237];[.$O$3];[.$Q$1];[.$N$3];[.B237];[.$O$3];[.$Q$1];[.$N$2];[.E237];[.$O$2];[.$Q$1];[.$N$2];[.C237];[.$O$2];[.$Q$1];[.$N$2];[.F237];[.$O$2];[.$Q$1];[.$N$2];[.D237];[.$O$2];[.$O$2])" office:value-type="string" office:string-value="insert into creatives values (239,'some description239','http://domain239.com',(),(),(),('UK','US'))" calcext:value-type="string">
            <text:p>insert into creatives values (239,'some description239','http://domain239.com',(),(),(),('UK','US'))</text:p>
          </table:table-cell>
          <table:table-cell/>
        </table:table-row>
        <table:table-row table:style-name="ro2">
          <table:table-cell table:formula="of:=CONCATENATE([.A$1];[.J238])" office:value-type="string" office:string-value="some description240" calcext:value-type="string">
            <text:p>some description240</text:p>
          </table:table-cell>
          <table:table-cell table:formula="of:=CONCATENATE([.B$1];[.$J238];[.$M$2])" office:value-type="string" office:string-value="http://domain240.com" calcext:value-type="string">
            <text:p>http://domain240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number-columns-repeated="5"/>
          <table:table-cell table:formula="of:=CONCATENATE([.$P$1];[.J238];[.$Q$1];[.$N$3];[.A238];[.$O$3];[.$Q$1];[.$N$3];[.B238];[.$O$3];[.$Q$1];[.$N$2];[.E238];[.$O$2];[.$Q$1];[.$N$2];[.C238];[.$O$2];[.$Q$1];[.$N$2];[.F238];[.$O$2];[.$Q$1];[.$N$2];[.D238];[.$O$2];[.$O$2])" office:value-type="string" office:string-value="insert into creatives values (240,'some description240','http://domain240.com',(),(),(),('UK','US'))" calcext:value-type="string">
            <text:p>insert into creatives values (240,'some description240','http://domain240.com',(),(),(),('UK','US'))</text:p>
          </table:table-cell>
          <table:table-cell/>
        </table:table-row>
        <table:table-row table:style-name="ro2">
          <table:table-cell table:formula="of:=CONCATENATE([.A$1];[.J239])" office:value-type="string" office:string-value="some description241" calcext:value-type="string">
            <text:p>some description241</text:p>
          </table:table-cell>
          <table:table-cell table:formula="of:=CONCATENATE([.B$1];[.$J239];[.$M$2])" office:value-type="string" office:string-value="http://domain241.com" calcext:value-type="string">
            <text:p>http://domain241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number-columns-repeated="5"/>
          <table:table-cell table:formula="of:=CONCATENATE([.$P$1];[.J239];[.$Q$1];[.$N$3];[.A239];[.$O$3];[.$Q$1];[.$N$3];[.B239];[.$O$3];[.$Q$1];[.$N$2];[.E239];[.$O$2];[.$Q$1];[.$N$2];[.C239];[.$O$2];[.$Q$1];[.$N$2];[.F239];[.$O$2];[.$Q$1];[.$N$2];[.D239];[.$O$2];[.$O$2])" office:value-type="string" office:string-value="insert into creatives values (241,'some description241','http://domain241.com',(),(),(),('UK','US'))" calcext:value-type="string">
            <text:p>insert into creatives values (241,'some description241','http://domain241.com',(),(),(),('UK','US'))</text:p>
          </table:table-cell>
          <table:table-cell/>
        </table:table-row>
        <table:table-row table:style-name="ro2">
          <table:table-cell table:formula="of:=CONCATENATE([.A$1];[.J240])" office:value-type="string" office:string-value="some description242" calcext:value-type="string">
            <text:p>some description242</text:p>
          </table:table-cell>
          <table:table-cell table:formula="of:=CONCATENATE([.B$1];[.$J240];[.$M$2])" office:value-type="string" office:string-value="http://domain242.com" calcext:value-type="string">
            <text:p>http://domain242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number-columns-repeated="5"/>
          <table:table-cell table:formula="of:=CONCATENATE([.$P$1];[.J240];[.$Q$1];[.$N$3];[.A240];[.$O$3];[.$Q$1];[.$N$3];[.B240];[.$O$3];[.$Q$1];[.$N$2];[.E240];[.$O$2];[.$Q$1];[.$N$2];[.C240];[.$O$2];[.$Q$1];[.$N$2];[.F240];[.$O$2];[.$Q$1];[.$N$2];[.D240];[.$O$2];[.$O$2])" office:value-type="string" office:string-value="insert into creatives values (242,'some description242','http://domain242.com',(),(),(),('UK','US'))" calcext:value-type="string">
            <text:p>insert into creatives values (242,'some description242','http://domain242.com',(),(),(),('UK','US'))</text:p>
          </table:table-cell>
          <table:table-cell/>
        </table:table-row>
        <table:table-row table:style-name="ro2">
          <table:table-cell table:formula="of:=CONCATENATE([.A$1];[.J241])" office:value-type="string" office:string-value="some description243" calcext:value-type="string">
            <text:p>some description243</text:p>
          </table:table-cell>
          <table:table-cell table:formula="of:=CONCATENATE([.B$1];[.$J241];[.$M$2])" office:value-type="string" office:string-value="http://domain243.com" calcext:value-type="string">
            <text:p>http://domain243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number-columns-repeated="5"/>
          <table:table-cell table:formula="of:=CONCATENATE([.$P$1];[.J241];[.$Q$1];[.$N$3];[.A241];[.$O$3];[.$Q$1];[.$N$3];[.B241];[.$O$3];[.$Q$1];[.$N$2];[.E241];[.$O$2];[.$Q$1];[.$N$2];[.C241];[.$O$2];[.$Q$1];[.$N$2];[.F241];[.$O$2];[.$Q$1];[.$N$2];[.D241];[.$O$2];[.$O$2])" office:value-type="string" office:string-value="insert into creatives values (243,'some description243','http://domain243.com',(),(),(),('UK','US'))" calcext:value-type="string">
            <text:p>insert into creatives values (243,'some description243','http://domain243.com',(),(),(),('UK','US'))</text:p>
          </table:table-cell>
          <table:table-cell/>
        </table:table-row>
        <table:table-row table:style-name="ro2">
          <table:table-cell table:formula="of:=CONCATENATE([.A$1];[.J242])" office:value-type="string" office:string-value="some description244" calcext:value-type="string">
            <text:p>some description244</text:p>
          </table:table-cell>
          <table:table-cell table:formula="of:=CONCATENATE([.B$1];[.$J242];[.$M$2])" office:value-type="string" office:string-value="http://domain244.com" calcext:value-type="string">
            <text:p>http://domain244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number-columns-repeated="5"/>
          <table:table-cell table:formula="of:=CONCATENATE([.$P$1];[.J242];[.$Q$1];[.$N$3];[.A242];[.$O$3];[.$Q$1];[.$N$3];[.B242];[.$O$3];[.$Q$1];[.$N$2];[.E242];[.$O$2];[.$Q$1];[.$N$2];[.C242];[.$O$2];[.$Q$1];[.$N$2];[.F242];[.$O$2];[.$Q$1];[.$N$2];[.D242];[.$O$2];[.$O$2])" office:value-type="string" office:string-value="insert into creatives values (244,'some description244','http://domain244.com',(),(),(),('UK','US'))" calcext:value-type="string">
            <text:p>insert into creatives values (244,'some description244','http://domain244.com',(),(),(),('UK','US'))</text:p>
          </table:table-cell>
          <table:table-cell/>
        </table:table-row>
        <table:table-row table:style-name="ro2">
          <table:table-cell table:formula="of:=CONCATENATE([.A$1];[.J243])" office:value-type="string" office:string-value="some description245" calcext:value-type="string">
            <text:p>some description245</text:p>
          </table:table-cell>
          <table:table-cell table:formula="of:=CONCATENATE([.B$1];[.$J243];[.$M$2])" office:value-type="string" office:string-value="http://domain245.com" calcext:value-type="string">
            <text:p>http://domain245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number-columns-repeated="5"/>
          <table:table-cell table:formula="of:=CONCATENATE([.$P$1];[.J243];[.$Q$1];[.$N$3];[.A243];[.$O$3];[.$Q$1];[.$N$3];[.B243];[.$O$3];[.$Q$1];[.$N$2];[.E243];[.$O$2];[.$Q$1];[.$N$2];[.C243];[.$O$2];[.$Q$1];[.$N$2];[.F243];[.$O$2];[.$Q$1];[.$N$2];[.D243];[.$O$2];[.$O$2])" office:value-type="string" office:string-value="insert into creatives values (245,'some description245','http://domain245.com',(),(),(),('UK','US'))" calcext:value-type="string">
            <text:p>insert into creatives values (245,'some description245','http://domain245.com',(),(),(),('UK','US'))</text:p>
          </table:table-cell>
          <table:table-cell/>
        </table:table-row>
        <table:table-row table:style-name="ro2">
          <table:table-cell table:formula="of:=CONCATENATE([.A$1];[.J244])" office:value-type="string" office:string-value="some description246" calcext:value-type="string">
            <text:p>some description246</text:p>
          </table:table-cell>
          <table:table-cell table:formula="of:=CONCATENATE([.B$1];[.$J244];[.$M$2])" office:value-type="string" office:string-value="http://domain246.com" calcext:value-type="string">
            <text:p>http://domain246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number-columns-repeated="5"/>
          <table:table-cell table:formula="of:=CONCATENATE([.$P$1];[.J244];[.$Q$1];[.$N$3];[.A244];[.$O$3];[.$Q$1];[.$N$3];[.B244];[.$O$3];[.$Q$1];[.$N$2];[.E244];[.$O$2];[.$Q$1];[.$N$2];[.C244];[.$O$2];[.$Q$1];[.$N$2];[.F244];[.$O$2];[.$Q$1];[.$N$2];[.D244];[.$O$2];[.$O$2])" office:value-type="string" office:string-value="insert into creatives values (246,'some description246','http://domain246.com',(),(),(),('UK','US'))" calcext:value-type="string">
            <text:p>insert into creatives values (246,'some description246','http://domain246.com',(),(),(),('UK','US'))</text:p>
          </table:table-cell>
          <table:table-cell/>
        </table:table-row>
        <table:table-row table:style-name="ro2">
          <table:table-cell table:formula="of:=CONCATENATE([.A$1];[.J245])" office:value-type="string" office:string-value="some description247" calcext:value-type="string">
            <text:p>some description247</text:p>
          </table:table-cell>
          <table:table-cell table:formula="of:=CONCATENATE([.B$1];[.$J245];[.$M$2])" office:value-type="string" office:string-value="http://domain247.com" calcext:value-type="string">
            <text:p>http://domain247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number-columns-repeated="5"/>
          <table:table-cell table:formula="of:=CONCATENATE([.$P$1];[.J245];[.$Q$1];[.$N$3];[.A245];[.$O$3];[.$Q$1];[.$N$3];[.B245];[.$O$3];[.$Q$1];[.$N$2];[.E245];[.$O$2];[.$Q$1];[.$N$2];[.C245];[.$O$2];[.$Q$1];[.$N$2];[.F245];[.$O$2];[.$Q$1];[.$N$2];[.D245];[.$O$2];[.$O$2])" office:value-type="string" office:string-value="insert into creatives values (247,'some description247','http://domain247.com',(),(),(),('UK','US'))" calcext:value-type="string">
            <text:p>insert into creatives values (247,'some description247','http://domain247.com',(),(),(),('UK','US'))</text:p>
          </table:table-cell>
          <table:table-cell/>
        </table:table-row>
        <table:table-row table:style-name="ro2">
          <table:table-cell table:formula="of:=CONCATENATE([.A$1];[.J246])" office:value-type="string" office:string-value="some description248" calcext:value-type="string">
            <text:p>some description248</text:p>
          </table:table-cell>
          <table:table-cell table:formula="of:=CONCATENATE([.B$1];[.$J246];[.$M$2])" office:value-type="string" office:string-value="http://domain248.com" calcext:value-type="string">
            <text:p>http://domain248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number-columns-repeated="5"/>
          <table:table-cell table:formula="of:=CONCATENATE([.$P$1];[.J246];[.$Q$1];[.$N$3];[.A246];[.$O$3];[.$Q$1];[.$N$3];[.B246];[.$O$3];[.$Q$1];[.$N$2];[.E246];[.$O$2];[.$Q$1];[.$N$2];[.C246];[.$O$2];[.$Q$1];[.$N$2];[.F246];[.$O$2];[.$Q$1];[.$N$2];[.D246];[.$O$2];[.$O$2])" office:value-type="string" office:string-value="insert into creatives values (248,'some description248','http://domain248.com',(),(),(),('UK','US'))" calcext:value-type="string">
            <text:p>insert into creatives values (248,'some description248','http://domain248.com',(),(),(),('UK','US'))</text:p>
          </table:table-cell>
          <table:table-cell/>
        </table:table-row>
        <table:table-row table:style-name="ro2">
          <table:table-cell table:formula="of:=CONCATENATE([.A$1];[.J247])" office:value-type="string" office:string-value="some description249" calcext:value-type="string">
            <text:p>some description249</text:p>
          </table:table-cell>
          <table:table-cell table:formula="of:=CONCATENATE([.B$1];[.$J247];[.$M$2])" office:value-type="string" office:string-value="http://domain249.com" calcext:value-type="string">
            <text:p>http://domain249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number-columns-repeated="5"/>
          <table:table-cell table:formula="of:=CONCATENATE([.$P$1];[.J247];[.$Q$1];[.$N$3];[.A247];[.$O$3];[.$Q$1];[.$N$3];[.B247];[.$O$3];[.$Q$1];[.$N$2];[.E247];[.$O$2];[.$Q$1];[.$N$2];[.C247];[.$O$2];[.$Q$1];[.$N$2];[.F247];[.$O$2];[.$Q$1];[.$N$2];[.D247];[.$O$2];[.$O$2])" office:value-type="string" office:string-value="insert into creatives values (249,'some description249','http://domain249.com',(),(),(),('UK','US'))" calcext:value-type="string">
            <text:p>insert into creatives values (249,'some description249','http://domain249.com',(),(),(),('UK','US'))</text:p>
          </table:table-cell>
          <table:table-cell/>
        </table:table-row>
        <table:table-row table:style-name="ro2">
          <table:table-cell table:formula="of:=CONCATENATE([.A$1];[.J248])" office:value-type="string" office:string-value="some description250" calcext:value-type="string">
            <text:p>some description250</text:p>
          </table:table-cell>
          <table:table-cell table:formula="of:=CONCATENATE([.B$1];[.$J248];[.$M$2])" office:value-type="string" office:string-value="http://domain250.com" calcext:value-type="string">
            <text:p>http://domain250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number-columns-repeated="5"/>
          <table:table-cell table:formula="of:=CONCATENATE([.$P$1];[.J248];[.$Q$1];[.$N$3];[.A248];[.$O$3];[.$Q$1];[.$N$3];[.B248];[.$O$3];[.$Q$1];[.$N$2];[.E248];[.$O$2];[.$Q$1];[.$N$2];[.C248];[.$O$2];[.$Q$1];[.$N$2];[.F248];[.$O$2];[.$Q$1];[.$N$2];[.D248];[.$O$2];[.$O$2])" office:value-type="string" office:string-value="insert into creatives values (250,'some description250','http://domain250.com',(),(),(),('UK','US'))" calcext:value-type="string">
            <text:p>insert into creatives values (250,'some description250','http://domain250.com',(),(),(),('UK','US'))</text:p>
          </table:table-cell>
          <table:table-cell/>
        </table:table-row>
        <table:table-row table:style-name="ro2">
          <table:table-cell table:formula="of:=CONCATENATE([.A$1];[.J249])" office:value-type="string" office:string-value="some description251" calcext:value-type="string">
            <text:p>some description251</text:p>
          </table:table-cell>
          <table:table-cell table:formula="of:=CONCATENATE([.B$1];[.$J249];[.$M$2])" office:value-type="string" office:string-value="http://domain251.com" calcext:value-type="string">
            <text:p>http://domain251.com</text:p>
          </table:table-cell>
          <table:table-cell/>
          <table:table-cell office:value-type="string" calcext:value-type="string">
            <text:p>'UK','US'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number-columns-repeated="5"/>
          <table:table-cell table:formula="of:=CONCATENATE([.$P$1];[.J249];[.$Q$1];[.$N$3];[.A249];[.$O$3];[.$Q$1];[.$N$3];[.B249];[.$O$3];[.$Q$1];[.$N$2];[.E249];[.$O$2];[.$Q$1];[.$N$2];[.C249];[.$O$2];[.$Q$1];[.$N$2];[.F249];[.$O$2];[.$Q$1];[.$N$2];[.D249];[.$O$2];[.$O$2])" office:value-type="string" office:string-value="insert into creatives values (251,'some description251','http://domain251.com',(),(),(),('UK','US'))" calcext:value-type="string">
            <text:p>insert into creatives values (251,'some description251','http://domain251.com',(),(),(),('UK','US'))</text:p>
          </table:table-cell>
          <table:table-cell/>
        </table:table-row>
        <table:table-row table:style-name="ro2">
          <table:table-cell table:formula="of:=CONCATENATE([.A$1];[.J250])" office:value-type="string" office:string-value="some description252" calcext:value-type="string">
            <text:p>some description252</text:p>
          </table:table-cell>
          <table:table-cell table:formula="of:=CONCATENATE([.B$1];[.$J250];[.$M$2])" office:value-type="string" office:string-value="http://domain252.com" calcext:value-type="string">
            <text:p>http://domain252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number-columns-repeated="5"/>
          <table:table-cell table:formula="of:=CONCATENATE([.$P$1];[.J250];[.$Q$1];[.$N$3];[.A250];[.$O$3];[.$Q$1];[.$N$3];[.B250];[.$O$3];[.$Q$1];[.$N$2];[.E250];[.$O$2];[.$Q$1];[.$N$2];[.C250];[.$O$2];[.$Q$1];[.$N$2];[.F250];[.$O$2];[.$Q$1];[.$N$2];[.D250];[.$O$2];[.$O$2])" office:value-type="string" office:string-value="insert into creatives values (252,'some description252','http://domain252.com',(),(),(),('UK','US','UA'))" calcext:value-type="string">
            <text:p>insert into creatives values (252,'some description252','http://domain252.com',(),(),(),('UK','US','UA'))</text:p>
          </table:table-cell>
          <table:table-cell/>
        </table:table-row>
        <table:table-row table:style-name="ro2">
          <table:table-cell table:formula="of:=CONCATENATE([.A$1];[.J251])" office:value-type="string" office:string-value="some description253" calcext:value-type="string">
            <text:p>some description253</text:p>
          </table:table-cell>
          <table:table-cell table:formula="of:=CONCATENATE([.B$1];[.$J251];[.$M$2])" office:value-type="string" office:string-value="http://domain253.com" calcext:value-type="string">
            <text:p>http://domain253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number-columns-repeated="5"/>
          <table:table-cell table:formula="of:=CONCATENATE([.$P$1];[.J251];[.$Q$1];[.$N$3];[.A251];[.$O$3];[.$Q$1];[.$N$3];[.B251];[.$O$3];[.$Q$1];[.$N$2];[.E251];[.$O$2];[.$Q$1];[.$N$2];[.C251];[.$O$2];[.$Q$1];[.$N$2];[.F251];[.$O$2];[.$Q$1];[.$N$2];[.D251];[.$O$2];[.$O$2])" office:value-type="string" office:string-value="insert into creatives values (253,'some description253','http://domain253.com',(),(),(),('UK','US','UA'))" calcext:value-type="string">
            <text:p>insert into creatives values (253,'some description253','http://domain253.com',(),(),(),('UK','US','UA'))</text:p>
          </table:table-cell>
          <table:table-cell/>
        </table:table-row>
        <table:table-row table:style-name="ro2">
          <table:table-cell table:formula="of:=CONCATENATE([.A$1];[.J252])" office:value-type="string" office:string-value="some description254" calcext:value-type="string">
            <text:p>some description254</text:p>
          </table:table-cell>
          <table:table-cell table:formula="of:=CONCATENATE([.B$1];[.$J252];[.$M$2])" office:value-type="string" office:string-value="http://domain254.com" calcext:value-type="string">
            <text:p>http://domain254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number-columns-repeated="5"/>
          <table:table-cell table:formula="of:=CONCATENATE([.$P$1];[.J252];[.$Q$1];[.$N$3];[.A252];[.$O$3];[.$Q$1];[.$N$3];[.B252];[.$O$3];[.$Q$1];[.$N$2];[.E252];[.$O$2];[.$Q$1];[.$N$2];[.C252];[.$O$2];[.$Q$1];[.$N$2];[.F252];[.$O$2];[.$Q$1];[.$N$2];[.D252];[.$O$2];[.$O$2])" office:value-type="string" office:string-value="insert into creatives values (254,'some description254','http://domain254.com',(),(),(),('UK','US','UA'))" calcext:value-type="string">
            <text:p>insert into creatives values (254,'some description254','http://domain254.com',(),(),(),('UK','US','UA'))</text:p>
          </table:table-cell>
          <table:table-cell/>
        </table:table-row>
        <table:table-row table:style-name="ro2">
          <table:table-cell table:formula="of:=CONCATENATE([.A$1];[.J253])" office:value-type="string" office:string-value="some description255" calcext:value-type="string">
            <text:p>some description255</text:p>
          </table:table-cell>
          <table:table-cell table:formula="of:=CONCATENATE([.B$1];[.$J253];[.$M$2])" office:value-type="string" office:string-value="http://domain255.com" calcext:value-type="string">
            <text:p>http://domain255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5"/>
          <table:table-cell table:formula="of:=CONCATENATE([.$P$1];[.J253];[.$Q$1];[.$N$3];[.A253];[.$O$3];[.$Q$1];[.$N$3];[.B253];[.$O$3];[.$Q$1];[.$N$2];[.E253];[.$O$2];[.$Q$1];[.$N$2];[.C253];[.$O$2];[.$Q$1];[.$N$2];[.F253];[.$O$2];[.$Q$1];[.$N$2];[.D253];[.$O$2];[.$O$2])" office:value-type="string" office:string-value="insert into creatives values (255,'some description255','http://domain255.com',(),(),(),('UK','US','UA'))" calcext:value-type="string">
            <text:p>insert into creatives values (255,'some description255','http://domain255.com',(),(),(),('UK','US','UA'))</text:p>
          </table:table-cell>
          <table:table-cell/>
        </table:table-row>
        <table:table-row table:style-name="ro2">
          <table:table-cell table:formula="of:=CONCATENATE([.A$1];[.J254])" office:value-type="string" office:string-value="some description256" calcext:value-type="string">
            <text:p>some description256</text:p>
          </table:table-cell>
          <table:table-cell table:formula="of:=CONCATENATE([.B$1];[.$J254];[.$M$2])" office:value-type="string" office:string-value="http://domain256.com" calcext:value-type="string">
            <text:p>http://domain256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number-columns-repeated="5"/>
          <table:table-cell table:formula="of:=CONCATENATE([.$P$1];[.J254];[.$Q$1];[.$N$3];[.A254];[.$O$3];[.$Q$1];[.$N$3];[.B254];[.$O$3];[.$Q$1];[.$N$2];[.E254];[.$O$2];[.$Q$1];[.$N$2];[.C254];[.$O$2];[.$Q$1];[.$N$2];[.F254];[.$O$2];[.$Q$1];[.$N$2];[.D254];[.$O$2];[.$O$2])" office:value-type="string" office:string-value="insert into creatives values (256,'some description256','http://domain256.com',(),(),(),('UK','US','UA'))" calcext:value-type="string">
            <text:p>insert into creatives values (256,'some description256','http://domain256.com',(),(),(),('UK','US','UA'))</text:p>
          </table:table-cell>
          <table:table-cell/>
        </table:table-row>
        <table:table-row table:style-name="ro2">
          <table:table-cell table:formula="of:=CONCATENATE([.A$1];[.J255])" office:value-type="string" office:string-value="some description257" calcext:value-type="string">
            <text:p>some description257</text:p>
          </table:table-cell>
          <table:table-cell table:formula="of:=CONCATENATE([.B$1];[.$J255];[.$M$2])" office:value-type="string" office:string-value="http://domain257.com" calcext:value-type="string">
            <text:p>http://domain257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number-columns-repeated="5"/>
          <table:table-cell table:formula="of:=CONCATENATE([.$P$1];[.J255];[.$Q$1];[.$N$3];[.A255];[.$O$3];[.$Q$1];[.$N$3];[.B255];[.$O$3];[.$Q$1];[.$N$2];[.E255];[.$O$2];[.$Q$1];[.$N$2];[.C255];[.$O$2];[.$Q$1];[.$N$2];[.F255];[.$O$2];[.$Q$1];[.$N$2];[.D255];[.$O$2];[.$O$2])" office:value-type="string" office:string-value="insert into creatives values (257,'some description257','http://domain257.com',(),(),(),('UK','US','UA'))" calcext:value-type="string">
            <text:p>insert into creatives values (257,'some description257','http://domain257.com',(),(),(),('UK','US','UA'))</text:p>
          </table:table-cell>
          <table:table-cell/>
        </table:table-row>
        <table:table-row table:style-name="ro2">
          <table:table-cell table:formula="of:=CONCATENATE([.A$1];[.J256])" office:value-type="string" office:string-value="some description258" calcext:value-type="string">
            <text:p>some description258</text:p>
          </table:table-cell>
          <table:table-cell table:formula="of:=CONCATENATE([.B$1];[.$J256];[.$M$2])" office:value-type="string" office:string-value="http://domain258.com" calcext:value-type="string">
            <text:p>http://domain258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number-columns-repeated="5"/>
          <table:table-cell table:formula="of:=CONCATENATE([.$P$1];[.J256];[.$Q$1];[.$N$3];[.A256];[.$O$3];[.$Q$1];[.$N$3];[.B256];[.$O$3];[.$Q$1];[.$N$2];[.E256];[.$O$2];[.$Q$1];[.$N$2];[.C256];[.$O$2];[.$Q$1];[.$N$2];[.F256];[.$O$2];[.$Q$1];[.$N$2];[.D256];[.$O$2];[.$O$2])" office:value-type="string" office:string-value="insert into creatives values (258,'some description258','http://domain258.com',(),(),(),('UK','US','UA'))" calcext:value-type="string">
            <text:p>insert into creatives values (258,'some description258','http://domain258.com',(),(),(),('UK','US','UA'))</text:p>
          </table:table-cell>
          <table:table-cell/>
        </table:table-row>
        <table:table-row table:style-name="ro2">
          <table:table-cell table:formula="of:=CONCATENATE([.A$1];[.J257])" office:value-type="string" office:string-value="some description259" calcext:value-type="string">
            <text:p>some description259</text:p>
          </table:table-cell>
          <table:table-cell table:formula="of:=CONCATENATE([.B$1];[.$J257];[.$M$2])" office:value-type="string" office:string-value="http://domain259.com" calcext:value-type="string">
            <text:p>http://domain259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number-columns-repeated="5"/>
          <table:table-cell table:formula="of:=CONCATENATE([.$P$1];[.J257];[.$Q$1];[.$N$3];[.A257];[.$O$3];[.$Q$1];[.$N$3];[.B257];[.$O$3];[.$Q$1];[.$N$2];[.E257];[.$O$2];[.$Q$1];[.$N$2];[.C257];[.$O$2];[.$Q$1];[.$N$2];[.F257];[.$O$2];[.$Q$1];[.$N$2];[.D257];[.$O$2];[.$O$2])" office:value-type="string" office:string-value="insert into creatives values (259,'some description259','http://domain259.com',(),(),(),('UK','US','UA'))" calcext:value-type="string">
            <text:p>insert into creatives values (259,'some description259','http://domain259.com',(),(),(),('UK','US','UA'))</text:p>
          </table:table-cell>
          <table:table-cell/>
        </table:table-row>
        <table:table-row table:style-name="ro2">
          <table:table-cell table:formula="of:=CONCATENATE([.A$1];[.J258])" office:value-type="string" office:string-value="some description260" calcext:value-type="string">
            <text:p>some description260</text:p>
          </table:table-cell>
          <table:table-cell table:formula="of:=CONCATENATE([.B$1];[.$J258];[.$M$2])" office:value-type="string" office:string-value="http://domain260.com" calcext:value-type="string">
            <text:p>http://domain260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number-columns-repeated="5"/>
          <table:table-cell table:formula="of:=CONCATENATE([.$P$1];[.J258];[.$Q$1];[.$N$3];[.A258];[.$O$3];[.$Q$1];[.$N$3];[.B258];[.$O$3];[.$Q$1];[.$N$2];[.E258];[.$O$2];[.$Q$1];[.$N$2];[.C258];[.$O$2];[.$Q$1];[.$N$2];[.F258];[.$O$2];[.$Q$1];[.$N$2];[.D258];[.$O$2];[.$O$2])" office:value-type="string" office:string-value="insert into creatives values (260,'some description260','http://domain260.com',(),(),(),('UK','US','UA'))" calcext:value-type="string">
            <text:p>insert into creatives values (260,'some description260','http://domain260.com',(),(),(),('UK','US','UA'))</text:p>
          </table:table-cell>
          <table:table-cell/>
        </table:table-row>
        <table:table-row table:style-name="ro2">
          <table:table-cell table:formula="of:=CONCATENATE([.A$1];[.J259])" office:value-type="string" office:string-value="some description261" calcext:value-type="string">
            <text:p>some description261</text:p>
          </table:table-cell>
          <table:table-cell table:formula="of:=CONCATENATE([.B$1];[.$J259];[.$M$2])" office:value-type="string" office:string-value="http://domain261.com" calcext:value-type="string">
            <text:p>http://domain261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number-columns-repeated="5"/>
          <table:table-cell table:formula="of:=CONCATENATE([.$P$1];[.J259];[.$Q$1];[.$N$3];[.A259];[.$O$3];[.$Q$1];[.$N$3];[.B259];[.$O$3];[.$Q$1];[.$N$2];[.E259];[.$O$2];[.$Q$1];[.$N$2];[.C259];[.$O$2];[.$Q$1];[.$N$2];[.F259];[.$O$2];[.$Q$1];[.$N$2];[.D259];[.$O$2];[.$O$2])" office:value-type="string" office:string-value="insert into creatives values (261,'some description261','http://domain261.com',(),(),(),('UK','US','UA'))" calcext:value-type="string">
            <text:p>insert into creatives values (261,'some description261','http://domain261.com',(),(),(),('UK','US','UA'))</text:p>
          </table:table-cell>
          <table:table-cell/>
        </table:table-row>
        <table:table-row table:style-name="ro2">
          <table:table-cell table:formula="of:=CONCATENATE([.A$1];[.J260])" office:value-type="string" office:string-value="some description262" calcext:value-type="string">
            <text:p>some description262</text:p>
          </table:table-cell>
          <table:table-cell table:formula="of:=CONCATENATE([.B$1];[.$J260];[.$M$2])" office:value-type="string" office:string-value="http://domain262.com" calcext:value-type="string">
            <text:p>http://domain262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number-columns-repeated="5"/>
          <table:table-cell table:formula="of:=CONCATENATE([.$P$1];[.J260];[.$Q$1];[.$N$3];[.A260];[.$O$3];[.$Q$1];[.$N$3];[.B260];[.$O$3];[.$Q$1];[.$N$2];[.E260];[.$O$2];[.$Q$1];[.$N$2];[.C260];[.$O$2];[.$Q$1];[.$N$2];[.F260];[.$O$2];[.$Q$1];[.$N$2];[.D260];[.$O$2];[.$O$2])" office:value-type="string" office:string-value="insert into creatives values (262,'some description262','http://domain262.com',(),(),(),('UK','US','UA'))" calcext:value-type="string">
            <text:p>insert into creatives values (262,'some description262','http://domain262.com',(),(),(),('UK','US','UA'))</text:p>
          </table:table-cell>
          <table:table-cell/>
        </table:table-row>
        <table:table-row table:style-name="ro2">
          <table:table-cell table:formula="of:=CONCATENATE([.A$1];[.J261])" office:value-type="string" office:string-value="some description263" calcext:value-type="string">
            <text:p>some description263</text:p>
          </table:table-cell>
          <table:table-cell table:formula="of:=CONCATENATE([.B$1];[.$J261];[.$M$2])" office:value-type="string" office:string-value="http://domain263.com" calcext:value-type="string">
            <text:p>http://domain263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number-columns-repeated="5"/>
          <table:table-cell table:formula="of:=CONCATENATE([.$P$1];[.J261];[.$Q$1];[.$N$3];[.A261];[.$O$3];[.$Q$1];[.$N$3];[.B261];[.$O$3];[.$Q$1];[.$N$2];[.E261];[.$O$2];[.$Q$1];[.$N$2];[.C261];[.$O$2];[.$Q$1];[.$N$2];[.F261];[.$O$2];[.$Q$1];[.$N$2];[.D261];[.$O$2];[.$O$2])" office:value-type="string" office:string-value="insert into creatives values (263,'some description263','http://domain263.com',(),(),(),('UK','US','UA'))" calcext:value-type="string">
            <text:p>insert into creatives values (263,'some description263','http://domain263.com',(),(),(),('UK','US','UA'))</text:p>
          </table:table-cell>
          <table:table-cell/>
        </table:table-row>
        <table:table-row table:style-name="ro2">
          <table:table-cell table:formula="of:=CONCATENATE([.A$1];[.J262])" office:value-type="string" office:string-value="some description264" calcext:value-type="string">
            <text:p>some description264</text:p>
          </table:table-cell>
          <table:table-cell table:formula="of:=CONCATENATE([.B$1];[.$J262];[.$M$2])" office:value-type="string" office:string-value="http://domain264.com" calcext:value-type="string">
            <text:p>http://domain264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number-columns-repeated="5"/>
          <table:table-cell table:formula="of:=CONCATENATE([.$P$1];[.J262];[.$Q$1];[.$N$3];[.A262];[.$O$3];[.$Q$1];[.$N$3];[.B262];[.$O$3];[.$Q$1];[.$N$2];[.E262];[.$O$2];[.$Q$1];[.$N$2];[.C262];[.$O$2];[.$Q$1];[.$N$2];[.F262];[.$O$2];[.$Q$1];[.$N$2];[.D262];[.$O$2];[.$O$2])" office:value-type="string" office:string-value="insert into creatives values (264,'some description264','http://domain264.com',(),(),(),('UK','US','UA'))" calcext:value-type="string">
            <text:p>insert into creatives values (264,'some description264','http://domain264.com',(),(),(),('UK','US','UA'))</text:p>
          </table:table-cell>
          <table:table-cell/>
        </table:table-row>
        <table:table-row table:style-name="ro2">
          <table:table-cell table:formula="of:=CONCATENATE([.A$1];[.J263])" office:value-type="string" office:string-value="some description265" calcext:value-type="string">
            <text:p>some description265</text:p>
          </table:table-cell>
          <table:table-cell table:formula="of:=CONCATENATE([.B$1];[.$J263];[.$M$2])" office:value-type="string" office:string-value="http://domain265.com" calcext:value-type="string">
            <text:p>http://domain265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number-columns-repeated="5"/>
          <table:table-cell table:formula="of:=CONCATENATE([.$P$1];[.J263];[.$Q$1];[.$N$3];[.A263];[.$O$3];[.$Q$1];[.$N$3];[.B263];[.$O$3];[.$Q$1];[.$N$2];[.E263];[.$O$2];[.$Q$1];[.$N$2];[.C263];[.$O$2];[.$Q$1];[.$N$2];[.F263];[.$O$2];[.$Q$1];[.$N$2];[.D263];[.$O$2];[.$O$2])" office:value-type="string" office:string-value="insert into creatives values (265,'some description265','http://domain265.com',(),(),(),('UK','US','UA'))" calcext:value-type="string">
            <text:p>insert into creatives values (265,'some description265','http://domain265.com',(),(),(),('UK','US','UA'))</text:p>
          </table:table-cell>
          <table:table-cell/>
        </table:table-row>
        <table:table-row table:style-name="ro2">
          <table:table-cell table:formula="of:=CONCATENATE([.A$1];[.J264])" office:value-type="string" office:string-value="some description266" calcext:value-type="string">
            <text:p>some description266</text:p>
          </table:table-cell>
          <table:table-cell table:formula="of:=CONCATENATE([.B$1];[.$J264];[.$M$2])" office:value-type="string" office:string-value="http://domain266.com" calcext:value-type="string">
            <text:p>http://domain266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number-columns-repeated="5"/>
          <table:table-cell table:formula="of:=CONCATENATE([.$P$1];[.J264];[.$Q$1];[.$N$3];[.A264];[.$O$3];[.$Q$1];[.$N$3];[.B264];[.$O$3];[.$Q$1];[.$N$2];[.E264];[.$O$2];[.$Q$1];[.$N$2];[.C264];[.$O$2];[.$Q$1];[.$N$2];[.F264];[.$O$2];[.$Q$1];[.$N$2];[.D264];[.$O$2];[.$O$2])" office:value-type="string" office:string-value="insert into creatives values (266,'some description266','http://domain266.com',(),(),(),('UK','US','UA'))" calcext:value-type="string">
            <text:p>insert into creatives values (266,'some description266','http://domain266.com',(),(),(),('UK','US','UA'))</text:p>
          </table:table-cell>
          <table:table-cell/>
        </table:table-row>
        <table:table-row table:style-name="ro2">
          <table:table-cell table:formula="of:=CONCATENATE([.A$1];[.J265])" office:value-type="string" office:string-value="some description267" calcext:value-type="string">
            <text:p>some description267</text:p>
          </table:table-cell>
          <table:table-cell table:formula="of:=CONCATENATE([.B$1];[.$J265];[.$M$2])" office:value-type="string" office:string-value="http://domain267.com" calcext:value-type="string">
            <text:p>http://domain267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number-columns-repeated="5"/>
          <table:table-cell table:formula="of:=CONCATENATE([.$P$1];[.J265];[.$Q$1];[.$N$3];[.A265];[.$O$3];[.$Q$1];[.$N$3];[.B265];[.$O$3];[.$Q$1];[.$N$2];[.E265];[.$O$2];[.$Q$1];[.$N$2];[.C265];[.$O$2];[.$Q$1];[.$N$2];[.F265];[.$O$2];[.$Q$1];[.$N$2];[.D265];[.$O$2];[.$O$2])" office:value-type="string" office:string-value="insert into creatives values (267,'some description267','http://domain267.com',(),(),(),('UK','US','UA'))" calcext:value-type="string">
            <text:p>insert into creatives values (267,'some description267','http://domain267.com',(),(),(),('UK','US','UA'))</text:p>
          </table:table-cell>
          <table:table-cell/>
        </table:table-row>
        <table:table-row table:style-name="ro2">
          <table:table-cell table:formula="of:=CONCATENATE([.A$1];[.J266])" office:value-type="string" office:string-value="some description268" calcext:value-type="string">
            <text:p>some description268</text:p>
          </table:table-cell>
          <table:table-cell table:formula="of:=CONCATENATE([.B$1];[.$J266];[.$M$2])" office:value-type="string" office:string-value="http://domain268.com" calcext:value-type="string">
            <text:p>http://domain268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number-columns-repeated="5"/>
          <table:table-cell table:formula="of:=CONCATENATE([.$P$1];[.J266];[.$Q$1];[.$N$3];[.A266];[.$O$3];[.$Q$1];[.$N$3];[.B266];[.$O$3];[.$Q$1];[.$N$2];[.E266];[.$O$2];[.$Q$1];[.$N$2];[.C266];[.$O$2];[.$Q$1];[.$N$2];[.F266];[.$O$2];[.$Q$1];[.$N$2];[.D266];[.$O$2];[.$O$2])" office:value-type="string" office:string-value="insert into creatives values (268,'some description268','http://domain268.com',(),(),(),('UK','US','UA'))" calcext:value-type="string">
            <text:p>insert into creatives values (268,'some description268','http://domain268.com',(),(),(),('UK','US','UA'))</text:p>
          </table:table-cell>
          <table:table-cell/>
        </table:table-row>
        <table:table-row table:style-name="ro2">
          <table:table-cell table:formula="of:=CONCATENATE([.A$1];[.J267])" office:value-type="string" office:string-value="some description269" calcext:value-type="string">
            <text:p>some description269</text:p>
          </table:table-cell>
          <table:table-cell table:formula="of:=CONCATENATE([.B$1];[.$J267];[.$M$2])" office:value-type="string" office:string-value="http://domain269.com" calcext:value-type="string">
            <text:p>http://domain269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number-columns-repeated="5"/>
          <table:table-cell table:formula="of:=CONCATENATE([.$P$1];[.J267];[.$Q$1];[.$N$3];[.A267];[.$O$3];[.$Q$1];[.$N$3];[.B267];[.$O$3];[.$Q$1];[.$N$2];[.E267];[.$O$2];[.$Q$1];[.$N$2];[.C267];[.$O$2];[.$Q$1];[.$N$2];[.F267];[.$O$2];[.$Q$1];[.$N$2];[.D267];[.$O$2];[.$O$2])" office:value-type="string" office:string-value="insert into creatives values (269,'some description269','http://domain269.com',(),(),(),('UK','US','UA'))" calcext:value-type="string">
            <text:p>insert into creatives values (269,'some description269','http://domain269.com',(),(),(),('UK','US','UA'))</text:p>
          </table:table-cell>
          <table:table-cell/>
        </table:table-row>
        <table:table-row table:style-name="ro2">
          <table:table-cell table:formula="of:=CONCATENATE([.A$1];[.J268])" office:value-type="string" office:string-value="some description270" calcext:value-type="string">
            <text:p>some description270</text:p>
          </table:table-cell>
          <table:table-cell table:formula="of:=CONCATENATE([.B$1];[.$J268];[.$M$2])" office:value-type="string" office:string-value="http://domain270.com" calcext:value-type="string">
            <text:p>http://domain270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number-columns-repeated="5"/>
          <table:table-cell table:formula="of:=CONCATENATE([.$P$1];[.J268];[.$Q$1];[.$N$3];[.A268];[.$O$3];[.$Q$1];[.$N$3];[.B268];[.$O$3];[.$Q$1];[.$N$2];[.E268];[.$O$2];[.$Q$1];[.$N$2];[.C268];[.$O$2];[.$Q$1];[.$N$2];[.F268];[.$O$2];[.$Q$1];[.$N$2];[.D268];[.$O$2];[.$O$2])" office:value-type="string" office:string-value="insert into creatives values (270,'some description270','http://domain270.com',(),(),(),('UK','US','UA'))" calcext:value-type="string">
            <text:p>insert into creatives values (270,'some description270','http://domain270.com',(),(),(),('UK','US','UA'))</text:p>
          </table:table-cell>
          <table:table-cell/>
        </table:table-row>
        <table:table-row table:style-name="ro2">
          <table:table-cell table:formula="of:=CONCATENATE([.A$1];[.J269])" office:value-type="string" office:string-value="some description271" calcext:value-type="string">
            <text:p>some description271</text:p>
          </table:table-cell>
          <table:table-cell table:formula="of:=CONCATENATE([.B$1];[.$J269];[.$M$2])" office:value-type="string" office:string-value="http://domain271.com" calcext:value-type="string">
            <text:p>http://domain271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number-columns-repeated="5"/>
          <table:table-cell table:formula="of:=CONCATENATE([.$P$1];[.J269];[.$Q$1];[.$N$3];[.A269];[.$O$3];[.$Q$1];[.$N$3];[.B269];[.$O$3];[.$Q$1];[.$N$2];[.E269];[.$O$2];[.$Q$1];[.$N$2];[.C269];[.$O$2];[.$Q$1];[.$N$2];[.F269];[.$O$2];[.$Q$1];[.$N$2];[.D269];[.$O$2];[.$O$2])" office:value-type="string" office:string-value="insert into creatives values (271,'some description271','http://domain271.com',(),(),(),('UK','US','UA'))" calcext:value-type="string">
            <text:p>insert into creatives values (271,'some description271','http://domain271.com',(),(),(),('UK','US','UA'))</text:p>
          </table:table-cell>
          <table:table-cell/>
        </table:table-row>
        <table:table-row table:style-name="ro2">
          <table:table-cell table:formula="of:=CONCATENATE([.A$1];[.J270])" office:value-type="string" office:string-value="some description272" calcext:value-type="string">
            <text:p>some description272</text:p>
          </table:table-cell>
          <table:table-cell table:formula="of:=CONCATENATE([.B$1];[.$J270];[.$M$2])" office:value-type="string" office:string-value="http://domain272.com" calcext:value-type="string">
            <text:p>http://domain272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number-columns-repeated="5"/>
          <table:table-cell table:formula="of:=CONCATENATE([.$P$1];[.J270];[.$Q$1];[.$N$3];[.A270];[.$O$3];[.$Q$1];[.$N$3];[.B270];[.$O$3];[.$Q$1];[.$N$2];[.E270];[.$O$2];[.$Q$1];[.$N$2];[.C270];[.$O$2];[.$Q$1];[.$N$2];[.F270];[.$O$2];[.$Q$1];[.$N$2];[.D270];[.$O$2];[.$O$2])" office:value-type="string" office:string-value="insert into creatives values (272,'some description272','http://domain272.com',(),(),(),('UK','US','UA'))" calcext:value-type="string">
            <text:p>insert into creatives values (272,'some description272','http://domain272.com',(),(),(),('UK','US','UA'))</text:p>
          </table:table-cell>
          <table:table-cell/>
        </table:table-row>
        <table:table-row table:style-name="ro2">
          <table:table-cell table:formula="of:=CONCATENATE([.A$1];[.J271])" office:value-type="string" office:string-value="some description273" calcext:value-type="string">
            <text:p>some description273</text:p>
          </table:table-cell>
          <table:table-cell table:formula="of:=CONCATENATE([.B$1];[.$J271];[.$M$2])" office:value-type="string" office:string-value="http://domain273.com" calcext:value-type="string">
            <text:p>http://domain273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number-columns-repeated="5"/>
          <table:table-cell table:formula="of:=CONCATENATE([.$P$1];[.J271];[.$Q$1];[.$N$3];[.A271];[.$O$3];[.$Q$1];[.$N$3];[.B271];[.$O$3];[.$Q$1];[.$N$2];[.E271];[.$O$2];[.$Q$1];[.$N$2];[.C271];[.$O$2];[.$Q$1];[.$N$2];[.F271];[.$O$2];[.$Q$1];[.$N$2];[.D271];[.$O$2];[.$O$2])" office:value-type="string" office:string-value="insert into creatives values (273,'some description273','http://domain273.com',(),(),(),('UK','US','UA'))" calcext:value-type="string">
            <text:p>insert into creatives values (273,'some description273','http://domain273.com',(),(),(),('UK','US','UA'))</text:p>
          </table:table-cell>
          <table:table-cell/>
        </table:table-row>
        <table:table-row table:style-name="ro2">
          <table:table-cell table:formula="of:=CONCATENATE([.A$1];[.J272])" office:value-type="string" office:string-value="some description274" calcext:value-type="string">
            <text:p>some description274</text:p>
          </table:table-cell>
          <table:table-cell table:formula="of:=CONCATENATE([.B$1];[.$J272];[.$M$2])" office:value-type="string" office:string-value="http://domain274.com" calcext:value-type="string">
            <text:p>http://domain274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number-columns-repeated="5"/>
          <table:table-cell table:formula="of:=CONCATENATE([.$P$1];[.J272];[.$Q$1];[.$N$3];[.A272];[.$O$3];[.$Q$1];[.$N$3];[.B272];[.$O$3];[.$Q$1];[.$N$2];[.E272];[.$O$2];[.$Q$1];[.$N$2];[.C272];[.$O$2];[.$Q$1];[.$N$2];[.F272];[.$O$2];[.$Q$1];[.$N$2];[.D272];[.$O$2];[.$O$2])" office:value-type="string" office:string-value="insert into creatives values (274,'some description274','http://domain274.com',(),(),(),('UK','US','UA'))" calcext:value-type="string">
            <text:p>insert into creatives values (274,'some description274','http://domain274.com',(),(),(),('UK','US','UA'))</text:p>
          </table:table-cell>
          <table:table-cell/>
        </table:table-row>
        <table:table-row table:style-name="ro2">
          <table:table-cell table:formula="of:=CONCATENATE([.A$1];[.J273])" office:value-type="string" office:string-value="some description275" calcext:value-type="string">
            <text:p>some description275</text:p>
          </table:table-cell>
          <table:table-cell table:formula="of:=CONCATENATE([.B$1];[.$J273];[.$M$2])" office:value-type="string" office:string-value="http://domain275.com" calcext:value-type="string">
            <text:p>http://domain275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5"/>
          <table:table-cell table:formula="of:=CONCATENATE([.$P$1];[.J273];[.$Q$1];[.$N$3];[.A273];[.$O$3];[.$Q$1];[.$N$3];[.B273];[.$O$3];[.$Q$1];[.$N$2];[.E273];[.$O$2];[.$Q$1];[.$N$2];[.C273];[.$O$2];[.$Q$1];[.$N$2];[.F273];[.$O$2];[.$Q$1];[.$N$2];[.D273];[.$O$2];[.$O$2])" office:value-type="string" office:string-value="insert into creatives values (275,'some description275','http://domain275.com',(),(),(),('UK','US','UA'))" calcext:value-type="string">
            <text:p>insert into creatives values (275,'some description275','http://domain275.com',(),(),(),('UK','US','UA'))</text:p>
          </table:table-cell>
          <table:table-cell/>
        </table:table-row>
        <table:table-row table:style-name="ro2">
          <table:table-cell table:formula="of:=CONCATENATE([.A$1];[.J274])" office:value-type="string" office:string-value="some description276" calcext:value-type="string">
            <text:p>some description276</text:p>
          </table:table-cell>
          <table:table-cell table:formula="of:=CONCATENATE([.B$1];[.$J274];[.$M$2])" office:value-type="string" office:string-value="http://domain276.com" calcext:value-type="string">
            <text:p>http://domain276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number-columns-repeated="5"/>
          <table:table-cell table:formula="of:=CONCATENATE([.$P$1];[.J274];[.$Q$1];[.$N$3];[.A274];[.$O$3];[.$Q$1];[.$N$3];[.B274];[.$O$3];[.$Q$1];[.$N$2];[.E274];[.$O$2];[.$Q$1];[.$N$2];[.C274];[.$O$2];[.$Q$1];[.$N$2];[.F274];[.$O$2];[.$Q$1];[.$N$2];[.D274];[.$O$2];[.$O$2])" office:value-type="string" office:string-value="insert into creatives values (276,'some description276','http://domain276.com',(),(),(),('UK','US','UA'))" calcext:value-type="string">
            <text:p>insert into creatives values (276,'some description276','http://domain276.com',(),(),(),('UK','US','UA'))</text:p>
          </table:table-cell>
          <table:table-cell/>
        </table:table-row>
        <table:table-row table:style-name="ro2">
          <table:table-cell table:formula="of:=CONCATENATE([.A$1];[.J275])" office:value-type="string" office:string-value="some description277" calcext:value-type="string">
            <text:p>some description277</text:p>
          </table:table-cell>
          <table:table-cell table:formula="of:=CONCATENATE([.B$1];[.$J275];[.$M$2])" office:value-type="string" office:string-value="http://domain277.com" calcext:value-type="string">
            <text:p>http://domain277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number-columns-repeated="5"/>
          <table:table-cell table:formula="of:=CONCATENATE([.$P$1];[.J275];[.$Q$1];[.$N$3];[.A275];[.$O$3];[.$Q$1];[.$N$3];[.B275];[.$O$3];[.$Q$1];[.$N$2];[.E275];[.$O$2];[.$Q$1];[.$N$2];[.C275];[.$O$2];[.$Q$1];[.$N$2];[.F275];[.$O$2];[.$Q$1];[.$N$2];[.D275];[.$O$2];[.$O$2])" office:value-type="string" office:string-value="insert into creatives values (277,'some description277','http://domain277.com',(),(),(),('UK','US','UA'))" calcext:value-type="string">
            <text:p>insert into creatives values (277,'some description277','http://domain277.com',(),(),(),('UK','US','UA'))</text:p>
          </table:table-cell>
          <table:table-cell/>
        </table:table-row>
        <table:table-row table:style-name="ro2">
          <table:table-cell table:formula="of:=CONCATENATE([.A$1];[.J276])" office:value-type="string" office:string-value="some description278" calcext:value-type="string">
            <text:p>some description278</text:p>
          </table:table-cell>
          <table:table-cell table:formula="of:=CONCATENATE([.B$1];[.$J276];[.$M$2])" office:value-type="string" office:string-value="http://domain278.com" calcext:value-type="string">
            <text:p>http://domain278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number-columns-repeated="5"/>
          <table:table-cell table:formula="of:=CONCATENATE([.$P$1];[.J276];[.$Q$1];[.$N$3];[.A276];[.$O$3];[.$Q$1];[.$N$3];[.B276];[.$O$3];[.$Q$1];[.$N$2];[.E276];[.$O$2];[.$Q$1];[.$N$2];[.C276];[.$O$2];[.$Q$1];[.$N$2];[.F276];[.$O$2];[.$Q$1];[.$N$2];[.D276];[.$O$2];[.$O$2])" office:value-type="string" office:string-value="insert into creatives values (278,'some description278','http://domain278.com',(),(),(),('UK','US','UA'))" calcext:value-type="string">
            <text:p>insert into creatives values (278,'some description278','http://domain278.com',(),(),(),('UK','US','UA'))</text:p>
          </table:table-cell>
          <table:table-cell/>
        </table:table-row>
        <table:table-row table:style-name="ro2">
          <table:table-cell table:formula="of:=CONCATENATE([.A$1];[.J277])" office:value-type="string" office:string-value="some description279" calcext:value-type="string">
            <text:p>some description279</text:p>
          </table:table-cell>
          <table:table-cell table:formula="of:=CONCATENATE([.B$1];[.$J277];[.$M$2])" office:value-type="string" office:string-value="http://domain279.com" calcext:value-type="string">
            <text:p>http://domain279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number-columns-repeated="5"/>
          <table:table-cell table:formula="of:=CONCATENATE([.$P$1];[.J277];[.$Q$1];[.$N$3];[.A277];[.$O$3];[.$Q$1];[.$N$3];[.B277];[.$O$3];[.$Q$1];[.$N$2];[.E277];[.$O$2];[.$Q$1];[.$N$2];[.C277];[.$O$2];[.$Q$1];[.$N$2];[.F277];[.$O$2];[.$Q$1];[.$N$2];[.D277];[.$O$2];[.$O$2])" office:value-type="string" office:string-value="insert into creatives values (279,'some description279','http://domain279.com',(),(),(),('UK','US','UA'))" calcext:value-type="string">
            <text:p>insert into creatives values (279,'some description279','http://domain279.com',(),(),(),('UK','US','UA'))</text:p>
          </table:table-cell>
          <table:table-cell/>
        </table:table-row>
        <table:table-row table:style-name="ro2">
          <table:table-cell table:formula="of:=CONCATENATE([.A$1];[.J278])" office:value-type="string" office:string-value="some description280" calcext:value-type="string">
            <text:p>some description280</text:p>
          </table:table-cell>
          <table:table-cell table:formula="of:=CONCATENATE([.B$1];[.$J278];[.$M$2])" office:value-type="string" office:string-value="http://domain280.com" calcext:value-type="string">
            <text:p>http://domain280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number-columns-repeated="5"/>
          <table:table-cell table:formula="of:=CONCATENATE([.$P$1];[.J278];[.$Q$1];[.$N$3];[.A278];[.$O$3];[.$Q$1];[.$N$3];[.B278];[.$O$3];[.$Q$1];[.$N$2];[.E278];[.$O$2];[.$Q$1];[.$N$2];[.C278];[.$O$2];[.$Q$1];[.$N$2];[.F278];[.$O$2];[.$Q$1];[.$N$2];[.D278];[.$O$2];[.$O$2])" office:value-type="string" office:string-value="insert into creatives values (280,'some description280','http://domain280.com',(),(),(),('UK','US','UA'))" calcext:value-type="string">
            <text:p>insert into creatives values (280,'some description280','http://domain280.com',(),(),(),('UK','US','UA'))</text:p>
          </table:table-cell>
          <table:table-cell/>
        </table:table-row>
        <table:table-row table:style-name="ro2">
          <table:table-cell table:formula="of:=CONCATENATE([.A$1];[.J279])" office:value-type="string" office:string-value="some description281" calcext:value-type="string">
            <text:p>some description281</text:p>
          </table:table-cell>
          <table:table-cell table:formula="of:=CONCATENATE([.B$1];[.$J279];[.$M$2])" office:value-type="string" office:string-value="http://domain281.com" calcext:value-type="string">
            <text:p>http://domain281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number-columns-repeated="5"/>
          <table:table-cell table:formula="of:=CONCATENATE([.$P$1];[.J279];[.$Q$1];[.$N$3];[.A279];[.$O$3];[.$Q$1];[.$N$3];[.B279];[.$O$3];[.$Q$1];[.$N$2];[.E279];[.$O$2];[.$Q$1];[.$N$2];[.C279];[.$O$2];[.$Q$1];[.$N$2];[.F279];[.$O$2];[.$Q$1];[.$N$2];[.D279];[.$O$2];[.$O$2])" office:value-type="string" office:string-value="insert into creatives values (281,'some description281','http://domain281.com',(),(),(),('UK','US','UA'))" calcext:value-type="string">
            <text:p>insert into creatives values (281,'some description281','http://domain281.com',(),(),(),('UK','US','UA'))</text:p>
          </table:table-cell>
          <table:table-cell/>
        </table:table-row>
        <table:table-row table:style-name="ro2">
          <table:table-cell table:formula="of:=CONCATENATE([.A$1];[.J280])" office:value-type="string" office:string-value="some description282" calcext:value-type="string">
            <text:p>some description282</text:p>
          </table:table-cell>
          <table:table-cell table:formula="of:=CONCATENATE([.B$1];[.$J280];[.$M$2])" office:value-type="string" office:string-value="http://domain282.com" calcext:value-type="string">
            <text:p>http://domain282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number-columns-repeated="5"/>
          <table:table-cell table:formula="of:=CONCATENATE([.$P$1];[.J280];[.$Q$1];[.$N$3];[.A280];[.$O$3];[.$Q$1];[.$N$3];[.B280];[.$O$3];[.$Q$1];[.$N$2];[.E280];[.$O$2];[.$Q$1];[.$N$2];[.C280];[.$O$2];[.$Q$1];[.$N$2];[.F280];[.$O$2];[.$Q$1];[.$N$2];[.D280];[.$O$2];[.$O$2])" office:value-type="string" office:string-value="insert into creatives values (282,'some description282','http://domain282.com',(),(),(),('UK','US','UA'))" calcext:value-type="string">
            <text:p>insert into creatives values (282,'some description282','http://domain282.com',(),(),(),('UK','US','UA'))</text:p>
          </table:table-cell>
          <table:table-cell/>
        </table:table-row>
        <table:table-row table:style-name="ro2">
          <table:table-cell table:formula="of:=CONCATENATE([.A$1];[.J281])" office:value-type="string" office:string-value="some description283" calcext:value-type="string">
            <text:p>some description283</text:p>
          </table:table-cell>
          <table:table-cell table:formula="of:=CONCATENATE([.B$1];[.$J281];[.$M$2])" office:value-type="string" office:string-value="http://domain283.com" calcext:value-type="string">
            <text:p>http://domain283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number-columns-repeated="5"/>
          <table:table-cell table:formula="of:=CONCATENATE([.$P$1];[.J281];[.$Q$1];[.$N$3];[.A281];[.$O$3];[.$Q$1];[.$N$3];[.B281];[.$O$3];[.$Q$1];[.$N$2];[.E281];[.$O$2];[.$Q$1];[.$N$2];[.C281];[.$O$2];[.$Q$1];[.$N$2];[.F281];[.$O$2];[.$Q$1];[.$N$2];[.D281];[.$O$2];[.$O$2])" office:value-type="string" office:string-value="insert into creatives values (283,'some description283','http://domain283.com',(),(),(),('UK','US','UA'))" calcext:value-type="string">
            <text:p>insert into creatives values (283,'some description283','http://domain283.com',(),(),(),('UK','US','UA'))</text:p>
          </table:table-cell>
          <table:table-cell/>
        </table:table-row>
        <table:table-row table:style-name="ro2">
          <table:table-cell table:formula="of:=CONCATENATE([.A$1];[.J282])" office:value-type="string" office:string-value="some description284" calcext:value-type="string">
            <text:p>some description284</text:p>
          </table:table-cell>
          <table:table-cell table:formula="of:=CONCATENATE([.B$1];[.$J282];[.$M$2])" office:value-type="string" office:string-value="http://domain284.com" calcext:value-type="string">
            <text:p>http://domain284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number-columns-repeated="5"/>
          <table:table-cell table:formula="of:=CONCATENATE([.$P$1];[.J282];[.$Q$1];[.$N$3];[.A282];[.$O$3];[.$Q$1];[.$N$3];[.B282];[.$O$3];[.$Q$1];[.$N$2];[.E282];[.$O$2];[.$Q$1];[.$N$2];[.C282];[.$O$2];[.$Q$1];[.$N$2];[.F282];[.$O$2];[.$Q$1];[.$N$2];[.D282];[.$O$2];[.$O$2])" office:value-type="string" office:string-value="insert into creatives values (284,'some description284','http://domain284.com',(),(),(),('UK','US','UA'))" calcext:value-type="string">
            <text:p>insert into creatives values (284,'some description284','http://domain284.com',(),(),(),('UK','US','UA'))</text:p>
          </table:table-cell>
          <table:table-cell/>
        </table:table-row>
        <table:table-row table:style-name="ro2">
          <table:table-cell table:formula="of:=CONCATENATE([.A$1];[.J283])" office:value-type="string" office:string-value="some description285" calcext:value-type="string">
            <text:p>some description285</text:p>
          </table:table-cell>
          <table:table-cell table:formula="of:=CONCATENATE([.B$1];[.$J283];[.$M$2])" office:value-type="string" office:string-value="http://domain285.com" calcext:value-type="string">
            <text:p>http://domain285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number-columns-repeated="5"/>
          <table:table-cell table:formula="of:=CONCATENATE([.$P$1];[.J283];[.$Q$1];[.$N$3];[.A283];[.$O$3];[.$Q$1];[.$N$3];[.B283];[.$O$3];[.$Q$1];[.$N$2];[.E283];[.$O$2];[.$Q$1];[.$N$2];[.C283];[.$O$2];[.$Q$1];[.$N$2];[.F283];[.$O$2];[.$Q$1];[.$N$2];[.D283];[.$O$2];[.$O$2])" office:value-type="string" office:string-value="insert into creatives values (285,'some description285','http://domain285.com',(),(),(),('UK','US','UA'))" calcext:value-type="string">
            <text:p>insert into creatives values (285,'some description285','http://domain285.com',(),(),(),('UK','US','UA'))</text:p>
          </table:table-cell>
          <table:table-cell/>
        </table:table-row>
        <table:table-row table:style-name="ro2">
          <table:table-cell table:formula="of:=CONCATENATE([.A$1];[.J284])" office:value-type="string" office:string-value="some description286" calcext:value-type="string">
            <text:p>some description286</text:p>
          </table:table-cell>
          <table:table-cell table:formula="of:=CONCATENATE([.B$1];[.$J284];[.$M$2])" office:value-type="string" office:string-value="http://domain286.com" calcext:value-type="string">
            <text:p>http://domain286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5"/>
          <table:table-cell table:formula="of:=CONCATENATE([.$P$1];[.J284];[.$Q$1];[.$N$3];[.A284];[.$O$3];[.$Q$1];[.$N$3];[.B284];[.$O$3];[.$Q$1];[.$N$2];[.E284];[.$O$2];[.$Q$1];[.$N$2];[.C284];[.$O$2];[.$Q$1];[.$N$2];[.F284];[.$O$2];[.$Q$1];[.$N$2];[.D284];[.$O$2];[.$O$2])" office:value-type="string" office:string-value="insert into creatives values (286,'some description286','http://domain286.com',(),(),(),('UK','US','UA'))" calcext:value-type="string">
            <text:p>insert into creatives values (286,'some description286','http://domain286.com',(),(),(),('UK','US','UA'))</text:p>
          </table:table-cell>
          <table:table-cell/>
        </table:table-row>
        <table:table-row table:style-name="ro2">
          <table:table-cell table:formula="of:=CONCATENATE([.A$1];[.J285])" office:value-type="string" office:string-value="some description287" calcext:value-type="string">
            <text:p>some description287</text:p>
          </table:table-cell>
          <table:table-cell table:formula="of:=CONCATENATE([.B$1];[.$J285];[.$M$2])" office:value-type="string" office:string-value="http://domain287.com" calcext:value-type="string">
            <text:p>http://domain287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number-columns-repeated="5"/>
          <table:table-cell table:formula="of:=CONCATENATE([.$P$1];[.J285];[.$Q$1];[.$N$3];[.A285];[.$O$3];[.$Q$1];[.$N$3];[.B285];[.$O$3];[.$Q$1];[.$N$2];[.E285];[.$O$2];[.$Q$1];[.$N$2];[.C285];[.$O$2];[.$Q$1];[.$N$2];[.F285];[.$O$2];[.$Q$1];[.$N$2];[.D285];[.$O$2];[.$O$2])" office:value-type="string" office:string-value="insert into creatives values (287,'some description287','http://domain287.com',(),(),(),('UK','US','UA'))" calcext:value-type="string">
            <text:p>insert into creatives values (287,'some description287','http://domain287.com',(),(),(),('UK','US','UA'))</text:p>
          </table:table-cell>
          <table:table-cell/>
        </table:table-row>
        <table:table-row table:style-name="ro2">
          <table:table-cell table:formula="of:=CONCATENATE([.A$1];[.J286])" office:value-type="string" office:string-value="some description288" calcext:value-type="string">
            <text:p>some description288</text:p>
          </table:table-cell>
          <table:table-cell table:formula="of:=CONCATENATE([.B$1];[.$J286];[.$M$2])" office:value-type="string" office:string-value="http://domain288.com" calcext:value-type="string">
            <text:p>http://domain288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number-columns-repeated="5"/>
          <table:table-cell table:formula="of:=CONCATENATE([.$P$1];[.J286];[.$Q$1];[.$N$3];[.A286];[.$O$3];[.$Q$1];[.$N$3];[.B286];[.$O$3];[.$Q$1];[.$N$2];[.E286];[.$O$2];[.$Q$1];[.$N$2];[.C286];[.$O$2];[.$Q$1];[.$N$2];[.F286];[.$O$2];[.$Q$1];[.$N$2];[.D286];[.$O$2];[.$O$2])" office:value-type="string" office:string-value="insert into creatives values (288,'some description288','http://domain288.com',(),(),(),('UK','US','UA'))" calcext:value-type="string">
            <text:p>insert into creatives values (288,'some description288','http://domain288.com',(),(),(),('UK','US','UA'))</text:p>
          </table:table-cell>
          <table:table-cell/>
        </table:table-row>
        <table:table-row table:style-name="ro2">
          <table:table-cell table:formula="of:=CONCATENATE([.A$1];[.J287])" office:value-type="string" office:string-value="some description289" calcext:value-type="string">
            <text:p>some description289</text:p>
          </table:table-cell>
          <table:table-cell table:formula="of:=CONCATENATE([.B$1];[.$J287];[.$M$2])" office:value-type="string" office:string-value="http://domain289.com" calcext:value-type="string">
            <text:p>http://domain289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number-columns-repeated="5"/>
          <table:table-cell table:formula="of:=CONCATENATE([.$P$1];[.J287];[.$Q$1];[.$N$3];[.A287];[.$O$3];[.$Q$1];[.$N$3];[.B287];[.$O$3];[.$Q$1];[.$N$2];[.E287];[.$O$2];[.$Q$1];[.$N$2];[.C287];[.$O$2];[.$Q$1];[.$N$2];[.F287];[.$O$2];[.$Q$1];[.$N$2];[.D287];[.$O$2];[.$O$2])" office:value-type="string" office:string-value="insert into creatives values (289,'some description289','http://domain289.com',(),(),(),('UK','US','UA'))" calcext:value-type="string">
            <text:p>insert into creatives values (289,'some description289','http://domain289.com',(),(),(),('UK','US','UA'))</text:p>
          </table:table-cell>
          <table:table-cell/>
        </table:table-row>
        <table:table-row table:style-name="ro2">
          <table:table-cell table:formula="of:=CONCATENATE([.A$1];[.J288])" office:value-type="string" office:string-value="some description290" calcext:value-type="string">
            <text:p>some description290</text:p>
          </table:table-cell>
          <table:table-cell table:formula="of:=CONCATENATE([.B$1];[.$J288];[.$M$2])" office:value-type="string" office:string-value="http://domain290.com" calcext:value-type="string">
            <text:p>http://domain290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5"/>
          <table:table-cell table:formula="of:=CONCATENATE([.$P$1];[.J288];[.$Q$1];[.$N$3];[.A288];[.$O$3];[.$Q$1];[.$N$3];[.B288];[.$O$3];[.$Q$1];[.$N$2];[.E288];[.$O$2];[.$Q$1];[.$N$2];[.C288];[.$O$2];[.$Q$1];[.$N$2];[.F288];[.$O$2];[.$Q$1];[.$N$2];[.D288];[.$O$2];[.$O$2])" office:value-type="string" office:string-value="insert into creatives values (290,'some description290','http://domain290.com',(),(),(),('UK','US','UA'))" calcext:value-type="string">
            <text:p>insert into creatives values (290,'some description290','http://domain290.com',(),(),(),('UK','US','UA'))</text:p>
          </table:table-cell>
          <table:table-cell/>
        </table:table-row>
        <table:table-row table:style-name="ro2">
          <table:table-cell table:formula="of:=CONCATENATE([.A$1];[.J289])" office:value-type="string" office:string-value="some description291" calcext:value-type="string">
            <text:p>some description291</text:p>
          </table:table-cell>
          <table:table-cell table:formula="of:=CONCATENATE([.B$1];[.$J289];[.$M$2])" office:value-type="string" office:string-value="http://domain291.com" calcext:value-type="string">
            <text:p>http://domain291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number-columns-repeated="5"/>
          <table:table-cell table:formula="of:=CONCATENATE([.$P$1];[.J289];[.$Q$1];[.$N$3];[.A289];[.$O$3];[.$Q$1];[.$N$3];[.B289];[.$O$3];[.$Q$1];[.$N$2];[.E289];[.$O$2];[.$Q$1];[.$N$2];[.C289];[.$O$2];[.$Q$1];[.$N$2];[.F289];[.$O$2];[.$Q$1];[.$N$2];[.D289];[.$O$2];[.$O$2])" office:value-type="string" office:string-value="insert into creatives values (291,'some description291','http://domain291.com',(),(),(),('UK','US','UA'))" calcext:value-type="string">
            <text:p>insert into creatives values (291,'some description291','http://domain291.com',(),(),(),('UK','US','UA'))</text:p>
          </table:table-cell>
          <table:table-cell/>
        </table:table-row>
        <table:table-row table:style-name="ro2">
          <table:table-cell table:formula="of:=CONCATENATE([.A$1];[.J290])" office:value-type="string" office:string-value="some description292" calcext:value-type="string">
            <text:p>some description292</text:p>
          </table:table-cell>
          <table:table-cell table:formula="of:=CONCATENATE([.B$1];[.$J290];[.$M$2])" office:value-type="string" office:string-value="http://domain292.com" calcext:value-type="string">
            <text:p>http://domain292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number-columns-repeated="5"/>
          <table:table-cell table:formula="of:=CONCATENATE([.$P$1];[.J290];[.$Q$1];[.$N$3];[.A290];[.$O$3];[.$Q$1];[.$N$3];[.B290];[.$O$3];[.$Q$1];[.$N$2];[.E290];[.$O$2];[.$Q$1];[.$N$2];[.C290];[.$O$2];[.$Q$1];[.$N$2];[.F290];[.$O$2];[.$Q$1];[.$N$2];[.D290];[.$O$2];[.$O$2])" office:value-type="string" office:string-value="insert into creatives values (292,'some description292','http://domain292.com',(),(),(),('UK','US','UA'))" calcext:value-type="string">
            <text:p>insert into creatives values (292,'some description292','http://domain292.com',(),(),(),('UK','US','UA'))</text:p>
          </table:table-cell>
          <table:table-cell/>
        </table:table-row>
        <table:table-row table:style-name="ro2">
          <table:table-cell table:formula="of:=CONCATENATE([.A$1];[.J291])" office:value-type="string" office:string-value="some description293" calcext:value-type="string">
            <text:p>some description293</text:p>
          </table:table-cell>
          <table:table-cell table:formula="of:=CONCATENATE([.B$1];[.$J291];[.$M$2])" office:value-type="string" office:string-value="http://domain293.com" calcext:value-type="string">
            <text:p>http://domain293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number-columns-repeated="5"/>
          <table:table-cell table:formula="of:=CONCATENATE([.$P$1];[.J291];[.$Q$1];[.$N$3];[.A291];[.$O$3];[.$Q$1];[.$N$3];[.B291];[.$O$3];[.$Q$1];[.$N$2];[.E291];[.$O$2];[.$Q$1];[.$N$2];[.C291];[.$O$2];[.$Q$1];[.$N$2];[.F291];[.$O$2];[.$Q$1];[.$N$2];[.D291];[.$O$2];[.$O$2])" office:value-type="string" office:string-value="insert into creatives values (293,'some description293','http://domain293.com',(),(),(),('UK','US','UA'))" calcext:value-type="string">
            <text:p>insert into creatives values (293,'some description293','http://domain293.com',(),(),(),('UK','US','UA'))</text:p>
          </table:table-cell>
          <table:table-cell/>
        </table:table-row>
        <table:table-row table:style-name="ro2">
          <table:table-cell table:formula="of:=CONCATENATE([.A$1];[.J292])" office:value-type="string" office:string-value="some description294" calcext:value-type="string">
            <text:p>some description294</text:p>
          </table:table-cell>
          <table:table-cell table:formula="of:=CONCATENATE([.B$1];[.$J292];[.$M$2])" office:value-type="string" office:string-value="http://domain294.com" calcext:value-type="string">
            <text:p>http://domain294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number-columns-repeated="5"/>
          <table:table-cell table:formula="of:=CONCATENATE([.$P$1];[.J292];[.$Q$1];[.$N$3];[.A292];[.$O$3];[.$Q$1];[.$N$3];[.B292];[.$O$3];[.$Q$1];[.$N$2];[.E292];[.$O$2];[.$Q$1];[.$N$2];[.C292];[.$O$2];[.$Q$1];[.$N$2];[.F292];[.$O$2];[.$Q$1];[.$N$2];[.D292];[.$O$2];[.$O$2])" office:value-type="string" office:string-value="insert into creatives values (294,'some description294','http://domain294.com',(),(),(),('UK','US','UA'))" calcext:value-type="string">
            <text:p>insert into creatives values (294,'some description294','http://domain294.com',(),(),(),('UK','US','UA'))</text:p>
          </table:table-cell>
          <table:table-cell/>
        </table:table-row>
        <table:table-row table:style-name="ro2">
          <table:table-cell table:formula="of:=CONCATENATE([.A$1];[.J293])" office:value-type="string" office:string-value="some description295" calcext:value-type="string">
            <text:p>some description295</text:p>
          </table:table-cell>
          <table:table-cell table:formula="of:=CONCATENATE([.B$1];[.$J293];[.$M$2])" office:value-type="string" office:string-value="http://domain295.com" calcext:value-type="string">
            <text:p>http://domain295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number-columns-repeated="5"/>
          <table:table-cell table:formula="of:=CONCATENATE([.$P$1];[.J293];[.$Q$1];[.$N$3];[.A293];[.$O$3];[.$Q$1];[.$N$3];[.B293];[.$O$3];[.$Q$1];[.$N$2];[.E293];[.$O$2];[.$Q$1];[.$N$2];[.C293];[.$O$2];[.$Q$1];[.$N$2];[.F293];[.$O$2];[.$Q$1];[.$N$2];[.D293];[.$O$2];[.$O$2])" office:value-type="string" office:string-value="insert into creatives values (295,'some description295','http://domain295.com',(),(),(),('UK','US','UA'))" calcext:value-type="string">
            <text:p>insert into creatives values (295,'some description295','http://domain295.com',(),(),(),('UK','US','UA'))</text:p>
          </table:table-cell>
          <table:table-cell/>
        </table:table-row>
        <table:table-row table:style-name="ro2">
          <table:table-cell table:formula="of:=CONCATENATE([.A$1];[.J294])" office:value-type="string" office:string-value="some description296" calcext:value-type="string">
            <text:p>some description296</text:p>
          </table:table-cell>
          <table:table-cell table:formula="of:=CONCATENATE([.B$1];[.$J294];[.$M$2])" office:value-type="string" office:string-value="http://domain296.com" calcext:value-type="string">
            <text:p>http://domain296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number-columns-repeated="5"/>
          <table:table-cell table:formula="of:=CONCATENATE([.$P$1];[.J294];[.$Q$1];[.$N$3];[.A294];[.$O$3];[.$Q$1];[.$N$3];[.B294];[.$O$3];[.$Q$1];[.$N$2];[.E294];[.$O$2];[.$Q$1];[.$N$2];[.C294];[.$O$2];[.$Q$1];[.$N$2];[.F294];[.$O$2];[.$Q$1];[.$N$2];[.D294];[.$O$2];[.$O$2])" office:value-type="string" office:string-value="insert into creatives values (296,'some description296','http://domain296.com',(),(),(),('UK','US','UA'))" calcext:value-type="string">
            <text:p>insert into creatives values (296,'some description296','http://domain296.com',(),(),(),('UK','US','UA'))</text:p>
          </table:table-cell>
          <table:table-cell/>
        </table:table-row>
        <table:table-row table:style-name="ro2">
          <table:table-cell table:formula="of:=CONCATENATE([.A$1];[.J295])" office:value-type="string" office:string-value="some description297" calcext:value-type="string">
            <text:p>some description297</text:p>
          </table:table-cell>
          <table:table-cell table:formula="of:=CONCATENATE([.B$1];[.$J295];[.$M$2])" office:value-type="string" office:string-value="http://domain297.com" calcext:value-type="string">
            <text:p>http://domain297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number-columns-repeated="5"/>
          <table:table-cell table:formula="of:=CONCATENATE([.$P$1];[.J295];[.$Q$1];[.$N$3];[.A295];[.$O$3];[.$Q$1];[.$N$3];[.B295];[.$O$3];[.$Q$1];[.$N$2];[.E295];[.$O$2];[.$Q$1];[.$N$2];[.C295];[.$O$2];[.$Q$1];[.$N$2];[.F295];[.$O$2];[.$Q$1];[.$N$2];[.D295];[.$O$2];[.$O$2])" office:value-type="string" office:string-value="insert into creatives values (297,'some description297','http://domain297.com',(),(),(),('UK','US','UA'))" calcext:value-type="string">
            <text:p>insert into creatives values (297,'some description297','http://domain297.com',(),(),(),('UK','US','UA'))</text:p>
          </table:table-cell>
          <table:table-cell/>
        </table:table-row>
        <table:table-row table:style-name="ro2">
          <table:table-cell table:formula="of:=CONCATENATE([.A$1];[.J296])" office:value-type="string" office:string-value="some description298" calcext:value-type="string">
            <text:p>some description298</text:p>
          </table:table-cell>
          <table:table-cell table:formula="of:=CONCATENATE([.B$1];[.$J296];[.$M$2])" office:value-type="string" office:string-value="http://domain298.com" calcext:value-type="string">
            <text:p>http://domain298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number-columns-repeated="5"/>
          <table:table-cell table:formula="of:=CONCATENATE([.$P$1];[.J296];[.$Q$1];[.$N$3];[.A296];[.$O$3];[.$Q$1];[.$N$3];[.B296];[.$O$3];[.$Q$1];[.$N$2];[.E296];[.$O$2];[.$Q$1];[.$N$2];[.C296];[.$O$2];[.$Q$1];[.$N$2];[.F296];[.$O$2];[.$Q$1];[.$N$2];[.D296];[.$O$2];[.$O$2])" office:value-type="string" office:string-value="insert into creatives values (298,'some description298','http://domain298.com',(),(),(),('UK','US','UA'))" calcext:value-type="string">
            <text:p>insert into creatives values (298,'some description298','http://domain298.com',(),(),(),('UK','US','UA'))</text:p>
          </table:table-cell>
          <table:table-cell/>
        </table:table-row>
        <table:table-row table:style-name="ro2">
          <table:table-cell table:formula="of:=CONCATENATE([.A$1];[.J297])" office:value-type="string" office:string-value="some description299" calcext:value-type="string">
            <text:p>some description299</text:p>
          </table:table-cell>
          <table:table-cell table:formula="of:=CONCATENATE([.B$1];[.$J297];[.$M$2])" office:value-type="string" office:string-value="http://domain299.com" calcext:value-type="string">
            <text:p>http://domain299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number-columns-repeated="5"/>
          <table:table-cell table:formula="of:=CONCATENATE([.$P$1];[.J297];[.$Q$1];[.$N$3];[.A297];[.$O$3];[.$Q$1];[.$N$3];[.B297];[.$O$3];[.$Q$1];[.$N$2];[.E297];[.$O$2];[.$Q$1];[.$N$2];[.C297];[.$O$2];[.$Q$1];[.$N$2];[.F297];[.$O$2];[.$Q$1];[.$N$2];[.D297];[.$O$2];[.$O$2])" office:value-type="string" office:string-value="insert into creatives values (299,'some description299','http://domain299.com',(),(),(),('UK','US','UA'))" calcext:value-type="string">
            <text:p>insert into creatives values (299,'some description299','http://domain299.com',(),(),(),('UK','US','UA'))</text:p>
          </table:table-cell>
          <table:table-cell/>
        </table:table-row>
        <table:table-row table:style-name="ro2">
          <table:table-cell table:formula="of:=CONCATENATE([.A$1];[.J298])" office:value-type="string" office:string-value="some description300" calcext:value-type="string">
            <text:p>some description300</text:p>
          </table:table-cell>
          <table:table-cell table:formula="of:=CONCATENATE([.B$1];[.$J298];[.$M$2])" office:value-type="string" office:string-value="http://domain300.com" calcext:value-type="string">
            <text:p>http://domain300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5"/>
          <table:table-cell table:formula="of:=CONCATENATE([.$P$1];[.J298];[.$Q$1];[.$N$3];[.A298];[.$O$3];[.$Q$1];[.$N$3];[.B298];[.$O$3];[.$Q$1];[.$N$2];[.E298];[.$O$2];[.$Q$1];[.$N$2];[.C298];[.$O$2];[.$Q$1];[.$N$2];[.F298];[.$O$2];[.$Q$1];[.$N$2];[.D298];[.$O$2];[.$O$2])" office:value-type="string" office:string-value="insert into creatives values (300,'some description300','http://domain300.com',(),(),(),('UK','US','UA'))" calcext:value-type="string">
            <text:p>insert into creatives values (300,'some description300','http://domain300.com',(),(),(),('UK','US','UA'))</text:p>
          </table:table-cell>
          <table:table-cell/>
        </table:table-row>
        <table:table-row table:style-name="ro2">
          <table:table-cell table:formula="of:=CONCATENATE([.A$1];[.J299])" office:value-type="string" office:string-value="some description301" calcext:value-type="string">
            <text:p>some description301</text:p>
          </table:table-cell>
          <table:table-cell table:formula="of:=CONCATENATE([.B$1];[.$J299];[.$M$2])" office:value-type="string" office:string-value="http://domain301.com" calcext:value-type="string">
            <text:p>http://domain301.com</text:p>
          </table:table-cell>
          <table:table-cell/>
          <table:table-cell office:value-type="string" calcext:value-type="string">
            <text:p>'UK','US','UA'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number-columns-repeated="5"/>
          <table:table-cell table:formula="of:=CONCATENATE([.$P$1];[.J299];[.$Q$1];[.$N$3];[.A299];[.$O$3];[.$Q$1];[.$N$3];[.B299];[.$O$3];[.$Q$1];[.$N$2];[.E299];[.$O$2];[.$Q$1];[.$N$2];[.C299];[.$O$2];[.$Q$1];[.$N$2];[.F299];[.$O$2];[.$Q$1];[.$N$2];[.D299];[.$O$2];[.$O$2])" office:value-type="string" office:string-value="insert into creatives values (301,'some description301','http://domain301.com',(),(),(),('UK','US','UA'))" calcext:value-type="string">
            <text:p>insert into creatives values (301,'some description301','http://domain301.com',(),(),(),('UK','US','UA'))</text:p>
          </table:table-cell>
          <table:table-cell/>
        </table:table-row>
        <table:table-row table:style-name="ro2">
          <table:table-cell table:formula="of:=CONCATENATE([.A$1];[.J300])" office:value-type="string" office:string-value="some description302" calcext:value-type="string">
            <text:p>some description302</text:p>
          </table:table-cell>
          <table:table-cell table:formula="of:=CONCATENATE([.B$1];[.$J300];[.$M$2])" office:value-type="string" office:string-value="http://domain302.com" calcext:value-type="string">
            <text:p>http://domain302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2" calcext:value-type="float">
            <text:p>302</text:p>
          </table:table-cell>
          <table:table-cell table:number-columns-repeated="5"/>
          <table:table-cell table:formula="of:=CONCATENATE([.$P$1];[.J300];[.$Q$1];[.$N$3];[.A300];[.$O$3];[.$Q$1];[.$N$3];[.B300];[.$O$3];[.$Q$1];[.$N$2];[.E300];[.$O$2];[.$Q$1];[.$N$2];[.C300];[.$O$2];[.$Q$1];[.$N$2];[.F300];[.$O$2];[.$Q$1];[.$N$2];[.D300];[.$O$2];[.$O$2])" office:value-type="string" office:string-value="insert into creatives values (302,'some description302','http://domain302.com',('ios',),(),(),())" calcext:value-type="string">
            <text:p>insert into creatives values (302,'some description302','http://domain302.com',('ios',),(),(),())</text:p>
          </table:table-cell>
          <table:table-cell/>
        </table:table-row>
        <table:table-row table:style-name="ro2">
          <table:table-cell table:formula="of:=CONCATENATE([.A$1];[.J301])" office:value-type="string" office:string-value="some description303" calcext:value-type="string">
            <text:p>some description303</text:p>
          </table:table-cell>
          <table:table-cell table:formula="of:=CONCATENATE([.B$1];[.$J301];[.$M$2])" office:value-type="string" office:string-value="http://domain303.com" calcext:value-type="string">
            <text:p>http://domain303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 table:number-columns-repeated="5"/>
          <table:table-cell table:formula="of:=CONCATENATE([.$P$1];[.J301];[.$Q$1];[.$N$3];[.A301];[.$O$3];[.$Q$1];[.$N$3];[.B301];[.$O$3];[.$Q$1];[.$N$2];[.E301];[.$O$2];[.$Q$1];[.$N$2];[.C301];[.$O$2];[.$Q$1];[.$N$2];[.F301];[.$O$2];[.$Q$1];[.$N$2];[.D301];[.$O$2];[.$O$2])" office:value-type="string" office:string-value="insert into creatives values (303,'some description303','http://domain303.com',('ios',),(),(),())" calcext:value-type="string">
            <text:p>insert into creatives values (303,'some description303','http://domain303.com',('ios',),(),(),())</text:p>
          </table:table-cell>
          <table:table-cell/>
        </table:table-row>
        <table:table-row table:style-name="ro2">
          <table:table-cell table:formula="of:=CONCATENATE([.A$1];[.J302])" office:value-type="string" office:string-value="some description304" calcext:value-type="string">
            <text:p>some description304</text:p>
          </table:table-cell>
          <table:table-cell table:formula="of:=CONCATENATE([.B$1];[.$J302];[.$M$2])" office:value-type="string" office:string-value="http://domain304.com" calcext:value-type="string">
            <text:p>http://domain304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4" calcext:value-type="float">
            <text:p>304</text:p>
          </table:table-cell>
          <table:table-cell table:number-columns-repeated="5"/>
          <table:table-cell table:formula="of:=CONCATENATE([.$P$1];[.J302];[.$Q$1];[.$N$3];[.A302];[.$O$3];[.$Q$1];[.$N$3];[.B302];[.$O$3];[.$Q$1];[.$N$2];[.E302];[.$O$2];[.$Q$1];[.$N$2];[.C302];[.$O$2];[.$Q$1];[.$N$2];[.F302];[.$O$2];[.$Q$1];[.$N$2];[.D302];[.$O$2];[.$O$2])" office:value-type="string" office:string-value="insert into creatives values (304,'some description304','http://domain304.com',('ios',),(),(),())" calcext:value-type="string">
            <text:p>insert into creatives values (304,'some description304','http://domain304.com',('ios',),(),(),())</text:p>
          </table:table-cell>
          <table:table-cell/>
        </table:table-row>
        <table:table-row table:style-name="ro2">
          <table:table-cell table:formula="of:=CONCATENATE([.A$1];[.J303])" office:value-type="string" office:string-value="some description305" calcext:value-type="string">
            <text:p>some description305</text:p>
          </table:table-cell>
          <table:table-cell table:formula="of:=CONCATENATE([.B$1];[.$J303];[.$M$2])" office:value-type="string" office:string-value="http://domain305.com" calcext:value-type="string">
            <text:p>http://domain305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5"/>
          <table:table-cell table:formula="of:=CONCATENATE([.$P$1];[.J303];[.$Q$1];[.$N$3];[.A303];[.$O$3];[.$Q$1];[.$N$3];[.B303];[.$O$3];[.$Q$1];[.$N$2];[.E303];[.$O$2];[.$Q$1];[.$N$2];[.C303];[.$O$2];[.$Q$1];[.$N$2];[.F303];[.$O$2];[.$Q$1];[.$N$2];[.D303];[.$O$2];[.$O$2])" office:value-type="string" office:string-value="insert into creatives values (305,'some description305','http://domain305.com',('ios',),(),(),())" calcext:value-type="string">
            <text:p>insert into creatives values (305,'some description305','http://domain305.com',('ios',),(),(),())</text:p>
          </table:table-cell>
          <table:table-cell/>
        </table:table-row>
        <table:table-row table:style-name="ro2">
          <table:table-cell table:formula="of:=CONCATENATE([.A$1];[.J304])" office:value-type="string" office:string-value="some description306" calcext:value-type="string">
            <text:p>some description306</text:p>
          </table:table-cell>
          <table:table-cell table:formula="of:=CONCATENATE([.B$1];[.$J304];[.$M$2])" office:value-type="string" office:string-value="http://domain306.com" calcext:value-type="string">
            <text:p>http://domain306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table:number-columns-repeated="5"/>
          <table:table-cell table:formula="of:=CONCATENATE([.$P$1];[.J304];[.$Q$1];[.$N$3];[.A304];[.$O$3];[.$Q$1];[.$N$3];[.B304];[.$O$3];[.$Q$1];[.$N$2];[.E304];[.$O$2];[.$Q$1];[.$N$2];[.C304];[.$O$2];[.$Q$1];[.$N$2];[.F304];[.$O$2];[.$Q$1];[.$N$2];[.D304];[.$O$2];[.$O$2])" office:value-type="string" office:string-value="insert into creatives values (306,'some description306','http://domain306.com',('ios',),(),(),())" calcext:value-type="string">
            <text:p>insert into creatives values (306,'some description306','http://domain306.com',('ios',),(),(),())</text:p>
          </table:table-cell>
          <table:table-cell/>
        </table:table-row>
        <table:table-row table:style-name="ro2">
          <table:table-cell table:formula="of:=CONCATENATE([.A$1];[.J305])" office:value-type="string" office:string-value="some description307" calcext:value-type="string">
            <text:p>some description307</text:p>
          </table:table-cell>
          <table:table-cell table:formula="of:=CONCATENATE([.B$1];[.$J305];[.$M$2])" office:value-type="string" office:string-value="http://domain307.com" calcext:value-type="string">
            <text:p>http://domain307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table:number-columns-repeated="5"/>
          <table:table-cell table:formula="of:=CONCATENATE([.$P$1];[.J305];[.$Q$1];[.$N$3];[.A305];[.$O$3];[.$Q$1];[.$N$3];[.B305];[.$O$3];[.$Q$1];[.$N$2];[.E305];[.$O$2];[.$Q$1];[.$N$2];[.C305];[.$O$2];[.$Q$1];[.$N$2];[.F305];[.$O$2];[.$Q$1];[.$N$2];[.D305];[.$O$2];[.$O$2])" office:value-type="string" office:string-value="insert into creatives values (307,'some description307','http://domain307.com',('ios',),(),(),())" calcext:value-type="string">
            <text:p>insert into creatives values (307,'some description307','http://domain307.com',('ios',),(),(),())</text:p>
          </table:table-cell>
          <table:table-cell/>
        </table:table-row>
        <table:table-row table:style-name="ro2">
          <table:table-cell table:formula="of:=CONCATENATE([.A$1];[.J306])" office:value-type="string" office:string-value="some description308" calcext:value-type="string">
            <text:p>some description308</text:p>
          </table:table-cell>
          <table:table-cell table:formula="of:=CONCATENATE([.B$1];[.$J306];[.$M$2])" office:value-type="string" office:string-value="http://domain308.com" calcext:value-type="string">
            <text:p>http://domain308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5"/>
          <table:table-cell table:formula="of:=CONCATENATE([.$P$1];[.J306];[.$Q$1];[.$N$3];[.A306];[.$O$3];[.$Q$1];[.$N$3];[.B306];[.$O$3];[.$Q$1];[.$N$2];[.E306];[.$O$2];[.$Q$1];[.$N$2];[.C306];[.$O$2];[.$Q$1];[.$N$2];[.F306];[.$O$2];[.$Q$1];[.$N$2];[.D306];[.$O$2];[.$O$2])" office:value-type="string" office:string-value="insert into creatives values (308,'some description308','http://domain308.com',('ios',),(),(),())" calcext:value-type="string">
            <text:p>insert into creatives values (308,'some description308','http://domain308.com',('ios',),(),(),())</text:p>
          </table:table-cell>
          <table:table-cell/>
        </table:table-row>
        <table:table-row table:style-name="ro2">
          <table:table-cell table:formula="of:=CONCATENATE([.A$1];[.J307])" office:value-type="string" office:string-value="some description309" calcext:value-type="string">
            <text:p>some description309</text:p>
          </table:table-cell>
          <table:table-cell table:formula="of:=CONCATENATE([.B$1];[.$J307];[.$M$2])" office:value-type="string" office:string-value="http://domain309.com" calcext:value-type="string">
            <text:p>http://domain309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09" calcext:value-type="float">
            <text:p>309</text:p>
          </table:table-cell>
          <table:table-cell table:number-columns-repeated="5"/>
          <table:table-cell table:formula="of:=CONCATENATE([.$P$1];[.J307];[.$Q$1];[.$N$3];[.A307];[.$O$3];[.$Q$1];[.$N$3];[.B307];[.$O$3];[.$Q$1];[.$N$2];[.E307];[.$O$2];[.$Q$1];[.$N$2];[.C307];[.$O$2];[.$Q$1];[.$N$2];[.F307];[.$O$2];[.$Q$1];[.$N$2];[.D307];[.$O$2];[.$O$2])" office:value-type="string" office:string-value="insert into creatives values (309,'some description309','http://domain309.com',('ios',),(),(),())" calcext:value-type="string">
            <text:p>insert into creatives values (309,'some description309','http://domain309.com',('ios',),(),(),())</text:p>
          </table:table-cell>
          <table:table-cell/>
        </table:table-row>
        <table:table-row table:style-name="ro2">
          <table:table-cell table:formula="of:=CONCATENATE([.A$1];[.J308])" office:value-type="string" office:string-value="some description310" calcext:value-type="string">
            <text:p>some description310</text:p>
          </table:table-cell>
          <table:table-cell table:formula="of:=CONCATENATE([.B$1];[.$J308];[.$M$2])" office:value-type="string" office:string-value="http://domain310.com" calcext:value-type="string">
            <text:p>http://domain310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5"/>
          <table:table-cell table:formula="of:=CONCATENATE([.$P$1];[.J308];[.$Q$1];[.$N$3];[.A308];[.$O$3];[.$Q$1];[.$N$3];[.B308];[.$O$3];[.$Q$1];[.$N$2];[.E308];[.$O$2];[.$Q$1];[.$N$2];[.C308];[.$O$2];[.$Q$1];[.$N$2];[.F308];[.$O$2];[.$Q$1];[.$N$2];[.D308];[.$O$2];[.$O$2])" office:value-type="string" office:string-value="insert into creatives values (310,'some description310','http://domain310.com',('ios',),(),(),())" calcext:value-type="string">
            <text:p>insert into creatives values (310,'some description310','http://domain310.com',('ios',),(),(),())</text:p>
          </table:table-cell>
          <table:table-cell/>
        </table:table-row>
        <table:table-row table:style-name="ro2">
          <table:table-cell table:formula="of:=CONCATENATE([.A$1];[.J309])" office:value-type="string" office:string-value="some description311" calcext:value-type="string">
            <text:p>some description311</text:p>
          </table:table-cell>
          <table:table-cell table:formula="of:=CONCATENATE([.B$1];[.$J309];[.$M$2])" office:value-type="string" office:string-value="http://domain311.com" calcext:value-type="string">
            <text:p>http://domain311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1" calcext:value-type="float">
            <text:p>311</text:p>
          </table:table-cell>
          <table:table-cell table:number-columns-repeated="5"/>
          <table:table-cell table:formula="of:=CONCATENATE([.$P$1];[.J309];[.$Q$1];[.$N$3];[.A309];[.$O$3];[.$Q$1];[.$N$3];[.B309];[.$O$3];[.$Q$1];[.$N$2];[.E309];[.$O$2];[.$Q$1];[.$N$2];[.C309];[.$O$2];[.$Q$1];[.$N$2];[.F309];[.$O$2];[.$Q$1];[.$N$2];[.D309];[.$O$2];[.$O$2])" office:value-type="string" office:string-value="insert into creatives values (311,'some description311','http://domain311.com',('ios',),(),(),())" calcext:value-type="string">
            <text:p>insert into creatives values (311,'some description311','http://domain311.com',('ios',),(),(),())</text:p>
          </table:table-cell>
          <table:table-cell/>
        </table:table-row>
        <table:table-row table:style-name="ro2">
          <table:table-cell table:formula="of:=CONCATENATE([.A$1];[.J310])" office:value-type="string" office:string-value="some description312" calcext:value-type="string">
            <text:p>some description312</text:p>
          </table:table-cell>
          <table:table-cell table:formula="of:=CONCATENATE([.B$1];[.$J310];[.$M$2])" office:value-type="string" office:string-value="http://domain312.com" calcext:value-type="string">
            <text:p>http://domain312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2" calcext:value-type="float">
            <text:p>312</text:p>
          </table:table-cell>
          <table:table-cell table:number-columns-repeated="5"/>
          <table:table-cell table:formula="of:=CONCATENATE([.$P$1];[.J310];[.$Q$1];[.$N$3];[.A310];[.$O$3];[.$Q$1];[.$N$3];[.B310];[.$O$3];[.$Q$1];[.$N$2];[.E310];[.$O$2];[.$Q$1];[.$N$2];[.C310];[.$O$2];[.$Q$1];[.$N$2];[.F310];[.$O$2];[.$Q$1];[.$N$2];[.D310];[.$O$2];[.$O$2])" office:value-type="string" office:string-value="insert into creatives values (312,'some description312','http://domain312.com',('ios',),(),(),())" calcext:value-type="string">
            <text:p>insert into creatives values (312,'some description312','http://domain312.com',('ios',),(),(),())</text:p>
          </table:table-cell>
          <table:table-cell/>
        </table:table-row>
        <table:table-row table:style-name="ro2">
          <table:table-cell table:formula="of:=CONCATENATE([.A$1];[.J311])" office:value-type="string" office:string-value="some description313" calcext:value-type="string">
            <text:p>some description313</text:p>
          </table:table-cell>
          <table:table-cell table:formula="of:=CONCATENATE([.B$1];[.$J311];[.$M$2])" office:value-type="string" office:string-value="http://domain313.com" calcext:value-type="string">
            <text:p>http://domain313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3" calcext:value-type="float">
            <text:p>313</text:p>
          </table:table-cell>
          <table:table-cell table:number-columns-repeated="5"/>
          <table:table-cell table:formula="of:=CONCATENATE([.$P$1];[.J311];[.$Q$1];[.$N$3];[.A311];[.$O$3];[.$Q$1];[.$N$3];[.B311];[.$O$3];[.$Q$1];[.$N$2];[.E311];[.$O$2];[.$Q$1];[.$N$2];[.C311];[.$O$2];[.$Q$1];[.$N$2];[.F311];[.$O$2];[.$Q$1];[.$N$2];[.D311];[.$O$2];[.$O$2])" office:value-type="string" office:string-value="insert into creatives values (313,'some description313','http://domain313.com',('ios',),(),(),())" calcext:value-type="string">
            <text:p>insert into creatives values (313,'some description313','http://domain313.com',('ios',),(),(),())</text:p>
          </table:table-cell>
          <table:table-cell/>
        </table:table-row>
        <table:table-row table:style-name="ro2">
          <table:table-cell table:formula="of:=CONCATENATE([.A$1];[.J312])" office:value-type="string" office:string-value="some description314" calcext:value-type="string">
            <text:p>some description314</text:p>
          </table:table-cell>
          <table:table-cell table:formula="of:=CONCATENATE([.B$1];[.$J312];[.$M$2])" office:value-type="string" office:string-value="http://domain314.com" calcext:value-type="string">
            <text:p>http://domain314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 table:number-columns-repeated="5"/>
          <table:table-cell table:formula="of:=CONCATENATE([.$P$1];[.J312];[.$Q$1];[.$N$3];[.A312];[.$O$3];[.$Q$1];[.$N$3];[.B312];[.$O$3];[.$Q$1];[.$N$2];[.E312];[.$O$2];[.$Q$1];[.$N$2];[.C312];[.$O$2];[.$Q$1];[.$N$2];[.F312];[.$O$2];[.$Q$1];[.$N$2];[.D312];[.$O$2];[.$O$2])" office:value-type="string" office:string-value="insert into creatives values (314,'some description314','http://domain314.com',('ios',),(),(),())" calcext:value-type="string">
            <text:p>insert into creatives values (314,'some description314','http://domain314.com',('ios',),(),(),())</text:p>
          </table:table-cell>
          <table:table-cell/>
        </table:table-row>
        <table:table-row table:style-name="ro2">
          <table:table-cell table:formula="of:=CONCATENATE([.A$1];[.J313])" office:value-type="string" office:string-value="some description315" calcext:value-type="string">
            <text:p>some description315</text:p>
          </table:table-cell>
          <table:table-cell table:formula="of:=CONCATENATE([.B$1];[.$J313];[.$M$2])" office:value-type="string" office:string-value="http://domain315.com" calcext:value-type="string">
            <text:p>http://domain315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table:number-columns-repeated="5"/>
          <table:table-cell table:formula="of:=CONCATENATE([.$P$1];[.J313];[.$Q$1];[.$N$3];[.A313];[.$O$3];[.$Q$1];[.$N$3];[.B313];[.$O$3];[.$Q$1];[.$N$2];[.E313];[.$O$2];[.$Q$1];[.$N$2];[.C313];[.$O$2];[.$Q$1];[.$N$2];[.F313];[.$O$2];[.$Q$1];[.$N$2];[.D313];[.$O$2];[.$O$2])" office:value-type="string" office:string-value="insert into creatives values (315,'some description315','http://domain315.com',('ios',),(),(),())" calcext:value-type="string">
            <text:p>insert into creatives values (315,'some description315','http://domain315.com',('ios',),(),(),())</text:p>
          </table:table-cell>
          <table:table-cell/>
        </table:table-row>
        <table:table-row table:style-name="ro2">
          <table:table-cell table:formula="of:=CONCATENATE([.A$1];[.J314])" office:value-type="string" office:string-value="some description316" calcext:value-type="string">
            <text:p>some description316</text:p>
          </table:table-cell>
          <table:table-cell table:formula="of:=CONCATENATE([.B$1];[.$J314];[.$M$2])" office:value-type="string" office:string-value="http://domain316.com" calcext:value-type="string">
            <text:p>http://domain316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 table:number-columns-repeated="5"/>
          <table:table-cell table:formula="of:=CONCATENATE([.$P$1];[.J314];[.$Q$1];[.$N$3];[.A314];[.$O$3];[.$Q$1];[.$N$3];[.B314];[.$O$3];[.$Q$1];[.$N$2];[.E314];[.$O$2];[.$Q$1];[.$N$2];[.C314];[.$O$2];[.$Q$1];[.$N$2];[.F314];[.$O$2];[.$Q$1];[.$N$2];[.D314];[.$O$2];[.$O$2])" office:value-type="string" office:string-value="insert into creatives values (316,'some description316','http://domain316.com',('ios',),(),(),())" calcext:value-type="string">
            <text:p>insert into creatives values (316,'some description316','http://domain316.com',('ios',),(),(),())</text:p>
          </table:table-cell>
          <table:table-cell/>
        </table:table-row>
        <table:table-row table:style-name="ro2">
          <table:table-cell table:formula="of:=CONCATENATE([.A$1];[.J315])" office:value-type="string" office:string-value="some description317" calcext:value-type="string">
            <text:p>some description317</text:p>
          </table:table-cell>
          <table:table-cell table:formula="of:=CONCATENATE([.B$1];[.$J315];[.$M$2])" office:value-type="string" office:string-value="http://domain317.com" calcext:value-type="string">
            <text:p>http://domain317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7" calcext:value-type="float">
            <text:p>317</text:p>
          </table:table-cell>
          <table:table-cell table:number-columns-repeated="5"/>
          <table:table-cell table:formula="of:=CONCATENATE([.$P$1];[.J315];[.$Q$1];[.$N$3];[.A315];[.$O$3];[.$Q$1];[.$N$3];[.B315];[.$O$3];[.$Q$1];[.$N$2];[.E315];[.$O$2];[.$Q$1];[.$N$2];[.C315];[.$O$2];[.$Q$1];[.$N$2];[.F315];[.$O$2];[.$Q$1];[.$N$2];[.D315];[.$O$2];[.$O$2])" office:value-type="string" office:string-value="insert into creatives values (317,'some description317','http://domain317.com',('ios',),(),(),())" calcext:value-type="string">
            <text:p>insert into creatives values (317,'some description317','http://domain317.com',('ios',),(),(),())</text:p>
          </table:table-cell>
          <table:table-cell/>
        </table:table-row>
        <table:table-row table:style-name="ro2">
          <table:table-cell table:formula="of:=CONCATENATE([.A$1];[.J316])" office:value-type="string" office:string-value="some description318" calcext:value-type="string">
            <text:p>some description318</text:p>
          </table:table-cell>
          <table:table-cell table:formula="of:=CONCATENATE([.B$1];[.$J316];[.$M$2])" office:value-type="string" office:string-value="http://domain318.com" calcext:value-type="string">
            <text:p>http://domain318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8" calcext:value-type="float">
            <text:p>318</text:p>
          </table:table-cell>
          <table:table-cell table:number-columns-repeated="5"/>
          <table:table-cell table:formula="of:=CONCATENATE([.$P$1];[.J316];[.$Q$1];[.$N$3];[.A316];[.$O$3];[.$Q$1];[.$N$3];[.B316];[.$O$3];[.$Q$1];[.$N$2];[.E316];[.$O$2];[.$Q$1];[.$N$2];[.C316];[.$O$2];[.$Q$1];[.$N$2];[.F316];[.$O$2];[.$Q$1];[.$N$2];[.D316];[.$O$2];[.$O$2])" office:value-type="string" office:string-value="insert into creatives values (318,'some description318','http://domain318.com',('ios',),(),(),())" calcext:value-type="string">
            <text:p>insert into creatives values (318,'some description318','http://domain318.com',('ios',),(),(),())</text:p>
          </table:table-cell>
          <table:table-cell/>
        </table:table-row>
        <table:table-row table:style-name="ro2">
          <table:table-cell table:formula="of:=CONCATENATE([.A$1];[.J317])" office:value-type="string" office:string-value="some description319" calcext:value-type="string">
            <text:p>some description319</text:p>
          </table:table-cell>
          <table:table-cell table:formula="of:=CONCATENATE([.B$1];[.$J317];[.$M$2])" office:value-type="string" office:string-value="http://domain319.com" calcext:value-type="string">
            <text:p>http://domain319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5"/>
          <table:table-cell table:formula="of:=CONCATENATE([.$P$1];[.J317];[.$Q$1];[.$N$3];[.A317];[.$O$3];[.$Q$1];[.$N$3];[.B317];[.$O$3];[.$Q$1];[.$N$2];[.E317];[.$O$2];[.$Q$1];[.$N$2];[.C317];[.$O$2];[.$Q$1];[.$N$2];[.F317];[.$O$2];[.$Q$1];[.$N$2];[.D317];[.$O$2];[.$O$2])" office:value-type="string" office:string-value="insert into creatives values (319,'some description319','http://domain319.com',('ios',),(),(),())" calcext:value-type="string">
            <text:p>insert into creatives values (319,'some description319','http://domain319.com',('ios',),(),(),())</text:p>
          </table:table-cell>
          <table:table-cell/>
        </table:table-row>
        <table:table-row table:style-name="ro2">
          <table:table-cell table:formula="of:=CONCATENATE([.A$1];[.J318])" office:value-type="string" office:string-value="some description320" calcext:value-type="string">
            <text:p>some description320</text:p>
          </table:table-cell>
          <table:table-cell table:formula="of:=CONCATENATE([.B$1];[.$J318];[.$M$2])" office:value-type="string" office:string-value="http://domain320.com" calcext:value-type="string">
            <text:p>http://domain320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5"/>
          <table:table-cell table:formula="of:=CONCATENATE([.$P$1];[.J318];[.$Q$1];[.$N$3];[.A318];[.$O$3];[.$Q$1];[.$N$3];[.B318];[.$O$3];[.$Q$1];[.$N$2];[.E318];[.$O$2];[.$Q$1];[.$N$2];[.C318];[.$O$2];[.$Q$1];[.$N$2];[.F318];[.$O$2];[.$Q$1];[.$N$2];[.D318];[.$O$2];[.$O$2])" office:value-type="string" office:string-value="insert into creatives values (320,'some description320','http://domain320.com',('ios',),(),(),())" calcext:value-type="string">
            <text:p>insert into creatives values (320,'some description320','http://domain320.com',('ios',),(),(),())</text:p>
          </table:table-cell>
          <table:table-cell/>
        </table:table-row>
        <table:table-row table:style-name="ro2">
          <table:table-cell table:formula="of:=CONCATENATE([.A$1];[.J319])" office:value-type="string" office:string-value="some description321" calcext:value-type="string">
            <text:p>some description321</text:p>
          </table:table-cell>
          <table:table-cell table:formula="of:=CONCATENATE([.B$1];[.$J319];[.$M$2])" office:value-type="string" office:string-value="http://domain321.com" calcext:value-type="string">
            <text:p>http://domain321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1" calcext:value-type="float">
            <text:p>321</text:p>
          </table:table-cell>
          <table:table-cell table:number-columns-repeated="5"/>
          <table:table-cell table:formula="of:=CONCATENATE([.$P$1];[.J319];[.$Q$1];[.$N$3];[.A319];[.$O$3];[.$Q$1];[.$N$3];[.B319];[.$O$3];[.$Q$1];[.$N$2];[.E319];[.$O$2];[.$Q$1];[.$N$2];[.C319];[.$O$2];[.$Q$1];[.$N$2];[.F319];[.$O$2];[.$Q$1];[.$N$2];[.D319];[.$O$2];[.$O$2])" office:value-type="string" office:string-value="insert into creatives values (321,'some description321','http://domain321.com',('ios',),(),(),())" calcext:value-type="string">
            <text:p>insert into creatives values (321,'some description321','http://domain321.com',('ios',),(),(),())</text:p>
          </table:table-cell>
          <table:table-cell/>
        </table:table-row>
        <table:table-row table:style-name="ro2">
          <table:table-cell table:formula="of:=CONCATENATE([.A$1];[.J320])" office:value-type="string" office:string-value="some description322" calcext:value-type="string">
            <text:p>some description322</text:p>
          </table:table-cell>
          <table:table-cell table:formula="of:=CONCATENATE([.B$1];[.$J320];[.$M$2])" office:value-type="string" office:string-value="http://domain322.com" calcext:value-type="string">
            <text:p>http://domain322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5"/>
          <table:table-cell table:formula="of:=CONCATENATE([.$P$1];[.J320];[.$Q$1];[.$N$3];[.A320];[.$O$3];[.$Q$1];[.$N$3];[.B320];[.$O$3];[.$Q$1];[.$N$2];[.E320];[.$O$2];[.$Q$1];[.$N$2];[.C320];[.$O$2];[.$Q$1];[.$N$2];[.F320];[.$O$2];[.$Q$1];[.$N$2];[.D320];[.$O$2];[.$O$2])" office:value-type="string" office:string-value="insert into creatives values (322,'some description322','http://domain322.com',('ios',),(),(),())" calcext:value-type="string">
            <text:p>insert into creatives values (322,'some description322','http://domain322.com',('ios',),(),(),())</text:p>
          </table:table-cell>
          <table:table-cell/>
        </table:table-row>
        <table:table-row table:style-name="ro2">
          <table:table-cell table:formula="of:=CONCATENATE([.A$1];[.J321])" office:value-type="string" office:string-value="some description323" calcext:value-type="string">
            <text:p>some description323</text:p>
          </table:table-cell>
          <table:table-cell table:formula="of:=CONCATENATE([.B$1];[.$J321];[.$M$2])" office:value-type="string" office:string-value="http://domain323.com" calcext:value-type="string">
            <text:p>http://domain323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table:number-columns-repeated="5"/>
          <table:table-cell table:formula="of:=CONCATENATE([.$P$1];[.J321];[.$Q$1];[.$N$3];[.A321];[.$O$3];[.$Q$1];[.$N$3];[.B321];[.$O$3];[.$Q$1];[.$N$2];[.E321];[.$O$2];[.$Q$1];[.$N$2];[.C321];[.$O$2];[.$Q$1];[.$N$2];[.F321];[.$O$2];[.$Q$1];[.$N$2];[.D321];[.$O$2];[.$O$2])" office:value-type="string" office:string-value="insert into creatives values (323,'some description323','http://domain323.com',('ios',),(),(),())" calcext:value-type="string">
            <text:p>insert into creatives values (323,'some description323','http://domain323.com',('ios',),(),(),())</text:p>
          </table:table-cell>
          <table:table-cell/>
        </table:table-row>
        <table:table-row table:style-name="ro2">
          <table:table-cell table:formula="of:=CONCATENATE([.A$1];[.J322])" office:value-type="string" office:string-value="some description324" calcext:value-type="string">
            <text:p>some description324</text:p>
          </table:table-cell>
          <table:table-cell table:formula="of:=CONCATENATE([.B$1];[.$J322];[.$M$2])" office:value-type="string" office:string-value="http://domain324.com" calcext:value-type="string">
            <text:p>http://domain324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5"/>
          <table:table-cell table:formula="of:=CONCATENATE([.$P$1];[.J322];[.$Q$1];[.$N$3];[.A322];[.$O$3];[.$Q$1];[.$N$3];[.B322];[.$O$3];[.$Q$1];[.$N$2];[.E322];[.$O$2];[.$Q$1];[.$N$2];[.C322];[.$O$2];[.$Q$1];[.$N$2];[.F322];[.$O$2];[.$Q$1];[.$N$2];[.D322];[.$O$2];[.$O$2])" office:value-type="string" office:string-value="insert into creatives values (324,'some description324','http://domain324.com',('ios',),(),(),())" calcext:value-type="string">
            <text:p>insert into creatives values (324,'some description324','http://domain324.com',('ios',),(),(),())</text:p>
          </table:table-cell>
          <table:table-cell/>
        </table:table-row>
        <table:table-row table:style-name="ro2">
          <table:table-cell table:formula="of:=CONCATENATE([.A$1];[.J323])" office:value-type="string" office:string-value="some description325" calcext:value-type="string">
            <text:p>some description325</text:p>
          </table:table-cell>
          <table:table-cell table:formula="of:=CONCATENATE([.B$1];[.$J323];[.$M$2])" office:value-type="string" office:string-value="http://domain325.com" calcext:value-type="string">
            <text:p>http://domain325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5"/>
          <table:table-cell table:formula="of:=CONCATENATE([.$P$1];[.J323];[.$Q$1];[.$N$3];[.A323];[.$O$3];[.$Q$1];[.$N$3];[.B323];[.$O$3];[.$Q$1];[.$N$2];[.E323];[.$O$2];[.$Q$1];[.$N$2];[.C323];[.$O$2];[.$Q$1];[.$N$2];[.F323];[.$O$2];[.$Q$1];[.$N$2];[.D323];[.$O$2];[.$O$2])" office:value-type="string" office:string-value="insert into creatives values (325,'some description325','http://domain325.com',('ios',),(),(),())" calcext:value-type="string">
            <text:p>insert into creatives values (325,'some description325','http://domain325.com',('ios',),(),(),())</text:p>
          </table:table-cell>
          <table:table-cell/>
        </table:table-row>
        <table:table-row table:style-name="ro2">
          <table:table-cell table:formula="of:=CONCATENATE([.A$1];[.J324])" office:value-type="string" office:string-value="some description326" calcext:value-type="string">
            <text:p>some description326</text:p>
          </table:table-cell>
          <table:table-cell table:formula="of:=CONCATENATE([.B$1];[.$J324];[.$M$2])" office:value-type="string" office:string-value="http://domain326.com" calcext:value-type="string">
            <text:p>http://domain326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6" calcext:value-type="float">
            <text:p>326</text:p>
          </table:table-cell>
          <table:table-cell table:number-columns-repeated="5"/>
          <table:table-cell table:formula="of:=CONCATENATE([.$P$1];[.J324];[.$Q$1];[.$N$3];[.A324];[.$O$3];[.$Q$1];[.$N$3];[.B324];[.$O$3];[.$Q$1];[.$N$2];[.E324];[.$O$2];[.$Q$1];[.$N$2];[.C324];[.$O$2];[.$Q$1];[.$N$2];[.F324];[.$O$2];[.$Q$1];[.$N$2];[.D324];[.$O$2];[.$O$2])" office:value-type="string" office:string-value="insert into creatives values (326,'some description326','http://domain326.com',('ios',),(),(),())" calcext:value-type="string">
            <text:p>insert into creatives values (326,'some description326','http://domain326.com',('ios',),(),(),())</text:p>
          </table:table-cell>
          <table:table-cell/>
        </table:table-row>
        <table:table-row table:style-name="ro2">
          <table:table-cell table:formula="of:=CONCATENATE([.A$1];[.J325])" office:value-type="string" office:string-value="some description327" calcext:value-type="string">
            <text:p>some description327</text:p>
          </table:table-cell>
          <table:table-cell table:formula="of:=CONCATENATE([.B$1];[.$J325];[.$M$2])" office:value-type="string" office:string-value="http://domain327.com" calcext:value-type="string">
            <text:p>http://domain327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5"/>
          <table:table-cell table:formula="of:=CONCATENATE([.$P$1];[.J325];[.$Q$1];[.$N$3];[.A325];[.$O$3];[.$Q$1];[.$N$3];[.B325];[.$O$3];[.$Q$1];[.$N$2];[.E325];[.$O$2];[.$Q$1];[.$N$2];[.C325];[.$O$2];[.$Q$1];[.$N$2];[.F325];[.$O$2];[.$Q$1];[.$N$2];[.D325];[.$O$2];[.$O$2])" office:value-type="string" office:string-value="insert into creatives values (327,'some description327','http://domain327.com',('ios',),(),(),())" calcext:value-type="string">
            <text:p>insert into creatives values (327,'some description327','http://domain327.com',('ios',),(),(),())</text:p>
          </table:table-cell>
          <table:table-cell/>
        </table:table-row>
        <table:table-row table:style-name="ro2">
          <table:table-cell table:formula="of:=CONCATENATE([.A$1];[.J326])" office:value-type="string" office:string-value="some description328" calcext:value-type="string">
            <text:p>some description328</text:p>
          </table:table-cell>
          <table:table-cell table:formula="of:=CONCATENATE([.B$1];[.$J326];[.$M$2])" office:value-type="string" office:string-value="http://domain328.com" calcext:value-type="string">
            <text:p>http://domain328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5"/>
          <table:table-cell table:formula="of:=CONCATENATE([.$P$1];[.J326];[.$Q$1];[.$N$3];[.A326];[.$O$3];[.$Q$1];[.$N$3];[.B326];[.$O$3];[.$Q$1];[.$N$2];[.E326];[.$O$2];[.$Q$1];[.$N$2];[.C326];[.$O$2];[.$Q$1];[.$N$2];[.F326];[.$O$2];[.$Q$1];[.$N$2];[.D326];[.$O$2];[.$O$2])" office:value-type="string" office:string-value="insert into creatives values (328,'some description328','http://domain328.com',('ios',),(),(),())" calcext:value-type="string">
            <text:p>insert into creatives values (328,'some description328','http://domain328.com',('ios',),(),(),())</text:p>
          </table:table-cell>
          <table:table-cell/>
        </table:table-row>
        <table:table-row table:style-name="ro2">
          <table:table-cell table:formula="of:=CONCATENATE([.A$1];[.J327])" office:value-type="string" office:string-value="some description329" calcext:value-type="string">
            <text:p>some description329</text:p>
          </table:table-cell>
          <table:table-cell table:formula="of:=CONCATENATE([.B$1];[.$J327];[.$M$2])" office:value-type="string" office:string-value="http://domain329.com" calcext:value-type="string">
            <text:p>http://domain329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29" calcext:value-type="float">
            <text:p>329</text:p>
          </table:table-cell>
          <table:table-cell table:number-columns-repeated="5"/>
          <table:table-cell table:formula="of:=CONCATENATE([.$P$1];[.J327];[.$Q$1];[.$N$3];[.A327];[.$O$3];[.$Q$1];[.$N$3];[.B327];[.$O$3];[.$Q$1];[.$N$2];[.E327];[.$O$2];[.$Q$1];[.$N$2];[.C327];[.$O$2];[.$Q$1];[.$N$2];[.F327];[.$O$2];[.$Q$1];[.$N$2];[.D327];[.$O$2];[.$O$2])" office:value-type="string" office:string-value="insert into creatives values (329,'some description329','http://domain329.com',('ios',),(),(),())" calcext:value-type="string">
            <text:p>insert into creatives values (329,'some description329','http://domain329.com',('ios',),(),(),())</text:p>
          </table:table-cell>
          <table:table-cell/>
        </table:table-row>
        <table:table-row table:style-name="ro2">
          <table:table-cell table:formula="of:=CONCATENATE([.A$1];[.J328])" office:value-type="string" office:string-value="some description330" calcext:value-type="string">
            <text:p>some description330</text:p>
          </table:table-cell>
          <table:table-cell table:formula="of:=CONCATENATE([.B$1];[.$J328];[.$M$2])" office:value-type="string" office:string-value="http://domain330.com" calcext:value-type="string">
            <text:p>http://domain330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5"/>
          <table:table-cell table:formula="of:=CONCATENATE([.$P$1];[.J328];[.$Q$1];[.$N$3];[.A328];[.$O$3];[.$Q$1];[.$N$3];[.B328];[.$O$3];[.$Q$1];[.$N$2];[.E328];[.$O$2];[.$Q$1];[.$N$2];[.C328];[.$O$2];[.$Q$1];[.$N$2];[.F328];[.$O$2];[.$Q$1];[.$N$2];[.D328];[.$O$2];[.$O$2])" office:value-type="string" office:string-value="insert into creatives values (330,'some description330','http://domain330.com',('ios',),(),(),())" calcext:value-type="string">
            <text:p>insert into creatives values (330,'some description330','http://domain330.com',('ios',),(),(),())</text:p>
          </table:table-cell>
          <table:table-cell/>
        </table:table-row>
        <table:table-row table:style-name="ro2">
          <table:table-cell table:formula="of:=CONCATENATE([.A$1];[.J329])" office:value-type="string" office:string-value="some description331" calcext:value-type="string">
            <text:p>some description331</text:p>
          </table:table-cell>
          <table:table-cell table:formula="of:=CONCATENATE([.B$1];[.$J329];[.$M$2])" office:value-type="string" office:string-value="http://domain331.com" calcext:value-type="string">
            <text:p>http://domain331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5"/>
          <table:table-cell table:formula="of:=CONCATENATE([.$P$1];[.J329];[.$Q$1];[.$N$3];[.A329];[.$O$3];[.$Q$1];[.$N$3];[.B329];[.$O$3];[.$Q$1];[.$N$2];[.E329];[.$O$2];[.$Q$1];[.$N$2];[.C329];[.$O$2];[.$Q$1];[.$N$2];[.F329];[.$O$2];[.$Q$1];[.$N$2];[.D329];[.$O$2];[.$O$2])" office:value-type="string" office:string-value="insert into creatives values (331,'some description331','http://domain331.com',('ios',),(),(),())" calcext:value-type="string">
            <text:p>insert into creatives values (331,'some description331','http://domain331.com',('ios',),(),(),())</text:p>
          </table:table-cell>
          <table:table-cell/>
        </table:table-row>
        <table:table-row table:style-name="ro2">
          <table:table-cell table:formula="of:=CONCATENATE([.A$1];[.J330])" office:value-type="string" office:string-value="some description332" calcext:value-type="string">
            <text:p>some description332</text:p>
          </table:table-cell>
          <table:table-cell table:formula="of:=CONCATENATE([.B$1];[.$J330];[.$M$2])" office:value-type="string" office:string-value="http://domain332.com" calcext:value-type="string">
            <text:p>http://domain332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5"/>
          <table:table-cell table:formula="of:=CONCATENATE([.$P$1];[.J330];[.$Q$1];[.$N$3];[.A330];[.$O$3];[.$Q$1];[.$N$3];[.B330];[.$O$3];[.$Q$1];[.$N$2];[.E330];[.$O$2];[.$Q$1];[.$N$2];[.C330];[.$O$2];[.$Q$1];[.$N$2];[.F330];[.$O$2];[.$Q$1];[.$N$2];[.D330];[.$O$2];[.$O$2])" office:value-type="string" office:string-value="insert into creatives values (332,'some description332','http://domain332.com',('ios',),(),(),())" calcext:value-type="string">
            <text:p>insert into creatives values (332,'some description332','http://domain332.com',('ios',),(),(),())</text:p>
          </table:table-cell>
          <table:table-cell/>
        </table:table-row>
        <table:table-row table:style-name="ro2">
          <table:table-cell table:formula="of:=CONCATENATE([.A$1];[.J331])" office:value-type="string" office:string-value="some description333" calcext:value-type="string">
            <text:p>some description333</text:p>
          </table:table-cell>
          <table:table-cell table:formula="of:=CONCATENATE([.B$1];[.$J331];[.$M$2])" office:value-type="string" office:string-value="http://domain333.com" calcext:value-type="string">
            <text:p>http://domain333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table:number-columns-repeated="5"/>
          <table:table-cell table:formula="of:=CONCATENATE([.$P$1];[.J331];[.$Q$1];[.$N$3];[.A331];[.$O$3];[.$Q$1];[.$N$3];[.B331];[.$O$3];[.$Q$1];[.$N$2];[.E331];[.$O$2];[.$Q$1];[.$N$2];[.C331];[.$O$2];[.$Q$1];[.$N$2];[.F331];[.$O$2];[.$Q$1];[.$N$2];[.D331];[.$O$2];[.$O$2])" office:value-type="string" office:string-value="insert into creatives values (333,'some description333','http://domain333.com',('ios',),(),(),())" calcext:value-type="string">
            <text:p>insert into creatives values (333,'some description333','http://domain333.com',('ios',),(),(),())</text:p>
          </table:table-cell>
          <table:table-cell/>
        </table:table-row>
        <table:table-row table:style-name="ro2">
          <table:table-cell table:formula="of:=CONCATENATE([.A$1];[.J332])" office:value-type="string" office:string-value="some description334" calcext:value-type="string">
            <text:p>some description334</text:p>
          </table:table-cell>
          <table:table-cell table:formula="of:=CONCATENATE([.B$1];[.$J332];[.$M$2])" office:value-type="string" office:string-value="http://domain334.com" calcext:value-type="string">
            <text:p>http://domain334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5"/>
          <table:table-cell table:formula="of:=CONCATENATE([.$P$1];[.J332];[.$Q$1];[.$N$3];[.A332];[.$O$3];[.$Q$1];[.$N$3];[.B332];[.$O$3];[.$Q$1];[.$N$2];[.E332];[.$O$2];[.$Q$1];[.$N$2];[.C332];[.$O$2];[.$Q$1];[.$N$2];[.F332];[.$O$2];[.$Q$1];[.$N$2];[.D332];[.$O$2];[.$O$2])" office:value-type="string" office:string-value="insert into creatives values (334,'some description334','http://domain334.com',('ios',),(),(),())" calcext:value-type="string">
            <text:p>insert into creatives values (334,'some description334','http://domain334.com',('ios',),(),(),())</text:p>
          </table:table-cell>
          <table:table-cell/>
        </table:table-row>
        <table:table-row table:style-name="ro2">
          <table:table-cell table:formula="of:=CONCATENATE([.A$1];[.J333])" office:value-type="string" office:string-value="some description335" calcext:value-type="string">
            <text:p>some description335</text:p>
          </table:table-cell>
          <table:table-cell table:formula="of:=CONCATENATE([.B$1];[.$J333];[.$M$2])" office:value-type="string" office:string-value="http://domain335.com" calcext:value-type="string">
            <text:p>http://domain335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table:number-columns-repeated="5"/>
          <table:table-cell table:formula="of:=CONCATENATE([.$P$1];[.J333];[.$Q$1];[.$N$3];[.A333];[.$O$3];[.$Q$1];[.$N$3];[.B333];[.$O$3];[.$Q$1];[.$N$2];[.E333];[.$O$2];[.$Q$1];[.$N$2];[.C333];[.$O$2];[.$Q$1];[.$N$2];[.F333];[.$O$2];[.$Q$1];[.$N$2];[.D333];[.$O$2];[.$O$2])" office:value-type="string" office:string-value="insert into creatives values (335,'some description335','http://domain335.com',('ios',),(),(),())" calcext:value-type="string">
            <text:p>insert into creatives values (335,'some description335','http://domain335.com',('ios',),(),(),())</text:p>
          </table:table-cell>
          <table:table-cell/>
        </table:table-row>
        <table:table-row table:style-name="ro2">
          <table:table-cell table:formula="of:=CONCATENATE([.A$1];[.J334])" office:value-type="string" office:string-value="some description336" calcext:value-type="string">
            <text:p>some description336</text:p>
          </table:table-cell>
          <table:table-cell table:formula="of:=CONCATENATE([.B$1];[.$J334];[.$M$2])" office:value-type="string" office:string-value="http://domain336.com" calcext:value-type="string">
            <text:p>http://domain336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5"/>
          <table:table-cell table:formula="of:=CONCATENATE([.$P$1];[.J334];[.$Q$1];[.$N$3];[.A334];[.$O$3];[.$Q$1];[.$N$3];[.B334];[.$O$3];[.$Q$1];[.$N$2];[.E334];[.$O$2];[.$Q$1];[.$N$2];[.C334];[.$O$2];[.$Q$1];[.$N$2];[.F334];[.$O$2];[.$Q$1];[.$N$2];[.D334];[.$O$2];[.$O$2])" office:value-type="string" office:string-value="insert into creatives values (336,'some description336','http://domain336.com',('ios',),(),(),())" calcext:value-type="string">
            <text:p>insert into creatives values (336,'some description336','http://domain336.com',('ios',),(),(),())</text:p>
          </table:table-cell>
          <table:table-cell/>
        </table:table-row>
        <table:table-row table:style-name="ro2">
          <table:table-cell table:formula="of:=CONCATENATE([.A$1];[.J335])" office:value-type="string" office:string-value="some description337" calcext:value-type="string">
            <text:p>some description337</text:p>
          </table:table-cell>
          <table:table-cell table:formula="of:=CONCATENATE([.B$1];[.$J335];[.$M$2])" office:value-type="string" office:string-value="http://domain337.com" calcext:value-type="string">
            <text:p>http://domain337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5"/>
          <table:table-cell table:formula="of:=CONCATENATE([.$P$1];[.J335];[.$Q$1];[.$N$3];[.A335];[.$O$3];[.$Q$1];[.$N$3];[.B335];[.$O$3];[.$Q$1];[.$N$2];[.E335];[.$O$2];[.$Q$1];[.$N$2];[.C335];[.$O$2];[.$Q$1];[.$N$2];[.F335];[.$O$2];[.$Q$1];[.$N$2];[.D335];[.$O$2];[.$O$2])" office:value-type="string" office:string-value="insert into creatives values (337,'some description337','http://domain337.com',('ios',),(),(),())" calcext:value-type="string">
            <text:p>insert into creatives values (337,'some description337','http://domain337.com',('ios',),(),(),())</text:p>
          </table:table-cell>
          <table:table-cell/>
        </table:table-row>
        <table:table-row table:style-name="ro2">
          <table:table-cell table:formula="of:=CONCATENATE([.A$1];[.J336])" office:value-type="string" office:string-value="some description338" calcext:value-type="string">
            <text:p>some description338</text:p>
          </table:table-cell>
          <table:table-cell table:formula="of:=CONCATENATE([.B$1];[.$J336];[.$M$2])" office:value-type="string" office:string-value="http://domain338.com" calcext:value-type="string">
            <text:p>http://domain338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8" calcext:value-type="float">
            <text:p>338</text:p>
          </table:table-cell>
          <table:table-cell table:number-columns-repeated="5"/>
          <table:table-cell table:formula="of:=CONCATENATE([.$P$1];[.J336];[.$Q$1];[.$N$3];[.A336];[.$O$3];[.$Q$1];[.$N$3];[.B336];[.$O$3];[.$Q$1];[.$N$2];[.E336];[.$O$2];[.$Q$1];[.$N$2];[.C336];[.$O$2];[.$Q$1];[.$N$2];[.F336];[.$O$2];[.$Q$1];[.$N$2];[.D336];[.$O$2];[.$O$2])" office:value-type="string" office:string-value="insert into creatives values (338,'some description338','http://domain338.com',('ios',),(),(),())" calcext:value-type="string">
            <text:p>insert into creatives values (338,'some description338','http://domain338.com',('ios',),(),(),())</text:p>
          </table:table-cell>
          <table:table-cell/>
        </table:table-row>
        <table:table-row table:style-name="ro2">
          <table:table-cell table:formula="of:=CONCATENATE([.A$1];[.J337])" office:value-type="string" office:string-value="some description339" calcext:value-type="string">
            <text:p>some description339</text:p>
          </table:table-cell>
          <table:table-cell table:formula="of:=CONCATENATE([.B$1];[.$J337];[.$M$2])" office:value-type="string" office:string-value="http://domain339.com" calcext:value-type="string">
            <text:p>http://domain339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5"/>
          <table:table-cell table:formula="of:=CONCATENATE([.$P$1];[.J337];[.$Q$1];[.$N$3];[.A337];[.$O$3];[.$Q$1];[.$N$3];[.B337];[.$O$3];[.$Q$1];[.$N$2];[.E337];[.$O$2];[.$Q$1];[.$N$2];[.C337];[.$O$2];[.$Q$1];[.$N$2];[.F337];[.$O$2];[.$Q$1];[.$N$2];[.D337];[.$O$2];[.$O$2])" office:value-type="string" office:string-value="insert into creatives values (339,'some description339','http://domain339.com',('ios',),(),(),())" calcext:value-type="string">
            <text:p>insert into creatives values (339,'some description339','http://domain339.com',('ios',),(),(),())</text:p>
          </table:table-cell>
          <table:table-cell/>
        </table:table-row>
        <table:table-row table:style-name="ro2">
          <table:table-cell table:formula="of:=CONCATENATE([.A$1];[.J338])" office:value-type="string" office:string-value="some description340" calcext:value-type="string">
            <text:p>some description340</text:p>
          </table:table-cell>
          <table:table-cell table:formula="of:=CONCATENATE([.B$1];[.$J338];[.$M$2])" office:value-type="string" office:string-value="http://domain340.com" calcext:value-type="string">
            <text:p>http://domain340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table:number-columns-repeated="5"/>
          <table:table-cell table:formula="of:=CONCATENATE([.$P$1];[.J338];[.$Q$1];[.$N$3];[.A338];[.$O$3];[.$Q$1];[.$N$3];[.B338];[.$O$3];[.$Q$1];[.$N$2];[.E338];[.$O$2];[.$Q$1];[.$N$2];[.C338];[.$O$2];[.$Q$1];[.$N$2];[.F338];[.$O$2];[.$Q$1];[.$N$2];[.D338];[.$O$2];[.$O$2])" office:value-type="string" office:string-value="insert into creatives values (340,'some description340','http://domain340.com',('ios',),(),(),())" calcext:value-type="string">
            <text:p>insert into creatives values (340,'some description340','http://domain340.com',('ios',),(),(),())</text:p>
          </table:table-cell>
          <table:table-cell/>
        </table:table-row>
        <table:table-row table:style-name="ro2">
          <table:table-cell table:formula="of:=CONCATENATE([.A$1];[.J339])" office:value-type="string" office:string-value="some description341" calcext:value-type="string">
            <text:p>some description341</text:p>
          </table:table-cell>
          <table:table-cell table:formula="of:=CONCATENATE([.B$1];[.$J339];[.$M$2])" office:value-type="string" office:string-value="http://domain341.com" calcext:value-type="string">
            <text:p>http://domain341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5"/>
          <table:table-cell table:formula="of:=CONCATENATE([.$P$1];[.J339];[.$Q$1];[.$N$3];[.A339];[.$O$3];[.$Q$1];[.$N$3];[.B339];[.$O$3];[.$Q$1];[.$N$2];[.E339];[.$O$2];[.$Q$1];[.$N$2];[.C339];[.$O$2];[.$Q$1];[.$N$2];[.F339];[.$O$2];[.$Q$1];[.$N$2];[.D339];[.$O$2];[.$O$2])" office:value-type="string" office:string-value="insert into creatives values (341,'some description341','http://domain341.com',('ios',),(),(),())" calcext:value-type="string">
            <text:p>insert into creatives values (341,'some description341','http://domain341.com',('ios',),(),(),())</text:p>
          </table:table-cell>
          <table:table-cell/>
        </table:table-row>
        <table:table-row table:style-name="ro2">
          <table:table-cell table:formula="of:=CONCATENATE([.A$1];[.J340])" office:value-type="string" office:string-value="some description342" calcext:value-type="string">
            <text:p>some description342</text:p>
          </table:table-cell>
          <table:table-cell table:formula="of:=CONCATENATE([.B$1];[.$J340];[.$M$2])" office:value-type="string" office:string-value="http://domain342.com" calcext:value-type="string">
            <text:p>http://domain342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5"/>
          <table:table-cell table:formula="of:=CONCATENATE([.$P$1];[.J340];[.$Q$1];[.$N$3];[.A340];[.$O$3];[.$Q$1];[.$N$3];[.B340];[.$O$3];[.$Q$1];[.$N$2];[.E340];[.$O$2];[.$Q$1];[.$N$2];[.C340];[.$O$2];[.$Q$1];[.$N$2];[.F340];[.$O$2];[.$Q$1];[.$N$2];[.D340];[.$O$2];[.$O$2])" office:value-type="string" office:string-value="insert into creatives values (342,'some description342','http://domain342.com',('ios',),(),(),())" calcext:value-type="string">
            <text:p>insert into creatives values (342,'some description342','http://domain342.com',('ios',),(),(),())</text:p>
          </table:table-cell>
          <table:table-cell/>
        </table:table-row>
        <table:table-row table:style-name="ro2">
          <table:table-cell table:formula="of:=CONCATENATE([.A$1];[.J341])" office:value-type="string" office:string-value="some description343" calcext:value-type="string">
            <text:p>some description343</text:p>
          </table:table-cell>
          <table:table-cell table:formula="of:=CONCATENATE([.B$1];[.$J341];[.$M$2])" office:value-type="string" office:string-value="http://domain343.com" calcext:value-type="string">
            <text:p>http://domain343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5"/>
          <table:table-cell table:formula="of:=CONCATENATE([.$P$1];[.J341];[.$Q$1];[.$N$3];[.A341];[.$O$3];[.$Q$1];[.$N$3];[.B341];[.$O$3];[.$Q$1];[.$N$2];[.E341];[.$O$2];[.$Q$1];[.$N$2];[.C341];[.$O$2];[.$Q$1];[.$N$2];[.F341];[.$O$2];[.$Q$1];[.$N$2];[.D341];[.$O$2];[.$O$2])" office:value-type="string" office:string-value="insert into creatives values (343,'some description343','http://domain343.com',('ios',),(),(),())" calcext:value-type="string">
            <text:p>insert into creatives values (343,'some description343','http://domain343.com',('ios',),(),(),())</text:p>
          </table:table-cell>
          <table:table-cell/>
        </table:table-row>
        <table:table-row table:style-name="ro2">
          <table:table-cell table:formula="of:=CONCATENATE([.A$1];[.J342])" office:value-type="string" office:string-value="some description344" calcext:value-type="string">
            <text:p>some description344</text:p>
          </table:table-cell>
          <table:table-cell table:formula="of:=CONCATENATE([.B$1];[.$J342];[.$M$2])" office:value-type="string" office:string-value="http://domain344.com" calcext:value-type="string">
            <text:p>http://domain344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5"/>
          <table:table-cell table:formula="of:=CONCATENATE([.$P$1];[.J342];[.$Q$1];[.$N$3];[.A342];[.$O$3];[.$Q$1];[.$N$3];[.B342];[.$O$3];[.$Q$1];[.$N$2];[.E342];[.$O$2];[.$Q$1];[.$N$2];[.C342];[.$O$2];[.$Q$1];[.$N$2];[.F342];[.$O$2];[.$Q$1];[.$N$2];[.D342];[.$O$2];[.$O$2])" office:value-type="string" office:string-value="insert into creatives values (344,'some description344','http://domain344.com',('ios',),(),(),())" calcext:value-type="string">
            <text:p>insert into creatives values (344,'some description344','http://domain344.com',('ios',),(),(),())</text:p>
          </table:table-cell>
          <table:table-cell/>
        </table:table-row>
        <table:table-row table:style-name="ro2">
          <table:table-cell table:formula="of:=CONCATENATE([.A$1];[.J343])" office:value-type="string" office:string-value="some description345" calcext:value-type="string">
            <text:p>some description345</text:p>
          </table:table-cell>
          <table:table-cell table:formula="of:=CONCATENATE([.B$1];[.$J343];[.$M$2])" office:value-type="string" office:string-value="http://domain345.com" calcext:value-type="string">
            <text:p>http://domain345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5" calcext:value-type="float">
            <text:p>345</text:p>
          </table:table-cell>
          <table:table-cell table:number-columns-repeated="5"/>
          <table:table-cell table:formula="of:=CONCATENATE([.$P$1];[.J343];[.$Q$1];[.$N$3];[.A343];[.$O$3];[.$Q$1];[.$N$3];[.B343];[.$O$3];[.$Q$1];[.$N$2];[.E343];[.$O$2];[.$Q$1];[.$N$2];[.C343];[.$O$2];[.$Q$1];[.$N$2];[.F343];[.$O$2];[.$Q$1];[.$N$2];[.D343];[.$O$2];[.$O$2])" office:value-type="string" office:string-value="insert into creatives values (345,'some description345','http://domain345.com',('ios',),(),(),())" calcext:value-type="string">
            <text:p>insert into creatives values (345,'some description345','http://domain345.com',('ios',),(),(),())</text:p>
          </table:table-cell>
          <table:table-cell/>
        </table:table-row>
        <table:table-row table:style-name="ro2">
          <table:table-cell table:formula="of:=CONCATENATE([.A$1];[.J344])" office:value-type="string" office:string-value="some description346" calcext:value-type="string">
            <text:p>some description346</text:p>
          </table:table-cell>
          <table:table-cell table:formula="of:=CONCATENATE([.B$1];[.$J344];[.$M$2])" office:value-type="string" office:string-value="http://domain346.com" calcext:value-type="string">
            <text:p>http://domain346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5"/>
          <table:table-cell table:formula="of:=CONCATENATE([.$P$1];[.J344];[.$Q$1];[.$N$3];[.A344];[.$O$3];[.$Q$1];[.$N$3];[.B344];[.$O$3];[.$Q$1];[.$N$2];[.E344];[.$O$2];[.$Q$1];[.$N$2];[.C344];[.$O$2];[.$Q$1];[.$N$2];[.F344];[.$O$2];[.$Q$1];[.$N$2];[.D344];[.$O$2];[.$O$2])" office:value-type="string" office:string-value="insert into creatives values (346,'some description346','http://domain346.com',('ios',),(),(),())" calcext:value-type="string">
            <text:p>insert into creatives values (346,'some description346','http://domain346.com',('ios',),(),(),())</text:p>
          </table:table-cell>
          <table:table-cell/>
        </table:table-row>
        <table:table-row table:style-name="ro2">
          <table:table-cell table:formula="of:=CONCATENATE([.A$1];[.J345])" office:value-type="string" office:string-value="some description347" calcext:value-type="string">
            <text:p>some description347</text:p>
          </table:table-cell>
          <table:table-cell table:formula="of:=CONCATENATE([.B$1];[.$J345];[.$M$2])" office:value-type="string" office:string-value="http://domain347.com" calcext:value-type="string">
            <text:p>http://domain347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5"/>
          <table:table-cell table:formula="of:=CONCATENATE([.$P$1];[.J345];[.$Q$1];[.$N$3];[.A345];[.$O$3];[.$Q$1];[.$N$3];[.B345];[.$O$3];[.$Q$1];[.$N$2];[.E345];[.$O$2];[.$Q$1];[.$N$2];[.C345];[.$O$2];[.$Q$1];[.$N$2];[.F345];[.$O$2];[.$Q$1];[.$N$2];[.D345];[.$O$2];[.$O$2])" office:value-type="string" office:string-value="insert into creatives values (347,'some description347','http://domain347.com',('ios',),(),(),())" calcext:value-type="string">
            <text:p>insert into creatives values (347,'some description347','http://domain347.com',('ios',),(),(),())</text:p>
          </table:table-cell>
          <table:table-cell/>
        </table:table-row>
        <table:table-row table:style-name="ro2">
          <table:table-cell table:formula="of:=CONCATENATE([.A$1];[.J346])" office:value-type="string" office:string-value="some description348" calcext:value-type="string">
            <text:p>some description348</text:p>
          </table:table-cell>
          <table:table-cell table:formula="of:=CONCATENATE([.B$1];[.$J346];[.$M$2])" office:value-type="string" office:string-value="http://domain348.com" calcext:value-type="string">
            <text:p>http://domain348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 table:number-columns-repeated="5"/>
          <table:table-cell table:formula="of:=CONCATENATE([.$P$1];[.J346];[.$Q$1];[.$N$3];[.A346];[.$O$3];[.$Q$1];[.$N$3];[.B346];[.$O$3];[.$Q$1];[.$N$2];[.E346];[.$O$2];[.$Q$1];[.$N$2];[.C346];[.$O$2];[.$Q$1];[.$N$2];[.F346];[.$O$2];[.$Q$1];[.$N$2];[.D346];[.$O$2];[.$O$2])" office:value-type="string" office:string-value="insert into creatives values (348,'some description348','http://domain348.com',('ios',),(),(),())" calcext:value-type="string">
            <text:p>insert into creatives values (348,'some description348','http://domain348.com',('ios',),(),(),())</text:p>
          </table:table-cell>
          <table:table-cell/>
        </table:table-row>
        <table:table-row table:style-name="ro2">
          <table:table-cell table:formula="of:=CONCATENATE([.A$1];[.J347])" office:value-type="string" office:string-value="some description349" calcext:value-type="string">
            <text:p>some description349</text:p>
          </table:table-cell>
          <table:table-cell table:formula="of:=CONCATENATE([.B$1];[.$J347];[.$M$2])" office:value-type="string" office:string-value="http://domain349.com" calcext:value-type="string">
            <text:p>http://domain349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49" calcext:value-type="float">
            <text:p>349</text:p>
          </table:table-cell>
          <table:table-cell table:number-columns-repeated="5"/>
          <table:table-cell table:formula="of:=CONCATENATE([.$P$1];[.J347];[.$Q$1];[.$N$3];[.A347];[.$O$3];[.$Q$1];[.$N$3];[.B347];[.$O$3];[.$Q$1];[.$N$2];[.E347];[.$O$2];[.$Q$1];[.$N$2];[.C347];[.$O$2];[.$Q$1];[.$N$2];[.F347];[.$O$2];[.$Q$1];[.$N$2];[.D347];[.$O$2];[.$O$2])" office:value-type="string" office:string-value="insert into creatives values (349,'some description349','http://domain349.com',('ios',),(),(),())" calcext:value-type="string">
            <text:p>insert into creatives values (349,'some description349','http://domain349.com',('ios',),(),(),())</text:p>
          </table:table-cell>
          <table:table-cell/>
        </table:table-row>
        <table:table-row table:style-name="ro2">
          <table:table-cell table:formula="of:=CONCATENATE([.A$1];[.J348])" office:value-type="string" office:string-value="some description350" calcext:value-type="string">
            <text:p>some description350</text:p>
          </table:table-cell>
          <table:table-cell table:formula="of:=CONCATENATE([.B$1];[.$J348];[.$M$2])" office:value-type="string" office:string-value="http://domain350.com" calcext:value-type="string">
            <text:p>http://domain350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5"/>
          <table:table-cell table:formula="of:=CONCATENATE([.$P$1];[.J348];[.$Q$1];[.$N$3];[.A348];[.$O$3];[.$Q$1];[.$N$3];[.B348];[.$O$3];[.$Q$1];[.$N$2];[.E348];[.$O$2];[.$Q$1];[.$N$2];[.C348];[.$O$2];[.$Q$1];[.$N$2];[.F348];[.$O$2];[.$Q$1];[.$N$2];[.D348];[.$O$2];[.$O$2])" office:value-type="string" office:string-value="insert into creatives values (350,'some description350','http://domain350.com',('ios',),(),(),())" calcext:value-type="string">
            <text:p>insert into creatives values (350,'some description350','http://domain350.com',('ios',),(),(),())</text:p>
          </table:table-cell>
          <table:table-cell/>
        </table:table-row>
        <table:table-row table:style-name="ro2">
          <table:table-cell table:formula="of:=CONCATENATE([.A$1];[.J349])" office:value-type="string" office:string-value="some description351" calcext:value-type="string">
            <text:p>some description351</text:p>
          </table:table-cell>
          <table:table-cell table:formula="of:=CONCATENATE([.B$1];[.$J349];[.$M$2])" office:value-type="string" office:string-value="http://domain351.com" calcext:value-type="string">
            <text:p>http://domain351.com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5"/>
          <table:table-cell table:formula="of:=CONCATENATE([.$P$1];[.J349];[.$Q$1];[.$N$3];[.A349];[.$O$3];[.$Q$1];[.$N$3];[.B349];[.$O$3];[.$Q$1];[.$N$2];[.E349];[.$O$2];[.$Q$1];[.$N$2];[.C349];[.$O$2];[.$Q$1];[.$N$2];[.F349];[.$O$2];[.$Q$1];[.$N$2];[.D349];[.$O$2];[.$O$2])" office:value-type="string" office:string-value="insert into creatives values (351,'some description351','http://domain351.com',('ios',),(),(),())" calcext:value-type="string">
            <text:p>insert into creatives values (351,'some description351','http://domain351.com',('ios',),(),(),())</text:p>
          </table:table-cell>
          <table:table-cell/>
        </table:table-row>
        <table:table-row table:style-name="ro2">
          <table:table-cell table:formula="of:=CONCATENATE([.A$1];[.J350])" office:value-type="string" office:string-value="some description352" calcext:value-type="string">
            <text:p>some description352</text:p>
          </table:table-cell>
          <table:table-cell table:formula="of:=CONCATENATE([.B$1];[.$J350];[.$M$2])" office:value-type="string" office:string-value="http://domain352.com" calcext:value-type="string">
            <text:p>http://domain352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5"/>
          <table:table-cell table:formula="of:=CONCATENATE([.$P$1];[.J350];[.$Q$1];[.$N$3];[.A350];[.$O$3];[.$Q$1];[.$N$3];[.B350];[.$O$3];[.$Q$1];[.$N$2];[.E350];[.$O$2];[.$Q$1];[.$N$2];[.C350];[.$O$2];[.$Q$1];[.$N$2];[.F350];[.$O$2];[.$Q$1];[.$N$2];[.D350];[.$O$2];[.$O$2])" office:value-type="string" office:string-value="insert into creatives values (352,'some description352','http://domain352.com',('ios','android'),(),(),())" calcext:value-type="string">
            <text:p>insert into creatives values (352,'some description352','http://domain352.com',('ios','android'),(),(),())</text:p>
          </table:table-cell>
          <table:table-cell/>
        </table:table-row>
        <table:table-row table:style-name="ro2">
          <table:table-cell table:formula="of:=CONCATENATE([.A$1];[.J351])" office:value-type="string" office:string-value="some description353" calcext:value-type="string">
            <text:p>some description353</text:p>
          </table:table-cell>
          <table:table-cell table:formula="of:=CONCATENATE([.B$1];[.$J351];[.$M$2])" office:value-type="string" office:string-value="http://domain353.com" calcext:value-type="string">
            <text:p>http://domain353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table:number-columns-repeated="5"/>
          <table:table-cell table:formula="of:=CONCATENATE([.$P$1];[.J351];[.$Q$1];[.$N$3];[.A351];[.$O$3];[.$Q$1];[.$N$3];[.B351];[.$O$3];[.$Q$1];[.$N$2];[.E351];[.$O$2];[.$Q$1];[.$N$2];[.C351];[.$O$2];[.$Q$1];[.$N$2];[.F351];[.$O$2];[.$Q$1];[.$N$2];[.D351];[.$O$2];[.$O$2])" office:value-type="string" office:string-value="insert into creatives values (353,'some description353','http://domain353.com',('ios','android'),(),(),())" calcext:value-type="string">
            <text:p>insert into creatives values (353,'some description353','http://domain353.com',('ios','android'),(),(),())</text:p>
          </table:table-cell>
          <table:table-cell/>
        </table:table-row>
        <table:table-row table:style-name="ro2">
          <table:table-cell table:formula="of:=CONCATENATE([.A$1];[.J352])" office:value-type="string" office:string-value="some description354" calcext:value-type="string">
            <text:p>some description354</text:p>
          </table:table-cell>
          <table:table-cell table:formula="of:=CONCATENATE([.B$1];[.$J352];[.$M$2])" office:value-type="string" office:string-value="http://domain354.com" calcext:value-type="string">
            <text:p>http://domain354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4" calcext:value-type="float">
            <text:p>354</text:p>
          </table:table-cell>
          <table:table-cell table:number-columns-repeated="5"/>
          <table:table-cell table:formula="of:=CONCATENATE([.$P$1];[.J352];[.$Q$1];[.$N$3];[.A352];[.$O$3];[.$Q$1];[.$N$3];[.B352];[.$O$3];[.$Q$1];[.$N$2];[.E352];[.$O$2];[.$Q$1];[.$N$2];[.C352];[.$O$2];[.$Q$1];[.$N$2];[.F352];[.$O$2];[.$Q$1];[.$N$2];[.D352];[.$O$2];[.$O$2])" office:value-type="string" office:string-value="insert into creatives values (354,'some description354','http://domain354.com',('ios','android'),(),(),())" calcext:value-type="string">
            <text:p>insert into creatives values (354,'some description354','http://domain354.com',('ios','android'),(),(),())</text:p>
          </table:table-cell>
          <table:table-cell/>
        </table:table-row>
        <table:table-row table:style-name="ro2">
          <table:table-cell table:formula="of:=CONCATENATE([.A$1];[.J353])" office:value-type="string" office:string-value="some description355" calcext:value-type="string">
            <text:p>some description355</text:p>
          </table:table-cell>
          <table:table-cell table:formula="of:=CONCATENATE([.B$1];[.$J353];[.$M$2])" office:value-type="string" office:string-value="http://domain355.com" calcext:value-type="string">
            <text:p>http://domain355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5" calcext:value-type="float">
            <text:p>355</text:p>
          </table:table-cell>
          <table:table-cell table:number-columns-repeated="5"/>
          <table:table-cell table:formula="of:=CONCATENATE([.$P$1];[.J353];[.$Q$1];[.$N$3];[.A353];[.$O$3];[.$Q$1];[.$N$3];[.B353];[.$O$3];[.$Q$1];[.$N$2];[.E353];[.$O$2];[.$Q$1];[.$N$2];[.C353];[.$O$2];[.$Q$1];[.$N$2];[.F353];[.$O$2];[.$Q$1];[.$N$2];[.D353];[.$O$2];[.$O$2])" office:value-type="string" office:string-value="insert into creatives values (355,'some description355','http://domain355.com',('ios','android'),(),(),())" calcext:value-type="string">
            <text:p>insert into creatives values (355,'some description355','http://domain355.com',('ios','android'),(),(),())</text:p>
          </table:table-cell>
          <table:table-cell/>
        </table:table-row>
        <table:table-row table:style-name="ro2">
          <table:table-cell table:formula="of:=CONCATENATE([.A$1];[.J354])" office:value-type="string" office:string-value="some description356" calcext:value-type="string">
            <text:p>some description356</text:p>
          </table:table-cell>
          <table:table-cell table:formula="of:=CONCATENATE([.B$1];[.$J354];[.$M$2])" office:value-type="string" office:string-value="http://domain356.com" calcext:value-type="string">
            <text:p>http://domain356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table:number-columns-repeated="5"/>
          <table:table-cell table:formula="of:=CONCATENATE([.$P$1];[.J354];[.$Q$1];[.$N$3];[.A354];[.$O$3];[.$Q$1];[.$N$3];[.B354];[.$O$3];[.$Q$1];[.$N$2];[.E354];[.$O$2];[.$Q$1];[.$N$2];[.C354];[.$O$2];[.$Q$1];[.$N$2];[.F354];[.$O$2];[.$Q$1];[.$N$2];[.D354];[.$O$2];[.$O$2])" office:value-type="string" office:string-value="insert into creatives values (356,'some description356','http://domain356.com',('ios','android'),(),(),())" calcext:value-type="string">
            <text:p>insert into creatives values (356,'some description356','http://domain356.com',('ios','android'),(),(),())</text:p>
          </table:table-cell>
          <table:table-cell/>
        </table:table-row>
        <table:table-row table:style-name="ro2">
          <table:table-cell table:formula="of:=CONCATENATE([.A$1];[.J355])" office:value-type="string" office:string-value="some description357" calcext:value-type="string">
            <text:p>some description357</text:p>
          </table:table-cell>
          <table:table-cell table:formula="of:=CONCATENATE([.B$1];[.$J355];[.$M$2])" office:value-type="string" office:string-value="http://domain357.com" calcext:value-type="string">
            <text:p>http://domain357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7" calcext:value-type="float">
            <text:p>357</text:p>
          </table:table-cell>
          <table:table-cell table:number-columns-repeated="5"/>
          <table:table-cell table:formula="of:=CONCATENATE([.$P$1];[.J355];[.$Q$1];[.$N$3];[.A355];[.$O$3];[.$Q$1];[.$N$3];[.B355];[.$O$3];[.$Q$1];[.$N$2];[.E355];[.$O$2];[.$Q$1];[.$N$2];[.C355];[.$O$2];[.$Q$1];[.$N$2];[.F355];[.$O$2];[.$Q$1];[.$N$2];[.D355];[.$O$2];[.$O$2])" office:value-type="string" office:string-value="insert into creatives values (357,'some description357','http://domain357.com',('ios','android'),(),(),())" calcext:value-type="string">
            <text:p>insert into creatives values (357,'some description357','http://domain357.com',('ios','android'),(),(),())</text:p>
          </table:table-cell>
          <table:table-cell/>
        </table:table-row>
        <table:table-row table:style-name="ro2">
          <table:table-cell table:formula="of:=CONCATENATE([.A$1];[.J356])" office:value-type="string" office:string-value="some description358" calcext:value-type="string">
            <text:p>some description358</text:p>
          </table:table-cell>
          <table:table-cell table:formula="of:=CONCATENATE([.B$1];[.$J356];[.$M$2])" office:value-type="string" office:string-value="http://domain358.com" calcext:value-type="string">
            <text:p>http://domain358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5"/>
          <table:table-cell table:formula="of:=CONCATENATE([.$P$1];[.J356];[.$Q$1];[.$N$3];[.A356];[.$O$3];[.$Q$1];[.$N$3];[.B356];[.$O$3];[.$Q$1];[.$N$2];[.E356];[.$O$2];[.$Q$1];[.$N$2];[.C356];[.$O$2];[.$Q$1];[.$N$2];[.F356];[.$O$2];[.$Q$1];[.$N$2];[.D356];[.$O$2];[.$O$2])" office:value-type="string" office:string-value="insert into creatives values (358,'some description358','http://domain358.com',('ios','android'),(),(),())" calcext:value-type="string">
            <text:p>insert into creatives values (358,'some description358','http://domain358.com',('ios','android'),(),(),())</text:p>
          </table:table-cell>
          <table:table-cell/>
        </table:table-row>
        <table:table-row table:style-name="ro2">
          <table:table-cell table:formula="of:=CONCATENATE([.A$1];[.J357])" office:value-type="string" office:string-value="some description359" calcext:value-type="string">
            <text:p>some description359</text:p>
          </table:table-cell>
          <table:table-cell table:formula="of:=CONCATENATE([.B$1];[.$J357];[.$M$2])" office:value-type="string" office:string-value="http://domain359.com" calcext:value-type="string">
            <text:p>http://domain359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59" calcext:value-type="float">
            <text:p>359</text:p>
          </table:table-cell>
          <table:table-cell table:number-columns-repeated="5"/>
          <table:table-cell table:formula="of:=CONCATENATE([.$P$1];[.J357];[.$Q$1];[.$N$3];[.A357];[.$O$3];[.$Q$1];[.$N$3];[.B357];[.$O$3];[.$Q$1];[.$N$2];[.E357];[.$O$2];[.$Q$1];[.$N$2];[.C357];[.$O$2];[.$Q$1];[.$N$2];[.F357];[.$O$2];[.$Q$1];[.$N$2];[.D357];[.$O$2];[.$O$2])" office:value-type="string" office:string-value="insert into creatives values (359,'some description359','http://domain359.com',('ios','android'),(),(),())" calcext:value-type="string">
            <text:p>insert into creatives values (359,'some description359','http://domain359.com',('ios','android'),(),(),())</text:p>
          </table:table-cell>
          <table:table-cell/>
        </table:table-row>
        <table:table-row table:style-name="ro2">
          <table:table-cell table:formula="of:=CONCATENATE([.A$1];[.J358])" office:value-type="string" office:string-value="some description360" calcext:value-type="string">
            <text:p>some description360</text:p>
          </table:table-cell>
          <table:table-cell table:formula="of:=CONCATENATE([.B$1];[.$J358];[.$M$2])" office:value-type="string" office:string-value="http://domain360.com" calcext:value-type="string">
            <text:p>http://domain360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table:number-columns-repeated="5"/>
          <table:table-cell table:formula="of:=CONCATENATE([.$P$1];[.J358];[.$Q$1];[.$N$3];[.A358];[.$O$3];[.$Q$1];[.$N$3];[.B358];[.$O$3];[.$Q$1];[.$N$2];[.E358];[.$O$2];[.$Q$1];[.$N$2];[.C358];[.$O$2];[.$Q$1];[.$N$2];[.F358];[.$O$2];[.$Q$1];[.$N$2];[.D358];[.$O$2];[.$O$2])" office:value-type="string" office:string-value="insert into creatives values (360,'some description360','http://domain360.com',('ios','android'),(),(),())" calcext:value-type="string">
            <text:p>insert into creatives values (360,'some description360','http://domain360.com',('ios','android'),(),(),())</text:p>
          </table:table-cell>
          <table:table-cell/>
        </table:table-row>
        <table:table-row table:style-name="ro2">
          <table:table-cell table:formula="of:=CONCATENATE([.A$1];[.J359])" office:value-type="string" office:string-value="some description361" calcext:value-type="string">
            <text:p>some description361</text:p>
          </table:table-cell>
          <table:table-cell table:formula="of:=CONCATENATE([.B$1];[.$J359];[.$M$2])" office:value-type="string" office:string-value="http://domain361.com" calcext:value-type="string">
            <text:p>http://domain361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5"/>
          <table:table-cell table:formula="of:=CONCATENATE([.$P$1];[.J359];[.$Q$1];[.$N$3];[.A359];[.$O$3];[.$Q$1];[.$N$3];[.B359];[.$O$3];[.$Q$1];[.$N$2];[.E359];[.$O$2];[.$Q$1];[.$N$2];[.C359];[.$O$2];[.$Q$1];[.$N$2];[.F359];[.$O$2];[.$Q$1];[.$N$2];[.D359];[.$O$2];[.$O$2])" office:value-type="string" office:string-value="insert into creatives values (361,'some description361','http://domain361.com',('ios','android'),(),(),())" calcext:value-type="string">
            <text:p>insert into creatives values (361,'some description361','http://domain361.com',('ios','android'),(),(),())</text:p>
          </table:table-cell>
          <table:table-cell/>
        </table:table-row>
        <table:table-row table:style-name="ro2">
          <table:table-cell table:formula="of:=CONCATENATE([.A$1];[.J360])" office:value-type="string" office:string-value="some description362" calcext:value-type="string">
            <text:p>some description362</text:p>
          </table:table-cell>
          <table:table-cell table:formula="of:=CONCATENATE([.B$1];[.$J360];[.$M$2])" office:value-type="string" office:string-value="http://domain362.com" calcext:value-type="string">
            <text:p>http://domain362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2" calcext:value-type="float">
            <text:p>362</text:p>
          </table:table-cell>
          <table:table-cell table:number-columns-repeated="5"/>
          <table:table-cell table:formula="of:=CONCATENATE([.$P$1];[.J360];[.$Q$1];[.$N$3];[.A360];[.$O$3];[.$Q$1];[.$N$3];[.B360];[.$O$3];[.$Q$1];[.$N$2];[.E360];[.$O$2];[.$Q$1];[.$N$2];[.C360];[.$O$2];[.$Q$1];[.$N$2];[.F360];[.$O$2];[.$Q$1];[.$N$2];[.D360];[.$O$2];[.$O$2])" office:value-type="string" office:string-value="insert into creatives values (362,'some description362','http://domain362.com',('ios','android'),(),(),())" calcext:value-type="string">
            <text:p>insert into creatives values (362,'some description362','http://domain362.com',('ios','android'),(),(),())</text:p>
          </table:table-cell>
          <table:table-cell/>
        </table:table-row>
        <table:table-row table:style-name="ro2">
          <table:table-cell table:formula="of:=CONCATENATE([.A$1];[.J361])" office:value-type="string" office:string-value="some description363" calcext:value-type="string">
            <text:p>some description363</text:p>
          </table:table-cell>
          <table:table-cell table:formula="of:=CONCATENATE([.B$1];[.$J361];[.$M$2])" office:value-type="string" office:string-value="http://domain363.com" calcext:value-type="string">
            <text:p>http://domain363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3" calcext:value-type="float">
            <text:p>363</text:p>
          </table:table-cell>
          <table:table-cell table:number-columns-repeated="5"/>
          <table:table-cell table:formula="of:=CONCATENATE([.$P$1];[.J361];[.$Q$1];[.$N$3];[.A361];[.$O$3];[.$Q$1];[.$N$3];[.B361];[.$O$3];[.$Q$1];[.$N$2];[.E361];[.$O$2];[.$Q$1];[.$N$2];[.C361];[.$O$2];[.$Q$1];[.$N$2];[.F361];[.$O$2];[.$Q$1];[.$N$2];[.D361];[.$O$2];[.$O$2])" office:value-type="string" office:string-value="insert into creatives values (363,'some description363','http://domain363.com',('ios','android'),(),(),())" calcext:value-type="string">
            <text:p>insert into creatives values (363,'some description363','http://domain363.com',('ios','android'),(),(),())</text:p>
          </table:table-cell>
          <table:table-cell/>
        </table:table-row>
        <table:table-row table:style-name="ro2">
          <table:table-cell table:formula="of:=CONCATENATE([.A$1];[.J362])" office:value-type="string" office:string-value="some description364" calcext:value-type="string">
            <text:p>some description364</text:p>
          </table:table-cell>
          <table:table-cell table:formula="of:=CONCATENATE([.B$1];[.$J362];[.$M$2])" office:value-type="string" office:string-value="http://domain364.com" calcext:value-type="string">
            <text:p>http://domain364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5"/>
          <table:table-cell table:formula="of:=CONCATENATE([.$P$1];[.J362];[.$Q$1];[.$N$3];[.A362];[.$O$3];[.$Q$1];[.$N$3];[.B362];[.$O$3];[.$Q$1];[.$N$2];[.E362];[.$O$2];[.$Q$1];[.$N$2];[.C362];[.$O$2];[.$Q$1];[.$N$2];[.F362];[.$O$2];[.$Q$1];[.$N$2];[.D362];[.$O$2];[.$O$2])" office:value-type="string" office:string-value="insert into creatives values (364,'some description364','http://domain364.com',('ios','android'),(),(),())" calcext:value-type="string">
            <text:p>insert into creatives values (364,'some description364','http://domain364.com',('ios','android'),(),(),())</text:p>
          </table:table-cell>
          <table:table-cell/>
        </table:table-row>
        <table:table-row table:style-name="ro2">
          <table:table-cell table:formula="of:=CONCATENATE([.A$1];[.J363])" office:value-type="string" office:string-value="some description365" calcext:value-type="string">
            <text:p>some description365</text:p>
          </table:table-cell>
          <table:table-cell table:formula="of:=CONCATENATE([.B$1];[.$J363];[.$M$2])" office:value-type="string" office:string-value="http://domain365.com" calcext:value-type="string">
            <text:p>http://domain365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5" calcext:value-type="float">
            <text:p>365</text:p>
          </table:table-cell>
          <table:table-cell table:number-columns-repeated="5"/>
          <table:table-cell table:formula="of:=CONCATENATE([.$P$1];[.J363];[.$Q$1];[.$N$3];[.A363];[.$O$3];[.$Q$1];[.$N$3];[.B363];[.$O$3];[.$Q$1];[.$N$2];[.E363];[.$O$2];[.$Q$1];[.$N$2];[.C363];[.$O$2];[.$Q$1];[.$N$2];[.F363];[.$O$2];[.$Q$1];[.$N$2];[.D363];[.$O$2];[.$O$2])" office:value-type="string" office:string-value="insert into creatives values (365,'some description365','http://domain365.com',('ios','android'),(),(),())" calcext:value-type="string">
            <text:p>insert into creatives values (365,'some description365','http://domain365.com',('ios','android'),(),(),())</text:p>
          </table:table-cell>
          <table:table-cell/>
        </table:table-row>
        <table:table-row table:style-name="ro2">
          <table:table-cell table:formula="of:=CONCATENATE([.A$1];[.J364])" office:value-type="string" office:string-value="some description366" calcext:value-type="string">
            <text:p>some description366</text:p>
          </table:table-cell>
          <table:table-cell table:formula="of:=CONCATENATE([.B$1];[.$J364];[.$M$2])" office:value-type="string" office:string-value="http://domain366.com" calcext:value-type="string">
            <text:p>http://domain366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6" calcext:value-type="float">
            <text:p>366</text:p>
          </table:table-cell>
          <table:table-cell table:number-columns-repeated="5"/>
          <table:table-cell table:formula="of:=CONCATENATE([.$P$1];[.J364];[.$Q$1];[.$N$3];[.A364];[.$O$3];[.$Q$1];[.$N$3];[.B364];[.$O$3];[.$Q$1];[.$N$2];[.E364];[.$O$2];[.$Q$1];[.$N$2];[.C364];[.$O$2];[.$Q$1];[.$N$2];[.F364];[.$O$2];[.$Q$1];[.$N$2];[.D364];[.$O$2];[.$O$2])" office:value-type="string" office:string-value="insert into creatives values (366,'some description366','http://domain366.com',('ios','android'),(),(),())" calcext:value-type="string">
            <text:p>insert into creatives values (366,'some description366','http://domain366.com',('ios','android'),(),(),())</text:p>
          </table:table-cell>
          <table:table-cell/>
        </table:table-row>
        <table:table-row table:style-name="ro2">
          <table:table-cell table:formula="of:=CONCATENATE([.A$1];[.J365])" office:value-type="string" office:string-value="some description367" calcext:value-type="string">
            <text:p>some description367</text:p>
          </table:table-cell>
          <table:table-cell table:formula="of:=CONCATENATE([.B$1];[.$J365];[.$M$2])" office:value-type="string" office:string-value="http://domain367.com" calcext:value-type="string">
            <text:p>http://domain367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5"/>
          <table:table-cell table:formula="of:=CONCATENATE([.$P$1];[.J365];[.$Q$1];[.$N$3];[.A365];[.$O$3];[.$Q$1];[.$N$3];[.B365];[.$O$3];[.$Q$1];[.$N$2];[.E365];[.$O$2];[.$Q$1];[.$N$2];[.C365];[.$O$2];[.$Q$1];[.$N$2];[.F365];[.$O$2];[.$Q$1];[.$N$2];[.D365];[.$O$2];[.$O$2])" office:value-type="string" office:string-value="insert into creatives values (367,'some description367','http://domain367.com',('ios','android'),(),(),())" calcext:value-type="string">
            <text:p>insert into creatives values (367,'some description367','http://domain367.com',('ios','android'),(),(),())</text:p>
          </table:table-cell>
          <table:table-cell/>
        </table:table-row>
        <table:table-row table:style-name="ro2">
          <table:table-cell table:formula="of:=CONCATENATE([.A$1];[.J366])" office:value-type="string" office:string-value="some description368" calcext:value-type="string">
            <text:p>some description368</text:p>
          </table:table-cell>
          <table:table-cell table:formula="of:=CONCATENATE([.B$1];[.$J366];[.$M$2])" office:value-type="string" office:string-value="http://domain368.com" calcext:value-type="string">
            <text:p>http://domain368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5"/>
          <table:table-cell table:formula="of:=CONCATENATE([.$P$1];[.J366];[.$Q$1];[.$N$3];[.A366];[.$O$3];[.$Q$1];[.$N$3];[.B366];[.$O$3];[.$Q$1];[.$N$2];[.E366];[.$O$2];[.$Q$1];[.$N$2];[.C366];[.$O$2];[.$Q$1];[.$N$2];[.F366];[.$O$2];[.$Q$1];[.$N$2];[.D366];[.$O$2];[.$O$2])" office:value-type="string" office:string-value="insert into creatives values (368,'some description368','http://domain368.com',('ios','android'),(),(),())" calcext:value-type="string">
            <text:p>insert into creatives values (368,'some description368','http://domain368.com',('ios','android'),(),(),())</text:p>
          </table:table-cell>
          <table:table-cell/>
        </table:table-row>
        <table:table-row table:style-name="ro2">
          <table:table-cell table:formula="of:=CONCATENATE([.A$1];[.J367])" office:value-type="string" office:string-value="some description369" calcext:value-type="string">
            <text:p>some description369</text:p>
          </table:table-cell>
          <table:table-cell table:formula="of:=CONCATENATE([.B$1];[.$J367];[.$M$2])" office:value-type="string" office:string-value="http://domain369.com" calcext:value-type="string">
            <text:p>http://domain369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5"/>
          <table:table-cell table:formula="of:=CONCATENATE([.$P$1];[.J367];[.$Q$1];[.$N$3];[.A367];[.$O$3];[.$Q$1];[.$N$3];[.B367];[.$O$3];[.$Q$1];[.$N$2];[.E367];[.$O$2];[.$Q$1];[.$N$2];[.C367];[.$O$2];[.$Q$1];[.$N$2];[.F367];[.$O$2];[.$Q$1];[.$N$2];[.D367];[.$O$2];[.$O$2])" office:value-type="string" office:string-value="insert into creatives values (369,'some description369','http://domain369.com',('ios','android'),(),(),())" calcext:value-type="string">
            <text:p>insert into creatives values (369,'some description369','http://domain369.com',('ios','android'),(),(),())</text:p>
          </table:table-cell>
          <table:table-cell/>
        </table:table-row>
        <table:table-row table:style-name="ro2">
          <table:table-cell table:formula="of:=CONCATENATE([.A$1];[.J368])" office:value-type="string" office:string-value="some description370" calcext:value-type="string">
            <text:p>some description370</text:p>
          </table:table-cell>
          <table:table-cell table:formula="of:=CONCATENATE([.B$1];[.$J368];[.$M$2])" office:value-type="string" office:string-value="http://domain370.com" calcext:value-type="string">
            <text:p>http://domain370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table:number-columns-repeated="5"/>
          <table:table-cell table:formula="of:=CONCATENATE([.$P$1];[.J368];[.$Q$1];[.$N$3];[.A368];[.$O$3];[.$Q$1];[.$N$3];[.B368];[.$O$3];[.$Q$1];[.$N$2];[.E368];[.$O$2];[.$Q$1];[.$N$2];[.C368];[.$O$2];[.$Q$1];[.$N$2];[.F368];[.$O$2];[.$Q$1];[.$N$2];[.D368];[.$O$2];[.$O$2])" office:value-type="string" office:string-value="insert into creatives values (370,'some description370','http://domain370.com',('ios','android'),(),(),())" calcext:value-type="string">
            <text:p>insert into creatives values (370,'some description370','http://domain370.com',('ios','android'),(),(),())</text:p>
          </table:table-cell>
          <table:table-cell/>
        </table:table-row>
        <table:table-row table:style-name="ro2">
          <table:table-cell table:formula="of:=CONCATENATE([.A$1];[.J369])" office:value-type="string" office:string-value="some description371" calcext:value-type="string">
            <text:p>some description371</text:p>
          </table:table-cell>
          <table:table-cell table:formula="of:=CONCATENATE([.B$1];[.$J369];[.$M$2])" office:value-type="string" office:string-value="http://domain371.com" calcext:value-type="string">
            <text:p>http://domain371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1" calcext:value-type="float">
            <text:p>371</text:p>
          </table:table-cell>
          <table:table-cell table:number-columns-repeated="5"/>
          <table:table-cell table:formula="of:=CONCATENATE([.$P$1];[.J369];[.$Q$1];[.$N$3];[.A369];[.$O$3];[.$Q$1];[.$N$3];[.B369];[.$O$3];[.$Q$1];[.$N$2];[.E369];[.$O$2];[.$Q$1];[.$N$2];[.C369];[.$O$2];[.$Q$1];[.$N$2];[.F369];[.$O$2];[.$Q$1];[.$N$2];[.D369];[.$O$2];[.$O$2])" office:value-type="string" office:string-value="insert into creatives values (371,'some description371','http://domain371.com',('ios','android'),(),(),())" calcext:value-type="string">
            <text:p>insert into creatives values (371,'some description371','http://domain371.com',('ios','android'),(),(),())</text:p>
          </table:table-cell>
          <table:table-cell/>
        </table:table-row>
        <table:table-row table:style-name="ro2">
          <table:table-cell table:formula="of:=CONCATENATE([.A$1];[.J370])" office:value-type="string" office:string-value="some description372" calcext:value-type="string">
            <text:p>some description372</text:p>
          </table:table-cell>
          <table:table-cell table:formula="of:=CONCATENATE([.B$1];[.$J370];[.$M$2])" office:value-type="string" office:string-value="http://domain372.com" calcext:value-type="string">
            <text:p>http://domain372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2" calcext:value-type="float">
            <text:p>372</text:p>
          </table:table-cell>
          <table:table-cell table:number-columns-repeated="5"/>
          <table:table-cell table:formula="of:=CONCATENATE([.$P$1];[.J370];[.$Q$1];[.$N$3];[.A370];[.$O$3];[.$Q$1];[.$N$3];[.B370];[.$O$3];[.$Q$1];[.$N$2];[.E370];[.$O$2];[.$Q$1];[.$N$2];[.C370];[.$O$2];[.$Q$1];[.$N$2];[.F370];[.$O$2];[.$Q$1];[.$N$2];[.D370];[.$O$2];[.$O$2])" office:value-type="string" office:string-value="insert into creatives values (372,'some description372','http://domain372.com',('ios','android'),(),(),())" calcext:value-type="string">
            <text:p>insert into creatives values (372,'some description372','http://domain372.com',('ios','android'),(),(),())</text:p>
          </table:table-cell>
          <table:table-cell/>
        </table:table-row>
        <table:table-row table:style-name="ro2">
          <table:table-cell table:formula="of:=CONCATENATE([.A$1];[.J371])" office:value-type="string" office:string-value="some description373" calcext:value-type="string">
            <text:p>some description373</text:p>
          </table:table-cell>
          <table:table-cell table:formula="of:=CONCATENATE([.B$1];[.$J371];[.$M$2])" office:value-type="string" office:string-value="http://domain373.com" calcext:value-type="string">
            <text:p>http://domain373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3" calcext:value-type="float">
            <text:p>373</text:p>
          </table:table-cell>
          <table:table-cell table:number-columns-repeated="5"/>
          <table:table-cell table:formula="of:=CONCATENATE([.$P$1];[.J371];[.$Q$1];[.$N$3];[.A371];[.$O$3];[.$Q$1];[.$N$3];[.B371];[.$O$3];[.$Q$1];[.$N$2];[.E371];[.$O$2];[.$Q$1];[.$N$2];[.C371];[.$O$2];[.$Q$1];[.$N$2];[.F371];[.$O$2];[.$Q$1];[.$N$2];[.D371];[.$O$2];[.$O$2])" office:value-type="string" office:string-value="insert into creatives values (373,'some description373','http://domain373.com',('ios','android'),(),(),())" calcext:value-type="string">
            <text:p>insert into creatives values (373,'some description373','http://domain373.com',('ios','android'),(),(),())</text:p>
          </table:table-cell>
          <table:table-cell/>
        </table:table-row>
        <table:table-row table:style-name="ro2">
          <table:table-cell table:formula="of:=CONCATENATE([.A$1];[.J372])" office:value-type="string" office:string-value="some description374" calcext:value-type="string">
            <text:p>some description374</text:p>
          </table:table-cell>
          <table:table-cell table:formula="of:=CONCATENATE([.B$1];[.$J372];[.$M$2])" office:value-type="string" office:string-value="http://domain374.com" calcext:value-type="string">
            <text:p>http://domain374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4" calcext:value-type="float">
            <text:p>374</text:p>
          </table:table-cell>
          <table:table-cell table:number-columns-repeated="5"/>
          <table:table-cell table:formula="of:=CONCATENATE([.$P$1];[.J372];[.$Q$1];[.$N$3];[.A372];[.$O$3];[.$Q$1];[.$N$3];[.B372];[.$O$3];[.$Q$1];[.$N$2];[.E372];[.$O$2];[.$Q$1];[.$N$2];[.C372];[.$O$2];[.$Q$1];[.$N$2];[.F372];[.$O$2];[.$Q$1];[.$N$2];[.D372];[.$O$2];[.$O$2])" office:value-type="string" office:string-value="insert into creatives values (374,'some description374','http://domain374.com',('ios','android'),(),(),())" calcext:value-type="string">
            <text:p>insert into creatives values (374,'some description374','http://domain374.com',('ios','android'),(),(),())</text:p>
          </table:table-cell>
          <table:table-cell/>
        </table:table-row>
        <table:table-row table:style-name="ro2">
          <table:table-cell table:formula="of:=CONCATENATE([.A$1];[.J373])" office:value-type="string" office:string-value="some description375" calcext:value-type="string">
            <text:p>some description375</text:p>
          </table:table-cell>
          <table:table-cell table:formula="of:=CONCATENATE([.B$1];[.$J373];[.$M$2])" office:value-type="string" office:string-value="http://domain375.com" calcext:value-type="string">
            <text:p>http://domain375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table:number-columns-repeated="5"/>
          <table:table-cell table:formula="of:=CONCATENATE([.$P$1];[.J373];[.$Q$1];[.$N$3];[.A373];[.$O$3];[.$Q$1];[.$N$3];[.B373];[.$O$3];[.$Q$1];[.$N$2];[.E373];[.$O$2];[.$Q$1];[.$N$2];[.C373];[.$O$2];[.$Q$1];[.$N$2];[.F373];[.$O$2];[.$Q$1];[.$N$2];[.D373];[.$O$2];[.$O$2])" office:value-type="string" office:string-value="insert into creatives values (375,'some description375','http://domain375.com',('ios','android'),(),(),())" calcext:value-type="string">
            <text:p>insert into creatives values (375,'some description375','http://domain375.com',('ios','android'),(),(),())</text:p>
          </table:table-cell>
          <table:table-cell/>
        </table:table-row>
        <table:table-row table:style-name="ro2">
          <table:table-cell table:formula="of:=CONCATENATE([.A$1];[.J374])" office:value-type="string" office:string-value="some description376" calcext:value-type="string">
            <text:p>some description376</text:p>
          </table:table-cell>
          <table:table-cell table:formula="of:=CONCATENATE([.B$1];[.$J374];[.$M$2])" office:value-type="string" office:string-value="http://domain376.com" calcext:value-type="string">
            <text:p>http://domain376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6" calcext:value-type="float">
            <text:p>376</text:p>
          </table:table-cell>
          <table:table-cell table:number-columns-repeated="5"/>
          <table:table-cell table:formula="of:=CONCATENATE([.$P$1];[.J374];[.$Q$1];[.$N$3];[.A374];[.$O$3];[.$Q$1];[.$N$3];[.B374];[.$O$3];[.$Q$1];[.$N$2];[.E374];[.$O$2];[.$Q$1];[.$N$2];[.C374];[.$O$2];[.$Q$1];[.$N$2];[.F374];[.$O$2];[.$Q$1];[.$N$2];[.D374];[.$O$2];[.$O$2])" office:value-type="string" office:string-value="insert into creatives values (376,'some description376','http://domain376.com',('ios','android'),(),(),())" calcext:value-type="string">
            <text:p>insert into creatives values (376,'some description376','http://domain376.com',('ios','android'),(),(),())</text:p>
          </table:table-cell>
          <table:table-cell/>
        </table:table-row>
        <table:table-row table:style-name="ro2">
          <table:table-cell table:formula="of:=CONCATENATE([.A$1];[.J375])" office:value-type="string" office:string-value="some description377" calcext:value-type="string">
            <text:p>some description377</text:p>
          </table:table-cell>
          <table:table-cell table:formula="of:=CONCATENATE([.B$1];[.$J375];[.$M$2])" office:value-type="string" office:string-value="http://domain377.com" calcext:value-type="string">
            <text:p>http://domain377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5"/>
          <table:table-cell table:formula="of:=CONCATENATE([.$P$1];[.J375];[.$Q$1];[.$N$3];[.A375];[.$O$3];[.$Q$1];[.$N$3];[.B375];[.$O$3];[.$Q$1];[.$N$2];[.E375];[.$O$2];[.$Q$1];[.$N$2];[.C375];[.$O$2];[.$Q$1];[.$N$2];[.F375];[.$O$2];[.$Q$1];[.$N$2];[.D375];[.$O$2];[.$O$2])" office:value-type="string" office:string-value="insert into creatives values (377,'some description377','http://domain377.com',('ios','android'),(),(),())" calcext:value-type="string">
            <text:p>insert into creatives values (377,'some description377','http://domain377.com',('ios','android'),(),(),())</text:p>
          </table:table-cell>
          <table:table-cell/>
        </table:table-row>
        <table:table-row table:style-name="ro2">
          <table:table-cell table:formula="of:=CONCATENATE([.A$1];[.J376])" office:value-type="string" office:string-value="some description378" calcext:value-type="string">
            <text:p>some description378</text:p>
          </table:table-cell>
          <table:table-cell table:formula="of:=CONCATENATE([.B$1];[.$J376];[.$M$2])" office:value-type="string" office:string-value="http://domain378.com" calcext:value-type="string">
            <text:p>http://domain378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5"/>
          <table:table-cell table:formula="of:=CONCATENATE([.$P$1];[.J376];[.$Q$1];[.$N$3];[.A376];[.$O$3];[.$Q$1];[.$N$3];[.B376];[.$O$3];[.$Q$1];[.$N$2];[.E376];[.$O$2];[.$Q$1];[.$N$2];[.C376];[.$O$2];[.$Q$1];[.$N$2];[.F376];[.$O$2];[.$Q$1];[.$N$2];[.D376];[.$O$2];[.$O$2])" office:value-type="string" office:string-value="insert into creatives values (378,'some description378','http://domain378.com',('ios','android'),(),(),())" calcext:value-type="string">
            <text:p>insert into creatives values (378,'some description378','http://domain378.com',('ios','android'),(),(),())</text:p>
          </table:table-cell>
          <table:table-cell/>
        </table:table-row>
        <table:table-row table:style-name="ro2">
          <table:table-cell table:formula="of:=CONCATENATE([.A$1];[.J377])" office:value-type="string" office:string-value="some description379" calcext:value-type="string">
            <text:p>some description379</text:p>
          </table:table-cell>
          <table:table-cell table:formula="of:=CONCATENATE([.B$1];[.$J377];[.$M$2])" office:value-type="string" office:string-value="http://domain379.com" calcext:value-type="string">
            <text:p>http://domain379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79" calcext:value-type="float">
            <text:p>379</text:p>
          </table:table-cell>
          <table:table-cell table:number-columns-repeated="5"/>
          <table:table-cell table:formula="of:=CONCATENATE([.$P$1];[.J377];[.$Q$1];[.$N$3];[.A377];[.$O$3];[.$Q$1];[.$N$3];[.B377];[.$O$3];[.$Q$1];[.$N$2];[.E377];[.$O$2];[.$Q$1];[.$N$2];[.C377];[.$O$2];[.$Q$1];[.$N$2];[.F377];[.$O$2];[.$Q$1];[.$N$2];[.D377];[.$O$2];[.$O$2])" office:value-type="string" office:string-value="insert into creatives values (379,'some description379','http://domain379.com',('ios','android'),(),(),())" calcext:value-type="string">
            <text:p>insert into creatives values (379,'some description379','http://domain379.com',('ios','android'),(),(),())</text:p>
          </table:table-cell>
          <table:table-cell/>
        </table:table-row>
        <table:table-row table:style-name="ro2">
          <table:table-cell table:formula="of:=CONCATENATE([.A$1];[.J378])" office:value-type="string" office:string-value="some description380" calcext:value-type="string">
            <text:p>some description380</text:p>
          </table:table-cell>
          <table:table-cell table:formula="of:=CONCATENATE([.B$1];[.$J378];[.$M$2])" office:value-type="string" office:string-value="http://domain380.com" calcext:value-type="string">
            <text:p>http://domain380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table:number-columns-repeated="5"/>
          <table:table-cell table:formula="of:=CONCATENATE([.$P$1];[.J378];[.$Q$1];[.$N$3];[.A378];[.$O$3];[.$Q$1];[.$N$3];[.B378];[.$O$3];[.$Q$1];[.$N$2];[.E378];[.$O$2];[.$Q$1];[.$N$2];[.C378];[.$O$2];[.$Q$1];[.$N$2];[.F378];[.$O$2];[.$Q$1];[.$N$2];[.D378];[.$O$2];[.$O$2])" office:value-type="string" office:string-value="insert into creatives values (380,'some description380','http://domain380.com',('ios','android'),(),(),())" calcext:value-type="string">
            <text:p>insert into creatives values (380,'some description380','http://domain380.com',('ios','android'),(),(),())</text:p>
          </table:table-cell>
          <table:table-cell/>
        </table:table-row>
        <table:table-row table:style-name="ro2">
          <table:table-cell table:formula="of:=CONCATENATE([.A$1];[.J379])" office:value-type="string" office:string-value="some description381" calcext:value-type="string">
            <text:p>some description381</text:p>
          </table:table-cell>
          <table:table-cell table:formula="of:=CONCATENATE([.B$1];[.$J379];[.$M$2])" office:value-type="string" office:string-value="http://domain381.com" calcext:value-type="string">
            <text:p>http://domain381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1" calcext:value-type="float">
            <text:p>381</text:p>
          </table:table-cell>
          <table:table-cell table:number-columns-repeated="5"/>
          <table:table-cell table:formula="of:=CONCATENATE([.$P$1];[.J379];[.$Q$1];[.$N$3];[.A379];[.$O$3];[.$Q$1];[.$N$3];[.B379];[.$O$3];[.$Q$1];[.$N$2];[.E379];[.$O$2];[.$Q$1];[.$N$2];[.C379];[.$O$2];[.$Q$1];[.$N$2];[.F379];[.$O$2];[.$Q$1];[.$N$2];[.D379];[.$O$2];[.$O$2])" office:value-type="string" office:string-value="insert into creatives values (381,'some description381','http://domain381.com',('ios','android'),(),(),())" calcext:value-type="string">
            <text:p>insert into creatives values (381,'some description381','http://domain381.com',('ios','android'),(),(),())</text:p>
          </table:table-cell>
          <table:table-cell/>
        </table:table-row>
        <table:table-row table:style-name="ro2">
          <table:table-cell table:formula="of:=CONCATENATE([.A$1];[.J380])" office:value-type="string" office:string-value="some description382" calcext:value-type="string">
            <text:p>some description382</text:p>
          </table:table-cell>
          <table:table-cell table:formula="of:=CONCATENATE([.B$1];[.$J380];[.$M$2])" office:value-type="string" office:string-value="http://domain382.com" calcext:value-type="string">
            <text:p>http://domain382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2" calcext:value-type="float">
            <text:p>382</text:p>
          </table:table-cell>
          <table:table-cell table:number-columns-repeated="5"/>
          <table:table-cell table:formula="of:=CONCATENATE([.$P$1];[.J380];[.$Q$1];[.$N$3];[.A380];[.$O$3];[.$Q$1];[.$N$3];[.B380];[.$O$3];[.$Q$1];[.$N$2];[.E380];[.$O$2];[.$Q$1];[.$N$2];[.C380];[.$O$2];[.$Q$1];[.$N$2];[.F380];[.$O$2];[.$Q$1];[.$N$2];[.D380];[.$O$2];[.$O$2])" office:value-type="string" office:string-value="insert into creatives values (382,'some description382','http://domain382.com',('ios','android'),(),(),())" calcext:value-type="string">
            <text:p>insert into creatives values (382,'some description382','http://domain382.com',('ios','android'),(),(),())</text:p>
          </table:table-cell>
          <table:table-cell/>
        </table:table-row>
        <table:table-row table:style-name="ro2">
          <table:table-cell table:formula="of:=CONCATENATE([.A$1];[.J381])" office:value-type="string" office:string-value="some description383" calcext:value-type="string">
            <text:p>some description383</text:p>
          </table:table-cell>
          <table:table-cell table:formula="of:=CONCATENATE([.B$1];[.$J381];[.$M$2])" office:value-type="string" office:string-value="http://domain383.com" calcext:value-type="string">
            <text:p>http://domain383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3" calcext:value-type="float">
            <text:p>383</text:p>
          </table:table-cell>
          <table:table-cell table:number-columns-repeated="5"/>
          <table:table-cell table:formula="of:=CONCATENATE([.$P$1];[.J381];[.$Q$1];[.$N$3];[.A381];[.$O$3];[.$Q$1];[.$N$3];[.B381];[.$O$3];[.$Q$1];[.$N$2];[.E381];[.$O$2];[.$Q$1];[.$N$2];[.C381];[.$O$2];[.$Q$1];[.$N$2];[.F381];[.$O$2];[.$Q$1];[.$N$2];[.D381];[.$O$2];[.$O$2])" office:value-type="string" office:string-value="insert into creatives values (383,'some description383','http://domain383.com',('ios','android'),(),(),())" calcext:value-type="string">
            <text:p>insert into creatives values (383,'some description383','http://domain383.com',('ios','android'),(),(),())</text:p>
          </table:table-cell>
          <table:table-cell/>
        </table:table-row>
        <table:table-row table:style-name="ro2">
          <table:table-cell table:formula="of:=CONCATENATE([.A$1];[.J382])" office:value-type="string" office:string-value="some description384" calcext:value-type="string">
            <text:p>some description384</text:p>
          </table:table-cell>
          <table:table-cell table:formula="of:=CONCATENATE([.B$1];[.$J382];[.$M$2])" office:value-type="string" office:string-value="http://domain384.com" calcext:value-type="string">
            <text:p>http://domain384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4" calcext:value-type="float">
            <text:p>384</text:p>
          </table:table-cell>
          <table:table-cell table:number-columns-repeated="5"/>
          <table:table-cell table:formula="of:=CONCATENATE([.$P$1];[.J382];[.$Q$1];[.$N$3];[.A382];[.$O$3];[.$Q$1];[.$N$3];[.B382];[.$O$3];[.$Q$1];[.$N$2];[.E382];[.$O$2];[.$Q$1];[.$N$2];[.C382];[.$O$2];[.$Q$1];[.$N$2];[.F382];[.$O$2];[.$Q$1];[.$N$2];[.D382];[.$O$2];[.$O$2])" office:value-type="string" office:string-value="insert into creatives values (384,'some description384','http://domain384.com',('ios','android'),(),(),())" calcext:value-type="string">
            <text:p>insert into creatives values (384,'some description384','http://domain384.com',('ios','android'),(),(),())</text:p>
          </table:table-cell>
          <table:table-cell/>
        </table:table-row>
        <table:table-row table:style-name="ro2">
          <table:table-cell table:formula="of:=CONCATENATE([.A$1];[.J383])" office:value-type="string" office:string-value="some description385" calcext:value-type="string">
            <text:p>some description385</text:p>
          </table:table-cell>
          <table:table-cell table:formula="of:=CONCATENATE([.B$1];[.$J383];[.$M$2])" office:value-type="string" office:string-value="http://domain385.com" calcext:value-type="string">
            <text:p>http://domain385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5" calcext:value-type="float">
            <text:p>385</text:p>
          </table:table-cell>
          <table:table-cell table:number-columns-repeated="5"/>
          <table:table-cell table:formula="of:=CONCATENATE([.$P$1];[.J383];[.$Q$1];[.$N$3];[.A383];[.$O$3];[.$Q$1];[.$N$3];[.B383];[.$O$3];[.$Q$1];[.$N$2];[.E383];[.$O$2];[.$Q$1];[.$N$2];[.C383];[.$O$2];[.$Q$1];[.$N$2];[.F383];[.$O$2];[.$Q$1];[.$N$2];[.D383];[.$O$2];[.$O$2])" office:value-type="string" office:string-value="insert into creatives values (385,'some description385','http://domain385.com',('ios','android'),(),(),())" calcext:value-type="string">
            <text:p>insert into creatives values (385,'some description385','http://domain385.com',('ios','android'),(),(),())</text:p>
          </table:table-cell>
          <table:table-cell/>
        </table:table-row>
        <table:table-row table:style-name="ro2">
          <table:table-cell table:formula="of:=CONCATENATE([.A$1];[.J384])" office:value-type="string" office:string-value="some description386" calcext:value-type="string">
            <text:p>some description386</text:p>
          </table:table-cell>
          <table:table-cell table:formula="of:=CONCATENATE([.B$1];[.$J384];[.$M$2])" office:value-type="string" office:string-value="http://domain386.com" calcext:value-type="string">
            <text:p>http://domain386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6" calcext:value-type="float">
            <text:p>386</text:p>
          </table:table-cell>
          <table:table-cell table:number-columns-repeated="5"/>
          <table:table-cell table:formula="of:=CONCATENATE([.$P$1];[.J384];[.$Q$1];[.$N$3];[.A384];[.$O$3];[.$Q$1];[.$N$3];[.B384];[.$O$3];[.$Q$1];[.$N$2];[.E384];[.$O$2];[.$Q$1];[.$N$2];[.C384];[.$O$2];[.$Q$1];[.$N$2];[.F384];[.$O$2];[.$Q$1];[.$N$2];[.D384];[.$O$2];[.$O$2])" office:value-type="string" office:string-value="insert into creatives values (386,'some description386','http://domain386.com',('ios','android'),(),(),())" calcext:value-type="string">
            <text:p>insert into creatives values (386,'some description386','http://domain386.com',('ios','android'),(),(),())</text:p>
          </table:table-cell>
          <table:table-cell/>
        </table:table-row>
        <table:table-row table:style-name="ro2">
          <table:table-cell table:formula="of:=CONCATENATE([.A$1];[.J385])" office:value-type="string" office:string-value="some description387" calcext:value-type="string">
            <text:p>some description387</text:p>
          </table:table-cell>
          <table:table-cell table:formula="of:=CONCATENATE([.B$1];[.$J385];[.$M$2])" office:value-type="string" office:string-value="http://domain387.com" calcext:value-type="string">
            <text:p>http://domain387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7" calcext:value-type="float">
            <text:p>387</text:p>
          </table:table-cell>
          <table:table-cell table:number-columns-repeated="5"/>
          <table:table-cell table:formula="of:=CONCATENATE([.$P$1];[.J385];[.$Q$1];[.$N$3];[.A385];[.$O$3];[.$Q$1];[.$N$3];[.B385];[.$O$3];[.$Q$1];[.$N$2];[.E385];[.$O$2];[.$Q$1];[.$N$2];[.C385];[.$O$2];[.$Q$1];[.$N$2];[.F385];[.$O$2];[.$Q$1];[.$N$2];[.D385];[.$O$2];[.$O$2])" office:value-type="string" office:string-value="insert into creatives values (387,'some description387','http://domain387.com',('ios','android'),(),(),())" calcext:value-type="string">
            <text:p>insert into creatives values (387,'some description387','http://domain387.com',('ios','android'),(),(),())</text:p>
          </table:table-cell>
          <table:table-cell/>
        </table:table-row>
        <table:table-row table:style-name="ro2">
          <table:table-cell table:formula="of:=CONCATENATE([.A$1];[.J386])" office:value-type="string" office:string-value="some description388" calcext:value-type="string">
            <text:p>some description388</text:p>
          </table:table-cell>
          <table:table-cell table:formula="of:=CONCATENATE([.B$1];[.$J386];[.$M$2])" office:value-type="string" office:string-value="http://domain388.com" calcext:value-type="string">
            <text:p>http://domain388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8" calcext:value-type="float">
            <text:p>388</text:p>
          </table:table-cell>
          <table:table-cell table:number-columns-repeated="5"/>
          <table:table-cell table:formula="of:=CONCATENATE([.$P$1];[.J386];[.$Q$1];[.$N$3];[.A386];[.$O$3];[.$Q$1];[.$N$3];[.B386];[.$O$3];[.$Q$1];[.$N$2];[.E386];[.$O$2];[.$Q$1];[.$N$2];[.C386];[.$O$2];[.$Q$1];[.$N$2];[.F386];[.$O$2];[.$Q$1];[.$N$2];[.D386];[.$O$2];[.$O$2])" office:value-type="string" office:string-value="insert into creatives values (388,'some description388','http://domain388.com',('ios','android'),(),(),())" calcext:value-type="string">
            <text:p>insert into creatives values (388,'some description388','http://domain388.com',('ios','android'),(),(),())</text:p>
          </table:table-cell>
          <table:table-cell/>
        </table:table-row>
        <table:table-row table:style-name="ro2">
          <table:table-cell table:formula="of:=CONCATENATE([.A$1];[.J387])" office:value-type="string" office:string-value="some description389" calcext:value-type="string">
            <text:p>some description389</text:p>
          </table:table-cell>
          <table:table-cell table:formula="of:=CONCATENATE([.B$1];[.$J387];[.$M$2])" office:value-type="string" office:string-value="http://domain389.com" calcext:value-type="string">
            <text:p>http://domain389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89" calcext:value-type="float">
            <text:p>389</text:p>
          </table:table-cell>
          <table:table-cell table:number-columns-repeated="5"/>
          <table:table-cell table:formula="of:=CONCATENATE([.$P$1];[.J387];[.$Q$1];[.$N$3];[.A387];[.$O$3];[.$Q$1];[.$N$3];[.B387];[.$O$3];[.$Q$1];[.$N$2];[.E387];[.$O$2];[.$Q$1];[.$N$2];[.C387];[.$O$2];[.$Q$1];[.$N$2];[.F387];[.$O$2];[.$Q$1];[.$N$2];[.D387];[.$O$2];[.$O$2])" office:value-type="string" office:string-value="insert into creatives values (389,'some description389','http://domain389.com',('ios','android'),(),(),())" calcext:value-type="string">
            <text:p>insert into creatives values (389,'some description389','http://domain389.com',('ios','android'),(),(),())</text:p>
          </table:table-cell>
          <table:table-cell/>
        </table:table-row>
        <table:table-row table:style-name="ro2">
          <table:table-cell table:formula="of:=CONCATENATE([.A$1];[.J388])" office:value-type="string" office:string-value="some description390" calcext:value-type="string">
            <text:p>some description390</text:p>
          </table:table-cell>
          <table:table-cell table:formula="of:=CONCATENATE([.B$1];[.$J388];[.$M$2])" office:value-type="string" office:string-value="http://domain390.com" calcext:value-type="string">
            <text:p>http://domain390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5"/>
          <table:table-cell table:formula="of:=CONCATENATE([.$P$1];[.J388];[.$Q$1];[.$N$3];[.A388];[.$O$3];[.$Q$1];[.$N$3];[.B388];[.$O$3];[.$Q$1];[.$N$2];[.E388];[.$O$2];[.$Q$1];[.$N$2];[.C388];[.$O$2];[.$Q$1];[.$N$2];[.F388];[.$O$2];[.$Q$1];[.$N$2];[.D388];[.$O$2];[.$O$2])" office:value-type="string" office:string-value="insert into creatives values (390,'some description390','http://domain390.com',('ios','android'),(),(),())" calcext:value-type="string">
            <text:p>insert into creatives values (390,'some description390','http://domain390.com',('ios','android'),(),(),())</text:p>
          </table:table-cell>
          <table:table-cell/>
        </table:table-row>
        <table:table-row table:style-name="ro2">
          <table:table-cell table:formula="of:=CONCATENATE([.A$1];[.J389])" office:value-type="string" office:string-value="some description391" calcext:value-type="string">
            <text:p>some description391</text:p>
          </table:table-cell>
          <table:table-cell table:formula="of:=CONCATENATE([.B$1];[.$J389];[.$M$2])" office:value-type="string" office:string-value="http://domain391.com" calcext:value-type="string">
            <text:p>http://domain391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1" calcext:value-type="float">
            <text:p>391</text:p>
          </table:table-cell>
          <table:table-cell table:number-columns-repeated="5"/>
          <table:table-cell table:formula="of:=CONCATENATE([.$P$1];[.J389];[.$Q$1];[.$N$3];[.A389];[.$O$3];[.$Q$1];[.$N$3];[.B389];[.$O$3];[.$Q$1];[.$N$2];[.E389];[.$O$2];[.$Q$1];[.$N$2];[.C389];[.$O$2];[.$Q$1];[.$N$2];[.F389];[.$O$2];[.$Q$1];[.$N$2];[.D389];[.$O$2];[.$O$2])" office:value-type="string" office:string-value="insert into creatives values (391,'some description391','http://domain391.com',('ios','android'),(),(),())" calcext:value-type="string">
            <text:p>insert into creatives values (391,'some description391','http://domain391.com',('ios','android'),(),(),())</text:p>
          </table:table-cell>
          <table:table-cell/>
        </table:table-row>
        <table:table-row table:style-name="ro2">
          <table:table-cell table:formula="of:=CONCATENATE([.A$1];[.J390])" office:value-type="string" office:string-value="some description392" calcext:value-type="string">
            <text:p>some description392</text:p>
          </table:table-cell>
          <table:table-cell table:formula="of:=CONCATENATE([.B$1];[.$J390];[.$M$2])" office:value-type="string" office:string-value="http://domain392.com" calcext:value-type="string">
            <text:p>http://domain392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2" calcext:value-type="float">
            <text:p>392</text:p>
          </table:table-cell>
          <table:table-cell table:number-columns-repeated="5"/>
          <table:table-cell table:formula="of:=CONCATENATE([.$P$1];[.J390];[.$Q$1];[.$N$3];[.A390];[.$O$3];[.$Q$1];[.$N$3];[.B390];[.$O$3];[.$Q$1];[.$N$2];[.E390];[.$O$2];[.$Q$1];[.$N$2];[.C390];[.$O$2];[.$Q$1];[.$N$2];[.F390];[.$O$2];[.$Q$1];[.$N$2];[.D390];[.$O$2];[.$O$2])" office:value-type="string" office:string-value="insert into creatives values (392,'some description392','http://domain392.com',('ios','android'),(),(),())" calcext:value-type="string">
            <text:p>insert into creatives values (392,'some description392','http://domain392.com',('ios','android'),(),(),())</text:p>
          </table:table-cell>
          <table:table-cell/>
        </table:table-row>
        <table:table-row table:style-name="ro2">
          <table:table-cell table:formula="of:=CONCATENATE([.A$1];[.J391])" office:value-type="string" office:string-value="some description393" calcext:value-type="string">
            <text:p>some description393</text:p>
          </table:table-cell>
          <table:table-cell table:formula="of:=CONCATENATE([.B$1];[.$J391];[.$M$2])" office:value-type="string" office:string-value="http://domain393.com" calcext:value-type="string">
            <text:p>http://domain393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table:number-columns-repeated="5"/>
          <table:table-cell table:formula="of:=CONCATENATE([.$P$1];[.J391];[.$Q$1];[.$N$3];[.A391];[.$O$3];[.$Q$1];[.$N$3];[.B391];[.$O$3];[.$Q$1];[.$N$2];[.E391];[.$O$2];[.$Q$1];[.$N$2];[.C391];[.$O$2];[.$Q$1];[.$N$2];[.F391];[.$O$2];[.$Q$1];[.$N$2];[.D391];[.$O$2];[.$O$2])" office:value-type="string" office:string-value="insert into creatives values (393,'some description393','http://domain393.com',('ios','android'),(),(),())" calcext:value-type="string">
            <text:p>insert into creatives values (393,'some description393','http://domain393.com',('ios','android'),(),(),())</text:p>
          </table:table-cell>
          <table:table-cell/>
        </table:table-row>
        <table:table-row table:style-name="ro2">
          <table:table-cell table:formula="of:=CONCATENATE([.A$1];[.J392])" office:value-type="string" office:string-value="some description394" calcext:value-type="string">
            <text:p>some description394</text:p>
          </table:table-cell>
          <table:table-cell table:formula="of:=CONCATENATE([.B$1];[.$J392];[.$M$2])" office:value-type="string" office:string-value="http://domain394.com" calcext:value-type="string">
            <text:p>http://domain394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4" calcext:value-type="float">
            <text:p>394</text:p>
          </table:table-cell>
          <table:table-cell table:number-columns-repeated="5"/>
          <table:table-cell table:formula="of:=CONCATENATE([.$P$1];[.J392];[.$Q$1];[.$N$3];[.A392];[.$O$3];[.$Q$1];[.$N$3];[.B392];[.$O$3];[.$Q$1];[.$N$2];[.E392];[.$O$2];[.$Q$1];[.$N$2];[.C392];[.$O$2];[.$Q$1];[.$N$2];[.F392];[.$O$2];[.$Q$1];[.$N$2];[.D392];[.$O$2];[.$O$2])" office:value-type="string" office:string-value="insert into creatives values (394,'some description394','http://domain394.com',('ios','android'),(),(),())" calcext:value-type="string">
            <text:p>insert into creatives values (394,'some description394','http://domain394.com',('ios','android'),(),(),())</text:p>
          </table:table-cell>
          <table:table-cell/>
        </table:table-row>
        <table:table-row table:style-name="ro2">
          <table:table-cell table:formula="of:=CONCATENATE([.A$1];[.J393])" office:value-type="string" office:string-value="some description395" calcext:value-type="string">
            <text:p>some description395</text:p>
          </table:table-cell>
          <table:table-cell table:formula="of:=CONCATENATE([.B$1];[.$J393];[.$M$2])" office:value-type="string" office:string-value="http://domain395.com" calcext:value-type="string">
            <text:p>http://domain395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5" calcext:value-type="float">
            <text:p>395</text:p>
          </table:table-cell>
          <table:table-cell table:number-columns-repeated="5"/>
          <table:table-cell table:formula="of:=CONCATENATE([.$P$1];[.J393];[.$Q$1];[.$N$3];[.A393];[.$O$3];[.$Q$1];[.$N$3];[.B393];[.$O$3];[.$Q$1];[.$N$2];[.E393];[.$O$2];[.$Q$1];[.$N$2];[.C393];[.$O$2];[.$Q$1];[.$N$2];[.F393];[.$O$2];[.$Q$1];[.$N$2];[.D393];[.$O$2];[.$O$2])" office:value-type="string" office:string-value="insert into creatives values (395,'some description395','http://domain395.com',('ios','android'),(),(),())" calcext:value-type="string">
            <text:p>insert into creatives values (395,'some description395','http://domain395.com',('ios','android'),(),(),())</text:p>
          </table:table-cell>
          <table:table-cell/>
        </table:table-row>
        <table:table-row table:style-name="ro2">
          <table:table-cell table:formula="of:=CONCATENATE([.A$1];[.J394])" office:value-type="string" office:string-value="some description396" calcext:value-type="string">
            <text:p>some description396</text:p>
          </table:table-cell>
          <table:table-cell table:formula="of:=CONCATENATE([.B$1];[.$J394];[.$M$2])" office:value-type="string" office:string-value="http://domain396.com" calcext:value-type="string">
            <text:p>http://domain396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number-columns-repeated="5"/>
          <table:table-cell table:formula="of:=CONCATENATE([.$P$1];[.J394];[.$Q$1];[.$N$3];[.A394];[.$O$3];[.$Q$1];[.$N$3];[.B394];[.$O$3];[.$Q$1];[.$N$2];[.E394];[.$O$2];[.$Q$1];[.$N$2];[.C394];[.$O$2];[.$Q$1];[.$N$2];[.F394];[.$O$2];[.$Q$1];[.$N$2];[.D394];[.$O$2];[.$O$2])" office:value-type="string" office:string-value="insert into creatives values (396,'some description396','http://domain396.com',('ios','android'),(),(),())" calcext:value-type="string">
            <text:p>insert into creatives values (396,'some description396','http://domain396.com',('ios','android'),(),(),())</text:p>
          </table:table-cell>
          <table:table-cell/>
        </table:table-row>
        <table:table-row table:style-name="ro2">
          <table:table-cell table:formula="of:=CONCATENATE([.A$1];[.J395])" office:value-type="string" office:string-value="some description397" calcext:value-type="string">
            <text:p>some description397</text:p>
          </table:table-cell>
          <table:table-cell table:formula="of:=CONCATENATE([.B$1];[.$J395];[.$M$2])" office:value-type="string" office:string-value="http://domain397.com" calcext:value-type="string">
            <text:p>http://domain397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7" calcext:value-type="float">
            <text:p>397</text:p>
          </table:table-cell>
          <table:table-cell table:number-columns-repeated="5"/>
          <table:table-cell table:formula="of:=CONCATENATE([.$P$1];[.J395];[.$Q$1];[.$N$3];[.A395];[.$O$3];[.$Q$1];[.$N$3];[.B395];[.$O$3];[.$Q$1];[.$N$2];[.E395];[.$O$2];[.$Q$1];[.$N$2];[.C395];[.$O$2];[.$Q$1];[.$N$2];[.F395];[.$O$2];[.$Q$1];[.$N$2];[.D395];[.$O$2];[.$O$2])" office:value-type="string" office:string-value="insert into creatives values (397,'some description397','http://domain397.com',('ios','android'),(),(),())" calcext:value-type="string">
            <text:p>insert into creatives values (397,'some description397','http://domain397.com',('ios','android'),(),(),())</text:p>
          </table:table-cell>
          <table:table-cell/>
        </table:table-row>
        <table:table-row table:style-name="ro2">
          <table:table-cell table:formula="of:=CONCATENATE([.A$1];[.J396])" office:value-type="string" office:string-value="some description398" calcext:value-type="string">
            <text:p>some description398</text:p>
          </table:table-cell>
          <table:table-cell table:formula="of:=CONCATENATE([.B$1];[.$J396];[.$M$2])" office:value-type="string" office:string-value="http://domain398.com" calcext:value-type="string">
            <text:p>http://domain398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number-columns-repeated="5"/>
          <table:table-cell table:formula="of:=CONCATENATE([.$P$1];[.J396];[.$Q$1];[.$N$3];[.A396];[.$O$3];[.$Q$1];[.$N$3];[.B396];[.$O$3];[.$Q$1];[.$N$2];[.E396];[.$O$2];[.$Q$1];[.$N$2];[.C396];[.$O$2];[.$Q$1];[.$N$2];[.F396];[.$O$2];[.$Q$1];[.$N$2];[.D396];[.$O$2];[.$O$2])" office:value-type="string" office:string-value="insert into creatives values (398,'some description398','http://domain398.com',('ios','android'),(),(),())" calcext:value-type="string">
            <text:p>insert into creatives values (398,'some description398','http://domain398.com',('ios','android'),(),(),())</text:p>
          </table:table-cell>
          <table:table-cell/>
        </table:table-row>
        <table:table-row table:style-name="ro2">
          <table:table-cell table:formula="of:=CONCATENATE([.A$1];[.J397])" office:value-type="string" office:string-value="some description399" calcext:value-type="string">
            <text:p>some description399</text:p>
          </table:table-cell>
          <table:table-cell table:formula="of:=CONCATENATE([.B$1];[.$J397];[.$M$2])" office:value-type="string" office:string-value="http://domain399.com" calcext:value-type="string">
            <text:p>http://domain399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399" calcext:value-type="float">
            <text:p>399</text:p>
          </table:table-cell>
          <table:table-cell table:number-columns-repeated="5"/>
          <table:table-cell table:formula="of:=CONCATENATE([.$P$1];[.J397];[.$Q$1];[.$N$3];[.A397];[.$O$3];[.$Q$1];[.$N$3];[.B397];[.$O$3];[.$Q$1];[.$N$2];[.E397];[.$O$2];[.$Q$1];[.$N$2];[.C397];[.$O$2];[.$Q$1];[.$N$2];[.F397];[.$O$2];[.$Q$1];[.$N$2];[.D397];[.$O$2];[.$O$2])" office:value-type="string" office:string-value="insert into creatives values (399,'some description399','http://domain399.com',('ios','android'),(),(),())" calcext:value-type="string">
            <text:p>insert into creatives values (399,'some description399','http://domain399.com',('ios','android'),(),(),())</text:p>
          </table:table-cell>
          <table:table-cell/>
        </table:table-row>
        <table:table-row table:style-name="ro2">
          <table:table-cell table:formula="of:=CONCATENATE([.A$1];[.J398])" office:value-type="string" office:string-value="some description400" calcext:value-type="string">
            <text:p>some description400</text:p>
          </table:table-cell>
          <table:table-cell table:formula="of:=CONCATENATE([.B$1];[.$J398];[.$M$2])" office:value-type="string" office:string-value="http://domain400.com" calcext:value-type="string">
            <text:p>http://domain400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5"/>
          <table:table-cell table:formula="of:=CONCATENATE([.$P$1];[.J398];[.$Q$1];[.$N$3];[.A398];[.$O$3];[.$Q$1];[.$N$3];[.B398];[.$O$3];[.$Q$1];[.$N$2];[.E398];[.$O$2];[.$Q$1];[.$N$2];[.C398];[.$O$2];[.$Q$1];[.$N$2];[.F398];[.$O$2];[.$Q$1];[.$N$2];[.D398];[.$O$2];[.$O$2])" office:value-type="string" office:string-value="insert into creatives values (400,'some description400','http://domain400.com',('ios','android'),(),(),())" calcext:value-type="string">
            <text:p>insert into creatives values (400,'some description400','http://domain400.com',('ios','android'),(),(),())</text:p>
          </table:table-cell>
          <table:table-cell/>
        </table:table-row>
        <table:table-row table:style-name="ro2">
          <table:table-cell table:formula="of:=CONCATENATE([.A$1];[.J399])" office:value-type="string" office:string-value="some description401" calcext:value-type="string">
            <text:p>some description401</text:p>
          </table:table-cell>
          <table:table-cell table:formula="of:=CONCATENATE([.B$1];[.$J399];[.$M$2])" office:value-type="string" office:string-value="http://domain401.com" calcext:value-type="string">
            <text:p>http://domain401.com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401" calcext:value-type="float">
            <text:p>401</text:p>
          </table:table-cell>
          <table:table-cell table:number-columns-repeated="5"/>
          <table:table-cell table:formula="of:=CONCATENATE([.$P$1];[.J399];[.$Q$1];[.$N$3];[.A399];[.$O$3];[.$Q$1];[.$N$3];[.B399];[.$O$3];[.$Q$1];[.$N$2];[.E399];[.$O$2];[.$Q$1];[.$N$2];[.C399];[.$O$2];[.$Q$1];[.$N$2];[.F399];[.$O$2];[.$Q$1];[.$N$2];[.D399];[.$O$2];[.$O$2])" office:value-type="string" office:string-value="insert into creatives values (401,'some description401','http://domain401.com',('ios','android'),(),(),())" calcext:value-type="string">
            <text:p>insert into creatives values (401,'some description401','http://domain401.com',('ios','android'),(),(),())</text:p>
          </table:table-cell>
          <table:table-cell/>
        </table:table-row>
        <table:table-row table:style-name="ro2">
          <table:table-cell table:formula="of:=CONCATENATE([.A$1];[.J400])" office:value-type="string" office:string-value="some description402" calcext:value-type="string">
            <text:p>some description402</text:p>
          </table:table-cell>
          <table:table-cell table:formula="of:=CONCATENATE([.B$1];[.$J400];[.$M$2])" office:value-type="string" office:string-value="http://domain402.com" calcext:value-type="string">
            <text:p>http://domain402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table:number-columns-repeated="5"/>
          <table:table-cell table:formula="of:=CONCATENATE([.$P$1];[.J400];[.$Q$1];[.$N$3];[.A400];[.$O$3];[.$Q$1];[.$N$3];[.B400];[.$O$3];[.$Q$1];[.$N$2];[.E400];[.$O$2];[.$Q$1];[.$N$2];[.C400];[.$O$2];[.$Q$1];[.$N$2];[.F400];[.$O$2];[.$Q$1];[.$N$2];[.D400];[.$O$2];[.$O$2])" office:value-type="string" office:string-value="insert into creatives values (402,'some description402','http://domain402.com',(),(),('ios',),())" calcext:value-type="string">
            <text:p>insert into creatives values (402,'some description402','http://domain402.com',(),(),('ios',),())</text:p>
          </table:table-cell>
          <table:table-cell/>
        </table:table-row>
        <table:table-row table:style-name="ro2">
          <table:table-cell table:formula="of:=CONCATENATE([.A$1];[.J401])" office:value-type="string" office:string-value="some description403" calcext:value-type="string">
            <text:p>some description403</text:p>
          </table:table-cell>
          <table:table-cell table:formula="of:=CONCATENATE([.B$1];[.$J401];[.$M$2])" office:value-type="string" office:string-value="http://domain403.com" calcext:value-type="string">
            <text:p>http://domain403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5"/>
          <table:table-cell table:formula="of:=CONCATENATE([.$P$1];[.J401];[.$Q$1];[.$N$3];[.A401];[.$O$3];[.$Q$1];[.$N$3];[.B401];[.$O$3];[.$Q$1];[.$N$2];[.E401];[.$O$2];[.$Q$1];[.$N$2];[.C401];[.$O$2];[.$Q$1];[.$N$2];[.F401];[.$O$2];[.$Q$1];[.$N$2];[.D401];[.$O$2];[.$O$2])" office:value-type="string" office:string-value="insert into creatives values (403,'some description403','http://domain403.com',(),(),('ios',),())" calcext:value-type="string">
            <text:p>insert into creatives values (403,'some description403','http://domain403.com',(),(),('ios',),())</text:p>
          </table:table-cell>
          <table:table-cell/>
        </table:table-row>
        <table:table-row table:style-name="ro2">
          <table:table-cell table:formula="of:=CONCATENATE([.A$1];[.J402])" office:value-type="string" office:string-value="some description404" calcext:value-type="string">
            <text:p>some description404</text:p>
          </table:table-cell>
          <table:table-cell table:formula="of:=CONCATENATE([.B$1];[.$J402];[.$M$2])" office:value-type="string" office:string-value="http://domain404.com" calcext:value-type="string">
            <text:p>http://domain404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table:number-columns-repeated="5"/>
          <table:table-cell table:formula="of:=CONCATENATE([.$P$1];[.J402];[.$Q$1];[.$N$3];[.A402];[.$O$3];[.$Q$1];[.$N$3];[.B402];[.$O$3];[.$Q$1];[.$N$2];[.E402];[.$O$2];[.$Q$1];[.$N$2];[.C402];[.$O$2];[.$Q$1];[.$N$2];[.F402];[.$O$2];[.$Q$1];[.$N$2];[.D402];[.$O$2];[.$O$2])" office:value-type="string" office:string-value="insert into creatives values (404,'some description404','http://domain404.com',(),(),('ios',),())" calcext:value-type="string">
            <text:p>insert into creatives values (404,'some description404','http://domain404.com',(),(),('ios',),())</text:p>
          </table:table-cell>
          <table:table-cell/>
        </table:table-row>
        <table:table-row table:style-name="ro2">
          <table:table-cell table:formula="of:=CONCATENATE([.A$1];[.J403])" office:value-type="string" office:string-value="some description405" calcext:value-type="string">
            <text:p>some description405</text:p>
          </table:table-cell>
          <table:table-cell table:formula="of:=CONCATENATE([.B$1];[.$J403];[.$M$2])" office:value-type="string" office:string-value="http://domain405.com" calcext:value-type="string">
            <text:p>http://domain405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number-columns-repeated="5"/>
          <table:table-cell table:formula="of:=CONCATENATE([.$P$1];[.J403];[.$Q$1];[.$N$3];[.A403];[.$O$3];[.$Q$1];[.$N$3];[.B403];[.$O$3];[.$Q$1];[.$N$2];[.E403];[.$O$2];[.$Q$1];[.$N$2];[.C403];[.$O$2];[.$Q$1];[.$N$2];[.F403];[.$O$2];[.$Q$1];[.$N$2];[.D403];[.$O$2];[.$O$2])" office:value-type="string" office:string-value="insert into creatives values (405,'some description405','http://domain405.com',(),(),('ios',),())" calcext:value-type="string">
            <text:p>insert into creatives values (405,'some description405','http://domain405.com',(),(),('ios',),())</text:p>
          </table:table-cell>
          <table:table-cell/>
        </table:table-row>
        <table:table-row table:style-name="ro2">
          <table:table-cell table:formula="of:=CONCATENATE([.A$1];[.J404])" office:value-type="string" office:string-value="some description406" calcext:value-type="string">
            <text:p>some description406</text:p>
          </table:table-cell>
          <table:table-cell table:formula="of:=CONCATENATE([.B$1];[.$J404];[.$M$2])" office:value-type="string" office:string-value="http://domain406.com" calcext:value-type="string">
            <text:p>http://domain406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table:number-columns-repeated="5"/>
          <table:table-cell table:formula="of:=CONCATENATE([.$P$1];[.J404];[.$Q$1];[.$N$3];[.A404];[.$O$3];[.$Q$1];[.$N$3];[.B404];[.$O$3];[.$Q$1];[.$N$2];[.E404];[.$O$2];[.$Q$1];[.$N$2];[.C404];[.$O$2];[.$Q$1];[.$N$2];[.F404];[.$O$2];[.$Q$1];[.$N$2];[.D404];[.$O$2];[.$O$2])" office:value-type="string" office:string-value="insert into creatives values (406,'some description406','http://domain406.com',(),(),('ios',),())" calcext:value-type="string">
            <text:p>insert into creatives values (406,'some description406','http://domain406.com',(),(),('ios',),())</text:p>
          </table:table-cell>
          <table:table-cell/>
        </table:table-row>
        <table:table-row table:style-name="ro2">
          <table:table-cell table:formula="of:=CONCATENATE([.A$1];[.J405])" office:value-type="string" office:string-value="some description407" calcext:value-type="string">
            <text:p>some description407</text:p>
          </table:table-cell>
          <table:table-cell table:formula="of:=CONCATENATE([.B$1];[.$J405];[.$M$2])" office:value-type="string" office:string-value="http://domain407.com" calcext:value-type="string">
            <text:p>http://domain407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table:number-columns-repeated="5"/>
          <table:table-cell table:formula="of:=CONCATENATE([.$P$1];[.J405];[.$Q$1];[.$N$3];[.A405];[.$O$3];[.$Q$1];[.$N$3];[.B405];[.$O$3];[.$Q$1];[.$N$2];[.E405];[.$O$2];[.$Q$1];[.$N$2];[.C405];[.$O$2];[.$Q$1];[.$N$2];[.F405];[.$O$2];[.$Q$1];[.$N$2];[.D405];[.$O$2];[.$O$2])" office:value-type="string" office:string-value="insert into creatives values (407,'some description407','http://domain407.com',(),(),('ios',),())" calcext:value-type="string">
            <text:p>insert into creatives values (407,'some description407','http://domain407.com',(),(),('ios',),())</text:p>
          </table:table-cell>
          <table:table-cell/>
        </table:table-row>
        <table:table-row table:style-name="ro2">
          <table:table-cell table:formula="of:=CONCATENATE([.A$1];[.J406])" office:value-type="string" office:string-value="some description408" calcext:value-type="string">
            <text:p>some description408</text:p>
          </table:table-cell>
          <table:table-cell table:formula="of:=CONCATENATE([.B$1];[.$J406];[.$M$2])" office:value-type="string" office:string-value="http://domain408.com" calcext:value-type="string">
            <text:p>http://domain408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table:number-columns-repeated="5"/>
          <table:table-cell table:formula="of:=CONCATENATE([.$P$1];[.J406];[.$Q$1];[.$N$3];[.A406];[.$O$3];[.$Q$1];[.$N$3];[.B406];[.$O$3];[.$Q$1];[.$N$2];[.E406];[.$O$2];[.$Q$1];[.$N$2];[.C406];[.$O$2];[.$Q$1];[.$N$2];[.F406];[.$O$2];[.$Q$1];[.$N$2];[.D406];[.$O$2];[.$O$2])" office:value-type="string" office:string-value="insert into creatives values (408,'some description408','http://domain408.com',(),(),('ios',),())" calcext:value-type="string">
            <text:p>insert into creatives values (408,'some description408','http://domain408.com',(),(),('ios',),())</text:p>
          </table:table-cell>
          <table:table-cell/>
        </table:table-row>
        <table:table-row table:style-name="ro2">
          <table:table-cell table:formula="of:=CONCATENATE([.A$1];[.J407])" office:value-type="string" office:string-value="some description409" calcext:value-type="string">
            <text:p>some description409</text:p>
          </table:table-cell>
          <table:table-cell table:formula="of:=CONCATENATE([.B$1];[.$J407];[.$M$2])" office:value-type="string" office:string-value="http://domain409.com" calcext:value-type="string">
            <text:p>http://domain409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table:number-columns-repeated="5"/>
          <table:table-cell table:formula="of:=CONCATENATE([.$P$1];[.J407];[.$Q$1];[.$N$3];[.A407];[.$O$3];[.$Q$1];[.$N$3];[.B407];[.$O$3];[.$Q$1];[.$N$2];[.E407];[.$O$2];[.$Q$1];[.$N$2];[.C407];[.$O$2];[.$Q$1];[.$N$2];[.F407];[.$O$2];[.$Q$1];[.$N$2];[.D407];[.$O$2];[.$O$2])" office:value-type="string" office:string-value="insert into creatives values (409,'some description409','http://domain409.com',(),(),('ios',),())" calcext:value-type="string">
            <text:p>insert into creatives values (409,'some description409','http://domain409.com',(),(),('ios',),())</text:p>
          </table:table-cell>
          <table:table-cell/>
        </table:table-row>
        <table:table-row table:style-name="ro2">
          <table:table-cell table:formula="of:=CONCATENATE([.A$1];[.J408])" office:value-type="string" office:string-value="some description410" calcext:value-type="string">
            <text:p>some description410</text:p>
          </table:table-cell>
          <table:table-cell table:formula="of:=CONCATENATE([.B$1];[.$J408];[.$M$2])" office:value-type="string" office:string-value="http://domain410.com" calcext:value-type="string">
            <text:p>http://domain410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table:number-columns-repeated="5"/>
          <table:table-cell table:formula="of:=CONCATENATE([.$P$1];[.J408];[.$Q$1];[.$N$3];[.A408];[.$O$3];[.$Q$1];[.$N$3];[.B408];[.$O$3];[.$Q$1];[.$N$2];[.E408];[.$O$2];[.$Q$1];[.$N$2];[.C408];[.$O$2];[.$Q$1];[.$N$2];[.F408];[.$O$2];[.$Q$1];[.$N$2];[.D408];[.$O$2];[.$O$2])" office:value-type="string" office:string-value="insert into creatives values (410,'some description410','http://domain410.com',(),(),('ios',),())" calcext:value-type="string">
            <text:p>insert into creatives values (410,'some description410','http://domain410.com',(),(),('ios',),())</text:p>
          </table:table-cell>
          <table:table-cell/>
        </table:table-row>
        <table:table-row table:style-name="ro2">
          <table:table-cell table:formula="of:=CONCATENATE([.A$1];[.J409])" office:value-type="string" office:string-value="some description411" calcext:value-type="string">
            <text:p>some description411</text:p>
          </table:table-cell>
          <table:table-cell table:formula="of:=CONCATENATE([.B$1];[.$J409];[.$M$2])" office:value-type="string" office:string-value="http://domain411.com" calcext:value-type="string">
            <text:p>http://domain411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table:number-columns-repeated="5"/>
          <table:table-cell table:formula="of:=CONCATENATE([.$P$1];[.J409];[.$Q$1];[.$N$3];[.A409];[.$O$3];[.$Q$1];[.$N$3];[.B409];[.$O$3];[.$Q$1];[.$N$2];[.E409];[.$O$2];[.$Q$1];[.$N$2];[.C409];[.$O$2];[.$Q$1];[.$N$2];[.F409];[.$O$2];[.$Q$1];[.$N$2];[.D409];[.$O$2];[.$O$2])" office:value-type="string" office:string-value="insert into creatives values (411,'some description411','http://domain411.com',(),(),('ios',),())" calcext:value-type="string">
            <text:p>insert into creatives values (411,'some description411','http://domain411.com',(),(),('ios',),())</text:p>
          </table:table-cell>
          <table:table-cell/>
        </table:table-row>
        <table:table-row table:style-name="ro2">
          <table:table-cell table:formula="of:=CONCATENATE([.A$1];[.J410])" office:value-type="string" office:string-value="some description412" calcext:value-type="string">
            <text:p>some description412</text:p>
          </table:table-cell>
          <table:table-cell table:formula="of:=CONCATENATE([.B$1];[.$J410];[.$M$2])" office:value-type="string" office:string-value="http://domain412.com" calcext:value-type="string">
            <text:p>http://domain412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5"/>
          <table:table-cell table:formula="of:=CONCATENATE([.$P$1];[.J410];[.$Q$1];[.$N$3];[.A410];[.$O$3];[.$Q$1];[.$N$3];[.B410];[.$O$3];[.$Q$1];[.$N$2];[.E410];[.$O$2];[.$Q$1];[.$N$2];[.C410];[.$O$2];[.$Q$1];[.$N$2];[.F410];[.$O$2];[.$Q$1];[.$N$2];[.D410];[.$O$2];[.$O$2])" office:value-type="string" office:string-value="insert into creatives values (412,'some description412','http://domain412.com',(),(),('ios',),())" calcext:value-type="string">
            <text:p>insert into creatives values (412,'some description412','http://domain412.com',(),(),('ios',),())</text:p>
          </table:table-cell>
          <table:table-cell/>
        </table:table-row>
        <table:table-row table:style-name="ro2">
          <table:table-cell table:formula="of:=CONCATENATE([.A$1];[.J411])" office:value-type="string" office:string-value="some description413" calcext:value-type="string">
            <text:p>some description413</text:p>
          </table:table-cell>
          <table:table-cell table:formula="of:=CONCATENATE([.B$1];[.$J411];[.$M$2])" office:value-type="string" office:string-value="http://domain413.com" calcext:value-type="string">
            <text:p>http://domain413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table:number-columns-repeated="5"/>
          <table:table-cell table:formula="of:=CONCATENATE([.$P$1];[.J411];[.$Q$1];[.$N$3];[.A411];[.$O$3];[.$Q$1];[.$N$3];[.B411];[.$O$3];[.$Q$1];[.$N$2];[.E411];[.$O$2];[.$Q$1];[.$N$2];[.C411];[.$O$2];[.$Q$1];[.$N$2];[.F411];[.$O$2];[.$Q$1];[.$N$2];[.D411];[.$O$2];[.$O$2])" office:value-type="string" office:string-value="insert into creatives values (413,'some description413','http://domain413.com',(),(),('ios',),())" calcext:value-type="string">
            <text:p>insert into creatives values (413,'some description413','http://domain413.com',(),(),('ios',),())</text:p>
          </table:table-cell>
          <table:table-cell/>
        </table:table-row>
        <table:table-row table:style-name="ro2">
          <table:table-cell table:formula="of:=CONCATENATE([.A$1];[.J412])" office:value-type="string" office:string-value="some description414" calcext:value-type="string">
            <text:p>some description414</text:p>
          </table:table-cell>
          <table:table-cell table:formula="of:=CONCATENATE([.B$1];[.$J412];[.$M$2])" office:value-type="string" office:string-value="http://domain414.com" calcext:value-type="string">
            <text:p>http://domain414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table:number-columns-repeated="5"/>
          <table:table-cell table:formula="of:=CONCATENATE([.$P$1];[.J412];[.$Q$1];[.$N$3];[.A412];[.$O$3];[.$Q$1];[.$N$3];[.B412];[.$O$3];[.$Q$1];[.$N$2];[.E412];[.$O$2];[.$Q$1];[.$N$2];[.C412];[.$O$2];[.$Q$1];[.$N$2];[.F412];[.$O$2];[.$Q$1];[.$N$2];[.D412];[.$O$2];[.$O$2])" office:value-type="string" office:string-value="insert into creatives values (414,'some description414','http://domain414.com',(),(),('ios',),())" calcext:value-type="string">
            <text:p>insert into creatives values (414,'some description414','http://domain414.com',(),(),('ios',),())</text:p>
          </table:table-cell>
          <table:table-cell/>
        </table:table-row>
        <table:table-row table:style-name="ro2">
          <table:table-cell table:formula="of:=CONCATENATE([.A$1];[.J413])" office:value-type="string" office:string-value="some description415" calcext:value-type="string">
            <text:p>some description415</text:p>
          </table:table-cell>
          <table:table-cell table:formula="of:=CONCATENATE([.B$1];[.$J413];[.$M$2])" office:value-type="string" office:string-value="http://domain415.com" calcext:value-type="string">
            <text:p>http://domain415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table:number-columns-repeated="5"/>
          <table:table-cell table:formula="of:=CONCATENATE([.$P$1];[.J413];[.$Q$1];[.$N$3];[.A413];[.$O$3];[.$Q$1];[.$N$3];[.B413];[.$O$3];[.$Q$1];[.$N$2];[.E413];[.$O$2];[.$Q$1];[.$N$2];[.C413];[.$O$2];[.$Q$1];[.$N$2];[.F413];[.$O$2];[.$Q$1];[.$N$2];[.D413];[.$O$2];[.$O$2])" office:value-type="string" office:string-value="insert into creatives values (415,'some description415','http://domain415.com',(),(),('ios',),())" calcext:value-type="string">
            <text:p>insert into creatives values (415,'some description415','http://domain415.com',(),(),('ios',),())</text:p>
          </table:table-cell>
          <table:table-cell/>
        </table:table-row>
        <table:table-row table:style-name="ro2">
          <table:table-cell table:formula="of:=CONCATENATE([.A$1];[.J414])" office:value-type="string" office:string-value="some description416" calcext:value-type="string">
            <text:p>some description416</text:p>
          </table:table-cell>
          <table:table-cell table:formula="of:=CONCATENATE([.B$1];[.$J414];[.$M$2])" office:value-type="string" office:string-value="http://domain416.com" calcext:value-type="string">
            <text:p>http://domain416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table:number-columns-repeated="5"/>
          <table:table-cell table:formula="of:=CONCATENATE([.$P$1];[.J414];[.$Q$1];[.$N$3];[.A414];[.$O$3];[.$Q$1];[.$N$3];[.B414];[.$O$3];[.$Q$1];[.$N$2];[.E414];[.$O$2];[.$Q$1];[.$N$2];[.C414];[.$O$2];[.$Q$1];[.$N$2];[.F414];[.$O$2];[.$Q$1];[.$N$2];[.D414];[.$O$2];[.$O$2])" office:value-type="string" office:string-value="insert into creatives values (416,'some description416','http://domain416.com',(),(),('ios',),())" calcext:value-type="string">
            <text:p>insert into creatives values (416,'some description416','http://domain416.com',(),(),('ios',),())</text:p>
          </table:table-cell>
          <table:table-cell/>
        </table:table-row>
        <table:table-row table:style-name="ro2">
          <table:table-cell table:formula="of:=CONCATENATE([.A$1];[.J415])" office:value-type="string" office:string-value="some description417" calcext:value-type="string">
            <text:p>some description417</text:p>
          </table:table-cell>
          <table:table-cell table:formula="of:=CONCATENATE([.B$1];[.$J415];[.$M$2])" office:value-type="string" office:string-value="http://domain417.com" calcext:value-type="string">
            <text:p>http://domain417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table:number-columns-repeated="5"/>
          <table:table-cell table:formula="of:=CONCATENATE([.$P$1];[.J415];[.$Q$1];[.$N$3];[.A415];[.$O$3];[.$Q$1];[.$N$3];[.B415];[.$O$3];[.$Q$1];[.$N$2];[.E415];[.$O$2];[.$Q$1];[.$N$2];[.C415];[.$O$2];[.$Q$1];[.$N$2];[.F415];[.$O$2];[.$Q$1];[.$N$2];[.D415];[.$O$2];[.$O$2])" office:value-type="string" office:string-value="insert into creatives values (417,'some description417','http://domain417.com',(),(),('ios',),())" calcext:value-type="string">
            <text:p>insert into creatives values (417,'some description417','http://domain417.com',(),(),('ios',),())</text:p>
          </table:table-cell>
          <table:table-cell/>
        </table:table-row>
        <table:table-row table:style-name="ro2">
          <table:table-cell table:formula="of:=CONCATENATE([.A$1];[.J416])" office:value-type="string" office:string-value="some description418" calcext:value-type="string">
            <text:p>some description418</text:p>
          </table:table-cell>
          <table:table-cell table:formula="of:=CONCATENATE([.B$1];[.$J416];[.$M$2])" office:value-type="string" office:string-value="http://domain418.com" calcext:value-type="string">
            <text:p>http://domain418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number-columns-repeated="5"/>
          <table:table-cell table:formula="of:=CONCATENATE([.$P$1];[.J416];[.$Q$1];[.$N$3];[.A416];[.$O$3];[.$Q$1];[.$N$3];[.B416];[.$O$3];[.$Q$1];[.$N$2];[.E416];[.$O$2];[.$Q$1];[.$N$2];[.C416];[.$O$2];[.$Q$1];[.$N$2];[.F416];[.$O$2];[.$Q$1];[.$N$2];[.D416];[.$O$2];[.$O$2])" office:value-type="string" office:string-value="insert into creatives values (418,'some description418','http://domain418.com',(),(),('ios',),())" calcext:value-type="string">
            <text:p>insert into creatives values (418,'some description418','http://domain418.com',(),(),('ios',),())</text:p>
          </table:table-cell>
          <table:table-cell/>
        </table:table-row>
        <table:table-row table:style-name="ro2">
          <table:table-cell table:formula="of:=CONCATENATE([.A$1];[.J417])" office:value-type="string" office:string-value="some description419" calcext:value-type="string">
            <text:p>some description419</text:p>
          </table:table-cell>
          <table:table-cell table:formula="of:=CONCATENATE([.B$1];[.$J417];[.$M$2])" office:value-type="string" office:string-value="http://domain419.com" calcext:value-type="string">
            <text:p>http://domain419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table:number-columns-repeated="5"/>
          <table:table-cell table:formula="of:=CONCATENATE([.$P$1];[.J417];[.$Q$1];[.$N$3];[.A417];[.$O$3];[.$Q$1];[.$N$3];[.B417];[.$O$3];[.$Q$1];[.$N$2];[.E417];[.$O$2];[.$Q$1];[.$N$2];[.C417];[.$O$2];[.$Q$1];[.$N$2];[.F417];[.$O$2];[.$Q$1];[.$N$2];[.D417];[.$O$2];[.$O$2])" office:value-type="string" office:string-value="insert into creatives values (419,'some description419','http://domain419.com',(),(),('ios',),())" calcext:value-type="string">
            <text:p>insert into creatives values (419,'some description419','http://domain419.com',(),(),('ios',),())</text:p>
          </table:table-cell>
          <table:table-cell/>
        </table:table-row>
        <table:table-row table:style-name="ro2">
          <table:table-cell table:formula="of:=CONCATENATE([.A$1];[.J418])" office:value-type="string" office:string-value="some description420" calcext:value-type="string">
            <text:p>some description420</text:p>
          </table:table-cell>
          <table:table-cell table:formula="of:=CONCATENATE([.B$1];[.$J418];[.$M$2])" office:value-type="string" office:string-value="http://domain420.com" calcext:value-type="string">
            <text:p>http://domain420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table:number-columns-repeated="5"/>
          <table:table-cell table:formula="of:=CONCATENATE([.$P$1];[.J418];[.$Q$1];[.$N$3];[.A418];[.$O$3];[.$Q$1];[.$N$3];[.B418];[.$O$3];[.$Q$1];[.$N$2];[.E418];[.$O$2];[.$Q$1];[.$N$2];[.C418];[.$O$2];[.$Q$1];[.$N$2];[.F418];[.$O$2];[.$Q$1];[.$N$2];[.D418];[.$O$2];[.$O$2])" office:value-type="string" office:string-value="insert into creatives values (420,'some description420','http://domain420.com',(),(),('ios',),())" calcext:value-type="string">
            <text:p>insert into creatives values (420,'some description420','http://domain420.com',(),(),('ios',),())</text:p>
          </table:table-cell>
          <table:table-cell/>
        </table:table-row>
        <table:table-row table:style-name="ro2">
          <table:table-cell table:formula="of:=CONCATENATE([.A$1];[.J419])" office:value-type="string" office:string-value="some description421" calcext:value-type="string">
            <text:p>some description421</text:p>
          </table:table-cell>
          <table:table-cell table:formula="of:=CONCATENATE([.B$1];[.$J419];[.$M$2])" office:value-type="string" office:string-value="http://domain421.com" calcext:value-type="string">
            <text:p>http://domain421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table:number-columns-repeated="5"/>
          <table:table-cell table:formula="of:=CONCATENATE([.$P$1];[.J419];[.$Q$1];[.$N$3];[.A419];[.$O$3];[.$Q$1];[.$N$3];[.B419];[.$O$3];[.$Q$1];[.$N$2];[.E419];[.$O$2];[.$Q$1];[.$N$2];[.C419];[.$O$2];[.$Q$1];[.$N$2];[.F419];[.$O$2];[.$Q$1];[.$N$2];[.D419];[.$O$2];[.$O$2])" office:value-type="string" office:string-value="insert into creatives values (421,'some description421','http://domain421.com',(),(),('ios',),())" calcext:value-type="string">
            <text:p>insert into creatives values (421,'some description421','http://domain421.com',(),(),('ios',),())</text:p>
          </table:table-cell>
          <table:table-cell/>
        </table:table-row>
        <table:table-row table:style-name="ro2">
          <table:table-cell table:formula="of:=CONCATENATE([.A$1];[.J420])" office:value-type="string" office:string-value="some description422" calcext:value-type="string">
            <text:p>some description422</text:p>
          </table:table-cell>
          <table:table-cell table:formula="of:=CONCATENATE([.B$1];[.$J420];[.$M$2])" office:value-type="string" office:string-value="http://domain422.com" calcext:value-type="string">
            <text:p>http://domain422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table:number-columns-repeated="5"/>
          <table:table-cell table:formula="of:=CONCATENATE([.$P$1];[.J420];[.$Q$1];[.$N$3];[.A420];[.$O$3];[.$Q$1];[.$N$3];[.B420];[.$O$3];[.$Q$1];[.$N$2];[.E420];[.$O$2];[.$Q$1];[.$N$2];[.C420];[.$O$2];[.$Q$1];[.$N$2];[.F420];[.$O$2];[.$Q$1];[.$N$2];[.D420];[.$O$2];[.$O$2])" office:value-type="string" office:string-value="insert into creatives values (422,'some description422','http://domain422.com',(),(),('ios',),())" calcext:value-type="string">
            <text:p>insert into creatives values (422,'some description422','http://domain422.com',(),(),('ios',),())</text:p>
          </table:table-cell>
          <table:table-cell/>
        </table:table-row>
        <table:table-row table:style-name="ro2">
          <table:table-cell table:formula="of:=CONCATENATE([.A$1];[.J421])" office:value-type="string" office:string-value="some description423" calcext:value-type="string">
            <text:p>some description423</text:p>
          </table:table-cell>
          <table:table-cell table:formula="of:=CONCATENATE([.B$1];[.$J421];[.$M$2])" office:value-type="string" office:string-value="http://domain423.com" calcext:value-type="string">
            <text:p>http://domain423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table:number-columns-repeated="5"/>
          <table:table-cell table:formula="of:=CONCATENATE([.$P$1];[.J421];[.$Q$1];[.$N$3];[.A421];[.$O$3];[.$Q$1];[.$N$3];[.B421];[.$O$3];[.$Q$1];[.$N$2];[.E421];[.$O$2];[.$Q$1];[.$N$2];[.C421];[.$O$2];[.$Q$1];[.$N$2];[.F421];[.$O$2];[.$Q$1];[.$N$2];[.D421];[.$O$2];[.$O$2])" office:value-type="string" office:string-value="insert into creatives values (423,'some description423','http://domain423.com',(),(),('ios',),())" calcext:value-type="string">
            <text:p>insert into creatives values (423,'some description423','http://domain423.com',(),(),('ios',),())</text:p>
          </table:table-cell>
          <table:table-cell/>
        </table:table-row>
        <table:table-row table:style-name="ro2">
          <table:table-cell table:formula="of:=CONCATENATE([.A$1];[.J422])" office:value-type="string" office:string-value="some description424" calcext:value-type="string">
            <text:p>some description424</text:p>
          </table:table-cell>
          <table:table-cell table:formula="of:=CONCATENATE([.B$1];[.$J422];[.$M$2])" office:value-type="string" office:string-value="http://domain424.com" calcext:value-type="string">
            <text:p>http://domain424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table:number-columns-repeated="5"/>
          <table:table-cell table:formula="of:=CONCATENATE([.$P$1];[.J422];[.$Q$1];[.$N$3];[.A422];[.$O$3];[.$Q$1];[.$N$3];[.B422];[.$O$3];[.$Q$1];[.$N$2];[.E422];[.$O$2];[.$Q$1];[.$N$2];[.C422];[.$O$2];[.$Q$1];[.$N$2];[.F422];[.$O$2];[.$Q$1];[.$N$2];[.D422];[.$O$2];[.$O$2])" office:value-type="string" office:string-value="insert into creatives values (424,'some description424','http://domain424.com',(),(),('ios',),())" calcext:value-type="string">
            <text:p>insert into creatives values (424,'some description424','http://domain424.com',(),(),('ios',),())</text:p>
          </table:table-cell>
          <table:table-cell/>
        </table:table-row>
        <table:table-row table:style-name="ro2">
          <table:table-cell table:formula="of:=CONCATENATE([.A$1];[.J423])" office:value-type="string" office:string-value="some description425" calcext:value-type="string">
            <text:p>some description425</text:p>
          </table:table-cell>
          <table:table-cell table:formula="of:=CONCATENATE([.B$1];[.$J423];[.$M$2])" office:value-type="string" office:string-value="http://domain425.com" calcext:value-type="string">
            <text:p>http://domain425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table:number-columns-repeated="5"/>
          <table:table-cell table:formula="of:=CONCATENATE([.$P$1];[.J423];[.$Q$1];[.$N$3];[.A423];[.$O$3];[.$Q$1];[.$N$3];[.B423];[.$O$3];[.$Q$1];[.$N$2];[.E423];[.$O$2];[.$Q$1];[.$N$2];[.C423];[.$O$2];[.$Q$1];[.$N$2];[.F423];[.$O$2];[.$Q$1];[.$N$2];[.D423];[.$O$2];[.$O$2])" office:value-type="string" office:string-value="insert into creatives values (425,'some description425','http://domain425.com',(),(),('ios',),())" calcext:value-type="string">
            <text:p>insert into creatives values (425,'some description425','http://domain425.com',(),(),('ios',),())</text:p>
          </table:table-cell>
          <table:table-cell/>
        </table:table-row>
        <table:table-row table:style-name="ro2">
          <table:table-cell table:formula="of:=CONCATENATE([.A$1];[.J424])" office:value-type="string" office:string-value="some description426" calcext:value-type="string">
            <text:p>some description426</text:p>
          </table:table-cell>
          <table:table-cell table:formula="of:=CONCATENATE([.B$1];[.$J424];[.$M$2])" office:value-type="string" office:string-value="http://domain426.com" calcext:value-type="string">
            <text:p>http://domain426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table:number-columns-repeated="5"/>
          <table:table-cell table:formula="of:=CONCATENATE([.$P$1];[.J424];[.$Q$1];[.$N$3];[.A424];[.$O$3];[.$Q$1];[.$N$3];[.B424];[.$O$3];[.$Q$1];[.$N$2];[.E424];[.$O$2];[.$Q$1];[.$N$2];[.C424];[.$O$2];[.$Q$1];[.$N$2];[.F424];[.$O$2];[.$Q$1];[.$N$2];[.D424];[.$O$2];[.$O$2])" office:value-type="string" office:string-value="insert into creatives values (426,'some description426','http://domain426.com',(),(),('ios',),())" calcext:value-type="string">
            <text:p>insert into creatives values (426,'some description426','http://domain426.com',(),(),('ios',),())</text:p>
          </table:table-cell>
          <table:table-cell/>
        </table:table-row>
        <table:table-row table:style-name="ro2">
          <table:table-cell table:formula="of:=CONCATENATE([.A$1];[.J425])" office:value-type="string" office:string-value="some description427" calcext:value-type="string">
            <text:p>some description427</text:p>
          </table:table-cell>
          <table:table-cell table:formula="of:=CONCATENATE([.B$1];[.$J425];[.$M$2])" office:value-type="string" office:string-value="http://domain427.com" calcext:value-type="string">
            <text:p>http://domain427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table:number-columns-repeated="5"/>
          <table:table-cell table:formula="of:=CONCATENATE([.$P$1];[.J425];[.$Q$1];[.$N$3];[.A425];[.$O$3];[.$Q$1];[.$N$3];[.B425];[.$O$3];[.$Q$1];[.$N$2];[.E425];[.$O$2];[.$Q$1];[.$N$2];[.C425];[.$O$2];[.$Q$1];[.$N$2];[.F425];[.$O$2];[.$Q$1];[.$N$2];[.D425];[.$O$2];[.$O$2])" office:value-type="string" office:string-value="insert into creatives values (427,'some description427','http://domain427.com',(),(),('ios',),())" calcext:value-type="string">
            <text:p>insert into creatives values (427,'some description427','http://domain427.com',(),(),('ios',),())</text:p>
          </table:table-cell>
          <table:table-cell/>
        </table:table-row>
        <table:table-row table:style-name="ro2">
          <table:table-cell table:formula="of:=CONCATENATE([.A$1];[.J426])" office:value-type="string" office:string-value="some description428" calcext:value-type="string">
            <text:p>some description428</text:p>
          </table:table-cell>
          <table:table-cell table:formula="of:=CONCATENATE([.B$1];[.$J426];[.$M$2])" office:value-type="string" office:string-value="http://domain428.com" calcext:value-type="string">
            <text:p>http://domain428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table:number-columns-repeated="5"/>
          <table:table-cell table:formula="of:=CONCATENATE([.$P$1];[.J426];[.$Q$1];[.$N$3];[.A426];[.$O$3];[.$Q$1];[.$N$3];[.B426];[.$O$3];[.$Q$1];[.$N$2];[.E426];[.$O$2];[.$Q$1];[.$N$2];[.C426];[.$O$2];[.$Q$1];[.$N$2];[.F426];[.$O$2];[.$Q$1];[.$N$2];[.D426];[.$O$2];[.$O$2])" office:value-type="string" office:string-value="insert into creatives values (428,'some description428','http://domain428.com',(),(),('ios',),())" calcext:value-type="string">
            <text:p>insert into creatives values (428,'some description428','http://domain428.com',(),(),('ios',),())</text:p>
          </table:table-cell>
          <table:table-cell/>
        </table:table-row>
        <table:table-row table:style-name="ro2">
          <table:table-cell table:formula="of:=CONCATENATE([.A$1];[.J427])" office:value-type="string" office:string-value="some description429" calcext:value-type="string">
            <text:p>some description429</text:p>
          </table:table-cell>
          <table:table-cell table:formula="of:=CONCATENATE([.B$1];[.$J427];[.$M$2])" office:value-type="string" office:string-value="http://domain429.com" calcext:value-type="string">
            <text:p>http://domain429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table:number-columns-repeated="5"/>
          <table:table-cell table:formula="of:=CONCATENATE([.$P$1];[.J427];[.$Q$1];[.$N$3];[.A427];[.$O$3];[.$Q$1];[.$N$3];[.B427];[.$O$3];[.$Q$1];[.$N$2];[.E427];[.$O$2];[.$Q$1];[.$N$2];[.C427];[.$O$2];[.$Q$1];[.$N$2];[.F427];[.$O$2];[.$Q$1];[.$N$2];[.D427];[.$O$2];[.$O$2])" office:value-type="string" office:string-value="insert into creatives values (429,'some description429','http://domain429.com',(),(),('ios',),())" calcext:value-type="string">
            <text:p>insert into creatives values (429,'some description429','http://domain429.com',(),(),('ios',),())</text:p>
          </table:table-cell>
          <table:table-cell/>
        </table:table-row>
        <table:table-row table:style-name="ro2">
          <table:table-cell table:formula="of:=CONCATENATE([.A$1];[.J428])" office:value-type="string" office:string-value="some description430" calcext:value-type="string">
            <text:p>some description430</text:p>
          </table:table-cell>
          <table:table-cell table:formula="of:=CONCATENATE([.B$1];[.$J428];[.$M$2])" office:value-type="string" office:string-value="http://domain430.com" calcext:value-type="string">
            <text:p>http://domain430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table:number-columns-repeated="5"/>
          <table:table-cell table:formula="of:=CONCATENATE([.$P$1];[.J428];[.$Q$1];[.$N$3];[.A428];[.$O$3];[.$Q$1];[.$N$3];[.B428];[.$O$3];[.$Q$1];[.$N$2];[.E428];[.$O$2];[.$Q$1];[.$N$2];[.C428];[.$O$2];[.$Q$1];[.$N$2];[.F428];[.$O$2];[.$Q$1];[.$N$2];[.D428];[.$O$2];[.$O$2])" office:value-type="string" office:string-value="insert into creatives values (430,'some description430','http://domain430.com',(),(),('ios',),())" calcext:value-type="string">
            <text:p>insert into creatives values (430,'some description430','http://domain430.com',(),(),('ios',),())</text:p>
          </table:table-cell>
          <table:table-cell/>
        </table:table-row>
        <table:table-row table:style-name="ro2">
          <table:table-cell table:formula="of:=CONCATENATE([.A$1];[.J429])" office:value-type="string" office:string-value="some description431" calcext:value-type="string">
            <text:p>some description431</text:p>
          </table:table-cell>
          <table:table-cell table:formula="of:=CONCATENATE([.B$1];[.$J429];[.$M$2])" office:value-type="string" office:string-value="http://domain431.com" calcext:value-type="string">
            <text:p>http://domain431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5"/>
          <table:table-cell table:formula="of:=CONCATENATE([.$P$1];[.J429];[.$Q$1];[.$N$3];[.A429];[.$O$3];[.$Q$1];[.$N$3];[.B429];[.$O$3];[.$Q$1];[.$N$2];[.E429];[.$O$2];[.$Q$1];[.$N$2];[.C429];[.$O$2];[.$Q$1];[.$N$2];[.F429];[.$O$2];[.$Q$1];[.$N$2];[.D429];[.$O$2];[.$O$2])" office:value-type="string" office:string-value="insert into creatives values (431,'some description431','http://domain431.com',(),(),('ios',),())" calcext:value-type="string">
            <text:p>insert into creatives values (431,'some description431','http://domain431.com',(),(),('ios',),())</text:p>
          </table:table-cell>
          <table:table-cell/>
        </table:table-row>
        <table:table-row table:style-name="ro2">
          <table:table-cell table:formula="of:=CONCATENATE([.A$1];[.J430])" office:value-type="string" office:string-value="some description432" calcext:value-type="string">
            <text:p>some description432</text:p>
          </table:table-cell>
          <table:table-cell table:formula="of:=CONCATENATE([.B$1];[.$J430];[.$M$2])" office:value-type="string" office:string-value="http://domain432.com" calcext:value-type="string">
            <text:p>http://domain432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table:number-columns-repeated="5"/>
          <table:table-cell table:formula="of:=CONCATENATE([.$P$1];[.J430];[.$Q$1];[.$N$3];[.A430];[.$O$3];[.$Q$1];[.$N$3];[.B430];[.$O$3];[.$Q$1];[.$N$2];[.E430];[.$O$2];[.$Q$1];[.$N$2];[.C430];[.$O$2];[.$Q$1];[.$N$2];[.F430];[.$O$2];[.$Q$1];[.$N$2];[.D430];[.$O$2];[.$O$2])" office:value-type="string" office:string-value="insert into creatives values (432,'some description432','http://domain432.com',(),(),('ios',),())" calcext:value-type="string">
            <text:p>insert into creatives values (432,'some description432','http://domain432.com',(),(),('ios',),())</text:p>
          </table:table-cell>
          <table:table-cell/>
        </table:table-row>
        <table:table-row table:style-name="ro2">
          <table:table-cell table:formula="of:=CONCATENATE([.A$1];[.J431])" office:value-type="string" office:string-value="some description433" calcext:value-type="string">
            <text:p>some description433</text:p>
          </table:table-cell>
          <table:table-cell table:formula="of:=CONCATENATE([.B$1];[.$J431];[.$M$2])" office:value-type="string" office:string-value="http://domain433.com" calcext:value-type="string">
            <text:p>http://domain433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table:number-columns-repeated="5"/>
          <table:table-cell table:formula="of:=CONCATENATE([.$P$1];[.J431];[.$Q$1];[.$N$3];[.A431];[.$O$3];[.$Q$1];[.$N$3];[.B431];[.$O$3];[.$Q$1];[.$N$2];[.E431];[.$O$2];[.$Q$1];[.$N$2];[.C431];[.$O$2];[.$Q$1];[.$N$2];[.F431];[.$O$2];[.$Q$1];[.$N$2];[.D431];[.$O$2];[.$O$2])" office:value-type="string" office:string-value="insert into creatives values (433,'some description433','http://domain433.com',(),(),('ios',),())" calcext:value-type="string">
            <text:p>insert into creatives values (433,'some description433','http://domain433.com',(),(),('ios',),())</text:p>
          </table:table-cell>
          <table:table-cell/>
        </table:table-row>
        <table:table-row table:style-name="ro2">
          <table:table-cell table:formula="of:=CONCATENATE([.A$1];[.J432])" office:value-type="string" office:string-value="some description434" calcext:value-type="string">
            <text:p>some description434</text:p>
          </table:table-cell>
          <table:table-cell table:formula="of:=CONCATENATE([.B$1];[.$J432];[.$M$2])" office:value-type="string" office:string-value="http://domain434.com" calcext:value-type="string">
            <text:p>http://domain434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table:number-columns-repeated="5"/>
          <table:table-cell table:formula="of:=CONCATENATE([.$P$1];[.J432];[.$Q$1];[.$N$3];[.A432];[.$O$3];[.$Q$1];[.$N$3];[.B432];[.$O$3];[.$Q$1];[.$N$2];[.E432];[.$O$2];[.$Q$1];[.$N$2];[.C432];[.$O$2];[.$Q$1];[.$N$2];[.F432];[.$O$2];[.$Q$1];[.$N$2];[.D432];[.$O$2];[.$O$2])" office:value-type="string" office:string-value="insert into creatives values (434,'some description434','http://domain434.com',(),(),('ios',),())" calcext:value-type="string">
            <text:p>insert into creatives values (434,'some description434','http://domain434.com',(),(),('ios',),())</text:p>
          </table:table-cell>
          <table:table-cell/>
        </table:table-row>
        <table:table-row table:style-name="ro2">
          <table:table-cell table:formula="of:=CONCATENATE([.A$1];[.J433])" office:value-type="string" office:string-value="some description435" calcext:value-type="string">
            <text:p>some description435</text:p>
          </table:table-cell>
          <table:table-cell table:formula="of:=CONCATENATE([.B$1];[.$J433];[.$M$2])" office:value-type="string" office:string-value="http://domain435.com" calcext:value-type="string">
            <text:p>http://domain435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table:number-columns-repeated="5"/>
          <table:table-cell table:formula="of:=CONCATENATE([.$P$1];[.J433];[.$Q$1];[.$N$3];[.A433];[.$O$3];[.$Q$1];[.$N$3];[.B433];[.$O$3];[.$Q$1];[.$N$2];[.E433];[.$O$2];[.$Q$1];[.$N$2];[.C433];[.$O$2];[.$Q$1];[.$N$2];[.F433];[.$O$2];[.$Q$1];[.$N$2];[.D433];[.$O$2];[.$O$2])" office:value-type="string" office:string-value="insert into creatives values (435,'some description435','http://domain435.com',(),(),('ios',),())" calcext:value-type="string">
            <text:p>insert into creatives values (435,'some description435','http://domain435.com',(),(),('ios',),())</text:p>
          </table:table-cell>
          <table:table-cell/>
        </table:table-row>
        <table:table-row table:style-name="ro2">
          <table:table-cell table:formula="of:=CONCATENATE([.A$1];[.J434])" office:value-type="string" office:string-value="some description436" calcext:value-type="string">
            <text:p>some description436</text:p>
          </table:table-cell>
          <table:table-cell table:formula="of:=CONCATENATE([.B$1];[.$J434];[.$M$2])" office:value-type="string" office:string-value="http://domain436.com" calcext:value-type="string">
            <text:p>http://domain436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table:number-columns-repeated="5"/>
          <table:table-cell table:formula="of:=CONCATENATE([.$P$1];[.J434];[.$Q$1];[.$N$3];[.A434];[.$O$3];[.$Q$1];[.$N$3];[.B434];[.$O$3];[.$Q$1];[.$N$2];[.E434];[.$O$2];[.$Q$1];[.$N$2];[.C434];[.$O$2];[.$Q$1];[.$N$2];[.F434];[.$O$2];[.$Q$1];[.$N$2];[.D434];[.$O$2];[.$O$2])" office:value-type="string" office:string-value="insert into creatives values (436,'some description436','http://domain436.com',(),(),('ios',),())" calcext:value-type="string">
            <text:p>insert into creatives values (436,'some description436','http://domain436.com',(),(),('ios',),())</text:p>
          </table:table-cell>
          <table:table-cell/>
        </table:table-row>
        <table:table-row table:style-name="ro2">
          <table:table-cell table:formula="of:=CONCATENATE([.A$1];[.J435])" office:value-type="string" office:string-value="some description437" calcext:value-type="string">
            <text:p>some description437</text:p>
          </table:table-cell>
          <table:table-cell table:formula="of:=CONCATENATE([.B$1];[.$J435];[.$M$2])" office:value-type="string" office:string-value="http://domain437.com" calcext:value-type="string">
            <text:p>http://domain437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5"/>
          <table:table-cell table:formula="of:=CONCATENATE([.$P$1];[.J435];[.$Q$1];[.$N$3];[.A435];[.$O$3];[.$Q$1];[.$N$3];[.B435];[.$O$3];[.$Q$1];[.$N$2];[.E435];[.$O$2];[.$Q$1];[.$N$2];[.C435];[.$O$2];[.$Q$1];[.$N$2];[.F435];[.$O$2];[.$Q$1];[.$N$2];[.D435];[.$O$2];[.$O$2])" office:value-type="string" office:string-value="insert into creatives values (437,'some description437','http://domain437.com',(),(),('ios',),())" calcext:value-type="string">
            <text:p>insert into creatives values (437,'some description437','http://domain437.com',(),(),('ios',),())</text:p>
          </table:table-cell>
          <table:table-cell/>
        </table:table-row>
        <table:table-row table:style-name="ro2">
          <table:table-cell table:formula="of:=CONCATENATE([.A$1];[.J436])" office:value-type="string" office:string-value="some description438" calcext:value-type="string">
            <text:p>some description438</text:p>
          </table:table-cell>
          <table:table-cell table:formula="of:=CONCATENATE([.B$1];[.$J436];[.$M$2])" office:value-type="string" office:string-value="http://domain438.com" calcext:value-type="string">
            <text:p>http://domain438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table:number-columns-repeated="5"/>
          <table:table-cell table:formula="of:=CONCATENATE([.$P$1];[.J436];[.$Q$1];[.$N$3];[.A436];[.$O$3];[.$Q$1];[.$N$3];[.B436];[.$O$3];[.$Q$1];[.$N$2];[.E436];[.$O$2];[.$Q$1];[.$N$2];[.C436];[.$O$2];[.$Q$1];[.$N$2];[.F436];[.$O$2];[.$Q$1];[.$N$2];[.D436];[.$O$2];[.$O$2])" office:value-type="string" office:string-value="insert into creatives values (438,'some description438','http://domain438.com',(),(),('ios',),())" calcext:value-type="string">
            <text:p>insert into creatives values (438,'some description438','http://domain438.com',(),(),('ios',),())</text:p>
          </table:table-cell>
          <table:table-cell/>
        </table:table-row>
        <table:table-row table:style-name="ro2">
          <table:table-cell table:formula="of:=CONCATENATE([.A$1];[.J437])" office:value-type="string" office:string-value="some description439" calcext:value-type="string">
            <text:p>some description439</text:p>
          </table:table-cell>
          <table:table-cell table:formula="of:=CONCATENATE([.B$1];[.$J437];[.$M$2])" office:value-type="string" office:string-value="http://domain439.com" calcext:value-type="string">
            <text:p>http://domain439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table:number-columns-repeated="5"/>
          <table:table-cell table:formula="of:=CONCATENATE([.$P$1];[.J437];[.$Q$1];[.$N$3];[.A437];[.$O$3];[.$Q$1];[.$N$3];[.B437];[.$O$3];[.$Q$1];[.$N$2];[.E437];[.$O$2];[.$Q$1];[.$N$2];[.C437];[.$O$2];[.$Q$1];[.$N$2];[.F437];[.$O$2];[.$Q$1];[.$N$2];[.D437];[.$O$2];[.$O$2])" office:value-type="string" office:string-value="insert into creatives values (439,'some description439','http://domain439.com',(),(),('ios',),())" calcext:value-type="string">
            <text:p>insert into creatives values (439,'some description439','http://domain439.com',(),(),('ios',),())</text:p>
          </table:table-cell>
          <table:table-cell/>
        </table:table-row>
        <table:table-row table:style-name="ro2">
          <table:table-cell table:formula="of:=CONCATENATE([.A$1];[.J438])" office:value-type="string" office:string-value="some description440" calcext:value-type="string">
            <text:p>some description440</text:p>
          </table:table-cell>
          <table:table-cell table:formula="of:=CONCATENATE([.B$1];[.$J438];[.$M$2])" office:value-type="string" office:string-value="http://domain440.com" calcext:value-type="string">
            <text:p>http://domain440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table:number-columns-repeated="5"/>
          <table:table-cell table:formula="of:=CONCATENATE([.$P$1];[.J438];[.$Q$1];[.$N$3];[.A438];[.$O$3];[.$Q$1];[.$N$3];[.B438];[.$O$3];[.$Q$1];[.$N$2];[.E438];[.$O$2];[.$Q$1];[.$N$2];[.C438];[.$O$2];[.$Q$1];[.$N$2];[.F438];[.$O$2];[.$Q$1];[.$N$2];[.D438];[.$O$2];[.$O$2])" office:value-type="string" office:string-value="insert into creatives values (440,'some description440','http://domain440.com',(),(),('ios',),())" calcext:value-type="string">
            <text:p>insert into creatives values (440,'some description440','http://domain440.com',(),(),('ios',),())</text:p>
          </table:table-cell>
          <table:table-cell/>
        </table:table-row>
        <table:table-row table:style-name="ro2">
          <table:table-cell table:formula="of:=CONCATENATE([.A$1];[.J439])" office:value-type="string" office:string-value="some description441" calcext:value-type="string">
            <text:p>some description441</text:p>
          </table:table-cell>
          <table:table-cell table:formula="of:=CONCATENATE([.B$1];[.$J439];[.$M$2])" office:value-type="string" office:string-value="http://domain441.com" calcext:value-type="string">
            <text:p>http://domain441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table:number-columns-repeated="5"/>
          <table:table-cell table:formula="of:=CONCATENATE([.$P$1];[.J439];[.$Q$1];[.$N$3];[.A439];[.$O$3];[.$Q$1];[.$N$3];[.B439];[.$O$3];[.$Q$1];[.$N$2];[.E439];[.$O$2];[.$Q$1];[.$N$2];[.C439];[.$O$2];[.$Q$1];[.$N$2];[.F439];[.$O$2];[.$Q$1];[.$N$2];[.D439];[.$O$2];[.$O$2])" office:value-type="string" office:string-value="insert into creatives values (441,'some description441','http://domain441.com',(),(),('ios',),())" calcext:value-type="string">
            <text:p>insert into creatives values (441,'some description441','http://domain441.com',(),(),('ios',),())</text:p>
          </table:table-cell>
          <table:table-cell/>
        </table:table-row>
        <table:table-row table:style-name="ro2">
          <table:table-cell table:formula="of:=CONCATENATE([.A$1];[.J440])" office:value-type="string" office:string-value="some description442" calcext:value-type="string">
            <text:p>some description442</text:p>
          </table:table-cell>
          <table:table-cell table:formula="of:=CONCATENATE([.B$1];[.$J440];[.$M$2])" office:value-type="string" office:string-value="http://domain442.com" calcext:value-type="string">
            <text:p>http://domain442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5"/>
          <table:table-cell table:formula="of:=CONCATENATE([.$P$1];[.J440];[.$Q$1];[.$N$3];[.A440];[.$O$3];[.$Q$1];[.$N$3];[.B440];[.$O$3];[.$Q$1];[.$N$2];[.E440];[.$O$2];[.$Q$1];[.$N$2];[.C440];[.$O$2];[.$Q$1];[.$N$2];[.F440];[.$O$2];[.$Q$1];[.$N$2];[.D440];[.$O$2];[.$O$2])" office:value-type="string" office:string-value="insert into creatives values (442,'some description442','http://domain442.com',(),(),('ios',),())" calcext:value-type="string">
            <text:p>insert into creatives values (442,'some description442','http://domain442.com',(),(),('ios',),())</text:p>
          </table:table-cell>
          <table:table-cell/>
        </table:table-row>
        <table:table-row table:style-name="ro2">
          <table:table-cell table:formula="of:=CONCATENATE([.A$1];[.J441])" office:value-type="string" office:string-value="some description443" calcext:value-type="string">
            <text:p>some description443</text:p>
          </table:table-cell>
          <table:table-cell table:formula="of:=CONCATENATE([.B$1];[.$J441];[.$M$2])" office:value-type="string" office:string-value="http://domain443.com" calcext:value-type="string">
            <text:p>http://domain443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number-columns-repeated="5"/>
          <table:table-cell table:formula="of:=CONCATENATE([.$P$1];[.J441];[.$Q$1];[.$N$3];[.A441];[.$O$3];[.$Q$1];[.$N$3];[.B441];[.$O$3];[.$Q$1];[.$N$2];[.E441];[.$O$2];[.$Q$1];[.$N$2];[.C441];[.$O$2];[.$Q$1];[.$N$2];[.F441];[.$O$2];[.$Q$1];[.$N$2];[.D441];[.$O$2];[.$O$2])" office:value-type="string" office:string-value="insert into creatives values (443,'some description443','http://domain443.com',(),(),('ios',),())" calcext:value-type="string">
            <text:p>insert into creatives values (443,'some description443','http://domain443.com',(),(),('ios',),())</text:p>
          </table:table-cell>
          <table:table-cell/>
        </table:table-row>
        <table:table-row table:style-name="ro2">
          <table:table-cell table:formula="of:=CONCATENATE([.A$1];[.J442])" office:value-type="string" office:string-value="some description444" calcext:value-type="string">
            <text:p>some description444</text:p>
          </table:table-cell>
          <table:table-cell table:formula="of:=CONCATENATE([.B$1];[.$J442];[.$M$2])" office:value-type="string" office:string-value="http://domain444.com" calcext:value-type="string">
            <text:p>http://domain444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table:number-columns-repeated="5"/>
          <table:table-cell table:formula="of:=CONCATENATE([.$P$1];[.J442];[.$Q$1];[.$N$3];[.A442];[.$O$3];[.$Q$1];[.$N$3];[.B442];[.$O$3];[.$Q$1];[.$N$2];[.E442];[.$O$2];[.$Q$1];[.$N$2];[.C442];[.$O$2];[.$Q$1];[.$N$2];[.F442];[.$O$2];[.$Q$1];[.$N$2];[.D442];[.$O$2];[.$O$2])" office:value-type="string" office:string-value="insert into creatives values (444,'some description444','http://domain444.com',(),(),('ios',),())" calcext:value-type="string">
            <text:p>insert into creatives values (444,'some description444','http://domain444.com',(),(),('ios',),())</text:p>
          </table:table-cell>
          <table:table-cell/>
        </table:table-row>
        <table:table-row table:style-name="ro2">
          <table:table-cell table:formula="of:=CONCATENATE([.A$1];[.J443])" office:value-type="string" office:string-value="some description445" calcext:value-type="string">
            <text:p>some description445</text:p>
          </table:table-cell>
          <table:table-cell table:formula="of:=CONCATENATE([.B$1];[.$J443];[.$M$2])" office:value-type="string" office:string-value="http://domain445.com" calcext:value-type="string">
            <text:p>http://domain445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table:number-columns-repeated="5"/>
          <table:table-cell table:formula="of:=CONCATENATE([.$P$1];[.J443];[.$Q$1];[.$N$3];[.A443];[.$O$3];[.$Q$1];[.$N$3];[.B443];[.$O$3];[.$Q$1];[.$N$2];[.E443];[.$O$2];[.$Q$1];[.$N$2];[.C443];[.$O$2];[.$Q$1];[.$N$2];[.F443];[.$O$2];[.$Q$1];[.$N$2];[.D443];[.$O$2];[.$O$2])" office:value-type="string" office:string-value="insert into creatives values (445,'some description445','http://domain445.com',(),(),('ios',),())" calcext:value-type="string">
            <text:p>insert into creatives values (445,'some description445','http://domain445.com',(),(),('ios',),())</text:p>
          </table:table-cell>
          <table:table-cell/>
        </table:table-row>
        <table:table-row table:style-name="ro2">
          <table:table-cell table:formula="of:=CONCATENATE([.A$1];[.J444])" office:value-type="string" office:string-value="some description446" calcext:value-type="string">
            <text:p>some description446</text:p>
          </table:table-cell>
          <table:table-cell table:formula="of:=CONCATENATE([.B$1];[.$J444];[.$M$2])" office:value-type="string" office:string-value="http://domain446.com" calcext:value-type="string">
            <text:p>http://domain446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number-columns-repeated="5"/>
          <table:table-cell table:formula="of:=CONCATENATE([.$P$1];[.J444];[.$Q$1];[.$N$3];[.A444];[.$O$3];[.$Q$1];[.$N$3];[.B444];[.$O$3];[.$Q$1];[.$N$2];[.E444];[.$O$2];[.$Q$1];[.$N$2];[.C444];[.$O$2];[.$Q$1];[.$N$2];[.F444];[.$O$2];[.$Q$1];[.$N$2];[.D444];[.$O$2];[.$O$2])" office:value-type="string" office:string-value="insert into creatives values (446,'some description446','http://domain446.com',(),(),('ios',),())" calcext:value-type="string">
            <text:p>insert into creatives values (446,'some description446','http://domain446.com',(),(),('ios',),())</text:p>
          </table:table-cell>
          <table:table-cell/>
        </table:table-row>
        <table:table-row table:style-name="ro2">
          <table:table-cell table:formula="of:=CONCATENATE([.A$1];[.J445])" office:value-type="string" office:string-value="some description447" calcext:value-type="string">
            <text:p>some description447</text:p>
          </table:table-cell>
          <table:table-cell table:formula="of:=CONCATENATE([.B$1];[.$J445];[.$M$2])" office:value-type="string" office:string-value="http://domain447.com" calcext:value-type="string">
            <text:p>http://domain447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table:number-columns-repeated="5"/>
          <table:table-cell table:formula="of:=CONCATENATE([.$P$1];[.J445];[.$Q$1];[.$N$3];[.A445];[.$O$3];[.$Q$1];[.$N$3];[.B445];[.$O$3];[.$Q$1];[.$N$2];[.E445];[.$O$2];[.$Q$1];[.$N$2];[.C445];[.$O$2];[.$Q$1];[.$N$2];[.F445];[.$O$2];[.$Q$1];[.$N$2];[.D445];[.$O$2];[.$O$2])" office:value-type="string" office:string-value="insert into creatives values (447,'some description447','http://domain447.com',(),(),('ios',),())" calcext:value-type="string">
            <text:p>insert into creatives values (447,'some description447','http://domain447.com',(),(),('ios',),())</text:p>
          </table:table-cell>
          <table:table-cell/>
        </table:table-row>
        <table:table-row table:style-name="ro2">
          <table:table-cell table:formula="of:=CONCATENATE([.A$1];[.J446])" office:value-type="string" office:string-value="some description448" calcext:value-type="string">
            <text:p>some description448</text:p>
          </table:table-cell>
          <table:table-cell table:formula="of:=CONCATENATE([.B$1];[.$J446];[.$M$2])" office:value-type="string" office:string-value="http://domain448.com" calcext:value-type="string">
            <text:p>http://domain448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number-columns-repeated="5"/>
          <table:table-cell table:formula="of:=CONCATENATE([.$P$1];[.J446];[.$Q$1];[.$N$3];[.A446];[.$O$3];[.$Q$1];[.$N$3];[.B446];[.$O$3];[.$Q$1];[.$N$2];[.E446];[.$O$2];[.$Q$1];[.$N$2];[.C446];[.$O$2];[.$Q$1];[.$N$2];[.F446];[.$O$2];[.$Q$1];[.$N$2];[.D446];[.$O$2];[.$O$2])" office:value-type="string" office:string-value="insert into creatives values (448,'some description448','http://domain448.com',(),(),('ios',),())" calcext:value-type="string">
            <text:p>insert into creatives values (448,'some description448','http://domain448.com',(),(),('ios',),())</text:p>
          </table:table-cell>
          <table:table-cell/>
        </table:table-row>
        <table:table-row table:style-name="ro2">
          <table:table-cell table:formula="of:=CONCATENATE([.A$1];[.J447])" office:value-type="string" office:string-value="some description449" calcext:value-type="string">
            <text:p>some description449</text:p>
          </table:table-cell>
          <table:table-cell table:formula="of:=CONCATENATE([.B$1];[.$J447];[.$M$2])" office:value-type="string" office:string-value="http://domain449.com" calcext:value-type="string">
            <text:p>http://domain449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number-columns-repeated="5"/>
          <table:table-cell table:formula="of:=CONCATENATE([.$P$1];[.J447];[.$Q$1];[.$N$3];[.A447];[.$O$3];[.$Q$1];[.$N$3];[.B447];[.$O$3];[.$Q$1];[.$N$2];[.E447];[.$O$2];[.$Q$1];[.$N$2];[.C447];[.$O$2];[.$Q$1];[.$N$2];[.F447];[.$O$2];[.$Q$1];[.$N$2];[.D447];[.$O$2];[.$O$2])" office:value-type="string" office:string-value="insert into creatives values (449,'some description449','http://domain449.com',(),(),('ios',),())" calcext:value-type="string">
            <text:p>insert into creatives values (449,'some description449','http://domain449.com',(),(),('ios',),())</text:p>
          </table:table-cell>
          <table:table-cell/>
        </table:table-row>
        <table:table-row table:style-name="ro2">
          <table:table-cell table:formula="of:=CONCATENATE([.A$1];[.J448])" office:value-type="string" office:string-value="some description450" calcext:value-type="string">
            <text:p>some description450</text:p>
          </table:table-cell>
          <table:table-cell table:formula="of:=CONCATENATE([.B$1];[.$J448];[.$M$2])" office:value-type="string" office:string-value="http://domain450.com" calcext:value-type="string">
            <text:p>http://domain450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number-columns-repeated="5"/>
          <table:table-cell table:formula="of:=CONCATENATE([.$P$1];[.J448];[.$Q$1];[.$N$3];[.A448];[.$O$3];[.$Q$1];[.$N$3];[.B448];[.$O$3];[.$Q$1];[.$N$2];[.E448];[.$O$2];[.$Q$1];[.$N$2];[.C448];[.$O$2];[.$Q$1];[.$N$2];[.F448];[.$O$2];[.$Q$1];[.$N$2];[.D448];[.$O$2];[.$O$2])" office:value-type="string" office:string-value="insert into creatives values (450,'some description450','http://domain450.com',(),(),('ios',),())" calcext:value-type="string">
            <text:p>insert into creatives values (450,'some description450','http://domain450.com',(),(),('ios',),())</text:p>
          </table:table-cell>
          <table:table-cell/>
        </table:table-row>
        <table:table-row table:style-name="ro2">
          <table:table-cell table:formula="of:=CONCATENATE([.A$1];[.J449])" office:value-type="string" office:string-value="some description451" calcext:value-type="string">
            <text:p>some description451</text:p>
          </table:table-cell>
          <table:table-cell table:formula="of:=CONCATENATE([.B$1];[.$J449];[.$M$2])" office:value-type="string" office:string-value="http://domain451.com" calcext:value-type="string">
            <text:p>http://domain451.com</text:p>
          </table:table-cell>
          <table:table-cell table:number-columns-repeated="3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5"/>
          <table:table-cell table:formula="of:=CONCATENATE([.$P$1];[.J449];[.$Q$1];[.$N$3];[.A449];[.$O$3];[.$Q$1];[.$N$3];[.B449];[.$O$3];[.$Q$1];[.$N$2];[.E449];[.$O$2];[.$Q$1];[.$N$2];[.C449];[.$O$2];[.$Q$1];[.$N$2];[.F449];[.$O$2];[.$Q$1];[.$N$2];[.D449];[.$O$2];[.$O$2])" office:value-type="string" office:string-value="insert into creatives values (451,'some description451','http://domain451.com',(),(),('ios',),())" calcext:value-type="string">
            <text:p>insert into creatives values (451,'some description451','http://domain451.com',(),(),('ios',),())</text:p>
          </table:table-cell>
          <table:table-cell/>
        </table:table-row>
        <table:table-row table:style-name="ro2">
          <table:table-cell table:formula="of:=CONCATENATE([.A$1];[.J450])" office:value-type="string" office:string-value="some description452" calcext:value-type="string">
            <text:p>some description452</text:p>
          </table:table-cell>
          <table:table-cell table:formula="of:=CONCATENATE([.B$1];[.$J450];[.$M$2])" office:value-type="string" office:string-value="http://domain452.com" calcext:value-type="string">
            <text:p>http://domain452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5"/>
          <table:table-cell table:formula="of:=CONCATENATE([.$P$1];[.J450];[.$Q$1];[.$N$3];[.A450];[.$O$3];[.$Q$1];[.$N$3];[.B450];[.$O$3];[.$Q$1];[.$N$2];[.E450];[.$O$2];[.$Q$1];[.$N$2];[.C450];[.$O$2];[.$Q$1];[.$N$2];[.F450];[.$O$2];[.$Q$1];[.$N$2];[.D450];[.$O$2];[.$O$2])" office:value-type="string" office:string-value="insert into creatives values (452,'some description452','http://domain452.com',(),(),('ios','android'),())" calcext:value-type="string">
            <text:p>insert into creatives values (452,'some description452','http://domain452.com',(),(),('ios','android'),())</text:p>
          </table:table-cell>
          <table:table-cell/>
        </table:table-row>
        <table:table-row table:style-name="ro2">
          <table:table-cell table:formula="of:=CONCATENATE([.A$1];[.J451])" office:value-type="string" office:string-value="some description453" calcext:value-type="string">
            <text:p>some description453</text:p>
          </table:table-cell>
          <table:table-cell table:formula="of:=CONCATENATE([.B$1];[.$J451];[.$M$2])" office:value-type="string" office:string-value="http://domain453.com" calcext:value-type="string">
            <text:p>http://domain453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table:number-columns-repeated="5"/>
          <table:table-cell table:formula="of:=CONCATENATE([.$P$1];[.J451];[.$Q$1];[.$N$3];[.A451];[.$O$3];[.$Q$1];[.$N$3];[.B451];[.$O$3];[.$Q$1];[.$N$2];[.E451];[.$O$2];[.$Q$1];[.$N$2];[.C451];[.$O$2];[.$Q$1];[.$N$2];[.F451];[.$O$2];[.$Q$1];[.$N$2];[.D451];[.$O$2];[.$O$2])" office:value-type="string" office:string-value="insert into creatives values (453,'some description453','http://domain453.com',(),(),('ios','android'),())" calcext:value-type="string">
            <text:p>insert into creatives values (453,'some description453','http://domain453.com',(),(),('ios','android'),())</text:p>
          </table:table-cell>
          <table:table-cell/>
        </table:table-row>
        <table:table-row table:style-name="ro2">
          <table:table-cell table:formula="of:=CONCATENATE([.A$1];[.J452])" office:value-type="string" office:string-value="some description454" calcext:value-type="string">
            <text:p>some description454</text:p>
          </table:table-cell>
          <table:table-cell table:formula="of:=CONCATENATE([.B$1];[.$J452];[.$M$2])" office:value-type="string" office:string-value="http://domain454.com" calcext:value-type="string">
            <text:p>http://domain454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table:number-columns-repeated="5"/>
          <table:table-cell table:formula="of:=CONCATENATE([.$P$1];[.J452];[.$Q$1];[.$N$3];[.A452];[.$O$3];[.$Q$1];[.$N$3];[.B452];[.$O$3];[.$Q$1];[.$N$2];[.E452];[.$O$2];[.$Q$1];[.$N$2];[.C452];[.$O$2];[.$Q$1];[.$N$2];[.F452];[.$O$2];[.$Q$1];[.$N$2];[.D452];[.$O$2];[.$O$2])" office:value-type="string" office:string-value="insert into creatives values (454,'some description454','http://domain454.com',(),(),('ios','android'),())" calcext:value-type="string">
            <text:p>insert into creatives values (454,'some description454','http://domain454.com',(),(),('ios','android'),())</text:p>
          </table:table-cell>
          <table:table-cell/>
        </table:table-row>
        <table:table-row table:style-name="ro2">
          <table:table-cell table:formula="of:=CONCATENATE([.A$1];[.J453])" office:value-type="string" office:string-value="some description455" calcext:value-type="string">
            <text:p>some description455</text:p>
          </table:table-cell>
          <table:table-cell table:formula="of:=CONCATENATE([.B$1];[.$J453];[.$M$2])" office:value-type="string" office:string-value="http://domain455.com" calcext:value-type="string">
            <text:p>http://domain455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table:number-columns-repeated="5"/>
          <table:table-cell table:formula="of:=CONCATENATE([.$P$1];[.J453];[.$Q$1];[.$N$3];[.A453];[.$O$3];[.$Q$1];[.$N$3];[.B453];[.$O$3];[.$Q$1];[.$N$2];[.E453];[.$O$2];[.$Q$1];[.$N$2];[.C453];[.$O$2];[.$Q$1];[.$N$2];[.F453];[.$O$2];[.$Q$1];[.$N$2];[.D453];[.$O$2];[.$O$2])" office:value-type="string" office:string-value="insert into creatives values (455,'some description455','http://domain455.com',(),(),('ios','android'),())" calcext:value-type="string">
            <text:p>insert into creatives values (455,'some description455','http://domain455.com',(),(),('ios','android'),())</text:p>
          </table:table-cell>
          <table:table-cell/>
        </table:table-row>
        <table:table-row table:style-name="ro2">
          <table:table-cell table:formula="of:=CONCATENATE([.A$1];[.J454])" office:value-type="string" office:string-value="some description456" calcext:value-type="string">
            <text:p>some description456</text:p>
          </table:table-cell>
          <table:table-cell table:formula="of:=CONCATENATE([.B$1];[.$J454];[.$M$2])" office:value-type="string" office:string-value="http://domain456.com" calcext:value-type="string">
            <text:p>http://domain456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number-columns-repeated="5"/>
          <table:table-cell table:formula="of:=CONCATENATE([.$P$1];[.J454];[.$Q$1];[.$N$3];[.A454];[.$O$3];[.$Q$1];[.$N$3];[.B454];[.$O$3];[.$Q$1];[.$N$2];[.E454];[.$O$2];[.$Q$1];[.$N$2];[.C454];[.$O$2];[.$Q$1];[.$N$2];[.F454];[.$O$2];[.$Q$1];[.$N$2];[.D454];[.$O$2];[.$O$2])" office:value-type="string" office:string-value="insert into creatives values (456,'some description456','http://domain456.com',(),(),('ios','android'),())" calcext:value-type="string">
            <text:p>insert into creatives values (456,'some description456','http://domain456.com',(),(),('ios','android'),())</text:p>
          </table:table-cell>
          <table:table-cell/>
        </table:table-row>
        <table:table-row table:style-name="ro2">
          <table:table-cell table:formula="of:=CONCATENATE([.A$1];[.J455])" office:value-type="string" office:string-value="some description457" calcext:value-type="string">
            <text:p>some description457</text:p>
          </table:table-cell>
          <table:table-cell table:formula="of:=CONCATENATE([.B$1];[.$J455];[.$M$2])" office:value-type="string" office:string-value="http://domain457.com" calcext:value-type="string">
            <text:p>http://domain457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table:number-columns-repeated="5"/>
          <table:table-cell table:formula="of:=CONCATENATE([.$P$1];[.J455];[.$Q$1];[.$N$3];[.A455];[.$O$3];[.$Q$1];[.$N$3];[.B455];[.$O$3];[.$Q$1];[.$N$2];[.E455];[.$O$2];[.$Q$1];[.$N$2];[.C455];[.$O$2];[.$Q$1];[.$N$2];[.F455];[.$O$2];[.$Q$1];[.$N$2];[.D455];[.$O$2];[.$O$2])" office:value-type="string" office:string-value="insert into creatives values (457,'some description457','http://domain457.com',(),(),('ios','android'),())" calcext:value-type="string">
            <text:p>insert into creatives values (457,'some description457','http://domain457.com',(),(),('ios','android'),())</text:p>
          </table:table-cell>
          <table:table-cell/>
        </table:table-row>
        <table:table-row table:style-name="ro2">
          <table:table-cell table:formula="of:=CONCATENATE([.A$1];[.J456])" office:value-type="string" office:string-value="some description458" calcext:value-type="string">
            <text:p>some description458</text:p>
          </table:table-cell>
          <table:table-cell table:formula="of:=CONCATENATE([.B$1];[.$J456];[.$M$2])" office:value-type="string" office:string-value="http://domain458.com" calcext:value-type="string">
            <text:p>http://domain458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table:number-columns-repeated="5"/>
          <table:table-cell table:formula="of:=CONCATENATE([.$P$1];[.J456];[.$Q$1];[.$N$3];[.A456];[.$O$3];[.$Q$1];[.$N$3];[.B456];[.$O$3];[.$Q$1];[.$N$2];[.E456];[.$O$2];[.$Q$1];[.$N$2];[.C456];[.$O$2];[.$Q$1];[.$N$2];[.F456];[.$O$2];[.$Q$1];[.$N$2];[.D456];[.$O$2];[.$O$2])" office:value-type="string" office:string-value="insert into creatives values (458,'some description458','http://domain458.com',(),(),('ios','android'),())" calcext:value-type="string">
            <text:p>insert into creatives values (458,'some description458','http://domain458.com',(),(),('ios','android'),())</text:p>
          </table:table-cell>
          <table:table-cell/>
        </table:table-row>
        <table:table-row table:style-name="ro2">
          <table:table-cell table:formula="of:=CONCATENATE([.A$1];[.J457])" office:value-type="string" office:string-value="some description459" calcext:value-type="string">
            <text:p>some description459</text:p>
          </table:table-cell>
          <table:table-cell table:formula="of:=CONCATENATE([.B$1];[.$J457];[.$M$2])" office:value-type="string" office:string-value="http://domain459.com" calcext:value-type="string">
            <text:p>http://domain459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table:number-columns-repeated="5"/>
          <table:table-cell table:formula="of:=CONCATENATE([.$P$1];[.J457];[.$Q$1];[.$N$3];[.A457];[.$O$3];[.$Q$1];[.$N$3];[.B457];[.$O$3];[.$Q$1];[.$N$2];[.E457];[.$O$2];[.$Q$1];[.$N$2];[.C457];[.$O$2];[.$Q$1];[.$N$2];[.F457];[.$O$2];[.$Q$1];[.$N$2];[.D457];[.$O$2];[.$O$2])" office:value-type="string" office:string-value="insert into creatives values (459,'some description459','http://domain459.com',(),(),('ios','android'),())" calcext:value-type="string">
            <text:p>insert into creatives values (459,'some description459','http://domain459.com',(),(),('ios','android'),())</text:p>
          </table:table-cell>
          <table:table-cell/>
        </table:table-row>
        <table:table-row table:style-name="ro2">
          <table:table-cell table:formula="of:=CONCATENATE([.A$1];[.J458])" office:value-type="string" office:string-value="some description460" calcext:value-type="string">
            <text:p>some description460</text:p>
          </table:table-cell>
          <table:table-cell table:formula="of:=CONCATENATE([.B$1];[.$J458];[.$M$2])" office:value-type="string" office:string-value="http://domain460.com" calcext:value-type="string">
            <text:p>http://domain460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number-columns-repeated="5"/>
          <table:table-cell table:formula="of:=CONCATENATE([.$P$1];[.J458];[.$Q$1];[.$N$3];[.A458];[.$O$3];[.$Q$1];[.$N$3];[.B458];[.$O$3];[.$Q$1];[.$N$2];[.E458];[.$O$2];[.$Q$1];[.$N$2];[.C458];[.$O$2];[.$Q$1];[.$N$2];[.F458];[.$O$2];[.$Q$1];[.$N$2];[.D458];[.$O$2];[.$O$2])" office:value-type="string" office:string-value="insert into creatives values (460,'some description460','http://domain460.com',(),(),('ios','android'),())" calcext:value-type="string">
            <text:p>insert into creatives values (460,'some description460','http://domain460.com',(),(),('ios','android'),())</text:p>
          </table:table-cell>
          <table:table-cell/>
        </table:table-row>
        <table:table-row table:style-name="ro2">
          <table:table-cell table:formula="of:=CONCATENATE([.A$1];[.J459])" office:value-type="string" office:string-value="some description461" calcext:value-type="string">
            <text:p>some description461</text:p>
          </table:table-cell>
          <table:table-cell table:formula="of:=CONCATENATE([.B$1];[.$J459];[.$M$2])" office:value-type="string" office:string-value="http://domain461.com" calcext:value-type="string">
            <text:p>http://domain461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table:number-columns-repeated="5"/>
          <table:table-cell table:formula="of:=CONCATENATE([.$P$1];[.J459];[.$Q$1];[.$N$3];[.A459];[.$O$3];[.$Q$1];[.$N$3];[.B459];[.$O$3];[.$Q$1];[.$N$2];[.E459];[.$O$2];[.$Q$1];[.$N$2];[.C459];[.$O$2];[.$Q$1];[.$N$2];[.F459];[.$O$2];[.$Q$1];[.$N$2];[.D459];[.$O$2];[.$O$2])" office:value-type="string" office:string-value="insert into creatives values (461,'some description461','http://domain461.com',(),(),('ios','android'),())" calcext:value-type="string">
            <text:p>insert into creatives values (461,'some description461','http://domain461.com',(),(),('ios','android'),())</text:p>
          </table:table-cell>
          <table:table-cell/>
        </table:table-row>
        <table:table-row table:style-name="ro2">
          <table:table-cell table:formula="of:=CONCATENATE([.A$1];[.J460])" office:value-type="string" office:string-value="some description462" calcext:value-type="string">
            <text:p>some description462</text:p>
          </table:table-cell>
          <table:table-cell table:formula="of:=CONCATENATE([.B$1];[.$J460];[.$M$2])" office:value-type="string" office:string-value="http://domain462.com" calcext:value-type="string">
            <text:p>http://domain462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number-columns-repeated="5"/>
          <table:table-cell table:formula="of:=CONCATENATE([.$P$1];[.J460];[.$Q$1];[.$N$3];[.A460];[.$O$3];[.$Q$1];[.$N$3];[.B460];[.$O$3];[.$Q$1];[.$N$2];[.E460];[.$O$2];[.$Q$1];[.$N$2];[.C460];[.$O$2];[.$Q$1];[.$N$2];[.F460];[.$O$2];[.$Q$1];[.$N$2];[.D460];[.$O$2];[.$O$2])" office:value-type="string" office:string-value="insert into creatives values (462,'some description462','http://domain462.com',(),(),('ios','android'),())" calcext:value-type="string">
            <text:p>insert into creatives values (462,'some description462','http://domain462.com',(),(),('ios','android'),())</text:p>
          </table:table-cell>
          <table:table-cell/>
        </table:table-row>
        <table:table-row table:style-name="ro2">
          <table:table-cell table:formula="of:=CONCATENATE([.A$1];[.J461])" office:value-type="string" office:string-value="some description463" calcext:value-type="string">
            <text:p>some description463</text:p>
          </table:table-cell>
          <table:table-cell table:formula="of:=CONCATENATE([.B$1];[.$J461];[.$M$2])" office:value-type="string" office:string-value="http://domain463.com" calcext:value-type="string">
            <text:p>http://domain463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table:number-columns-repeated="5"/>
          <table:table-cell table:formula="of:=CONCATENATE([.$P$1];[.J461];[.$Q$1];[.$N$3];[.A461];[.$O$3];[.$Q$1];[.$N$3];[.B461];[.$O$3];[.$Q$1];[.$N$2];[.E461];[.$O$2];[.$Q$1];[.$N$2];[.C461];[.$O$2];[.$Q$1];[.$N$2];[.F461];[.$O$2];[.$Q$1];[.$N$2];[.D461];[.$O$2];[.$O$2])" office:value-type="string" office:string-value="insert into creatives values (463,'some description463','http://domain463.com',(),(),('ios','android'),())" calcext:value-type="string">
            <text:p>insert into creatives values (463,'some description463','http://domain463.com',(),(),('ios','android'),())</text:p>
          </table:table-cell>
          <table:table-cell/>
        </table:table-row>
        <table:table-row table:style-name="ro2">
          <table:table-cell table:formula="of:=CONCATENATE([.A$1];[.J462])" office:value-type="string" office:string-value="some description464" calcext:value-type="string">
            <text:p>some description464</text:p>
          </table:table-cell>
          <table:table-cell table:formula="of:=CONCATENATE([.B$1];[.$J462];[.$M$2])" office:value-type="string" office:string-value="http://domain464.com" calcext:value-type="string">
            <text:p>http://domain464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table:number-columns-repeated="5"/>
          <table:table-cell table:formula="of:=CONCATENATE([.$P$1];[.J462];[.$Q$1];[.$N$3];[.A462];[.$O$3];[.$Q$1];[.$N$3];[.B462];[.$O$3];[.$Q$1];[.$N$2];[.E462];[.$O$2];[.$Q$1];[.$N$2];[.C462];[.$O$2];[.$Q$1];[.$N$2];[.F462];[.$O$2];[.$Q$1];[.$N$2];[.D462];[.$O$2];[.$O$2])" office:value-type="string" office:string-value="insert into creatives values (464,'some description464','http://domain464.com',(),(),('ios','android'),())" calcext:value-type="string">
            <text:p>insert into creatives values (464,'some description464','http://domain464.com',(),(),('ios','android'),())</text:p>
          </table:table-cell>
          <table:table-cell/>
        </table:table-row>
        <table:table-row table:style-name="ro2">
          <table:table-cell table:formula="of:=CONCATENATE([.A$1];[.J463])" office:value-type="string" office:string-value="some description465" calcext:value-type="string">
            <text:p>some description465</text:p>
          </table:table-cell>
          <table:table-cell table:formula="of:=CONCATENATE([.B$1];[.$J463];[.$M$2])" office:value-type="string" office:string-value="http://domain465.com" calcext:value-type="string">
            <text:p>http://domain465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table:number-columns-repeated="5"/>
          <table:table-cell table:formula="of:=CONCATENATE([.$P$1];[.J463];[.$Q$1];[.$N$3];[.A463];[.$O$3];[.$Q$1];[.$N$3];[.B463];[.$O$3];[.$Q$1];[.$N$2];[.E463];[.$O$2];[.$Q$1];[.$N$2];[.C463];[.$O$2];[.$Q$1];[.$N$2];[.F463];[.$O$2];[.$Q$1];[.$N$2];[.D463];[.$O$2];[.$O$2])" office:value-type="string" office:string-value="insert into creatives values (465,'some description465','http://domain465.com',(),(),('ios','android'),())" calcext:value-type="string">
            <text:p>insert into creatives values (465,'some description465','http://domain465.com',(),(),('ios','android'),())</text:p>
          </table:table-cell>
          <table:table-cell/>
        </table:table-row>
        <table:table-row table:style-name="ro2">
          <table:table-cell table:formula="of:=CONCATENATE([.A$1];[.J464])" office:value-type="string" office:string-value="some description466" calcext:value-type="string">
            <text:p>some description466</text:p>
          </table:table-cell>
          <table:table-cell table:formula="of:=CONCATENATE([.B$1];[.$J464];[.$M$2])" office:value-type="string" office:string-value="http://domain466.com" calcext:value-type="string">
            <text:p>http://domain466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table:number-columns-repeated="5"/>
          <table:table-cell table:formula="of:=CONCATENATE([.$P$1];[.J464];[.$Q$1];[.$N$3];[.A464];[.$O$3];[.$Q$1];[.$N$3];[.B464];[.$O$3];[.$Q$1];[.$N$2];[.E464];[.$O$2];[.$Q$1];[.$N$2];[.C464];[.$O$2];[.$Q$1];[.$N$2];[.F464];[.$O$2];[.$Q$1];[.$N$2];[.D464];[.$O$2];[.$O$2])" office:value-type="string" office:string-value="insert into creatives values (466,'some description466','http://domain466.com',(),(),('ios','android'),())" calcext:value-type="string">
            <text:p>insert into creatives values (466,'some description466','http://domain466.com',(),(),('ios','android'),())</text:p>
          </table:table-cell>
          <table:table-cell/>
        </table:table-row>
        <table:table-row table:style-name="ro2">
          <table:table-cell table:formula="of:=CONCATENATE([.A$1];[.J465])" office:value-type="string" office:string-value="some description467" calcext:value-type="string">
            <text:p>some description467</text:p>
          </table:table-cell>
          <table:table-cell table:formula="of:=CONCATENATE([.B$1];[.$J465];[.$M$2])" office:value-type="string" office:string-value="http://domain467.com" calcext:value-type="string">
            <text:p>http://domain467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number-columns-repeated="5"/>
          <table:table-cell table:formula="of:=CONCATENATE([.$P$1];[.J465];[.$Q$1];[.$N$3];[.A465];[.$O$3];[.$Q$1];[.$N$3];[.B465];[.$O$3];[.$Q$1];[.$N$2];[.E465];[.$O$2];[.$Q$1];[.$N$2];[.C465];[.$O$2];[.$Q$1];[.$N$2];[.F465];[.$O$2];[.$Q$1];[.$N$2];[.D465];[.$O$2];[.$O$2])" office:value-type="string" office:string-value="insert into creatives values (467,'some description467','http://domain467.com',(),(),('ios','android'),())" calcext:value-type="string">
            <text:p>insert into creatives values (467,'some description467','http://domain467.com',(),(),('ios','android'),())</text:p>
          </table:table-cell>
          <table:table-cell/>
        </table:table-row>
        <table:table-row table:style-name="ro2">
          <table:table-cell table:formula="of:=CONCATENATE([.A$1];[.J466])" office:value-type="string" office:string-value="some description468" calcext:value-type="string">
            <text:p>some description468</text:p>
          </table:table-cell>
          <table:table-cell table:formula="of:=CONCATENATE([.B$1];[.$J466];[.$M$2])" office:value-type="string" office:string-value="http://domain468.com" calcext:value-type="string">
            <text:p>http://domain468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table:number-columns-repeated="5"/>
          <table:table-cell table:formula="of:=CONCATENATE([.$P$1];[.J466];[.$Q$1];[.$N$3];[.A466];[.$O$3];[.$Q$1];[.$N$3];[.B466];[.$O$3];[.$Q$1];[.$N$2];[.E466];[.$O$2];[.$Q$1];[.$N$2];[.C466];[.$O$2];[.$Q$1];[.$N$2];[.F466];[.$O$2];[.$Q$1];[.$N$2];[.D466];[.$O$2];[.$O$2])" office:value-type="string" office:string-value="insert into creatives values (468,'some description468','http://domain468.com',(),(),('ios','android'),())" calcext:value-type="string">
            <text:p>insert into creatives values (468,'some description468','http://domain468.com',(),(),('ios','android'),())</text:p>
          </table:table-cell>
          <table:table-cell/>
        </table:table-row>
        <table:table-row table:style-name="ro2">
          <table:table-cell table:formula="of:=CONCATENATE([.A$1];[.J467])" office:value-type="string" office:string-value="some description469" calcext:value-type="string">
            <text:p>some description469</text:p>
          </table:table-cell>
          <table:table-cell table:formula="of:=CONCATENATE([.B$1];[.$J467];[.$M$2])" office:value-type="string" office:string-value="http://domain469.com" calcext:value-type="string">
            <text:p>http://domain469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table:number-columns-repeated="5"/>
          <table:table-cell table:formula="of:=CONCATENATE([.$P$1];[.J467];[.$Q$1];[.$N$3];[.A467];[.$O$3];[.$Q$1];[.$N$3];[.B467];[.$O$3];[.$Q$1];[.$N$2];[.E467];[.$O$2];[.$Q$1];[.$N$2];[.C467];[.$O$2];[.$Q$1];[.$N$2];[.F467];[.$O$2];[.$Q$1];[.$N$2];[.D467];[.$O$2];[.$O$2])" office:value-type="string" office:string-value="insert into creatives values (469,'some description469','http://domain469.com',(),(),('ios','android'),())" calcext:value-type="string">
            <text:p>insert into creatives values (469,'some description469','http://domain469.com',(),(),('ios','android'),())</text:p>
          </table:table-cell>
          <table:table-cell/>
        </table:table-row>
        <table:table-row table:style-name="ro2">
          <table:table-cell table:formula="of:=CONCATENATE([.A$1];[.J468])" office:value-type="string" office:string-value="some description470" calcext:value-type="string">
            <text:p>some description470</text:p>
          </table:table-cell>
          <table:table-cell table:formula="of:=CONCATENATE([.B$1];[.$J468];[.$M$2])" office:value-type="string" office:string-value="http://domain470.com" calcext:value-type="string">
            <text:p>http://domain470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table:number-columns-repeated="5"/>
          <table:table-cell table:formula="of:=CONCATENATE([.$P$1];[.J468];[.$Q$1];[.$N$3];[.A468];[.$O$3];[.$Q$1];[.$N$3];[.B468];[.$O$3];[.$Q$1];[.$N$2];[.E468];[.$O$2];[.$Q$1];[.$N$2];[.C468];[.$O$2];[.$Q$1];[.$N$2];[.F468];[.$O$2];[.$Q$1];[.$N$2];[.D468];[.$O$2];[.$O$2])" office:value-type="string" office:string-value="insert into creatives values (470,'some description470','http://domain470.com',(),(),('ios','android'),())" calcext:value-type="string">
            <text:p>insert into creatives values (470,'some description470','http://domain470.com',(),(),('ios','android'),())</text:p>
          </table:table-cell>
          <table:table-cell/>
        </table:table-row>
        <table:table-row table:style-name="ro2">
          <table:table-cell table:formula="of:=CONCATENATE([.A$1];[.J469])" office:value-type="string" office:string-value="some description471" calcext:value-type="string">
            <text:p>some description471</text:p>
          </table:table-cell>
          <table:table-cell table:formula="of:=CONCATENATE([.B$1];[.$J469];[.$M$2])" office:value-type="string" office:string-value="http://domain471.com" calcext:value-type="string">
            <text:p>http://domain471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table:number-columns-repeated="5"/>
          <table:table-cell table:formula="of:=CONCATENATE([.$P$1];[.J469];[.$Q$1];[.$N$3];[.A469];[.$O$3];[.$Q$1];[.$N$3];[.B469];[.$O$3];[.$Q$1];[.$N$2];[.E469];[.$O$2];[.$Q$1];[.$N$2];[.C469];[.$O$2];[.$Q$1];[.$N$2];[.F469];[.$O$2];[.$Q$1];[.$N$2];[.D469];[.$O$2];[.$O$2])" office:value-type="string" office:string-value="insert into creatives values (471,'some description471','http://domain471.com',(),(),('ios','android'),())" calcext:value-type="string">
            <text:p>insert into creatives values (471,'some description471','http://domain471.com',(),(),('ios','android'),())</text:p>
          </table:table-cell>
          <table:table-cell/>
        </table:table-row>
        <table:table-row table:style-name="ro2">
          <table:table-cell table:formula="of:=CONCATENATE([.A$1];[.J470])" office:value-type="string" office:string-value="some description472" calcext:value-type="string">
            <text:p>some description472</text:p>
          </table:table-cell>
          <table:table-cell table:formula="of:=CONCATENATE([.B$1];[.$J470];[.$M$2])" office:value-type="string" office:string-value="http://domain472.com" calcext:value-type="string">
            <text:p>http://domain472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table:number-columns-repeated="5"/>
          <table:table-cell table:formula="of:=CONCATENATE([.$P$1];[.J470];[.$Q$1];[.$N$3];[.A470];[.$O$3];[.$Q$1];[.$N$3];[.B470];[.$O$3];[.$Q$1];[.$N$2];[.E470];[.$O$2];[.$Q$1];[.$N$2];[.C470];[.$O$2];[.$Q$1];[.$N$2];[.F470];[.$O$2];[.$Q$1];[.$N$2];[.D470];[.$O$2];[.$O$2])" office:value-type="string" office:string-value="insert into creatives values (472,'some description472','http://domain472.com',(),(),('ios','android'),())" calcext:value-type="string">
            <text:p>insert into creatives values (472,'some description472','http://domain472.com',(),(),('ios','android'),())</text:p>
          </table:table-cell>
          <table:table-cell/>
        </table:table-row>
        <table:table-row table:style-name="ro2">
          <table:table-cell table:formula="of:=CONCATENATE([.A$1];[.J471])" office:value-type="string" office:string-value="some description473" calcext:value-type="string">
            <text:p>some description473</text:p>
          </table:table-cell>
          <table:table-cell table:formula="of:=CONCATENATE([.B$1];[.$J471];[.$M$2])" office:value-type="string" office:string-value="http://domain473.com" calcext:value-type="string">
            <text:p>http://domain473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3" calcext:value-type="float">
            <text:p>473</text:p>
          </table:table-cell>
          <table:table-cell table:number-columns-repeated="5"/>
          <table:table-cell table:formula="of:=CONCATENATE([.$P$1];[.J471];[.$Q$1];[.$N$3];[.A471];[.$O$3];[.$Q$1];[.$N$3];[.B471];[.$O$3];[.$Q$1];[.$N$2];[.E471];[.$O$2];[.$Q$1];[.$N$2];[.C471];[.$O$2];[.$Q$1];[.$N$2];[.F471];[.$O$2];[.$Q$1];[.$N$2];[.D471];[.$O$2];[.$O$2])" office:value-type="string" office:string-value="insert into creatives values (473,'some description473','http://domain473.com',(),(),('ios','android'),())" calcext:value-type="string">
            <text:p>insert into creatives values (473,'some description473','http://domain473.com',(),(),('ios','android'),())</text:p>
          </table:table-cell>
          <table:table-cell/>
        </table:table-row>
        <table:table-row table:style-name="ro2">
          <table:table-cell table:formula="of:=CONCATENATE([.A$1];[.J472])" office:value-type="string" office:string-value="some description474" calcext:value-type="string">
            <text:p>some description474</text:p>
          </table:table-cell>
          <table:table-cell table:formula="of:=CONCATENATE([.B$1];[.$J472];[.$M$2])" office:value-type="string" office:string-value="http://domain474.com" calcext:value-type="string">
            <text:p>http://domain474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table:number-columns-repeated="5"/>
          <table:table-cell table:formula="of:=CONCATENATE([.$P$1];[.J472];[.$Q$1];[.$N$3];[.A472];[.$O$3];[.$Q$1];[.$N$3];[.B472];[.$O$3];[.$Q$1];[.$N$2];[.E472];[.$O$2];[.$Q$1];[.$N$2];[.C472];[.$O$2];[.$Q$1];[.$N$2];[.F472];[.$O$2];[.$Q$1];[.$N$2];[.D472];[.$O$2];[.$O$2])" office:value-type="string" office:string-value="insert into creatives values (474,'some description474','http://domain474.com',(),(),('ios','android'),())" calcext:value-type="string">
            <text:p>insert into creatives values (474,'some description474','http://domain474.com',(),(),('ios','android'),())</text:p>
          </table:table-cell>
          <table:table-cell/>
        </table:table-row>
        <table:table-row table:style-name="ro2">
          <table:table-cell table:formula="of:=CONCATENATE([.A$1];[.J473])" office:value-type="string" office:string-value="some description475" calcext:value-type="string">
            <text:p>some description475</text:p>
          </table:table-cell>
          <table:table-cell table:formula="of:=CONCATENATE([.B$1];[.$J473];[.$M$2])" office:value-type="string" office:string-value="http://domain475.com" calcext:value-type="string">
            <text:p>http://domain475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table:number-columns-repeated="5"/>
          <table:table-cell table:formula="of:=CONCATENATE([.$P$1];[.J473];[.$Q$1];[.$N$3];[.A473];[.$O$3];[.$Q$1];[.$N$3];[.B473];[.$O$3];[.$Q$1];[.$N$2];[.E473];[.$O$2];[.$Q$1];[.$N$2];[.C473];[.$O$2];[.$Q$1];[.$N$2];[.F473];[.$O$2];[.$Q$1];[.$N$2];[.D473];[.$O$2];[.$O$2])" office:value-type="string" office:string-value="insert into creatives values (475,'some description475','http://domain475.com',(),(),('ios','android'),())" calcext:value-type="string">
            <text:p>insert into creatives values (475,'some description475','http://domain475.com',(),(),('ios','android'),())</text:p>
          </table:table-cell>
          <table:table-cell/>
        </table:table-row>
        <table:table-row table:style-name="ro2">
          <table:table-cell table:formula="of:=CONCATENATE([.A$1];[.J474])" office:value-type="string" office:string-value="some description476" calcext:value-type="string">
            <text:p>some description476</text:p>
          </table:table-cell>
          <table:table-cell table:formula="of:=CONCATENATE([.B$1];[.$J474];[.$M$2])" office:value-type="string" office:string-value="http://domain476.com" calcext:value-type="string">
            <text:p>http://domain476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table:number-columns-repeated="5"/>
          <table:table-cell table:formula="of:=CONCATENATE([.$P$1];[.J474];[.$Q$1];[.$N$3];[.A474];[.$O$3];[.$Q$1];[.$N$3];[.B474];[.$O$3];[.$Q$1];[.$N$2];[.E474];[.$O$2];[.$Q$1];[.$N$2];[.C474];[.$O$2];[.$Q$1];[.$N$2];[.F474];[.$O$2];[.$Q$1];[.$N$2];[.D474];[.$O$2];[.$O$2])" office:value-type="string" office:string-value="insert into creatives values (476,'some description476','http://domain476.com',(),(),('ios','android'),())" calcext:value-type="string">
            <text:p>insert into creatives values (476,'some description476','http://domain476.com',(),(),('ios','android'),())</text:p>
          </table:table-cell>
          <table:table-cell/>
        </table:table-row>
        <table:table-row table:style-name="ro2">
          <table:table-cell table:formula="of:=CONCATENATE([.A$1];[.J475])" office:value-type="string" office:string-value="some description477" calcext:value-type="string">
            <text:p>some description477</text:p>
          </table:table-cell>
          <table:table-cell table:formula="of:=CONCATENATE([.B$1];[.$J475];[.$M$2])" office:value-type="string" office:string-value="http://domain477.com" calcext:value-type="string">
            <text:p>http://domain477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table:number-columns-repeated="5"/>
          <table:table-cell table:formula="of:=CONCATENATE([.$P$1];[.J475];[.$Q$1];[.$N$3];[.A475];[.$O$3];[.$Q$1];[.$N$3];[.B475];[.$O$3];[.$Q$1];[.$N$2];[.E475];[.$O$2];[.$Q$1];[.$N$2];[.C475];[.$O$2];[.$Q$1];[.$N$2];[.F475];[.$O$2];[.$Q$1];[.$N$2];[.D475];[.$O$2];[.$O$2])" office:value-type="string" office:string-value="insert into creatives values (477,'some description477','http://domain477.com',(),(),('ios','android'),())" calcext:value-type="string">
            <text:p>insert into creatives values (477,'some description477','http://domain477.com',(),(),('ios','android'),())</text:p>
          </table:table-cell>
          <table:table-cell/>
        </table:table-row>
        <table:table-row table:style-name="ro2">
          <table:table-cell table:formula="of:=CONCATENATE([.A$1];[.J476])" office:value-type="string" office:string-value="some description478" calcext:value-type="string">
            <text:p>some description478</text:p>
          </table:table-cell>
          <table:table-cell table:formula="of:=CONCATENATE([.B$1];[.$J476];[.$M$2])" office:value-type="string" office:string-value="http://domain478.com" calcext:value-type="string">
            <text:p>http://domain478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5"/>
          <table:table-cell table:formula="of:=CONCATENATE([.$P$1];[.J476];[.$Q$1];[.$N$3];[.A476];[.$O$3];[.$Q$1];[.$N$3];[.B476];[.$O$3];[.$Q$1];[.$N$2];[.E476];[.$O$2];[.$Q$1];[.$N$2];[.C476];[.$O$2];[.$Q$1];[.$N$2];[.F476];[.$O$2];[.$Q$1];[.$N$2];[.D476];[.$O$2];[.$O$2])" office:value-type="string" office:string-value="insert into creatives values (478,'some description478','http://domain478.com',(),(),('ios','android'),())" calcext:value-type="string">
            <text:p>insert into creatives values (478,'some description478','http://domain478.com',(),(),('ios','android'),())</text:p>
          </table:table-cell>
          <table:table-cell/>
        </table:table-row>
        <table:table-row table:style-name="ro2">
          <table:table-cell table:formula="of:=CONCATENATE([.A$1];[.J477])" office:value-type="string" office:string-value="some description479" calcext:value-type="string">
            <text:p>some description479</text:p>
          </table:table-cell>
          <table:table-cell table:formula="of:=CONCATENATE([.B$1];[.$J477];[.$M$2])" office:value-type="string" office:string-value="http://domain479.com" calcext:value-type="string">
            <text:p>http://domain479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table:number-columns-repeated="5"/>
          <table:table-cell table:formula="of:=CONCATENATE([.$P$1];[.J477];[.$Q$1];[.$N$3];[.A477];[.$O$3];[.$Q$1];[.$N$3];[.B477];[.$O$3];[.$Q$1];[.$N$2];[.E477];[.$O$2];[.$Q$1];[.$N$2];[.C477];[.$O$2];[.$Q$1];[.$N$2];[.F477];[.$O$2];[.$Q$1];[.$N$2];[.D477];[.$O$2];[.$O$2])" office:value-type="string" office:string-value="insert into creatives values (479,'some description479','http://domain479.com',(),(),('ios','android'),())" calcext:value-type="string">
            <text:p>insert into creatives values (479,'some description479','http://domain479.com',(),(),('ios','android'),())</text:p>
          </table:table-cell>
          <table:table-cell/>
        </table:table-row>
        <table:table-row table:style-name="ro2">
          <table:table-cell table:formula="of:=CONCATENATE([.A$1];[.J478])" office:value-type="string" office:string-value="some description480" calcext:value-type="string">
            <text:p>some description480</text:p>
          </table:table-cell>
          <table:table-cell table:formula="of:=CONCATENATE([.B$1];[.$J478];[.$M$2])" office:value-type="string" office:string-value="http://domain480.com" calcext:value-type="string">
            <text:p>http://domain480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table:number-columns-repeated="5"/>
          <table:table-cell table:formula="of:=CONCATENATE([.$P$1];[.J478];[.$Q$1];[.$N$3];[.A478];[.$O$3];[.$Q$1];[.$N$3];[.B478];[.$O$3];[.$Q$1];[.$N$2];[.E478];[.$O$2];[.$Q$1];[.$N$2];[.C478];[.$O$2];[.$Q$1];[.$N$2];[.F478];[.$O$2];[.$Q$1];[.$N$2];[.D478];[.$O$2];[.$O$2])" office:value-type="string" office:string-value="insert into creatives values (480,'some description480','http://domain480.com',(),(),('ios','android'),())" calcext:value-type="string">
            <text:p>insert into creatives values (480,'some description480','http://domain480.com',(),(),('ios','android'),())</text:p>
          </table:table-cell>
          <table:table-cell/>
        </table:table-row>
        <table:table-row table:style-name="ro2">
          <table:table-cell table:formula="of:=CONCATENATE([.A$1];[.J479])" office:value-type="string" office:string-value="some description481" calcext:value-type="string">
            <text:p>some description481</text:p>
          </table:table-cell>
          <table:table-cell table:formula="of:=CONCATENATE([.B$1];[.$J479];[.$M$2])" office:value-type="string" office:string-value="http://domain481.com" calcext:value-type="string">
            <text:p>http://domain481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table:number-columns-repeated="5"/>
          <table:table-cell table:formula="of:=CONCATENATE([.$P$1];[.J479];[.$Q$1];[.$N$3];[.A479];[.$O$3];[.$Q$1];[.$N$3];[.B479];[.$O$3];[.$Q$1];[.$N$2];[.E479];[.$O$2];[.$Q$1];[.$N$2];[.C479];[.$O$2];[.$Q$1];[.$N$2];[.F479];[.$O$2];[.$Q$1];[.$N$2];[.D479];[.$O$2];[.$O$2])" office:value-type="string" office:string-value="insert into creatives values (481,'some description481','http://domain481.com',(),(),('ios','android'),())" calcext:value-type="string">
            <text:p>insert into creatives values (481,'some description481','http://domain481.com',(),(),('ios','android'),())</text:p>
          </table:table-cell>
          <table:table-cell/>
        </table:table-row>
        <table:table-row table:style-name="ro2">
          <table:table-cell table:formula="of:=CONCATENATE([.A$1];[.J480])" office:value-type="string" office:string-value="some description482" calcext:value-type="string">
            <text:p>some description482</text:p>
          </table:table-cell>
          <table:table-cell table:formula="of:=CONCATENATE([.B$1];[.$J480];[.$M$2])" office:value-type="string" office:string-value="http://domain482.com" calcext:value-type="string">
            <text:p>http://domain482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table:number-columns-repeated="5"/>
          <table:table-cell table:formula="of:=CONCATENATE([.$P$1];[.J480];[.$Q$1];[.$N$3];[.A480];[.$O$3];[.$Q$1];[.$N$3];[.B480];[.$O$3];[.$Q$1];[.$N$2];[.E480];[.$O$2];[.$Q$1];[.$N$2];[.C480];[.$O$2];[.$Q$1];[.$N$2];[.F480];[.$O$2];[.$Q$1];[.$N$2];[.D480];[.$O$2];[.$O$2])" office:value-type="string" office:string-value="insert into creatives values (482,'some description482','http://domain482.com',(),(),('ios','android'),())" calcext:value-type="string">
            <text:p>insert into creatives values (482,'some description482','http://domain482.com',(),(),('ios','android'),())</text:p>
          </table:table-cell>
          <table:table-cell/>
        </table:table-row>
        <table:table-row table:style-name="ro2">
          <table:table-cell table:formula="of:=CONCATENATE([.A$1];[.J481])" office:value-type="string" office:string-value="some description483" calcext:value-type="string">
            <text:p>some description483</text:p>
          </table:table-cell>
          <table:table-cell table:formula="of:=CONCATENATE([.B$1];[.$J481];[.$M$2])" office:value-type="string" office:string-value="http://domain483.com" calcext:value-type="string">
            <text:p>http://domain483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table:number-columns-repeated="5"/>
          <table:table-cell table:formula="of:=CONCATENATE([.$P$1];[.J481];[.$Q$1];[.$N$3];[.A481];[.$O$3];[.$Q$1];[.$N$3];[.B481];[.$O$3];[.$Q$1];[.$N$2];[.E481];[.$O$2];[.$Q$1];[.$N$2];[.C481];[.$O$2];[.$Q$1];[.$N$2];[.F481];[.$O$2];[.$Q$1];[.$N$2];[.D481];[.$O$2];[.$O$2])" office:value-type="string" office:string-value="insert into creatives values (483,'some description483','http://domain483.com',(),(),('ios','android'),())" calcext:value-type="string">
            <text:p>insert into creatives values (483,'some description483','http://domain483.com',(),(),('ios','android'),())</text:p>
          </table:table-cell>
          <table:table-cell/>
        </table:table-row>
        <table:table-row table:style-name="ro2">
          <table:table-cell table:formula="of:=CONCATENATE([.A$1];[.J482])" office:value-type="string" office:string-value="some description484" calcext:value-type="string">
            <text:p>some description484</text:p>
          </table:table-cell>
          <table:table-cell table:formula="of:=CONCATENATE([.B$1];[.$J482];[.$M$2])" office:value-type="string" office:string-value="http://domain484.com" calcext:value-type="string">
            <text:p>http://domain484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table:number-columns-repeated="5"/>
          <table:table-cell table:formula="of:=CONCATENATE([.$P$1];[.J482];[.$Q$1];[.$N$3];[.A482];[.$O$3];[.$Q$1];[.$N$3];[.B482];[.$O$3];[.$Q$1];[.$N$2];[.E482];[.$O$2];[.$Q$1];[.$N$2];[.C482];[.$O$2];[.$Q$1];[.$N$2];[.F482];[.$O$2];[.$Q$1];[.$N$2];[.D482];[.$O$2];[.$O$2])" office:value-type="string" office:string-value="insert into creatives values (484,'some description484','http://domain484.com',(),(),('ios','android'),())" calcext:value-type="string">
            <text:p>insert into creatives values (484,'some description484','http://domain484.com',(),(),('ios','android'),())</text:p>
          </table:table-cell>
          <table:table-cell/>
        </table:table-row>
        <table:table-row table:style-name="ro2">
          <table:table-cell table:formula="of:=CONCATENATE([.A$1];[.J483])" office:value-type="string" office:string-value="some description485" calcext:value-type="string">
            <text:p>some description485</text:p>
          </table:table-cell>
          <table:table-cell table:formula="of:=CONCATENATE([.B$1];[.$J483];[.$M$2])" office:value-type="string" office:string-value="http://domain485.com" calcext:value-type="string">
            <text:p>http://domain485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table:number-columns-repeated="5"/>
          <table:table-cell table:formula="of:=CONCATENATE([.$P$1];[.J483];[.$Q$1];[.$N$3];[.A483];[.$O$3];[.$Q$1];[.$N$3];[.B483];[.$O$3];[.$Q$1];[.$N$2];[.E483];[.$O$2];[.$Q$1];[.$N$2];[.C483];[.$O$2];[.$Q$1];[.$N$2];[.F483];[.$O$2];[.$Q$1];[.$N$2];[.D483];[.$O$2];[.$O$2])" office:value-type="string" office:string-value="insert into creatives values (485,'some description485','http://domain485.com',(),(),('ios','android'),())" calcext:value-type="string">
            <text:p>insert into creatives values (485,'some description485','http://domain485.com',(),(),('ios','android'),())</text:p>
          </table:table-cell>
          <table:table-cell/>
        </table:table-row>
        <table:table-row table:style-name="ro2">
          <table:table-cell table:formula="of:=CONCATENATE([.A$1];[.J484])" office:value-type="string" office:string-value="some description486" calcext:value-type="string">
            <text:p>some description486</text:p>
          </table:table-cell>
          <table:table-cell table:formula="of:=CONCATENATE([.B$1];[.$J484];[.$M$2])" office:value-type="string" office:string-value="http://domain486.com" calcext:value-type="string">
            <text:p>http://domain486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5"/>
          <table:table-cell table:formula="of:=CONCATENATE([.$P$1];[.J484];[.$Q$1];[.$N$3];[.A484];[.$O$3];[.$Q$1];[.$N$3];[.B484];[.$O$3];[.$Q$1];[.$N$2];[.E484];[.$O$2];[.$Q$1];[.$N$2];[.C484];[.$O$2];[.$Q$1];[.$N$2];[.F484];[.$O$2];[.$Q$1];[.$N$2];[.D484];[.$O$2];[.$O$2])" office:value-type="string" office:string-value="insert into creatives values (486,'some description486','http://domain486.com',(),(),('ios','android'),())" calcext:value-type="string">
            <text:p>insert into creatives values (486,'some description486','http://domain486.com',(),(),('ios','android'),())</text:p>
          </table:table-cell>
          <table:table-cell/>
        </table:table-row>
        <table:table-row table:style-name="ro2">
          <table:table-cell table:formula="of:=CONCATENATE([.A$1];[.J485])" office:value-type="string" office:string-value="some description487" calcext:value-type="string">
            <text:p>some description487</text:p>
          </table:table-cell>
          <table:table-cell table:formula="of:=CONCATENATE([.B$1];[.$J485];[.$M$2])" office:value-type="string" office:string-value="http://domain487.com" calcext:value-type="string">
            <text:p>http://domain487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table:number-columns-repeated="5"/>
          <table:table-cell table:formula="of:=CONCATENATE([.$P$1];[.J485];[.$Q$1];[.$N$3];[.A485];[.$O$3];[.$Q$1];[.$N$3];[.B485];[.$O$3];[.$Q$1];[.$N$2];[.E485];[.$O$2];[.$Q$1];[.$N$2];[.C485];[.$O$2];[.$Q$1];[.$N$2];[.F485];[.$O$2];[.$Q$1];[.$N$2];[.D485];[.$O$2];[.$O$2])" office:value-type="string" office:string-value="insert into creatives values (487,'some description487','http://domain487.com',(),(),('ios','android'),())" calcext:value-type="string">
            <text:p>insert into creatives values (487,'some description487','http://domain487.com',(),(),('ios','android'),())</text:p>
          </table:table-cell>
          <table:table-cell/>
        </table:table-row>
        <table:table-row table:style-name="ro2">
          <table:table-cell table:formula="of:=CONCATENATE([.A$1];[.J486])" office:value-type="string" office:string-value="some description488" calcext:value-type="string">
            <text:p>some description488</text:p>
          </table:table-cell>
          <table:table-cell table:formula="of:=CONCATENATE([.B$1];[.$J486];[.$M$2])" office:value-type="string" office:string-value="http://domain488.com" calcext:value-type="string">
            <text:p>http://domain488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table:number-columns-repeated="5"/>
          <table:table-cell table:formula="of:=CONCATENATE([.$P$1];[.J486];[.$Q$1];[.$N$3];[.A486];[.$O$3];[.$Q$1];[.$N$3];[.B486];[.$O$3];[.$Q$1];[.$N$2];[.E486];[.$O$2];[.$Q$1];[.$N$2];[.C486];[.$O$2];[.$Q$1];[.$N$2];[.F486];[.$O$2];[.$Q$1];[.$N$2];[.D486];[.$O$2];[.$O$2])" office:value-type="string" office:string-value="insert into creatives values (488,'some description488','http://domain488.com',(),(),('ios','android'),())" calcext:value-type="string">
            <text:p>insert into creatives values (488,'some description488','http://domain488.com',(),(),('ios','android'),())</text:p>
          </table:table-cell>
          <table:table-cell/>
        </table:table-row>
        <table:table-row table:style-name="ro2">
          <table:table-cell table:formula="of:=CONCATENATE([.A$1];[.J487])" office:value-type="string" office:string-value="some description489" calcext:value-type="string">
            <text:p>some description489</text:p>
          </table:table-cell>
          <table:table-cell table:formula="of:=CONCATENATE([.B$1];[.$J487];[.$M$2])" office:value-type="string" office:string-value="http://domain489.com" calcext:value-type="string">
            <text:p>http://domain489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table:number-columns-repeated="5"/>
          <table:table-cell table:formula="of:=CONCATENATE([.$P$1];[.J487];[.$Q$1];[.$N$3];[.A487];[.$O$3];[.$Q$1];[.$N$3];[.B487];[.$O$3];[.$Q$1];[.$N$2];[.E487];[.$O$2];[.$Q$1];[.$N$2];[.C487];[.$O$2];[.$Q$1];[.$N$2];[.F487];[.$O$2];[.$Q$1];[.$N$2];[.D487];[.$O$2];[.$O$2])" office:value-type="string" office:string-value="insert into creatives values (489,'some description489','http://domain489.com',(),(),('ios','android'),())" calcext:value-type="string">
            <text:p>insert into creatives values (489,'some description489','http://domain489.com',(),(),('ios','android'),())</text:p>
          </table:table-cell>
          <table:table-cell/>
        </table:table-row>
        <table:table-row table:style-name="ro2">
          <table:table-cell table:formula="of:=CONCATENATE([.A$1];[.J488])" office:value-type="string" office:string-value="some description490" calcext:value-type="string">
            <text:p>some description490</text:p>
          </table:table-cell>
          <table:table-cell table:formula="of:=CONCATENATE([.B$1];[.$J488];[.$M$2])" office:value-type="string" office:string-value="http://domain490.com" calcext:value-type="string">
            <text:p>http://domain490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number-columns-repeated="5"/>
          <table:table-cell table:formula="of:=CONCATENATE([.$P$1];[.J488];[.$Q$1];[.$N$3];[.A488];[.$O$3];[.$Q$1];[.$N$3];[.B488];[.$O$3];[.$Q$1];[.$N$2];[.E488];[.$O$2];[.$Q$1];[.$N$2];[.C488];[.$O$2];[.$Q$1];[.$N$2];[.F488];[.$O$2];[.$Q$1];[.$N$2];[.D488];[.$O$2];[.$O$2])" office:value-type="string" office:string-value="insert into creatives values (490,'some description490','http://domain490.com',(),(),('ios','android'),())" calcext:value-type="string">
            <text:p>insert into creatives values (490,'some description490','http://domain490.com',(),(),('ios','android'),())</text:p>
          </table:table-cell>
          <table:table-cell/>
        </table:table-row>
        <table:table-row table:style-name="ro2">
          <table:table-cell table:formula="of:=CONCATENATE([.A$1];[.J489])" office:value-type="string" office:string-value="some description491" calcext:value-type="string">
            <text:p>some description491</text:p>
          </table:table-cell>
          <table:table-cell table:formula="of:=CONCATENATE([.B$1];[.$J489];[.$M$2])" office:value-type="string" office:string-value="http://domain491.com" calcext:value-type="string">
            <text:p>http://domain491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table:number-columns-repeated="5"/>
          <table:table-cell table:formula="of:=CONCATENATE([.$P$1];[.J489];[.$Q$1];[.$N$3];[.A489];[.$O$3];[.$Q$1];[.$N$3];[.B489];[.$O$3];[.$Q$1];[.$N$2];[.E489];[.$O$2];[.$Q$1];[.$N$2];[.C489];[.$O$2];[.$Q$1];[.$N$2];[.F489];[.$O$2];[.$Q$1];[.$N$2];[.D489];[.$O$2];[.$O$2])" office:value-type="string" office:string-value="insert into creatives values (491,'some description491','http://domain491.com',(),(),('ios','android'),())" calcext:value-type="string">
            <text:p>insert into creatives values (491,'some description491','http://domain491.com',(),(),('ios','android'),())</text:p>
          </table:table-cell>
          <table:table-cell/>
        </table:table-row>
        <table:table-row table:style-name="ro2">
          <table:table-cell table:formula="of:=CONCATENATE([.A$1];[.J490])" office:value-type="string" office:string-value="some description492" calcext:value-type="string">
            <text:p>some description492</text:p>
          </table:table-cell>
          <table:table-cell table:formula="of:=CONCATENATE([.B$1];[.$J490];[.$M$2])" office:value-type="string" office:string-value="http://domain492.com" calcext:value-type="string">
            <text:p>http://domain492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table:number-columns-repeated="5"/>
          <table:table-cell table:formula="of:=CONCATENATE([.$P$1];[.J490];[.$Q$1];[.$N$3];[.A490];[.$O$3];[.$Q$1];[.$N$3];[.B490];[.$O$3];[.$Q$1];[.$N$2];[.E490];[.$O$2];[.$Q$1];[.$N$2];[.C490];[.$O$2];[.$Q$1];[.$N$2];[.F490];[.$O$2];[.$Q$1];[.$N$2];[.D490];[.$O$2];[.$O$2])" office:value-type="string" office:string-value="insert into creatives values (492,'some description492','http://domain492.com',(),(),('ios','android'),())" calcext:value-type="string">
            <text:p>insert into creatives values (492,'some description492','http://domain492.com',(),(),('ios','android'),())</text:p>
          </table:table-cell>
          <table:table-cell/>
        </table:table-row>
        <table:table-row table:style-name="ro2">
          <table:table-cell table:formula="of:=CONCATENATE([.A$1];[.J491])" office:value-type="string" office:string-value="some description493" calcext:value-type="string">
            <text:p>some description493</text:p>
          </table:table-cell>
          <table:table-cell table:formula="of:=CONCATENATE([.B$1];[.$J491];[.$M$2])" office:value-type="string" office:string-value="http://domain493.com" calcext:value-type="string">
            <text:p>http://domain493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table:number-columns-repeated="5"/>
          <table:table-cell table:formula="of:=CONCATENATE([.$P$1];[.J491];[.$Q$1];[.$N$3];[.A491];[.$O$3];[.$Q$1];[.$N$3];[.B491];[.$O$3];[.$Q$1];[.$N$2];[.E491];[.$O$2];[.$Q$1];[.$N$2];[.C491];[.$O$2];[.$Q$1];[.$N$2];[.F491];[.$O$2];[.$Q$1];[.$N$2];[.D491];[.$O$2];[.$O$2])" office:value-type="string" office:string-value="insert into creatives values (493,'some description493','http://domain493.com',(),(),('ios','android'),())" calcext:value-type="string">
            <text:p>insert into creatives values (493,'some description493','http://domain493.com',(),(),('ios','android'),())</text:p>
          </table:table-cell>
          <table:table-cell/>
        </table:table-row>
        <table:table-row table:style-name="ro2">
          <table:table-cell table:formula="of:=CONCATENATE([.A$1];[.J492])" office:value-type="string" office:string-value="some description494" calcext:value-type="string">
            <text:p>some description494</text:p>
          </table:table-cell>
          <table:table-cell table:formula="of:=CONCATENATE([.B$1];[.$J492];[.$M$2])" office:value-type="string" office:string-value="http://domain494.com" calcext:value-type="string">
            <text:p>http://domain494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table:number-columns-repeated="5"/>
          <table:table-cell table:formula="of:=CONCATENATE([.$P$1];[.J492];[.$Q$1];[.$N$3];[.A492];[.$O$3];[.$Q$1];[.$N$3];[.B492];[.$O$3];[.$Q$1];[.$N$2];[.E492];[.$O$2];[.$Q$1];[.$N$2];[.C492];[.$O$2];[.$Q$1];[.$N$2];[.F492];[.$O$2];[.$Q$1];[.$N$2];[.D492];[.$O$2];[.$O$2])" office:value-type="string" office:string-value="insert into creatives values (494,'some description494','http://domain494.com',(),(),('ios','android'),())" calcext:value-type="string">
            <text:p>insert into creatives values (494,'some description494','http://domain494.com',(),(),('ios','android'),())</text:p>
          </table:table-cell>
          <table:table-cell/>
        </table:table-row>
        <table:table-row table:style-name="ro2">
          <table:table-cell table:formula="of:=CONCATENATE([.A$1];[.J493])" office:value-type="string" office:string-value="some description495" calcext:value-type="string">
            <text:p>some description495</text:p>
          </table:table-cell>
          <table:table-cell table:formula="of:=CONCATENATE([.B$1];[.$J493];[.$M$2])" office:value-type="string" office:string-value="http://domain495.com" calcext:value-type="string">
            <text:p>http://domain495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table:number-columns-repeated="5"/>
          <table:table-cell table:formula="of:=CONCATENATE([.$P$1];[.J493];[.$Q$1];[.$N$3];[.A493];[.$O$3];[.$Q$1];[.$N$3];[.B493];[.$O$3];[.$Q$1];[.$N$2];[.E493];[.$O$2];[.$Q$1];[.$N$2];[.C493];[.$O$2];[.$Q$1];[.$N$2];[.F493];[.$O$2];[.$Q$1];[.$N$2];[.D493];[.$O$2];[.$O$2])" office:value-type="string" office:string-value="insert into creatives values (495,'some description495','http://domain495.com',(),(),('ios','android'),())" calcext:value-type="string">
            <text:p>insert into creatives values (495,'some description495','http://domain495.com',(),(),('ios','android'),())</text:p>
          </table:table-cell>
          <table:table-cell/>
        </table:table-row>
        <table:table-row table:style-name="ro2">
          <table:table-cell table:formula="of:=CONCATENATE([.A$1];[.J494])" office:value-type="string" office:string-value="some description496" calcext:value-type="string">
            <text:p>some description496</text:p>
          </table:table-cell>
          <table:table-cell table:formula="of:=CONCATENATE([.B$1];[.$J494];[.$M$2])" office:value-type="string" office:string-value="http://domain496.com" calcext:value-type="string">
            <text:p>http://domain496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table:number-columns-repeated="5"/>
          <table:table-cell table:formula="of:=CONCATENATE([.$P$1];[.J494];[.$Q$1];[.$N$3];[.A494];[.$O$3];[.$Q$1];[.$N$3];[.B494];[.$O$3];[.$Q$1];[.$N$2];[.E494];[.$O$2];[.$Q$1];[.$N$2];[.C494];[.$O$2];[.$Q$1];[.$N$2];[.F494];[.$O$2];[.$Q$1];[.$N$2];[.D494];[.$O$2];[.$O$2])" office:value-type="string" office:string-value="insert into creatives values (496,'some description496','http://domain496.com',(),(),('ios','android'),())" calcext:value-type="string">
            <text:p>insert into creatives values (496,'some description496','http://domain496.com',(),(),('ios','android'),())</text:p>
          </table:table-cell>
          <table:table-cell/>
        </table:table-row>
        <table:table-row table:style-name="ro2">
          <table:table-cell table:formula="of:=CONCATENATE([.A$1];[.J495])" office:value-type="string" office:string-value="some description497" calcext:value-type="string">
            <text:p>some description497</text:p>
          </table:table-cell>
          <table:table-cell table:formula="of:=CONCATENATE([.B$1];[.$J495];[.$M$2])" office:value-type="string" office:string-value="http://domain497.com" calcext:value-type="string">
            <text:p>http://domain497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table:number-columns-repeated="5"/>
          <table:table-cell table:formula="of:=CONCATENATE([.$P$1];[.J495];[.$Q$1];[.$N$3];[.A495];[.$O$3];[.$Q$1];[.$N$3];[.B495];[.$O$3];[.$Q$1];[.$N$2];[.E495];[.$O$2];[.$Q$1];[.$N$2];[.C495];[.$O$2];[.$Q$1];[.$N$2];[.F495];[.$O$2];[.$Q$1];[.$N$2];[.D495];[.$O$2];[.$O$2])" office:value-type="string" office:string-value="insert into creatives values (497,'some description497','http://domain497.com',(),(),('ios','android'),())" calcext:value-type="string">
            <text:p>insert into creatives values (497,'some description497','http://domain497.com',(),(),('ios','android'),())</text:p>
          </table:table-cell>
          <table:table-cell/>
        </table:table-row>
        <table:table-row table:style-name="ro2">
          <table:table-cell table:formula="of:=CONCATENATE([.A$1];[.J496])" office:value-type="string" office:string-value="some description498" calcext:value-type="string">
            <text:p>some description498</text:p>
          </table:table-cell>
          <table:table-cell table:formula="of:=CONCATENATE([.B$1];[.$J496];[.$M$2])" office:value-type="string" office:string-value="http://domain498.com" calcext:value-type="string">
            <text:p>http://domain498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8" calcext:value-type="float">
            <text:p>498</text:p>
          </table:table-cell>
          <table:table-cell table:number-columns-repeated="5"/>
          <table:table-cell table:formula="of:=CONCATENATE([.$P$1];[.J496];[.$Q$1];[.$N$3];[.A496];[.$O$3];[.$Q$1];[.$N$3];[.B496];[.$O$3];[.$Q$1];[.$N$2];[.E496];[.$O$2];[.$Q$1];[.$N$2];[.C496];[.$O$2];[.$Q$1];[.$N$2];[.F496];[.$O$2];[.$Q$1];[.$N$2];[.D496];[.$O$2];[.$O$2])" office:value-type="string" office:string-value="insert into creatives values (498,'some description498','http://domain498.com',(),(),('ios','android'),())" calcext:value-type="string">
            <text:p>insert into creatives values (498,'some description498','http://domain498.com',(),(),('ios','android'),())</text:p>
          </table:table-cell>
          <table:table-cell/>
        </table:table-row>
        <table:table-row table:style-name="ro2">
          <table:table-cell table:formula="of:=CONCATENATE([.A$1];[.J497])" office:value-type="string" office:string-value="some description499" calcext:value-type="string">
            <text:p>some description499</text:p>
          </table:table-cell>
          <table:table-cell table:formula="of:=CONCATENATE([.B$1];[.$J497];[.$M$2])" office:value-type="string" office:string-value="http://domain499.com" calcext:value-type="string">
            <text:p>http://domain499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table:number-columns-repeated="5"/>
          <table:table-cell table:formula="of:=CONCATENATE([.$P$1];[.J497];[.$Q$1];[.$N$3];[.A497];[.$O$3];[.$Q$1];[.$N$3];[.B497];[.$O$3];[.$Q$1];[.$N$2];[.E497];[.$O$2];[.$Q$1];[.$N$2];[.C497];[.$O$2];[.$Q$1];[.$N$2];[.F497];[.$O$2];[.$Q$1];[.$N$2];[.D497];[.$O$2];[.$O$2])" office:value-type="string" office:string-value="insert into creatives values (499,'some description499','http://domain499.com',(),(),('ios','android'),())" calcext:value-type="string">
            <text:p>insert into creatives values (499,'some description499','http://domain499.com',(),(),('ios','android'),())</text:p>
          </table:table-cell>
          <table:table-cell/>
        </table:table-row>
        <table:table-row table:style-name="ro2">
          <table:table-cell table:formula="of:=CONCATENATE([.A$1];[.J498])" office:value-type="string" office:string-value="some description500" calcext:value-type="string">
            <text:p>some description500</text:p>
          </table:table-cell>
          <table:table-cell table:formula="of:=CONCATENATE([.B$1];[.$J498];[.$M$2])" office:value-type="string" office:string-value="http://domain500.com" calcext:value-type="string">
            <text:p>http://domain500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5"/>
          <table:table-cell table:formula="of:=CONCATENATE([.$P$1];[.J498];[.$Q$1];[.$N$3];[.A498];[.$O$3];[.$Q$1];[.$N$3];[.B498];[.$O$3];[.$Q$1];[.$N$2];[.E498];[.$O$2];[.$Q$1];[.$N$2];[.C498];[.$O$2];[.$Q$1];[.$N$2];[.F498];[.$O$2];[.$Q$1];[.$N$2];[.D498];[.$O$2];[.$O$2])" office:value-type="string" office:string-value="insert into creatives values (500,'some description500','http://domain500.com',(),(),('ios','android'),())" calcext:value-type="string">
            <text:p>insert into creatives values (500,'some description500','http://domain500.com',(),(),('ios','android'),())</text:p>
          </table:table-cell>
          <table:table-cell/>
        </table:table-row>
        <table:table-row table:style-name="ro2">
          <table:table-cell table:formula="of:=CONCATENATE([.A$1];[.J499])" office:value-type="string" office:string-value="some description501" calcext:value-type="string">
            <text:p>some description501</text:p>
          </table:table-cell>
          <table:table-cell table:formula="of:=CONCATENATE([.B$1];[.$J499];[.$M$2])" office:value-type="string" office:string-value="http://domain501.com" calcext:value-type="string">
            <text:p>http://domain501.com</text:p>
          </table:table-cell>
          <table:table-cell table:number-columns-repeated="3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number-columns-repeated="5"/>
          <table:table-cell table:formula="of:=CONCATENATE([.$P$1];[.J499];[.$Q$1];[.$N$3];[.A499];[.$O$3];[.$Q$1];[.$N$3];[.B499];[.$O$3];[.$Q$1];[.$N$2];[.E499];[.$O$2];[.$Q$1];[.$N$2];[.C499];[.$O$2];[.$Q$1];[.$N$2];[.F499];[.$O$2];[.$Q$1];[.$N$2];[.D499];[.$O$2];[.$O$2])" office:value-type="string" office:string-value="insert into creatives values (501,'some description501','http://domain501.com',(),(),('ios','android'),())" calcext:value-type="string">
            <text:p>insert into creatives values (501,'some description501','http://domain501.com',(),(),('ios','android'),())</text:p>
          </table:table-cell>
          <table:table-cell/>
        </table:table-row>
        <table:table-row table:style-name="ro2">
          <table:table-cell table:formula="of:=CONCATENATE([.A$1];[.J500])" office:value-type="string" office:string-value="some description502" calcext:value-type="string">
            <text:p>some description502</text:p>
          </table:table-cell>
          <table:table-cell table:formula="of:=CONCATENATE([.B$1];[.$J500];[.$M$2])" office:value-type="string" office:string-value="http://domain502.com" calcext:value-type="string">
            <text:p>http://domain50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2" calcext:value-type="float">
            <text:p>502</text:p>
          </table:table-cell>
          <table:table-cell table:number-columns-repeated="5"/>
          <table:table-cell table:formula="of:=CONCATENATE([.$P$1];[.J500];[.$Q$1];[.$N$3];[.A500];[.$O$3];[.$Q$1];[.$N$3];[.B500];[.$O$3];[.$Q$1];[.$N$2];[.E500];[.$O$2];[.$Q$1];[.$N$2];[.C500];[.$O$2];[.$Q$1];[.$N$2];[.F500];[.$O$2];[.$Q$1];[.$N$2];[.D500];[.$O$2];[.$O$2])" office:value-type="string" office:string-value="insert into creatives values (502,'some description502','http://domain502.com',('ios',),('UK',),(),())" calcext:value-type="string">
            <text:p>insert into creatives values (502,'some description502','http://domain502.com',('ios',),('UK',),(),())</text:p>
          </table:table-cell>
          <table:table-cell/>
        </table:table-row>
        <table:table-row table:style-name="ro2">
          <table:table-cell table:formula="of:=CONCATENATE([.A$1];[.J501])" office:value-type="string" office:string-value="some description503" calcext:value-type="string">
            <text:p>some description503</text:p>
          </table:table-cell>
          <table:table-cell table:formula="of:=CONCATENATE([.B$1];[.$J501];[.$M$2])" office:value-type="string" office:string-value="http://domain503.com" calcext:value-type="string">
            <text:p>http://domain50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3" calcext:value-type="float">
            <text:p>503</text:p>
          </table:table-cell>
          <table:table-cell table:number-columns-repeated="5"/>
          <table:table-cell table:formula="of:=CONCATENATE([.$P$1];[.J501];[.$Q$1];[.$N$3];[.A501];[.$O$3];[.$Q$1];[.$N$3];[.B501];[.$O$3];[.$Q$1];[.$N$2];[.E501];[.$O$2];[.$Q$1];[.$N$2];[.C501];[.$O$2];[.$Q$1];[.$N$2];[.F501];[.$O$2];[.$Q$1];[.$N$2];[.D501];[.$O$2];[.$O$2])" office:value-type="string" office:string-value="insert into creatives values (503,'some description503','http://domain503.com',('ios',),('UK',),(),())" calcext:value-type="string">
            <text:p>insert into creatives values (503,'some description503','http://domain503.com',('ios',),('UK',),(),())</text:p>
          </table:table-cell>
          <table:table-cell/>
        </table:table-row>
        <table:table-row table:style-name="ro2">
          <table:table-cell table:formula="of:=CONCATENATE([.A$1];[.J502])" office:value-type="string" office:string-value="some description504" calcext:value-type="string">
            <text:p>some description504</text:p>
          </table:table-cell>
          <table:table-cell table:formula="of:=CONCATENATE([.B$1];[.$J502];[.$M$2])" office:value-type="string" office:string-value="http://domain504.com" calcext:value-type="string">
            <text:p>http://domain50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 table:number-columns-repeated="5"/>
          <table:table-cell table:formula="of:=CONCATENATE([.$P$1];[.J502];[.$Q$1];[.$N$3];[.A502];[.$O$3];[.$Q$1];[.$N$3];[.B502];[.$O$3];[.$Q$1];[.$N$2];[.E502];[.$O$2];[.$Q$1];[.$N$2];[.C502];[.$O$2];[.$Q$1];[.$N$2];[.F502];[.$O$2];[.$Q$1];[.$N$2];[.D502];[.$O$2];[.$O$2])" office:value-type="string" office:string-value="insert into creatives values (504,'some description504','http://domain504.com',('ios',),('UK',),(),())" calcext:value-type="string">
            <text:p>insert into creatives values (504,'some description504','http://domain504.com',('ios',),('UK',),(),())</text:p>
          </table:table-cell>
          <table:table-cell/>
        </table:table-row>
        <table:table-row table:style-name="ro2">
          <table:table-cell table:formula="of:=CONCATENATE([.A$1];[.J503])" office:value-type="string" office:string-value="some description505" calcext:value-type="string">
            <text:p>some description505</text:p>
          </table:table-cell>
          <table:table-cell table:formula="of:=CONCATENATE([.B$1];[.$J503];[.$M$2])" office:value-type="string" office:string-value="http://domain505.com" calcext:value-type="string">
            <text:p>http://domain50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table:number-columns-repeated="5"/>
          <table:table-cell table:formula="of:=CONCATENATE([.$P$1];[.J503];[.$Q$1];[.$N$3];[.A503];[.$O$3];[.$Q$1];[.$N$3];[.B503];[.$O$3];[.$Q$1];[.$N$2];[.E503];[.$O$2];[.$Q$1];[.$N$2];[.C503];[.$O$2];[.$Q$1];[.$N$2];[.F503];[.$O$2];[.$Q$1];[.$N$2];[.D503];[.$O$2];[.$O$2])" office:value-type="string" office:string-value="insert into creatives values (505,'some description505','http://domain505.com',('ios',),('UK',),(),())" calcext:value-type="string">
            <text:p>insert into creatives values (505,'some description505','http://domain505.com',('ios',),('UK',),(),())</text:p>
          </table:table-cell>
          <table:table-cell/>
        </table:table-row>
        <table:table-row table:style-name="ro2">
          <table:table-cell table:formula="of:=CONCATENATE([.A$1];[.J504])" office:value-type="string" office:string-value="some description506" calcext:value-type="string">
            <text:p>some description506</text:p>
          </table:table-cell>
          <table:table-cell table:formula="of:=CONCATENATE([.B$1];[.$J504];[.$M$2])" office:value-type="string" office:string-value="http://domain506.com" calcext:value-type="string">
            <text:p>http://domain50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6" calcext:value-type="float">
            <text:p>506</text:p>
          </table:table-cell>
          <table:table-cell table:number-columns-repeated="5"/>
          <table:table-cell table:formula="of:=CONCATENATE([.$P$1];[.J504];[.$Q$1];[.$N$3];[.A504];[.$O$3];[.$Q$1];[.$N$3];[.B504];[.$O$3];[.$Q$1];[.$N$2];[.E504];[.$O$2];[.$Q$1];[.$N$2];[.C504];[.$O$2];[.$Q$1];[.$N$2];[.F504];[.$O$2];[.$Q$1];[.$N$2];[.D504];[.$O$2];[.$O$2])" office:value-type="string" office:string-value="insert into creatives values (506,'some description506','http://domain506.com',('ios',),('UK',),(),())" calcext:value-type="string">
            <text:p>insert into creatives values (506,'some description506','http://domain506.com',('ios',),('UK',),(),())</text:p>
          </table:table-cell>
          <table:table-cell/>
        </table:table-row>
        <table:table-row table:style-name="ro2">
          <table:table-cell table:formula="of:=CONCATENATE([.A$1];[.J505])" office:value-type="string" office:string-value="some description507" calcext:value-type="string">
            <text:p>some description507</text:p>
          </table:table-cell>
          <table:table-cell table:formula="of:=CONCATENATE([.B$1];[.$J505];[.$M$2])" office:value-type="string" office:string-value="http://domain507.com" calcext:value-type="string">
            <text:p>http://domain50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7" calcext:value-type="float">
            <text:p>507</text:p>
          </table:table-cell>
          <table:table-cell table:number-columns-repeated="5"/>
          <table:table-cell table:formula="of:=CONCATENATE([.$P$1];[.J505];[.$Q$1];[.$N$3];[.A505];[.$O$3];[.$Q$1];[.$N$3];[.B505];[.$O$3];[.$Q$1];[.$N$2];[.E505];[.$O$2];[.$Q$1];[.$N$2];[.C505];[.$O$2];[.$Q$1];[.$N$2];[.F505];[.$O$2];[.$Q$1];[.$N$2];[.D505];[.$O$2];[.$O$2])" office:value-type="string" office:string-value="insert into creatives values (507,'some description507','http://domain507.com',('ios',),('UK',),(),())" calcext:value-type="string">
            <text:p>insert into creatives values (507,'some description507','http://domain507.com',('ios',),('UK',),(),())</text:p>
          </table:table-cell>
          <table:table-cell/>
        </table:table-row>
        <table:table-row table:style-name="ro2">
          <table:table-cell table:formula="of:=CONCATENATE([.A$1];[.J506])" office:value-type="string" office:string-value="some description508" calcext:value-type="string">
            <text:p>some description508</text:p>
          </table:table-cell>
          <table:table-cell table:formula="of:=CONCATENATE([.B$1];[.$J506];[.$M$2])" office:value-type="string" office:string-value="http://domain508.com" calcext:value-type="string">
            <text:p>http://domain50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8" calcext:value-type="float">
            <text:p>508</text:p>
          </table:table-cell>
          <table:table-cell table:number-columns-repeated="5"/>
          <table:table-cell table:formula="of:=CONCATENATE([.$P$1];[.J506];[.$Q$1];[.$N$3];[.A506];[.$O$3];[.$Q$1];[.$N$3];[.B506];[.$O$3];[.$Q$1];[.$N$2];[.E506];[.$O$2];[.$Q$1];[.$N$2];[.C506];[.$O$2];[.$Q$1];[.$N$2];[.F506];[.$O$2];[.$Q$1];[.$N$2];[.D506];[.$O$2];[.$O$2])" office:value-type="string" office:string-value="insert into creatives values (508,'some description508','http://domain508.com',('ios',),('UK',),(),())" calcext:value-type="string">
            <text:p>insert into creatives values (508,'some description508','http://domain508.com',('ios',),('UK',),(),())</text:p>
          </table:table-cell>
          <table:table-cell/>
        </table:table-row>
        <table:table-row table:style-name="ro2">
          <table:table-cell table:formula="of:=CONCATENATE([.A$1];[.J507])" office:value-type="string" office:string-value="some description509" calcext:value-type="string">
            <text:p>some description509</text:p>
          </table:table-cell>
          <table:table-cell table:formula="of:=CONCATENATE([.B$1];[.$J507];[.$M$2])" office:value-type="string" office:string-value="http://domain509.com" calcext:value-type="string">
            <text:p>http://domain50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09" calcext:value-type="float">
            <text:p>509</text:p>
          </table:table-cell>
          <table:table-cell table:number-columns-repeated="5"/>
          <table:table-cell table:formula="of:=CONCATENATE([.$P$1];[.J507];[.$Q$1];[.$N$3];[.A507];[.$O$3];[.$Q$1];[.$N$3];[.B507];[.$O$3];[.$Q$1];[.$N$2];[.E507];[.$O$2];[.$Q$1];[.$N$2];[.C507];[.$O$2];[.$Q$1];[.$N$2];[.F507];[.$O$2];[.$Q$1];[.$N$2];[.D507];[.$O$2];[.$O$2])" office:value-type="string" office:string-value="insert into creatives values (509,'some description509','http://domain509.com',('ios',),('UK',),(),())" calcext:value-type="string">
            <text:p>insert into creatives values (509,'some description509','http://domain509.com',('ios',),('UK',),(),())</text:p>
          </table:table-cell>
          <table:table-cell/>
        </table:table-row>
        <table:table-row table:style-name="ro2">
          <table:table-cell table:formula="of:=CONCATENATE([.A$1];[.J508])" office:value-type="string" office:string-value="some description510" calcext:value-type="string">
            <text:p>some description510</text:p>
          </table:table-cell>
          <table:table-cell table:formula="of:=CONCATENATE([.B$1];[.$J508];[.$M$2])" office:value-type="string" office:string-value="http://domain510.com" calcext:value-type="string">
            <text:p>http://domain51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table:number-columns-repeated="5"/>
          <table:table-cell table:formula="of:=CONCATENATE([.$P$1];[.J508];[.$Q$1];[.$N$3];[.A508];[.$O$3];[.$Q$1];[.$N$3];[.B508];[.$O$3];[.$Q$1];[.$N$2];[.E508];[.$O$2];[.$Q$1];[.$N$2];[.C508];[.$O$2];[.$Q$1];[.$N$2];[.F508];[.$O$2];[.$Q$1];[.$N$2];[.D508];[.$O$2];[.$O$2])" office:value-type="string" office:string-value="insert into creatives values (510,'some description510','http://domain510.com',('ios',),('UK',),(),())" calcext:value-type="string">
            <text:p>insert into creatives values (510,'some description510','http://domain510.com',('ios',),('UK',),(),())</text:p>
          </table:table-cell>
          <table:table-cell/>
        </table:table-row>
        <table:table-row table:style-name="ro2">
          <table:table-cell table:formula="of:=CONCATENATE([.A$1];[.J509])" office:value-type="string" office:string-value="some description511" calcext:value-type="string">
            <text:p>some description511</text:p>
          </table:table-cell>
          <table:table-cell table:formula="of:=CONCATENATE([.B$1];[.$J509];[.$M$2])" office:value-type="string" office:string-value="http://domain511.com" calcext:value-type="string">
            <text:p>http://domain51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1" calcext:value-type="float">
            <text:p>511</text:p>
          </table:table-cell>
          <table:table-cell table:number-columns-repeated="5"/>
          <table:table-cell table:formula="of:=CONCATENATE([.$P$1];[.J509];[.$Q$1];[.$N$3];[.A509];[.$O$3];[.$Q$1];[.$N$3];[.B509];[.$O$3];[.$Q$1];[.$N$2];[.E509];[.$O$2];[.$Q$1];[.$N$2];[.C509];[.$O$2];[.$Q$1];[.$N$2];[.F509];[.$O$2];[.$Q$1];[.$N$2];[.D509];[.$O$2];[.$O$2])" office:value-type="string" office:string-value="insert into creatives values (511,'some description511','http://domain511.com',('ios',),('UK',),(),())" calcext:value-type="string">
            <text:p>insert into creatives values (511,'some description511','http://domain511.com',('ios',),('UK',),(),())</text:p>
          </table:table-cell>
          <table:table-cell/>
        </table:table-row>
        <table:table-row table:style-name="ro2">
          <table:table-cell table:formula="of:=CONCATENATE([.A$1];[.J510])" office:value-type="string" office:string-value="some description512" calcext:value-type="string">
            <text:p>some description512</text:p>
          </table:table-cell>
          <table:table-cell table:formula="of:=CONCATENATE([.B$1];[.$J510];[.$M$2])" office:value-type="string" office:string-value="http://domain512.com" calcext:value-type="string">
            <text:p>http://domain51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5"/>
          <table:table-cell table:formula="of:=CONCATENATE([.$P$1];[.J510];[.$Q$1];[.$N$3];[.A510];[.$O$3];[.$Q$1];[.$N$3];[.B510];[.$O$3];[.$Q$1];[.$N$2];[.E510];[.$O$2];[.$Q$1];[.$N$2];[.C510];[.$O$2];[.$Q$1];[.$N$2];[.F510];[.$O$2];[.$Q$1];[.$N$2];[.D510];[.$O$2];[.$O$2])" office:value-type="string" office:string-value="insert into creatives values (512,'some description512','http://domain512.com',('ios',),('UK',),(),())" calcext:value-type="string">
            <text:p>insert into creatives values (512,'some description512','http://domain512.com',('ios',),('UK',),(),())</text:p>
          </table:table-cell>
          <table:table-cell/>
        </table:table-row>
        <table:table-row table:style-name="ro2">
          <table:table-cell table:formula="of:=CONCATENATE([.A$1];[.J511])" office:value-type="string" office:string-value="some description513" calcext:value-type="string">
            <text:p>some description513</text:p>
          </table:table-cell>
          <table:table-cell table:formula="of:=CONCATENATE([.B$1];[.$J511];[.$M$2])" office:value-type="string" office:string-value="http://domain513.com" calcext:value-type="string">
            <text:p>http://domain51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table:number-columns-repeated="5"/>
          <table:table-cell table:formula="of:=CONCATENATE([.$P$1];[.J511];[.$Q$1];[.$N$3];[.A511];[.$O$3];[.$Q$1];[.$N$3];[.B511];[.$O$3];[.$Q$1];[.$N$2];[.E511];[.$O$2];[.$Q$1];[.$N$2];[.C511];[.$O$2];[.$Q$1];[.$N$2];[.F511];[.$O$2];[.$Q$1];[.$N$2];[.D511];[.$O$2];[.$O$2])" office:value-type="string" office:string-value="insert into creatives values (513,'some description513','http://domain513.com',('ios',),('UK',),(),())" calcext:value-type="string">
            <text:p>insert into creatives values (513,'some description513','http://domain513.com',('ios',),('UK',),(),())</text:p>
          </table:table-cell>
          <table:table-cell/>
        </table:table-row>
        <table:table-row table:style-name="ro2">
          <table:table-cell table:formula="of:=CONCATENATE([.A$1];[.J512])" office:value-type="string" office:string-value="some description514" calcext:value-type="string">
            <text:p>some description514</text:p>
          </table:table-cell>
          <table:table-cell table:formula="of:=CONCATENATE([.B$1];[.$J512];[.$M$2])" office:value-type="string" office:string-value="http://domain514.com" calcext:value-type="string">
            <text:p>http://domain51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4" calcext:value-type="float">
            <text:p>514</text:p>
          </table:table-cell>
          <table:table-cell table:number-columns-repeated="5"/>
          <table:table-cell table:formula="of:=CONCATENATE([.$P$1];[.J512];[.$Q$1];[.$N$3];[.A512];[.$O$3];[.$Q$1];[.$N$3];[.B512];[.$O$3];[.$Q$1];[.$N$2];[.E512];[.$O$2];[.$Q$1];[.$N$2];[.C512];[.$O$2];[.$Q$1];[.$N$2];[.F512];[.$O$2];[.$Q$1];[.$N$2];[.D512];[.$O$2];[.$O$2])" office:value-type="string" office:string-value="insert into creatives values (514,'some description514','http://domain514.com',('ios',),('UK',),(),())" calcext:value-type="string">
            <text:p>insert into creatives values (514,'some description514','http://domain514.com',('ios',),('UK',),(),())</text:p>
          </table:table-cell>
          <table:table-cell/>
        </table:table-row>
        <table:table-row table:style-name="ro2">
          <table:table-cell table:formula="of:=CONCATENATE([.A$1];[.J513])" office:value-type="string" office:string-value="some description515" calcext:value-type="string">
            <text:p>some description515</text:p>
          </table:table-cell>
          <table:table-cell table:formula="of:=CONCATENATE([.B$1];[.$J513];[.$M$2])" office:value-type="string" office:string-value="http://domain515.com" calcext:value-type="string">
            <text:p>http://domain51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5" calcext:value-type="float">
            <text:p>515</text:p>
          </table:table-cell>
          <table:table-cell table:number-columns-repeated="5"/>
          <table:table-cell table:formula="of:=CONCATENATE([.$P$1];[.J513];[.$Q$1];[.$N$3];[.A513];[.$O$3];[.$Q$1];[.$N$3];[.B513];[.$O$3];[.$Q$1];[.$N$2];[.E513];[.$O$2];[.$Q$1];[.$N$2];[.C513];[.$O$2];[.$Q$1];[.$N$2];[.F513];[.$O$2];[.$Q$1];[.$N$2];[.D513];[.$O$2];[.$O$2])" office:value-type="string" office:string-value="insert into creatives values (515,'some description515','http://domain515.com',('ios',),('UK',),(),())" calcext:value-type="string">
            <text:p>insert into creatives values (515,'some description515','http://domain515.com',('ios',),('UK',),(),())</text:p>
          </table:table-cell>
          <table:table-cell/>
        </table:table-row>
        <table:table-row table:style-name="ro2">
          <table:table-cell table:formula="of:=CONCATENATE([.A$1];[.J514])" office:value-type="string" office:string-value="some description516" calcext:value-type="string">
            <text:p>some description516</text:p>
          </table:table-cell>
          <table:table-cell table:formula="of:=CONCATENATE([.B$1];[.$J514];[.$M$2])" office:value-type="string" office:string-value="http://domain516.com" calcext:value-type="string">
            <text:p>http://domain51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6" calcext:value-type="float">
            <text:p>516</text:p>
          </table:table-cell>
          <table:table-cell table:number-columns-repeated="5"/>
          <table:table-cell table:formula="of:=CONCATENATE([.$P$1];[.J514];[.$Q$1];[.$N$3];[.A514];[.$O$3];[.$Q$1];[.$N$3];[.B514];[.$O$3];[.$Q$1];[.$N$2];[.E514];[.$O$2];[.$Q$1];[.$N$2];[.C514];[.$O$2];[.$Q$1];[.$N$2];[.F514];[.$O$2];[.$Q$1];[.$N$2];[.D514];[.$O$2];[.$O$2])" office:value-type="string" office:string-value="insert into creatives values (516,'some description516','http://domain516.com',('ios',),('UK',),(),())" calcext:value-type="string">
            <text:p>insert into creatives values (516,'some description516','http://domain516.com',('ios',),('UK',),(),())</text:p>
          </table:table-cell>
          <table:table-cell/>
        </table:table-row>
        <table:table-row table:style-name="ro2">
          <table:table-cell table:formula="of:=CONCATENATE([.A$1];[.J515])" office:value-type="string" office:string-value="some description517" calcext:value-type="string">
            <text:p>some description517</text:p>
          </table:table-cell>
          <table:table-cell table:formula="of:=CONCATENATE([.B$1];[.$J515];[.$M$2])" office:value-type="string" office:string-value="http://domain517.com" calcext:value-type="string">
            <text:p>http://domain51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7" calcext:value-type="float">
            <text:p>517</text:p>
          </table:table-cell>
          <table:table-cell table:number-columns-repeated="5"/>
          <table:table-cell table:formula="of:=CONCATENATE([.$P$1];[.J515];[.$Q$1];[.$N$3];[.A515];[.$O$3];[.$Q$1];[.$N$3];[.B515];[.$O$3];[.$Q$1];[.$N$2];[.E515];[.$O$2];[.$Q$1];[.$N$2];[.C515];[.$O$2];[.$Q$1];[.$N$2];[.F515];[.$O$2];[.$Q$1];[.$N$2];[.D515];[.$O$2];[.$O$2])" office:value-type="string" office:string-value="insert into creatives values (517,'some description517','http://domain517.com',('ios',),('UK',),(),())" calcext:value-type="string">
            <text:p>insert into creatives values (517,'some description517','http://domain517.com',('ios',),('UK',),(),())</text:p>
          </table:table-cell>
          <table:table-cell/>
        </table:table-row>
        <table:table-row table:style-name="ro2">
          <table:table-cell table:formula="of:=CONCATENATE([.A$1];[.J516])" office:value-type="string" office:string-value="some description518" calcext:value-type="string">
            <text:p>some description518</text:p>
          </table:table-cell>
          <table:table-cell table:formula="of:=CONCATENATE([.B$1];[.$J516];[.$M$2])" office:value-type="string" office:string-value="http://domain518.com" calcext:value-type="string">
            <text:p>http://domain51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8" calcext:value-type="float">
            <text:p>518</text:p>
          </table:table-cell>
          <table:table-cell table:number-columns-repeated="5"/>
          <table:table-cell table:formula="of:=CONCATENATE([.$P$1];[.J516];[.$Q$1];[.$N$3];[.A516];[.$O$3];[.$Q$1];[.$N$3];[.B516];[.$O$3];[.$Q$1];[.$N$2];[.E516];[.$O$2];[.$Q$1];[.$N$2];[.C516];[.$O$2];[.$Q$1];[.$N$2];[.F516];[.$O$2];[.$Q$1];[.$N$2];[.D516];[.$O$2];[.$O$2])" office:value-type="string" office:string-value="insert into creatives values (518,'some description518','http://domain518.com',('ios',),('UK',),(),())" calcext:value-type="string">
            <text:p>insert into creatives values (518,'some description518','http://domain518.com',('ios',),('UK',),(),())</text:p>
          </table:table-cell>
          <table:table-cell/>
        </table:table-row>
        <table:table-row table:style-name="ro2">
          <table:table-cell table:formula="of:=CONCATENATE([.A$1];[.J517])" office:value-type="string" office:string-value="some description519" calcext:value-type="string">
            <text:p>some description519</text:p>
          </table:table-cell>
          <table:table-cell table:formula="of:=CONCATENATE([.B$1];[.$J517];[.$M$2])" office:value-type="string" office:string-value="http://domain519.com" calcext:value-type="string">
            <text:p>http://domain51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19" calcext:value-type="float">
            <text:p>519</text:p>
          </table:table-cell>
          <table:table-cell table:number-columns-repeated="5"/>
          <table:table-cell table:formula="of:=CONCATENATE([.$P$1];[.J517];[.$Q$1];[.$N$3];[.A517];[.$O$3];[.$Q$1];[.$N$3];[.B517];[.$O$3];[.$Q$1];[.$N$2];[.E517];[.$O$2];[.$Q$1];[.$N$2];[.C517];[.$O$2];[.$Q$1];[.$N$2];[.F517];[.$O$2];[.$Q$1];[.$N$2];[.D517];[.$O$2];[.$O$2])" office:value-type="string" office:string-value="insert into creatives values (519,'some description519','http://domain519.com',('ios',),('UK',),(),())" calcext:value-type="string">
            <text:p>insert into creatives values (519,'some description519','http://domain519.com',('ios',),('UK',),(),())</text:p>
          </table:table-cell>
          <table:table-cell/>
        </table:table-row>
        <table:table-row table:style-name="ro2">
          <table:table-cell table:formula="of:=CONCATENATE([.A$1];[.J518])" office:value-type="string" office:string-value="some description520" calcext:value-type="string">
            <text:p>some description520</text:p>
          </table:table-cell>
          <table:table-cell table:formula="of:=CONCATENATE([.B$1];[.$J518];[.$M$2])" office:value-type="string" office:string-value="http://domain520.com" calcext:value-type="string">
            <text:p>http://domain52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0" calcext:value-type="float">
            <text:p>520</text:p>
          </table:table-cell>
          <table:table-cell table:number-columns-repeated="5"/>
          <table:table-cell table:formula="of:=CONCATENATE([.$P$1];[.J518];[.$Q$1];[.$N$3];[.A518];[.$O$3];[.$Q$1];[.$N$3];[.B518];[.$O$3];[.$Q$1];[.$N$2];[.E518];[.$O$2];[.$Q$1];[.$N$2];[.C518];[.$O$2];[.$Q$1];[.$N$2];[.F518];[.$O$2];[.$Q$1];[.$N$2];[.D518];[.$O$2];[.$O$2])" office:value-type="string" office:string-value="insert into creatives values (520,'some description520','http://domain520.com',('ios',),('UK',),(),())" calcext:value-type="string">
            <text:p>insert into creatives values (520,'some description520','http://domain520.com',('ios',),('UK',),(),())</text:p>
          </table:table-cell>
          <table:table-cell/>
        </table:table-row>
        <table:table-row table:style-name="ro2">
          <table:table-cell table:formula="of:=CONCATENATE([.A$1];[.J519])" office:value-type="string" office:string-value="some description521" calcext:value-type="string">
            <text:p>some description521</text:p>
          </table:table-cell>
          <table:table-cell table:formula="of:=CONCATENATE([.B$1];[.$J519];[.$M$2])" office:value-type="string" office:string-value="http://domain521.com" calcext:value-type="string">
            <text:p>http://domain52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1" calcext:value-type="float">
            <text:p>521</text:p>
          </table:table-cell>
          <table:table-cell table:number-columns-repeated="5"/>
          <table:table-cell table:formula="of:=CONCATENATE([.$P$1];[.J519];[.$Q$1];[.$N$3];[.A519];[.$O$3];[.$Q$1];[.$N$3];[.B519];[.$O$3];[.$Q$1];[.$N$2];[.E519];[.$O$2];[.$Q$1];[.$N$2];[.C519];[.$O$2];[.$Q$1];[.$N$2];[.F519];[.$O$2];[.$Q$1];[.$N$2];[.D519];[.$O$2];[.$O$2])" office:value-type="string" office:string-value="insert into creatives values (521,'some description521','http://domain521.com',('ios',),('UK',),(),())" calcext:value-type="string">
            <text:p>insert into creatives values (521,'some description521','http://domain521.com',('ios',),('UK',),(),())</text:p>
          </table:table-cell>
          <table:table-cell/>
        </table:table-row>
        <table:table-row table:style-name="ro2">
          <table:table-cell table:formula="of:=CONCATENATE([.A$1];[.J520])" office:value-type="string" office:string-value="some description522" calcext:value-type="string">
            <text:p>some description522</text:p>
          </table:table-cell>
          <table:table-cell table:formula="of:=CONCATENATE([.B$1];[.$J520];[.$M$2])" office:value-type="string" office:string-value="http://domain522.com" calcext:value-type="string">
            <text:p>http://domain52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table:number-columns-repeated="5"/>
          <table:table-cell table:formula="of:=CONCATENATE([.$P$1];[.J520];[.$Q$1];[.$N$3];[.A520];[.$O$3];[.$Q$1];[.$N$3];[.B520];[.$O$3];[.$Q$1];[.$N$2];[.E520];[.$O$2];[.$Q$1];[.$N$2];[.C520];[.$O$2];[.$Q$1];[.$N$2];[.F520];[.$O$2];[.$Q$1];[.$N$2];[.D520];[.$O$2];[.$O$2])" office:value-type="string" office:string-value="insert into creatives values (522,'some description522','http://domain522.com',('ios',),('UK',),(),())" calcext:value-type="string">
            <text:p>insert into creatives values (522,'some description522','http://domain522.com',('ios',),('UK',),(),())</text:p>
          </table:table-cell>
          <table:table-cell/>
        </table:table-row>
        <table:table-row table:style-name="ro2">
          <table:table-cell table:formula="of:=CONCATENATE([.A$1];[.J521])" office:value-type="string" office:string-value="some description523" calcext:value-type="string">
            <text:p>some description523</text:p>
          </table:table-cell>
          <table:table-cell table:formula="of:=CONCATENATE([.B$1];[.$J521];[.$M$2])" office:value-type="string" office:string-value="http://domain523.com" calcext:value-type="string">
            <text:p>http://domain52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3" calcext:value-type="float">
            <text:p>523</text:p>
          </table:table-cell>
          <table:table-cell table:number-columns-repeated="5"/>
          <table:table-cell table:formula="of:=CONCATENATE([.$P$1];[.J521];[.$Q$1];[.$N$3];[.A521];[.$O$3];[.$Q$1];[.$N$3];[.B521];[.$O$3];[.$Q$1];[.$N$2];[.E521];[.$O$2];[.$Q$1];[.$N$2];[.C521];[.$O$2];[.$Q$1];[.$N$2];[.F521];[.$O$2];[.$Q$1];[.$N$2];[.D521];[.$O$2];[.$O$2])" office:value-type="string" office:string-value="insert into creatives values (523,'some description523','http://domain523.com',('ios',),('UK',),(),())" calcext:value-type="string">
            <text:p>insert into creatives values (523,'some description523','http://domain523.com',('ios',),('UK',),(),())</text:p>
          </table:table-cell>
          <table:table-cell/>
        </table:table-row>
        <table:table-row table:style-name="ro2">
          <table:table-cell table:formula="of:=CONCATENATE([.A$1];[.J522])" office:value-type="string" office:string-value="some description524" calcext:value-type="string">
            <text:p>some description524</text:p>
          </table:table-cell>
          <table:table-cell table:formula="of:=CONCATENATE([.B$1];[.$J522];[.$M$2])" office:value-type="string" office:string-value="http://domain524.com" calcext:value-type="string">
            <text:p>http://domain52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4" calcext:value-type="float">
            <text:p>524</text:p>
          </table:table-cell>
          <table:table-cell table:number-columns-repeated="5"/>
          <table:table-cell table:formula="of:=CONCATENATE([.$P$1];[.J522];[.$Q$1];[.$N$3];[.A522];[.$O$3];[.$Q$1];[.$N$3];[.B522];[.$O$3];[.$Q$1];[.$N$2];[.E522];[.$O$2];[.$Q$1];[.$N$2];[.C522];[.$O$2];[.$Q$1];[.$N$2];[.F522];[.$O$2];[.$Q$1];[.$N$2];[.D522];[.$O$2];[.$O$2])" office:value-type="string" office:string-value="insert into creatives values (524,'some description524','http://domain524.com',('ios',),('UK',),(),())" calcext:value-type="string">
            <text:p>insert into creatives values (524,'some description524','http://domain524.com',('ios',),('UK',),(),())</text:p>
          </table:table-cell>
          <table:table-cell/>
        </table:table-row>
        <table:table-row table:style-name="ro2">
          <table:table-cell table:formula="of:=CONCATENATE([.A$1];[.J523])" office:value-type="string" office:string-value="some description525" calcext:value-type="string">
            <text:p>some description525</text:p>
          </table:table-cell>
          <table:table-cell table:formula="of:=CONCATENATE([.B$1];[.$J523];[.$M$2])" office:value-type="string" office:string-value="http://domain525.com" calcext:value-type="string">
            <text:p>http://domain52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5" calcext:value-type="float">
            <text:p>525</text:p>
          </table:table-cell>
          <table:table-cell table:number-columns-repeated="5"/>
          <table:table-cell table:formula="of:=CONCATENATE([.$P$1];[.J523];[.$Q$1];[.$N$3];[.A523];[.$O$3];[.$Q$1];[.$N$3];[.B523];[.$O$3];[.$Q$1];[.$N$2];[.E523];[.$O$2];[.$Q$1];[.$N$2];[.C523];[.$O$2];[.$Q$1];[.$N$2];[.F523];[.$O$2];[.$Q$1];[.$N$2];[.D523];[.$O$2];[.$O$2])" office:value-type="string" office:string-value="insert into creatives values (525,'some description525','http://domain525.com',('ios',),('UK',),(),())" calcext:value-type="string">
            <text:p>insert into creatives values (525,'some description525','http://domain525.com',('ios',),('UK',),(),())</text:p>
          </table:table-cell>
          <table:table-cell/>
        </table:table-row>
        <table:table-row table:style-name="ro2">
          <table:table-cell table:formula="of:=CONCATENATE([.A$1];[.J524])" office:value-type="string" office:string-value="some description526" calcext:value-type="string">
            <text:p>some description526</text:p>
          </table:table-cell>
          <table:table-cell table:formula="of:=CONCATENATE([.B$1];[.$J524];[.$M$2])" office:value-type="string" office:string-value="http://domain526.com" calcext:value-type="string">
            <text:p>http://domain52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6" calcext:value-type="float">
            <text:p>526</text:p>
          </table:table-cell>
          <table:table-cell table:number-columns-repeated="5"/>
          <table:table-cell table:formula="of:=CONCATENATE([.$P$1];[.J524];[.$Q$1];[.$N$3];[.A524];[.$O$3];[.$Q$1];[.$N$3];[.B524];[.$O$3];[.$Q$1];[.$N$2];[.E524];[.$O$2];[.$Q$1];[.$N$2];[.C524];[.$O$2];[.$Q$1];[.$N$2];[.F524];[.$O$2];[.$Q$1];[.$N$2];[.D524];[.$O$2];[.$O$2])" office:value-type="string" office:string-value="insert into creatives values (526,'some description526','http://domain526.com',('ios',),('UK',),(),())" calcext:value-type="string">
            <text:p>insert into creatives values (526,'some description526','http://domain526.com',('ios',),('UK',),(),())</text:p>
          </table:table-cell>
          <table:table-cell/>
        </table:table-row>
        <table:table-row table:style-name="ro2">
          <table:table-cell table:formula="of:=CONCATENATE([.A$1];[.J525])" office:value-type="string" office:string-value="some description527" calcext:value-type="string">
            <text:p>some description527</text:p>
          </table:table-cell>
          <table:table-cell table:formula="of:=CONCATENATE([.B$1];[.$J525];[.$M$2])" office:value-type="string" office:string-value="http://domain527.com" calcext:value-type="string">
            <text:p>http://domain52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7" calcext:value-type="float">
            <text:p>527</text:p>
          </table:table-cell>
          <table:table-cell table:number-columns-repeated="5"/>
          <table:table-cell table:formula="of:=CONCATENATE([.$P$1];[.J525];[.$Q$1];[.$N$3];[.A525];[.$O$3];[.$Q$1];[.$N$3];[.B525];[.$O$3];[.$Q$1];[.$N$2];[.E525];[.$O$2];[.$Q$1];[.$N$2];[.C525];[.$O$2];[.$Q$1];[.$N$2];[.F525];[.$O$2];[.$Q$1];[.$N$2];[.D525];[.$O$2];[.$O$2])" office:value-type="string" office:string-value="insert into creatives values (527,'some description527','http://domain527.com',('ios',),('UK',),(),())" calcext:value-type="string">
            <text:p>insert into creatives values (527,'some description527','http://domain527.com',('ios',),('UK',),(),())</text:p>
          </table:table-cell>
          <table:table-cell/>
        </table:table-row>
        <table:table-row table:style-name="ro2">
          <table:table-cell table:formula="of:=CONCATENATE([.A$1];[.J526])" office:value-type="string" office:string-value="some description528" calcext:value-type="string">
            <text:p>some description528</text:p>
          </table:table-cell>
          <table:table-cell table:formula="of:=CONCATENATE([.B$1];[.$J526];[.$M$2])" office:value-type="string" office:string-value="http://domain528.com" calcext:value-type="string">
            <text:p>http://domain52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8" calcext:value-type="float">
            <text:p>528</text:p>
          </table:table-cell>
          <table:table-cell table:number-columns-repeated="5"/>
          <table:table-cell table:formula="of:=CONCATENATE([.$P$1];[.J526];[.$Q$1];[.$N$3];[.A526];[.$O$3];[.$Q$1];[.$N$3];[.B526];[.$O$3];[.$Q$1];[.$N$2];[.E526];[.$O$2];[.$Q$1];[.$N$2];[.C526];[.$O$2];[.$Q$1];[.$N$2];[.F526];[.$O$2];[.$Q$1];[.$N$2];[.D526];[.$O$2];[.$O$2])" office:value-type="string" office:string-value="insert into creatives values (528,'some description528','http://domain528.com',('ios',),('UK',),(),())" calcext:value-type="string">
            <text:p>insert into creatives values (528,'some description528','http://domain528.com',('ios',),('UK',),(),())</text:p>
          </table:table-cell>
          <table:table-cell/>
        </table:table-row>
        <table:table-row table:style-name="ro2">
          <table:table-cell table:formula="of:=CONCATENATE([.A$1];[.J527])" office:value-type="string" office:string-value="some description529" calcext:value-type="string">
            <text:p>some description529</text:p>
          </table:table-cell>
          <table:table-cell table:formula="of:=CONCATENATE([.B$1];[.$J527];[.$M$2])" office:value-type="string" office:string-value="http://domain529.com" calcext:value-type="string">
            <text:p>http://domain52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29" calcext:value-type="float">
            <text:p>529</text:p>
          </table:table-cell>
          <table:table-cell table:number-columns-repeated="5"/>
          <table:table-cell table:formula="of:=CONCATENATE([.$P$1];[.J527];[.$Q$1];[.$N$3];[.A527];[.$O$3];[.$Q$1];[.$N$3];[.B527];[.$O$3];[.$Q$1];[.$N$2];[.E527];[.$O$2];[.$Q$1];[.$N$2];[.C527];[.$O$2];[.$Q$1];[.$N$2];[.F527];[.$O$2];[.$Q$1];[.$N$2];[.D527];[.$O$2];[.$O$2])" office:value-type="string" office:string-value="insert into creatives values (529,'some description529','http://domain529.com',('ios',),('UK',),(),())" calcext:value-type="string">
            <text:p>insert into creatives values (529,'some description529','http://domain529.com',('ios',),('UK',),(),())</text:p>
          </table:table-cell>
          <table:table-cell/>
        </table:table-row>
        <table:table-row table:style-name="ro2">
          <table:table-cell table:formula="of:=CONCATENATE([.A$1];[.J528])" office:value-type="string" office:string-value="some description530" calcext:value-type="string">
            <text:p>some description530</text:p>
          </table:table-cell>
          <table:table-cell table:formula="of:=CONCATENATE([.B$1];[.$J528];[.$M$2])" office:value-type="string" office:string-value="http://domain530.com" calcext:value-type="string">
            <text:p>http://domain53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0" calcext:value-type="float">
            <text:p>530</text:p>
          </table:table-cell>
          <table:table-cell table:number-columns-repeated="5"/>
          <table:table-cell table:formula="of:=CONCATENATE([.$P$1];[.J528];[.$Q$1];[.$N$3];[.A528];[.$O$3];[.$Q$1];[.$N$3];[.B528];[.$O$3];[.$Q$1];[.$N$2];[.E528];[.$O$2];[.$Q$1];[.$N$2];[.C528];[.$O$2];[.$Q$1];[.$N$2];[.F528];[.$O$2];[.$Q$1];[.$N$2];[.D528];[.$O$2];[.$O$2])" office:value-type="string" office:string-value="insert into creatives values (530,'some description530','http://domain530.com',('ios',),('UK',),(),())" calcext:value-type="string">
            <text:p>insert into creatives values (530,'some description530','http://domain530.com',('ios',),('UK',),(),())</text:p>
          </table:table-cell>
          <table:table-cell/>
        </table:table-row>
        <table:table-row table:style-name="ro2">
          <table:table-cell table:formula="of:=CONCATENATE([.A$1];[.J529])" office:value-type="string" office:string-value="some description531" calcext:value-type="string">
            <text:p>some description531</text:p>
          </table:table-cell>
          <table:table-cell table:formula="of:=CONCATENATE([.B$1];[.$J529];[.$M$2])" office:value-type="string" office:string-value="http://domain531.com" calcext:value-type="string">
            <text:p>http://domain53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1" calcext:value-type="float">
            <text:p>531</text:p>
          </table:table-cell>
          <table:table-cell table:number-columns-repeated="5"/>
          <table:table-cell table:formula="of:=CONCATENATE([.$P$1];[.J529];[.$Q$1];[.$N$3];[.A529];[.$O$3];[.$Q$1];[.$N$3];[.B529];[.$O$3];[.$Q$1];[.$N$2];[.E529];[.$O$2];[.$Q$1];[.$N$2];[.C529];[.$O$2];[.$Q$1];[.$N$2];[.F529];[.$O$2];[.$Q$1];[.$N$2];[.D529];[.$O$2];[.$O$2])" office:value-type="string" office:string-value="insert into creatives values (531,'some description531','http://domain531.com',('ios',),('UK',),(),())" calcext:value-type="string">
            <text:p>insert into creatives values (531,'some description531','http://domain531.com',('ios',),('UK',),(),())</text:p>
          </table:table-cell>
          <table:table-cell/>
        </table:table-row>
        <table:table-row table:style-name="ro2">
          <table:table-cell table:formula="of:=CONCATENATE([.A$1];[.J530])" office:value-type="string" office:string-value="some description532" calcext:value-type="string">
            <text:p>some description532</text:p>
          </table:table-cell>
          <table:table-cell table:formula="of:=CONCATENATE([.B$1];[.$J530];[.$M$2])" office:value-type="string" office:string-value="http://domain532.com" calcext:value-type="string">
            <text:p>http://domain53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2" calcext:value-type="float">
            <text:p>532</text:p>
          </table:table-cell>
          <table:table-cell table:number-columns-repeated="5"/>
          <table:table-cell table:formula="of:=CONCATENATE([.$P$1];[.J530];[.$Q$1];[.$N$3];[.A530];[.$O$3];[.$Q$1];[.$N$3];[.B530];[.$O$3];[.$Q$1];[.$N$2];[.E530];[.$O$2];[.$Q$1];[.$N$2];[.C530];[.$O$2];[.$Q$1];[.$N$2];[.F530];[.$O$2];[.$Q$1];[.$N$2];[.D530];[.$O$2];[.$O$2])" office:value-type="string" office:string-value="insert into creatives values (532,'some description532','http://domain532.com',('ios',),('UK',),(),())" calcext:value-type="string">
            <text:p>insert into creatives values (532,'some description532','http://domain532.com',('ios',),('UK',),(),())</text:p>
          </table:table-cell>
          <table:table-cell/>
        </table:table-row>
        <table:table-row table:style-name="ro2">
          <table:table-cell table:formula="of:=CONCATENATE([.A$1];[.J531])" office:value-type="string" office:string-value="some description533" calcext:value-type="string">
            <text:p>some description533</text:p>
          </table:table-cell>
          <table:table-cell table:formula="of:=CONCATENATE([.B$1];[.$J531];[.$M$2])" office:value-type="string" office:string-value="http://domain533.com" calcext:value-type="string">
            <text:p>http://domain53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3" calcext:value-type="float">
            <text:p>533</text:p>
          </table:table-cell>
          <table:table-cell table:number-columns-repeated="5"/>
          <table:table-cell table:formula="of:=CONCATENATE([.$P$1];[.J531];[.$Q$1];[.$N$3];[.A531];[.$O$3];[.$Q$1];[.$N$3];[.B531];[.$O$3];[.$Q$1];[.$N$2];[.E531];[.$O$2];[.$Q$1];[.$N$2];[.C531];[.$O$2];[.$Q$1];[.$N$2];[.F531];[.$O$2];[.$Q$1];[.$N$2];[.D531];[.$O$2];[.$O$2])" office:value-type="string" office:string-value="insert into creatives values (533,'some description533','http://domain533.com',('ios',),('UK',),(),())" calcext:value-type="string">
            <text:p>insert into creatives values (533,'some description533','http://domain533.com',('ios',),('UK',),(),())</text:p>
          </table:table-cell>
          <table:table-cell/>
        </table:table-row>
        <table:table-row table:style-name="ro2">
          <table:table-cell table:formula="of:=CONCATENATE([.A$1];[.J532])" office:value-type="string" office:string-value="some description534" calcext:value-type="string">
            <text:p>some description534</text:p>
          </table:table-cell>
          <table:table-cell table:formula="of:=CONCATENATE([.B$1];[.$J532];[.$M$2])" office:value-type="string" office:string-value="http://domain534.com" calcext:value-type="string">
            <text:p>http://domain53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4" calcext:value-type="float">
            <text:p>534</text:p>
          </table:table-cell>
          <table:table-cell table:number-columns-repeated="5"/>
          <table:table-cell table:formula="of:=CONCATENATE([.$P$1];[.J532];[.$Q$1];[.$N$3];[.A532];[.$O$3];[.$Q$1];[.$N$3];[.B532];[.$O$3];[.$Q$1];[.$N$2];[.E532];[.$O$2];[.$Q$1];[.$N$2];[.C532];[.$O$2];[.$Q$1];[.$N$2];[.F532];[.$O$2];[.$Q$1];[.$N$2];[.D532];[.$O$2];[.$O$2])" office:value-type="string" office:string-value="insert into creatives values (534,'some description534','http://domain534.com',('ios',),('UK',),(),())" calcext:value-type="string">
            <text:p>insert into creatives values (534,'some description534','http://domain534.com',('ios',),('UK',),(),())</text:p>
          </table:table-cell>
          <table:table-cell/>
        </table:table-row>
        <table:table-row table:style-name="ro2">
          <table:table-cell table:formula="of:=CONCATENATE([.A$1];[.J533])" office:value-type="string" office:string-value="some description535" calcext:value-type="string">
            <text:p>some description535</text:p>
          </table:table-cell>
          <table:table-cell table:formula="of:=CONCATENATE([.B$1];[.$J533];[.$M$2])" office:value-type="string" office:string-value="http://domain535.com" calcext:value-type="string">
            <text:p>http://domain53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table:number-columns-repeated="5"/>
          <table:table-cell table:formula="of:=CONCATENATE([.$P$1];[.J533];[.$Q$1];[.$N$3];[.A533];[.$O$3];[.$Q$1];[.$N$3];[.B533];[.$O$3];[.$Q$1];[.$N$2];[.E533];[.$O$2];[.$Q$1];[.$N$2];[.C533];[.$O$2];[.$Q$1];[.$N$2];[.F533];[.$O$2];[.$Q$1];[.$N$2];[.D533];[.$O$2];[.$O$2])" office:value-type="string" office:string-value="insert into creatives values (535,'some description535','http://domain535.com',('ios',),('UK',),(),())" calcext:value-type="string">
            <text:p>insert into creatives values (535,'some description535','http://domain535.com',('ios',),('UK',),(),())</text:p>
          </table:table-cell>
          <table:table-cell/>
        </table:table-row>
        <table:table-row table:style-name="ro2">
          <table:table-cell table:formula="of:=CONCATENATE([.A$1];[.J534])" office:value-type="string" office:string-value="some description536" calcext:value-type="string">
            <text:p>some description536</text:p>
          </table:table-cell>
          <table:table-cell table:formula="of:=CONCATENATE([.B$1];[.$J534];[.$M$2])" office:value-type="string" office:string-value="http://domain536.com" calcext:value-type="string">
            <text:p>http://domain53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6" calcext:value-type="float">
            <text:p>536</text:p>
          </table:table-cell>
          <table:table-cell table:number-columns-repeated="5"/>
          <table:table-cell table:formula="of:=CONCATENATE([.$P$1];[.J534];[.$Q$1];[.$N$3];[.A534];[.$O$3];[.$Q$1];[.$N$3];[.B534];[.$O$3];[.$Q$1];[.$N$2];[.E534];[.$O$2];[.$Q$1];[.$N$2];[.C534];[.$O$2];[.$Q$1];[.$N$2];[.F534];[.$O$2];[.$Q$1];[.$N$2];[.D534];[.$O$2];[.$O$2])" office:value-type="string" office:string-value="insert into creatives values (536,'some description536','http://domain536.com',('ios',),('UK',),(),())" calcext:value-type="string">
            <text:p>insert into creatives values (536,'some description536','http://domain536.com',('ios',),('UK',),(),())</text:p>
          </table:table-cell>
          <table:table-cell/>
        </table:table-row>
        <table:table-row table:style-name="ro2">
          <table:table-cell table:formula="of:=CONCATENATE([.A$1];[.J535])" office:value-type="string" office:string-value="some description537" calcext:value-type="string">
            <text:p>some description537</text:p>
          </table:table-cell>
          <table:table-cell table:formula="of:=CONCATENATE([.B$1];[.$J535];[.$M$2])" office:value-type="string" office:string-value="http://domain537.com" calcext:value-type="string">
            <text:p>http://domain53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7" calcext:value-type="float">
            <text:p>537</text:p>
          </table:table-cell>
          <table:table-cell table:number-columns-repeated="5"/>
          <table:table-cell table:formula="of:=CONCATENATE([.$P$1];[.J535];[.$Q$1];[.$N$3];[.A535];[.$O$3];[.$Q$1];[.$N$3];[.B535];[.$O$3];[.$Q$1];[.$N$2];[.E535];[.$O$2];[.$Q$1];[.$N$2];[.C535];[.$O$2];[.$Q$1];[.$N$2];[.F535];[.$O$2];[.$Q$1];[.$N$2];[.D535];[.$O$2];[.$O$2])" office:value-type="string" office:string-value="insert into creatives values (537,'some description537','http://domain537.com',('ios',),('UK',),(),())" calcext:value-type="string">
            <text:p>insert into creatives values (537,'some description537','http://domain537.com',('ios',),('UK',),(),())</text:p>
          </table:table-cell>
          <table:table-cell/>
        </table:table-row>
        <table:table-row table:style-name="ro2">
          <table:table-cell table:formula="of:=CONCATENATE([.A$1];[.J536])" office:value-type="string" office:string-value="some description538" calcext:value-type="string">
            <text:p>some description538</text:p>
          </table:table-cell>
          <table:table-cell table:formula="of:=CONCATENATE([.B$1];[.$J536];[.$M$2])" office:value-type="string" office:string-value="http://domain538.com" calcext:value-type="string">
            <text:p>http://domain53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8" calcext:value-type="float">
            <text:p>538</text:p>
          </table:table-cell>
          <table:table-cell table:number-columns-repeated="5"/>
          <table:table-cell table:formula="of:=CONCATENATE([.$P$1];[.J536];[.$Q$1];[.$N$3];[.A536];[.$O$3];[.$Q$1];[.$N$3];[.B536];[.$O$3];[.$Q$1];[.$N$2];[.E536];[.$O$2];[.$Q$1];[.$N$2];[.C536];[.$O$2];[.$Q$1];[.$N$2];[.F536];[.$O$2];[.$Q$1];[.$N$2];[.D536];[.$O$2];[.$O$2])" office:value-type="string" office:string-value="insert into creatives values (538,'some description538','http://domain538.com',('ios',),('UK',),(),())" calcext:value-type="string">
            <text:p>insert into creatives values (538,'some description538','http://domain538.com',('ios',),('UK',),(),())</text:p>
          </table:table-cell>
          <table:table-cell/>
        </table:table-row>
        <table:table-row table:style-name="ro2">
          <table:table-cell table:formula="of:=CONCATENATE([.A$1];[.J537])" office:value-type="string" office:string-value="some description539" calcext:value-type="string">
            <text:p>some description539</text:p>
          </table:table-cell>
          <table:table-cell table:formula="of:=CONCATENATE([.B$1];[.$J537];[.$M$2])" office:value-type="string" office:string-value="http://domain539.com" calcext:value-type="string">
            <text:p>http://domain53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table:number-columns-repeated="5"/>
          <table:table-cell table:formula="of:=CONCATENATE([.$P$1];[.J537];[.$Q$1];[.$N$3];[.A537];[.$O$3];[.$Q$1];[.$N$3];[.B537];[.$O$3];[.$Q$1];[.$N$2];[.E537];[.$O$2];[.$Q$1];[.$N$2];[.C537];[.$O$2];[.$Q$1];[.$N$2];[.F537];[.$O$2];[.$Q$1];[.$N$2];[.D537];[.$O$2];[.$O$2])" office:value-type="string" office:string-value="insert into creatives values (539,'some description539','http://domain539.com',('ios',),('UK',),(),())" calcext:value-type="string">
            <text:p>insert into creatives values (539,'some description539','http://domain539.com',('ios',),('UK',),(),())</text:p>
          </table:table-cell>
          <table:table-cell/>
        </table:table-row>
        <table:table-row table:style-name="ro2">
          <table:table-cell table:formula="of:=CONCATENATE([.A$1];[.J538])" office:value-type="string" office:string-value="some description540" calcext:value-type="string">
            <text:p>some description540</text:p>
          </table:table-cell>
          <table:table-cell table:formula="of:=CONCATENATE([.B$1];[.$J538];[.$M$2])" office:value-type="string" office:string-value="http://domain540.com" calcext:value-type="string">
            <text:p>http://domain54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table:number-columns-repeated="5"/>
          <table:table-cell table:formula="of:=CONCATENATE([.$P$1];[.J538];[.$Q$1];[.$N$3];[.A538];[.$O$3];[.$Q$1];[.$N$3];[.B538];[.$O$3];[.$Q$1];[.$N$2];[.E538];[.$O$2];[.$Q$1];[.$N$2];[.C538];[.$O$2];[.$Q$1];[.$N$2];[.F538];[.$O$2];[.$Q$1];[.$N$2];[.D538];[.$O$2];[.$O$2])" office:value-type="string" office:string-value="insert into creatives values (540,'some description540','http://domain540.com',('ios',),('UK',),(),())" calcext:value-type="string">
            <text:p>insert into creatives values (540,'some description540','http://domain540.com',('ios',),('UK',),(),())</text:p>
          </table:table-cell>
          <table:table-cell/>
        </table:table-row>
        <table:table-row table:style-name="ro2">
          <table:table-cell table:formula="of:=CONCATENATE([.A$1];[.J539])" office:value-type="string" office:string-value="some description541" calcext:value-type="string">
            <text:p>some description541</text:p>
          </table:table-cell>
          <table:table-cell table:formula="of:=CONCATENATE([.B$1];[.$J539];[.$M$2])" office:value-type="string" office:string-value="http://domain541.com" calcext:value-type="string">
            <text:p>http://domain54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1" calcext:value-type="float">
            <text:p>541</text:p>
          </table:table-cell>
          <table:table-cell table:number-columns-repeated="5"/>
          <table:table-cell table:formula="of:=CONCATENATE([.$P$1];[.J539];[.$Q$1];[.$N$3];[.A539];[.$O$3];[.$Q$1];[.$N$3];[.B539];[.$O$3];[.$Q$1];[.$N$2];[.E539];[.$O$2];[.$Q$1];[.$N$2];[.C539];[.$O$2];[.$Q$1];[.$N$2];[.F539];[.$O$2];[.$Q$1];[.$N$2];[.D539];[.$O$2];[.$O$2])" office:value-type="string" office:string-value="insert into creatives values (541,'some description541','http://domain541.com',('ios',),('UK',),(),())" calcext:value-type="string">
            <text:p>insert into creatives values (541,'some description541','http://domain541.com',('ios',),('UK',),(),())</text:p>
          </table:table-cell>
          <table:table-cell/>
        </table:table-row>
        <table:table-row table:style-name="ro2">
          <table:table-cell table:formula="of:=CONCATENATE([.A$1];[.J540])" office:value-type="string" office:string-value="some description542" calcext:value-type="string">
            <text:p>some description542</text:p>
          </table:table-cell>
          <table:table-cell table:formula="of:=CONCATENATE([.B$1];[.$J540];[.$M$2])" office:value-type="string" office:string-value="http://domain542.com" calcext:value-type="string">
            <text:p>http://domain54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2" calcext:value-type="float">
            <text:p>542</text:p>
          </table:table-cell>
          <table:table-cell table:number-columns-repeated="5"/>
          <table:table-cell table:formula="of:=CONCATENATE([.$P$1];[.J540];[.$Q$1];[.$N$3];[.A540];[.$O$3];[.$Q$1];[.$N$3];[.B540];[.$O$3];[.$Q$1];[.$N$2];[.E540];[.$O$2];[.$Q$1];[.$N$2];[.C540];[.$O$2];[.$Q$1];[.$N$2];[.F540];[.$O$2];[.$Q$1];[.$N$2];[.D540];[.$O$2];[.$O$2])" office:value-type="string" office:string-value="insert into creatives values (542,'some description542','http://domain542.com',('ios',),('UK',),(),())" calcext:value-type="string">
            <text:p>insert into creatives values (542,'some description542','http://domain542.com',('ios',),('UK',),(),())</text:p>
          </table:table-cell>
          <table:table-cell/>
        </table:table-row>
        <table:table-row table:style-name="ro2">
          <table:table-cell table:formula="of:=CONCATENATE([.A$1];[.J541])" office:value-type="string" office:string-value="some description543" calcext:value-type="string">
            <text:p>some description543</text:p>
          </table:table-cell>
          <table:table-cell table:formula="of:=CONCATENATE([.B$1];[.$J541];[.$M$2])" office:value-type="string" office:string-value="http://domain543.com" calcext:value-type="string">
            <text:p>http://domain54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3" calcext:value-type="float">
            <text:p>543</text:p>
          </table:table-cell>
          <table:table-cell table:number-columns-repeated="5"/>
          <table:table-cell table:formula="of:=CONCATENATE([.$P$1];[.J541];[.$Q$1];[.$N$3];[.A541];[.$O$3];[.$Q$1];[.$N$3];[.B541];[.$O$3];[.$Q$1];[.$N$2];[.E541];[.$O$2];[.$Q$1];[.$N$2];[.C541];[.$O$2];[.$Q$1];[.$N$2];[.F541];[.$O$2];[.$Q$1];[.$N$2];[.D541];[.$O$2];[.$O$2])" office:value-type="string" office:string-value="insert into creatives values (543,'some description543','http://domain543.com',('ios',),('UK',),(),())" calcext:value-type="string">
            <text:p>insert into creatives values (543,'some description543','http://domain543.com',('ios',),('UK',),(),())</text:p>
          </table:table-cell>
          <table:table-cell/>
        </table:table-row>
        <table:table-row table:style-name="ro2">
          <table:table-cell table:formula="of:=CONCATENATE([.A$1];[.J542])" office:value-type="string" office:string-value="some description544" calcext:value-type="string">
            <text:p>some description544</text:p>
          </table:table-cell>
          <table:table-cell table:formula="of:=CONCATENATE([.B$1];[.$J542];[.$M$2])" office:value-type="string" office:string-value="http://domain544.com" calcext:value-type="string">
            <text:p>http://domain54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4" calcext:value-type="float">
            <text:p>544</text:p>
          </table:table-cell>
          <table:table-cell table:number-columns-repeated="5"/>
          <table:table-cell table:formula="of:=CONCATENATE([.$P$1];[.J542];[.$Q$1];[.$N$3];[.A542];[.$O$3];[.$Q$1];[.$N$3];[.B542];[.$O$3];[.$Q$1];[.$N$2];[.E542];[.$O$2];[.$Q$1];[.$N$2];[.C542];[.$O$2];[.$Q$1];[.$N$2];[.F542];[.$O$2];[.$Q$1];[.$N$2];[.D542];[.$O$2];[.$O$2])" office:value-type="string" office:string-value="insert into creatives values (544,'some description544','http://domain544.com',('ios',),('UK',),(),())" calcext:value-type="string">
            <text:p>insert into creatives values (544,'some description544','http://domain544.com',('ios',),('UK',),(),())</text:p>
          </table:table-cell>
          <table:table-cell/>
        </table:table-row>
        <table:table-row table:style-name="ro2">
          <table:table-cell table:formula="of:=CONCATENATE([.A$1];[.J543])" office:value-type="string" office:string-value="some description545" calcext:value-type="string">
            <text:p>some description545</text:p>
          </table:table-cell>
          <table:table-cell table:formula="of:=CONCATENATE([.B$1];[.$J543];[.$M$2])" office:value-type="string" office:string-value="http://domain545.com" calcext:value-type="string">
            <text:p>http://domain54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5" calcext:value-type="float">
            <text:p>545</text:p>
          </table:table-cell>
          <table:table-cell table:number-columns-repeated="5"/>
          <table:table-cell table:formula="of:=CONCATENATE([.$P$1];[.J543];[.$Q$1];[.$N$3];[.A543];[.$O$3];[.$Q$1];[.$N$3];[.B543];[.$O$3];[.$Q$1];[.$N$2];[.E543];[.$O$2];[.$Q$1];[.$N$2];[.C543];[.$O$2];[.$Q$1];[.$N$2];[.F543];[.$O$2];[.$Q$1];[.$N$2];[.D543];[.$O$2];[.$O$2])" office:value-type="string" office:string-value="insert into creatives values (545,'some description545','http://domain545.com',('ios',),('UK',),(),())" calcext:value-type="string">
            <text:p>insert into creatives values (545,'some description545','http://domain545.com',('ios',),('UK',),(),())</text:p>
          </table:table-cell>
          <table:table-cell/>
        </table:table-row>
        <table:table-row table:style-name="ro2">
          <table:table-cell table:formula="of:=CONCATENATE([.A$1];[.J544])" office:value-type="string" office:string-value="some description546" calcext:value-type="string">
            <text:p>some description546</text:p>
          </table:table-cell>
          <table:table-cell table:formula="of:=CONCATENATE([.B$1];[.$J544];[.$M$2])" office:value-type="string" office:string-value="http://domain546.com" calcext:value-type="string">
            <text:p>http://domain54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6" calcext:value-type="float">
            <text:p>546</text:p>
          </table:table-cell>
          <table:table-cell table:number-columns-repeated="5"/>
          <table:table-cell table:formula="of:=CONCATENATE([.$P$1];[.J544];[.$Q$1];[.$N$3];[.A544];[.$O$3];[.$Q$1];[.$N$3];[.B544];[.$O$3];[.$Q$1];[.$N$2];[.E544];[.$O$2];[.$Q$1];[.$N$2];[.C544];[.$O$2];[.$Q$1];[.$N$2];[.F544];[.$O$2];[.$Q$1];[.$N$2];[.D544];[.$O$2];[.$O$2])" office:value-type="string" office:string-value="insert into creatives values (546,'some description546','http://domain546.com',('ios',),('UK',),(),())" calcext:value-type="string">
            <text:p>insert into creatives values (546,'some description546','http://domain546.com',('ios',),('UK',),(),())</text:p>
          </table:table-cell>
          <table:table-cell/>
        </table:table-row>
        <table:table-row table:style-name="ro2">
          <table:table-cell table:formula="of:=CONCATENATE([.A$1];[.J545])" office:value-type="string" office:string-value="some description547" calcext:value-type="string">
            <text:p>some description547</text:p>
          </table:table-cell>
          <table:table-cell table:formula="of:=CONCATENATE([.B$1];[.$J545];[.$M$2])" office:value-type="string" office:string-value="http://domain547.com" calcext:value-type="string">
            <text:p>http://domain54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7" calcext:value-type="float">
            <text:p>547</text:p>
          </table:table-cell>
          <table:table-cell table:number-columns-repeated="5"/>
          <table:table-cell table:formula="of:=CONCATENATE([.$P$1];[.J545];[.$Q$1];[.$N$3];[.A545];[.$O$3];[.$Q$1];[.$N$3];[.B545];[.$O$3];[.$Q$1];[.$N$2];[.E545];[.$O$2];[.$Q$1];[.$N$2];[.C545];[.$O$2];[.$Q$1];[.$N$2];[.F545];[.$O$2];[.$Q$1];[.$N$2];[.D545];[.$O$2];[.$O$2])" office:value-type="string" office:string-value="insert into creatives values (547,'some description547','http://domain547.com',('ios',),('UK',),(),())" calcext:value-type="string">
            <text:p>insert into creatives values (547,'some description547','http://domain547.com',('ios',),('UK',),(),())</text:p>
          </table:table-cell>
          <table:table-cell/>
        </table:table-row>
        <table:table-row table:style-name="ro2">
          <table:table-cell table:formula="of:=CONCATENATE([.A$1];[.J546])" office:value-type="string" office:string-value="some description548" calcext:value-type="string">
            <text:p>some description548</text:p>
          </table:table-cell>
          <table:table-cell table:formula="of:=CONCATENATE([.B$1];[.$J546];[.$M$2])" office:value-type="string" office:string-value="http://domain548.com" calcext:value-type="string">
            <text:p>http://domain54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table:number-columns-repeated="5"/>
          <table:table-cell table:formula="of:=CONCATENATE([.$P$1];[.J546];[.$Q$1];[.$N$3];[.A546];[.$O$3];[.$Q$1];[.$N$3];[.B546];[.$O$3];[.$Q$1];[.$N$2];[.E546];[.$O$2];[.$Q$1];[.$N$2];[.C546];[.$O$2];[.$Q$1];[.$N$2];[.F546];[.$O$2];[.$Q$1];[.$N$2];[.D546];[.$O$2];[.$O$2])" office:value-type="string" office:string-value="insert into creatives values (548,'some description548','http://domain548.com',('ios',),('UK',),(),())" calcext:value-type="string">
            <text:p>insert into creatives values (548,'some description548','http://domain548.com',('ios',),('UK',),(),())</text:p>
          </table:table-cell>
          <table:table-cell/>
        </table:table-row>
        <table:table-row table:style-name="ro2">
          <table:table-cell table:formula="of:=CONCATENATE([.A$1];[.J547])" office:value-type="string" office:string-value="some description549" calcext:value-type="string">
            <text:p>some description549</text:p>
          </table:table-cell>
          <table:table-cell table:formula="of:=CONCATENATE([.B$1];[.$J547];[.$M$2])" office:value-type="string" office:string-value="http://domain549.com" calcext:value-type="string">
            <text:p>http://domain54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49" calcext:value-type="float">
            <text:p>549</text:p>
          </table:table-cell>
          <table:table-cell table:number-columns-repeated="5"/>
          <table:table-cell table:formula="of:=CONCATENATE([.$P$1];[.J547];[.$Q$1];[.$N$3];[.A547];[.$O$3];[.$Q$1];[.$N$3];[.B547];[.$O$3];[.$Q$1];[.$N$2];[.E547];[.$O$2];[.$Q$1];[.$N$2];[.C547];[.$O$2];[.$Q$1];[.$N$2];[.F547];[.$O$2];[.$Q$1];[.$N$2];[.D547];[.$O$2];[.$O$2])" office:value-type="string" office:string-value="insert into creatives values (549,'some description549','http://domain549.com',('ios',),('UK',),(),())" calcext:value-type="string">
            <text:p>insert into creatives values (549,'some description549','http://domain549.com',('ios',),('UK',),(),())</text:p>
          </table:table-cell>
          <table:table-cell/>
        </table:table-row>
        <table:table-row table:style-name="ro2">
          <table:table-cell table:formula="of:=CONCATENATE([.A$1];[.J548])" office:value-type="string" office:string-value="some description550" calcext:value-type="string">
            <text:p>some description550</text:p>
          </table:table-cell>
          <table:table-cell table:formula="of:=CONCATENATE([.B$1];[.$J548];[.$M$2])" office:value-type="string" office:string-value="http://domain550.com" calcext:value-type="string">
            <text:p>http://domain55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 table:number-columns-repeated="5"/>
          <table:table-cell table:formula="of:=CONCATENATE([.$P$1];[.J548];[.$Q$1];[.$N$3];[.A548];[.$O$3];[.$Q$1];[.$N$3];[.B548];[.$O$3];[.$Q$1];[.$N$2];[.E548];[.$O$2];[.$Q$1];[.$N$2];[.C548];[.$O$2];[.$Q$1];[.$N$2];[.F548];[.$O$2];[.$Q$1];[.$N$2];[.D548];[.$O$2];[.$O$2])" office:value-type="string" office:string-value="insert into creatives values (550,'some description550','http://domain550.com',('ios',),('UK',),(),())" calcext:value-type="string">
            <text:p>insert into creatives values (550,'some description550','http://domain550.com',('ios',),('UK',),(),())</text:p>
          </table:table-cell>
          <table:table-cell/>
        </table:table-row>
        <table:table-row table:style-name="ro2">
          <table:table-cell table:formula="of:=CONCATENATE([.A$1];[.J549])" office:value-type="string" office:string-value="some description551" calcext:value-type="string">
            <text:p>some description551</text:p>
          </table:table-cell>
          <table:table-cell table:formula="of:=CONCATENATE([.B$1];[.$J549];[.$M$2])" office:value-type="string" office:string-value="http://domain551.com" calcext:value-type="string">
            <text:p>http://domain55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1" calcext:value-type="float">
            <text:p>551</text:p>
          </table:table-cell>
          <table:table-cell table:number-columns-repeated="5"/>
          <table:table-cell table:formula="of:=CONCATENATE([.$P$1];[.J549];[.$Q$1];[.$N$3];[.A549];[.$O$3];[.$Q$1];[.$N$3];[.B549];[.$O$3];[.$Q$1];[.$N$2];[.E549];[.$O$2];[.$Q$1];[.$N$2];[.C549];[.$O$2];[.$Q$1];[.$N$2];[.F549];[.$O$2];[.$Q$1];[.$N$2];[.D549];[.$O$2];[.$O$2])" office:value-type="string" office:string-value="insert into creatives values (551,'some description551','http://domain551.com',('ios',),('UK','US'),(),())" calcext:value-type="string">
            <text:p>insert into creatives values (551,'some description551','http://domain551.com',('ios',),('UK','US'),(),())</text:p>
          </table:table-cell>
          <table:table-cell/>
        </table:table-row>
        <table:table-row table:style-name="ro2">
          <table:table-cell table:formula="of:=CONCATENATE([.A$1];[.J550])" office:value-type="string" office:string-value="some description552" calcext:value-type="string">
            <text:p>some description552</text:p>
          </table:table-cell>
          <table:table-cell table:formula="of:=CONCATENATE([.B$1];[.$J550];[.$M$2])" office:value-type="string" office:string-value="http://domain552.com" calcext:value-type="string">
            <text:p>http://domain55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2" calcext:value-type="float">
            <text:p>552</text:p>
          </table:table-cell>
          <table:table-cell table:number-columns-repeated="5"/>
          <table:table-cell table:formula="of:=CONCATENATE([.$P$1];[.J550];[.$Q$1];[.$N$3];[.A550];[.$O$3];[.$Q$1];[.$N$3];[.B550];[.$O$3];[.$Q$1];[.$N$2];[.E550];[.$O$2];[.$Q$1];[.$N$2];[.C550];[.$O$2];[.$Q$1];[.$N$2];[.F550];[.$O$2];[.$Q$1];[.$N$2];[.D550];[.$O$2];[.$O$2])" office:value-type="string" office:string-value="insert into creatives values (552,'some description552','http://domain552.com',('ios',),('UK','US'),(),())" calcext:value-type="string">
            <text:p>insert into creatives values (552,'some description552','http://domain552.com',('ios',),('UK','US'),(),())</text:p>
          </table:table-cell>
          <table:table-cell/>
        </table:table-row>
        <table:table-row table:style-name="ro2">
          <table:table-cell table:formula="of:=CONCATENATE([.A$1];[.J551])" office:value-type="string" office:string-value="some description553" calcext:value-type="string">
            <text:p>some description553</text:p>
          </table:table-cell>
          <table:table-cell table:formula="of:=CONCATENATE([.B$1];[.$J551];[.$M$2])" office:value-type="string" office:string-value="http://domain553.com" calcext:value-type="string">
            <text:p>http://domain55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3" calcext:value-type="float">
            <text:p>553</text:p>
          </table:table-cell>
          <table:table-cell table:number-columns-repeated="5"/>
          <table:table-cell table:formula="of:=CONCATENATE([.$P$1];[.J551];[.$Q$1];[.$N$3];[.A551];[.$O$3];[.$Q$1];[.$N$3];[.B551];[.$O$3];[.$Q$1];[.$N$2];[.E551];[.$O$2];[.$Q$1];[.$N$2];[.C551];[.$O$2];[.$Q$1];[.$N$2];[.F551];[.$O$2];[.$Q$1];[.$N$2];[.D551];[.$O$2];[.$O$2])" office:value-type="string" office:string-value="insert into creatives values (553,'some description553','http://domain553.com',('ios',),('UK','US'),(),())" calcext:value-type="string">
            <text:p>insert into creatives values (553,'some description553','http://domain553.com',('ios',),('UK','US'),(),())</text:p>
          </table:table-cell>
          <table:table-cell/>
        </table:table-row>
        <table:table-row table:style-name="ro2">
          <table:table-cell table:formula="of:=CONCATENATE([.A$1];[.J552])" office:value-type="string" office:string-value="some description554" calcext:value-type="string">
            <text:p>some description554</text:p>
          </table:table-cell>
          <table:table-cell table:formula="of:=CONCATENATE([.B$1];[.$J552];[.$M$2])" office:value-type="string" office:string-value="http://domain554.com" calcext:value-type="string">
            <text:p>http://domain55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4" calcext:value-type="float">
            <text:p>554</text:p>
          </table:table-cell>
          <table:table-cell table:number-columns-repeated="5"/>
          <table:table-cell table:formula="of:=CONCATENATE([.$P$1];[.J552];[.$Q$1];[.$N$3];[.A552];[.$O$3];[.$Q$1];[.$N$3];[.B552];[.$O$3];[.$Q$1];[.$N$2];[.E552];[.$O$2];[.$Q$1];[.$N$2];[.C552];[.$O$2];[.$Q$1];[.$N$2];[.F552];[.$O$2];[.$Q$1];[.$N$2];[.D552];[.$O$2];[.$O$2])" office:value-type="string" office:string-value="insert into creatives values (554,'some description554','http://domain554.com',('ios',),('UK','US'),(),())" calcext:value-type="string">
            <text:p>insert into creatives values (554,'some description554','http://domain554.com',('ios',),('UK','US'),(),())</text:p>
          </table:table-cell>
          <table:table-cell/>
        </table:table-row>
        <table:table-row table:style-name="ro2">
          <table:table-cell table:formula="of:=CONCATENATE([.A$1];[.J553])" office:value-type="string" office:string-value="some description555" calcext:value-type="string">
            <text:p>some description555</text:p>
          </table:table-cell>
          <table:table-cell table:formula="of:=CONCATENATE([.B$1];[.$J553];[.$M$2])" office:value-type="string" office:string-value="http://domain555.com" calcext:value-type="string">
            <text:p>http://domain55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5" calcext:value-type="float">
            <text:p>555</text:p>
          </table:table-cell>
          <table:table-cell table:number-columns-repeated="5"/>
          <table:table-cell table:formula="of:=CONCATENATE([.$P$1];[.J553];[.$Q$1];[.$N$3];[.A553];[.$O$3];[.$Q$1];[.$N$3];[.B553];[.$O$3];[.$Q$1];[.$N$2];[.E553];[.$O$2];[.$Q$1];[.$N$2];[.C553];[.$O$2];[.$Q$1];[.$N$2];[.F553];[.$O$2];[.$Q$1];[.$N$2];[.D553];[.$O$2];[.$O$2])" office:value-type="string" office:string-value="insert into creatives values (555,'some description555','http://domain555.com',('ios',),('UK','US'),(),())" calcext:value-type="string">
            <text:p>insert into creatives values (555,'some description555','http://domain555.com',('ios',),('UK','US'),(),())</text:p>
          </table:table-cell>
          <table:table-cell/>
        </table:table-row>
        <table:table-row table:style-name="ro2">
          <table:table-cell table:formula="of:=CONCATENATE([.A$1];[.J554])" office:value-type="string" office:string-value="some description556" calcext:value-type="string">
            <text:p>some description556</text:p>
          </table:table-cell>
          <table:table-cell table:formula="of:=CONCATENATE([.B$1];[.$J554];[.$M$2])" office:value-type="string" office:string-value="http://domain556.com" calcext:value-type="string">
            <text:p>http://domain55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6" calcext:value-type="float">
            <text:p>556</text:p>
          </table:table-cell>
          <table:table-cell table:number-columns-repeated="5"/>
          <table:table-cell table:formula="of:=CONCATENATE([.$P$1];[.J554];[.$Q$1];[.$N$3];[.A554];[.$O$3];[.$Q$1];[.$N$3];[.B554];[.$O$3];[.$Q$1];[.$N$2];[.E554];[.$O$2];[.$Q$1];[.$N$2];[.C554];[.$O$2];[.$Q$1];[.$N$2];[.F554];[.$O$2];[.$Q$1];[.$N$2];[.D554];[.$O$2];[.$O$2])" office:value-type="string" office:string-value="insert into creatives values (556,'some description556','http://domain556.com',('ios',),('UK','US'),(),())" calcext:value-type="string">
            <text:p>insert into creatives values (556,'some description556','http://domain556.com',('ios',),('UK','US'),(),())</text:p>
          </table:table-cell>
          <table:table-cell/>
        </table:table-row>
        <table:table-row table:style-name="ro2">
          <table:table-cell table:formula="of:=CONCATENATE([.A$1];[.J555])" office:value-type="string" office:string-value="some description557" calcext:value-type="string">
            <text:p>some description557</text:p>
          </table:table-cell>
          <table:table-cell table:formula="of:=CONCATENATE([.B$1];[.$J555];[.$M$2])" office:value-type="string" office:string-value="http://domain557.com" calcext:value-type="string">
            <text:p>http://domain55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7" calcext:value-type="float">
            <text:p>557</text:p>
          </table:table-cell>
          <table:table-cell table:number-columns-repeated="5"/>
          <table:table-cell table:formula="of:=CONCATENATE([.$P$1];[.J555];[.$Q$1];[.$N$3];[.A555];[.$O$3];[.$Q$1];[.$N$3];[.B555];[.$O$3];[.$Q$1];[.$N$2];[.E555];[.$O$2];[.$Q$1];[.$N$2];[.C555];[.$O$2];[.$Q$1];[.$N$2];[.F555];[.$O$2];[.$Q$1];[.$N$2];[.D555];[.$O$2];[.$O$2])" office:value-type="string" office:string-value="insert into creatives values (557,'some description557','http://domain557.com',('ios',),('UK','US'),(),())" calcext:value-type="string">
            <text:p>insert into creatives values (557,'some description557','http://domain557.com',('ios',),('UK','US'),(),())</text:p>
          </table:table-cell>
          <table:table-cell/>
        </table:table-row>
        <table:table-row table:style-name="ro2">
          <table:table-cell table:formula="of:=CONCATENATE([.A$1];[.J556])" office:value-type="string" office:string-value="some description558" calcext:value-type="string">
            <text:p>some description558</text:p>
          </table:table-cell>
          <table:table-cell table:formula="of:=CONCATENATE([.B$1];[.$J556];[.$M$2])" office:value-type="string" office:string-value="http://domain558.com" calcext:value-type="string">
            <text:p>http://domain55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8" calcext:value-type="float">
            <text:p>558</text:p>
          </table:table-cell>
          <table:table-cell table:number-columns-repeated="5"/>
          <table:table-cell table:formula="of:=CONCATENATE([.$P$1];[.J556];[.$Q$1];[.$N$3];[.A556];[.$O$3];[.$Q$1];[.$N$3];[.B556];[.$O$3];[.$Q$1];[.$N$2];[.E556];[.$O$2];[.$Q$1];[.$N$2];[.C556];[.$O$2];[.$Q$1];[.$N$2];[.F556];[.$O$2];[.$Q$1];[.$N$2];[.D556];[.$O$2];[.$O$2])" office:value-type="string" office:string-value="insert into creatives values (558,'some description558','http://domain558.com',('ios',),('UK','US'),(),())" calcext:value-type="string">
            <text:p>insert into creatives values (558,'some description558','http://domain558.com',('ios',),('UK','US'),(),())</text:p>
          </table:table-cell>
          <table:table-cell/>
        </table:table-row>
        <table:table-row table:style-name="ro2">
          <table:table-cell table:formula="of:=CONCATENATE([.A$1];[.J557])" office:value-type="string" office:string-value="some description559" calcext:value-type="string">
            <text:p>some description559</text:p>
          </table:table-cell>
          <table:table-cell table:formula="of:=CONCATENATE([.B$1];[.$J557];[.$M$2])" office:value-type="string" office:string-value="http://domain559.com" calcext:value-type="string">
            <text:p>http://domain55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59" calcext:value-type="float">
            <text:p>559</text:p>
          </table:table-cell>
          <table:table-cell table:number-columns-repeated="5"/>
          <table:table-cell table:formula="of:=CONCATENATE([.$P$1];[.J557];[.$Q$1];[.$N$3];[.A557];[.$O$3];[.$Q$1];[.$N$3];[.B557];[.$O$3];[.$Q$1];[.$N$2];[.E557];[.$O$2];[.$Q$1];[.$N$2];[.C557];[.$O$2];[.$Q$1];[.$N$2];[.F557];[.$O$2];[.$Q$1];[.$N$2];[.D557];[.$O$2];[.$O$2])" office:value-type="string" office:string-value="insert into creatives values (559,'some description559','http://domain559.com',('ios',),('UK','US'),(),())" calcext:value-type="string">
            <text:p>insert into creatives values (559,'some description559','http://domain559.com',('ios',),('UK','US'),(),())</text:p>
          </table:table-cell>
          <table:table-cell/>
        </table:table-row>
        <table:table-row table:style-name="ro2">
          <table:table-cell table:formula="of:=CONCATENATE([.A$1];[.J558])" office:value-type="string" office:string-value="some description560" calcext:value-type="string">
            <text:p>some description560</text:p>
          </table:table-cell>
          <table:table-cell table:formula="of:=CONCATENATE([.B$1];[.$J558];[.$M$2])" office:value-type="string" office:string-value="http://domain560.com" calcext:value-type="string">
            <text:p>http://domain56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 table:number-columns-repeated="5"/>
          <table:table-cell table:formula="of:=CONCATENATE([.$P$1];[.J558];[.$Q$1];[.$N$3];[.A558];[.$O$3];[.$Q$1];[.$N$3];[.B558];[.$O$3];[.$Q$1];[.$N$2];[.E558];[.$O$2];[.$Q$1];[.$N$2];[.C558];[.$O$2];[.$Q$1];[.$N$2];[.F558];[.$O$2];[.$Q$1];[.$N$2];[.D558];[.$O$2];[.$O$2])" office:value-type="string" office:string-value="insert into creatives values (560,'some description560','http://domain560.com',('ios',),('UK','US'),(),())" calcext:value-type="string">
            <text:p>insert into creatives values (560,'some description560','http://domain560.com',('ios',),('UK','US'),(),())</text:p>
          </table:table-cell>
          <table:table-cell/>
        </table:table-row>
        <table:table-row table:style-name="ro2">
          <table:table-cell table:formula="of:=CONCATENATE([.A$1];[.J559])" office:value-type="string" office:string-value="some description561" calcext:value-type="string">
            <text:p>some description561</text:p>
          </table:table-cell>
          <table:table-cell table:formula="of:=CONCATENATE([.B$1];[.$J559];[.$M$2])" office:value-type="string" office:string-value="http://domain561.com" calcext:value-type="string">
            <text:p>http://domain56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1" calcext:value-type="float">
            <text:p>561</text:p>
          </table:table-cell>
          <table:table-cell table:number-columns-repeated="5"/>
          <table:table-cell table:formula="of:=CONCATENATE([.$P$1];[.J559];[.$Q$1];[.$N$3];[.A559];[.$O$3];[.$Q$1];[.$N$3];[.B559];[.$O$3];[.$Q$1];[.$N$2];[.E559];[.$O$2];[.$Q$1];[.$N$2];[.C559];[.$O$2];[.$Q$1];[.$N$2];[.F559];[.$O$2];[.$Q$1];[.$N$2];[.D559];[.$O$2];[.$O$2])" office:value-type="string" office:string-value="insert into creatives values (561,'some description561','http://domain561.com',('ios',),('UK','US'),(),())" calcext:value-type="string">
            <text:p>insert into creatives values (561,'some description561','http://domain561.com',('ios',),('UK','US'),(),())</text:p>
          </table:table-cell>
          <table:table-cell/>
        </table:table-row>
        <table:table-row table:style-name="ro2">
          <table:table-cell table:formula="of:=CONCATENATE([.A$1];[.J560])" office:value-type="string" office:string-value="some description562" calcext:value-type="string">
            <text:p>some description562</text:p>
          </table:table-cell>
          <table:table-cell table:formula="of:=CONCATENATE([.B$1];[.$J560];[.$M$2])" office:value-type="string" office:string-value="http://domain562.com" calcext:value-type="string">
            <text:p>http://domain56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2" calcext:value-type="float">
            <text:p>562</text:p>
          </table:table-cell>
          <table:table-cell table:number-columns-repeated="5"/>
          <table:table-cell table:formula="of:=CONCATENATE([.$P$1];[.J560];[.$Q$1];[.$N$3];[.A560];[.$O$3];[.$Q$1];[.$N$3];[.B560];[.$O$3];[.$Q$1];[.$N$2];[.E560];[.$O$2];[.$Q$1];[.$N$2];[.C560];[.$O$2];[.$Q$1];[.$N$2];[.F560];[.$O$2];[.$Q$1];[.$N$2];[.D560];[.$O$2];[.$O$2])" office:value-type="string" office:string-value="insert into creatives values (562,'some description562','http://domain562.com',('ios',),('UK','US'),(),())" calcext:value-type="string">
            <text:p>insert into creatives values (562,'some description562','http://domain562.com',('ios',),('UK','US'),(),())</text:p>
          </table:table-cell>
          <table:table-cell/>
        </table:table-row>
        <table:table-row table:style-name="ro2">
          <table:table-cell table:formula="of:=CONCATENATE([.A$1];[.J561])" office:value-type="string" office:string-value="some description563" calcext:value-type="string">
            <text:p>some description563</text:p>
          </table:table-cell>
          <table:table-cell table:formula="of:=CONCATENATE([.B$1];[.$J561];[.$M$2])" office:value-type="string" office:string-value="http://domain563.com" calcext:value-type="string">
            <text:p>http://domain56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3" calcext:value-type="float">
            <text:p>563</text:p>
          </table:table-cell>
          <table:table-cell table:number-columns-repeated="5"/>
          <table:table-cell table:formula="of:=CONCATENATE([.$P$1];[.J561];[.$Q$1];[.$N$3];[.A561];[.$O$3];[.$Q$1];[.$N$3];[.B561];[.$O$3];[.$Q$1];[.$N$2];[.E561];[.$O$2];[.$Q$1];[.$N$2];[.C561];[.$O$2];[.$Q$1];[.$N$2];[.F561];[.$O$2];[.$Q$1];[.$N$2];[.D561];[.$O$2];[.$O$2])" office:value-type="string" office:string-value="insert into creatives values (563,'some description563','http://domain563.com',('ios',),('UK','US'),(),())" calcext:value-type="string">
            <text:p>insert into creatives values (563,'some description563','http://domain563.com',('ios',),('UK','US'),(),())</text:p>
          </table:table-cell>
          <table:table-cell/>
        </table:table-row>
        <table:table-row table:style-name="ro2">
          <table:table-cell table:formula="of:=CONCATENATE([.A$1];[.J562])" office:value-type="string" office:string-value="some description564" calcext:value-type="string">
            <text:p>some description564</text:p>
          </table:table-cell>
          <table:table-cell table:formula="of:=CONCATENATE([.B$1];[.$J562];[.$M$2])" office:value-type="string" office:string-value="http://domain564.com" calcext:value-type="string">
            <text:p>http://domain56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4" calcext:value-type="float">
            <text:p>564</text:p>
          </table:table-cell>
          <table:table-cell table:number-columns-repeated="5"/>
          <table:table-cell table:formula="of:=CONCATENATE([.$P$1];[.J562];[.$Q$1];[.$N$3];[.A562];[.$O$3];[.$Q$1];[.$N$3];[.B562];[.$O$3];[.$Q$1];[.$N$2];[.E562];[.$O$2];[.$Q$1];[.$N$2];[.C562];[.$O$2];[.$Q$1];[.$N$2];[.F562];[.$O$2];[.$Q$1];[.$N$2];[.D562];[.$O$2];[.$O$2])" office:value-type="string" office:string-value="insert into creatives values (564,'some description564','http://domain564.com',('ios',),('UK','US'),(),())" calcext:value-type="string">
            <text:p>insert into creatives values (564,'some description564','http://domain564.com',('ios',),('UK','US'),(),())</text:p>
          </table:table-cell>
          <table:table-cell/>
        </table:table-row>
        <table:table-row table:style-name="ro2">
          <table:table-cell table:formula="of:=CONCATENATE([.A$1];[.J563])" office:value-type="string" office:string-value="some description565" calcext:value-type="string">
            <text:p>some description565</text:p>
          </table:table-cell>
          <table:table-cell table:formula="of:=CONCATENATE([.B$1];[.$J563];[.$M$2])" office:value-type="string" office:string-value="http://domain565.com" calcext:value-type="string">
            <text:p>http://domain56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5" calcext:value-type="float">
            <text:p>565</text:p>
          </table:table-cell>
          <table:table-cell table:number-columns-repeated="5"/>
          <table:table-cell table:formula="of:=CONCATENATE([.$P$1];[.J563];[.$Q$1];[.$N$3];[.A563];[.$O$3];[.$Q$1];[.$N$3];[.B563];[.$O$3];[.$Q$1];[.$N$2];[.E563];[.$O$2];[.$Q$1];[.$N$2];[.C563];[.$O$2];[.$Q$1];[.$N$2];[.F563];[.$O$2];[.$Q$1];[.$N$2];[.D563];[.$O$2];[.$O$2])" office:value-type="string" office:string-value="insert into creatives values (565,'some description565','http://domain565.com',('ios',),('UK','US'),(),())" calcext:value-type="string">
            <text:p>insert into creatives values (565,'some description565','http://domain565.com',('ios',),('UK','US'),(),())</text:p>
          </table:table-cell>
          <table:table-cell/>
        </table:table-row>
        <table:table-row table:style-name="ro2">
          <table:table-cell table:formula="of:=CONCATENATE([.A$1];[.J564])" office:value-type="string" office:string-value="some description566" calcext:value-type="string">
            <text:p>some description566</text:p>
          </table:table-cell>
          <table:table-cell table:formula="of:=CONCATENATE([.B$1];[.$J564];[.$M$2])" office:value-type="string" office:string-value="http://domain566.com" calcext:value-type="string">
            <text:p>http://domain56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6" calcext:value-type="float">
            <text:p>566</text:p>
          </table:table-cell>
          <table:table-cell table:number-columns-repeated="5"/>
          <table:table-cell table:formula="of:=CONCATENATE([.$P$1];[.J564];[.$Q$1];[.$N$3];[.A564];[.$O$3];[.$Q$1];[.$N$3];[.B564];[.$O$3];[.$Q$1];[.$N$2];[.E564];[.$O$2];[.$Q$1];[.$N$2];[.C564];[.$O$2];[.$Q$1];[.$N$2];[.F564];[.$O$2];[.$Q$1];[.$N$2];[.D564];[.$O$2];[.$O$2])" office:value-type="string" office:string-value="insert into creatives values (566,'some description566','http://domain566.com',('ios',),('UK','US'),(),())" calcext:value-type="string">
            <text:p>insert into creatives values (566,'some description566','http://domain566.com',('ios',),('UK','US'),(),())</text:p>
          </table:table-cell>
          <table:table-cell/>
        </table:table-row>
        <table:table-row table:style-name="ro2">
          <table:table-cell table:formula="of:=CONCATENATE([.A$1];[.J565])" office:value-type="string" office:string-value="some description567" calcext:value-type="string">
            <text:p>some description567</text:p>
          </table:table-cell>
          <table:table-cell table:formula="of:=CONCATENATE([.B$1];[.$J565];[.$M$2])" office:value-type="string" office:string-value="http://domain567.com" calcext:value-type="string">
            <text:p>http://domain56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7" calcext:value-type="float">
            <text:p>567</text:p>
          </table:table-cell>
          <table:table-cell table:number-columns-repeated="5"/>
          <table:table-cell table:formula="of:=CONCATENATE([.$P$1];[.J565];[.$Q$1];[.$N$3];[.A565];[.$O$3];[.$Q$1];[.$N$3];[.B565];[.$O$3];[.$Q$1];[.$N$2];[.E565];[.$O$2];[.$Q$1];[.$N$2];[.C565];[.$O$2];[.$Q$1];[.$N$2];[.F565];[.$O$2];[.$Q$1];[.$N$2];[.D565];[.$O$2];[.$O$2])" office:value-type="string" office:string-value="insert into creatives values (567,'some description567','http://domain567.com',('ios',),('UK','US'),(),())" calcext:value-type="string">
            <text:p>insert into creatives values (567,'some description567','http://domain567.com',('ios',),('UK','US'),(),())</text:p>
          </table:table-cell>
          <table:table-cell/>
        </table:table-row>
        <table:table-row table:style-name="ro2">
          <table:table-cell table:formula="of:=CONCATENATE([.A$1];[.J566])" office:value-type="string" office:string-value="some description568" calcext:value-type="string">
            <text:p>some description568</text:p>
          </table:table-cell>
          <table:table-cell table:formula="of:=CONCATENATE([.B$1];[.$J566];[.$M$2])" office:value-type="string" office:string-value="http://domain568.com" calcext:value-type="string">
            <text:p>http://domain56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8" calcext:value-type="float">
            <text:p>568</text:p>
          </table:table-cell>
          <table:table-cell table:number-columns-repeated="5"/>
          <table:table-cell table:formula="of:=CONCATENATE([.$P$1];[.J566];[.$Q$1];[.$N$3];[.A566];[.$O$3];[.$Q$1];[.$N$3];[.B566];[.$O$3];[.$Q$1];[.$N$2];[.E566];[.$O$2];[.$Q$1];[.$N$2];[.C566];[.$O$2];[.$Q$1];[.$N$2];[.F566];[.$O$2];[.$Q$1];[.$N$2];[.D566];[.$O$2];[.$O$2])" office:value-type="string" office:string-value="insert into creatives values (568,'some description568','http://domain568.com',('ios',),('UK','US'),(),())" calcext:value-type="string">
            <text:p>insert into creatives values (568,'some description568','http://domain568.com',('ios',),('UK','US'),(),())</text:p>
          </table:table-cell>
          <table:table-cell/>
        </table:table-row>
        <table:table-row table:style-name="ro2">
          <table:table-cell table:formula="of:=CONCATENATE([.A$1];[.J567])" office:value-type="string" office:string-value="some description569" calcext:value-type="string">
            <text:p>some description569</text:p>
          </table:table-cell>
          <table:table-cell table:formula="of:=CONCATENATE([.B$1];[.$J567];[.$M$2])" office:value-type="string" office:string-value="http://domain569.com" calcext:value-type="string">
            <text:p>http://domain56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69" calcext:value-type="float">
            <text:p>569</text:p>
          </table:table-cell>
          <table:table-cell table:number-columns-repeated="5"/>
          <table:table-cell table:formula="of:=CONCATENATE([.$P$1];[.J567];[.$Q$1];[.$N$3];[.A567];[.$O$3];[.$Q$1];[.$N$3];[.B567];[.$O$3];[.$Q$1];[.$N$2];[.E567];[.$O$2];[.$Q$1];[.$N$2];[.C567];[.$O$2];[.$Q$1];[.$N$2];[.F567];[.$O$2];[.$Q$1];[.$N$2];[.D567];[.$O$2];[.$O$2])" office:value-type="string" office:string-value="insert into creatives values (569,'some description569','http://domain569.com',('ios',),('UK','US'),(),())" calcext:value-type="string">
            <text:p>insert into creatives values (569,'some description569','http://domain569.com',('ios',),('UK','US'),(),())</text:p>
          </table:table-cell>
          <table:table-cell/>
        </table:table-row>
        <table:table-row table:style-name="ro2">
          <table:table-cell table:formula="of:=CONCATENATE([.A$1];[.J568])" office:value-type="string" office:string-value="some description570" calcext:value-type="string">
            <text:p>some description570</text:p>
          </table:table-cell>
          <table:table-cell table:formula="of:=CONCATENATE([.B$1];[.$J568];[.$M$2])" office:value-type="string" office:string-value="http://domain570.com" calcext:value-type="string">
            <text:p>http://domain57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 table:number-columns-repeated="5"/>
          <table:table-cell table:formula="of:=CONCATENATE([.$P$1];[.J568];[.$Q$1];[.$N$3];[.A568];[.$O$3];[.$Q$1];[.$N$3];[.B568];[.$O$3];[.$Q$1];[.$N$2];[.E568];[.$O$2];[.$Q$1];[.$N$2];[.C568];[.$O$2];[.$Q$1];[.$N$2];[.F568];[.$O$2];[.$Q$1];[.$N$2];[.D568];[.$O$2];[.$O$2])" office:value-type="string" office:string-value="insert into creatives values (570,'some description570','http://domain570.com',('ios',),('UK','US'),(),())" calcext:value-type="string">
            <text:p>insert into creatives values (570,'some description570','http://domain570.com',('ios',),('UK','US'),(),())</text:p>
          </table:table-cell>
          <table:table-cell/>
        </table:table-row>
        <table:table-row table:style-name="ro2">
          <table:table-cell table:formula="of:=CONCATENATE([.A$1];[.J569])" office:value-type="string" office:string-value="some description571" calcext:value-type="string">
            <text:p>some description571</text:p>
          </table:table-cell>
          <table:table-cell table:formula="of:=CONCATENATE([.B$1];[.$J569];[.$M$2])" office:value-type="string" office:string-value="http://domain571.com" calcext:value-type="string">
            <text:p>http://domain57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1" calcext:value-type="float">
            <text:p>571</text:p>
          </table:table-cell>
          <table:table-cell table:number-columns-repeated="5"/>
          <table:table-cell table:formula="of:=CONCATENATE([.$P$1];[.J569];[.$Q$1];[.$N$3];[.A569];[.$O$3];[.$Q$1];[.$N$3];[.B569];[.$O$3];[.$Q$1];[.$N$2];[.E569];[.$O$2];[.$Q$1];[.$N$2];[.C569];[.$O$2];[.$Q$1];[.$N$2];[.F569];[.$O$2];[.$Q$1];[.$N$2];[.D569];[.$O$2];[.$O$2])" office:value-type="string" office:string-value="insert into creatives values (571,'some description571','http://domain571.com',('ios',),('UK','US'),(),())" calcext:value-type="string">
            <text:p>insert into creatives values (571,'some description571','http://domain571.com',('ios',),('UK','US'),(),())</text:p>
          </table:table-cell>
          <table:table-cell/>
        </table:table-row>
        <table:table-row table:style-name="ro2">
          <table:table-cell table:formula="of:=CONCATENATE([.A$1];[.J570])" office:value-type="string" office:string-value="some description572" calcext:value-type="string">
            <text:p>some description572</text:p>
          </table:table-cell>
          <table:table-cell table:formula="of:=CONCATENATE([.B$1];[.$J570];[.$M$2])" office:value-type="string" office:string-value="http://domain572.com" calcext:value-type="string">
            <text:p>http://domain57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2" calcext:value-type="float">
            <text:p>572</text:p>
          </table:table-cell>
          <table:table-cell table:number-columns-repeated="5"/>
          <table:table-cell table:formula="of:=CONCATENATE([.$P$1];[.J570];[.$Q$1];[.$N$3];[.A570];[.$O$3];[.$Q$1];[.$N$3];[.B570];[.$O$3];[.$Q$1];[.$N$2];[.E570];[.$O$2];[.$Q$1];[.$N$2];[.C570];[.$O$2];[.$Q$1];[.$N$2];[.F570];[.$O$2];[.$Q$1];[.$N$2];[.D570];[.$O$2];[.$O$2])" office:value-type="string" office:string-value="insert into creatives values (572,'some description572','http://domain572.com',('ios',),('UK','US'),(),())" calcext:value-type="string">
            <text:p>insert into creatives values (572,'some description572','http://domain572.com',('ios',),('UK','US'),(),())</text:p>
          </table:table-cell>
          <table:table-cell/>
        </table:table-row>
        <table:table-row table:style-name="ro2">
          <table:table-cell table:formula="of:=CONCATENATE([.A$1];[.J571])" office:value-type="string" office:string-value="some description573" calcext:value-type="string">
            <text:p>some description573</text:p>
          </table:table-cell>
          <table:table-cell table:formula="of:=CONCATENATE([.B$1];[.$J571];[.$M$2])" office:value-type="string" office:string-value="http://domain573.com" calcext:value-type="string">
            <text:p>http://domain57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3" calcext:value-type="float">
            <text:p>573</text:p>
          </table:table-cell>
          <table:table-cell table:number-columns-repeated="5"/>
          <table:table-cell table:formula="of:=CONCATENATE([.$P$1];[.J571];[.$Q$1];[.$N$3];[.A571];[.$O$3];[.$Q$1];[.$N$3];[.B571];[.$O$3];[.$Q$1];[.$N$2];[.E571];[.$O$2];[.$Q$1];[.$N$2];[.C571];[.$O$2];[.$Q$1];[.$N$2];[.F571];[.$O$2];[.$Q$1];[.$N$2];[.D571];[.$O$2];[.$O$2])" office:value-type="string" office:string-value="insert into creatives values (573,'some description573','http://domain573.com',('ios',),('UK','US'),(),())" calcext:value-type="string">
            <text:p>insert into creatives values (573,'some description573','http://domain573.com',('ios',),('UK','US'),(),())</text:p>
          </table:table-cell>
          <table:table-cell/>
        </table:table-row>
        <table:table-row table:style-name="ro2">
          <table:table-cell table:formula="of:=CONCATENATE([.A$1];[.J572])" office:value-type="string" office:string-value="some description574" calcext:value-type="string">
            <text:p>some description574</text:p>
          </table:table-cell>
          <table:table-cell table:formula="of:=CONCATENATE([.B$1];[.$J572];[.$M$2])" office:value-type="string" office:string-value="http://domain574.com" calcext:value-type="string">
            <text:p>http://domain57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4" calcext:value-type="float">
            <text:p>574</text:p>
          </table:table-cell>
          <table:table-cell table:number-columns-repeated="5"/>
          <table:table-cell table:formula="of:=CONCATENATE([.$P$1];[.J572];[.$Q$1];[.$N$3];[.A572];[.$O$3];[.$Q$1];[.$N$3];[.B572];[.$O$3];[.$Q$1];[.$N$2];[.E572];[.$O$2];[.$Q$1];[.$N$2];[.C572];[.$O$2];[.$Q$1];[.$N$2];[.F572];[.$O$2];[.$Q$1];[.$N$2];[.D572];[.$O$2];[.$O$2])" office:value-type="string" office:string-value="insert into creatives values (574,'some description574','http://domain574.com',('ios',),('UK','US'),(),())" calcext:value-type="string">
            <text:p>insert into creatives values (574,'some description574','http://domain574.com',('ios',),('UK','US'),(),())</text:p>
          </table:table-cell>
          <table:table-cell/>
        </table:table-row>
        <table:table-row table:style-name="ro2">
          <table:table-cell table:formula="of:=CONCATENATE([.A$1];[.J573])" office:value-type="string" office:string-value="some description575" calcext:value-type="string">
            <text:p>some description575</text:p>
          </table:table-cell>
          <table:table-cell table:formula="of:=CONCATENATE([.B$1];[.$J573];[.$M$2])" office:value-type="string" office:string-value="http://domain575.com" calcext:value-type="string">
            <text:p>http://domain57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5" calcext:value-type="float">
            <text:p>575</text:p>
          </table:table-cell>
          <table:table-cell table:number-columns-repeated="5"/>
          <table:table-cell table:formula="of:=CONCATENATE([.$P$1];[.J573];[.$Q$1];[.$N$3];[.A573];[.$O$3];[.$Q$1];[.$N$3];[.B573];[.$O$3];[.$Q$1];[.$N$2];[.E573];[.$O$2];[.$Q$1];[.$N$2];[.C573];[.$O$2];[.$Q$1];[.$N$2];[.F573];[.$O$2];[.$Q$1];[.$N$2];[.D573];[.$O$2];[.$O$2])" office:value-type="string" office:string-value="insert into creatives values (575,'some description575','http://domain575.com',('ios',),('UK','US'),(),())" calcext:value-type="string">
            <text:p>insert into creatives values (575,'some description575','http://domain575.com',('ios',),('UK','US'),(),())</text:p>
          </table:table-cell>
          <table:table-cell/>
        </table:table-row>
        <table:table-row table:style-name="ro2">
          <table:table-cell table:formula="of:=CONCATENATE([.A$1];[.J574])" office:value-type="string" office:string-value="some description576" calcext:value-type="string">
            <text:p>some description576</text:p>
          </table:table-cell>
          <table:table-cell table:formula="of:=CONCATENATE([.B$1];[.$J574];[.$M$2])" office:value-type="string" office:string-value="http://domain576.com" calcext:value-type="string">
            <text:p>http://domain57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6" calcext:value-type="float">
            <text:p>576</text:p>
          </table:table-cell>
          <table:table-cell table:number-columns-repeated="5"/>
          <table:table-cell table:formula="of:=CONCATENATE([.$P$1];[.J574];[.$Q$1];[.$N$3];[.A574];[.$O$3];[.$Q$1];[.$N$3];[.B574];[.$O$3];[.$Q$1];[.$N$2];[.E574];[.$O$2];[.$Q$1];[.$N$2];[.C574];[.$O$2];[.$Q$1];[.$N$2];[.F574];[.$O$2];[.$Q$1];[.$N$2];[.D574];[.$O$2];[.$O$2])" office:value-type="string" office:string-value="insert into creatives values (576,'some description576','http://domain576.com',('ios',),('UK','US'),(),())" calcext:value-type="string">
            <text:p>insert into creatives values (576,'some description576','http://domain576.com',('ios',),('UK','US'),(),())</text:p>
          </table:table-cell>
          <table:table-cell/>
        </table:table-row>
        <table:table-row table:style-name="ro2">
          <table:table-cell table:formula="of:=CONCATENATE([.A$1];[.J575])" office:value-type="string" office:string-value="some description577" calcext:value-type="string">
            <text:p>some description577</text:p>
          </table:table-cell>
          <table:table-cell table:formula="of:=CONCATENATE([.B$1];[.$J575];[.$M$2])" office:value-type="string" office:string-value="http://domain577.com" calcext:value-type="string">
            <text:p>http://domain57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7" calcext:value-type="float">
            <text:p>577</text:p>
          </table:table-cell>
          <table:table-cell table:number-columns-repeated="5"/>
          <table:table-cell table:formula="of:=CONCATENATE([.$P$1];[.J575];[.$Q$1];[.$N$3];[.A575];[.$O$3];[.$Q$1];[.$N$3];[.B575];[.$O$3];[.$Q$1];[.$N$2];[.E575];[.$O$2];[.$Q$1];[.$N$2];[.C575];[.$O$2];[.$Q$1];[.$N$2];[.F575];[.$O$2];[.$Q$1];[.$N$2];[.D575];[.$O$2];[.$O$2])" office:value-type="string" office:string-value="insert into creatives values (577,'some description577','http://domain577.com',('ios',),('UK','US'),(),())" calcext:value-type="string">
            <text:p>insert into creatives values (577,'some description577','http://domain577.com',('ios',),('UK','US'),(),())</text:p>
          </table:table-cell>
          <table:table-cell/>
        </table:table-row>
        <table:table-row table:style-name="ro2">
          <table:table-cell table:formula="of:=CONCATENATE([.A$1];[.J576])" office:value-type="string" office:string-value="some description578" calcext:value-type="string">
            <text:p>some description578</text:p>
          </table:table-cell>
          <table:table-cell table:formula="of:=CONCATENATE([.B$1];[.$J576];[.$M$2])" office:value-type="string" office:string-value="http://domain578.com" calcext:value-type="string">
            <text:p>http://domain57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8" calcext:value-type="float">
            <text:p>578</text:p>
          </table:table-cell>
          <table:table-cell table:number-columns-repeated="5"/>
          <table:table-cell table:formula="of:=CONCATENATE([.$P$1];[.J576];[.$Q$1];[.$N$3];[.A576];[.$O$3];[.$Q$1];[.$N$3];[.B576];[.$O$3];[.$Q$1];[.$N$2];[.E576];[.$O$2];[.$Q$1];[.$N$2];[.C576];[.$O$2];[.$Q$1];[.$N$2];[.F576];[.$O$2];[.$Q$1];[.$N$2];[.D576];[.$O$2];[.$O$2])" office:value-type="string" office:string-value="insert into creatives values (578,'some description578','http://domain578.com',('ios',),('UK','US'),(),())" calcext:value-type="string">
            <text:p>insert into creatives values (578,'some description578','http://domain578.com',('ios',),('UK','US'),(),())</text:p>
          </table:table-cell>
          <table:table-cell/>
        </table:table-row>
        <table:table-row table:style-name="ro2">
          <table:table-cell table:formula="of:=CONCATENATE([.A$1];[.J577])" office:value-type="string" office:string-value="some description579" calcext:value-type="string">
            <text:p>some description579</text:p>
          </table:table-cell>
          <table:table-cell table:formula="of:=CONCATENATE([.B$1];[.$J577];[.$M$2])" office:value-type="string" office:string-value="http://domain579.com" calcext:value-type="string">
            <text:p>http://domain57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79" calcext:value-type="float">
            <text:p>579</text:p>
          </table:table-cell>
          <table:table-cell table:number-columns-repeated="5"/>
          <table:table-cell table:formula="of:=CONCATENATE([.$P$1];[.J577];[.$Q$1];[.$N$3];[.A577];[.$O$3];[.$Q$1];[.$N$3];[.B577];[.$O$3];[.$Q$1];[.$N$2];[.E577];[.$O$2];[.$Q$1];[.$N$2];[.C577];[.$O$2];[.$Q$1];[.$N$2];[.F577];[.$O$2];[.$Q$1];[.$N$2];[.D577];[.$O$2];[.$O$2])" office:value-type="string" office:string-value="insert into creatives values (579,'some description579','http://domain579.com',('ios',),('UK','US'),(),())" calcext:value-type="string">
            <text:p>insert into creatives values (579,'some description579','http://domain579.com',('ios',),('UK','US'),(),())</text:p>
          </table:table-cell>
          <table:table-cell/>
        </table:table-row>
        <table:table-row table:style-name="ro2">
          <table:table-cell table:formula="of:=CONCATENATE([.A$1];[.J578])" office:value-type="string" office:string-value="some description580" calcext:value-type="string">
            <text:p>some description580</text:p>
          </table:table-cell>
          <table:table-cell table:formula="of:=CONCATENATE([.B$1];[.$J578];[.$M$2])" office:value-type="string" office:string-value="http://domain580.com" calcext:value-type="string">
            <text:p>http://domain58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0" calcext:value-type="float">
            <text:p>580</text:p>
          </table:table-cell>
          <table:table-cell table:number-columns-repeated="5"/>
          <table:table-cell table:formula="of:=CONCATENATE([.$P$1];[.J578];[.$Q$1];[.$N$3];[.A578];[.$O$3];[.$Q$1];[.$N$3];[.B578];[.$O$3];[.$Q$1];[.$N$2];[.E578];[.$O$2];[.$Q$1];[.$N$2];[.C578];[.$O$2];[.$Q$1];[.$N$2];[.F578];[.$O$2];[.$Q$1];[.$N$2];[.D578];[.$O$2];[.$O$2])" office:value-type="string" office:string-value="insert into creatives values (580,'some description580','http://domain580.com',('ios',),('UK','US'),(),())" calcext:value-type="string">
            <text:p>insert into creatives values (580,'some description580','http://domain580.com',('ios',),('UK','US'),(),())</text:p>
          </table:table-cell>
          <table:table-cell/>
        </table:table-row>
        <table:table-row table:style-name="ro2">
          <table:table-cell table:formula="of:=CONCATENATE([.A$1];[.J579])" office:value-type="string" office:string-value="some description581" calcext:value-type="string">
            <text:p>some description581</text:p>
          </table:table-cell>
          <table:table-cell table:formula="of:=CONCATENATE([.B$1];[.$J579];[.$M$2])" office:value-type="string" office:string-value="http://domain581.com" calcext:value-type="string">
            <text:p>http://domain58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1" calcext:value-type="float">
            <text:p>581</text:p>
          </table:table-cell>
          <table:table-cell table:number-columns-repeated="5"/>
          <table:table-cell table:formula="of:=CONCATENATE([.$P$1];[.J579];[.$Q$1];[.$N$3];[.A579];[.$O$3];[.$Q$1];[.$N$3];[.B579];[.$O$3];[.$Q$1];[.$N$2];[.E579];[.$O$2];[.$Q$1];[.$N$2];[.C579];[.$O$2];[.$Q$1];[.$N$2];[.F579];[.$O$2];[.$Q$1];[.$N$2];[.D579];[.$O$2];[.$O$2])" office:value-type="string" office:string-value="insert into creatives values (581,'some description581','http://domain581.com',('ios',),('UK','US'),(),())" calcext:value-type="string">
            <text:p>insert into creatives values (581,'some description581','http://domain581.com',('ios',),('UK','US'),(),())</text:p>
          </table:table-cell>
          <table:table-cell/>
        </table:table-row>
        <table:table-row table:style-name="ro2">
          <table:table-cell table:formula="of:=CONCATENATE([.A$1];[.J580])" office:value-type="string" office:string-value="some description582" calcext:value-type="string">
            <text:p>some description582</text:p>
          </table:table-cell>
          <table:table-cell table:formula="of:=CONCATENATE([.B$1];[.$J580];[.$M$2])" office:value-type="string" office:string-value="http://domain582.com" calcext:value-type="string">
            <text:p>http://domain58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2" calcext:value-type="float">
            <text:p>582</text:p>
          </table:table-cell>
          <table:table-cell table:number-columns-repeated="5"/>
          <table:table-cell table:formula="of:=CONCATENATE([.$P$1];[.J580];[.$Q$1];[.$N$3];[.A580];[.$O$3];[.$Q$1];[.$N$3];[.B580];[.$O$3];[.$Q$1];[.$N$2];[.E580];[.$O$2];[.$Q$1];[.$N$2];[.C580];[.$O$2];[.$Q$1];[.$N$2];[.F580];[.$O$2];[.$Q$1];[.$N$2];[.D580];[.$O$2];[.$O$2])" office:value-type="string" office:string-value="insert into creatives values (582,'some description582','http://domain582.com',('ios',),('UK','US'),(),())" calcext:value-type="string">
            <text:p>insert into creatives values (582,'some description582','http://domain582.com',('ios',),('UK','US'),(),())</text:p>
          </table:table-cell>
          <table:table-cell/>
        </table:table-row>
        <table:table-row table:style-name="ro2">
          <table:table-cell table:formula="of:=CONCATENATE([.A$1];[.J581])" office:value-type="string" office:string-value="some description583" calcext:value-type="string">
            <text:p>some description583</text:p>
          </table:table-cell>
          <table:table-cell table:formula="of:=CONCATENATE([.B$1];[.$J581];[.$M$2])" office:value-type="string" office:string-value="http://domain583.com" calcext:value-type="string">
            <text:p>http://domain58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3" calcext:value-type="float">
            <text:p>583</text:p>
          </table:table-cell>
          <table:table-cell table:number-columns-repeated="5"/>
          <table:table-cell table:formula="of:=CONCATENATE([.$P$1];[.J581];[.$Q$1];[.$N$3];[.A581];[.$O$3];[.$Q$1];[.$N$3];[.B581];[.$O$3];[.$Q$1];[.$N$2];[.E581];[.$O$2];[.$Q$1];[.$N$2];[.C581];[.$O$2];[.$Q$1];[.$N$2];[.F581];[.$O$2];[.$Q$1];[.$N$2];[.D581];[.$O$2];[.$O$2])" office:value-type="string" office:string-value="insert into creatives values (583,'some description583','http://domain583.com',('ios',),('UK','US'),(),())" calcext:value-type="string">
            <text:p>insert into creatives values (583,'some description583','http://domain583.com',('ios',),('UK','US'),(),())</text:p>
          </table:table-cell>
          <table:table-cell/>
        </table:table-row>
        <table:table-row table:style-name="ro2">
          <table:table-cell table:formula="of:=CONCATENATE([.A$1];[.J582])" office:value-type="string" office:string-value="some description584" calcext:value-type="string">
            <text:p>some description584</text:p>
          </table:table-cell>
          <table:table-cell table:formula="of:=CONCATENATE([.B$1];[.$J582];[.$M$2])" office:value-type="string" office:string-value="http://domain584.com" calcext:value-type="string">
            <text:p>http://domain58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4" calcext:value-type="float">
            <text:p>584</text:p>
          </table:table-cell>
          <table:table-cell table:number-columns-repeated="5"/>
          <table:table-cell table:formula="of:=CONCATENATE([.$P$1];[.J582];[.$Q$1];[.$N$3];[.A582];[.$O$3];[.$Q$1];[.$N$3];[.B582];[.$O$3];[.$Q$1];[.$N$2];[.E582];[.$O$2];[.$Q$1];[.$N$2];[.C582];[.$O$2];[.$Q$1];[.$N$2];[.F582];[.$O$2];[.$Q$1];[.$N$2];[.D582];[.$O$2];[.$O$2])" office:value-type="string" office:string-value="insert into creatives values (584,'some description584','http://domain584.com',('ios',),('UK','US'),(),())" calcext:value-type="string">
            <text:p>insert into creatives values (584,'some description584','http://domain584.com',('ios',),('UK','US'),(),())</text:p>
          </table:table-cell>
          <table:table-cell/>
        </table:table-row>
        <table:table-row table:style-name="ro2">
          <table:table-cell table:formula="of:=CONCATENATE([.A$1];[.J583])" office:value-type="string" office:string-value="some description585" calcext:value-type="string">
            <text:p>some description585</text:p>
          </table:table-cell>
          <table:table-cell table:formula="of:=CONCATENATE([.B$1];[.$J583];[.$M$2])" office:value-type="string" office:string-value="http://domain585.com" calcext:value-type="string">
            <text:p>http://domain58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5" calcext:value-type="float">
            <text:p>585</text:p>
          </table:table-cell>
          <table:table-cell table:number-columns-repeated="5"/>
          <table:table-cell table:formula="of:=CONCATENATE([.$P$1];[.J583];[.$Q$1];[.$N$3];[.A583];[.$O$3];[.$Q$1];[.$N$3];[.B583];[.$O$3];[.$Q$1];[.$N$2];[.E583];[.$O$2];[.$Q$1];[.$N$2];[.C583];[.$O$2];[.$Q$1];[.$N$2];[.F583];[.$O$2];[.$Q$1];[.$N$2];[.D583];[.$O$2];[.$O$2])" office:value-type="string" office:string-value="insert into creatives values (585,'some description585','http://domain585.com',('ios',),('UK','US'),(),())" calcext:value-type="string">
            <text:p>insert into creatives values (585,'some description585','http://domain585.com',('ios',),('UK','US'),(),())</text:p>
          </table:table-cell>
          <table:table-cell/>
        </table:table-row>
        <table:table-row table:style-name="ro2">
          <table:table-cell table:formula="of:=CONCATENATE([.A$1];[.J584])" office:value-type="string" office:string-value="some description586" calcext:value-type="string">
            <text:p>some description586</text:p>
          </table:table-cell>
          <table:table-cell table:formula="of:=CONCATENATE([.B$1];[.$J584];[.$M$2])" office:value-type="string" office:string-value="http://domain586.com" calcext:value-type="string">
            <text:p>http://domain58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6" calcext:value-type="float">
            <text:p>586</text:p>
          </table:table-cell>
          <table:table-cell table:number-columns-repeated="5"/>
          <table:table-cell table:formula="of:=CONCATENATE([.$P$1];[.J584];[.$Q$1];[.$N$3];[.A584];[.$O$3];[.$Q$1];[.$N$3];[.B584];[.$O$3];[.$Q$1];[.$N$2];[.E584];[.$O$2];[.$Q$1];[.$N$2];[.C584];[.$O$2];[.$Q$1];[.$N$2];[.F584];[.$O$2];[.$Q$1];[.$N$2];[.D584];[.$O$2];[.$O$2])" office:value-type="string" office:string-value="insert into creatives values (586,'some description586','http://domain586.com',('ios',),('UK','US'),(),())" calcext:value-type="string">
            <text:p>insert into creatives values (586,'some description586','http://domain586.com',('ios',),('UK','US'),(),())</text:p>
          </table:table-cell>
          <table:table-cell/>
        </table:table-row>
        <table:table-row table:style-name="ro2">
          <table:table-cell table:formula="of:=CONCATENATE([.A$1];[.J585])" office:value-type="string" office:string-value="some description587" calcext:value-type="string">
            <text:p>some description587</text:p>
          </table:table-cell>
          <table:table-cell table:formula="of:=CONCATENATE([.B$1];[.$J585];[.$M$2])" office:value-type="string" office:string-value="http://domain587.com" calcext:value-type="string">
            <text:p>http://domain58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7" calcext:value-type="float">
            <text:p>587</text:p>
          </table:table-cell>
          <table:table-cell table:number-columns-repeated="5"/>
          <table:table-cell table:formula="of:=CONCATENATE([.$P$1];[.J585];[.$Q$1];[.$N$3];[.A585];[.$O$3];[.$Q$1];[.$N$3];[.B585];[.$O$3];[.$Q$1];[.$N$2];[.E585];[.$O$2];[.$Q$1];[.$N$2];[.C585];[.$O$2];[.$Q$1];[.$N$2];[.F585];[.$O$2];[.$Q$1];[.$N$2];[.D585];[.$O$2];[.$O$2])" office:value-type="string" office:string-value="insert into creatives values (587,'some description587','http://domain587.com',('ios',),('UK','US'),(),())" calcext:value-type="string">
            <text:p>insert into creatives values (587,'some description587','http://domain587.com',('ios',),('UK','US'),(),())</text:p>
          </table:table-cell>
          <table:table-cell/>
        </table:table-row>
        <table:table-row table:style-name="ro2">
          <table:table-cell table:formula="of:=CONCATENATE([.A$1];[.J586])" office:value-type="string" office:string-value="some description588" calcext:value-type="string">
            <text:p>some description588</text:p>
          </table:table-cell>
          <table:table-cell table:formula="of:=CONCATENATE([.B$1];[.$J586];[.$M$2])" office:value-type="string" office:string-value="http://domain588.com" calcext:value-type="string">
            <text:p>http://domain58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8" calcext:value-type="float">
            <text:p>588</text:p>
          </table:table-cell>
          <table:table-cell table:number-columns-repeated="5"/>
          <table:table-cell table:formula="of:=CONCATENATE([.$P$1];[.J586];[.$Q$1];[.$N$3];[.A586];[.$O$3];[.$Q$1];[.$N$3];[.B586];[.$O$3];[.$Q$1];[.$N$2];[.E586];[.$O$2];[.$Q$1];[.$N$2];[.C586];[.$O$2];[.$Q$1];[.$N$2];[.F586];[.$O$2];[.$Q$1];[.$N$2];[.D586];[.$O$2];[.$O$2])" office:value-type="string" office:string-value="insert into creatives values (588,'some description588','http://domain588.com',('ios',),('UK','US'),(),())" calcext:value-type="string">
            <text:p>insert into creatives values (588,'some description588','http://domain588.com',('ios',),('UK','US'),(),())</text:p>
          </table:table-cell>
          <table:table-cell/>
        </table:table-row>
        <table:table-row table:style-name="ro2">
          <table:table-cell table:formula="of:=CONCATENATE([.A$1];[.J587])" office:value-type="string" office:string-value="some description589" calcext:value-type="string">
            <text:p>some description589</text:p>
          </table:table-cell>
          <table:table-cell table:formula="of:=CONCATENATE([.B$1];[.$J587];[.$M$2])" office:value-type="string" office:string-value="http://domain589.com" calcext:value-type="string">
            <text:p>http://domain58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89" calcext:value-type="float">
            <text:p>589</text:p>
          </table:table-cell>
          <table:table-cell table:number-columns-repeated="5"/>
          <table:table-cell table:formula="of:=CONCATENATE([.$P$1];[.J587];[.$Q$1];[.$N$3];[.A587];[.$O$3];[.$Q$1];[.$N$3];[.B587];[.$O$3];[.$Q$1];[.$N$2];[.E587];[.$O$2];[.$Q$1];[.$N$2];[.C587];[.$O$2];[.$Q$1];[.$N$2];[.F587];[.$O$2];[.$Q$1];[.$N$2];[.D587];[.$O$2];[.$O$2])" office:value-type="string" office:string-value="insert into creatives values (589,'some description589','http://domain589.com',('ios',),('UK','US'),(),())" calcext:value-type="string">
            <text:p>insert into creatives values (589,'some description589','http://domain589.com',('ios',),('UK','US'),(),())</text:p>
          </table:table-cell>
          <table:table-cell/>
        </table:table-row>
        <table:table-row table:style-name="ro2">
          <table:table-cell table:formula="of:=CONCATENATE([.A$1];[.J588])" office:value-type="string" office:string-value="some description590" calcext:value-type="string">
            <text:p>some description590</text:p>
          </table:table-cell>
          <table:table-cell table:formula="of:=CONCATENATE([.B$1];[.$J588];[.$M$2])" office:value-type="string" office:string-value="http://domain590.com" calcext:value-type="string">
            <text:p>http://domain59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0" calcext:value-type="float">
            <text:p>590</text:p>
          </table:table-cell>
          <table:table-cell table:number-columns-repeated="5"/>
          <table:table-cell table:formula="of:=CONCATENATE([.$P$1];[.J588];[.$Q$1];[.$N$3];[.A588];[.$O$3];[.$Q$1];[.$N$3];[.B588];[.$O$3];[.$Q$1];[.$N$2];[.E588];[.$O$2];[.$Q$1];[.$N$2];[.C588];[.$O$2];[.$Q$1];[.$N$2];[.F588];[.$O$2];[.$Q$1];[.$N$2];[.D588];[.$O$2];[.$O$2])" office:value-type="string" office:string-value="insert into creatives values (590,'some description590','http://domain590.com',('ios',),('UK','US'),(),())" calcext:value-type="string">
            <text:p>insert into creatives values (590,'some description590','http://domain590.com',('ios',),('UK','US'),(),())</text:p>
          </table:table-cell>
          <table:table-cell/>
        </table:table-row>
        <table:table-row table:style-name="ro2">
          <table:table-cell table:formula="of:=CONCATENATE([.A$1];[.J589])" office:value-type="string" office:string-value="some description591" calcext:value-type="string">
            <text:p>some description591</text:p>
          </table:table-cell>
          <table:table-cell table:formula="of:=CONCATENATE([.B$1];[.$J589];[.$M$2])" office:value-type="string" office:string-value="http://domain591.com" calcext:value-type="string">
            <text:p>http://domain59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1" calcext:value-type="float">
            <text:p>591</text:p>
          </table:table-cell>
          <table:table-cell table:number-columns-repeated="5"/>
          <table:table-cell table:formula="of:=CONCATENATE([.$P$1];[.J589];[.$Q$1];[.$N$3];[.A589];[.$O$3];[.$Q$1];[.$N$3];[.B589];[.$O$3];[.$Q$1];[.$N$2];[.E589];[.$O$2];[.$Q$1];[.$N$2];[.C589];[.$O$2];[.$Q$1];[.$N$2];[.F589];[.$O$2];[.$Q$1];[.$N$2];[.D589];[.$O$2];[.$O$2])" office:value-type="string" office:string-value="insert into creatives values (591,'some description591','http://domain591.com',('ios',),('UK','US'),(),())" calcext:value-type="string">
            <text:p>insert into creatives values (591,'some description591','http://domain591.com',('ios',),('UK','US'),(),())</text:p>
          </table:table-cell>
          <table:table-cell/>
        </table:table-row>
        <table:table-row table:style-name="ro2">
          <table:table-cell table:formula="of:=CONCATENATE([.A$1];[.J590])" office:value-type="string" office:string-value="some description592" calcext:value-type="string">
            <text:p>some description592</text:p>
          </table:table-cell>
          <table:table-cell table:formula="of:=CONCATENATE([.B$1];[.$J590];[.$M$2])" office:value-type="string" office:string-value="http://domain592.com" calcext:value-type="string">
            <text:p>http://domain59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2" calcext:value-type="float">
            <text:p>592</text:p>
          </table:table-cell>
          <table:table-cell table:number-columns-repeated="5"/>
          <table:table-cell table:formula="of:=CONCATENATE([.$P$1];[.J590];[.$Q$1];[.$N$3];[.A590];[.$O$3];[.$Q$1];[.$N$3];[.B590];[.$O$3];[.$Q$1];[.$N$2];[.E590];[.$O$2];[.$Q$1];[.$N$2];[.C590];[.$O$2];[.$Q$1];[.$N$2];[.F590];[.$O$2];[.$Q$1];[.$N$2];[.D590];[.$O$2];[.$O$2])" office:value-type="string" office:string-value="insert into creatives values (592,'some description592','http://domain592.com',('ios',),('UK','US'),(),())" calcext:value-type="string">
            <text:p>insert into creatives values (592,'some description592','http://domain592.com',('ios',),('UK','US'),(),())</text:p>
          </table:table-cell>
          <table:table-cell/>
        </table:table-row>
        <table:table-row table:style-name="ro2">
          <table:table-cell table:formula="of:=CONCATENATE([.A$1];[.J591])" office:value-type="string" office:string-value="some description593" calcext:value-type="string">
            <text:p>some description593</text:p>
          </table:table-cell>
          <table:table-cell table:formula="of:=CONCATENATE([.B$1];[.$J591];[.$M$2])" office:value-type="string" office:string-value="http://domain593.com" calcext:value-type="string">
            <text:p>http://domain59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3" calcext:value-type="float">
            <text:p>593</text:p>
          </table:table-cell>
          <table:table-cell table:number-columns-repeated="5"/>
          <table:table-cell table:formula="of:=CONCATENATE([.$P$1];[.J591];[.$Q$1];[.$N$3];[.A591];[.$O$3];[.$Q$1];[.$N$3];[.B591];[.$O$3];[.$Q$1];[.$N$2];[.E591];[.$O$2];[.$Q$1];[.$N$2];[.C591];[.$O$2];[.$Q$1];[.$N$2];[.F591];[.$O$2];[.$Q$1];[.$N$2];[.D591];[.$O$2];[.$O$2])" office:value-type="string" office:string-value="insert into creatives values (593,'some description593','http://domain593.com',('ios',),('UK','US'),(),())" calcext:value-type="string">
            <text:p>insert into creatives values (593,'some description593','http://domain593.com',('ios',),('UK','US'),(),())</text:p>
          </table:table-cell>
          <table:table-cell/>
        </table:table-row>
        <table:table-row table:style-name="ro2">
          <table:table-cell table:formula="of:=CONCATENATE([.A$1];[.J592])" office:value-type="string" office:string-value="some description594" calcext:value-type="string">
            <text:p>some description594</text:p>
          </table:table-cell>
          <table:table-cell table:formula="of:=CONCATENATE([.B$1];[.$J592];[.$M$2])" office:value-type="string" office:string-value="http://domain594.com" calcext:value-type="string">
            <text:p>http://domain59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4" calcext:value-type="float">
            <text:p>594</text:p>
          </table:table-cell>
          <table:table-cell table:number-columns-repeated="5"/>
          <table:table-cell table:formula="of:=CONCATENATE([.$P$1];[.J592];[.$Q$1];[.$N$3];[.A592];[.$O$3];[.$Q$1];[.$N$3];[.B592];[.$O$3];[.$Q$1];[.$N$2];[.E592];[.$O$2];[.$Q$1];[.$N$2];[.C592];[.$O$2];[.$Q$1];[.$N$2];[.F592];[.$O$2];[.$Q$1];[.$N$2];[.D592];[.$O$2];[.$O$2])" office:value-type="string" office:string-value="insert into creatives values (594,'some description594','http://domain594.com',('ios',),('UK','US'),(),())" calcext:value-type="string">
            <text:p>insert into creatives values (594,'some description594','http://domain594.com',('ios',),('UK','US'),(),())</text:p>
          </table:table-cell>
          <table:table-cell/>
        </table:table-row>
        <table:table-row table:style-name="ro2">
          <table:table-cell table:formula="of:=CONCATENATE([.A$1];[.J593])" office:value-type="string" office:string-value="some description595" calcext:value-type="string">
            <text:p>some description595</text:p>
          </table:table-cell>
          <table:table-cell table:formula="of:=CONCATENATE([.B$1];[.$J593];[.$M$2])" office:value-type="string" office:string-value="http://domain595.com" calcext:value-type="string">
            <text:p>http://domain59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5" calcext:value-type="float">
            <text:p>595</text:p>
          </table:table-cell>
          <table:table-cell table:number-columns-repeated="5"/>
          <table:table-cell table:formula="of:=CONCATENATE([.$P$1];[.J593];[.$Q$1];[.$N$3];[.A593];[.$O$3];[.$Q$1];[.$N$3];[.B593];[.$O$3];[.$Q$1];[.$N$2];[.E593];[.$O$2];[.$Q$1];[.$N$2];[.C593];[.$O$2];[.$Q$1];[.$N$2];[.F593];[.$O$2];[.$Q$1];[.$N$2];[.D593];[.$O$2];[.$O$2])" office:value-type="string" office:string-value="insert into creatives values (595,'some description595','http://domain595.com',('ios',),('UK','US'),(),())" calcext:value-type="string">
            <text:p>insert into creatives values (595,'some description595','http://domain595.com',('ios',),('UK','US'),(),())</text:p>
          </table:table-cell>
          <table:table-cell/>
        </table:table-row>
        <table:table-row table:style-name="ro2">
          <table:table-cell table:formula="of:=CONCATENATE([.A$1];[.J594])" office:value-type="string" office:string-value="some description596" calcext:value-type="string">
            <text:p>some description596</text:p>
          </table:table-cell>
          <table:table-cell table:formula="of:=CONCATENATE([.B$1];[.$J594];[.$M$2])" office:value-type="string" office:string-value="http://domain596.com" calcext:value-type="string">
            <text:p>http://domain59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6" calcext:value-type="float">
            <text:p>596</text:p>
          </table:table-cell>
          <table:table-cell table:number-columns-repeated="5"/>
          <table:table-cell table:formula="of:=CONCATENATE([.$P$1];[.J594];[.$Q$1];[.$N$3];[.A594];[.$O$3];[.$Q$1];[.$N$3];[.B594];[.$O$3];[.$Q$1];[.$N$2];[.E594];[.$O$2];[.$Q$1];[.$N$2];[.C594];[.$O$2];[.$Q$1];[.$N$2];[.F594];[.$O$2];[.$Q$1];[.$N$2];[.D594];[.$O$2];[.$O$2])" office:value-type="string" office:string-value="insert into creatives values (596,'some description596','http://domain596.com',('ios',),('UK','US'),(),())" calcext:value-type="string">
            <text:p>insert into creatives values (596,'some description596','http://domain596.com',('ios',),('UK','US'),(),())</text:p>
          </table:table-cell>
          <table:table-cell/>
        </table:table-row>
        <table:table-row table:style-name="ro2">
          <table:table-cell table:formula="of:=CONCATENATE([.A$1];[.J595])" office:value-type="string" office:string-value="some description597" calcext:value-type="string">
            <text:p>some description597</text:p>
          </table:table-cell>
          <table:table-cell table:formula="of:=CONCATENATE([.B$1];[.$J595];[.$M$2])" office:value-type="string" office:string-value="http://domain597.com" calcext:value-type="string">
            <text:p>http://domain59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7" calcext:value-type="float">
            <text:p>597</text:p>
          </table:table-cell>
          <table:table-cell table:number-columns-repeated="5"/>
          <table:table-cell table:formula="of:=CONCATENATE([.$P$1];[.J595];[.$Q$1];[.$N$3];[.A595];[.$O$3];[.$Q$1];[.$N$3];[.B595];[.$O$3];[.$Q$1];[.$N$2];[.E595];[.$O$2];[.$Q$1];[.$N$2];[.C595];[.$O$2];[.$Q$1];[.$N$2];[.F595];[.$O$2];[.$Q$1];[.$N$2];[.D595];[.$O$2];[.$O$2])" office:value-type="string" office:string-value="insert into creatives values (597,'some description597','http://domain597.com',('ios',),('UK','US'),(),())" calcext:value-type="string">
            <text:p>insert into creatives values (597,'some description597','http://domain597.com',('ios',),('UK','US'),(),())</text:p>
          </table:table-cell>
          <table:table-cell/>
        </table:table-row>
        <table:table-row table:style-name="ro2">
          <table:table-cell table:formula="of:=CONCATENATE([.A$1];[.J596])" office:value-type="string" office:string-value="some description598" calcext:value-type="string">
            <text:p>some description598</text:p>
          </table:table-cell>
          <table:table-cell table:formula="of:=CONCATENATE([.B$1];[.$J596];[.$M$2])" office:value-type="string" office:string-value="http://domain598.com" calcext:value-type="string">
            <text:p>http://domain59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table:number-columns-repeated="5"/>
          <table:table-cell table:formula="of:=CONCATENATE([.$P$1];[.J596];[.$Q$1];[.$N$3];[.A596];[.$O$3];[.$Q$1];[.$N$3];[.B596];[.$O$3];[.$Q$1];[.$N$2];[.E596];[.$O$2];[.$Q$1];[.$N$2];[.C596];[.$O$2];[.$Q$1];[.$N$2];[.F596];[.$O$2];[.$Q$1];[.$N$2];[.D596];[.$O$2];[.$O$2])" office:value-type="string" office:string-value="insert into creatives values (598,'some description598','http://domain598.com',('ios',),('UK','US'),(),())" calcext:value-type="string">
            <text:p>insert into creatives values (598,'some description598','http://domain598.com',('ios',),('UK','US'),(),())</text:p>
          </table:table-cell>
          <table:table-cell/>
        </table:table-row>
        <table:table-row table:style-name="ro2">
          <table:table-cell table:formula="of:=CONCATENATE([.A$1];[.J597])" office:value-type="string" office:string-value="some description599" calcext:value-type="string">
            <text:p>some description599</text:p>
          </table:table-cell>
          <table:table-cell table:formula="of:=CONCATENATE([.B$1];[.$J597];[.$M$2])" office:value-type="string" office:string-value="http://domain599.com" calcext:value-type="string">
            <text:p>http://domain59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599" calcext:value-type="float">
            <text:p>599</text:p>
          </table:table-cell>
          <table:table-cell table:number-columns-repeated="5"/>
          <table:table-cell table:formula="of:=CONCATENATE([.$P$1];[.J597];[.$Q$1];[.$N$3];[.A597];[.$O$3];[.$Q$1];[.$N$3];[.B597];[.$O$3];[.$Q$1];[.$N$2];[.E597];[.$O$2];[.$Q$1];[.$N$2];[.C597];[.$O$2];[.$Q$1];[.$N$2];[.F597];[.$O$2];[.$Q$1];[.$N$2];[.D597];[.$O$2];[.$O$2])" office:value-type="string" office:string-value="insert into creatives values (599,'some description599','http://domain599.com',('ios',),('UK','US'),(),())" calcext:value-type="string">
            <text:p>insert into creatives values (599,'some description599','http://domain599.com',('ios',),('UK','US'),(),())</text:p>
          </table:table-cell>
          <table:table-cell/>
        </table:table-row>
        <table:table-row table:style-name="ro2">
          <table:table-cell table:formula="of:=CONCATENATE([.A$1];[.J598])" office:value-type="string" office:string-value="some description600" calcext:value-type="string">
            <text:p>some description600</text:p>
          </table:table-cell>
          <table:table-cell table:formula="of:=CONCATENATE([.B$1];[.$J598];[.$M$2])" office:value-type="string" office:string-value="http://domain600.com" calcext:value-type="string">
            <text:p>http://domain60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5"/>
          <table:table-cell table:formula="of:=CONCATENATE([.$P$1];[.J598];[.$Q$1];[.$N$3];[.A598];[.$O$3];[.$Q$1];[.$N$3];[.B598];[.$O$3];[.$Q$1];[.$N$2];[.E598];[.$O$2];[.$Q$1];[.$N$2];[.C598];[.$O$2];[.$Q$1];[.$N$2];[.F598];[.$O$2];[.$Q$1];[.$N$2];[.D598];[.$O$2];[.$O$2])" office:value-type="string" office:string-value="insert into creatives values (600,'some description600','http://domain600.com',('ios',),('UK','US'),(),())" calcext:value-type="string">
            <text:p>insert into creatives values (600,'some description600','http://domain600.com',('ios',),('UK','US'),(),())</text:p>
          </table:table-cell>
          <table:table-cell/>
        </table:table-row>
        <table:table-row table:style-name="ro2">
          <table:table-cell table:formula="of:=CONCATENATE([.A$1];[.J599])" office:value-type="string" office:string-value="some description601" calcext:value-type="string">
            <text:p>some description601</text:p>
          </table:table-cell>
          <table:table-cell table:formula="of:=CONCATENATE([.B$1];[.$J599];[.$M$2])" office:value-type="string" office:string-value="http://domain601.com" calcext:value-type="string">
            <text:p>http://domain60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 table:number-columns-repeated="5"/>
          <table:table-cell table:formula="of:=CONCATENATE([.$P$1];[.J599];[.$Q$1];[.$N$3];[.A599];[.$O$3];[.$Q$1];[.$N$3];[.B599];[.$O$3];[.$Q$1];[.$N$2];[.E599];[.$O$2];[.$Q$1];[.$N$2];[.C599];[.$O$2];[.$Q$1];[.$N$2];[.F599];[.$O$2];[.$Q$1];[.$N$2];[.D599];[.$O$2];[.$O$2])" office:value-type="string" office:string-value="insert into creatives values (601,'some description601','http://domain601.com',('ios','android'),('UK',),(),())" calcext:value-type="string">
            <text:p>insert into creatives values (601,'some description601','http://domain601.com',('ios','android'),('UK',),(),())</text:p>
          </table:table-cell>
          <table:table-cell/>
        </table:table-row>
        <table:table-row table:style-name="ro2">
          <table:table-cell table:formula="of:=CONCATENATE([.A$1];[.J600])" office:value-type="string" office:string-value="some description602" calcext:value-type="string">
            <text:p>some description602</text:p>
          </table:table-cell>
          <table:table-cell table:formula="of:=CONCATENATE([.B$1];[.$J600];[.$M$2])" office:value-type="string" office:string-value="http://domain602.com" calcext:value-type="string">
            <text:p>http://domain60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table:number-columns-repeated="5"/>
          <table:table-cell table:formula="of:=CONCATENATE([.$P$1];[.J600];[.$Q$1];[.$N$3];[.A600];[.$O$3];[.$Q$1];[.$N$3];[.B600];[.$O$3];[.$Q$1];[.$N$2];[.E600];[.$O$2];[.$Q$1];[.$N$2];[.C600];[.$O$2];[.$Q$1];[.$N$2];[.F600];[.$O$2];[.$Q$1];[.$N$2];[.D600];[.$O$2];[.$O$2])" office:value-type="string" office:string-value="insert into creatives values (602,'some description602','http://domain602.com',('ios','android'),('UK',),(),())" calcext:value-type="string">
            <text:p>insert into creatives values (602,'some description602','http://domain602.com',('ios','android'),('UK',),(),())</text:p>
          </table:table-cell>
          <table:table-cell/>
        </table:table-row>
        <table:table-row table:style-name="ro2">
          <table:table-cell table:formula="of:=CONCATENATE([.A$1];[.J601])" office:value-type="string" office:string-value="some description603" calcext:value-type="string">
            <text:p>some description603</text:p>
          </table:table-cell>
          <table:table-cell table:formula="of:=CONCATENATE([.B$1];[.$J601];[.$M$2])" office:value-type="string" office:string-value="http://domain603.com" calcext:value-type="string">
            <text:p>http://domain60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3" calcext:value-type="float">
            <text:p>603</text:p>
          </table:table-cell>
          <table:table-cell table:number-columns-repeated="5"/>
          <table:table-cell table:formula="of:=CONCATENATE([.$P$1];[.J601];[.$Q$1];[.$N$3];[.A601];[.$O$3];[.$Q$1];[.$N$3];[.B601];[.$O$3];[.$Q$1];[.$N$2];[.E601];[.$O$2];[.$Q$1];[.$N$2];[.C601];[.$O$2];[.$Q$1];[.$N$2];[.F601];[.$O$2];[.$Q$1];[.$N$2];[.D601];[.$O$2];[.$O$2])" office:value-type="string" office:string-value="insert into creatives values (603,'some description603','http://domain603.com',('ios','android'),('UK',),(),())" calcext:value-type="string">
            <text:p>insert into creatives values (603,'some description603','http://domain603.com',('ios','android'),('UK',),(),())</text:p>
          </table:table-cell>
          <table:table-cell/>
        </table:table-row>
        <table:table-row table:style-name="ro2">
          <table:table-cell table:formula="of:=CONCATENATE([.A$1];[.J602])" office:value-type="string" office:string-value="some description604" calcext:value-type="string">
            <text:p>some description604</text:p>
          </table:table-cell>
          <table:table-cell table:formula="of:=CONCATENATE([.B$1];[.$J602];[.$M$2])" office:value-type="string" office:string-value="http://domain604.com" calcext:value-type="string">
            <text:p>http://domain60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4" calcext:value-type="float">
            <text:p>604</text:p>
          </table:table-cell>
          <table:table-cell table:number-columns-repeated="5"/>
          <table:table-cell table:formula="of:=CONCATENATE([.$P$1];[.J602];[.$Q$1];[.$N$3];[.A602];[.$O$3];[.$Q$1];[.$N$3];[.B602];[.$O$3];[.$Q$1];[.$N$2];[.E602];[.$O$2];[.$Q$1];[.$N$2];[.C602];[.$O$2];[.$Q$1];[.$N$2];[.F602];[.$O$2];[.$Q$1];[.$N$2];[.D602];[.$O$2];[.$O$2])" office:value-type="string" office:string-value="insert into creatives values (604,'some description604','http://domain604.com',('ios','android'),('UK',),(),())" calcext:value-type="string">
            <text:p>insert into creatives values (604,'some description604','http://domain604.com',('ios','android'),('UK',),(),())</text:p>
          </table:table-cell>
          <table:table-cell/>
        </table:table-row>
        <table:table-row table:style-name="ro2">
          <table:table-cell table:formula="of:=CONCATENATE([.A$1];[.J603])" office:value-type="string" office:string-value="some description605" calcext:value-type="string">
            <text:p>some description605</text:p>
          </table:table-cell>
          <table:table-cell table:formula="of:=CONCATENATE([.B$1];[.$J603];[.$M$2])" office:value-type="string" office:string-value="http://domain605.com" calcext:value-type="string">
            <text:p>http://domain60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5" calcext:value-type="float">
            <text:p>605</text:p>
          </table:table-cell>
          <table:table-cell table:number-columns-repeated="5"/>
          <table:table-cell table:formula="of:=CONCATENATE([.$P$1];[.J603];[.$Q$1];[.$N$3];[.A603];[.$O$3];[.$Q$1];[.$N$3];[.B603];[.$O$3];[.$Q$1];[.$N$2];[.E603];[.$O$2];[.$Q$1];[.$N$2];[.C603];[.$O$2];[.$Q$1];[.$N$2];[.F603];[.$O$2];[.$Q$1];[.$N$2];[.D603];[.$O$2];[.$O$2])" office:value-type="string" office:string-value="insert into creatives values (605,'some description605','http://domain605.com',('ios','android'),('UK',),(),())" calcext:value-type="string">
            <text:p>insert into creatives values (605,'some description605','http://domain605.com',('ios','android'),('UK',),(),())</text:p>
          </table:table-cell>
          <table:table-cell/>
        </table:table-row>
        <table:table-row table:style-name="ro2">
          <table:table-cell table:formula="of:=CONCATENATE([.A$1];[.J604])" office:value-type="string" office:string-value="some description606" calcext:value-type="string">
            <text:p>some description606</text:p>
          </table:table-cell>
          <table:table-cell table:formula="of:=CONCATENATE([.B$1];[.$J604];[.$M$2])" office:value-type="string" office:string-value="http://domain606.com" calcext:value-type="string">
            <text:p>http://domain60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6" calcext:value-type="float">
            <text:p>606</text:p>
          </table:table-cell>
          <table:table-cell table:number-columns-repeated="5"/>
          <table:table-cell table:formula="of:=CONCATENATE([.$P$1];[.J604];[.$Q$1];[.$N$3];[.A604];[.$O$3];[.$Q$1];[.$N$3];[.B604];[.$O$3];[.$Q$1];[.$N$2];[.E604];[.$O$2];[.$Q$1];[.$N$2];[.C604];[.$O$2];[.$Q$1];[.$N$2];[.F604];[.$O$2];[.$Q$1];[.$N$2];[.D604];[.$O$2];[.$O$2])" office:value-type="string" office:string-value="insert into creatives values (606,'some description606','http://domain606.com',('ios','android'),('UK',),(),())" calcext:value-type="string">
            <text:p>insert into creatives values (606,'some description606','http://domain606.com',('ios','android'),('UK',),(),())</text:p>
          </table:table-cell>
          <table:table-cell/>
        </table:table-row>
        <table:table-row table:style-name="ro2">
          <table:table-cell table:formula="of:=CONCATENATE([.A$1];[.J605])" office:value-type="string" office:string-value="some description607" calcext:value-type="string">
            <text:p>some description607</text:p>
          </table:table-cell>
          <table:table-cell table:formula="of:=CONCATENATE([.B$1];[.$J605];[.$M$2])" office:value-type="string" office:string-value="http://domain607.com" calcext:value-type="string">
            <text:p>http://domain60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table:number-columns-repeated="5"/>
          <table:table-cell table:formula="of:=CONCATENATE([.$P$1];[.J605];[.$Q$1];[.$N$3];[.A605];[.$O$3];[.$Q$1];[.$N$3];[.B605];[.$O$3];[.$Q$1];[.$N$2];[.E605];[.$O$2];[.$Q$1];[.$N$2];[.C605];[.$O$2];[.$Q$1];[.$N$2];[.F605];[.$O$2];[.$Q$1];[.$N$2];[.D605];[.$O$2];[.$O$2])" office:value-type="string" office:string-value="insert into creatives values (607,'some description607','http://domain607.com',('ios','android'),('UK',),(),())" calcext:value-type="string">
            <text:p>insert into creatives values (607,'some description607','http://domain607.com',('ios','android'),('UK',),(),())</text:p>
          </table:table-cell>
          <table:table-cell/>
        </table:table-row>
        <table:table-row table:style-name="ro2">
          <table:table-cell table:formula="of:=CONCATENATE([.A$1];[.J606])" office:value-type="string" office:string-value="some description608" calcext:value-type="string">
            <text:p>some description608</text:p>
          </table:table-cell>
          <table:table-cell table:formula="of:=CONCATENATE([.B$1];[.$J606];[.$M$2])" office:value-type="string" office:string-value="http://domain608.com" calcext:value-type="string">
            <text:p>http://domain60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8" calcext:value-type="float">
            <text:p>608</text:p>
          </table:table-cell>
          <table:table-cell table:number-columns-repeated="5"/>
          <table:table-cell table:formula="of:=CONCATENATE([.$P$1];[.J606];[.$Q$1];[.$N$3];[.A606];[.$O$3];[.$Q$1];[.$N$3];[.B606];[.$O$3];[.$Q$1];[.$N$2];[.E606];[.$O$2];[.$Q$1];[.$N$2];[.C606];[.$O$2];[.$Q$1];[.$N$2];[.F606];[.$O$2];[.$Q$1];[.$N$2];[.D606];[.$O$2];[.$O$2])" office:value-type="string" office:string-value="insert into creatives values (608,'some description608','http://domain608.com',('ios','android'),('UK',),(),())" calcext:value-type="string">
            <text:p>insert into creatives values (608,'some description608','http://domain608.com',('ios','android'),('UK',),(),())</text:p>
          </table:table-cell>
          <table:table-cell/>
        </table:table-row>
        <table:table-row table:style-name="ro2">
          <table:table-cell table:formula="of:=CONCATENATE([.A$1];[.J607])" office:value-type="string" office:string-value="some description609" calcext:value-type="string">
            <text:p>some description609</text:p>
          </table:table-cell>
          <table:table-cell table:formula="of:=CONCATENATE([.B$1];[.$J607];[.$M$2])" office:value-type="string" office:string-value="http://domain609.com" calcext:value-type="string">
            <text:p>http://domain60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09" calcext:value-type="float">
            <text:p>609</text:p>
          </table:table-cell>
          <table:table-cell table:number-columns-repeated="5"/>
          <table:table-cell table:formula="of:=CONCATENATE([.$P$1];[.J607];[.$Q$1];[.$N$3];[.A607];[.$O$3];[.$Q$1];[.$N$3];[.B607];[.$O$3];[.$Q$1];[.$N$2];[.E607];[.$O$2];[.$Q$1];[.$N$2];[.C607];[.$O$2];[.$Q$1];[.$N$2];[.F607];[.$O$2];[.$Q$1];[.$N$2];[.D607];[.$O$2];[.$O$2])" office:value-type="string" office:string-value="insert into creatives values (609,'some description609','http://domain609.com',('ios','android'),('UK',),(),())" calcext:value-type="string">
            <text:p>insert into creatives values (609,'some description609','http://domain609.com',('ios','android'),('UK',),(),())</text:p>
          </table:table-cell>
          <table:table-cell/>
        </table:table-row>
        <table:table-row table:style-name="ro2">
          <table:table-cell table:formula="of:=CONCATENATE([.A$1];[.J608])" office:value-type="string" office:string-value="some description610" calcext:value-type="string">
            <text:p>some description610</text:p>
          </table:table-cell>
          <table:table-cell table:formula="of:=CONCATENATE([.B$1];[.$J608];[.$M$2])" office:value-type="string" office:string-value="http://domain610.com" calcext:value-type="string">
            <text:p>http://domain61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table:number-columns-repeated="5"/>
          <table:table-cell table:formula="of:=CONCATENATE([.$P$1];[.J608];[.$Q$1];[.$N$3];[.A608];[.$O$3];[.$Q$1];[.$N$3];[.B608];[.$O$3];[.$Q$1];[.$N$2];[.E608];[.$O$2];[.$Q$1];[.$N$2];[.C608];[.$O$2];[.$Q$1];[.$N$2];[.F608];[.$O$2];[.$Q$1];[.$N$2];[.D608];[.$O$2];[.$O$2])" office:value-type="string" office:string-value="insert into creatives values (610,'some description610','http://domain610.com',('ios','android'),('UK',),(),())" calcext:value-type="string">
            <text:p>insert into creatives values (610,'some description610','http://domain610.com',('ios','android'),('UK',),(),())</text:p>
          </table:table-cell>
          <table:table-cell/>
        </table:table-row>
        <table:table-row table:style-name="ro2">
          <table:table-cell table:formula="of:=CONCATENATE([.A$1];[.J609])" office:value-type="string" office:string-value="some description611" calcext:value-type="string">
            <text:p>some description611</text:p>
          </table:table-cell>
          <table:table-cell table:formula="of:=CONCATENATE([.B$1];[.$J609];[.$M$2])" office:value-type="string" office:string-value="http://domain611.com" calcext:value-type="string">
            <text:p>http://domain61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1" calcext:value-type="float">
            <text:p>611</text:p>
          </table:table-cell>
          <table:table-cell table:number-columns-repeated="5"/>
          <table:table-cell table:formula="of:=CONCATENATE([.$P$1];[.J609];[.$Q$1];[.$N$3];[.A609];[.$O$3];[.$Q$1];[.$N$3];[.B609];[.$O$3];[.$Q$1];[.$N$2];[.E609];[.$O$2];[.$Q$1];[.$N$2];[.C609];[.$O$2];[.$Q$1];[.$N$2];[.F609];[.$O$2];[.$Q$1];[.$N$2];[.D609];[.$O$2];[.$O$2])" office:value-type="string" office:string-value="insert into creatives values (611,'some description611','http://domain611.com',('ios','android'),('UK',),(),())" calcext:value-type="string">
            <text:p>insert into creatives values (611,'some description611','http://domain611.com',('ios','android'),('UK',),(),())</text:p>
          </table:table-cell>
          <table:table-cell/>
        </table:table-row>
        <table:table-row table:style-name="ro2">
          <table:table-cell table:formula="of:=CONCATENATE([.A$1];[.J610])" office:value-type="string" office:string-value="some description612" calcext:value-type="string">
            <text:p>some description612</text:p>
          </table:table-cell>
          <table:table-cell table:formula="of:=CONCATENATE([.B$1];[.$J610];[.$M$2])" office:value-type="string" office:string-value="http://domain612.com" calcext:value-type="string">
            <text:p>http://domain61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table:number-columns-repeated="5"/>
          <table:table-cell table:formula="of:=CONCATENATE([.$P$1];[.J610];[.$Q$1];[.$N$3];[.A610];[.$O$3];[.$Q$1];[.$N$3];[.B610];[.$O$3];[.$Q$1];[.$N$2];[.E610];[.$O$2];[.$Q$1];[.$N$2];[.C610];[.$O$2];[.$Q$1];[.$N$2];[.F610];[.$O$2];[.$Q$1];[.$N$2];[.D610];[.$O$2];[.$O$2])" office:value-type="string" office:string-value="insert into creatives values (612,'some description612','http://domain612.com',('ios','android'),('UK',),(),())" calcext:value-type="string">
            <text:p>insert into creatives values (612,'some description612','http://domain612.com',('ios','android'),('UK',),(),())</text:p>
          </table:table-cell>
          <table:table-cell/>
        </table:table-row>
        <table:table-row table:style-name="ro2">
          <table:table-cell table:formula="of:=CONCATENATE([.A$1];[.J611])" office:value-type="string" office:string-value="some description613" calcext:value-type="string">
            <text:p>some description613</text:p>
          </table:table-cell>
          <table:table-cell table:formula="of:=CONCATENATE([.B$1];[.$J611];[.$M$2])" office:value-type="string" office:string-value="http://domain613.com" calcext:value-type="string">
            <text:p>http://domain61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3" calcext:value-type="float">
            <text:p>613</text:p>
          </table:table-cell>
          <table:table-cell table:number-columns-repeated="5"/>
          <table:table-cell table:formula="of:=CONCATENATE([.$P$1];[.J611];[.$Q$1];[.$N$3];[.A611];[.$O$3];[.$Q$1];[.$N$3];[.B611];[.$O$3];[.$Q$1];[.$N$2];[.E611];[.$O$2];[.$Q$1];[.$N$2];[.C611];[.$O$2];[.$Q$1];[.$N$2];[.F611];[.$O$2];[.$Q$1];[.$N$2];[.D611];[.$O$2];[.$O$2])" office:value-type="string" office:string-value="insert into creatives values (613,'some description613','http://domain613.com',('ios','android'),('UK',),(),())" calcext:value-type="string">
            <text:p>insert into creatives values (613,'some description613','http://domain613.com',('ios','android'),('UK',),(),())</text:p>
          </table:table-cell>
          <table:table-cell/>
        </table:table-row>
        <table:table-row table:style-name="ro2">
          <table:table-cell table:formula="of:=CONCATENATE([.A$1];[.J612])" office:value-type="string" office:string-value="some description614" calcext:value-type="string">
            <text:p>some description614</text:p>
          </table:table-cell>
          <table:table-cell table:formula="of:=CONCATENATE([.B$1];[.$J612];[.$M$2])" office:value-type="string" office:string-value="http://domain614.com" calcext:value-type="string">
            <text:p>http://domain61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4" calcext:value-type="float">
            <text:p>614</text:p>
          </table:table-cell>
          <table:table-cell table:number-columns-repeated="5"/>
          <table:table-cell table:formula="of:=CONCATENATE([.$P$1];[.J612];[.$Q$1];[.$N$3];[.A612];[.$O$3];[.$Q$1];[.$N$3];[.B612];[.$O$3];[.$Q$1];[.$N$2];[.E612];[.$O$2];[.$Q$1];[.$N$2];[.C612];[.$O$2];[.$Q$1];[.$N$2];[.F612];[.$O$2];[.$Q$1];[.$N$2];[.D612];[.$O$2];[.$O$2])" office:value-type="string" office:string-value="insert into creatives values (614,'some description614','http://domain614.com',('ios','android'),('UK',),(),())" calcext:value-type="string">
            <text:p>insert into creatives values (614,'some description614','http://domain614.com',('ios','android'),('UK',),(),())</text:p>
          </table:table-cell>
          <table:table-cell/>
        </table:table-row>
        <table:table-row table:style-name="ro2">
          <table:table-cell table:formula="of:=CONCATENATE([.A$1];[.J613])" office:value-type="string" office:string-value="some description615" calcext:value-type="string">
            <text:p>some description615</text:p>
          </table:table-cell>
          <table:table-cell table:formula="of:=CONCATENATE([.B$1];[.$J613];[.$M$2])" office:value-type="string" office:string-value="http://domain615.com" calcext:value-type="string">
            <text:p>http://domain61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5" calcext:value-type="float">
            <text:p>615</text:p>
          </table:table-cell>
          <table:table-cell table:number-columns-repeated="5"/>
          <table:table-cell table:formula="of:=CONCATENATE([.$P$1];[.J613];[.$Q$1];[.$N$3];[.A613];[.$O$3];[.$Q$1];[.$N$3];[.B613];[.$O$3];[.$Q$1];[.$N$2];[.E613];[.$O$2];[.$Q$1];[.$N$2];[.C613];[.$O$2];[.$Q$1];[.$N$2];[.F613];[.$O$2];[.$Q$1];[.$N$2];[.D613];[.$O$2];[.$O$2])" office:value-type="string" office:string-value="insert into creatives values (615,'some description615','http://domain615.com',('ios','android'),('UK',),(),())" calcext:value-type="string">
            <text:p>insert into creatives values (615,'some description615','http://domain615.com',('ios','android'),('UK',),(),())</text:p>
          </table:table-cell>
          <table:table-cell/>
        </table:table-row>
        <table:table-row table:style-name="ro2">
          <table:table-cell table:formula="of:=CONCATENATE([.A$1];[.J614])" office:value-type="string" office:string-value="some description616" calcext:value-type="string">
            <text:p>some description616</text:p>
          </table:table-cell>
          <table:table-cell table:formula="of:=CONCATENATE([.B$1];[.$J614];[.$M$2])" office:value-type="string" office:string-value="http://domain616.com" calcext:value-type="string">
            <text:p>http://domain61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table:number-columns-repeated="5"/>
          <table:table-cell table:formula="of:=CONCATENATE([.$P$1];[.J614];[.$Q$1];[.$N$3];[.A614];[.$O$3];[.$Q$1];[.$N$3];[.B614];[.$O$3];[.$Q$1];[.$N$2];[.E614];[.$O$2];[.$Q$1];[.$N$2];[.C614];[.$O$2];[.$Q$1];[.$N$2];[.F614];[.$O$2];[.$Q$1];[.$N$2];[.D614];[.$O$2];[.$O$2])" office:value-type="string" office:string-value="insert into creatives values (616,'some description616','http://domain616.com',('ios','android'),('UK',),(),())" calcext:value-type="string">
            <text:p>insert into creatives values (616,'some description616','http://domain616.com',('ios','android'),('UK',),(),())</text:p>
          </table:table-cell>
          <table:table-cell/>
        </table:table-row>
        <table:table-row table:style-name="ro2">
          <table:table-cell table:formula="of:=CONCATENATE([.A$1];[.J615])" office:value-type="string" office:string-value="some description617" calcext:value-type="string">
            <text:p>some description617</text:p>
          </table:table-cell>
          <table:table-cell table:formula="of:=CONCATENATE([.B$1];[.$J615];[.$M$2])" office:value-type="string" office:string-value="http://domain617.com" calcext:value-type="string">
            <text:p>http://domain61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7" calcext:value-type="float">
            <text:p>617</text:p>
          </table:table-cell>
          <table:table-cell table:number-columns-repeated="5"/>
          <table:table-cell table:formula="of:=CONCATENATE([.$P$1];[.J615];[.$Q$1];[.$N$3];[.A615];[.$O$3];[.$Q$1];[.$N$3];[.B615];[.$O$3];[.$Q$1];[.$N$2];[.E615];[.$O$2];[.$Q$1];[.$N$2];[.C615];[.$O$2];[.$Q$1];[.$N$2];[.F615];[.$O$2];[.$Q$1];[.$N$2];[.D615];[.$O$2];[.$O$2])" office:value-type="string" office:string-value="insert into creatives values (617,'some description617','http://domain617.com',('ios','android'),('UK',),(),())" calcext:value-type="string">
            <text:p>insert into creatives values (617,'some description617','http://domain617.com',('ios','android'),('UK',),(),())</text:p>
          </table:table-cell>
          <table:table-cell/>
        </table:table-row>
        <table:table-row table:style-name="ro2">
          <table:table-cell table:formula="of:=CONCATENATE([.A$1];[.J616])" office:value-type="string" office:string-value="some description618" calcext:value-type="string">
            <text:p>some description618</text:p>
          </table:table-cell>
          <table:table-cell table:formula="of:=CONCATENATE([.B$1];[.$J616];[.$M$2])" office:value-type="string" office:string-value="http://domain618.com" calcext:value-type="string">
            <text:p>http://domain61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8" calcext:value-type="float">
            <text:p>618</text:p>
          </table:table-cell>
          <table:table-cell table:number-columns-repeated="5"/>
          <table:table-cell table:formula="of:=CONCATENATE([.$P$1];[.J616];[.$Q$1];[.$N$3];[.A616];[.$O$3];[.$Q$1];[.$N$3];[.B616];[.$O$3];[.$Q$1];[.$N$2];[.E616];[.$O$2];[.$Q$1];[.$N$2];[.C616];[.$O$2];[.$Q$1];[.$N$2];[.F616];[.$O$2];[.$Q$1];[.$N$2];[.D616];[.$O$2];[.$O$2])" office:value-type="string" office:string-value="insert into creatives values (618,'some description618','http://domain618.com',('ios','android'),('UK',),(),())" calcext:value-type="string">
            <text:p>insert into creatives values (618,'some description618','http://domain618.com',('ios','android'),('UK',),(),())</text:p>
          </table:table-cell>
          <table:table-cell/>
        </table:table-row>
        <table:table-row table:style-name="ro2">
          <table:table-cell table:formula="of:=CONCATENATE([.A$1];[.J617])" office:value-type="string" office:string-value="some description619" calcext:value-type="string">
            <text:p>some description619</text:p>
          </table:table-cell>
          <table:table-cell table:formula="of:=CONCATENATE([.B$1];[.$J617];[.$M$2])" office:value-type="string" office:string-value="http://domain619.com" calcext:value-type="string">
            <text:p>http://domain61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19" calcext:value-type="float">
            <text:p>619</text:p>
          </table:table-cell>
          <table:table-cell table:number-columns-repeated="5"/>
          <table:table-cell table:formula="of:=CONCATENATE([.$P$1];[.J617];[.$Q$1];[.$N$3];[.A617];[.$O$3];[.$Q$1];[.$N$3];[.B617];[.$O$3];[.$Q$1];[.$N$2];[.E617];[.$O$2];[.$Q$1];[.$N$2];[.C617];[.$O$2];[.$Q$1];[.$N$2];[.F617];[.$O$2];[.$Q$1];[.$N$2];[.D617];[.$O$2];[.$O$2])" office:value-type="string" office:string-value="insert into creatives values (619,'some description619','http://domain619.com',('ios','android'),('UK',),(),())" calcext:value-type="string">
            <text:p>insert into creatives values (619,'some description619','http://domain619.com',('ios','android'),('UK',),(),())</text:p>
          </table:table-cell>
          <table:table-cell/>
        </table:table-row>
        <table:table-row table:style-name="ro2">
          <table:table-cell table:formula="of:=CONCATENATE([.A$1];[.J618])" office:value-type="string" office:string-value="some description620" calcext:value-type="string">
            <text:p>some description620</text:p>
          </table:table-cell>
          <table:table-cell table:formula="of:=CONCATENATE([.B$1];[.$J618];[.$M$2])" office:value-type="string" office:string-value="http://domain620.com" calcext:value-type="string">
            <text:p>http://domain62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0" calcext:value-type="float">
            <text:p>620</text:p>
          </table:table-cell>
          <table:table-cell table:number-columns-repeated="5"/>
          <table:table-cell table:formula="of:=CONCATENATE([.$P$1];[.J618];[.$Q$1];[.$N$3];[.A618];[.$O$3];[.$Q$1];[.$N$3];[.B618];[.$O$3];[.$Q$1];[.$N$2];[.E618];[.$O$2];[.$Q$1];[.$N$2];[.C618];[.$O$2];[.$Q$1];[.$N$2];[.F618];[.$O$2];[.$Q$1];[.$N$2];[.D618];[.$O$2];[.$O$2])" office:value-type="string" office:string-value="insert into creatives values (620,'some description620','http://domain620.com',('ios','android'),('UK',),(),())" calcext:value-type="string">
            <text:p>insert into creatives values (620,'some description620','http://domain620.com',('ios','android'),('UK',),(),())</text:p>
          </table:table-cell>
          <table:table-cell/>
        </table:table-row>
        <table:table-row table:style-name="ro2">
          <table:table-cell table:formula="of:=CONCATENATE([.A$1];[.J619])" office:value-type="string" office:string-value="some description621" calcext:value-type="string">
            <text:p>some description621</text:p>
          </table:table-cell>
          <table:table-cell table:formula="of:=CONCATENATE([.B$1];[.$J619];[.$M$2])" office:value-type="string" office:string-value="http://domain621.com" calcext:value-type="string">
            <text:p>http://domain62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1" calcext:value-type="float">
            <text:p>621</text:p>
          </table:table-cell>
          <table:table-cell table:number-columns-repeated="5"/>
          <table:table-cell table:formula="of:=CONCATENATE([.$P$1];[.J619];[.$Q$1];[.$N$3];[.A619];[.$O$3];[.$Q$1];[.$N$3];[.B619];[.$O$3];[.$Q$1];[.$N$2];[.E619];[.$O$2];[.$Q$1];[.$N$2];[.C619];[.$O$2];[.$Q$1];[.$N$2];[.F619];[.$O$2];[.$Q$1];[.$N$2];[.D619];[.$O$2];[.$O$2])" office:value-type="string" office:string-value="insert into creatives values (621,'some description621','http://domain621.com',('ios','android'),('UK',),(),())" calcext:value-type="string">
            <text:p>insert into creatives values (621,'some description621','http://domain621.com',('ios','android'),('UK',),(),())</text:p>
          </table:table-cell>
          <table:table-cell/>
        </table:table-row>
        <table:table-row table:style-name="ro2">
          <table:table-cell table:formula="of:=CONCATENATE([.A$1];[.J620])" office:value-type="string" office:string-value="some description622" calcext:value-type="string">
            <text:p>some description622</text:p>
          </table:table-cell>
          <table:table-cell table:formula="of:=CONCATENATE([.B$1];[.$J620];[.$M$2])" office:value-type="string" office:string-value="http://domain622.com" calcext:value-type="string">
            <text:p>http://domain62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2" calcext:value-type="float">
            <text:p>622</text:p>
          </table:table-cell>
          <table:table-cell table:number-columns-repeated="5"/>
          <table:table-cell table:formula="of:=CONCATENATE([.$P$1];[.J620];[.$Q$1];[.$N$3];[.A620];[.$O$3];[.$Q$1];[.$N$3];[.B620];[.$O$3];[.$Q$1];[.$N$2];[.E620];[.$O$2];[.$Q$1];[.$N$2];[.C620];[.$O$2];[.$Q$1];[.$N$2];[.F620];[.$O$2];[.$Q$1];[.$N$2];[.D620];[.$O$2];[.$O$2])" office:value-type="string" office:string-value="insert into creatives values (622,'some description622','http://domain622.com',('ios','android'),('UK',),(),())" calcext:value-type="string">
            <text:p>insert into creatives values (622,'some description622','http://domain622.com',('ios','android'),('UK',),(),())</text:p>
          </table:table-cell>
          <table:table-cell/>
        </table:table-row>
        <table:table-row table:style-name="ro2">
          <table:table-cell table:formula="of:=CONCATENATE([.A$1];[.J621])" office:value-type="string" office:string-value="some description623" calcext:value-type="string">
            <text:p>some description623</text:p>
          </table:table-cell>
          <table:table-cell table:formula="of:=CONCATENATE([.B$1];[.$J621];[.$M$2])" office:value-type="string" office:string-value="http://domain623.com" calcext:value-type="string">
            <text:p>http://domain62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3" calcext:value-type="float">
            <text:p>623</text:p>
          </table:table-cell>
          <table:table-cell table:number-columns-repeated="5"/>
          <table:table-cell table:formula="of:=CONCATENATE([.$P$1];[.J621];[.$Q$1];[.$N$3];[.A621];[.$O$3];[.$Q$1];[.$N$3];[.B621];[.$O$3];[.$Q$1];[.$N$2];[.E621];[.$O$2];[.$Q$1];[.$N$2];[.C621];[.$O$2];[.$Q$1];[.$N$2];[.F621];[.$O$2];[.$Q$1];[.$N$2];[.D621];[.$O$2];[.$O$2])" office:value-type="string" office:string-value="insert into creatives values (623,'some description623','http://domain623.com',('ios','android'),('UK',),(),())" calcext:value-type="string">
            <text:p>insert into creatives values (623,'some description623','http://domain623.com',('ios','android'),('UK',),(),())</text:p>
          </table:table-cell>
          <table:table-cell/>
        </table:table-row>
        <table:table-row table:style-name="ro2">
          <table:table-cell table:formula="of:=CONCATENATE([.A$1];[.J622])" office:value-type="string" office:string-value="some description624" calcext:value-type="string">
            <text:p>some description624</text:p>
          </table:table-cell>
          <table:table-cell table:formula="of:=CONCATENATE([.B$1];[.$J622];[.$M$2])" office:value-type="string" office:string-value="http://domain624.com" calcext:value-type="string">
            <text:p>http://domain62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4" calcext:value-type="float">
            <text:p>624</text:p>
          </table:table-cell>
          <table:table-cell table:number-columns-repeated="5"/>
          <table:table-cell table:formula="of:=CONCATENATE([.$P$1];[.J622];[.$Q$1];[.$N$3];[.A622];[.$O$3];[.$Q$1];[.$N$3];[.B622];[.$O$3];[.$Q$1];[.$N$2];[.E622];[.$O$2];[.$Q$1];[.$N$2];[.C622];[.$O$2];[.$Q$1];[.$N$2];[.F622];[.$O$2];[.$Q$1];[.$N$2];[.D622];[.$O$2];[.$O$2])" office:value-type="string" office:string-value="insert into creatives values (624,'some description624','http://domain624.com',('ios','android'),('UK',),(),())" calcext:value-type="string">
            <text:p>insert into creatives values (624,'some description624','http://domain624.com',('ios','android'),('UK',),(),())</text:p>
          </table:table-cell>
          <table:table-cell/>
        </table:table-row>
        <table:table-row table:style-name="ro2">
          <table:table-cell table:formula="of:=CONCATENATE([.A$1];[.J623])" office:value-type="string" office:string-value="some description625" calcext:value-type="string">
            <text:p>some description625</text:p>
          </table:table-cell>
          <table:table-cell table:formula="of:=CONCATENATE([.B$1];[.$J623];[.$M$2])" office:value-type="string" office:string-value="http://domain625.com" calcext:value-type="string">
            <text:p>http://domain62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5" calcext:value-type="float">
            <text:p>625</text:p>
          </table:table-cell>
          <table:table-cell table:number-columns-repeated="5"/>
          <table:table-cell table:formula="of:=CONCATENATE([.$P$1];[.J623];[.$Q$1];[.$N$3];[.A623];[.$O$3];[.$Q$1];[.$N$3];[.B623];[.$O$3];[.$Q$1];[.$N$2];[.E623];[.$O$2];[.$Q$1];[.$N$2];[.C623];[.$O$2];[.$Q$1];[.$N$2];[.F623];[.$O$2];[.$Q$1];[.$N$2];[.D623];[.$O$2];[.$O$2])" office:value-type="string" office:string-value="insert into creatives values (625,'some description625','http://domain625.com',('ios','android'),('UK',),(),())" calcext:value-type="string">
            <text:p>insert into creatives values (625,'some description625','http://domain625.com',('ios','android'),('UK',),(),())</text:p>
          </table:table-cell>
          <table:table-cell/>
        </table:table-row>
        <table:table-row table:style-name="ro2">
          <table:table-cell table:formula="of:=CONCATENATE([.A$1];[.J624])" office:value-type="string" office:string-value="some description626" calcext:value-type="string">
            <text:p>some description626</text:p>
          </table:table-cell>
          <table:table-cell table:formula="of:=CONCATENATE([.B$1];[.$J624];[.$M$2])" office:value-type="string" office:string-value="http://domain626.com" calcext:value-type="string">
            <text:p>http://domain62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6" calcext:value-type="float">
            <text:p>626</text:p>
          </table:table-cell>
          <table:table-cell table:number-columns-repeated="5"/>
          <table:table-cell table:formula="of:=CONCATENATE([.$P$1];[.J624];[.$Q$1];[.$N$3];[.A624];[.$O$3];[.$Q$1];[.$N$3];[.B624];[.$O$3];[.$Q$1];[.$N$2];[.E624];[.$O$2];[.$Q$1];[.$N$2];[.C624];[.$O$2];[.$Q$1];[.$N$2];[.F624];[.$O$2];[.$Q$1];[.$N$2];[.D624];[.$O$2];[.$O$2])" office:value-type="string" office:string-value="insert into creatives values (626,'some description626','http://domain626.com',('ios','android'),('UK',),(),())" calcext:value-type="string">
            <text:p>insert into creatives values (626,'some description626','http://domain626.com',('ios','android'),('UK',),(),())</text:p>
          </table:table-cell>
          <table:table-cell/>
        </table:table-row>
        <table:table-row table:style-name="ro2">
          <table:table-cell table:formula="of:=CONCATENATE([.A$1];[.J625])" office:value-type="string" office:string-value="some description627" calcext:value-type="string">
            <text:p>some description627</text:p>
          </table:table-cell>
          <table:table-cell table:formula="of:=CONCATENATE([.B$1];[.$J625];[.$M$2])" office:value-type="string" office:string-value="http://domain627.com" calcext:value-type="string">
            <text:p>http://domain62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7" calcext:value-type="float">
            <text:p>627</text:p>
          </table:table-cell>
          <table:table-cell table:number-columns-repeated="5"/>
          <table:table-cell table:formula="of:=CONCATENATE([.$P$1];[.J625];[.$Q$1];[.$N$3];[.A625];[.$O$3];[.$Q$1];[.$N$3];[.B625];[.$O$3];[.$Q$1];[.$N$2];[.E625];[.$O$2];[.$Q$1];[.$N$2];[.C625];[.$O$2];[.$Q$1];[.$N$2];[.F625];[.$O$2];[.$Q$1];[.$N$2];[.D625];[.$O$2];[.$O$2])" office:value-type="string" office:string-value="insert into creatives values (627,'some description627','http://domain627.com',('ios','android'),('UK',),(),())" calcext:value-type="string">
            <text:p>insert into creatives values (627,'some description627','http://domain627.com',('ios','android'),('UK',),(),())</text:p>
          </table:table-cell>
          <table:table-cell/>
        </table:table-row>
        <table:table-row table:style-name="ro2">
          <table:table-cell table:formula="of:=CONCATENATE([.A$1];[.J626])" office:value-type="string" office:string-value="some description628" calcext:value-type="string">
            <text:p>some description628</text:p>
          </table:table-cell>
          <table:table-cell table:formula="of:=CONCATENATE([.B$1];[.$J626];[.$M$2])" office:value-type="string" office:string-value="http://domain628.com" calcext:value-type="string">
            <text:p>http://domain62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8" calcext:value-type="float">
            <text:p>628</text:p>
          </table:table-cell>
          <table:table-cell table:number-columns-repeated="5"/>
          <table:table-cell table:formula="of:=CONCATENATE([.$P$1];[.J626];[.$Q$1];[.$N$3];[.A626];[.$O$3];[.$Q$1];[.$N$3];[.B626];[.$O$3];[.$Q$1];[.$N$2];[.E626];[.$O$2];[.$Q$1];[.$N$2];[.C626];[.$O$2];[.$Q$1];[.$N$2];[.F626];[.$O$2];[.$Q$1];[.$N$2];[.D626];[.$O$2];[.$O$2])" office:value-type="string" office:string-value="insert into creatives values (628,'some description628','http://domain628.com',('ios','android'),('UK',),(),())" calcext:value-type="string">
            <text:p>insert into creatives values (628,'some description628','http://domain628.com',('ios','android'),('UK',),(),())</text:p>
          </table:table-cell>
          <table:table-cell/>
        </table:table-row>
        <table:table-row table:style-name="ro2">
          <table:table-cell table:formula="of:=CONCATENATE([.A$1];[.J627])" office:value-type="string" office:string-value="some description629" calcext:value-type="string">
            <text:p>some description629</text:p>
          </table:table-cell>
          <table:table-cell table:formula="of:=CONCATENATE([.B$1];[.$J627];[.$M$2])" office:value-type="string" office:string-value="http://domain629.com" calcext:value-type="string">
            <text:p>http://domain62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29" calcext:value-type="float">
            <text:p>629</text:p>
          </table:table-cell>
          <table:table-cell table:number-columns-repeated="5"/>
          <table:table-cell table:formula="of:=CONCATENATE([.$P$1];[.J627];[.$Q$1];[.$N$3];[.A627];[.$O$3];[.$Q$1];[.$N$3];[.B627];[.$O$3];[.$Q$1];[.$N$2];[.E627];[.$O$2];[.$Q$1];[.$N$2];[.C627];[.$O$2];[.$Q$1];[.$N$2];[.F627];[.$O$2];[.$Q$1];[.$N$2];[.D627];[.$O$2];[.$O$2])" office:value-type="string" office:string-value="insert into creatives values (629,'some description629','http://domain629.com',('ios','android'),('UK',),(),())" calcext:value-type="string">
            <text:p>insert into creatives values (629,'some description629','http://domain629.com',('ios','android'),('UK',),(),())</text:p>
          </table:table-cell>
          <table:table-cell/>
        </table:table-row>
        <table:table-row table:style-name="ro2">
          <table:table-cell table:formula="of:=CONCATENATE([.A$1];[.J628])" office:value-type="string" office:string-value="some description630" calcext:value-type="string">
            <text:p>some description630</text:p>
          </table:table-cell>
          <table:table-cell table:formula="of:=CONCATENATE([.B$1];[.$J628];[.$M$2])" office:value-type="string" office:string-value="http://domain630.com" calcext:value-type="string">
            <text:p>http://domain63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0" calcext:value-type="float">
            <text:p>630</text:p>
          </table:table-cell>
          <table:table-cell table:number-columns-repeated="5"/>
          <table:table-cell table:formula="of:=CONCATENATE([.$P$1];[.J628];[.$Q$1];[.$N$3];[.A628];[.$O$3];[.$Q$1];[.$N$3];[.B628];[.$O$3];[.$Q$1];[.$N$2];[.E628];[.$O$2];[.$Q$1];[.$N$2];[.C628];[.$O$2];[.$Q$1];[.$N$2];[.F628];[.$O$2];[.$Q$1];[.$N$2];[.D628];[.$O$2];[.$O$2])" office:value-type="string" office:string-value="insert into creatives values (630,'some description630','http://domain630.com',('ios','android'),('UK',),(),())" calcext:value-type="string">
            <text:p>insert into creatives values (630,'some description630','http://domain630.com',('ios','android'),('UK',),(),())</text:p>
          </table:table-cell>
          <table:table-cell/>
        </table:table-row>
        <table:table-row table:style-name="ro2">
          <table:table-cell table:formula="of:=CONCATENATE([.A$1];[.J629])" office:value-type="string" office:string-value="some description631" calcext:value-type="string">
            <text:p>some description631</text:p>
          </table:table-cell>
          <table:table-cell table:formula="of:=CONCATENATE([.B$1];[.$J629];[.$M$2])" office:value-type="string" office:string-value="http://domain631.com" calcext:value-type="string">
            <text:p>http://domain63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1" calcext:value-type="float">
            <text:p>631</text:p>
          </table:table-cell>
          <table:table-cell table:number-columns-repeated="5"/>
          <table:table-cell table:formula="of:=CONCATENATE([.$P$1];[.J629];[.$Q$1];[.$N$3];[.A629];[.$O$3];[.$Q$1];[.$N$3];[.B629];[.$O$3];[.$Q$1];[.$N$2];[.E629];[.$O$2];[.$Q$1];[.$N$2];[.C629];[.$O$2];[.$Q$1];[.$N$2];[.F629];[.$O$2];[.$Q$1];[.$N$2];[.D629];[.$O$2];[.$O$2])" office:value-type="string" office:string-value="insert into creatives values (631,'some description631','http://domain631.com',('ios','android'),('UK',),(),())" calcext:value-type="string">
            <text:p>insert into creatives values (631,'some description631','http://domain631.com',('ios','android'),('UK',),(),())</text:p>
          </table:table-cell>
          <table:table-cell/>
        </table:table-row>
        <table:table-row table:style-name="ro2">
          <table:table-cell table:formula="of:=CONCATENATE([.A$1];[.J630])" office:value-type="string" office:string-value="some description632" calcext:value-type="string">
            <text:p>some description632</text:p>
          </table:table-cell>
          <table:table-cell table:formula="of:=CONCATENATE([.B$1];[.$J630];[.$M$2])" office:value-type="string" office:string-value="http://domain632.com" calcext:value-type="string">
            <text:p>http://domain63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2" calcext:value-type="float">
            <text:p>632</text:p>
          </table:table-cell>
          <table:table-cell table:number-columns-repeated="5"/>
          <table:table-cell table:formula="of:=CONCATENATE([.$P$1];[.J630];[.$Q$1];[.$N$3];[.A630];[.$O$3];[.$Q$1];[.$N$3];[.B630];[.$O$3];[.$Q$1];[.$N$2];[.E630];[.$O$2];[.$Q$1];[.$N$2];[.C630];[.$O$2];[.$Q$1];[.$N$2];[.F630];[.$O$2];[.$Q$1];[.$N$2];[.D630];[.$O$2];[.$O$2])" office:value-type="string" office:string-value="insert into creatives values (632,'some description632','http://domain632.com',('ios','android'),('UK',),(),())" calcext:value-type="string">
            <text:p>insert into creatives values (632,'some description632','http://domain632.com',('ios','android'),('UK',),(),())</text:p>
          </table:table-cell>
          <table:table-cell/>
        </table:table-row>
        <table:table-row table:style-name="ro2">
          <table:table-cell table:formula="of:=CONCATENATE([.A$1];[.J631])" office:value-type="string" office:string-value="some description633" calcext:value-type="string">
            <text:p>some description633</text:p>
          </table:table-cell>
          <table:table-cell table:formula="of:=CONCATENATE([.B$1];[.$J631];[.$M$2])" office:value-type="string" office:string-value="http://domain633.com" calcext:value-type="string">
            <text:p>http://domain63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3" calcext:value-type="float">
            <text:p>633</text:p>
          </table:table-cell>
          <table:table-cell table:number-columns-repeated="5"/>
          <table:table-cell table:formula="of:=CONCATENATE([.$P$1];[.J631];[.$Q$1];[.$N$3];[.A631];[.$O$3];[.$Q$1];[.$N$3];[.B631];[.$O$3];[.$Q$1];[.$N$2];[.E631];[.$O$2];[.$Q$1];[.$N$2];[.C631];[.$O$2];[.$Q$1];[.$N$2];[.F631];[.$O$2];[.$Q$1];[.$N$2];[.D631];[.$O$2];[.$O$2])" office:value-type="string" office:string-value="insert into creatives values (633,'some description633','http://domain633.com',('ios','android'),('UK',),(),())" calcext:value-type="string">
            <text:p>insert into creatives values (633,'some description633','http://domain633.com',('ios','android'),('UK',),(),())</text:p>
          </table:table-cell>
          <table:table-cell/>
        </table:table-row>
        <table:table-row table:style-name="ro2">
          <table:table-cell table:formula="of:=CONCATENATE([.A$1];[.J632])" office:value-type="string" office:string-value="some description634" calcext:value-type="string">
            <text:p>some description634</text:p>
          </table:table-cell>
          <table:table-cell table:formula="of:=CONCATENATE([.B$1];[.$J632];[.$M$2])" office:value-type="string" office:string-value="http://domain634.com" calcext:value-type="string">
            <text:p>http://domain63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table:number-columns-repeated="5"/>
          <table:table-cell table:formula="of:=CONCATENATE([.$P$1];[.J632];[.$Q$1];[.$N$3];[.A632];[.$O$3];[.$Q$1];[.$N$3];[.B632];[.$O$3];[.$Q$1];[.$N$2];[.E632];[.$O$2];[.$Q$1];[.$N$2];[.C632];[.$O$2];[.$Q$1];[.$N$2];[.F632];[.$O$2];[.$Q$1];[.$N$2];[.D632];[.$O$2];[.$O$2])" office:value-type="string" office:string-value="insert into creatives values (634,'some description634','http://domain634.com',('ios','android'),('UK',),(),())" calcext:value-type="string">
            <text:p>insert into creatives values (634,'some description634','http://domain634.com',('ios','android'),('UK',),(),())</text:p>
          </table:table-cell>
          <table:table-cell/>
        </table:table-row>
        <table:table-row table:style-name="ro2">
          <table:table-cell table:formula="of:=CONCATENATE([.A$1];[.J633])" office:value-type="string" office:string-value="some description635" calcext:value-type="string">
            <text:p>some description635</text:p>
          </table:table-cell>
          <table:table-cell table:formula="of:=CONCATENATE([.B$1];[.$J633];[.$M$2])" office:value-type="string" office:string-value="http://domain635.com" calcext:value-type="string">
            <text:p>http://domain63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5" calcext:value-type="float">
            <text:p>635</text:p>
          </table:table-cell>
          <table:table-cell table:number-columns-repeated="5"/>
          <table:table-cell table:formula="of:=CONCATENATE([.$P$1];[.J633];[.$Q$1];[.$N$3];[.A633];[.$O$3];[.$Q$1];[.$N$3];[.B633];[.$O$3];[.$Q$1];[.$N$2];[.E633];[.$O$2];[.$Q$1];[.$N$2];[.C633];[.$O$2];[.$Q$1];[.$N$2];[.F633];[.$O$2];[.$Q$1];[.$N$2];[.D633];[.$O$2];[.$O$2])" office:value-type="string" office:string-value="insert into creatives values (635,'some description635','http://domain635.com',('ios','android'),('UK',),(),())" calcext:value-type="string">
            <text:p>insert into creatives values (635,'some description635','http://domain635.com',('ios','android'),('UK',),(),())</text:p>
          </table:table-cell>
          <table:table-cell/>
        </table:table-row>
        <table:table-row table:style-name="ro2">
          <table:table-cell table:formula="of:=CONCATENATE([.A$1];[.J634])" office:value-type="string" office:string-value="some description636" calcext:value-type="string">
            <text:p>some description636</text:p>
          </table:table-cell>
          <table:table-cell table:formula="of:=CONCATENATE([.B$1];[.$J634];[.$M$2])" office:value-type="string" office:string-value="http://domain636.com" calcext:value-type="string">
            <text:p>http://domain63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6" calcext:value-type="float">
            <text:p>636</text:p>
          </table:table-cell>
          <table:table-cell table:number-columns-repeated="5"/>
          <table:table-cell table:formula="of:=CONCATENATE([.$P$1];[.J634];[.$Q$1];[.$N$3];[.A634];[.$O$3];[.$Q$1];[.$N$3];[.B634];[.$O$3];[.$Q$1];[.$N$2];[.E634];[.$O$2];[.$Q$1];[.$N$2];[.C634];[.$O$2];[.$Q$1];[.$N$2];[.F634];[.$O$2];[.$Q$1];[.$N$2];[.D634];[.$O$2];[.$O$2])" office:value-type="string" office:string-value="insert into creatives values (636,'some description636','http://domain636.com',('ios','android'),('UK',),(),())" calcext:value-type="string">
            <text:p>insert into creatives values (636,'some description636','http://domain636.com',('ios','android'),('UK',),(),())</text:p>
          </table:table-cell>
          <table:table-cell/>
        </table:table-row>
        <table:table-row table:style-name="ro2">
          <table:table-cell table:formula="of:=CONCATENATE([.A$1];[.J635])" office:value-type="string" office:string-value="some description637" calcext:value-type="string">
            <text:p>some description637</text:p>
          </table:table-cell>
          <table:table-cell table:formula="of:=CONCATENATE([.B$1];[.$J635];[.$M$2])" office:value-type="string" office:string-value="http://domain637.com" calcext:value-type="string">
            <text:p>http://domain63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7" calcext:value-type="float">
            <text:p>637</text:p>
          </table:table-cell>
          <table:table-cell table:number-columns-repeated="5"/>
          <table:table-cell table:formula="of:=CONCATENATE([.$P$1];[.J635];[.$Q$1];[.$N$3];[.A635];[.$O$3];[.$Q$1];[.$N$3];[.B635];[.$O$3];[.$Q$1];[.$N$2];[.E635];[.$O$2];[.$Q$1];[.$N$2];[.C635];[.$O$2];[.$Q$1];[.$N$2];[.F635];[.$O$2];[.$Q$1];[.$N$2];[.D635];[.$O$2];[.$O$2])" office:value-type="string" office:string-value="insert into creatives values (637,'some description637','http://domain637.com',('ios','android'),('UK',),(),())" calcext:value-type="string">
            <text:p>insert into creatives values (637,'some description637','http://domain637.com',('ios','android'),('UK',),(),())</text:p>
          </table:table-cell>
          <table:table-cell/>
        </table:table-row>
        <table:table-row table:style-name="ro2">
          <table:table-cell table:formula="of:=CONCATENATE([.A$1];[.J636])" office:value-type="string" office:string-value="some description638" calcext:value-type="string">
            <text:p>some description638</text:p>
          </table:table-cell>
          <table:table-cell table:formula="of:=CONCATENATE([.B$1];[.$J636];[.$M$2])" office:value-type="string" office:string-value="http://domain638.com" calcext:value-type="string">
            <text:p>http://domain63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8" calcext:value-type="float">
            <text:p>638</text:p>
          </table:table-cell>
          <table:table-cell table:number-columns-repeated="5"/>
          <table:table-cell table:formula="of:=CONCATENATE([.$P$1];[.J636];[.$Q$1];[.$N$3];[.A636];[.$O$3];[.$Q$1];[.$N$3];[.B636];[.$O$3];[.$Q$1];[.$N$2];[.E636];[.$O$2];[.$Q$1];[.$N$2];[.C636];[.$O$2];[.$Q$1];[.$N$2];[.F636];[.$O$2];[.$Q$1];[.$N$2];[.D636];[.$O$2];[.$O$2])" office:value-type="string" office:string-value="insert into creatives values (638,'some description638','http://domain638.com',('ios','android'),('UK',),(),())" calcext:value-type="string">
            <text:p>insert into creatives values (638,'some description638','http://domain638.com',('ios','android'),('UK',),(),())</text:p>
          </table:table-cell>
          <table:table-cell/>
        </table:table-row>
        <table:table-row table:style-name="ro2">
          <table:table-cell table:formula="of:=CONCATENATE([.A$1];[.J637])" office:value-type="string" office:string-value="some description639" calcext:value-type="string">
            <text:p>some description639</text:p>
          </table:table-cell>
          <table:table-cell table:formula="of:=CONCATENATE([.B$1];[.$J637];[.$M$2])" office:value-type="string" office:string-value="http://domain639.com" calcext:value-type="string">
            <text:p>http://domain63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39" calcext:value-type="float">
            <text:p>639</text:p>
          </table:table-cell>
          <table:table-cell table:number-columns-repeated="5"/>
          <table:table-cell table:formula="of:=CONCATENATE([.$P$1];[.J637];[.$Q$1];[.$N$3];[.A637];[.$O$3];[.$Q$1];[.$N$3];[.B637];[.$O$3];[.$Q$1];[.$N$2];[.E637];[.$O$2];[.$Q$1];[.$N$2];[.C637];[.$O$2];[.$Q$1];[.$N$2];[.F637];[.$O$2];[.$Q$1];[.$N$2];[.D637];[.$O$2];[.$O$2])" office:value-type="string" office:string-value="insert into creatives values (639,'some description639','http://domain639.com',('ios','android'),('UK',),(),())" calcext:value-type="string">
            <text:p>insert into creatives values (639,'some description639','http://domain639.com',('ios','android'),('UK',),(),())</text:p>
          </table:table-cell>
          <table:table-cell/>
        </table:table-row>
        <table:table-row table:style-name="ro2">
          <table:table-cell table:formula="of:=CONCATENATE([.A$1];[.J638])" office:value-type="string" office:string-value="some description640" calcext:value-type="string">
            <text:p>some description640</text:p>
          </table:table-cell>
          <table:table-cell table:formula="of:=CONCATENATE([.B$1];[.$J638];[.$M$2])" office:value-type="string" office:string-value="http://domain640.com" calcext:value-type="string">
            <text:p>http://domain640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table:number-columns-repeated="5"/>
          <table:table-cell table:formula="of:=CONCATENATE([.$P$1];[.J638];[.$Q$1];[.$N$3];[.A638];[.$O$3];[.$Q$1];[.$N$3];[.B638];[.$O$3];[.$Q$1];[.$N$2];[.E638];[.$O$2];[.$Q$1];[.$N$2];[.C638];[.$O$2];[.$Q$1];[.$N$2];[.F638];[.$O$2];[.$Q$1];[.$N$2];[.D638];[.$O$2];[.$O$2])" office:value-type="string" office:string-value="insert into creatives values (640,'some description640','http://domain640.com',('ios','android'),('UK',),(),())" calcext:value-type="string">
            <text:p>insert into creatives values (640,'some description640','http://domain640.com',('ios','android'),('UK',),(),())</text:p>
          </table:table-cell>
          <table:table-cell/>
        </table:table-row>
        <table:table-row table:style-name="ro2">
          <table:table-cell table:formula="of:=CONCATENATE([.A$1];[.J639])" office:value-type="string" office:string-value="some description641" calcext:value-type="string">
            <text:p>some description641</text:p>
          </table:table-cell>
          <table:table-cell table:formula="of:=CONCATENATE([.B$1];[.$J639];[.$M$2])" office:value-type="string" office:string-value="http://domain641.com" calcext:value-type="string">
            <text:p>http://domain641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1" calcext:value-type="float">
            <text:p>641</text:p>
          </table:table-cell>
          <table:table-cell table:number-columns-repeated="5"/>
          <table:table-cell table:formula="of:=CONCATENATE([.$P$1];[.J639];[.$Q$1];[.$N$3];[.A639];[.$O$3];[.$Q$1];[.$N$3];[.B639];[.$O$3];[.$Q$1];[.$N$2];[.E639];[.$O$2];[.$Q$1];[.$N$2];[.C639];[.$O$2];[.$Q$1];[.$N$2];[.F639];[.$O$2];[.$Q$1];[.$N$2];[.D639];[.$O$2];[.$O$2])" office:value-type="string" office:string-value="insert into creatives values (641,'some description641','http://domain641.com',('ios','android'),('UK',),(),())" calcext:value-type="string">
            <text:p>insert into creatives values (641,'some description641','http://domain641.com',('ios','android'),('UK',),(),())</text:p>
          </table:table-cell>
          <table:table-cell/>
        </table:table-row>
        <table:table-row table:style-name="ro2">
          <table:table-cell table:formula="of:=CONCATENATE([.A$1];[.J640])" office:value-type="string" office:string-value="some description642" calcext:value-type="string">
            <text:p>some description642</text:p>
          </table:table-cell>
          <table:table-cell table:formula="of:=CONCATENATE([.B$1];[.$J640];[.$M$2])" office:value-type="string" office:string-value="http://domain642.com" calcext:value-type="string">
            <text:p>http://domain642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2" calcext:value-type="float">
            <text:p>642</text:p>
          </table:table-cell>
          <table:table-cell table:number-columns-repeated="5"/>
          <table:table-cell table:formula="of:=CONCATENATE([.$P$1];[.J640];[.$Q$1];[.$N$3];[.A640];[.$O$3];[.$Q$1];[.$N$3];[.B640];[.$O$3];[.$Q$1];[.$N$2];[.E640];[.$O$2];[.$Q$1];[.$N$2];[.C640];[.$O$2];[.$Q$1];[.$N$2];[.F640];[.$O$2];[.$Q$1];[.$N$2];[.D640];[.$O$2];[.$O$2])" office:value-type="string" office:string-value="insert into creatives values (642,'some description642','http://domain642.com',('ios','android'),('UK',),(),())" calcext:value-type="string">
            <text:p>insert into creatives values (642,'some description642','http://domain642.com',('ios','android'),('UK',),(),())</text:p>
          </table:table-cell>
          <table:table-cell/>
        </table:table-row>
        <table:table-row table:style-name="ro2">
          <table:table-cell table:formula="of:=CONCATENATE([.A$1];[.J641])" office:value-type="string" office:string-value="some description643" calcext:value-type="string">
            <text:p>some description643</text:p>
          </table:table-cell>
          <table:table-cell table:formula="of:=CONCATENATE([.B$1];[.$J641];[.$M$2])" office:value-type="string" office:string-value="http://domain643.com" calcext:value-type="string">
            <text:p>http://domain643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3" calcext:value-type="float">
            <text:p>643</text:p>
          </table:table-cell>
          <table:table-cell table:number-columns-repeated="5"/>
          <table:table-cell table:formula="of:=CONCATENATE([.$P$1];[.J641];[.$Q$1];[.$N$3];[.A641];[.$O$3];[.$Q$1];[.$N$3];[.B641];[.$O$3];[.$Q$1];[.$N$2];[.E641];[.$O$2];[.$Q$1];[.$N$2];[.C641];[.$O$2];[.$Q$1];[.$N$2];[.F641];[.$O$2];[.$Q$1];[.$N$2];[.D641];[.$O$2];[.$O$2])" office:value-type="string" office:string-value="insert into creatives values (643,'some description643','http://domain643.com',('ios','android'),('UK',),(),())" calcext:value-type="string">
            <text:p>insert into creatives values (643,'some description643','http://domain643.com',('ios','android'),('UK',),(),())</text:p>
          </table:table-cell>
          <table:table-cell/>
        </table:table-row>
        <table:table-row table:style-name="ro2">
          <table:table-cell table:formula="of:=CONCATENATE([.A$1];[.J642])" office:value-type="string" office:string-value="some description644" calcext:value-type="string">
            <text:p>some description644</text:p>
          </table:table-cell>
          <table:table-cell table:formula="of:=CONCATENATE([.B$1];[.$J642];[.$M$2])" office:value-type="string" office:string-value="http://domain644.com" calcext:value-type="string">
            <text:p>http://domain644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4" calcext:value-type="float">
            <text:p>644</text:p>
          </table:table-cell>
          <table:table-cell table:number-columns-repeated="5"/>
          <table:table-cell table:formula="of:=CONCATENATE([.$P$1];[.J642];[.$Q$1];[.$N$3];[.A642];[.$O$3];[.$Q$1];[.$N$3];[.B642];[.$O$3];[.$Q$1];[.$N$2];[.E642];[.$O$2];[.$Q$1];[.$N$2];[.C642];[.$O$2];[.$Q$1];[.$N$2];[.F642];[.$O$2];[.$Q$1];[.$N$2];[.D642];[.$O$2];[.$O$2])" office:value-type="string" office:string-value="insert into creatives values (644,'some description644','http://domain644.com',('ios','android'),('UK',),(),())" calcext:value-type="string">
            <text:p>insert into creatives values (644,'some description644','http://domain644.com',('ios','android'),('UK',),(),())</text:p>
          </table:table-cell>
          <table:table-cell/>
        </table:table-row>
        <table:table-row table:style-name="ro2">
          <table:table-cell table:formula="of:=CONCATENATE([.A$1];[.J643])" office:value-type="string" office:string-value="some description645" calcext:value-type="string">
            <text:p>some description645</text:p>
          </table:table-cell>
          <table:table-cell table:formula="of:=CONCATENATE([.B$1];[.$J643];[.$M$2])" office:value-type="string" office:string-value="http://domain645.com" calcext:value-type="string">
            <text:p>http://domain645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5" calcext:value-type="float">
            <text:p>645</text:p>
          </table:table-cell>
          <table:table-cell table:number-columns-repeated="5"/>
          <table:table-cell table:formula="of:=CONCATENATE([.$P$1];[.J643];[.$Q$1];[.$N$3];[.A643];[.$O$3];[.$Q$1];[.$N$3];[.B643];[.$O$3];[.$Q$1];[.$N$2];[.E643];[.$O$2];[.$Q$1];[.$N$2];[.C643];[.$O$2];[.$Q$1];[.$N$2];[.F643];[.$O$2];[.$Q$1];[.$N$2];[.D643];[.$O$2];[.$O$2])" office:value-type="string" office:string-value="insert into creatives values (645,'some description645','http://domain645.com',('ios','android'),('UK',),(),())" calcext:value-type="string">
            <text:p>insert into creatives values (645,'some description645','http://domain645.com',('ios','android'),('UK',),(),())</text:p>
          </table:table-cell>
          <table:table-cell/>
        </table:table-row>
        <table:table-row table:style-name="ro2">
          <table:table-cell table:formula="of:=CONCATENATE([.A$1];[.J644])" office:value-type="string" office:string-value="some description646" calcext:value-type="string">
            <text:p>some description646</text:p>
          </table:table-cell>
          <table:table-cell table:formula="of:=CONCATENATE([.B$1];[.$J644];[.$M$2])" office:value-type="string" office:string-value="http://domain646.com" calcext:value-type="string">
            <text:p>http://domain646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6" calcext:value-type="float">
            <text:p>646</text:p>
          </table:table-cell>
          <table:table-cell table:number-columns-repeated="5"/>
          <table:table-cell table:formula="of:=CONCATENATE([.$P$1];[.J644];[.$Q$1];[.$N$3];[.A644];[.$O$3];[.$Q$1];[.$N$3];[.B644];[.$O$3];[.$Q$1];[.$N$2];[.E644];[.$O$2];[.$Q$1];[.$N$2];[.C644];[.$O$2];[.$Q$1];[.$N$2];[.F644];[.$O$2];[.$Q$1];[.$N$2];[.D644];[.$O$2];[.$O$2])" office:value-type="string" office:string-value="insert into creatives values (646,'some description646','http://domain646.com',('ios','android'),('UK',),(),())" calcext:value-type="string">
            <text:p>insert into creatives values (646,'some description646','http://domain646.com',('ios','android'),('UK',),(),())</text:p>
          </table:table-cell>
          <table:table-cell/>
        </table:table-row>
        <table:table-row table:style-name="ro2">
          <table:table-cell table:formula="of:=CONCATENATE([.A$1];[.J645])" office:value-type="string" office:string-value="some description647" calcext:value-type="string">
            <text:p>some description647</text:p>
          </table:table-cell>
          <table:table-cell table:formula="of:=CONCATENATE([.B$1];[.$J645];[.$M$2])" office:value-type="string" office:string-value="http://domain647.com" calcext:value-type="string">
            <text:p>http://domain647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7" calcext:value-type="float">
            <text:p>647</text:p>
          </table:table-cell>
          <table:table-cell table:number-columns-repeated="5"/>
          <table:table-cell table:formula="of:=CONCATENATE([.$P$1];[.J645];[.$Q$1];[.$N$3];[.A645];[.$O$3];[.$Q$1];[.$N$3];[.B645];[.$O$3];[.$Q$1];[.$N$2];[.E645];[.$O$2];[.$Q$1];[.$N$2];[.C645];[.$O$2];[.$Q$1];[.$N$2];[.F645];[.$O$2];[.$Q$1];[.$N$2];[.D645];[.$O$2];[.$O$2])" office:value-type="string" office:string-value="insert into creatives values (647,'some description647','http://domain647.com',('ios','android'),('UK',),(),())" calcext:value-type="string">
            <text:p>insert into creatives values (647,'some description647','http://domain647.com',('ios','android'),('UK',),(),())</text:p>
          </table:table-cell>
          <table:table-cell/>
        </table:table-row>
        <table:table-row table:style-name="ro2">
          <table:table-cell table:formula="of:=CONCATENATE([.A$1];[.J646])" office:value-type="string" office:string-value="some description648" calcext:value-type="string">
            <text:p>some description648</text:p>
          </table:table-cell>
          <table:table-cell table:formula="of:=CONCATENATE([.B$1];[.$J646];[.$M$2])" office:value-type="string" office:string-value="http://domain648.com" calcext:value-type="string">
            <text:p>http://domain648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8" calcext:value-type="float">
            <text:p>648</text:p>
          </table:table-cell>
          <table:table-cell table:number-columns-repeated="5"/>
          <table:table-cell table:formula="of:=CONCATENATE([.$P$1];[.J646];[.$Q$1];[.$N$3];[.A646];[.$O$3];[.$Q$1];[.$N$3];[.B646];[.$O$3];[.$Q$1];[.$N$2];[.E646];[.$O$2];[.$Q$1];[.$N$2];[.C646];[.$O$2];[.$Q$1];[.$N$2];[.F646];[.$O$2];[.$Q$1];[.$N$2];[.D646];[.$O$2];[.$O$2])" office:value-type="string" office:string-value="insert into creatives values (648,'some description648','http://domain648.com',('ios','android'),('UK',),(),())" calcext:value-type="string">
            <text:p>insert into creatives values (648,'some description648','http://domain648.com',('ios','android'),('UK',),(),())</text:p>
          </table:table-cell>
          <table:table-cell/>
        </table:table-row>
        <table:table-row table:style-name="ro2">
          <table:table-cell table:formula="of:=CONCATENATE([.A$1];[.J647])" office:value-type="string" office:string-value="some description649" calcext:value-type="string">
            <text:p>some description649</text:p>
          </table:table-cell>
          <table:table-cell table:formula="of:=CONCATENATE([.B$1];[.$J647];[.$M$2])" office:value-type="string" office:string-value="http://domain649.com" calcext:value-type="string">
            <text:p>http://domain649.com</text:p>
          </table:table-cell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49" calcext:value-type="float">
            <text:p>649</text:p>
          </table:table-cell>
          <table:table-cell table:number-columns-repeated="5"/>
          <table:table-cell table:formula="of:=CONCATENATE([.$P$1];[.J647];[.$Q$1];[.$N$3];[.A647];[.$O$3];[.$Q$1];[.$N$3];[.B647];[.$O$3];[.$Q$1];[.$N$2];[.E647];[.$O$2];[.$Q$1];[.$N$2];[.C647];[.$O$2];[.$Q$1];[.$N$2];[.F647];[.$O$2];[.$Q$1];[.$N$2];[.D647];[.$O$2];[.$O$2])" office:value-type="string" office:string-value="insert into creatives values (649,'some description649','http://domain649.com',('ios','android'),('UK',),(),())" calcext:value-type="string">
            <text:p>insert into creatives values (649,'some description649','http://domain649.com',('ios','android'),('UK',),(),())</text:p>
          </table:table-cell>
          <table:table-cell/>
        </table:table-row>
        <table:table-row table:style-name="ro2">
          <table:table-cell table:formula="of:=CONCATENATE([.A$1];[.J648])" office:value-type="string" office:string-value="some description650" calcext:value-type="string">
            <text:p>some description650</text:p>
          </table:table-cell>
          <table:table-cell table:formula="of:=CONCATENATE([.B$1];[.$J648];[.$M$2])" office:value-type="string" office:string-value="http://domain650.com" calcext:value-type="string">
            <text:p>http://domain65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table:number-columns-repeated="5"/>
          <table:table-cell table:formula="of:=CONCATENATE([.$P$1];[.J648];[.$Q$1];[.$N$3];[.A648];[.$O$3];[.$Q$1];[.$N$3];[.B648];[.$O$3];[.$Q$1];[.$N$2];[.E648];[.$O$2];[.$Q$1];[.$N$2];[.C648];[.$O$2];[.$Q$1];[.$N$2];[.F648];[.$O$2];[.$Q$1];[.$N$2];[.D648];[.$O$2];[.$O$2])" office:value-type="string" office:string-value="insert into creatives values (650,'some description650','http://domain650.com',('ios','android'),('UK','US'),(),())" calcext:value-type="string">
            <text:p>insert into creatives values (650,'some description650','http://domain650.com',('ios','android'),('UK','US'),(),())</text:p>
          </table:table-cell>
          <table:table-cell/>
        </table:table-row>
        <table:table-row table:style-name="ro2">
          <table:table-cell table:formula="of:=CONCATENATE([.A$1];[.J649])" office:value-type="string" office:string-value="some description651" calcext:value-type="string">
            <text:p>some description651</text:p>
          </table:table-cell>
          <table:table-cell table:formula="of:=CONCATENATE([.B$1];[.$J649];[.$M$2])" office:value-type="string" office:string-value="http://domain651.com" calcext:value-type="string">
            <text:p>http://domain65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1" calcext:value-type="float">
            <text:p>651</text:p>
          </table:table-cell>
          <table:table-cell table:number-columns-repeated="5"/>
          <table:table-cell table:formula="of:=CONCATENATE([.$P$1];[.J649];[.$Q$1];[.$N$3];[.A649];[.$O$3];[.$Q$1];[.$N$3];[.B649];[.$O$3];[.$Q$1];[.$N$2];[.E649];[.$O$2];[.$Q$1];[.$N$2];[.C649];[.$O$2];[.$Q$1];[.$N$2];[.F649];[.$O$2];[.$Q$1];[.$N$2];[.D649];[.$O$2];[.$O$2])" office:value-type="string" office:string-value="insert into creatives values (651,'some description651','http://domain651.com',('ios','android'),('UK','US'),(),())" calcext:value-type="string">
            <text:p>insert into creatives values (651,'some description651','http://domain651.com',('ios','android'),('UK','US'),(),())</text:p>
          </table:table-cell>
          <table:table-cell/>
        </table:table-row>
        <table:table-row table:style-name="ro2">
          <table:table-cell table:formula="of:=CONCATENATE([.A$1];[.J650])" office:value-type="string" office:string-value="some description652" calcext:value-type="string">
            <text:p>some description652</text:p>
          </table:table-cell>
          <table:table-cell table:formula="of:=CONCATENATE([.B$1];[.$J650];[.$M$2])" office:value-type="string" office:string-value="http://domain652.com" calcext:value-type="string">
            <text:p>http://domain65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2" calcext:value-type="float">
            <text:p>652</text:p>
          </table:table-cell>
          <table:table-cell table:number-columns-repeated="5"/>
          <table:table-cell table:formula="of:=CONCATENATE([.$P$1];[.J650];[.$Q$1];[.$N$3];[.A650];[.$O$3];[.$Q$1];[.$N$3];[.B650];[.$O$3];[.$Q$1];[.$N$2];[.E650];[.$O$2];[.$Q$1];[.$N$2];[.C650];[.$O$2];[.$Q$1];[.$N$2];[.F650];[.$O$2];[.$Q$1];[.$N$2];[.D650];[.$O$2];[.$O$2])" office:value-type="string" office:string-value="insert into creatives values (652,'some description652','http://domain652.com',('ios','android'),('UK','US'),(),())" calcext:value-type="string">
            <text:p>insert into creatives values (652,'some description652','http://domain652.com',('ios','android'),('UK','US'),(),())</text:p>
          </table:table-cell>
          <table:table-cell/>
        </table:table-row>
        <table:table-row table:style-name="ro2">
          <table:table-cell table:formula="of:=CONCATENATE([.A$1];[.J651])" office:value-type="string" office:string-value="some description653" calcext:value-type="string">
            <text:p>some description653</text:p>
          </table:table-cell>
          <table:table-cell table:formula="of:=CONCATENATE([.B$1];[.$J651];[.$M$2])" office:value-type="string" office:string-value="http://domain653.com" calcext:value-type="string">
            <text:p>http://domain65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3" calcext:value-type="float">
            <text:p>653</text:p>
          </table:table-cell>
          <table:table-cell table:number-columns-repeated="5"/>
          <table:table-cell table:formula="of:=CONCATENATE([.$P$1];[.J651];[.$Q$1];[.$N$3];[.A651];[.$O$3];[.$Q$1];[.$N$3];[.B651];[.$O$3];[.$Q$1];[.$N$2];[.E651];[.$O$2];[.$Q$1];[.$N$2];[.C651];[.$O$2];[.$Q$1];[.$N$2];[.F651];[.$O$2];[.$Q$1];[.$N$2];[.D651];[.$O$2];[.$O$2])" office:value-type="string" office:string-value="insert into creatives values (653,'some description653','http://domain653.com',('ios','android'),('UK','US'),(),())" calcext:value-type="string">
            <text:p>insert into creatives values (653,'some description653','http://domain653.com',('ios','android'),('UK','US'),(),())</text:p>
          </table:table-cell>
          <table:table-cell/>
        </table:table-row>
        <table:table-row table:style-name="ro2">
          <table:table-cell table:formula="of:=CONCATENATE([.A$1];[.J652])" office:value-type="string" office:string-value="some description654" calcext:value-type="string">
            <text:p>some description654</text:p>
          </table:table-cell>
          <table:table-cell table:formula="of:=CONCATENATE([.B$1];[.$J652];[.$M$2])" office:value-type="string" office:string-value="http://domain654.com" calcext:value-type="string">
            <text:p>http://domain65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4" calcext:value-type="float">
            <text:p>654</text:p>
          </table:table-cell>
          <table:table-cell table:number-columns-repeated="5"/>
          <table:table-cell table:formula="of:=CONCATENATE([.$P$1];[.J652];[.$Q$1];[.$N$3];[.A652];[.$O$3];[.$Q$1];[.$N$3];[.B652];[.$O$3];[.$Q$1];[.$N$2];[.E652];[.$O$2];[.$Q$1];[.$N$2];[.C652];[.$O$2];[.$Q$1];[.$N$2];[.F652];[.$O$2];[.$Q$1];[.$N$2];[.D652];[.$O$2];[.$O$2])" office:value-type="string" office:string-value="insert into creatives values (654,'some description654','http://domain654.com',('ios','android'),('UK','US'),(),())" calcext:value-type="string">
            <text:p>insert into creatives values (654,'some description654','http://domain654.com',('ios','android'),('UK','US'),(),())</text:p>
          </table:table-cell>
          <table:table-cell/>
        </table:table-row>
        <table:table-row table:style-name="ro2">
          <table:table-cell table:formula="of:=CONCATENATE([.A$1];[.J653])" office:value-type="string" office:string-value="some description655" calcext:value-type="string">
            <text:p>some description655</text:p>
          </table:table-cell>
          <table:table-cell table:formula="of:=CONCATENATE([.B$1];[.$J653];[.$M$2])" office:value-type="string" office:string-value="http://domain655.com" calcext:value-type="string">
            <text:p>http://domain65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table:number-columns-repeated="5"/>
          <table:table-cell table:formula="of:=CONCATENATE([.$P$1];[.J653];[.$Q$1];[.$N$3];[.A653];[.$O$3];[.$Q$1];[.$N$3];[.B653];[.$O$3];[.$Q$1];[.$N$2];[.E653];[.$O$2];[.$Q$1];[.$N$2];[.C653];[.$O$2];[.$Q$1];[.$N$2];[.F653];[.$O$2];[.$Q$1];[.$N$2];[.D653];[.$O$2];[.$O$2])" office:value-type="string" office:string-value="insert into creatives values (655,'some description655','http://domain655.com',('ios','android'),('UK','US'),(),())" calcext:value-type="string">
            <text:p>insert into creatives values (655,'some description655','http://domain655.com',('ios','android'),('UK','US'),(),())</text:p>
          </table:table-cell>
          <table:table-cell/>
        </table:table-row>
        <table:table-row table:style-name="ro2">
          <table:table-cell table:formula="of:=CONCATENATE([.A$1];[.J654])" office:value-type="string" office:string-value="some description656" calcext:value-type="string">
            <text:p>some description656</text:p>
          </table:table-cell>
          <table:table-cell table:formula="of:=CONCATENATE([.B$1];[.$J654];[.$M$2])" office:value-type="string" office:string-value="http://domain656.com" calcext:value-type="string">
            <text:p>http://domain65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6" calcext:value-type="float">
            <text:p>656</text:p>
          </table:table-cell>
          <table:table-cell table:number-columns-repeated="5"/>
          <table:table-cell table:formula="of:=CONCATENATE([.$P$1];[.J654];[.$Q$1];[.$N$3];[.A654];[.$O$3];[.$Q$1];[.$N$3];[.B654];[.$O$3];[.$Q$1];[.$N$2];[.E654];[.$O$2];[.$Q$1];[.$N$2];[.C654];[.$O$2];[.$Q$1];[.$N$2];[.F654];[.$O$2];[.$Q$1];[.$N$2];[.D654];[.$O$2];[.$O$2])" office:value-type="string" office:string-value="insert into creatives values (656,'some description656','http://domain656.com',('ios','android'),('UK','US'),(),())" calcext:value-type="string">
            <text:p>insert into creatives values (656,'some description656','http://domain656.com',('ios','android'),('UK','US'),(),())</text:p>
          </table:table-cell>
          <table:table-cell/>
        </table:table-row>
        <table:table-row table:style-name="ro2">
          <table:table-cell table:formula="of:=CONCATENATE([.A$1];[.J655])" office:value-type="string" office:string-value="some description657" calcext:value-type="string">
            <text:p>some description657</text:p>
          </table:table-cell>
          <table:table-cell table:formula="of:=CONCATENATE([.B$1];[.$J655];[.$M$2])" office:value-type="string" office:string-value="http://domain657.com" calcext:value-type="string">
            <text:p>http://domain65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7" calcext:value-type="float">
            <text:p>657</text:p>
          </table:table-cell>
          <table:table-cell table:number-columns-repeated="5"/>
          <table:table-cell table:formula="of:=CONCATENATE([.$P$1];[.J655];[.$Q$1];[.$N$3];[.A655];[.$O$3];[.$Q$1];[.$N$3];[.B655];[.$O$3];[.$Q$1];[.$N$2];[.E655];[.$O$2];[.$Q$1];[.$N$2];[.C655];[.$O$2];[.$Q$1];[.$N$2];[.F655];[.$O$2];[.$Q$1];[.$N$2];[.D655];[.$O$2];[.$O$2])" office:value-type="string" office:string-value="insert into creatives values (657,'some description657','http://domain657.com',('ios','android'),('UK','US'),(),())" calcext:value-type="string">
            <text:p>insert into creatives values (657,'some description657','http://domain657.com',('ios','android'),('UK','US'),(),())</text:p>
          </table:table-cell>
          <table:table-cell/>
        </table:table-row>
        <table:table-row table:style-name="ro2">
          <table:table-cell table:formula="of:=CONCATENATE([.A$1];[.J656])" office:value-type="string" office:string-value="some description658" calcext:value-type="string">
            <text:p>some description658</text:p>
          </table:table-cell>
          <table:table-cell table:formula="of:=CONCATENATE([.B$1];[.$J656];[.$M$2])" office:value-type="string" office:string-value="http://domain658.com" calcext:value-type="string">
            <text:p>http://domain65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8" calcext:value-type="float">
            <text:p>658</text:p>
          </table:table-cell>
          <table:table-cell table:number-columns-repeated="5"/>
          <table:table-cell table:formula="of:=CONCATENATE([.$P$1];[.J656];[.$Q$1];[.$N$3];[.A656];[.$O$3];[.$Q$1];[.$N$3];[.B656];[.$O$3];[.$Q$1];[.$N$2];[.E656];[.$O$2];[.$Q$1];[.$N$2];[.C656];[.$O$2];[.$Q$1];[.$N$2];[.F656];[.$O$2];[.$Q$1];[.$N$2];[.D656];[.$O$2];[.$O$2])" office:value-type="string" office:string-value="insert into creatives values (658,'some description658','http://domain658.com',('ios','android'),('UK','US'),(),())" calcext:value-type="string">
            <text:p>insert into creatives values (658,'some description658','http://domain658.com',('ios','android'),('UK','US'),(),())</text:p>
          </table:table-cell>
          <table:table-cell/>
        </table:table-row>
        <table:table-row table:style-name="ro2">
          <table:table-cell table:formula="of:=CONCATENATE([.A$1];[.J657])" office:value-type="string" office:string-value="some description659" calcext:value-type="string">
            <text:p>some description659</text:p>
          </table:table-cell>
          <table:table-cell table:formula="of:=CONCATENATE([.B$1];[.$J657];[.$M$2])" office:value-type="string" office:string-value="http://domain659.com" calcext:value-type="string">
            <text:p>http://domain65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59" calcext:value-type="float">
            <text:p>659</text:p>
          </table:table-cell>
          <table:table-cell table:number-columns-repeated="5"/>
          <table:table-cell table:formula="of:=CONCATENATE([.$P$1];[.J657];[.$Q$1];[.$N$3];[.A657];[.$O$3];[.$Q$1];[.$N$3];[.B657];[.$O$3];[.$Q$1];[.$N$2];[.E657];[.$O$2];[.$Q$1];[.$N$2];[.C657];[.$O$2];[.$Q$1];[.$N$2];[.F657];[.$O$2];[.$Q$1];[.$N$2];[.D657];[.$O$2];[.$O$2])" office:value-type="string" office:string-value="insert into creatives values (659,'some description659','http://domain659.com',('ios','android'),('UK','US'),(),())" calcext:value-type="string">
            <text:p>insert into creatives values (659,'some description659','http://domain659.com',('ios','android'),('UK','US'),(),())</text:p>
          </table:table-cell>
          <table:table-cell/>
        </table:table-row>
        <table:table-row table:style-name="ro2">
          <table:table-cell table:formula="of:=CONCATENATE([.A$1];[.J658])" office:value-type="string" office:string-value="some description660" calcext:value-type="string">
            <text:p>some description660</text:p>
          </table:table-cell>
          <table:table-cell table:formula="of:=CONCATENATE([.B$1];[.$J658];[.$M$2])" office:value-type="string" office:string-value="http://domain660.com" calcext:value-type="string">
            <text:p>http://domain66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0" calcext:value-type="float">
            <text:p>660</text:p>
          </table:table-cell>
          <table:table-cell table:number-columns-repeated="5"/>
          <table:table-cell table:formula="of:=CONCATENATE([.$P$1];[.J658];[.$Q$1];[.$N$3];[.A658];[.$O$3];[.$Q$1];[.$N$3];[.B658];[.$O$3];[.$Q$1];[.$N$2];[.E658];[.$O$2];[.$Q$1];[.$N$2];[.C658];[.$O$2];[.$Q$1];[.$N$2];[.F658];[.$O$2];[.$Q$1];[.$N$2];[.D658];[.$O$2];[.$O$2])" office:value-type="string" office:string-value="insert into creatives values (660,'some description660','http://domain660.com',('ios','android'),('UK','US'),(),())" calcext:value-type="string">
            <text:p>insert into creatives values (660,'some description660','http://domain660.com',('ios','android'),('UK','US'),(),())</text:p>
          </table:table-cell>
          <table:table-cell/>
        </table:table-row>
        <table:table-row table:style-name="ro2">
          <table:table-cell table:formula="of:=CONCATENATE([.A$1];[.J659])" office:value-type="string" office:string-value="some description661" calcext:value-type="string">
            <text:p>some description661</text:p>
          </table:table-cell>
          <table:table-cell table:formula="of:=CONCATENATE([.B$1];[.$J659];[.$M$2])" office:value-type="string" office:string-value="http://domain661.com" calcext:value-type="string">
            <text:p>http://domain66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1" calcext:value-type="float">
            <text:p>661</text:p>
          </table:table-cell>
          <table:table-cell table:number-columns-repeated="5"/>
          <table:table-cell table:formula="of:=CONCATENATE([.$P$1];[.J659];[.$Q$1];[.$N$3];[.A659];[.$O$3];[.$Q$1];[.$N$3];[.B659];[.$O$3];[.$Q$1];[.$N$2];[.E659];[.$O$2];[.$Q$1];[.$N$2];[.C659];[.$O$2];[.$Q$1];[.$N$2];[.F659];[.$O$2];[.$Q$1];[.$N$2];[.D659];[.$O$2];[.$O$2])" office:value-type="string" office:string-value="insert into creatives values (661,'some description661','http://domain661.com',('ios','android'),('UK','US'),(),())" calcext:value-type="string">
            <text:p>insert into creatives values (661,'some description661','http://domain661.com',('ios','android'),('UK','US'),(),())</text:p>
          </table:table-cell>
          <table:table-cell/>
        </table:table-row>
        <table:table-row table:style-name="ro2">
          <table:table-cell table:formula="of:=CONCATENATE([.A$1];[.J660])" office:value-type="string" office:string-value="some description662" calcext:value-type="string">
            <text:p>some description662</text:p>
          </table:table-cell>
          <table:table-cell table:formula="of:=CONCATENATE([.B$1];[.$J660];[.$M$2])" office:value-type="string" office:string-value="http://domain662.com" calcext:value-type="string">
            <text:p>http://domain66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2" calcext:value-type="float">
            <text:p>662</text:p>
          </table:table-cell>
          <table:table-cell table:number-columns-repeated="5"/>
          <table:table-cell table:formula="of:=CONCATENATE([.$P$1];[.J660];[.$Q$1];[.$N$3];[.A660];[.$O$3];[.$Q$1];[.$N$3];[.B660];[.$O$3];[.$Q$1];[.$N$2];[.E660];[.$O$2];[.$Q$1];[.$N$2];[.C660];[.$O$2];[.$Q$1];[.$N$2];[.F660];[.$O$2];[.$Q$1];[.$N$2];[.D660];[.$O$2];[.$O$2])" office:value-type="string" office:string-value="insert into creatives values (662,'some description662','http://domain662.com',('ios','android'),('UK','US'),(),())" calcext:value-type="string">
            <text:p>insert into creatives values (662,'some description662','http://domain662.com',('ios','android'),('UK','US'),(),())</text:p>
          </table:table-cell>
          <table:table-cell/>
        </table:table-row>
        <table:table-row table:style-name="ro2">
          <table:table-cell table:formula="of:=CONCATENATE([.A$1];[.J661])" office:value-type="string" office:string-value="some description663" calcext:value-type="string">
            <text:p>some description663</text:p>
          </table:table-cell>
          <table:table-cell table:formula="of:=CONCATENATE([.B$1];[.$J661];[.$M$2])" office:value-type="string" office:string-value="http://domain663.com" calcext:value-type="string">
            <text:p>http://domain66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3" calcext:value-type="float">
            <text:p>663</text:p>
          </table:table-cell>
          <table:table-cell table:number-columns-repeated="5"/>
          <table:table-cell table:formula="of:=CONCATENATE([.$P$1];[.J661];[.$Q$1];[.$N$3];[.A661];[.$O$3];[.$Q$1];[.$N$3];[.B661];[.$O$3];[.$Q$1];[.$N$2];[.E661];[.$O$2];[.$Q$1];[.$N$2];[.C661];[.$O$2];[.$Q$1];[.$N$2];[.F661];[.$O$2];[.$Q$1];[.$N$2];[.D661];[.$O$2];[.$O$2])" office:value-type="string" office:string-value="insert into creatives values (663,'some description663','http://domain663.com',('ios','android'),('UK','US'),(),())" calcext:value-type="string">
            <text:p>insert into creatives values (663,'some description663','http://domain663.com',('ios','android'),('UK','US'),(),())</text:p>
          </table:table-cell>
          <table:table-cell/>
        </table:table-row>
        <table:table-row table:style-name="ro2">
          <table:table-cell table:formula="of:=CONCATENATE([.A$1];[.J662])" office:value-type="string" office:string-value="some description664" calcext:value-type="string">
            <text:p>some description664</text:p>
          </table:table-cell>
          <table:table-cell table:formula="of:=CONCATENATE([.B$1];[.$J662];[.$M$2])" office:value-type="string" office:string-value="http://domain664.com" calcext:value-type="string">
            <text:p>http://domain66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4" calcext:value-type="float">
            <text:p>664</text:p>
          </table:table-cell>
          <table:table-cell table:number-columns-repeated="5"/>
          <table:table-cell table:formula="of:=CONCATENATE([.$P$1];[.J662];[.$Q$1];[.$N$3];[.A662];[.$O$3];[.$Q$1];[.$N$3];[.B662];[.$O$3];[.$Q$1];[.$N$2];[.E662];[.$O$2];[.$Q$1];[.$N$2];[.C662];[.$O$2];[.$Q$1];[.$N$2];[.F662];[.$O$2];[.$Q$1];[.$N$2];[.D662];[.$O$2];[.$O$2])" office:value-type="string" office:string-value="insert into creatives values (664,'some description664','http://domain664.com',('ios','android'),('UK','US'),(),())" calcext:value-type="string">
            <text:p>insert into creatives values (664,'some description664','http://domain664.com',('ios','android'),('UK','US'),(),())</text:p>
          </table:table-cell>
          <table:table-cell/>
        </table:table-row>
        <table:table-row table:style-name="ro2">
          <table:table-cell table:formula="of:=CONCATENATE([.A$1];[.J663])" office:value-type="string" office:string-value="some description665" calcext:value-type="string">
            <text:p>some description665</text:p>
          </table:table-cell>
          <table:table-cell table:formula="of:=CONCATENATE([.B$1];[.$J663];[.$M$2])" office:value-type="string" office:string-value="http://domain665.com" calcext:value-type="string">
            <text:p>http://domain66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5" calcext:value-type="float">
            <text:p>665</text:p>
          </table:table-cell>
          <table:table-cell table:number-columns-repeated="5"/>
          <table:table-cell table:formula="of:=CONCATENATE([.$P$1];[.J663];[.$Q$1];[.$N$3];[.A663];[.$O$3];[.$Q$1];[.$N$3];[.B663];[.$O$3];[.$Q$1];[.$N$2];[.E663];[.$O$2];[.$Q$1];[.$N$2];[.C663];[.$O$2];[.$Q$1];[.$N$2];[.F663];[.$O$2];[.$Q$1];[.$N$2];[.D663];[.$O$2];[.$O$2])" office:value-type="string" office:string-value="insert into creatives values (665,'some description665','http://domain665.com',('ios','android'),('UK','US'),(),())" calcext:value-type="string">
            <text:p>insert into creatives values (665,'some description665','http://domain665.com',('ios','android'),('UK','US'),(),())</text:p>
          </table:table-cell>
          <table:table-cell/>
        </table:table-row>
        <table:table-row table:style-name="ro2">
          <table:table-cell table:formula="of:=CONCATENATE([.A$1];[.J664])" office:value-type="string" office:string-value="some description666" calcext:value-type="string">
            <text:p>some description666</text:p>
          </table:table-cell>
          <table:table-cell table:formula="of:=CONCATENATE([.B$1];[.$J664];[.$M$2])" office:value-type="string" office:string-value="http://domain666.com" calcext:value-type="string">
            <text:p>http://domain66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6" calcext:value-type="float">
            <text:p>666</text:p>
          </table:table-cell>
          <table:table-cell table:number-columns-repeated="5"/>
          <table:table-cell table:formula="of:=CONCATENATE([.$P$1];[.J664];[.$Q$1];[.$N$3];[.A664];[.$O$3];[.$Q$1];[.$N$3];[.B664];[.$O$3];[.$Q$1];[.$N$2];[.E664];[.$O$2];[.$Q$1];[.$N$2];[.C664];[.$O$2];[.$Q$1];[.$N$2];[.F664];[.$O$2];[.$Q$1];[.$N$2];[.D664];[.$O$2];[.$O$2])" office:value-type="string" office:string-value="insert into creatives values (666,'some description666','http://domain666.com',('ios','android'),('UK','US'),(),())" calcext:value-type="string">
            <text:p>insert into creatives values (666,'some description666','http://domain666.com',('ios','android'),('UK','US'),(),())</text:p>
          </table:table-cell>
          <table:table-cell/>
        </table:table-row>
        <table:table-row table:style-name="ro2">
          <table:table-cell table:formula="of:=CONCATENATE([.A$1];[.J665])" office:value-type="string" office:string-value="some description667" calcext:value-type="string">
            <text:p>some description667</text:p>
          </table:table-cell>
          <table:table-cell table:formula="of:=CONCATENATE([.B$1];[.$J665];[.$M$2])" office:value-type="string" office:string-value="http://domain667.com" calcext:value-type="string">
            <text:p>http://domain66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7" calcext:value-type="float">
            <text:p>667</text:p>
          </table:table-cell>
          <table:table-cell table:number-columns-repeated="5"/>
          <table:table-cell table:formula="of:=CONCATENATE([.$P$1];[.J665];[.$Q$1];[.$N$3];[.A665];[.$O$3];[.$Q$1];[.$N$3];[.B665];[.$O$3];[.$Q$1];[.$N$2];[.E665];[.$O$2];[.$Q$1];[.$N$2];[.C665];[.$O$2];[.$Q$1];[.$N$2];[.F665];[.$O$2];[.$Q$1];[.$N$2];[.D665];[.$O$2];[.$O$2])" office:value-type="string" office:string-value="insert into creatives values (667,'some description667','http://domain667.com',('ios','android'),('UK','US'),(),())" calcext:value-type="string">
            <text:p>insert into creatives values (667,'some description667','http://domain667.com',('ios','android'),('UK','US'),(),())</text:p>
          </table:table-cell>
          <table:table-cell/>
        </table:table-row>
        <table:table-row table:style-name="ro2">
          <table:table-cell table:formula="of:=CONCATENATE([.A$1];[.J666])" office:value-type="string" office:string-value="some description668" calcext:value-type="string">
            <text:p>some description668</text:p>
          </table:table-cell>
          <table:table-cell table:formula="of:=CONCATENATE([.B$1];[.$J666];[.$M$2])" office:value-type="string" office:string-value="http://domain668.com" calcext:value-type="string">
            <text:p>http://domain66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8" calcext:value-type="float">
            <text:p>668</text:p>
          </table:table-cell>
          <table:table-cell table:number-columns-repeated="5"/>
          <table:table-cell table:formula="of:=CONCATENATE([.$P$1];[.J666];[.$Q$1];[.$N$3];[.A666];[.$O$3];[.$Q$1];[.$N$3];[.B666];[.$O$3];[.$Q$1];[.$N$2];[.E666];[.$O$2];[.$Q$1];[.$N$2];[.C666];[.$O$2];[.$Q$1];[.$N$2];[.F666];[.$O$2];[.$Q$1];[.$N$2];[.D666];[.$O$2];[.$O$2])" office:value-type="string" office:string-value="insert into creatives values (668,'some description668','http://domain668.com',('ios','android'),('UK','US'),(),())" calcext:value-type="string">
            <text:p>insert into creatives values (668,'some description668','http://domain668.com',('ios','android'),('UK','US'),(),())</text:p>
          </table:table-cell>
          <table:table-cell/>
        </table:table-row>
        <table:table-row table:style-name="ro2">
          <table:table-cell table:formula="of:=CONCATENATE([.A$1];[.J667])" office:value-type="string" office:string-value="some description669" calcext:value-type="string">
            <text:p>some description669</text:p>
          </table:table-cell>
          <table:table-cell table:formula="of:=CONCATENATE([.B$1];[.$J667];[.$M$2])" office:value-type="string" office:string-value="http://domain669.com" calcext:value-type="string">
            <text:p>http://domain66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69" calcext:value-type="float">
            <text:p>669</text:p>
          </table:table-cell>
          <table:table-cell table:number-columns-repeated="5"/>
          <table:table-cell table:formula="of:=CONCATENATE([.$P$1];[.J667];[.$Q$1];[.$N$3];[.A667];[.$O$3];[.$Q$1];[.$N$3];[.B667];[.$O$3];[.$Q$1];[.$N$2];[.E667];[.$O$2];[.$Q$1];[.$N$2];[.C667];[.$O$2];[.$Q$1];[.$N$2];[.F667];[.$O$2];[.$Q$1];[.$N$2];[.D667];[.$O$2];[.$O$2])" office:value-type="string" office:string-value="insert into creatives values (669,'some description669','http://domain669.com',('ios','android'),('UK','US'),(),())" calcext:value-type="string">
            <text:p>insert into creatives values (669,'some description669','http://domain669.com',('ios','android'),('UK','US'),(),())</text:p>
          </table:table-cell>
          <table:table-cell/>
        </table:table-row>
        <table:table-row table:style-name="ro2">
          <table:table-cell table:formula="of:=CONCATENATE([.A$1];[.J668])" office:value-type="string" office:string-value="some description670" calcext:value-type="string">
            <text:p>some description670</text:p>
          </table:table-cell>
          <table:table-cell table:formula="of:=CONCATENATE([.B$1];[.$J668];[.$M$2])" office:value-type="string" office:string-value="http://domain670.com" calcext:value-type="string">
            <text:p>http://domain67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0" calcext:value-type="float">
            <text:p>670</text:p>
          </table:table-cell>
          <table:table-cell table:number-columns-repeated="5"/>
          <table:table-cell table:formula="of:=CONCATENATE([.$P$1];[.J668];[.$Q$1];[.$N$3];[.A668];[.$O$3];[.$Q$1];[.$N$3];[.B668];[.$O$3];[.$Q$1];[.$N$2];[.E668];[.$O$2];[.$Q$1];[.$N$2];[.C668];[.$O$2];[.$Q$1];[.$N$2];[.F668];[.$O$2];[.$Q$1];[.$N$2];[.D668];[.$O$2];[.$O$2])" office:value-type="string" office:string-value="insert into creatives values (670,'some description670','http://domain670.com',('ios','android'),('UK','US'),(),())" calcext:value-type="string">
            <text:p>insert into creatives values (670,'some description670','http://domain670.com',('ios','android'),('UK','US'),(),())</text:p>
          </table:table-cell>
          <table:table-cell/>
        </table:table-row>
        <table:table-row table:style-name="ro2">
          <table:table-cell table:formula="of:=CONCATENATE([.A$1];[.J669])" office:value-type="string" office:string-value="some description671" calcext:value-type="string">
            <text:p>some description671</text:p>
          </table:table-cell>
          <table:table-cell table:formula="of:=CONCATENATE([.B$1];[.$J669];[.$M$2])" office:value-type="string" office:string-value="http://domain671.com" calcext:value-type="string">
            <text:p>http://domain67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1" calcext:value-type="float">
            <text:p>671</text:p>
          </table:table-cell>
          <table:table-cell table:number-columns-repeated="5"/>
          <table:table-cell table:formula="of:=CONCATENATE([.$P$1];[.J669];[.$Q$1];[.$N$3];[.A669];[.$O$3];[.$Q$1];[.$N$3];[.B669];[.$O$3];[.$Q$1];[.$N$2];[.E669];[.$O$2];[.$Q$1];[.$N$2];[.C669];[.$O$2];[.$Q$1];[.$N$2];[.F669];[.$O$2];[.$Q$1];[.$N$2];[.D669];[.$O$2];[.$O$2])" office:value-type="string" office:string-value="insert into creatives values (671,'some description671','http://domain671.com',('ios','android'),('UK','US'),(),())" calcext:value-type="string">
            <text:p>insert into creatives values (671,'some description671','http://domain671.com',('ios','android'),('UK','US'),(),())</text:p>
          </table:table-cell>
          <table:table-cell/>
        </table:table-row>
        <table:table-row table:style-name="ro2">
          <table:table-cell table:formula="of:=CONCATENATE([.A$1];[.J670])" office:value-type="string" office:string-value="some description672" calcext:value-type="string">
            <text:p>some description672</text:p>
          </table:table-cell>
          <table:table-cell table:formula="of:=CONCATENATE([.B$1];[.$J670];[.$M$2])" office:value-type="string" office:string-value="http://domain672.com" calcext:value-type="string">
            <text:p>http://domain67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2" calcext:value-type="float">
            <text:p>672</text:p>
          </table:table-cell>
          <table:table-cell table:number-columns-repeated="5"/>
          <table:table-cell table:formula="of:=CONCATENATE([.$P$1];[.J670];[.$Q$1];[.$N$3];[.A670];[.$O$3];[.$Q$1];[.$N$3];[.B670];[.$O$3];[.$Q$1];[.$N$2];[.E670];[.$O$2];[.$Q$1];[.$N$2];[.C670];[.$O$2];[.$Q$1];[.$N$2];[.F670];[.$O$2];[.$Q$1];[.$N$2];[.D670];[.$O$2];[.$O$2])" office:value-type="string" office:string-value="insert into creatives values (672,'some description672','http://domain672.com',('ios','android'),('UK','US'),(),())" calcext:value-type="string">
            <text:p>insert into creatives values (672,'some description672','http://domain672.com',('ios','android'),('UK','US'),(),())</text:p>
          </table:table-cell>
          <table:table-cell/>
        </table:table-row>
        <table:table-row table:style-name="ro2">
          <table:table-cell table:formula="of:=CONCATENATE([.A$1];[.J671])" office:value-type="string" office:string-value="some description673" calcext:value-type="string">
            <text:p>some description673</text:p>
          </table:table-cell>
          <table:table-cell table:formula="of:=CONCATENATE([.B$1];[.$J671];[.$M$2])" office:value-type="string" office:string-value="http://domain673.com" calcext:value-type="string">
            <text:p>http://domain67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3" calcext:value-type="float">
            <text:p>673</text:p>
          </table:table-cell>
          <table:table-cell table:number-columns-repeated="5"/>
          <table:table-cell table:formula="of:=CONCATENATE([.$P$1];[.J671];[.$Q$1];[.$N$3];[.A671];[.$O$3];[.$Q$1];[.$N$3];[.B671];[.$O$3];[.$Q$1];[.$N$2];[.E671];[.$O$2];[.$Q$1];[.$N$2];[.C671];[.$O$2];[.$Q$1];[.$N$2];[.F671];[.$O$2];[.$Q$1];[.$N$2];[.D671];[.$O$2];[.$O$2])" office:value-type="string" office:string-value="insert into creatives values (673,'some description673','http://domain673.com',('ios','android'),('UK','US'),(),())" calcext:value-type="string">
            <text:p>insert into creatives values (673,'some description673','http://domain673.com',('ios','android'),('UK','US'),(),())</text:p>
          </table:table-cell>
          <table:table-cell/>
        </table:table-row>
        <table:table-row table:style-name="ro2">
          <table:table-cell table:formula="of:=CONCATENATE([.A$1];[.J672])" office:value-type="string" office:string-value="some description674" calcext:value-type="string">
            <text:p>some description674</text:p>
          </table:table-cell>
          <table:table-cell table:formula="of:=CONCATENATE([.B$1];[.$J672];[.$M$2])" office:value-type="string" office:string-value="http://domain674.com" calcext:value-type="string">
            <text:p>http://domain67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4" calcext:value-type="float">
            <text:p>674</text:p>
          </table:table-cell>
          <table:table-cell table:number-columns-repeated="5"/>
          <table:table-cell table:formula="of:=CONCATENATE([.$P$1];[.J672];[.$Q$1];[.$N$3];[.A672];[.$O$3];[.$Q$1];[.$N$3];[.B672];[.$O$3];[.$Q$1];[.$N$2];[.E672];[.$O$2];[.$Q$1];[.$N$2];[.C672];[.$O$2];[.$Q$1];[.$N$2];[.F672];[.$O$2];[.$Q$1];[.$N$2];[.D672];[.$O$2];[.$O$2])" office:value-type="string" office:string-value="insert into creatives values (674,'some description674','http://domain674.com',('ios','android'),('UK','US'),(),())" calcext:value-type="string">
            <text:p>insert into creatives values (674,'some description674','http://domain674.com',('ios','android'),('UK','US'),(),())</text:p>
          </table:table-cell>
          <table:table-cell/>
        </table:table-row>
        <table:table-row table:style-name="ro2">
          <table:table-cell table:formula="of:=CONCATENATE([.A$1];[.J673])" office:value-type="string" office:string-value="some description675" calcext:value-type="string">
            <text:p>some description675</text:p>
          </table:table-cell>
          <table:table-cell table:formula="of:=CONCATENATE([.B$1];[.$J673];[.$M$2])" office:value-type="string" office:string-value="http://domain675.com" calcext:value-type="string">
            <text:p>http://domain67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5" calcext:value-type="float">
            <text:p>675</text:p>
          </table:table-cell>
          <table:table-cell table:number-columns-repeated="5"/>
          <table:table-cell table:formula="of:=CONCATENATE([.$P$1];[.J673];[.$Q$1];[.$N$3];[.A673];[.$O$3];[.$Q$1];[.$N$3];[.B673];[.$O$3];[.$Q$1];[.$N$2];[.E673];[.$O$2];[.$Q$1];[.$N$2];[.C673];[.$O$2];[.$Q$1];[.$N$2];[.F673];[.$O$2];[.$Q$1];[.$N$2];[.D673];[.$O$2];[.$O$2])" office:value-type="string" office:string-value="insert into creatives values (675,'some description675','http://domain675.com',('ios','android'),('UK','US'),(),())" calcext:value-type="string">
            <text:p>insert into creatives values (675,'some description675','http://domain675.com',('ios','android'),('UK','US'),(),())</text:p>
          </table:table-cell>
          <table:table-cell/>
        </table:table-row>
        <table:table-row table:style-name="ro2">
          <table:table-cell table:formula="of:=CONCATENATE([.A$1];[.J674])" office:value-type="string" office:string-value="some description676" calcext:value-type="string">
            <text:p>some description676</text:p>
          </table:table-cell>
          <table:table-cell table:formula="of:=CONCATENATE([.B$1];[.$J674];[.$M$2])" office:value-type="string" office:string-value="http://domain676.com" calcext:value-type="string">
            <text:p>http://domain67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6" calcext:value-type="float">
            <text:p>676</text:p>
          </table:table-cell>
          <table:table-cell table:number-columns-repeated="5"/>
          <table:table-cell table:formula="of:=CONCATENATE([.$P$1];[.J674];[.$Q$1];[.$N$3];[.A674];[.$O$3];[.$Q$1];[.$N$3];[.B674];[.$O$3];[.$Q$1];[.$N$2];[.E674];[.$O$2];[.$Q$1];[.$N$2];[.C674];[.$O$2];[.$Q$1];[.$N$2];[.F674];[.$O$2];[.$Q$1];[.$N$2];[.D674];[.$O$2];[.$O$2])" office:value-type="string" office:string-value="insert into creatives values (676,'some description676','http://domain676.com',('ios','android'),('UK','US'),(),())" calcext:value-type="string">
            <text:p>insert into creatives values (676,'some description676','http://domain676.com',('ios','android'),('UK','US'),(),())</text:p>
          </table:table-cell>
          <table:table-cell/>
        </table:table-row>
        <table:table-row table:style-name="ro2">
          <table:table-cell table:formula="of:=CONCATENATE([.A$1];[.J675])" office:value-type="string" office:string-value="some description677" calcext:value-type="string">
            <text:p>some description677</text:p>
          </table:table-cell>
          <table:table-cell table:formula="of:=CONCATENATE([.B$1];[.$J675];[.$M$2])" office:value-type="string" office:string-value="http://domain677.com" calcext:value-type="string">
            <text:p>http://domain67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7" calcext:value-type="float">
            <text:p>677</text:p>
          </table:table-cell>
          <table:table-cell table:number-columns-repeated="5"/>
          <table:table-cell table:formula="of:=CONCATENATE([.$P$1];[.J675];[.$Q$1];[.$N$3];[.A675];[.$O$3];[.$Q$1];[.$N$3];[.B675];[.$O$3];[.$Q$1];[.$N$2];[.E675];[.$O$2];[.$Q$1];[.$N$2];[.C675];[.$O$2];[.$Q$1];[.$N$2];[.F675];[.$O$2];[.$Q$1];[.$N$2];[.D675];[.$O$2];[.$O$2])" office:value-type="string" office:string-value="insert into creatives values (677,'some description677','http://domain677.com',('ios','android'),('UK','US'),(),())" calcext:value-type="string">
            <text:p>insert into creatives values (677,'some description677','http://domain677.com',('ios','android'),('UK','US'),(),())</text:p>
          </table:table-cell>
          <table:table-cell/>
        </table:table-row>
        <table:table-row table:style-name="ro2">
          <table:table-cell table:formula="of:=CONCATENATE([.A$1];[.J676])" office:value-type="string" office:string-value="some description678" calcext:value-type="string">
            <text:p>some description678</text:p>
          </table:table-cell>
          <table:table-cell table:formula="of:=CONCATENATE([.B$1];[.$J676];[.$M$2])" office:value-type="string" office:string-value="http://domain678.com" calcext:value-type="string">
            <text:p>http://domain67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8" calcext:value-type="float">
            <text:p>678</text:p>
          </table:table-cell>
          <table:table-cell table:number-columns-repeated="5"/>
          <table:table-cell table:formula="of:=CONCATENATE([.$P$1];[.J676];[.$Q$1];[.$N$3];[.A676];[.$O$3];[.$Q$1];[.$N$3];[.B676];[.$O$3];[.$Q$1];[.$N$2];[.E676];[.$O$2];[.$Q$1];[.$N$2];[.C676];[.$O$2];[.$Q$1];[.$N$2];[.F676];[.$O$2];[.$Q$1];[.$N$2];[.D676];[.$O$2];[.$O$2])" office:value-type="string" office:string-value="insert into creatives values (678,'some description678','http://domain678.com',('ios','android'),('UK','US'),(),())" calcext:value-type="string">
            <text:p>insert into creatives values (678,'some description678','http://domain678.com',('ios','android'),('UK','US'),(),())</text:p>
          </table:table-cell>
          <table:table-cell/>
        </table:table-row>
        <table:table-row table:style-name="ro2">
          <table:table-cell table:formula="of:=CONCATENATE([.A$1];[.J677])" office:value-type="string" office:string-value="some description679" calcext:value-type="string">
            <text:p>some description679</text:p>
          </table:table-cell>
          <table:table-cell table:formula="of:=CONCATENATE([.B$1];[.$J677];[.$M$2])" office:value-type="string" office:string-value="http://domain679.com" calcext:value-type="string">
            <text:p>http://domain67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79" calcext:value-type="float">
            <text:p>679</text:p>
          </table:table-cell>
          <table:table-cell table:number-columns-repeated="5"/>
          <table:table-cell table:formula="of:=CONCATENATE([.$P$1];[.J677];[.$Q$1];[.$N$3];[.A677];[.$O$3];[.$Q$1];[.$N$3];[.B677];[.$O$3];[.$Q$1];[.$N$2];[.E677];[.$O$2];[.$Q$1];[.$N$2];[.C677];[.$O$2];[.$Q$1];[.$N$2];[.F677];[.$O$2];[.$Q$1];[.$N$2];[.D677];[.$O$2];[.$O$2])" office:value-type="string" office:string-value="insert into creatives values (679,'some description679','http://domain679.com',('ios','android'),('UK','US'),(),())" calcext:value-type="string">
            <text:p>insert into creatives values (679,'some description679','http://domain679.com',('ios','android'),('UK','US'),(),())</text:p>
          </table:table-cell>
          <table:table-cell/>
        </table:table-row>
        <table:table-row table:style-name="ro2">
          <table:table-cell table:formula="of:=CONCATENATE([.A$1];[.J678])" office:value-type="string" office:string-value="some description680" calcext:value-type="string">
            <text:p>some description680</text:p>
          </table:table-cell>
          <table:table-cell table:formula="of:=CONCATENATE([.B$1];[.$J678];[.$M$2])" office:value-type="string" office:string-value="http://domain680.com" calcext:value-type="string">
            <text:p>http://domain68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table:number-columns-repeated="5"/>
          <table:table-cell table:formula="of:=CONCATENATE([.$P$1];[.J678];[.$Q$1];[.$N$3];[.A678];[.$O$3];[.$Q$1];[.$N$3];[.B678];[.$O$3];[.$Q$1];[.$N$2];[.E678];[.$O$2];[.$Q$1];[.$N$2];[.C678];[.$O$2];[.$Q$1];[.$N$2];[.F678];[.$O$2];[.$Q$1];[.$N$2];[.D678];[.$O$2];[.$O$2])" office:value-type="string" office:string-value="insert into creatives values (680,'some description680','http://domain680.com',('ios','android'),('UK','US'),(),())" calcext:value-type="string">
            <text:p>insert into creatives values (680,'some description680','http://domain680.com',('ios','android'),('UK','US'),(),())</text:p>
          </table:table-cell>
          <table:table-cell/>
        </table:table-row>
        <table:table-row table:style-name="ro2">
          <table:table-cell table:formula="of:=CONCATENATE([.A$1];[.J679])" office:value-type="string" office:string-value="some description681" calcext:value-type="string">
            <text:p>some description681</text:p>
          </table:table-cell>
          <table:table-cell table:formula="of:=CONCATENATE([.B$1];[.$J679];[.$M$2])" office:value-type="string" office:string-value="http://domain681.com" calcext:value-type="string">
            <text:p>http://domain68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1" calcext:value-type="float">
            <text:p>681</text:p>
          </table:table-cell>
          <table:table-cell table:number-columns-repeated="5"/>
          <table:table-cell table:formula="of:=CONCATENATE([.$P$1];[.J679];[.$Q$1];[.$N$3];[.A679];[.$O$3];[.$Q$1];[.$N$3];[.B679];[.$O$3];[.$Q$1];[.$N$2];[.E679];[.$O$2];[.$Q$1];[.$N$2];[.C679];[.$O$2];[.$Q$1];[.$N$2];[.F679];[.$O$2];[.$Q$1];[.$N$2];[.D679];[.$O$2];[.$O$2])" office:value-type="string" office:string-value="insert into creatives values (681,'some description681','http://domain681.com',('ios','android'),('UK','US'),(),())" calcext:value-type="string">
            <text:p>insert into creatives values (681,'some description681','http://domain681.com',('ios','android'),('UK','US'),(),())</text:p>
          </table:table-cell>
          <table:table-cell/>
        </table:table-row>
        <table:table-row table:style-name="ro2">
          <table:table-cell table:formula="of:=CONCATENATE([.A$1];[.J680])" office:value-type="string" office:string-value="some description682" calcext:value-type="string">
            <text:p>some description682</text:p>
          </table:table-cell>
          <table:table-cell table:formula="of:=CONCATENATE([.B$1];[.$J680];[.$M$2])" office:value-type="string" office:string-value="http://domain682.com" calcext:value-type="string">
            <text:p>http://domain68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table:number-columns-repeated="5"/>
          <table:table-cell table:formula="of:=CONCATENATE([.$P$1];[.J680];[.$Q$1];[.$N$3];[.A680];[.$O$3];[.$Q$1];[.$N$3];[.B680];[.$O$3];[.$Q$1];[.$N$2];[.E680];[.$O$2];[.$Q$1];[.$N$2];[.C680];[.$O$2];[.$Q$1];[.$N$2];[.F680];[.$O$2];[.$Q$1];[.$N$2];[.D680];[.$O$2];[.$O$2])" office:value-type="string" office:string-value="insert into creatives values (682,'some description682','http://domain682.com',('ios','android'),('UK','US'),(),())" calcext:value-type="string">
            <text:p>insert into creatives values (682,'some description682','http://domain682.com',('ios','android'),('UK','US'),(),())</text:p>
          </table:table-cell>
          <table:table-cell/>
        </table:table-row>
        <table:table-row table:style-name="ro2">
          <table:table-cell table:formula="of:=CONCATENATE([.A$1];[.J681])" office:value-type="string" office:string-value="some description683" calcext:value-type="string">
            <text:p>some description683</text:p>
          </table:table-cell>
          <table:table-cell table:formula="of:=CONCATENATE([.B$1];[.$J681];[.$M$2])" office:value-type="string" office:string-value="http://domain683.com" calcext:value-type="string">
            <text:p>http://domain68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3" calcext:value-type="float">
            <text:p>683</text:p>
          </table:table-cell>
          <table:table-cell table:number-columns-repeated="5"/>
          <table:table-cell table:formula="of:=CONCATENATE([.$P$1];[.J681];[.$Q$1];[.$N$3];[.A681];[.$O$3];[.$Q$1];[.$N$3];[.B681];[.$O$3];[.$Q$1];[.$N$2];[.E681];[.$O$2];[.$Q$1];[.$N$2];[.C681];[.$O$2];[.$Q$1];[.$N$2];[.F681];[.$O$2];[.$Q$1];[.$N$2];[.D681];[.$O$2];[.$O$2])" office:value-type="string" office:string-value="insert into creatives values (683,'some description683','http://domain683.com',('ios','android'),('UK','US'),(),())" calcext:value-type="string">
            <text:p>insert into creatives values (683,'some description683','http://domain683.com',('ios','android'),('UK','US'),(),())</text:p>
          </table:table-cell>
          <table:table-cell/>
        </table:table-row>
        <table:table-row table:style-name="ro2">
          <table:table-cell table:formula="of:=CONCATENATE([.A$1];[.J682])" office:value-type="string" office:string-value="some description684" calcext:value-type="string">
            <text:p>some description684</text:p>
          </table:table-cell>
          <table:table-cell table:formula="of:=CONCATENATE([.B$1];[.$J682];[.$M$2])" office:value-type="string" office:string-value="http://domain684.com" calcext:value-type="string">
            <text:p>http://domain68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4" calcext:value-type="float">
            <text:p>684</text:p>
          </table:table-cell>
          <table:table-cell table:number-columns-repeated="5"/>
          <table:table-cell table:formula="of:=CONCATENATE([.$P$1];[.J682];[.$Q$1];[.$N$3];[.A682];[.$O$3];[.$Q$1];[.$N$3];[.B682];[.$O$3];[.$Q$1];[.$N$2];[.E682];[.$O$2];[.$Q$1];[.$N$2];[.C682];[.$O$2];[.$Q$1];[.$N$2];[.F682];[.$O$2];[.$Q$1];[.$N$2];[.D682];[.$O$2];[.$O$2])" office:value-type="string" office:string-value="insert into creatives values (684,'some description684','http://domain684.com',('ios','android'),('UK','US'),(),())" calcext:value-type="string">
            <text:p>insert into creatives values (684,'some description684','http://domain684.com',('ios','android'),('UK','US'),(),())</text:p>
          </table:table-cell>
          <table:table-cell/>
        </table:table-row>
        <table:table-row table:style-name="ro2">
          <table:table-cell table:formula="of:=CONCATENATE([.A$1];[.J683])" office:value-type="string" office:string-value="some description685" calcext:value-type="string">
            <text:p>some description685</text:p>
          </table:table-cell>
          <table:table-cell table:formula="of:=CONCATENATE([.B$1];[.$J683];[.$M$2])" office:value-type="string" office:string-value="http://domain685.com" calcext:value-type="string">
            <text:p>http://domain68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5" calcext:value-type="float">
            <text:p>685</text:p>
          </table:table-cell>
          <table:table-cell table:number-columns-repeated="5"/>
          <table:table-cell table:formula="of:=CONCATENATE([.$P$1];[.J683];[.$Q$1];[.$N$3];[.A683];[.$O$3];[.$Q$1];[.$N$3];[.B683];[.$O$3];[.$Q$1];[.$N$2];[.E683];[.$O$2];[.$Q$1];[.$N$2];[.C683];[.$O$2];[.$Q$1];[.$N$2];[.F683];[.$O$2];[.$Q$1];[.$N$2];[.D683];[.$O$2];[.$O$2])" office:value-type="string" office:string-value="insert into creatives values (685,'some description685','http://domain685.com',('ios','android'),('UK','US'),(),())" calcext:value-type="string">
            <text:p>insert into creatives values (685,'some description685','http://domain685.com',('ios','android'),('UK','US'),(),())</text:p>
          </table:table-cell>
          <table:table-cell/>
        </table:table-row>
        <table:table-row table:style-name="ro2">
          <table:table-cell table:formula="of:=CONCATENATE([.A$1];[.J684])" office:value-type="string" office:string-value="some description686" calcext:value-type="string">
            <text:p>some description686</text:p>
          </table:table-cell>
          <table:table-cell table:formula="of:=CONCATENATE([.B$1];[.$J684];[.$M$2])" office:value-type="string" office:string-value="http://domain686.com" calcext:value-type="string">
            <text:p>http://domain68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table:number-columns-repeated="5"/>
          <table:table-cell table:formula="of:=CONCATENATE([.$P$1];[.J684];[.$Q$1];[.$N$3];[.A684];[.$O$3];[.$Q$1];[.$N$3];[.B684];[.$O$3];[.$Q$1];[.$N$2];[.E684];[.$O$2];[.$Q$1];[.$N$2];[.C684];[.$O$2];[.$Q$1];[.$N$2];[.F684];[.$O$2];[.$Q$1];[.$N$2];[.D684];[.$O$2];[.$O$2])" office:value-type="string" office:string-value="insert into creatives values (686,'some description686','http://domain686.com',('ios','android'),('UK','US'),(),())" calcext:value-type="string">
            <text:p>insert into creatives values (686,'some description686','http://domain686.com',('ios','android'),('UK','US'),(),())</text:p>
          </table:table-cell>
          <table:table-cell/>
        </table:table-row>
        <table:table-row table:style-name="ro2">
          <table:table-cell table:formula="of:=CONCATENATE([.A$1];[.J685])" office:value-type="string" office:string-value="some description687" calcext:value-type="string">
            <text:p>some description687</text:p>
          </table:table-cell>
          <table:table-cell table:formula="of:=CONCATENATE([.B$1];[.$J685];[.$M$2])" office:value-type="string" office:string-value="http://domain687.com" calcext:value-type="string">
            <text:p>http://domain68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7" calcext:value-type="float">
            <text:p>687</text:p>
          </table:table-cell>
          <table:table-cell table:number-columns-repeated="5"/>
          <table:table-cell table:formula="of:=CONCATENATE([.$P$1];[.J685];[.$Q$1];[.$N$3];[.A685];[.$O$3];[.$Q$1];[.$N$3];[.B685];[.$O$3];[.$Q$1];[.$N$2];[.E685];[.$O$2];[.$Q$1];[.$N$2];[.C685];[.$O$2];[.$Q$1];[.$N$2];[.F685];[.$O$2];[.$Q$1];[.$N$2];[.D685];[.$O$2];[.$O$2])" office:value-type="string" office:string-value="insert into creatives values (687,'some description687','http://domain687.com',('ios','android'),('UK','US'),(),())" calcext:value-type="string">
            <text:p>insert into creatives values (687,'some description687','http://domain687.com',('ios','android'),('UK','US'),(),())</text:p>
          </table:table-cell>
          <table:table-cell/>
        </table:table-row>
        <table:table-row table:style-name="ro2">
          <table:table-cell table:formula="of:=CONCATENATE([.A$1];[.J686])" office:value-type="string" office:string-value="some description688" calcext:value-type="string">
            <text:p>some description688</text:p>
          </table:table-cell>
          <table:table-cell table:formula="of:=CONCATENATE([.B$1];[.$J686];[.$M$2])" office:value-type="string" office:string-value="http://domain688.com" calcext:value-type="string">
            <text:p>http://domain68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8" calcext:value-type="float">
            <text:p>688</text:p>
          </table:table-cell>
          <table:table-cell table:number-columns-repeated="5"/>
          <table:table-cell table:formula="of:=CONCATENATE([.$P$1];[.J686];[.$Q$1];[.$N$3];[.A686];[.$O$3];[.$Q$1];[.$N$3];[.B686];[.$O$3];[.$Q$1];[.$N$2];[.E686];[.$O$2];[.$Q$1];[.$N$2];[.C686];[.$O$2];[.$Q$1];[.$N$2];[.F686];[.$O$2];[.$Q$1];[.$N$2];[.D686];[.$O$2];[.$O$2])" office:value-type="string" office:string-value="insert into creatives values (688,'some description688','http://domain688.com',('ios','android'),('UK','US'),(),())" calcext:value-type="string">
            <text:p>insert into creatives values (688,'some description688','http://domain688.com',('ios','android'),('UK','US'),(),())</text:p>
          </table:table-cell>
          <table:table-cell/>
        </table:table-row>
        <table:table-row table:style-name="ro2">
          <table:table-cell table:formula="of:=CONCATENATE([.A$1];[.J687])" office:value-type="string" office:string-value="some description689" calcext:value-type="string">
            <text:p>some description689</text:p>
          </table:table-cell>
          <table:table-cell table:formula="of:=CONCATENATE([.B$1];[.$J687];[.$M$2])" office:value-type="string" office:string-value="http://domain689.com" calcext:value-type="string">
            <text:p>http://domain68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table:number-columns-repeated="5"/>
          <table:table-cell table:formula="of:=CONCATENATE([.$P$1];[.J687];[.$Q$1];[.$N$3];[.A687];[.$O$3];[.$Q$1];[.$N$3];[.B687];[.$O$3];[.$Q$1];[.$N$2];[.E687];[.$O$2];[.$Q$1];[.$N$2];[.C687];[.$O$2];[.$Q$1];[.$N$2];[.F687];[.$O$2];[.$Q$1];[.$N$2];[.D687];[.$O$2];[.$O$2])" office:value-type="string" office:string-value="insert into creatives values (689,'some description689','http://domain689.com',('ios','android'),('UK','US'),(),())" calcext:value-type="string">
            <text:p>insert into creatives values (689,'some description689','http://domain689.com',('ios','android'),('UK','US'),(),())</text:p>
          </table:table-cell>
          <table:table-cell/>
        </table:table-row>
        <table:table-row table:style-name="ro2">
          <table:table-cell table:formula="of:=CONCATENATE([.A$1];[.J688])" office:value-type="string" office:string-value="some description690" calcext:value-type="string">
            <text:p>some description690</text:p>
          </table:table-cell>
          <table:table-cell table:formula="of:=CONCATENATE([.B$1];[.$J688];[.$M$2])" office:value-type="string" office:string-value="http://domain690.com" calcext:value-type="string">
            <text:p>http://domain690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0" calcext:value-type="float">
            <text:p>690</text:p>
          </table:table-cell>
          <table:table-cell table:number-columns-repeated="5"/>
          <table:table-cell table:formula="of:=CONCATENATE([.$P$1];[.J688];[.$Q$1];[.$N$3];[.A688];[.$O$3];[.$Q$1];[.$N$3];[.B688];[.$O$3];[.$Q$1];[.$N$2];[.E688];[.$O$2];[.$Q$1];[.$N$2];[.C688];[.$O$2];[.$Q$1];[.$N$2];[.F688];[.$O$2];[.$Q$1];[.$N$2];[.D688];[.$O$2];[.$O$2])" office:value-type="string" office:string-value="insert into creatives values (690,'some description690','http://domain690.com',('ios','android'),('UK','US'),(),())" calcext:value-type="string">
            <text:p>insert into creatives values (690,'some description690','http://domain690.com',('ios','android'),('UK','US'),(),())</text:p>
          </table:table-cell>
          <table:table-cell/>
        </table:table-row>
        <table:table-row table:style-name="ro2">
          <table:table-cell table:formula="of:=CONCATENATE([.A$1];[.J689])" office:value-type="string" office:string-value="some description691" calcext:value-type="string">
            <text:p>some description691</text:p>
          </table:table-cell>
          <table:table-cell table:formula="of:=CONCATENATE([.B$1];[.$J689];[.$M$2])" office:value-type="string" office:string-value="http://domain691.com" calcext:value-type="string">
            <text:p>http://domain691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1" calcext:value-type="float">
            <text:p>691</text:p>
          </table:table-cell>
          <table:table-cell table:number-columns-repeated="5"/>
          <table:table-cell table:formula="of:=CONCATENATE([.$P$1];[.J689];[.$Q$1];[.$N$3];[.A689];[.$O$3];[.$Q$1];[.$N$3];[.B689];[.$O$3];[.$Q$1];[.$N$2];[.E689];[.$O$2];[.$Q$1];[.$N$2];[.C689];[.$O$2];[.$Q$1];[.$N$2];[.F689];[.$O$2];[.$Q$1];[.$N$2];[.D689];[.$O$2];[.$O$2])" office:value-type="string" office:string-value="insert into creatives values (691,'some description691','http://domain691.com',('ios','android'),('UK','US'),(),())" calcext:value-type="string">
            <text:p>insert into creatives values (691,'some description691','http://domain691.com',('ios','android'),('UK','US'),(),())</text:p>
          </table:table-cell>
          <table:table-cell/>
        </table:table-row>
        <table:table-row table:style-name="ro2">
          <table:table-cell table:formula="of:=CONCATENATE([.A$1];[.J690])" office:value-type="string" office:string-value="some description692" calcext:value-type="string">
            <text:p>some description692</text:p>
          </table:table-cell>
          <table:table-cell table:formula="of:=CONCATENATE([.B$1];[.$J690];[.$M$2])" office:value-type="string" office:string-value="http://domain692.com" calcext:value-type="string">
            <text:p>http://domain692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table:number-columns-repeated="5"/>
          <table:table-cell table:formula="of:=CONCATENATE([.$P$1];[.J690];[.$Q$1];[.$N$3];[.A690];[.$O$3];[.$Q$1];[.$N$3];[.B690];[.$O$3];[.$Q$1];[.$N$2];[.E690];[.$O$2];[.$Q$1];[.$N$2];[.C690];[.$O$2];[.$Q$1];[.$N$2];[.F690];[.$O$2];[.$Q$1];[.$N$2];[.D690];[.$O$2];[.$O$2])" office:value-type="string" office:string-value="insert into creatives values (692,'some description692','http://domain692.com',('ios','android'),('UK','US'),(),())" calcext:value-type="string">
            <text:p>insert into creatives values (692,'some description692','http://domain692.com',('ios','android'),('UK','US'),(),())</text:p>
          </table:table-cell>
          <table:table-cell/>
        </table:table-row>
        <table:table-row table:style-name="ro2">
          <table:table-cell table:formula="of:=CONCATENATE([.A$1];[.J691])" office:value-type="string" office:string-value="some description693" calcext:value-type="string">
            <text:p>some description693</text:p>
          </table:table-cell>
          <table:table-cell table:formula="of:=CONCATENATE([.B$1];[.$J691];[.$M$2])" office:value-type="string" office:string-value="http://domain693.com" calcext:value-type="string">
            <text:p>http://domain693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3" calcext:value-type="float">
            <text:p>693</text:p>
          </table:table-cell>
          <table:table-cell table:number-columns-repeated="5"/>
          <table:table-cell table:formula="of:=CONCATENATE([.$P$1];[.J691];[.$Q$1];[.$N$3];[.A691];[.$O$3];[.$Q$1];[.$N$3];[.B691];[.$O$3];[.$Q$1];[.$N$2];[.E691];[.$O$2];[.$Q$1];[.$N$2];[.C691];[.$O$2];[.$Q$1];[.$N$2];[.F691];[.$O$2];[.$Q$1];[.$N$2];[.D691];[.$O$2];[.$O$2])" office:value-type="string" office:string-value="insert into creatives values (693,'some description693','http://domain693.com',('ios','android'),('UK','US'),(),())" calcext:value-type="string">
            <text:p>insert into creatives values (693,'some description693','http://domain693.com',('ios','android'),('UK','US'),(),())</text:p>
          </table:table-cell>
          <table:table-cell/>
        </table:table-row>
        <table:table-row table:style-name="ro2">
          <table:table-cell table:formula="of:=CONCATENATE([.A$1];[.J692])" office:value-type="string" office:string-value="some description694" calcext:value-type="string">
            <text:p>some description694</text:p>
          </table:table-cell>
          <table:table-cell table:formula="of:=CONCATENATE([.B$1];[.$J692];[.$M$2])" office:value-type="string" office:string-value="http://domain694.com" calcext:value-type="string">
            <text:p>http://domain694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 table:number-columns-repeated="5"/>
          <table:table-cell table:formula="of:=CONCATENATE([.$P$1];[.J692];[.$Q$1];[.$N$3];[.A692];[.$O$3];[.$Q$1];[.$N$3];[.B692];[.$O$3];[.$Q$1];[.$N$2];[.E692];[.$O$2];[.$Q$1];[.$N$2];[.C692];[.$O$2];[.$Q$1];[.$N$2];[.F692];[.$O$2];[.$Q$1];[.$N$2];[.D692];[.$O$2];[.$O$2])" office:value-type="string" office:string-value="insert into creatives values (694,'some description694','http://domain694.com',('ios','android'),('UK','US'),(),())" calcext:value-type="string">
            <text:p>insert into creatives values (694,'some description694','http://domain694.com',('ios','android'),('UK','US'),(),())</text:p>
          </table:table-cell>
          <table:table-cell/>
        </table:table-row>
        <table:table-row table:style-name="ro2">
          <table:table-cell table:formula="of:=CONCATENATE([.A$1];[.J693])" office:value-type="string" office:string-value="some description695" calcext:value-type="string">
            <text:p>some description695</text:p>
          </table:table-cell>
          <table:table-cell table:formula="of:=CONCATENATE([.B$1];[.$J693];[.$M$2])" office:value-type="string" office:string-value="http://domain695.com" calcext:value-type="string">
            <text:p>http://domain695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5" calcext:value-type="float">
            <text:p>695</text:p>
          </table:table-cell>
          <table:table-cell table:number-columns-repeated="5"/>
          <table:table-cell table:formula="of:=CONCATENATE([.$P$1];[.J693];[.$Q$1];[.$N$3];[.A693];[.$O$3];[.$Q$1];[.$N$3];[.B693];[.$O$3];[.$Q$1];[.$N$2];[.E693];[.$O$2];[.$Q$1];[.$N$2];[.C693];[.$O$2];[.$Q$1];[.$N$2];[.F693];[.$O$2];[.$Q$1];[.$N$2];[.D693];[.$O$2];[.$O$2])" office:value-type="string" office:string-value="insert into creatives values (695,'some description695','http://domain695.com',('ios','android'),('UK','US'),(),())" calcext:value-type="string">
            <text:p>insert into creatives values (695,'some description695','http://domain695.com',('ios','android'),('UK','US'),(),())</text:p>
          </table:table-cell>
          <table:table-cell/>
        </table:table-row>
        <table:table-row table:style-name="ro2">
          <table:table-cell table:formula="of:=CONCATENATE([.A$1];[.J694])" office:value-type="string" office:string-value="some description696" calcext:value-type="string">
            <text:p>some description696</text:p>
          </table:table-cell>
          <table:table-cell table:formula="of:=CONCATENATE([.B$1];[.$J694];[.$M$2])" office:value-type="string" office:string-value="http://domain696.com" calcext:value-type="string">
            <text:p>http://domain696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table:number-columns-repeated="5"/>
          <table:table-cell table:formula="of:=CONCATENATE([.$P$1];[.J694];[.$Q$1];[.$N$3];[.A694];[.$O$3];[.$Q$1];[.$N$3];[.B694];[.$O$3];[.$Q$1];[.$N$2];[.E694];[.$O$2];[.$Q$1];[.$N$2];[.C694];[.$O$2];[.$Q$1];[.$N$2];[.F694];[.$O$2];[.$Q$1];[.$N$2];[.D694];[.$O$2];[.$O$2])" office:value-type="string" office:string-value="insert into creatives values (696,'some description696','http://domain696.com',('ios','android'),('UK','US'),(),())" calcext:value-type="string">
            <text:p>insert into creatives values (696,'some description696','http://domain696.com',('ios','android'),('UK','US'),(),())</text:p>
          </table:table-cell>
          <table:table-cell/>
        </table:table-row>
        <table:table-row table:style-name="ro2">
          <table:table-cell table:formula="of:=CONCATENATE([.A$1];[.J695])" office:value-type="string" office:string-value="some description697" calcext:value-type="string">
            <text:p>some description697</text:p>
          </table:table-cell>
          <table:table-cell table:formula="of:=CONCATENATE([.B$1];[.$J695];[.$M$2])" office:value-type="string" office:string-value="http://domain697.com" calcext:value-type="string">
            <text:p>http://domain697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7" calcext:value-type="float">
            <text:p>697</text:p>
          </table:table-cell>
          <table:table-cell table:number-columns-repeated="5"/>
          <table:table-cell table:formula="of:=CONCATENATE([.$P$1];[.J695];[.$Q$1];[.$N$3];[.A695];[.$O$3];[.$Q$1];[.$N$3];[.B695];[.$O$3];[.$Q$1];[.$N$2];[.E695];[.$O$2];[.$Q$1];[.$N$2];[.C695];[.$O$2];[.$Q$1];[.$N$2];[.F695];[.$O$2];[.$Q$1];[.$N$2];[.D695];[.$O$2];[.$O$2])" office:value-type="string" office:string-value="insert into creatives values (697,'some description697','http://domain697.com',('ios','android'),('UK','US'),(),())" calcext:value-type="string">
            <text:p>insert into creatives values (697,'some description697','http://domain697.com',('ios','android'),('UK','US'),(),())</text:p>
          </table:table-cell>
          <table:table-cell/>
        </table:table-row>
        <table:table-row table:style-name="ro2">
          <table:table-cell table:formula="of:=CONCATENATE([.A$1];[.J696])" office:value-type="string" office:string-value="some description698" calcext:value-type="string">
            <text:p>some description698</text:p>
          </table:table-cell>
          <table:table-cell table:formula="of:=CONCATENATE([.B$1];[.$J696];[.$M$2])" office:value-type="string" office:string-value="http://domain698.com" calcext:value-type="string">
            <text:p>http://domain698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8" calcext:value-type="float">
            <text:p>698</text:p>
          </table:table-cell>
          <table:table-cell table:number-columns-repeated="5"/>
          <table:table-cell table:formula="of:=CONCATENATE([.$P$1];[.J696];[.$Q$1];[.$N$3];[.A696];[.$O$3];[.$Q$1];[.$N$3];[.B696];[.$O$3];[.$Q$1];[.$N$2];[.E696];[.$O$2];[.$Q$1];[.$N$2];[.C696];[.$O$2];[.$Q$1];[.$N$2];[.F696];[.$O$2];[.$Q$1];[.$N$2];[.D696];[.$O$2];[.$O$2])" office:value-type="string" office:string-value="insert into creatives values (698,'some description698','http://domain698.com',('ios','android'),('UK','US'),(),())" calcext:value-type="string">
            <text:p>insert into creatives values (698,'some description698','http://domain698.com',('ios','android'),('UK','US'),(),())</text:p>
          </table:table-cell>
          <table:table-cell/>
        </table:table-row>
        <table:table-row table:style-name="ro2">
          <table:table-cell table:formula="of:=CONCATENATE([.A$1];[.J697])" office:value-type="string" office:string-value="some description699" calcext:value-type="string">
            <text:p>some description699</text:p>
          </table:table-cell>
          <table:table-cell table:formula="of:=CONCATENATE([.B$1];[.$J697];[.$M$2])" office:value-type="string" office:string-value="http://domain699.com" calcext:value-type="string">
            <text:p>http://domain699.com</text:p>
          </table:table-cell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699" calcext:value-type="float">
            <text:p>699</text:p>
          </table:table-cell>
          <table:table-cell table:number-columns-repeated="5"/>
          <table:table-cell table:formula="of:=CONCATENATE([.$P$1];[.J697];[.$Q$1];[.$N$3];[.A697];[.$O$3];[.$Q$1];[.$N$3];[.B697];[.$O$3];[.$Q$1];[.$N$2];[.E697];[.$O$2];[.$Q$1];[.$N$2];[.C697];[.$O$2];[.$Q$1];[.$N$2];[.F697];[.$O$2];[.$Q$1];[.$N$2];[.D697];[.$O$2];[.$O$2])" office:value-type="string" office:string-value="insert into creatives values (699,'some description699','http://domain699.com',('ios','android'),('UK','US'),(),())" calcext:value-type="string">
            <text:p>insert into creatives values (699,'some description699','http://domain699.com',('ios','android'),('UK','US'),(),())</text:p>
          </table:table-cell>
          <table:table-cell/>
        </table:table-row>
        <table:table-row table:style-name="ro2">
          <table:table-cell table:formula="of:=CONCATENATE([.A$1];[.J698])" office:value-type="string" office:string-value="some description700" calcext:value-type="string">
            <text:p>some description700</text:p>
          </table:table-cell>
          <table:table-cell table:formula="of:=CONCATENATE([.B$1];[.$J698];[.$M$2])" office:value-type="string" office:string-value="http://domain700.com" calcext:value-type="string">
            <text:p>http://domain70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5"/>
          <table:table-cell table:formula="of:=CONCATENATE([.$P$1];[.J698];[.$Q$1];[.$N$3];[.A698];[.$O$3];[.$Q$1];[.$N$3];[.B698];[.$O$3];[.$Q$1];[.$N$2];[.E698];[.$O$2];[.$Q$1];[.$N$2];[.C698];[.$O$2];[.$Q$1];[.$N$2];[.F698];[.$O$2];[.$Q$1];[.$N$2];[.D698];[.$O$2];[.$O$2])" office:value-type="string" office:string-value="insert into creatives values (700,'some description700','http://domain700.com',(),('UK',),('ios',),())" calcext:value-type="string">
            <text:p>insert into creatives values (700,'some description700','http://domain700.com',(),('UK',),('ios',),())</text:p>
          </table:table-cell>
          <table:table-cell/>
        </table:table-row>
        <table:table-row table:style-name="ro2">
          <table:table-cell table:formula="of:=CONCATENATE([.A$1];[.J699])" office:value-type="string" office:string-value="some description701" calcext:value-type="string">
            <text:p>some description701</text:p>
          </table:table-cell>
          <table:table-cell table:formula="of:=CONCATENATE([.B$1];[.$J699];[.$M$2])" office:value-type="string" office:string-value="http://domain701.com" calcext:value-type="string">
            <text:p>http://domain70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table:number-columns-repeated="5"/>
          <table:table-cell table:formula="of:=CONCATENATE([.$P$1];[.J699];[.$Q$1];[.$N$3];[.A699];[.$O$3];[.$Q$1];[.$N$3];[.B699];[.$O$3];[.$Q$1];[.$N$2];[.E699];[.$O$2];[.$Q$1];[.$N$2];[.C699];[.$O$2];[.$Q$1];[.$N$2];[.F699];[.$O$2];[.$Q$1];[.$N$2];[.D699];[.$O$2];[.$O$2])" office:value-type="string" office:string-value="insert into creatives values (701,'some description701','http://domain701.com',(),('UK',),('ios',),())" calcext:value-type="string">
            <text:p>insert into creatives values (701,'some description701','http://domain701.com',(),('UK',),('ios',),())</text:p>
          </table:table-cell>
          <table:table-cell/>
        </table:table-row>
        <table:table-row table:style-name="ro2">
          <table:table-cell table:formula="of:=CONCATENATE([.A$1];[.J700])" office:value-type="string" office:string-value="some description702" calcext:value-type="string">
            <text:p>some description702</text:p>
          </table:table-cell>
          <table:table-cell table:formula="of:=CONCATENATE([.B$1];[.$J700];[.$M$2])" office:value-type="string" office:string-value="http://domain702.com" calcext:value-type="string">
            <text:p>http://domain70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 table:number-columns-repeated="5"/>
          <table:table-cell table:formula="of:=CONCATENATE([.$P$1];[.J700];[.$Q$1];[.$N$3];[.A700];[.$O$3];[.$Q$1];[.$N$3];[.B700];[.$O$3];[.$Q$1];[.$N$2];[.E700];[.$O$2];[.$Q$1];[.$N$2];[.C700];[.$O$2];[.$Q$1];[.$N$2];[.F700];[.$O$2];[.$Q$1];[.$N$2];[.D700];[.$O$2];[.$O$2])" office:value-type="string" office:string-value="insert into creatives values (702,'some description702','http://domain702.com',(),('UK',),('ios',),())" calcext:value-type="string">
            <text:p>insert into creatives values (702,'some description702','http://domain702.com',(),('UK',),('ios',),())</text:p>
          </table:table-cell>
          <table:table-cell/>
        </table:table-row>
        <table:table-row table:style-name="ro2">
          <table:table-cell table:formula="of:=CONCATENATE([.A$1];[.J701])" office:value-type="string" office:string-value="some description703" calcext:value-type="string">
            <text:p>some description703</text:p>
          </table:table-cell>
          <table:table-cell table:formula="of:=CONCATENATE([.B$1];[.$J701];[.$M$2])" office:value-type="string" office:string-value="http://domain703.com" calcext:value-type="string">
            <text:p>http://domain70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3" calcext:value-type="float">
            <text:p>703</text:p>
          </table:table-cell>
          <table:table-cell table:number-columns-repeated="5"/>
          <table:table-cell table:formula="of:=CONCATENATE([.$P$1];[.J701];[.$Q$1];[.$N$3];[.A701];[.$O$3];[.$Q$1];[.$N$3];[.B701];[.$O$3];[.$Q$1];[.$N$2];[.E701];[.$O$2];[.$Q$1];[.$N$2];[.C701];[.$O$2];[.$Q$1];[.$N$2];[.F701];[.$O$2];[.$Q$1];[.$N$2];[.D701];[.$O$2];[.$O$2])" office:value-type="string" office:string-value="insert into creatives values (703,'some description703','http://domain703.com',(),('UK',),('ios',),())" calcext:value-type="string">
            <text:p>insert into creatives values (703,'some description703','http://domain703.com',(),('UK',),('ios',),())</text:p>
          </table:table-cell>
          <table:table-cell/>
        </table:table-row>
        <table:table-row table:style-name="ro2">
          <table:table-cell table:formula="of:=CONCATENATE([.A$1];[.J702])" office:value-type="string" office:string-value="some description704" calcext:value-type="string">
            <text:p>some description704</text:p>
          </table:table-cell>
          <table:table-cell table:formula="of:=CONCATENATE([.B$1];[.$J702];[.$M$2])" office:value-type="string" office:string-value="http://domain704.com" calcext:value-type="string">
            <text:p>http://domain70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table:number-columns-repeated="5"/>
          <table:table-cell table:formula="of:=CONCATENATE([.$P$1];[.J702];[.$Q$1];[.$N$3];[.A702];[.$O$3];[.$Q$1];[.$N$3];[.B702];[.$O$3];[.$Q$1];[.$N$2];[.E702];[.$O$2];[.$Q$1];[.$N$2];[.C702];[.$O$2];[.$Q$1];[.$N$2];[.F702];[.$O$2];[.$Q$1];[.$N$2];[.D702];[.$O$2];[.$O$2])" office:value-type="string" office:string-value="insert into creatives values (704,'some description704','http://domain704.com',(),('UK',),('ios',),())" calcext:value-type="string">
            <text:p>insert into creatives values (704,'some description704','http://domain704.com',(),('UK',),('ios',),())</text:p>
          </table:table-cell>
          <table:table-cell/>
        </table:table-row>
        <table:table-row table:style-name="ro2">
          <table:table-cell table:formula="of:=CONCATENATE([.A$1];[.J703])" office:value-type="string" office:string-value="some description705" calcext:value-type="string">
            <text:p>some description705</text:p>
          </table:table-cell>
          <table:table-cell table:formula="of:=CONCATENATE([.B$1];[.$J703];[.$M$2])" office:value-type="string" office:string-value="http://domain705.com" calcext:value-type="string">
            <text:p>http://domain70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table:number-columns-repeated="5"/>
          <table:table-cell table:formula="of:=CONCATENATE([.$P$1];[.J703];[.$Q$1];[.$N$3];[.A703];[.$O$3];[.$Q$1];[.$N$3];[.B703];[.$O$3];[.$Q$1];[.$N$2];[.E703];[.$O$2];[.$Q$1];[.$N$2];[.C703];[.$O$2];[.$Q$1];[.$N$2];[.F703];[.$O$2];[.$Q$1];[.$N$2];[.D703];[.$O$2];[.$O$2])" office:value-type="string" office:string-value="insert into creatives values (705,'some description705','http://domain705.com',(),('UK',),('ios',),())" calcext:value-type="string">
            <text:p>insert into creatives values (705,'some description705','http://domain705.com',(),('UK',),('ios',),())</text:p>
          </table:table-cell>
          <table:table-cell/>
        </table:table-row>
        <table:table-row table:style-name="ro2">
          <table:table-cell table:formula="of:=CONCATENATE([.A$1];[.J704])" office:value-type="string" office:string-value="some description706" calcext:value-type="string">
            <text:p>some description706</text:p>
          </table:table-cell>
          <table:table-cell table:formula="of:=CONCATENATE([.B$1];[.$J704];[.$M$2])" office:value-type="string" office:string-value="http://domain706.com" calcext:value-type="string">
            <text:p>http://domain70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table:number-columns-repeated="5"/>
          <table:table-cell table:formula="of:=CONCATENATE([.$P$1];[.J704];[.$Q$1];[.$N$3];[.A704];[.$O$3];[.$Q$1];[.$N$3];[.B704];[.$O$3];[.$Q$1];[.$N$2];[.E704];[.$O$2];[.$Q$1];[.$N$2];[.C704];[.$O$2];[.$Q$1];[.$N$2];[.F704];[.$O$2];[.$Q$1];[.$N$2];[.D704];[.$O$2];[.$O$2])" office:value-type="string" office:string-value="insert into creatives values (706,'some description706','http://domain706.com',(),('UK',),('ios',),())" calcext:value-type="string">
            <text:p>insert into creatives values (706,'some description706','http://domain706.com',(),('UK',),('ios',),())</text:p>
          </table:table-cell>
          <table:table-cell/>
        </table:table-row>
        <table:table-row table:style-name="ro2">
          <table:table-cell table:formula="of:=CONCATENATE([.A$1];[.J705])" office:value-type="string" office:string-value="some description707" calcext:value-type="string">
            <text:p>some description707</text:p>
          </table:table-cell>
          <table:table-cell table:formula="of:=CONCATENATE([.B$1];[.$J705];[.$M$2])" office:value-type="string" office:string-value="http://domain707.com" calcext:value-type="string">
            <text:p>http://domain70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table:number-columns-repeated="5"/>
          <table:table-cell table:formula="of:=CONCATENATE([.$P$1];[.J705];[.$Q$1];[.$N$3];[.A705];[.$O$3];[.$Q$1];[.$N$3];[.B705];[.$O$3];[.$Q$1];[.$N$2];[.E705];[.$O$2];[.$Q$1];[.$N$2];[.C705];[.$O$2];[.$Q$1];[.$N$2];[.F705];[.$O$2];[.$Q$1];[.$N$2];[.D705];[.$O$2];[.$O$2])" office:value-type="string" office:string-value="insert into creatives values (707,'some description707','http://domain707.com',(),('UK',),('ios',),())" calcext:value-type="string">
            <text:p>insert into creatives values (707,'some description707','http://domain707.com',(),('UK',),('ios',),())</text:p>
          </table:table-cell>
          <table:table-cell/>
        </table:table-row>
        <table:table-row table:style-name="ro2">
          <table:table-cell table:formula="of:=CONCATENATE([.A$1];[.J706])" office:value-type="string" office:string-value="some description708" calcext:value-type="string">
            <text:p>some description708</text:p>
          </table:table-cell>
          <table:table-cell table:formula="of:=CONCATENATE([.B$1];[.$J706];[.$M$2])" office:value-type="string" office:string-value="http://domain708.com" calcext:value-type="string">
            <text:p>http://domain70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table:number-columns-repeated="5"/>
          <table:table-cell table:formula="of:=CONCATENATE([.$P$1];[.J706];[.$Q$1];[.$N$3];[.A706];[.$O$3];[.$Q$1];[.$N$3];[.B706];[.$O$3];[.$Q$1];[.$N$2];[.E706];[.$O$2];[.$Q$1];[.$N$2];[.C706];[.$O$2];[.$Q$1];[.$N$2];[.F706];[.$O$2];[.$Q$1];[.$N$2];[.D706];[.$O$2];[.$O$2])" office:value-type="string" office:string-value="insert into creatives values (708,'some description708','http://domain708.com',(),('UK',),('ios',),())" calcext:value-type="string">
            <text:p>insert into creatives values (708,'some description708','http://domain708.com',(),('UK',),('ios',),())</text:p>
          </table:table-cell>
          <table:table-cell/>
        </table:table-row>
        <table:table-row table:style-name="ro2">
          <table:table-cell table:formula="of:=CONCATENATE([.A$1];[.J707])" office:value-type="string" office:string-value="some description709" calcext:value-type="string">
            <text:p>some description709</text:p>
          </table:table-cell>
          <table:table-cell table:formula="of:=CONCATENATE([.B$1];[.$J707];[.$M$2])" office:value-type="string" office:string-value="http://domain709.com" calcext:value-type="string">
            <text:p>http://domain70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table:number-columns-repeated="5"/>
          <table:table-cell table:formula="of:=CONCATENATE([.$P$1];[.J707];[.$Q$1];[.$N$3];[.A707];[.$O$3];[.$Q$1];[.$N$3];[.B707];[.$O$3];[.$Q$1];[.$N$2];[.E707];[.$O$2];[.$Q$1];[.$N$2];[.C707];[.$O$2];[.$Q$1];[.$N$2];[.F707];[.$O$2];[.$Q$1];[.$N$2];[.D707];[.$O$2];[.$O$2])" office:value-type="string" office:string-value="insert into creatives values (709,'some description709','http://domain709.com',(),('UK',),('ios',),())" calcext:value-type="string">
            <text:p>insert into creatives values (709,'some description709','http://domain709.com',(),('UK',),('ios',),())</text:p>
          </table:table-cell>
          <table:table-cell/>
        </table:table-row>
        <table:table-row table:style-name="ro2">
          <table:table-cell table:formula="of:=CONCATENATE([.A$1];[.J708])" office:value-type="string" office:string-value="some description710" calcext:value-type="string">
            <text:p>some description710</text:p>
          </table:table-cell>
          <table:table-cell table:formula="of:=CONCATENATE([.B$1];[.$J708];[.$M$2])" office:value-type="string" office:string-value="http://domain710.com" calcext:value-type="string">
            <text:p>http://domain71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table:number-columns-repeated="5"/>
          <table:table-cell table:formula="of:=CONCATENATE([.$P$1];[.J708];[.$Q$1];[.$N$3];[.A708];[.$O$3];[.$Q$1];[.$N$3];[.B708];[.$O$3];[.$Q$1];[.$N$2];[.E708];[.$O$2];[.$Q$1];[.$N$2];[.C708];[.$O$2];[.$Q$1];[.$N$2];[.F708];[.$O$2];[.$Q$1];[.$N$2];[.D708];[.$O$2];[.$O$2])" office:value-type="string" office:string-value="insert into creatives values (710,'some description710','http://domain710.com',(),('UK',),('ios',),())" calcext:value-type="string">
            <text:p>insert into creatives values (710,'some description710','http://domain710.com',(),('UK',),('ios',),())</text:p>
          </table:table-cell>
          <table:table-cell/>
        </table:table-row>
        <table:table-row table:style-name="ro2">
          <table:table-cell table:formula="of:=CONCATENATE([.A$1];[.J709])" office:value-type="string" office:string-value="some description711" calcext:value-type="string">
            <text:p>some description711</text:p>
          </table:table-cell>
          <table:table-cell table:formula="of:=CONCATENATE([.B$1];[.$J709];[.$M$2])" office:value-type="string" office:string-value="http://domain711.com" calcext:value-type="string">
            <text:p>http://domain71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table:number-columns-repeated="5"/>
          <table:table-cell table:formula="of:=CONCATENATE([.$P$1];[.J709];[.$Q$1];[.$N$3];[.A709];[.$O$3];[.$Q$1];[.$N$3];[.B709];[.$O$3];[.$Q$1];[.$N$2];[.E709];[.$O$2];[.$Q$1];[.$N$2];[.C709];[.$O$2];[.$Q$1];[.$N$2];[.F709];[.$O$2];[.$Q$1];[.$N$2];[.D709];[.$O$2];[.$O$2])" office:value-type="string" office:string-value="insert into creatives values (711,'some description711','http://domain711.com',(),('UK',),('ios',),())" calcext:value-type="string">
            <text:p>insert into creatives values (711,'some description711','http://domain711.com',(),('UK',),('ios',),())</text:p>
          </table:table-cell>
          <table:table-cell/>
        </table:table-row>
        <table:table-row table:style-name="ro2">
          <table:table-cell table:formula="of:=CONCATENATE([.A$1];[.J710])" office:value-type="string" office:string-value="some description712" calcext:value-type="string">
            <text:p>some description712</text:p>
          </table:table-cell>
          <table:table-cell table:formula="of:=CONCATENATE([.B$1];[.$J710];[.$M$2])" office:value-type="string" office:string-value="http://domain712.com" calcext:value-type="string">
            <text:p>http://domain71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table:number-columns-repeated="5"/>
          <table:table-cell table:formula="of:=CONCATENATE([.$P$1];[.J710];[.$Q$1];[.$N$3];[.A710];[.$O$3];[.$Q$1];[.$N$3];[.B710];[.$O$3];[.$Q$1];[.$N$2];[.E710];[.$O$2];[.$Q$1];[.$N$2];[.C710];[.$O$2];[.$Q$1];[.$N$2];[.F710];[.$O$2];[.$Q$1];[.$N$2];[.D710];[.$O$2];[.$O$2])" office:value-type="string" office:string-value="insert into creatives values (712,'some description712','http://domain712.com',(),('UK',),('ios',),())" calcext:value-type="string">
            <text:p>insert into creatives values (712,'some description712','http://domain712.com',(),('UK',),('ios',),())</text:p>
          </table:table-cell>
          <table:table-cell/>
        </table:table-row>
        <table:table-row table:style-name="ro2">
          <table:table-cell table:formula="of:=CONCATENATE([.A$1];[.J711])" office:value-type="string" office:string-value="some description713" calcext:value-type="string">
            <text:p>some description713</text:p>
          </table:table-cell>
          <table:table-cell table:formula="of:=CONCATENATE([.B$1];[.$J711];[.$M$2])" office:value-type="string" office:string-value="http://domain713.com" calcext:value-type="string">
            <text:p>http://domain71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table:number-columns-repeated="5"/>
          <table:table-cell table:formula="of:=CONCATENATE([.$P$1];[.J711];[.$Q$1];[.$N$3];[.A711];[.$O$3];[.$Q$1];[.$N$3];[.B711];[.$O$3];[.$Q$1];[.$N$2];[.E711];[.$O$2];[.$Q$1];[.$N$2];[.C711];[.$O$2];[.$Q$1];[.$N$2];[.F711];[.$O$2];[.$Q$1];[.$N$2];[.D711];[.$O$2];[.$O$2])" office:value-type="string" office:string-value="insert into creatives values (713,'some description713','http://domain713.com',(),('UK',),('ios',),())" calcext:value-type="string">
            <text:p>insert into creatives values (713,'some description713','http://domain713.com',(),('UK',),('ios',),())</text:p>
          </table:table-cell>
          <table:table-cell/>
        </table:table-row>
        <table:table-row table:style-name="ro2">
          <table:table-cell table:formula="of:=CONCATENATE([.A$1];[.J712])" office:value-type="string" office:string-value="some description714" calcext:value-type="string">
            <text:p>some description714</text:p>
          </table:table-cell>
          <table:table-cell table:formula="of:=CONCATENATE([.B$1];[.$J712];[.$M$2])" office:value-type="string" office:string-value="http://domain714.com" calcext:value-type="string">
            <text:p>http://domain71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4" calcext:value-type="float">
            <text:p>714</text:p>
          </table:table-cell>
          <table:table-cell table:number-columns-repeated="5"/>
          <table:table-cell table:formula="of:=CONCATENATE([.$P$1];[.J712];[.$Q$1];[.$N$3];[.A712];[.$O$3];[.$Q$1];[.$N$3];[.B712];[.$O$3];[.$Q$1];[.$N$2];[.E712];[.$O$2];[.$Q$1];[.$N$2];[.C712];[.$O$2];[.$Q$1];[.$N$2];[.F712];[.$O$2];[.$Q$1];[.$N$2];[.D712];[.$O$2];[.$O$2])" office:value-type="string" office:string-value="insert into creatives values (714,'some description714','http://domain714.com',(),('UK',),('ios',),())" calcext:value-type="string">
            <text:p>insert into creatives values (714,'some description714','http://domain714.com',(),('UK',),('ios',),())</text:p>
          </table:table-cell>
          <table:table-cell/>
        </table:table-row>
        <table:table-row table:style-name="ro2">
          <table:table-cell table:formula="of:=CONCATENATE([.A$1];[.J713])" office:value-type="string" office:string-value="some description715" calcext:value-type="string">
            <text:p>some description715</text:p>
          </table:table-cell>
          <table:table-cell table:formula="of:=CONCATENATE([.B$1];[.$J713];[.$M$2])" office:value-type="string" office:string-value="http://domain715.com" calcext:value-type="string">
            <text:p>http://domain71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table:number-columns-repeated="5"/>
          <table:table-cell table:formula="of:=CONCATENATE([.$P$1];[.J713];[.$Q$1];[.$N$3];[.A713];[.$O$3];[.$Q$1];[.$N$3];[.B713];[.$O$3];[.$Q$1];[.$N$2];[.E713];[.$O$2];[.$Q$1];[.$N$2];[.C713];[.$O$2];[.$Q$1];[.$N$2];[.F713];[.$O$2];[.$Q$1];[.$N$2];[.D713];[.$O$2];[.$O$2])" office:value-type="string" office:string-value="insert into creatives values (715,'some description715','http://domain715.com',(),('UK',),('ios',),())" calcext:value-type="string">
            <text:p>insert into creatives values (715,'some description715','http://domain715.com',(),('UK',),('ios',),())</text:p>
          </table:table-cell>
          <table:table-cell/>
        </table:table-row>
        <table:table-row table:style-name="ro2">
          <table:table-cell table:formula="of:=CONCATENATE([.A$1];[.J714])" office:value-type="string" office:string-value="some description716" calcext:value-type="string">
            <text:p>some description716</text:p>
          </table:table-cell>
          <table:table-cell table:formula="of:=CONCATENATE([.B$1];[.$J714];[.$M$2])" office:value-type="string" office:string-value="http://domain716.com" calcext:value-type="string">
            <text:p>http://domain71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5"/>
          <table:table-cell table:formula="of:=CONCATENATE([.$P$1];[.J714];[.$Q$1];[.$N$3];[.A714];[.$O$3];[.$Q$1];[.$N$3];[.B714];[.$O$3];[.$Q$1];[.$N$2];[.E714];[.$O$2];[.$Q$1];[.$N$2];[.C714];[.$O$2];[.$Q$1];[.$N$2];[.F714];[.$O$2];[.$Q$1];[.$N$2];[.D714];[.$O$2];[.$O$2])" office:value-type="string" office:string-value="insert into creatives values (716,'some description716','http://domain716.com',(),('UK',),('ios',),())" calcext:value-type="string">
            <text:p>insert into creatives values (716,'some description716','http://domain716.com',(),('UK',),('ios',),())</text:p>
          </table:table-cell>
          <table:table-cell/>
        </table:table-row>
        <table:table-row table:style-name="ro2">
          <table:table-cell table:formula="of:=CONCATENATE([.A$1];[.J715])" office:value-type="string" office:string-value="some description717" calcext:value-type="string">
            <text:p>some description717</text:p>
          </table:table-cell>
          <table:table-cell table:formula="of:=CONCATENATE([.B$1];[.$J715];[.$M$2])" office:value-type="string" office:string-value="http://domain717.com" calcext:value-type="string">
            <text:p>http://domain71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table:number-columns-repeated="5"/>
          <table:table-cell table:formula="of:=CONCATENATE([.$P$1];[.J715];[.$Q$1];[.$N$3];[.A715];[.$O$3];[.$Q$1];[.$N$3];[.B715];[.$O$3];[.$Q$1];[.$N$2];[.E715];[.$O$2];[.$Q$1];[.$N$2];[.C715];[.$O$2];[.$Q$1];[.$N$2];[.F715];[.$O$2];[.$Q$1];[.$N$2];[.D715];[.$O$2];[.$O$2])" office:value-type="string" office:string-value="insert into creatives values (717,'some description717','http://domain717.com',(),('UK',),('ios',),())" calcext:value-type="string">
            <text:p>insert into creatives values (717,'some description717','http://domain717.com',(),('UK',),('ios',),())</text:p>
          </table:table-cell>
          <table:table-cell/>
        </table:table-row>
        <table:table-row table:style-name="ro2">
          <table:table-cell table:formula="of:=CONCATENATE([.A$1];[.J716])" office:value-type="string" office:string-value="some description718" calcext:value-type="string">
            <text:p>some description718</text:p>
          </table:table-cell>
          <table:table-cell table:formula="of:=CONCATENATE([.B$1];[.$J716];[.$M$2])" office:value-type="string" office:string-value="http://domain718.com" calcext:value-type="string">
            <text:p>http://domain71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table:number-columns-repeated="5"/>
          <table:table-cell table:formula="of:=CONCATENATE([.$P$1];[.J716];[.$Q$1];[.$N$3];[.A716];[.$O$3];[.$Q$1];[.$N$3];[.B716];[.$O$3];[.$Q$1];[.$N$2];[.E716];[.$O$2];[.$Q$1];[.$N$2];[.C716];[.$O$2];[.$Q$1];[.$N$2];[.F716];[.$O$2];[.$Q$1];[.$N$2];[.D716];[.$O$2];[.$O$2])" office:value-type="string" office:string-value="insert into creatives values (718,'some description718','http://domain718.com',(),('UK',),('ios',),())" calcext:value-type="string">
            <text:p>insert into creatives values (718,'some description718','http://domain718.com',(),('UK',),('ios',),())</text:p>
          </table:table-cell>
          <table:table-cell/>
        </table:table-row>
        <table:table-row table:style-name="ro2">
          <table:table-cell table:formula="of:=CONCATENATE([.A$1];[.J717])" office:value-type="string" office:string-value="some description719" calcext:value-type="string">
            <text:p>some description719</text:p>
          </table:table-cell>
          <table:table-cell table:formula="of:=CONCATENATE([.B$1];[.$J717];[.$M$2])" office:value-type="string" office:string-value="http://domain719.com" calcext:value-type="string">
            <text:p>http://domain71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5"/>
          <table:table-cell table:formula="of:=CONCATENATE([.$P$1];[.J717];[.$Q$1];[.$N$3];[.A717];[.$O$3];[.$Q$1];[.$N$3];[.B717];[.$O$3];[.$Q$1];[.$N$2];[.E717];[.$O$2];[.$Q$1];[.$N$2];[.C717];[.$O$2];[.$Q$1];[.$N$2];[.F717];[.$O$2];[.$Q$1];[.$N$2];[.D717];[.$O$2];[.$O$2])" office:value-type="string" office:string-value="insert into creatives values (719,'some description719','http://domain719.com',(),('UK',),('ios',),())" calcext:value-type="string">
            <text:p>insert into creatives values (719,'some description719','http://domain719.com',(),('UK',),('ios',),())</text:p>
          </table:table-cell>
          <table:table-cell/>
        </table:table-row>
        <table:table-row table:style-name="ro2">
          <table:table-cell table:formula="of:=CONCATENATE([.A$1];[.J718])" office:value-type="string" office:string-value="some description720" calcext:value-type="string">
            <text:p>some description720</text:p>
          </table:table-cell>
          <table:table-cell table:formula="of:=CONCATENATE([.B$1];[.$J718];[.$M$2])" office:value-type="string" office:string-value="http://domain720.com" calcext:value-type="string">
            <text:p>http://domain72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table:number-columns-repeated="5"/>
          <table:table-cell table:formula="of:=CONCATENATE([.$P$1];[.J718];[.$Q$1];[.$N$3];[.A718];[.$O$3];[.$Q$1];[.$N$3];[.B718];[.$O$3];[.$Q$1];[.$N$2];[.E718];[.$O$2];[.$Q$1];[.$N$2];[.C718];[.$O$2];[.$Q$1];[.$N$2];[.F718];[.$O$2];[.$Q$1];[.$N$2];[.D718];[.$O$2];[.$O$2])" office:value-type="string" office:string-value="insert into creatives values (720,'some description720','http://domain720.com',(),('UK',),('ios',),())" calcext:value-type="string">
            <text:p>insert into creatives values (720,'some description720','http://domain720.com',(),('UK',),('ios',),())</text:p>
          </table:table-cell>
          <table:table-cell/>
        </table:table-row>
        <table:table-row table:style-name="ro2">
          <table:table-cell table:formula="of:=CONCATENATE([.A$1];[.J719])" office:value-type="string" office:string-value="some description721" calcext:value-type="string">
            <text:p>some description721</text:p>
          </table:table-cell>
          <table:table-cell table:formula="of:=CONCATENATE([.B$1];[.$J719];[.$M$2])" office:value-type="string" office:string-value="http://domain721.com" calcext:value-type="string">
            <text:p>http://domain72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table:number-columns-repeated="5"/>
          <table:table-cell table:formula="of:=CONCATENATE([.$P$1];[.J719];[.$Q$1];[.$N$3];[.A719];[.$O$3];[.$Q$1];[.$N$3];[.B719];[.$O$3];[.$Q$1];[.$N$2];[.E719];[.$O$2];[.$Q$1];[.$N$2];[.C719];[.$O$2];[.$Q$1];[.$N$2];[.F719];[.$O$2];[.$Q$1];[.$N$2];[.D719];[.$O$2];[.$O$2])" office:value-type="string" office:string-value="insert into creatives values (721,'some description721','http://domain721.com',(),('UK',),('ios',),())" calcext:value-type="string">
            <text:p>insert into creatives values (721,'some description721','http://domain721.com',(),('UK',),('ios',),())</text:p>
          </table:table-cell>
          <table:table-cell/>
        </table:table-row>
        <table:table-row table:style-name="ro2">
          <table:table-cell table:formula="of:=CONCATENATE([.A$1];[.J720])" office:value-type="string" office:string-value="some description722" calcext:value-type="string">
            <text:p>some description722</text:p>
          </table:table-cell>
          <table:table-cell table:formula="of:=CONCATENATE([.B$1];[.$J720];[.$M$2])" office:value-type="string" office:string-value="http://domain722.com" calcext:value-type="string">
            <text:p>http://domain72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table:number-columns-repeated="5"/>
          <table:table-cell table:formula="of:=CONCATENATE([.$P$1];[.J720];[.$Q$1];[.$N$3];[.A720];[.$O$3];[.$Q$1];[.$N$3];[.B720];[.$O$3];[.$Q$1];[.$N$2];[.E720];[.$O$2];[.$Q$1];[.$N$2];[.C720];[.$O$2];[.$Q$1];[.$N$2];[.F720];[.$O$2];[.$Q$1];[.$N$2];[.D720];[.$O$2];[.$O$2])" office:value-type="string" office:string-value="insert into creatives values (722,'some description722','http://domain722.com',(),('UK',),('ios',),())" calcext:value-type="string">
            <text:p>insert into creatives values (722,'some description722','http://domain722.com',(),('UK',),('ios',),())</text:p>
          </table:table-cell>
          <table:table-cell/>
        </table:table-row>
        <table:table-row table:style-name="ro2">
          <table:table-cell table:formula="of:=CONCATENATE([.A$1];[.J721])" office:value-type="string" office:string-value="some description723" calcext:value-type="string">
            <text:p>some description723</text:p>
          </table:table-cell>
          <table:table-cell table:formula="of:=CONCATENATE([.B$1];[.$J721];[.$M$2])" office:value-type="string" office:string-value="http://domain723.com" calcext:value-type="string">
            <text:p>http://domain72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5"/>
          <table:table-cell table:formula="of:=CONCATENATE([.$P$1];[.J721];[.$Q$1];[.$N$3];[.A721];[.$O$3];[.$Q$1];[.$N$3];[.B721];[.$O$3];[.$Q$1];[.$N$2];[.E721];[.$O$2];[.$Q$1];[.$N$2];[.C721];[.$O$2];[.$Q$1];[.$N$2];[.F721];[.$O$2];[.$Q$1];[.$N$2];[.D721];[.$O$2];[.$O$2])" office:value-type="string" office:string-value="insert into creatives values (723,'some description723','http://domain723.com',(),('UK',),('ios',),())" calcext:value-type="string">
            <text:p>insert into creatives values (723,'some description723','http://domain723.com',(),('UK',),('ios',),())</text:p>
          </table:table-cell>
          <table:table-cell/>
        </table:table-row>
        <table:table-row table:style-name="ro2">
          <table:table-cell table:formula="of:=CONCATENATE([.A$1];[.J722])" office:value-type="string" office:string-value="some description724" calcext:value-type="string">
            <text:p>some description724</text:p>
          </table:table-cell>
          <table:table-cell table:formula="of:=CONCATENATE([.B$1];[.$J722];[.$M$2])" office:value-type="string" office:string-value="http://domain724.com" calcext:value-type="string">
            <text:p>http://domain72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table:number-columns-repeated="5"/>
          <table:table-cell table:formula="of:=CONCATENATE([.$P$1];[.J722];[.$Q$1];[.$N$3];[.A722];[.$O$3];[.$Q$1];[.$N$3];[.B722];[.$O$3];[.$Q$1];[.$N$2];[.E722];[.$O$2];[.$Q$1];[.$N$2];[.C722];[.$O$2];[.$Q$1];[.$N$2];[.F722];[.$O$2];[.$Q$1];[.$N$2];[.D722];[.$O$2];[.$O$2])" office:value-type="string" office:string-value="insert into creatives values (724,'some description724','http://domain724.com',(),('UK',),('ios',),())" calcext:value-type="string">
            <text:p>insert into creatives values (724,'some description724','http://domain724.com',(),('UK',),('ios',),())</text:p>
          </table:table-cell>
          <table:table-cell/>
        </table:table-row>
        <table:table-row table:style-name="ro2">
          <table:table-cell table:formula="of:=CONCATENATE([.A$1];[.J723])" office:value-type="string" office:string-value="some description725" calcext:value-type="string">
            <text:p>some description725</text:p>
          </table:table-cell>
          <table:table-cell table:formula="of:=CONCATENATE([.B$1];[.$J723];[.$M$2])" office:value-type="string" office:string-value="http://domain725.com" calcext:value-type="string">
            <text:p>http://domain72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table:number-columns-repeated="5"/>
          <table:table-cell table:formula="of:=CONCATENATE([.$P$1];[.J723];[.$Q$1];[.$N$3];[.A723];[.$O$3];[.$Q$1];[.$N$3];[.B723];[.$O$3];[.$Q$1];[.$N$2];[.E723];[.$O$2];[.$Q$1];[.$N$2];[.C723];[.$O$2];[.$Q$1];[.$N$2];[.F723];[.$O$2];[.$Q$1];[.$N$2];[.D723];[.$O$2];[.$O$2])" office:value-type="string" office:string-value="insert into creatives values (725,'some description725','http://domain725.com',(),('UK',),('ios',),())" calcext:value-type="string">
            <text:p>insert into creatives values (725,'some description725','http://domain725.com',(),('UK',),('ios',),())</text:p>
          </table:table-cell>
          <table:table-cell/>
        </table:table-row>
        <table:table-row table:style-name="ro2">
          <table:table-cell table:formula="of:=CONCATENATE([.A$1];[.J724])" office:value-type="string" office:string-value="some description726" calcext:value-type="string">
            <text:p>some description726</text:p>
          </table:table-cell>
          <table:table-cell table:formula="of:=CONCATENATE([.B$1];[.$J724];[.$M$2])" office:value-type="string" office:string-value="http://domain726.com" calcext:value-type="string">
            <text:p>http://domain72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table:number-columns-repeated="5"/>
          <table:table-cell table:formula="of:=CONCATENATE([.$P$1];[.J724];[.$Q$1];[.$N$3];[.A724];[.$O$3];[.$Q$1];[.$N$3];[.B724];[.$O$3];[.$Q$1];[.$N$2];[.E724];[.$O$2];[.$Q$1];[.$N$2];[.C724];[.$O$2];[.$Q$1];[.$N$2];[.F724];[.$O$2];[.$Q$1];[.$N$2];[.D724];[.$O$2];[.$O$2])" office:value-type="string" office:string-value="insert into creatives values (726,'some description726','http://domain726.com',(),('UK',),('ios',),())" calcext:value-type="string">
            <text:p>insert into creatives values (726,'some description726','http://domain726.com',(),('UK',),('ios',),())</text:p>
          </table:table-cell>
          <table:table-cell/>
        </table:table-row>
        <table:table-row table:style-name="ro2">
          <table:table-cell table:formula="of:=CONCATENATE([.A$1];[.J725])" office:value-type="string" office:string-value="some description727" calcext:value-type="string">
            <text:p>some description727</text:p>
          </table:table-cell>
          <table:table-cell table:formula="of:=CONCATENATE([.B$1];[.$J725];[.$M$2])" office:value-type="string" office:string-value="http://domain727.com" calcext:value-type="string">
            <text:p>http://domain72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 table:number-columns-repeated="5"/>
          <table:table-cell table:formula="of:=CONCATENATE([.$P$1];[.J725];[.$Q$1];[.$N$3];[.A725];[.$O$3];[.$Q$1];[.$N$3];[.B725];[.$O$3];[.$Q$1];[.$N$2];[.E725];[.$O$2];[.$Q$1];[.$N$2];[.C725];[.$O$2];[.$Q$1];[.$N$2];[.F725];[.$O$2];[.$Q$1];[.$N$2];[.D725];[.$O$2];[.$O$2])" office:value-type="string" office:string-value="insert into creatives values (727,'some description727','http://domain727.com',(),('UK',),('ios',),())" calcext:value-type="string">
            <text:p>insert into creatives values (727,'some description727','http://domain727.com',(),('UK',),('ios',),())</text:p>
          </table:table-cell>
          <table:table-cell/>
        </table:table-row>
        <table:table-row table:style-name="ro2">
          <table:table-cell table:formula="of:=CONCATENATE([.A$1];[.J726])" office:value-type="string" office:string-value="some description728" calcext:value-type="string">
            <text:p>some description728</text:p>
          </table:table-cell>
          <table:table-cell table:formula="of:=CONCATENATE([.B$1];[.$J726];[.$M$2])" office:value-type="string" office:string-value="http://domain728.com" calcext:value-type="string">
            <text:p>http://domain72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table:number-columns-repeated="5"/>
          <table:table-cell table:formula="of:=CONCATENATE([.$P$1];[.J726];[.$Q$1];[.$N$3];[.A726];[.$O$3];[.$Q$1];[.$N$3];[.B726];[.$O$3];[.$Q$1];[.$N$2];[.E726];[.$O$2];[.$Q$1];[.$N$2];[.C726];[.$O$2];[.$Q$1];[.$N$2];[.F726];[.$O$2];[.$Q$1];[.$N$2];[.D726];[.$O$2];[.$O$2])" office:value-type="string" office:string-value="insert into creatives values (728,'some description728','http://domain728.com',(),('UK',),('ios',),())" calcext:value-type="string">
            <text:p>insert into creatives values (728,'some description728','http://domain728.com',(),('UK',),('ios',),())</text:p>
          </table:table-cell>
          <table:table-cell/>
        </table:table-row>
        <table:table-row table:style-name="ro2">
          <table:table-cell table:formula="of:=CONCATENATE([.A$1];[.J727])" office:value-type="string" office:string-value="some description729" calcext:value-type="string">
            <text:p>some description729</text:p>
          </table:table-cell>
          <table:table-cell table:formula="of:=CONCATENATE([.B$1];[.$J727];[.$M$2])" office:value-type="string" office:string-value="http://domain729.com" calcext:value-type="string">
            <text:p>http://domain72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table:number-columns-repeated="5"/>
          <table:table-cell table:formula="of:=CONCATENATE([.$P$1];[.J727];[.$Q$1];[.$N$3];[.A727];[.$O$3];[.$Q$1];[.$N$3];[.B727];[.$O$3];[.$Q$1];[.$N$2];[.E727];[.$O$2];[.$Q$1];[.$N$2];[.C727];[.$O$2];[.$Q$1];[.$N$2];[.F727];[.$O$2];[.$Q$1];[.$N$2];[.D727];[.$O$2];[.$O$2])" office:value-type="string" office:string-value="insert into creatives values (729,'some description729','http://domain729.com',(),('UK',),('ios',),())" calcext:value-type="string">
            <text:p>insert into creatives values (729,'some description729','http://domain729.com',(),('UK',),('ios',),())</text:p>
          </table:table-cell>
          <table:table-cell/>
        </table:table-row>
        <table:table-row table:style-name="ro2">
          <table:table-cell table:formula="of:=CONCATENATE([.A$1];[.J728])" office:value-type="string" office:string-value="some description730" calcext:value-type="string">
            <text:p>some description730</text:p>
          </table:table-cell>
          <table:table-cell table:formula="of:=CONCATENATE([.B$1];[.$J728];[.$M$2])" office:value-type="string" office:string-value="http://domain730.com" calcext:value-type="string">
            <text:p>http://domain73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table:number-columns-repeated="5"/>
          <table:table-cell table:formula="of:=CONCATENATE([.$P$1];[.J728];[.$Q$1];[.$N$3];[.A728];[.$O$3];[.$Q$1];[.$N$3];[.B728];[.$O$3];[.$Q$1];[.$N$2];[.E728];[.$O$2];[.$Q$1];[.$N$2];[.C728];[.$O$2];[.$Q$1];[.$N$2];[.F728];[.$O$2];[.$Q$1];[.$N$2];[.D728];[.$O$2];[.$O$2])" office:value-type="string" office:string-value="insert into creatives values (730,'some description730','http://domain730.com',(),('UK',),('ios',),())" calcext:value-type="string">
            <text:p>insert into creatives values (730,'some description730','http://domain730.com',(),('UK',),('ios',),())</text:p>
          </table:table-cell>
          <table:table-cell/>
        </table:table-row>
        <table:table-row table:style-name="ro2">
          <table:table-cell table:formula="of:=CONCATENATE([.A$1];[.J729])" office:value-type="string" office:string-value="some description731" calcext:value-type="string">
            <text:p>some description731</text:p>
          </table:table-cell>
          <table:table-cell table:formula="of:=CONCATENATE([.B$1];[.$J729];[.$M$2])" office:value-type="string" office:string-value="http://domain731.com" calcext:value-type="string">
            <text:p>http://domain73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1" calcext:value-type="float">
            <text:p>731</text:p>
          </table:table-cell>
          <table:table-cell table:number-columns-repeated="5"/>
          <table:table-cell table:formula="of:=CONCATENATE([.$P$1];[.J729];[.$Q$1];[.$N$3];[.A729];[.$O$3];[.$Q$1];[.$N$3];[.B729];[.$O$3];[.$Q$1];[.$N$2];[.E729];[.$O$2];[.$Q$1];[.$N$2];[.C729];[.$O$2];[.$Q$1];[.$N$2];[.F729];[.$O$2];[.$Q$1];[.$N$2];[.D729];[.$O$2];[.$O$2])" office:value-type="string" office:string-value="insert into creatives values (731,'some description731','http://domain731.com',(),('UK',),('ios',),())" calcext:value-type="string">
            <text:p>insert into creatives values (731,'some description731','http://domain731.com',(),('UK',),('ios',),())</text:p>
          </table:table-cell>
          <table:table-cell/>
        </table:table-row>
        <table:table-row table:style-name="ro2">
          <table:table-cell table:formula="of:=CONCATENATE([.A$1];[.J730])" office:value-type="string" office:string-value="some description732" calcext:value-type="string">
            <text:p>some description732</text:p>
          </table:table-cell>
          <table:table-cell table:formula="of:=CONCATENATE([.B$1];[.$J730];[.$M$2])" office:value-type="string" office:string-value="http://domain732.com" calcext:value-type="string">
            <text:p>http://domain73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table:number-columns-repeated="5"/>
          <table:table-cell table:formula="of:=CONCATENATE([.$P$1];[.J730];[.$Q$1];[.$N$3];[.A730];[.$O$3];[.$Q$1];[.$N$3];[.B730];[.$O$3];[.$Q$1];[.$N$2];[.E730];[.$O$2];[.$Q$1];[.$N$2];[.C730];[.$O$2];[.$Q$1];[.$N$2];[.F730];[.$O$2];[.$Q$1];[.$N$2];[.D730];[.$O$2];[.$O$2])" office:value-type="string" office:string-value="insert into creatives values (732,'some description732','http://domain732.com',(),('UK',),('ios',),())" calcext:value-type="string">
            <text:p>insert into creatives values (732,'some description732','http://domain732.com',(),('UK',),('ios',),())</text:p>
          </table:table-cell>
          <table:table-cell/>
        </table:table-row>
        <table:table-row table:style-name="ro2">
          <table:table-cell table:formula="of:=CONCATENATE([.A$1];[.J731])" office:value-type="string" office:string-value="some description733" calcext:value-type="string">
            <text:p>some description733</text:p>
          </table:table-cell>
          <table:table-cell table:formula="of:=CONCATENATE([.B$1];[.$J731];[.$M$2])" office:value-type="string" office:string-value="http://domain733.com" calcext:value-type="string">
            <text:p>http://domain73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table:number-columns-repeated="5"/>
          <table:table-cell table:formula="of:=CONCATENATE([.$P$1];[.J731];[.$Q$1];[.$N$3];[.A731];[.$O$3];[.$Q$1];[.$N$3];[.B731];[.$O$3];[.$Q$1];[.$N$2];[.E731];[.$O$2];[.$Q$1];[.$N$2];[.C731];[.$O$2];[.$Q$1];[.$N$2];[.F731];[.$O$2];[.$Q$1];[.$N$2];[.D731];[.$O$2];[.$O$2])" office:value-type="string" office:string-value="insert into creatives values (733,'some description733','http://domain733.com',(),('UK',),('ios',),())" calcext:value-type="string">
            <text:p>insert into creatives values (733,'some description733','http://domain733.com',(),('UK',),('ios',),())</text:p>
          </table:table-cell>
          <table:table-cell/>
        </table:table-row>
        <table:table-row table:style-name="ro2">
          <table:table-cell table:formula="of:=CONCATENATE([.A$1];[.J732])" office:value-type="string" office:string-value="some description734" calcext:value-type="string">
            <text:p>some description734</text:p>
          </table:table-cell>
          <table:table-cell table:formula="of:=CONCATENATE([.B$1];[.$J732];[.$M$2])" office:value-type="string" office:string-value="http://domain734.com" calcext:value-type="string">
            <text:p>http://domain73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table:number-columns-repeated="5"/>
          <table:table-cell table:formula="of:=CONCATENATE([.$P$1];[.J732];[.$Q$1];[.$N$3];[.A732];[.$O$3];[.$Q$1];[.$N$3];[.B732];[.$O$3];[.$Q$1];[.$N$2];[.E732];[.$O$2];[.$Q$1];[.$N$2];[.C732];[.$O$2];[.$Q$1];[.$N$2];[.F732];[.$O$2];[.$Q$1];[.$N$2];[.D732];[.$O$2];[.$O$2])" office:value-type="string" office:string-value="insert into creatives values (734,'some description734','http://domain734.com',(),('UK',),('ios',),())" calcext:value-type="string">
            <text:p>insert into creatives values (734,'some description734','http://domain734.com',(),('UK',),('ios',),())</text:p>
          </table:table-cell>
          <table:table-cell/>
        </table:table-row>
        <table:table-row table:style-name="ro2">
          <table:table-cell table:formula="of:=CONCATENATE([.A$1];[.J733])" office:value-type="string" office:string-value="some description735" calcext:value-type="string">
            <text:p>some description735</text:p>
          </table:table-cell>
          <table:table-cell table:formula="of:=CONCATENATE([.B$1];[.$J733];[.$M$2])" office:value-type="string" office:string-value="http://domain735.com" calcext:value-type="string">
            <text:p>http://domain73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5" calcext:value-type="float">
            <text:p>735</text:p>
          </table:table-cell>
          <table:table-cell table:number-columns-repeated="5"/>
          <table:table-cell table:formula="of:=CONCATENATE([.$P$1];[.J733];[.$Q$1];[.$N$3];[.A733];[.$O$3];[.$Q$1];[.$N$3];[.B733];[.$O$3];[.$Q$1];[.$N$2];[.E733];[.$O$2];[.$Q$1];[.$N$2];[.C733];[.$O$2];[.$Q$1];[.$N$2];[.F733];[.$O$2];[.$Q$1];[.$N$2];[.D733];[.$O$2];[.$O$2])" office:value-type="string" office:string-value="insert into creatives values (735,'some description735','http://domain735.com',(),('UK',),('ios',),())" calcext:value-type="string">
            <text:p>insert into creatives values (735,'some description735','http://domain735.com',(),('UK',),('ios',),())</text:p>
          </table:table-cell>
          <table:table-cell/>
        </table:table-row>
        <table:table-row table:style-name="ro2">
          <table:table-cell table:formula="of:=CONCATENATE([.A$1];[.J734])" office:value-type="string" office:string-value="some description736" calcext:value-type="string">
            <text:p>some description736</text:p>
          </table:table-cell>
          <table:table-cell table:formula="of:=CONCATENATE([.B$1];[.$J734];[.$M$2])" office:value-type="string" office:string-value="http://domain736.com" calcext:value-type="string">
            <text:p>http://domain73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5"/>
          <table:table-cell table:formula="of:=CONCATENATE([.$P$1];[.J734];[.$Q$1];[.$N$3];[.A734];[.$O$3];[.$Q$1];[.$N$3];[.B734];[.$O$3];[.$Q$1];[.$N$2];[.E734];[.$O$2];[.$Q$1];[.$N$2];[.C734];[.$O$2];[.$Q$1];[.$N$2];[.F734];[.$O$2];[.$Q$1];[.$N$2];[.D734];[.$O$2];[.$O$2])" office:value-type="string" office:string-value="insert into creatives values (736,'some description736','http://domain736.com',(),('UK',),('ios',),())" calcext:value-type="string">
            <text:p>insert into creatives values (736,'some description736','http://domain736.com',(),('UK',),('ios',),())</text:p>
          </table:table-cell>
          <table:table-cell/>
        </table:table-row>
        <table:table-row table:style-name="ro2">
          <table:table-cell table:formula="of:=CONCATENATE([.A$1];[.J735])" office:value-type="string" office:string-value="some description737" calcext:value-type="string">
            <text:p>some description737</text:p>
          </table:table-cell>
          <table:table-cell table:formula="of:=CONCATENATE([.B$1];[.$J735];[.$M$2])" office:value-type="string" office:string-value="http://domain737.com" calcext:value-type="string">
            <text:p>http://domain73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7" calcext:value-type="float">
            <text:p>737</text:p>
          </table:table-cell>
          <table:table-cell table:number-columns-repeated="5"/>
          <table:table-cell table:formula="of:=CONCATENATE([.$P$1];[.J735];[.$Q$1];[.$N$3];[.A735];[.$O$3];[.$Q$1];[.$N$3];[.B735];[.$O$3];[.$Q$1];[.$N$2];[.E735];[.$O$2];[.$Q$1];[.$N$2];[.C735];[.$O$2];[.$Q$1];[.$N$2];[.F735];[.$O$2];[.$Q$1];[.$N$2];[.D735];[.$O$2];[.$O$2])" office:value-type="string" office:string-value="insert into creatives values (737,'some description737','http://domain737.com',(),('UK',),('ios',),())" calcext:value-type="string">
            <text:p>insert into creatives values (737,'some description737','http://domain737.com',(),('UK',),('ios',),())</text:p>
          </table:table-cell>
          <table:table-cell/>
        </table:table-row>
        <table:table-row table:style-name="ro2">
          <table:table-cell table:formula="of:=CONCATENATE([.A$1];[.J736])" office:value-type="string" office:string-value="some description738" calcext:value-type="string">
            <text:p>some description738</text:p>
          </table:table-cell>
          <table:table-cell table:formula="of:=CONCATENATE([.B$1];[.$J736];[.$M$2])" office:value-type="string" office:string-value="http://domain738.com" calcext:value-type="string">
            <text:p>http://domain73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table:number-columns-repeated="5"/>
          <table:table-cell table:formula="of:=CONCATENATE([.$P$1];[.J736];[.$Q$1];[.$N$3];[.A736];[.$O$3];[.$Q$1];[.$N$3];[.B736];[.$O$3];[.$Q$1];[.$N$2];[.E736];[.$O$2];[.$Q$1];[.$N$2];[.C736];[.$O$2];[.$Q$1];[.$N$2];[.F736];[.$O$2];[.$Q$1];[.$N$2];[.D736];[.$O$2];[.$O$2])" office:value-type="string" office:string-value="insert into creatives values (738,'some description738','http://domain738.com',(),('UK',),('ios',),())" calcext:value-type="string">
            <text:p>insert into creatives values (738,'some description738','http://domain738.com',(),('UK',),('ios',),())</text:p>
          </table:table-cell>
          <table:table-cell/>
        </table:table-row>
        <table:table-row table:style-name="ro2">
          <table:table-cell table:formula="of:=CONCATENATE([.A$1];[.J737])" office:value-type="string" office:string-value="some description739" calcext:value-type="string">
            <text:p>some description739</text:p>
          </table:table-cell>
          <table:table-cell table:formula="of:=CONCATENATE([.B$1];[.$J737];[.$M$2])" office:value-type="string" office:string-value="http://domain739.com" calcext:value-type="string">
            <text:p>http://domain73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 table:number-columns-repeated="5"/>
          <table:table-cell table:formula="of:=CONCATENATE([.$P$1];[.J737];[.$Q$1];[.$N$3];[.A737];[.$O$3];[.$Q$1];[.$N$3];[.B737];[.$O$3];[.$Q$1];[.$N$2];[.E737];[.$O$2];[.$Q$1];[.$N$2];[.C737];[.$O$2];[.$Q$1];[.$N$2];[.F737];[.$O$2];[.$Q$1];[.$N$2];[.D737];[.$O$2];[.$O$2])" office:value-type="string" office:string-value="insert into creatives values (739,'some description739','http://domain739.com',(),('UK',),('ios',),())" calcext:value-type="string">
            <text:p>insert into creatives values (739,'some description739','http://domain739.com',(),('UK',),('ios',),())</text:p>
          </table:table-cell>
          <table:table-cell/>
        </table:table-row>
        <table:table-row table:style-name="ro2">
          <table:table-cell table:formula="of:=CONCATENATE([.A$1];[.J738])" office:value-type="string" office:string-value="some description740" calcext:value-type="string">
            <text:p>some description740</text:p>
          </table:table-cell>
          <table:table-cell table:formula="of:=CONCATENATE([.B$1];[.$J738];[.$M$2])" office:value-type="string" office:string-value="http://domain740.com" calcext:value-type="string">
            <text:p>http://domain74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 table:number-columns-repeated="5"/>
          <table:table-cell table:formula="of:=CONCATENATE([.$P$1];[.J738];[.$Q$1];[.$N$3];[.A738];[.$O$3];[.$Q$1];[.$N$3];[.B738];[.$O$3];[.$Q$1];[.$N$2];[.E738];[.$O$2];[.$Q$1];[.$N$2];[.C738];[.$O$2];[.$Q$1];[.$N$2];[.F738];[.$O$2];[.$Q$1];[.$N$2];[.D738];[.$O$2];[.$O$2])" office:value-type="string" office:string-value="insert into creatives values (740,'some description740','http://domain740.com',(),('UK',),('ios',),())" calcext:value-type="string">
            <text:p>insert into creatives values (740,'some description740','http://domain740.com',(),('UK',),('ios',),())</text:p>
          </table:table-cell>
          <table:table-cell/>
        </table:table-row>
        <table:table-row table:style-name="ro2">
          <table:table-cell table:formula="of:=CONCATENATE([.A$1];[.J739])" office:value-type="string" office:string-value="some description741" calcext:value-type="string">
            <text:p>some description741</text:p>
          </table:table-cell>
          <table:table-cell table:formula="of:=CONCATENATE([.B$1];[.$J739];[.$M$2])" office:value-type="string" office:string-value="http://domain741.com" calcext:value-type="string">
            <text:p>http://domain74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table:number-columns-repeated="5"/>
          <table:table-cell table:formula="of:=CONCATENATE([.$P$1];[.J739];[.$Q$1];[.$N$3];[.A739];[.$O$3];[.$Q$1];[.$N$3];[.B739];[.$O$3];[.$Q$1];[.$N$2];[.E739];[.$O$2];[.$Q$1];[.$N$2];[.C739];[.$O$2];[.$Q$1];[.$N$2];[.F739];[.$O$2];[.$Q$1];[.$N$2];[.D739];[.$O$2];[.$O$2])" office:value-type="string" office:string-value="insert into creatives values (741,'some description741','http://domain741.com',(),('UK',),('ios',),())" calcext:value-type="string">
            <text:p>insert into creatives values (741,'some description741','http://domain741.com',(),('UK',),('ios',),())</text:p>
          </table:table-cell>
          <table:table-cell/>
        </table:table-row>
        <table:table-row table:style-name="ro2">
          <table:table-cell table:formula="of:=CONCATENATE([.A$1];[.J740])" office:value-type="string" office:string-value="some description742" calcext:value-type="string">
            <text:p>some description742</text:p>
          </table:table-cell>
          <table:table-cell table:formula="of:=CONCATENATE([.B$1];[.$J740];[.$M$2])" office:value-type="string" office:string-value="http://domain742.com" calcext:value-type="string">
            <text:p>http://domain74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table:number-columns-repeated="5"/>
          <table:table-cell table:formula="of:=CONCATENATE([.$P$1];[.J740];[.$Q$1];[.$N$3];[.A740];[.$O$3];[.$Q$1];[.$N$3];[.B740];[.$O$3];[.$Q$1];[.$N$2];[.E740];[.$O$2];[.$Q$1];[.$N$2];[.C740];[.$O$2];[.$Q$1];[.$N$2];[.F740];[.$O$2];[.$Q$1];[.$N$2];[.D740];[.$O$2];[.$O$2])" office:value-type="string" office:string-value="insert into creatives values (742,'some description742','http://domain742.com',(),('UK',),('ios',),())" calcext:value-type="string">
            <text:p>insert into creatives values (742,'some description742','http://domain742.com',(),('UK',),('ios',),())</text:p>
          </table:table-cell>
          <table:table-cell/>
        </table:table-row>
        <table:table-row table:style-name="ro2">
          <table:table-cell table:formula="of:=CONCATENATE([.A$1];[.J741])" office:value-type="string" office:string-value="some description743" calcext:value-type="string">
            <text:p>some description743</text:p>
          </table:table-cell>
          <table:table-cell table:formula="of:=CONCATENATE([.B$1];[.$J741];[.$M$2])" office:value-type="string" office:string-value="http://domain743.com" calcext:value-type="string">
            <text:p>http://domain74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table:number-columns-repeated="5"/>
          <table:table-cell table:formula="of:=CONCATENATE([.$P$1];[.J741];[.$Q$1];[.$N$3];[.A741];[.$O$3];[.$Q$1];[.$N$3];[.B741];[.$O$3];[.$Q$1];[.$N$2];[.E741];[.$O$2];[.$Q$1];[.$N$2];[.C741];[.$O$2];[.$Q$1];[.$N$2];[.F741];[.$O$2];[.$Q$1];[.$N$2];[.D741];[.$O$2];[.$O$2])" office:value-type="string" office:string-value="insert into creatives values (743,'some description743','http://domain743.com',(),('UK',),('ios',),())" calcext:value-type="string">
            <text:p>insert into creatives values (743,'some description743','http://domain743.com',(),('UK',),('ios',),())</text:p>
          </table:table-cell>
          <table:table-cell/>
        </table:table-row>
        <table:table-row table:style-name="ro2">
          <table:table-cell table:formula="of:=CONCATENATE([.A$1];[.J742])" office:value-type="string" office:string-value="some description744" calcext:value-type="string">
            <text:p>some description744</text:p>
          </table:table-cell>
          <table:table-cell table:formula="of:=CONCATENATE([.B$1];[.$J742];[.$M$2])" office:value-type="string" office:string-value="http://domain744.com" calcext:value-type="string">
            <text:p>http://domain74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table:number-columns-repeated="5"/>
          <table:table-cell table:formula="of:=CONCATENATE([.$P$1];[.J742];[.$Q$1];[.$N$3];[.A742];[.$O$3];[.$Q$1];[.$N$3];[.B742];[.$O$3];[.$Q$1];[.$N$2];[.E742];[.$O$2];[.$Q$1];[.$N$2];[.C742];[.$O$2];[.$Q$1];[.$N$2];[.F742];[.$O$2];[.$Q$1];[.$N$2];[.D742];[.$O$2];[.$O$2])" office:value-type="string" office:string-value="insert into creatives values (744,'some description744','http://domain744.com',(),('UK',),('ios',),())" calcext:value-type="string">
            <text:p>insert into creatives values (744,'some description744','http://domain744.com',(),('UK',),('ios',),())</text:p>
          </table:table-cell>
          <table:table-cell/>
        </table:table-row>
        <table:table-row table:style-name="ro2">
          <table:table-cell table:formula="of:=CONCATENATE([.A$1];[.J743])" office:value-type="string" office:string-value="some description745" calcext:value-type="string">
            <text:p>some description745</text:p>
          </table:table-cell>
          <table:table-cell table:formula="of:=CONCATENATE([.B$1];[.$J743];[.$M$2])" office:value-type="string" office:string-value="http://domain745.com" calcext:value-type="string">
            <text:p>http://domain74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table:number-columns-repeated="5"/>
          <table:table-cell table:formula="of:=CONCATENATE([.$P$1];[.J743];[.$Q$1];[.$N$3];[.A743];[.$O$3];[.$Q$1];[.$N$3];[.B743];[.$O$3];[.$Q$1];[.$N$2];[.E743];[.$O$2];[.$Q$1];[.$N$2];[.C743];[.$O$2];[.$Q$1];[.$N$2];[.F743];[.$O$2];[.$Q$1];[.$N$2];[.D743];[.$O$2];[.$O$2])" office:value-type="string" office:string-value="insert into creatives values (745,'some description745','http://domain745.com',(),('UK',),('ios',),())" calcext:value-type="string">
            <text:p>insert into creatives values (745,'some description745','http://domain745.com',(),('UK',),('ios',),())</text:p>
          </table:table-cell>
          <table:table-cell/>
        </table:table-row>
        <table:table-row table:style-name="ro2">
          <table:table-cell table:formula="of:=CONCATENATE([.A$1];[.J744])" office:value-type="string" office:string-value="some description746" calcext:value-type="string">
            <text:p>some description746</text:p>
          </table:table-cell>
          <table:table-cell table:formula="of:=CONCATENATE([.B$1];[.$J744];[.$M$2])" office:value-type="string" office:string-value="http://domain746.com" calcext:value-type="string">
            <text:p>http://domain74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table:number-columns-repeated="5"/>
          <table:table-cell table:formula="of:=CONCATENATE([.$P$1];[.J744];[.$Q$1];[.$N$3];[.A744];[.$O$3];[.$Q$1];[.$N$3];[.B744];[.$O$3];[.$Q$1];[.$N$2];[.E744];[.$O$2];[.$Q$1];[.$N$2];[.C744];[.$O$2];[.$Q$1];[.$N$2];[.F744];[.$O$2];[.$Q$1];[.$N$2];[.D744];[.$O$2];[.$O$2])" office:value-type="string" office:string-value="insert into creatives values (746,'some description746','http://domain746.com',(),('UK',),('ios',),())" calcext:value-type="string">
            <text:p>insert into creatives values (746,'some description746','http://domain746.com',(),('UK',),('ios',),())</text:p>
          </table:table-cell>
          <table:table-cell/>
        </table:table-row>
        <table:table-row table:style-name="ro2">
          <table:table-cell table:formula="of:=CONCATENATE([.A$1];[.J745])" office:value-type="string" office:string-value="some description747" calcext:value-type="string">
            <text:p>some description747</text:p>
          </table:table-cell>
          <table:table-cell table:formula="of:=CONCATENATE([.B$1];[.$J745];[.$M$2])" office:value-type="string" office:string-value="http://domain747.com" calcext:value-type="string">
            <text:p>http://domain74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table:number-columns-repeated="5"/>
          <table:table-cell table:formula="of:=CONCATENATE([.$P$1];[.J745];[.$Q$1];[.$N$3];[.A745];[.$O$3];[.$Q$1];[.$N$3];[.B745];[.$O$3];[.$Q$1];[.$N$2];[.E745];[.$O$2];[.$Q$1];[.$N$2];[.C745];[.$O$2];[.$Q$1];[.$N$2];[.F745];[.$O$2];[.$Q$1];[.$N$2];[.D745];[.$O$2];[.$O$2])" office:value-type="string" office:string-value="insert into creatives values (747,'some description747','http://domain747.com',(),('UK',),('ios',),())" calcext:value-type="string">
            <text:p>insert into creatives values (747,'some description747','http://domain747.com',(),('UK',),('ios',),())</text:p>
          </table:table-cell>
          <table:table-cell/>
        </table:table-row>
        <table:table-row table:style-name="ro2">
          <table:table-cell table:formula="of:=CONCATENATE([.A$1];[.J746])" office:value-type="string" office:string-value="some description748" calcext:value-type="string">
            <text:p>some description748</text:p>
          </table:table-cell>
          <table:table-cell table:formula="of:=CONCATENATE([.B$1];[.$J746];[.$M$2])" office:value-type="string" office:string-value="http://domain748.com" calcext:value-type="string">
            <text:p>http://domain74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table:number-columns-repeated="5"/>
          <table:table-cell table:formula="of:=CONCATENATE([.$P$1];[.J746];[.$Q$1];[.$N$3];[.A746];[.$O$3];[.$Q$1];[.$N$3];[.B746];[.$O$3];[.$Q$1];[.$N$2];[.E746];[.$O$2];[.$Q$1];[.$N$2];[.C746];[.$O$2];[.$Q$1];[.$N$2];[.F746];[.$O$2];[.$Q$1];[.$N$2];[.D746];[.$O$2];[.$O$2])" office:value-type="string" office:string-value="insert into creatives values (748,'some description748','http://domain748.com',(),('UK',),('ios',),())" calcext:value-type="string">
            <text:p>insert into creatives values (748,'some description748','http://domain748.com',(),('UK',),('ios',),())</text:p>
          </table:table-cell>
          <table:table-cell/>
        </table:table-row>
        <table:table-row table:style-name="ro2">
          <table:table-cell table:formula="of:=CONCATENATE([.A$1];[.J747])" office:value-type="string" office:string-value="some description749" calcext:value-type="string">
            <text:p>some description749</text:p>
          </table:table-cell>
          <table:table-cell table:formula="of:=CONCATENATE([.B$1];[.$J747];[.$M$2])" office:value-type="string" office:string-value="http://domain749.com" calcext:value-type="string">
            <text:p>http://domain74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49" calcext:value-type="float">
            <text:p>749</text:p>
          </table:table-cell>
          <table:table-cell table:number-columns-repeated="5"/>
          <table:table-cell table:formula="of:=CONCATENATE([.$P$1];[.J747];[.$Q$1];[.$N$3];[.A747];[.$O$3];[.$Q$1];[.$N$3];[.B747];[.$O$3];[.$Q$1];[.$N$2];[.E747];[.$O$2];[.$Q$1];[.$N$2];[.C747];[.$O$2];[.$Q$1];[.$N$2];[.F747];[.$O$2];[.$Q$1];[.$N$2];[.D747];[.$O$2];[.$O$2])" office:value-type="string" office:string-value="insert into creatives values (749,'some description749','http://domain749.com',(),('UK','US'),('ios',),())" calcext:value-type="string">
            <text:p>insert into creatives values (749,'some description749','http://domain749.com',(),('UK','US'),('ios',),())</text:p>
          </table:table-cell>
          <table:table-cell/>
        </table:table-row>
        <table:table-row table:style-name="ro2">
          <table:table-cell table:formula="of:=CONCATENATE([.A$1];[.J748])" office:value-type="string" office:string-value="some description750" calcext:value-type="string">
            <text:p>some description750</text:p>
          </table:table-cell>
          <table:table-cell table:formula="of:=CONCATENATE([.B$1];[.$J748];[.$M$2])" office:value-type="string" office:string-value="http://domain750.com" calcext:value-type="string">
            <text:p>http://domain75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table:number-columns-repeated="5"/>
          <table:table-cell table:formula="of:=CONCATENATE([.$P$1];[.J748];[.$Q$1];[.$N$3];[.A748];[.$O$3];[.$Q$1];[.$N$3];[.B748];[.$O$3];[.$Q$1];[.$N$2];[.E748];[.$O$2];[.$Q$1];[.$N$2];[.C748];[.$O$2];[.$Q$1];[.$N$2];[.F748];[.$O$2];[.$Q$1];[.$N$2];[.D748];[.$O$2];[.$O$2])" office:value-type="string" office:string-value="insert into creatives values (750,'some description750','http://domain750.com',(),('UK','US'),('ios',),())" calcext:value-type="string">
            <text:p>insert into creatives values (750,'some description750','http://domain750.com',(),('UK','US'),('ios',),())</text:p>
          </table:table-cell>
          <table:table-cell/>
        </table:table-row>
        <table:table-row table:style-name="ro2">
          <table:table-cell table:formula="of:=CONCATENATE([.A$1];[.J749])" office:value-type="string" office:string-value="some description751" calcext:value-type="string">
            <text:p>some description751</text:p>
          </table:table-cell>
          <table:table-cell table:formula="of:=CONCATENATE([.B$1];[.$J749];[.$M$2])" office:value-type="string" office:string-value="http://domain751.com" calcext:value-type="string">
            <text:p>http://domain75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 table:number-columns-repeated="5"/>
          <table:table-cell table:formula="of:=CONCATENATE([.$P$1];[.J749];[.$Q$1];[.$N$3];[.A749];[.$O$3];[.$Q$1];[.$N$3];[.B749];[.$O$3];[.$Q$1];[.$N$2];[.E749];[.$O$2];[.$Q$1];[.$N$2];[.C749];[.$O$2];[.$Q$1];[.$N$2];[.F749];[.$O$2];[.$Q$1];[.$N$2];[.D749];[.$O$2];[.$O$2])" office:value-type="string" office:string-value="insert into creatives values (751,'some description751','http://domain751.com',(),('UK','US'),('ios',),())" calcext:value-type="string">
            <text:p>insert into creatives values (751,'some description751','http://domain751.com',(),('UK','US'),('ios',),())</text:p>
          </table:table-cell>
          <table:table-cell/>
        </table:table-row>
        <table:table-row table:style-name="ro2">
          <table:table-cell table:formula="of:=CONCATENATE([.A$1];[.J750])" office:value-type="string" office:string-value="some description752" calcext:value-type="string">
            <text:p>some description752</text:p>
          </table:table-cell>
          <table:table-cell table:formula="of:=CONCATENATE([.B$1];[.$J750];[.$M$2])" office:value-type="string" office:string-value="http://domain752.com" calcext:value-type="string">
            <text:p>http://domain75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table:number-columns-repeated="5"/>
          <table:table-cell table:formula="of:=CONCATENATE([.$P$1];[.J750];[.$Q$1];[.$N$3];[.A750];[.$O$3];[.$Q$1];[.$N$3];[.B750];[.$O$3];[.$Q$1];[.$N$2];[.E750];[.$O$2];[.$Q$1];[.$N$2];[.C750];[.$O$2];[.$Q$1];[.$N$2];[.F750];[.$O$2];[.$Q$1];[.$N$2];[.D750];[.$O$2];[.$O$2])" office:value-type="string" office:string-value="insert into creatives values (752,'some description752','http://domain752.com',(),('UK','US'),('ios',),())" calcext:value-type="string">
            <text:p>insert into creatives values (752,'some description752','http://domain752.com',(),('UK','US'),('ios',),())</text:p>
          </table:table-cell>
          <table:table-cell/>
        </table:table-row>
        <table:table-row table:style-name="ro2">
          <table:table-cell table:formula="of:=CONCATENATE([.A$1];[.J751])" office:value-type="string" office:string-value="some description753" calcext:value-type="string">
            <text:p>some description753</text:p>
          </table:table-cell>
          <table:table-cell table:formula="of:=CONCATENATE([.B$1];[.$J751];[.$M$2])" office:value-type="string" office:string-value="http://domain753.com" calcext:value-type="string">
            <text:p>http://domain75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number-columns-repeated="5"/>
          <table:table-cell table:formula="of:=CONCATENATE([.$P$1];[.J751];[.$Q$1];[.$N$3];[.A751];[.$O$3];[.$Q$1];[.$N$3];[.B751];[.$O$3];[.$Q$1];[.$N$2];[.E751];[.$O$2];[.$Q$1];[.$N$2];[.C751];[.$O$2];[.$Q$1];[.$N$2];[.F751];[.$O$2];[.$Q$1];[.$N$2];[.D751];[.$O$2];[.$O$2])" office:value-type="string" office:string-value="insert into creatives values (753,'some description753','http://domain753.com',(),('UK','US'),('ios',),())" calcext:value-type="string">
            <text:p>insert into creatives values (753,'some description753','http://domain753.com',(),('UK','US'),('ios',),())</text:p>
          </table:table-cell>
          <table:table-cell/>
        </table:table-row>
        <table:table-row table:style-name="ro2">
          <table:table-cell table:formula="of:=CONCATENATE([.A$1];[.J752])" office:value-type="string" office:string-value="some description754" calcext:value-type="string">
            <text:p>some description754</text:p>
          </table:table-cell>
          <table:table-cell table:formula="of:=CONCATENATE([.B$1];[.$J752];[.$M$2])" office:value-type="string" office:string-value="http://domain754.com" calcext:value-type="string">
            <text:p>http://domain75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table:number-columns-repeated="5"/>
          <table:table-cell table:formula="of:=CONCATENATE([.$P$1];[.J752];[.$Q$1];[.$N$3];[.A752];[.$O$3];[.$Q$1];[.$N$3];[.B752];[.$O$3];[.$Q$1];[.$N$2];[.E752];[.$O$2];[.$Q$1];[.$N$2];[.C752];[.$O$2];[.$Q$1];[.$N$2];[.F752];[.$O$2];[.$Q$1];[.$N$2];[.D752];[.$O$2];[.$O$2])" office:value-type="string" office:string-value="insert into creatives values (754,'some description754','http://domain754.com',(),('UK','US'),('ios',),())" calcext:value-type="string">
            <text:p>insert into creatives values (754,'some description754','http://domain754.com',(),('UK','US'),('ios',),())</text:p>
          </table:table-cell>
          <table:table-cell/>
        </table:table-row>
        <table:table-row table:style-name="ro2">
          <table:table-cell table:formula="of:=CONCATENATE([.A$1];[.J753])" office:value-type="string" office:string-value="some description755" calcext:value-type="string">
            <text:p>some description755</text:p>
          </table:table-cell>
          <table:table-cell table:formula="of:=CONCATENATE([.B$1];[.$J753];[.$M$2])" office:value-type="string" office:string-value="http://domain755.com" calcext:value-type="string">
            <text:p>http://domain75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number-columns-repeated="5"/>
          <table:table-cell table:formula="of:=CONCATENATE([.$P$1];[.J753];[.$Q$1];[.$N$3];[.A753];[.$O$3];[.$Q$1];[.$N$3];[.B753];[.$O$3];[.$Q$1];[.$N$2];[.E753];[.$O$2];[.$Q$1];[.$N$2];[.C753];[.$O$2];[.$Q$1];[.$N$2];[.F753];[.$O$2];[.$Q$1];[.$N$2];[.D753];[.$O$2];[.$O$2])" office:value-type="string" office:string-value="insert into creatives values (755,'some description755','http://domain755.com',(),('UK','US'),('ios',),())" calcext:value-type="string">
            <text:p>insert into creatives values (755,'some description755','http://domain755.com',(),('UK','US'),('ios',),())</text:p>
          </table:table-cell>
          <table:table-cell/>
        </table:table-row>
        <table:table-row table:style-name="ro2">
          <table:table-cell table:formula="of:=CONCATENATE([.A$1];[.J754])" office:value-type="string" office:string-value="some description756" calcext:value-type="string">
            <text:p>some description756</text:p>
          </table:table-cell>
          <table:table-cell table:formula="of:=CONCATENATE([.B$1];[.$J754];[.$M$2])" office:value-type="string" office:string-value="http://domain756.com" calcext:value-type="string">
            <text:p>http://domain75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table:number-columns-repeated="5"/>
          <table:table-cell table:formula="of:=CONCATENATE([.$P$1];[.J754];[.$Q$1];[.$N$3];[.A754];[.$O$3];[.$Q$1];[.$N$3];[.B754];[.$O$3];[.$Q$1];[.$N$2];[.E754];[.$O$2];[.$Q$1];[.$N$2];[.C754];[.$O$2];[.$Q$1];[.$N$2];[.F754];[.$O$2];[.$Q$1];[.$N$2];[.D754];[.$O$2];[.$O$2])" office:value-type="string" office:string-value="insert into creatives values (756,'some description756','http://domain756.com',(),('UK','US'),('ios',),())" calcext:value-type="string">
            <text:p>insert into creatives values (756,'some description756','http://domain756.com',(),('UK','US'),('ios',),())</text:p>
          </table:table-cell>
          <table:table-cell/>
        </table:table-row>
        <table:table-row table:style-name="ro2">
          <table:table-cell table:formula="of:=CONCATENATE([.A$1];[.J755])" office:value-type="string" office:string-value="some description757" calcext:value-type="string">
            <text:p>some description757</text:p>
          </table:table-cell>
          <table:table-cell table:formula="of:=CONCATENATE([.B$1];[.$J755];[.$M$2])" office:value-type="string" office:string-value="http://domain757.com" calcext:value-type="string">
            <text:p>http://domain75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7" calcext:value-type="float">
            <text:p>757</text:p>
          </table:table-cell>
          <table:table-cell table:number-columns-repeated="5"/>
          <table:table-cell table:formula="of:=CONCATENATE([.$P$1];[.J755];[.$Q$1];[.$N$3];[.A755];[.$O$3];[.$Q$1];[.$N$3];[.B755];[.$O$3];[.$Q$1];[.$N$2];[.E755];[.$O$2];[.$Q$1];[.$N$2];[.C755];[.$O$2];[.$Q$1];[.$N$2];[.F755];[.$O$2];[.$Q$1];[.$N$2];[.D755];[.$O$2];[.$O$2])" office:value-type="string" office:string-value="insert into creatives values (757,'some description757','http://domain757.com',(),('UK','US'),('ios',),())" calcext:value-type="string">
            <text:p>insert into creatives values (757,'some description757','http://domain757.com',(),('UK','US'),('ios',),())</text:p>
          </table:table-cell>
          <table:table-cell/>
        </table:table-row>
        <table:table-row table:style-name="ro2">
          <table:table-cell table:formula="of:=CONCATENATE([.A$1];[.J756])" office:value-type="string" office:string-value="some description758" calcext:value-type="string">
            <text:p>some description758</text:p>
          </table:table-cell>
          <table:table-cell table:formula="of:=CONCATENATE([.B$1];[.$J756];[.$M$2])" office:value-type="string" office:string-value="http://domain758.com" calcext:value-type="string">
            <text:p>http://domain75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8" calcext:value-type="float">
            <text:p>758</text:p>
          </table:table-cell>
          <table:table-cell table:number-columns-repeated="5"/>
          <table:table-cell table:formula="of:=CONCATENATE([.$P$1];[.J756];[.$Q$1];[.$N$3];[.A756];[.$O$3];[.$Q$1];[.$N$3];[.B756];[.$O$3];[.$Q$1];[.$N$2];[.E756];[.$O$2];[.$Q$1];[.$N$2];[.C756];[.$O$2];[.$Q$1];[.$N$2];[.F756];[.$O$2];[.$Q$1];[.$N$2];[.D756];[.$O$2];[.$O$2])" office:value-type="string" office:string-value="insert into creatives values (758,'some description758','http://domain758.com',(),('UK','US'),('ios',),())" calcext:value-type="string">
            <text:p>insert into creatives values (758,'some description758','http://domain758.com',(),('UK','US'),('ios',),())</text:p>
          </table:table-cell>
          <table:table-cell/>
        </table:table-row>
        <table:table-row table:style-name="ro2">
          <table:table-cell table:formula="of:=CONCATENATE([.A$1];[.J757])" office:value-type="string" office:string-value="some description759" calcext:value-type="string">
            <text:p>some description759</text:p>
          </table:table-cell>
          <table:table-cell table:formula="of:=CONCATENATE([.B$1];[.$J757];[.$M$2])" office:value-type="string" office:string-value="http://domain759.com" calcext:value-type="string">
            <text:p>http://domain75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59" calcext:value-type="float">
            <text:p>759</text:p>
          </table:table-cell>
          <table:table-cell table:number-columns-repeated="5"/>
          <table:table-cell table:formula="of:=CONCATENATE([.$P$1];[.J757];[.$Q$1];[.$N$3];[.A757];[.$O$3];[.$Q$1];[.$N$3];[.B757];[.$O$3];[.$Q$1];[.$N$2];[.E757];[.$O$2];[.$Q$1];[.$N$2];[.C757];[.$O$2];[.$Q$1];[.$N$2];[.F757];[.$O$2];[.$Q$1];[.$N$2];[.D757];[.$O$2];[.$O$2])" office:value-type="string" office:string-value="insert into creatives values (759,'some description759','http://domain759.com',(),('UK','US'),('ios',),())" calcext:value-type="string">
            <text:p>insert into creatives values (759,'some description759','http://domain759.com',(),('UK','US'),('ios',),())</text:p>
          </table:table-cell>
          <table:table-cell/>
        </table:table-row>
        <table:table-row table:style-name="ro2">
          <table:table-cell table:formula="of:=CONCATENATE([.A$1];[.J758])" office:value-type="string" office:string-value="some description760" calcext:value-type="string">
            <text:p>some description760</text:p>
          </table:table-cell>
          <table:table-cell table:formula="of:=CONCATENATE([.B$1];[.$J758];[.$M$2])" office:value-type="string" office:string-value="http://domain760.com" calcext:value-type="string">
            <text:p>http://domain76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table:number-columns-repeated="5"/>
          <table:table-cell table:formula="of:=CONCATENATE([.$P$1];[.J758];[.$Q$1];[.$N$3];[.A758];[.$O$3];[.$Q$1];[.$N$3];[.B758];[.$O$3];[.$Q$1];[.$N$2];[.E758];[.$O$2];[.$Q$1];[.$N$2];[.C758];[.$O$2];[.$Q$1];[.$N$2];[.F758];[.$O$2];[.$Q$1];[.$N$2];[.D758];[.$O$2];[.$O$2])" office:value-type="string" office:string-value="insert into creatives values (760,'some description760','http://domain760.com',(),('UK','US'),('ios',),())" calcext:value-type="string">
            <text:p>insert into creatives values (760,'some description760','http://domain760.com',(),('UK','US'),('ios',),())</text:p>
          </table:table-cell>
          <table:table-cell/>
        </table:table-row>
        <table:table-row table:style-name="ro2">
          <table:table-cell table:formula="of:=CONCATENATE([.A$1];[.J759])" office:value-type="string" office:string-value="some description761" calcext:value-type="string">
            <text:p>some description761</text:p>
          </table:table-cell>
          <table:table-cell table:formula="of:=CONCATENATE([.B$1];[.$J759];[.$M$2])" office:value-type="string" office:string-value="http://domain761.com" calcext:value-type="string">
            <text:p>http://domain76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table:number-columns-repeated="5"/>
          <table:table-cell table:formula="of:=CONCATENATE([.$P$1];[.J759];[.$Q$1];[.$N$3];[.A759];[.$O$3];[.$Q$1];[.$N$3];[.B759];[.$O$3];[.$Q$1];[.$N$2];[.E759];[.$O$2];[.$Q$1];[.$N$2];[.C759];[.$O$2];[.$Q$1];[.$N$2];[.F759];[.$O$2];[.$Q$1];[.$N$2];[.D759];[.$O$2];[.$O$2])" office:value-type="string" office:string-value="insert into creatives values (761,'some description761','http://domain761.com',(),('UK','US'),('ios',),())" calcext:value-type="string">
            <text:p>insert into creatives values (761,'some description761','http://domain761.com',(),('UK','US'),('ios',),())</text:p>
          </table:table-cell>
          <table:table-cell/>
        </table:table-row>
        <table:table-row table:style-name="ro2">
          <table:table-cell table:formula="of:=CONCATENATE([.A$1];[.J760])" office:value-type="string" office:string-value="some description762" calcext:value-type="string">
            <text:p>some description762</text:p>
          </table:table-cell>
          <table:table-cell table:formula="of:=CONCATENATE([.B$1];[.$J760];[.$M$2])" office:value-type="string" office:string-value="http://domain762.com" calcext:value-type="string">
            <text:p>http://domain76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 table:number-columns-repeated="5"/>
          <table:table-cell table:formula="of:=CONCATENATE([.$P$1];[.J760];[.$Q$1];[.$N$3];[.A760];[.$O$3];[.$Q$1];[.$N$3];[.B760];[.$O$3];[.$Q$1];[.$N$2];[.E760];[.$O$2];[.$Q$1];[.$N$2];[.C760];[.$O$2];[.$Q$1];[.$N$2];[.F760];[.$O$2];[.$Q$1];[.$N$2];[.D760];[.$O$2];[.$O$2])" office:value-type="string" office:string-value="insert into creatives values (762,'some description762','http://domain762.com',(),('UK','US'),('ios',),())" calcext:value-type="string">
            <text:p>insert into creatives values (762,'some description762','http://domain762.com',(),('UK','US'),('ios',),())</text:p>
          </table:table-cell>
          <table:table-cell/>
        </table:table-row>
        <table:table-row table:style-name="ro2">
          <table:table-cell table:formula="of:=CONCATENATE([.A$1];[.J761])" office:value-type="string" office:string-value="some description763" calcext:value-type="string">
            <text:p>some description763</text:p>
          </table:table-cell>
          <table:table-cell table:formula="of:=CONCATENATE([.B$1];[.$J761];[.$M$2])" office:value-type="string" office:string-value="http://domain763.com" calcext:value-type="string">
            <text:p>http://domain76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table:number-columns-repeated="5"/>
          <table:table-cell table:formula="of:=CONCATENATE([.$P$1];[.J761];[.$Q$1];[.$N$3];[.A761];[.$O$3];[.$Q$1];[.$N$3];[.B761];[.$O$3];[.$Q$1];[.$N$2];[.E761];[.$O$2];[.$Q$1];[.$N$2];[.C761];[.$O$2];[.$Q$1];[.$N$2];[.F761];[.$O$2];[.$Q$1];[.$N$2];[.D761];[.$O$2];[.$O$2])" office:value-type="string" office:string-value="insert into creatives values (763,'some description763','http://domain763.com',(),('UK','US'),('ios',),())" calcext:value-type="string">
            <text:p>insert into creatives values (763,'some description763','http://domain763.com',(),('UK','US'),('ios',),())</text:p>
          </table:table-cell>
          <table:table-cell/>
        </table:table-row>
        <table:table-row table:style-name="ro2">
          <table:table-cell table:formula="of:=CONCATENATE([.A$1];[.J762])" office:value-type="string" office:string-value="some description764" calcext:value-type="string">
            <text:p>some description764</text:p>
          </table:table-cell>
          <table:table-cell table:formula="of:=CONCATENATE([.B$1];[.$J762];[.$M$2])" office:value-type="string" office:string-value="http://domain764.com" calcext:value-type="string">
            <text:p>http://domain76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table:number-columns-repeated="5"/>
          <table:table-cell table:formula="of:=CONCATENATE([.$P$1];[.J762];[.$Q$1];[.$N$3];[.A762];[.$O$3];[.$Q$1];[.$N$3];[.B762];[.$O$3];[.$Q$1];[.$N$2];[.E762];[.$O$2];[.$Q$1];[.$N$2];[.C762];[.$O$2];[.$Q$1];[.$N$2];[.F762];[.$O$2];[.$Q$1];[.$N$2];[.D762];[.$O$2];[.$O$2])" office:value-type="string" office:string-value="insert into creatives values (764,'some description764','http://domain764.com',(),('UK','US'),('ios',),())" calcext:value-type="string">
            <text:p>insert into creatives values (764,'some description764','http://domain764.com',(),('UK','US'),('ios',),())</text:p>
          </table:table-cell>
          <table:table-cell/>
        </table:table-row>
        <table:table-row table:style-name="ro2">
          <table:table-cell table:formula="of:=CONCATENATE([.A$1];[.J763])" office:value-type="string" office:string-value="some description765" calcext:value-type="string">
            <text:p>some description765</text:p>
          </table:table-cell>
          <table:table-cell table:formula="of:=CONCATENATE([.B$1];[.$J763];[.$M$2])" office:value-type="string" office:string-value="http://domain765.com" calcext:value-type="string">
            <text:p>http://domain76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5" calcext:value-type="float">
            <text:p>765</text:p>
          </table:table-cell>
          <table:table-cell table:number-columns-repeated="5"/>
          <table:table-cell table:formula="of:=CONCATENATE([.$P$1];[.J763];[.$Q$1];[.$N$3];[.A763];[.$O$3];[.$Q$1];[.$N$3];[.B763];[.$O$3];[.$Q$1];[.$N$2];[.E763];[.$O$2];[.$Q$1];[.$N$2];[.C763];[.$O$2];[.$Q$1];[.$N$2];[.F763];[.$O$2];[.$Q$1];[.$N$2];[.D763];[.$O$2];[.$O$2])" office:value-type="string" office:string-value="insert into creatives values (765,'some description765','http://domain765.com',(),('UK','US'),('ios',),())" calcext:value-type="string">
            <text:p>insert into creatives values (765,'some description765','http://domain765.com',(),('UK','US'),('ios',),())</text:p>
          </table:table-cell>
          <table:table-cell/>
        </table:table-row>
        <table:table-row table:style-name="ro2">
          <table:table-cell table:formula="of:=CONCATENATE([.A$1];[.J764])" office:value-type="string" office:string-value="some description766" calcext:value-type="string">
            <text:p>some description766</text:p>
          </table:table-cell>
          <table:table-cell table:formula="of:=CONCATENATE([.B$1];[.$J764];[.$M$2])" office:value-type="string" office:string-value="http://domain766.com" calcext:value-type="string">
            <text:p>http://domain76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6" calcext:value-type="float">
            <text:p>766</text:p>
          </table:table-cell>
          <table:table-cell table:number-columns-repeated="5"/>
          <table:table-cell table:formula="of:=CONCATENATE([.$P$1];[.J764];[.$Q$1];[.$N$3];[.A764];[.$O$3];[.$Q$1];[.$N$3];[.B764];[.$O$3];[.$Q$1];[.$N$2];[.E764];[.$O$2];[.$Q$1];[.$N$2];[.C764];[.$O$2];[.$Q$1];[.$N$2];[.F764];[.$O$2];[.$Q$1];[.$N$2];[.D764];[.$O$2];[.$O$2])" office:value-type="string" office:string-value="insert into creatives values (766,'some description766','http://domain766.com',(),('UK','US'),('ios',),())" calcext:value-type="string">
            <text:p>insert into creatives values (766,'some description766','http://domain766.com',(),('UK','US'),('ios',),())</text:p>
          </table:table-cell>
          <table:table-cell/>
        </table:table-row>
        <table:table-row table:style-name="ro2">
          <table:table-cell table:formula="of:=CONCATENATE([.A$1];[.J765])" office:value-type="string" office:string-value="some description767" calcext:value-type="string">
            <text:p>some description767</text:p>
          </table:table-cell>
          <table:table-cell table:formula="of:=CONCATENATE([.B$1];[.$J765];[.$M$2])" office:value-type="string" office:string-value="http://domain767.com" calcext:value-type="string">
            <text:p>http://domain76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table:number-columns-repeated="5"/>
          <table:table-cell table:formula="of:=CONCATENATE([.$P$1];[.J765];[.$Q$1];[.$N$3];[.A765];[.$O$3];[.$Q$1];[.$N$3];[.B765];[.$O$3];[.$Q$1];[.$N$2];[.E765];[.$O$2];[.$Q$1];[.$N$2];[.C765];[.$O$2];[.$Q$1];[.$N$2];[.F765];[.$O$2];[.$Q$1];[.$N$2];[.D765];[.$O$2];[.$O$2])" office:value-type="string" office:string-value="insert into creatives values (767,'some description767','http://domain767.com',(),('UK','US'),('ios',),())" calcext:value-type="string">
            <text:p>insert into creatives values (767,'some description767','http://domain767.com',(),('UK','US'),('ios',),())</text:p>
          </table:table-cell>
          <table:table-cell/>
        </table:table-row>
        <table:table-row table:style-name="ro2">
          <table:table-cell table:formula="of:=CONCATENATE([.A$1];[.J766])" office:value-type="string" office:string-value="some description768" calcext:value-type="string">
            <text:p>some description768</text:p>
          </table:table-cell>
          <table:table-cell table:formula="of:=CONCATENATE([.B$1];[.$J766];[.$M$2])" office:value-type="string" office:string-value="http://domain768.com" calcext:value-type="string">
            <text:p>http://domain76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table:number-columns-repeated="5"/>
          <table:table-cell table:formula="of:=CONCATENATE([.$P$1];[.J766];[.$Q$1];[.$N$3];[.A766];[.$O$3];[.$Q$1];[.$N$3];[.B766];[.$O$3];[.$Q$1];[.$N$2];[.E766];[.$O$2];[.$Q$1];[.$N$2];[.C766];[.$O$2];[.$Q$1];[.$N$2];[.F766];[.$O$2];[.$Q$1];[.$N$2];[.D766];[.$O$2];[.$O$2])" office:value-type="string" office:string-value="insert into creatives values (768,'some description768','http://domain768.com',(),('UK','US'),('ios',),())" calcext:value-type="string">
            <text:p>insert into creatives values (768,'some description768','http://domain768.com',(),('UK','US'),('ios',),())</text:p>
          </table:table-cell>
          <table:table-cell/>
        </table:table-row>
        <table:table-row table:style-name="ro2">
          <table:table-cell table:formula="of:=CONCATENATE([.A$1];[.J767])" office:value-type="string" office:string-value="some description769" calcext:value-type="string">
            <text:p>some description769</text:p>
          </table:table-cell>
          <table:table-cell table:formula="of:=CONCATENATE([.B$1];[.$J767];[.$M$2])" office:value-type="string" office:string-value="http://domain769.com" calcext:value-type="string">
            <text:p>http://domain76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table:number-columns-repeated="5"/>
          <table:table-cell table:formula="of:=CONCATENATE([.$P$1];[.J767];[.$Q$1];[.$N$3];[.A767];[.$O$3];[.$Q$1];[.$N$3];[.B767];[.$O$3];[.$Q$1];[.$N$2];[.E767];[.$O$2];[.$Q$1];[.$N$2];[.C767];[.$O$2];[.$Q$1];[.$N$2];[.F767];[.$O$2];[.$Q$1];[.$N$2];[.D767];[.$O$2];[.$O$2])" office:value-type="string" office:string-value="insert into creatives values (769,'some description769','http://domain769.com',(),('UK','US'),('ios',),())" calcext:value-type="string">
            <text:p>insert into creatives values (769,'some description769','http://domain769.com',(),('UK','US'),('ios',),())</text:p>
          </table:table-cell>
          <table:table-cell/>
        </table:table-row>
        <table:table-row table:style-name="ro2">
          <table:table-cell table:formula="of:=CONCATENATE([.A$1];[.J768])" office:value-type="string" office:string-value="some description770" calcext:value-type="string">
            <text:p>some description770</text:p>
          </table:table-cell>
          <table:table-cell table:formula="of:=CONCATENATE([.B$1];[.$J768];[.$M$2])" office:value-type="string" office:string-value="http://domain770.com" calcext:value-type="string">
            <text:p>http://domain77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table:number-columns-repeated="5"/>
          <table:table-cell table:formula="of:=CONCATENATE([.$P$1];[.J768];[.$Q$1];[.$N$3];[.A768];[.$O$3];[.$Q$1];[.$N$3];[.B768];[.$O$3];[.$Q$1];[.$N$2];[.E768];[.$O$2];[.$Q$1];[.$N$2];[.C768];[.$O$2];[.$Q$1];[.$N$2];[.F768];[.$O$2];[.$Q$1];[.$N$2];[.D768];[.$O$2];[.$O$2])" office:value-type="string" office:string-value="insert into creatives values (770,'some description770','http://domain770.com',(),('UK','US'),('ios',),())" calcext:value-type="string">
            <text:p>insert into creatives values (770,'some description770','http://domain770.com',(),('UK','US'),('ios',),())</text:p>
          </table:table-cell>
          <table:table-cell/>
        </table:table-row>
        <table:table-row table:style-name="ro2">
          <table:table-cell table:formula="of:=CONCATENATE([.A$1];[.J769])" office:value-type="string" office:string-value="some description771" calcext:value-type="string">
            <text:p>some description771</text:p>
          </table:table-cell>
          <table:table-cell table:formula="of:=CONCATENATE([.B$1];[.$J769];[.$M$2])" office:value-type="string" office:string-value="http://domain771.com" calcext:value-type="string">
            <text:p>http://domain77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 table:number-columns-repeated="5"/>
          <table:table-cell table:formula="of:=CONCATENATE([.$P$1];[.J769];[.$Q$1];[.$N$3];[.A769];[.$O$3];[.$Q$1];[.$N$3];[.B769];[.$O$3];[.$Q$1];[.$N$2];[.E769];[.$O$2];[.$Q$1];[.$N$2];[.C769];[.$O$2];[.$Q$1];[.$N$2];[.F769];[.$O$2];[.$Q$1];[.$N$2];[.D769];[.$O$2];[.$O$2])" office:value-type="string" office:string-value="insert into creatives values (771,'some description771','http://domain771.com',(),('UK','US'),('ios',),())" calcext:value-type="string">
            <text:p>insert into creatives values (771,'some description771','http://domain771.com',(),('UK','US'),('ios',),())</text:p>
          </table:table-cell>
          <table:table-cell/>
        </table:table-row>
        <table:table-row table:style-name="ro2">
          <table:table-cell table:formula="of:=CONCATENATE([.A$1];[.J770])" office:value-type="string" office:string-value="some description772" calcext:value-type="string">
            <text:p>some description772</text:p>
          </table:table-cell>
          <table:table-cell table:formula="of:=CONCATENATE([.B$1];[.$J770];[.$M$2])" office:value-type="string" office:string-value="http://domain772.com" calcext:value-type="string">
            <text:p>http://domain77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2" calcext:value-type="float">
            <text:p>772</text:p>
          </table:table-cell>
          <table:table-cell table:number-columns-repeated="5"/>
          <table:table-cell table:formula="of:=CONCATENATE([.$P$1];[.J770];[.$Q$1];[.$N$3];[.A770];[.$O$3];[.$Q$1];[.$N$3];[.B770];[.$O$3];[.$Q$1];[.$N$2];[.E770];[.$O$2];[.$Q$1];[.$N$2];[.C770];[.$O$2];[.$Q$1];[.$N$2];[.F770];[.$O$2];[.$Q$1];[.$N$2];[.D770];[.$O$2];[.$O$2])" office:value-type="string" office:string-value="insert into creatives values (772,'some description772','http://domain772.com',(),('UK','US'),('ios',),())" calcext:value-type="string">
            <text:p>insert into creatives values (772,'some description772','http://domain772.com',(),('UK','US'),('ios',),())</text:p>
          </table:table-cell>
          <table:table-cell/>
        </table:table-row>
        <table:table-row table:style-name="ro2">
          <table:table-cell table:formula="of:=CONCATENATE([.A$1];[.J771])" office:value-type="string" office:string-value="some description773" calcext:value-type="string">
            <text:p>some description773</text:p>
          </table:table-cell>
          <table:table-cell table:formula="of:=CONCATENATE([.B$1];[.$J771];[.$M$2])" office:value-type="string" office:string-value="http://domain773.com" calcext:value-type="string">
            <text:p>http://domain77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3" calcext:value-type="float">
            <text:p>773</text:p>
          </table:table-cell>
          <table:table-cell table:number-columns-repeated="5"/>
          <table:table-cell table:formula="of:=CONCATENATE([.$P$1];[.J771];[.$Q$1];[.$N$3];[.A771];[.$O$3];[.$Q$1];[.$N$3];[.B771];[.$O$3];[.$Q$1];[.$N$2];[.E771];[.$O$2];[.$Q$1];[.$N$2];[.C771];[.$O$2];[.$Q$1];[.$N$2];[.F771];[.$O$2];[.$Q$1];[.$N$2];[.D771];[.$O$2];[.$O$2])" office:value-type="string" office:string-value="insert into creatives values (773,'some description773','http://domain773.com',(),('UK','US'),('ios',),())" calcext:value-type="string">
            <text:p>insert into creatives values (773,'some description773','http://domain773.com',(),('UK','US'),('ios',),())</text:p>
          </table:table-cell>
          <table:table-cell/>
        </table:table-row>
        <table:table-row table:style-name="ro2">
          <table:table-cell table:formula="of:=CONCATENATE([.A$1];[.J772])" office:value-type="string" office:string-value="some description774" calcext:value-type="string">
            <text:p>some description774</text:p>
          </table:table-cell>
          <table:table-cell table:formula="of:=CONCATENATE([.B$1];[.$J772];[.$M$2])" office:value-type="string" office:string-value="http://domain774.com" calcext:value-type="string">
            <text:p>http://domain77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table:number-columns-repeated="5"/>
          <table:table-cell table:formula="of:=CONCATENATE([.$P$1];[.J772];[.$Q$1];[.$N$3];[.A772];[.$O$3];[.$Q$1];[.$N$3];[.B772];[.$O$3];[.$Q$1];[.$N$2];[.E772];[.$O$2];[.$Q$1];[.$N$2];[.C772];[.$O$2];[.$Q$1];[.$N$2];[.F772];[.$O$2];[.$Q$1];[.$N$2];[.D772];[.$O$2];[.$O$2])" office:value-type="string" office:string-value="insert into creatives values (774,'some description774','http://domain774.com',(),('UK','US'),('ios',),())" calcext:value-type="string">
            <text:p>insert into creatives values (774,'some description774','http://domain774.com',(),('UK','US'),('ios',),())</text:p>
          </table:table-cell>
          <table:table-cell/>
        </table:table-row>
        <table:table-row table:style-name="ro2">
          <table:table-cell table:formula="of:=CONCATENATE([.A$1];[.J773])" office:value-type="string" office:string-value="some description775" calcext:value-type="string">
            <text:p>some description775</text:p>
          </table:table-cell>
          <table:table-cell table:formula="of:=CONCATENATE([.B$1];[.$J773];[.$M$2])" office:value-type="string" office:string-value="http://domain775.com" calcext:value-type="string">
            <text:p>http://domain77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5"/>
          <table:table-cell table:formula="of:=CONCATENATE([.$P$1];[.J773];[.$Q$1];[.$N$3];[.A773];[.$O$3];[.$Q$1];[.$N$3];[.B773];[.$O$3];[.$Q$1];[.$N$2];[.E773];[.$O$2];[.$Q$1];[.$N$2];[.C773];[.$O$2];[.$Q$1];[.$N$2];[.F773];[.$O$2];[.$Q$1];[.$N$2];[.D773];[.$O$2];[.$O$2])" office:value-type="string" office:string-value="insert into creatives values (775,'some description775','http://domain775.com',(),('UK','US'),('ios',),())" calcext:value-type="string">
            <text:p>insert into creatives values (775,'some description775','http://domain775.com',(),('UK','US'),('ios',),())</text:p>
          </table:table-cell>
          <table:table-cell/>
        </table:table-row>
        <table:table-row table:style-name="ro2">
          <table:table-cell table:formula="of:=CONCATENATE([.A$1];[.J774])" office:value-type="string" office:string-value="some description776" calcext:value-type="string">
            <text:p>some description776</text:p>
          </table:table-cell>
          <table:table-cell table:formula="of:=CONCATENATE([.B$1];[.$J774];[.$M$2])" office:value-type="string" office:string-value="http://domain776.com" calcext:value-type="string">
            <text:p>http://domain77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6" calcext:value-type="float">
            <text:p>776</text:p>
          </table:table-cell>
          <table:table-cell table:number-columns-repeated="5"/>
          <table:table-cell table:formula="of:=CONCATENATE([.$P$1];[.J774];[.$Q$1];[.$N$3];[.A774];[.$O$3];[.$Q$1];[.$N$3];[.B774];[.$O$3];[.$Q$1];[.$N$2];[.E774];[.$O$2];[.$Q$1];[.$N$2];[.C774];[.$O$2];[.$Q$1];[.$N$2];[.F774];[.$O$2];[.$Q$1];[.$N$2];[.D774];[.$O$2];[.$O$2])" office:value-type="string" office:string-value="insert into creatives values (776,'some description776','http://domain776.com',(),('UK','US'),('ios',),())" calcext:value-type="string">
            <text:p>insert into creatives values (776,'some description776','http://domain776.com',(),('UK','US'),('ios',),())</text:p>
          </table:table-cell>
          <table:table-cell/>
        </table:table-row>
        <table:table-row table:style-name="ro2">
          <table:table-cell table:formula="of:=CONCATENATE([.A$1];[.J775])" office:value-type="string" office:string-value="some description777" calcext:value-type="string">
            <text:p>some description777</text:p>
          </table:table-cell>
          <table:table-cell table:formula="of:=CONCATENATE([.B$1];[.$J775];[.$M$2])" office:value-type="string" office:string-value="http://domain777.com" calcext:value-type="string">
            <text:p>http://domain77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7" calcext:value-type="float">
            <text:p>777</text:p>
          </table:table-cell>
          <table:table-cell table:number-columns-repeated="5"/>
          <table:table-cell table:formula="of:=CONCATENATE([.$P$1];[.J775];[.$Q$1];[.$N$3];[.A775];[.$O$3];[.$Q$1];[.$N$3];[.B775];[.$O$3];[.$Q$1];[.$N$2];[.E775];[.$O$2];[.$Q$1];[.$N$2];[.C775];[.$O$2];[.$Q$1];[.$N$2];[.F775];[.$O$2];[.$Q$1];[.$N$2];[.D775];[.$O$2];[.$O$2])" office:value-type="string" office:string-value="insert into creatives values (777,'some description777','http://domain777.com',(),('UK','US'),('ios',),())" calcext:value-type="string">
            <text:p>insert into creatives values (777,'some description777','http://domain777.com',(),('UK','US'),('ios',),())</text:p>
          </table:table-cell>
          <table:table-cell/>
        </table:table-row>
        <table:table-row table:style-name="ro2">
          <table:table-cell table:formula="of:=CONCATENATE([.A$1];[.J776])" office:value-type="string" office:string-value="some description778" calcext:value-type="string">
            <text:p>some description778</text:p>
          </table:table-cell>
          <table:table-cell table:formula="of:=CONCATENATE([.B$1];[.$J776];[.$M$2])" office:value-type="string" office:string-value="http://domain778.com" calcext:value-type="string">
            <text:p>http://domain77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table:number-columns-repeated="5"/>
          <table:table-cell table:formula="of:=CONCATENATE([.$P$1];[.J776];[.$Q$1];[.$N$3];[.A776];[.$O$3];[.$Q$1];[.$N$3];[.B776];[.$O$3];[.$Q$1];[.$N$2];[.E776];[.$O$2];[.$Q$1];[.$N$2];[.C776];[.$O$2];[.$Q$1];[.$N$2];[.F776];[.$O$2];[.$Q$1];[.$N$2];[.D776];[.$O$2];[.$O$2])" office:value-type="string" office:string-value="insert into creatives values (778,'some description778','http://domain778.com',(),('UK','US'),('ios',),())" calcext:value-type="string">
            <text:p>insert into creatives values (778,'some description778','http://domain778.com',(),('UK','US'),('ios',),())</text:p>
          </table:table-cell>
          <table:table-cell/>
        </table:table-row>
        <table:table-row table:style-name="ro2">
          <table:table-cell table:formula="of:=CONCATENATE([.A$1];[.J777])" office:value-type="string" office:string-value="some description779" calcext:value-type="string">
            <text:p>some description779</text:p>
          </table:table-cell>
          <table:table-cell table:formula="of:=CONCATENATE([.B$1];[.$J777];[.$M$2])" office:value-type="string" office:string-value="http://domain779.com" calcext:value-type="string">
            <text:p>http://domain77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table:number-columns-repeated="5"/>
          <table:table-cell table:formula="of:=CONCATENATE([.$P$1];[.J777];[.$Q$1];[.$N$3];[.A777];[.$O$3];[.$Q$1];[.$N$3];[.B777];[.$O$3];[.$Q$1];[.$N$2];[.E777];[.$O$2];[.$Q$1];[.$N$2];[.C777];[.$O$2];[.$Q$1];[.$N$2];[.F777];[.$O$2];[.$Q$1];[.$N$2];[.D777];[.$O$2];[.$O$2])" office:value-type="string" office:string-value="insert into creatives values (779,'some description779','http://domain779.com',(),('UK','US'),('ios',),())" calcext:value-type="string">
            <text:p>insert into creatives values (779,'some description779','http://domain779.com',(),('UK','US'),('ios',),())</text:p>
          </table:table-cell>
          <table:table-cell/>
        </table:table-row>
        <table:table-row table:style-name="ro2">
          <table:table-cell table:formula="of:=CONCATENATE([.A$1];[.J778])" office:value-type="string" office:string-value="some description780" calcext:value-type="string">
            <text:p>some description780</text:p>
          </table:table-cell>
          <table:table-cell table:formula="of:=CONCATENATE([.B$1];[.$J778];[.$M$2])" office:value-type="string" office:string-value="http://domain780.com" calcext:value-type="string">
            <text:p>http://domain78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0" calcext:value-type="float">
            <text:p>780</text:p>
          </table:table-cell>
          <table:table-cell table:number-columns-repeated="5"/>
          <table:table-cell table:formula="of:=CONCATENATE([.$P$1];[.J778];[.$Q$1];[.$N$3];[.A778];[.$O$3];[.$Q$1];[.$N$3];[.B778];[.$O$3];[.$Q$1];[.$N$2];[.E778];[.$O$2];[.$Q$1];[.$N$2];[.C778];[.$O$2];[.$Q$1];[.$N$2];[.F778];[.$O$2];[.$Q$1];[.$N$2];[.D778];[.$O$2];[.$O$2])" office:value-type="string" office:string-value="insert into creatives values (780,'some description780','http://domain780.com',(),('UK','US'),('ios',),())" calcext:value-type="string">
            <text:p>insert into creatives values (780,'some description780','http://domain780.com',(),('UK','US'),('ios',),())</text:p>
          </table:table-cell>
          <table:table-cell/>
        </table:table-row>
        <table:table-row table:style-name="ro2">
          <table:table-cell table:formula="of:=CONCATENATE([.A$1];[.J779])" office:value-type="string" office:string-value="some description781" calcext:value-type="string">
            <text:p>some description781</text:p>
          </table:table-cell>
          <table:table-cell table:formula="of:=CONCATENATE([.B$1];[.$J779];[.$M$2])" office:value-type="string" office:string-value="http://domain781.com" calcext:value-type="string">
            <text:p>http://domain78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table:number-columns-repeated="5"/>
          <table:table-cell table:formula="of:=CONCATENATE([.$P$1];[.J779];[.$Q$1];[.$N$3];[.A779];[.$O$3];[.$Q$1];[.$N$3];[.B779];[.$O$3];[.$Q$1];[.$N$2];[.E779];[.$O$2];[.$Q$1];[.$N$2];[.C779];[.$O$2];[.$Q$1];[.$N$2];[.F779];[.$O$2];[.$Q$1];[.$N$2];[.D779];[.$O$2];[.$O$2])" office:value-type="string" office:string-value="insert into creatives values (781,'some description781','http://domain781.com',(),('UK','US'),('ios',),())" calcext:value-type="string">
            <text:p>insert into creatives values (781,'some description781','http://domain781.com',(),('UK','US'),('ios',),())</text:p>
          </table:table-cell>
          <table:table-cell/>
        </table:table-row>
        <table:table-row table:style-name="ro2">
          <table:table-cell table:formula="of:=CONCATENATE([.A$1];[.J780])" office:value-type="string" office:string-value="some description782" calcext:value-type="string">
            <text:p>some description782</text:p>
          </table:table-cell>
          <table:table-cell table:formula="of:=CONCATENATE([.B$1];[.$J780];[.$M$2])" office:value-type="string" office:string-value="http://domain782.com" calcext:value-type="string">
            <text:p>http://domain78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 table:number-columns-repeated="5"/>
          <table:table-cell table:formula="of:=CONCATENATE([.$P$1];[.J780];[.$Q$1];[.$N$3];[.A780];[.$O$3];[.$Q$1];[.$N$3];[.B780];[.$O$3];[.$Q$1];[.$N$2];[.E780];[.$O$2];[.$Q$1];[.$N$2];[.C780];[.$O$2];[.$Q$1];[.$N$2];[.F780];[.$O$2];[.$Q$1];[.$N$2];[.D780];[.$O$2];[.$O$2])" office:value-type="string" office:string-value="insert into creatives values (782,'some description782','http://domain782.com',(),('UK','US'),('ios',),())" calcext:value-type="string">
            <text:p>insert into creatives values (782,'some description782','http://domain782.com',(),('UK','US'),('ios',),())</text:p>
          </table:table-cell>
          <table:table-cell/>
        </table:table-row>
        <table:table-row table:style-name="ro2">
          <table:table-cell table:formula="of:=CONCATENATE([.A$1];[.J781])" office:value-type="string" office:string-value="some description783" calcext:value-type="string">
            <text:p>some description783</text:p>
          </table:table-cell>
          <table:table-cell table:formula="of:=CONCATENATE([.B$1];[.$J781];[.$M$2])" office:value-type="string" office:string-value="http://domain783.com" calcext:value-type="string">
            <text:p>http://domain78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table:number-columns-repeated="5"/>
          <table:table-cell table:formula="of:=CONCATENATE([.$P$1];[.J781];[.$Q$1];[.$N$3];[.A781];[.$O$3];[.$Q$1];[.$N$3];[.B781];[.$O$3];[.$Q$1];[.$N$2];[.E781];[.$O$2];[.$Q$1];[.$N$2];[.C781];[.$O$2];[.$Q$1];[.$N$2];[.F781];[.$O$2];[.$Q$1];[.$N$2];[.D781];[.$O$2];[.$O$2])" office:value-type="string" office:string-value="insert into creatives values (783,'some description783','http://domain783.com',(),('UK','US'),('ios',),())" calcext:value-type="string">
            <text:p>insert into creatives values (783,'some description783','http://domain783.com',(),('UK','US'),('ios',),())</text:p>
          </table:table-cell>
          <table:table-cell/>
        </table:table-row>
        <table:table-row table:style-name="ro2">
          <table:table-cell table:formula="of:=CONCATENATE([.A$1];[.J782])" office:value-type="string" office:string-value="some description784" calcext:value-type="string">
            <text:p>some description784</text:p>
          </table:table-cell>
          <table:table-cell table:formula="of:=CONCATENATE([.B$1];[.$J782];[.$M$2])" office:value-type="string" office:string-value="http://domain784.com" calcext:value-type="string">
            <text:p>http://domain78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 table:number-columns-repeated="5"/>
          <table:table-cell table:formula="of:=CONCATENATE([.$P$1];[.J782];[.$Q$1];[.$N$3];[.A782];[.$O$3];[.$Q$1];[.$N$3];[.B782];[.$O$3];[.$Q$1];[.$N$2];[.E782];[.$O$2];[.$Q$1];[.$N$2];[.C782];[.$O$2];[.$Q$1];[.$N$2];[.F782];[.$O$2];[.$Q$1];[.$N$2];[.D782];[.$O$2];[.$O$2])" office:value-type="string" office:string-value="insert into creatives values (784,'some description784','http://domain784.com',(),('UK','US'),('ios',),())" calcext:value-type="string">
            <text:p>insert into creatives values (784,'some description784','http://domain784.com',(),('UK','US'),('ios',),())</text:p>
          </table:table-cell>
          <table:table-cell/>
        </table:table-row>
        <table:table-row table:style-name="ro2">
          <table:table-cell table:formula="of:=CONCATENATE([.A$1];[.J783])" office:value-type="string" office:string-value="some description785" calcext:value-type="string">
            <text:p>some description785</text:p>
          </table:table-cell>
          <table:table-cell table:formula="of:=CONCATENATE([.B$1];[.$J783];[.$M$2])" office:value-type="string" office:string-value="http://domain785.com" calcext:value-type="string">
            <text:p>http://domain78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table:number-columns-repeated="5"/>
          <table:table-cell table:formula="of:=CONCATENATE([.$P$1];[.J783];[.$Q$1];[.$N$3];[.A783];[.$O$3];[.$Q$1];[.$N$3];[.B783];[.$O$3];[.$Q$1];[.$N$2];[.E783];[.$O$2];[.$Q$1];[.$N$2];[.C783];[.$O$2];[.$Q$1];[.$N$2];[.F783];[.$O$2];[.$Q$1];[.$N$2];[.D783];[.$O$2];[.$O$2])" office:value-type="string" office:string-value="insert into creatives values (785,'some description785','http://domain785.com',(),('UK','US'),('ios',),())" calcext:value-type="string">
            <text:p>insert into creatives values (785,'some description785','http://domain785.com',(),('UK','US'),('ios',),())</text:p>
          </table:table-cell>
          <table:table-cell/>
        </table:table-row>
        <table:table-row table:style-name="ro2">
          <table:table-cell table:formula="of:=CONCATENATE([.A$1];[.J784])" office:value-type="string" office:string-value="some description786" calcext:value-type="string">
            <text:p>some description786</text:p>
          </table:table-cell>
          <table:table-cell table:formula="of:=CONCATENATE([.B$1];[.$J784];[.$M$2])" office:value-type="string" office:string-value="http://domain786.com" calcext:value-type="string">
            <text:p>http://domain78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6" calcext:value-type="float">
            <text:p>786</text:p>
          </table:table-cell>
          <table:table-cell table:number-columns-repeated="5"/>
          <table:table-cell table:formula="of:=CONCATENATE([.$P$1];[.J784];[.$Q$1];[.$N$3];[.A784];[.$O$3];[.$Q$1];[.$N$3];[.B784];[.$O$3];[.$Q$1];[.$N$2];[.E784];[.$O$2];[.$Q$1];[.$N$2];[.C784];[.$O$2];[.$Q$1];[.$N$2];[.F784];[.$O$2];[.$Q$1];[.$N$2];[.D784];[.$O$2];[.$O$2])" office:value-type="string" office:string-value="insert into creatives values (786,'some description786','http://domain786.com',(),('UK','US'),('ios',),())" calcext:value-type="string">
            <text:p>insert into creatives values (786,'some description786','http://domain786.com',(),('UK','US'),('ios',),())</text:p>
          </table:table-cell>
          <table:table-cell/>
        </table:table-row>
        <table:table-row table:style-name="ro2">
          <table:table-cell table:formula="of:=CONCATENATE([.A$1];[.J785])" office:value-type="string" office:string-value="some description787" calcext:value-type="string">
            <text:p>some description787</text:p>
          </table:table-cell>
          <table:table-cell table:formula="of:=CONCATENATE([.B$1];[.$J785];[.$M$2])" office:value-type="string" office:string-value="http://domain787.com" calcext:value-type="string">
            <text:p>http://domain78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7" calcext:value-type="float">
            <text:p>787</text:p>
          </table:table-cell>
          <table:table-cell table:number-columns-repeated="5"/>
          <table:table-cell table:formula="of:=CONCATENATE([.$P$1];[.J785];[.$Q$1];[.$N$3];[.A785];[.$O$3];[.$Q$1];[.$N$3];[.B785];[.$O$3];[.$Q$1];[.$N$2];[.E785];[.$O$2];[.$Q$1];[.$N$2];[.C785];[.$O$2];[.$Q$1];[.$N$2];[.F785];[.$O$2];[.$Q$1];[.$N$2];[.D785];[.$O$2];[.$O$2])" office:value-type="string" office:string-value="insert into creatives values (787,'some description787','http://domain787.com',(),('UK','US'),('ios',),())" calcext:value-type="string">
            <text:p>insert into creatives values (787,'some description787','http://domain787.com',(),('UK','US'),('ios',),())</text:p>
          </table:table-cell>
          <table:table-cell/>
        </table:table-row>
        <table:table-row table:style-name="ro2">
          <table:table-cell table:formula="of:=CONCATENATE([.A$1];[.J786])" office:value-type="string" office:string-value="some description788" calcext:value-type="string">
            <text:p>some description788</text:p>
          </table:table-cell>
          <table:table-cell table:formula="of:=CONCATENATE([.B$1];[.$J786];[.$M$2])" office:value-type="string" office:string-value="http://domain788.com" calcext:value-type="string">
            <text:p>http://domain78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8" calcext:value-type="float">
            <text:p>788</text:p>
          </table:table-cell>
          <table:table-cell table:number-columns-repeated="5"/>
          <table:table-cell table:formula="of:=CONCATENATE([.$P$1];[.J786];[.$Q$1];[.$N$3];[.A786];[.$O$3];[.$Q$1];[.$N$3];[.B786];[.$O$3];[.$Q$1];[.$N$2];[.E786];[.$O$2];[.$Q$1];[.$N$2];[.C786];[.$O$2];[.$Q$1];[.$N$2];[.F786];[.$O$2];[.$Q$1];[.$N$2];[.D786];[.$O$2];[.$O$2])" office:value-type="string" office:string-value="insert into creatives values (788,'some description788','http://domain788.com',(),('UK','US'),('ios',),())" calcext:value-type="string">
            <text:p>insert into creatives values (788,'some description788','http://domain788.com',(),('UK','US'),('ios',),())</text:p>
          </table:table-cell>
          <table:table-cell/>
        </table:table-row>
        <table:table-row table:style-name="ro2">
          <table:table-cell table:formula="of:=CONCATENATE([.A$1];[.J787])" office:value-type="string" office:string-value="some description789" calcext:value-type="string">
            <text:p>some description789</text:p>
          </table:table-cell>
          <table:table-cell table:formula="of:=CONCATENATE([.B$1];[.$J787];[.$M$2])" office:value-type="string" office:string-value="http://domain789.com" calcext:value-type="string">
            <text:p>http://domain78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table:number-columns-repeated="5"/>
          <table:table-cell table:formula="of:=CONCATENATE([.$P$1];[.J787];[.$Q$1];[.$N$3];[.A787];[.$O$3];[.$Q$1];[.$N$3];[.B787];[.$O$3];[.$Q$1];[.$N$2];[.E787];[.$O$2];[.$Q$1];[.$N$2];[.C787];[.$O$2];[.$Q$1];[.$N$2];[.F787];[.$O$2];[.$Q$1];[.$N$2];[.D787];[.$O$2];[.$O$2])" office:value-type="string" office:string-value="insert into creatives values (789,'some description789','http://domain789.com',(),('UK','US'),('ios',),())" calcext:value-type="string">
            <text:p>insert into creatives values (789,'some description789','http://domain789.com',(),('UK','US'),('ios',),())</text:p>
          </table:table-cell>
          <table:table-cell/>
        </table:table-row>
        <table:table-row table:style-name="ro2">
          <table:table-cell table:formula="of:=CONCATENATE([.A$1];[.J788])" office:value-type="string" office:string-value="some description790" calcext:value-type="string">
            <text:p>some description790</text:p>
          </table:table-cell>
          <table:table-cell table:formula="of:=CONCATENATE([.B$1];[.$J788];[.$M$2])" office:value-type="string" office:string-value="http://domain790.com" calcext:value-type="string">
            <text:p>http://domain79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table:number-columns-repeated="5"/>
          <table:table-cell table:formula="of:=CONCATENATE([.$P$1];[.J788];[.$Q$1];[.$N$3];[.A788];[.$O$3];[.$Q$1];[.$N$3];[.B788];[.$O$3];[.$Q$1];[.$N$2];[.E788];[.$O$2];[.$Q$1];[.$N$2];[.C788];[.$O$2];[.$Q$1];[.$N$2];[.F788];[.$O$2];[.$Q$1];[.$N$2];[.D788];[.$O$2];[.$O$2])" office:value-type="string" office:string-value="insert into creatives values (790,'some description790','http://domain790.com',(),('UK','US'),('ios',),())" calcext:value-type="string">
            <text:p>insert into creatives values (790,'some description790','http://domain790.com',(),('UK','US'),('ios',),())</text:p>
          </table:table-cell>
          <table:table-cell/>
        </table:table-row>
        <table:table-row table:style-name="ro2">
          <table:table-cell table:formula="of:=CONCATENATE([.A$1];[.J789])" office:value-type="string" office:string-value="some description791" calcext:value-type="string">
            <text:p>some description791</text:p>
          </table:table-cell>
          <table:table-cell table:formula="of:=CONCATENATE([.B$1];[.$J789];[.$M$2])" office:value-type="string" office:string-value="http://domain791.com" calcext:value-type="string">
            <text:p>http://domain79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table:number-columns-repeated="5"/>
          <table:table-cell table:formula="of:=CONCATENATE([.$P$1];[.J789];[.$Q$1];[.$N$3];[.A789];[.$O$3];[.$Q$1];[.$N$3];[.B789];[.$O$3];[.$Q$1];[.$N$2];[.E789];[.$O$2];[.$Q$1];[.$N$2];[.C789];[.$O$2];[.$Q$1];[.$N$2];[.F789];[.$O$2];[.$Q$1];[.$N$2];[.D789];[.$O$2];[.$O$2])" office:value-type="string" office:string-value="insert into creatives values (791,'some description791','http://domain791.com',(),('UK','US'),('ios',),())" calcext:value-type="string">
            <text:p>insert into creatives values (791,'some description791','http://domain791.com',(),('UK','US'),('ios',),())</text:p>
          </table:table-cell>
          <table:table-cell/>
        </table:table-row>
        <table:table-row table:style-name="ro2">
          <table:table-cell table:formula="of:=CONCATENATE([.A$1];[.J790])" office:value-type="string" office:string-value="some description792" calcext:value-type="string">
            <text:p>some description792</text:p>
          </table:table-cell>
          <table:table-cell table:formula="of:=CONCATENATE([.B$1];[.$J790];[.$M$2])" office:value-type="string" office:string-value="http://domain792.com" calcext:value-type="string">
            <text:p>http://domain79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2" calcext:value-type="float">
            <text:p>792</text:p>
          </table:table-cell>
          <table:table-cell table:number-columns-repeated="5"/>
          <table:table-cell table:formula="of:=CONCATENATE([.$P$1];[.J790];[.$Q$1];[.$N$3];[.A790];[.$O$3];[.$Q$1];[.$N$3];[.B790];[.$O$3];[.$Q$1];[.$N$2];[.E790];[.$O$2];[.$Q$1];[.$N$2];[.C790];[.$O$2];[.$Q$1];[.$N$2];[.F790];[.$O$2];[.$Q$1];[.$N$2];[.D790];[.$O$2];[.$O$2])" office:value-type="string" office:string-value="insert into creatives values (792,'some description792','http://domain792.com',(),('UK','US'),('ios',),())" calcext:value-type="string">
            <text:p>insert into creatives values (792,'some description792','http://domain792.com',(),('UK','US'),('ios',),())</text:p>
          </table:table-cell>
          <table:table-cell/>
        </table:table-row>
        <table:table-row table:style-name="ro2">
          <table:table-cell table:formula="of:=CONCATENATE([.A$1];[.J791])" office:value-type="string" office:string-value="some description793" calcext:value-type="string">
            <text:p>some description793</text:p>
          </table:table-cell>
          <table:table-cell table:formula="of:=CONCATENATE([.B$1];[.$J791];[.$M$2])" office:value-type="string" office:string-value="http://domain793.com" calcext:value-type="string">
            <text:p>http://domain79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 table:number-columns-repeated="5"/>
          <table:table-cell table:formula="of:=CONCATENATE([.$P$1];[.J791];[.$Q$1];[.$N$3];[.A791];[.$O$3];[.$Q$1];[.$N$3];[.B791];[.$O$3];[.$Q$1];[.$N$2];[.E791];[.$O$2];[.$Q$1];[.$N$2];[.C791];[.$O$2];[.$Q$1];[.$N$2];[.F791];[.$O$2];[.$Q$1];[.$N$2];[.D791];[.$O$2];[.$O$2])" office:value-type="string" office:string-value="insert into creatives values (793,'some description793','http://domain793.com',(),('UK','US'),('ios',),())" calcext:value-type="string">
            <text:p>insert into creatives values (793,'some description793','http://domain793.com',(),('UK','US'),('ios',),())</text:p>
          </table:table-cell>
          <table:table-cell/>
        </table:table-row>
        <table:table-row table:style-name="ro2">
          <table:table-cell table:formula="of:=CONCATENATE([.A$1];[.J792])" office:value-type="string" office:string-value="some description794" calcext:value-type="string">
            <text:p>some description794</text:p>
          </table:table-cell>
          <table:table-cell table:formula="of:=CONCATENATE([.B$1];[.$J792];[.$M$2])" office:value-type="string" office:string-value="http://domain794.com" calcext:value-type="string">
            <text:p>http://domain79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table:number-columns-repeated="5"/>
          <table:table-cell table:formula="of:=CONCATENATE([.$P$1];[.J792];[.$Q$1];[.$N$3];[.A792];[.$O$3];[.$Q$1];[.$N$3];[.B792];[.$O$3];[.$Q$1];[.$N$2];[.E792];[.$O$2];[.$Q$1];[.$N$2];[.C792];[.$O$2];[.$Q$1];[.$N$2];[.F792];[.$O$2];[.$Q$1];[.$N$2];[.D792];[.$O$2];[.$O$2])" office:value-type="string" office:string-value="insert into creatives values (794,'some description794','http://domain794.com',(),('UK','US'),('ios',),())" calcext:value-type="string">
            <text:p>insert into creatives values (794,'some description794','http://domain794.com',(),('UK','US'),('ios',),())</text:p>
          </table:table-cell>
          <table:table-cell/>
        </table:table-row>
        <table:table-row table:style-name="ro2">
          <table:table-cell table:formula="of:=CONCATENATE([.A$1];[.J793])" office:value-type="string" office:string-value="some description795" calcext:value-type="string">
            <text:p>some description795</text:p>
          </table:table-cell>
          <table:table-cell table:formula="of:=CONCATENATE([.B$1];[.$J793];[.$M$2])" office:value-type="string" office:string-value="http://domain795.com" calcext:value-type="string">
            <text:p>http://domain79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5" calcext:value-type="float">
            <text:p>795</text:p>
          </table:table-cell>
          <table:table-cell table:number-columns-repeated="5"/>
          <table:table-cell table:formula="of:=CONCATENATE([.$P$1];[.J793];[.$Q$1];[.$N$3];[.A793];[.$O$3];[.$Q$1];[.$N$3];[.B793];[.$O$3];[.$Q$1];[.$N$2];[.E793];[.$O$2];[.$Q$1];[.$N$2];[.C793];[.$O$2];[.$Q$1];[.$N$2];[.F793];[.$O$2];[.$Q$1];[.$N$2];[.D793];[.$O$2];[.$O$2])" office:value-type="string" office:string-value="insert into creatives values (795,'some description795','http://domain795.com',(),('UK','US'),('ios',),())" calcext:value-type="string">
            <text:p>insert into creatives values (795,'some description795','http://domain795.com',(),('UK','US'),('ios',),())</text:p>
          </table:table-cell>
          <table:table-cell/>
        </table:table-row>
        <table:table-row table:style-name="ro2">
          <table:table-cell table:formula="of:=CONCATENATE([.A$1];[.J794])" office:value-type="string" office:string-value="some description796" calcext:value-type="string">
            <text:p>some description796</text:p>
          </table:table-cell>
          <table:table-cell table:formula="of:=CONCATENATE([.B$1];[.$J794];[.$M$2])" office:value-type="string" office:string-value="http://domain796.com" calcext:value-type="string">
            <text:p>http://domain79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6" calcext:value-type="float">
            <text:p>796</text:p>
          </table:table-cell>
          <table:table-cell table:number-columns-repeated="5"/>
          <table:table-cell table:formula="of:=CONCATENATE([.$P$1];[.J794];[.$Q$1];[.$N$3];[.A794];[.$O$3];[.$Q$1];[.$N$3];[.B794];[.$O$3];[.$Q$1];[.$N$2];[.E794];[.$O$2];[.$Q$1];[.$N$2];[.C794];[.$O$2];[.$Q$1];[.$N$2];[.F794];[.$O$2];[.$Q$1];[.$N$2];[.D794];[.$O$2];[.$O$2])" office:value-type="string" office:string-value="insert into creatives values (796,'some description796','http://domain796.com',(),('UK','US'),('ios',),())" calcext:value-type="string">
            <text:p>insert into creatives values (796,'some description796','http://domain796.com',(),('UK','US'),('ios',),())</text:p>
          </table:table-cell>
          <table:table-cell/>
        </table:table-row>
        <table:table-row table:style-name="ro2">
          <table:table-cell table:formula="of:=CONCATENATE([.A$1];[.J795])" office:value-type="string" office:string-value="some description797" calcext:value-type="string">
            <text:p>some description797</text:p>
          </table:table-cell>
          <table:table-cell table:formula="of:=CONCATENATE([.B$1];[.$J795];[.$M$2])" office:value-type="string" office:string-value="http://domain797.com" calcext:value-type="string">
            <text:p>http://domain79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5"/>
          <table:table-cell table:formula="of:=CONCATENATE([.$P$1];[.J795];[.$Q$1];[.$N$3];[.A795];[.$O$3];[.$Q$1];[.$N$3];[.B795];[.$O$3];[.$Q$1];[.$N$2];[.E795];[.$O$2];[.$Q$1];[.$N$2];[.C795];[.$O$2];[.$Q$1];[.$N$2];[.F795];[.$O$2];[.$Q$1];[.$N$2];[.D795];[.$O$2];[.$O$2])" office:value-type="string" office:string-value="insert into creatives values (797,'some description797','http://domain797.com',(),('UK','US'),('ios',),())" calcext:value-type="string">
            <text:p>insert into creatives values (797,'some description797','http://domain797.com',(),('UK','US'),('ios',),())</text:p>
          </table:table-cell>
          <table:table-cell/>
        </table:table-row>
        <table:table-row table:style-name="ro2">
          <table:table-cell table:formula="of:=CONCATENATE([.A$1];[.J796])" office:value-type="string" office:string-value="some description798" calcext:value-type="string">
            <text:p>some description798</text:p>
          </table:table-cell>
          <table:table-cell table:formula="of:=CONCATENATE([.B$1];[.$J796];[.$M$2])" office:value-type="string" office:string-value="http://domain798.com" calcext:value-type="string">
            <text:p>http://domain79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5"/>
          <table:table-cell table:formula="of:=CONCATENATE([.$P$1];[.J796];[.$Q$1];[.$N$3];[.A796];[.$O$3];[.$Q$1];[.$N$3];[.B796];[.$O$3];[.$Q$1];[.$N$2];[.E796];[.$O$2];[.$Q$1];[.$N$2];[.C796];[.$O$2];[.$Q$1];[.$N$2];[.F796];[.$O$2];[.$Q$1];[.$N$2];[.D796];[.$O$2];[.$O$2])" office:value-type="string" office:string-value="insert into creatives values (798,'some description798','http://domain798.com',(),('UK','US'),('ios',),())" calcext:value-type="string">
            <text:p>insert into creatives values (798,'some description798','http://domain798.com',(),('UK','US'),('ios',),())</text:p>
          </table:table-cell>
          <table:table-cell/>
        </table:table-row>
        <table:table-row table:style-name="ro2">
          <table:table-cell table:formula="of:=CONCATENATE([.A$1];[.J797])" office:value-type="string" office:string-value="some description799" calcext:value-type="string">
            <text:p>some description799</text:p>
          </table:table-cell>
          <table:table-cell table:formula="of:=CONCATENATE([.B$1];[.$J797];[.$M$2])" office:value-type="string" office:string-value="http://domain799.com" calcext:value-type="string">
            <text:p>http://domain79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799" calcext:value-type="float">
            <text:p>799</text:p>
          </table:table-cell>
          <table:table-cell table:number-columns-repeated="5"/>
          <table:table-cell table:formula="of:=CONCATENATE([.$P$1];[.J797];[.$Q$1];[.$N$3];[.A797];[.$O$3];[.$Q$1];[.$N$3];[.B797];[.$O$3];[.$Q$1];[.$N$2];[.E797];[.$O$2];[.$Q$1];[.$N$2];[.C797];[.$O$2];[.$Q$1];[.$N$2];[.F797];[.$O$2];[.$Q$1];[.$N$2];[.D797];[.$O$2];[.$O$2])" office:value-type="string" office:string-value="insert into creatives values (799,'some description799','http://domain799.com',(),('UK',),('ios','android'),())" calcext:value-type="string">
            <text:p>insert into creatives values (799,'some description799','http://domain799.com',(),('UK',),('ios','android'),())</text:p>
          </table:table-cell>
          <table:table-cell/>
        </table:table-row>
        <table:table-row table:style-name="ro2">
          <table:table-cell table:formula="of:=CONCATENATE([.A$1];[.J798])" office:value-type="string" office:string-value="some description800" calcext:value-type="string">
            <text:p>some description800</text:p>
          </table:table-cell>
          <table:table-cell table:formula="of:=CONCATENATE([.B$1];[.$J798];[.$M$2])" office:value-type="string" office:string-value="http://domain800.com" calcext:value-type="string">
            <text:p>http://domain80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5"/>
          <table:table-cell table:formula="of:=CONCATENATE([.$P$1];[.J798];[.$Q$1];[.$N$3];[.A798];[.$O$3];[.$Q$1];[.$N$3];[.B798];[.$O$3];[.$Q$1];[.$N$2];[.E798];[.$O$2];[.$Q$1];[.$N$2];[.C798];[.$O$2];[.$Q$1];[.$N$2];[.F798];[.$O$2];[.$Q$1];[.$N$2];[.D798];[.$O$2];[.$O$2])" office:value-type="string" office:string-value="insert into creatives values (800,'some description800','http://domain800.com',(),('UK',),('ios','android'),())" calcext:value-type="string">
            <text:p>insert into creatives values (800,'some description800','http://domain800.com',(),('UK',),('ios','android'),())</text:p>
          </table:table-cell>
          <table:table-cell/>
        </table:table-row>
        <table:table-row table:style-name="ro2">
          <table:table-cell table:formula="of:=CONCATENATE([.A$1];[.J799])" office:value-type="string" office:string-value="some description801" calcext:value-type="string">
            <text:p>some description801</text:p>
          </table:table-cell>
          <table:table-cell table:formula="of:=CONCATENATE([.B$1];[.$J799];[.$M$2])" office:value-type="string" office:string-value="http://domain801.com" calcext:value-type="string">
            <text:p>http://domain80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 table:number-columns-repeated="5"/>
          <table:table-cell table:formula="of:=CONCATENATE([.$P$1];[.J799];[.$Q$1];[.$N$3];[.A799];[.$O$3];[.$Q$1];[.$N$3];[.B799];[.$O$3];[.$Q$1];[.$N$2];[.E799];[.$O$2];[.$Q$1];[.$N$2];[.C799];[.$O$2];[.$Q$1];[.$N$2];[.F799];[.$O$2];[.$Q$1];[.$N$2];[.D799];[.$O$2];[.$O$2])" office:value-type="string" office:string-value="insert into creatives values (801,'some description801','http://domain801.com',(),('UK',),('ios','android'),())" calcext:value-type="string">
            <text:p>insert into creatives values (801,'some description801','http://domain801.com',(),('UK',),('ios','android'),())</text:p>
          </table:table-cell>
          <table:table-cell/>
        </table:table-row>
        <table:table-row table:style-name="ro2">
          <table:table-cell table:formula="of:=CONCATENATE([.A$1];[.J800])" office:value-type="string" office:string-value="some description802" calcext:value-type="string">
            <text:p>some description802</text:p>
          </table:table-cell>
          <table:table-cell table:formula="of:=CONCATENATE([.B$1];[.$J800];[.$M$2])" office:value-type="string" office:string-value="http://domain802.com" calcext:value-type="string">
            <text:p>http://domain80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2" calcext:value-type="float">
            <text:p>802</text:p>
          </table:table-cell>
          <table:table-cell table:number-columns-repeated="5"/>
          <table:table-cell table:formula="of:=CONCATENATE([.$P$1];[.J800];[.$Q$1];[.$N$3];[.A800];[.$O$3];[.$Q$1];[.$N$3];[.B800];[.$O$3];[.$Q$1];[.$N$2];[.E800];[.$O$2];[.$Q$1];[.$N$2];[.C800];[.$O$2];[.$Q$1];[.$N$2];[.F800];[.$O$2];[.$Q$1];[.$N$2];[.D800];[.$O$2];[.$O$2])" office:value-type="string" office:string-value="insert into creatives values (802,'some description802','http://domain802.com',(),('UK',),('ios','android'),())" calcext:value-type="string">
            <text:p>insert into creatives values (802,'some description802','http://domain802.com',(),('UK',),('ios','android'),())</text:p>
          </table:table-cell>
          <table:table-cell/>
        </table:table-row>
        <table:table-row table:style-name="ro2">
          <table:table-cell table:formula="of:=CONCATENATE([.A$1];[.J801])" office:value-type="string" office:string-value="some description803" calcext:value-type="string">
            <text:p>some description803</text:p>
          </table:table-cell>
          <table:table-cell table:formula="of:=CONCATENATE([.B$1];[.$J801];[.$M$2])" office:value-type="string" office:string-value="http://domain803.com" calcext:value-type="string">
            <text:p>http://domain80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3" calcext:value-type="float">
            <text:p>803</text:p>
          </table:table-cell>
          <table:table-cell table:number-columns-repeated="5"/>
          <table:table-cell table:formula="of:=CONCATENATE([.$P$1];[.J801];[.$Q$1];[.$N$3];[.A801];[.$O$3];[.$Q$1];[.$N$3];[.B801];[.$O$3];[.$Q$1];[.$N$2];[.E801];[.$O$2];[.$Q$1];[.$N$2];[.C801];[.$O$2];[.$Q$1];[.$N$2];[.F801];[.$O$2];[.$Q$1];[.$N$2];[.D801];[.$O$2];[.$O$2])" office:value-type="string" office:string-value="insert into creatives values (803,'some description803','http://domain803.com',(),('UK',),('ios','android'),())" calcext:value-type="string">
            <text:p>insert into creatives values (803,'some description803','http://domain803.com',(),('UK',),('ios','android'),())</text:p>
          </table:table-cell>
          <table:table-cell/>
        </table:table-row>
        <table:table-row table:style-name="ro2">
          <table:table-cell table:formula="of:=CONCATENATE([.A$1];[.J802])" office:value-type="string" office:string-value="some description804" calcext:value-type="string">
            <text:p>some description804</text:p>
          </table:table-cell>
          <table:table-cell table:formula="of:=CONCATENATE([.B$1];[.$J802];[.$M$2])" office:value-type="string" office:string-value="http://domain804.com" calcext:value-type="string">
            <text:p>http://domain80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4" calcext:value-type="float">
            <text:p>804</text:p>
          </table:table-cell>
          <table:table-cell table:number-columns-repeated="5"/>
          <table:table-cell table:formula="of:=CONCATENATE([.$P$1];[.J802];[.$Q$1];[.$N$3];[.A802];[.$O$3];[.$Q$1];[.$N$3];[.B802];[.$O$3];[.$Q$1];[.$N$2];[.E802];[.$O$2];[.$Q$1];[.$N$2];[.C802];[.$O$2];[.$Q$1];[.$N$2];[.F802];[.$O$2];[.$Q$1];[.$N$2];[.D802];[.$O$2];[.$O$2])" office:value-type="string" office:string-value="insert into creatives values (804,'some description804','http://domain804.com',(),('UK',),('ios','android'),())" calcext:value-type="string">
            <text:p>insert into creatives values (804,'some description804','http://domain804.com',(),('UK',),('ios','android'),())</text:p>
          </table:table-cell>
          <table:table-cell/>
        </table:table-row>
        <table:table-row table:style-name="ro2">
          <table:table-cell table:formula="of:=CONCATENATE([.A$1];[.J803])" office:value-type="string" office:string-value="some description805" calcext:value-type="string">
            <text:p>some description805</text:p>
          </table:table-cell>
          <table:table-cell table:formula="of:=CONCATENATE([.B$1];[.$J803];[.$M$2])" office:value-type="string" office:string-value="http://domain805.com" calcext:value-type="string">
            <text:p>http://domain80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table:number-columns-repeated="5"/>
          <table:table-cell table:formula="of:=CONCATENATE([.$P$1];[.J803];[.$Q$1];[.$N$3];[.A803];[.$O$3];[.$Q$1];[.$N$3];[.B803];[.$O$3];[.$Q$1];[.$N$2];[.E803];[.$O$2];[.$Q$1];[.$N$2];[.C803];[.$O$2];[.$Q$1];[.$N$2];[.F803];[.$O$2];[.$Q$1];[.$N$2];[.D803];[.$O$2];[.$O$2])" office:value-type="string" office:string-value="insert into creatives values (805,'some description805','http://domain805.com',(),('UK',),('ios','android'),())" calcext:value-type="string">
            <text:p>insert into creatives values (805,'some description805','http://domain805.com',(),('UK',),('ios','android'),())</text:p>
          </table:table-cell>
          <table:table-cell/>
        </table:table-row>
        <table:table-row table:style-name="ro2">
          <table:table-cell table:formula="of:=CONCATENATE([.A$1];[.J804])" office:value-type="string" office:string-value="some description806" calcext:value-type="string">
            <text:p>some description806</text:p>
          </table:table-cell>
          <table:table-cell table:formula="of:=CONCATENATE([.B$1];[.$J804];[.$M$2])" office:value-type="string" office:string-value="http://domain806.com" calcext:value-type="string">
            <text:p>http://domain80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table:number-columns-repeated="5"/>
          <table:table-cell table:formula="of:=CONCATENATE([.$P$1];[.J804];[.$Q$1];[.$N$3];[.A804];[.$O$3];[.$Q$1];[.$N$3];[.B804];[.$O$3];[.$Q$1];[.$N$2];[.E804];[.$O$2];[.$Q$1];[.$N$2];[.C804];[.$O$2];[.$Q$1];[.$N$2];[.F804];[.$O$2];[.$Q$1];[.$N$2];[.D804];[.$O$2];[.$O$2])" office:value-type="string" office:string-value="insert into creatives values (806,'some description806','http://domain806.com',(),('UK',),('ios','android'),())" calcext:value-type="string">
            <text:p>insert into creatives values (806,'some description806','http://domain806.com',(),('UK',),('ios','android'),())</text:p>
          </table:table-cell>
          <table:table-cell/>
        </table:table-row>
        <table:table-row table:style-name="ro2">
          <table:table-cell table:formula="of:=CONCATENATE([.A$1];[.J805])" office:value-type="string" office:string-value="some description807" calcext:value-type="string">
            <text:p>some description807</text:p>
          </table:table-cell>
          <table:table-cell table:formula="of:=CONCATENATE([.B$1];[.$J805];[.$M$2])" office:value-type="string" office:string-value="http://domain807.com" calcext:value-type="string">
            <text:p>http://domain80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table:number-columns-repeated="5"/>
          <table:table-cell table:formula="of:=CONCATENATE([.$P$1];[.J805];[.$Q$1];[.$N$3];[.A805];[.$O$3];[.$Q$1];[.$N$3];[.B805];[.$O$3];[.$Q$1];[.$N$2];[.E805];[.$O$2];[.$Q$1];[.$N$2];[.C805];[.$O$2];[.$Q$1];[.$N$2];[.F805];[.$O$2];[.$Q$1];[.$N$2];[.D805];[.$O$2];[.$O$2])" office:value-type="string" office:string-value="insert into creatives values (807,'some description807','http://domain807.com',(),('UK',),('ios','android'),())" calcext:value-type="string">
            <text:p>insert into creatives values (807,'some description807','http://domain807.com',(),('UK',),('ios','android'),())</text:p>
          </table:table-cell>
          <table:table-cell/>
        </table:table-row>
        <table:table-row table:style-name="ro2">
          <table:table-cell table:formula="of:=CONCATENATE([.A$1];[.J806])" office:value-type="string" office:string-value="some description808" calcext:value-type="string">
            <text:p>some description808</text:p>
          </table:table-cell>
          <table:table-cell table:formula="of:=CONCATENATE([.B$1];[.$J806];[.$M$2])" office:value-type="string" office:string-value="http://domain808.com" calcext:value-type="string">
            <text:p>http://domain80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table:number-columns-repeated="5"/>
          <table:table-cell table:formula="of:=CONCATENATE([.$P$1];[.J806];[.$Q$1];[.$N$3];[.A806];[.$O$3];[.$Q$1];[.$N$3];[.B806];[.$O$3];[.$Q$1];[.$N$2];[.E806];[.$O$2];[.$Q$1];[.$N$2];[.C806];[.$O$2];[.$Q$1];[.$N$2];[.F806];[.$O$2];[.$Q$1];[.$N$2];[.D806];[.$O$2];[.$O$2])" office:value-type="string" office:string-value="insert into creatives values (808,'some description808','http://domain808.com',(),('UK',),('ios','android'),())" calcext:value-type="string">
            <text:p>insert into creatives values (808,'some description808','http://domain808.com',(),('UK',),('ios','android'),())</text:p>
          </table:table-cell>
          <table:table-cell/>
        </table:table-row>
        <table:table-row table:style-name="ro2">
          <table:table-cell table:formula="of:=CONCATENATE([.A$1];[.J807])" office:value-type="string" office:string-value="some description809" calcext:value-type="string">
            <text:p>some description809</text:p>
          </table:table-cell>
          <table:table-cell table:formula="of:=CONCATENATE([.B$1];[.$J807];[.$M$2])" office:value-type="string" office:string-value="http://domain809.com" calcext:value-type="string">
            <text:p>http://domain80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09" calcext:value-type="float">
            <text:p>809</text:p>
          </table:table-cell>
          <table:table-cell table:number-columns-repeated="5"/>
          <table:table-cell table:formula="of:=CONCATENATE([.$P$1];[.J807];[.$Q$1];[.$N$3];[.A807];[.$O$3];[.$Q$1];[.$N$3];[.B807];[.$O$3];[.$Q$1];[.$N$2];[.E807];[.$O$2];[.$Q$1];[.$N$2];[.C807];[.$O$2];[.$Q$1];[.$N$2];[.F807];[.$O$2];[.$Q$1];[.$N$2];[.D807];[.$O$2];[.$O$2])" office:value-type="string" office:string-value="insert into creatives values (809,'some description809','http://domain809.com',(),('UK',),('ios','android'),())" calcext:value-type="string">
            <text:p>insert into creatives values (809,'some description809','http://domain809.com',(),('UK',),('ios','android'),())</text:p>
          </table:table-cell>
          <table:table-cell/>
        </table:table-row>
        <table:table-row table:style-name="ro2">
          <table:table-cell table:formula="of:=CONCATENATE([.A$1];[.J808])" office:value-type="string" office:string-value="some description810" calcext:value-type="string">
            <text:p>some description810</text:p>
          </table:table-cell>
          <table:table-cell table:formula="of:=CONCATENATE([.B$1];[.$J808];[.$M$2])" office:value-type="string" office:string-value="http://domain810.com" calcext:value-type="string">
            <text:p>http://domain81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table:number-columns-repeated="5"/>
          <table:table-cell table:formula="of:=CONCATENATE([.$P$1];[.J808];[.$Q$1];[.$N$3];[.A808];[.$O$3];[.$Q$1];[.$N$3];[.B808];[.$O$3];[.$Q$1];[.$N$2];[.E808];[.$O$2];[.$Q$1];[.$N$2];[.C808];[.$O$2];[.$Q$1];[.$N$2];[.F808];[.$O$2];[.$Q$1];[.$N$2];[.D808];[.$O$2];[.$O$2])" office:value-type="string" office:string-value="insert into creatives values (810,'some description810','http://domain810.com',(),('UK',),('ios','android'),())" calcext:value-type="string">
            <text:p>insert into creatives values (810,'some description810','http://domain810.com',(),('UK',),('ios','android'),())</text:p>
          </table:table-cell>
          <table:table-cell/>
        </table:table-row>
        <table:table-row table:style-name="ro2">
          <table:table-cell table:formula="of:=CONCATENATE([.A$1];[.J809])" office:value-type="string" office:string-value="some description811" calcext:value-type="string">
            <text:p>some description811</text:p>
          </table:table-cell>
          <table:table-cell table:formula="of:=CONCATENATE([.B$1];[.$J809];[.$M$2])" office:value-type="string" office:string-value="http://domain811.com" calcext:value-type="string">
            <text:p>http://domain81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1" calcext:value-type="float">
            <text:p>811</text:p>
          </table:table-cell>
          <table:table-cell table:number-columns-repeated="5"/>
          <table:table-cell table:formula="of:=CONCATENATE([.$P$1];[.J809];[.$Q$1];[.$N$3];[.A809];[.$O$3];[.$Q$1];[.$N$3];[.B809];[.$O$3];[.$Q$1];[.$N$2];[.E809];[.$O$2];[.$Q$1];[.$N$2];[.C809];[.$O$2];[.$Q$1];[.$N$2];[.F809];[.$O$2];[.$Q$1];[.$N$2];[.D809];[.$O$2];[.$O$2])" office:value-type="string" office:string-value="insert into creatives values (811,'some description811','http://domain811.com',(),('UK',),('ios','android'),())" calcext:value-type="string">
            <text:p>insert into creatives values (811,'some description811','http://domain811.com',(),('UK',),('ios','android'),())</text:p>
          </table:table-cell>
          <table:table-cell/>
        </table:table-row>
        <table:table-row table:style-name="ro2">
          <table:table-cell table:formula="of:=CONCATENATE([.A$1];[.J810])" office:value-type="string" office:string-value="some description812" calcext:value-type="string">
            <text:p>some description812</text:p>
          </table:table-cell>
          <table:table-cell table:formula="of:=CONCATENATE([.B$1];[.$J810];[.$M$2])" office:value-type="string" office:string-value="http://domain812.com" calcext:value-type="string">
            <text:p>http://domain81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table:number-columns-repeated="5"/>
          <table:table-cell table:formula="of:=CONCATENATE([.$P$1];[.J810];[.$Q$1];[.$N$3];[.A810];[.$O$3];[.$Q$1];[.$N$3];[.B810];[.$O$3];[.$Q$1];[.$N$2];[.E810];[.$O$2];[.$Q$1];[.$N$2];[.C810];[.$O$2];[.$Q$1];[.$N$2];[.F810];[.$O$2];[.$Q$1];[.$N$2];[.D810];[.$O$2];[.$O$2])" office:value-type="string" office:string-value="insert into creatives values (812,'some description812','http://domain812.com',(),('UK',),('ios','android'),())" calcext:value-type="string">
            <text:p>insert into creatives values (812,'some description812','http://domain812.com',(),('UK',),('ios','android'),())</text:p>
          </table:table-cell>
          <table:table-cell/>
        </table:table-row>
        <table:table-row table:style-name="ro2">
          <table:table-cell table:formula="of:=CONCATENATE([.A$1];[.J811])" office:value-type="string" office:string-value="some description813" calcext:value-type="string">
            <text:p>some description813</text:p>
          </table:table-cell>
          <table:table-cell table:formula="of:=CONCATENATE([.B$1];[.$J811];[.$M$2])" office:value-type="string" office:string-value="http://domain813.com" calcext:value-type="string">
            <text:p>http://domain81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table:number-columns-repeated="5"/>
          <table:table-cell table:formula="of:=CONCATENATE([.$P$1];[.J811];[.$Q$1];[.$N$3];[.A811];[.$O$3];[.$Q$1];[.$N$3];[.B811];[.$O$3];[.$Q$1];[.$N$2];[.E811];[.$O$2];[.$Q$1];[.$N$2];[.C811];[.$O$2];[.$Q$1];[.$N$2];[.F811];[.$O$2];[.$Q$1];[.$N$2];[.D811];[.$O$2];[.$O$2])" office:value-type="string" office:string-value="insert into creatives values (813,'some description813','http://domain813.com',(),('UK',),('ios','android'),())" calcext:value-type="string">
            <text:p>insert into creatives values (813,'some description813','http://domain813.com',(),('UK',),('ios','android'),())</text:p>
          </table:table-cell>
          <table:table-cell/>
        </table:table-row>
        <table:table-row table:style-name="ro2">
          <table:table-cell table:formula="of:=CONCATENATE([.A$1];[.J812])" office:value-type="string" office:string-value="some description814" calcext:value-type="string">
            <text:p>some description814</text:p>
          </table:table-cell>
          <table:table-cell table:formula="of:=CONCATENATE([.B$1];[.$J812];[.$M$2])" office:value-type="string" office:string-value="http://domain814.com" calcext:value-type="string">
            <text:p>http://domain81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table:number-columns-repeated="5"/>
          <table:table-cell table:formula="of:=CONCATENATE([.$P$1];[.J812];[.$Q$1];[.$N$3];[.A812];[.$O$3];[.$Q$1];[.$N$3];[.B812];[.$O$3];[.$Q$1];[.$N$2];[.E812];[.$O$2];[.$Q$1];[.$N$2];[.C812];[.$O$2];[.$Q$1];[.$N$2];[.F812];[.$O$2];[.$Q$1];[.$N$2];[.D812];[.$O$2];[.$O$2])" office:value-type="string" office:string-value="insert into creatives values (814,'some description814','http://domain814.com',(),('UK',),('ios','android'),())" calcext:value-type="string">
            <text:p>insert into creatives values (814,'some description814','http://domain814.com',(),('UK',),('ios','android'),())</text:p>
          </table:table-cell>
          <table:table-cell/>
        </table:table-row>
        <table:table-row table:style-name="ro2">
          <table:table-cell table:formula="of:=CONCATENATE([.A$1];[.J813])" office:value-type="string" office:string-value="some description815" calcext:value-type="string">
            <text:p>some description815</text:p>
          </table:table-cell>
          <table:table-cell table:formula="of:=CONCATENATE([.B$1];[.$J813];[.$M$2])" office:value-type="string" office:string-value="http://domain815.com" calcext:value-type="string">
            <text:p>http://domain81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table:number-columns-repeated="5"/>
          <table:table-cell table:formula="of:=CONCATENATE([.$P$1];[.J813];[.$Q$1];[.$N$3];[.A813];[.$O$3];[.$Q$1];[.$N$3];[.B813];[.$O$3];[.$Q$1];[.$N$2];[.E813];[.$O$2];[.$Q$1];[.$N$2];[.C813];[.$O$2];[.$Q$1];[.$N$2];[.F813];[.$O$2];[.$Q$1];[.$N$2];[.D813];[.$O$2];[.$O$2])" office:value-type="string" office:string-value="insert into creatives values (815,'some description815','http://domain815.com',(),('UK',),('ios','android'),())" calcext:value-type="string">
            <text:p>insert into creatives values (815,'some description815','http://domain815.com',(),('UK',),('ios','android'),())</text:p>
          </table:table-cell>
          <table:table-cell/>
        </table:table-row>
        <table:table-row table:style-name="ro2">
          <table:table-cell table:formula="of:=CONCATENATE([.A$1];[.J814])" office:value-type="string" office:string-value="some description816" calcext:value-type="string">
            <text:p>some description816</text:p>
          </table:table-cell>
          <table:table-cell table:formula="of:=CONCATENATE([.B$1];[.$J814];[.$M$2])" office:value-type="string" office:string-value="http://domain816.com" calcext:value-type="string">
            <text:p>http://domain81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number-columns-repeated="5"/>
          <table:table-cell table:formula="of:=CONCATENATE([.$P$1];[.J814];[.$Q$1];[.$N$3];[.A814];[.$O$3];[.$Q$1];[.$N$3];[.B814];[.$O$3];[.$Q$1];[.$N$2];[.E814];[.$O$2];[.$Q$1];[.$N$2];[.C814];[.$O$2];[.$Q$1];[.$N$2];[.F814];[.$O$2];[.$Q$1];[.$N$2];[.D814];[.$O$2];[.$O$2])" office:value-type="string" office:string-value="insert into creatives values (816,'some description816','http://domain816.com',(),('UK',),('ios','android'),())" calcext:value-type="string">
            <text:p>insert into creatives values (816,'some description816','http://domain816.com',(),('UK',),('ios','android'),())</text:p>
          </table:table-cell>
          <table:table-cell/>
        </table:table-row>
        <table:table-row table:style-name="ro2">
          <table:table-cell table:formula="of:=CONCATENATE([.A$1];[.J815])" office:value-type="string" office:string-value="some description817" calcext:value-type="string">
            <text:p>some description817</text:p>
          </table:table-cell>
          <table:table-cell table:formula="of:=CONCATENATE([.B$1];[.$J815];[.$M$2])" office:value-type="string" office:string-value="http://domain817.com" calcext:value-type="string">
            <text:p>http://domain81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5"/>
          <table:table-cell table:formula="of:=CONCATENATE([.$P$1];[.J815];[.$Q$1];[.$N$3];[.A815];[.$O$3];[.$Q$1];[.$N$3];[.B815];[.$O$3];[.$Q$1];[.$N$2];[.E815];[.$O$2];[.$Q$1];[.$N$2];[.C815];[.$O$2];[.$Q$1];[.$N$2];[.F815];[.$O$2];[.$Q$1];[.$N$2];[.D815];[.$O$2];[.$O$2])" office:value-type="string" office:string-value="insert into creatives values (817,'some description817','http://domain817.com',(),('UK',),('ios','android'),())" calcext:value-type="string">
            <text:p>insert into creatives values (817,'some description817','http://domain817.com',(),('UK',),('ios','android'),())</text:p>
          </table:table-cell>
          <table:table-cell/>
        </table:table-row>
        <table:table-row table:style-name="ro2">
          <table:table-cell table:formula="of:=CONCATENATE([.A$1];[.J816])" office:value-type="string" office:string-value="some description818" calcext:value-type="string">
            <text:p>some description818</text:p>
          </table:table-cell>
          <table:table-cell table:formula="of:=CONCATENATE([.B$1];[.$J816];[.$M$2])" office:value-type="string" office:string-value="http://domain818.com" calcext:value-type="string">
            <text:p>http://domain81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table:number-columns-repeated="5"/>
          <table:table-cell table:formula="of:=CONCATENATE([.$P$1];[.J816];[.$Q$1];[.$N$3];[.A816];[.$O$3];[.$Q$1];[.$N$3];[.B816];[.$O$3];[.$Q$1];[.$N$2];[.E816];[.$O$2];[.$Q$1];[.$N$2];[.C816];[.$O$2];[.$Q$1];[.$N$2];[.F816];[.$O$2];[.$Q$1];[.$N$2];[.D816];[.$O$2];[.$O$2])" office:value-type="string" office:string-value="insert into creatives values (818,'some description818','http://domain818.com',(),('UK',),('ios','android'),())" calcext:value-type="string">
            <text:p>insert into creatives values (818,'some description818','http://domain818.com',(),('UK',),('ios','android'),())</text:p>
          </table:table-cell>
          <table:table-cell/>
        </table:table-row>
        <table:table-row table:style-name="ro2">
          <table:table-cell table:formula="of:=CONCATENATE([.A$1];[.J817])" office:value-type="string" office:string-value="some description819" calcext:value-type="string">
            <text:p>some description819</text:p>
          </table:table-cell>
          <table:table-cell table:formula="of:=CONCATENATE([.B$1];[.$J817];[.$M$2])" office:value-type="string" office:string-value="http://domain819.com" calcext:value-type="string">
            <text:p>http://domain81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19" calcext:value-type="float">
            <text:p>819</text:p>
          </table:table-cell>
          <table:table-cell table:number-columns-repeated="5"/>
          <table:table-cell table:formula="of:=CONCATENATE([.$P$1];[.J817];[.$Q$1];[.$N$3];[.A817];[.$O$3];[.$Q$1];[.$N$3];[.B817];[.$O$3];[.$Q$1];[.$N$2];[.E817];[.$O$2];[.$Q$1];[.$N$2];[.C817];[.$O$2];[.$Q$1];[.$N$2];[.F817];[.$O$2];[.$Q$1];[.$N$2];[.D817];[.$O$2];[.$O$2])" office:value-type="string" office:string-value="insert into creatives values (819,'some description819','http://domain819.com',(),('UK',),('ios','android'),())" calcext:value-type="string">
            <text:p>insert into creatives values (819,'some description819','http://domain819.com',(),('UK',),('ios','android'),())</text:p>
          </table:table-cell>
          <table:table-cell/>
        </table:table-row>
        <table:table-row table:style-name="ro2">
          <table:table-cell table:formula="of:=CONCATENATE([.A$1];[.J818])" office:value-type="string" office:string-value="some description820" calcext:value-type="string">
            <text:p>some description820</text:p>
          </table:table-cell>
          <table:table-cell table:formula="of:=CONCATENATE([.B$1];[.$J818];[.$M$2])" office:value-type="string" office:string-value="http://domain820.com" calcext:value-type="string">
            <text:p>http://domain82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table:number-columns-repeated="5"/>
          <table:table-cell table:formula="of:=CONCATENATE([.$P$1];[.J818];[.$Q$1];[.$N$3];[.A818];[.$O$3];[.$Q$1];[.$N$3];[.B818];[.$O$3];[.$Q$1];[.$N$2];[.E818];[.$O$2];[.$Q$1];[.$N$2];[.C818];[.$O$2];[.$Q$1];[.$N$2];[.F818];[.$O$2];[.$Q$1];[.$N$2];[.D818];[.$O$2];[.$O$2])" office:value-type="string" office:string-value="insert into creatives values (820,'some description820','http://domain820.com',(),('UK',),('ios','android'),())" calcext:value-type="string">
            <text:p>insert into creatives values (820,'some description820','http://domain820.com',(),('UK',),('ios','android'),())</text:p>
          </table:table-cell>
          <table:table-cell/>
        </table:table-row>
        <table:table-row table:style-name="ro2">
          <table:table-cell table:formula="of:=CONCATENATE([.A$1];[.J819])" office:value-type="string" office:string-value="some description821" calcext:value-type="string">
            <text:p>some description821</text:p>
          </table:table-cell>
          <table:table-cell table:formula="of:=CONCATENATE([.B$1];[.$J819];[.$M$2])" office:value-type="string" office:string-value="http://domain821.com" calcext:value-type="string">
            <text:p>http://domain82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1" calcext:value-type="float">
            <text:p>821</text:p>
          </table:table-cell>
          <table:table-cell table:number-columns-repeated="5"/>
          <table:table-cell table:formula="of:=CONCATENATE([.$P$1];[.J819];[.$Q$1];[.$N$3];[.A819];[.$O$3];[.$Q$1];[.$N$3];[.B819];[.$O$3];[.$Q$1];[.$N$2];[.E819];[.$O$2];[.$Q$1];[.$N$2];[.C819];[.$O$2];[.$Q$1];[.$N$2];[.F819];[.$O$2];[.$Q$1];[.$N$2];[.D819];[.$O$2];[.$O$2])" office:value-type="string" office:string-value="insert into creatives values (821,'some description821','http://domain821.com',(),('UK',),('ios','android'),())" calcext:value-type="string">
            <text:p>insert into creatives values (821,'some description821','http://domain821.com',(),('UK',),('ios','android'),())</text:p>
          </table:table-cell>
          <table:table-cell/>
        </table:table-row>
        <table:table-row table:style-name="ro2">
          <table:table-cell table:formula="of:=CONCATENATE([.A$1];[.J820])" office:value-type="string" office:string-value="some description822" calcext:value-type="string">
            <text:p>some description822</text:p>
          </table:table-cell>
          <table:table-cell table:formula="of:=CONCATENATE([.B$1];[.$J820];[.$M$2])" office:value-type="string" office:string-value="http://domain822.com" calcext:value-type="string">
            <text:p>http://domain82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2" calcext:value-type="float">
            <text:p>822</text:p>
          </table:table-cell>
          <table:table-cell table:number-columns-repeated="5"/>
          <table:table-cell table:formula="of:=CONCATENATE([.$P$1];[.J820];[.$Q$1];[.$N$3];[.A820];[.$O$3];[.$Q$1];[.$N$3];[.B820];[.$O$3];[.$Q$1];[.$N$2];[.E820];[.$O$2];[.$Q$1];[.$N$2];[.C820];[.$O$2];[.$Q$1];[.$N$2];[.F820];[.$O$2];[.$Q$1];[.$N$2];[.D820];[.$O$2];[.$O$2])" office:value-type="string" office:string-value="insert into creatives values (822,'some description822','http://domain822.com',(),('UK',),('ios','android'),())" calcext:value-type="string">
            <text:p>insert into creatives values (822,'some description822','http://domain822.com',(),('UK',),('ios','android'),())</text:p>
          </table:table-cell>
          <table:table-cell/>
        </table:table-row>
        <table:table-row table:style-name="ro2">
          <table:table-cell table:formula="of:=CONCATENATE([.A$1];[.J821])" office:value-type="string" office:string-value="some description823" calcext:value-type="string">
            <text:p>some description823</text:p>
          </table:table-cell>
          <table:table-cell table:formula="of:=CONCATENATE([.B$1];[.$J821];[.$M$2])" office:value-type="string" office:string-value="http://domain823.com" calcext:value-type="string">
            <text:p>http://domain82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table:number-columns-repeated="5"/>
          <table:table-cell table:formula="of:=CONCATENATE([.$P$1];[.J821];[.$Q$1];[.$N$3];[.A821];[.$O$3];[.$Q$1];[.$N$3];[.B821];[.$O$3];[.$Q$1];[.$N$2];[.E821];[.$O$2];[.$Q$1];[.$N$2];[.C821];[.$O$2];[.$Q$1];[.$N$2];[.F821];[.$O$2];[.$Q$1];[.$N$2];[.D821];[.$O$2];[.$O$2])" office:value-type="string" office:string-value="insert into creatives values (823,'some description823','http://domain823.com',(),('UK',),('ios','android'),())" calcext:value-type="string">
            <text:p>insert into creatives values (823,'some description823','http://domain823.com',(),('UK',),('ios','android'),())</text:p>
          </table:table-cell>
          <table:table-cell/>
        </table:table-row>
        <table:table-row table:style-name="ro2">
          <table:table-cell table:formula="of:=CONCATENATE([.A$1];[.J822])" office:value-type="string" office:string-value="some description824" calcext:value-type="string">
            <text:p>some description824</text:p>
          </table:table-cell>
          <table:table-cell table:formula="of:=CONCATENATE([.B$1];[.$J822];[.$M$2])" office:value-type="string" office:string-value="http://domain824.com" calcext:value-type="string">
            <text:p>http://domain82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table:number-columns-repeated="5"/>
          <table:table-cell table:formula="of:=CONCATENATE([.$P$1];[.J822];[.$Q$1];[.$N$3];[.A822];[.$O$3];[.$Q$1];[.$N$3];[.B822];[.$O$3];[.$Q$1];[.$N$2];[.E822];[.$O$2];[.$Q$1];[.$N$2];[.C822];[.$O$2];[.$Q$1];[.$N$2];[.F822];[.$O$2];[.$Q$1];[.$N$2];[.D822];[.$O$2];[.$O$2])" office:value-type="string" office:string-value="insert into creatives values (824,'some description824','http://domain824.com',(),('UK',),('ios','android'),())" calcext:value-type="string">
            <text:p>insert into creatives values (824,'some description824','http://domain824.com',(),('UK',),('ios','android'),())</text:p>
          </table:table-cell>
          <table:table-cell/>
        </table:table-row>
        <table:table-row table:style-name="ro2">
          <table:table-cell table:formula="of:=CONCATENATE([.A$1];[.J823])" office:value-type="string" office:string-value="some description825" calcext:value-type="string">
            <text:p>some description825</text:p>
          </table:table-cell>
          <table:table-cell table:formula="of:=CONCATENATE([.B$1];[.$J823];[.$M$2])" office:value-type="string" office:string-value="http://domain825.com" calcext:value-type="string">
            <text:p>http://domain82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 table:number-columns-repeated="5"/>
          <table:table-cell table:formula="of:=CONCATENATE([.$P$1];[.J823];[.$Q$1];[.$N$3];[.A823];[.$O$3];[.$Q$1];[.$N$3];[.B823];[.$O$3];[.$Q$1];[.$N$2];[.E823];[.$O$2];[.$Q$1];[.$N$2];[.C823];[.$O$2];[.$Q$1];[.$N$2];[.F823];[.$O$2];[.$Q$1];[.$N$2];[.D823];[.$O$2];[.$O$2])" office:value-type="string" office:string-value="insert into creatives values (825,'some description825','http://domain825.com',(),('UK',),('ios','android'),())" calcext:value-type="string">
            <text:p>insert into creatives values (825,'some description825','http://domain825.com',(),('UK',),('ios','android'),())</text:p>
          </table:table-cell>
          <table:table-cell/>
        </table:table-row>
        <table:table-row table:style-name="ro2">
          <table:table-cell table:formula="of:=CONCATENATE([.A$1];[.J824])" office:value-type="string" office:string-value="some description826" calcext:value-type="string">
            <text:p>some description826</text:p>
          </table:table-cell>
          <table:table-cell table:formula="of:=CONCATENATE([.B$1];[.$J824];[.$M$2])" office:value-type="string" office:string-value="http://domain826.com" calcext:value-type="string">
            <text:p>http://domain82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6" calcext:value-type="float">
            <text:p>826</text:p>
          </table:table-cell>
          <table:table-cell table:number-columns-repeated="5"/>
          <table:table-cell table:formula="of:=CONCATENATE([.$P$1];[.J824];[.$Q$1];[.$N$3];[.A824];[.$O$3];[.$Q$1];[.$N$3];[.B824];[.$O$3];[.$Q$1];[.$N$2];[.E824];[.$O$2];[.$Q$1];[.$N$2];[.C824];[.$O$2];[.$Q$1];[.$N$2];[.F824];[.$O$2];[.$Q$1];[.$N$2];[.D824];[.$O$2];[.$O$2])" office:value-type="string" office:string-value="insert into creatives values (826,'some description826','http://domain826.com',(),('UK',),('ios','android'),())" calcext:value-type="string">
            <text:p>insert into creatives values (826,'some description826','http://domain826.com',(),('UK',),('ios','android'),())</text:p>
          </table:table-cell>
          <table:table-cell/>
        </table:table-row>
        <table:table-row table:style-name="ro2">
          <table:table-cell table:formula="of:=CONCATENATE([.A$1];[.J825])" office:value-type="string" office:string-value="some description827" calcext:value-type="string">
            <text:p>some description827</text:p>
          </table:table-cell>
          <table:table-cell table:formula="of:=CONCATENATE([.B$1];[.$J825];[.$M$2])" office:value-type="string" office:string-value="http://domain827.com" calcext:value-type="string">
            <text:p>http://domain82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7" calcext:value-type="float">
            <text:p>827</text:p>
          </table:table-cell>
          <table:table-cell table:number-columns-repeated="5"/>
          <table:table-cell table:formula="of:=CONCATENATE([.$P$1];[.J825];[.$Q$1];[.$N$3];[.A825];[.$O$3];[.$Q$1];[.$N$3];[.B825];[.$O$3];[.$Q$1];[.$N$2];[.E825];[.$O$2];[.$Q$1];[.$N$2];[.C825];[.$O$2];[.$Q$1];[.$N$2];[.F825];[.$O$2];[.$Q$1];[.$N$2];[.D825];[.$O$2];[.$O$2])" office:value-type="string" office:string-value="insert into creatives values (827,'some description827','http://domain827.com',(),('UK',),('ios','android'),())" calcext:value-type="string">
            <text:p>insert into creatives values (827,'some description827','http://domain827.com',(),('UK',),('ios','android'),())</text:p>
          </table:table-cell>
          <table:table-cell/>
        </table:table-row>
        <table:table-row table:style-name="ro2">
          <table:table-cell table:formula="of:=CONCATENATE([.A$1];[.J826])" office:value-type="string" office:string-value="some description828" calcext:value-type="string">
            <text:p>some description828</text:p>
          </table:table-cell>
          <table:table-cell table:formula="of:=CONCATENATE([.B$1];[.$J826];[.$M$2])" office:value-type="string" office:string-value="http://domain828.com" calcext:value-type="string">
            <text:p>http://domain82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table:number-columns-repeated="5"/>
          <table:table-cell table:formula="of:=CONCATENATE([.$P$1];[.J826];[.$Q$1];[.$N$3];[.A826];[.$O$3];[.$Q$1];[.$N$3];[.B826];[.$O$3];[.$Q$1];[.$N$2];[.E826];[.$O$2];[.$Q$1];[.$N$2];[.C826];[.$O$2];[.$Q$1];[.$N$2];[.F826];[.$O$2];[.$Q$1];[.$N$2];[.D826];[.$O$2];[.$O$2])" office:value-type="string" office:string-value="insert into creatives values (828,'some description828','http://domain828.com',(),('UK',),('ios','android'),())" calcext:value-type="string">
            <text:p>insert into creatives values (828,'some description828','http://domain828.com',(),('UK',),('ios','android'),())</text:p>
          </table:table-cell>
          <table:table-cell/>
        </table:table-row>
        <table:table-row table:style-name="ro2">
          <table:table-cell table:formula="of:=CONCATENATE([.A$1];[.J827])" office:value-type="string" office:string-value="some description829" calcext:value-type="string">
            <text:p>some description829</text:p>
          </table:table-cell>
          <table:table-cell table:formula="of:=CONCATENATE([.B$1];[.$J827];[.$M$2])" office:value-type="string" office:string-value="http://domain829.com" calcext:value-type="string">
            <text:p>http://domain82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table:number-columns-repeated="5"/>
          <table:table-cell table:formula="of:=CONCATENATE([.$P$1];[.J827];[.$Q$1];[.$N$3];[.A827];[.$O$3];[.$Q$1];[.$N$3];[.B827];[.$O$3];[.$Q$1];[.$N$2];[.E827];[.$O$2];[.$Q$1];[.$N$2];[.C827];[.$O$2];[.$Q$1];[.$N$2];[.F827];[.$O$2];[.$Q$1];[.$N$2];[.D827];[.$O$2];[.$O$2])" office:value-type="string" office:string-value="insert into creatives values (829,'some description829','http://domain829.com',(),('UK',),('ios','android'),())" calcext:value-type="string">
            <text:p>insert into creatives values (829,'some description829','http://domain829.com',(),('UK',),('ios','android'),())</text:p>
          </table:table-cell>
          <table:table-cell/>
        </table:table-row>
        <table:table-row table:style-name="ro2">
          <table:table-cell table:formula="of:=CONCATENATE([.A$1];[.J828])" office:value-type="string" office:string-value="some description830" calcext:value-type="string">
            <text:p>some description830</text:p>
          </table:table-cell>
          <table:table-cell table:formula="of:=CONCATENATE([.B$1];[.$J828];[.$M$2])" office:value-type="string" office:string-value="http://domain830.com" calcext:value-type="string">
            <text:p>http://domain83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table:number-columns-repeated="5"/>
          <table:table-cell table:formula="of:=CONCATENATE([.$P$1];[.J828];[.$Q$1];[.$N$3];[.A828];[.$O$3];[.$Q$1];[.$N$3];[.B828];[.$O$3];[.$Q$1];[.$N$2];[.E828];[.$O$2];[.$Q$1];[.$N$2];[.C828];[.$O$2];[.$Q$1];[.$N$2];[.F828];[.$O$2];[.$Q$1];[.$N$2];[.D828];[.$O$2];[.$O$2])" office:value-type="string" office:string-value="insert into creatives values (830,'some description830','http://domain830.com',(),('UK',),('ios','android'),())" calcext:value-type="string">
            <text:p>insert into creatives values (830,'some description830','http://domain830.com',(),('UK',),('ios','android'),())</text:p>
          </table:table-cell>
          <table:table-cell/>
        </table:table-row>
        <table:table-row table:style-name="ro2">
          <table:table-cell table:formula="of:=CONCATENATE([.A$1];[.J829])" office:value-type="string" office:string-value="some description831" calcext:value-type="string">
            <text:p>some description831</text:p>
          </table:table-cell>
          <table:table-cell table:formula="of:=CONCATENATE([.B$1];[.$J829];[.$M$2])" office:value-type="string" office:string-value="http://domain831.com" calcext:value-type="string">
            <text:p>http://domain83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 table:number-columns-repeated="5"/>
          <table:table-cell table:formula="of:=CONCATENATE([.$P$1];[.J829];[.$Q$1];[.$N$3];[.A829];[.$O$3];[.$Q$1];[.$N$3];[.B829];[.$O$3];[.$Q$1];[.$N$2];[.E829];[.$O$2];[.$Q$1];[.$N$2];[.C829];[.$O$2];[.$Q$1];[.$N$2];[.F829];[.$O$2];[.$Q$1];[.$N$2];[.D829];[.$O$2];[.$O$2])" office:value-type="string" office:string-value="insert into creatives values (831,'some description831','http://domain831.com',(),('UK',),('ios','android'),())" calcext:value-type="string">
            <text:p>insert into creatives values (831,'some description831','http://domain831.com',(),('UK',),('ios','android'),())</text:p>
          </table:table-cell>
          <table:table-cell/>
        </table:table-row>
        <table:table-row table:style-name="ro2">
          <table:table-cell table:formula="of:=CONCATENATE([.A$1];[.J830])" office:value-type="string" office:string-value="some description832" calcext:value-type="string">
            <text:p>some description832</text:p>
          </table:table-cell>
          <table:table-cell table:formula="of:=CONCATENATE([.B$1];[.$J830];[.$M$2])" office:value-type="string" office:string-value="http://domain832.com" calcext:value-type="string">
            <text:p>http://domain83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table:number-columns-repeated="5"/>
          <table:table-cell table:formula="of:=CONCATENATE([.$P$1];[.J830];[.$Q$1];[.$N$3];[.A830];[.$O$3];[.$Q$1];[.$N$3];[.B830];[.$O$3];[.$Q$1];[.$N$2];[.E830];[.$O$2];[.$Q$1];[.$N$2];[.C830];[.$O$2];[.$Q$1];[.$N$2];[.F830];[.$O$2];[.$Q$1];[.$N$2];[.D830];[.$O$2];[.$O$2])" office:value-type="string" office:string-value="insert into creatives values (832,'some description832','http://domain832.com',(),('UK',),('ios','android'),())" calcext:value-type="string">
            <text:p>insert into creatives values (832,'some description832','http://domain832.com',(),('UK',),('ios','android'),())</text:p>
          </table:table-cell>
          <table:table-cell/>
        </table:table-row>
        <table:table-row table:style-name="ro2">
          <table:table-cell table:formula="of:=CONCATENATE([.A$1];[.J831])" office:value-type="string" office:string-value="some description833" calcext:value-type="string">
            <text:p>some description833</text:p>
          </table:table-cell>
          <table:table-cell table:formula="of:=CONCATENATE([.B$1];[.$J831];[.$M$2])" office:value-type="string" office:string-value="http://domain833.com" calcext:value-type="string">
            <text:p>http://domain83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table:number-columns-repeated="5"/>
          <table:table-cell table:formula="of:=CONCATENATE([.$P$1];[.J831];[.$Q$1];[.$N$3];[.A831];[.$O$3];[.$Q$1];[.$N$3];[.B831];[.$O$3];[.$Q$1];[.$N$2];[.E831];[.$O$2];[.$Q$1];[.$N$2];[.C831];[.$O$2];[.$Q$1];[.$N$2];[.F831];[.$O$2];[.$Q$1];[.$N$2];[.D831];[.$O$2];[.$O$2])" office:value-type="string" office:string-value="insert into creatives values (833,'some description833','http://domain833.com',(),('UK',),('ios','android'),())" calcext:value-type="string">
            <text:p>insert into creatives values (833,'some description833','http://domain833.com',(),('UK',),('ios','android'),())</text:p>
          </table:table-cell>
          <table:table-cell/>
        </table:table-row>
        <table:table-row table:style-name="ro2">
          <table:table-cell table:formula="of:=CONCATENATE([.A$1];[.J832])" office:value-type="string" office:string-value="some description834" calcext:value-type="string">
            <text:p>some description834</text:p>
          </table:table-cell>
          <table:table-cell table:formula="of:=CONCATENATE([.B$1];[.$J832];[.$M$2])" office:value-type="string" office:string-value="http://domain834.com" calcext:value-type="string">
            <text:p>http://domain83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table:number-columns-repeated="5"/>
          <table:table-cell table:formula="of:=CONCATENATE([.$P$1];[.J832];[.$Q$1];[.$N$3];[.A832];[.$O$3];[.$Q$1];[.$N$3];[.B832];[.$O$3];[.$Q$1];[.$N$2];[.E832];[.$O$2];[.$Q$1];[.$N$2];[.C832];[.$O$2];[.$Q$1];[.$N$2];[.F832];[.$O$2];[.$Q$1];[.$N$2];[.D832];[.$O$2];[.$O$2])" office:value-type="string" office:string-value="insert into creatives values (834,'some description834','http://domain834.com',(),('UK',),('ios','android'),())" calcext:value-type="string">
            <text:p>insert into creatives values (834,'some description834','http://domain834.com',(),('UK',),('ios','android'),())</text:p>
          </table:table-cell>
          <table:table-cell/>
        </table:table-row>
        <table:table-row table:style-name="ro2">
          <table:table-cell table:formula="of:=CONCATENATE([.A$1];[.J833])" office:value-type="string" office:string-value="some description835" calcext:value-type="string">
            <text:p>some description835</text:p>
          </table:table-cell>
          <table:table-cell table:formula="of:=CONCATENATE([.B$1];[.$J833];[.$M$2])" office:value-type="string" office:string-value="http://domain835.com" calcext:value-type="string">
            <text:p>http://domain83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table:number-columns-repeated="5"/>
          <table:table-cell table:formula="of:=CONCATENATE([.$P$1];[.J833];[.$Q$1];[.$N$3];[.A833];[.$O$3];[.$Q$1];[.$N$3];[.B833];[.$O$3];[.$Q$1];[.$N$2];[.E833];[.$O$2];[.$Q$1];[.$N$2];[.C833];[.$O$2];[.$Q$1];[.$N$2];[.F833];[.$O$2];[.$Q$1];[.$N$2];[.D833];[.$O$2];[.$O$2])" office:value-type="string" office:string-value="insert into creatives values (835,'some description835','http://domain835.com',(),('UK',),('ios','android'),())" calcext:value-type="string">
            <text:p>insert into creatives values (835,'some description835','http://domain835.com',(),('UK',),('ios','android'),())</text:p>
          </table:table-cell>
          <table:table-cell/>
        </table:table-row>
        <table:table-row table:style-name="ro2">
          <table:table-cell table:formula="of:=CONCATENATE([.A$1];[.J834])" office:value-type="string" office:string-value="some description836" calcext:value-type="string">
            <text:p>some description836</text:p>
          </table:table-cell>
          <table:table-cell table:formula="of:=CONCATENATE([.B$1];[.$J834];[.$M$2])" office:value-type="string" office:string-value="http://domain836.com" calcext:value-type="string">
            <text:p>http://domain83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5"/>
          <table:table-cell table:formula="of:=CONCATENATE([.$P$1];[.J834];[.$Q$1];[.$N$3];[.A834];[.$O$3];[.$Q$1];[.$N$3];[.B834];[.$O$3];[.$Q$1];[.$N$2];[.E834];[.$O$2];[.$Q$1];[.$N$2];[.C834];[.$O$2];[.$Q$1];[.$N$2];[.F834];[.$O$2];[.$Q$1];[.$N$2];[.D834];[.$O$2];[.$O$2])" office:value-type="string" office:string-value="insert into creatives values (836,'some description836','http://domain836.com',(),('UK',),('ios','android'),())" calcext:value-type="string">
            <text:p>insert into creatives values (836,'some description836','http://domain836.com',(),('UK',),('ios','android'),())</text:p>
          </table:table-cell>
          <table:table-cell/>
        </table:table-row>
        <table:table-row table:style-name="ro2">
          <table:table-cell table:formula="of:=CONCATENATE([.A$1];[.J835])" office:value-type="string" office:string-value="some description837" calcext:value-type="string">
            <text:p>some description837</text:p>
          </table:table-cell>
          <table:table-cell table:formula="of:=CONCATENATE([.B$1];[.$J835];[.$M$2])" office:value-type="string" office:string-value="http://domain837.com" calcext:value-type="string">
            <text:p>http://domain83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7" calcext:value-type="float">
            <text:p>837</text:p>
          </table:table-cell>
          <table:table-cell table:number-columns-repeated="5"/>
          <table:table-cell table:formula="of:=CONCATENATE([.$P$1];[.J835];[.$Q$1];[.$N$3];[.A835];[.$O$3];[.$Q$1];[.$N$3];[.B835];[.$O$3];[.$Q$1];[.$N$2];[.E835];[.$O$2];[.$Q$1];[.$N$2];[.C835];[.$O$2];[.$Q$1];[.$N$2];[.F835];[.$O$2];[.$Q$1];[.$N$2];[.D835];[.$O$2];[.$O$2])" office:value-type="string" office:string-value="insert into creatives values (837,'some description837','http://domain837.com',(),('UK',),('ios','android'),())" calcext:value-type="string">
            <text:p>insert into creatives values (837,'some description837','http://domain837.com',(),('UK',),('ios','android'),())</text:p>
          </table:table-cell>
          <table:table-cell/>
        </table:table-row>
        <table:table-row table:style-name="ro2">
          <table:table-cell table:formula="of:=CONCATENATE([.A$1];[.J836])" office:value-type="string" office:string-value="some description838" calcext:value-type="string">
            <text:p>some description838</text:p>
          </table:table-cell>
          <table:table-cell table:formula="of:=CONCATENATE([.B$1];[.$J836];[.$M$2])" office:value-type="string" office:string-value="http://domain838.com" calcext:value-type="string">
            <text:p>http://domain838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 table:number-columns-repeated="5"/>
          <table:table-cell table:formula="of:=CONCATENATE([.$P$1];[.J836];[.$Q$1];[.$N$3];[.A836];[.$O$3];[.$Q$1];[.$N$3];[.B836];[.$O$3];[.$Q$1];[.$N$2];[.E836];[.$O$2];[.$Q$1];[.$N$2];[.C836];[.$O$2];[.$Q$1];[.$N$2];[.F836];[.$O$2];[.$Q$1];[.$N$2];[.D836];[.$O$2];[.$O$2])" office:value-type="string" office:string-value="insert into creatives values (838,'some description838','http://domain838.com',(),('UK',),('ios','android'),())" calcext:value-type="string">
            <text:p>insert into creatives values (838,'some description838','http://domain838.com',(),('UK',),('ios','android'),())</text:p>
          </table:table-cell>
          <table:table-cell/>
        </table:table-row>
        <table:table-row table:style-name="ro2">
          <table:table-cell table:formula="of:=CONCATENATE([.A$1];[.J837])" office:value-type="string" office:string-value="some description839" calcext:value-type="string">
            <text:p>some description839</text:p>
          </table:table-cell>
          <table:table-cell table:formula="of:=CONCATENATE([.B$1];[.$J837];[.$M$2])" office:value-type="string" office:string-value="http://domain839.com" calcext:value-type="string">
            <text:p>http://domain839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39" calcext:value-type="float">
            <text:p>839</text:p>
          </table:table-cell>
          <table:table-cell table:number-columns-repeated="5"/>
          <table:table-cell table:formula="of:=CONCATENATE([.$P$1];[.J837];[.$Q$1];[.$N$3];[.A837];[.$O$3];[.$Q$1];[.$N$3];[.B837];[.$O$3];[.$Q$1];[.$N$2];[.E837];[.$O$2];[.$Q$1];[.$N$2];[.C837];[.$O$2];[.$Q$1];[.$N$2];[.F837];[.$O$2];[.$Q$1];[.$N$2];[.D837];[.$O$2];[.$O$2])" office:value-type="string" office:string-value="insert into creatives values (839,'some description839','http://domain839.com',(),('UK',),('ios','android'),())" calcext:value-type="string">
            <text:p>insert into creatives values (839,'some description839','http://domain839.com',(),('UK',),('ios','android'),())</text:p>
          </table:table-cell>
          <table:table-cell/>
        </table:table-row>
        <table:table-row table:style-name="ro2">
          <table:table-cell table:formula="of:=CONCATENATE([.A$1];[.J838])" office:value-type="string" office:string-value="some description840" calcext:value-type="string">
            <text:p>some description840</text:p>
          </table:table-cell>
          <table:table-cell table:formula="of:=CONCATENATE([.B$1];[.$J838];[.$M$2])" office:value-type="string" office:string-value="http://domain840.com" calcext:value-type="string">
            <text:p>http://domain840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table:number-columns-repeated="5"/>
          <table:table-cell table:formula="of:=CONCATENATE([.$P$1];[.J838];[.$Q$1];[.$N$3];[.A838];[.$O$3];[.$Q$1];[.$N$3];[.B838];[.$O$3];[.$Q$1];[.$N$2];[.E838];[.$O$2];[.$Q$1];[.$N$2];[.C838];[.$O$2];[.$Q$1];[.$N$2];[.F838];[.$O$2];[.$Q$1];[.$N$2];[.D838];[.$O$2];[.$O$2])" office:value-type="string" office:string-value="insert into creatives values (840,'some description840','http://domain840.com',(),('UK',),('ios','android'),())" calcext:value-type="string">
            <text:p>insert into creatives values (840,'some description840','http://domain840.com',(),('UK',),('ios','android'),())</text:p>
          </table:table-cell>
          <table:table-cell/>
        </table:table-row>
        <table:table-row table:style-name="ro2">
          <table:table-cell table:formula="of:=CONCATENATE([.A$1];[.J839])" office:value-type="string" office:string-value="some description841" calcext:value-type="string">
            <text:p>some description841</text:p>
          </table:table-cell>
          <table:table-cell table:formula="of:=CONCATENATE([.B$1];[.$J839];[.$M$2])" office:value-type="string" office:string-value="http://domain841.com" calcext:value-type="string">
            <text:p>http://domain841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5"/>
          <table:table-cell table:formula="of:=CONCATENATE([.$P$1];[.J839];[.$Q$1];[.$N$3];[.A839];[.$O$3];[.$Q$1];[.$N$3];[.B839];[.$O$3];[.$Q$1];[.$N$2];[.E839];[.$O$2];[.$Q$1];[.$N$2];[.C839];[.$O$2];[.$Q$1];[.$N$2];[.F839];[.$O$2];[.$Q$1];[.$N$2];[.D839];[.$O$2];[.$O$2])" office:value-type="string" office:string-value="insert into creatives values (841,'some description841','http://domain841.com',(),('UK',),('ios','android'),())" calcext:value-type="string">
            <text:p>insert into creatives values (841,'some description841','http://domain841.com',(),('UK',),('ios','android'),())</text:p>
          </table:table-cell>
          <table:table-cell/>
        </table:table-row>
        <table:table-row table:style-name="ro2">
          <table:table-cell table:formula="of:=CONCATENATE([.A$1];[.J840])" office:value-type="string" office:string-value="some description842" calcext:value-type="string">
            <text:p>some description842</text:p>
          </table:table-cell>
          <table:table-cell table:formula="of:=CONCATENATE([.B$1];[.$J840];[.$M$2])" office:value-type="string" office:string-value="http://domain842.com" calcext:value-type="string">
            <text:p>http://domain842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2" calcext:value-type="float">
            <text:p>842</text:p>
          </table:table-cell>
          <table:table-cell table:number-columns-repeated="5"/>
          <table:table-cell table:formula="of:=CONCATENATE([.$P$1];[.J840];[.$Q$1];[.$N$3];[.A840];[.$O$3];[.$Q$1];[.$N$3];[.B840];[.$O$3];[.$Q$1];[.$N$2];[.E840];[.$O$2];[.$Q$1];[.$N$2];[.C840];[.$O$2];[.$Q$1];[.$N$2];[.F840];[.$O$2];[.$Q$1];[.$N$2];[.D840];[.$O$2];[.$O$2])" office:value-type="string" office:string-value="insert into creatives values (842,'some description842','http://domain842.com',(),('UK',),('ios','android'),())" calcext:value-type="string">
            <text:p>insert into creatives values (842,'some description842','http://domain842.com',(),('UK',),('ios','android'),())</text:p>
          </table:table-cell>
          <table:table-cell/>
        </table:table-row>
        <table:table-row table:style-name="ro2">
          <table:table-cell table:formula="of:=CONCATENATE([.A$1];[.J841])" office:value-type="string" office:string-value="some description843" calcext:value-type="string">
            <text:p>some description843</text:p>
          </table:table-cell>
          <table:table-cell table:formula="of:=CONCATENATE([.B$1];[.$J841];[.$M$2])" office:value-type="string" office:string-value="http://domain843.com" calcext:value-type="string">
            <text:p>http://domain843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table:number-columns-repeated="5"/>
          <table:table-cell table:formula="of:=CONCATENATE([.$P$1];[.J841];[.$Q$1];[.$N$3];[.A841];[.$O$3];[.$Q$1];[.$N$3];[.B841];[.$O$3];[.$Q$1];[.$N$2];[.E841];[.$O$2];[.$Q$1];[.$N$2];[.C841];[.$O$2];[.$Q$1];[.$N$2];[.F841];[.$O$2];[.$Q$1];[.$N$2];[.D841];[.$O$2];[.$O$2])" office:value-type="string" office:string-value="insert into creatives values (843,'some description843','http://domain843.com',(),('UK',),('ios','android'),())" calcext:value-type="string">
            <text:p>insert into creatives values (843,'some description843','http://domain843.com',(),('UK',),('ios','android'),())</text:p>
          </table:table-cell>
          <table:table-cell/>
        </table:table-row>
        <table:table-row table:style-name="ro2">
          <table:table-cell table:formula="of:=CONCATENATE([.A$1];[.J842])" office:value-type="string" office:string-value="some description844" calcext:value-type="string">
            <text:p>some description844</text:p>
          </table:table-cell>
          <table:table-cell table:formula="of:=CONCATENATE([.B$1];[.$J842];[.$M$2])" office:value-type="string" office:string-value="http://domain844.com" calcext:value-type="string">
            <text:p>http://domain844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 table:number-columns-repeated="5"/>
          <table:table-cell table:formula="of:=CONCATENATE([.$P$1];[.J842];[.$Q$1];[.$N$3];[.A842];[.$O$3];[.$Q$1];[.$N$3];[.B842];[.$O$3];[.$Q$1];[.$N$2];[.E842];[.$O$2];[.$Q$1];[.$N$2];[.C842];[.$O$2];[.$Q$1];[.$N$2];[.F842];[.$O$2];[.$Q$1];[.$N$2];[.D842];[.$O$2];[.$O$2])" office:value-type="string" office:string-value="insert into creatives values (844,'some description844','http://domain844.com',(),('UK',),('ios','android'),())" calcext:value-type="string">
            <text:p>insert into creatives values (844,'some description844','http://domain844.com',(),('UK',),('ios','android'),())</text:p>
          </table:table-cell>
          <table:table-cell/>
        </table:table-row>
        <table:table-row table:style-name="ro2">
          <table:table-cell table:formula="of:=CONCATENATE([.A$1];[.J843])" office:value-type="string" office:string-value="some description845" calcext:value-type="string">
            <text:p>some description845</text:p>
          </table:table-cell>
          <table:table-cell table:formula="of:=CONCATENATE([.B$1];[.$J843];[.$M$2])" office:value-type="string" office:string-value="http://domain845.com" calcext:value-type="string">
            <text:p>http://domain845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5"/>
          <table:table-cell table:formula="of:=CONCATENATE([.$P$1];[.J843];[.$Q$1];[.$N$3];[.A843];[.$O$3];[.$Q$1];[.$N$3];[.B843];[.$O$3];[.$Q$1];[.$N$2];[.E843];[.$O$2];[.$Q$1];[.$N$2];[.C843];[.$O$2];[.$Q$1];[.$N$2];[.F843];[.$O$2];[.$Q$1];[.$N$2];[.D843];[.$O$2];[.$O$2])" office:value-type="string" office:string-value="insert into creatives values (845,'some description845','http://domain845.com',(),('UK',),('ios','android'),())" calcext:value-type="string">
            <text:p>insert into creatives values (845,'some description845','http://domain845.com',(),('UK',),('ios','android'),())</text:p>
          </table:table-cell>
          <table:table-cell/>
        </table:table-row>
        <table:table-row table:style-name="ro2">
          <table:table-cell table:formula="of:=CONCATENATE([.A$1];[.J844])" office:value-type="string" office:string-value="some description846" calcext:value-type="string">
            <text:p>some description846</text:p>
          </table:table-cell>
          <table:table-cell table:formula="of:=CONCATENATE([.B$1];[.$J844];[.$M$2])" office:value-type="string" office:string-value="http://domain846.com" calcext:value-type="string">
            <text:p>http://domain846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table:number-columns-repeated="5"/>
          <table:table-cell table:formula="of:=CONCATENATE([.$P$1];[.J844];[.$Q$1];[.$N$3];[.A844];[.$O$3];[.$Q$1];[.$N$3];[.B844];[.$O$3];[.$Q$1];[.$N$2];[.E844];[.$O$2];[.$Q$1];[.$N$2];[.C844];[.$O$2];[.$Q$1];[.$N$2];[.F844];[.$O$2];[.$Q$1];[.$N$2];[.D844];[.$O$2];[.$O$2])" office:value-type="string" office:string-value="insert into creatives values (846,'some description846','http://domain846.com',(),('UK',),('ios','android'),())" calcext:value-type="string">
            <text:p>insert into creatives values (846,'some description846','http://domain846.com',(),('UK',),('ios','android'),())</text:p>
          </table:table-cell>
          <table:table-cell/>
        </table:table-row>
        <table:table-row table:style-name="ro2">
          <table:table-cell table:formula="of:=CONCATENATE([.A$1];[.J845])" office:value-type="string" office:string-value="some description847" calcext:value-type="string">
            <text:p>some description847</text:p>
          </table:table-cell>
          <table:table-cell table:formula="of:=CONCATENATE([.B$1];[.$J845];[.$M$2])" office:value-type="string" office:string-value="http://domain847.com" calcext:value-type="string">
            <text:p>http://domain847.com</text:p>
          </table:table-cell>
          <table:table-cell office:value-type="string" calcext:value-type="string">
            <text:p>'UK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7" calcext:value-type="float">
            <text:p>847</text:p>
          </table:table-cell>
          <table:table-cell table:number-columns-repeated="5"/>
          <table:table-cell table:formula="of:=CONCATENATE([.$P$1];[.J845];[.$Q$1];[.$N$3];[.A845];[.$O$3];[.$Q$1];[.$N$3];[.B845];[.$O$3];[.$Q$1];[.$N$2];[.E845];[.$O$2];[.$Q$1];[.$N$2];[.C845];[.$O$2];[.$Q$1];[.$N$2];[.F845];[.$O$2];[.$Q$1];[.$N$2];[.D845];[.$O$2];[.$O$2])" office:value-type="string" office:string-value="insert into creatives values (847,'some description847','http://domain847.com',(),('UK',),('ios','android'),())" calcext:value-type="string">
            <text:p>insert into creatives values (847,'some description847','http://domain847.com',(),('UK',),('ios','android'),())</text:p>
          </table:table-cell>
          <table:table-cell/>
        </table:table-row>
        <table:table-row table:style-name="ro2">
          <table:table-cell table:formula="of:=CONCATENATE([.A$1];[.J846])" office:value-type="string" office:string-value="some description848" calcext:value-type="string">
            <text:p>some description848</text:p>
          </table:table-cell>
          <table:table-cell table:formula="of:=CONCATENATE([.B$1];[.$J846];[.$M$2])" office:value-type="string" office:string-value="http://domain848.com" calcext:value-type="string">
            <text:p>http://domain84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8" calcext:value-type="float">
            <text:p>848</text:p>
          </table:table-cell>
          <table:table-cell table:number-columns-repeated="5"/>
          <table:table-cell table:formula="of:=CONCATENATE([.$P$1];[.J846];[.$Q$1];[.$N$3];[.A846];[.$O$3];[.$Q$1];[.$N$3];[.B846];[.$O$3];[.$Q$1];[.$N$2];[.E846];[.$O$2];[.$Q$1];[.$N$2];[.C846];[.$O$2];[.$Q$1];[.$N$2];[.F846];[.$O$2];[.$Q$1];[.$N$2];[.D846];[.$O$2];[.$O$2])" office:value-type="string" office:string-value="insert into creatives values (848,'some description848','http://domain848.com',(),('UK','US'),('ios','android'),())" calcext:value-type="string">
            <text:p>insert into creatives values (848,'some description848','http://domain848.com',(),('UK','US'),('ios','android'),())</text:p>
          </table:table-cell>
          <table:table-cell/>
        </table:table-row>
        <table:table-row table:style-name="ro2">
          <table:table-cell table:formula="of:=CONCATENATE([.A$1];[.J847])" office:value-type="string" office:string-value="some description849" calcext:value-type="string">
            <text:p>some description849</text:p>
          </table:table-cell>
          <table:table-cell table:formula="of:=CONCATENATE([.B$1];[.$J847];[.$M$2])" office:value-type="string" office:string-value="http://domain849.com" calcext:value-type="string">
            <text:p>http://domain84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49" calcext:value-type="float">
            <text:p>849</text:p>
          </table:table-cell>
          <table:table-cell table:number-columns-repeated="5"/>
          <table:table-cell table:formula="of:=CONCATENATE([.$P$1];[.J847];[.$Q$1];[.$N$3];[.A847];[.$O$3];[.$Q$1];[.$N$3];[.B847];[.$O$3];[.$Q$1];[.$N$2];[.E847];[.$O$2];[.$Q$1];[.$N$2];[.C847];[.$O$2];[.$Q$1];[.$N$2];[.F847];[.$O$2];[.$Q$1];[.$N$2];[.D847];[.$O$2];[.$O$2])" office:value-type="string" office:string-value="insert into creatives values (849,'some description849','http://domain849.com',(),('UK','US'),('ios','android'),())" calcext:value-type="string">
            <text:p>insert into creatives values (849,'some description849','http://domain849.com',(),('UK','US'),('ios','android'),())</text:p>
          </table:table-cell>
          <table:table-cell/>
        </table:table-row>
        <table:table-row table:style-name="ro2">
          <table:table-cell table:formula="of:=CONCATENATE([.A$1];[.J848])" office:value-type="string" office:string-value="some description850" calcext:value-type="string">
            <text:p>some description850</text:p>
          </table:table-cell>
          <table:table-cell table:formula="of:=CONCATENATE([.B$1];[.$J848];[.$M$2])" office:value-type="string" office:string-value="http://domain850.com" calcext:value-type="string">
            <text:p>http://domain85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table:number-columns-repeated="5"/>
          <table:table-cell table:formula="of:=CONCATENATE([.$P$1];[.J848];[.$Q$1];[.$N$3];[.A848];[.$O$3];[.$Q$1];[.$N$3];[.B848];[.$O$3];[.$Q$1];[.$N$2];[.E848];[.$O$2];[.$Q$1];[.$N$2];[.C848];[.$O$2];[.$Q$1];[.$N$2];[.F848];[.$O$2];[.$Q$1];[.$N$2];[.D848];[.$O$2];[.$O$2])" office:value-type="string" office:string-value="insert into creatives values (850,'some description850','http://domain850.com',(),('UK','US'),('ios','android'),())" calcext:value-type="string">
            <text:p>insert into creatives values (850,'some description850','http://domain850.com',(),('UK','US'),('ios','android'),())</text:p>
          </table:table-cell>
          <table:table-cell/>
        </table:table-row>
        <table:table-row table:style-name="ro2">
          <table:table-cell table:formula="of:=CONCATENATE([.A$1];[.J849])" office:value-type="string" office:string-value="some description851" calcext:value-type="string">
            <text:p>some description851</text:p>
          </table:table-cell>
          <table:table-cell table:formula="of:=CONCATENATE([.B$1];[.$J849];[.$M$2])" office:value-type="string" office:string-value="http://domain851.com" calcext:value-type="string">
            <text:p>http://domain85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1" calcext:value-type="float">
            <text:p>851</text:p>
          </table:table-cell>
          <table:table-cell table:number-columns-repeated="5"/>
          <table:table-cell table:formula="of:=CONCATENATE([.$P$1];[.J849];[.$Q$1];[.$N$3];[.A849];[.$O$3];[.$Q$1];[.$N$3];[.B849];[.$O$3];[.$Q$1];[.$N$2];[.E849];[.$O$2];[.$Q$1];[.$N$2];[.C849];[.$O$2];[.$Q$1];[.$N$2];[.F849];[.$O$2];[.$Q$1];[.$N$2];[.D849];[.$O$2];[.$O$2])" office:value-type="string" office:string-value="insert into creatives values (851,'some description851','http://domain851.com',(),('UK','US'),('ios','android'),())" calcext:value-type="string">
            <text:p>insert into creatives values (851,'some description851','http://domain851.com',(),('UK','US'),('ios','android'),())</text:p>
          </table:table-cell>
          <table:table-cell/>
        </table:table-row>
        <table:table-row table:style-name="ro2">
          <table:table-cell table:formula="of:=CONCATENATE([.A$1];[.J850])" office:value-type="string" office:string-value="some description852" calcext:value-type="string">
            <text:p>some description852</text:p>
          </table:table-cell>
          <table:table-cell table:formula="of:=CONCATENATE([.B$1];[.$J850];[.$M$2])" office:value-type="string" office:string-value="http://domain852.com" calcext:value-type="string">
            <text:p>http://domain85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table:number-columns-repeated="5"/>
          <table:table-cell table:formula="of:=CONCATENATE([.$P$1];[.J850];[.$Q$1];[.$N$3];[.A850];[.$O$3];[.$Q$1];[.$N$3];[.B850];[.$O$3];[.$Q$1];[.$N$2];[.E850];[.$O$2];[.$Q$1];[.$N$2];[.C850];[.$O$2];[.$Q$1];[.$N$2];[.F850];[.$O$2];[.$Q$1];[.$N$2];[.D850];[.$O$2];[.$O$2])" office:value-type="string" office:string-value="insert into creatives values (852,'some description852','http://domain852.com',(),('UK','US'),('ios','android'),())" calcext:value-type="string">
            <text:p>insert into creatives values (852,'some description852','http://domain852.com',(),('UK','US'),('ios','android'),())</text:p>
          </table:table-cell>
          <table:table-cell/>
        </table:table-row>
        <table:table-row table:style-name="ro2">
          <table:table-cell table:formula="of:=CONCATENATE([.A$1];[.J851])" office:value-type="string" office:string-value="some description853" calcext:value-type="string">
            <text:p>some description853</text:p>
          </table:table-cell>
          <table:table-cell table:formula="of:=CONCATENATE([.B$1];[.$J851];[.$M$2])" office:value-type="string" office:string-value="http://domain853.com" calcext:value-type="string">
            <text:p>http://domain85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3" calcext:value-type="float">
            <text:p>853</text:p>
          </table:table-cell>
          <table:table-cell table:number-columns-repeated="5"/>
          <table:table-cell table:formula="of:=CONCATENATE([.$P$1];[.J851];[.$Q$1];[.$N$3];[.A851];[.$O$3];[.$Q$1];[.$N$3];[.B851];[.$O$3];[.$Q$1];[.$N$2];[.E851];[.$O$2];[.$Q$1];[.$N$2];[.C851];[.$O$2];[.$Q$1];[.$N$2];[.F851];[.$O$2];[.$Q$1];[.$N$2];[.D851];[.$O$2];[.$O$2])" office:value-type="string" office:string-value="insert into creatives values (853,'some description853','http://domain853.com',(),('UK','US'),('ios','android'),())" calcext:value-type="string">
            <text:p>insert into creatives values (853,'some description853','http://domain853.com',(),('UK','US'),('ios','android'),())</text:p>
          </table:table-cell>
          <table:table-cell/>
        </table:table-row>
        <table:table-row table:style-name="ro2">
          <table:table-cell table:formula="of:=CONCATENATE([.A$1];[.J852])" office:value-type="string" office:string-value="some description854" calcext:value-type="string">
            <text:p>some description854</text:p>
          </table:table-cell>
          <table:table-cell table:formula="of:=CONCATENATE([.B$1];[.$J852];[.$M$2])" office:value-type="string" office:string-value="http://domain854.com" calcext:value-type="string">
            <text:p>http://domain85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4" calcext:value-type="float">
            <text:p>854</text:p>
          </table:table-cell>
          <table:table-cell table:number-columns-repeated="5"/>
          <table:table-cell table:formula="of:=CONCATENATE([.$P$1];[.J852];[.$Q$1];[.$N$3];[.A852];[.$O$3];[.$Q$1];[.$N$3];[.B852];[.$O$3];[.$Q$1];[.$N$2];[.E852];[.$O$2];[.$Q$1];[.$N$2];[.C852];[.$O$2];[.$Q$1];[.$N$2];[.F852];[.$O$2];[.$Q$1];[.$N$2];[.D852];[.$O$2];[.$O$2])" office:value-type="string" office:string-value="insert into creatives values (854,'some description854','http://domain854.com',(),('UK','US'),('ios','android'),())" calcext:value-type="string">
            <text:p>insert into creatives values (854,'some description854','http://domain854.com',(),('UK','US'),('ios','android'),())</text:p>
          </table:table-cell>
          <table:table-cell/>
        </table:table-row>
        <table:table-row table:style-name="ro2">
          <table:table-cell table:formula="of:=CONCATENATE([.A$1];[.J853])" office:value-type="string" office:string-value="some description855" calcext:value-type="string">
            <text:p>some description855</text:p>
          </table:table-cell>
          <table:table-cell table:formula="of:=CONCATENATE([.B$1];[.$J853];[.$M$2])" office:value-type="string" office:string-value="http://domain855.com" calcext:value-type="string">
            <text:p>http://domain85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table:number-columns-repeated="5"/>
          <table:table-cell table:formula="of:=CONCATENATE([.$P$1];[.J853];[.$Q$1];[.$N$3];[.A853];[.$O$3];[.$Q$1];[.$N$3];[.B853];[.$O$3];[.$Q$1];[.$N$2];[.E853];[.$O$2];[.$Q$1];[.$N$2];[.C853];[.$O$2];[.$Q$1];[.$N$2];[.F853];[.$O$2];[.$Q$1];[.$N$2];[.D853];[.$O$2];[.$O$2])" office:value-type="string" office:string-value="insert into creatives values (855,'some description855','http://domain855.com',(),('UK','US'),('ios','android'),())" calcext:value-type="string">
            <text:p>insert into creatives values (855,'some description855','http://domain855.com',(),('UK','US'),('ios','android'),())</text:p>
          </table:table-cell>
          <table:table-cell/>
        </table:table-row>
        <table:table-row table:style-name="ro2">
          <table:table-cell table:formula="of:=CONCATENATE([.A$1];[.J854])" office:value-type="string" office:string-value="some description856" calcext:value-type="string">
            <text:p>some description856</text:p>
          </table:table-cell>
          <table:table-cell table:formula="of:=CONCATENATE([.B$1];[.$J854];[.$M$2])" office:value-type="string" office:string-value="http://domain856.com" calcext:value-type="string">
            <text:p>http://domain85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6" calcext:value-type="float">
            <text:p>856</text:p>
          </table:table-cell>
          <table:table-cell table:number-columns-repeated="5"/>
          <table:table-cell table:formula="of:=CONCATENATE([.$P$1];[.J854];[.$Q$1];[.$N$3];[.A854];[.$O$3];[.$Q$1];[.$N$3];[.B854];[.$O$3];[.$Q$1];[.$N$2];[.E854];[.$O$2];[.$Q$1];[.$N$2];[.C854];[.$O$2];[.$Q$1];[.$N$2];[.F854];[.$O$2];[.$Q$1];[.$N$2];[.D854];[.$O$2];[.$O$2])" office:value-type="string" office:string-value="insert into creatives values (856,'some description856','http://domain856.com',(),('UK','US'),('ios','android'),())" calcext:value-type="string">
            <text:p>insert into creatives values (856,'some description856','http://domain856.com',(),('UK','US'),('ios','android'),())</text:p>
          </table:table-cell>
          <table:table-cell/>
        </table:table-row>
        <table:table-row table:style-name="ro2">
          <table:table-cell table:formula="of:=CONCATENATE([.A$1];[.J855])" office:value-type="string" office:string-value="some description857" calcext:value-type="string">
            <text:p>some description857</text:p>
          </table:table-cell>
          <table:table-cell table:formula="of:=CONCATENATE([.B$1];[.$J855];[.$M$2])" office:value-type="string" office:string-value="http://domain857.com" calcext:value-type="string">
            <text:p>http://domain85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7" calcext:value-type="float">
            <text:p>857</text:p>
          </table:table-cell>
          <table:table-cell table:number-columns-repeated="5"/>
          <table:table-cell table:formula="of:=CONCATENATE([.$P$1];[.J855];[.$Q$1];[.$N$3];[.A855];[.$O$3];[.$Q$1];[.$N$3];[.B855];[.$O$3];[.$Q$1];[.$N$2];[.E855];[.$O$2];[.$Q$1];[.$N$2];[.C855];[.$O$2];[.$Q$1];[.$N$2];[.F855];[.$O$2];[.$Q$1];[.$N$2];[.D855];[.$O$2];[.$O$2])" office:value-type="string" office:string-value="insert into creatives values (857,'some description857','http://domain857.com',(),('UK','US'),('ios','android'),())" calcext:value-type="string">
            <text:p>insert into creatives values (857,'some description857','http://domain857.com',(),('UK','US'),('ios','android'),())</text:p>
          </table:table-cell>
          <table:table-cell/>
        </table:table-row>
        <table:table-row table:style-name="ro2">
          <table:table-cell table:formula="of:=CONCATENATE([.A$1];[.J856])" office:value-type="string" office:string-value="some description858" calcext:value-type="string">
            <text:p>some description858</text:p>
          </table:table-cell>
          <table:table-cell table:formula="of:=CONCATENATE([.B$1];[.$J856];[.$M$2])" office:value-type="string" office:string-value="http://domain858.com" calcext:value-type="string">
            <text:p>http://domain85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 table:number-columns-repeated="5"/>
          <table:table-cell table:formula="of:=CONCATENATE([.$P$1];[.J856];[.$Q$1];[.$N$3];[.A856];[.$O$3];[.$Q$1];[.$N$3];[.B856];[.$O$3];[.$Q$1];[.$N$2];[.E856];[.$O$2];[.$Q$1];[.$N$2];[.C856];[.$O$2];[.$Q$1];[.$N$2];[.F856];[.$O$2];[.$Q$1];[.$N$2];[.D856];[.$O$2];[.$O$2])" office:value-type="string" office:string-value="insert into creatives values (858,'some description858','http://domain858.com',(),('UK','US'),('ios','android'),())" calcext:value-type="string">
            <text:p>insert into creatives values (858,'some description858','http://domain858.com',(),('UK','US'),('ios','android'),())</text:p>
          </table:table-cell>
          <table:table-cell/>
        </table:table-row>
        <table:table-row table:style-name="ro2">
          <table:table-cell table:formula="of:=CONCATENATE([.A$1];[.J857])" office:value-type="string" office:string-value="some description859" calcext:value-type="string">
            <text:p>some description859</text:p>
          </table:table-cell>
          <table:table-cell table:formula="of:=CONCATENATE([.B$1];[.$J857];[.$M$2])" office:value-type="string" office:string-value="http://domain859.com" calcext:value-type="string">
            <text:p>http://domain85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59" calcext:value-type="float">
            <text:p>859</text:p>
          </table:table-cell>
          <table:table-cell table:number-columns-repeated="5"/>
          <table:table-cell table:formula="of:=CONCATENATE([.$P$1];[.J857];[.$Q$1];[.$N$3];[.A857];[.$O$3];[.$Q$1];[.$N$3];[.B857];[.$O$3];[.$Q$1];[.$N$2];[.E857];[.$O$2];[.$Q$1];[.$N$2];[.C857];[.$O$2];[.$Q$1];[.$N$2];[.F857];[.$O$2];[.$Q$1];[.$N$2];[.D857];[.$O$2];[.$O$2])" office:value-type="string" office:string-value="insert into creatives values (859,'some description859','http://domain859.com',(),('UK','US'),('ios','android'),())" calcext:value-type="string">
            <text:p>insert into creatives values (859,'some description859','http://domain859.com',(),('UK','US'),('ios','android'),())</text:p>
          </table:table-cell>
          <table:table-cell/>
        </table:table-row>
        <table:table-row table:style-name="ro2">
          <table:table-cell table:formula="of:=CONCATENATE([.A$1];[.J858])" office:value-type="string" office:string-value="some description860" calcext:value-type="string">
            <text:p>some description860</text:p>
          </table:table-cell>
          <table:table-cell table:formula="of:=CONCATENATE([.B$1];[.$J858];[.$M$2])" office:value-type="string" office:string-value="http://domain860.com" calcext:value-type="string">
            <text:p>http://domain86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table:number-columns-repeated="5"/>
          <table:table-cell table:formula="of:=CONCATENATE([.$P$1];[.J858];[.$Q$1];[.$N$3];[.A858];[.$O$3];[.$Q$1];[.$N$3];[.B858];[.$O$3];[.$Q$1];[.$N$2];[.E858];[.$O$2];[.$Q$1];[.$N$2];[.C858];[.$O$2];[.$Q$1];[.$N$2];[.F858];[.$O$2];[.$Q$1];[.$N$2];[.D858];[.$O$2];[.$O$2])" office:value-type="string" office:string-value="insert into creatives values (860,'some description860','http://domain860.com',(),('UK','US'),('ios','android'),())" calcext:value-type="string">
            <text:p>insert into creatives values (860,'some description860','http://domain860.com',(),('UK','US'),('ios','android'),())</text:p>
          </table:table-cell>
          <table:table-cell/>
        </table:table-row>
        <table:table-row table:style-name="ro2">
          <table:table-cell table:formula="of:=CONCATENATE([.A$1];[.J859])" office:value-type="string" office:string-value="some description861" calcext:value-type="string">
            <text:p>some description861</text:p>
          </table:table-cell>
          <table:table-cell table:formula="of:=CONCATENATE([.B$1];[.$J859];[.$M$2])" office:value-type="string" office:string-value="http://domain861.com" calcext:value-type="string">
            <text:p>http://domain86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table:number-columns-repeated="5"/>
          <table:table-cell table:formula="of:=CONCATENATE([.$P$1];[.J859];[.$Q$1];[.$N$3];[.A859];[.$O$3];[.$Q$1];[.$N$3];[.B859];[.$O$3];[.$Q$1];[.$N$2];[.E859];[.$O$2];[.$Q$1];[.$N$2];[.C859];[.$O$2];[.$Q$1];[.$N$2];[.F859];[.$O$2];[.$Q$1];[.$N$2];[.D859];[.$O$2];[.$O$2])" office:value-type="string" office:string-value="insert into creatives values (861,'some description861','http://domain861.com',(),('UK','US'),('ios','android'),())" calcext:value-type="string">
            <text:p>insert into creatives values (861,'some description861','http://domain861.com',(),('UK','US'),('ios','android'),())</text:p>
          </table:table-cell>
          <table:table-cell/>
        </table:table-row>
        <table:table-row table:style-name="ro2">
          <table:table-cell table:formula="of:=CONCATENATE([.A$1];[.J860])" office:value-type="string" office:string-value="some description862" calcext:value-type="string">
            <text:p>some description862</text:p>
          </table:table-cell>
          <table:table-cell table:formula="of:=CONCATENATE([.B$1];[.$J860];[.$M$2])" office:value-type="string" office:string-value="http://domain862.com" calcext:value-type="string">
            <text:p>http://domain86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table:number-columns-repeated="5"/>
          <table:table-cell table:formula="of:=CONCATENATE([.$P$1];[.J860];[.$Q$1];[.$N$3];[.A860];[.$O$3];[.$Q$1];[.$N$3];[.B860];[.$O$3];[.$Q$1];[.$N$2];[.E860];[.$O$2];[.$Q$1];[.$N$2];[.C860];[.$O$2];[.$Q$1];[.$N$2];[.F860];[.$O$2];[.$Q$1];[.$N$2];[.D860];[.$O$2];[.$O$2])" office:value-type="string" office:string-value="insert into creatives values (862,'some description862','http://domain862.com',(),('UK','US'),('ios','android'),())" calcext:value-type="string">
            <text:p>insert into creatives values (862,'some description862','http://domain862.com',(),('UK','US'),('ios','android'),())</text:p>
          </table:table-cell>
          <table:table-cell/>
        </table:table-row>
        <table:table-row table:style-name="ro2">
          <table:table-cell table:formula="of:=CONCATENATE([.A$1];[.J861])" office:value-type="string" office:string-value="some description863" calcext:value-type="string">
            <text:p>some description863</text:p>
          </table:table-cell>
          <table:table-cell table:formula="of:=CONCATENATE([.B$1];[.$J861];[.$M$2])" office:value-type="string" office:string-value="http://domain863.com" calcext:value-type="string">
            <text:p>http://domain86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5"/>
          <table:table-cell table:formula="of:=CONCATENATE([.$P$1];[.J861];[.$Q$1];[.$N$3];[.A861];[.$O$3];[.$Q$1];[.$N$3];[.B861];[.$O$3];[.$Q$1];[.$N$2];[.E861];[.$O$2];[.$Q$1];[.$N$2];[.C861];[.$O$2];[.$Q$1];[.$N$2];[.F861];[.$O$2];[.$Q$1];[.$N$2];[.D861];[.$O$2];[.$O$2])" office:value-type="string" office:string-value="insert into creatives values (863,'some description863','http://domain863.com',(),('UK','US'),('ios','android'),())" calcext:value-type="string">
            <text:p>insert into creatives values (863,'some description863','http://domain863.com',(),('UK','US'),('ios','android'),())</text:p>
          </table:table-cell>
          <table:table-cell/>
        </table:table-row>
        <table:table-row table:style-name="ro2">
          <table:table-cell table:formula="of:=CONCATENATE([.A$1];[.J862])" office:value-type="string" office:string-value="some description864" calcext:value-type="string">
            <text:p>some description864</text:p>
          </table:table-cell>
          <table:table-cell table:formula="of:=CONCATENATE([.B$1];[.$J862];[.$M$2])" office:value-type="string" office:string-value="http://domain864.com" calcext:value-type="string">
            <text:p>http://domain86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table:number-columns-repeated="5"/>
          <table:table-cell table:formula="of:=CONCATENATE([.$P$1];[.J862];[.$Q$1];[.$N$3];[.A862];[.$O$3];[.$Q$1];[.$N$3];[.B862];[.$O$3];[.$Q$1];[.$N$2];[.E862];[.$O$2];[.$Q$1];[.$N$2];[.C862];[.$O$2];[.$Q$1];[.$N$2];[.F862];[.$O$2];[.$Q$1];[.$N$2];[.D862];[.$O$2];[.$O$2])" office:value-type="string" office:string-value="insert into creatives values (864,'some description864','http://domain864.com',(),('UK','US'),('ios','android'),())" calcext:value-type="string">
            <text:p>insert into creatives values (864,'some description864','http://domain864.com',(),('UK','US'),('ios','android'),())</text:p>
          </table:table-cell>
          <table:table-cell/>
        </table:table-row>
        <table:table-row table:style-name="ro2">
          <table:table-cell table:formula="of:=CONCATENATE([.A$1];[.J863])" office:value-type="string" office:string-value="some description865" calcext:value-type="string">
            <text:p>some description865</text:p>
          </table:table-cell>
          <table:table-cell table:formula="of:=CONCATENATE([.B$1];[.$J863];[.$M$2])" office:value-type="string" office:string-value="http://domain865.com" calcext:value-type="string">
            <text:p>http://domain86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 table:number-columns-repeated="5"/>
          <table:table-cell table:formula="of:=CONCATENATE([.$P$1];[.J863];[.$Q$1];[.$N$3];[.A863];[.$O$3];[.$Q$1];[.$N$3];[.B863];[.$O$3];[.$Q$1];[.$N$2];[.E863];[.$O$2];[.$Q$1];[.$N$2];[.C863];[.$O$2];[.$Q$1];[.$N$2];[.F863];[.$O$2];[.$Q$1];[.$N$2];[.D863];[.$O$2];[.$O$2])" office:value-type="string" office:string-value="insert into creatives values (865,'some description865','http://domain865.com',(),('UK','US'),('ios','android'),())" calcext:value-type="string">
            <text:p>insert into creatives values (865,'some description865','http://domain865.com',(),('UK','US'),('ios','android'),())</text:p>
          </table:table-cell>
          <table:table-cell/>
        </table:table-row>
        <table:table-row table:style-name="ro2">
          <table:table-cell table:formula="of:=CONCATENATE([.A$1];[.J864])" office:value-type="string" office:string-value="some description866" calcext:value-type="string">
            <text:p>some description866</text:p>
          </table:table-cell>
          <table:table-cell table:formula="of:=CONCATENATE([.B$1];[.$J864];[.$M$2])" office:value-type="string" office:string-value="http://domain866.com" calcext:value-type="string">
            <text:p>http://domain86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table:number-columns-repeated="5"/>
          <table:table-cell table:formula="of:=CONCATENATE([.$P$1];[.J864];[.$Q$1];[.$N$3];[.A864];[.$O$3];[.$Q$1];[.$N$3];[.B864];[.$O$3];[.$Q$1];[.$N$2];[.E864];[.$O$2];[.$Q$1];[.$N$2];[.C864];[.$O$2];[.$Q$1];[.$N$2];[.F864];[.$O$2];[.$Q$1];[.$N$2];[.D864];[.$O$2];[.$O$2])" office:value-type="string" office:string-value="insert into creatives values (866,'some description866','http://domain866.com',(),('UK','US'),('ios','android'),())" calcext:value-type="string">
            <text:p>insert into creatives values (866,'some description866','http://domain866.com',(),('UK','US'),('ios','android'),())</text:p>
          </table:table-cell>
          <table:table-cell/>
        </table:table-row>
        <table:table-row table:style-name="ro2">
          <table:table-cell table:formula="of:=CONCATENATE([.A$1];[.J865])" office:value-type="string" office:string-value="some description867" calcext:value-type="string">
            <text:p>some description867</text:p>
          </table:table-cell>
          <table:table-cell table:formula="of:=CONCATENATE([.B$1];[.$J865];[.$M$2])" office:value-type="string" office:string-value="http://domain867.com" calcext:value-type="string">
            <text:p>http://domain86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table:number-columns-repeated="5"/>
          <table:table-cell table:formula="of:=CONCATENATE([.$P$1];[.J865];[.$Q$1];[.$N$3];[.A865];[.$O$3];[.$Q$1];[.$N$3];[.B865];[.$O$3];[.$Q$1];[.$N$2];[.E865];[.$O$2];[.$Q$1];[.$N$2];[.C865];[.$O$2];[.$Q$1];[.$N$2];[.F865];[.$O$2];[.$Q$1];[.$N$2];[.D865];[.$O$2];[.$O$2])" office:value-type="string" office:string-value="insert into creatives values (867,'some description867','http://domain867.com',(),('UK','US'),('ios','android'),())" calcext:value-type="string">
            <text:p>insert into creatives values (867,'some description867','http://domain867.com',(),('UK','US'),('ios','android'),())</text:p>
          </table:table-cell>
          <table:table-cell/>
        </table:table-row>
        <table:table-row table:style-name="ro2">
          <table:table-cell table:formula="of:=CONCATENATE([.A$1];[.J866])" office:value-type="string" office:string-value="some description868" calcext:value-type="string">
            <text:p>some description868</text:p>
          </table:table-cell>
          <table:table-cell table:formula="of:=CONCATENATE([.B$1];[.$J866];[.$M$2])" office:value-type="string" office:string-value="http://domain868.com" calcext:value-type="string">
            <text:p>http://domain86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8" calcext:value-type="float">
            <text:p>868</text:p>
          </table:table-cell>
          <table:table-cell table:number-columns-repeated="5"/>
          <table:table-cell table:formula="of:=CONCATENATE([.$P$1];[.J866];[.$Q$1];[.$N$3];[.A866];[.$O$3];[.$Q$1];[.$N$3];[.B866];[.$O$3];[.$Q$1];[.$N$2];[.E866];[.$O$2];[.$Q$1];[.$N$2];[.C866];[.$O$2];[.$Q$1];[.$N$2];[.F866];[.$O$2];[.$Q$1];[.$N$2];[.D866];[.$O$2];[.$O$2])" office:value-type="string" office:string-value="insert into creatives values (868,'some description868','http://domain868.com',(),('UK','US'),('ios','android'),())" calcext:value-type="string">
            <text:p>insert into creatives values (868,'some description868','http://domain868.com',(),('UK','US'),('ios','android'),())</text:p>
          </table:table-cell>
          <table:table-cell/>
        </table:table-row>
        <table:table-row table:style-name="ro2">
          <table:table-cell table:formula="of:=CONCATENATE([.A$1];[.J867])" office:value-type="string" office:string-value="some description869" calcext:value-type="string">
            <text:p>some description869</text:p>
          </table:table-cell>
          <table:table-cell table:formula="of:=CONCATENATE([.B$1];[.$J867];[.$M$2])" office:value-type="string" office:string-value="http://domain869.com" calcext:value-type="string">
            <text:p>http://domain86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 table:number-columns-repeated="5"/>
          <table:table-cell table:formula="of:=CONCATENATE([.$P$1];[.J867];[.$Q$1];[.$N$3];[.A867];[.$O$3];[.$Q$1];[.$N$3];[.B867];[.$O$3];[.$Q$1];[.$N$2];[.E867];[.$O$2];[.$Q$1];[.$N$2];[.C867];[.$O$2];[.$Q$1];[.$N$2];[.F867];[.$O$2];[.$Q$1];[.$N$2];[.D867];[.$O$2];[.$O$2])" office:value-type="string" office:string-value="insert into creatives values (869,'some description869','http://domain869.com',(),('UK','US'),('ios','android'),())" calcext:value-type="string">
            <text:p>insert into creatives values (869,'some description869','http://domain869.com',(),('UK','US'),('ios','android'),())</text:p>
          </table:table-cell>
          <table:table-cell/>
        </table:table-row>
        <table:table-row table:style-name="ro2">
          <table:table-cell table:formula="of:=CONCATENATE([.A$1];[.J868])" office:value-type="string" office:string-value="some description870" calcext:value-type="string">
            <text:p>some description870</text:p>
          </table:table-cell>
          <table:table-cell table:formula="of:=CONCATENATE([.B$1];[.$J868];[.$M$2])" office:value-type="string" office:string-value="http://domain870.com" calcext:value-type="string">
            <text:p>http://domain87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table:number-columns-repeated="5"/>
          <table:table-cell table:formula="of:=CONCATENATE([.$P$1];[.J868];[.$Q$1];[.$N$3];[.A868];[.$O$3];[.$Q$1];[.$N$3];[.B868];[.$O$3];[.$Q$1];[.$N$2];[.E868];[.$O$2];[.$Q$1];[.$N$2];[.C868];[.$O$2];[.$Q$1];[.$N$2];[.F868];[.$O$2];[.$Q$1];[.$N$2];[.D868];[.$O$2];[.$O$2])" office:value-type="string" office:string-value="insert into creatives values (870,'some description870','http://domain870.com',(),('UK','US'),('ios','android'),())" calcext:value-type="string">
            <text:p>insert into creatives values (870,'some description870','http://domain870.com',(),('UK','US'),('ios','android'),())</text:p>
          </table:table-cell>
          <table:table-cell/>
        </table:table-row>
        <table:table-row table:style-name="ro2">
          <table:table-cell table:formula="of:=CONCATENATE([.A$1];[.J869])" office:value-type="string" office:string-value="some description871" calcext:value-type="string">
            <text:p>some description871</text:p>
          </table:table-cell>
          <table:table-cell table:formula="of:=CONCATENATE([.B$1];[.$J869];[.$M$2])" office:value-type="string" office:string-value="http://domain871.com" calcext:value-type="string">
            <text:p>http://domain87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1" calcext:value-type="float">
            <text:p>871</text:p>
          </table:table-cell>
          <table:table-cell table:number-columns-repeated="5"/>
          <table:table-cell table:formula="of:=CONCATENATE([.$P$1];[.J869];[.$Q$1];[.$N$3];[.A869];[.$O$3];[.$Q$1];[.$N$3];[.B869];[.$O$3];[.$Q$1];[.$N$2];[.E869];[.$O$2];[.$Q$1];[.$N$2];[.C869];[.$O$2];[.$Q$1];[.$N$2];[.F869];[.$O$2];[.$Q$1];[.$N$2];[.D869];[.$O$2];[.$O$2])" office:value-type="string" office:string-value="insert into creatives values (871,'some description871','http://domain871.com',(),('UK','US'),('ios','android'),())" calcext:value-type="string">
            <text:p>insert into creatives values (871,'some description871','http://domain871.com',(),('UK','US'),('ios','android'),())</text:p>
          </table:table-cell>
          <table:table-cell/>
        </table:table-row>
        <table:table-row table:style-name="ro2">
          <table:table-cell table:formula="of:=CONCATENATE([.A$1];[.J870])" office:value-type="string" office:string-value="some description872" calcext:value-type="string">
            <text:p>some description872</text:p>
          </table:table-cell>
          <table:table-cell table:formula="of:=CONCATENATE([.B$1];[.$J870];[.$M$2])" office:value-type="string" office:string-value="http://domain872.com" calcext:value-type="string">
            <text:p>http://domain87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2" calcext:value-type="float">
            <text:p>872</text:p>
          </table:table-cell>
          <table:table-cell table:number-columns-repeated="5"/>
          <table:table-cell table:formula="of:=CONCATENATE([.$P$1];[.J870];[.$Q$1];[.$N$3];[.A870];[.$O$3];[.$Q$1];[.$N$3];[.B870];[.$O$3];[.$Q$1];[.$N$2];[.E870];[.$O$2];[.$Q$1];[.$N$2];[.C870];[.$O$2];[.$Q$1];[.$N$2];[.F870];[.$O$2];[.$Q$1];[.$N$2];[.D870];[.$O$2];[.$O$2])" office:value-type="string" office:string-value="insert into creatives values (872,'some description872','http://domain872.com',(),('UK','US'),('ios','android'),())" calcext:value-type="string">
            <text:p>insert into creatives values (872,'some description872','http://domain872.com',(),('UK','US'),('ios','android'),())</text:p>
          </table:table-cell>
          <table:table-cell/>
        </table:table-row>
        <table:table-row table:style-name="ro2">
          <table:table-cell table:formula="of:=CONCATENATE([.A$1];[.J871])" office:value-type="string" office:string-value="some description873" calcext:value-type="string">
            <text:p>some description873</text:p>
          </table:table-cell>
          <table:table-cell table:formula="of:=CONCATENATE([.B$1];[.$J871];[.$M$2])" office:value-type="string" office:string-value="http://domain873.com" calcext:value-type="string">
            <text:p>http://domain87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5"/>
          <table:table-cell table:formula="of:=CONCATENATE([.$P$1];[.J871];[.$Q$1];[.$N$3];[.A871];[.$O$3];[.$Q$1];[.$N$3];[.B871];[.$O$3];[.$Q$1];[.$N$2];[.E871];[.$O$2];[.$Q$1];[.$N$2];[.C871];[.$O$2];[.$Q$1];[.$N$2];[.F871];[.$O$2];[.$Q$1];[.$N$2];[.D871];[.$O$2];[.$O$2])" office:value-type="string" office:string-value="insert into creatives values (873,'some description873','http://domain873.com',(),('UK','US'),('ios','android'),())" calcext:value-type="string">
            <text:p>insert into creatives values (873,'some description873','http://domain873.com',(),('UK','US'),('ios','android'),())</text:p>
          </table:table-cell>
          <table:table-cell/>
        </table:table-row>
        <table:table-row table:style-name="ro2">
          <table:table-cell table:formula="of:=CONCATENATE([.A$1];[.J872])" office:value-type="string" office:string-value="some description874" calcext:value-type="string">
            <text:p>some description874</text:p>
          </table:table-cell>
          <table:table-cell table:formula="of:=CONCATENATE([.B$1];[.$J872];[.$M$2])" office:value-type="string" office:string-value="http://domain874.com" calcext:value-type="string">
            <text:p>http://domain87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4" calcext:value-type="float">
            <text:p>874</text:p>
          </table:table-cell>
          <table:table-cell table:number-columns-repeated="5"/>
          <table:table-cell table:formula="of:=CONCATENATE([.$P$1];[.J872];[.$Q$1];[.$N$3];[.A872];[.$O$3];[.$Q$1];[.$N$3];[.B872];[.$O$3];[.$Q$1];[.$N$2];[.E872];[.$O$2];[.$Q$1];[.$N$2];[.C872];[.$O$2];[.$Q$1];[.$N$2];[.F872];[.$O$2];[.$Q$1];[.$N$2];[.D872];[.$O$2];[.$O$2])" office:value-type="string" office:string-value="insert into creatives values (874,'some description874','http://domain874.com',(),('UK','US'),('ios','android'),())" calcext:value-type="string">
            <text:p>insert into creatives values (874,'some description874','http://domain874.com',(),('UK','US'),('ios','android'),())</text:p>
          </table:table-cell>
          <table:table-cell/>
        </table:table-row>
        <table:table-row table:style-name="ro2">
          <table:table-cell table:formula="of:=CONCATENATE([.A$1];[.J873])" office:value-type="string" office:string-value="some description875" calcext:value-type="string">
            <text:p>some description875</text:p>
          </table:table-cell>
          <table:table-cell table:formula="of:=CONCATENATE([.B$1];[.$J873];[.$M$2])" office:value-type="string" office:string-value="http://domain875.com" calcext:value-type="string">
            <text:p>http://domain87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table:number-columns-repeated="5"/>
          <table:table-cell table:formula="of:=CONCATENATE([.$P$1];[.J873];[.$Q$1];[.$N$3];[.A873];[.$O$3];[.$Q$1];[.$N$3];[.B873];[.$O$3];[.$Q$1];[.$N$2];[.E873];[.$O$2];[.$Q$1];[.$N$2];[.C873];[.$O$2];[.$Q$1];[.$N$2];[.F873];[.$O$2];[.$Q$1];[.$N$2];[.D873];[.$O$2];[.$O$2])" office:value-type="string" office:string-value="insert into creatives values (875,'some description875','http://domain875.com',(),('UK','US'),('ios','android'),())" calcext:value-type="string">
            <text:p>insert into creatives values (875,'some description875','http://domain875.com',(),('UK','US'),('ios','android'),())</text:p>
          </table:table-cell>
          <table:table-cell/>
        </table:table-row>
        <table:table-row table:style-name="ro2">
          <table:table-cell table:formula="of:=CONCATENATE([.A$1];[.J874])" office:value-type="string" office:string-value="some description876" calcext:value-type="string">
            <text:p>some description876</text:p>
          </table:table-cell>
          <table:table-cell table:formula="of:=CONCATENATE([.B$1];[.$J874];[.$M$2])" office:value-type="string" office:string-value="http://domain876.com" calcext:value-type="string">
            <text:p>http://domain87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table:number-columns-repeated="5"/>
          <table:table-cell table:formula="of:=CONCATENATE([.$P$1];[.J874];[.$Q$1];[.$N$3];[.A874];[.$O$3];[.$Q$1];[.$N$3];[.B874];[.$O$3];[.$Q$1];[.$N$2];[.E874];[.$O$2];[.$Q$1];[.$N$2];[.C874];[.$O$2];[.$Q$1];[.$N$2];[.F874];[.$O$2];[.$Q$1];[.$N$2];[.D874];[.$O$2];[.$O$2])" office:value-type="string" office:string-value="insert into creatives values (876,'some description876','http://domain876.com',(),('UK','US'),('ios','android'),())" calcext:value-type="string">
            <text:p>insert into creatives values (876,'some description876','http://domain876.com',(),('UK','US'),('ios','android'),())</text:p>
          </table:table-cell>
          <table:table-cell/>
        </table:table-row>
        <table:table-row table:style-name="ro2">
          <table:table-cell table:formula="of:=CONCATENATE([.A$1];[.J875])" office:value-type="string" office:string-value="some description877" calcext:value-type="string">
            <text:p>some description877</text:p>
          </table:table-cell>
          <table:table-cell table:formula="of:=CONCATENATE([.B$1];[.$J875];[.$M$2])" office:value-type="string" office:string-value="http://domain877.com" calcext:value-type="string">
            <text:p>http://domain87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7" calcext:value-type="float">
            <text:p>877</text:p>
          </table:table-cell>
          <table:table-cell table:number-columns-repeated="5"/>
          <table:table-cell table:formula="of:=CONCATENATE([.$P$1];[.J875];[.$Q$1];[.$N$3];[.A875];[.$O$3];[.$Q$1];[.$N$3];[.B875];[.$O$3];[.$Q$1];[.$N$2];[.E875];[.$O$2];[.$Q$1];[.$N$2];[.C875];[.$O$2];[.$Q$1];[.$N$2];[.F875];[.$O$2];[.$Q$1];[.$N$2];[.D875];[.$O$2];[.$O$2])" office:value-type="string" office:string-value="insert into creatives values (877,'some description877','http://domain877.com',(),('UK','US'),('ios','android'),())" calcext:value-type="string">
            <text:p>insert into creatives values (877,'some description877','http://domain877.com',(),('UK','US'),('ios','android'),())</text:p>
          </table:table-cell>
          <table:table-cell/>
        </table:table-row>
        <table:table-row table:style-name="ro2">
          <table:table-cell table:formula="of:=CONCATENATE([.A$1];[.J876])" office:value-type="string" office:string-value="some description878" calcext:value-type="string">
            <text:p>some description878</text:p>
          </table:table-cell>
          <table:table-cell table:formula="of:=CONCATENATE([.B$1];[.$J876];[.$M$2])" office:value-type="string" office:string-value="http://domain878.com" calcext:value-type="string">
            <text:p>http://domain87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table:number-columns-repeated="5"/>
          <table:table-cell table:formula="of:=CONCATENATE([.$P$1];[.J876];[.$Q$1];[.$N$3];[.A876];[.$O$3];[.$Q$1];[.$N$3];[.B876];[.$O$3];[.$Q$1];[.$N$2];[.E876];[.$O$2];[.$Q$1];[.$N$2];[.C876];[.$O$2];[.$Q$1];[.$N$2];[.F876];[.$O$2];[.$Q$1];[.$N$2];[.D876];[.$O$2];[.$O$2])" office:value-type="string" office:string-value="insert into creatives values (878,'some description878','http://domain878.com',(),('UK','US'),('ios','android'),())" calcext:value-type="string">
            <text:p>insert into creatives values (878,'some description878','http://domain878.com',(),('UK','US'),('ios','android'),())</text:p>
          </table:table-cell>
          <table:table-cell/>
        </table:table-row>
        <table:table-row table:style-name="ro2">
          <table:table-cell table:formula="of:=CONCATENATE([.A$1];[.J877])" office:value-type="string" office:string-value="some description879" calcext:value-type="string">
            <text:p>some description879</text:p>
          </table:table-cell>
          <table:table-cell table:formula="of:=CONCATENATE([.B$1];[.$J877];[.$M$2])" office:value-type="string" office:string-value="http://domain879.com" calcext:value-type="string">
            <text:p>http://domain87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79" calcext:value-type="float">
            <text:p>879</text:p>
          </table:table-cell>
          <table:table-cell table:number-columns-repeated="5"/>
          <table:table-cell table:formula="of:=CONCATENATE([.$P$1];[.J877];[.$Q$1];[.$N$3];[.A877];[.$O$3];[.$Q$1];[.$N$3];[.B877];[.$O$3];[.$Q$1];[.$N$2];[.E877];[.$O$2];[.$Q$1];[.$N$2];[.C877];[.$O$2];[.$Q$1];[.$N$2];[.F877];[.$O$2];[.$Q$1];[.$N$2];[.D877];[.$O$2];[.$O$2])" office:value-type="string" office:string-value="insert into creatives values (879,'some description879','http://domain879.com',(),('UK','US'),('ios','android'),())" calcext:value-type="string">
            <text:p>insert into creatives values (879,'some description879','http://domain879.com',(),('UK','US'),('ios','android'),())</text:p>
          </table:table-cell>
          <table:table-cell/>
        </table:table-row>
        <table:table-row table:style-name="ro2">
          <table:table-cell table:formula="of:=CONCATENATE([.A$1];[.J878])" office:value-type="string" office:string-value="some description880" calcext:value-type="string">
            <text:p>some description880</text:p>
          </table:table-cell>
          <table:table-cell table:formula="of:=CONCATENATE([.B$1];[.$J878];[.$M$2])" office:value-type="string" office:string-value="http://domain880.com" calcext:value-type="string">
            <text:p>http://domain88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table:number-columns-repeated="5"/>
          <table:table-cell table:formula="of:=CONCATENATE([.$P$1];[.J878];[.$Q$1];[.$N$3];[.A878];[.$O$3];[.$Q$1];[.$N$3];[.B878];[.$O$3];[.$Q$1];[.$N$2];[.E878];[.$O$2];[.$Q$1];[.$N$2];[.C878];[.$O$2];[.$Q$1];[.$N$2];[.F878];[.$O$2];[.$Q$1];[.$N$2];[.D878];[.$O$2];[.$O$2])" office:value-type="string" office:string-value="insert into creatives values (880,'some description880','http://domain880.com',(),('UK','US'),('ios','android'),())" calcext:value-type="string">
            <text:p>insert into creatives values (880,'some description880','http://domain880.com',(),('UK','US'),('ios','android'),())</text:p>
          </table:table-cell>
          <table:table-cell/>
        </table:table-row>
        <table:table-row table:style-name="ro2">
          <table:table-cell table:formula="of:=CONCATENATE([.A$1];[.J879])" office:value-type="string" office:string-value="some description881" calcext:value-type="string">
            <text:p>some description881</text:p>
          </table:table-cell>
          <table:table-cell table:formula="of:=CONCATENATE([.B$1];[.$J879];[.$M$2])" office:value-type="string" office:string-value="http://domain881.com" calcext:value-type="string">
            <text:p>http://domain88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table:number-columns-repeated="5"/>
          <table:table-cell table:formula="of:=CONCATENATE([.$P$1];[.J879];[.$Q$1];[.$N$3];[.A879];[.$O$3];[.$Q$1];[.$N$3];[.B879];[.$O$3];[.$Q$1];[.$N$2];[.E879];[.$O$2];[.$Q$1];[.$N$2];[.C879];[.$O$2];[.$Q$1];[.$N$2];[.F879];[.$O$2];[.$Q$1];[.$N$2];[.D879];[.$O$2];[.$O$2])" office:value-type="string" office:string-value="insert into creatives values (881,'some description881','http://domain881.com',(),('UK','US'),('ios','android'),())" calcext:value-type="string">
            <text:p>insert into creatives values (881,'some description881','http://domain881.com',(),('UK','US'),('ios','android'),())</text:p>
          </table:table-cell>
          <table:table-cell/>
        </table:table-row>
        <table:table-row table:style-name="ro2">
          <table:table-cell table:formula="of:=CONCATENATE([.A$1];[.J880])" office:value-type="string" office:string-value="some description882" calcext:value-type="string">
            <text:p>some description882</text:p>
          </table:table-cell>
          <table:table-cell table:formula="of:=CONCATENATE([.B$1];[.$J880];[.$M$2])" office:value-type="string" office:string-value="http://domain882.com" calcext:value-type="string">
            <text:p>http://domain88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2" calcext:value-type="float">
            <text:p>882</text:p>
          </table:table-cell>
          <table:table-cell table:number-columns-repeated="5"/>
          <table:table-cell table:formula="of:=CONCATENATE([.$P$1];[.J880];[.$Q$1];[.$N$3];[.A880];[.$O$3];[.$Q$1];[.$N$3];[.B880];[.$O$3];[.$Q$1];[.$N$2];[.E880];[.$O$2];[.$Q$1];[.$N$2];[.C880];[.$O$2];[.$Q$1];[.$N$2];[.F880];[.$O$2];[.$Q$1];[.$N$2];[.D880];[.$O$2];[.$O$2])" office:value-type="string" office:string-value="insert into creatives values (882,'some description882','http://domain882.com',(),('UK','US'),('ios','android'),())" calcext:value-type="string">
            <text:p>insert into creatives values (882,'some description882','http://domain882.com',(),('UK','US'),('ios','android'),())</text:p>
          </table:table-cell>
          <table:table-cell/>
        </table:table-row>
        <table:table-row table:style-name="ro2">
          <table:table-cell table:formula="of:=CONCATENATE([.A$1];[.J881])" office:value-type="string" office:string-value="some description883" calcext:value-type="string">
            <text:p>some description883</text:p>
          </table:table-cell>
          <table:table-cell table:formula="of:=CONCATENATE([.B$1];[.$J881];[.$M$2])" office:value-type="string" office:string-value="http://domain883.com" calcext:value-type="string">
            <text:p>http://domain88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3" calcext:value-type="float">
            <text:p>883</text:p>
          </table:table-cell>
          <table:table-cell table:number-columns-repeated="5"/>
          <table:table-cell table:formula="of:=CONCATENATE([.$P$1];[.J881];[.$Q$1];[.$N$3];[.A881];[.$O$3];[.$Q$1];[.$N$3];[.B881];[.$O$3];[.$Q$1];[.$N$2];[.E881];[.$O$2];[.$Q$1];[.$N$2];[.C881];[.$O$2];[.$Q$1];[.$N$2];[.F881];[.$O$2];[.$Q$1];[.$N$2];[.D881];[.$O$2];[.$O$2])" office:value-type="string" office:string-value="insert into creatives values (883,'some description883','http://domain883.com',(),('UK','US'),('ios','android'),())" calcext:value-type="string">
            <text:p>insert into creatives values (883,'some description883','http://domain883.com',(),('UK','US'),('ios','android'),())</text:p>
          </table:table-cell>
          <table:table-cell/>
        </table:table-row>
        <table:table-row table:style-name="ro2">
          <table:table-cell table:formula="of:=CONCATENATE([.A$1];[.J882])" office:value-type="string" office:string-value="some description884" calcext:value-type="string">
            <text:p>some description884</text:p>
          </table:table-cell>
          <table:table-cell table:formula="of:=CONCATENATE([.B$1];[.$J882];[.$M$2])" office:value-type="string" office:string-value="http://domain884.com" calcext:value-type="string">
            <text:p>http://domain88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 table:number-columns-repeated="5"/>
          <table:table-cell table:formula="of:=CONCATENATE([.$P$1];[.J882];[.$Q$1];[.$N$3];[.A882];[.$O$3];[.$Q$1];[.$N$3];[.B882];[.$O$3];[.$Q$1];[.$N$2];[.E882];[.$O$2];[.$Q$1];[.$N$2];[.C882];[.$O$2];[.$Q$1];[.$N$2];[.F882];[.$O$2];[.$Q$1];[.$N$2];[.D882];[.$O$2];[.$O$2])" office:value-type="string" office:string-value="insert into creatives values (884,'some description884','http://domain884.com',(),('UK','US'),('ios','android'),())" calcext:value-type="string">
            <text:p>insert into creatives values (884,'some description884','http://domain884.com',(),('UK','US'),('ios','android'),())</text:p>
          </table:table-cell>
          <table:table-cell/>
        </table:table-row>
        <table:table-row table:style-name="ro2">
          <table:table-cell table:formula="of:=CONCATENATE([.A$1];[.J883])" office:value-type="string" office:string-value="some description885" calcext:value-type="string">
            <text:p>some description885</text:p>
          </table:table-cell>
          <table:table-cell table:formula="of:=CONCATENATE([.B$1];[.$J883];[.$M$2])" office:value-type="string" office:string-value="http://domain885.com" calcext:value-type="string">
            <text:p>http://domain88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 table:number-columns-repeated="5"/>
          <table:table-cell table:formula="of:=CONCATENATE([.$P$1];[.J883];[.$Q$1];[.$N$3];[.A883];[.$O$3];[.$Q$1];[.$N$3];[.B883];[.$O$3];[.$Q$1];[.$N$2];[.E883];[.$O$2];[.$Q$1];[.$N$2];[.C883];[.$O$2];[.$Q$1];[.$N$2];[.F883];[.$O$2];[.$Q$1];[.$N$2];[.D883];[.$O$2];[.$O$2])" office:value-type="string" office:string-value="insert into creatives values (885,'some description885','http://domain885.com',(),('UK','US'),('ios','android'),())" calcext:value-type="string">
            <text:p>insert into creatives values (885,'some description885','http://domain885.com',(),('UK','US'),('ios','android'),())</text:p>
          </table:table-cell>
          <table:table-cell/>
        </table:table-row>
        <table:table-row table:style-name="ro2">
          <table:table-cell table:formula="of:=CONCATENATE([.A$1];[.J884])" office:value-type="string" office:string-value="some description886" calcext:value-type="string">
            <text:p>some description886</text:p>
          </table:table-cell>
          <table:table-cell table:formula="of:=CONCATENATE([.B$1];[.$J884];[.$M$2])" office:value-type="string" office:string-value="http://domain886.com" calcext:value-type="string">
            <text:p>http://domain88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6" calcext:value-type="float">
            <text:p>886</text:p>
          </table:table-cell>
          <table:table-cell table:number-columns-repeated="5"/>
          <table:table-cell table:formula="of:=CONCATENATE([.$P$1];[.J884];[.$Q$1];[.$N$3];[.A884];[.$O$3];[.$Q$1];[.$N$3];[.B884];[.$O$3];[.$Q$1];[.$N$2];[.E884];[.$O$2];[.$Q$1];[.$N$2];[.C884];[.$O$2];[.$Q$1];[.$N$2];[.F884];[.$O$2];[.$Q$1];[.$N$2];[.D884];[.$O$2];[.$O$2])" office:value-type="string" office:string-value="insert into creatives values (886,'some description886','http://domain886.com',(),('UK','US'),('ios','android'),())" calcext:value-type="string">
            <text:p>insert into creatives values (886,'some description886','http://domain886.com',(),('UK','US'),('ios','android'),())</text:p>
          </table:table-cell>
          <table:table-cell/>
        </table:table-row>
        <table:table-row table:style-name="ro2">
          <table:table-cell table:formula="of:=CONCATENATE([.A$1];[.J885])" office:value-type="string" office:string-value="some description887" calcext:value-type="string">
            <text:p>some description887</text:p>
          </table:table-cell>
          <table:table-cell table:formula="of:=CONCATENATE([.B$1];[.$J885];[.$M$2])" office:value-type="string" office:string-value="http://domain887.com" calcext:value-type="string">
            <text:p>http://domain88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table:number-columns-repeated="5"/>
          <table:table-cell table:formula="of:=CONCATENATE([.$P$1];[.J885];[.$Q$1];[.$N$3];[.A885];[.$O$3];[.$Q$1];[.$N$3];[.B885];[.$O$3];[.$Q$1];[.$N$2];[.E885];[.$O$2];[.$Q$1];[.$N$2];[.C885];[.$O$2];[.$Q$1];[.$N$2];[.F885];[.$O$2];[.$Q$1];[.$N$2];[.D885];[.$O$2];[.$O$2])" office:value-type="string" office:string-value="insert into creatives values (887,'some description887','http://domain887.com',(),('UK','US'),('ios','android'),())" calcext:value-type="string">
            <text:p>insert into creatives values (887,'some description887','http://domain887.com',(),('UK','US'),('ios','android'),())</text:p>
          </table:table-cell>
          <table:table-cell/>
        </table:table-row>
        <table:table-row table:style-name="ro2">
          <table:table-cell table:formula="of:=CONCATENATE([.A$1];[.J886])" office:value-type="string" office:string-value="some description888" calcext:value-type="string">
            <text:p>some description888</text:p>
          </table:table-cell>
          <table:table-cell table:formula="of:=CONCATENATE([.B$1];[.$J886];[.$M$2])" office:value-type="string" office:string-value="http://domain888.com" calcext:value-type="string">
            <text:p>http://domain888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table:number-columns-repeated="5"/>
          <table:table-cell table:formula="of:=CONCATENATE([.$P$1];[.J886];[.$Q$1];[.$N$3];[.A886];[.$O$3];[.$Q$1];[.$N$3];[.B886];[.$O$3];[.$Q$1];[.$N$2];[.E886];[.$O$2];[.$Q$1];[.$N$2];[.C886];[.$O$2];[.$Q$1];[.$N$2];[.F886];[.$O$2];[.$Q$1];[.$N$2];[.D886];[.$O$2];[.$O$2])" office:value-type="string" office:string-value="insert into creatives values (888,'some description888','http://domain888.com',(),('UK','US'),('ios','android'),())" calcext:value-type="string">
            <text:p>insert into creatives values (888,'some description888','http://domain888.com',(),('UK','US'),('ios','android'),())</text:p>
          </table:table-cell>
          <table:table-cell/>
        </table:table-row>
        <table:table-row table:style-name="ro2">
          <table:table-cell table:formula="of:=CONCATENATE([.A$1];[.J887])" office:value-type="string" office:string-value="some description889" calcext:value-type="string">
            <text:p>some description889</text:p>
          </table:table-cell>
          <table:table-cell table:formula="of:=CONCATENATE([.B$1];[.$J887];[.$M$2])" office:value-type="string" office:string-value="http://domain889.com" calcext:value-type="string">
            <text:p>http://domain889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table:number-columns-repeated="5"/>
          <table:table-cell table:formula="of:=CONCATENATE([.$P$1];[.J887];[.$Q$1];[.$N$3];[.A887];[.$O$3];[.$Q$1];[.$N$3];[.B887];[.$O$3];[.$Q$1];[.$N$2];[.E887];[.$O$2];[.$Q$1];[.$N$2];[.C887];[.$O$2];[.$Q$1];[.$N$2];[.F887];[.$O$2];[.$Q$1];[.$N$2];[.D887];[.$O$2];[.$O$2])" office:value-type="string" office:string-value="insert into creatives values (889,'some description889','http://domain889.com',(),('UK','US'),('ios','android'),())" calcext:value-type="string">
            <text:p>insert into creatives values (889,'some description889','http://domain889.com',(),('UK','US'),('ios','android'),())</text:p>
          </table:table-cell>
          <table:table-cell/>
        </table:table-row>
        <table:table-row table:style-name="ro2">
          <table:table-cell table:formula="of:=CONCATENATE([.A$1];[.J888])" office:value-type="string" office:string-value="some description890" calcext:value-type="string">
            <text:p>some description890</text:p>
          </table:table-cell>
          <table:table-cell table:formula="of:=CONCATENATE([.B$1];[.$J888];[.$M$2])" office:value-type="string" office:string-value="http://domain890.com" calcext:value-type="string">
            <text:p>http://domain890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5"/>
          <table:table-cell table:formula="of:=CONCATENATE([.$P$1];[.J888];[.$Q$1];[.$N$3];[.A888];[.$O$3];[.$Q$1];[.$N$3];[.B888];[.$O$3];[.$Q$1];[.$N$2];[.E888];[.$O$2];[.$Q$1];[.$N$2];[.C888];[.$O$2];[.$Q$1];[.$N$2];[.F888];[.$O$2];[.$Q$1];[.$N$2];[.D888];[.$O$2];[.$O$2])" office:value-type="string" office:string-value="insert into creatives values (890,'some description890','http://domain890.com',(),('UK','US'),('ios','android'),())" calcext:value-type="string">
            <text:p>insert into creatives values (890,'some description890','http://domain890.com',(),('UK','US'),('ios','android'),())</text:p>
          </table:table-cell>
          <table:table-cell/>
        </table:table-row>
        <table:table-row table:style-name="ro2">
          <table:table-cell table:formula="of:=CONCATENATE([.A$1];[.J889])" office:value-type="string" office:string-value="some description891" calcext:value-type="string">
            <text:p>some description891</text:p>
          </table:table-cell>
          <table:table-cell table:formula="of:=CONCATENATE([.B$1];[.$J889];[.$M$2])" office:value-type="string" office:string-value="http://domain891.com" calcext:value-type="string">
            <text:p>http://domain891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table:number-columns-repeated="5"/>
          <table:table-cell table:formula="of:=CONCATENATE([.$P$1];[.J889];[.$Q$1];[.$N$3];[.A889];[.$O$3];[.$Q$1];[.$N$3];[.B889];[.$O$3];[.$Q$1];[.$N$2];[.E889];[.$O$2];[.$Q$1];[.$N$2];[.C889];[.$O$2];[.$Q$1];[.$N$2];[.F889];[.$O$2];[.$Q$1];[.$N$2];[.D889];[.$O$2];[.$O$2])" office:value-type="string" office:string-value="insert into creatives values (891,'some description891','http://domain891.com',(),('UK','US'),('ios','android'),())" calcext:value-type="string">
            <text:p>insert into creatives values (891,'some description891','http://domain891.com',(),('UK','US'),('ios','android'),())</text:p>
          </table:table-cell>
          <table:table-cell/>
        </table:table-row>
        <table:table-row table:style-name="ro2">
          <table:table-cell table:formula="of:=CONCATENATE([.A$1];[.J890])" office:value-type="string" office:string-value="some description892" calcext:value-type="string">
            <text:p>some description892</text:p>
          </table:table-cell>
          <table:table-cell table:formula="of:=CONCATENATE([.B$1];[.$J890];[.$M$2])" office:value-type="string" office:string-value="http://domain892.com" calcext:value-type="string">
            <text:p>http://domain892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 table:number-columns-repeated="5"/>
          <table:table-cell table:formula="of:=CONCATENATE([.$P$1];[.J890];[.$Q$1];[.$N$3];[.A890];[.$O$3];[.$Q$1];[.$N$3];[.B890];[.$O$3];[.$Q$1];[.$N$2];[.E890];[.$O$2];[.$Q$1];[.$N$2];[.C890];[.$O$2];[.$Q$1];[.$N$2];[.F890];[.$O$2];[.$Q$1];[.$N$2];[.D890];[.$O$2];[.$O$2])" office:value-type="string" office:string-value="insert into creatives values (892,'some description892','http://domain892.com',(),('UK','US'),('ios','android'),())" calcext:value-type="string">
            <text:p>insert into creatives values (892,'some description892','http://domain892.com',(),('UK','US'),('ios','android'),())</text:p>
          </table:table-cell>
          <table:table-cell/>
        </table:table-row>
        <table:table-row table:style-name="ro2">
          <table:table-cell table:formula="of:=CONCATENATE([.A$1];[.J891])" office:value-type="string" office:string-value="some description893" calcext:value-type="string">
            <text:p>some description893</text:p>
          </table:table-cell>
          <table:table-cell table:formula="of:=CONCATENATE([.B$1];[.$J891];[.$M$2])" office:value-type="string" office:string-value="http://domain893.com" calcext:value-type="string">
            <text:p>http://domain893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 table:number-columns-repeated="5"/>
          <table:table-cell table:formula="of:=CONCATENATE([.$P$1];[.J891];[.$Q$1];[.$N$3];[.A891];[.$O$3];[.$Q$1];[.$N$3];[.B891];[.$O$3];[.$Q$1];[.$N$2];[.E891];[.$O$2];[.$Q$1];[.$N$2];[.C891];[.$O$2];[.$Q$1];[.$N$2];[.F891];[.$O$2];[.$Q$1];[.$N$2];[.D891];[.$O$2];[.$O$2])" office:value-type="string" office:string-value="insert into creatives values (893,'some description893','http://domain893.com',(),('UK','US'),('ios','android'),())" calcext:value-type="string">
            <text:p>insert into creatives values (893,'some description893','http://domain893.com',(),('UK','US'),('ios','android'),())</text:p>
          </table:table-cell>
          <table:table-cell/>
        </table:table-row>
        <table:table-row table:style-name="ro2">
          <table:table-cell table:formula="of:=CONCATENATE([.A$1];[.J892])" office:value-type="string" office:string-value="some description894" calcext:value-type="string">
            <text:p>some description894</text:p>
          </table:table-cell>
          <table:table-cell table:formula="of:=CONCATENATE([.B$1];[.$J892];[.$M$2])" office:value-type="string" office:string-value="http://domain894.com" calcext:value-type="string">
            <text:p>http://domain894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4" calcext:value-type="float">
            <text:p>894</text:p>
          </table:table-cell>
          <table:table-cell table:number-columns-repeated="5"/>
          <table:table-cell table:formula="of:=CONCATENATE([.$P$1];[.J892];[.$Q$1];[.$N$3];[.A892];[.$O$3];[.$Q$1];[.$N$3];[.B892];[.$O$3];[.$Q$1];[.$N$2];[.E892];[.$O$2];[.$Q$1];[.$N$2];[.C892];[.$O$2];[.$Q$1];[.$N$2];[.F892];[.$O$2];[.$Q$1];[.$N$2];[.D892];[.$O$2];[.$O$2])" office:value-type="string" office:string-value="insert into creatives values (894,'some description894','http://domain894.com',(),('UK','US'),('ios','android'),())" calcext:value-type="string">
            <text:p>insert into creatives values (894,'some description894','http://domain894.com',(),('UK','US'),('ios','android'),())</text:p>
          </table:table-cell>
          <table:table-cell/>
        </table:table-row>
        <table:table-row table:style-name="ro2">
          <table:table-cell table:formula="of:=CONCATENATE([.A$1];[.J893])" office:value-type="string" office:string-value="some description895" calcext:value-type="string">
            <text:p>some description895</text:p>
          </table:table-cell>
          <table:table-cell table:formula="of:=CONCATENATE([.B$1];[.$J893];[.$M$2])" office:value-type="string" office:string-value="http://domain895.com" calcext:value-type="string">
            <text:p>http://domain895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 table:number-columns-repeated="5"/>
          <table:table-cell table:formula="of:=CONCATENATE([.$P$1];[.J893];[.$Q$1];[.$N$3];[.A893];[.$O$3];[.$Q$1];[.$N$3];[.B893];[.$O$3];[.$Q$1];[.$N$2];[.E893];[.$O$2];[.$Q$1];[.$N$2];[.C893];[.$O$2];[.$Q$1];[.$N$2];[.F893];[.$O$2];[.$Q$1];[.$N$2];[.D893];[.$O$2];[.$O$2])" office:value-type="string" office:string-value="insert into creatives values (895,'some description895','http://domain895.com',(),('UK','US'),('ios','android'),())" calcext:value-type="string">
            <text:p>insert into creatives values (895,'some description895','http://domain895.com',(),('UK','US'),('ios','android'),())</text:p>
          </table:table-cell>
          <table:table-cell/>
        </table:table-row>
        <table:table-row table:style-name="ro2">
          <table:table-cell table:formula="of:=CONCATENATE([.A$1];[.J894])" office:value-type="string" office:string-value="some description896" calcext:value-type="string">
            <text:p>some description896</text:p>
          </table:table-cell>
          <table:table-cell table:formula="of:=CONCATENATE([.B$1];[.$J894];[.$M$2])" office:value-type="string" office:string-value="http://domain896.com" calcext:value-type="string">
            <text:p>http://domain896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table:number-columns-repeated="5"/>
          <table:table-cell table:formula="of:=CONCATENATE([.$P$1];[.J894];[.$Q$1];[.$N$3];[.A894];[.$O$3];[.$Q$1];[.$N$3];[.B894];[.$O$3];[.$Q$1];[.$N$2];[.E894];[.$O$2];[.$Q$1];[.$N$2];[.C894];[.$O$2];[.$Q$1];[.$N$2];[.F894];[.$O$2];[.$Q$1];[.$N$2];[.D894];[.$O$2];[.$O$2])" office:value-type="string" office:string-value="insert into creatives values (896,'some description896','http://domain896.com',(),('UK','US'),('ios','android'),())" calcext:value-type="string">
            <text:p>insert into creatives values (896,'some description896','http://domain896.com',(),('UK','US'),('ios','android'),())</text:p>
          </table:table-cell>
          <table:table-cell/>
        </table:table-row>
        <table:table-row table:style-name="ro2">
          <table:table-cell table:formula="of:=CONCATENATE([.A$1];[.J895])" office:value-type="string" office:string-value="some description897" calcext:value-type="string">
            <text:p>some description897</text:p>
          </table:table-cell>
          <table:table-cell table:formula="of:=CONCATENATE([.B$1];[.$J895];[.$M$2])" office:value-type="string" office:string-value="http://domain897.com" calcext:value-type="string">
            <text:p>http://domain897.com</text:p>
          </table:table-cell>
          <table:table-cell office:value-type="string" calcext:value-type="string">
            <text:p>'UK','US'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897" calcext:value-type="float">
            <text:p>897</text:p>
          </table:table-cell>
          <table:table-cell table:number-columns-repeated="5"/>
          <table:table-cell table:formula="of:=CONCATENATE([.$P$1];[.J895];[.$Q$1];[.$N$3];[.A895];[.$O$3];[.$Q$1];[.$N$3];[.B895];[.$O$3];[.$Q$1];[.$N$2];[.E895];[.$O$2];[.$Q$1];[.$N$2];[.C895];[.$O$2];[.$Q$1];[.$N$2];[.F895];[.$O$2];[.$Q$1];[.$N$2];[.D895];[.$O$2];[.$O$2])" office:value-type="string" office:string-value="insert into creatives values (897,'some description897','http://domain897.com',(),('UK','US'),('ios','android'),())" calcext:value-type="string">
            <text:p>insert into creatives values (897,'some description897','http://domain897.com',(),('UK','US'),('ios','android'),())</text:p>
          </table:table-cell>
          <table:table-cell/>
        </table:table-row>
        <table:table-row table:style-name="ro2">
          <table:table-cell table:formula="of:=CONCATENATE([.A$1];[.J896])" office:value-type="string" office:string-value="some description898" calcext:value-type="string">
            <text:p>some description898</text:p>
          </table:table-cell>
          <table:table-cell table:formula="of:=CONCATENATE([.B$1];[.$J896];[.$M$2])" office:value-type="string" office:string-value="http://domain898.com" calcext:value-type="string">
            <text:p>http://domain89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898" calcext:value-type="float">
            <text:p>898</text:p>
          </table:table-cell>
          <table:table-cell table:number-columns-repeated="5"/>
          <table:table-cell table:formula="of:=CONCATENATE([.$P$1];[.J896];[.$Q$1];[.$N$3];[.A896];[.$O$3];[.$Q$1];[.$N$3];[.B896];[.$O$3];[.$Q$1];[.$N$2];[.E896];[.$O$2];[.$Q$1];[.$N$2];[.C896];[.$O$2];[.$Q$1];[.$N$2];[.F896];[.$O$2];[.$Q$1];[.$N$2];[.D896];[.$O$2];[.$O$2])" office:value-type="string" office:string-value="insert into creatives values (898,'some description898','http://domain898.com',('ios',),(),(),('UK',))" calcext:value-type="string">
            <text:p>insert into creatives values (898,'some description898','http://domain898.com',('ios',),(),(),('UK',))</text:p>
          </table:table-cell>
          <table:table-cell/>
        </table:table-row>
        <table:table-row table:style-name="ro2">
          <table:table-cell table:formula="of:=CONCATENATE([.A$1];[.J897])" office:value-type="string" office:string-value="some description899" calcext:value-type="string">
            <text:p>some description899</text:p>
          </table:table-cell>
          <table:table-cell table:formula="of:=CONCATENATE([.B$1];[.$J897];[.$M$2])" office:value-type="string" office:string-value="http://domain899.com" calcext:value-type="string">
            <text:p>http://domain89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899" calcext:value-type="float">
            <text:p>899</text:p>
          </table:table-cell>
          <table:table-cell table:number-columns-repeated="5"/>
          <table:table-cell table:formula="of:=CONCATENATE([.$P$1];[.J897];[.$Q$1];[.$N$3];[.A897];[.$O$3];[.$Q$1];[.$N$3];[.B897];[.$O$3];[.$Q$1];[.$N$2];[.E897];[.$O$2];[.$Q$1];[.$N$2];[.C897];[.$O$2];[.$Q$1];[.$N$2];[.F897];[.$O$2];[.$Q$1];[.$N$2];[.D897];[.$O$2];[.$O$2])" office:value-type="string" office:string-value="insert into creatives values (899,'some description899','http://domain899.com',('ios',),(),(),('UK',))" calcext:value-type="string">
            <text:p>insert into creatives values (899,'some description899','http://domain899.com',('ios',),(),(),('UK',))</text:p>
          </table:table-cell>
          <table:table-cell/>
        </table:table-row>
        <table:table-row table:style-name="ro2">
          <table:table-cell table:formula="of:=CONCATENATE([.A$1];[.J898])" office:value-type="string" office:string-value="some description900" calcext:value-type="string">
            <text:p>some description900</text:p>
          </table:table-cell>
          <table:table-cell table:formula="of:=CONCATENATE([.B$1];[.$J898];[.$M$2])" office:value-type="string" office:string-value="http://domain900.com" calcext:value-type="string">
            <text:p>http://domain90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table:number-columns-repeated="5"/>
          <table:table-cell table:formula="of:=CONCATENATE([.$P$1];[.J898];[.$Q$1];[.$N$3];[.A898];[.$O$3];[.$Q$1];[.$N$3];[.B898];[.$O$3];[.$Q$1];[.$N$2];[.E898];[.$O$2];[.$Q$1];[.$N$2];[.C898];[.$O$2];[.$Q$1];[.$N$2];[.F898];[.$O$2];[.$Q$1];[.$N$2];[.D898];[.$O$2];[.$O$2])" office:value-type="string" office:string-value="insert into creatives values (900,'some description900','http://domain900.com',('ios',),(),(),('UK',))" calcext:value-type="string">
            <text:p>insert into creatives values (900,'some description900','http://domain900.com',('ios',),(),(),('UK',))</text:p>
          </table:table-cell>
          <table:table-cell/>
        </table:table-row>
        <table:table-row table:style-name="ro2">
          <table:table-cell table:formula="of:=CONCATENATE([.A$1];[.J899])" office:value-type="string" office:string-value="some description901" calcext:value-type="string">
            <text:p>some description901</text:p>
          </table:table-cell>
          <table:table-cell table:formula="of:=CONCATENATE([.B$1];[.$J899];[.$M$2])" office:value-type="string" office:string-value="http://domain901.com" calcext:value-type="string">
            <text:p>http://domain90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1" calcext:value-type="float">
            <text:p>901</text:p>
          </table:table-cell>
          <table:table-cell table:number-columns-repeated="5"/>
          <table:table-cell table:formula="of:=CONCATENATE([.$P$1];[.J899];[.$Q$1];[.$N$3];[.A899];[.$O$3];[.$Q$1];[.$N$3];[.B899];[.$O$3];[.$Q$1];[.$N$2];[.E899];[.$O$2];[.$Q$1];[.$N$2];[.C899];[.$O$2];[.$Q$1];[.$N$2];[.F899];[.$O$2];[.$Q$1];[.$N$2];[.D899];[.$O$2];[.$O$2])" office:value-type="string" office:string-value="insert into creatives values (901,'some description901','http://domain901.com',('ios',),(),(),('UK',))" calcext:value-type="string">
            <text:p>insert into creatives values (901,'some description901','http://domain901.com',('ios',),(),(),('UK',))</text:p>
          </table:table-cell>
          <table:table-cell/>
        </table:table-row>
        <table:table-row table:style-name="ro2">
          <table:table-cell table:formula="of:=CONCATENATE([.A$1];[.J900])" office:value-type="string" office:string-value="some description902" calcext:value-type="string">
            <text:p>some description902</text:p>
          </table:table-cell>
          <table:table-cell table:formula="of:=CONCATENATE([.B$1];[.$J900];[.$M$2])" office:value-type="string" office:string-value="http://domain902.com" calcext:value-type="string">
            <text:p>http://domain90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2" calcext:value-type="float">
            <text:p>902</text:p>
          </table:table-cell>
          <table:table-cell table:number-columns-repeated="5"/>
          <table:table-cell table:formula="of:=CONCATENATE([.$P$1];[.J900];[.$Q$1];[.$N$3];[.A900];[.$O$3];[.$Q$1];[.$N$3];[.B900];[.$O$3];[.$Q$1];[.$N$2];[.E900];[.$O$2];[.$Q$1];[.$N$2];[.C900];[.$O$2];[.$Q$1];[.$N$2];[.F900];[.$O$2];[.$Q$1];[.$N$2];[.D900];[.$O$2];[.$O$2])" office:value-type="string" office:string-value="insert into creatives values (902,'some description902','http://domain902.com',('ios',),(),(),('UK',))" calcext:value-type="string">
            <text:p>insert into creatives values (902,'some description902','http://domain902.com',('ios',),(),(),('UK',))</text:p>
          </table:table-cell>
          <table:table-cell/>
        </table:table-row>
        <table:table-row table:style-name="ro2">
          <table:table-cell table:formula="of:=CONCATENATE([.A$1];[.J901])" office:value-type="string" office:string-value="some description903" calcext:value-type="string">
            <text:p>some description903</text:p>
          </table:table-cell>
          <table:table-cell table:formula="of:=CONCATENATE([.B$1];[.$J901];[.$M$2])" office:value-type="string" office:string-value="http://domain903.com" calcext:value-type="string">
            <text:p>http://domain90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3" calcext:value-type="float">
            <text:p>903</text:p>
          </table:table-cell>
          <table:table-cell table:number-columns-repeated="5"/>
          <table:table-cell table:formula="of:=CONCATENATE([.$P$1];[.J901];[.$Q$1];[.$N$3];[.A901];[.$O$3];[.$Q$1];[.$N$3];[.B901];[.$O$3];[.$Q$1];[.$N$2];[.E901];[.$O$2];[.$Q$1];[.$N$2];[.C901];[.$O$2];[.$Q$1];[.$N$2];[.F901];[.$O$2];[.$Q$1];[.$N$2];[.D901];[.$O$2];[.$O$2])" office:value-type="string" office:string-value="insert into creatives values (903,'some description903','http://domain903.com',('ios',),(),(),('UK',))" calcext:value-type="string">
            <text:p>insert into creatives values (903,'some description903','http://domain903.com',('ios',),(),(),('UK',))</text:p>
          </table:table-cell>
          <table:table-cell/>
        </table:table-row>
        <table:table-row table:style-name="ro2">
          <table:table-cell table:formula="of:=CONCATENATE([.A$1];[.J902])" office:value-type="string" office:string-value="some description904" calcext:value-type="string">
            <text:p>some description904</text:p>
          </table:table-cell>
          <table:table-cell table:formula="of:=CONCATENATE([.B$1];[.$J902];[.$M$2])" office:value-type="string" office:string-value="http://domain904.com" calcext:value-type="string">
            <text:p>http://domain90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4" calcext:value-type="float">
            <text:p>904</text:p>
          </table:table-cell>
          <table:table-cell table:number-columns-repeated="5"/>
          <table:table-cell table:formula="of:=CONCATENATE([.$P$1];[.J902];[.$Q$1];[.$N$3];[.A902];[.$O$3];[.$Q$1];[.$N$3];[.B902];[.$O$3];[.$Q$1];[.$N$2];[.E902];[.$O$2];[.$Q$1];[.$N$2];[.C902];[.$O$2];[.$Q$1];[.$N$2];[.F902];[.$O$2];[.$Q$1];[.$N$2];[.D902];[.$O$2];[.$O$2])" office:value-type="string" office:string-value="insert into creatives values (904,'some description904','http://domain904.com',('ios',),(),(),('UK',))" calcext:value-type="string">
            <text:p>insert into creatives values (904,'some description904','http://domain904.com',('ios',),(),(),('UK',))</text:p>
          </table:table-cell>
          <table:table-cell/>
        </table:table-row>
        <table:table-row table:style-name="ro2">
          <table:table-cell table:formula="of:=CONCATENATE([.A$1];[.J903])" office:value-type="string" office:string-value="some description905" calcext:value-type="string">
            <text:p>some description905</text:p>
          </table:table-cell>
          <table:table-cell table:formula="of:=CONCATENATE([.B$1];[.$J903];[.$M$2])" office:value-type="string" office:string-value="http://domain905.com" calcext:value-type="string">
            <text:p>http://domain90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5" calcext:value-type="float">
            <text:p>905</text:p>
          </table:table-cell>
          <table:table-cell table:number-columns-repeated="5"/>
          <table:table-cell table:formula="of:=CONCATENATE([.$P$1];[.J903];[.$Q$1];[.$N$3];[.A903];[.$O$3];[.$Q$1];[.$N$3];[.B903];[.$O$3];[.$Q$1];[.$N$2];[.E903];[.$O$2];[.$Q$1];[.$N$2];[.C903];[.$O$2];[.$Q$1];[.$N$2];[.F903];[.$O$2];[.$Q$1];[.$N$2];[.D903];[.$O$2];[.$O$2])" office:value-type="string" office:string-value="insert into creatives values (905,'some description905','http://domain905.com',('ios',),(),(),('UK',))" calcext:value-type="string">
            <text:p>insert into creatives values (905,'some description905','http://domain905.com',('ios',),(),(),('UK',))</text:p>
          </table:table-cell>
          <table:table-cell/>
        </table:table-row>
        <table:table-row table:style-name="ro2">
          <table:table-cell table:formula="of:=CONCATENATE([.A$1];[.J904])" office:value-type="string" office:string-value="some description906" calcext:value-type="string">
            <text:p>some description906</text:p>
          </table:table-cell>
          <table:table-cell table:formula="of:=CONCATENATE([.B$1];[.$J904];[.$M$2])" office:value-type="string" office:string-value="http://domain906.com" calcext:value-type="string">
            <text:p>http://domain90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6" calcext:value-type="float">
            <text:p>906</text:p>
          </table:table-cell>
          <table:table-cell table:number-columns-repeated="5"/>
          <table:table-cell table:formula="of:=CONCATENATE([.$P$1];[.J904];[.$Q$1];[.$N$3];[.A904];[.$O$3];[.$Q$1];[.$N$3];[.B904];[.$O$3];[.$Q$1];[.$N$2];[.E904];[.$O$2];[.$Q$1];[.$N$2];[.C904];[.$O$2];[.$Q$1];[.$N$2];[.F904];[.$O$2];[.$Q$1];[.$N$2];[.D904];[.$O$2];[.$O$2])" office:value-type="string" office:string-value="insert into creatives values (906,'some description906','http://domain906.com',('ios',),(),(),('UK',))" calcext:value-type="string">
            <text:p>insert into creatives values (906,'some description906','http://domain906.com',('ios',),(),(),('UK',))</text:p>
          </table:table-cell>
          <table:table-cell/>
        </table:table-row>
        <table:table-row table:style-name="ro2">
          <table:table-cell table:formula="of:=CONCATENATE([.A$1];[.J905])" office:value-type="string" office:string-value="some description907" calcext:value-type="string">
            <text:p>some description907</text:p>
          </table:table-cell>
          <table:table-cell table:formula="of:=CONCATENATE([.B$1];[.$J905];[.$M$2])" office:value-type="string" office:string-value="http://domain907.com" calcext:value-type="string">
            <text:p>http://domain90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table:number-columns-repeated="5"/>
          <table:table-cell table:formula="of:=CONCATENATE([.$P$1];[.J905];[.$Q$1];[.$N$3];[.A905];[.$O$3];[.$Q$1];[.$N$3];[.B905];[.$O$3];[.$Q$1];[.$N$2];[.E905];[.$O$2];[.$Q$1];[.$N$2];[.C905];[.$O$2];[.$Q$1];[.$N$2];[.F905];[.$O$2];[.$Q$1];[.$N$2];[.D905];[.$O$2];[.$O$2])" office:value-type="string" office:string-value="insert into creatives values (907,'some description907','http://domain907.com',('ios',),(),(),('UK',))" calcext:value-type="string">
            <text:p>insert into creatives values (907,'some description907','http://domain907.com',('ios',),(),(),('UK',))</text:p>
          </table:table-cell>
          <table:table-cell/>
        </table:table-row>
        <table:table-row table:style-name="ro2">
          <table:table-cell table:formula="of:=CONCATENATE([.A$1];[.J906])" office:value-type="string" office:string-value="some description908" calcext:value-type="string">
            <text:p>some description908</text:p>
          </table:table-cell>
          <table:table-cell table:formula="of:=CONCATENATE([.B$1];[.$J906];[.$M$2])" office:value-type="string" office:string-value="http://domain908.com" calcext:value-type="string">
            <text:p>http://domain90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8" calcext:value-type="float">
            <text:p>908</text:p>
          </table:table-cell>
          <table:table-cell table:number-columns-repeated="5"/>
          <table:table-cell table:formula="of:=CONCATENATE([.$P$1];[.J906];[.$Q$1];[.$N$3];[.A906];[.$O$3];[.$Q$1];[.$N$3];[.B906];[.$O$3];[.$Q$1];[.$N$2];[.E906];[.$O$2];[.$Q$1];[.$N$2];[.C906];[.$O$2];[.$Q$1];[.$N$2];[.F906];[.$O$2];[.$Q$1];[.$N$2];[.D906];[.$O$2];[.$O$2])" office:value-type="string" office:string-value="insert into creatives values (908,'some description908','http://domain908.com',('ios',),(),(),('UK',))" calcext:value-type="string">
            <text:p>insert into creatives values (908,'some description908','http://domain908.com',('ios',),(),(),('UK',))</text:p>
          </table:table-cell>
          <table:table-cell/>
        </table:table-row>
        <table:table-row table:style-name="ro2">
          <table:table-cell table:formula="of:=CONCATENATE([.A$1];[.J907])" office:value-type="string" office:string-value="some description909" calcext:value-type="string">
            <text:p>some description909</text:p>
          </table:table-cell>
          <table:table-cell table:formula="of:=CONCATENATE([.B$1];[.$J907];[.$M$2])" office:value-type="string" office:string-value="http://domain909.com" calcext:value-type="string">
            <text:p>http://domain90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09" calcext:value-type="float">
            <text:p>909</text:p>
          </table:table-cell>
          <table:table-cell table:number-columns-repeated="5"/>
          <table:table-cell table:formula="of:=CONCATENATE([.$P$1];[.J907];[.$Q$1];[.$N$3];[.A907];[.$O$3];[.$Q$1];[.$N$3];[.B907];[.$O$3];[.$Q$1];[.$N$2];[.E907];[.$O$2];[.$Q$1];[.$N$2];[.C907];[.$O$2];[.$Q$1];[.$N$2];[.F907];[.$O$2];[.$Q$1];[.$N$2];[.D907];[.$O$2];[.$O$2])" office:value-type="string" office:string-value="insert into creatives values (909,'some description909','http://domain909.com',('ios',),(),(),('UK',))" calcext:value-type="string">
            <text:p>insert into creatives values (909,'some description909','http://domain909.com',('ios',),(),(),('UK',))</text:p>
          </table:table-cell>
          <table:table-cell/>
        </table:table-row>
        <table:table-row table:style-name="ro2">
          <table:table-cell table:formula="of:=CONCATENATE([.A$1];[.J908])" office:value-type="string" office:string-value="some description910" calcext:value-type="string">
            <text:p>some description910</text:p>
          </table:table-cell>
          <table:table-cell table:formula="of:=CONCATENATE([.B$1];[.$J908];[.$M$2])" office:value-type="string" office:string-value="http://domain910.com" calcext:value-type="string">
            <text:p>http://domain91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0" calcext:value-type="float">
            <text:p>910</text:p>
          </table:table-cell>
          <table:table-cell table:number-columns-repeated="5"/>
          <table:table-cell table:formula="of:=CONCATENATE([.$P$1];[.J908];[.$Q$1];[.$N$3];[.A908];[.$O$3];[.$Q$1];[.$N$3];[.B908];[.$O$3];[.$Q$1];[.$N$2];[.E908];[.$O$2];[.$Q$1];[.$N$2];[.C908];[.$O$2];[.$Q$1];[.$N$2];[.F908];[.$O$2];[.$Q$1];[.$N$2];[.D908];[.$O$2];[.$O$2])" office:value-type="string" office:string-value="insert into creatives values (910,'some description910','http://domain910.com',('ios',),(),(),('UK',))" calcext:value-type="string">
            <text:p>insert into creatives values (910,'some description910','http://domain910.com',('ios',),(),(),('UK',))</text:p>
          </table:table-cell>
          <table:table-cell/>
        </table:table-row>
        <table:table-row table:style-name="ro2">
          <table:table-cell table:formula="of:=CONCATENATE([.A$1];[.J909])" office:value-type="string" office:string-value="some description911" calcext:value-type="string">
            <text:p>some description911</text:p>
          </table:table-cell>
          <table:table-cell table:formula="of:=CONCATENATE([.B$1];[.$J909];[.$M$2])" office:value-type="string" office:string-value="http://domain911.com" calcext:value-type="string">
            <text:p>http://domain91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1" calcext:value-type="float">
            <text:p>911</text:p>
          </table:table-cell>
          <table:table-cell table:number-columns-repeated="5"/>
          <table:table-cell table:formula="of:=CONCATENATE([.$P$1];[.J909];[.$Q$1];[.$N$3];[.A909];[.$O$3];[.$Q$1];[.$N$3];[.B909];[.$O$3];[.$Q$1];[.$N$2];[.E909];[.$O$2];[.$Q$1];[.$N$2];[.C909];[.$O$2];[.$Q$1];[.$N$2];[.F909];[.$O$2];[.$Q$1];[.$N$2];[.D909];[.$O$2];[.$O$2])" office:value-type="string" office:string-value="insert into creatives values (911,'some description911','http://domain911.com',('ios',),(),(),('UK',))" calcext:value-type="string">
            <text:p>insert into creatives values (911,'some description911','http://domain911.com',('ios',),(),(),('UK',))</text:p>
          </table:table-cell>
          <table:table-cell/>
        </table:table-row>
        <table:table-row table:style-name="ro2">
          <table:table-cell table:formula="of:=CONCATENATE([.A$1];[.J910])" office:value-type="string" office:string-value="some description912" calcext:value-type="string">
            <text:p>some description912</text:p>
          </table:table-cell>
          <table:table-cell table:formula="of:=CONCATENATE([.B$1];[.$J910];[.$M$2])" office:value-type="string" office:string-value="http://domain912.com" calcext:value-type="string">
            <text:p>http://domain91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2" calcext:value-type="float">
            <text:p>912</text:p>
          </table:table-cell>
          <table:table-cell table:number-columns-repeated="5"/>
          <table:table-cell table:formula="of:=CONCATENATE([.$P$1];[.J910];[.$Q$1];[.$N$3];[.A910];[.$O$3];[.$Q$1];[.$N$3];[.B910];[.$O$3];[.$Q$1];[.$N$2];[.E910];[.$O$2];[.$Q$1];[.$N$2];[.C910];[.$O$2];[.$Q$1];[.$N$2];[.F910];[.$O$2];[.$Q$1];[.$N$2];[.D910];[.$O$2];[.$O$2])" office:value-type="string" office:string-value="insert into creatives values (912,'some description912','http://domain912.com',('ios',),(),(),('UK',))" calcext:value-type="string">
            <text:p>insert into creatives values (912,'some description912','http://domain912.com',('ios',),(),(),('UK',))</text:p>
          </table:table-cell>
          <table:table-cell/>
        </table:table-row>
        <table:table-row table:style-name="ro2">
          <table:table-cell table:formula="of:=CONCATENATE([.A$1];[.J911])" office:value-type="string" office:string-value="some description913" calcext:value-type="string">
            <text:p>some description913</text:p>
          </table:table-cell>
          <table:table-cell table:formula="of:=CONCATENATE([.B$1];[.$J911];[.$M$2])" office:value-type="string" office:string-value="http://domain913.com" calcext:value-type="string">
            <text:p>http://domain91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3" calcext:value-type="float">
            <text:p>913</text:p>
          </table:table-cell>
          <table:table-cell table:number-columns-repeated="5"/>
          <table:table-cell table:formula="of:=CONCATENATE([.$P$1];[.J911];[.$Q$1];[.$N$3];[.A911];[.$O$3];[.$Q$1];[.$N$3];[.B911];[.$O$3];[.$Q$1];[.$N$2];[.E911];[.$O$2];[.$Q$1];[.$N$2];[.C911];[.$O$2];[.$Q$1];[.$N$2];[.F911];[.$O$2];[.$Q$1];[.$N$2];[.D911];[.$O$2];[.$O$2])" office:value-type="string" office:string-value="insert into creatives values (913,'some description913','http://domain913.com',('ios',),(),(),('UK',))" calcext:value-type="string">
            <text:p>insert into creatives values (913,'some description913','http://domain913.com',('ios',),(),(),('UK',))</text:p>
          </table:table-cell>
          <table:table-cell/>
        </table:table-row>
        <table:table-row table:style-name="ro2">
          <table:table-cell table:formula="of:=CONCATENATE([.A$1];[.J912])" office:value-type="string" office:string-value="some description914" calcext:value-type="string">
            <text:p>some description914</text:p>
          </table:table-cell>
          <table:table-cell table:formula="of:=CONCATENATE([.B$1];[.$J912];[.$M$2])" office:value-type="string" office:string-value="http://domain914.com" calcext:value-type="string">
            <text:p>http://domain91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4" calcext:value-type="float">
            <text:p>914</text:p>
          </table:table-cell>
          <table:table-cell table:number-columns-repeated="5"/>
          <table:table-cell table:formula="of:=CONCATENATE([.$P$1];[.J912];[.$Q$1];[.$N$3];[.A912];[.$O$3];[.$Q$1];[.$N$3];[.B912];[.$O$3];[.$Q$1];[.$N$2];[.E912];[.$O$2];[.$Q$1];[.$N$2];[.C912];[.$O$2];[.$Q$1];[.$N$2];[.F912];[.$O$2];[.$Q$1];[.$N$2];[.D912];[.$O$2];[.$O$2])" office:value-type="string" office:string-value="insert into creatives values (914,'some description914','http://domain914.com',('ios',),(),(),('UK',))" calcext:value-type="string">
            <text:p>insert into creatives values (914,'some description914','http://domain914.com',('ios',),(),(),('UK',))</text:p>
          </table:table-cell>
          <table:table-cell/>
        </table:table-row>
        <table:table-row table:style-name="ro2">
          <table:table-cell table:formula="of:=CONCATENATE([.A$1];[.J913])" office:value-type="string" office:string-value="some description915" calcext:value-type="string">
            <text:p>some description915</text:p>
          </table:table-cell>
          <table:table-cell table:formula="of:=CONCATENATE([.B$1];[.$J913];[.$M$2])" office:value-type="string" office:string-value="http://domain915.com" calcext:value-type="string">
            <text:p>http://domain91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5" calcext:value-type="float">
            <text:p>915</text:p>
          </table:table-cell>
          <table:table-cell table:number-columns-repeated="5"/>
          <table:table-cell table:formula="of:=CONCATENATE([.$P$1];[.J913];[.$Q$1];[.$N$3];[.A913];[.$O$3];[.$Q$1];[.$N$3];[.B913];[.$O$3];[.$Q$1];[.$N$2];[.E913];[.$O$2];[.$Q$1];[.$N$2];[.C913];[.$O$2];[.$Q$1];[.$N$2];[.F913];[.$O$2];[.$Q$1];[.$N$2];[.D913];[.$O$2];[.$O$2])" office:value-type="string" office:string-value="insert into creatives values (915,'some description915','http://domain915.com',('ios',),(),(),('UK',))" calcext:value-type="string">
            <text:p>insert into creatives values (915,'some description915','http://domain915.com',('ios',),(),(),('UK',))</text:p>
          </table:table-cell>
          <table:table-cell/>
        </table:table-row>
        <table:table-row table:style-name="ro2">
          <table:table-cell table:formula="of:=CONCATENATE([.A$1];[.J914])" office:value-type="string" office:string-value="some description916" calcext:value-type="string">
            <text:p>some description916</text:p>
          </table:table-cell>
          <table:table-cell table:formula="of:=CONCATENATE([.B$1];[.$J914];[.$M$2])" office:value-type="string" office:string-value="http://domain916.com" calcext:value-type="string">
            <text:p>http://domain91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table:number-columns-repeated="5"/>
          <table:table-cell table:formula="of:=CONCATENATE([.$P$1];[.J914];[.$Q$1];[.$N$3];[.A914];[.$O$3];[.$Q$1];[.$N$3];[.B914];[.$O$3];[.$Q$1];[.$N$2];[.E914];[.$O$2];[.$Q$1];[.$N$2];[.C914];[.$O$2];[.$Q$1];[.$N$2];[.F914];[.$O$2];[.$Q$1];[.$N$2];[.D914];[.$O$2];[.$O$2])" office:value-type="string" office:string-value="insert into creatives values (916,'some description916','http://domain916.com',('ios',),(),(),('UK',))" calcext:value-type="string">
            <text:p>insert into creatives values (916,'some description916','http://domain916.com',('ios',),(),(),('UK',))</text:p>
          </table:table-cell>
          <table:table-cell/>
        </table:table-row>
        <table:table-row table:style-name="ro2">
          <table:table-cell table:formula="of:=CONCATENATE([.A$1];[.J915])" office:value-type="string" office:string-value="some description917" calcext:value-type="string">
            <text:p>some description917</text:p>
          </table:table-cell>
          <table:table-cell table:formula="of:=CONCATENATE([.B$1];[.$J915];[.$M$2])" office:value-type="string" office:string-value="http://domain917.com" calcext:value-type="string">
            <text:p>http://domain91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7" calcext:value-type="float">
            <text:p>917</text:p>
          </table:table-cell>
          <table:table-cell table:number-columns-repeated="5"/>
          <table:table-cell table:formula="of:=CONCATENATE([.$P$1];[.J915];[.$Q$1];[.$N$3];[.A915];[.$O$3];[.$Q$1];[.$N$3];[.B915];[.$O$3];[.$Q$1];[.$N$2];[.E915];[.$O$2];[.$Q$1];[.$N$2];[.C915];[.$O$2];[.$Q$1];[.$N$2];[.F915];[.$O$2];[.$Q$1];[.$N$2];[.D915];[.$O$2];[.$O$2])" office:value-type="string" office:string-value="insert into creatives values (917,'some description917','http://domain917.com',('ios',),(),(),('UK',))" calcext:value-type="string">
            <text:p>insert into creatives values (917,'some description917','http://domain917.com',('ios',),(),(),('UK',))</text:p>
          </table:table-cell>
          <table:table-cell/>
        </table:table-row>
        <table:table-row table:style-name="ro2">
          <table:table-cell table:formula="of:=CONCATENATE([.A$1];[.J916])" office:value-type="string" office:string-value="some description918" calcext:value-type="string">
            <text:p>some description918</text:p>
          </table:table-cell>
          <table:table-cell table:formula="of:=CONCATENATE([.B$1];[.$J916];[.$M$2])" office:value-type="string" office:string-value="http://domain918.com" calcext:value-type="string">
            <text:p>http://domain91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8" calcext:value-type="float">
            <text:p>918</text:p>
          </table:table-cell>
          <table:table-cell table:number-columns-repeated="5"/>
          <table:table-cell table:formula="of:=CONCATENATE([.$P$1];[.J916];[.$Q$1];[.$N$3];[.A916];[.$O$3];[.$Q$1];[.$N$3];[.B916];[.$O$3];[.$Q$1];[.$N$2];[.E916];[.$O$2];[.$Q$1];[.$N$2];[.C916];[.$O$2];[.$Q$1];[.$N$2];[.F916];[.$O$2];[.$Q$1];[.$N$2];[.D916];[.$O$2];[.$O$2])" office:value-type="string" office:string-value="insert into creatives values (918,'some description918','http://domain918.com',('ios',),(),(),('UK',))" calcext:value-type="string">
            <text:p>insert into creatives values (918,'some description918','http://domain918.com',('ios',),(),(),('UK',))</text:p>
          </table:table-cell>
          <table:table-cell/>
        </table:table-row>
        <table:table-row table:style-name="ro2">
          <table:table-cell table:formula="of:=CONCATENATE([.A$1];[.J917])" office:value-type="string" office:string-value="some description919" calcext:value-type="string">
            <text:p>some description919</text:p>
          </table:table-cell>
          <table:table-cell table:formula="of:=CONCATENATE([.B$1];[.$J917];[.$M$2])" office:value-type="string" office:string-value="http://domain919.com" calcext:value-type="string">
            <text:p>http://domain91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19" calcext:value-type="float">
            <text:p>919</text:p>
          </table:table-cell>
          <table:table-cell table:number-columns-repeated="5"/>
          <table:table-cell table:formula="of:=CONCATENATE([.$P$1];[.J917];[.$Q$1];[.$N$3];[.A917];[.$O$3];[.$Q$1];[.$N$3];[.B917];[.$O$3];[.$Q$1];[.$N$2];[.E917];[.$O$2];[.$Q$1];[.$N$2];[.C917];[.$O$2];[.$Q$1];[.$N$2];[.F917];[.$O$2];[.$Q$1];[.$N$2];[.D917];[.$O$2];[.$O$2])" office:value-type="string" office:string-value="insert into creatives values (919,'some description919','http://domain919.com',('ios',),(),(),('UK',))" calcext:value-type="string">
            <text:p>insert into creatives values (919,'some description919','http://domain919.com',('ios',),(),(),('UK',))</text:p>
          </table:table-cell>
          <table:table-cell/>
        </table:table-row>
        <table:table-row table:style-name="ro2">
          <table:table-cell table:formula="of:=CONCATENATE([.A$1];[.J918])" office:value-type="string" office:string-value="some description920" calcext:value-type="string">
            <text:p>some description920</text:p>
          </table:table-cell>
          <table:table-cell table:formula="of:=CONCATENATE([.B$1];[.$J918];[.$M$2])" office:value-type="string" office:string-value="http://domain920.com" calcext:value-type="string">
            <text:p>http://domain92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0" calcext:value-type="float">
            <text:p>920</text:p>
          </table:table-cell>
          <table:table-cell table:number-columns-repeated="5"/>
          <table:table-cell table:formula="of:=CONCATENATE([.$P$1];[.J918];[.$Q$1];[.$N$3];[.A918];[.$O$3];[.$Q$1];[.$N$3];[.B918];[.$O$3];[.$Q$1];[.$N$2];[.E918];[.$O$2];[.$Q$1];[.$N$2];[.C918];[.$O$2];[.$Q$1];[.$N$2];[.F918];[.$O$2];[.$Q$1];[.$N$2];[.D918];[.$O$2];[.$O$2])" office:value-type="string" office:string-value="insert into creatives values (920,'some description920','http://domain920.com',('ios',),(),(),('UK',))" calcext:value-type="string">
            <text:p>insert into creatives values (920,'some description920','http://domain920.com',('ios',),(),(),('UK',))</text:p>
          </table:table-cell>
          <table:table-cell/>
        </table:table-row>
        <table:table-row table:style-name="ro2">
          <table:table-cell table:formula="of:=CONCATENATE([.A$1];[.J919])" office:value-type="string" office:string-value="some description921" calcext:value-type="string">
            <text:p>some description921</text:p>
          </table:table-cell>
          <table:table-cell table:formula="of:=CONCATENATE([.B$1];[.$J919];[.$M$2])" office:value-type="string" office:string-value="http://domain921.com" calcext:value-type="string">
            <text:p>http://domain92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1" calcext:value-type="float">
            <text:p>921</text:p>
          </table:table-cell>
          <table:table-cell table:number-columns-repeated="5"/>
          <table:table-cell table:formula="of:=CONCATENATE([.$P$1];[.J919];[.$Q$1];[.$N$3];[.A919];[.$O$3];[.$Q$1];[.$N$3];[.B919];[.$O$3];[.$Q$1];[.$N$2];[.E919];[.$O$2];[.$Q$1];[.$N$2];[.C919];[.$O$2];[.$Q$1];[.$N$2];[.F919];[.$O$2];[.$Q$1];[.$N$2];[.D919];[.$O$2];[.$O$2])" office:value-type="string" office:string-value="insert into creatives values (921,'some description921','http://domain921.com',('ios',),(),(),('UK',))" calcext:value-type="string">
            <text:p>insert into creatives values (921,'some description921','http://domain921.com',('ios',),(),(),('UK',))</text:p>
          </table:table-cell>
          <table:table-cell/>
        </table:table-row>
        <table:table-row table:style-name="ro2">
          <table:table-cell table:formula="of:=CONCATENATE([.A$1];[.J920])" office:value-type="string" office:string-value="some description922" calcext:value-type="string">
            <text:p>some description922</text:p>
          </table:table-cell>
          <table:table-cell table:formula="of:=CONCATENATE([.B$1];[.$J920];[.$M$2])" office:value-type="string" office:string-value="http://domain922.com" calcext:value-type="string">
            <text:p>http://domain92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2" calcext:value-type="float">
            <text:p>922</text:p>
          </table:table-cell>
          <table:table-cell table:number-columns-repeated="5"/>
          <table:table-cell table:formula="of:=CONCATENATE([.$P$1];[.J920];[.$Q$1];[.$N$3];[.A920];[.$O$3];[.$Q$1];[.$N$3];[.B920];[.$O$3];[.$Q$1];[.$N$2];[.E920];[.$O$2];[.$Q$1];[.$N$2];[.C920];[.$O$2];[.$Q$1];[.$N$2];[.F920];[.$O$2];[.$Q$1];[.$N$2];[.D920];[.$O$2];[.$O$2])" office:value-type="string" office:string-value="insert into creatives values (922,'some description922','http://domain922.com',('ios',),(),(),('UK',))" calcext:value-type="string">
            <text:p>insert into creatives values (922,'some description922','http://domain922.com',('ios',),(),(),('UK',))</text:p>
          </table:table-cell>
          <table:table-cell/>
        </table:table-row>
        <table:table-row table:style-name="ro2">
          <table:table-cell table:formula="of:=CONCATENATE([.A$1];[.J921])" office:value-type="string" office:string-value="some description923" calcext:value-type="string">
            <text:p>some description923</text:p>
          </table:table-cell>
          <table:table-cell table:formula="of:=CONCATENATE([.B$1];[.$J921];[.$M$2])" office:value-type="string" office:string-value="http://domain923.com" calcext:value-type="string">
            <text:p>http://domain92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3" calcext:value-type="float">
            <text:p>923</text:p>
          </table:table-cell>
          <table:table-cell table:number-columns-repeated="5"/>
          <table:table-cell table:formula="of:=CONCATENATE([.$P$1];[.J921];[.$Q$1];[.$N$3];[.A921];[.$O$3];[.$Q$1];[.$N$3];[.B921];[.$O$3];[.$Q$1];[.$N$2];[.E921];[.$O$2];[.$Q$1];[.$N$2];[.C921];[.$O$2];[.$Q$1];[.$N$2];[.F921];[.$O$2];[.$Q$1];[.$N$2];[.D921];[.$O$2];[.$O$2])" office:value-type="string" office:string-value="insert into creatives values (923,'some description923','http://domain923.com',('ios',),(),(),('UK',))" calcext:value-type="string">
            <text:p>insert into creatives values (923,'some description923','http://domain923.com',('ios',),(),(),('UK',))</text:p>
          </table:table-cell>
          <table:table-cell/>
        </table:table-row>
        <table:table-row table:style-name="ro2">
          <table:table-cell table:formula="of:=CONCATENATE([.A$1];[.J922])" office:value-type="string" office:string-value="some description924" calcext:value-type="string">
            <text:p>some description924</text:p>
          </table:table-cell>
          <table:table-cell table:formula="of:=CONCATENATE([.B$1];[.$J922];[.$M$2])" office:value-type="string" office:string-value="http://domain924.com" calcext:value-type="string">
            <text:p>http://domain92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4" calcext:value-type="float">
            <text:p>924</text:p>
          </table:table-cell>
          <table:table-cell table:number-columns-repeated="5"/>
          <table:table-cell table:formula="of:=CONCATENATE([.$P$1];[.J922];[.$Q$1];[.$N$3];[.A922];[.$O$3];[.$Q$1];[.$N$3];[.B922];[.$O$3];[.$Q$1];[.$N$2];[.E922];[.$O$2];[.$Q$1];[.$N$2];[.C922];[.$O$2];[.$Q$1];[.$N$2];[.F922];[.$O$2];[.$Q$1];[.$N$2];[.D922];[.$O$2];[.$O$2])" office:value-type="string" office:string-value="insert into creatives values (924,'some description924','http://domain924.com',('ios',),(),(),('UK',))" calcext:value-type="string">
            <text:p>insert into creatives values (924,'some description924','http://domain924.com',('ios',),(),(),('UK',))</text:p>
          </table:table-cell>
          <table:table-cell/>
        </table:table-row>
        <table:table-row table:style-name="ro2">
          <table:table-cell table:formula="of:=CONCATENATE([.A$1];[.J923])" office:value-type="string" office:string-value="some description925" calcext:value-type="string">
            <text:p>some description925</text:p>
          </table:table-cell>
          <table:table-cell table:formula="of:=CONCATENATE([.B$1];[.$J923];[.$M$2])" office:value-type="string" office:string-value="http://domain925.com" calcext:value-type="string">
            <text:p>http://domain92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5" calcext:value-type="float">
            <text:p>925</text:p>
          </table:table-cell>
          <table:table-cell table:number-columns-repeated="5"/>
          <table:table-cell table:formula="of:=CONCATENATE([.$P$1];[.J923];[.$Q$1];[.$N$3];[.A923];[.$O$3];[.$Q$1];[.$N$3];[.B923];[.$O$3];[.$Q$1];[.$N$2];[.E923];[.$O$2];[.$Q$1];[.$N$2];[.C923];[.$O$2];[.$Q$1];[.$N$2];[.F923];[.$O$2];[.$Q$1];[.$N$2];[.D923];[.$O$2];[.$O$2])" office:value-type="string" office:string-value="insert into creatives values (925,'some description925','http://domain925.com',('ios',),(),(),('UK',))" calcext:value-type="string">
            <text:p>insert into creatives values (925,'some description925','http://domain925.com',('ios',),(),(),('UK',))</text:p>
          </table:table-cell>
          <table:table-cell/>
        </table:table-row>
        <table:table-row table:style-name="ro2">
          <table:table-cell table:formula="of:=CONCATENATE([.A$1];[.J924])" office:value-type="string" office:string-value="some description926" calcext:value-type="string">
            <text:p>some description926</text:p>
          </table:table-cell>
          <table:table-cell table:formula="of:=CONCATENATE([.B$1];[.$J924];[.$M$2])" office:value-type="string" office:string-value="http://domain926.com" calcext:value-type="string">
            <text:p>http://domain92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5"/>
          <table:table-cell table:formula="of:=CONCATENATE([.$P$1];[.J924];[.$Q$1];[.$N$3];[.A924];[.$O$3];[.$Q$1];[.$N$3];[.B924];[.$O$3];[.$Q$1];[.$N$2];[.E924];[.$O$2];[.$Q$1];[.$N$2];[.C924];[.$O$2];[.$Q$1];[.$N$2];[.F924];[.$O$2];[.$Q$1];[.$N$2];[.D924];[.$O$2];[.$O$2])" office:value-type="string" office:string-value="insert into creatives values (926,'some description926','http://domain926.com',('ios',),(),(),('UK',))" calcext:value-type="string">
            <text:p>insert into creatives values (926,'some description926','http://domain926.com',('ios',),(),(),('UK',))</text:p>
          </table:table-cell>
          <table:table-cell/>
        </table:table-row>
        <table:table-row table:style-name="ro2">
          <table:table-cell table:formula="of:=CONCATENATE([.A$1];[.J925])" office:value-type="string" office:string-value="some description927" calcext:value-type="string">
            <text:p>some description927</text:p>
          </table:table-cell>
          <table:table-cell table:formula="of:=CONCATENATE([.B$1];[.$J925];[.$M$2])" office:value-type="string" office:string-value="http://domain927.com" calcext:value-type="string">
            <text:p>http://domain92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7" calcext:value-type="float">
            <text:p>927</text:p>
          </table:table-cell>
          <table:table-cell table:number-columns-repeated="5"/>
          <table:table-cell table:formula="of:=CONCATENATE([.$P$1];[.J925];[.$Q$1];[.$N$3];[.A925];[.$O$3];[.$Q$1];[.$N$3];[.B925];[.$O$3];[.$Q$1];[.$N$2];[.E925];[.$O$2];[.$Q$1];[.$N$2];[.C925];[.$O$2];[.$Q$1];[.$N$2];[.F925];[.$O$2];[.$Q$1];[.$N$2];[.D925];[.$O$2];[.$O$2])" office:value-type="string" office:string-value="insert into creatives values (927,'some description927','http://domain927.com',('ios',),(),(),('UK',))" calcext:value-type="string">
            <text:p>insert into creatives values (927,'some description927','http://domain927.com',('ios',),(),(),('UK',))</text:p>
          </table:table-cell>
          <table:table-cell/>
        </table:table-row>
        <table:table-row table:style-name="ro2">
          <table:table-cell table:formula="of:=CONCATENATE([.A$1];[.J926])" office:value-type="string" office:string-value="some description928" calcext:value-type="string">
            <text:p>some description928</text:p>
          </table:table-cell>
          <table:table-cell table:formula="of:=CONCATENATE([.B$1];[.$J926];[.$M$2])" office:value-type="string" office:string-value="http://domain928.com" calcext:value-type="string">
            <text:p>http://domain92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8" calcext:value-type="float">
            <text:p>928</text:p>
          </table:table-cell>
          <table:table-cell table:number-columns-repeated="5"/>
          <table:table-cell table:formula="of:=CONCATENATE([.$P$1];[.J926];[.$Q$1];[.$N$3];[.A926];[.$O$3];[.$Q$1];[.$N$3];[.B926];[.$O$3];[.$Q$1];[.$N$2];[.E926];[.$O$2];[.$Q$1];[.$N$2];[.C926];[.$O$2];[.$Q$1];[.$N$2];[.F926];[.$O$2];[.$Q$1];[.$N$2];[.D926];[.$O$2];[.$O$2])" office:value-type="string" office:string-value="insert into creatives values (928,'some description928','http://domain928.com',('ios',),(),(),('UK',))" calcext:value-type="string">
            <text:p>insert into creatives values (928,'some description928','http://domain928.com',('ios',),(),(),('UK',))</text:p>
          </table:table-cell>
          <table:table-cell/>
        </table:table-row>
        <table:table-row table:style-name="ro2">
          <table:table-cell table:formula="of:=CONCATENATE([.A$1];[.J927])" office:value-type="string" office:string-value="some description929" calcext:value-type="string">
            <text:p>some description929</text:p>
          </table:table-cell>
          <table:table-cell table:formula="of:=CONCATENATE([.B$1];[.$J927];[.$M$2])" office:value-type="string" office:string-value="http://domain929.com" calcext:value-type="string">
            <text:p>http://domain92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29" calcext:value-type="float">
            <text:p>929</text:p>
          </table:table-cell>
          <table:table-cell table:number-columns-repeated="5"/>
          <table:table-cell table:formula="of:=CONCATENATE([.$P$1];[.J927];[.$Q$1];[.$N$3];[.A927];[.$O$3];[.$Q$1];[.$N$3];[.B927];[.$O$3];[.$Q$1];[.$N$2];[.E927];[.$O$2];[.$Q$1];[.$N$2];[.C927];[.$O$2];[.$Q$1];[.$N$2];[.F927];[.$O$2];[.$Q$1];[.$N$2];[.D927];[.$O$2];[.$O$2])" office:value-type="string" office:string-value="insert into creatives values (929,'some description929','http://domain929.com',('ios',),(),(),('UK',))" calcext:value-type="string">
            <text:p>insert into creatives values (929,'some description929','http://domain929.com',('ios',),(),(),('UK',))</text:p>
          </table:table-cell>
          <table:table-cell/>
        </table:table-row>
        <table:table-row table:style-name="ro2">
          <table:table-cell table:formula="of:=CONCATENATE([.A$1];[.J928])" office:value-type="string" office:string-value="some description930" calcext:value-type="string">
            <text:p>some description930</text:p>
          </table:table-cell>
          <table:table-cell table:formula="of:=CONCATENATE([.B$1];[.$J928];[.$M$2])" office:value-type="string" office:string-value="http://domain930.com" calcext:value-type="string">
            <text:p>http://domain93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0" calcext:value-type="float">
            <text:p>930</text:p>
          </table:table-cell>
          <table:table-cell table:number-columns-repeated="5"/>
          <table:table-cell table:formula="of:=CONCATENATE([.$P$1];[.J928];[.$Q$1];[.$N$3];[.A928];[.$O$3];[.$Q$1];[.$N$3];[.B928];[.$O$3];[.$Q$1];[.$N$2];[.E928];[.$O$2];[.$Q$1];[.$N$2];[.C928];[.$O$2];[.$Q$1];[.$N$2];[.F928];[.$O$2];[.$Q$1];[.$N$2];[.D928];[.$O$2];[.$O$2])" office:value-type="string" office:string-value="insert into creatives values (930,'some description930','http://domain930.com',('ios',),(),(),('UK',))" calcext:value-type="string">
            <text:p>insert into creatives values (930,'some description930','http://domain930.com',('ios',),(),(),('UK',))</text:p>
          </table:table-cell>
          <table:table-cell/>
        </table:table-row>
        <table:table-row table:style-name="ro2">
          <table:table-cell table:formula="of:=CONCATENATE([.A$1];[.J929])" office:value-type="string" office:string-value="some description931" calcext:value-type="string">
            <text:p>some description931</text:p>
          </table:table-cell>
          <table:table-cell table:formula="of:=CONCATENATE([.B$1];[.$J929];[.$M$2])" office:value-type="string" office:string-value="http://domain931.com" calcext:value-type="string">
            <text:p>http://domain93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1" calcext:value-type="float">
            <text:p>931</text:p>
          </table:table-cell>
          <table:table-cell table:number-columns-repeated="5"/>
          <table:table-cell table:formula="of:=CONCATENATE([.$P$1];[.J929];[.$Q$1];[.$N$3];[.A929];[.$O$3];[.$Q$1];[.$N$3];[.B929];[.$O$3];[.$Q$1];[.$N$2];[.E929];[.$O$2];[.$Q$1];[.$N$2];[.C929];[.$O$2];[.$Q$1];[.$N$2];[.F929];[.$O$2];[.$Q$1];[.$N$2];[.D929];[.$O$2];[.$O$2])" office:value-type="string" office:string-value="insert into creatives values (931,'some description931','http://domain931.com',('ios',),(),(),('UK',))" calcext:value-type="string">
            <text:p>insert into creatives values (931,'some description931','http://domain931.com',('ios',),(),(),('UK',))</text:p>
          </table:table-cell>
          <table:table-cell/>
        </table:table-row>
        <table:table-row table:style-name="ro2">
          <table:table-cell table:formula="of:=CONCATENATE([.A$1];[.J930])" office:value-type="string" office:string-value="some description932" calcext:value-type="string">
            <text:p>some description932</text:p>
          </table:table-cell>
          <table:table-cell table:formula="of:=CONCATENATE([.B$1];[.$J930];[.$M$2])" office:value-type="string" office:string-value="http://domain932.com" calcext:value-type="string">
            <text:p>http://domain93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2" calcext:value-type="float">
            <text:p>932</text:p>
          </table:table-cell>
          <table:table-cell table:number-columns-repeated="5"/>
          <table:table-cell table:formula="of:=CONCATENATE([.$P$1];[.J930];[.$Q$1];[.$N$3];[.A930];[.$O$3];[.$Q$1];[.$N$3];[.B930];[.$O$3];[.$Q$1];[.$N$2];[.E930];[.$O$2];[.$Q$1];[.$N$2];[.C930];[.$O$2];[.$Q$1];[.$N$2];[.F930];[.$O$2];[.$Q$1];[.$N$2];[.D930];[.$O$2];[.$O$2])" office:value-type="string" office:string-value="insert into creatives values (932,'some description932','http://domain932.com',('ios',),(),(),('UK',))" calcext:value-type="string">
            <text:p>insert into creatives values (932,'some description932','http://domain932.com',('ios',),(),(),('UK',))</text:p>
          </table:table-cell>
          <table:table-cell/>
        </table:table-row>
        <table:table-row table:style-name="ro2">
          <table:table-cell table:formula="of:=CONCATENATE([.A$1];[.J931])" office:value-type="string" office:string-value="some description933" calcext:value-type="string">
            <text:p>some description933</text:p>
          </table:table-cell>
          <table:table-cell table:formula="of:=CONCATENATE([.B$1];[.$J931];[.$M$2])" office:value-type="string" office:string-value="http://domain933.com" calcext:value-type="string">
            <text:p>http://domain93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3" calcext:value-type="float">
            <text:p>933</text:p>
          </table:table-cell>
          <table:table-cell table:number-columns-repeated="5"/>
          <table:table-cell table:formula="of:=CONCATENATE([.$P$1];[.J931];[.$Q$1];[.$N$3];[.A931];[.$O$3];[.$Q$1];[.$N$3];[.B931];[.$O$3];[.$Q$1];[.$N$2];[.E931];[.$O$2];[.$Q$1];[.$N$2];[.C931];[.$O$2];[.$Q$1];[.$N$2];[.F931];[.$O$2];[.$Q$1];[.$N$2];[.D931];[.$O$2];[.$O$2])" office:value-type="string" office:string-value="insert into creatives values (933,'some description933','http://domain933.com',('ios',),(),(),('UK',))" calcext:value-type="string">
            <text:p>insert into creatives values (933,'some description933','http://domain933.com',('ios',),(),(),('UK',))</text:p>
          </table:table-cell>
          <table:table-cell/>
        </table:table-row>
        <table:table-row table:style-name="ro2">
          <table:table-cell table:formula="of:=CONCATENATE([.A$1];[.J932])" office:value-type="string" office:string-value="some description934" calcext:value-type="string">
            <text:p>some description934</text:p>
          </table:table-cell>
          <table:table-cell table:formula="of:=CONCATENATE([.B$1];[.$J932];[.$M$2])" office:value-type="string" office:string-value="http://domain934.com" calcext:value-type="string">
            <text:p>http://domain93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4" calcext:value-type="float">
            <text:p>934</text:p>
          </table:table-cell>
          <table:table-cell table:number-columns-repeated="5"/>
          <table:table-cell table:formula="of:=CONCATENATE([.$P$1];[.J932];[.$Q$1];[.$N$3];[.A932];[.$O$3];[.$Q$1];[.$N$3];[.B932];[.$O$3];[.$Q$1];[.$N$2];[.E932];[.$O$2];[.$Q$1];[.$N$2];[.C932];[.$O$2];[.$Q$1];[.$N$2];[.F932];[.$O$2];[.$Q$1];[.$N$2];[.D932];[.$O$2];[.$O$2])" office:value-type="string" office:string-value="insert into creatives values (934,'some description934','http://domain934.com',('ios',),(),(),('UK',))" calcext:value-type="string">
            <text:p>insert into creatives values (934,'some description934','http://domain934.com',('ios',),(),(),('UK',))</text:p>
          </table:table-cell>
          <table:table-cell/>
        </table:table-row>
        <table:table-row table:style-name="ro2">
          <table:table-cell table:formula="of:=CONCATENATE([.A$1];[.J933])" office:value-type="string" office:string-value="some description935" calcext:value-type="string">
            <text:p>some description935</text:p>
          </table:table-cell>
          <table:table-cell table:formula="of:=CONCATENATE([.B$1];[.$J933];[.$M$2])" office:value-type="string" office:string-value="http://domain935.com" calcext:value-type="string">
            <text:p>http://domain93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5" calcext:value-type="float">
            <text:p>935</text:p>
          </table:table-cell>
          <table:table-cell table:number-columns-repeated="5"/>
          <table:table-cell table:formula="of:=CONCATENATE([.$P$1];[.J933];[.$Q$1];[.$N$3];[.A933];[.$O$3];[.$Q$1];[.$N$3];[.B933];[.$O$3];[.$Q$1];[.$N$2];[.E933];[.$O$2];[.$Q$1];[.$N$2];[.C933];[.$O$2];[.$Q$1];[.$N$2];[.F933];[.$O$2];[.$Q$1];[.$N$2];[.D933];[.$O$2];[.$O$2])" office:value-type="string" office:string-value="insert into creatives values (935,'some description935','http://domain935.com',('ios',),(),(),('UK',))" calcext:value-type="string">
            <text:p>insert into creatives values (935,'some description935','http://domain935.com',('ios',),(),(),('UK',))</text:p>
          </table:table-cell>
          <table:table-cell/>
        </table:table-row>
        <table:table-row table:style-name="ro2">
          <table:table-cell table:formula="of:=CONCATENATE([.A$1];[.J934])" office:value-type="string" office:string-value="some description936" calcext:value-type="string">
            <text:p>some description936</text:p>
          </table:table-cell>
          <table:table-cell table:formula="of:=CONCATENATE([.B$1];[.$J934];[.$M$2])" office:value-type="string" office:string-value="http://domain936.com" calcext:value-type="string">
            <text:p>http://domain93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6" calcext:value-type="float">
            <text:p>936</text:p>
          </table:table-cell>
          <table:table-cell table:number-columns-repeated="5"/>
          <table:table-cell table:formula="of:=CONCATENATE([.$P$1];[.J934];[.$Q$1];[.$N$3];[.A934];[.$O$3];[.$Q$1];[.$N$3];[.B934];[.$O$3];[.$Q$1];[.$N$2];[.E934];[.$O$2];[.$Q$1];[.$N$2];[.C934];[.$O$2];[.$Q$1];[.$N$2];[.F934];[.$O$2];[.$Q$1];[.$N$2];[.D934];[.$O$2];[.$O$2])" office:value-type="string" office:string-value="insert into creatives values (936,'some description936','http://domain936.com',('ios',),(),(),('UK',))" calcext:value-type="string">
            <text:p>insert into creatives values (936,'some description936','http://domain936.com',('ios',),(),(),('UK',))</text:p>
          </table:table-cell>
          <table:table-cell/>
        </table:table-row>
        <table:table-row table:style-name="ro2">
          <table:table-cell table:formula="of:=CONCATENATE([.A$1];[.J935])" office:value-type="string" office:string-value="some description937" calcext:value-type="string">
            <text:p>some description937</text:p>
          </table:table-cell>
          <table:table-cell table:formula="of:=CONCATENATE([.B$1];[.$J935];[.$M$2])" office:value-type="string" office:string-value="http://domain937.com" calcext:value-type="string">
            <text:p>http://domain93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7" calcext:value-type="float">
            <text:p>937</text:p>
          </table:table-cell>
          <table:table-cell table:number-columns-repeated="5"/>
          <table:table-cell table:formula="of:=CONCATENATE([.$P$1];[.J935];[.$Q$1];[.$N$3];[.A935];[.$O$3];[.$Q$1];[.$N$3];[.B935];[.$O$3];[.$Q$1];[.$N$2];[.E935];[.$O$2];[.$Q$1];[.$N$2];[.C935];[.$O$2];[.$Q$1];[.$N$2];[.F935];[.$O$2];[.$Q$1];[.$N$2];[.D935];[.$O$2];[.$O$2])" office:value-type="string" office:string-value="insert into creatives values (937,'some description937','http://domain937.com',('ios',),(),(),('UK',))" calcext:value-type="string">
            <text:p>insert into creatives values (937,'some description937','http://domain937.com',('ios',),(),(),('UK',))</text:p>
          </table:table-cell>
          <table:table-cell/>
        </table:table-row>
        <table:table-row table:style-name="ro2">
          <table:table-cell table:formula="of:=CONCATENATE([.A$1];[.J936])" office:value-type="string" office:string-value="some description938" calcext:value-type="string">
            <text:p>some description938</text:p>
          </table:table-cell>
          <table:table-cell table:formula="of:=CONCATENATE([.B$1];[.$J936];[.$M$2])" office:value-type="string" office:string-value="http://domain938.com" calcext:value-type="string">
            <text:p>http://domain93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8" calcext:value-type="float">
            <text:p>938</text:p>
          </table:table-cell>
          <table:table-cell table:number-columns-repeated="5"/>
          <table:table-cell table:formula="of:=CONCATENATE([.$P$1];[.J936];[.$Q$1];[.$N$3];[.A936];[.$O$3];[.$Q$1];[.$N$3];[.B936];[.$O$3];[.$Q$1];[.$N$2];[.E936];[.$O$2];[.$Q$1];[.$N$2];[.C936];[.$O$2];[.$Q$1];[.$N$2];[.F936];[.$O$2];[.$Q$1];[.$N$2];[.D936];[.$O$2];[.$O$2])" office:value-type="string" office:string-value="insert into creatives values (938,'some description938','http://domain938.com',('ios',),(),(),('UK',))" calcext:value-type="string">
            <text:p>insert into creatives values (938,'some description938','http://domain938.com',('ios',),(),(),('UK',))</text:p>
          </table:table-cell>
          <table:table-cell/>
        </table:table-row>
        <table:table-row table:style-name="ro2">
          <table:table-cell table:formula="of:=CONCATENATE([.A$1];[.J937])" office:value-type="string" office:string-value="some description939" calcext:value-type="string">
            <text:p>some description939</text:p>
          </table:table-cell>
          <table:table-cell table:formula="of:=CONCATENATE([.B$1];[.$J937];[.$M$2])" office:value-type="string" office:string-value="http://domain939.com" calcext:value-type="string">
            <text:p>http://domain93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39" calcext:value-type="float">
            <text:p>939</text:p>
          </table:table-cell>
          <table:table-cell table:number-columns-repeated="5"/>
          <table:table-cell table:formula="of:=CONCATENATE([.$P$1];[.J937];[.$Q$1];[.$N$3];[.A937];[.$O$3];[.$Q$1];[.$N$3];[.B937];[.$O$3];[.$Q$1];[.$N$2];[.E937];[.$O$2];[.$Q$1];[.$N$2];[.C937];[.$O$2];[.$Q$1];[.$N$2];[.F937];[.$O$2];[.$Q$1];[.$N$2];[.D937];[.$O$2];[.$O$2])" office:value-type="string" office:string-value="insert into creatives values (939,'some description939','http://domain939.com',('ios',),(),(),('UK',))" calcext:value-type="string">
            <text:p>insert into creatives values (939,'some description939','http://domain939.com',('ios',),(),(),('UK',))</text:p>
          </table:table-cell>
          <table:table-cell/>
        </table:table-row>
        <table:table-row table:style-name="ro2">
          <table:table-cell table:formula="of:=CONCATENATE([.A$1];[.J938])" office:value-type="string" office:string-value="some description940" calcext:value-type="string">
            <text:p>some description940</text:p>
          </table:table-cell>
          <table:table-cell table:formula="of:=CONCATENATE([.B$1];[.$J938];[.$M$2])" office:value-type="string" office:string-value="http://domain940.com" calcext:value-type="string">
            <text:p>http://domain94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0" calcext:value-type="float">
            <text:p>940</text:p>
          </table:table-cell>
          <table:table-cell table:number-columns-repeated="5"/>
          <table:table-cell table:formula="of:=CONCATENATE([.$P$1];[.J938];[.$Q$1];[.$N$3];[.A938];[.$O$3];[.$Q$1];[.$N$3];[.B938];[.$O$3];[.$Q$1];[.$N$2];[.E938];[.$O$2];[.$Q$1];[.$N$2];[.C938];[.$O$2];[.$Q$1];[.$N$2];[.F938];[.$O$2];[.$Q$1];[.$N$2];[.D938];[.$O$2];[.$O$2])" office:value-type="string" office:string-value="insert into creatives values (940,'some description940','http://domain940.com',('ios',),(),(),('UK',))" calcext:value-type="string">
            <text:p>insert into creatives values (940,'some description940','http://domain940.com',('ios',),(),(),('UK',))</text:p>
          </table:table-cell>
          <table:table-cell/>
        </table:table-row>
        <table:table-row table:style-name="ro2">
          <table:table-cell table:formula="of:=CONCATENATE([.A$1];[.J939])" office:value-type="string" office:string-value="some description941" calcext:value-type="string">
            <text:p>some description941</text:p>
          </table:table-cell>
          <table:table-cell table:formula="of:=CONCATENATE([.B$1];[.$J939];[.$M$2])" office:value-type="string" office:string-value="http://domain941.com" calcext:value-type="string">
            <text:p>http://domain94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1" calcext:value-type="float">
            <text:p>941</text:p>
          </table:table-cell>
          <table:table-cell table:number-columns-repeated="5"/>
          <table:table-cell table:formula="of:=CONCATENATE([.$P$1];[.J939];[.$Q$1];[.$N$3];[.A939];[.$O$3];[.$Q$1];[.$N$3];[.B939];[.$O$3];[.$Q$1];[.$N$2];[.E939];[.$O$2];[.$Q$1];[.$N$2];[.C939];[.$O$2];[.$Q$1];[.$N$2];[.F939];[.$O$2];[.$Q$1];[.$N$2];[.D939];[.$O$2];[.$O$2])" office:value-type="string" office:string-value="insert into creatives values (941,'some description941','http://domain941.com',('ios',),(),(),('UK',))" calcext:value-type="string">
            <text:p>insert into creatives values (941,'some description941','http://domain941.com',('ios',),(),(),('UK',))</text:p>
          </table:table-cell>
          <table:table-cell/>
        </table:table-row>
        <table:table-row table:style-name="ro2">
          <table:table-cell table:formula="of:=CONCATENATE([.A$1];[.J940])" office:value-type="string" office:string-value="some description942" calcext:value-type="string">
            <text:p>some description942</text:p>
          </table:table-cell>
          <table:table-cell table:formula="of:=CONCATENATE([.B$1];[.$J940];[.$M$2])" office:value-type="string" office:string-value="http://domain942.com" calcext:value-type="string">
            <text:p>http://domain94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2" calcext:value-type="float">
            <text:p>942</text:p>
          </table:table-cell>
          <table:table-cell table:number-columns-repeated="5"/>
          <table:table-cell table:formula="of:=CONCATENATE([.$P$1];[.J940];[.$Q$1];[.$N$3];[.A940];[.$O$3];[.$Q$1];[.$N$3];[.B940];[.$O$3];[.$Q$1];[.$N$2];[.E940];[.$O$2];[.$Q$1];[.$N$2];[.C940];[.$O$2];[.$Q$1];[.$N$2];[.F940];[.$O$2];[.$Q$1];[.$N$2];[.D940];[.$O$2];[.$O$2])" office:value-type="string" office:string-value="insert into creatives values (942,'some description942','http://domain942.com',('ios',),(),(),('UK',))" calcext:value-type="string">
            <text:p>insert into creatives values (942,'some description942','http://domain942.com',('ios',),(),(),('UK',))</text:p>
          </table:table-cell>
          <table:table-cell/>
        </table:table-row>
        <table:table-row table:style-name="ro2">
          <table:table-cell table:formula="of:=CONCATENATE([.A$1];[.J941])" office:value-type="string" office:string-value="some description943" calcext:value-type="string">
            <text:p>some description943</text:p>
          </table:table-cell>
          <table:table-cell table:formula="of:=CONCATENATE([.B$1];[.$J941];[.$M$2])" office:value-type="string" office:string-value="http://domain943.com" calcext:value-type="string">
            <text:p>http://domain94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3" calcext:value-type="float">
            <text:p>943</text:p>
          </table:table-cell>
          <table:table-cell table:number-columns-repeated="5"/>
          <table:table-cell table:formula="of:=CONCATENATE([.$P$1];[.J941];[.$Q$1];[.$N$3];[.A941];[.$O$3];[.$Q$1];[.$N$3];[.B941];[.$O$3];[.$Q$1];[.$N$2];[.E941];[.$O$2];[.$Q$1];[.$N$2];[.C941];[.$O$2];[.$Q$1];[.$N$2];[.F941];[.$O$2];[.$Q$1];[.$N$2];[.D941];[.$O$2];[.$O$2])" office:value-type="string" office:string-value="insert into creatives values (943,'some description943','http://domain943.com',('ios',),(),(),('UK',))" calcext:value-type="string">
            <text:p>insert into creatives values (943,'some description943','http://domain943.com',('ios',),(),(),('UK',))</text:p>
          </table:table-cell>
          <table:table-cell/>
        </table:table-row>
        <table:table-row table:style-name="ro2">
          <table:table-cell table:formula="of:=CONCATENATE([.A$1];[.J942])" office:value-type="string" office:string-value="some description944" calcext:value-type="string">
            <text:p>some description944</text:p>
          </table:table-cell>
          <table:table-cell table:formula="of:=CONCATENATE([.B$1];[.$J942];[.$M$2])" office:value-type="string" office:string-value="http://domain944.com" calcext:value-type="string">
            <text:p>http://domain94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4" calcext:value-type="float">
            <text:p>944</text:p>
          </table:table-cell>
          <table:table-cell table:number-columns-repeated="5"/>
          <table:table-cell table:formula="of:=CONCATENATE([.$P$1];[.J942];[.$Q$1];[.$N$3];[.A942];[.$O$3];[.$Q$1];[.$N$3];[.B942];[.$O$3];[.$Q$1];[.$N$2];[.E942];[.$O$2];[.$Q$1];[.$N$2];[.C942];[.$O$2];[.$Q$1];[.$N$2];[.F942];[.$O$2];[.$Q$1];[.$N$2];[.D942];[.$O$2];[.$O$2])" office:value-type="string" office:string-value="insert into creatives values (944,'some description944','http://domain944.com',('ios',),(),(),('UK',))" calcext:value-type="string">
            <text:p>insert into creatives values (944,'some description944','http://domain944.com',('ios',),(),(),('UK',))</text:p>
          </table:table-cell>
          <table:table-cell/>
        </table:table-row>
        <table:table-row table:style-name="ro2">
          <table:table-cell table:formula="of:=CONCATENATE([.A$1];[.J943])" office:value-type="string" office:string-value="some description945" calcext:value-type="string">
            <text:p>some description945</text:p>
          </table:table-cell>
          <table:table-cell table:formula="of:=CONCATENATE([.B$1];[.$J943];[.$M$2])" office:value-type="string" office:string-value="http://domain945.com" calcext:value-type="string">
            <text:p>http://domain94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5" calcext:value-type="float">
            <text:p>945</text:p>
          </table:table-cell>
          <table:table-cell table:number-columns-repeated="5"/>
          <table:table-cell table:formula="of:=CONCATENATE([.$P$1];[.J943];[.$Q$1];[.$N$3];[.A943];[.$O$3];[.$Q$1];[.$N$3];[.B943];[.$O$3];[.$Q$1];[.$N$2];[.E943];[.$O$2];[.$Q$1];[.$N$2];[.C943];[.$O$2];[.$Q$1];[.$N$2];[.F943];[.$O$2];[.$Q$1];[.$N$2];[.D943];[.$O$2];[.$O$2])" office:value-type="string" office:string-value="insert into creatives values (945,'some description945','http://domain945.com',('ios',),(),(),('UK',))" calcext:value-type="string">
            <text:p>insert into creatives values (945,'some description945','http://domain945.com',('ios',),(),(),('UK',))</text:p>
          </table:table-cell>
          <table:table-cell/>
        </table:table-row>
        <table:table-row table:style-name="ro2">
          <table:table-cell table:formula="of:=CONCATENATE([.A$1];[.J944])" office:value-type="string" office:string-value="some description946" calcext:value-type="string">
            <text:p>some description946</text:p>
          </table:table-cell>
          <table:table-cell table:formula="of:=CONCATENATE([.B$1];[.$J944];[.$M$2])" office:value-type="string" office:string-value="http://domain946.com" calcext:value-type="string">
            <text:p>http://domain94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6" calcext:value-type="float">
            <text:p>946</text:p>
          </table:table-cell>
          <table:table-cell table:number-columns-repeated="5"/>
          <table:table-cell table:formula="of:=CONCATENATE([.$P$1];[.J944];[.$Q$1];[.$N$3];[.A944];[.$O$3];[.$Q$1];[.$N$3];[.B944];[.$O$3];[.$Q$1];[.$N$2];[.E944];[.$O$2];[.$Q$1];[.$N$2];[.C944];[.$O$2];[.$Q$1];[.$N$2];[.F944];[.$O$2];[.$Q$1];[.$N$2];[.D944];[.$O$2];[.$O$2])" office:value-type="string" office:string-value="insert into creatives values (946,'some description946','http://domain946.com',('ios',),(),(),('UK',))" calcext:value-type="string">
            <text:p>insert into creatives values (946,'some description946','http://domain946.com',('ios',),(),(),('UK',))</text:p>
          </table:table-cell>
          <table:table-cell/>
        </table:table-row>
        <table:table-row table:style-name="ro2">
          <table:table-cell table:formula="of:=CONCATENATE([.A$1];[.J945])" office:value-type="string" office:string-value="some description947" calcext:value-type="string">
            <text:p>some description947</text:p>
          </table:table-cell>
          <table:table-cell table:formula="of:=CONCATENATE([.B$1];[.$J945];[.$M$2])" office:value-type="string" office:string-value="http://domain947.com" calcext:value-type="string">
            <text:p>http://domain94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7" calcext:value-type="float">
            <text:p>947</text:p>
          </table:table-cell>
          <table:table-cell table:number-columns-repeated="5"/>
          <table:table-cell table:formula="of:=CONCATENATE([.$P$1];[.J945];[.$Q$1];[.$N$3];[.A945];[.$O$3];[.$Q$1];[.$N$3];[.B945];[.$O$3];[.$Q$1];[.$N$2];[.E945];[.$O$2];[.$Q$1];[.$N$2];[.C945];[.$O$2];[.$Q$1];[.$N$2];[.F945];[.$O$2];[.$Q$1];[.$N$2];[.D945];[.$O$2];[.$O$2])" office:value-type="string" office:string-value="insert into creatives values (947,'some description947','http://domain947.com',('ios',),(),(),('UK','US'))" calcext:value-type="string">
            <text:p>insert into creatives values (947,'some description947','http://domain947.com',('ios',),(),(),('UK','US'))</text:p>
          </table:table-cell>
          <table:table-cell/>
        </table:table-row>
        <table:table-row table:style-name="ro2">
          <table:table-cell table:formula="of:=CONCATENATE([.A$1];[.J946])" office:value-type="string" office:string-value="some description948" calcext:value-type="string">
            <text:p>some description948</text:p>
          </table:table-cell>
          <table:table-cell table:formula="of:=CONCATENATE([.B$1];[.$J946];[.$M$2])" office:value-type="string" office:string-value="http://domain948.com" calcext:value-type="string">
            <text:p>http://domain94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8" calcext:value-type="float">
            <text:p>948</text:p>
          </table:table-cell>
          <table:table-cell table:number-columns-repeated="5"/>
          <table:table-cell table:formula="of:=CONCATENATE([.$P$1];[.J946];[.$Q$1];[.$N$3];[.A946];[.$O$3];[.$Q$1];[.$N$3];[.B946];[.$O$3];[.$Q$1];[.$N$2];[.E946];[.$O$2];[.$Q$1];[.$N$2];[.C946];[.$O$2];[.$Q$1];[.$N$2];[.F946];[.$O$2];[.$Q$1];[.$N$2];[.D946];[.$O$2];[.$O$2])" office:value-type="string" office:string-value="insert into creatives values (948,'some description948','http://domain948.com',('ios',),(),(),('UK','US'))" calcext:value-type="string">
            <text:p>insert into creatives values (948,'some description948','http://domain948.com',('ios',),(),(),('UK','US'))</text:p>
          </table:table-cell>
          <table:table-cell/>
        </table:table-row>
        <table:table-row table:style-name="ro2">
          <table:table-cell table:formula="of:=CONCATENATE([.A$1];[.J947])" office:value-type="string" office:string-value="some description949" calcext:value-type="string">
            <text:p>some description949</text:p>
          </table:table-cell>
          <table:table-cell table:formula="of:=CONCATENATE([.B$1];[.$J947];[.$M$2])" office:value-type="string" office:string-value="http://domain949.com" calcext:value-type="string">
            <text:p>http://domain94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49" calcext:value-type="float">
            <text:p>949</text:p>
          </table:table-cell>
          <table:table-cell table:number-columns-repeated="5"/>
          <table:table-cell table:formula="of:=CONCATENATE([.$P$1];[.J947];[.$Q$1];[.$N$3];[.A947];[.$O$3];[.$Q$1];[.$N$3];[.B947];[.$O$3];[.$Q$1];[.$N$2];[.E947];[.$O$2];[.$Q$1];[.$N$2];[.C947];[.$O$2];[.$Q$1];[.$N$2];[.F947];[.$O$2];[.$Q$1];[.$N$2];[.D947];[.$O$2];[.$O$2])" office:value-type="string" office:string-value="insert into creatives values (949,'some description949','http://domain949.com',('ios',),(),(),('UK','US'))" calcext:value-type="string">
            <text:p>insert into creatives values (949,'some description949','http://domain949.com',('ios',),(),(),('UK','US'))</text:p>
          </table:table-cell>
          <table:table-cell/>
        </table:table-row>
        <table:table-row table:style-name="ro2">
          <table:table-cell table:formula="of:=CONCATENATE([.A$1];[.J948])" office:value-type="string" office:string-value="some description950" calcext:value-type="string">
            <text:p>some description950</text:p>
          </table:table-cell>
          <table:table-cell table:formula="of:=CONCATENATE([.B$1];[.$J948];[.$M$2])" office:value-type="string" office:string-value="http://domain950.com" calcext:value-type="string">
            <text:p>http://domain95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0" calcext:value-type="float">
            <text:p>950</text:p>
          </table:table-cell>
          <table:table-cell table:number-columns-repeated="5"/>
          <table:table-cell table:formula="of:=CONCATENATE([.$P$1];[.J948];[.$Q$1];[.$N$3];[.A948];[.$O$3];[.$Q$1];[.$N$3];[.B948];[.$O$3];[.$Q$1];[.$N$2];[.E948];[.$O$2];[.$Q$1];[.$N$2];[.C948];[.$O$2];[.$Q$1];[.$N$2];[.F948];[.$O$2];[.$Q$1];[.$N$2];[.D948];[.$O$2];[.$O$2])" office:value-type="string" office:string-value="insert into creatives values (950,'some description950','http://domain950.com',('ios',),(),(),('UK','US'))" calcext:value-type="string">
            <text:p>insert into creatives values (950,'some description950','http://domain950.com',('ios',),(),(),('UK','US'))</text:p>
          </table:table-cell>
          <table:table-cell/>
        </table:table-row>
        <table:table-row table:style-name="ro2">
          <table:table-cell table:formula="of:=CONCATENATE([.A$1];[.J949])" office:value-type="string" office:string-value="some description951" calcext:value-type="string">
            <text:p>some description951</text:p>
          </table:table-cell>
          <table:table-cell table:formula="of:=CONCATENATE([.B$1];[.$J949];[.$M$2])" office:value-type="string" office:string-value="http://domain951.com" calcext:value-type="string">
            <text:p>http://domain95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1" calcext:value-type="float">
            <text:p>951</text:p>
          </table:table-cell>
          <table:table-cell table:number-columns-repeated="5"/>
          <table:table-cell table:formula="of:=CONCATENATE([.$P$1];[.J949];[.$Q$1];[.$N$3];[.A949];[.$O$3];[.$Q$1];[.$N$3];[.B949];[.$O$3];[.$Q$1];[.$N$2];[.E949];[.$O$2];[.$Q$1];[.$N$2];[.C949];[.$O$2];[.$Q$1];[.$N$2];[.F949];[.$O$2];[.$Q$1];[.$N$2];[.D949];[.$O$2];[.$O$2])" office:value-type="string" office:string-value="insert into creatives values (951,'some description951','http://domain951.com',('ios',),(),(),('UK','US'))" calcext:value-type="string">
            <text:p>insert into creatives values (951,'some description951','http://domain951.com',('ios',),(),(),('UK','US'))</text:p>
          </table:table-cell>
          <table:table-cell/>
        </table:table-row>
        <table:table-row table:style-name="ro2">
          <table:table-cell table:formula="of:=CONCATENATE([.A$1];[.J950])" office:value-type="string" office:string-value="some description952" calcext:value-type="string">
            <text:p>some description952</text:p>
          </table:table-cell>
          <table:table-cell table:formula="of:=CONCATENATE([.B$1];[.$J950];[.$M$2])" office:value-type="string" office:string-value="http://domain952.com" calcext:value-type="string">
            <text:p>http://domain95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2" calcext:value-type="float">
            <text:p>952</text:p>
          </table:table-cell>
          <table:table-cell table:number-columns-repeated="5"/>
          <table:table-cell table:formula="of:=CONCATENATE([.$P$1];[.J950];[.$Q$1];[.$N$3];[.A950];[.$O$3];[.$Q$1];[.$N$3];[.B950];[.$O$3];[.$Q$1];[.$N$2];[.E950];[.$O$2];[.$Q$1];[.$N$2];[.C950];[.$O$2];[.$Q$1];[.$N$2];[.F950];[.$O$2];[.$Q$1];[.$N$2];[.D950];[.$O$2];[.$O$2])" office:value-type="string" office:string-value="insert into creatives values (952,'some description952','http://domain952.com',('ios',),(),(),('UK','US'))" calcext:value-type="string">
            <text:p>insert into creatives values (952,'some description952','http://domain952.com',('ios',),(),(),('UK','US'))</text:p>
          </table:table-cell>
          <table:table-cell/>
        </table:table-row>
        <table:table-row table:style-name="ro2">
          <table:table-cell table:formula="of:=CONCATENATE([.A$1];[.J951])" office:value-type="string" office:string-value="some description953" calcext:value-type="string">
            <text:p>some description953</text:p>
          </table:table-cell>
          <table:table-cell table:formula="of:=CONCATENATE([.B$1];[.$J951];[.$M$2])" office:value-type="string" office:string-value="http://domain953.com" calcext:value-type="string">
            <text:p>http://domain95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3" calcext:value-type="float">
            <text:p>953</text:p>
          </table:table-cell>
          <table:table-cell table:number-columns-repeated="5"/>
          <table:table-cell table:formula="of:=CONCATENATE([.$P$1];[.J951];[.$Q$1];[.$N$3];[.A951];[.$O$3];[.$Q$1];[.$N$3];[.B951];[.$O$3];[.$Q$1];[.$N$2];[.E951];[.$O$2];[.$Q$1];[.$N$2];[.C951];[.$O$2];[.$Q$1];[.$N$2];[.F951];[.$O$2];[.$Q$1];[.$N$2];[.D951];[.$O$2];[.$O$2])" office:value-type="string" office:string-value="insert into creatives values (953,'some description953','http://domain953.com',('ios',),(),(),('UK','US'))" calcext:value-type="string">
            <text:p>insert into creatives values (953,'some description953','http://domain953.com',('ios',),(),(),('UK','US'))</text:p>
          </table:table-cell>
          <table:table-cell/>
        </table:table-row>
        <table:table-row table:style-name="ro2">
          <table:table-cell table:formula="of:=CONCATENATE([.A$1];[.J952])" office:value-type="string" office:string-value="some description954" calcext:value-type="string">
            <text:p>some description954</text:p>
          </table:table-cell>
          <table:table-cell table:formula="of:=CONCATENATE([.B$1];[.$J952];[.$M$2])" office:value-type="string" office:string-value="http://domain954.com" calcext:value-type="string">
            <text:p>http://domain95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4" calcext:value-type="float">
            <text:p>954</text:p>
          </table:table-cell>
          <table:table-cell table:number-columns-repeated="5"/>
          <table:table-cell table:formula="of:=CONCATENATE([.$P$1];[.J952];[.$Q$1];[.$N$3];[.A952];[.$O$3];[.$Q$1];[.$N$3];[.B952];[.$O$3];[.$Q$1];[.$N$2];[.E952];[.$O$2];[.$Q$1];[.$N$2];[.C952];[.$O$2];[.$Q$1];[.$N$2];[.F952];[.$O$2];[.$Q$1];[.$N$2];[.D952];[.$O$2];[.$O$2])" office:value-type="string" office:string-value="insert into creatives values (954,'some description954','http://domain954.com',('ios',),(),(),('UK','US'))" calcext:value-type="string">
            <text:p>insert into creatives values (954,'some description954','http://domain954.com',('ios',),(),(),('UK','US'))</text:p>
          </table:table-cell>
          <table:table-cell/>
        </table:table-row>
        <table:table-row table:style-name="ro2">
          <table:table-cell table:formula="of:=CONCATENATE([.A$1];[.J953])" office:value-type="string" office:string-value="some description955" calcext:value-type="string">
            <text:p>some description955</text:p>
          </table:table-cell>
          <table:table-cell table:formula="of:=CONCATENATE([.B$1];[.$J953];[.$M$2])" office:value-type="string" office:string-value="http://domain955.com" calcext:value-type="string">
            <text:p>http://domain95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5" calcext:value-type="float">
            <text:p>955</text:p>
          </table:table-cell>
          <table:table-cell table:number-columns-repeated="5"/>
          <table:table-cell table:formula="of:=CONCATENATE([.$P$1];[.J953];[.$Q$1];[.$N$3];[.A953];[.$O$3];[.$Q$1];[.$N$3];[.B953];[.$O$3];[.$Q$1];[.$N$2];[.E953];[.$O$2];[.$Q$1];[.$N$2];[.C953];[.$O$2];[.$Q$1];[.$N$2];[.F953];[.$O$2];[.$Q$1];[.$N$2];[.D953];[.$O$2];[.$O$2])" office:value-type="string" office:string-value="insert into creatives values (955,'some description955','http://domain955.com',('ios',),(),(),('UK','US'))" calcext:value-type="string">
            <text:p>insert into creatives values (955,'some description955','http://domain955.com',('ios',),(),(),('UK','US'))</text:p>
          </table:table-cell>
          <table:table-cell/>
        </table:table-row>
        <table:table-row table:style-name="ro2">
          <table:table-cell table:formula="of:=CONCATENATE([.A$1];[.J954])" office:value-type="string" office:string-value="some description956" calcext:value-type="string">
            <text:p>some description956</text:p>
          </table:table-cell>
          <table:table-cell table:formula="of:=CONCATENATE([.B$1];[.$J954];[.$M$2])" office:value-type="string" office:string-value="http://domain956.com" calcext:value-type="string">
            <text:p>http://domain95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table:number-columns-repeated="5"/>
          <table:table-cell table:formula="of:=CONCATENATE([.$P$1];[.J954];[.$Q$1];[.$N$3];[.A954];[.$O$3];[.$Q$1];[.$N$3];[.B954];[.$O$3];[.$Q$1];[.$N$2];[.E954];[.$O$2];[.$Q$1];[.$N$2];[.C954];[.$O$2];[.$Q$1];[.$N$2];[.F954];[.$O$2];[.$Q$1];[.$N$2];[.D954];[.$O$2];[.$O$2])" office:value-type="string" office:string-value="insert into creatives values (956,'some description956','http://domain956.com',('ios',),(),(),('UK','US'))" calcext:value-type="string">
            <text:p>insert into creatives values (956,'some description956','http://domain956.com',('ios',),(),(),('UK','US'))</text:p>
          </table:table-cell>
          <table:table-cell/>
        </table:table-row>
        <table:table-row table:style-name="ro2">
          <table:table-cell table:formula="of:=CONCATENATE([.A$1];[.J955])" office:value-type="string" office:string-value="some description957" calcext:value-type="string">
            <text:p>some description957</text:p>
          </table:table-cell>
          <table:table-cell table:formula="of:=CONCATENATE([.B$1];[.$J955];[.$M$2])" office:value-type="string" office:string-value="http://domain957.com" calcext:value-type="string">
            <text:p>http://domain95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7" calcext:value-type="float">
            <text:p>957</text:p>
          </table:table-cell>
          <table:table-cell table:number-columns-repeated="5"/>
          <table:table-cell table:formula="of:=CONCATENATE([.$P$1];[.J955];[.$Q$1];[.$N$3];[.A955];[.$O$3];[.$Q$1];[.$N$3];[.B955];[.$O$3];[.$Q$1];[.$N$2];[.E955];[.$O$2];[.$Q$1];[.$N$2];[.C955];[.$O$2];[.$Q$1];[.$N$2];[.F955];[.$O$2];[.$Q$1];[.$N$2];[.D955];[.$O$2];[.$O$2])" office:value-type="string" office:string-value="insert into creatives values (957,'some description957','http://domain957.com',('ios',),(),(),('UK','US'))" calcext:value-type="string">
            <text:p>insert into creatives values (957,'some description957','http://domain957.com',('ios',),(),(),('UK','US'))</text:p>
          </table:table-cell>
          <table:table-cell/>
        </table:table-row>
        <table:table-row table:style-name="ro2">
          <table:table-cell table:formula="of:=CONCATENATE([.A$1];[.J956])" office:value-type="string" office:string-value="some description958" calcext:value-type="string">
            <text:p>some description958</text:p>
          </table:table-cell>
          <table:table-cell table:formula="of:=CONCATENATE([.B$1];[.$J956];[.$M$2])" office:value-type="string" office:string-value="http://domain958.com" calcext:value-type="string">
            <text:p>http://domain95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8" calcext:value-type="float">
            <text:p>958</text:p>
          </table:table-cell>
          <table:table-cell table:number-columns-repeated="5"/>
          <table:table-cell table:formula="of:=CONCATENATE([.$P$1];[.J956];[.$Q$1];[.$N$3];[.A956];[.$O$3];[.$Q$1];[.$N$3];[.B956];[.$O$3];[.$Q$1];[.$N$2];[.E956];[.$O$2];[.$Q$1];[.$N$2];[.C956];[.$O$2];[.$Q$1];[.$N$2];[.F956];[.$O$2];[.$Q$1];[.$N$2];[.D956];[.$O$2];[.$O$2])" office:value-type="string" office:string-value="insert into creatives values (958,'some description958','http://domain958.com',('ios',),(),(),('UK','US'))" calcext:value-type="string">
            <text:p>insert into creatives values (958,'some description958','http://domain958.com',('ios',),(),(),('UK','US'))</text:p>
          </table:table-cell>
          <table:table-cell/>
        </table:table-row>
        <table:table-row table:style-name="ro2">
          <table:table-cell table:formula="of:=CONCATENATE([.A$1];[.J957])" office:value-type="string" office:string-value="some description959" calcext:value-type="string">
            <text:p>some description959</text:p>
          </table:table-cell>
          <table:table-cell table:formula="of:=CONCATENATE([.B$1];[.$J957];[.$M$2])" office:value-type="string" office:string-value="http://domain959.com" calcext:value-type="string">
            <text:p>http://domain95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59" calcext:value-type="float">
            <text:p>959</text:p>
          </table:table-cell>
          <table:table-cell table:number-columns-repeated="5"/>
          <table:table-cell table:formula="of:=CONCATENATE([.$P$1];[.J957];[.$Q$1];[.$N$3];[.A957];[.$O$3];[.$Q$1];[.$N$3];[.B957];[.$O$3];[.$Q$1];[.$N$2];[.E957];[.$O$2];[.$Q$1];[.$N$2];[.C957];[.$O$2];[.$Q$1];[.$N$2];[.F957];[.$O$2];[.$Q$1];[.$N$2];[.D957];[.$O$2];[.$O$2])" office:value-type="string" office:string-value="insert into creatives values (959,'some description959','http://domain959.com',('ios',),(),(),('UK','US'))" calcext:value-type="string">
            <text:p>insert into creatives values (959,'some description959','http://domain959.com',('ios',),(),(),('UK','US'))</text:p>
          </table:table-cell>
          <table:table-cell/>
        </table:table-row>
        <table:table-row table:style-name="ro2">
          <table:table-cell table:formula="of:=CONCATENATE([.A$1];[.J958])" office:value-type="string" office:string-value="some description960" calcext:value-type="string">
            <text:p>some description960</text:p>
          </table:table-cell>
          <table:table-cell table:formula="of:=CONCATENATE([.B$1];[.$J958];[.$M$2])" office:value-type="string" office:string-value="http://domain960.com" calcext:value-type="string">
            <text:p>http://domain96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table:number-columns-repeated="5"/>
          <table:table-cell table:formula="of:=CONCATENATE([.$P$1];[.J958];[.$Q$1];[.$N$3];[.A958];[.$O$3];[.$Q$1];[.$N$3];[.B958];[.$O$3];[.$Q$1];[.$N$2];[.E958];[.$O$2];[.$Q$1];[.$N$2];[.C958];[.$O$2];[.$Q$1];[.$N$2];[.F958];[.$O$2];[.$Q$1];[.$N$2];[.D958];[.$O$2];[.$O$2])" office:value-type="string" office:string-value="insert into creatives values (960,'some description960','http://domain960.com',('ios',),(),(),('UK','US'))" calcext:value-type="string">
            <text:p>insert into creatives values (960,'some description960','http://domain960.com',('ios',),(),(),('UK','US'))</text:p>
          </table:table-cell>
          <table:table-cell/>
        </table:table-row>
        <table:table-row table:style-name="ro2">
          <table:table-cell table:formula="of:=CONCATENATE([.A$1];[.J959])" office:value-type="string" office:string-value="some description961" calcext:value-type="string">
            <text:p>some description961</text:p>
          </table:table-cell>
          <table:table-cell table:formula="of:=CONCATENATE([.B$1];[.$J959];[.$M$2])" office:value-type="string" office:string-value="http://domain961.com" calcext:value-type="string">
            <text:p>http://domain96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1" calcext:value-type="float">
            <text:p>961</text:p>
          </table:table-cell>
          <table:table-cell table:number-columns-repeated="5"/>
          <table:table-cell table:formula="of:=CONCATENATE([.$P$1];[.J959];[.$Q$1];[.$N$3];[.A959];[.$O$3];[.$Q$1];[.$N$3];[.B959];[.$O$3];[.$Q$1];[.$N$2];[.E959];[.$O$2];[.$Q$1];[.$N$2];[.C959];[.$O$2];[.$Q$1];[.$N$2];[.F959];[.$O$2];[.$Q$1];[.$N$2];[.D959];[.$O$2];[.$O$2])" office:value-type="string" office:string-value="insert into creatives values (961,'some description961','http://domain961.com',('ios',),(),(),('UK','US'))" calcext:value-type="string">
            <text:p>insert into creatives values (961,'some description961','http://domain961.com',('ios',),(),(),('UK','US'))</text:p>
          </table:table-cell>
          <table:table-cell/>
        </table:table-row>
        <table:table-row table:style-name="ro2">
          <table:table-cell table:formula="of:=CONCATENATE([.A$1];[.J960])" office:value-type="string" office:string-value="some description962" calcext:value-type="string">
            <text:p>some description962</text:p>
          </table:table-cell>
          <table:table-cell table:formula="of:=CONCATENATE([.B$1];[.$J960];[.$M$2])" office:value-type="string" office:string-value="http://domain962.com" calcext:value-type="string">
            <text:p>http://domain96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2" calcext:value-type="float">
            <text:p>962</text:p>
          </table:table-cell>
          <table:table-cell table:number-columns-repeated="5"/>
          <table:table-cell table:formula="of:=CONCATENATE([.$P$1];[.J960];[.$Q$1];[.$N$3];[.A960];[.$O$3];[.$Q$1];[.$N$3];[.B960];[.$O$3];[.$Q$1];[.$N$2];[.E960];[.$O$2];[.$Q$1];[.$N$2];[.C960];[.$O$2];[.$Q$1];[.$N$2];[.F960];[.$O$2];[.$Q$1];[.$N$2];[.D960];[.$O$2];[.$O$2])" office:value-type="string" office:string-value="insert into creatives values (962,'some description962','http://domain962.com',('ios',),(),(),('UK','US'))" calcext:value-type="string">
            <text:p>insert into creatives values (962,'some description962','http://domain962.com',('ios',),(),(),('UK','US'))</text:p>
          </table:table-cell>
          <table:table-cell/>
        </table:table-row>
        <table:table-row table:style-name="ro2">
          <table:table-cell table:formula="of:=CONCATENATE([.A$1];[.J961])" office:value-type="string" office:string-value="some description963" calcext:value-type="string">
            <text:p>some description963</text:p>
          </table:table-cell>
          <table:table-cell table:formula="of:=CONCATENATE([.B$1];[.$J961];[.$M$2])" office:value-type="string" office:string-value="http://domain963.com" calcext:value-type="string">
            <text:p>http://domain96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3" calcext:value-type="float">
            <text:p>963</text:p>
          </table:table-cell>
          <table:table-cell table:number-columns-repeated="5"/>
          <table:table-cell table:formula="of:=CONCATENATE([.$P$1];[.J961];[.$Q$1];[.$N$3];[.A961];[.$O$3];[.$Q$1];[.$N$3];[.B961];[.$O$3];[.$Q$1];[.$N$2];[.E961];[.$O$2];[.$Q$1];[.$N$2];[.C961];[.$O$2];[.$Q$1];[.$N$2];[.F961];[.$O$2];[.$Q$1];[.$N$2];[.D961];[.$O$2];[.$O$2])" office:value-type="string" office:string-value="insert into creatives values (963,'some description963','http://domain963.com',('ios',),(),(),('UK','US'))" calcext:value-type="string">
            <text:p>insert into creatives values (963,'some description963','http://domain963.com',('ios',),(),(),('UK','US'))</text:p>
          </table:table-cell>
          <table:table-cell/>
        </table:table-row>
        <table:table-row table:style-name="ro2">
          <table:table-cell table:formula="of:=CONCATENATE([.A$1];[.J962])" office:value-type="string" office:string-value="some description964" calcext:value-type="string">
            <text:p>some description964</text:p>
          </table:table-cell>
          <table:table-cell table:formula="of:=CONCATENATE([.B$1];[.$J962];[.$M$2])" office:value-type="string" office:string-value="http://domain964.com" calcext:value-type="string">
            <text:p>http://domain96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4" calcext:value-type="float">
            <text:p>964</text:p>
          </table:table-cell>
          <table:table-cell table:number-columns-repeated="5"/>
          <table:table-cell table:formula="of:=CONCATENATE([.$P$1];[.J962];[.$Q$1];[.$N$3];[.A962];[.$O$3];[.$Q$1];[.$N$3];[.B962];[.$O$3];[.$Q$1];[.$N$2];[.E962];[.$O$2];[.$Q$1];[.$N$2];[.C962];[.$O$2];[.$Q$1];[.$N$2];[.F962];[.$O$2];[.$Q$1];[.$N$2];[.D962];[.$O$2];[.$O$2])" office:value-type="string" office:string-value="insert into creatives values (964,'some description964','http://domain964.com',('ios',),(),(),('UK','US'))" calcext:value-type="string">
            <text:p>insert into creatives values (964,'some description964','http://domain964.com',('ios',),(),(),('UK','US'))</text:p>
          </table:table-cell>
          <table:table-cell/>
        </table:table-row>
        <table:table-row table:style-name="ro2">
          <table:table-cell table:formula="of:=CONCATENATE([.A$1];[.J963])" office:value-type="string" office:string-value="some description965" calcext:value-type="string">
            <text:p>some description965</text:p>
          </table:table-cell>
          <table:table-cell table:formula="of:=CONCATENATE([.B$1];[.$J963];[.$M$2])" office:value-type="string" office:string-value="http://domain965.com" calcext:value-type="string">
            <text:p>http://domain96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5" calcext:value-type="float">
            <text:p>965</text:p>
          </table:table-cell>
          <table:table-cell table:number-columns-repeated="5"/>
          <table:table-cell table:formula="of:=CONCATENATE([.$P$1];[.J963];[.$Q$1];[.$N$3];[.A963];[.$O$3];[.$Q$1];[.$N$3];[.B963];[.$O$3];[.$Q$1];[.$N$2];[.E963];[.$O$2];[.$Q$1];[.$N$2];[.C963];[.$O$2];[.$Q$1];[.$N$2];[.F963];[.$O$2];[.$Q$1];[.$N$2];[.D963];[.$O$2];[.$O$2])" office:value-type="string" office:string-value="insert into creatives values (965,'some description965','http://domain965.com',('ios',),(),(),('UK','US'))" calcext:value-type="string">
            <text:p>insert into creatives values (965,'some description965','http://domain965.com',('ios',),(),(),('UK','US'))</text:p>
          </table:table-cell>
          <table:table-cell/>
        </table:table-row>
        <table:table-row table:style-name="ro2">
          <table:table-cell table:formula="of:=CONCATENATE([.A$1];[.J964])" office:value-type="string" office:string-value="some description966" calcext:value-type="string">
            <text:p>some description966</text:p>
          </table:table-cell>
          <table:table-cell table:formula="of:=CONCATENATE([.B$1];[.$J964];[.$M$2])" office:value-type="string" office:string-value="http://domain966.com" calcext:value-type="string">
            <text:p>http://domain96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table:number-columns-repeated="5"/>
          <table:table-cell table:formula="of:=CONCATENATE([.$P$1];[.J964];[.$Q$1];[.$N$3];[.A964];[.$O$3];[.$Q$1];[.$N$3];[.B964];[.$O$3];[.$Q$1];[.$N$2];[.E964];[.$O$2];[.$Q$1];[.$N$2];[.C964];[.$O$2];[.$Q$1];[.$N$2];[.F964];[.$O$2];[.$Q$1];[.$N$2];[.D964];[.$O$2];[.$O$2])" office:value-type="string" office:string-value="insert into creatives values (966,'some description966','http://domain966.com',('ios',),(),(),('UK','US'))" calcext:value-type="string">
            <text:p>insert into creatives values (966,'some description966','http://domain966.com',('ios',),(),(),('UK','US'))</text:p>
          </table:table-cell>
          <table:table-cell/>
        </table:table-row>
        <table:table-row table:style-name="ro2">
          <table:table-cell table:formula="of:=CONCATENATE([.A$1];[.J965])" office:value-type="string" office:string-value="some description967" calcext:value-type="string">
            <text:p>some description967</text:p>
          </table:table-cell>
          <table:table-cell table:formula="of:=CONCATENATE([.B$1];[.$J965];[.$M$2])" office:value-type="string" office:string-value="http://domain967.com" calcext:value-type="string">
            <text:p>http://domain96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7" calcext:value-type="float">
            <text:p>967</text:p>
          </table:table-cell>
          <table:table-cell table:number-columns-repeated="5"/>
          <table:table-cell table:formula="of:=CONCATENATE([.$P$1];[.J965];[.$Q$1];[.$N$3];[.A965];[.$O$3];[.$Q$1];[.$N$3];[.B965];[.$O$3];[.$Q$1];[.$N$2];[.E965];[.$O$2];[.$Q$1];[.$N$2];[.C965];[.$O$2];[.$Q$1];[.$N$2];[.F965];[.$O$2];[.$Q$1];[.$N$2];[.D965];[.$O$2];[.$O$2])" office:value-type="string" office:string-value="insert into creatives values (967,'some description967','http://domain967.com',('ios',),(),(),('UK','US'))" calcext:value-type="string">
            <text:p>insert into creatives values (967,'some description967','http://domain967.com',('ios',),(),(),('UK','US'))</text:p>
          </table:table-cell>
          <table:table-cell/>
        </table:table-row>
        <table:table-row table:style-name="ro2">
          <table:table-cell table:formula="of:=CONCATENATE([.A$1];[.J966])" office:value-type="string" office:string-value="some description968" calcext:value-type="string">
            <text:p>some description968</text:p>
          </table:table-cell>
          <table:table-cell table:formula="of:=CONCATENATE([.B$1];[.$J966];[.$M$2])" office:value-type="string" office:string-value="http://domain968.com" calcext:value-type="string">
            <text:p>http://domain96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table:number-columns-repeated="5"/>
          <table:table-cell table:formula="of:=CONCATENATE([.$P$1];[.J966];[.$Q$1];[.$N$3];[.A966];[.$O$3];[.$Q$1];[.$N$3];[.B966];[.$O$3];[.$Q$1];[.$N$2];[.E966];[.$O$2];[.$Q$1];[.$N$2];[.C966];[.$O$2];[.$Q$1];[.$N$2];[.F966];[.$O$2];[.$Q$1];[.$N$2];[.D966];[.$O$2];[.$O$2])" office:value-type="string" office:string-value="insert into creatives values (968,'some description968','http://domain968.com',('ios',),(),(),('UK','US'))" calcext:value-type="string">
            <text:p>insert into creatives values (968,'some description968','http://domain968.com',('ios',),(),(),('UK','US'))</text:p>
          </table:table-cell>
          <table:table-cell/>
        </table:table-row>
        <table:table-row table:style-name="ro2">
          <table:table-cell table:formula="of:=CONCATENATE([.A$1];[.J967])" office:value-type="string" office:string-value="some description969" calcext:value-type="string">
            <text:p>some description969</text:p>
          </table:table-cell>
          <table:table-cell table:formula="of:=CONCATENATE([.B$1];[.$J967];[.$M$2])" office:value-type="string" office:string-value="http://domain969.com" calcext:value-type="string">
            <text:p>http://domain96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69" calcext:value-type="float">
            <text:p>969</text:p>
          </table:table-cell>
          <table:table-cell table:number-columns-repeated="5"/>
          <table:table-cell table:formula="of:=CONCATENATE([.$P$1];[.J967];[.$Q$1];[.$N$3];[.A967];[.$O$3];[.$Q$1];[.$N$3];[.B967];[.$O$3];[.$Q$1];[.$N$2];[.E967];[.$O$2];[.$Q$1];[.$N$2];[.C967];[.$O$2];[.$Q$1];[.$N$2];[.F967];[.$O$2];[.$Q$1];[.$N$2];[.D967];[.$O$2];[.$O$2])" office:value-type="string" office:string-value="insert into creatives values (969,'some description969','http://domain969.com',('ios',),(),(),('UK','US'))" calcext:value-type="string">
            <text:p>insert into creatives values (969,'some description969','http://domain969.com',('ios',),(),(),('UK','US'))</text:p>
          </table:table-cell>
          <table:table-cell/>
        </table:table-row>
        <table:table-row table:style-name="ro2">
          <table:table-cell table:formula="of:=CONCATENATE([.A$1];[.J968])" office:value-type="string" office:string-value="some description970" calcext:value-type="string">
            <text:p>some description970</text:p>
          </table:table-cell>
          <table:table-cell table:formula="of:=CONCATENATE([.B$1];[.$J968];[.$M$2])" office:value-type="string" office:string-value="http://domain970.com" calcext:value-type="string">
            <text:p>http://domain97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0" calcext:value-type="float">
            <text:p>970</text:p>
          </table:table-cell>
          <table:table-cell table:number-columns-repeated="5"/>
          <table:table-cell table:formula="of:=CONCATENATE([.$P$1];[.J968];[.$Q$1];[.$N$3];[.A968];[.$O$3];[.$Q$1];[.$N$3];[.B968];[.$O$3];[.$Q$1];[.$N$2];[.E968];[.$O$2];[.$Q$1];[.$N$2];[.C968];[.$O$2];[.$Q$1];[.$N$2];[.F968];[.$O$2];[.$Q$1];[.$N$2];[.D968];[.$O$2];[.$O$2])" office:value-type="string" office:string-value="insert into creatives values (970,'some description970','http://domain970.com',('ios',),(),(),('UK','US'))" calcext:value-type="string">
            <text:p>insert into creatives values (970,'some description970','http://domain970.com',('ios',),(),(),('UK','US'))</text:p>
          </table:table-cell>
          <table:table-cell/>
        </table:table-row>
        <table:table-row table:style-name="ro2">
          <table:table-cell table:formula="of:=CONCATENATE([.A$1];[.J969])" office:value-type="string" office:string-value="some description971" calcext:value-type="string">
            <text:p>some description971</text:p>
          </table:table-cell>
          <table:table-cell table:formula="of:=CONCATENATE([.B$1];[.$J969];[.$M$2])" office:value-type="string" office:string-value="http://domain971.com" calcext:value-type="string">
            <text:p>http://domain97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1" calcext:value-type="float">
            <text:p>971</text:p>
          </table:table-cell>
          <table:table-cell table:number-columns-repeated="5"/>
          <table:table-cell table:formula="of:=CONCATENATE([.$P$1];[.J969];[.$Q$1];[.$N$3];[.A969];[.$O$3];[.$Q$1];[.$N$3];[.B969];[.$O$3];[.$Q$1];[.$N$2];[.E969];[.$O$2];[.$Q$1];[.$N$2];[.C969];[.$O$2];[.$Q$1];[.$N$2];[.F969];[.$O$2];[.$Q$1];[.$N$2];[.D969];[.$O$2];[.$O$2])" office:value-type="string" office:string-value="insert into creatives values (971,'some description971','http://domain971.com',('ios',),(),(),('UK','US'))" calcext:value-type="string">
            <text:p>insert into creatives values (971,'some description971','http://domain971.com',('ios',),(),(),('UK','US'))</text:p>
          </table:table-cell>
          <table:table-cell/>
        </table:table-row>
        <table:table-row table:style-name="ro2">
          <table:table-cell table:formula="of:=CONCATENATE([.A$1];[.J970])" office:value-type="string" office:string-value="some description972" calcext:value-type="string">
            <text:p>some description972</text:p>
          </table:table-cell>
          <table:table-cell table:formula="of:=CONCATENATE([.B$1];[.$J970];[.$M$2])" office:value-type="string" office:string-value="http://domain972.com" calcext:value-type="string">
            <text:p>http://domain97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2" calcext:value-type="float">
            <text:p>972</text:p>
          </table:table-cell>
          <table:table-cell table:number-columns-repeated="5"/>
          <table:table-cell table:formula="of:=CONCATENATE([.$P$1];[.J970];[.$Q$1];[.$N$3];[.A970];[.$O$3];[.$Q$1];[.$N$3];[.B970];[.$O$3];[.$Q$1];[.$N$2];[.E970];[.$O$2];[.$Q$1];[.$N$2];[.C970];[.$O$2];[.$Q$1];[.$N$2];[.F970];[.$O$2];[.$Q$1];[.$N$2];[.D970];[.$O$2];[.$O$2])" office:value-type="string" office:string-value="insert into creatives values (972,'some description972','http://domain972.com',('ios',),(),(),('UK','US'))" calcext:value-type="string">
            <text:p>insert into creatives values (972,'some description972','http://domain972.com',('ios',),(),(),('UK','US'))</text:p>
          </table:table-cell>
          <table:table-cell/>
        </table:table-row>
        <table:table-row table:style-name="ro2">
          <table:table-cell table:formula="of:=CONCATENATE([.A$1];[.J971])" office:value-type="string" office:string-value="some description973" calcext:value-type="string">
            <text:p>some description973</text:p>
          </table:table-cell>
          <table:table-cell table:formula="of:=CONCATENATE([.B$1];[.$J971];[.$M$2])" office:value-type="string" office:string-value="http://domain973.com" calcext:value-type="string">
            <text:p>http://domain97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3" calcext:value-type="float">
            <text:p>973</text:p>
          </table:table-cell>
          <table:table-cell table:number-columns-repeated="5"/>
          <table:table-cell table:formula="of:=CONCATENATE([.$P$1];[.J971];[.$Q$1];[.$N$3];[.A971];[.$O$3];[.$Q$1];[.$N$3];[.B971];[.$O$3];[.$Q$1];[.$N$2];[.E971];[.$O$2];[.$Q$1];[.$N$2];[.C971];[.$O$2];[.$Q$1];[.$N$2];[.F971];[.$O$2];[.$Q$1];[.$N$2];[.D971];[.$O$2];[.$O$2])" office:value-type="string" office:string-value="insert into creatives values (973,'some description973','http://domain973.com',('ios',),(),(),('UK','US'))" calcext:value-type="string">
            <text:p>insert into creatives values (973,'some description973','http://domain973.com',('ios',),(),(),('UK','US'))</text:p>
          </table:table-cell>
          <table:table-cell/>
        </table:table-row>
        <table:table-row table:style-name="ro2">
          <table:table-cell table:formula="of:=CONCATENATE([.A$1];[.J972])" office:value-type="string" office:string-value="some description974" calcext:value-type="string">
            <text:p>some description974</text:p>
          </table:table-cell>
          <table:table-cell table:formula="of:=CONCATENATE([.B$1];[.$J972];[.$M$2])" office:value-type="string" office:string-value="http://domain974.com" calcext:value-type="string">
            <text:p>http://domain97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table:number-columns-repeated="5"/>
          <table:table-cell table:formula="of:=CONCATENATE([.$P$1];[.J972];[.$Q$1];[.$N$3];[.A972];[.$O$3];[.$Q$1];[.$N$3];[.B972];[.$O$3];[.$Q$1];[.$N$2];[.E972];[.$O$2];[.$Q$1];[.$N$2];[.C972];[.$O$2];[.$Q$1];[.$N$2];[.F972];[.$O$2];[.$Q$1];[.$N$2];[.D972];[.$O$2];[.$O$2])" office:value-type="string" office:string-value="insert into creatives values (974,'some description974','http://domain974.com',('ios',),(),(),('UK','US'))" calcext:value-type="string">
            <text:p>insert into creatives values (974,'some description974','http://domain974.com',('ios',),(),(),('UK','US'))</text:p>
          </table:table-cell>
          <table:table-cell/>
        </table:table-row>
        <table:table-row table:style-name="ro2">
          <table:table-cell table:formula="of:=CONCATENATE([.A$1];[.J973])" office:value-type="string" office:string-value="some description975" calcext:value-type="string">
            <text:p>some description975</text:p>
          </table:table-cell>
          <table:table-cell table:formula="of:=CONCATENATE([.B$1];[.$J973];[.$M$2])" office:value-type="string" office:string-value="http://domain975.com" calcext:value-type="string">
            <text:p>http://domain97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5" calcext:value-type="float">
            <text:p>975</text:p>
          </table:table-cell>
          <table:table-cell table:number-columns-repeated="5"/>
          <table:table-cell table:formula="of:=CONCATENATE([.$P$1];[.J973];[.$Q$1];[.$N$3];[.A973];[.$O$3];[.$Q$1];[.$N$3];[.B973];[.$O$3];[.$Q$1];[.$N$2];[.E973];[.$O$2];[.$Q$1];[.$N$2];[.C973];[.$O$2];[.$Q$1];[.$N$2];[.F973];[.$O$2];[.$Q$1];[.$N$2];[.D973];[.$O$2];[.$O$2])" office:value-type="string" office:string-value="insert into creatives values (975,'some description975','http://domain975.com',('ios',),(),(),('UK','US'))" calcext:value-type="string">
            <text:p>insert into creatives values (975,'some description975','http://domain975.com',('ios',),(),(),('UK','US'))</text:p>
          </table:table-cell>
          <table:table-cell/>
        </table:table-row>
        <table:table-row table:style-name="ro2">
          <table:table-cell table:formula="of:=CONCATENATE([.A$1];[.J974])" office:value-type="string" office:string-value="some description976" calcext:value-type="string">
            <text:p>some description976</text:p>
          </table:table-cell>
          <table:table-cell table:formula="of:=CONCATENATE([.B$1];[.$J974];[.$M$2])" office:value-type="string" office:string-value="http://domain976.com" calcext:value-type="string">
            <text:p>http://domain97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6" calcext:value-type="float">
            <text:p>976</text:p>
          </table:table-cell>
          <table:table-cell table:number-columns-repeated="5"/>
          <table:table-cell table:formula="of:=CONCATENATE([.$P$1];[.J974];[.$Q$1];[.$N$3];[.A974];[.$O$3];[.$Q$1];[.$N$3];[.B974];[.$O$3];[.$Q$1];[.$N$2];[.E974];[.$O$2];[.$Q$1];[.$N$2];[.C974];[.$O$2];[.$Q$1];[.$N$2];[.F974];[.$O$2];[.$Q$1];[.$N$2];[.D974];[.$O$2];[.$O$2])" office:value-type="string" office:string-value="insert into creatives values (976,'some description976','http://domain976.com',('ios',),(),(),('UK','US'))" calcext:value-type="string">
            <text:p>insert into creatives values (976,'some description976','http://domain976.com',('ios',),(),(),('UK','US'))</text:p>
          </table:table-cell>
          <table:table-cell/>
        </table:table-row>
        <table:table-row table:style-name="ro2">
          <table:table-cell table:formula="of:=CONCATENATE([.A$1];[.J975])" office:value-type="string" office:string-value="some description977" calcext:value-type="string">
            <text:p>some description977</text:p>
          </table:table-cell>
          <table:table-cell table:formula="of:=CONCATENATE([.B$1];[.$J975];[.$M$2])" office:value-type="string" office:string-value="http://domain977.com" calcext:value-type="string">
            <text:p>http://domain97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7" calcext:value-type="float">
            <text:p>977</text:p>
          </table:table-cell>
          <table:table-cell table:number-columns-repeated="5"/>
          <table:table-cell table:formula="of:=CONCATENATE([.$P$1];[.J975];[.$Q$1];[.$N$3];[.A975];[.$O$3];[.$Q$1];[.$N$3];[.B975];[.$O$3];[.$Q$1];[.$N$2];[.E975];[.$O$2];[.$Q$1];[.$N$2];[.C975];[.$O$2];[.$Q$1];[.$N$2];[.F975];[.$O$2];[.$Q$1];[.$N$2];[.D975];[.$O$2];[.$O$2])" office:value-type="string" office:string-value="insert into creatives values (977,'some description977','http://domain977.com',('ios',),(),(),('UK','US'))" calcext:value-type="string">
            <text:p>insert into creatives values (977,'some description977','http://domain977.com',('ios',),(),(),('UK','US'))</text:p>
          </table:table-cell>
          <table:table-cell/>
        </table:table-row>
        <table:table-row table:style-name="ro2">
          <table:table-cell table:formula="of:=CONCATENATE([.A$1];[.J976])" office:value-type="string" office:string-value="some description978" calcext:value-type="string">
            <text:p>some description978</text:p>
          </table:table-cell>
          <table:table-cell table:formula="of:=CONCATENATE([.B$1];[.$J976];[.$M$2])" office:value-type="string" office:string-value="http://domain978.com" calcext:value-type="string">
            <text:p>http://domain97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8" calcext:value-type="float">
            <text:p>978</text:p>
          </table:table-cell>
          <table:table-cell table:number-columns-repeated="5"/>
          <table:table-cell table:formula="of:=CONCATENATE([.$P$1];[.J976];[.$Q$1];[.$N$3];[.A976];[.$O$3];[.$Q$1];[.$N$3];[.B976];[.$O$3];[.$Q$1];[.$N$2];[.E976];[.$O$2];[.$Q$1];[.$N$2];[.C976];[.$O$2];[.$Q$1];[.$N$2];[.F976];[.$O$2];[.$Q$1];[.$N$2];[.D976];[.$O$2];[.$O$2])" office:value-type="string" office:string-value="insert into creatives values (978,'some description978','http://domain978.com',('ios',),(),(),('UK','US'))" calcext:value-type="string">
            <text:p>insert into creatives values (978,'some description978','http://domain978.com',('ios',),(),(),('UK','US'))</text:p>
          </table:table-cell>
          <table:table-cell/>
        </table:table-row>
        <table:table-row table:style-name="ro2">
          <table:table-cell table:formula="of:=CONCATENATE([.A$1];[.J977])" office:value-type="string" office:string-value="some description979" calcext:value-type="string">
            <text:p>some description979</text:p>
          </table:table-cell>
          <table:table-cell table:formula="of:=CONCATENATE([.B$1];[.$J977];[.$M$2])" office:value-type="string" office:string-value="http://domain979.com" calcext:value-type="string">
            <text:p>http://domain97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79" calcext:value-type="float">
            <text:p>979</text:p>
          </table:table-cell>
          <table:table-cell table:number-columns-repeated="5"/>
          <table:table-cell table:formula="of:=CONCATENATE([.$P$1];[.J977];[.$Q$1];[.$N$3];[.A977];[.$O$3];[.$Q$1];[.$N$3];[.B977];[.$O$3];[.$Q$1];[.$N$2];[.E977];[.$O$2];[.$Q$1];[.$N$2];[.C977];[.$O$2];[.$Q$1];[.$N$2];[.F977];[.$O$2];[.$Q$1];[.$N$2];[.D977];[.$O$2];[.$O$2])" office:value-type="string" office:string-value="insert into creatives values (979,'some description979','http://domain979.com',('ios',),(),(),('UK','US'))" calcext:value-type="string">
            <text:p>insert into creatives values (979,'some description979','http://domain979.com',('ios',),(),(),('UK','US'))</text:p>
          </table:table-cell>
          <table:table-cell/>
        </table:table-row>
        <table:table-row table:style-name="ro2">
          <table:table-cell table:formula="of:=CONCATENATE([.A$1];[.J978])" office:value-type="string" office:string-value="some description980" calcext:value-type="string">
            <text:p>some description980</text:p>
          </table:table-cell>
          <table:table-cell table:formula="of:=CONCATENATE([.B$1];[.$J978];[.$M$2])" office:value-type="string" office:string-value="http://domain980.com" calcext:value-type="string">
            <text:p>http://domain98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table:number-columns-repeated="5"/>
          <table:table-cell table:formula="of:=CONCATENATE([.$P$1];[.J978];[.$Q$1];[.$N$3];[.A978];[.$O$3];[.$Q$1];[.$N$3];[.B978];[.$O$3];[.$Q$1];[.$N$2];[.E978];[.$O$2];[.$Q$1];[.$N$2];[.C978];[.$O$2];[.$Q$1];[.$N$2];[.F978];[.$O$2];[.$Q$1];[.$N$2];[.D978];[.$O$2];[.$O$2])" office:value-type="string" office:string-value="insert into creatives values (980,'some description980','http://domain980.com',('ios',),(),(),('UK','US'))" calcext:value-type="string">
            <text:p>insert into creatives values (980,'some description980','http://domain980.com',('ios',),(),(),('UK','US'))</text:p>
          </table:table-cell>
          <table:table-cell/>
        </table:table-row>
        <table:table-row table:style-name="ro2">
          <table:table-cell table:formula="of:=CONCATENATE([.A$1];[.J979])" office:value-type="string" office:string-value="some description981" calcext:value-type="string">
            <text:p>some description981</text:p>
          </table:table-cell>
          <table:table-cell table:formula="of:=CONCATENATE([.B$1];[.$J979];[.$M$2])" office:value-type="string" office:string-value="http://domain981.com" calcext:value-type="string">
            <text:p>http://domain98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1" calcext:value-type="float">
            <text:p>981</text:p>
          </table:table-cell>
          <table:table-cell table:number-columns-repeated="5"/>
          <table:table-cell table:formula="of:=CONCATENATE([.$P$1];[.J979];[.$Q$1];[.$N$3];[.A979];[.$O$3];[.$Q$1];[.$N$3];[.B979];[.$O$3];[.$Q$1];[.$N$2];[.E979];[.$O$2];[.$Q$1];[.$N$2];[.C979];[.$O$2];[.$Q$1];[.$N$2];[.F979];[.$O$2];[.$Q$1];[.$N$2];[.D979];[.$O$2];[.$O$2])" office:value-type="string" office:string-value="insert into creatives values (981,'some description981','http://domain981.com',('ios',),(),(),('UK','US'))" calcext:value-type="string">
            <text:p>insert into creatives values (981,'some description981','http://domain981.com',('ios',),(),(),('UK','US'))</text:p>
          </table:table-cell>
          <table:table-cell/>
        </table:table-row>
        <table:table-row table:style-name="ro2">
          <table:table-cell table:formula="of:=CONCATENATE([.A$1];[.J980])" office:value-type="string" office:string-value="some description982" calcext:value-type="string">
            <text:p>some description982</text:p>
          </table:table-cell>
          <table:table-cell table:formula="of:=CONCATENATE([.B$1];[.$J980];[.$M$2])" office:value-type="string" office:string-value="http://domain982.com" calcext:value-type="string">
            <text:p>http://domain98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2" calcext:value-type="float">
            <text:p>982</text:p>
          </table:table-cell>
          <table:table-cell table:number-columns-repeated="5"/>
          <table:table-cell table:formula="of:=CONCATENATE([.$P$1];[.J980];[.$Q$1];[.$N$3];[.A980];[.$O$3];[.$Q$1];[.$N$3];[.B980];[.$O$3];[.$Q$1];[.$N$2];[.E980];[.$O$2];[.$Q$1];[.$N$2];[.C980];[.$O$2];[.$Q$1];[.$N$2];[.F980];[.$O$2];[.$Q$1];[.$N$2];[.D980];[.$O$2];[.$O$2])" office:value-type="string" office:string-value="insert into creatives values (982,'some description982','http://domain982.com',('ios',),(),(),('UK','US'))" calcext:value-type="string">
            <text:p>insert into creatives values (982,'some description982','http://domain982.com',('ios',),(),(),('UK','US'))</text:p>
          </table:table-cell>
          <table:table-cell/>
        </table:table-row>
        <table:table-row table:style-name="ro2">
          <table:table-cell table:formula="of:=CONCATENATE([.A$1];[.J981])" office:value-type="string" office:string-value="some description983" calcext:value-type="string">
            <text:p>some description983</text:p>
          </table:table-cell>
          <table:table-cell table:formula="of:=CONCATENATE([.B$1];[.$J981];[.$M$2])" office:value-type="string" office:string-value="http://domain983.com" calcext:value-type="string">
            <text:p>http://domain98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3" calcext:value-type="float">
            <text:p>983</text:p>
          </table:table-cell>
          <table:table-cell table:number-columns-repeated="5"/>
          <table:table-cell table:formula="of:=CONCATENATE([.$P$1];[.J981];[.$Q$1];[.$N$3];[.A981];[.$O$3];[.$Q$1];[.$N$3];[.B981];[.$O$3];[.$Q$1];[.$N$2];[.E981];[.$O$2];[.$Q$1];[.$N$2];[.C981];[.$O$2];[.$Q$1];[.$N$2];[.F981];[.$O$2];[.$Q$1];[.$N$2];[.D981];[.$O$2];[.$O$2])" office:value-type="string" office:string-value="insert into creatives values (983,'some description983','http://domain983.com',('ios',),(),(),('UK','US'))" calcext:value-type="string">
            <text:p>insert into creatives values (983,'some description983','http://domain983.com',('ios',),(),(),('UK','US'))</text:p>
          </table:table-cell>
          <table:table-cell/>
        </table:table-row>
        <table:table-row table:style-name="ro2">
          <table:table-cell table:formula="of:=CONCATENATE([.A$1];[.J982])" office:value-type="string" office:string-value="some description984" calcext:value-type="string">
            <text:p>some description984</text:p>
          </table:table-cell>
          <table:table-cell table:formula="of:=CONCATENATE([.B$1];[.$J982];[.$M$2])" office:value-type="string" office:string-value="http://domain984.com" calcext:value-type="string">
            <text:p>http://domain98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4" calcext:value-type="float">
            <text:p>984</text:p>
          </table:table-cell>
          <table:table-cell table:number-columns-repeated="5"/>
          <table:table-cell table:formula="of:=CONCATENATE([.$P$1];[.J982];[.$Q$1];[.$N$3];[.A982];[.$O$3];[.$Q$1];[.$N$3];[.B982];[.$O$3];[.$Q$1];[.$N$2];[.E982];[.$O$2];[.$Q$1];[.$N$2];[.C982];[.$O$2];[.$Q$1];[.$N$2];[.F982];[.$O$2];[.$Q$1];[.$N$2];[.D982];[.$O$2];[.$O$2])" office:value-type="string" office:string-value="insert into creatives values (984,'some description984','http://domain984.com',('ios',),(),(),('UK','US'))" calcext:value-type="string">
            <text:p>insert into creatives values (984,'some description984','http://domain984.com',('ios',),(),(),('UK','US'))</text:p>
          </table:table-cell>
          <table:table-cell/>
        </table:table-row>
        <table:table-row table:style-name="ro2">
          <table:table-cell table:formula="of:=CONCATENATE([.A$1];[.J983])" office:value-type="string" office:string-value="some description985" calcext:value-type="string">
            <text:p>some description985</text:p>
          </table:table-cell>
          <table:table-cell table:formula="of:=CONCATENATE([.B$1];[.$J983];[.$M$2])" office:value-type="string" office:string-value="http://domain985.com" calcext:value-type="string">
            <text:p>http://domain98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table:number-columns-repeated="5"/>
          <table:table-cell table:formula="of:=CONCATENATE([.$P$1];[.J983];[.$Q$1];[.$N$3];[.A983];[.$O$3];[.$Q$1];[.$N$3];[.B983];[.$O$3];[.$Q$1];[.$N$2];[.E983];[.$O$2];[.$Q$1];[.$N$2];[.C983];[.$O$2];[.$Q$1];[.$N$2];[.F983];[.$O$2];[.$Q$1];[.$N$2];[.D983];[.$O$2];[.$O$2])" office:value-type="string" office:string-value="insert into creatives values (985,'some description985','http://domain985.com',('ios',),(),(),('UK','US'))" calcext:value-type="string">
            <text:p>insert into creatives values (985,'some description985','http://domain985.com',('ios',),(),(),('UK','US'))</text:p>
          </table:table-cell>
          <table:table-cell/>
        </table:table-row>
        <table:table-row table:style-name="ro2">
          <table:table-cell table:formula="of:=CONCATENATE([.A$1];[.J984])" office:value-type="string" office:string-value="some description986" calcext:value-type="string">
            <text:p>some description986</text:p>
          </table:table-cell>
          <table:table-cell table:formula="of:=CONCATENATE([.B$1];[.$J984];[.$M$2])" office:value-type="string" office:string-value="http://domain986.com" calcext:value-type="string">
            <text:p>http://domain98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table:number-columns-repeated="5"/>
          <table:table-cell table:formula="of:=CONCATENATE([.$P$1];[.J984];[.$Q$1];[.$N$3];[.A984];[.$O$3];[.$Q$1];[.$N$3];[.B984];[.$O$3];[.$Q$1];[.$N$2];[.E984];[.$O$2];[.$Q$1];[.$N$2];[.C984];[.$O$2];[.$Q$1];[.$N$2];[.F984];[.$O$2];[.$Q$1];[.$N$2];[.D984];[.$O$2];[.$O$2])" office:value-type="string" office:string-value="insert into creatives values (986,'some description986','http://domain986.com',('ios',),(),(),('UK','US'))" calcext:value-type="string">
            <text:p>insert into creatives values (986,'some description986','http://domain986.com',('ios',),(),(),('UK','US'))</text:p>
          </table:table-cell>
          <table:table-cell/>
        </table:table-row>
        <table:table-row table:style-name="ro2">
          <table:table-cell table:formula="of:=CONCATENATE([.A$1];[.J985])" office:value-type="string" office:string-value="some description987" calcext:value-type="string">
            <text:p>some description987</text:p>
          </table:table-cell>
          <table:table-cell table:formula="of:=CONCATENATE([.B$1];[.$J985];[.$M$2])" office:value-type="string" office:string-value="http://domain987.com" calcext:value-type="string">
            <text:p>http://domain98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7" calcext:value-type="float">
            <text:p>987</text:p>
          </table:table-cell>
          <table:table-cell table:number-columns-repeated="5"/>
          <table:table-cell table:formula="of:=CONCATENATE([.$P$1];[.J985];[.$Q$1];[.$N$3];[.A985];[.$O$3];[.$Q$1];[.$N$3];[.B985];[.$O$3];[.$Q$1];[.$N$2];[.E985];[.$O$2];[.$Q$1];[.$N$2];[.C985];[.$O$2];[.$Q$1];[.$N$2];[.F985];[.$O$2];[.$Q$1];[.$N$2];[.D985];[.$O$2];[.$O$2])" office:value-type="string" office:string-value="insert into creatives values (987,'some description987','http://domain987.com',('ios',),(),(),('UK','US'))" calcext:value-type="string">
            <text:p>insert into creatives values (987,'some description987','http://domain987.com',('ios',),(),(),('UK','US'))</text:p>
          </table:table-cell>
          <table:table-cell/>
        </table:table-row>
        <table:table-row table:style-name="ro2">
          <table:table-cell table:formula="of:=CONCATENATE([.A$1];[.J986])" office:value-type="string" office:string-value="some description988" calcext:value-type="string">
            <text:p>some description988</text:p>
          </table:table-cell>
          <table:table-cell table:formula="of:=CONCATENATE([.B$1];[.$J986];[.$M$2])" office:value-type="string" office:string-value="http://domain988.com" calcext:value-type="string">
            <text:p>http://domain98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8" calcext:value-type="float">
            <text:p>988</text:p>
          </table:table-cell>
          <table:table-cell table:number-columns-repeated="5"/>
          <table:table-cell table:formula="of:=CONCATENATE([.$P$1];[.J986];[.$Q$1];[.$N$3];[.A986];[.$O$3];[.$Q$1];[.$N$3];[.B986];[.$O$3];[.$Q$1];[.$N$2];[.E986];[.$O$2];[.$Q$1];[.$N$2];[.C986];[.$O$2];[.$Q$1];[.$N$2];[.F986];[.$O$2];[.$Q$1];[.$N$2];[.D986];[.$O$2];[.$O$2])" office:value-type="string" office:string-value="insert into creatives values (988,'some description988','http://domain988.com',('ios',),(),(),('UK','US'))" calcext:value-type="string">
            <text:p>insert into creatives values (988,'some description988','http://domain988.com',('ios',),(),(),('UK','US'))</text:p>
          </table:table-cell>
          <table:table-cell/>
        </table:table-row>
        <table:table-row table:style-name="ro2">
          <table:table-cell table:formula="of:=CONCATENATE([.A$1];[.J987])" office:value-type="string" office:string-value="some description989" calcext:value-type="string">
            <text:p>some description989</text:p>
          </table:table-cell>
          <table:table-cell table:formula="of:=CONCATENATE([.B$1];[.$J987];[.$M$2])" office:value-type="string" office:string-value="http://domain989.com" calcext:value-type="string">
            <text:p>http://domain98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89" calcext:value-type="float">
            <text:p>989</text:p>
          </table:table-cell>
          <table:table-cell table:number-columns-repeated="5"/>
          <table:table-cell table:formula="of:=CONCATENATE([.$P$1];[.J987];[.$Q$1];[.$N$3];[.A987];[.$O$3];[.$Q$1];[.$N$3];[.B987];[.$O$3];[.$Q$1];[.$N$2];[.E987];[.$O$2];[.$Q$1];[.$N$2];[.C987];[.$O$2];[.$Q$1];[.$N$2];[.F987];[.$O$2];[.$Q$1];[.$N$2];[.D987];[.$O$2];[.$O$2])" office:value-type="string" office:string-value="insert into creatives values (989,'some description989','http://domain989.com',('ios',),(),(),('UK','US'))" calcext:value-type="string">
            <text:p>insert into creatives values (989,'some description989','http://domain989.com',('ios',),(),(),('UK','US'))</text:p>
          </table:table-cell>
          <table:table-cell/>
        </table:table-row>
        <table:table-row table:style-name="ro2">
          <table:table-cell table:formula="of:=CONCATENATE([.A$1];[.J988])" office:value-type="string" office:string-value="some description990" calcext:value-type="string">
            <text:p>some description990</text:p>
          </table:table-cell>
          <table:table-cell table:formula="of:=CONCATENATE([.B$1];[.$J988];[.$M$2])" office:value-type="string" office:string-value="http://domain990.com" calcext:value-type="string">
            <text:p>http://domain99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table:number-columns-repeated="5"/>
          <table:table-cell table:formula="of:=CONCATENATE([.$P$1];[.J988];[.$Q$1];[.$N$3];[.A988];[.$O$3];[.$Q$1];[.$N$3];[.B988];[.$O$3];[.$Q$1];[.$N$2];[.E988];[.$O$2];[.$Q$1];[.$N$2];[.C988];[.$O$2];[.$Q$1];[.$N$2];[.F988];[.$O$2];[.$Q$1];[.$N$2];[.D988];[.$O$2];[.$O$2])" office:value-type="string" office:string-value="insert into creatives values (990,'some description990','http://domain990.com',('ios',),(),(),('UK','US'))" calcext:value-type="string">
            <text:p>insert into creatives values (990,'some description990','http://domain990.com',('ios',),(),(),('UK','US'))</text:p>
          </table:table-cell>
          <table:table-cell/>
        </table:table-row>
        <table:table-row table:style-name="ro2">
          <table:table-cell table:formula="of:=CONCATENATE([.A$1];[.J989])" office:value-type="string" office:string-value="some description991" calcext:value-type="string">
            <text:p>some description991</text:p>
          </table:table-cell>
          <table:table-cell table:formula="of:=CONCATENATE([.B$1];[.$J989];[.$M$2])" office:value-type="string" office:string-value="http://domain991.com" calcext:value-type="string">
            <text:p>http://domain99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91" calcext:value-type="float">
            <text:p>991</text:p>
          </table:table-cell>
          <table:table-cell table:number-columns-repeated="5"/>
          <table:table-cell table:formula="of:=CONCATENATE([.$P$1];[.J989];[.$Q$1];[.$N$3];[.A989];[.$O$3];[.$Q$1];[.$N$3];[.B989];[.$O$3];[.$Q$1];[.$N$2];[.E989];[.$O$2];[.$Q$1];[.$N$2];[.C989];[.$O$2];[.$Q$1];[.$N$2];[.F989];[.$O$2];[.$Q$1];[.$N$2];[.D989];[.$O$2];[.$O$2])" office:value-type="string" office:string-value="insert into creatives values (991,'some description991','http://domain991.com',('ios',),(),(),('UK','US'))" calcext:value-type="string">
            <text:p>insert into creatives values (991,'some description991','http://domain991.com',('ios',),(),(),('UK','US'))</text:p>
          </table:table-cell>
          <table:table-cell/>
        </table:table-row>
        <table:table-row table:style-name="ro2">
          <table:table-cell table:formula="of:=CONCATENATE([.A$1];[.J990])" office:value-type="string" office:string-value="some description992" calcext:value-type="string">
            <text:p>some description992</text:p>
          </table:table-cell>
          <table:table-cell table:formula="of:=CONCATENATE([.B$1];[.$J990];[.$M$2])" office:value-type="string" office:string-value="http://domain992.com" calcext:value-type="string">
            <text:p>http://domain99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92" calcext:value-type="float">
            <text:p>992</text:p>
          </table:table-cell>
          <table:table-cell table:number-columns-repeated="5"/>
          <table:table-cell table:formula="of:=CONCATENATE([.$P$1];[.J990];[.$Q$1];[.$N$3];[.A990];[.$O$3];[.$Q$1];[.$N$3];[.B990];[.$O$3];[.$Q$1];[.$N$2];[.E990];[.$O$2];[.$Q$1];[.$N$2];[.C990];[.$O$2];[.$Q$1];[.$N$2];[.F990];[.$O$2];[.$Q$1];[.$N$2];[.D990];[.$O$2];[.$O$2])" office:value-type="string" office:string-value="insert into creatives values (992,'some description992','http://domain992.com',('ios',),(),(),('UK','US'))" calcext:value-type="string">
            <text:p>insert into creatives values (992,'some description992','http://domain992.com',('ios',),(),(),('UK','US'))</text:p>
          </table:table-cell>
          <table:table-cell/>
        </table:table-row>
        <table:table-row table:style-name="ro2">
          <table:table-cell table:formula="of:=CONCATENATE([.A$1];[.J991])" office:value-type="string" office:string-value="some description993" calcext:value-type="string">
            <text:p>some description993</text:p>
          </table:table-cell>
          <table:table-cell table:formula="of:=CONCATENATE([.B$1];[.$J991];[.$M$2])" office:value-type="string" office:string-value="http://domain993.com" calcext:value-type="string">
            <text:p>http://domain99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93" calcext:value-type="float">
            <text:p>993</text:p>
          </table:table-cell>
          <table:table-cell table:number-columns-repeated="5"/>
          <table:table-cell table:formula="of:=CONCATENATE([.$P$1];[.J991];[.$Q$1];[.$N$3];[.A991];[.$O$3];[.$Q$1];[.$N$3];[.B991];[.$O$3];[.$Q$1];[.$N$2];[.E991];[.$O$2];[.$Q$1];[.$N$2];[.C991];[.$O$2];[.$Q$1];[.$N$2];[.F991];[.$O$2];[.$Q$1];[.$N$2];[.D991];[.$O$2];[.$O$2])" office:value-type="string" office:string-value="insert into creatives values (993,'some description993','http://domain993.com',('ios',),(),(),('UK','US'))" calcext:value-type="string">
            <text:p>insert into creatives values (993,'some description993','http://domain993.com',('ios',),(),(),('UK','US'))</text:p>
          </table:table-cell>
          <table:table-cell/>
        </table:table-row>
        <table:table-row table:style-name="ro2">
          <table:table-cell table:formula="of:=CONCATENATE([.A$1];[.J992])" office:value-type="string" office:string-value="some description994" calcext:value-type="string">
            <text:p>some description994</text:p>
          </table:table-cell>
          <table:table-cell table:formula="of:=CONCATENATE([.B$1];[.$J992];[.$M$2])" office:value-type="string" office:string-value="http://domain994.com" calcext:value-type="string">
            <text:p>http://domain99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94" calcext:value-type="float">
            <text:p>994</text:p>
          </table:table-cell>
          <table:table-cell table:number-columns-repeated="5"/>
          <table:table-cell table:formula="of:=CONCATENATE([.$P$1];[.J992];[.$Q$1];[.$N$3];[.A992];[.$O$3];[.$Q$1];[.$N$3];[.B992];[.$O$3];[.$Q$1];[.$N$2];[.E992];[.$O$2];[.$Q$1];[.$N$2];[.C992];[.$O$2];[.$Q$1];[.$N$2];[.F992];[.$O$2];[.$Q$1];[.$N$2];[.D992];[.$O$2];[.$O$2])" office:value-type="string" office:string-value="insert into creatives values (994,'some description994','http://domain994.com',('ios',),(),(),('UK','US'))" calcext:value-type="string">
            <text:p>insert into creatives values (994,'some description994','http://domain994.com',('ios',),(),(),('UK','US'))</text:p>
          </table:table-cell>
          <table:table-cell/>
        </table:table-row>
        <table:table-row table:style-name="ro2">
          <table:table-cell table:formula="of:=CONCATENATE([.A$1];[.J993])" office:value-type="string" office:string-value="some description995" calcext:value-type="string">
            <text:p>some description995</text:p>
          </table:table-cell>
          <table:table-cell table:formula="of:=CONCATENATE([.B$1];[.$J993];[.$M$2])" office:value-type="string" office:string-value="http://domain995.com" calcext:value-type="string">
            <text:p>http://domain99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95" calcext:value-type="float">
            <text:p>995</text:p>
          </table:table-cell>
          <table:table-cell table:number-columns-repeated="5"/>
          <table:table-cell table:formula="of:=CONCATENATE([.$P$1];[.J993];[.$Q$1];[.$N$3];[.A993];[.$O$3];[.$Q$1];[.$N$3];[.B993];[.$O$3];[.$Q$1];[.$N$2];[.E993];[.$O$2];[.$Q$1];[.$N$2];[.C993];[.$O$2];[.$Q$1];[.$N$2];[.F993];[.$O$2];[.$Q$1];[.$N$2];[.D993];[.$O$2];[.$O$2])" office:value-type="string" office:string-value="insert into creatives values (995,'some description995','http://domain995.com',('ios',),(),(),('UK','US'))" calcext:value-type="string">
            <text:p>insert into creatives values (995,'some description995','http://domain995.com',('ios',),(),(),('UK','US'))</text:p>
          </table:table-cell>
          <table:table-cell/>
        </table:table-row>
        <table:table-row table:style-name="ro2">
          <table:table-cell table:formula="of:=CONCATENATE([.A$1];[.J994])" office:value-type="string" office:string-value="some description996" calcext:value-type="string">
            <text:p>some description996</text:p>
          </table:table-cell>
          <table:table-cell table:formula="of:=CONCATENATE([.B$1];[.$J994];[.$M$2])" office:value-type="string" office:string-value="http://domain996.com" calcext:value-type="string">
            <text:p>http://domain99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</text:p>
          </table:table-cell>
          <table:table-cell table:number-columns-repeated="4"/>
          <table:table-cell office:value-type="float" office:value="996" calcext:value-type="float">
            <text:p>996</text:p>
          </table:table-cell>
          <table:table-cell table:number-columns-repeated="5"/>
          <table:table-cell table:formula="of:=CONCATENATE([.$P$1];[.J994];[.$Q$1];[.$N$3];[.A994];[.$O$3];[.$Q$1];[.$N$3];[.B994];[.$O$3];[.$Q$1];[.$N$2];[.E994];[.$O$2];[.$Q$1];[.$N$2];[.C994];[.$O$2];[.$Q$1];[.$N$2];[.F994];[.$O$2];[.$Q$1];[.$N$2];[.D994];[.$O$2];[.$O$2])" office:value-type="string" office:string-value="insert into creatives values (996,'some description996','http://domain996.com',('ios',),(),(),('UK','US'))" calcext:value-type="string">
            <text:p>insert into creatives values (996,'some description996','http://domain996.com',('ios',),(),(),('UK','US'))</text:p>
          </table:table-cell>
          <table:table-cell/>
        </table:table-row>
        <table:table-row table:style-name="ro2">
          <table:table-cell table:formula="of:=CONCATENATE([.A$1];[.J995])" office:value-type="string" office:string-value="some description997" calcext:value-type="string">
            <text:p>some description997</text:p>
          </table:table-cell>
          <table:table-cell table:formula="of:=CONCATENATE([.B$1];[.$J995];[.$M$2])" office:value-type="string" office:string-value="http://domain997.com" calcext:value-type="string">
            <text:p>http://domain99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997" calcext:value-type="float">
            <text:p>997</text:p>
          </table:table-cell>
          <table:table-cell table:number-columns-repeated="5"/>
          <table:table-cell table:formula="of:=CONCATENATE([.$P$1];[.J995];[.$Q$1];[.$N$3];[.A995];[.$O$3];[.$Q$1];[.$N$3];[.B995];[.$O$3];[.$Q$1];[.$N$2];[.E995];[.$O$2];[.$Q$1];[.$N$2];[.C995];[.$O$2];[.$Q$1];[.$N$2];[.F995];[.$O$2];[.$Q$1];[.$N$2];[.D995];[.$O$2];[.$O$2])" office:value-type="string" office:string-value="insert into creatives values (997,'some description997','http://domain997.com',('ios','android'),(),(),('UK',))" calcext:value-type="string">
            <text:p>insert into creatives values (997,'some description997','http://domain997.com',('ios','android'),(),(),('UK',))</text:p>
          </table:table-cell>
          <table:table-cell/>
        </table:table-row>
        <table:table-row table:style-name="ro2">
          <table:table-cell table:formula="of:=CONCATENATE([.A$1];[.J996])" office:value-type="string" office:string-value="some description998" calcext:value-type="string">
            <text:p>some description998</text:p>
          </table:table-cell>
          <table:table-cell table:formula="of:=CONCATENATE([.B$1];[.$J996];[.$M$2])" office:value-type="string" office:string-value="http://domain998.com" calcext:value-type="string">
            <text:p>http://domain99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998" calcext:value-type="float">
            <text:p>998</text:p>
          </table:table-cell>
          <table:table-cell table:number-columns-repeated="5"/>
          <table:table-cell table:formula="of:=CONCATENATE([.$P$1];[.J996];[.$Q$1];[.$N$3];[.A996];[.$O$3];[.$Q$1];[.$N$3];[.B996];[.$O$3];[.$Q$1];[.$N$2];[.E996];[.$O$2];[.$Q$1];[.$N$2];[.C996];[.$O$2];[.$Q$1];[.$N$2];[.F996];[.$O$2];[.$Q$1];[.$N$2];[.D996];[.$O$2];[.$O$2])" office:value-type="string" office:string-value="insert into creatives values (998,'some description998','http://domain998.com',('ios','android'),(),(),('UK',))" calcext:value-type="string">
            <text:p>insert into creatives values (998,'some description998','http://domain998.com',('ios','android'),(),(),('UK',))</text:p>
          </table:table-cell>
          <table:table-cell/>
        </table:table-row>
        <table:table-row table:style-name="ro2">
          <table:table-cell table:formula="of:=CONCATENATE([.A$1];[.J997])" office:value-type="string" office:string-value="some description999" calcext:value-type="string">
            <text:p>some description999</text:p>
          </table:table-cell>
          <table:table-cell table:formula="of:=CONCATENATE([.B$1];[.$J997];[.$M$2])" office:value-type="string" office:string-value="http://domain999.com" calcext:value-type="string">
            <text:p>http://domain99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5"/>
          <table:table-cell table:formula="of:=CONCATENATE([.$P$1];[.J997];[.$Q$1];[.$N$3];[.A997];[.$O$3];[.$Q$1];[.$N$3];[.B997];[.$O$3];[.$Q$1];[.$N$2];[.E997];[.$O$2];[.$Q$1];[.$N$2];[.C997];[.$O$2];[.$Q$1];[.$N$2];[.F997];[.$O$2];[.$Q$1];[.$N$2];[.D997];[.$O$2];[.$O$2])" office:value-type="string" office:string-value="insert into creatives values (999,'some description999','http://domain999.com',('ios','android'),(),(),('UK',))" calcext:value-type="string">
            <text:p>insert into creatives values (999,'some description999','http://domain999.com',('ios','android'),(),(),('UK',))</text:p>
          </table:table-cell>
          <table:table-cell/>
        </table:table-row>
        <table:table-row table:style-name="ro2">
          <table:table-cell table:formula="of:=CONCATENATE([.A$1];[.J998])" office:value-type="string" office:string-value="some description1000" calcext:value-type="string">
            <text:p>some description1000</text:p>
          </table:table-cell>
          <table:table-cell table:formula="of:=CONCATENATE([.B$1];[.$J998];[.$M$2])" office:value-type="string" office:string-value="http://domain1000.com" calcext:value-type="string">
            <text:p>http://domain100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  <table:table-cell table:formula="of:=CONCATENATE([.$P$1];[.J998];[.$Q$1];[.$N$3];[.A998];[.$O$3];[.$Q$1];[.$N$3];[.B998];[.$O$3];[.$Q$1];[.$N$2];[.E998];[.$O$2];[.$Q$1];[.$N$2];[.C998];[.$O$2];[.$Q$1];[.$N$2];[.F998];[.$O$2];[.$Q$1];[.$N$2];[.D998];[.$O$2];[.$O$2])" office:value-type="string" office:string-value="insert into creatives values (1000,'some description1000','http://domain1000.com',('ios','android'),(),(),('UK',))" calcext:value-type="string">
            <text:p>insert into creatives values (1000,'some description1000','http://domain1000.com',('ios','android'),(),(),('UK',))</text:p>
          </table:table-cell>
          <table:table-cell/>
        </table:table-row>
        <table:table-row table:style-name="ro2">
          <table:table-cell table:formula="of:=CONCATENATE([.A$1];[.J999])" office:value-type="string" office:string-value="some description1001" calcext:value-type="string">
            <text:p>some description1001</text:p>
          </table:table-cell>
          <table:table-cell table:formula="of:=CONCATENATE([.B$1];[.$J999];[.$M$2])" office:value-type="string" office:string-value="http://domain1001.com" calcext:value-type="string">
            <text:p>http://domain100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1" calcext:value-type="float">
            <text:p>1001</text:p>
          </table:table-cell>
          <table:table-cell table:number-columns-repeated="5"/>
          <table:table-cell table:formula="of:=CONCATENATE([.$P$1];[.J999];[.$Q$1];[.$N$3];[.A999];[.$O$3];[.$Q$1];[.$N$3];[.B999];[.$O$3];[.$Q$1];[.$N$2];[.E999];[.$O$2];[.$Q$1];[.$N$2];[.C999];[.$O$2];[.$Q$1];[.$N$2];[.F999];[.$O$2];[.$Q$1];[.$N$2];[.D999];[.$O$2];[.$O$2])" office:value-type="string" office:string-value="insert into creatives values (1001,'some description1001','http://domain1001.com',('ios','android'),(),(),('UK',))" calcext:value-type="string">
            <text:p>insert into creatives values (1001,'some description1001','http://domain1001.com',('ios','android'),(),(),('UK',))</text:p>
          </table:table-cell>
          <table:table-cell/>
        </table:table-row>
        <table:table-row table:style-name="ro2">
          <table:table-cell table:formula="of:=CONCATENATE([.A$1];[.J1000])" office:value-type="string" office:string-value="some description1002" calcext:value-type="string">
            <text:p>some description1002</text:p>
          </table:table-cell>
          <table:table-cell table:formula="of:=CONCATENATE([.B$1];[.$J1000];[.$M$2])" office:value-type="string" office:string-value="http://domain1002.com" calcext:value-type="string">
            <text:p>http://domain100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2" calcext:value-type="float">
            <text:p>1002</text:p>
          </table:table-cell>
          <table:table-cell table:number-columns-repeated="5"/>
          <table:table-cell table:formula="of:=CONCATENATE([.$P$1];[.J1000];[.$Q$1];[.$N$3];[.A1000];[.$O$3];[.$Q$1];[.$N$3];[.B1000];[.$O$3];[.$Q$1];[.$N$2];[.E1000];[.$O$2];[.$Q$1];[.$N$2];[.C1000];[.$O$2];[.$Q$1];[.$N$2];[.F1000];[.$O$2];[.$Q$1];[.$N$2];[.D1000];[.$O$2];[.$O$2])" office:value-type="string" office:string-value="insert into creatives values (1002,'some description1002','http://domain1002.com',('ios','android'),(),(),('UK',))" calcext:value-type="string">
            <text:p>insert into creatives values (1002,'some description1002','http://domain1002.com',('ios','android'),(),(),('UK',))</text:p>
          </table:table-cell>
          <table:table-cell/>
        </table:table-row>
        <table:table-row table:style-name="ro2">
          <table:table-cell table:formula="of:=CONCATENATE([.A$1];[.J1001])" office:value-type="string" office:string-value="some description1003" calcext:value-type="string">
            <text:p>some description1003</text:p>
          </table:table-cell>
          <table:table-cell table:formula="of:=CONCATENATE([.B$1];[.$J1001];[.$M$2])" office:value-type="string" office:string-value="http://domain1003.com" calcext:value-type="string">
            <text:p>http://domain100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3" calcext:value-type="float">
            <text:p>1003</text:p>
          </table:table-cell>
          <table:table-cell table:number-columns-repeated="5"/>
          <table:table-cell table:formula="of:=CONCATENATE([.$P$1];[.J1001];[.$Q$1];[.$N$3];[.A1001];[.$O$3];[.$Q$1];[.$N$3];[.B1001];[.$O$3];[.$Q$1];[.$N$2];[.E1001];[.$O$2];[.$Q$1];[.$N$2];[.C1001];[.$O$2];[.$Q$1];[.$N$2];[.F1001];[.$O$2];[.$Q$1];[.$N$2];[.D1001];[.$O$2];[.$O$2])" office:value-type="string" office:string-value="insert into creatives values (1003,'some description1003','http://domain1003.com',('ios','android'),(),(),('UK',))" calcext:value-type="string">
            <text:p>insert into creatives values (1003,'some description1003','http://domain1003.com',('ios','android'),(),(),('UK',))</text:p>
          </table:table-cell>
          <table:table-cell/>
        </table:table-row>
        <table:table-row table:style-name="ro2">
          <table:table-cell table:formula="of:=CONCATENATE([.A$1];[.J1002])" office:value-type="string" office:string-value="some description1004" calcext:value-type="string">
            <text:p>some description1004</text:p>
          </table:table-cell>
          <table:table-cell table:formula="of:=CONCATENATE([.B$1];[.$J1002];[.$M$2])" office:value-type="string" office:string-value="http://domain1004.com" calcext:value-type="string">
            <text:p>http://domain100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4" calcext:value-type="float">
            <text:p>1004</text:p>
          </table:table-cell>
          <table:table-cell table:number-columns-repeated="5"/>
          <table:table-cell table:formula="of:=CONCATENATE([.$P$1];[.J1002];[.$Q$1];[.$N$3];[.A1002];[.$O$3];[.$Q$1];[.$N$3];[.B1002];[.$O$3];[.$Q$1];[.$N$2];[.E1002];[.$O$2];[.$Q$1];[.$N$2];[.C1002];[.$O$2];[.$Q$1];[.$N$2];[.F1002];[.$O$2];[.$Q$1];[.$N$2];[.D1002];[.$O$2];[.$O$2])" office:value-type="string" office:string-value="insert into creatives values (1004,'some description1004','http://domain1004.com',('ios','android'),(),(),('UK',))" calcext:value-type="string">
            <text:p>insert into creatives values (1004,'some description1004','http://domain1004.com',('ios','android'),(),(),('UK',))</text:p>
          </table:table-cell>
          <table:table-cell/>
        </table:table-row>
        <table:table-row table:style-name="ro2">
          <table:table-cell table:formula="of:=CONCATENATE([.A$1];[.J1003])" office:value-type="string" office:string-value="some description1005" calcext:value-type="string">
            <text:p>some description1005</text:p>
          </table:table-cell>
          <table:table-cell table:formula="of:=CONCATENATE([.B$1];[.$J1003];[.$M$2])" office:value-type="string" office:string-value="http://domain1005.com" calcext:value-type="string">
            <text:p>http://domain100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5" calcext:value-type="float">
            <text:p>1005</text:p>
          </table:table-cell>
          <table:table-cell table:number-columns-repeated="5"/>
          <table:table-cell table:formula="of:=CONCATENATE([.$P$1];[.J1003];[.$Q$1];[.$N$3];[.A1003];[.$O$3];[.$Q$1];[.$N$3];[.B1003];[.$O$3];[.$Q$1];[.$N$2];[.E1003];[.$O$2];[.$Q$1];[.$N$2];[.C1003];[.$O$2];[.$Q$1];[.$N$2];[.F1003];[.$O$2];[.$Q$1];[.$N$2];[.D1003];[.$O$2];[.$O$2])" office:value-type="string" office:string-value="insert into creatives values (1005,'some description1005','http://domain1005.com',('ios','android'),(),(),('UK',))" calcext:value-type="string">
            <text:p>insert into creatives values (1005,'some description1005','http://domain1005.com',('ios','android'),(),(),('UK',))</text:p>
          </table:table-cell>
          <table:table-cell/>
        </table:table-row>
        <table:table-row table:style-name="ro2">
          <table:table-cell table:formula="of:=CONCATENATE([.A$1];[.J1004])" office:value-type="string" office:string-value="some description1006" calcext:value-type="string">
            <text:p>some description1006</text:p>
          </table:table-cell>
          <table:table-cell table:formula="of:=CONCATENATE([.B$1];[.$J1004];[.$M$2])" office:value-type="string" office:string-value="http://domain1006.com" calcext:value-type="string">
            <text:p>http://domain100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6" calcext:value-type="float">
            <text:p>1006</text:p>
          </table:table-cell>
          <table:table-cell table:number-columns-repeated="5"/>
          <table:table-cell table:formula="of:=CONCATENATE([.$P$1];[.J1004];[.$Q$1];[.$N$3];[.A1004];[.$O$3];[.$Q$1];[.$N$3];[.B1004];[.$O$3];[.$Q$1];[.$N$2];[.E1004];[.$O$2];[.$Q$1];[.$N$2];[.C1004];[.$O$2];[.$Q$1];[.$N$2];[.F1004];[.$O$2];[.$Q$1];[.$N$2];[.D1004];[.$O$2];[.$O$2])" office:value-type="string" office:string-value="insert into creatives values (1006,'some description1006','http://domain1006.com',('ios','android'),(),(),('UK',))" calcext:value-type="string">
            <text:p>insert into creatives values (1006,'some description1006','http://domain1006.com',('ios','android'),(),(),('UK',))</text:p>
          </table:table-cell>
          <table:table-cell/>
        </table:table-row>
        <table:table-row table:style-name="ro2">
          <table:table-cell table:formula="of:=CONCATENATE([.A$1];[.J1005])" office:value-type="string" office:string-value="some description1007" calcext:value-type="string">
            <text:p>some description1007</text:p>
          </table:table-cell>
          <table:table-cell table:formula="of:=CONCATENATE([.B$1];[.$J1005];[.$M$2])" office:value-type="string" office:string-value="http://domain1007.com" calcext:value-type="string">
            <text:p>http://domain100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7" calcext:value-type="float">
            <text:p>1007</text:p>
          </table:table-cell>
          <table:table-cell table:number-columns-repeated="5"/>
          <table:table-cell table:formula="of:=CONCATENATE([.$P$1];[.J1005];[.$Q$1];[.$N$3];[.A1005];[.$O$3];[.$Q$1];[.$N$3];[.B1005];[.$O$3];[.$Q$1];[.$N$2];[.E1005];[.$O$2];[.$Q$1];[.$N$2];[.C1005];[.$O$2];[.$Q$1];[.$N$2];[.F1005];[.$O$2];[.$Q$1];[.$N$2];[.D1005];[.$O$2];[.$O$2])" office:value-type="string" office:string-value="insert into creatives values (1007,'some description1007','http://domain1007.com',('ios','android'),(),(),('UK',))" calcext:value-type="string">
            <text:p>insert into creatives values (1007,'some description1007','http://domain1007.com',('ios','android'),(),(),('UK',))</text:p>
          </table:table-cell>
          <table:table-cell/>
        </table:table-row>
        <table:table-row table:style-name="ro2">
          <table:table-cell table:formula="of:=CONCATENATE([.A$1];[.J1006])" office:value-type="string" office:string-value="some description1008" calcext:value-type="string">
            <text:p>some description1008</text:p>
          </table:table-cell>
          <table:table-cell table:formula="of:=CONCATENATE([.B$1];[.$J1006];[.$M$2])" office:value-type="string" office:string-value="http://domain1008.com" calcext:value-type="string">
            <text:p>http://domain100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8" calcext:value-type="float">
            <text:p>1008</text:p>
          </table:table-cell>
          <table:table-cell table:number-columns-repeated="5"/>
          <table:table-cell table:formula="of:=CONCATENATE([.$P$1];[.J1006];[.$Q$1];[.$N$3];[.A1006];[.$O$3];[.$Q$1];[.$N$3];[.B1006];[.$O$3];[.$Q$1];[.$N$2];[.E1006];[.$O$2];[.$Q$1];[.$N$2];[.C1006];[.$O$2];[.$Q$1];[.$N$2];[.F1006];[.$O$2];[.$Q$1];[.$N$2];[.D1006];[.$O$2];[.$O$2])" office:value-type="string" office:string-value="insert into creatives values (1008,'some description1008','http://domain1008.com',('ios','android'),(),(),('UK',))" calcext:value-type="string">
            <text:p>insert into creatives values (1008,'some description1008','http://domain1008.com',('ios','android'),(),(),('UK',))</text:p>
          </table:table-cell>
          <table:table-cell/>
        </table:table-row>
        <table:table-row table:style-name="ro2">
          <table:table-cell table:formula="of:=CONCATENATE([.A$1];[.J1007])" office:value-type="string" office:string-value="some description1009" calcext:value-type="string">
            <text:p>some description1009</text:p>
          </table:table-cell>
          <table:table-cell table:formula="of:=CONCATENATE([.B$1];[.$J1007];[.$M$2])" office:value-type="string" office:string-value="http://domain1009.com" calcext:value-type="string">
            <text:p>http://domain100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09" calcext:value-type="float">
            <text:p>1009</text:p>
          </table:table-cell>
          <table:table-cell table:number-columns-repeated="5"/>
          <table:table-cell table:formula="of:=CONCATENATE([.$P$1];[.J1007];[.$Q$1];[.$N$3];[.A1007];[.$O$3];[.$Q$1];[.$N$3];[.B1007];[.$O$3];[.$Q$1];[.$N$2];[.E1007];[.$O$2];[.$Q$1];[.$N$2];[.C1007];[.$O$2];[.$Q$1];[.$N$2];[.F1007];[.$O$2];[.$Q$1];[.$N$2];[.D1007];[.$O$2];[.$O$2])" office:value-type="string" office:string-value="insert into creatives values (1009,'some description1009','http://domain1009.com',('ios','android'),(),(),('UK',))" calcext:value-type="string">
            <text:p>insert into creatives values (1009,'some description1009','http://domain1009.com',('ios','android'),(),(),('UK',))</text:p>
          </table:table-cell>
          <table:table-cell/>
        </table:table-row>
        <table:table-row table:style-name="ro2">
          <table:table-cell table:formula="of:=CONCATENATE([.A$1];[.J1008])" office:value-type="string" office:string-value="some description1010" calcext:value-type="string">
            <text:p>some description1010</text:p>
          </table:table-cell>
          <table:table-cell table:formula="of:=CONCATENATE([.B$1];[.$J1008];[.$M$2])" office:value-type="string" office:string-value="http://domain1010.com" calcext:value-type="string">
            <text:p>http://domain101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table:number-columns-repeated="5"/>
          <table:table-cell table:formula="of:=CONCATENATE([.$P$1];[.J1008];[.$Q$1];[.$N$3];[.A1008];[.$O$3];[.$Q$1];[.$N$3];[.B1008];[.$O$3];[.$Q$1];[.$N$2];[.E1008];[.$O$2];[.$Q$1];[.$N$2];[.C1008];[.$O$2];[.$Q$1];[.$N$2];[.F1008];[.$O$2];[.$Q$1];[.$N$2];[.D1008];[.$O$2];[.$O$2])" office:value-type="string" office:string-value="insert into creatives values (1010,'some description1010','http://domain1010.com',('ios','android'),(),(),('UK',))" calcext:value-type="string">
            <text:p>insert into creatives values (1010,'some description1010','http://domain1010.com',('ios','android'),(),(),('UK',))</text:p>
          </table:table-cell>
          <table:table-cell/>
        </table:table-row>
        <table:table-row table:style-name="ro2">
          <table:table-cell table:formula="of:=CONCATENATE([.A$1];[.J1009])" office:value-type="string" office:string-value="some description1011" calcext:value-type="string">
            <text:p>some description1011</text:p>
          </table:table-cell>
          <table:table-cell table:formula="of:=CONCATENATE([.B$1];[.$J1009];[.$M$2])" office:value-type="string" office:string-value="http://domain1011.com" calcext:value-type="string">
            <text:p>http://domain101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1" calcext:value-type="float">
            <text:p>1011</text:p>
          </table:table-cell>
          <table:table-cell table:number-columns-repeated="5"/>
          <table:table-cell table:formula="of:=CONCATENATE([.$P$1];[.J1009];[.$Q$1];[.$N$3];[.A1009];[.$O$3];[.$Q$1];[.$N$3];[.B1009];[.$O$3];[.$Q$1];[.$N$2];[.E1009];[.$O$2];[.$Q$1];[.$N$2];[.C1009];[.$O$2];[.$Q$1];[.$N$2];[.F1009];[.$O$2];[.$Q$1];[.$N$2];[.D1009];[.$O$2];[.$O$2])" office:value-type="string" office:string-value="insert into creatives values (1011,'some description1011','http://domain1011.com',('ios','android'),(),(),('UK',))" calcext:value-type="string">
            <text:p>insert into creatives values (1011,'some description1011','http://domain1011.com',('ios','android'),(),(),('UK',))</text:p>
          </table:table-cell>
          <table:table-cell/>
        </table:table-row>
        <table:table-row table:style-name="ro2">
          <table:table-cell table:formula="of:=CONCATENATE([.A$1];[.J1010])" office:value-type="string" office:string-value="some description1012" calcext:value-type="string">
            <text:p>some description1012</text:p>
          </table:table-cell>
          <table:table-cell table:formula="of:=CONCATENATE([.B$1];[.$J1010];[.$M$2])" office:value-type="string" office:string-value="http://domain1012.com" calcext:value-type="string">
            <text:p>http://domain101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2" calcext:value-type="float">
            <text:p>1012</text:p>
          </table:table-cell>
          <table:table-cell table:number-columns-repeated="5"/>
          <table:table-cell table:formula="of:=CONCATENATE([.$P$1];[.J1010];[.$Q$1];[.$N$3];[.A1010];[.$O$3];[.$Q$1];[.$N$3];[.B1010];[.$O$3];[.$Q$1];[.$N$2];[.E1010];[.$O$2];[.$Q$1];[.$N$2];[.C1010];[.$O$2];[.$Q$1];[.$N$2];[.F1010];[.$O$2];[.$Q$1];[.$N$2];[.D1010];[.$O$2];[.$O$2])" office:value-type="string" office:string-value="insert into creatives values (1012,'some description1012','http://domain1012.com',('ios','android'),(),(),('UK',))" calcext:value-type="string">
            <text:p>insert into creatives values (1012,'some description1012','http://domain1012.com',('ios','android'),(),(),('UK',))</text:p>
          </table:table-cell>
          <table:table-cell/>
        </table:table-row>
        <table:table-row table:style-name="ro2">
          <table:table-cell table:formula="of:=CONCATENATE([.A$1];[.J1011])" office:value-type="string" office:string-value="some description1013" calcext:value-type="string">
            <text:p>some description1013</text:p>
          </table:table-cell>
          <table:table-cell table:formula="of:=CONCATENATE([.B$1];[.$J1011];[.$M$2])" office:value-type="string" office:string-value="http://domain1013.com" calcext:value-type="string">
            <text:p>http://domain101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table:number-columns-repeated="5"/>
          <table:table-cell table:formula="of:=CONCATENATE([.$P$1];[.J1011];[.$Q$1];[.$N$3];[.A1011];[.$O$3];[.$Q$1];[.$N$3];[.B1011];[.$O$3];[.$Q$1];[.$N$2];[.E1011];[.$O$2];[.$Q$1];[.$N$2];[.C1011];[.$O$2];[.$Q$1];[.$N$2];[.F1011];[.$O$2];[.$Q$1];[.$N$2];[.D1011];[.$O$2];[.$O$2])" office:value-type="string" office:string-value="insert into creatives values (1013,'some description1013','http://domain1013.com',('ios','android'),(),(),('UK',))" calcext:value-type="string">
            <text:p>insert into creatives values (1013,'some description1013','http://domain1013.com',('ios','android'),(),(),('UK',))</text:p>
          </table:table-cell>
          <table:table-cell/>
        </table:table-row>
        <table:table-row table:style-name="ro2">
          <table:table-cell table:formula="of:=CONCATENATE([.A$1];[.J1012])" office:value-type="string" office:string-value="some description1014" calcext:value-type="string">
            <text:p>some description1014</text:p>
          </table:table-cell>
          <table:table-cell table:formula="of:=CONCATENATE([.B$1];[.$J1012];[.$M$2])" office:value-type="string" office:string-value="http://domain1014.com" calcext:value-type="string">
            <text:p>http://domain101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4" calcext:value-type="float">
            <text:p>1014</text:p>
          </table:table-cell>
          <table:table-cell table:number-columns-repeated="5"/>
          <table:table-cell table:formula="of:=CONCATENATE([.$P$1];[.J1012];[.$Q$1];[.$N$3];[.A1012];[.$O$3];[.$Q$1];[.$N$3];[.B1012];[.$O$3];[.$Q$1];[.$N$2];[.E1012];[.$O$2];[.$Q$1];[.$N$2];[.C1012];[.$O$2];[.$Q$1];[.$N$2];[.F1012];[.$O$2];[.$Q$1];[.$N$2];[.D1012];[.$O$2];[.$O$2])" office:value-type="string" office:string-value="insert into creatives values (1014,'some description1014','http://domain1014.com',('ios','android'),(),(),('UK',))" calcext:value-type="string">
            <text:p>insert into creatives values (1014,'some description1014','http://domain1014.com',('ios','android'),(),(),('UK',))</text:p>
          </table:table-cell>
          <table:table-cell/>
        </table:table-row>
        <table:table-row table:style-name="ro2">
          <table:table-cell table:formula="of:=CONCATENATE([.A$1];[.J1013])" office:value-type="string" office:string-value="some description1015" calcext:value-type="string">
            <text:p>some description1015</text:p>
          </table:table-cell>
          <table:table-cell table:formula="of:=CONCATENATE([.B$1];[.$J1013];[.$M$2])" office:value-type="string" office:string-value="http://domain1015.com" calcext:value-type="string">
            <text:p>http://domain101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5" calcext:value-type="float">
            <text:p>1015</text:p>
          </table:table-cell>
          <table:table-cell table:number-columns-repeated="5"/>
          <table:table-cell table:formula="of:=CONCATENATE([.$P$1];[.J1013];[.$Q$1];[.$N$3];[.A1013];[.$O$3];[.$Q$1];[.$N$3];[.B1013];[.$O$3];[.$Q$1];[.$N$2];[.E1013];[.$O$2];[.$Q$1];[.$N$2];[.C1013];[.$O$2];[.$Q$1];[.$N$2];[.F1013];[.$O$2];[.$Q$1];[.$N$2];[.D1013];[.$O$2];[.$O$2])" office:value-type="string" office:string-value="insert into creatives values (1015,'some description1015','http://domain1015.com',('ios','android'),(),(),('UK',))" calcext:value-type="string">
            <text:p>insert into creatives values (1015,'some description1015','http://domain1015.com',('ios','android'),(),(),('UK',))</text:p>
          </table:table-cell>
          <table:table-cell/>
        </table:table-row>
        <table:table-row table:style-name="ro2">
          <table:table-cell table:formula="of:=CONCATENATE([.A$1];[.J1014])" office:value-type="string" office:string-value="some description1016" calcext:value-type="string">
            <text:p>some description1016</text:p>
          </table:table-cell>
          <table:table-cell table:formula="of:=CONCATENATE([.B$1];[.$J1014];[.$M$2])" office:value-type="string" office:string-value="http://domain1016.com" calcext:value-type="string">
            <text:p>http://domain101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6" calcext:value-type="float">
            <text:p>1016</text:p>
          </table:table-cell>
          <table:table-cell table:number-columns-repeated="5"/>
          <table:table-cell table:formula="of:=CONCATENATE([.$P$1];[.J1014];[.$Q$1];[.$N$3];[.A1014];[.$O$3];[.$Q$1];[.$N$3];[.B1014];[.$O$3];[.$Q$1];[.$N$2];[.E1014];[.$O$2];[.$Q$1];[.$N$2];[.C1014];[.$O$2];[.$Q$1];[.$N$2];[.F1014];[.$O$2];[.$Q$1];[.$N$2];[.D1014];[.$O$2];[.$O$2])" office:value-type="string" office:string-value="insert into creatives values (1016,'some description1016','http://domain1016.com',('ios','android'),(),(),('UK',))" calcext:value-type="string">
            <text:p>insert into creatives values (1016,'some description1016','http://domain1016.com',('ios','android'),(),(),('UK',))</text:p>
          </table:table-cell>
          <table:table-cell/>
        </table:table-row>
        <table:table-row table:style-name="ro2">
          <table:table-cell table:formula="of:=CONCATENATE([.A$1];[.J1015])" office:value-type="string" office:string-value="some description1017" calcext:value-type="string">
            <text:p>some description1017</text:p>
          </table:table-cell>
          <table:table-cell table:formula="of:=CONCATENATE([.B$1];[.$J1015];[.$M$2])" office:value-type="string" office:string-value="http://domain1017.com" calcext:value-type="string">
            <text:p>http://domain101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7" calcext:value-type="float">
            <text:p>1017</text:p>
          </table:table-cell>
          <table:table-cell table:number-columns-repeated="5"/>
          <table:table-cell table:formula="of:=CONCATENATE([.$P$1];[.J1015];[.$Q$1];[.$N$3];[.A1015];[.$O$3];[.$Q$1];[.$N$3];[.B1015];[.$O$3];[.$Q$1];[.$N$2];[.E1015];[.$O$2];[.$Q$1];[.$N$2];[.C1015];[.$O$2];[.$Q$1];[.$N$2];[.F1015];[.$O$2];[.$Q$1];[.$N$2];[.D1015];[.$O$2];[.$O$2])" office:value-type="string" office:string-value="insert into creatives values (1017,'some description1017','http://domain1017.com',('ios','android'),(),(),('UK',))" calcext:value-type="string">
            <text:p>insert into creatives values (1017,'some description1017','http://domain1017.com',('ios','android'),(),(),('UK',))</text:p>
          </table:table-cell>
          <table:table-cell/>
        </table:table-row>
        <table:table-row table:style-name="ro2">
          <table:table-cell table:formula="of:=CONCATENATE([.A$1];[.J1016])" office:value-type="string" office:string-value="some description1018" calcext:value-type="string">
            <text:p>some description1018</text:p>
          </table:table-cell>
          <table:table-cell table:formula="of:=CONCATENATE([.B$1];[.$J1016];[.$M$2])" office:value-type="string" office:string-value="http://domain1018.com" calcext:value-type="string">
            <text:p>http://domain101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8" calcext:value-type="float">
            <text:p>1018</text:p>
          </table:table-cell>
          <table:table-cell table:number-columns-repeated="5"/>
          <table:table-cell table:formula="of:=CONCATENATE([.$P$1];[.J1016];[.$Q$1];[.$N$3];[.A1016];[.$O$3];[.$Q$1];[.$N$3];[.B1016];[.$O$3];[.$Q$1];[.$N$2];[.E1016];[.$O$2];[.$Q$1];[.$N$2];[.C1016];[.$O$2];[.$Q$1];[.$N$2];[.F1016];[.$O$2];[.$Q$1];[.$N$2];[.D1016];[.$O$2];[.$O$2])" office:value-type="string" office:string-value="insert into creatives values (1018,'some description1018','http://domain1018.com',('ios','android'),(),(),('UK',))" calcext:value-type="string">
            <text:p>insert into creatives values (1018,'some description1018','http://domain1018.com',('ios','android'),(),(),('UK',))</text:p>
          </table:table-cell>
          <table:table-cell/>
        </table:table-row>
        <table:table-row table:style-name="ro2">
          <table:table-cell table:formula="of:=CONCATENATE([.A$1];[.J1017])" office:value-type="string" office:string-value="some description1019" calcext:value-type="string">
            <text:p>some description1019</text:p>
          </table:table-cell>
          <table:table-cell table:formula="of:=CONCATENATE([.B$1];[.$J1017];[.$M$2])" office:value-type="string" office:string-value="http://domain1019.com" calcext:value-type="string">
            <text:p>http://domain101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19" calcext:value-type="float">
            <text:p>1019</text:p>
          </table:table-cell>
          <table:table-cell table:number-columns-repeated="5"/>
          <table:table-cell table:formula="of:=CONCATENATE([.$P$1];[.J1017];[.$Q$1];[.$N$3];[.A1017];[.$O$3];[.$Q$1];[.$N$3];[.B1017];[.$O$3];[.$Q$1];[.$N$2];[.E1017];[.$O$2];[.$Q$1];[.$N$2];[.C1017];[.$O$2];[.$Q$1];[.$N$2];[.F1017];[.$O$2];[.$Q$1];[.$N$2];[.D1017];[.$O$2];[.$O$2])" office:value-type="string" office:string-value="insert into creatives values (1019,'some description1019','http://domain1019.com',('ios','android'),(),(),('UK',))" calcext:value-type="string">
            <text:p>insert into creatives values (1019,'some description1019','http://domain1019.com',('ios','android'),(),(),('UK',))</text:p>
          </table:table-cell>
          <table:table-cell/>
        </table:table-row>
        <table:table-row table:style-name="ro2">
          <table:table-cell table:formula="of:=CONCATENATE([.A$1];[.J1018])" office:value-type="string" office:string-value="some description1020" calcext:value-type="string">
            <text:p>some description1020</text:p>
          </table:table-cell>
          <table:table-cell table:formula="of:=CONCATENATE([.B$1];[.$J1018];[.$M$2])" office:value-type="string" office:string-value="http://domain1020.com" calcext:value-type="string">
            <text:p>http://domain102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0" calcext:value-type="float">
            <text:p>1020</text:p>
          </table:table-cell>
          <table:table-cell table:number-columns-repeated="5"/>
          <table:table-cell table:formula="of:=CONCATENATE([.$P$1];[.J1018];[.$Q$1];[.$N$3];[.A1018];[.$O$3];[.$Q$1];[.$N$3];[.B1018];[.$O$3];[.$Q$1];[.$N$2];[.E1018];[.$O$2];[.$Q$1];[.$N$2];[.C1018];[.$O$2];[.$Q$1];[.$N$2];[.F1018];[.$O$2];[.$Q$1];[.$N$2];[.D1018];[.$O$2];[.$O$2])" office:value-type="string" office:string-value="insert into creatives values (1020,'some description1020','http://domain1020.com',('ios','android'),(),(),('UK',))" calcext:value-type="string">
            <text:p>insert into creatives values (1020,'some description1020','http://domain1020.com',('ios','android'),(),(),('UK',))</text:p>
          </table:table-cell>
          <table:table-cell/>
        </table:table-row>
        <table:table-row table:style-name="ro2">
          <table:table-cell table:formula="of:=CONCATENATE([.A$1];[.J1019])" office:value-type="string" office:string-value="some description1021" calcext:value-type="string">
            <text:p>some description1021</text:p>
          </table:table-cell>
          <table:table-cell table:formula="of:=CONCATENATE([.B$1];[.$J1019];[.$M$2])" office:value-type="string" office:string-value="http://domain1021.com" calcext:value-type="string">
            <text:p>http://domain102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1" calcext:value-type="float">
            <text:p>1021</text:p>
          </table:table-cell>
          <table:table-cell table:number-columns-repeated="5"/>
          <table:table-cell table:formula="of:=CONCATENATE([.$P$1];[.J1019];[.$Q$1];[.$N$3];[.A1019];[.$O$3];[.$Q$1];[.$N$3];[.B1019];[.$O$3];[.$Q$1];[.$N$2];[.E1019];[.$O$2];[.$Q$1];[.$N$2];[.C1019];[.$O$2];[.$Q$1];[.$N$2];[.F1019];[.$O$2];[.$Q$1];[.$N$2];[.D1019];[.$O$2];[.$O$2])" office:value-type="string" office:string-value="insert into creatives values (1021,'some description1021','http://domain1021.com',('ios','android'),(),(),('UK',))" calcext:value-type="string">
            <text:p>insert into creatives values (1021,'some description1021','http://domain1021.com',('ios','android'),(),(),('UK',))</text:p>
          </table:table-cell>
          <table:table-cell/>
        </table:table-row>
        <table:table-row table:style-name="ro2">
          <table:table-cell table:formula="of:=CONCATENATE([.A$1];[.J1020])" office:value-type="string" office:string-value="some description1022" calcext:value-type="string">
            <text:p>some description1022</text:p>
          </table:table-cell>
          <table:table-cell table:formula="of:=CONCATENATE([.B$1];[.$J1020];[.$M$2])" office:value-type="string" office:string-value="http://domain1022.com" calcext:value-type="string">
            <text:p>http://domain102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2" calcext:value-type="float">
            <text:p>1022</text:p>
          </table:table-cell>
          <table:table-cell table:number-columns-repeated="5"/>
          <table:table-cell table:formula="of:=CONCATENATE([.$P$1];[.J1020];[.$Q$1];[.$N$3];[.A1020];[.$O$3];[.$Q$1];[.$N$3];[.B1020];[.$O$3];[.$Q$1];[.$N$2];[.E1020];[.$O$2];[.$Q$1];[.$N$2];[.C1020];[.$O$2];[.$Q$1];[.$N$2];[.F1020];[.$O$2];[.$Q$1];[.$N$2];[.D1020];[.$O$2];[.$O$2])" office:value-type="string" office:string-value="insert into creatives values (1022,'some description1022','http://domain1022.com',('ios','android'),(),(),('UK',))" calcext:value-type="string">
            <text:p>insert into creatives values (1022,'some description1022','http://domain1022.com',('ios','android'),(),(),('UK',))</text:p>
          </table:table-cell>
          <table:table-cell/>
        </table:table-row>
        <table:table-row table:style-name="ro2">
          <table:table-cell table:formula="of:=CONCATENATE([.A$1];[.J1021])" office:value-type="string" office:string-value="some description1023" calcext:value-type="string">
            <text:p>some description1023</text:p>
          </table:table-cell>
          <table:table-cell table:formula="of:=CONCATENATE([.B$1];[.$J1021];[.$M$2])" office:value-type="string" office:string-value="http://domain1023.com" calcext:value-type="string">
            <text:p>http://domain102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3" calcext:value-type="float">
            <text:p>1023</text:p>
          </table:table-cell>
          <table:table-cell table:number-columns-repeated="5"/>
          <table:table-cell table:formula="of:=CONCATENATE([.$P$1];[.J1021];[.$Q$1];[.$N$3];[.A1021];[.$O$3];[.$Q$1];[.$N$3];[.B1021];[.$O$3];[.$Q$1];[.$N$2];[.E1021];[.$O$2];[.$Q$1];[.$N$2];[.C1021];[.$O$2];[.$Q$1];[.$N$2];[.F1021];[.$O$2];[.$Q$1];[.$N$2];[.D1021];[.$O$2];[.$O$2])" office:value-type="string" office:string-value="insert into creatives values (1023,'some description1023','http://domain1023.com',('ios','android'),(),(),('UK',))" calcext:value-type="string">
            <text:p>insert into creatives values (1023,'some description1023','http://domain1023.com',('ios','android'),(),(),('UK',))</text:p>
          </table:table-cell>
          <table:table-cell/>
        </table:table-row>
        <table:table-row table:style-name="ro2">
          <table:table-cell table:formula="of:=CONCATENATE([.A$1];[.J1022])" office:value-type="string" office:string-value="some description1024" calcext:value-type="string">
            <text:p>some description1024</text:p>
          </table:table-cell>
          <table:table-cell table:formula="of:=CONCATENATE([.B$1];[.$J1022];[.$M$2])" office:value-type="string" office:string-value="http://domain1024.com" calcext:value-type="string">
            <text:p>http://domain102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table:number-columns-repeated="5"/>
          <table:table-cell table:formula="of:=CONCATENATE([.$P$1];[.J1022];[.$Q$1];[.$N$3];[.A1022];[.$O$3];[.$Q$1];[.$N$3];[.B1022];[.$O$3];[.$Q$1];[.$N$2];[.E1022];[.$O$2];[.$Q$1];[.$N$2];[.C1022];[.$O$2];[.$Q$1];[.$N$2];[.F1022];[.$O$2];[.$Q$1];[.$N$2];[.D1022];[.$O$2];[.$O$2])" office:value-type="string" office:string-value="insert into creatives values (1024,'some description1024','http://domain1024.com',('ios','android'),(),(),('UK',))" calcext:value-type="string">
            <text:p>insert into creatives values (1024,'some description1024','http://domain1024.com',('ios','android'),(),(),('UK',))</text:p>
          </table:table-cell>
          <table:table-cell/>
        </table:table-row>
        <table:table-row table:style-name="ro2">
          <table:table-cell table:formula="of:=CONCATENATE([.A$1];[.J1023])" office:value-type="string" office:string-value="some description1025" calcext:value-type="string">
            <text:p>some description1025</text:p>
          </table:table-cell>
          <table:table-cell table:formula="of:=CONCATENATE([.B$1];[.$J1023];[.$M$2])" office:value-type="string" office:string-value="http://domain1025.com" calcext:value-type="string">
            <text:p>http://domain102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table:number-columns-repeated="5"/>
          <table:table-cell table:formula="of:=CONCATENATE([.$P$1];[.J1023];[.$Q$1];[.$N$3];[.A1023];[.$O$3];[.$Q$1];[.$N$3];[.B1023];[.$O$3];[.$Q$1];[.$N$2];[.E1023];[.$O$2];[.$Q$1];[.$N$2];[.C1023];[.$O$2];[.$Q$1];[.$N$2];[.F1023];[.$O$2];[.$Q$1];[.$N$2];[.D1023];[.$O$2];[.$O$2])" office:value-type="string" office:string-value="insert into creatives values (1025,'some description1025','http://domain1025.com',('ios','android'),(),(),('UK',))" calcext:value-type="string">
            <text:p>insert into creatives values (1025,'some description1025','http://domain1025.com',('ios','android'),(),(),('UK',))</text:p>
          </table:table-cell>
          <table:table-cell/>
        </table:table-row>
        <table:table-row table:style-name="ro2">
          <table:table-cell table:formula="of:=CONCATENATE([.A$1];[.J1024])" office:value-type="string" office:string-value="some description1026" calcext:value-type="string">
            <text:p>some description1026</text:p>
          </table:table-cell>
          <table:table-cell table:formula="of:=CONCATENATE([.B$1];[.$J1024];[.$M$2])" office:value-type="string" office:string-value="http://domain1026.com" calcext:value-type="string">
            <text:p>http://domain102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6" calcext:value-type="float">
            <text:p>1026</text:p>
          </table:table-cell>
          <table:table-cell table:number-columns-repeated="5"/>
          <table:table-cell table:formula="of:=CONCATENATE([.$P$1];[.J1024];[.$Q$1];[.$N$3];[.A1024];[.$O$3];[.$Q$1];[.$N$3];[.B1024];[.$O$3];[.$Q$1];[.$N$2];[.E1024];[.$O$2];[.$Q$1];[.$N$2];[.C1024];[.$O$2];[.$Q$1];[.$N$2];[.F1024];[.$O$2];[.$Q$1];[.$N$2];[.D1024];[.$O$2];[.$O$2])" office:value-type="string" office:string-value="insert into creatives values (1026,'some description1026','http://domain1026.com',('ios','android'),(),(),('UK',))" calcext:value-type="string">
            <text:p>insert into creatives values (1026,'some description1026','http://domain1026.com',('ios','android'),(),(),('UK',))</text:p>
          </table:table-cell>
          <table:table-cell/>
        </table:table-row>
        <table:table-row table:style-name="ro2">
          <table:table-cell table:formula="of:=CONCATENATE([.A$1];[.J1025])" office:value-type="string" office:string-value="some description1027" calcext:value-type="string">
            <text:p>some description1027</text:p>
          </table:table-cell>
          <table:table-cell table:formula="of:=CONCATENATE([.B$1];[.$J1025];[.$M$2])" office:value-type="string" office:string-value="http://domain1027.com" calcext:value-type="string">
            <text:p>http://domain102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7" calcext:value-type="float">
            <text:p>1027</text:p>
          </table:table-cell>
          <table:table-cell table:number-columns-repeated="5"/>
          <table:table-cell table:formula="of:=CONCATENATE([.$P$1];[.J1025];[.$Q$1];[.$N$3];[.A1025];[.$O$3];[.$Q$1];[.$N$3];[.B1025];[.$O$3];[.$Q$1];[.$N$2];[.E1025];[.$O$2];[.$Q$1];[.$N$2];[.C1025];[.$O$2];[.$Q$1];[.$N$2];[.F1025];[.$O$2];[.$Q$1];[.$N$2];[.D1025];[.$O$2];[.$O$2])" office:value-type="string" office:string-value="insert into creatives values (1027,'some description1027','http://domain1027.com',('ios','android'),(),(),('UK',))" calcext:value-type="string">
            <text:p>insert into creatives values (1027,'some description1027','http://domain1027.com',('ios','android'),(),(),('UK',))</text:p>
          </table:table-cell>
          <table:table-cell/>
        </table:table-row>
        <table:table-row table:style-name="ro2">
          <table:table-cell table:formula="of:=CONCATENATE([.A$1];[.J1026])" office:value-type="string" office:string-value="some description1028" calcext:value-type="string">
            <text:p>some description1028</text:p>
          </table:table-cell>
          <table:table-cell table:formula="of:=CONCATENATE([.B$1];[.$J1026];[.$M$2])" office:value-type="string" office:string-value="http://domain1028.com" calcext:value-type="string">
            <text:p>http://domain102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8" calcext:value-type="float">
            <text:p>1028</text:p>
          </table:table-cell>
          <table:table-cell table:number-columns-repeated="5"/>
          <table:table-cell table:formula="of:=CONCATENATE([.$P$1];[.J1026];[.$Q$1];[.$N$3];[.A1026];[.$O$3];[.$Q$1];[.$N$3];[.B1026];[.$O$3];[.$Q$1];[.$N$2];[.E1026];[.$O$2];[.$Q$1];[.$N$2];[.C1026];[.$O$2];[.$Q$1];[.$N$2];[.F1026];[.$O$2];[.$Q$1];[.$N$2];[.D1026];[.$O$2];[.$O$2])" office:value-type="string" office:string-value="insert into creatives values (1028,'some description1028','http://domain1028.com',('ios','android'),(),(),('UK',))" calcext:value-type="string">
            <text:p>insert into creatives values (1028,'some description1028','http://domain1028.com',('ios','android'),(),(),('UK',))</text:p>
          </table:table-cell>
          <table:table-cell/>
        </table:table-row>
        <table:table-row table:style-name="ro2">
          <table:table-cell table:formula="of:=CONCATENATE([.A$1];[.J1027])" office:value-type="string" office:string-value="some description1029" calcext:value-type="string">
            <text:p>some description1029</text:p>
          </table:table-cell>
          <table:table-cell table:formula="of:=CONCATENATE([.B$1];[.$J1027];[.$M$2])" office:value-type="string" office:string-value="http://domain1029.com" calcext:value-type="string">
            <text:p>http://domain102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29" calcext:value-type="float">
            <text:p>1029</text:p>
          </table:table-cell>
          <table:table-cell table:number-columns-repeated="5"/>
          <table:table-cell table:formula="of:=CONCATENATE([.$P$1];[.J1027];[.$Q$1];[.$N$3];[.A1027];[.$O$3];[.$Q$1];[.$N$3];[.B1027];[.$O$3];[.$Q$1];[.$N$2];[.E1027];[.$O$2];[.$Q$1];[.$N$2];[.C1027];[.$O$2];[.$Q$1];[.$N$2];[.F1027];[.$O$2];[.$Q$1];[.$N$2];[.D1027];[.$O$2];[.$O$2])" office:value-type="string" office:string-value="insert into creatives values (1029,'some description1029','http://domain1029.com',('ios','android'),(),(),('UK',))" calcext:value-type="string">
            <text:p>insert into creatives values (1029,'some description1029','http://domain1029.com',('ios','android'),(),(),('UK',))</text:p>
          </table:table-cell>
          <table:table-cell/>
        </table:table-row>
        <table:table-row table:style-name="ro2">
          <table:table-cell table:formula="of:=CONCATENATE([.A$1];[.J1028])" office:value-type="string" office:string-value="some description1030" calcext:value-type="string">
            <text:p>some description1030</text:p>
          </table:table-cell>
          <table:table-cell table:formula="of:=CONCATENATE([.B$1];[.$J1028];[.$M$2])" office:value-type="string" office:string-value="http://domain1030.com" calcext:value-type="string">
            <text:p>http://domain103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0" calcext:value-type="float">
            <text:p>1030</text:p>
          </table:table-cell>
          <table:table-cell table:number-columns-repeated="5"/>
          <table:table-cell table:formula="of:=CONCATENATE([.$P$1];[.J1028];[.$Q$1];[.$N$3];[.A1028];[.$O$3];[.$Q$1];[.$N$3];[.B1028];[.$O$3];[.$Q$1];[.$N$2];[.E1028];[.$O$2];[.$Q$1];[.$N$2];[.C1028];[.$O$2];[.$Q$1];[.$N$2];[.F1028];[.$O$2];[.$Q$1];[.$N$2];[.D1028];[.$O$2];[.$O$2])" office:value-type="string" office:string-value="insert into creatives values (1030,'some description1030','http://domain1030.com',('ios','android'),(),(),('UK',))" calcext:value-type="string">
            <text:p>insert into creatives values (1030,'some description1030','http://domain1030.com',('ios','android'),(),(),('UK',))</text:p>
          </table:table-cell>
          <table:table-cell/>
        </table:table-row>
        <table:table-row table:style-name="ro2">
          <table:table-cell table:formula="of:=CONCATENATE([.A$1];[.J1029])" office:value-type="string" office:string-value="some description1031" calcext:value-type="string">
            <text:p>some description1031</text:p>
          </table:table-cell>
          <table:table-cell table:formula="of:=CONCATENATE([.B$1];[.$J1029];[.$M$2])" office:value-type="string" office:string-value="http://domain1031.com" calcext:value-type="string">
            <text:p>http://domain103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1" calcext:value-type="float">
            <text:p>1031</text:p>
          </table:table-cell>
          <table:table-cell table:number-columns-repeated="5"/>
          <table:table-cell table:formula="of:=CONCATENATE([.$P$1];[.J1029];[.$Q$1];[.$N$3];[.A1029];[.$O$3];[.$Q$1];[.$N$3];[.B1029];[.$O$3];[.$Q$1];[.$N$2];[.E1029];[.$O$2];[.$Q$1];[.$N$2];[.C1029];[.$O$2];[.$Q$1];[.$N$2];[.F1029];[.$O$2];[.$Q$1];[.$N$2];[.D1029];[.$O$2];[.$O$2])" office:value-type="string" office:string-value="insert into creatives values (1031,'some description1031','http://domain1031.com',('ios','android'),(),(),('UK',))" calcext:value-type="string">
            <text:p>insert into creatives values (1031,'some description1031','http://domain1031.com',('ios','android'),(),(),('UK',))</text:p>
          </table:table-cell>
          <table:table-cell/>
        </table:table-row>
        <table:table-row table:style-name="ro2">
          <table:table-cell table:formula="of:=CONCATENATE([.A$1];[.J1030])" office:value-type="string" office:string-value="some description1032" calcext:value-type="string">
            <text:p>some description1032</text:p>
          </table:table-cell>
          <table:table-cell table:formula="of:=CONCATENATE([.B$1];[.$J1030];[.$M$2])" office:value-type="string" office:string-value="http://domain1032.com" calcext:value-type="string">
            <text:p>http://domain103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2" calcext:value-type="float">
            <text:p>1032</text:p>
          </table:table-cell>
          <table:table-cell table:number-columns-repeated="5"/>
          <table:table-cell table:formula="of:=CONCATENATE([.$P$1];[.J1030];[.$Q$1];[.$N$3];[.A1030];[.$O$3];[.$Q$1];[.$N$3];[.B1030];[.$O$3];[.$Q$1];[.$N$2];[.E1030];[.$O$2];[.$Q$1];[.$N$2];[.C1030];[.$O$2];[.$Q$1];[.$N$2];[.F1030];[.$O$2];[.$Q$1];[.$N$2];[.D1030];[.$O$2];[.$O$2])" office:value-type="string" office:string-value="insert into creatives values (1032,'some description1032','http://domain1032.com',('ios','android'),(),(),('UK',))" calcext:value-type="string">
            <text:p>insert into creatives values (1032,'some description1032','http://domain1032.com',('ios','android'),(),(),('UK',))</text:p>
          </table:table-cell>
          <table:table-cell/>
        </table:table-row>
        <table:table-row table:style-name="ro2">
          <table:table-cell table:formula="of:=CONCATENATE([.A$1];[.J1031])" office:value-type="string" office:string-value="some description1033" calcext:value-type="string">
            <text:p>some description1033</text:p>
          </table:table-cell>
          <table:table-cell table:formula="of:=CONCATENATE([.B$1];[.$J1031];[.$M$2])" office:value-type="string" office:string-value="http://domain1033.com" calcext:value-type="string">
            <text:p>http://domain103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3" calcext:value-type="float">
            <text:p>1033</text:p>
          </table:table-cell>
          <table:table-cell table:number-columns-repeated="5"/>
          <table:table-cell table:formula="of:=CONCATENATE([.$P$1];[.J1031];[.$Q$1];[.$N$3];[.A1031];[.$O$3];[.$Q$1];[.$N$3];[.B1031];[.$O$3];[.$Q$1];[.$N$2];[.E1031];[.$O$2];[.$Q$1];[.$N$2];[.C1031];[.$O$2];[.$Q$1];[.$N$2];[.F1031];[.$O$2];[.$Q$1];[.$N$2];[.D1031];[.$O$2];[.$O$2])" office:value-type="string" office:string-value="insert into creatives values (1033,'some description1033','http://domain1033.com',('ios','android'),(),(),('UK',))" calcext:value-type="string">
            <text:p>insert into creatives values (1033,'some description1033','http://domain1033.com',('ios','android'),(),(),('UK',))</text:p>
          </table:table-cell>
          <table:table-cell/>
        </table:table-row>
        <table:table-row table:style-name="ro2">
          <table:table-cell table:formula="of:=CONCATENATE([.A$1];[.J1032])" office:value-type="string" office:string-value="some description1034" calcext:value-type="string">
            <text:p>some description1034</text:p>
          </table:table-cell>
          <table:table-cell table:formula="of:=CONCATENATE([.B$1];[.$J1032];[.$M$2])" office:value-type="string" office:string-value="http://domain1034.com" calcext:value-type="string">
            <text:p>http://domain103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4" calcext:value-type="float">
            <text:p>1034</text:p>
          </table:table-cell>
          <table:table-cell table:number-columns-repeated="5"/>
          <table:table-cell table:formula="of:=CONCATENATE([.$P$1];[.J1032];[.$Q$1];[.$N$3];[.A1032];[.$O$3];[.$Q$1];[.$N$3];[.B1032];[.$O$3];[.$Q$1];[.$N$2];[.E1032];[.$O$2];[.$Q$1];[.$N$2];[.C1032];[.$O$2];[.$Q$1];[.$N$2];[.F1032];[.$O$2];[.$Q$1];[.$N$2];[.D1032];[.$O$2];[.$O$2])" office:value-type="string" office:string-value="insert into creatives values (1034,'some description1034','http://domain1034.com',('ios','android'),(),(),('UK',))" calcext:value-type="string">
            <text:p>insert into creatives values (1034,'some description1034','http://domain1034.com',('ios','android'),(),(),('UK',))</text:p>
          </table:table-cell>
          <table:table-cell/>
        </table:table-row>
        <table:table-row table:style-name="ro2">
          <table:table-cell table:formula="of:=CONCATENATE([.A$1];[.J1033])" office:value-type="string" office:string-value="some description1035" calcext:value-type="string">
            <text:p>some description1035</text:p>
          </table:table-cell>
          <table:table-cell table:formula="of:=CONCATENATE([.B$1];[.$J1033];[.$M$2])" office:value-type="string" office:string-value="http://domain1035.com" calcext:value-type="string">
            <text:p>http://domain103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5" calcext:value-type="float">
            <text:p>1035</text:p>
          </table:table-cell>
          <table:table-cell table:number-columns-repeated="5"/>
          <table:table-cell table:formula="of:=CONCATENATE([.$P$1];[.J1033];[.$Q$1];[.$N$3];[.A1033];[.$O$3];[.$Q$1];[.$N$3];[.B1033];[.$O$3];[.$Q$1];[.$N$2];[.E1033];[.$O$2];[.$Q$1];[.$N$2];[.C1033];[.$O$2];[.$Q$1];[.$N$2];[.F1033];[.$O$2];[.$Q$1];[.$N$2];[.D1033];[.$O$2];[.$O$2])" office:value-type="string" office:string-value="insert into creatives values (1035,'some description1035','http://domain1035.com',('ios','android'),(),(),('UK',))" calcext:value-type="string">
            <text:p>insert into creatives values (1035,'some description1035','http://domain1035.com',('ios','android'),(),(),('UK',))</text:p>
          </table:table-cell>
          <table:table-cell/>
        </table:table-row>
        <table:table-row table:style-name="ro2">
          <table:table-cell table:formula="of:=CONCATENATE([.A$1];[.J1034])" office:value-type="string" office:string-value="some description1036" calcext:value-type="string">
            <text:p>some description1036</text:p>
          </table:table-cell>
          <table:table-cell table:formula="of:=CONCATENATE([.B$1];[.$J1034];[.$M$2])" office:value-type="string" office:string-value="http://domain1036.com" calcext:value-type="string">
            <text:p>http://domain1036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6" calcext:value-type="float">
            <text:p>1036</text:p>
          </table:table-cell>
          <table:table-cell table:number-columns-repeated="5"/>
          <table:table-cell table:formula="of:=CONCATENATE([.$P$1];[.J1034];[.$Q$1];[.$N$3];[.A1034];[.$O$3];[.$Q$1];[.$N$3];[.B1034];[.$O$3];[.$Q$1];[.$N$2];[.E1034];[.$O$2];[.$Q$1];[.$N$2];[.C1034];[.$O$2];[.$Q$1];[.$N$2];[.F1034];[.$O$2];[.$Q$1];[.$N$2];[.D1034];[.$O$2];[.$O$2])" office:value-type="string" office:string-value="insert into creatives values (1036,'some description1036','http://domain1036.com',('ios','android'),(),(),('UK',))" calcext:value-type="string">
            <text:p>insert into creatives values (1036,'some description1036','http://domain1036.com',('ios','android'),(),(),('UK',))</text:p>
          </table:table-cell>
          <table:table-cell/>
        </table:table-row>
        <table:table-row table:style-name="ro2">
          <table:table-cell table:formula="of:=CONCATENATE([.A$1];[.J1035])" office:value-type="string" office:string-value="some description1037" calcext:value-type="string">
            <text:p>some description1037</text:p>
          </table:table-cell>
          <table:table-cell table:formula="of:=CONCATENATE([.B$1];[.$J1035];[.$M$2])" office:value-type="string" office:string-value="http://domain1037.com" calcext:value-type="string">
            <text:p>http://domain1037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7" calcext:value-type="float">
            <text:p>1037</text:p>
          </table:table-cell>
          <table:table-cell table:number-columns-repeated="5"/>
          <table:table-cell table:formula="of:=CONCATENATE([.$P$1];[.J1035];[.$Q$1];[.$N$3];[.A1035];[.$O$3];[.$Q$1];[.$N$3];[.B1035];[.$O$3];[.$Q$1];[.$N$2];[.E1035];[.$O$2];[.$Q$1];[.$N$2];[.C1035];[.$O$2];[.$Q$1];[.$N$2];[.F1035];[.$O$2];[.$Q$1];[.$N$2];[.D1035];[.$O$2];[.$O$2])" office:value-type="string" office:string-value="insert into creatives values (1037,'some description1037','http://domain1037.com',('ios','android'),(),(),('UK',))" calcext:value-type="string">
            <text:p>insert into creatives values (1037,'some description1037','http://domain1037.com',('ios','android'),(),(),('UK',))</text:p>
          </table:table-cell>
          <table:table-cell/>
        </table:table-row>
        <table:table-row table:style-name="ro2">
          <table:table-cell table:formula="of:=CONCATENATE([.A$1];[.J1036])" office:value-type="string" office:string-value="some description1038" calcext:value-type="string">
            <text:p>some description1038</text:p>
          </table:table-cell>
          <table:table-cell table:formula="of:=CONCATENATE([.B$1];[.$J1036];[.$M$2])" office:value-type="string" office:string-value="http://domain1038.com" calcext:value-type="string">
            <text:p>http://domain1038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8" calcext:value-type="float">
            <text:p>1038</text:p>
          </table:table-cell>
          <table:table-cell table:number-columns-repeated="5"/>
          <table:table-cell table:formula="of:=CONCATENATE([.$P$1];[.J1036];[.$Q$1];[.$N$3];[.A1036];[.$O$3];[.$Q$1];[.$N$3];[.B1036];[.$O$3];[.$Q$1];[.$N$2];[.E1036];[.$O$2];[.$Q$1];[.$N$2];[.C1036];[.$O$2];[.$Q$1];[.$N$2];[.F1036];[.$O$2];[.$Q$1];[.$N$2];[.D1036];[.$O$2];[.$O$2])" office:value-type="string" office:string-value="insert into creatives values (1038,'some description1038','http://domain1038.com',('ios','android'),(),(),('UK',))" calcext:value-type="string">
            <text:p>insert into creatives values (1038,'some description1038','http://domain1038.com',('ios','android'),(),(),('UK',))</text:p>
          </table:table-cell>
          <table:table-cell/>
        </table:table-row>
        <table:table-row table:style-name="ro2">
          <table:table-cell table:formula="of:=CONCATENATE([.A$1];[.J1037])" office:value-type="string" office:string-value="some description1039" calcext:value-type="string">
            <text:p>some description1039</text:p>
          </table:table-cell>
          <table:table-cell table:formula="of:=CONCATENATE([.B$1];[.$J1037];[.$M$2])" office:value-type="string" office:string-value="http://domain1039.com" calcext:value-type="string">
            <text:p>http://domain1039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39" calcext:value-type="float">
            <text:p>1039</text:p>
          </table:table-cell>
          <table:table-cell table:number-columns-repeated="5"/>
          <table:table-cell table:formula="of:=CONCATENATE([.$P$1];[.J1037];[.$Q$1];[.$N$3];[.A1037];[.$O$3];[.$Q$1];[.$N$3];[.B1037];[.$O$3];[.$Q$1];[.$N$2];[.E1037];[.$O$2];[.$Q$1];[.$N$2];[.C1037];[.$O$2];[.$Q$1];[.$N$2];[.F1037];[.$O$2];[.$Q$1];[.$N$2];[.D1037];[.$O$2];[.$O$2])" office:value-type="string" office:string-value="insert into creatives values (1039,'some description1039','http://domain1039.com',('ios','android'),(),(),('UK',))" calcext:value-type="string">
            <text:p>insert into creatives values (1039,'some description1039','http://domain1039.com',('ios','android'),(),(),('UK',))</text:p>
          </table:table-cell>
          <table:table-cell/>
        </table:table-row>
        <table:table-row table:style-name="ro2">
          <table:table-cell table:formula="of:=CONCATENATE([.A$1];[.J1038])" office:value-type="string" office:string-value="some description1040" calcext:value-type="string">
            <text:p>some description1040</text:p>
          </table:table-cell>
          <table:table-cell table:formula="of:=CONCATENATE([.B$1];[.$J1038];[.$M$2])" office:value-type="string" office:string-value="http://domain1040.com" calcext:value-type="string">
            <text:p>http://domain1040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0" calcext:value-type="float">
            <text:p>1040</text:p>
          </table:table-cell>
          <table:table-cell table:number-columns-repeated="5"/>
          <table:table-cell table:formula="of:=CONCATENATE([.$P$1];[.J1038];[.$Q$1];[.$N$3];[.A1038];[.$O$3];[.$Q$1];[.$N$3];[.B1038];[.$O$3];[.$Q$1];[.$N$2];[.E1038];[.$O$2];[.$Q$1];[.$N$2];[.C1038];[.$O$2];[.$Q$1];[.$N$2];[.F1038];[.$O$2];[.$Q$1];[.$N$2];[.D1038];[.$O$2];[.$O$2])" office:value-type="string" office:string-value="insert into creatives values (1040,'some description1040','http://domain1040.com',('ios','android'),(),(),('UK',))" calcext:value-type="string">
            <text:p>insert into creatives values (1040,'some description1040','http://domain1040.com',('ios','android'),(),(),('UK',))</text:p>
          </table:table-cell>
          <table:table-cell/>
        </table:table-row>
        <table:table-row table:style-name="ro2">
          <table:table-cell table:formula="of:=CONCATENATE([.A$1];[.J1039])" office:value-type="string" office:string-value="some description1041" calcext:value-type="string">
            <text:p>some description1041</text:p>
          </table:table-cell>
          <table:table-cell table:formula="of:=CONCATENATE([.B$1];[.$J1039];[.$M$2])" office:value-type="string" office:string-value="http://domain1041.com" calcext:value-type="string">
            <text:p>http://domain1041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1" calcext:value-type="float">
            <text:p>1041</text:p>
          </table:table-cell>
          <table:table-cell table:number-columns-repeated="5"/>
          <table:table-cell table:formula="of:=CONCATENATE([.$P$1];[.J1039];[.$Q$1];[.$N$3];[.A1039];[.$O$3];[.$Q$1];[.$N$3];[.B1039];[.$O$3];[.$Q$1];[.$N$2];[.E1039];[.$O$2];[.$Q$1];[.$N$2];[.C1039];[.$O$2];[.$Q$1];[.$N$2];[.F1039];[.$O$2];[.$Q$1];[.$N$2];[.D1039];[.$O$2];[.$O$2])" office:value-type="string" office:string-value="insert into creatives values (1041,'some description1041','http://domain1041.com',('ios','android'),(),(),('UK',))" calcext:value-type="string">
            <text:p>insert into creatives values (1041,'some description1041','http://domain1041.com',('ios','android'),(),(),('UK',))</text:p>
          </table:table-cell>
          <table:table-cell/>
        </table:table-row>
        <table:table-row table:style-name="ro2">
          <table:table-cell table:formula="of:=CONCATENATE([.A$1];[.J1040])" office:value-type="string" office:string-value="some description1042" calcext:value-type="string">
            <text:p>some description1042</text:p>
          </table:table-cell>
          <table:table-cell table:formula="of:=CONCATENATE([.B$1];[.$J1040];[.$M$2])" office:value-type="string" office:string-value="http://domain1042.com" calcext:value-type="string">
            <text:p>http://domain1042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2" calcext:value-type="float">
            <text:p>1042</text:p>
          </table:table-cell>
          <table:table-cell table:number-columns-repeated="5"/>
          <table:table-cell table:formula="of:=CONCATENATE([.$P$1];[.J1040];[.$Q$1];[.$N$3];[.A1040];[.$O$3];[.$Q$1];[.$N$3];[.B1040];[.$O$3];[.$Q$1];[.$N$2];[.E1040];[.$O$2];[.$Q$1];[.$N$2];[.C1040];[.$O$2];[.$Q$1];[.$N$2];[.F1040];[.$O$2];[.$Q$1];[.$N$2];[.D1040];[.$O$2];[.$O$2])" office:value-type="string" office:string-value="insert into creatives values (1042,'some description1042','http://domain1042.com',('ios','android'),(),(),('UK',))" calcext:value-type="string">
            <text:p>insert into creatives values (1042,'some description1042','http://domain1042.com',('ios','android'),(),(),('UK',))</text:p>
          </table:table-cell>
          <table:table-cell/>
        </table:table-row>
        <table:table-row table:style-name="ro2">
          <table:table-cell table:formula="of:=CONCATENATE([.A$1];[.J1041])" office:value-type="string" office:string-value="some description1043" calcext:value-type="string">
            <text:p>some description1043</text:p>
          </table:table-cell>
          <table:table-cell table:formula="of:=CONCATENATE([.B$1];[.$J1041];[.$M$2])" office:value-type="string" office:string-value="http://domain1043.com" calcext:value-type="string">
            <text:p>http://domain1043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3" calcext:value-type="float">
            <text:p>1043</text:p>
          </table:table-cell>
          <table:table-cell table:number-columns-repeated="5"/>
          <table:table-cell table:formula="of:=CONCATENATE([.$P$1];[.J1041];[.$Q$1];[.$N$3];[.A1041];[.$O$3];[.$Q$1];[.$N$3];[.B1041];[.$O$3];[.$Q$1];[.$N$2];[.E1041];[.$O$2];[.$Q$1];[.$N$2];[.C1041];[.$O$2];[.$Q$1];[.$N$2];[.F1041];[.$O$2];[.$Q$1];[.$N$2];[.D1041];[.$O$2];[.$O$2])" office:value-type="string" office:string-value="insert into creatives values (1043,'some description1043','http://domain1043.com',('ios','android'),(),(),('UK',))" calcext:value-type="string">
            <text:p>insert into creatives values (1043,'some description1043','http://domain1043.com',('ios','android'),(),(),('UK',))</text:p>
          </table:table-cell>
          <table:table-cell/>
        </table:table-row>
        <table:table-row table:style-name="ro2">
          <table:table-cell table:formula="of:=CONCATENATE([.A$1];[.J1042])" office:value-type="string" office:string-value="some description1044" calcext:value-type="string">
            <text:p>some description1044</text:p>
          </table:table-cell>
          <table:table-cell table:formula="of:=CONCATENATE([.B$1];[.$J1042];[.$M$2])" office:value-type="string" office:string-value="http://domain1044.com" calcext:value-type="string">
            <text:p>http://domain1044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4" calcext:value-type="float">
            <text:p>1044</text:p>
          </table:table-cell>
          <table:table-cell table:number-columns-repeated="5"/>
          <table:table-cell table:formula="of:=CONCATENATE([.$P$1];[.J1042];[.$Q$1];[.$N$3];[.A1042];[.$O$3];[.$Q$1];[.$N$3];[.B1042];[.$O$3];[.$Q$1];[.$N$2];[.E1042];[.$O$2];[.$Q$1];[.$N$2];[.C1042];[.$O$2];[.$Q$1];[.$N$2];[.F1042];[.$O$2];[.$Q$1];[.$N$2];[.D1042];[.$O$2];[.$O$2])" office:value-type="string" office:string-value="insert into creatives values (1044,'some description1044','http://domain1044.com',('ios','android'),(),(),('UK',))" calcext:value-type="string">
            <text:p>insert into creatives values (1044,'some description1044','http://domain1044.com',('ios','android'),(),(),('UK',))</text:p>
          </table:table-cell>
          <table:table-cell/>
        </table:table-row>
        <table:table-row table:style-name="ro2">
          <table:table-cell table:formula="of:=CONCATENATE([.A$1];[.J1043])" office:value-type="string" office:string-value="some description1045" calcext:value-type="string">
            <text:p>some description1045</text:p>
          </table:table-cell>
          <table:table-cell table:formula="of:=CONCATENATE([.B$1];[.$J1043];[.$M$2])" office:value-type="string" office:string-value="http://domain1045.com" calcext:value-type="string">
            <text:p>http://domain1045.com</text:p>
          </table:table-cell>
          <table:table-cell/>
          <table:table-cell office:value-type="string" calcext:value-type="string">
            <text:p>'UK',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5" calcext:value-type="float">
            <text:p>1045</text:p>
          </table:table-cell>
          <table:table-cell table:number-columns-repeated="5"/>
          <table:table-cell table:formula="of:=CONCATENATE([.$P$1];[.J1043];[.$Q$1];[.$N$3];[.A1043];[.$O$3];[.$Q$1];[.$N$3];[.B1043];[.$O$3];[.$Q$1];[.$N$2];[.E1043];[.$O$2];[.$Q$1];[.$N$2];[.C1043];[.$O$2];[.$Q$1];[.$N$2];[.F1043];[.$O$2];[.$Q$1];[.$N$2];[.D1043];[.$O$2];[.$O$2])" office:value-type="string" office:string-value="insert into creatives values (1045,'some description1045','http://domain1045.com',('ios','android'),(),(),('UK',))" calcext:value-type="string">
            <text:p>insert into creatives values (1045,'some description1045','http://domain1045.com',('ios','android'),(),(),('UK',))</text:p>
          </table:table-cell>
          <table:table-cell/>
        </table:table-row>
        <table:table-row table:style-name="ro2">
          <table:table-cell table:formula="of:=CONCATENATE([.A$1];[.J1044])" office:value-type="string" office:string-value="some description1046" calcext:value-type="string">
            <text:p>some description1046</text:p>
          </table:table-cell>
          <table:table-cell table:formula="of:=CONCATENATE([.B$1];[.$J1044];[.$M$2])" office:value-type="string" office:string-value="http://domain1046.com" calcext:value-type="string">
            <text:p>http://domain104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6" calcext:value-type="float">
            <text:p>1046</text:p>
          </table:table-cell>
          <table:table-cell table:number-columns-repeated="5"/>
          <table:table-cell table:formula="of:=CONCATENATE([.$P$1];[.J1044];[.$Q$1];[.$N$3];[.A1044];[.$O$3];[.$Q$1];[.$N$3];[.B1044];[.$O$3];[.$Q$1];[.$N$2];[.E1044];[.$O$2];[.$Q$1];[.$N$2];[.C1044];[.$O$2];[.$Q$1];[.$N$2];[.F1044];[.$O$2];[.$Q$1];[.$N$2];[.D1044];[.$O$2];[.$O$2])" office:value-type="string" office:string-value="insert into creatives values (1046,'some description1046','http://domain1046.com',('ios','android'),(),(),('UK','US'))" calcext:value-type="string">
            <text:p>insert into creatives values (1046,'some description1046','http://domain1046.com',('ios','android'),(),(),('UK','US'))</text:p>
          </table:table-cell>
          <table:table-cell/>
        </table:table-row>
        <table:table-row table:style-name="ro2">
          <table:table-cell table:formula="of:=CONCATENATE([.A$1];[.J1045])" office:value-type="string" office:string-value="some description1047" calcext:value-type="string">
            <text:p>some description1047</text:p>
          </table:table-cell>
          <table:table-cell table:formula="of:=CONCATENATE([.B$1];[.$J1045];[.$M$2])" office:value-type="string" office:string-value="http://domain1047.com" calcext:value-type="string">
            <text:p>http://domain104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7" calcext:value-type="float">
            <text:p>1047</text:p>
          </table:table-cell>
          <table:table-cell table:number-columns-repeated="5"/>
          <table:table-cell table:formula="of:=CONCATENATE([.$P$1];[.J1045];[.$Q$1];[.$N$3];[.A1045];[.$O$3];[.$Q$1];[.$N$3];[.B1045];[.$O$3];[.$Q$1];[.$N$2];[.E1045];[.$O$2];[.$Q$1];[.$N$2];[.C1045];[.$O$2];[.$Q$1];[.$N$2];[.F1045];[.$O$2];[.$Q$1];[.$N$2];[.D1045];[.$O$2];[.$O$2])" office:value-type="string" office:string-value="insert into creatives values (1047,'some description1047','http://domain1047.com',('ios','android'),(),(),('UK','US'))" calcext:value-type="string">
            <text:p>insert into creatives values (1047,'some description1047','http://domain1047.com',('ios','android'),(),(),('UK','US'))</text:p>
          </table:table-cell>
          <table:table-cell/>
        </table:table-row>
        <table:table-row table:style-name="ro2">
          <table:table-cell table:formula="of:=CONCATENATE([.A$1];[.J1046])" office:value-type="string" office:string-value="some description1048" calcext:value-type="string">
            <text:p>some description1048</text:p>
          </table:table-cell>
          <table:table-cell table:formula="of:=CONCATENATE([.B$1];[.$J1046];[.$M$2])" office:value-type="string" office:string-value="http://domain1048.com" calcext:value-type="string">
            <text:p>http://domain104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8" calcext:value-type="float">
            <text:p>1048</text:p>
          </table:table-cell>
          <table:table-cell table:number-columns-repeated="5"/>
          <table:table-cell table:formula="of:=CONCATENATE([.$P$1];[.J1046];[.$Q$1];[.$N$3];[.A1046];[.$O$3];[.$Q$1];[.$N$3];[.B1046];[.$O$3];[.$Q$1];[.$N$2];[.E1046];[.$O$2];[.$Q$1];[.$N$2];[.C1046];[.$O$2];[.$Q$1];[.$N$2];[.F1046];[.$O$2];[.$Q$1];[.$N$2];[.D1046];[.$O$2];[.$O$2])" office:value-type="string" office:string-value="insert into creatives values (1048,'some description1048','http://domain1048.com',('ios','android'),(),(),('UK','US'))" calcext:value-type="string">
            <text:p>insert into creatives values (1048,'some description1048','http://domain1048.com',('ios','android'),(),(),('UK','US'))</text:p>
          </table:table-cell>
          <table:table-cell/>
        </table:table-row>
        <table:table-row table:style-name="ro2">
          <table:table-cell table:formula="of:=CONCATENATE([.A$1];[.J1047])" office:value-type="string" office:string-value="some description1049" calcext:value-type="string">
            <text:p>some description1049</text:p>
          </table:table-cell>
          <table:table-cell table:formula="of:=CONCATENATE([.B$1];[.$J1047];[.$M$2])" office:value-type="string" office:string-value="http://domain1049.com" calcext:value-type="string">
            <text:p>http://domain104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49" calcext:value-type="float">
            <text:p>1049</text:p>
          </table:table-cell>
          <table:table-cell table:number-columns-repeated="5"/>
          <table:table-cell table:formula="of:=CONCATENATE([.$P$1];[.J1047];[.$Q$1];[.$N$3];[.A1047];[.$O$3];[.$Q$1];[.$N$3];[.B1047];[.$O$3];[.$Q$1];[.$N$2];[.E1047];[.$O$2];[.$Q$1];[.$N$2];[.C1047];[.$O$2];[.$Q$1];[.$N$2];[.F1047];[.$O$2];[.$Q$1];[.$N$2];[.D1047];[.$O$2];[.$O$2])" office:value-type="string" office:string-value="insert into creatives values (1049,'some description1049','http://domain1049.com',('ios','android'),(),(),('UK','US'))" calcext:value-type="string">
            <text:p>insert into creatives values (1049,'some description1049','http://domain1049.com',('ios','android'),(),(),('UK','US'))</text:p>
          </table:table-cell>
          <table:table-cell/>
        </table:table-row>
        <table:table-row table:style-name="ro2">
          <table:table-cell table:formula="of:=CONCATENATE([.A$1];[.J1048])" office:value-type="string" office:string-value="some description1050" calcext:value-type="string">
            <text:p>some description1050</text:p>
          </table:table-cell>
          <table:table-cell table:formula="of:=CONCATENATE([.B$1];[.$J1048];[.$M$2])" office:value-type="string" office:string-value="http://domain1050.com" calcext:value-type="string">
            <text:p>http://domain105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0" calcext:value-type="float">
            <text:p>1050</text:p>
          </table:table-cell>
          <table:table-cell table:number-columns-repeated="5"/>
          <table:table-cell table:formula="of:=CONCATENATE([.$P$1];[.J1048];[.$Q$1];[.$N$3];[.A1048];[.$O$3];[.$Q$1];[.$N$3];[.B1048];[.$O$3];[.$Q$1];[.$N$2];[.E1048];[.$O$2];[.$Q$1];[.$N$2];[.C1048];[.$O$2];[.$Q$1];[.$N$2];[.F1048];[.$O$2];[.$Q$1];[.$N$2];[.D1048];[.$O$2];[.$O$2])" office:value-type="string" office:string-value="insert into creatives values (1050,'some description1050','http://domain1050.com',('ios','android'),(),(),('UK','US'))" calcext:value-type="string">
            <text:p>insert into creatives values (1050,'some description1050','http://domain1050.com',('ios','android'),(),(),('UK','US'))</text:p>
          </table:table-cell>
          <table:table-cell/>
        </table:table-row>
        <table:table-row table:style-name="ro2">
          <table:table-cell table:formula="of:=CONCATENATE([.A$1];[.J1049])" office:value-type="string" office:string-value="some description1051" calcext:value-type="string">
            <text:p>some description1051</text:p>
          </table:table-cell>
          <table:table-cell table:formula="of:=CONCATENATE([.B$1];[.$J1049];[.$M$2])" office:value-type="string" office:string-value="http://domain1051.com" calcext:value-type="string">
            <text:p>http://domain105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1" calcext:value-type="float">
            <text:p>1051</text:p>
          </table:table-cell>
          <table:table-cell table:number-columns-repeated="5"/>
          <table:table-cell table:formula="of:=CONCATENATE([.$P$1];[.J1049];[.$Q$1];[.$N$3];[.A1049];[.$O$3];[.$Q$1];[.$N$3];[.B1049];[.$O$3];[.$Q$1];[.$N$2];[.E1049];[.$O$2];[.$Q$1];[.$N$2];[.C1049];[.$O$2];[.$Q$1];[.$N$2];[.F1049];[.$O$2];[.$Q$1];[.$N$2];[.D1049];[.$O$2];[.$O$2])" office:value-type="string" office:string-value="insert into creatives values (1051,'some description1051','http://domain1051.com',('ios','android'),(),(),('UK','US'))" calcext:value-type="string">
            <text:p>insert into creatives values (1051,'some description1051','http://domain1051.com',('ios','android'),(),(),('UK','US'))</text:p>
          </table:table-cell>
          <table:table-cell/>
        </table:table-row>
        <table:table-row table:style-name="ro2">
          <table:table-cell table:formula="of:=CONCATENATE([.A$1];[.J1050])" office:value-type="string" office:string-value="some description1052" calcext:value-type="string">
            <text:p>some description1052</text:p>
          </table:table-cell>
          <table:table-cell table:formula="of:=CONCATENATE([.B$1];[.$J1050];[.$M$2])" office:value-type="string" office:string-value="http://domain1052.com" calcext:value-type="string">
            <text:p>http://domain105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2" calcext:value-type="float">
            <text:p>1052</text:p>
          </table:table-cell>
          <table:table-cell table:number-columns-repeated="5"/>
          <table:table-cell table:formula="of:=CONCATENATE([.$P$1];[.J1050];[.$Q$1];[.$N$3];[.A1050];[.$O$3];[.$Q$1];[.$N$3];[.B1050];[.$O$3];[.$Q$1];[.$N$2];[.E1050];[.$O$2];[.$Q$1];[.$N$2];[.C1050];[.$O$2];[.$Q$1];[.$N$2];[.F1050];[.$O$2];[.$Q$1];[.$N$2];[.D1050];[.$O$2];[.$O$2])" office:value-type="string" office:string-value="insert into creatives values (1052,'some description1052','http://domain1052.com',('ios','android'),(),(),('UK','US'))" calcext:value-type="string">
            <text:p>insert into creatives values (1052,'some description1052','http://domain1052.com',('ios','android'),(),(),('UK','US'))</text:p>
          </table:table-cell>
          <table:table-cell/>
        </table:table-row>
        <table:table-row table:style-name="ro2">
          <table:table-cell table:formula="of:=CONCATENATE([.A$1];[.J1051])" office:value-type="string" office:string-value="some description1053" calcext:value-type="string">
            <text:p>some description1053</text:p>
          </table:table-cell>
          <table:table-cell table:formula="of:=CONCATENATE([.B$1];[.$J1051];[.$M$2])" office:value-type="string" office:string-value="http://domain1053.com" calcext:value-type="string">
            <text:p>http://domain105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3" calcext:value-type="float">
            <text:p>1053</text:p>
          </table:table-cell>
          <table:table-cell table:number-columns-repeated="5"/>
          <table:table-cell table:formula="of:=CONCATENATE([.$P$1];[.J1051];[.$Q$1];[.$N$3];[.A1051];[.$O$3];[.$Q$1];[.$N$3];[.B1051];[.$O$3];[.$Q$1];[.$N$2];[.E1051];[.$O$2];[.$Q$1];[.$N$2];[.C1051];[.$O$2];[.$Q$1];[.$N$2];[.F1051];[.$O$2];[.$Q$1];[.$N$2];[.D1051];[.$O$2];[.$O$2])" office:value-type="string" office:string-value="insert into creatives values (1053,'some description1053','http://domain1053.com',('ios','android'),(),(),('UK','US'))" calcext:value-type="string">
            <text:p>insert into creatives values (1053,'some description1053','http://domain1053.com',('ios','android'),(),(),('UK','US'))</text:p>
          </table:table-cell>
          <table:table-cell/>
        </table:table-row>
        <table:table-row table:style-name="ro2">
          <table:table-cell table:formula="of:=CONCATENATE([.A$1];[.J1052])" office:value-type="string" office:string-value="some description1054" calcext:value-type="string">
            <text:p>some description1054</text:p>
          </table:table-cell>
          <table:table-cell table:formula="of:=CONCATENATE([.B$1];[.$J1052];[.$M$2])" office:value-type="string" office:string-value="http://domain1054.com" calcext:value-type="string">
            <text:p>http://domain105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4" calcext:value-type="float">
            <text:p>1054</text:p>
          </table:table-cell>
          <table:table-cell table:number-columns-repeated="5"/>
          <table:table-cell table:formula="of:=CONCATENATE([.$P$1];[.J1052];[.$Q$1];[.$N$3];[.A1052];[.$O$3];[.$Q$1];[.$N$3];[.B1052];[.$O$3];[.$Q$1];[.$N$2];[.E1052];[.$O$2];[.$Q$1];[.$N$2];[.C1052];[.$O$2];[.$Q$1];[.$N$2];[.F1052];[.$O$2];[.$Q$1];[.$N$2];[.D1052];[.$O$2];[.$O$2])" office:value-type="string" office:string-value="insert into creatives values (1054,'some description1054','http://domain1054.com',('ios','android'),(),(),('UK','US'))" calcext:value-type="string">
            <text:p>insert into creatives values (1054,'some description1054','http://domain1054.com',('ios','android'),(),(),('UK','US'))</text:p>
          </table:table-cell>
          <table:table-cell/>
        </table:table-row>
        <table:table-row table:style-name="ro2">
          <table:table-cell table:formula="of:=CONCATENATE([.A$1];[.J1053])" office:value-type="string" office:string-value="some description1055" calcext:value-type="string">
            <text:p>some description1055</text:p>
          </table:table-cell>
          <table:table-cell table:formula="of:=CONCATENATE([.B$1];[.$J1053];[.$M$2])" office:value-type="string" office:string-value="http://domain1055.com" calcext:value-type="string">
            <text:p>http://domain105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5" calcext:value-type="float">
            <text:p>1055</text:p>
          </table:table-cell>
          <table:table-cell table:number-columns-repeated="5"/>
          <table:table-cell table:formula="of:=CONCATENATE([.$P$1];[.J1053];[.$Q$1];[.$N$3];[.A1053];[.$O$3];[.$Q$1];[.$N$3];[.B1053];[.$O$3];[.$Q$1];[.$N$2];[.E1053];[.$O$2];[.$Q$1];[.$N$2];[.C1053];[.$O$2];[.$Q$1];[.$N$2];[.F1053];[.$O$2];[.$Q$1];[.$N$2];[.D1053];[.$O$2];[.$O$2])" office:value-type="string" office:string-value="insert into creatives values (1055,'some description1055','http://domain1055.com',('ios','android'),(),(),('UK','US'))" calcext:value-type="string">
            <text:p>insert into creatives values (1055,'some description1055','http://domain1055.com',('ios','android'),(),(),('UK','US'))</text:p>
          </table:table-cell>
          <table:table-cell/>
        </table:table-row>
        <table:table-row table:style-name="ro2">
          <table:table-cell table:formula="of:=CONCATENATE([.A$1];[.J1054])" office:value-type="string" office:string-value="some description1056" calcext:value-type="string">
            <text:p>some description1056</text:p>
          </table:table-cell>
          <table:table-cell table:formula="of:=CONCATENATE([.B$1];[.$J1054];[.$M$2])" office:value-type="string" office:string-value="http://domain1056.com" calcext:value-type="string">
            <text:p>http://domain105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6" calcext:value-type="float">
            <text:p>1056</text:p>
          </table:table-cell>
          <table:table-cell table:number-columns-repeated="5"/>
          <table:table-cell table:formula="of:=CONCATENATE([.$P$1];[.J1054];[.$Q$1];[.$N$3];[.A1054];[.$O$3];[.$Q$1];[.$N$3];[.B1054];[.$O$3];[.$Q$1];[.$N$2];[.E1054];[.$O$2];[.$Q$1];[.$N$2];[.C1054];[.$O$2];[.$Q$1];[.$N$2];[.F1054];[.$O$2];[.$Q$1];[.$N$2];[.D1054];[.$O$2];[.$O$2])" office:value-type="string" office:string-value="insert into creatives values (1056,'some description1056','http://domain1056.com',('ios','android'),(),(),('UK','US'))" calcext:value-type="string">
            <text:p>insert into creatives values (1056,'some description1056','http://domain1056.com',('ios','android'),(),(),('UK','US'))</text:p>
          </table:table-cell>
          <table:table-cell/>
        </table:table-row>
        <table:table-row table:style-name="ro2">
          <table:table-cell table:formula="of:=CONCATENATE([.A$1];[.J1055])" office:value-type="string" office:string-value="some description1057" calcext:value-type="string">
            <text:p>some description1057</text:p>
          </table:table-cell>
          <table:table-cell table:formula="of:=CONCATENATE([.B$1];[.$J1055];[.$M$2])" office:value-type="string" office:string-value="http://domain1057.com" calcext:value-type="string">
            <text:p>http://domain105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7" calcext:value-type="float">
            <text:p>1057</text:p>
          </table:table-cell>
          <table:table-cell table:number-columns-repeated="5"/>
          <table:table-cell table:formula="of:=CONCATENATE([.$P$1];[.J1055];[.$Q$1];[.$N$3];[.A1055];[.$O$3];[.$Q$1];[.$N$3];[.B1055];[.$O$3];[.$Q$1];[.$N$2];[.E1055];[.$O$2];[.$Q$1];[.$N$2];[.C1055];[.$O$2];[.$Q$1];[.$N$2];[.F1055];[.$O$2];[.$Q$1];[.$N$2];[.D1055];[.$O$2];[.$O$2])" office:value-type="string" office:string-value="insert into creatives values (1057,'some description1057','http://domain1057.com',('ios','android'),(),(),('UK','US'))" calcext:value-type="string">
            <text:p>insert into creatives values (1057,'some description1057','http://domain1057.com',('ios','android'),(),(),('UK','US'))</text:p>
          </table:table-cell>
          <table:table-cell/>
        </table:table-row>
        <table:table-row table:style-name="ro2">
          <table:table-cell table:formula="of:=CONCATENATE([.A$1];[.J1056])" office:value-type="string" office:string-value="some description1058" calcext:value-type="string">
            <text:p>some description1058</text:p>
          </table:table-cell>
          <table:table-cell table:formula="of:=CONCATENATE([.B$1];[.$J1056];[.$M$2])" office:value-type="string" office:string-value="http://domain1058.com" calcext:value-type="string">
            <text:p>http://domain105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8" calcext:value-type="float">
            <text:p>1058</text:p>
          </table:table-cell>
          <table:table-cell table:number-columns-repeated="5"/>
          <table:table-cell table:formula="of:=CONCATENATE([.$P$1];[.J1056];[.$Q$1];[.$N$3];[.A1056];[.$O$3];[.$Q$1];[.$N$3];[.B1056];[.$O$3];[.$Q$1];[.$N$2];[.E1056];[.$O$2];[.$Q$1];[.$N$2];[.C1056];[.$O$2];[.$Q$1];[.$N$2];[.F1056];[.$O$2];[.$Q$1];[.$N$2];[.D1056];[.$O$2];[.$O$2])" office:value-type="string" office:string-value="insert into creatives values (1058,'some description1058','http://domain1058.com',('ios','android'),(),(),('UK','US'))" calcext:value-type="string">
            <text:p>insert into creatives values (1058,'some description1058','http://domain1058.com',('ios','android'),(),(),('UK','US'))</text:p>
          </table:table-cell>
          <table:table-cell/>
        </table:table-row>
        <table:table-row table:style-name="ro2">
          <table:table-cell table:formula="of:=CONCATENATE([.A$1];[.J1057])" office:value-type="string" office:string-value="some description1059" calcext:value-type="string">
            <text:p>some description1059</text:p>
          </table:table-cell>
          <table:table-cell table:formula="of:=CONCATENATE([.B$1];[.$J1057];[.$M$2])" office:value-type="string" office:string-value="http://domain1059.com" calcext:value-type="string">
            <text:p>http://domain105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59" calcext:value-type="float">
            <text:p>1059</text:p>
          </table:table-cell>
          <table:table-cell table:number-columns-repeated="5"/>
          <table:table-cell table:formula="of:=CONCATENATE([.$P$1];[.J1057];[.$Q$1];[.$N$3];[.A1057];[.$O$3];[.$Q$1];[.$N$3];[.B1057];[.$O$3];[.$Q$1];[.$N$2];[.E1057];[.$O$2];[.$Q$1];[.$N$2];[.C1057];[.$O$2];[.$Q$1];[.$N$2];[.F1057];[.$O$2];[.$Q$1];[.$N$2];[.D1057];[.$O$2];[.$O$2])" office:value-type="string" office:string-value="insert into creatives values (1059,'some description1059','http://domain1059.com',('ios','android'),(),(),('UK','US'))" calcext:value-type="string">
            <text:p>insert into creatives values (1059,'some description1059','http://domain1059.com',('ios','android'),(),(),('UK','US'))</text:p>
          </table:table-cell>
          <table:table-cell/>
        </table:table-row>
        <table:table-row table:style-name="ro2">
          <table:table-cell table:formula="of:=CONCATENATE([.A$1];[.J1058])" office:value-type="string" office:string-value="some description1060" calcext:value-type="string">
            <text:p>some description1060</text:p>
          </table:table-cell>
          <table:table-cell table:formula="of:=CONCATENATE([.B$1];[.$J1058];[.$M$2])" office:value-type="string" office:string-value="http://domain1060.com" calcext:value-type="string">
            <text:p>http://domain106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0" calcext:value-type="float">
            <text:p>1060</text:p>
          </table:table-cell>
          <table:table-cell table:number-columns-repeated="5"/>
          <table:table-cell table:formula="of:=CONCATENATE([.$P$1];[.J1058];[.$Q$1];[.$N$3];[.A1058];[.$O$3];[.$Q$1];[.$N$3];[.B1058];[.$O$3];[.$Q$1];[.$N$2];[.E1058];[.$O$2];[.$Q$1];[.$N$2];[.C1058];[.$O$2];[.$Q$1];[.$N$2];[.F1058];[.$O$2];[.$Q$1];[.$N$2];[.D1058];[.$O$2];[.$O$2])" office:value-type="string" office:string-value="insert into creatives values (1060,'some description1060','http://domain1060.com',('ios','android'),(),(),('UK','US'))" calcext:value-type="string">
            <text:p>insert into creatives values (1060,'some description1060','http://domain1060.com',('ios','android'),(),(),('UK','US'))</text:p>
          </table:table-cell>
          <table:table-cell/>
        </table:table-row>
        <table:table-row table:style-name="ro2">
          <table:table-cell table:formula="of:=CONCATENATE([.A$1];[.J1059])" office:value-type="string" office:string-value="some description1061" calcext:value-type="string">
            <text:p>some description1061</text:p>
          </table:table-cell>
          <table:table-cell table:formula="of:=CONCATENATE([.B$1];[.$J1059];[.$M$2])" office:value-type="string" office:string-value="http://domain1061.com" calcext:value-type="string">
            <text:p>http://domain106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1" calcext:value-type="float">
            <text:p>1061</text:p>
          </table:table-cell>
          <table:table-cell table:number-columns-repeated="5"/>
          <table:table-cell table:formula="of:=CONCATENATE([.$P$1];[.J1059];[.$Q$1];[.$N$3];[.A1059];[.$O$3];[.$Q$1];[.$N$3];[.B1059];[.$O$3];[.$Q$1];[.$N$2];[.E1059];[.$O$2];[.$Q$1];[.$N$2];[.C1059];[.$O$2];[.$Q$1];[.$N$2];[.F1059];[.$O$2];[.$Q$1];[.$N$2];[.D1059];[.$O$2];[.$O$2])" office:value-type="string" office:string-value="insert into creatives values (1061,'some description1061','http://domain1061.com',('ios','android'),(),(),('UK','US'))" calcext:value-type="string">
            <text:p>insert into creatives values (1061,'some description1061','http://domain1061.com',('ios','android'),(),(),('UK','US'))</text:p>
          </table:table-cell>
          <table:table-cell/>
        </table:table-row>
        <table:table-row table:style-name="ro2">
          <table:table-cell table:formula="of:=CONCATENATE([.A$1];[.J1060])" office:value-type="string" office:string-value="some description1062" calcext:value-type="string">
            <text:p>some description1062</text:p>
          </table:table-cell>
          <table:table-cell table:formula="of:=CONCATENATE([.B$1];[.$J1060];[.$M$2])" office:value-type="string" office:string-value="http://domain1062.com" calcext:value-type="string">
            <text:p>http://domain106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 table:number-columns-repeated="5"/>
          <table:table-cell table:formula="of:=CONCATENATE([.$P$1];[.J1060];[.$Q$1];[.$N$3];[.A1060];[.$O$3];[.$Q$1];[.$N$3];[.B1060];[.$O$3];[.$Q$1];[.$N$2];[.E1060];[.$O$2];[.$Q$1];[.$N$2];[.C1060];[.$O$2];[.$Q$1];[.$N$2];[.F1060];[.$O$2];[.$Q$1];[.$N$2];[.D1060];[.$O$2];[.$O$2])" office:value-type="string" office:string-value="insert into creatives values (1062,'some description1062','http://domain1062.com',('ios','android'),(),(),('UK','US'))" calcext:value-type="string">
            <text:p>insert into creatives values (1062,'some description1062','http://domain1062.com',('ios','android'),(),(),('UK','US'))</text:p>
          </table:table-cell>
          <table:table-cell/>
        </table:table-row>
        <table:table-row table:style-name="ro2">
          <table:table-cell table:formula="of:=CONCATENATE([.A$1];[.J1061])" office:value-type="string" office:string-value="some description1063" calcext:value-type="string">
            <text:p>some description1063</text:p>
          </table:table-cell>
          <table:table-cell table:formula="of:=CONCATENATE([.B$1];[.$J1061];[.$M$2])" office:value-type="string" office:string-value="http://domain1063.com" calcext:value-type="string">
            <text:p>http://domain106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 table:number-columns-repeated="5"/>
          <table:table-cell table:formula="of:=CONCATENATE([.$P$1];[.J1061];[.$Q$1];[.$N$3];[.A1061];[.$O$3];[.$Q$1];[.$N$3];[.B1061];[.$O$3];[.$Q$1];[.$N$2];[.E1061];[.$O$2];[.$Q$1];[.$N$2];[.C1061];[.$O$2];[.$Q$1];[.$N$2];[.F1061];[.$O$2];[.$Q$1];[.$N$2];[.D1061];[.$O$2];[.$O$2])" office:value-type="string" office:string-value="insert into creatives values (1063,'some description1063','http://domain1063.com',('ios','android'),(),(),('UK','US'))" calcext:value-type="string">
            <text:p>insert into creatives values (1063,'some description1063','http://domain1063.com',('ios','android'),(),(),('UK','US'))</text:p>
          </table:table-cell>
          <table:table-cell/>
        </table:table-row>
        <table:table-row table:style-name="ro2">
          <table:table-cell table:formula="of:=CONCATENATE([.A$1];[.J1062])" office:value-type="string" office:string-value="some description1064" calcext:value-type="string">
            <text:p>some description1064</text:p>
          </table:table-cell>
          <table:table-cell table:formula="of:=CONCATENATE([.B$1];[.$J1062];[.$M$2])" office:value-type="string" office:string-value="http://domain1064.com" calcext:value-type="string">
            <text:p>http://domain106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4" calcext:value-type="float">
            <text:p>1064</text:p>
          </table:table-cell>
          <table:table-cell table:number-columns-repeated="5"/>
          <table:table-cell table:formula="of:=CONCATENATE([.$P$1];[.J1062];[.$Q$1];[.$N$3];[.A1062];[.$O$3];[.$Q$1];[.$N$3];[.B1062];[.$O$3];[.$Q$1];[.$N$2];[.E1062];[.$O$2];[.$Q$1];[.$N$2];[.C1062];[.$O$2];[.$Q$1];[.$N$2];[.F1062];[.$O$2];[.$Q$1];[.$N$2];[.D1062];[.$O$2];[.$O$2])" office:value-type="string" office:string-value="insert into creatives values (1064,'some description1064','http://domain1064.com',('ios','android'),(),(),('UK','US'))" calcext:value-type="string">
            <text:p>insert into creatives values (1064,'some description1064','http://domain1064.com',('ios','android'),(),(),('UK','US'))</text:p>
          </table:table-cell>
          <table:table-cell/>
        </table:table-row>
        <table:table-row table:style-name="ro2">
          <table:table-cell table:formula="of:=CONCATENATE([.A$1];[.J1063])" office:value-type="string" office:string-value="some description1065" calcext:value-type="string">
            <text:p>some description1065</text:p>
          </table:table-cell>
          <table:table-cell table:formula="of:=CONCATENATE([.B$1];[.$J1063];[.$M$2])" office:value-type="string" office:string-value="http://domain1065.com" calcext:value-type="string">
            <text:p>http://domain106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5" calcext:value-type="float">
            <text:p>1065</text:p>
          </table:table-cell>
          <table:table-cell table:number-columns-repeated="5"/>
          <table:table-cell table:formula="of:=CONCATENATE([.$P$1];[.J1063];[.$Q$1];[.$N$3];[.A1063];[.$O$3];[.$Q$1];[.$N$3];[.B1063];[.$O$3];[.$Q$1];[.$N$2];[.E1063];[.$O$2];[.$Q$1];[.$N$2];[.C1063];[.$O$2];[.$Q$1];[.$N$2];[.F1063];[.$O$2];[.$Q$1];[.$N$2];[.D1063];[.$O$2];[.$O$2])" office:value-type="string" office:string-value="insert into creatives values (1065,'some description1065','http://domain1065.com',('ios','android'),(),(),('UK','US'))" calcext:value-type="string">
            <text:p>insert into creatives values (1065,'some description1065','http://domain1065.com',('ios','android'),(),(),('UK','US'))</text:p>
          </table:table-cell>
          <table:table-cell/>
        </table:table-row>
        <table:table-row table:style-name="ro2">
          <table:table-cell table:formula="of:=CONCATENATE([.A$1];[.J1064])" office:value-type="string" office:string-value="some description1066" calcext:value-type="string">
            <text:p>some description1066</text:p>
          </table:table-cell>
          <table:table-cell table:formula="of:=CONCATENATE([.B$1];[.$J1064];[.$M$2])" office:value-type="string" office:string-value="http://domain1066.com" calcext:value-type="string">
            <text:p>http://domain106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6" calcext:value-type="float">
            <text:p>1066</text:p>
          </table:table-cell>
          <table:table-cell table:number-columns-repeated="5"/>
          <table:table-cell table:formula="of:=CONCATENATE([.$P$1];[.J1064];[.$Q$1];[.$N$3];[.A1064];[.$O$3];[.$Q$1];[.$N$3];[.B1064];[.$O$3];[.$Q$1];[.$N$2];[.E1064];[.$O$2];[.$Q$1];[.$N$2];[.C1064];[.$O$2];[.$Q$1];[.$N$2];[.F1064];[.$O$2];[.$Q$1];[.$N$2];[.D1064];[.$O$2];[.$O$2])" office:value-type="string" office:string-value="insert into creatives values (1066,'some description1066','http://domain1066.com',('ios','android'),(),(),('UK','US'))" calcext:value-type="string">
            <text:p>insert into creatives values (1066,'some description1066','http://domain1066.com',('ios','android'),(),(),('UK','US'))</text:p>
          </table:table-cell>
          <table:table-cell/>
        </table:table-row>
        <table:table-row table:style-name="ro2">
          <table:table-cell table:formula="of:=CONCATENATE([.A$1];[.J1065])" office:value-type="string" office:string-value="some description1067" calcext:value-type="string">
            <text:p>some description1067</text:p>
          </table:table-cell>
          <table:table-cell table:formula="of:=CONCATENATE([.B$1];[.$J1065];[.$M$2])" office:value-type="string" office:string-value="http://domain1067.com" calcext:value-type="string">
            <text:p>http://domain106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 table:number-columns-repeated="5"/>
          <table:table-cell table:formula="of:=CONCATENATE([.$P$1];[.J1065];[.$Q$1];[.$N$3];[.A1065];[.$O$3];[.$Q$1];[.$N$3];[.B1065];[.$O$3];[.$Q$1];[.$N$2];[.E1065];[.$O$2];[.$Q$1];[.$N$2];[.C1065];[.$O$2];[.$Q$1];[.$N$2];[.F1065];[.$O$2];[.$Q$1];[.$N$2];[.D1065];[.$O$2];[.$O$2])" office:value-type="string" office:string-value="insert into creatives values (1067,'some description1067','http://domain1067.com',('ios','android'),(),(),('UK','US'))" calcext:value-type="string">
            <text:p>insert into creatives values (1067,'some description1067','http://domain1067.com',('ios','android'),(),(),('UK','US'))</text:p>
          </table:table-cell>
          <table:table-cell/>
        </table:table-row>
        <table:table-row table:style-name="ro2">
          <table:table-cell table:formula="of:=CONCATENATE([.A$1];[.J1066])" office:value-type="string" office:string-value="some description1068" calcext:value-type="string">
            <text:p>some description1068</text:p>
          </table:table-cell>
          <table:table-cell table:formula="of:=CONCATENATE([.B$1];[.$J1066];[.$M$2])" office:value-type="string" office:string-value="http://domain1068.com" calcext:value-type="string">
            <text:p>http://domain106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8" calcext:value-type="float">
            <text:p>1068</text:p>
          </table:table-cell>
          <table:table-cell table:number-columns-repeated="5"/>
          <table:table-cell table:formula="of:=CONCATENATE([.$P$1];[.J1066];[.$Q$1];[.$N$3];[.A1066];[.$O$3];[.$Q$1];[.$N$3];[.B1066];[.$O$3];[.$Q$1];[.$N$2];[.E1066];[.$O$2];[.$Q$1];[.$N$2];[.C1066];[.$O$2];[.$Q$1];[.$N$2];[.F1066];[.$O$2];[.$Q$1];[.$N$2];[.D1066];[.$O$2];[.$O$2])" office:value-type="string" office:string-value="insert into creatives values (1068,'some description1068','http://domain1068.com',('ios','android'),(),(),('UK','US'))" calcext:value-type="string">
            <text:p>insert into creatives values (1068,'some description1068','http://domain1068.com',('ios','android'),(),(),('UK','US'))</text:p>
          </table:table-cell>
          <table:table-cell/>
        </table:table-row>
        <table:table-row table:style-name="ro2">
          <table:table-cell table:formula="of:=CONCATENATE([.A$1];[.J1067])" office:value-type="string" office:string-value="some description1069" calcext:value-type="string">
            <text:p>some description1069</text:p>
          </table:table-cell>
          <table:table-cell table:formula="of:=CONCATENATE([.B$1];[.$J1067];[.$M$2])" office:value-type="string" office:string-value="http://domain1069.com" calcext:value-type="string">
            <text:p>http://domain106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69" calcext:value-type="float">
            <text:p>1069</text:p>
          </table:table-cell>
          <table:table-cell table:number-columns-repeated="5"/>
          <table:table-cell table:formula="of:=CONCATENATE([.$P$1];[.J1067];[.$Q$1];[.$N$3];[.A1067];[.$O$3];[.$Q$1];[.$N$3];[.B1067];[.$O$3];[.$Q$1];[.$N$2];[.E1067];[.$O$2];[.$Q$1];[.$N$2];[.C1067];[.$O$2];[.$Q$1];[.$N$2];[.F1067];[.$O$2];[.$Q$1];[.$N$2];[.D1067];[.$O$2];[.$O$2])" office:value-type="string" office:string-value="insert into creatives values (1069,'some description1069','http://domain1069.com',('ios','android'),(),(),('UK','US'))" calcext:value-type="string">
            <text:p>insert into creatives values (1069,'some description1069','http://domain1069.com',('ios','android'),(),(),('UK','US'))</text:p>
          </table:table-cell>
          <table:table-cell/>
        </table:table-row>
        <table:table-row table:style-name="ro2">
          <table:table-cell table:formula="of:=CONCATENATE([.A$1];[.J1068])" office:value-type="string" office:string-value="some description1070" calcext:value-type="string">
            <text:p>some description1070</text:p>
          </table:table-cell>
          <table:table-cell table:formula="of:=CONCATENATE([.B$1];[.$J1068];[.$M$2])" office:value-type="string" office:string-value="http://domain1070.com" calcext:value-type="string">
            <text:p>http://domain107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0" calcext:value-type="float">
            <text:p>1070</text:p>
          </table:table-cell>
          <table:table-cell table:number-columns-repeated="5"/>
          <table:table-cell table:formula="of:=CONCATENATE([.$P$1];[.J1068];[.$Q$1];[.$N$3];[.A1068];[.$O$3];[.$Q$1];[.$N$3];[.B1068];[.$O$3];[.$Q$1];[.$N$2];[.E1068];[.$O$2];[.$Q$1];[.$N$2];[.C1068];[.$O$2];[.$Q$1];[.$N$2];[.F1068];[.$O$2];[.$Q$1];[.$N$2];[.D1068];[.$O$2];[.$O$2])" office:value-type="string" office:string-value="insert into creatives values (1070,'some description1070','http://domain1070.com',('ios','android'),(),(),('UK','US'))" calcext:value-type="string">
            <text:p>insert into creatives values (1070,'some description1070','http://domain1070.com',('ios','android'),(),(),('UK','US'))</text:p>
          </table:table-cell>
          <table:table-cell/>
        </table:table-row>
        <table:table-row table:style-name="ro2">
          <table:table-cell table:formula="of:=CONCATENATE([.A$1];[.J1069])" office:value-type="string" office:string-value="some description1071" calcext:value-type="string">
            <text:p>some description1071</text:p>
          </table:table-cell>
          <table:table-cell table:formula="of:=CONCATENATE([.B$1];[.$J1069];[.$M$2])" office:value-type="string" office:string-value="http://domain1071.com" calcext:value-type="string">
            <text:p>http://domain107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1" calcext:value-type="float">
            <text:p>1071</text:p>
          </table:table-cell>
          <table:table-cell table:number-columns-repeated="5"/>
          <table:table-cell table:formula="of:=CONCATENATE([.$P$1];[.J1069];[.$Q$1];[.$N$3];[.A1069];[.$O$3];[.$Q$1];[.$N$3];[.B1069];[.$O$3];[.$Q$1];[.$N$2];[.E1069];[.$O$2];[.$Q$1];[.$N$2];[.C1069];[.$O$2];[.$Q$1];[.$N$2];[.F1069];[.$O$2];[.$Q$1];[.$N$2];[.D1069];[.$O$2];[.$O$2])" office:value-type="string" office:string-value="insert into creatives values (1071,'some description1071','http://domain1071.com',('ios','android'),(),(),('UK','US'))" calcext:value-type="string">
            <text:p>insert into creatives values (1071,'some description1071','http://domain1071.com',('ios','android'),(),(),('UK','US'))</text:p>
          </table:table-cell>
          <table:table-cell/>
        </table:table-row>
        <table:table-row table:style-name="ro2">
          <table:table-cell table:formula="of:=CONCATENATE([.A$1];[.J1070])" office:value-type="string" office:string-value="some description1072" calcext:value-type="string">
            <text:p>some description1072</text:p>
          </table:table-cell>
          <table:table-cell table:formula="of:=CONCATENATE([.B$1];[.$J1070];[.$M$2])" office:value-type="string" office:string-value="http://domain1072.com" calcext:value-type="string">
            <text:p>http://domain107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2" calcext:value-type="float">
            <text:p>1072</text:p>
          </table:table-cell>
          <table:table-cell table:number-columns-repeated="5"/>
          <table:table-cell table:formula="of:=CONCATENATE([.$P$1];[.J1070];[.$Q$1];[.$N$3];[.A1070];[.$O$3];[.$Q$1];[.$N$3];[.B1070];[.$O$3];[.$Q$1];[.$N$2];[.E1070];[.$O$2];[.$Q$1];[.$N$2];[.C1070];[.$O$2];[.$Q$1];[.$N$2];[.F1070];[.$O$2];[.$Q$1];[.$N$2];[.D1070];[.$O$2];[.$O$2])" office:value-type="string" office:string-value="insert into creatives values (1072,'some description1072','http://domain1072.com',('ios','android'),(),(),('UK','US'))" calcext:value-type="string">
            <text:p>insert into creatives values (1072,'some description1072','http://domain1072.com',('ios','android'),(),(),('UK','US'))</text:p>
          </table:table-cell>
          <table:table-cell/>
        </table:table-row>
        <table:table-row table:style-name="ro2">
          <table:table-cell table:formula="of:=CONCATENATE([.A$1];[.J1071])" office:value-type="string" office:string-value="some description1073" calcext:value-type="string">
            <text:p>some description1073</text:p>
          </table:table-cell>
          <table:table-cell table:formula="of:=CONCATENATE([.B$1];[.$J1071];[.$M$2])" office:value-type="string" office:string-value="http://domain1073.com" calcext:value-type="string">
            <text:p>http://domain107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3" calcext:value-type="float">
            <text:p>1073</text:p>
          </table:table-cell>
          <table:table-cell table:number-columns-repeated="5"/>
          <table:table-cell table:formula="of:=CONCATENATE([.$P$1];[.J1071];[.$Q$1];[.$N$3];[.A1071];[.$O$3];[.$Q$1];[.$N$3];[.B1071];[.$O$3];[.$Q$1];[.$N$2];[.E1071];[.$O$2];[.$Q$1];[.$N$2];[.C1071];[.$O$2];[.$Q$1];[.$N$2];[.F1071];[.$O$2];[.$Q$1];[.$N$2];[.D1071];[.$O$2];[.$O$2])" office:value-type="string" office:string-value="insert into creatives values (1073,'some description1073','http://domain1073.com',('ios','android'),(),(),('UK','US'))" calcext:value-type="string">
            <text:p>insert into creatives values (1073,'some description1073','http://domain1073.com',('ios','android'),(),(),('UK','US'))</text:p>
          </table:table-cell>
          <table:table-cell/>
        </table:table-row>
        <table:table-row table:style-name="ro2">
          <table:table-cell table:formula="of:=CONCATENATE([.A$1];[.J1072])" office:value-type="string" office:string-value="some description1074" calcext:value-type="string">
            <text:p>some description1074</text:p>
          </table:table-cell>
          <table:table-cell table:formula="of:=CONCATENATE([.B$1];[.$J1072];[.$M$2])" office:value-type="string" office:string-value="http://domain1074.com" calcext:value-type="string">
            <text:p>http://domain107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4" calcext:value-type="float">
            <text:p>1074</text:p>
          </table:table-cell>
          <table:table-cell table:number-columns-repeated="5"/>
          <table:table-cell table:formula="of:=CONCATENATE([.$P$1];[.J1072];[.$Q$1];[.$N$3];[.A1072];[.$O$3];[.$Q$1];[.$N$3];[.B1072];[.$O$3];[.$Q$1];[.$N$2];[.E1072];[.$O$2];[.$Q$1];[.$N$2];[.C1072];[.$O$2];[.$Q$1];[.$N$2];[.F1072];[.$O$2];[.$Q$1];[.$N$2];[.D1072];[.$O$2];[.$O$2])" office:value-type="string" office:string-value="insert into creatives values (1074,'some description1074','http://domain1074.com',('ios','android'),(),(),('UK','US'))" calcext:value-type="string">
            <text:p>insert into creatives values (1074,'some description1074','http://domain1074.com',('ios','android'),(),(),('UK','US'))</text:p>
          </table:table-cell>
          <table:table-cell/>
        </table:table-row>
        <table:table-row table:style-name="ro2">
          <table:table-cell table:formula="of:=CONCATENATE([.A$1];[.J1073])" office:value-type="string" office:string-value="some description1075" calcext:value-type="string">
            <text:p>some description1075</text:p>
          </table:table-cell>
          <table:table-cell table:formula="of:=CONCATENATE([.B$1];[.$J1073];[.$M$2])" office:value-type="string" office:string-value="http://domain1075.com" calcext:value-type="string">
            <text:p>http://domain107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5" calcext:value-type="float">
            <text:p>1075</text:p>
          </table:table-cell>
          <table:table-cell table:number-columns-repeated="5"/>
          <table:table-cell table:formula="of:=CONCATENATE([.$P$1];[.J1073];[.$Q$1];[.$N$3];[.A1073];[.$O$3];[.$Q$1];[.$N$3];[.B1073];[.$O$3];[.$Q$1];[.$N$2];[.E1073];[.$O$2];[.$Q$1];[.$N$2];[.C1073];[.$O$2];[.$Q$1];[.$N$2];[.F1073];[.$O$2];[.$Q$1];[.$N$2];[.D1073];[.$O$2];[.$O$2])" office:value-type="string" office:string-value="insert into creatives values (1075,'some description1075','http://domain1075.com',('ios','android'),(),(),('UK','US'))" calcext:value-type="string">
            <text:p>insert into creatives values (1075,'some description1075','http://domain1075.com',('ios','android'),(),(),('UK','US'))</text:p>
          </table:table-cell>
          <table:table-cell/>
        </table:table-row>
        <table:table-row table:style-name="ro2">
          <table:table-cell table:formula="of:=CONCATENATE([.A$1];[.J1074])" office:value-type="string" office:string-value="some description1076" calcext:value-type="string">
            <text:p>some description1076</text:p>
          </table:table-cell>
          <table:table-cell table:formula="of:=CONCATENATE([.B$1];[.$J1074];[.$M$2])" office:value-type="string" office:string-value="http://domain1076.com" calcext:value-type="string">
            <text:p>http://domain107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6" calcext:value-type="float">
            <text:p>1076</text:p>
          </table:table-cell>
          <table:table-cell table:number-columns-repeated="5"/>
          <table:table-cell table:formula="of:=CONCATENATE([.$P$1];[.J1074];[.$Q$1];[.$N$3];[.A1074];[.$O$3];[.$Q$1];[.$N$3];[.B1074];[.$O$3];[.$Q$1];[.$N$2];[.E1074];[.$O$2];[.$Q$1];[.$N$2];[.C1074];[.$O$2];[.$Q$1];[.$N$2];[.F1074];[.$O$2];[.$Q$1];[.$N$2];[.D1074];[.$O$2];[.$O$2])" office:value-type="string" office:string-value="insert into creatives values (1076,'some description1076','http://domain1076.com',('ios','android'),(),(),('UK','US'))" calcext:value-type="string">
            <text:p>insert into creatives values (1076,'some description1076','http://domain1076.com',('ios','android'),(),(),('UK','US'))</text:p>
          </table:table-cell>
          <table:table-cell/>
        </table:table-row>
        <table:table-row table:style-name="ro2">
          <table:table-cell table:formula="of:=CONCATENATE([.A$1];[.J1075])" office:value-type="string" office:string-value="some description1077" calcext:value-type="string">
            <text:p>some description1077</text:p>
          </table:table-cell>
          <table:table-cell table:formula="of:=CONCATENATE([.B$1];[.$J1075];[.$M$2])" office:value-type="string" office:string-value="http://domain1077.com" calcext:value-type="string">
            <text:p>http://domain107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7" calcext:value-type="float">
            <text:p>1077</text:p>
          </table:table-cell>
          <table:table-cell table:number-columns-repeated="5"/>
          <table:table-cell table:formula="of:=CONCATENATE([.$P$1];[.J1075];[.$Q$1];[.$N$3];[.A1075];[.$O$3];[.$Q$1];[.$N$3];[.B1075];[.$O$3];[.$Q$1];[.$N$2];[.E1075];[.$O$2];[.$Q$1];[.$N$2];[.C1075];[.$O$2];[.$Q$1];[.$N$2];[.F1075];[.$O$2];[.$Q$1];[.$N$2];[.D1075];[.$O$2];[.$O$2])" office:value-type="string" office:string-value="insert into creatives values (1077,'some description1077','http://domain1077.com',('ios','android'),(),(),('UK','US'))" calcext:value-type="string">
            <text:p>insert into creatives values (1077,'some description1077','http://domain1077.com',('ios','android'),(),(),('UK','US'))</text:p>
          </table:table-cell>
          <table:table-cell/>
        </table:table-row>
        <table:table-row table:style-name="ro2">
          <table:table-cell table:formula="of:=CONCATENATE([.A$1];[.J1076])" office:value-type="string" office:string-value="some description1078" calcext:value-type="string">
            <text:p>some description1078</text:p>
          </table:table-cell>
          <table:table-cell table:formula="of:=CONCATENATE([.B$1];[.$J1076];[.$M$2])" office:value-type="string" office:string-value="http://domain1078.com" calcext:value-type="string">
            <text:p>http://domain107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8" calcext:value-type="float">
            <text:p>1078</text:p>
          </table:table-cell>
          <table:table-cell table:number-columns-repeated="5"/>
          <table:table-cell table:formula="of:=CONCATENATE([.$P$1];[.J1076];[.$Q$1];[.$N$3];[.A1076];[.$O$3];[.$Q$1];[.$N$3];[.B1076];[.$O$3];[.$Q$1];[.$N$2];[.E1076];[.$O$2];[.$Q$1];[.$N$2];[.C1076];[.$O$2];[.$Q$1];[.$N$2];[.F1076];[.$O$2];[.$Q$1];[.$N$2];[.D1076];[.$O$2];[.$O$2])" office:value-type="string" office:string-value="insert into creatives values (1078,'some description1078','http://domain1078.com',('ios','android'),(),(),('UK','US'))" calcext:value-type="string">
            <text:p>insert into creatives values (1078,'some description1078','http://domain1078.com',('ios','android'),(),(),('UK','US'))</text:p>
          </table:table-cell>
          <table:table-cell/>
        </table:table-row>
        <table:table-row table:style-name="ro2">
          <table:table-cell table:formula="of:=CONCATENATE([.A$1];[.J1077])" office:value-type="string" office:string-value="some description1079" calcext:value-type="string">
            <text:p>some description1079</text:p>
          </table:table-cell>
          <table:table-cell table:formula="of:=CONCATENATE([.B$1];[.$J1077];[.$M$2])" office:value-type="string" office:string-value="http://domain1079.com" calcext:value-type="string">
            <text:p>http://domain107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79" calcext:value-type="float">
            <text:p>1079</text:p>
          </table:table-cell>
          <table:table-cell table:number-columns-repeated="5"/>
          <table:table-cell table:formula="of:=CONCATENATE([.$P$1];[.J1077];[.$Q$1];[.$N$3];[.A1077];[.$O$3];[.$Q$1];[.$N$3];[.B1077];[.$O$3];[.$Q$1];[.$N$2];[.E1077];[.$O$2];[.$Q$1];[.$N$2];[.C1077];[.$O$2];[.$Q$1];[.$N$2];[.F1077];[.$O$2];[.$Q$1];[.$N$2];[.D1077];[.$O$2];[.$O$2])" office:value-type="string" office:string-value="insert into creatives values (1079,'some description1079','http://domain1079.com',('ios','android'),(),(),('UK','US'))" calcext:value-type="string">
            <text:p>insert into creatives values (1079,'some description1079','http://domain1079.com',('ios','android'),(),(),('UK','US'))</text:p>
          </table:table-cell>
          <table:table-cell/>
        </table:table-row>
        <table:table-row table:style-name="ro2">
          <table:table-cell table:formula="of:=CONCATENATE([.A$1];[.J1078])" office:value-type="string" office:string-value="some description1080" calcext:value-type="string">
            <text:p>some description1080</text:p>
          </table:table-cell>
          <table:table-cell table:formula="of:=CONCATENATE([.B$1];[.$J1078];[.$M$2])" office:value-type="string" office:string-value="http://domain1080.com" calcext:value-type="string">
            <text:p>http://domain108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0" calcext:value-type="float">
            <text:p>1080</text:p>
          </table:table-cell>
          <table:table-cell table:number-columns-repeated="5"/>
          <table:table-cell table:formula="of:=CONCATENATE([.$P$1];[.J1078];[.$Q$1];[.$N$3];[.A1078];[.$O$3];[.$Q$1];[.$N$3];[.B1078];[.$O$3];[.$Q$1];[.$N$2];[.E1078];[.$O$2];[.$Q$1];[.$N$2];[.C1078];[.$O$2];[.$Q$1];[.$N$2];[.F1078];[.$O$2];[.$Q$1];[.$N$2];[.D1078];[.$O$2];[.$O$2])" office:value-type="string" office:string-value="insert into creatives values (1080,'some description1080','http://domain1080.com',('ios','android'),(),(),('UK','US'))" calcext:value-type="string">
            <text:p>insert into creatives values (1080,'some description1080','http://domain1080.com',('ios','android'),(),(),('UK','US'))</text:p>
          </table:table-cell>
          <table:table-cell/>
        </table:table-row>
        <table:table-row table:style-name="ro2">
          <table:table-cell table:formula="of:=CONCATENATE([.A$1];[.J1079])" office:value-type="string" office:string-value="some description1081" calcext:value-type="string">
            <text:p>some description1081</text:p>
          </table:table-cell>
          <table:table-cell table:formula="of:=CONCATENATE([.B$1];[.$J1079];[.$M$2])" office:value-type="string" office:string-value="http://domain1081.com" calcext:value-type="string">
            <text:p>http://domain108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1" calcext:value-type="float">
            <text:p>1081</text:p>
          </table:table-cell>
          <table:table-cell table:number-columns-repeated="5"/>
          <table:table-cell table:formula="of:=CONCATENATE([.$P$1];[.J1079];[.$Q$1];[.$N$3];[.A1079];[.$O$3];[.$Q$1];[.$N$3];[.B1079];[.$O$3];[.$Q$1];[.$N$2];[.E1079];[.$O$2];[.$Q$1];[.$N$2];[.C1079];[.$O$2];[.$Q$1];[.$N$2];[.F1079];[.$O$2];[.$Q$1];[.$N$2];[.D1079];[.$O$2];[.$O$2])" office:value-type="string" office:string-value="insert into creatives values (1081,'some description1081','http://domain1081.com',('ios','android'),(),(),('UK','US'))" calcext:value-type="string">
            <text:p>insert into creatives values (1081,'some description1081','http://domain1081.com',('ios','android'),(),(),('UK','US'))</text:p>
          </table:table-cell>
          <table:table-cell/>
        </table:table-row>
        <table:table-row table:style-name="ro2">
          <table:table-cell table:formula="of:=CONCATENATE([.A$1];[.J1080])" office:value-type="string" office:string-value="some description1082" calcext:value-type="string">
            <text:p>some description1082</text:p>
          </table:table-cell>
          <table:table-cell table:formula="of:=CONCATENATE([.B$1];[.$J1080];[.$M$2])" office:value-type="string" office:string-value="http://domain1082.com" calcext:value-type="string">
            <text:p>http://domain108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2" calcext:value-type="float">
            <text:p>1082</text:p>
          </table:table-cell>
          <table:table-cell table:number-columns-repeated="5"/>
          <table:table-cell table:formula="of:=CONCATENATE([.$P$1];[.J1080];[.$Q$1];[.$N$3];[.A1080];[.$O$3];[.$Q$1];[.$N$3];[.B1080];[.$O$3];[.$Q$1];[.$N$2];[.E1080];[.$O$2];[.$Q$1];[.$N$2];[.C1080];[.$O$2];[.$Q$1];[.$N$2];[.F1080];[.$O$2];[.$Q$1];[.$N$2];[.D1080];[.$O$2];[.$O$2])" office:value-type="string" office:string-value="insert into creatives values (1082,'some description1082','http://domain1082.com',('ios','android'),(),(),('UK','US'))" calcext:value-type="string">
            <text:p>insert into creatives values (1082,'some description1082','http://domain1082.com',('ios','android'),(),(),('UK','US'))</text:p>
          </table:table-cell>
          <table:table-cell/>
        </table:table-row>
        <table:table-row table:style-name="ro2">
          <table:table-cell table:formula="of:=CONCATENATE([.A$1];[.J1081])" office:value-type="string" office:string-value="some description1083" calcext:value-type="string">
            <text:p>some description1083</text:p>
          </table:table-cell>
          <table:table-cell table:formula="of:=CONCATENATE([.B$1];[.$J1081];[.$M$2])" office:value-type="string" office:string-value="http://domain1083.com" calcext:value-type="string">
            <text:p>http://domain108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3" calcext:value-type="float">
            <text:p>1083</text:p>
          </table:table-cell>
          <table:table-cell table:number-columns-repeated="5"/>
          <table:table-cell table:formula="of:=CONCATENATE([.$P$1];[.J1081];[.$Q$1];[.$N$3];[.A1081];[.$O$3];[.$Q$1];[.$N$3];[.B1081];[.$O$3];[.$Q$1];[.$N$2];[.E1081];[.$O$2];[.$Q$1];[.$N$2];[.C1081];[.$O$2];[.$Q$1];[.$N$2];[.F1081];[.$O$2];[.$Q$1];[.$N$2];[.D1081];[.$O$2];[.$O$2])" office:value-type="string" office:string-value="insert into creatives values (1083,'some description1083','http://domain1083.com',('ios','android'),(),(),('UK','US'))" calcext:value-type="string">
            <text:p>insert into creatives values (1083,'some description1083','http://domain1083.com',('ios','android'),(),(),('UK','US'))</text:p>
          </table:table-cell>
          <table:table-cell/>
        </table:table-row>
        <table:table-row table:style-name="ro2">
          <table:table-cell table:formula="of:=CONCATENATE([.A$1];[.J1082])" office:value-type="string" office:string-value="some description1084" calcext:value-type="string">
            <text:p>some description1084</text:p>
          </table:table-cell>
          <table:table-cell table:formula="of:=CONCATENATE([.B$1];[.$J1082];[.$M$2])" office:value-type="string" office:string-value="http://domain1084.com" calcext:value-type="string">
            <text:p>http://domain108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4" calcext:value-type="float">
            <text:p>1084</text:p>
          </table:table-cell>
          <table:table-cell table:number-columns-repeated="5"/>
          <table:table-cell table:formula="of:=CONCATENATE([.$P$1];[.J1082];[.$Q$1];[.$N$3];[.A1082];[.$O$3];[.$Q$1];[.$N$3];[.B1082];[.$O$3];[.$Q$1];[.$N$2];[.E1082];[.$O$2];[.$Q$1];[.$N$2];[.C1082];[.$O$2];[.$Q$1];[.$N$2];[.F1082];[.$O$2];[.$Q$1];[.$N$2];[.D1082];[.$O$2];[.$O$2])" office:value-type="string" office:string-value="insert into creatives values (1084,'some description1084','http://domain1084.com',('ios','android'),(),(),('UK','US'))" calcext:value-type="string">
            <text:p>insert into creatives values (1084,'some description1084','http://domain1084.com',('ios','android'),(),(),('UK','US'))</text:p>
          </table:table-cell>
          <table:table-cell/>
        </table:table-row>
        <table:table-row table:style-name="ro2">
          <table:table-cell table:formula="of:=CONCATENATE([.A$1];[.J1083])" office:value-type="string" office:string-value="some description1085" calcext:value-type="string">
            <text:p>some description1085</text:p>
          </table:table-cell>
          <table:table-cell table:formula="of:=CONCATENATE([.B$1];[.$J1083];[.$M$2])" office:value-type="string" office:string-value="http://domain1085.com" calcext:value-type="string">
            <text:p>http://domain108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5" calcext:value-type="float">
            <text:p>1085</text:p>
          </table:table-cell>
          <table:table-cell table:number-columns-repeated="5"/>
          <table:table-cell table:formula="of:=CONCATENATE([.$P$1];[.J1083];[.$Q$1];[.$N$3];[.A1083];[.$O$3];[.$Q$1];[.$N$3];[.B1083];[.$O$3];[.$Q$1];[.$N$2];[.E1083];[.$O$2];[.$Q$1];[.$N$2];[.C1083];[.$O$2];[.$Q$1];[.$N$2];[.F1083];[.$O$2];[.$Q$1];[.$N$2];[.D1083];[.$O$2];[.$O$2])" office:value-type="string" office:string-value="insert into creatives values (1085,'some description1085','http://domain1085.com',('ios','android'),(),(),('UK','US'))" calcext:value-type="string">
            <text:p>insert into creatives values (1085,'some description1085','http://domain1085.com',('ios','android'),(),(),('UK','US'))</text:p>
          </table:table-cell>
          <table:table-cell/>
        </table:table-row>
        <table:table-row table:style-name="ro2">
          <table:table-cell table:formula="of:=CONCATENATE([.A$1];[.J1084])" office:value-type="string" office:string-value="some description1086" calcext:value-type="string">
            <text:p>some description1086</text:p>
          </table:table-cell>
          <table:table-cell table:formula="of:=CONCATENATE([.B$1];[.$J1084];[.$M$2])" office:value-type="string" office:string-value="http://domain1086.com" calcext:value-type="string">
            <text:p>http://domain1086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6" calcext:value-type="float">
            <text:p>1086</text:p>
          </table:table-cell>
          <table:table-cell table:number-columns-repeated="5"/>
          <table:table-cell table:formula="of:=CONCATENATE([.$P$1];[.J1084];[.$Q$1];[.$N$3];[.A1084];[.$O$3];[.$Q$1];[.$N$3];[.B1084];[.$O$3];[.$Q$1];[.$N$2];[.E1084];[.$O$2];[.$Q$1];[.$N$2];[.C1084];[.$O$2];[.$Q$1];[.$N$2];[.F1084];[.$O$2];[.$Q$1];[.$N$2];[.D1084];[.$O$2];[.$O$2])" office:value-type="string" office:string-value="insert into creatives values (1086,'some description1086','http://domain1086.com',('ios','android'),(),(),('UK','US'))" calcext:value-type="string">
            <text:p>insert into creatives values (1086,'some description1086','http://domain1086.com',('ios','android'),(),(),('UK','US'))</text:p>
          </table:table-cell>
          <table:table-cell/>
        </table:table-row>
        <table:table-row table:style-name="ro2">
          <table:table-cell table:formula="of:=CONCATENATE([.A$1];[.J1085])" office:value-type="string" office:string-value="some description1087" calcext:value-type="string">
            <text:p>some description1087</text:p>
          </table:table-cell>
          <table:table-cell table:formula="of:=CONCATENATE([.B$1];[.$J1085];[.$M$2])" office:value-type="string" office:string-value="http://domain1087.com" calcext:value-type="string">
            <text:p>http://domain1087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7" calcext:value-type="float">
            <text:p>1087</text:p>
          </table:table-cell>
          <table:table-cell table:number-columns-repeated="5"/>
          <table:table-cell table:formula="of:=CONCATENATE([.$P$1];[.J1085];[.$Q$1];[.$N$3];[.A1085];[.$O$3];[.$Q$1];[.$N$3];[.B1085];[.$O$3];[.$Q$1];[.$N$2];[.E1085];[.$O$2];[.$Q$1];[.$N$2];[.C1085];[.$O$2];[.$Q$1];[.$N$2];[.F1085];[.$O$2];[.$Q$1];[.$N$2];[.D1085];[.$O$2];[.$O$2])" office:value-type="string" office:string-value="insert into creatives values (1087,'some description1087','http://domain1087.com',('ios','android'),(),(),('UK','US'))" calcext:value-type="string">
            <text:p>insert into creatives values (1087,'some description1087','http://domain1087.com',('ios','android'),(),(),('UK','US'))</text:p>
          </table:table-cell>
          <table:table-cell/>
        </table:table-row>
        <table:table-row table:style-name="ro2">
          <table:table-cell table:formula="of:=CONCATENATE([.A$1];[.J1086])" office:value-type="string" office:string-value="some description1088" calcext:value-type="string">
            <text:p>some description1088</text:p>
          </table:table-cell>
          <table:table-cell table:formula="of:=CONCATENATE([.B$1];[.$J1086];[.$M$2])" office:value-type="string" office:string-value="http://domain1088.com" calcext:value-type="string">
            <text:p>http://domain1088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8" calcext:value-type="float">
            <text:p>1088</text:p>
          </table:table-cell>
          <table:table-cell table:number-columns-repeated="5"/>
          <table:table-cell table:formula="of:=CONCATENATE([.$P$1];[.J1086];[.$Q$1];[.$N$3];[.A1086];[.$O$3];[.$Q$1];[.$N$3];[.B1086];[.$O$3];[.$Q$1];[.$N$2];[.E1086];[.$O$2];[.$Q$1];[.$N$2];[.C1086];[.$O$2];[.$Q$1];[.$N$2];[.F1086];[.$O$2];[.$Q$1];[.$N$2];[.D1086];[.$O$2];[.$O$2])" office:value-type="string" office:string-value="insert into creatives values (1088,'some description1088','http://domain1088.com',('ios','android'),(),(),('UK','US'))" calcext:value-type="string">
            <text:p>insert into creatives values (1088,'some description1088','http://domain1088.com',('ios','android'),(),(),('UK','US'))</text:p>
          </table:table-cell>
          <table:table-cell/>
        </table:table-row>
        <table:table-row table:style-name="ro2">
          <table:table-cell table:formula="of:=CONCATENATE([.A$1];[.J1087])" office:value-type="string" office:string-value="some description1089" calcext:value-type="string">
            <text:p>some description1089</text:p>
          </table:table-cell>
          <table:table-cell table:formula="of:=CONCATENATE([.B$1];[.$J1087];[.$M$2])" office:value-type="string" office:string-value="http://domain1089.com" calcext:value-type="string">
            <text:p>http://domain1089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89" calcext:value-type="float">
            <text:p>1089</text:p>
          </table:table-cell>
          <table:table-cell table:number-columns-repeated="5"/>
          <table:table-cell table:formula="of:=CONCATENATE([.$P$1];[.J1087];[.$Q$1];[.$N$3];[.A1087];[.$O$3];[.$Q$1];[.$N$3];[.B1087];[.$O$3];[.$Q$1];[.$N$2];[.E1087];[.$O$2];[.$Q$1];[.$N$2];[.C1087];[.$O$2];[.$Q$1];[.$N$2];[.F1087];[.$O$2];[.$Q$1];[.$N$2];[.D1087];[.$O$2];[.$O$2])" office:value-type="string" office:string-value="insert into creatives values (1089,'some description1089','http://domain1089.com',('ios','android'),(),(),('UK','US'))" calcext:value-type="string">
            <text:p>insert into creatives values (1089,'some description1089','http://domain1089.com',('ios','android'),(),(),('UK','US'))</text:p>
          </table:table-cell>
          <table:table-cell/>
        </table:table-row>
        <table:table-row table:style-name="ro2">
          <table:table-cell table:formula="of:=CONCATENATE([.A$1];[.J1088])" office:value-type="string" office:string-value="some description1090" calcext:value-type="string">
            <text:p>some description1090</text:p>
          </table:table-cell>
          <table:table-cell table:formula="of:=CONCATENATE([.B$1];[.$J1088];[.$M$2])" office:value-type="string" office:string-value="http://domain1090.com" calcext:value-type="string">
            <text:p>http://domain1090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90" calcext:value-type="float">
            <text:p>1090</text:p>
          </table:table-cell>
          <table:table-cell table:number-columns-repeated="5"/>
          <table:table-cell table:formula="of:=CONCATENATE([.$P$1];[.J1088];[.$Q$1];[.$N$3];[.A1088];[.$O$3];[.$Q$1];[.$N$3];[.B1088];[.$O$3];[.$Q$1];[.$N$2];[.E1088];[.$O$2];[.$Q$1];[.$N$2];[.C1088];[.$O$2];[.$Q$1];[.$N$2];[.F1088];[.$O$2];[.$Q$1];[.$N$2];[.D1088];[.$O$2];[.$O$2])" office:value-type="string" office:string-value="insert into creatives values (1090,'some description1090','http://domain1090.com',('ios','android'),(),(),('UK','US'))" calcext:value-type="string">
            <text:p>insert into creatives values (1090,'some description1090','http://domain1090.com',('ios','android'),(),(),('UK','US'))</text:p>
          </table:table-cell>
          <table:table-cell/>
        </table:table-row>
        <table:table-row table:style-name="ro2">
          <table:table-cell table:formula="of:=CONCATENATE([.A$1];[.J1089])" office:value-type="string" office:string-value="some description1091" calcext:value-type="string">
            <text:p>some description1091</text:p>
          </table:table-cell>
          <table:table-cell table:formula="of:=CONCATENATE([.B$1];[.$J1089];[.$M$2])" office:value-type="string" office:string-value="http://domain1091.com" calcext:value-type="string">
            <text:p>http://domain1091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91" calcext:value-type="float">
            <text:p>1091</text:p>
          </table:table-cell>
          <table:table-cell table:number-columns-repeated="5"/>
          <table:table-cell table:formula="of:=CONCATENATE([.$P$1];[.J1089];[.$Q$1];[.$N$3];[.A1089];[.$O$3];[.$Q$1];[.$N$3];[.B1089];[.$O$3];[.$Q$1];[.$N$2];[.E1089];[.$O$2];[.$Q$1];[.$N$2];[.C1089];[.$O$2];[.$Q$1];[.$N$2];[.F1089];[.$O$2];[.$Q$1];[.$N$2];[.D1089];[.$O$2];[.$O$2])" office:value-type="string" office:string-value="insert into creatives values (1091,'some description1091','http://domain1091.com',('ios','android'),(),(),('UK','US'))" calcext:value-type="string">
            <text:p>insert into creatives values (1091,'some description1091','http://domain1091.com',('ios','android'),(),(),('UK','US'))</text:p>
          </table:table-cell>
          <table:table-cell/>
        </table:table-row>
        <table:table-row table:style-name="ro2">
          <table:table-cell table:formula="of:=CONCATENATE([.A$1];[.J1090])" office:value-type="string" office:string-value="some description1092" calcext:value-type="string">
            <text:p>some description1092</text:p>
          </table:table-cell>
          <table:table-cell table:formula="of:=CONCATENATE([.B$1];[.$J1090];[.$M$2])" office:value-type="string" office:string-value="http://domain1092.com" calcext:value-type="string">
            <text:p>http://domain1092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92" calcext:value-type="float">
            <text:p>1092</text:p>
          </table:table-cell>
          <table:table-cell table:number-columns-repeated="5"/>
          <table:table-cell table:formula="of:=CONCATENATE([.$P$1];[.J1090];[.$Q$1];[.$N$3];[.A1090];[.$O$3];[.$Q$1];[.$N$3];[.B1090];[.$O$3];[.$Q$1];[.$N$2];[.E1090];[.$O$2];[.$Q$1];[.$N$2];[.C1090];[.$O$2];[.$Q$1];[.$N$2];[.F1090];[.$O$2];[.$Q$1];[.$N$2];[.D1090];[.$O$2];[.$O$2])" office:value-type="string" office:string-value="insert into creatives values (1092,'some description1092','http://domain1092.com',('ios','android'),(),(),('UK','US'))" calcext:value-type="string">
            <text:p>insert into creatives values (1092,'some description1092','http://domain1092.com',('ios','android'),(),(),('UK','US'))</text:p>
          </table:table-cell>
          <table:table-cell/>
        </table:table-row>
        <table:table-row table:style-name="ro2">
          <table:table-cell table:formula="of:=CONCATENATE([.A$1];[.J1091])" office:value-type="string" office:string-value="some description1093" calcext:value-type="string">
            <text:p>some description1093</text:p>
          </table:table-cell>
          <table:table-cell table:formula="of:=CONCATENATE([.B$1];[.$J1091];[.$M$2])" office:value-type="string" office:string-value="http://domain1093.com" calcext:value-type="string">
            <text:p>http://domain1093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table:number-columns-repeated="5"/>
          <table:table-cell table:formula="of:=CONCATENATE([.$P$1];[.J1091];[.$Q$1];[.$N$3];[.A1091];[.$O$3];[.$Q$1];[.$N$3];[.B1091];[.$O$3];[.$Q$1];[.$N$2];[.E1091];[.$O$2];[.$Q$1];[.$N$2];[.C1091];[.$O$2];[.$Q$1];[.$N$2];[.F1091];[.$O$2];[.$Q$1];[.$N$2];[.D1091];[.$O$2];[.$O$2])" office:value-type="string" office:string-value="insert into creatives values (1093,'some description1093','http://domain1093.com',('ios','android'),(),(),('UK','US'))" calcext:value-type="string">
            <text:p>insert into creatives values (1093,'some description1093','http://domain1093.com',('ios','android'),(),(),('UK','US'))</text:p>
          </table:table-cell>
          <table:table-cell/>
        </table:table-row>
        <table:table-row table:style-name="ro2">
          <table:table-cell table:formula="of:=CONCATENATE([.A$1];[.J1092])" office:value-type="string" office:string-value="some description1094" calcext:value-type="string">
            <text:p>some description1094</text:p>
          </table:table-cell>
          <table:table-cell table:formula="of:=CONCATENATE([.B$1];[.$J1092];[.$M$2])" office:value-type="string" office:string-value="http://domain1094.com" calcext:value-type="string">
            <text:p>http://domain1094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94" calcext:value-type="float">
            <text:p>1094</text:p>
          </table:table-cell>
          <table:table-cell table:number-columns-repeated="5"/>
          <table:table-cell table:formula="of:=CONCATENATE([.$P$1];[.J1092];[.$Q$1];[.$N$3];[.A1092];[.$O$3];[.$Q$1];[.$N$3];[.B1092];[.$O$3];[.$Q$1];[.$N$2];[.E1092];[.$O$2];[.$Q$1];[.$N$2];[.C1092];[.$O$2];[.$Q$1];[.$N$2];[.F1092];[.$O$2];[.$Q$1];[.$N$2];[.D1092];[.$O$2];[.$O$2])" office:value-type="string" office:string-value="insert into creatives values (1094,'some description1094','http://domain1094.com',('ios','android'),(),(),('UK','US'))" calcext:value-type="string">
            <text:p>insert into creatives values (1094,'some description1094','http://domain1094.com',('ios','android'),(),(),('UK','US'))</text:p>
          </table:table-cell>
          <table:table-cell/>
        </table:table-row>
        <table:table-row table:style-name="ro2">
          <table:table-cell table:formula="of:=CONCATENATE([.A$1];[.J1093])" office:value-type="string" office:string-value="some description1095" calcext:value-type="string">
            <text:p>some description1095</text:p>
          </table:table-cell>
          <table:table-cell table:formula="of:=CONCATENATE([.B$1];[.$J1093];[.$M$2])" office:value-type="string" office:string-value="http://domain1095.com" calcext:value-type="string">
            <text:p>http://domain1095.com</text:p>
          </table:table-cell>
          <table:table-cell/>
          <table:table-cell office:value-type="string" calcext:value-type="string">
            <text:p>'UK','US'</text:p>
          </table:table-cell>
          <table:table-cell office:value-type="string" calcext:value-type="string">
            <text:p>'ios','android'</text:p>
          </table:table-cell>
          <table:table-cell table:number-columns-repeated="4"/>
          <table:table-cell office:value-type="float" office:value="1095" calcext:value-type="float">
            <text:p>1095</text:p>
          </table:table-cell>
          <table:table-cell table:number-columns-repeated="5"/>
          <table:table-cell table:formula="of:=CONCATENATE([.$P$1];[.J1093];[.$Q$1];[.$N$3];[.A1093];[.$O$3];[.$Q$1];[.$N$3];[.B1093];[.$O$3];[.$Q$1];[.$N$2];[.E1093];[.$O$2];[.$Q$1];[.$N$2];[.C1093];[.$O$2];[.$Q$1];[.$N$2];[.F1093];[.$O$2];[.$Q$1];[.$N$2];[.D1093];[.$O$2];[.$O$2])" office:value-type="string" office:string-value="insert into creatives values (1095,'some description1095','http://domain1095.com',('ios','android'),(),(),('UK','US'))" calcext:value-type="string">
            <text:p>insert into creatives values (1095,'some description1095','http://domain1095.com',('ios','android'),(),(),('UK','US'))</text:p>
          </table:table-cell>
          <table:table-cell/>
        </table:table-row>
        <table:table-row table:style-name="ro2">
          <table:table-cell table:formula="of:=CONCATENATE([.A$1];[.J1094])" office:value-type="string" office:string-value="some description1096" calcext:value-type="string">
            <text:p>some description1096</text:p>
          </table:table-cell>
          <table:table-cell table:formula="of:=CONCATENATE([.B$1];[.$J1094];[.$M$2])" office:value-type="string" office:string-value="http://domain1096.com" calcext:value-type="string">
            <text:p>http://domain109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table:number-columns-repeated="5"/>
          <table:table-cell table:formula="of:=CONCATENATE([.$P$1];[.J1094];[.$Q$1];[.$N$3];[.A1094];[.$O$3];[.$Q$1];[.$N$3];[.B1094];[.$O$3];[.$Q$1];[.$N$2];[.E1094];[.$O$2];[.$Q$1];[.$N$2];[.C1094];[.$O$2];[.$Q$1];[.$N$2];[.F1094];[.$O$2];[.$Q$1];[.$N$2];[.D1094];[.$O$2];[.$O$2])" office:value-type="string" office:string-value="insert into creatives values (1096,'some description1096','http://domain1096.com',(),(),('ios',),('UK',))" calcext:value-type="string">
            <text:p>insert into creatives values (1096,'some description1096','http://domain1096.com',(),(),('ios',),('UK',))</text:p>
          </table:table-cell>
          <table:table-cell/>
        </table:table-row>
        <table:table-row table:style-name="ro2">
          <table:table-cell table:formula="of:=CONCATENATE([.A$1];[.J1095])" office:value-type="string" office:string-value="some description1097" calcext:value-type="string">
            <text:p>some description1097</text:p>
          </table:table-cell>
          <table:table-cell table:formula="of:=CONCATENATE([.B$1];[.$J1095];[.$M$2])" office:value-type="string" office:string-value="http://domain1097.com" calcext:value-type="string">
            <text:p>http://domain109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097" calcext:value-type="float">
            <text:p>1097</text:p>
          </table:table-cell>
          <table:table-cell table:number-columns-repeated="5"/>
          <table:table-cell table:formula="of:=CONCATENATE([.$P$1];[.J1095];[.$Q$1];[.$N$3];[.A1095];[.$O$3];[.$Q$1];[.$N$3];[.B1095];[.$O$3];[.$Q$1];[.$N$2];[.E1095];[.$O$2];[.$Q$1];[.$N$2];[.C1095];[.$O$2];[.$Q$1];[.$N$2];[.F1095];[.$O$2];[.$Q$1];[.$N$2];[.D1095];[.$O$2];[.$O$2])" office:value-type="string" office:string-value="insert into creatives values (1097,'some description1097','http://domain1097.com',(),(),('ios',),('UK',))" calcext:value-type="string">
            <text:p>insert into creatives values (1097,'some description1097','http://domain1097.com',(),(),('ios',),('UK',))</text:p>
          </table:table-cell>
          <table:table-cell/>
        </table:table-row>
        <table:table-row table:style-name="ro2">
          <table:table-cell table:formula="of:=CONCATENATE([.A$1];[.J1096])" office:value-type="string" office:string-value="some description1098" calcext:value-type="string">
            <text:p>some description1098</text:p>
          </table:table-cell>
          <table:table-cell table:formula="of:=CONCATENATE([.B$1];[.$J1096];[.$M$2])" office:value-type="string" office:string-value="http://domain1098.com" calcext:value-type="string">
            <text:p>http://domain109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098" calcext:value-type="float">
            <text:p>1098</text:p>
          </table:table-cell>
          <table:table-cell table:number-columns-repeated="5"/>
          <table:table-cell table:formula="of:=CONCATENATE([.$P$1];[.J1096];[.$Q$1];[.$N$3];[.A1096];[.$O$3];[.$Q$1];[.$N$3];[.B1096];[.$O$3];[.$Q$1];[.$N$2];[.E1096];[.$O$2];[.$Q$1];[.$N$2];[.C1096];[.$O$2];[.$Q$1];[.$N$2];[.F1096];[.$O$2];[.$Q$1];[.$N$2];[.D1096];[.$O$2];[.$O$2])" office:value-type="string" office:string-value="insert into creatives values (1098,'some description1098','http://domain1098.com',(),(),('ios',),('UK',))" calcext:value-type="string">
            <text:p>insert into creatives values (1098,'some description1098','http://domain1098.com',(),(),('ios',),('UK',))</text:p>
          </table:table-cell>
          <table:table-cell/>
        </table:table-row>
        <table:table-row table:style-name="ro2">
          <table:table-cell table:formula="of:=CONCATENATE([.A$1];[.J1097])" office:value-type="string" office:string-value="some description1099" calcext:value-type="string">
            <text:p>some description1099</text:p>
          </table:table-cell>
          <table:table-cell table:formula="of:=CONCATENATE([.B$1];[.$J1097];[.$M$2])" office:value-type="string" office:string-value="http://domain1099.com" calcext:value-type="string">
            <text:p>http://domain109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table:number-columns-repeated="5"/>
          <table:table-cell table:formula="of:=CONCATENATE([.$P$1];[.J1097];[.$Q$1];[.$N$3];[.A1097];[.$O$3];[.$Q$1];[.$N$3];[.B1097];[.$O$3];[.$Q$1];[.$N$2];[.E1097];[.$O$2];[.$Q$1];[.$N$2];[.C1097];[.$O$2];[.$Q$1];[.$N$2];[.F1097];[.$O$2];[.$Q$1];[.$N$2];[.D1097];[.$O$2];[.$O$2])" office:value-type="string" office:string-value="insert into creatives values (1099,'some description1099','http://domain1099.com',(),(),('ios',),('UK',))" calcext:value-type="string">
            <text:p>insert into creatives values (1099,'some description1099','http://domain1099.com',(),(),('ios',),('UK',))</text:p>
          </table:table-cell>
          <table:table-cell/>
        </table:table-row>
        <table:table-row table:style-name="ro2">
          <table:table-cell table:formula="of:=CONCATENATE([.A$1];[.J1098])" office:value-type="string" office:string-value="some description1100" calcext:value-type="string">
            <text:p>some description1100</text:p>
          </table:table-cell>
          <table:table-cell table:formula="of:=CONCATENATE([.B$1];[.$J1098];[.$M$2])" office:value-type="string" office:string-value="http://domain1100.com" calcext:value-type="string">
            <text:p>http://domain110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table:number-columns-repeated="5"/>
          <table:table-cell table:formula="of:=CONCATENATE([.$P$1];[.J1098];[.$Q$1];[.$N$3];[.A1098];[.$O$3];[.$Q$1];[.$N$3];[.B1098];[.$O$3];[.$Q$1];[.$N$2];[.E1098];[.$O$2];[.$Q$1];[.$N$2];[.C1098];[.$O$2];[.$Q$1];[.$N$2];[.F1098];[.$O$2];[.$Q$1];[.$N$2];[.D1098];[.$O$2];[.$O$2])" office:value-type="string" office:string-value="insert into creatives values (1100,'some description1100','http://domain1100.com',(),(),('ios',),('UK',))" calcext:value-type="string">
            <text:p>insert into creatives values (1100,'some description1100','http://domain1100.com',(),(),('ios',),('UK',))</text:p>
          </table:table-cell>
          <table:table-cell/>
        </table:table-row>
        <table:table-row table:style-name="ro2">
          <table:table-cell table:formula="of:=CONCATENATE([.A$1];[.J1099])" office:value-type="string" office:string-value="some description1101" calcext:value-type="string">
            <text:p>some description1101</text:p>
          </table:table-cell>
          <table:table-cell table:formula="of:=CONCATENATE([.B$1];[.$J1099];[.$M$2])" office:value-type="string" office:string-value="http://domain1101.com" calcext:value-type="string">
            <text:p>http://domain110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 table:number-columns-repeated="5"/>
          <table:table-cell table:formula="of:=CONCATENATE([.$P$1];[.J1099];[.$Q$1];[.$N$3];[.A1099];[.$O$3];[.$Q$1];[.$N$3];[.B1099];[.$O$3];[.$Q$1];[.$N$2];[.E1099];[.$O$2];[.$Q$1];[.$N$2];[.C1099];[.$O$2];[.$Q$1];[.$N$2];[.F1099];[.$O$2];[.$Q$1];[.$N$2];[.D1099];[.$O$2];[.$O$2])" office:value-type="string" office:string-value="insert into creatives values (1101,'some description1101','http://domain1101.com',(),(),('ios',),('UK',))" calcext:value-type="string">
            <text:p>insert into creatives values (1101,'some description1101','http://domain1101.com',(),(),('ios',),('UK',))</text:p>
          </table:table-cell>
          <table:table-cell/>
        </table:table-row>
        <table:table-row table:style-name="ro2">
          <table:table-cell table:formula="of:=CONCATENATE([.A$1];[.J1100])" office:value-type="string" office:string-value="some description1102" calcext:value-type="string">
            <text:p>some description1102</text:p>
          </table:table-cell>
          <table:table-cell table:formula="of:=CONCATENATE([.B$1];[.$J1100];[.$M$2])" office:value-type="string" office:string-value="http://domain1102.com" calcext:value-type="string">
            <text:p>http://domain110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2" calcext:value-type="float">
            <text:p>1102</text:p>
          </table:table-cell>
          <table:table-cell table:number-columns-repeated="5"/>
          <table:table-cell table:formula="of:=CONCATENATE([.$P$1];[.J1100];[.$Q$1];[.$N$3];[.A1100];[.$O$3];[.$Q$1];[.$N$3];[.B1100];[.$O$3];[.$Q$1];[.$N$2];[.E1100];[.$O$2];[.$Q$1];[.$N$2];[.C1100];[.$O$2];[.$Q$1];[.$N$2];[.F1100];[.$O$2];[.$Q$1];[.$N$2];[.D1100];[.$O$2];[.$O$2])" office:value-type="string" office:string-value="insert into creatives values (1102,'some description1102','http://domain1102.com',(),(),('ios',),('UK',))" calcext:value-type="string">
            <text:p>insert into creatives values (1102,'some description1102','http://domain1102.com',(),(),('ios',),('UK',))</text:p>
          </table:table-cell>
          <table:table-cell/>
        </table:table-row>
        <table:table-row table:style-name="ro2">
          <table:table-cell table:formula="of:=CONCATENATE([.A$1];[.J1101])" office:value-type="string" office:string-value="some description1103" calcext:value-type="string">
            <text:p>some description1103</text:p>
          </table:table-cell>
          <table:table-cell table:formula="of:=CONCATENATE([.B$1];[.$J1101];[.$M$2])" office:value-type="string" office:string-value="http://domain1103.com" calcext:value-type="string">
            <text:p>http://domain110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3" calcext:value-type="float">
            <text:p>1103</text:p>
          </table:table-cell>
          <table:table-cell table:number-columns-repeated="5"/>
          <table:table-cell table:formula="of:=CONCATENATE([.$P$1];[.J1101];[.$Q$1];[.$N$3];[.A1101];[.$O$3];[.$Q$1];[.$N$3];[.B1101];[.$O$3];[.$Q$1];[.$N$2];[.E1101];[.$O$2];[.$Q$1];[.$N$2];[.C1101];[.$O$2];[.$Q$1];[.$N$2];[.F1101];[.$O$2];[.$Q$1];[.$N$2];[.D1101];[.$O$2];[.$O$2])" office:value-type="string" office:string-value="insert into creatives values (1103,'some description1103','http://domain1103.com',(),(),('ios',),('UK',))" calcext:value-type="string">
            <text:p>insert into creatives values (1103,'some description1103','http://domain1103.com',(),(),('ios',),('UK',))</text:p>
          </table:table-cell>
          <table:table-cell/>
        </table:table-row>
        <table:table-row table:style-name="ro2">
          <table:table-cell table:formula="of:=CONCATENATE([.A$1];[.J1102])" office:value-type="string" office:string-value="some description1104" calcext:value-type="string">
            <text:p>some description1104</text:p>
          </table:table-cell>
          <table:table-cell table:formula="of:=CONCATENATE([.B$1];[.$J1102];[.$M$2])" office:value-type="string" office:string-value="http://domain1104.com" calcext:value-type="string">
            <text:p>http://domain110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4" calcext:value-type="float">
            <text:p>1104</text:p>
          </table:table-cell>
          <table:table-cell table:number-columns-repeated="5"/>
          <table:table-cell table:formula="of:=CONCATENATE([.$P$1];[.J1102];[.$Q$1];[.$N$3];[.A1102];[.$O$3];[.$Q$1];[.$N$3];[.B1102];[.$O$3];[.$Q$1];[.$N$2];[.E1102];[.$O$2];[.$Q$1];[.$N$2];[.C1102];[.$O$2];[.$Q$1];[.$N$2];[.F1102];[.$O$2];[.$Q$1];[.$N$2];[.D1102];[.$O$2];[.$O$2])" office:value-type="string" office:string-value="insert into creatives values (1104,'some description1104','http://domain1104.com',(),(),('ios',),('UK',))" calcext:value-type="string">
            <text:p>insert into creatives values (1104,'some description1104','http://domain1104.com',(),(),('ios',),('UK',))</text:p>
          </table:table-cell>
          <table:table-cell/>
        </table:table-row>
        <table:table-row table:style-name="ro2">
          <table:table-cell table:formula="of:=CONCATENATE([.A$1];[.J1103])" office:value-type="string" office:string-value="some description1105" calcext:value-type="string">
            <text:p>some description1105</text:p>
          </table:table-cell>
          <table:table-cell table:formula="of:=CONCATENATE([.B$1];[.$J1103];[.$M$2])" office:value-type="string" office:string-value="http://domain1105.com" calcext:value-type="string">
            <text:p>http://domain110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5" calcext:value-type="float">
            <text:p>1105</text:p>
          </table:table-cell>
          <table:table-cell table:number-columns-repeated="5"/>
          <table:table-cell table:formula="of:=CONCATENATE([.$P$1];[.J1103];[.$Q$1];[.$N$3];[.A1103];[.$O$3];[.$Q$1];[.$N$3];[.B1103];[.$O$3];[.$Q$1];[.$N$2];[.E1103];[.$O$2];[.$Q$1];[.$N$2];[.C1103];[.$O$2];[.$Q$1];[.$N$2];[.F1103];[.$O$2];[.$Q$1];[.$N$2];[.D1103];[.$O$2];[.$O$2])" office:value-type="string" office:string-value="insert into creatives values (1105,'some description1105','http://domain1105.com',(),(),('ios',),('UK',))" calcext:value-type="string">
            <text:p>insert into creatives values (1105,'some description1105','http://domain1105.com',(),(),('ios',),('UK',))</text:p>
          </table:table-cell>
          <table:table-cell/>
        </table:table-row>
        <table:table-row table:style-name="ro2">
          <table:table-cell table:formula="of:=CONCATENATE([.A$1];[.J1104])" office:value-type="string" office:string-value="some description1106" calcext:value-type="string">
            <text:p>some description1106</text:p>
          </table:table-cell>
          <table:table-cell table:formula="of:=CONCATENATE([.B$1];[.$J1104];[.$M$2])" office:value-type="string" office:string-value="http://domain1106.com" calcext:value-type="string">
            <text:p>http://domain110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6" calcext:value-type="float">
            <text:p>1106</text:p>
          </table:table-cell>
          <table:table-cell table:number-columns-repeated="5"/>
          <table:table-cell table:formula="of:=CONCATENATE([.$P$1];[.J1104];[.$Q$1];[.$N$3];[.A1104];[.$O$3];[.$Q$1];[.$N$3];[.B1104];[.$O$3];[.$Q$1];[.$N$2];[.E1104];[.$O$2];[.$Q$1];[.$N$2];[.C1104];[.$O$2];[.$Q$1];[.$N$2];[.F1104];[.$O$2];[.$Q$1];[.$N$2];[.D1104];[.$O$2];[.$O$2])" office:value-type="string" office:string-value="insert into creatives values (1106,'some description1106','http://domain1106.com',(),(),('ios',),('UK',))" calcext:value-type="string">
            <text:p>insert into creatives values (1106,'some description1106','http://domain1106.com',(),(),('ios',),('UK',))</text:p>
          </table:table-cell>
          <table:table-cell/>
        </table:table-row>
        <table:table-row table:style-name="ro2">
          <table:table-cell table:formula="of:=CONCATENATE([.A$1];[.J1105])" office:value-type="string" office:string-value="some description1107" calcext:value-type="string">
            <text:p>some description1107</text:p>
          </table:table-cell>
          <table:table-cell table:formula="of:=CONCATENATE([.B$1];[.$J1105];[.$M$2])" office:value-type="string" office:string-value="http://domain1107.com" calcext:value-type="string">
            <text:p>http://domain110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 table:number-columns-repeated="5"/>
          <table:table-cell table:formula="of:=CONCATENATE([.$P$1];[.J1105];[.$Q$1];[.$N$3];[.A1105];[.$O$3];[.$Q$1];[.$N$3];[.B1105];[.$O$3];[.$Q$1];[.$N$2];[.E1105];[.$O$2];[.$Q$1];[.$N$2];[.C1105];[.$O$2];[.$Q$1];[.$N$2];[.F1105];[.$O$2];[.$Q$1];[.$N$2];[.D1105];[.$O$2];[.$O$2])" office:value-type="string" office:string-value="insert into creatives values (1107,'some description1107','http://domain1107.com',(),(),('ios',),('UK',))" calcext:value-type="string">
            <text:p>insert into creatives values (1107,'some description1107','http://domain1107.com',(),(),('ios',),('UK',))</text:p>
          </table:table-cell>
          <table:table-cell/>
        </table:table-row>
        <table:table-row table:style-name="ro2">
          <table:table-cell table:formula="of:=CONCATENATE([.A$1];[.J1106])" office:value-type="string" office:string-value="some description1108" calcext:value-type="string">
            <text:p>some description1108</text:p>
          </table:table-cell>
          <table:table-cell table:formula="of:=CONCATENATE([.B$1];[.$J1106];[.$M$2])" office:value-type="string" office:string-value="http://domain1108.com" calcext:value-type="string">
            <text:p>http://domain110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8" calcext:value-type="float">
            <text:p>1108</text:p>
          </table:table-cell>
          <table:table-cell table:number-columns-repeated="5"/>
          <table:table-cell table:formula="of:=CONCATENATE([.$P$1];[.J1106];[.$Q$1];[.$N$3];[.A1106];[.$O$3];[.$Q$1];[.$N$3];[.B1106];[.$O$3];[.$Q$1];[.$N$2];[.E1106];[.$O$2];[.$Q$1];[.$N$2];[.C1106];[.$O$2];[.$Q$1];[.$N$2];[.F1106];[.$O$2];[.$Q$1];[.$N$2];[.D1106];[.$O$2];[.$O$2])" office:value-type="string" office:string-value="insert into creatives values (1108,'some description1108','http://domain1108.com',(),(),('ios',),('UK',))" calcext:value-type="string">
            <text:p>insert into creatives values (1108,'some description1108','http://domain1108.com',(),(),('ios',),('UK',))</text:p>
          </table:table-cell>
          <table:table-cell/>
        </table:table-row>
        <table:table-row table:style-name="ro2">
          <table:table-cell table:formula="of:=CONCATENATE([.A$1];[.J1107])" office:value-type="string" office:string-value="some description1109" calcext:value-type="string">
            <text:p>some description1109</text:p>
          </table:table-cell>
          <table:table-cell table:formula="of:=CONCATENATE([.B$1];[.$J1107];[.$M$2])" office:value-type="string" office:string-value="http://domain1109.com" calcext:value-type="string">
            <text:p>http://domain110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table:number-columns-repeated="5"/>
          <table:table-cell table:formula="of:=CONCATENATE([.$P$1];[.J1107];[.$Q$1];[.$N$3];[.A1107];[.$O$3];[.$Q$1];[.$N$3];[.B1107];[.$O$3];[.$Q$1];[.$N$2];[.E1107];[.$O$2];[.$Q$1];[.$N$2];[.C1107];[.$O$2];[.$Q$1];[.$N$2];[.F1107];[.$O$2];[.$Q$1];[.$N$2];[.D1107];[.$O$2];[.$O$2])" office:value-type="string" office:string-value="insert into creatives values (1109,'some description1109','http://domain1109.com',(),(),('ios',),('UK',))" calcext:value-type="string">
            <text:p>insert into creatives values (1109,'some description1109','http://domain1109.com',(),(),('ios',),('UK',))</text:p>
          </table:table-cell>
          <table:table-cell/>
        </table:table-row>
        <table:table-row table:style-name="ro2">
          <table:table-cell table:formula="of:=CONCATENATE([.A$1];[.J1108])" office:value-type="string" office:string-value="some description1110" calcext:value-type="string">
            <text:p>some description1110</text:p>
          </table:table-cell>
          <table:table-cell table:formula="of:=CONCATENATE([.B$1];[.$J1108];[.$M$2])" office:value-type="string" office:string-value="http://domain1110.com" calcext:value-type="string">
            <text:p>http://domain111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table:number-columns-repeated="5"/>
          <table:table-cell table:formula="of:=CONCATENATE([.$P$1];[.J1108];[.$Q$1];[.$N$3];[.A1108];[.$O$3];[.$Q$1];[.$N$3];[.B1108];[.$O$3];[.$Q$1];[.$N$2];[.E1108];[.$O$2];[.$Q$1];[.$N$2];[.C1108];[.$O$2];[.$Q$1];[.$N$2];[.F1108];[.$O$2];[.$Q$1];[.$N$2];[.D1108];[.$O$2];[.$O$2])" office:value-type="string" office:string-value="insert into creatives values (1110,'some description1110','http://domain1110.com',(),(),('ios',),('UK',))" calcext:value-type="string">
            <text:p>insert into creatives values (1110,'some description1110','http://domain1110.com',(),(),('ios',),('UK',))</text:p>
          </table:table-cell>
          <table:table-cell/>
        </table:table-row>
        <table:table-row table:style-name="ro2">
          <table:table-cell table:formula="of:=CONCATENATE([.A$1];[.J1109])" office:value-type="string" office:string-value="some description1111" calcext:value-type="string">
            <text:p>some description1111</text:p>
          </table:table-cell>
          <table:table-cell table:formula="of:=CONCATENATE([.B$1];[.$J1109];[.$M$2])" office:value-type="string" office:string-value="http://domain1111.com" calcext:value-type="string">
            <text:p>http://domain111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1" calcext:value-type="float">
            <text:p>1111</text:p>
          </table:table-cell>
          <table:table-cell table:number-columns-repeated="5"/>
          <table:table-cell table:formula="of:=CONCATENATE([.$P$1];[.J1109];[.$Q$1];[.$N$3];[.A1109];[.$O$3];[.$Q$1];[.$N$3];[.B1109];[.$O$3];[.$Q$1];[.$N$2];[.E1109];[.$O$2];[.$Q$1];[.$N$2];[.C1109];[.$O$2];[.$Q$1];[.$N$2];[.F1109];[.$O$2];[.$Q$1];[.$N$2];[.D1109];[.$O$2];[.$O$2])" office:value-type="string" office:string-value="insert into creatives values (1111,'some description1111','http://domain1111.com',(),(),('ios',),('UK',))" calcext:value-type="string">
            <text:p>insert into creatives values (1111,'some description1111','http://domain1111.com',(),(),('ios',),('UK',))</text:p>
          </table:table-cell>
          <table:table-cell/>
        </table:table-row>
        <table:table-row table:style-name="ro2">
          <table:table-cell table:formula="of:=CONCATENATE([.A$1];[.J1110])" office:value-type="string" office:string-value="some description1112" calcext:value-type="string">
            <text:p>some description1112</text:p>
          </table:table-cell>
          <table:table-cell table:formula="of:=CONCATENATE([.B$1];[.$J1110];[.$M$2])" office:value-type="string" office:string-value="http://domain1112.com" calcext:value-type="string">
            <text:p>http://domain111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2" calcext:value-type="float">
            <text:p>1112</text:p>
          </table:table-cell>
          <table:table-cell table:number-columns-repeated="5"/>
          <table:table-cell table:formula="of:=CONCATENATE([.$P$1];[.J1110];[.$Q$1];[.$N$3];[.A1110];[.$O$3];[.$Q$1];[.$N$3];[.B1110];[.$O$3];[.$Q$1];[.$N$2];[.E1110];[.$O$2];[.$Q$1];[.$N$2];[.C1110];[.$O$2];[.$Q$1];[.$N$2];[.F1110];[.$O$2];[.$Q$1];[.$N$2];[.D1110];[.$O$2];[.$O$2])" office:value-type="string" office:string-value="insert into creatives values (1112,'some description1112','http://domain1112.com',(),(),('ios',),('UK',))" calcext:value-type="string">
            <text:p>insert into creatives values (1112,'some description1112','http://domain1112.com',(),(),('ios',),('UK',))</text:p>
          </table:table-cell>
          <table:table-cell/>
        </table:table-row>
        <table:table-row table:style-name="ro2">
          <table:table-cell table:formula="of:=CONCATENATE([.A$1];[.J1111])" office:value-type="string" office:string-value="some description1113" calcext:value-type="string">
            <text:p>some description1113</text:p>
          </table:table-cell>
          <table:table-cell table:formula="of:=CONCATENATE([.B$1];[.$J1111];[.$M$2])" office:value-type="string" office:string-value="http://domain1113.com" calcext:value-type="string">
            <text:p>http://domain111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3" calcext:value-type="float">
            <text:p>1113</text:p>
          </table:table-cell>
          <table:table-cell table:number-columns-repeated="5"/>
          <table:table-cell table:formula="of:=CONCATENATE([.$P$1];[.J1111];[.$Q$1];[.$N$3];[.A1111];[.$O$3];[.$Q$1];[.$N$3];[.B1111];[.$O$3];[.$Q$1];[.$N$2];[.E1111];[.$O$2];[.$Q$1];[.$N$2];[.C1111];[.$O$2];[.$Q$1];[.$N$2];[.F1111];[.$O$2];[.$Q$1];[.$N$2];[.D1111];[.$O$2];[.$O$2])" office:value-type="string" office:string-value="insert into creatives values (1113,'some description1113','http://domain1113.com',(),(),('ios',),('UK',))" calcext:value-type="string">
            <text:p>insert into creatives values (1113,'some description1113','http://domain1113.com',(),(),('ios',),('UK',))</text:p>
          </table:table-cell>
          <table:table-cell/>
        </table:table-row>
        <table:table-row table:style-name="ro2">
          <table:table-cell table:formula="of:=CONCATENATE([.A$1];[.J1112])" office:value-type="string" office:string-value="some description1114" calcext:value-type="string">
            <text:p>some description1114</text:p>
          </table:table-cell>
          <table:table-cell table:formula="of:=CONCATENATE([.B$1];[.$J1112];[.$M$2])" office:value-type="string" office:string-value="http://domain1114.com" calcext:value-type="string">
            <text:p>http://domain111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4" calcext:value-type="float">
            <text:p>1114</text:p>
          </table:table-cell>
          <table:table-cell table:number-columns-repeated="5"/>
          <table:table-cell table:formula="of:=CONCATENATE([.$P$1];[.J1112];[.$Q$1];[.$N$3];[.A1112];[.$O$3];[.$Q$1];[.$N$3];[.B1112];[.$O$3];[.$Q$1];[.$N$2];[.E1112];[.$O$2];[.$Q$1];[.$N$2];[.C1112];[.$O$2];[.$Q$1];[.$N$2];[.F1112];[.$O$2];[.$Q$1];[.$N$2];[.D1112];[.$O$2];[.$O$2])" office:value-type="string" office:string-value="insert into creatives values (1114,'some description1114','http://domain1114.com',(),(),('ios',),('UK',))" calcext:value-type="string">
            <text:p>insert into creatives values (1114,'some description1114','http://domain1114.com',(),(),('ios',),('UK',))</text:p>
          </table:table-cell>
          <table:table-cell/>
        </table:table-row>
        <table:table-row table:style-name="ro2">
          <table:table-cell table:formula="of:=CONCATENATE([.A$1];[.J1113])" office:value-type="string" office:string-value="some description1115" calcext:value-type="string">
            <text:p>some description1115</text:p>
          </table:table-cell>
          <table:table-cell table:formula="of:=CONCATENATE([.B$1];[.$J1113];[.$M$2])" office:value-type="string" office:string-value="http://domain1115.com" calcext:value-type="string">
            <text:p>http://domain111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5" calcext:value-type="float">
            <text:p>1115</text:p>
          </table:table-cell>
          <table:table-cell table:number-columns-repeated="5"/>
          <table:table-cell table:formula="of:=CONCATENATE([.$P$1];[.J1113];[.$Q$1];[.$N$3];[.A1113];[.$O$3];[.$Q$1];[.$N$3];[.B1113];[.$O$3];[.$Q$1];[.$N$2];[.E1113];[.$O$2];[.$Q$1];[.$N$2];[.C1113];[.$O$2];[.$Q$1];[.$N$2];[.F1113];[.$O$2];[.$Q$1];[.$N$2];[.D1113];[.$O$2];[.$O$2])" office:value-type="string" office:string-value="insert into creatives values (1115,'some description1115','http://domain1115.com',(),(),('ios',),('UK',))" calcext:value-type="string">
            <text:p>insert into creatives values (1115,'some description1115','http://domain1115.com',(),(),('ios',),('UK',))</text:p>
          </table:table-cell>
          <table:table-cell/>
        </table:table-row>
        <table:table-row table:style-name="ro2">
          <table:table-cell table:formula="of:=CONCATENATE([.A$1];[.J1114])" office:value-type="string" office:string-value="some description1116" calcext:value-type="string">
            <text:p>some description1116</text:p>
          </table:table-cell>
          <table:table-cell table:formula="of:=CONCATENATE([.B$1];[.$J1114];[.$M$2])" office:value-type="string" office:string-value="http://domain1116.com" calcext:value-type="string">
            <text:p>http://domain111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6" calcext:value-type="float">
            <text:p>1116</text:p>
          </table:table-cell>
          <table:table-cell table:number-columns-repeated="5"/>
          <table:table-cell table:formula="of:=CONCATENATE([.$P$1];[.J1114];[.$Q$1];[.$N$3];[.A1114];[.$O$3];[.$Q$1];[.$N$3];[.B1114];[.$O$3];[.$Q$1];[.$N$2];[.E1114];[.$O$2];[.$Q$1];[.$N$2];[.C1114];[.$O$2];[.$Q$1];[.$N$2];[.F1114];[.$O$2];[.$Q$1];[.$N$2];[.D1114];[.$O$2];[.$O$2])" office:value-type="string" office:string-value="insert into creatives values (1116,'some description1116','http://domain1116.com',(),(),('ios',),('UK',))" calcext:value-type="string">
            <text:p>insert into creatives values (1116,'some description1116','http://domain1116.com',(),(),('ios',),('UK',))</text:p>
          </table:table-cell>
          <table:table-cell/>
        </table:table-row>
        <table:table-row table:style-name="ro2">
          <table:table-cell table:formula="of:=CONCATENATE([.A$1];[.J1115])" office:value-type="string" office:string-value="some description1117" calcext:value-type="string">
            <text:p>some description1117</text:p>
          </table:table-cell>
          <table:table-cell table:formula="of:=CONCATENATE([.B$1];[.$J1115];[.$M$2])" office:value-type="string" office:string-value="http://domain1117.com" calcext:value-type="string">
            <text:p>http://domain111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 table:number-columns-repeated="5"/>
          <table:table-cell table:formula="of:=CONCATENATE([.$P$1];[.J1115];[.$Q$1];[.$N$3];[.A1115];[.$O$3];[.$Q$1];[.$N$3];[.B1115];[.$O$3];[.$Q$1];[.$N$2];[.E1115];[.$O$2];[.$Q$1];[.$N$2];[.C1115];[.$O$2];[.$Q$1];[.$N$2];[.F1115];[.$O$2];[.$Q$1];[.$N$2];[.D1115];[.$O$2];[.$O$2])" office:value-type="string" office:string-value="insert into creatives values (1117,'some description1117','http://domain1117.com',(),(),('ios',),('UK',))" calcext:value-type="string">
            <text:p>insert into creatives values (1117,'some description1117','http://domain1117.com',(),(),('ios',),('UK',))</text:p>
          </table:table-cell>
          <table:table-cell/>
        </table:table-row>
        <table:table-row table:style-name="ro2">
          <table:table-cell table:formula="of:=CONCATENATE([.A$1];[.J1116])" office:value-type="string" office:string-value="some description1118" calcext:value-type="string">
            <text:p>some description1118</text:p>
          </table:table-cell>
          <table:table-cell table:formula="of:=CONCATENATE([.B$1];[.$J1116];[.$M$2])" office:value-type="string" office:string-value="http://domain1118.com" calcext:value-type="string">
            <text:p>http://domain111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 table:number-columns-repeated="5"/>
          <table:table-cell table:formula="of:=CONCATENATE([.$P$1];[.J1116];[.$Q$1];[.$N$3];[.A1116];[.$O$3];[.$Q$1];[.$N$3];[.B1116];[.$O$3];[.$Q$1];[.$N$2];[.E1116];[.$O$2];[.$Q$1];[.$N$2];[.C1116];[.$O$2];[.$Q$1];[.$N$2];[.F1116];[.$O$2];[.$Q$1];[.$N$2];[.D1116];[.$O$2];[.$O$2])" office:value-type="string" office:string-value="insert into creatives values (1118,'some description1118','http://domain1118.com',(),(),('ios',),('UK',))" calcext:value-type="string">
            <text:p>insert into creatives values (1118,'some description1118','http://domain1118.com',(),(),('ios',),('UK',))</text:p>
          </table:table-cell>
          <table:table-cell/>
        </table:table-row>
        <table:table-row table:style-name="ro2">
          <table:table-cell table:formula="of:=CONCATENATE([.A$1];[.J1117])" office:value-type="string" office:string-value="some description1119" calcext:value-type="string">
            <text:p>some description1119</text:p>
          </table:table-cell>
          <table:table-cell table:formula="of:=CONCATENATE([.B$1];[.$J1117];[.$M$2])" office:value-type="string" office:string-value="http://domain1119.com" calcext:value-type="string">
            <text:p>http://domain111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19" calcext:value-type="float">
            <text:p>1119</text:p>
          </table:table-cell>
          <table:table-cell table:number-columns-repeated="5"/>
          <table:table-cell table:formula="of:=CONCATENATE([.$P$1];[.J1117];[.$Q$1];[.$N$3];[.A1117];[.$O$3];[.$Q$1];[.$N$3];[.B1117];[.$O$3];[.$Q$1];[.$N$2];[.E1117];[.$O$2];[.$Q$1];[.$N$2];[.C1117];[.$O$2];[.$Q$1];[.$N$2];[.F1117];[.$O$2];[.$Q$1];[.$N$2];[.D1117];[.$O$2];[.$O$2])" office:value-type="string" office:string-value="insert into creatives values (1119,'some description1119','http://domain1119.com',(),(),('ios',),('UK',))" calcext:value-type="string">
            <text:p>insert into creatives values (1119,'some description1119','http://domain1119.com',(),(),('ios',),('UK',))</text:p>
          </table:table-cell>
          <table:table-cell/>
        </table:table-row>
        <table:table-row table:style-name="ro2">
          <table:table-cell table:formula="of:=CONCATENATE([.A$1];[.J1118])" office:value-type="string" office:string-value="some description1120" calcext:value-type="string">
            <text:p>some description1120</text:p>
          </table:table-cell>
          <table:table-cell table:formula="of:=CONCATENATE([.B$1];[.$J1118];[.$M$2])" office:value-type="string" office:string-value="http://domain1120.com" calcext:value-type="string">
            <text:p>http://domain112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0" calcext:value-type="float">
            <text:p>1120</text:p>
          </table:table-cell>
          <table:table-cell table:number-columns-repeated="5"/>
          <table:table-cell table:formula="of:=CONCATENATE([.$P$1];[.J1118];[.$Q$1];[.$N$3];[.A1118];[.$O$3];[.$Q$1];[.$N$3];[.B1118];[.$O$3];[.$Q$1];[.$N$2];[.E1118];[.$O$2];[.$Q$1];[.$N$2];[.C1118];[.$O$2];[.$Q$1];[.$N$2];[.F1118];[.$O$2];[.$Q$1];[.$N$2];[.D1118];[.$O$2];[.$O$2])" office:value-type="string" office:string-value="insert into creatives values (1120,'some description1120','http://domain1120.com',(),(),('ios',),('UK',))" calcext:value-type="string">
            <text:p>insert into creatives values (1120,'some description1120','http://domain1120.com',(),(),('ios',),('UK',))</text:p>
          </table:table-cell>
          <table:table-cell/>
        </table:table-row>
        <table:table-row table:style-name="ro2">
          <table:table-cell table:formula="of:=CONCATENATE([.A$1];[.J1119])" office:value-type="string" office:string-value="some description1121" calcext:value-type="string">
            <text:p>some description1121</text:p>
          </table:table-cell>
          <table:table-cell table:formula="of:=CONCATENATE([.B$1];[.$J1119];[.$M$2])" office:value-type="string" office:string-value="http://domain1121.com" calcext:value-type="string">
            <text:p>http://domain112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1" calcext:value-type="float">
            <text:p>1121</text:p>
          </table:table-cell>
          <table:table-cell table:number-columns-repeated="5"/>
          <table:table-cell table:formula="of:=CONCATENATE([.$P$1];[.J1119];[.$Q$1];[.$N$3];[.A1119];[.$O$3];[.$Q$1];[.$N$3];[.B1119];[.$O$3];[.$Q$1];[.$N$2];[.E1119];[.$O$2];[.$Q$1];[.$N$2];[.C1119];[.$O$2];[.$Q$1];[.$N$2];[.F1119];[.$O$2];[.$Q$1];[.$N$2];[.D1119];[.$O$2];[.$O$2])" office:value-type="string" office:string-value="insert into creatives values (1121,'some description1121','http://domain1121.com',(),(),('ios',),('UK',))" calcext:value-type="string">
            <text:p>insert into creatives values (1121,'some description1121','http://domain1121.com',(),(),('ios',),('UK',))</text:p>
          </table:table-cell>
          <table:table-cell/>
        </table:table-row>
        <table:table-row table:style-name="ro2">
          <table:table-cell table:formula="of:=CONCATENATE([.A$1];[.J1120])" office:value-type="string" office:string-value="some description1122" calcext:value-type="string">
            <text:p>some description1122</text:p>
          </table:table-cell>
          <table:table-cell table:formula="of:=CONCATENATE([.B$1];[.$J1120];[.$M$2])" office:value-type="string" office:string-value="http://domain1122.com" calcext:value-type="string">
            <text:p>http://domain112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2" calcext:value-type="float">
            <text:p>1122</text:p>
          </table:table-cell>
          <table:table-cell table:number-columns-repeated="5"/>
          <table:table-cell table:formula="of:=CONCATENATE([.$P$1];[.J1120];[.$Q$1];[.$N$3];[.A1120];[.$O$3];[.$Q$1];[.$N$3];[.B1120];[.$O$3];[.$Q$1];[.$N$2];[.E1120];[.$O$2];[.$Q$1];[.$N$2];[.C1120];[.$O$2];[.$Q$1];[.$N$2];[.F1120];[.$O$2];[.$Q$1];[.$N$2];[.D1120];[.$O$2];[.$O$2])" office:value-type="string" office:string-value="insert into creatives values (1122,'some description1122','http://domain1122.com',(),(),('ios',),('UK',))" calcext:value-type="string">
            <text:p>insert into creatives values (1122,'some description1122','http://domain1122.com',(),(),('ios',),('UK',))</text:p>
          </table:table-cell>
          <table:table-cell/>
        </table:table-row>
        <table:table-row table:style-name="ro2">
          <table:table-cell table:formula="of:=CONCATENATE([.A$1];[.J1121])" office:value-type="string" office:string-value="some description1123" calcext:value-type="string">
            <text:p>some description1123</text:p>
          </table:table-cell>
          <table:table-cell table:formula="of:=CONCATENATE([.B$1];[.$J1121];[.$M$2])" office:value-type="string" office:string-value="http://domain1123.com" calcext:value-type="string">
            <text:p>http://domain112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 table:number-columns-repeated="5"/>
          <table:table-cell table:formula="of:=CONCATENATE([.$P$1];[.J1121];[.$Q$1];[.$N$3];[.A1121];[.$O$3];[.$Q$1];[.$N$3];[.B1121];[.$O$3];[.$Q$1];[.$N$2];[.E1121];[.$O$2];[.$Q$1];[.$N$2];[.C1121];[.$O$2];[.$Q$1];[.$N$2];[.F1121];[.$O$2];[.$Q$1];[.$N$2];[.D1121];[.$O$2];[.$O$2])" office:value-type="string" office:string-value="insert into creatives values (1123,'some description1123','http://domain1123.com',(),(),('ios',),('UK',))" calcext:value-type="string">
            <text:p>insert into creatives values (1123,'some description1123','http://domain1123.com',(),(),('ios',),('UK',))</text:p>
          </table:table-cell>
          <table:table-cell/>
        </table:table-row>
        <table:table-row table:style-name="ro2">
          <table:table-cell table:formula="of:=CONCATENATE([.A$1];[.J1122])" office:value-type="string" office:string-value="some description1124" calcext:value-type="string">
            <text:p>some description1124</text:p>
          </table:table-cell>
          <table:table-cell table:formula="of:=CONCATENATE([.B$1];[.$J1122];[.$M$2])" office:value-type="string" office:string-value="http://domain1124.com" calcext:value-type="string">
            <text:p>http://domain112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4" calcext:value-type="float">
            <text:p>1124</text:p>
          </table:table-cell>
          <table:table-cell table:number-columns-repeated="5"/>
          <table:table-cell table:formula="of:=CONCATENATE([.$P$1];[.J1122];[.$Q$1];[.$N$3];[.A1122];[.$O$3];[.$Q$1];[.$N$3];[.B1122];[.$O$3];[.$Q$1];[.$N$2];[.E1122];[.$O$2];[.$Q$1];[.$N$2];[.C1122];[.$O$2];[.$Q$1];[.$N$2];[.F1122];[.$O$2];[.$Q$1];[.$N$2];[.D1122];[.$O$2];[.$O$2])" office:value-type="string" office:string-value="insert into creatives values (1124,'some description1124','http://domain1124.com',(),(),('ios',),('UK',))" calcext:value-type="string">
            <text:p>insert into creatives values (1124,'some description1124','http://domain1124.com',(),(),('ios',),('UK',))</text:p>
          </table:table-cell>
          <table:table-cell/>
        </table:table-row>
        <table:table-row table:style-name="ro2">
          <table:table-cell table:formula="of:=CONCATENATE([.A$1];[.J1123])" office:value-type="string" office:string-value="some description1125" calcext:value-type="string">
            <text:p>some description1125</text:p>
          </table:table-cell>
          <table:table-cell table:formula="of:=CONCATENATE([.B$1];[.$J1123];[.$M$2])" office:value-type="string" office:string-value="http://domain1125.com" calcext:value-type="string">
            <text:p>http://domain112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5" calcext:value-type="float">
            <text:p>1125</text:p>
          </table:table-cell>
          <table:table-cell table:number-columns-repeated="5"/>
          <table:table-cell table:formula="of:=CONCATENATE([.$P$1];[.J1123];[.$Q$1];[.$N$3];[.A1123];[.$O$3];[.$Q$1];[.$N$3];[.B1123];[.$O$3];[.$Q$1];[.$N$2];[.E1123];[.$O$2];[.$Q$1];[.$N$2];[.C1123];[.$O$2];[.$Q$1];[.$N$2];[.F1123];[.$O$2];[.$Q$1];[.$N$2];[.D1123];[.$O$2];[.$O$2])" office:value-type="string" office:string-value="insert into creatives values (1125,'some description1125','http://domain1125.com',(),(),('ios',),('UK',))" calcext:value-type="string">
            <text:p>insert into creatives values (1125,'some description1125','http://domain1125.com',(),(),('ios',),('UK',))</text:p>
          </table:table-cell>
          <table:table-cell/>
        </table:table-row>
        <table:table-row table:style-name="ro2">
          <table:table-cell table:formula="of:=CONCATENATE([.A$1];[.J1124])" office:value-type="string" office:string-value="some description1126" calcext:value-type="string">
            <text:p>some description1126</text:p>
          </table:table-cell>
          <table:table-cell table:formula="of:=CONCATENATE([.B$1];[.$J1124];[.$M$2])" office:value-type="string" office:string-value="http://domain1126.com" calcext:value-type="string">
            <text:p>http://domain112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6" calcext:value-type="float">
            <text:p>1126</text:p>
          </table:table-cell>
          <table:table-cell table:number-columns-repeated="5"/>
          <table:table-cell table:formula="of:=CONCATENATE([.$P$1];[.J1124];[.$Q$1];[.$N$3];[.A1124];[.$O$3];[.$Q$1];[.$N$3];[.B1124];[.$O$3];[.$Q$1];[.$N$2];[.E1124];[.$O$2];[.$Q$1];[.$N$2];[.C1124];[.$O$2];[.$Q$1];[.$N$2];[.F1124];[.$O$2];[.$Q$1];[.$N$2];[.D1124];[.$O$2];[.$O$2])" office:value-type="string" office:string-value="insert into creatives values (1126,'some description1126','http://domain1126.com',(),(),('ios',),('UK',))" calcext:value-type="string">
            <text:p>insert into creatives values (1126,'some description1126','http://domain1126.com',(),(),('ios',),('UK',))</text:p>
          </table:table-cell>
          <table:table-cell/>
        </table:table-row>
        <table:table-row table:style-name="ro2">
          <table:table-cell table:formula="of:=CONCATENATE([.A$1];[.J1125])" office:value-type="string" office:string-value="some description1127" calcext:value-type="string">
            <text:p>some description1127</text:p>
          </table:table-cell>
          <table:table-cell table:formula="of:=CONCATENATE([.B$1];[.$J1125];[.$M$2])" office:value-type="string" office:string-value="http://domain1127.com" calcext:value-type="string">
            <text:p>http://domain112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number-columns-repeated="5"/>
          <table:table-cell table:formula="of:=CONCATENATE([.$P$1];[.J1125];[.$Q$1];[.$N$3];[.A1125];[.$O$3];[.$Q$1];[.$N$3];[.B1125];[.$O$3];[.$Q$1];[.$N$2];[.E1125];[.$O$2];[.$Q$1];[.$N$2];[.C1125];[.$O$2];[.$Q$1];[.$N$2];[.F1125];[.$O$2];[.$Q$1];[.$N$2];[.D1125];[.$O$2];[.$O$2])" office:value-type="string" office:string-value="insert into creatives values (1127,'some description1127','http://domain1127.com',(),(),('ios',),('UK',))" calcext:value-type="string">
            <text:p>insert into creatives values (1127,'some description1127','http://domain1127.com',(),(),('ios',),('UK',))</text:p>
          </table:table-cell>
          <table:table-cell/>
        </table:table-row>
        <table:table-row table:style-name="ro2">
          <table:table-cell table:formula="of:=CONCATENATE([.A$1];[.J1126])" office:value-type="string" office:string-value="some description1128" calcext:value-type="string">
            <text:p>some description1128</text:p>
          </table:table-cell>
          <table:table-cell table:formula="of:=CONCATENATE([.B$1];[.$J1126];[.$M$2])" office:value-type="string" office:string-value="http://domain1128.com" calcext:value-type="string">
            <text:p>http://domain112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 table:number-columns-repeated="5"/>
          <table:table-cell table:formula="of:=CONCATENATE([.$P$1];[.J1126];[.$Q$1];[.$N$3];[.A1126];[.$O$3];[.$Q$1];[.$N$3];[.B1126];[.$O$3];[.$Q$1];[.$N$2];[.E1126];[.$O$2];[.$Q$1];[.$N$2];[.C1126];[.$O$2];[.$Q$1];[.$N$2];[.F1126];[.$O$2];[.$Q$1];[.$N$2];[.D1126];[.$O$2];[.$O$2])" office:value-type="string" office:string-value="insert into creatives values (1128,'some description1128','http://domain1128.com',(),(),('ios',),('UK',))" calcext:value-type="string">
            <text:p>insert into creatives values (1128,'some description1128','http://domain1128.com',(),(),('ios',),('UK',))</text:p>
          </table:table-cell>
          <table:table-cell/>
        </table:table-row>
        <table:table-row table:style-name="ro2">
          <table:table-cell table:formula="of:=CONCATENATE([.A$1];[.J1127])" office:value-type="string" office:string-value="some description1129" calcext:value-type="string">
            <text:p>some description1129</text:p>
          </table:table-cell>
          <table:table-cell table:formula="of:=CONCATENATE([.B$1];[.$J1127];[.$M$2])" office:value-type="string" office:string-value="http://domain1129.com" calcext:value-type="string">
            <text:p>http://domain112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29" calcext:value-type="float">
            <text:p>1129</text:p>
          </table:table-cell>
          <table:table-cell table:number-columns-repeated="5"/>
          <table:table-cell table:formula="of:=CONCATENATE([.$P$1];[.J1127];[.$Q$1];[.$N$3];[.A1127];[.$O$3];[.$Q$1];[.$N$3];[.B1127];[.$O$3];[.$Q$1];[.$N$2];[.E1127];[.$O$2];[.$Q$1];[.$N$2];[.C1127];[.$O$2];[.$Q$1];[.$N$2];[.F1127];[.$O$2];[.$Q$1];[.$N$2];[.D1127];[.$O$2];[.$O$2])" office:value-type="string" office:string-value="insert into creatives values (1129,'some description1129','http://domain1129.com',(),(),('ios',),('UK',))" calcext:value-type="string">
            <text:p>insert into creatives values (1129,'some description1129','http://domain1129.com',(),(),('ios',),('UK',))</text:p>
          </table:table-cell>
          <table:table-cell/>
        </table:table-row>
        <table:table-row table:style-name="ro2">
          <table:table-cell table:formula="of:=CONCATENATE([.A$1];[.J1128])" office:value-type="string" office:string-value="some description1130" calcext:value-type="string">
            <text:p>some description1130</text:p>
          </table:table-cell>
          <table:table-cell table:formula="of:=CONCATENATE([.B$1];[.$J1128];[.$M$2])" office:value-type="string" office:string-value="http://domain1130.com" calcext:value-type="string">
            <text:p>http://domain113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 table:number-columns-repeated="5"/>
          <table:table-cell table:formula="of:=CONCATENATE([.$P$1];[.J1128];[.$Q$1];[.$N$3];[.A1128];[.$O$3];[.$Q$1];[.$N$3];[.B1128];[.$O$3];[.$Q$1];[.$N$2];[.E1128];[.$O$2];[.$Q$1];[.$N$2];[.C1128];[.$O$2];[.$Q$1];[.$N$2];[.F1128];[.$O$2];[.$Q$1];[.$N$2];[.D1128];[.$O$2];[.$O$2])" office:value-type="string" office:string-value="insert into creatives values (1130,'some description1130','http://domain1130.com',(),(),('ios',),('UK',))" calcext:value-type="string">
            <text:p>insert into creatives values (1130,'some description1130','http://domain1130.com',(),(),('ios',),('UK',))</text:p>
          </table:table-cell>
          <table:table-cell/>
        </table:table-row>
        <table:table-row table:style-name="ro2">
          <table:table-cell table:formula="of:=CONCATENATE([.A$1];[.J1129])" office:value-type="string" office:string-value="some description1131" calcext:value-type="string">
            <text:p>some description1131</text:p>
          </table:table-cell>
          <table:table-cell table:formula="of:=CONCATENATE([.B$1];[.$J1129];[.$M$2])" office:value-type="string" office:string-value="http://domain1131.com" calcext:value-type="string">
            <text:p>http://domain113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1" calcext:value-type="float">
            <text:p>1131</text:p>
          </table:table-cell>
          <table:table-cell table:number-columns-repeated="5"/>
          <table:table-cell table:formula="of:=CONCATENATE([.$P$1];[.J1129];[.$Q$1];[.$N$3];[.A1129];[.$O$3];[.$Q$1];[.$N$3];[.B1129];[.$O$3];[.$Q$1];[.$N$2];[.E1129];[.$O$2];[.$Q$1];[.$N$2];[.C1129];[.$O$2];[.$Q$1];[.$N$2];[.F1129];[.$O$2];[.$Q$1];[.$N$2];[.D1129];[.$O$2];[.$O$2])" office:value-type="string" office:string-value="insert into creatives values (1131,'some description1131','http://domain1131.com',(),(),('ios',),('UK',))" calcext:value-type="string">
            <text:p>insert into creatives values (1131,'some description1131','http://domain1131.com',(),(),('ios',),('UK',))</text:p>
          </table:table-cell>
          <table:table-cell/>
        </table:table-row>
        <table:table-row table:style-name="ro2">
          <table:table-cell table:formula="of:=CONCATENATE([.A$1];[.J1130])" office:value-type="string" office:string-value="some description1132" calcext:value-type="string">
            <text:p>some description1132</text:p>
          </table:table-cell>
          <table:table-cell table:formula="of:=CONCATENATE([.B$1];[.$J1130];[.$M$2])" office:value-type="string" office:string-value="http://domain1132.com" calcext:value-type="string">
            <text:p>http://domain113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 table:number-columns-repeated="5"/>
          <table:table-cell table:formula="of:=CONCATENATE([.$P$1];[.J1130];[.$Q$1];[.$N$3];[.A1130];[.$O$3];[.$Q$1];[.$N$3];[.B1130];[.$O$3];[.$Q$1];[.$N$2];[.E1130];[.$O$2];[.$Q$1];[.$N$2];[.C1130];[.$O$2];[.$Q$1];[.$N$2];[.F1130];[.$O$2];[.$Q$1];[.$N$2];[.D1130];[.$O$2];[.$O$2])" office:value-type="string" office:string-value="insert into creatives values (1132,'some description1132','http://domain1132.com',(),(),('ios',),('UK',))" calcext:value-type="string">
            <text:p>insert into creatives values (1132,'some description1132','http://domain1132.com',(),(),('ios',),('UK',))</text:p>
          </table:table-cell>
          <table:table-cell/>
        </table:table-row>
        <table:table-row table:style-name="ro2">
          <table:table-cell table:formula="of:=CONCATENATE([.A$1];[.J1131])" office:value-type="string" office:string-value="some description1133" calcext:value-type="string">
            <text:p>some description1133</text:p>
          </table:table-cell>
          <table:table-cell table:formula="of:=CONCATENATE([.B$1];[.$J1131];[.$M$2])" office:value-type="string" office:string-value="http://domain1133.com" calcext:value-type="string">
            <text:p>http://domain113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table:number-columns-repeated="5"/>
          <table:table-cell table:formula="of:=CONCATENATE([.$P$1];[.J1131];[.$Q$1];[.$N$3];[.A1131];[.$O$3];[.$Q$1];[.$N$3];[.B1131];[.$O$3];[.$Q$1];[.$N$2];[.E1131];[.$O$2];[.$Q$1];[.$N$2];[.C1131];[.$O$2];[.$Q$1];[.$N$2];[.F1131];[.$O$2];[.$Q$1];[.$N$2];[.D1131];[.$O$2];[.$O$2])" office:value-type="string" office:string-value="insert into creatives values (1133,'some description1133','http://domain1133.com',(),(),('ios',),('UK',))" calcext:value-type="string">
            <text:p>insert into creatives values (1133,'some description1133','http://domain1133.com',(),(),('ios',),('UK',))</text:p>
          </table:table-cell>
          <table:table-cell/>
        </table:table-row>
        <table:table-row table:style-name="ro2">
          <table:table-cell table:formula="of:=CONCATENATE([.A$1];[.J1132])" office:value-type="string" office:string-value="some description1134" calcext:value-type="string">
            <text:p>some description1134</text:p>
          </table:table-cell>
          <table:table-cell table:formula="of:=CONCATENATE([.B$1];[.$J1132];[.$M$2])" office:value-type="string" office:string-value="http://domain1134.com" calcext:value-type="string">
            <text:p>http://domain113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4" calcext:value-type="float">
            <text:p>1134</text:p>
          </table:table-cell>
          <table:table-cell table:number-columns-repeated="5"/>
          <table:table-cell table:formula="of:=CONCATENATE([.$P$1];[.J1132];[.$Q$1];[.$N$3];[.A1132];[.$O$3];[.$Q$1];[.$N$3];[.B1132];[.$O$3];[.$Q$1];[.$N$2];[.E1132];[.$O$2];[.$Q$1];[.$N$2];[.C1132];[.$O$2];[.$Q$1];[.$N$2];[.F1132];[.$O$2];[.$Q$1];[.$N$2];[.D1132];[.$O$2];[.$O$2])" office:value-type="string" office:string-value="insert into creatives values (1134,'some description1134','http://domain1134.com',(),(),('ios',),('UK',))" calcext:value-type="string">
            <text:p>insert into creatives values (1134,'some description1134','http://domain1134.com',(),(),('ios',),('UK',))</text:p>
          </table:table-cell>
          <table:table-cell/>
        </table:table-row>
        <table:table-row table:style-name="ro2">
          <table:table-cell table:formula="of:=CONCATENATE([.A$1];[.J1133])" office:value-type="string" office:string-value="some description1135" calcext:value-type="string">
            <text:p>some description1135</text:p>
          </table:table-cell>
          <table:table-cell table:formula="of:=CONCATENATE([.B$1];[.$J1133];[.$M$2])" office:value-type="string" office:string-value="http://domain1135.com" calcext:value-type="string">
            <text:p>http://domain113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 table:number-columns-repeated="5"/>
          <table:table-cell table:formula="of:=CONCATENATE([.$P$1];[.J1133];[.$Q$1];[.$N$3];[.A1133];[.$O$3];[.$Q$1];[.$N$3];[.B1133];[.$O$3];[.$Q$1];[.$N$2];[.E1133];[.$O$2];[.$Q$1];[.$N$2];[.C1133];[.$O$2];[.$Q$1];[.$N$2];[.F1133];[.$O$2];[.$Q$1];[.$N$2];[.D1133];[.$O$2];[.$O$2])" office:value-type="string" office:string-value="insert into creatives values (1135,'some description1135','http://domain1135.com',(),(),('ios',),('UK',))" calcext:value-type="string">
            <text:p>insert into creatives values (1135,'some description1135','http://domain1135.com',(),(),('ios',),('UK',))</text:p>
          </table:table-cell>
          <table:table-cell/>
        </table:table-row>
        <table:table-row table:style-name="ro2">
          <table:table-cell table:formula="of:=CONCATENATE([.A$1];[.J1134])" office:value-type="string" office:string-value="some description1136" calcext:value-type="string">
            <text:p>some description1136</text:p>
          </table:table-cell>
          <table:table-cell table:formula="of:=CONCATENATE([.B$1];[.$J1134];[.$M$2])" office:value-type="string" office:string-value="http://domain1136.com" calcext:value-type="string">
            <text:p>http://domain113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6" calcext:value-type="float">
            <text:p>1136</text:p>
          </table:table-cell>
          <table:table-cell table:number-columns-repeated="5"/>
          <table:table-cell table:formula="of:=CONCATENATE([.$P$1];[.J1134];[.$Q$1];[.$N$3];[.A1134];[.$O$3];[.$Q$1];[.$N$3];[.B1134];[.$O$3];[.$Q$1];[.$N$2];[.E1134];[.$O$2];[.$Q$1];[.$N$2];[.C1134];[.$O$2];[.$Q$1];[.$N$2];[.F1134];[.$O$2];[.$Q$1];[.$N$2];[.D1134];[.$O$2];[.$O$2])" office:value-type="string" office:string-value="insert into creatives values (1136,'some description1136','http://domain1136.com',(),(),('ios',),('UK',))" calcext:value-type="string">
            <text:p>insert into creatives values (1136,'some description1136','http://domain1136.com',(),(),('ios',),('UK',))</text:p>
          </table:table-cell>
          <table:table-cell/>
        </table:table-row>
        <table:table-row table:style-name="ro2">
          <table:table-cell table:formula="of:=CONCATENATE([.A$1];[.J1135])" office:value-type="string" office:string-value="some description1137" calcext:value-type="string">
            <text:p>some description1137</text:p>
          </table:table-cell>
          <table:table-cell table:formula="of:=CONCATENATE([.B$1];[.$J1135];[.$M$2])" office:value-type="string" office:string-value="http://domain1137.com" calcext:value-type="string">
            <text:p>http://domain113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7" calcext:value-type="float">
            <text:p>1137</text:p>
          </table:table-cell>
          <table:table-cell table:number-columns-repeated="5"/>
          <table:table-cell table:formula="of:=CONCATENATE([.$P$1];[.J1135];[.$Q$1];[.$N$3];[.A1135];[.$O$3];[.$Q$1];[.$N$3];[.B1135];[.$O$3];[.$Q$1];[.$N$2];[.E1135];[.$O$2];[.$Q$1];[.$N$2];[.C1135];[.$O$2];[.$Q$1];[.$N$2];[.F1135];[.$O$2];[.$Q$1];[.$N$2];[.D1135];[.$O$2];[.$O$2])" office:value-type="string" office:string-value="insert into creatives values (1137,'some description1137','http://domain1137.com',(),(),('ios',),('UK',))" calcext:value-type="string">
            <text:p>insert into creatives values (1137,'some description1137','http://domain1137.com',(),(),('ios',),('UK',))</text:p>
          </table:table-cell>
          <table:table-cell/>
        </table:table-row>
        <table:table-row table:style-name="ro2">
          <table:table-cell table:formula="of:=CONCATENATE([.A$1];[.J1136])" office:value-type="string" office:string-value="some description1138" calcext:value-type="string">
            <text:p>some description1138</text:p>
          </table:table-cell>
          <table:table-cell table:formula="of:=CONCATENATE([.B$1];[.$J1136];[.$M$2])" office:value-type="string" office:string-value="http://domain1138.com" calcext:value-type="string">
            <text:p>http://domain113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8" calcext:value-type="float">
            <text:p>1138</text:p>
          </table:table-cell>
          <table:table-cell table:number-columns-repeated="5"/>
          <table:table-cell table:formula="of:=CONCATENATE([.$P$1];[.J1136];[.$Q$1];[.$N$3];[.A1136];[.$O$3];[.$Q$1];[.$N$3];[.B1136];[.$O$3];[.$Q$1];[.$N$2];[.E1136];[.$O$2];[.$Q$1];[.$N$2];[.C1136];[.$O$2];[.$Q$1];[.$N$2];[.F1136];[.$O$2];[.$Q$1];[.$N$2];[.D1136];[.$O$2];[.$O$2])" office:value-type="string" office:string-value="insert into creatives values (1138,'some description1138','http://domain1138.com',(),(),('ios',),('UK',))" calcext:value-type="string">
            <text:p>insert into creatives values (1138,'some description1138','http://domain1138.com',(),(),('ios',),('UK',))</text:p>
          </table:table-cell>
          <table:table-cell/>
        </table:table-row>
        <table:table-row table:style-name="ro2">
          <table:table-cell table:formula="of:=CONCATENATE([.A$1];[.J1137])" office:value-type="string" office:string-value="some description1139" calcext:value-type="string">
            <text:p>some description1139</text:p>
          </table:table-cell>
          <table:table-cell table:formula="of:=CONCATENATE([.B$1];[.$J1137];[.$M$2])" office:value-type="string" office:string-value="http://domain1139.com" calcext:value-type="string">
            <text:p>http://domain113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table:number-columns-repeated="5"/>
          <table:table-cell table:formula="of:=CONCATENATE([.$P$1];[.J1137];[.$Q$1];[.$N$3];[.A1137];[.$O$3];[.$Q$1];[.$N$3];[.B1137];[.$O$3];[.$Q$1];[.$N$2];[.E1137];[.$O$2];[.$Q$1];[.$N$2];[.C1137];[.$O$2];[.$Q$1];[.$N$2];[.F1137];[.$O$2];[.$Q$1];[.$N$2];[.D1137];[.$O$2];[.$O$2])" office:value-type="string" office:string-value="insert into creatives values (1139,'some description1139','http://domain1139.com',(),(),('ios',),('UK',))" calcext:value-type="string">
            <text:p>insert into creatives values (1139,'some description1139','http://domain1139.com',(),(),('ios',),('UK',))</text:p>
          </table:table-cell>
          <table:table-cell/>
        </table:table-row>
        <table:table-row table:style-name="ro2">
          <table:table-cell table:formula="of:=CONCATENATE([.A$1];[.J1138])" office:value-type="string" office:string-value="some description1140" calcext:value-type="string">
            <text:p>some description1140</text:p>
          </table:table-cell>
          <table:table-cell table:formula="of:=CONCATENATE([.B$1];[.$J1138];[.$M$2])" office:value-type="string" office:string-value="http://domain1140.com" calcext:value-type="string">
            <text:p>http://domain114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0" calcext:value-type="float">
            <text:p>1140</text:p>
          </table:table-cell>
          <table:table-cell table:number-columns-repeated="5"/>
          <table:table-cell table:formula="of:=CONCATENATE([.$P$1];[.J1138];[.$Q$1];[.$N$3];[.A1138];[.$O$3];[.$Q$1];[.$N$3];[.B1138];[.$O$3];[.$Q$1];[.$N$2];[.E1138];[.$O$2];[.$Q$1];[.$N$2];[.C1138];[.$O$2];[.$Q$1];[.$N$2];[.F1138];[.$O$2];[.$Q$1];[.$N$2];[.D1138];[.$O$2];[.$O$2])" office:value-type="string" office:string-value="insert into creatives values (1140,'some description1140','http://domain1140.com',(),(),('ios',),('UK',))" calcext:value-type="string">
            <text:p>insert into creatives values (1140,'some description1140','http://domain1140.com',(),(),('ios',),('UK',))</text:p>
          </table:table-cell>
          <table:table-cell/>
        </table:table-row>
        <table:table-row table:style-name="ro2">
          <table:table-cell table:formula="of:=CONCATENATE([.A$1];[.J1139])" office:value-type="string" office:string-value="some description1141" calcext:value-type="string">
            <text:p>some description1141</text:p>
          </table:table-cell>
          <table:table-cell table:formula="of:=CONCATENATE([.B$1];[.$J1139];[.$M$2])" office:value-type="string" office:string-value="http://domain1141.com" calcext:value-type="string">
            <text:p>http://domain114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1" calcext:value-type="float">
            <text:p>1141</text:p>
          </table:table-cell>
          <table:table-cell table:number-columns-repeated="5"/>
          <table:table-cell table:formula="of:=CONCATENATE([.$P$1];[.J1139];[.$Q$1];[.$N$3];[.A1139];[.$O$3];[.$Q$1];[.$N$3];[.B1139];[.$O$3];[.$Q$1];[.$N$2];[.E1139];[.$O$2];[.$Q$1];[.$N$2];[.C1139];[.$O$2];[.$Q$1];[.$N$2];[.F1139];[.$O$2];[.$Q$1];[.$N$2];[.D1139];[.$O$2];[.$O$2])" office:value-type="string" office:string-value="insert into creatives values (1141,'some description1141','http://domain1141.com',(),(),('ios',),('UK',))" calcext:value-type="string">
            <text:p>insert into creatives values (1141,'some description1141','http://domain1141.com',(),(),('ios',),('UK',))</text:p>
          </table:table-cell>
          <table:table-cell/>
        </table:table-row>
        <table:table-row table:style-name="ro2">
          <table:table-cell table:formula="of:=CONCATENATE([.A$1];[.J1140])" office:value-type="string" office:string-value="some description1142" calcext:value-type="string">
            <text:p>some description1142</text:p>
          </table:table-cell>
          <table:table-cell table:formula="of:=CONCATENATE([.B$1];[.$J1140];[.$M$2])" office:value-type="string" office:string-value="http://domain1142.com" calcext:value-type="string">
            <text:p>http://domain114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2" calcext:value-type="float">
            <text:p>1142</text:p>
          </table:table-cell>
          <table:table-cell table:number-columns-repeated="5"/>
          <table:table-cell table:formula="of:=CONCATENATE([.$P$1];[.J1140];[.$Q$1];[.$N$3];[.A1140];[.$O$3];[.$Q$1];[.$N$3];[.B1140];[.$O$3];[.$Q$1];[.$N$2];[.E1140];[.$O$2];[.$Q$1];[.$N$2];[.C1140];[.$O$2];[.$Q$1];[.$N$2];[.F1140];[.$O$2];[.$Q$1];[.$N$2];[.D1140];[.$O$2];[.$O$2])" office:value-type="string" office:string-value="insert into creatives values (1142,'some description1142','http://domain1142.com',(),(),('ios',),('UK',))" calcext:value-type="string">
            <text:p>insert into creatives values (1142,'some description1142','http://domain1142.com',(),(),('ios',),('UK',))</text:p>
          </table:table-cell>
          <table:table-cell/>
        </table:table-row>
        <table:table-row table:style-name="ro2">
          <table:table-cell table:formula="of:=CONCATENATE([.A$1];[.J1141])" office:value-type="string" office:string-value="some description1143" calcext:value-type="string">
            <text:p>some description1143</text:p>
          </table:table-cell>
          <table:table-cell table:formula="of:=CONCATENATE([.B$1];[.$J1141];[.$M$2])" office:value-type="string" office:string-value="http://domain1143.com" calcext:value-type="string">
            <text:p>http://domain114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table:number-columns-repeated="5"/>
          <table:table-cell table:formula="of:=CONCATENATE([.$P$1];[.J1141];[.$Q$1];[.$N$3];[.A1141];[.$O$3];[.$Q$1];[.$N$3];[.B1141];[.$O$3];[.$Q$1];[.$N$2];[.E1141];[.$O$2];[.$Q$1];[.$N$2];[.C1141];[.$O$2];[.$Q$1];[.$N$2];[.F1141];[.$O$2];[.$Q$1];[.$N$2];[.D1141];[.$O$2];[.$O$2])" office:value-type="string" office:string-value="insert into creatives values (1143,'some description1143','http://domain1143.com',(),(),('ios',),('UK',))" calcext:value-type="string">
            <text:p>insert into creatives values (1143,'some description1143','http://domain1143.com',(),(),('ios',),('UK',))</text:p>
          </table:table-cell>
          <table:table-cell/>
        </table:table-row>
        <table:table-row table:style-name="ro2">
          <table:table-cell table:formula="of:=CONCATENATE([.A$1];[.J1142])" office:value-type="string" office:string-value="some description1144" calcext:value-type="string">
            <text:p>some description1144</text:p>
          </table:table-cell>
          <table:table-cell table:formula="of:=CONCATENATE([.B$1];[.$J1142];[.$M$2])" office:value-type="string" office:string-value="http://domain1144.com" calcext:value-type="string">
            <text:p>http://domain114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4" calcext:value-type="float">
            <text:p>1144</text:p>
          </table:table-cell>
          <table:table-cell table:number-columns-repeated="5"/>
          <table:table-cell table:formula="of:=CONCATENATE([.$P$1];[.J1142];[.$Q$1];[.$N$3];[.A1142];[.$O$3];[.$Q$1];[.$N$3];[.B1142];[.$O$3];[.$Q$1];[.$N$2];[.E1142];[.$O$2];[.$Q$1];[.$N$2];[.C1142];[.$O$2];[.$Q$1];[.$N$2];[.F1142];[.$O$2];[.$Q$1];[.$N$2];[.D1142];[.$O$2];[.$O$2])" office:value-type="string" office:string-value="insert into creatives values (1144,'some description1144','http://domain1144.com',(),(),('ios',),('UK',))" calcext:value-type="string">
            <text:p>insert into creatives values (1144,'some description1144','http://domain1144.com',(),(),('ios',),('UK',))</text:p>
          </table:table-cell>
          <table:table-cell/>
        </table:table-row>
        <table:table-row table:style-name="ro2">
          <table:table-cell table:formula="of:=CONCATENATE([.A$1];[.J1143])" office:value-type="string" office:string-value="some description1145" calcext:value-type="string">
            <text:p>some description1145</text:p>
          </table:table-cell>
          <table:table-cell table:formula="of:=CONCATENATE([.B$1];[.$J1143];[.$M$2])" office:value-type="string" office:string-value="http://domain1145.com" calcext:value-type="string">
            <text:p>http://domain114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table:number-columns-repeated="5"/>
          <table:table-cell table:formula="of:=CONCATENATE([.$P$1];[.J1143];[.$Q$1];[.$N$3];[.A1143];[.$O$3];[.$Q$1];[.$N$3];[.B1143];[.$O$3];[.$Q$1];[.$N$2];[.E1143];[.$O$2];[.$Q$1];[.$N$2];[.C1143];[.$O$2];[.$Q$1];[.$N$2];[.F1143];[.$O$2];[.$Q$1];[.$N$2];[.D1143];[.$O$2];[.$O$2])" office:value-type="string" office:string-value="insert into creatives values (1145,'some description1145','http://domain1145.com',(),(),('ios',),('UK','US'))" calcext:value-type="string">
            <text:p>insert into creatives values (1145,'some description1145','http://domain1145.com',(),(),('ios',),('UK','US'))</text:p>
          </table:table-cell>
          <table:table-cell/>
        </table:table-row>
        <table:table-row table:style-name="ro2">
          <table:table-cell table:formula="of:=CONCATENATE([.A$1];[.J1144])" office:value-type="string" office:string-value="some description1146" calcext:value-type="string">
            <text:p>some description1146</text:p>
          </table:table-cell>
          <table:table-cell table:formula="of:=CONCATENATE([.B$1];[.$J1144];[.$M$2])" office:value-type="string" office:string-value="http://domain1146.com" calcext:value-type="string">
            <text:p>http://domain114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6" calcext:value-type="float">
            <text:p>1146</text:p>
          </table:table-cell>
          <table:table-cell table:number-columns-repeated="5"/>
          <table:table-cell table:formula="of:=CONCATENATE([.$P$1];[.J1144];[.$Q$1];[.$N$3];[.A1144];[.$O$3];[.$Q$1];[.$N$3];[.B1144];[.$O$3];[.$Q$1];[.$N$2];[.E1144];[.$O$2];[.$Q$1];[.$N$2];[.C1144];[.$O$2];[.$Q$1];[.$N$2];[.F1144];[.$O$2];[.$Q$1];[.$N$2];[.D1144];[.$O$2];[.$O$2])" office:value-type="string" office:string-value="insert into creatives values (1146,'some description1146','http://domain1146.com',(),(),('ios',),('UK','US'))" calcext:value-type="string">
            <text:p>insert into creatives values (1146,'some description1146','http://domain1146.com',(),(),('ios',),('UK','US'))</text:p>
          </table:table-cell>
          <table:table-cell/>
        </table:table-row>
        <table:table-row table:style-name="ro2">
          <table:table-cell table:formula="of:=CONCATENATE([.A$1];[.J1145])" office:value-type="string" office:string-value="some description1147" calcext:value-type="string">
            <text:p>some description1147</text:p>
          </table:table-cell>
          <table:table-cell table:formula="of:=CONCATENATE([.B$1];[.$J1145];[.$M$2])" office:value-type="string" office:string-value="http://domain1147.com" calcext:value-type="string">
            <text:p>http://domain114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7" calcext:value-type="float">
            <text:p>1147</text:p>
          </table:table-cell>
          <table:table-cell table:number-columns-repeated="5"/>
          <table:table-cell table:formula="of:=CONCATENATE([.$P$1];[.J1145];[.$Q$1];[.$N$3];[.A1145];[.$O$3];[.$Q$1];[.$N$3];[.B1145];[.$O$3];[.$Q$1];[.$N$2];[.E1145];[.$O$2];[.$Q$1];[.$N$2];[.C1145];[.$O$2];[.$Q$1];[.$N$2];[.F1145];[.$O$2];[.$Q$1];[.$N$2];[.D1145];[.$O$2];[.$O$2])" office:value-type="string" office:string-value="insert into creatives values (1147,'some description1147','http://domain1147.com',(),(),('ios',),('UK','US'))" calcext:value-type="string">
            <text:p>insert into creatives values (1147,'some description1147','http://domain1147.com',(),(),('ios',),('UK','US'))</text:p>
          </table:table-cell>
          <table:table-cell/>
        </table:table-row>
        <table:table-row table:style-name="ro2">
          <table:table-cell table:formula="of:=CONCATENATE([.A$1];[.J1146])" office:value-type="string" office:string-value="some description1148" calcext:value-type="string">
            <text:p>some description1148</text:p>
          </table:table-cell>
          <table:table-cell table:formula="of:=CONCATENATE([.B$1];[.$J1146];[.$M$2])" office:value-type="string" office:string-value="http://domain1148.com" calcext:value-type="string">
            <text:p>http://domain114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8" calcext:value-type="float">
            <text:p>1148</text:p>
          </table:table-cell>
          <table:table-cell table:number-columns-repeated="5"/>
          <table:table-cell table:formula="of:=CONCATENATE([.$P$1];[.J1146];[.$Q$1];[.$N$3];[.A1146];[.$O$3];[.$Q$1];[.$N$3];[.B1146];[.$O$3];[.$Q$1];[.$N$2];[.E1146];[.$O$2];[.$Q$1];[.$N$2];[.C1146];[.$O$2];[.$Q$1];[.$N$2];[.F1146];[.$O$2];[.$Q$1];[.$N$2];[.D1146];[.$O$2];[.$O$2])" office:value-type="string" office:string-value="insert into creatives values (1148,'some description1148','http://domain1148.com',(),(),('ios',),('UK','US'))" calcext:value-type="string">
            <text:p>insert into creatives values (1148,'some description1148','http://domain1148.com',(),(),('ios',),('UK','US'))</text:p>
          </table:table-cell>
          <table:table-cell/>
        </table:table-row>
        <table:table-row table:style-name="ro2">
          <table:table-cell table:formula="of:=CONCATENATE([.A$1];[.J1147])" office:value-type="string" office:string-value="some description1149" calcext:value-type="string">
            <text:p>some description1149</text:p>
          </table:table-cell>
          <table:table-cell table:formula="of:=CONCATENATE([.B$1];[.$J1147];[.$M$2])" office:value-type="string" office:string-value="http://domain1149.com" calcext:value-type="string">
            <text:p>http://domain114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number-columns-repeated="5"/>
          <table:table-cell table:formula="of:=CONCATENATE([.$P$1];[.J1147];[.$Q$1];[.$N$3];[.A1147];[.$O$3];[.$Q$1];[.$N$3];[.B1147];[.$O$3];[.$Q$1];[.$N$2];[.E1147];[.$O$2];[.$Q$1];[.$N$2];[.C1147];[.$O$2];[.$Q$1];[.$N$2];[.F1147];[.$O$2];[.$Q$1];[.$N$2];[.D1147];[.$O$2];[.$O$2])" office:value-type="string" office:string-value="insert into creatives values (1149,'some description1149','http://domain1149.com',(),(),('ios',),('UK','US'))" calcext:value-type="string">
            <text:p>insert into creatives values (1149,'some description1149','http://domain1149.com',(),(),('ios',),('UK','US'))</text:p>
          </table:table-cell>
          <table:table-cell/>
        </table:table-row>
        <table:table-row table:style-name="ro2">
          <table:table-cell table:formula="of:=CONCATENATE([.A$1];[.J1148])" office:value-type="string" office:string-value="some description1150" calcext:value-type="string">
            <text:p>some description1150</text:p>
          </table:table-cell>
          <table:table-cell table:formula="of:=CONCATENATE([.B$1];[.$J1148];[.$M$2])" office:value-type="string" office:string-value="http://domain1150.com" calcext:value-type="string">
            <text:p>http://domain115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table:number-columns-repeated="5"/>
          <table:table-cell table:formula="of:=CONCATENATE([.$P$1];[.J1148];[.$Q$1];[.$N$3];[.A1148];[.$O$3];[.$Q$1];[.$N$3];[.B1148];[.$O$3];[.$Q$1];[.$N$2];[.E1148];[.$O$2];[.$Q$1];[.$N$2];[.C1148];[.$O$2];[.$Q$1];[.$N$2];[.F1148];[.$O$2];[.$Q$1];[.$N$2];[.D1148];[.$O$2];[.$O$2])" office:value-type="string" office:string-value="insert into creatives values (1150,'some description1150','http://domain1150.com',(),(),('ios',),('UK','US'))" calcext:value-type="string">
            <text:p>insert into creatives values (1150,'some description1150','http://domain1150.com',(),(),('ios',),('UK','US'))</text:p>
          </table:table-cell>
          <table:table-cell/>
        </table:table-row>
        <table:table-row table:style-name="ro2">
          <table:table-cell table:formula="of:=CONCATENATE([.A$1];[.J1149])" office:value-type="string" office:string-value="some description1151" calcext:value-type="string">
            <text:p>some description1151</text:p>
          </table:table-cell>
          <table:table-cell table:formula="of:=CONCATENATE([.B$1];[.$J1149];[.$M$2])" office:value-type="string" office:string-value="http://domain1151.com" calcext:value-type="string">
            <text:p>http://domain115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1" calcext:value-type="float">
            <text:p>1151</text:p>
          </table:table-cell>
          <table:table-cell table:number-columns-repeated="5"/>
          <table:table-cell table:formula="of:=CONCATENATE([.$P$1];[.J1149];[.$Q$1];[.$N$3];[.A1149];[.$O$3];[.$Q$1];[.$N$3];[.B1149];[.$O$3];[.$Q$1];[.$N$2];[.E1149];[.$O$2];[.$Q$1];[.$N$2];[.C1149];[.$O$2];[.$Q$1];[.$N$2];[.F1149];[.$O$2];[.$Q$1];[.$N$2];[.D1149];[.$O$2];[.$O$2])" office:value-type="string" office:string-value="insert into creatives values (1151,'some description1151','http://domain1151.com',(),(),('ios',),('UK','US'))" calcext:value-type="string">
            <text:p>insert into creatives values (1151,'some description1151','http://domain1151.com',(),(),('ios',),('UK','US'))</text:p>
          </table:table-cell>
          <table:table-cell/>
        </table:table-row>
        <table:table-row table:style-name="ro2">
          <table:table-cell table:formula="of:=CONCATENATE([.A$1];[.J1150])" office:value-type="string" office:string-value="some description1152" calcext:value-type="string">
            <text:p>some description1152</text:p>
          </table:table-cell>
          <table:table-cell table:formula="of:=CONCATENATE([.B$1];[.$J1150];[.$M$2])" office:value-type="string" office:string-value="http://domain1152.com" calcext:value-type="string">
            <text:p>http://domain115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2" calcext:value-type="float">
            <text:p>1152</text:p>
          </table:table-cell>
          <table:table-cell table:number-columns-repeated="5"/>
          <table:table-cell table:formula="of:=CONCATENATE([.$P$1];[.J1150];[.$Q$1];[.$N$3];[.A1150];[.$O$3];[.$Q$1];[.$N$3];[.B1150];[.$O$3];[.$Q$1];[.$N$2];[.E1150];[.$O$2];[.$Q$1];[.$N$2];[.C1150];[.$O$2];[.$Q$1];[.$N$2];[.F1150];[.$O$2];[.$Q$1];[.$N$2];[.D1150];[.$O$2];[.$O$2])" office:value-type="string" office:string-value="insert into creatives values (1152,'some description1152','http://domain1152.com',(),(),('ios',),('UK','US'))" calcext:value-type="string">
            <text:p>insert into creatives values (1152,'some description1152','http://domain1152.com',(),(),('ios',),('UK','US'))</text:p>
          </table:table-cell>
          <table:table-cell/>
        </table:table-row>
        <table:table-row table:style-name="ro2">
          <table:table-cell table:formula="of:=CONCATENATE([.A$1];[.J1151])" office:value-type="string" office:string-value="some description1153" calcext:value-type="string">
            <text:p>some description1153</text:p>
          </table:table-cell>
          <table:table-cell table:formula="of:=CONCATENATE([.B$1];[.$J1151];[.$M$2])" office:value-type="string" office:string-value="http://domain1153.com" calcext:value-type="string">
            <text:p>http://domain115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3" calcext:value-type="float">
            <text:p>1153</text:p>
          </table:table-cell>
          <table:table-cell table:number-columns-repeated="5"/>
          <table:table-cell table:formula="of:=CONCATENATE([.$P$1];[.J1151];[.$Q$1];[.$N$3];[.A1151];[.$O$3];[.$Q$1];[.$N$3];[.B1151];[.$O$3];[.$Q$1];[.$N$2];[.E1151];[.$O$2];[.$Q$1];[.$N$2];[.C1151];[.$O$2];[.$Q$1];[.$N$2];[.F1151];[.$O$2];[.$Q$1];[.$N$2];[.D1151];[.$O$2];[.$O$2])" office:value-type="string" office:string-value="insert into creatives values (1153,'some description1153','http://domain1153.com',(),(),('ios',),('UK','US'))" calcext:value-type="string">
            <text:p>insert into creatives values (1153,'some description1153','http://domain1153.com',(),(),('ios',),('UK','US'))</text:p>
          </table:table-cell>
          <table:table-cell/>
        </table:table-row>
        <table:table-row table:style-name="ro2">
          <table:table-cell table:formula="of:=CONCATENATE([.A$1];[.J1152])" office:value-type="string" office:string-value="some description1154" calcext:value-type="string">
            <text:p>some description1154</text:p>
          </table:table-cell>
          <table:table-cell table:formula="of:=CONCATENATE([.B$1];[.$J1152];[.$M$2])" office:value-type="string" office:string-value="http://domain1154.com" calcext:value-type="string">
            <text:p>http://domain115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4" calcext:value-type="float">
            <text:p>1154</text:p>
          </table:table-cell>
          <table:table-cell table:number-columns-repeated="5"/>
          <table:table-cell table:formula="of:=CONCATENATE([.$P$1];[.J1152];[.$Q$1];[.$N$3];[.A1152];[.$O$3];[.$Q$1];[.$N$3];[.B1152];[.$O$3];[.$Q$1];[.$N$2];[.E1152];[.$O$2];[.$Q$1];[.$N$2];[.C1152];[.$O$2];[.$Q$1];[.$N$2];[.F1152];[.$O$2];[.$Q$1];[.$N$2];[.D1152];[.$O$2];[.$O$2])" office:value-type="string" office:string-value="insert into creatives values (1154,'some description1154','http://domain1154.com',(),(),('ios',),('UK','US'))" calcext:value-type="string">
            <text:p>insert into creatives values (1154,'some description1154','http://domain1154.com',(),(),('ios',),('UK','US'))</text:p>
          </table:table-cell>
          <table:table-cell/>
        </table:table-row>
        <table:table-row table:style-name="ro2">
          <table:table-cell table:formula="of:=CONCATENATE([.A$1];[.J1153])" office:value-type="string" office:string-value="some description1155" calcext:value-type="string">
            <text:p>some description1155</text:p>
          </table:table-cell>
          <table:table-cell table:formula="of:=CONCATENATE([.B$1];[.$J1153];[.$M$2])" office:value-type="string" office:string-value="http://domain1155.com" calcext:value-type="string">
            <text:p>http://domain115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5" calcext:value-type="float">
            <text:p>1155</text:p>
          </table:table-cell>
          <table:table-cell table:number-columns-repeated="5"/>
          <table:table-cell table:formula="of:=CONCATENATE([.$P$1];[.J1153];[.$Q$1];[.$N$3];[.A1153];[.$O$3];[.$Q$1];[.$N$3];[.B1153];[.$O$3];[.$Q$1];[.$N$2];[.E1153];[.$O$2];[.$Q$1];[.$N$2];[.C1153];[.$O$2];[.$Q$1];[.$N$2];[.F1153];[.$O$2];[.$Q$1];[.$N$2];[.D1153];[.$O$2];[.$O$2])" office:value-type="string" office:string-value="insert into creatives values (1155,'some description1155','http://domain1155.com',(),(),('ios',),('UK','US'))" calcext:value-type="string">
            <text:p>insert into creatives values (1155,'some description1155','http://domain1155.com',(),(),('ios',),('UK','US'))</text:p>
          </table:table-cell>
          <table:table-cell/>
        </table:table-row>
        <table:table-row table:style-name="ro2">
          <table:table-cell table:formula="of:=CONCATENATE([.A$1];[.J1154])" office:value-type="string" office:string-value="some description1156" calcext:value-type="string">
            <text:p>some description1156</text:p>
          </table:table-cell>
          <table:table-cell table:formula="of:=CONCATENATE([.B$1];[.$J1154];[.$M$2])" office:value-type="string" office:string-value="http://domain1156.com" calcext:value-type="string">
            <text:p>http://domain115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6" calcext:value-type="float">
            <text:p>1156</text:p>
          </table:table-cell>
          <table:table-cell table:number-columns-repeated="5"/>
          <table:table-cell table:formula="of:=CONCATENATE([.$P$1];[.J1154];[.$Q$1];[.$N$3];[.A1154];[.$O$3];[.$Q$1];[.$N$3];[.B1154];[.$O$3];[.$Q$1];[.$N$2];[.E1154];[.$O$2];[.$Q$1];[.$N$2];[.C1154];[.$O$2];[.$Q$1];[.$N$2];[.F1154];[.$O$2];[.$Q$1];[.$N$2];[.D1154];[.$O$2];[.$O$2])" office:value-type="string" office:string-value="insert into creatives values (1156,'some description1156','http://domain1156.com',(),(),('ios',),('UK','US'))" calcext:value-type="string">
            <text:p>insert into creatives values (1156,'some description1156','http://domain1156.com',(),(),('ios',),('UK','US'))</text:p>
          </table:table-cell>
          <table:table-cell/>
        </table:table-row>
        <table:table-row table:style-name="ro2">
          <table:table-cell table:formula="of:=CONCATENATE([.A$1];[.J1155])" office:value-type="string" office:string-value="some description1157" calcext:value-type="string">
            <text:p>some description1157</text:p>
          </table:table-cell>
          <table:table-cell table:formula="of:=CONCATENATE([.B$1];[.$J1155];[.$M$2])" office:value-type="string" office:string-value="http://domain1157.com" calcext:value-type="string">
            <text:p>http://domain115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7" calcext:value-type="float">
            <text:p>1157</text:p>
          </table:table-cell>
          <table:table-cell table:number-columns-repeated="5"/>
          <table:table-cell table:formula="of:=CONCATENATE([.$P$1];[.J1155];[.$Q$1];[.$N$3];[.A1155];[.$O$3];[.$Q$1];[.$N$3];[.B1155];[.$O$3];[.$Q$1];[.$N$2];[.E1155];[.$O$2];[.$Q$1];[.$N$2];[.C1155];[.$O$2];[.$Q$1];[.$N$2];[.F1155];[.$O$2];[.$Q$1];[.$N$2];[.D1155];[.$O$2];[.$O$2])" office:value-type="string" office:string-value="insert into creatives values (1157,'some description1157','http://domain1157.com',(),(),('ios',),('UK','US'))" calcext:value-type="string">
            <text:p>insert into creatives values (1157,'some description1157','http://domain1157.com',(),(),('ios',),('UK','US'))</text:p>
          </table:table-cell>
          <table:table-cell/>
        </table:table-row>
        <table:table-row table:style-name="ro2">
          <table:table-cell table:formula="of:=CONCATENATE([.A$1];[.J1156])" office:value-type="string" office:string-value="some description1158" calcext:value-type="string">
            <text:p>some description1158</text:p>
          </table:table-cell>
          <table:table-cell table:formula="of:=CONCATENATE([.B$1];[.$J1156];[.$M$2])" office:value-type="string" office:string-value="http://domain1158.com" calcext:value-type="string">
            <text:p>http://domain115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8" calcext:value-type="float">
            <text:p>1158</text:p>
          </table:table-cell>
          <table:table-cell table:number-columns-repeated="5"/>
          <table:table-cell table:formula="of:=CONCATENATE([.$P$1];[.J1156];[.$Q$1];[.$N$3];[.A1156];[.$O$3];[.$Q$1];[.$N$3];[.B1156];[.$O$3];[.$Q$1];[.$N$2];[.E1156];[.$O$2];[.$Q$1];[.$N$2];[.C1156];[.$O$2];[.$Q$1];[.$N$2];[.F1156];[.$O$2];[.$Q$1];[.$N$2];[.D1156];[.$O$2];[.$O$2])" office:value-type="string" office:string-value="insert into creatives values (1158,'some description1158','http://domain1158.com',(),(),('ios',),('UK','US'))" calcext:value-type="string">
            <text:p>insert into creatives values (1158,'some description1158','http://domain1158.com',(),(),('ios',),('UK','US'))</text:p>
          </table:table-cell>
          <table:table-cell/>
        </table:table-row>
        <table:table-row table:style-name="ro2">
          <table:table-cell table:formula="of:=CONCATENATE([.A$1];[.J1157])" office:value-type="string" office:string-value="some description1159" calcext:value-type="string">
            <text:p>some description1159</text:p>
          </table:table-cell>
          <table:table-cell table:formula="of:=CONCATENATE([.B$1];[.$J1157];[.$M$2])" office:value-type="string" office:string-value="http://domain1159.com" calcext:value-type="string">
            <text:p>http://domain115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59" calcext:value-type="float">
            <text:p>1159</text:p>
          </table:table-cell>
          <table:table-cell table:number-columns-repeated="5"/>
          <table:table-cell table:formula="of:=CONCATENATE([.$P$1];[.J1157];[.$Q$1];[.$N$3];[.A1157];[.$O$3];[.$Q$1];[.$N$3];[.B1157];[.$O$3];[.$Q$1];[.$N$2];[.E1157];[.$O$2];[.$Q$1];[.$N$2];[.C1157];[.$O$2];[.$Q$1];[.$N$2];[.F1157];[.$O$2];[.$Q$1];[.$N$2];[.D1157];[.$O$2];[.$O$2])" office:value-type="string" office:string-value="insert into creatives values (1159,'some description1159','http://domain1159.com',(),(),('ios',),('UK','US'))" calcext:value-type="string">
            <text:p>insert into creatives values (1159,'some description1159','http://domain1159.com',(),(),('ios',),('UK','US'))</text:p>
          </table:table-cell>
          <table:table-cell/>
        </table:table-row>
        <table:table-row table:style-name="ro2">
          <table:table-cell table:formula="of:=CONCATENATE([.A$1];[.J1158])" office:value-type="string" office:string-value="some description1160" calcext:value-type="string">
            <text:p>some description1160</text:p>
          </table:table-cell>
          <table:table-cell table:formula="of:=CONCATENATE([.B$1];[.$J1158];[.$M$2])" office:value-type="string" office:string-value="http://domain1160.com" calcext:value-type="string">
            <text:p>http://domain116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 table:number-columns-repeated="5"/>
          <table:table-cell table:formula="of:=CONCATENATE([.$P$1];[.J1158];[.$Q$1];[.$N$3];[.A1158];[.$O$3];[.$Q$1];[.$N$3];[.B1158];[.$O$3];[.$Q$1];[.$N$2];[.E1158];[.$O$2];[.$Q$1];[.$N$2];[.C1158];[.$O$2];[.$Q$1];[.$N$2];[.F1158];[.$O$2];[.$Q$1];[.$N$2];[.D1158];[.$O$2];[.$O$2])" office:value-type="string" office:string-value="insert into creatives values (1160,'some description1160','http://domain1160.com',(),(),('ios',),('UK','US'))" calcext:value-type="string">
            <text:p>insert into creatives values (1160,'some description1160','http://domain1160.com',(),(),('ios',),('UK','US'))</text:p>
          </table:table-cell>
          <table:table-cell/>
        </table:table-row>
        <table:table-row table:style-name="ro2">
          <table:table-cell table:formula="of:=CONCATENATE([.A$1];[.J1159])" office:value-type="string" office:string-value="some description1161" calcext:value-type="string">
            <text:p>some description1161</text:p>
          </table:table-cell>
          <table:table-cell table:formula="of:=CONCATENATE([.B$1];[.$J1159];[.$M$2])" office:value-type="string" office:string-value="http://domain1161.com" calcext:value-type="string">
            <text:p>http://domain116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number-columns-repeated="5"/>
          <table:table-cell table:formula="of:=CONCATENATE([.$P$1];[.J1159];[.$Q$1];[.$N$3];[.A1159];[.$O$3];[.$Q$1];[.$N$3];[.B1159];[.$O$3];[.$Q$1];[.$N$2];[.E1159];[.$O$2];[.$Q$1];[.$N$2];[.C1159];[.$O$2];[.$Q$1];[.$N$2];[.F1159];[.$O$2];[.$Q$1];[.$N$2];[.D1159];[.$O$2];[.$O$2])" office:value-type="string" office:string-value="insert into creatives values (1161,'some description1161','http://domain1161.com',(),(),('ios',),('UK','US'))" calcext:value-type="string">
            <text:p>insert into creatives values (1161,'some description1161','http://domain1161.com',(),(),('ios',),('UK','US'))</text:p>
          </table:table-cell>
          <table:table-cell/>
        </table:table-row>
        <table:table-row table:style-name="ro2">
          <table:table-cell table:formula="of:=CONCATENATE([.A$1];[.J1160])" office:value-type="string" office:string-value="some description1162" calcext:value-type="string">
            <text:p>some description1162</text:p>
          </table:table-cell>
          <table:table-cell table:formula="of:=CONCATENATE([.B$1];[.$J1160];[.$M$2])" office:value-type="string" office:string-value="http://domain1162.com" calcext:value-type="string">
            <text:p>http://domain116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number-columns-repeated="5"/>
          <table:table-cell table:formula="of:=CONCATENATE([.$P$1];[.J1160];[.$Q$1];[.$N$3];[.A1160];[.$O$3];[.$Q$1];[.$N$3];[.B1160];[.$O$3];[.$Q$1];[.$N$2];[.E1160];[.$O$2];[.$Q$1];[.$N$2];[.C1160];[.$O$2];[.$Q$1];[.$N$2];[.F1160];[.$O$2];[.$Q$1];[.$N$2];[.D1160];[.$O$2];[.$O$2])" office:value-type="string" office:string-value="insert into creatives values (1162,'some description1162','http://domain1162.com',(),(),('ios',),('UK','US'))" calcext:value-type="string">
            <text:p>insert into creatives values (1162,'some description1162','http://domain1162.com',(),(),('ios',),('UK','US'))</text:p>
          </table:table-cell>
          <table:table-cell/>
        </table:table-row>
        <table:table-row table:style-name="ro2">
          <table:table-cell table:formula="of:=CONCATENATE([.A$1];[.J1161])" office:value-type="string" office:string-value="some description1163" calcext:value-type="string">
            <text:p>some description1163</text:p>
          </table:table-cell>
          <table:table-cell table:formula="of:=CONCATENATE([.B$1];[.$J1161];[.$M$2])" office:value-type="string" office:string-value="http://domain1163.com" calcext:value-type="string">
            <text:p>http://domain116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3" calcext:value-type="float">
            <text:p>1163</text:p>
          </table:table-cell>
          <table:table-cell table:number-columns-repeated="5"/>
          <table:table-cell table:formula="of:=CONCATENATE([.$P$1];[.J1161];[.$Q$1];[.$N$3];[.A1161];[.$O$3];[.$Q$1];[.$N$3];[.B1161];[.$O$3];[.$Q$1];[.$N$2];[.E1161];[.$O$2];[.$Q$1];[.$N$2];[.C1161];[.$O$2];[.$Q$1];[.$N$2];[.F1161];[.$O$2];[.$Q$1];[.$N$2];[.D1161];[.$O$2];[.$O$2])" office:value-type="string" office:string-value="insert into creatives values (1163,'some description1163','http://domain1163.com',(),(),('ios',),('UK','US'))" calcext:value-type="string">
            <text:p>insert into creatives values (1163,'some description1163','http://domain1163.com',(),(),('ios',),('UK','US'))</text:p>
          </table:table-cell>
          <table:table-cell/>
        </table:table-row>
        <table:table-row table:style-name="ro2">
          <table:table-cell table:formula="of:=CONCATENATE([.A$1];[.J1162])" office:value-type="string" office:string-value="some description1164" calcext:value-type="string">
            <text:p>some description1164</text:p>
          </table:table-cell>
          <table:table-cell table:formula="of:=CONCATENATE([.B$1];[.$J1162];[.$M$2])" office:value-type="string" office:string-value="http://domain1164.com" calcext:value-type="string">
            <text:p>http://domain116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4" calcext:value-type="float">
            <text:p>1164</text:p>
          </table:table-cell>
          <table:table-cell table:number-columns-repeated="5"/>
          <table:table-cell table:formula="of:=CONCATENATE([.$P$1];[.J1162];[.$Q$1];[.$N$3];[.A1162];[.$O$3];[.$Q$1];[.$N$3];[.B1162];[.$O$3];[.$Q$1];[.$N$2];[.E1162];[.$O$2];[.$Q$1];[.$N$2];[.C1162];[.$O$2];[.$Q$1];[.$N$2];[.F1162];[.$O$2];[.$Q$1];[.$N$2];[.D1162];[.$O$2];[.$O$2])" office:value-type="string" office:string-value="insert into creatives values (1164,'some description1164','http://domain1164.com',(),(),('ios',),('UK','US'))" calcext:value-type="string">
            <text:p>insert into creatives values (1164,'some description1164','http://domain1164.com',(),(),('ios',),('UK','US'))</text:p>
          </table:table-cell>
          <table:table-cell/>
        </table:table-row>
        <table:table-row table:style-name="ro2">
          <table:table-cell table:formula="of:=CONCATENATE([.A$1];[.J1163])" office:value-type="string" office:string-value="some description1165" calcext:value-type="string">
            <text:p>some description1165</text:p>
          </table:table-cell>
          <table:table-cell table:formula="of:=CONCATENATE([.B$1];[.$J1163];[.$M$2])" office:value-type="string" office:string-value="http://domain1165.com" calcext:value-type="string">
            <text:p>http://domain116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number-columns-repeated="5"/>
          <table:table-cell table:formula="of:=CONCATENATE([.$P$1];[.J1163];[.$Q$1];[.$N$3];[.A1163];[.$O$3];[.$Q$1];[.$N$3];[.B1163];[.$O$3];[.$Q$1];[.$N$2];[.E1163];[.$O$2];[.$Q$1];[.$N$2];[.C1163];[.$O$2];[.$Q$1];[.$N$2];[.F1163];[.$O$2];[.$Q$1];[.$N$2];[.D1163];[.$O$2];[.$O$2])" office:value-type="string" office:string-value="insert into creatives values (1165,'some description1165','http://domain1165.com',(),(),('ios',),('UK','US'))" calcext:value-type="string">
            <text:p>insert into creatives values (1165,'some description1165','http://domain1165.com',(),(),('ios',),('UK','US'))</text:p>
          </table:table-cell>
          <table:table-cell/>
        </table:table-row>
        <table:table-row table:style-name="ro2">
          <table:table-cell table:formula="of:=CONCATENATE([.A$1];[.J1164])" office:value-type="string" office:string-value="some description1166" calcext:value-type="string">
            <text:p>some description1166</text:p>
          </table:table-cell>
          <table:table-cell table:formula="of:=CONCATENATE([.B$1];[.$J1164];[.$M$2])" office:value-type="string" office:string-value="http://domain1166.com" calcext:value-type="string">
            <text:p>http://domain116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6" calcext:value-type="float">
            <text:p>1166</text:p>
          </table:table-cell>
          <table:table-cell table:number-columns-repeated="5"/>
          <table:table-cell table:formula="of:=CONCATENATE([.$P$1];[.J1164];[.$Q$1];[.$N$3];[.A1164];[.$O$3];[.$Q$1];[.$N$3];[.B1164];[.$O$3];[.$Q$1];[.$N$2];[.E1164];[.$O$2];[.$Q$1];[.$N$2];[.C1164];[.$O$2];[.$Q$1];[.$N$2];[.F1164];[.$O$2];[.$Q$1];[.$N$2];[.D1164];[.$O$2];[.$O$2])" office:value-type="string" office:string-value="insert into creatives values (1166,'some description1166','http://domain1166.com',(),(),('ios',),('UK','US'))" calcext:value-type="string">
            <text:p>insert into creatives values (1166,'some description1166','http://domain1166.com',(),(),('ios',),('UK','US'))</text:p>
          </table:table-cell>
          <table:table-cell/>
        </table:table-row>
        <table:table-row table:style-name="ro2">
          <table:table-cell table:formula="of:=CONCATENATE([.A$1];[.J1165])" office:value-type="string" office:string-value="some description1167" calcext:value-type="string">
            <text:p>some description1167</text:p>
          </table:table-cell>
          <table:table-cell table:formula="of:=CONCATENATE([.B$1];[.$J1165];[.$M$2])" office:value-type="string" office:string-value="http://domain1167.com" calcext:value-type="string">
            <text:p>http://domain116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table:number-columns-repeated="5"/>
          <table:table-cell table:formula="of:=CONCATENATE([.$P$1];[.J1165];[.$Q$1];[.$N$3];[.A1165];[.$O$3];[.$Q$1];[.$N$3];[.B1165];[.$O$3];[.$Q$1];[.$N$2];[.E1165];[.$O$2];[.$Q$1];[.$N$2];[.C1165];[.$O$2];[.$Q$1];[.$N$2];[.F1165];[.$O$2];[.$Q$1];[.$N$2];[.D1165];[.$O$2];[.$O$2])" office:value-type="string" office:string-value="insert into creatives values (1167,'some description1167','http://domain1167.com',(),(),('ios',),('UK','US'))" calcext:value-type="string">
            <text:p>insert into creatives values (1167,'some description1167','http://domain1167.com',(),(),('ios',),('UK','US'))</text:p>
          </table:table-cell>
          <table:table-cell/>
        </table:table-row>
        <table:table-row table:style-name="ro2">
          <table:table-cell table:formula="of:=CONCATENATE([.A$1];[.J1166])" office:value-type="string" office:string-value="some description1168" calcext:value-type="string">
            <text:p>some description1168</text:p>
          </table:table-cell>
          <table:table-cell table:formula="of:=CONCATENATE([.B$1];[.$J1166];[.$M$2])" office:value-type="string" office:string-value="http://domain1168.com" calcext:value-type="string">
            <text:p>http://domain116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number-columns-repeated="5"/>
          <table:table-cell table:formula="of:=CONCATENATE([.$P$1];[.J1166];[.$Q$1];[.$N$3];[.A1166];[.$O$3];[.$Q$1];[.$N$3];[.B1166];[.$O$3];[.$Q$1];[.$N$2];[.E1166];[.$O$2];[.$Q$1];[.$N$2];[.C1166];[.$O$2];[.$Q$1];[.$N$2];[.F1166];[.$O$2];[.$Q$1];[.$N$2];[.D1166];[.$O$2];[.$O$2])" office:value-type="string" office:string-value="insert into creatives values (1168,'some description1168','http://domain1168.com',(),(),('ios',),('UK','US'))" calcext:value-type="string">
            <text:p>insert into creatives values (1168,'some description1168','http://domain1168.com',(),(),('ios',),('UK','US'))</text:p>
          </table:table-cell>
          <table:table-cell/>
        </table:table-row>
        <table:table-row table:style-name="ro2">
          <table:table-cell table:formula="of:=CONCATENATE([.A$1];[.J1167])" office:value-type="string" office:string-value="some description1169" calcext:value-type="string">
            <text:p>some description1169</text:p>
          </table:table-cell>
          <table:table-cell table:formula="of:=CONCATENATE([.B$1];[.$J1167];[.$M$2])" office:value-type="string" office:string-value="http://domain1169.com" calcext:value-type="string">
            <text:p>http://domain116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 table:number-columns-repeated="5"/>
          <table:table-cell table:formula="of:=CONCATENATE([.$P$1];[.J1167];[.$Q$1];[.$N$3];[.A1167];[.$O$3];[.$Q$1];[.$N$3];[.B1167];[.$O$3];[.$Q$1];[.$N$2];[.E1167];[.$O$2];[.$Q$1];[.$N$2];[.C1167];[.$O$2];[.$Q$1];[.$N$2];[.F1167];[.$O$2];[.$Q$1];[.$N$2];[.D1167];[.$O$2];[.$O$2])" office:value-type="string" office:string-value="insert into creatives values (1169,'some description1169','http://domain1169.com',(),(),('ios',),('UK','US'))" calcext:value-type="string">
            <text:p>insert into creatives values (1169,'some description1169','http://domain1169.com',(),(),('ios',),('UK','US'))</text:p>
          </table:table-cell>
          <table:table-cell/>
        </table:table-row>
        <table:table-row table:style-name="ro2">
          <table:table-cell table:formula="of:=CONCATENATE([.A$1];[.J1168])" office:value-type="string" office:string-value="some description1170" calcext:value-type="string">
            <text:p>some description1170</text:p>
          </table:table-cell>
          <table:table-cell table:formula="of:=CONCATENATE([.B$1];[.$J1168];[.$M$2])" office:value-type="string" office:string-value="http://domain1170.com" calcext:value-type="string">
            <text:p>http://domain117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number-columns-repeated="5"/>
          <table:table-cell table:formula="of:=CONCATENATE([.$P$1];[.J1168];[.$Q$1];[.$N$3];[.A1168];[.$O$3];[.$Q$1];[.$N$3];[.B1168];[.$O$3];[.$Q$1];[.$N$2];[.E1168];[.$O$2];[.$Q$1];[.$N$2];[.C1168];[.$O$2];[.$Q$1];[.$N$2];[.F1168];[.$O$2];[.$Q$1];[.$N$2];[.D1168];[.$O$2];[.$O$2])" office:value-type="string" office:string-value="insert into creatives values (1170,'some description1170','http://domain1170.com',(),(),('ios',),('UK','US'))" calcext:value-type="string">
            <text:p>insert into creatives values (1170,'some description1170','http://domain1170.com',(),(),('ios',),('UK','US'))</text:p>
          </table:table-cell>
          <table:table-cell/>
        </table:table-row>
        <table:table-row table:style-name="ro2">
          <table:table-cell table:formula="of:=CONCATENATE([.A$1];[.J1169])" office:value-type="string" office:string-value="some description1171" calcext:value-type="string">
            <text:p>some description1171</text:p>
          </table:table-cell>
          <table:table-cell table:formula="of:=CONCATENATE([.B$1];[.$J1169];[.$M$2])" office:value-type="string" office:string-value="http://domain1171.com" calcext:value-type="string">
            <text:p>http://domain117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1" calcext:value-type="float">
            <text:p>1171</text:p>
          </table:table-cell>
          <table:table-cell table:number-columns-repeated="5"/>
          <table:table-cell table:formula="of:=CONCATENATE([.$P$1];[.J1169];[.$Q$1];[.$N$3];[.A1169];[.$O$3];[.$Q$1];[.$N$3];[.B1169];[.$O$3];[.$Q$1];[.$N$2];[.E1169];[.$O$2];[.$Q$1];[.$N$2];[.C1169];[.$O$2];[.$Q$1];[.$N$2];[.F1169];[.$O$2];[.$Q$1];[.$N$2];[.D1169];[.$O$2];[.$O$2])" office:value-type="string" office:string-value="insert into creatives values (1171,'some description1171','http://domain1171.com',(),(),('ios',),('UK','US'))" calcext:value-type="string">
            <text:p>insert into creatives values (1171,'some description1171','http://domain1171.com',(),(),('ios',),('UK','US'))</text:p>
          </table:table-cell>
          <table:table-cell/>
        </table:table-row>
        <table:table-row table:style-name="ro2">
          <table:table-cell table:formula="of:=CONCATENATE([.A$1];[.J1170])" office:value-type="string" office:string-value="some description1172" calcext:value-type="string">
            <text:p>some description1172</text:p>
          </table:table-cell>
          <table:table-cell table:formula="of:=CONCATENATE([.B$1];[.$J1170];[.$M$2])" office:value-type="string" office:string-value="http://domain1172.com" calcext:value-type="string">
            <text:p>http://domain117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table:number-columns-repeated="5"/>
          <table:table-cell table:formula="of:=CONCATENATE([.$P$1];[.J1170];[.$Q$1];[.$N$3];[.A1170];[.$O$3];[.$Q$1];[.$N$3];[.B1170];[.$O$3];[.$Q$1];[.$N$2];[.E1170];[.$O$2];[.$Q$1];[.$N$2];[.C1170];[.$O$2];[.$Q$1];[.$N$2];[.F1170];[.$O$2];[.$Q$1];[.$N$2];[.D1170];[.$O$2];[.$O$2])" office:value-type="string" office:string-value="insert into creatives values (1172,'some description1172','http://domain1172.com',(),(),('ios',),('UK','US'))" calcext:value-type="string">
            <text:p>insert into creatives values (1172,'some description1172','http://domain1172.com',(),(),('ios',),('UK','US'))</text:p>
          </table:table-cell>
          <table:table-cell/>
        </table:table-row>
        <table:table-row table:style-name="ro2">
          <table:table-cell table:formula="of:=CONCATENATE([.A$1];[.J1171])" office:value-type="string" office:string-value="some description1173" calcext:value-type="string">
            <text:p>some description1173</text:p>
          </table:table-cell>
          <table:table-cell table:formula="of:=CONCATENATE([.B$1];[.$J1171];[.$M$2])" office:value-type="string" office:string-value="http://domain1173.com" calcext:value-type="string">
            <text:p>http://domain117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3" calcext:value-type="float">
            <text:p>1173</text:p>
          </table:table-cell>
          <table:table-cell table:number-columns-repeated="5"/>
          <table:table-cell table:formula="of:=CONCATENATE([.$P$1];[.J1171];[.$Q$1];[.$N$3];[.A1171];[.$O$3];[.$Q$1];[.$N$3];[.B1171];[.$O$3];[.$Q$1];[.$N$2];[.E1171];[.$O$2];[.$Q$1];[.$N$2];[.C1171];[.$O$2];[.$Q$1];[.$N$2];[.F1171];[.$O$2];[.$Q$1];[.$N$2];[.D1171];[.$O$2];[.$O$2])" office:value-type="string" office:string-value="insert into creatives values (1173,'some description1173','http://domain1173.com',(),(),('ios',),('UK','US'))" calcext:value-type="string">
            <text:p>insert into creatives values (1173,'some description1173','http://domain1173.com',(),(),('ios',),('UK','US'))</text:p>
          </table:table-cell>
          <table:table-cell/>
        </table:table-row>
        <table:table-row table:style-name="ro2">
          <table:table-cell table:formula="of:=CONCATENATE([.A$1];[.J1172])" office:value-type="string" office:string-value="some description1174" calcext:value-type="string">
            <text:p>some description1174</text:p>
          </table:table-cell>
          <table:table-cell table:formula="of:=CONCATENATE([.B$1];[.$J1172];[.$M$2])" office:value-type="string" office:string-value="http://domain1174.com" calcext:value-type="string">
            <text:p>http://domain117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4" calcext:value-type="float">
            <text:p>1174</text:p>
          </table:table-cell>
          <table:table-cell table:number-columns-repeated="5"/>
          <table:table-cell table:formula="of:=CONCATENATE([.$P$1];[.J1172];[.$Q$1];[.$N$3];[.A1172];[.$O$3];[.$Q$1];[.$N$3];[.B1172];[.$O$3];[.$Q$1];[.$N$2];[.E1172];[.$O$2];[.$Q$1];[.$N$2];[.C1172];[.$O$2];[.$Q$1];[.$N$2];[.F1172];[.$O$2];[.$Q$1];[.$N$2];[.D1172];[.$O$2];[.$O$2])" office:value-type="string" office:string-value="insert into creatives values (1174,'some description1174','http://domain1174.com',(),(),('ios',),('UK','US'))" calcext:value-type="string">
            <text:p>insert into creatives values (1174,'some description1174','http://domain1174.com',(),(),('ios',),('UK','US'))</text:p>
          </table:table-cell>
          <table:table-cell/>
        </table:table-row>
        <table:table-row table:style-name="ro2">
          <table:table-cell table:formula="of:=CONCATENATE([.A$1];[.J1173])" office:value-type="string" office:string-value="some description1175" calcext:value-type="string">
            <text:p>some description1175</text:p>
          </table:table-cell>
          <table:table-cell table:formula="of:=CONCATENATE([.B$1];[.$J1173];[.$M$2])" office:value-type="string" office:string-value="http://domain1175.com" calcext:value-type="string">
            <text:p>http://domain117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number-columns-repeated="5"/>
          <table:table-cell table:formula="of:=CONCATENATE([.$P$1];[.J1173];[.$Q$1];[.$N$3];[.A1173];[.$O$3];[.$Q$1];[.$N$3];[.B1173];[.$O$3];[.$Q$1];[.$N$2];[.E1173];[.$O$2];[.$Q$1];[.$N$2];[.C1173];[.$O$2];[.$Q$1];[.$N$2];[.F1173];[.$O$2];[.$Q$1];[.$N$2];[.D1173];[.$O$2];[.$O$2])" office:value-type="string" office:string-value="insert into creatives values (1175,'some description1175','http://domain1175.com',(),(),('ios',),('UK','US'))" calcext:value-type="string">
            <text:p>insert into creatives values (1175,'some description1175','http://domain1175.com',(),(),('ios',),('UK','US'))</text:p>
          </table:table-cell>
          <table:table-cell/>
        </table:table-row>
        <table:table-row table:style-name="ro2">
          <table:table-cell table:formula="of:=CONCATENATE([.A$1];[.J1174])" office:value-type="string" office:string-value="some description1176" calcext:value-type="string">
            <text:p>some description1176</text:p>
          </table:table-cell>
          <table:table-cell table:formula="of:=CONCATENATE([.B$1];[.$J1174];[.$M$2])" office:value-type="string" office:string-value="http://domain1176.com" calcext:value-type="string">
            <text:p>http://domain117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6" calcext:value-type="float">
            <text:p>1176</text:p>
          </table:table-cell>
          <table:table-cell table:number-columns-repeated="5"/>
          <table:table-cell table:formula="of:=CONCATENATE([.$P$1];[.J1174];[.$Q$1];[.$N$3];[.A1174];[.$O$3];[.$Q$1];[.$N$3];[.B1174];[.$O$3];[.$Q$1];[.$N$2];[.E1174];[.$O$2];[.$Q$1];[.$N$2];[.C1174];[.$O$2];[.$Q$1];[.$N$2];[.F1174];[.$O$2];[.$Q$1];[.$N$2];[.D1174];[.$O$2];[.$O$2])" office:value-type="string" office:string-value="insert into creatives values (1176,'some description1176','http://domain1176.com',(),(),('ios',),('UK','US'))" calcext:value-type="string">
            <text:p>insert into creatives values (1176,'some description1176','http://domain1176.com',(),(),('ios',),('UK','US'))</text:p>
          </table:table-cell>
          <table:table-cell/>
        </table:table-row>
        <table:table-row table:style-name="ro2">
          <table:table-cell table:formula="of:=CONCATENATE([.A$1];[.J1175])" office:value-type="string" office:string-value="some description1177" calcext:value-type="string">
            <text:p>some description1177</text:p>
          </table:table-cell>
          <table:table-cell table:formula="of:=CONCATENATE([.B$1];[.$J1175];[.$M$2])" office:value-type="string" office:string-value="http://domain1177.com" calcext:value-type="string">
            <text:p>http://domain117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 table:number-columns-repeated="5"/>
          <table:table-cell table:formula="of:=CONCATENATE([.$P$1];[.J1175];[.$Q$1];[.$N$3];[.A1175];[.$O$3];[.$Q$1];[.$N$3];[.B1175];[.$O$3];[.$Q$1];[.$N$2];[.E1175];[.$O$2];[.$Q$1];[.$N$2];[.C1175];[.$O$2];[.$Q$1];[.$N$2];[.F1175];[.$O$2];[.$Q$1];[.$N$2];[.D1175];[.$O$2];[.$O$2])" office:value-type="string" office:string-value="insert into creatives values (1177,'some description1177','http://domain1177.com',(),(),('ios',),('UK','US'))" calcext:value-type="string">
            <text:p>insert into creatives values (1177,'some description1177','http://domain1177.com',(),(),('ios',),('UK','US'))</text:p>
          </table:table-cell>
          <table:table-cell/>
        </table:table-row>
        <table:table-row table:style-name="ro2">
          <table:table-cell table:formula="of:=CONCATENATE([.A$1];[.J1176])" office:value-type="string" office:string-value="some description1178" calcext:value-type="string">
            <text:p>some description1178</text:p>
          </table:table-cell>
          <table:table-cell table:formula="of:=CONCATENATE([.B$1];[.$J1176];[.$M$2])" office:value-type="string" office:string-value="http://domain1178.com" calcext:value-type="string">
            <text:p>http://domain117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8" calcext:value-type="float">
            <text:p>1178</text:p>
          </table:table-cell>
          <table:table-cell table:number-columns-repeated="5"/>
          <table:table-cell table:formula="of:=CONCATENATE([.$P$1];[.J1176];[.$Q$1];[.$N$3];[.A1176];[.$O$3];[.$Q$1];[.$N$3];[.B1176];[.$O$3];[.$Q$1];[.$N$2];[.E1176];[.$O$2];[.$Q$1];[.$N$2];[.C1176];[.$O$2];[.$Q$1];[.$N$2];[.F1176];[.$O$2];[.$Q$1];[.$N$2];[.D1176];[.$O$2];[.$O$2])" office:value-type="string" office:string-value="insert into creatives values (1178,'some description1178','http://domain1178.com',(),(),('ios',),('UK','US'))" calcext:value-type="string">
            <text:p>insert into creatives values (1178,'some description1178','http://domain1178.com',(),(),('ios',),('UK','US'))</text:p>
          </table:table-cell>
          <table:table-cell/>
        </table:table-row>
        <table:table-row table:style-name="ro2">
          <table:table-cell table:formula="of:=CONCATENATE([.A$1];[.J1177])" office:value-type="string" office:string-value="some description1179" calcext:value-type="string">
            <text:p>some description1179</text:p>
          </table:table-cell>
          <table:table-cell table:formula="of:=CONCATENATE([.B$1];[.$J1177];[.$M$2])" office:value-type="string" office:string-value="http://domain1179.com" calcext:value-type="string">
            <text:p>http://domain117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79" calcext:value-type="float">
            <text:p>1179</text:p>
          </table:table-cell>
          <table:table-cell table:number-columns-repeated="5"/>
          <table:table-cell table:formula="of:=CONCATENATE([.$P$1];[.J1177];[.$Q$1];[.$N$3];[.A1177];[.$O$3];[.$Q$1];[.$N$3];[.B1177];[.$O$3];[.$Q$1];[.$N$2];[.E1177];[.$O$2];[.$Q$1];[.$N$2];[.C1177];[.$O$2];[.$Q$1];[.$N$2];[.F1177];[.$O$2];[.$Q$1];[.$N$2];[.D1177];[.$O$2];[.$O$2])" office:value-type="string" office:string-value="insert into creatives values (1179,'some description1179','http://domain1179.com',(),(),('ios',),('UK','US'))" calcext:value-type="string">
            <text:p>insert into creatives values (1179,'some description1179','http://domain1179.com',(),(),('ios',),('UK','US'))</text:p>
          </table:table-cell>
          <table:table-cell/>
        </table:table-row>
        <table:table-row table:style-name="ro2">
          <table:table-cell table:formula="of:=CONCATENATE([.A$1];[.J1178])" office:value-type="string" office:string-value="some description1180" calcext:value-type="string">
            <text:p>some description1180</text:p>
          </table:table-cell>
          <table:table-cell table:formula="of:=CONCATENATE([.B$1];[.$J1178];[.$M$2])" office:value-type="string" office:string-value="http://domain1180.com" calcext:value-type="string">
            <text:p>http://domain118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table:number-columns-repeated="5"/>
          <table:table-cell table:formula="of:=CONCATENATE([.$P$1];[.J1178];[.$Q$1];[.$N$3];[.A1178];[.$O$3];[.$Q$1];[.$N$3];[.B1178];[.$O$3];[.$Q$1];[.$N$2];[.E1178];[.$O$2];[.$Q$1];[.$N$2];[.C1178];[.$O$2];[.$Q$1];[.$N$2];[.F1178];[.$O$2];[.$Q$1];[.$N$2];[.D1178];[.$O$2];[.$O$2])" office:value-type="string" office:string-value="insert into creatives values (1180,'some description1180','http://domain1180.com',(),(),('ios',),('UK','US'))" calcext:value-type="string">
            <text:p>insert into creatives values (1180,'some description1180','http://domain1180.com',(),(),('ios',),('UK','US'))</text:p>
          </table:table-cell>
          <table:table-cell/>
        </table:table-row>
        <table:table-row table:style-name="ro2">
          <table:table-cell table:formula="of:=CONCATENATE([.A$1];[.J1179])" office:value-type="string" office:string-value="some description1181" calcext:value-type="string">
            <text:p>some description1181</text:p>
          </table:table-cell>
          <table:table-cell table:formula="of:=CONCATENATE([.B$1];[.$J1179];[.$M$2])" office:value-type="string" office:string-value="http://domain1181.com" calcext:value-type="string">
            <text:p>http://domain118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1" calcext:value-type="float">
            <text:p>1181</text:p>
          </table:table-cell>
          <table:table-cell table:number-columns-repeated="5"/>
          <table:table-cell table:formula="of:=CONCATENATE([.$P$1];[.J1179];[.$Q$1];[.$N$3];[.A1179];[.$O$3];[.$Q$1];[.$N$3];[.B1179];[.$O$3];[.$Q$1];[.$N$2];[.E1179];[.$O$2];[.$Q$1];[.$N$2];[.C1179];[.$O$2];[.$Q$1];[.$N$2];[.F1179];[.$O$2];[.$Q$1];[.$N$2];[.D1179];[.$O$2];[.$O$2])" office:value-type="string" office:string-value="insert into creatives values (1181,'some description1181','http://domain1181.com',(),(),('ios',),('UK','US'))" calcext:value-type="string">
            <text:p>insert into creatives values (1181,'some description1181','http://domain1181.com',(),(),('ios',),('UK','US'))</text:p>
          </table:table-cell>
          <table:table-cell/>
        </table:table-row>
        <table:table-row table:style-name="ro2">
          <table:table-cell table:formula="of:=CONCATENATE([.A$1];[.J1180])" office:value-type="string" office:string-value="some description1182" calcext:value-type="string">
            <text:p>some description1182</text:p>
          </table:table-cell>
          <table:table-cell table:formula="of:=CONCATENATE([.B$1];[.$J1180];[.$M$2])" office:value-type="string" office:string-value="http://domain1182.com" calcext:value-type="string">
            <text:p>http://domain118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 table:number-columns-repeated="5"/>
          <table:table-cell table:formula="of:=CONCATENATE([.$P$1];[.J1180];[.$Q$1];[.$N$3];[.A1180];[.$O$3];[.$Q$1];[.$N$3];[.B1180];[.$O$3];[.$Q$1];[.$N$2];[.E1180];[.$O$2];[.$Q$1];[.$N$2];[.C1180];[.$O$2];[.$Q$1];[.$N$2];[.F1180];[.$O$2];[.$Q$1];[.$N$2];[.D1180];[.$O$2];[.$O$2])" office:value-type="string" office:string-value="insert into creatives values (1182,'some description1182','http://domain1182.com',(),(),('ios',),('UK','US'))" calcext:value-type="string">
            <text:p>insert into creatives values (1182,'some description1182','http://domain1182.com',(),(),('ios',),('UK','US'))</text:p>
          </table:table-cell>
          <table:table-cell/>
        </table:table-row>
        <table:table-row table:style-name="ro2">
          <table:table-cell table:formula="of:=CONCATENATE([.A$1];[.J1181])" office:value-type="string" office:string-value="some description1183" calcext:value-type="string">
            <text:p>some description1183</text:p>
          </table:table-cell>
          <table:table-cell table:formula="of:=CONCATENATE([.B$1];[.$J1181];[.$M$2])" office:value-type="string" office:string-value="http://domain1183.com" calcext:value-type="string">
            <text:p>http://domain118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3" calcext:value-type="float">
            <text:p>1183</text:p>
          </table:table-cell>
          <table:table-cell table:number-columns-repeated="5"/>
          <table:table-cell table:formula="of:=CONCATENATE([.$P$1];[.J1181];[.$Q$1];[.$N$3];[.A1181];[.$O$3];[.$Q$1];[.$N$3];[.B1181];[.$O$3];[.$Q$1];[.$N$2];[.E1181];[.$O$2];[.$Q$1];[.$N$2];[.C1181];[.$O$2];[.$Q$1];[.$N$2];[.F1181];[.$O$2];[.$Q$1];[.$N$2];[.D1181];[.$O$2];[.$O$2])" office:value-type="string" office:string-value="insert into creatives values (1183,'some description1183','http://domain1183.com',(),(),('ios',),('UK','US'))" calcext:value-type="string">
            <text:p>insert into creatives values (1183,'some description1183','http://domain1183.com',(),(),('ios',),('UK','US'))</text:p>
          </table:table-cell>
          <table:table-cell/>
        </table:table-row>
        <table:table-row table:style-name="ro2">
          <table:table-cell table:formula="of:=CONCATENATE([.A$1];[.J1182])" office:value-type="string" office:string-value="some description1184" calcext:value-type="string">
            <text:p>some description1184</text:p>
          </table:table-cell>
          <table:table-cell table:formula="of:=CONCATENATE([.B$1];[.$J1182];[.$M$2])" office:value-type="string" office:string-value="http://domain1184.com" calcext:value-type="string">
            <text:p>http://domain118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4" calcext:value-type="float">
            <text:p>1184</text:p>
          </table:table-cell>
          <table:table-cell table:number-columns-repeated="5"/>
          <table:table-cell table:formula="of:=CONCATENATE([.$P$1];[.J1182];[.$Q$1];[.$N$3];[.A1182];[.$O$3];[.$Q$1];[.$N$3];[.B1182];[.$O$3];[.$Q$1];[.$N$2];[.E1182];[.$O$2];[.$Q$1];[.$N$2];[.C1182];[.$O$2];[.$Q$1];[.$N$2];[.F1182];[.$O$2];[.$Q$1];[.$N$2];[.D1182];[.$O$2];[.$O$2])" office:value-type="string" office:string-value="insert into creatives values (1184,'some description1184','http://domain1184.com',(),(),('ios',),('UK','US'))" calcext:value-type="string">
            <text:p>insert into creatives values (1184,'some description1184','http://domain1184.com',(),(),('ios',),('UK','US'))</text:p>
          </table:table-cell>
          <table:table-cell/>
        </table:table-row>
        <table:table-row table:style-name="ro2">
          <table:table-cell table:formula="of:=CONCATENATE([.A$1];[.J1183])" office:value-type="string" office:string-value="some description1185" calcext:value-type="string">
            <text:p>some description1185</text:p>
          </table:table-cell>
          <table:table-cell table:formula="of:=CONCATENATE([.B$1];[.$J1183];[.$M$2])" office:value-type="string" office:string-value="http://domain1185.com" calcext:value-type="string">
            <text:p>http://domain118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table:number-columns-repeated="5"/>
          <table:table-cell table:formula="of:=CONCATENATE([.$P$1];[.J1183];[.$Q$1];[.$N$3];[.A1183];[.$O$3];[.$Q$1];[.$N$3];[.B1183];[.$O$3];[.$Q$1];[.$N$2];[.E1183];[.$O$2];[.$Q$1];[.$N$2];[.C1183];[.$O$2];[.$Q$1];[.$N$2];[.F1183];[.$O$2];[.$Q$1];[.$N$2];[.D1183];[.$O$2];[.$O$2])" office:value-type="string" office:string-value="insert into creatives values (1185,'some description1185','http://domain1185.com',(),(),('ios',),('UK','US'))" calcext:value-type="string">
            <text:p>insert into creatives values (1185,'some description1185','http://domain1185.com',(),(),('ios',),('UK','US'))</text:p>
          </table:table-cell>
          <table:table-cell/>
        </table:table-row>
        <table:table-row table:style-name="ro2">
          <table:table-cell table:formula="of:=CONCATENATE([.A$1];[.J1184])" office:value-type="string" office:string-value="some description1186" calcext:value-type="string">
            <text:p>some description1186</text:p>
          </table:table-cell>
          <table:table-cell table:formula="of:=CONCATENATE([.B$1];[.$J1184];[.$M$2])" office:value-type="string" office:string-value="http://domain1186.com" calcext:value-type="string">
            <text:p>http://domain118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6" calcext:value-type="float">
            <text:p>1186</text:p>
          </table:table-cell>
          <table:table-cell table:number-columns-repeated="5"/>
          <table:table-cell table:formula="of:=CONCATENATE([.$P$1];[.J1184];[.$Q$1];[.$N$3];[.A1184];[.$O$3];[.$Q$1];[.$N$3];[.B1184];[.$O$3];[.$Q$1];[.$N$2];[.E1184];[.$O$2];[.$Q$1];[.$N$2];[.C1184];[.$O$2];[.$Q$1];[.$N$2];[.F1184];[.$O$2];[.$Q$1];[.$N$2];[.D1184];[.$O$2];[.$O$2])" office:value-type="string" office:string-value="insert into creatives values (1186,'some description1186','http://domain1186.com',(),(),('ios',),('UK','US'))" calcext:value-type="string">
            <text:p>insert into creatives values (1186,'some description1186','http://domain1186.com',(),(),('ios',),('UK','US'))</text:p>
          </table:table-cell>
          <table:table-cell/>
        </table:table-row>
        <table:table-row table:style-name="ro2">
          <table:table-cell table:formula="of:=CONCATENATE([.A$1];[.J1185])" office:value-type="string" office:string-value="some description1187" calcext:value-type="string">
            <text:p>some description1187</text:p>
          </table:table-cell>
          <table:table-cell table:formula="of:=CONCATENATE([.B$1];[.$J1185];[.$M$2])" office:value-type="string" office:string-value="http://domain1187.com" calcext:value-type="string">
            <text:p>http://domain118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7" calcext:value-type="float">
            <text:p>1187</text:p>
          </table:table-cell>
          <table:table-cell table:number-columns-repeated="5"/>
          <table:table-cell table:formula="of:=CONCATENATE([.$P$1];[.J1185];[.$Q$1];[.$N$3];[.A1185];[.$O$3];[.$Q$1];[.$N$3];[.B1185];[.$O$3];[.$Q$1];[.$N$2];[.E1185];[.$O$2];[.$Q$1];[.$N$2];[.C1185];[.$O$2];[.$Q$1];[.$N$2];[.F1185];[.$O$2];[.$Q$1];[.$N$2];[.D1185];[.$O$2];[.$O$2])" office:value-type="string" office:string-value="insert into creatives values (1187,'some description1187','http://domain1187.com',(),(),('ios',),('UK','US'))" calcext:value-type="string">
            <text:p>insert into creatives values (1187,'some description1187','http://domain1187.com',(),(),('ios',),('UK','US'))</text:p>
          </table:table-cell>
          <table:table-cell/>
        </table:table-row>
        <table:table-row table:style-name="ro2">
          <table:table-cell table:formula="of:=CONCATENATE([.A$1];[.J1186])" office:value-type="string" office:string-value="some description1188" calcext:value-type="string">
            <text:p>some description1188</text:p>
          </table:table-cell>
          <table:table-cell table:formula="of:=CONCATENATE([.B$1];[.$J1186];[.$M$2])" office:value-type="string" office:string-value="http://domain1188.com" calcext:value-type="string">
            <text:p>http://domain118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8" calcext:value-type="float">
            <text:p>1188</text:p>
          </table:table-cell>
          <table:table-cell table:number-columns-repeated="5"/>
          <table:table-cell table:formula="of:=CONCATENATE([.$P$1];[.J1186];[.$Q$1];[.$N$3];[.A1186];[.$O$3];[.$Q$1];[.$N$3];[.B1186];[.$O$3];[.$Q$1];[.$N$2];[.E1186];[.$O$2];[.$Q$1];[.$N$2];[.C1186];[.$O$2];[.$Q$1];[.$N$2];[.F1186];[.$O$2];[.$Q$1];[.$N$2];[.D1186];[.$O$2];[.$O$2])" office:value-type="string" office:string-value="insert into creatives values (1188,'some description1188','http://domain1188.com',(),(),('ios',),('UK','US'))" calcext:value-type="string">
            <text:p>insert into creatives values (1188,'some description1188','http://domain1188.com',(),(),('ios',),('UK','US'))</text:p>
          </table:table-cell>
          <table:table-cell/>
        </table:table-row>
        <table:table-row table:style-name="ro2">
          <table:table-cell table:formula="of:=CONCATENATE([.A$1];[.J1187])" office:value-type="string" office:string-value="some description1189" calcext:value-type="string">
            <text:p>some description1189</text:p>
          </table:table-cell>
          <table:table-cell table:formula="of:=CONCATENATE([.B$1];[.$J1187];[.$M$2])" office:value-type="string" office:string-value="http://domain1189.com" calcext:value-type="string">
            <text:p>http://domain118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89" calcext:value-type="float">
            <text:p>1189</text:p>
          </table:table-cell>
          <table:table-cell table:number-columns-repeated="5"/>
          <table:table-cell table:formula="of:=CONCATENATE([.$P$1];[.J1187];[.$Q$1];[.$N$3];[.A1187];[.$O$3];[.$Q$1];[.$N$3];[.B1187];[.$O$3];[.$Q$1];[.$N$2];[.E1187];[.$O$2];[.$Q$1];[.$N$2];[.C1187];[.$O$2];[.$Q$1];[.$N$2];[.F1187];[.$O$2];[.$Q$1];[.$N$2];[.D1187];[.$O$2];[.$O$2])" office:value-type="string" office:string-value="insert into creatives values (1189,'some description1189','http://domain1189.com',(),(),('ios',),('UK','US'))" calcext:value-type="string">
            <text:p>insert into creatives values (1189,'some description1189','http://domain1189.com',(),(),('ios',),('UK','US'))</text:p>
          </table:table-cell>
          <table:table-cell/>
        </table:table-row>
        <table:table-row table:style-name="ro2">
          <table:table-cell table:formula="of:=CONCATENATE([.A$1];[.J1188])" office:value-type="string" office:string-value="some description1190" calcext:value-type="string">
            <text:p>some description1190</text:p>
          </table:table-cell>
          <table:table-cell table:formula="of:=CONCATENATE([.B$1];[.$J1188];[.$M$2])" office:value-type="string" office:string-value="http://domain1190.com" calcext:value-type="string">
            <text:p>http://domain119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90" calcext:value-type="float">
            <text:p>1190</text:p>
          </table:table-cell>
          <table:table-cell table:number-columns-repeated="5"/>
          <table:table-cell table:formula="of:=CONCATENATE([.$P$1];[.J1188];[.$Q$1];[.$N$3];[.A1188];[.$O$3];[.$Q$1];[.$N$3];[.B1188];[.$O$3];[.$Q$1];[.$N$2];[.E1188];[.$O$2];[.$Q$1];[.$N$2];[.C1188];[.$O$2];[.$Q$1];[.$N$2];[.F1188];[.$O$2];[.$Q$1];[.$N$2];[.D1188];[.$O$2];[.$O$2])" office:value-type="string" office:string-value="insert into creatives values (1190,'some description1190','http://domain1190.com',(),(),('ios',),('UK','US'))" calcext:value-type="string">
            <text:p>insert into creatives values (1190,'some description1190','http://domain1190.com',(),(),('ios',),('UK','US'))</text:p>
          </table:table-cell>
          <table:table-cell/>
        </table:table-row>
        <table:table-row table:style-name="ro2">
          <table:table-cell table:formula="of:=CONCATENATE([.A$1];[.J1189])" office:value-type="string" office:string-value="some description1191" calcext:value-type="string">
            <text:p>some description1191</text:p>
          </table:table-cell>
          <table:table-cell table:formula="of:=CONCATENATE([.B$1];[.$J1189];[.$M$2])" office:value-type="string" office:string-value="http://domain1191.com" calcext:value-type="string">
            <text:p>http://domain119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91" calcext:value-type="float">
            <text:p>1191</text:p>
          </table:table-cell>
          <table:table-cell table:number-columns-repeated="5"/>
          <table:table-cell table:formula="of:=CONCATENATE([.$P$1];[.J1189];[.$Q$1];[.$N$3];[.A1189];[.$O$3];[.$Q$1];[.$N$3];[.B1189];[.$O$3];[.$Q$1];[.$N$2];[.E1189];[.$O$2];[.$Q$1];[.$N$2];[.C1189];[.$O$2];[.$Q$1];[.$N$2];[.F1189];[.$O$2];[.$Q$1];[.$N$2];[.D1189];[.$O$2];[.$O$2])" office:value-type="string" office:string-value="insert into creatives values (1191,'some description1191','http://domain1191.com',(),(),('ios',),('UK','US'))" calcext:value-type="string">
            <text:p>insert into creatives values (1191,'some description1191','http://domain1191.com',(),(),('ios',),('UK','US'))</text:p>
          </table:table-cell>
          <table:table-cell/>
        </table:table-row>
        <table:table-row table:style-name="ro2">
          <table:table-cell table:formula="of:=CONCATENATE([.A$1];[.J1190])" office:value-type="string" office:string-value="some description1192" calcext:value-type="string">
            <text:p>some description1192</text:p>
          </table:table-cell>
          <table:table-cell table:formula="of:=CONCATENATE([.B$1];[.$J1190];[.$M$2])" office:value-type="string" office:string-value="http://domain1192.com" calcext:value-type="string">
            <text:p>http://domain119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92" calcext:value-type="float">
            <text:p>1192</text:p>
          </table:table-cell>
          <table:table-cell table:number-columns-repeated="5"/>
          <table:table-cell table:formula="of:=CONCATENATE([.$P$1];[.J1190];[.$Q$1];[.$N$3];[.A1190];[.$O$3];[.$Q$1];[.$N$3];[.B1190];[.$O$3];[.$Q$1];[.$N$2];[.E1190];[.$O$2];[.$Q$1];[.$N$2];[.C1190];[.$O$2];[.$Q$1];[.$N$2];[.F1190];[.$O$2];[.$Q$1];[.$N$2];[.D1190];[.$O$2];[.$O$2])" office:value-type="string" office:string-value="insert into creatives values (1192,'some description1192','http://domain1192.com',(),(),('ios',),('UK','US'))" calcext:value-type="string">
            <text:p>insert into creatives values (1192,'some description1192','http://domain1192.com',(),(),('ios',),('UK','US'))</text:p>
          </table:table-cell>
          <table:table-cell/>
        </table:table-row>
        <table:table-row table:style-name="ro2">
          <table:table-cell table:formula="of:=CONCATENATE([.A$1];[.J1191])" office:value-type="string" office:string-value="some description1193" calcext:value-type="string">
            <text:p>some description1193</text:p>
          </table:table-cell>
          <table:table-cell table:formula="of:=CONCATENATE([.B$1];[.$J1191];[.$M$2])" office:value-type="string" office:string-value="http://domain1193.com" calcext:value-type="string">
            <text:p>http://domain119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number-columns-repeated="5"/>
          <table:table-cell table:formula="of:=CONCATENATE([.$P$1];[.J1191];[.$Q$1];[.$N$3];[.A1191];[.$O$3];[.$Q$1];[.$N$3];[.B1191];[.$O$3];[.$Q$1];[.$N$2];[.E1191];[.$O$2];[.$Q$1];[.$N$2];[.C1191];[.$O$2];[.$Q$1];[.$N$2];[.F1191];[.$O$2];[.$Q$1];[.$N$2];[.D1191];[.$O$2];[.$O$2])" office:value-type="string" office:string-value="insert into creatives values (1193,'some description1193','http://domain1193.com',(),(),('ios',),('UK','US'))" calcext:value-type="string">
            <text:p>insert into creatives values (1193,'some description1193','http://domain1193.com',(),(),('ios',),('UK','US'))</text:p>
          </table:table-cell>
          <table:table-cell/>
        </table:table-row>
        <table:table-row table:style-name="ro2">
          <table:table-cell table:formula="of:=CONCATENATE([.A$1];[.J1192])" office:value-type="string" office:string-value="some description1194" calcext:value-type="string">
            <text:p>some description1194</text:p>
          </table:table-cell>
          <table:table-cell table:formula="of:=CONCATENATE([.B$1];[.$J1192];[.$M$2])" office:value-type="string" office:string-value="http://domain1194.com" calcext:value-type="string">
            <text:p>http://domain119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table:number-columns-repeated="5"/>
          <table:table-cell table:formula="of:=CONCATENATE([.$P$1];[.J1192];[.$Q$1];[.$N$3];[.A1192];[.$O$3];[.$Q$1];[.$N$3];[.B1192];[.$O$3];[.$Q$1];[.$N$2];[.E1192];[.$O$2];[.$Q$1];[.$N$2];[.C1192];[.$O$2];[.$Q$1];[.$N$2];[.F1192];[.$O$2];[.$Q$1];[.$N$2];[.D1192];[.$O$2];[.$O$2])" office:value-type="string" office:string-value="insert into creatives values (1194,'some description1194','http://domain1194.com',(),(),('ios',),('UK','US'))" calcext:value-type="string">
            <text:p>insert into creatives values (1194,'some description1194','http://domain1194.com',(),(),('ios',),('UK','US'))</text:p>
          </table:table-cell>
          <table:table-cell/>
        </table:table-row>
        <table:table-row table:style-name="ro2">
          <table:table-cell table:formula="of:=CONCATENATE([.A$1];[.J1193])" office:value-type="string" office:string-value="some description1195" calcext:value-type="string">
            <text:p>some description1195</text:p>
          </table:table-cell>
          <table:table-cell table:formula="of:=CONCATENATE([.B$1];[.$J1193];[.$M$2])" office:value-type="string" office:string-value="http://domain1195.com" calcext:value-type="string">
            <text:p>http://domain119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195" calcext:value-type="float">
            <text:p>1195</text:p>
          </table:table-cell>
          <table:table-cell table:number-columns-repeated="5"/>
          <table:table-cell table:formula="of:=CONCATENATE([.$P$1];[.J1193];[.$Q$1];[.$N$3];[.A1193];[.$O$3];[.$Q$1];[.$N$3];[.B1193];[.$O$3];[.$Q$1];[.$N$2];[.E1193];[.$O$2];[.$Q$1];[.$N$2];[.C1193];[.$O$2];[.$Q$1];[.$N$2];[.F1193];[.$O$2];[.$Q$1];[.$N$2];[.D1193];[.$O$2];[.$O$2])" office:value-type="string" office:string-value="insert into creatives values (1195,'some description1195','http://domain1195.com',(),(),('ios','android'),('UK',))" calcext:value-type="string">
            <text:p>insert into creatives values (1195,'some description1195','http://domain1195.com',(),(),('ios','android'),('UK',))</text:p>
          </table:table-cell>
          <table:table-cell/>
        </table:table-row>
        <table:table-row table:style-name="ro2">
          <table:table-cell table:formula="of:=CONCATENATE([.A$1];[.J1194])" office:value-type="string" office:string-value="some description1196" calcext:value-type="string">
            <text:p>some description1196</text:p>
          </table:table-cell>
          <table:table-cell table:formula="of:=CONCATENATE([.B$1];[.$J1194];[.$M$2])" office:value-type="string" office:string-value="http://domain1196.com" calcext:value-type="string">
            <text:p>http://domain119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table:number-columns-repeated="5"/>
          <table:table-cell table:formula="of:=CONCATENATE([.$P$1];[.J1194];[.$Q$1];[.$N$3];[.A1194];[.$O$3];[.$Q$1];[.$N$3];[.B1194];[.$O$3];[.$Q$1];[.$N$2];[.E1194];[.$O$2];[.$Q$1];[.$N$2];[.C1194];[.$O$2];[.$Q$1];[.$N$2];[.F1194];[.$O$2];[.$Q$1];[.$N$2];[.D1194];[.$O$2];[.$O$2])" office:value-type="string" office:string-value="insert into creatives values (1196,'some description1196','http://domain1196.com',(),(),('ios','android'),('UK',))" calcext:value-type="string">
            <text:p>insert into creatives values (1196,'some description1196','http://domain1196.com',(),(),('ios','android'),('UK',))</text:p>
          </table:table-cell>
          <table:table-cell/>
        </table:table-row>
        <table:table-row table:style-name="ro2">
          <table:table-cell table:formula="of:=CONCATENATE([.A$1];[.J1195])" office:value-type="string" office:string-value="some description1197" calcext:value-type="string">
            <text:p>some description1197</text:p>
          </table:table-cell>
          <table:table-cell table:formula="of:=CONCATENATE([.B$1];[.$J1195];[.$M$2])" office:value-type="string" office:string-value="http://domain1197.com" calcext:value-type="string">
            <text:p>http://domain119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197" calcext:value-type="float">
            <text:p>1197</text:p>
          </table:table-cell>
          <table:table-cell table:number-columns-repeated="5"/>
          <table:table-cell table:formula="of:=CONCATENATE([.$P$1];[.J1195];[.$Q$1];[.$N$3];[.A1195];[.$O$3];[.$Q$1];[.$N$3];[.B1195];[.$O$3];[.$Q$1];[.$N$2];[.E1195];[.$O$2];[.$Q$1];[.$N$2];[.C1195];[.$O$2];[.$Q$1];[.$N$2];[.F1195];[.$O$2];[.$Q$1];[.$N$2];[.D1195];[.$O$2];[.$O$2])" office:value-type="string" office:string-value="insert into creatives values (1197,'some description1197','http://domain1197.com',(),(),('ios','android'),('UK',))" calcext:value-type="string">
            <text:p>insert into creatives values (1197,'some description1197','http://domain1197.com',(),(),('ios','android'),('UK',))</text:p>
          </table:table-cell>
          <table:table-cell/>
        </table:table-row>
        <table:table-row table:style-name="ro2">
          <table:table-cell table:formula="of:=CONCATENATE([.A$1];[.J1196])" office:value-type="string" office:string-value="some description1198" calcext:value-type="string">
            <text:p>some description1198</text:p>
          </table:table-cell>
          <table:table-cell table:formula="of:=CONCATENATE([.B$1];[.$J1196];[.$M$2])" office:value-type="string" office:string-value="http://domain1198.com" calcext:value-type="string">
            <text:p>http://domain119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198" calcext:value-type="float">
            <text:p>1198</text:p>
          </table:table-cell>
          <table:table-cell table:number-columns-repeated="5"/>
          <table:table-cell table:formula="of:=CONCATENATE([.$P$1];[.J1196];[.$Q$1];[.$N$3];[.A1196];[.$O$3];[.$Q$1];[.$N$3];[.B1196];[.$O$3];[.$Q$1];[.$N$2];[.E1196];[.$O$2];[.$Q$1];[.$N$2];[.C1196];[.$O$2];[.$Q$1];[.$N$2];[.F1196];[.$O$2];[.$Q$1];[.$N$2];[.D1196];[.$O$2];[.$O$2])" office:value-type="string" office:string-value="insert into creatives values (1198,'some description1198','http://domain1198.com',(),(),('ios','android'),('UK',))" calcext:value-type="string">
            <text:p>insert into creatives values (1198,'some description1198','http://domain1198.com',(),(),('ios','android'),('UK',))</text:p>
          </table:table-cell>
          <table:table-cell/>
        </table:table-row>
        <table:table-row table:style-name="ro2">
          <table:table-cell table:formula="of:=CONCATENATE([.A$1];[.J1197])" office:value-type="string" office:string-value="some description1199" calcext:value-type="string">
            <text:p>some description1199</text:p>
          </table:table-cell>
          <table:table-cell table:formula="of:=CONCATENATE([.B$1];[.$J1197];[.$M$2])" office:value-type="string" office:string-value="http://domain1199.com" calcext:value-type="string">
            <text:p>http://domain119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table:number-columns-repeated="5"/>
          <table:table-cell table:formula="of:=CONCATENATE([.$P$1];[.J1197];[.$Q$1];[.$N$3];[.A1197];[.$O$3];[.$Q$1];[.$N$3];[.B1197];[.$O$3];[.$Q$1];[.$N$2];[.E1197];[.$O$2];[.$Q$1];[.$N$2];[.C1197];[.$O$2];[.$Q$1];[.$N$2];[.F1197];[.$O$2];[.$Q$1];[.$N$2];[.D1197];[.$O$2];[.$O$2])" office:value-type="string" office:string-value="insert into creatives values (1199,'some description1199','http://domain1199.com',(),(),('ios','android'),('UK',))" calcext:value-type="string">
            <text:p>insert into creatives values (1199,'some description1199','http://domain1199.com',(),(),('ios','android'),('UK',))</text:p>
          </table:table-cell>
          <table:table-cell/>
        </table:table-row>
        <table:table-row table:style-name="ro2">
          <table:table-cell table:formula="of:=CONCATENATE([.A$1];[.J1198])" office:value-type="string" office:string-value="some description1200" calcext:value-type="string">
            <text:p>some description1200</text:p>
          </table:table-cell>
          <table:table-cell table:formula="of:=CONCATENATE([.B$1];[.$J1198];[.$M$2])" office:value-type="string" office:string-value="http://domain1200.com" calcext:value-type="string">
            <text:p>http://domain120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number-columns-repeated="5"/>
          <table:table-cell table:formula="of:=CONCATENATE([.$P$1];[.J1198];[.$Q$1];[.$N$3];[.A1198];[.$O$3];[.$Q$1];[.$N$3];[.B1198];[.$O$3];[.$Q$1];[.$N$2];[.E1198];[.$O$2];[.$Q$1];[.$N$2];[.C1198];[.$O$2];[.$Q$1];[.$N$2];[.F1198];[.$O$2];[.$Q$1];[.$N$2];[.D1198];[.$O$2];[.$O$2])" office:value-type="string" office:string-value="insert into creatives values (1200,'some description1200','http://domain1200.com',(),(),('ios','android'),('UK',))" calcext:value-type="string">
            <text:p>insert into creatives values (1200,'some description1200','http://domain1200.com',(),(),('ios','android'),('UK',))</text:p>
          </table:table-cell>
          <table:table-cell/>
        </table:table-row>
        <table:table-row table:style-name="ro2">
          <table:table-cell table:formula="of:=CONCATENATE([.A$1];[.J1199])" office:value-type="string" office:string-value="some description1201" calcext:value-type="string">
            <text:p>some description1201</text:p>
          </table:table-cell>
          <table:table-cell table:formula="of:=CONCATENATE([.B$1];[.$J1199];[.$M$2])" office:value-type="string" office:string-value="http://domain1201.com" calcext:value-type="string">
            <text:p>http://domain120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 table:number-columns-repeated="5"/>
          <table:table-cell table:formula="of:=CONCATENATE([.$P$1];[.J1199];[.$Q$1];[.$N$3];[.A1199];[.$O$3];[.$Q$1];[.$N$3];[.B1199];[.$O$3];[.$Q$1];[.$N$2];[.E1199];[.$O$2];[.$Q$1];[.$N$2];[.C1199];[.$O$2];[.$Q$1];[.$N$2];[.F1199];[.$O$2];[.$Q$1];[.$N$2];[.D1199];[.$O$2];[.$O$2])" office:value-type="string" office:string-value="insert into creatives values (1201,'some description1201','http://domain1201.com',(),(),('ios','android'),('UK',))" calcext:value-type="string">
            <text:p>insert into creatives values (1201,'some description1201','http://domain1201.com',(),(),('ios','android'),('UK',))</text:p>
          </table:table-cell>
          <table:table-cell/>
        </table:table-row>
        <table:table-row table:style-name="ro2">
          <table:table-cell table:formula="of:=CONCATENATE([.A$1];[.J1200])" office:value-type="string" office:string-value="some description1202" calcext:value-type="string">
            <text:p>some description1202</text:p>
          </table:table-cell>
          <table:table-cell table:formula="of:=CONCATENATE([.B$1];[.$J1200];[.$M$2])" office:value-type="string" office:string-value="http://domain1202.com" calcext:value-type="string">
            <text:p>http://domain120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2" calcext:value-type="float">
            <text:p>1202</text:p>
          </table:table-cell>
          <table:table-cell table:number-columns-repeated="5"/>
          <table:table-cell table:formula="of:=CONCATENATE([.$P$1];[.J1200];[.$Q$1];[.$N$3];[.A1200];[.$O$3];[.$Q$1];[.$N$3];[.B1200];[.$O$3];[.$Q$1];[.$N$2];[.E1200];[.$O$2];[.$Q$1];[.$N$2];[.C1200];[.$O$2];[.$Q$1];[.$N$2];[.F1200];[.$O$2];[.$Q$1];[.$N$2];[.D1200];[.$O$2];[.$O$2])" office:value-type="string" office:string-value="insert into creatives values (1202,'some description1202','http://domain1202.com',(),(),('ios','android'),('UK',))" calcext:value-type="string">
            <text:p>insert into creatives values (1202,'some description1202','http://domain1202.com',(),(),('ios','android'),('UK',))</text:p>
          </table:table-cell>
          <table:table-cell/>
        </table:table-row>
        <table:table-row table:style-name="ro2">
          <table:table-cell table:formula="of:=CONCATENATE([.A$1];[.J1201])" office:value-type="string" office:string-value="some description1203" calcext:value-type="string">
            <text:p>some description1203</text:p>
          </table:table-cell>
          <table:table-cell table:formula="of:=CONCATENATE([.B$1];[.$J1201];[.$M$2])" office:value-type="string" office:string-value="http://domain1203.com" calcext:value-type="string">
            <text:p>http://domain120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3" calcext:value-type="float">
            <text:p>1203</text:p>
          </table:table-cell>
          <table:table-cell table:number-columns-repeated="5"/>
          <table:table-cell table:formula="of:=CONCATENATE([.$P$1];[.J1201];[.$Q$1];[.$N$3];[.A1201];[.$O$3];[.$Q$1];[.$N$3];[.B1201];[.$O$3];[.$Q$1];[.$N$2];[.E1201];[.$O$2];[.$Q$1];[.$N$2];[.C1201];[.$O$2];[.$Q$1];[.$N$2];[.F1201];[.$O$2];[.$Q$1];[.$N$2];[.D1201];[.$O$2];[.$O$2])" office:value-type="string" office:string-value="insert into creatives values (1203,'some description1203','http://domain1203.com',(),(),('ios','android'),('UK',))" calcext:value-type="string">
            <text:p>insert into creatives values (1203,'some description1203','http://domain1203.com',(),(),('ios','android'),('UK',))</text:p>
          </table:table-cell>
          <table:table-cell/>
        </table:table-row>
        <table:table-row table:style-name="ro2">
          <table:table-cell table:formula="of:=CONCATENATE([.A$1];[.J1202])" office:value-type="string" office:string-value="some description1204" calcext:value-type="string">
            <text:p>some description1204</text:p>
          </table:table-cell>
          <table:table-cell table:formula="of:=CONCATENATE([.B$1];[.$J1202];[.$M$2])" office:value-type="string" office:string-value="http://domain1204.com" calcext:value-type="string">
            <text:p>http://domain120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table:number-columns-repeated="5"/>
          <table:table-cell table:formula="of:=CONCATENATE([.$P$1];[.J1202];[.$Q$1];[.$N$3];[.A1202];[.$O$3];[.$Q$1];[.$N$3];[.B1202];[.$O$3];[.$Q$1];[.$N$2];[.E1202];[.$O$2];[.$Q$1];[.$N$2];[.C1202];[.$O$2];[.$Q$1];[.$N$2];[.F1202];[.$O$2];[.$Q$1];[.$N$2];[.D1202];[.$O$2];[.$O$2])" office:value-type="string" office:string-value="insert into creatives values (1204,'some description1204','http://domain1204.com',(),(),('ios','android'),('UK',))" calcext:value-type="string">
            <text:p>insert into creatives values (1204,'some description1204','http://domain1204.com',(),(),('ios','android'),('UK',))</text:p>
          </table:table-cell>
          <table:table-cell/>
        </table:table-row>
        <table:table-row table:style-name="ro2">
          <table:table-cell table:formula="of:=CONCATENATE([.A$1];[.J1203])" office:value-type="string" office:string-value="some description1205" calcext:value-type="string">
            <text:p>some description1205</text:p>
          </table:table-cell>
          <table:table-cell table:formula="of:=CONCATENATE([.B$1];[.$J1203];[.$M$2])" office:value-type="string" office:string-value="http://domain1205.com" calcext:value-type="string">
            <text:p>http://domain120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5" calcext:value-type="float">
            <text:p>1205</text:p>
          </table:table-cell>
          <table:table-cell table:number-columns-repeated="5"/>
          <table:table-cell table:formula="of:=CONCATENATE([.$P$1];[.J1203];[.$Q$1];[.$N$3];[.A1203];[.$O$3];[.$Q$1];[.$N$3];[.B1203];[.$O$3];[.$Q$1];[.$N$2];[.E1203];[.$O$2];[.$Q$1];[.$N$2];[.C1203];[.$O$2];[.$Q$1];[.$N$2];[.F1203];[.$O$2];[.$Q$1];[.$N$2];[.D1203];[.$O$2];[.$O$2])" office:value-type="string" office:string-value="insert into creatives values (1205,'some description1205','http://domain1205.com',(),(),('ios','android'),('UK',))" calcext:value-type="string">
            <text:p>insert into creatives values (1205,'some description1205','http://domain1205.com',(),(),('ios','android'),('UK',))</text:p>
          </table:table-cell>
          <table:table-cell/>
        </table:table-row>
        <table:table-row table:style-name="ro2">
          <table:table-cell table:formula="of:=CONCATENATE([.A$1];[.J1204])" office:value-type="string" office:string-value="some description1206" calcext:value-type="string">
            <text:p>some description1206</text:p>
          </table:table-cell>
          <table:table-cell table:formula="of:=CONCATENATE([.B$1];[.$J1204];[.$M$2])" office:value-type="string" office:string-value="http://domain1206.com" calcext:value-type="string">
            <text:p>http://domain120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6" calcext:value-type="float">
            <text:p>1206</text:p>
          </table:table-cell>
          <table:table-cell table:number-columns-repeated="5"/>
          <table:table-cell table:formula="of:=CONCATENATE([.$P$1];[.J1204];[.$Q$1];[.$N$3];[.A1204];[.$O$3];[.$Q$1];[.$N$3];[.B1204];[.$O$3];[.$Q$1];[.$N$2];[.E1204];[.$O$2];[.$Q$1];[.$N$2];[.C1204];[.$O$2];[.$Q$1];[.$N$2];[.F1204];[.$O$2];[.$Q$1];[.$N$2];[.D1204];[.$O$2];[.$O$2])" office:value-type="string" office:string-value="insert into creatives values (1206,'some description1206','http://domain1206.com',(),(),('ios','android'),('UK',))" calcext:value-type="string">
            <text:p>insert into creatives values (1206,'some description1206','http://domain1206.com',(),(),('ios','android'),('UK',))</text:p>
          </table:table-cell>
          <table:table-cell/>
        </table:table-row>
        <table:table-row table:style-name="ro2">
          <table:table-cell table:formula="of:=CONCATENATE([.A$1];[.J1205])" office:value-type="string" office:string-value="some description1207" calcext:value-type="string">
            <text:p>some description1207</text:p>
          </table:table-cell>
          <table:table-cell table:formula="of:=CONCATENATE([.B$1];[.$J1205];[.$M$2])" office:value-type="string" office:string-value="http://domain1207.com" calcext:value-type="string">
            <text:p>http://domain120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7" calcext:value-type="float">
            <text:p>1207</text:p>
          </table:table-cell>
          <table:table-cell table:number-columns-repeated="5"/>
          <table:table-cell table:formula="of:=CONCATENATE([.$P$1];[.J1205];[.$Q$1];[.$N$3];[.A1205];[.$O$3];[.$Q$1];[.$N$3];[.B1205];[.$O$3];[.$Q$1];[.$N$2];[.E1205];[.$O$2];[.$Q$1];[.$N$2];[.C1205];[.$O$2];[.$Q$1];[.$N$2];[.F1205];[.$O$2];[.$Q$1];[.$N$2];[.D1205];[.$O$2];[.$O$2])" office:value-type="string" office:string-value="insert into creatives values (1207,'some description1207','http://domain1207.com',(),(),('ios','android'),('UK',))" calcext:value-type="string">
            <text:p>insert into creatives values (1207,'some description1207','http://domain1207.com',(),(),('ios','android'),('UK',))</text:p>
          </table:table-cell>
          <table:table-cell/>
        </table:table-row>
        <table:table-row table:style-name="ro2">
          <table:table-cell table:formula="of:=CONCATENATE([.A$1];[.J1206])" office:value-type="string" office:string-value="some description1208" calcext:value-type="string">
            <text:p>some description1208</text:p>
          </table:table-cell>
          <table:table-cell table:formula="of:=CONCATENATE([.B$1];[.$J1206];[.$M$2])" office:value-type="string" office:string-value="http://domain1208.com" calcext:value-type="string">
            <text:p>http://domain120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8" calcext:value-type="float">
            <text:p>1208</text:p>
          </table:table-cell>
          <table:table-cell table:number-columns-repeated="5"/>
          <table:table-cell table:formula="of:=CONCATENATE([.$P$1];[.J1206];[.$Q$1];[.$N$3];[.A1206];[.$O$3];[.$Q$1];[.$N$3];[.B1206];[.$O$3];[.$Q$1];[.$N$2];[.E1206];[.$O$2];[.$Q$1];[.$N$2];[.C1206];[.$O$2];[.$Q$1];[.$N$2];[.F1206];[.$O$2];[.$Q$1];[.$N$2];[.D1206];[.$O$2];[.$O$2])" office:value-type="string" office:string-value="insert into creatives values (1208,'some description1208','http://domain1208.com',(),(),('ios','android'),('UK',))" calcext:value-type="string">
            <text:p>insert into creatives values (1208,'some description1208','http://domain1208.com',(),(),('ios','android'),('UK',))</text:p>
          </table:table-cell>
          <table:table-cell/>
        </table:table-row>
        <table:table-row table:style-name="ro2">
          <table:table-cell table:formula="of:=CONCATENATE([.A$1];[.J1207])" office:value-type="string" office:string-value="some description1209" calcext:value-type="string">
            <text:p>some description1209</text:p>
          </table:table-cell>
          <table:table-cell table:formula="of:=CONCATENATE([.B$1];[.$J1207];[.$M$2])" office:value-type="string" office:string-value="http://domain1209.com" calcext:value-type="string">
            <text:p>http://domain120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09" calcext:value-type="float">
            <text:p>1209</text:p>
          </table:table-cell>
          <table:table-cell table:number-columns-repeated="5"/>
          <table:table-cell table:formula="of:=CONCATENATE([.$P$1];[.J1207];[.$Q$1];[.$N$3];[.A1207];[.$O$3];[.$Q$1];[.$N$3];[.B1207];[.$O$3];[.$Q$1];[.$N$2];[.E1207];[.$O$2];[.$Q$1];[.$N$2];[.C1207];[.$O$2];[.$Q$1];[.$N$2];[.F1207];[.$O$2];[.$Q$1];[.$N$2];[.D1207];[.$O$2];[.$O$2])" office:value-type="string" office:string-value="insert into creatives values (1209,'some description1209','http://domain1209.com',(),(),('ios','android'),('UK',))" calcext:value-type="string">
            <text:p>insert into creatives values (1209,'some description1209','http://domain1209.com',(),(),('ios','android'),('UK',))</text:p>
          </table:table-cell>
          <table:table-cell/>
        </table:table-row>
        <table:table-row table:style-name="ro2">
          <table:table-cell table:formula="of:=CONCATENATE([.A$1];[.J1208])" office:value-type="string" office:string-value="some description1210" calcext:value-type="string">
            <text:p>some description1210</text:p>
          </table:table-cell>
          <table:table-cell table:formula="of:=CONCATENATE([.B$1];[.$J1208];[.$M$2])" office:value-type="string" office:string-value="http://domain1210.com" calcext:value-type="string">
            <text:p>http://domain121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0" calcext:value-type="float">
            <text:p>1210</text:p>
          </table:table-cell>
          <table:table-cell table:number-columns-repeated="5"/>
          <table:table-cell table:formula="of:=CONCATENATE([.$P$1];[.J1208];[.$Q$1];[.$N$3];[.A1208];[.$O$3];[.$Q$1];[.$N$3];[.B1208];[.$O$3];[.$Q$1];[.$N$2];[.E1208];[.$O$2];[.$Q$1];[.$N$2];[.C1208];[.$O$2];[.$Q$1];[.$N$2];[.F1208];[.$O$2];[.$Q$1];[.$N$2];[.D1208];[.$O$2];[.$O$2])" office:value-type="string" office:string-value="insert into creatives values (1210,'some description1210','http://domain1210.com',(),(),('ios','android'),('UK',))" calcext:value-type="string">
            <text:p>insert into creatives values (1210,'some description1210','http://domain1210.com',(),(),('ios','android'),('UK',))</text:p>
          </table:table-cell>
          <table:table-cell/>
        </table:table-row>
        <table:table-row table:style-name="ro2">
          <table:table-cell table:formula="of:=CONCATENATE([.A$1];[.J1209])" office:value-type="string" office:string-value="some description1211" calcext:value-type="string">
            <text:p>some description1211</text:p>
          </table:table-cell>
          <table:table-cell table:formula="of:=CONCATENATE([.B$1];[.$J1209];[.$M$2])" office:value-type="string" office:string-value="http://domain1211.com" calcext:value-type="string">
            <text:p>http://domain121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1" calcext:value-type="float">
            <text:p>1211</text:p>
          </table:table-cell>
          <table:table-cell table:number-columns-repeated="5"/>
          <table:table-cell table:formula="of:=CONCATENATE([.$P$1];[.J1209];[.$Q$1];[.$N$3];[.A1209];[.$O$3];[.$Q$1];[.$N$3];[.B1209];[.$O$3];[.$Q$1];[.$N$2];[.E1209];[.$O$2];[.$Q$1];[.$N$2];[.C1209];[.$O$2];[.$Q$1];[.$N$2];[.F1209];[.$O$2];[.$Q$1];[.$N$2];[.D1209];[.$O$2];[.$O$2])" office:value-type="string" office:string-value="insert into creatives values (1211,'some description1211','http://domain1211.com',(),(),('ios','android'),('UK',))" calcext:value-type="string">
            <text:p>insert into creatives values (1211,'some description1211','http://domain1211.com',(),(),('ios','android'),('UK',))</text:p>
          </table:table-cell>
          <table:table-cell/>
        </table:table-row>
        <table:table-row table:style-name="ro2">
          <table:table-cell table:formula="of:=CONCATENATE([.A$1];[.J1210])" office:value-type="string" office:string-value="some description1212" calcext:value-type="string">
            <text:p>some description1212</text:p>
          </table:table-cell>
          <table:table-cell table:formula="of:=CONCATENATE([.B$1];[.$J1210];[.$M$2])" office:value-type="string" office:string-value="http://domain1212.com" calcext:value-type="string">
            <text:p>http://domain121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2" calcext:value-type="float">
            <text:p>1212</text:p>
          </table:table-cell>
          <table:table-cell table:number-columns-repeated="5"/>
          <table:table-cell table:formula="of:=CONCATENATE([.$P$1];[.J1210];[.$Q$1];[.$N$3];[.A1210];[.$O$3];[.$Q$1];[.$N$3];[.B1210];[.$O$3];[.$Q$1];[.$N$2];[.E1210];[.$O$2];[.$Q$1];[.$N$2];[.C1210];[.$O$2];[.$Q$1];[.$N$2];[.F1210];[.$O$2];[.$Q$1];[.$N$2];[.D1210];[.$O$2];[.$O$2])" office:value-type="string" office:string-value="insert into creatives values (1212,'some description1212','http://domain1212.com',(),(),('ios','android'),('UK',))" calcext:value-type="string">
            <text:p>insert into creatives values (1212,'some description1212','http://domain1212.com',(),(),('ios','android'),('UK',))</text:p>
          </table:table-cell>
          <table:table-cell/>
        </table:table-row>
        <table:table-row table:style-name="ro2">
          <table:table-cell table:formula="of:=CONCATENATE([.A$1];[.J1211])" office:value-type="string" office:string-value="some description1213" calcext:value-type="string">
            <text:p>some description1213</text:p>
          </table:table-cell>
          <table:table-cell table:formula="of:=CONCATENATE([.B$1];[.$J1211];[.$M$2])" office:value-type="string" office:string-value="http://domain1213.com" calcext:value-type="string">
            <text:p>http://domain121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3" calcext:value-type="float">
            <text:p>1213</text:p>
          </table:table-cell>
          <table:table-cell table:number-columns-repeated="5"/>
          <table:table-cell table:formula="of:=CONCATENATE([.$P$1];[.J1211];[.$Q$1];[.$N$3];[.A1211];[.$O$3];[.$Q$1];[.$N$3];[.B1211];[.$O$3];[.$Q$1];[.$N$2];[.E1211];[.$O$2];[.$Q$1];[.$N$2];[.C1211];[.$O$2];[.$Q$1];[.$N$2];[.F1211];[.$O$2];[.$Q$1];[.$N$2];[.D1211];[.$O$2];[.$O$2])" office:value-type="string" office:string-value="insert into creatives values (1213,'some description1213','http://domain1213.com',(),(),('ios','android'),('UK',))" calcext:value-type="string">
            <text:p>insert into creatives values (1213,'some description1213','http://domain1213.com',(),(),('ios','android'),('UK',))</text:p>
          </table:table-cell>
          <table:table-cell/>
        </table:table-row>
        <table:table-row table:style-name="ro2">
          <table:table-cell table:formula="of:=CONCATENATE([.A$1];[.J1212])" office:value-type="string" office:string-value="some description1214" calcext:value-type="string">
            <text:p>some description1214</text:p>
          </table:table-cell>
          <table:table-cell table:formula="of:=CONCATENATE([.B$1];[.$J1212];[.$M$2])" office:value-type="string" office:string-value="http://domain1214.com" calcext:value-type="string">
            <text:p>http://domain121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4" calcext:value-type="float">
            <text:p>1214</text:p>
          </table:table-cell>
          <table:table-cell table:number-columns-repeated="5"/>
          <table:table-cell table:formula="of:=CONCATENATE([.$P$1];[.J1212];[.$Q$1];[.$N$3];[.A1212];[.$O$3];[.$Q$1];[.$N$3];[.B1212];[.$O$3];[.$Q$1];[.$N$2];[.E1212];[.$O$2];[.$Q$1];[.$N$2];[.C1212];[.$O$2];[.$Q$1];[.$N$2];[.F1212];[.$O$2];[.$Q$1];[.$N$2];[.D1212];[.$O$2];[.$O$2])" office:value-type="string" office:string-value="insert into creatives values (1214,'some description1214','http://domain1214.com',(),(),('ios','android'),('UK',))" calcext:value-type="string">
            <text:p>insert into creatives values (1214,'some description1214','http://domain1214.com',(),(),('ios','android'),('UK',))</text:p>
          </table:table-cell>
          <table:table-cell/>
        </table:table-row>
        <table:table-row table:style-name="ro2">
          <table:table-cell table:formula="of:=CONCATENATE([.A$1];[.J1213])" office:value-type="string" office:string-value="some description1215" calcext:value-type="string">
            <text:p>some description1215</text:p>
          </table:table-cell>
          <table:table-cell table:formula="of:=CONCATENATE([.B$1];[.$J1213];[.$M$2])" office:value-type="string" office:string-value="http://domain1215.com" calcext:value-type="string">
            <text:p>http://domain121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 table:number-columns-repeated="5"/>
          <table:table-cell table:formula="of:=CONCATENATE([.$P$1];[.J1213];[.$Q$1];[.$N$3];[.A1213];[.$O$3];[.$Q$1];[.$N$3];[.B1213];[.$O$3];[.$Q$1];[.$N$2];[.E1213];[.$O$2];[.$Q$1];[.$N$2];[.C1213];[.$O$2];[.$Q$1];[.$N$2];[.F1213];[.$O$2];[.$Q$1];[.$N$2];[.D1213];[.$O$2];[.$O$2])" office:value-type="string" office:string-value="insert into creatives values (1215,'some description1215','http://domain1215.com',(),(),('ios','android'),('UK',))" calcext:value-type="string">
            <text:p>insert into creatives values (1215,'some description1215','http://domain1215.com',(),(),('ios','android'),('UK',))</text:p>
          </table:table-cell>
          <table:table-cell/>
        </table:table-row>
        <table:table-row table:style-name="ro2">
          <table:table-cell table:formula="of:=CONCATENATE([.A$1];[.J1214])" office:value-type="string" office:string-value="some description1216" calcext:value-type="string">
            <text:p>some description1216</text:p>
          </table:table-cell>
          <table:table-cell table:formula="of:=CONCATENATE([.B$1];[.$J1214];[.$M$2])" office:value-type="string" office:string-value="http://domain1216.com" calcext:value-type="string">
            <text:p>http://domain121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6" calcext:value-type="float">
            <text:p>1216</text:p>
          </table:table-cell>
          <table:table-cell table:number-columns-repeated="5"/>
          <table:table-cell table:formula="of:=CONCATENATE([.$P$1];[.J1214];[.$Q$1];[.$N$3];[.A1214];[.$O$3];[.$Q$1];[.$N$3];[.B1214];[.$O$3];[.$Q$1];[.$N$2];[.E1214];[.$O$2];[.$Q$1];[.$N$2];[.C1214];[.$O$2];[.$Q$1];[.$N$2];[.F1214];[.$O$2];[.$Q$1];[.$N$2];[.D1214];[.$O$2];[.$O$2])" office:value-type="string" office:string-value="insert into creatives values (1216,'some description1216','http://domain1216.com',(),(),('ios','android'),('UK',))" calcext:value-type="string">
            <text:p>insert into creatives values (1216,'some description1216','http://domain1216.com',(),(),('ios','android'),('UK',))</text:p>
          </table:table-cell>
          <table:table-cell/>
        </table:table-row>
        <table:table-row table:style-name="ro2">
          <table:table-cell table:formula="of:=CONCATENATE([.A$1];[.J1215])" office:value-type="string" office:string-value="some description1217" calcext:value-type="string">
            <text:p>some description1217</text:p>
          </table:table-cell>
          <table:table-cell table:formula="of:=CONCATENATE([.B$1];[.$J1215];[.$M$2])" office:value-type="string" office:string-value="http://domain1217.com" calcext:value-type="string">
            <text:p>http://domain121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7" calcext:value-type="float">
            <text:p>1217</text:p>
          </table:table-cell>
          <table:table-cell table:number-columns-repeated="5"/>
          <table:table-cell table:formula="of:=CONCATENATE([.$P$1];[.J1215];[.$Q$1];[.$N$3];[.A1215];[.$O$3];[.$Q$1];[.$N$3];[.B1215];[.$O$3];[.$Q$1];[.$N$2];[.E1215];[.$O$2];[.$Q$1];[.$N$2];[.C1215];[.$O$2];[.$Q$1];[.$N$2];[.F1215];[.$O$2];[.$Q$1];[.$N$2];[.D1215];[.$O$2];[.$O$2])" office:value-type="string" office:string-value="insert into creatives values (1217,'some description1217','http://domain1217.com',(),(),('ios','android'),('UK',))" calcext:value-type="string">
            <text:p>insert into creatives values (1217,'some description1217','http://domain1217.com',(),(),('ios','android'),('UK',))</text:p>
          </table:table-cell>
          <table:table-cell/>
        </table:table-row>
        <table:table-row table:style-name="ro2">
          <table:table-cell table:formula="of:=CONCATENATE([.A$1];[.J1216])" office:value-type="string" office:string-value="some description1218" calcext:value-type="string">
            <text:p>some description1218</text:p>
          </table:table-cell>
          <table:table-cell table:formula="of:=CONCATENATE([.B$1];[.$J1216];[.$M$2])" office:value-type="string" office:string-value="http://domain1218.com" calcext:value-type="string">
            <text:p>http://domain121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number-columns-repeated="5"/>
          <table:table-cell table:formula="of:=CONCATENATE([.$P$1];[.J1216];[.$Q$1];[.$N$3];[.A1216];[.$O$3];[.$Q$1];[.$N$3];[.B1216];[.$O$3];[.$Q$1];[.$N$2];[.E1216];[.$O$2];[.$Q$1];[.$N$2];[.C1216];[.$O$2];[.$Q$1];[.$N$2];[.F1216];[.$O$2];[.$Q$1];[.$N$2];[.D1216];[.$O$2];[.$O$2])" office:value-type="string" office:string-value="insert into creatives values (1218,'some description1218','http://domain1218.com',(),(),('ios','android'),('UK',))" calcext:value-type="string">
            <text:p>insert into creatives values (1218,'some description1218','http://domain1218.com',(),(),('ios','android'),('UK',))</text:p>
          </table:table-cell>
          <table:table-cell/>
        </table:table-row>
        <table:table-row table:style-name="ro2">
          <table:table-cell table:formula="of:=CONCATENATE([.A$1];[.J1217])" office:value-type="string" office:string-value="some description1219" calcext:value-type="string">
            <text:p>some description1219</text:p>
          </table:table-cell>
          <table:table-cell table:formula="of:=CONCATENATE([.B$1];[.$J1217];[.$M$2])" office:value-type="string" office:string-value="http://domain1219.com" calcext:value-type="string">
            <text:p>http://domain121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19" calcext:value-type="float">
            <text:p>1219</text:p>
          </table:table-cell>
          <table:table-cell table:number-columns-repeated="5"/>
          <table:table-cell table:formula="of:=CONCATENATE([.$P$1];[.J1217];[.$Q$1];[.$N$3];[.A1217];[.$O$3];[.$Q$1];[.$N$3];[.B1217];[.$O$3];[.$Q$1];[.$N$2];[.E1217];[.$O$2];[.$Q$1];[.$N$2];[.C1217];[.$O$2];[.$Q$1];[.$N$2];[.F1217];[.$O$2];[.$Q$1];[.$N$2];[.D1217];[.$O$2];[.$O$2])" office:value-type="string" office:string-value="insert into creatives values (1219,'some description1219','http://domain1219.com',(),(),('ios','android'),('UK',))" calcext:value-type="string">
            <text:p>insert into creatives values (1219,'some description1219','http://domain1219.com',(),(),('ios','android'),('UK',))</text:p>
          </table:table-cell>
          <table:table-cell/>
        </table:table-row>
        <table:table-row table:style-name="ro2">
          <table:table-cell table:formula="of:=CONCATENATE([.A$1];[.J1218])" office:value-type="string" office:string-value="some description1220" calcext:value-type="string">
            <text:p>some description1220</text:p>
          </table:table-cell>
          <table:table-cell table:formula="of:=CONCATENATE([.B$1];[.$J1218];[.$M$2])" office:value-type="string" office:string-value="http://domain1220.com" calcext:value-type="string">
            <text:p>http://domain122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 table:number-columns-repeated="5"/>
          <table:table-cell table:formula="of:=CONCATENATE([.$P$1];[.J1218];[.$Q$1];[.$N$3];[.A1218];[.$O$3];[.$Q$1];[.$N$3];[.B1218];[.$O$3];[.$Q$1];[.$N$2];[.E1218];[.$O$2];[.$Q$1];[.$N$2];[.C1218];[.$O$2];[.$Q$1];[.$N$2];[.F1218];[.$O$2];[.$Q$1];[.$N$2];[.D1218];[.$O$2];[.$O$2])" office:value-type="string" office:string-value="insert into creatives values (1220,'some description1220','http://domain1220.com',(),(),('ios','android'),('UK',))" calcext:value-type="string">
            <text:p>insert into creatives values (1220,'some description1220','http://domain1220.com',(),(),('ios','android'),('UK',))</text:p>
          </table:table-cell>
          <table:table-cell/>
        </table:table-row>
        <table:table-row table:style-name="ro2">
          <table:table-cell table:formula="of:=CONCATENATE([.A$1];[.J1219])" office:value-type="string" office:string-value="some description1221" calcext:value-type="string">
            <text:p>some description1221</text:p>
          </table:table-cell>
          <table:table-cell table:formula="of:=CONCATENATE([.B$1];[.$J1219];[.$M$2])" office:value-type="string" office:string-value="http://domain1221.com" calcext:value-type="string">
            <text:p>http://domain122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1" calcext:value-type="float">
            <text:p>1221</text:p>
          </table:table-cell>
          <table:table-cell table:number-columns-repeated="5"/>
          <table:table-cell table:formula="of:=CONCATENATE([.$P$1];[.J1219];[.$Q$1];[.$N$3];[.A1219];[.$O$3];[.$Q$1];[.$N$3];[.B1219];[.$O$3];[.$Q$1];[.$N$2];[.E1219];[.$O$2];[.$Q$1];[.$N$2];[.C1219];[.$O$2];[.$Q$1];[.$N$2];[.F1219];[.$O$2];[.$Q$1];[.$N$2];[.D1219];[.$O$2];[.$O$2])" office:value-type="string" office:string-value="insert into creatives values (1221,'some description1221','http://domain1221.com',(),(),('ios','android'),('UK',))" calcext:value-type="string">
            <text:p>insert into creatives values (1221,'some description1221','http://domain1221.com',(),(),('ios','android'),('UK',))</text:p>
          </table:table-cell>
          <table:table-cell/>
        </table:table-row>
        <table:table-row table:style-name="ro2">
          <table:table-cell table:formula="of:=CONCATENATE([.A$1];[.J1220])" office:value-type="string" office:string-value="some description1222" calcext:value-type="string">
            <text:p>some description1222</text:p>
          </table:table-cell>
          <table:table-cell table:formula="of:=CONCATENATE([.B$1];[.$J1220];[.$M$2])" office:value-type="string" office:string-value="http://domain1222.com" calcext:value-type="string">
            <text:p>http://domain122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2" calcext:value-type="float">
            <text:p>1222</text:p>
          </table:table-cell>
          <table:table-cell table:number-columns-repeated="5"/>
          <table:table-cell table:formula="of:=CONCATENATE([.$P$1];[.J1220];[.$Q$1];[.$N$3];[.A1220];[.$O$3];[.$Q$1];[.$N$3];[.B1220];[.$O$3];[.$Q$1];[.$N$2];[.E1220];[.$O$2];[.$Q$1];[.$N$2];[.C1220];[.$O$2];[.$Q$1];[.$N$2];[.F1220];[.$O$2];[.$Q$1];[.$N$2];[.D1220];[.$O$2];[.$O$2])" office:value-type="string" office:string-value="insert into creatives values (1222,'some description1222','http://domain1222.com',(),(),('ios','android'),('UK',))" calcext:value-type="string">
            <text:p>insert into creatives values (1222,'some description1222','http://domain1222.com',(),(),('ios','android'),('UK',))</text:p>
          </table:table-cell>
          <table:table-cell/>
        </table:table-row>
        <table:table-row table:style-name="ro2">
          <table:table-cell table:formula="of:=CONCATENATE([.A$1];[.J1221])" office:value-type="string" office:string-value="some description1223" calcext:value-type="string">
            <text:p>some description1223</text:p>
          </table:table-cell>
          <table:table-cell table:formula="of:=CONCATENATE([.B$1];[.$J1221];[.$M$2])" office:value-type="string" office:string-value="http://domain1223.com" calcext:value-type="string">
            <text:p>http://domain122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3" calcext:value-type="float">
            <text:p>1223</text:p>
          </table:table-cell>
          <table:table-cell table:number-columns-repeated="5"/>
          <table:table-cell table:formula="of:=CONCATENATE([.$P$1];[.J1221];[.$Q$1];[.$N$3];[.A1221];[.$O$3];[.$Q$1];[.$N$3];[.B1221];[.$O$3];[.$Q$1];[.$N$2];[.E1221];[.$O$2];[.$Q$1];[.$N$2];[.C1221];[.$O$2];[.$Q$1];[.$N$2];[.F1221];[.$O$2];[.$Q$1];[.$N$2];[.D1221];[.$O$2];[.$O$2])" office:value-type="string" office:string-value="insert into creatives values (1223,'some description1223','http://domain1223.com',(),(),('ios','android'),('UK',))" calcext:value-type="string">
            <text:p>insert into creatives values (1223,'some description1223','http://domain1223.com',(),(),('ios','android'),('UK',))</text:p>
          </table:table-cell>
          <table:table-cell/>
        </table:table-row>
        <table:table-row table:style-name="ro2">
          <table:table-cell table:formula="of:=CONCATENATE([.A$1];[.J1222])" office:value-type="string" office:string-value="some description1224" calcext:value-type="string">
            <text:p>some description1224</text:p>
          </table:table-cell>
          <table:table-cell table:formula="of:=CONCATENATE([.B$1];[.$J1222];[.$M$2])" office:value-type="string" office:string-value="http://domain1224.com" calcext:value-type="string">
            <text:p>http://domain122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4" calcext:value-type="float">
            <text:p>1224</text:p>
          </table:table-cell>
          <table:table-cell table:number-columns-repeated="5"/>
          <table:table-cell table:formula="of:=CONCATENATE([.$P$1];[.J1222];[.$Q$1];[.$N$3];[.A1222];[.$O$3];[.$Q$1];[.$N$3];[.B1222];[.$O$3];[.$Q$1];[.$N$2];[.E1222];[.$O$2];[.$Q$1];[.$N$2];[.C1222];[.$O$2];[.$Q$1];[.$N$2];[.F1222];[.$O$2];[.$Q$1];[.$N$2];[.D1222];[.$O$2];[.$O$2])" office:value-type="string" office:string-value="insert into creatives values (1224,'some description1224','http://domain1224.com',(),(),('ios','android'),('UK',))" calcext:value-type="string">
            <text:p>insert into creatives values (1224,'some description1224','http://domain1224.com',(),(),('ios','android'),('UK',))</text:p>
          </table:table-cell>
          <table:table-cell/>
        </table:table-row>
        <table:table-row table:style-name="ro2">
          <table:table-cell table:formula="of:=CONCATENATE([.A$1];[.J1223])" office:value-type="string" office:string-value="some description1225" calcext:value-type="string">
            <text:p>some description1225</text:p>
          </table:table-cell>
          <table:table-cell table:formula="of:=CONCATENATE([.B$1];[.$J1223];[.$M$2])" office:value-type="string" office:string-value="http://domain1225.com" calcext:value-type="string">
            <text:p>http://domain122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5" calcext:value-type="float">
            <text:p>1225</text:p>
          </table:table-cell>
          <table:table-cell table:number-columns-repeated="5"/>
          <table:table-cell table:formula="of:=CONCATENATE([.$P$1];[.J1223];[.$Q$1];[.$N$3];[.A1223];[.$O$3];[.$Q$1];[.$N$3];[.B1223];[.$O$3];[.$Q$1];[.$N$2];[.E1223];[.$O$2];[.$Q$1];[.$N$2];[.C1223];[.$O$2];[.$Q$1];[.$N$2];[.F1223];[.$O$2];[.$Q$1];[.$N$2];[.D1223];[.$O$2];[.$O$2])" office:value-type="string" office:string-value="insert into creatives values (1225,'some description1225','http://domain1225.com',(),(),('ios','android'),('UK',))" calcext:value-type="string">
            <text:p>insert into creatives values (1225,'some description1225','http://domain1225.com',(),(),('ios','android'),('UK',))</text:p>
          </table:table-cell>
          <table:table-cell/>
        </table:table-row>
        <table:table-row table:style-name="ro2">
          <table:table-cell table:formula="of:=CONCATENATE([.A$1];[.J1224])" office:value-type="string" office:string-value="some description1226" calcext:value-type="string">
            <text:p>some description1226</text:p>
          </table:table-cell>
          <table:table-cell table:formula="of:=CONCATENATE([.B$1];[.$J1224];[.$M$2])" office:value-type="string" office:string-value="http://domain1226.com" calcext:value-type="string">
            <text:p>http://domain122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6" calcext:value-type="float">
            <text:p>1226</text:p>
          </table:table-cell>
          <table:table-cell table:number-columns-repeated="5"/>
          <table:table-cell table:formula="of:=CONCATENATE([.$P$1];[.J1224];[.$Q$1];[.$N$3];[.A1224];[.$O$3];[.$Q$1];[.$N$3];[.B1224];[.$O$3];[.$Q$1];[.$N$2];[.E1224];[.$O$2];[.$Q$1];[.$N$2];[.C1224];[.$O$2];[.$Q$1];[.$N$2];[.F1224];[.$O$2];[.$Q$1];[.$N$2];[.D1224];[.$O$2];[.$O$2])" office:value-type="string" office:string-value="insert into creatives values (1226,'some description1226','http://domain1226.com',(),(),('ios','android'),('UK',))" calcext:value-type="string">
            <text:p>insert into creatives values (1226,'some description1226','http://domain1226.com',(),(),('ios','android'),('UK',))</text:p>
          </table:table-cell>
          <table:table-cell/>
        </table:table-row>
        <table:table-row table:style-name="ro2">
          <table:table-cell table:formula="of:=CONCATENATE([.A$1];[.J1225])" office:value-type="string" office:string-value="some description1227" calcext:value-type="string">
            <text:p>some description1227</text:p>
          </table:table-cell>
          <table:table-cell table:formula="of:=CONCATENATE([.B$1];[.$J1225];[.$M$2])" office:value-type="string" office:string-value="http://domain1227.com" calcext:value-type="string">
            <text:p>http://domain122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7" calcext:value-type="float">
            <text:p>1227</text:p>
          </table:table-cell>
          <table:table-cell table:number-columns-repeated="5"/>
          <table:table-cell table:formula="of:=CONCATENATE([.$P$1];[.J1225];[.$Q$1];[.$N$3];[.A1225];[.$O$3];[.$Q$1];[.$N$3];[.B1225];[.$O$3];[.$Q$1];[.$N$2];[.E1225];[.$O$2];[.$Q$1];[.$N$2];[.C1225];[.$O$2];[.$Q$1];[.$N$2];[.F1225];[.$O$2];[.$Q$1];[.$N$2];[.D1225];[.$O$2];[.$O$2])" office:value-type="string" office:string-value="insert into creatives values (1227,'some description1227','http://domain1227.com',(),(),('ios','android'),('UK',))" calcext:value-type="string">
            <text:p>insert into creatives values (1227,'some description1227','http://domain1227.com',(),(),('ios','android'),('UK',))</text:p>
          </table:table-cell>
          <table:table-cell/>
        </table:table-row>
        <table:table-row table:style-name="ro2">
          <table:table-cell table:formula="of:=CONCATENATE([.A$1];[.J1226])" office:value-type="string" office:string-value="some description1228" calcext:value-type="string">
            <text:p>some description1228</text:p>
          </table:table-cell>
          <table:table-cell table:formula="of:=CONCATENATE([.B$1];[.$J1226];[.$M$2])" office:value-type="string" office:string-value="http://domain1228.com" calcext:value-type="string">
            <text:p>http://domain122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8" calcext:value-type="float">
            <text:p>1228</text:p>
          </table:table-cell>
          <table:table-cell table:number-columns-repeated="5"/>
          <table:table-cell table:formula="of:=CONCATENATE([.$P$1];[.J1226];[.$Q$1];[.$N$3];[.A1226];[.$O$3];[.$Q$1];[.$N$3];[.B1226];[.$O$3];[.$Q$1];[.$N$2];[.E1226];[.$O$2];[.$Q$1];[.$N$2];[.C1226];[.$O$2];[.$Q$1];[.$N$2];[.F1226];[.$O$2];[.$Q$1];[.$N$2];[.D1226];[.$O$2];[.$O$2])" office:value-type="string" office:string-value="insert into creatives values (1228,'some description1228','http://domain1228.com',(),(),('ios','android'),('UK',))" calcext:value-type="string">
            <text:p>insert into creatives values (1228,'some description1228','http://domain1228.com',(),(),('ios','android'),('UK',))</text:p>
          </table:table-cell>
          <table:table-cell/>
        </table:table-row>
        <table:table-row table:style-name="ro2">
          <table:table-cell table:formula="of:=CONCATENATE([.A$1];[.J1227])" office:value-type="string" office:string-value="some description1229" calcext:value-type="string">
            <text:p>some description1229</text:p>
          </table:table-cell>
          <table:table-cell table:formula="of:=CONCATENATE([.B$1];[.$J1227];[.$M$2])" office:value-type="string" office:string-value="http://domain1229.com" calcext:value-type="string">
            <text:p>http://domain122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29" calcext:value-type="float">
            <text:p>1229</text:p>
          </table:table-cell>
          <table:table-cell table:number-columns-repeated="5"/>
          <table:table-cell table:formula="of:=CONCATENATE([.$P$1];[.J1227];[.$Q$1];[.$N$3];[.A1227];[.$O$3];[.$Q$1];[.$N$3];[.B1227];[.$O$3];[.$Q$1];[.$N$2];[.E1227];[.$O$2];[.$Q$1];[.$N$2];[.C1227];[.$O$2];[.$Q$1];[.$N$2];[.F1227];[.$O$2];[.$Q$1];[.$N$2];[.D1227];[.$O$2];[.$O$2])" office:value-type="string" office:string-value="insert into creatives values (1229,'some description1229','http://domain1229.com',(),(),('ios','android'),('UK',))" calcext:value-type="string">
            <text:p>insert into creatives values (1229,'some description1229','http://domain1229.com',(),(),('ios','android'),('UK',))</text:p>
          </table:table-cell>
          <table:table-cell/>
        </table:table-row>
        <table:table-row table:style-name="ro2">
          <table:table-cell table:formula="of:=CONCATENATE([.A$1];[.J1228])" office:value-type="string" office:string-value="some description1230" calcext:value-type="string">
            <text:p>some description1230</text:p>
          </table:table-cell>
          <table:table-cell table:formula="of:=CONCATENATE([.B$1];[.$J1228];[.$M$2])" office:value-type="string" office:string-value="http://domain1230.com" calcext:value-type="string">
            <text:p>http://domain123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0" calcext:value-type="float">
            <text:p>1230</text:p>
          </table:table-cell>
          <table:table-cell table:number-columns-repeated="5"/>
          <table:table-cell table:formula="of:=CONCATENATE([.$P$1];[.J1228];[.$Q$1];[.$N$3];[.A1228];[.$O$3];[.$Q$1];[.$N$3];[.B1228];[.$O$3];[.$Q$1];[.$N$2];[.E1228];[.$O$2];[.$Q$1];[.$N$2];[.C1228];[.$O$2];[.$Q$1];[.$N$2];[.F1228];[.$O$2];[.$Q$1];[.$N$2];[.D1228];[.$O$2];[.$O$2])" office:value-type="string" office:string-value="insert into creatives values (1230,'some description1230','http://domain1230.com',(),(),('ios','android'),('UK',))" calcext:value-type="string">
            <text:p>insert into creatives values (1230,'some description1230','http://domain1230.com',(),(),('ios','android'),('UK',))</text:p>
          </table:table-cell>
          <table:table-cell/>
        </table:table-row>
        <table:table-row table:style-name="ro2">
          <table:table-cell table:formula="of:=CONCATENATE([.A$1];[.J1229])" office:value-type="string" office:string-value="some description1231" calcext:value-type="string">
            <text:p>some description1231</text:p>
          </table:table-cell>
          <table:table-cell table:formula="of:=CONCATENATE([.B$1];[.$J1229];[.$M$2])" office:value-type="string" office:string-value="http://domain1231.com" calcext:value-type="string">
            <text:p>http://domain123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1" calcext:value-type="float">
            <text:p>1231</text:p>
          </table:table-cell>
          <table:table-cell table:number-columns-repeated="5"/>
          <table:table-cell table:formula="of:=CONCATENATE([.$P$1];[.J1229];[.$Q$1];[.$N$3];[.A1229];[.$O$3];[.$Q$1];[.$N$3];[.B1229];[.$O$3];[.$Q$1];[.$N$2];[.E1229];[.$O$2];[.$Q$1];[.$N$2];[.C1229];[.$O$2];[.$Q$1];[.$N$2];[.F1229];[.$O$2];[.$Q$1];[.$N$2];[.D1229];[.$O$2];[.$O$2])" office:value-type="string" office:string-value="insert into creatives values (1231,'some description1231','http://domain1231.com',(),(),('ios','android'),('UK',))" calcext:value-type="string">
            <text:p>insert into creatives values (1231,'some description1231','http://domain1231.com',(),(),('ios','android'),('UK',))</text:p>
          </table:table-cell>
          <table:table-cell/>
        </table:table-row>
        <table:table-row table:style-name="ro2">
          <table:table-cell table:formula="of:=CONCATENATE([.A$1];[.J1230])" office:value-type="string" office:string-value="some description1232" calcext:value-type="string">
            <text:p>some description1232</text:p>
          </table:table-cell>
          <table:table-cell table:formula="of:=CONCATENATE([.B$1];[.$J1230];[.$M$2])" office:value-type="string" office:string-value="http://domain1232.com" calcext:value-type="string">
            <text:p>http://domain123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2" calcext:value-type="float">
            <text:p>1232</text:p>
          </table:table-cell>
          <table:table-cell table:number-columns-repeated="5"/>
          <table:table-cell table:formula="of:=CONCATENATE([.$P$1];[.J1230];[.$Q$1];[.$N$3];[.A1230];[.$O$3];[.$Q$1];[.$N$3];[.B1230];[.$O$3];[.$Q$1];[.$N$2];[.E1230];[.$O$2];[.$Q$1];[.$N$2];[.C1230];[.$O$2];[.$Q$1];[.$N$2];[.F1230];[.$O$2];[.$Q$1];[.$N$2];[.D1230];[.$O$2];[.$O$2])" office:value-type="string" office:string-value="insert into creatives values (1232,'some description1232','http://domain1232.com',(),(),('ios','android'),('UK',))" calcext:value-type="string">
            <text:p>insert into creatives values (1232,'some description1232','http://domain1232.com',(),(),('ios','android'),('UK',))</text:p>
          </table:table-cell>
          <table:table-cell/>
        </table:table-row>
        <table:table-row table:style-name="ro2">
          <table:table-cell table:formula="of:=CONCATENATE([.A$1];[.J1231])" office:value-type="string" office:string-value="some description1233" calcext:value-type="string">
            <text:p>some description1233</text:p>
          </table:table-cell>
          <table:table-cell table:formula="of:=CONCATENATE([.B$1];[.$J1231];[.$M$2])" office:value-type="string" office:string-value="http://domain1233.com" calcext:value-type="string">
            <text:p>http://domain123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3" calcext:value-type="float">
            <text:p>1233</text:p>
          </table:table-cell>
          <table:table-cell table:number-columns-repeated="5"/>
          <table:table-cell table:formula="of:=CONCATENATE([.$P$1];[.J1231];[.$Q$1];[.$N$3];[.A1231];[.$O$3];[.$Q$1];[.$N$3];[.B1231];[.$O$3];[.$Q$1];[.$N$2];[.E1231];[.$O$2];[.$Q$1];[.$N$2];[.C1231];[.$O$2];[.$Q$1];[.$N$2];[.F1231];[.$O$2];[.$Q$1];[.$N$2];[.D1231];[.$O$2];[.$O$2])" office:value-type="string" office:string-value="insert into creatives values (1233,'some description1233','http://domain1233.com',(),(),('ios','android'),('UK',))" calcext:value-type="string">
            <text:p>insert into creatives values (1233,'some description1233','http://domain1233.com',(),(),('ios','android'),('UK',))</text:p>
          </table:table-cell>
          <table:table-cell/>
        </table:table-row>
        <table:table-row table:style-name="ro2">
          <table:table-cell table:formula="of:=CONCATENATE([.A$1];[.J1232])" office:value-type="string" office:string-value="some description1234" calcext:value-type="string">
            <text:p>some description1234</text:p>
          </table:table-cell>
          <table:table-cell table:formula="of:=CONCATENATE([.B$1];[.$J1232];[.$M$2])" office:value-type="string" office:string-value="http://domain1234.com" calcext:value-type="string">
            <text:p>http://domain1234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table:number-columns-repeated="5"/>
          <table:table-cell table:formula="of:=CONCATENATE([.$P$1];[.J1232];[.$Q$1];[.$N$3];[.A1232];[.$O$3];[.$Q$1];[.$N$3];[.B1232];[.$O$3];[.$Q$1];[.$N$2];[.E1232];[.$O$2];[.$Q$1];[.$N$2];[.C1232];[.$O$2];[.$Q$1];[.$N$2];[.F1232];[.$O$2];[.$Q$1];[.$N$2];[.D1232];[.$O$2];[.$O$2])" office:value-type="string" office:string-value="insert into creatives values (1234,'some description1234','http://domain1234.com',(),(),('ios','android'),('UK',))" calcext:value-type="string">
            <text:p>insert into creatives values (1234,'some description1234','http://domain1234.com',(),(),('ios','android'),('UK',))</text:p>
          </table:table-cell>
          <table:table-cell/>
        </table:table-row>
        <table:table-row table:style-name="ro2">
          <table:table-cell table:formula="of:=CONCATENATE([.A$1];[.J1233])" office:value-type="string" office:string-value="some description1235" calcext:value-type="string">
            <text:p>some description1235</text:p>
          </table:table-cell>
          <table:table-cell table:formula="of:=CONCATENATE([.B$1];[.$J1233];[.$M$2])" office:value-type="string" office:string-value="http://domain1235.com" calcext:value-type="string">
            <text:p>http://domain1235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5" calcext:value-type="float">
            <text:p>1235</text:p>
          </table:table-cell>
          <table:table-cell table:number-columns-repeated="5"/>
          <table:table-cell table:formula="of:=CONCATENATE([.$P$1];[.J1233];[.$Q$1];[.$N$3];[.A1233];[.$O$3];[.$Q$1];[.$N$3];[.B1233];[.$O$3];[.$Q$1];[.$N$2];[.E1233];[.$O$2];[.$Q$1];[.$N$2];[.C1233];[.$O$2];[.$Q$1];[.$N$2];[.F1233];[.$O$2];[.$Q$1];[.$N$2];[.D1233];[.$O$2];[.$O$2])" office:value-type="string" office:string-value="insert into creatives values (1235,'some description1235','http://domain1235.com',(),(),('ios','android'),('UK',))" calcext:value-type="string">
            <text:p>insert into creatives values (1235,'some description1235','http://domain1235.com',(),(),('ios','android'),('UK',))</text:p>
          </table:table-cell>
          <table:table-cell/>
        </table:table-row>
        <table:table-row table:style-name="ro2">
          <table:table-cell table:formula="of:=CONCATENATE([.A$1];[.J1234])" office:value-type="string" office:string-value="some description1236" calcext:value-type="string">
            <text:p>some description1236</text:p>
          </table:table-cell>
          <table:table-cell table:formula="of:=CONCATENATE([.B$1];[.$J1234];[.$M$2])" office:value-type="string" office:string-value="http://domain1236.com" calcext:value-type="string">
            <text:p>http://domain1236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6" calcext:value-type="float">
            <text:p>1236</text:p>
          </table:table-cell>
          <table:table-cell table:number-columns-repeated="5"/>
          <table:table-cell table:formula="of:=CONCATENATE([.$P$1];[.J1234];[.$Q$1];[.$N$3];[.A1234];[.$O$3];[.$Q$1];[.$N$3];[.B1234];[.$O$3];[.$Q$1];[.$N$2];[.E1234];[.$O$2];[.$Q$1];[.$N$2];[.C1234];[.$O$2];[.$Q$1];[.$N$2];[.F1234];[.$O$2];[.$Q$1];[.$N$2];[.D1234];[.$O$2];[.$O$2])" office:value-type="string" office:string-value="insert into creatives values (1236,'some description1236','http://domain1236.com',(),(),('ios','android'),('UK',))" calcext:value-type="string">
            <text:p>insert into creatives values (1236,'some description1236','http://domain1236.com',(),(),('ios','android'),('UK',))</text:p>
          </table:table-cell>
          <table:table-cell/>
        </table:table-row>
        <table:table-row table:style-name="ro2">
          <table:table-cell table:formula="of:=CONCATENATE([.A$1];[.J1235])" office:value-type="string" office:string-value="some description1237" calcext:value-type="string">
            <text:p>some description1237</text:p>
          </table:table-cell>
          <table:table-cell table:formula="of:=CONCATENATE([.B$1];[.$J1235];[.$M$2])" office:value-type="string" office:string-value="http://domain1237.com" calcext:value-type="string">
            <text:p>http://domain1237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7" calcext:value-type="float">
            <text:p>1237</text:p>
          </table:table-cell>
          <table:table-cell table:number-columns-repeated="5"/>
          <table:table-cell table:formula="of:=CONCATENATE([.$P$1];[.J1235];[.$Q$1];[.$N$3];[.A1235];[.$O$3];[.$Q$1];[.$N$3];[.B1235];[.$O$3];[.$Q$1];[.$N$2];[.E1235];[.$O$2];[.$Q$1];[.$N$2];[.C1235];[.$O$2];[.$Q$1];[.$N$2];[.F1235];[.$O$2];[.$Q$1];[.$N$2];[.D1235];[.$O$2];[.$O$2])" office:value-type="string" office:string-value="insert into creatives values (1237,'some description1237','http://domain1237.com',(),(),('ios','android'),('UK',))" calcext:value-type="string">
            <text:p>insert into creatives values (1237,'some description1237','http://domain1237.com',(),(),('ios','android'),('UK',))</text:p>
          </table:table-cell>
          <table:table-cell/>
        </table:table-row>
        <table:table-row table:style-name="ro2">
          <table:table-cell table:formula="of:=CONCATENATE([.A$1];[.J1236])" office:value-type="string" office:string-value="some description1238" calcext:value-type="string">
            <text:p>some description1238</text:p>
          </table:table-cell>
          <table:table-cell table:formula="of:=CONCATENATE([.B$1];[.$J1236];[.$M$2])" office:value-type="string" office:string-value="http://domain1238.com" calcext:value-type="string">
            <text:p>http://domain1238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8" calcext:value-type="float">
            <text:p>1238</text:p>
          </table:table-cell>
          <table:table-cell table:number-columns-repeated="5"/>
          <table:table-cell table:formula="of:=CONCATENATE([.$P$1];[.J1236];[.$Q$1];[.$N$3];[.A1236];[.$O$3];[.$Q$1];[.$N$3];[.B1236];[.$O$3];[.$Q$1];[.$N$2];[.E1236];[.$O$2];[.$Q$1];[.$N$2];[.C1236];[.$O$2];[.$Q$1];[.$N$2];[.F1236];[.$O$2];[.$Q$1];[.$N$2];[.D1236];[.$O$2];[.$O$2])" office:value-type="string" office:string-value="insert into creatives values (1238,'some description1238','http://domain1238.com',(),(),('ios','android'),('UK',))" calcext:value-type="string">
            <text:p>insert into creatives values (1238,'some description1238','http://domain1238.com',(),(),('ios','android'),('UK',))</text:p>
          </table:table-cell>
          <table:table-cell/>
        </table:table-row>
        <table:table-row table:style-name="ro2">
          <table:table-cell table:formula="of:=CONCATENATE([.A$1];[.J1237])" office:value-type="string" office:string-value="some description1239" calcext:value-type="string">
            <text:p>some description1239</text:p>
          </table:table-cell>
          <table:table-cell table:formula="of:=CONCATENATE([.B$1];[.$J1237];[.$M$2])" office:value-type="string" office:string-value="http://domain1239.com" calcext:value-type="string">
            <text:p>http://domain1239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39" calcext:value-type="float">
            <text:p>1239</text:p>
          </table:table-cell>
          <table:table-cell table:number-columns-repeated="5"/>
          <table:table-cell table:formula="of:=CONCATENATE([.$P$1];[.J1237];[.$Q$1];[.$N$3];[.A1237];[.$O$3];[.$Q$1];[.$N$3];[.B1237];[.$O$3];[.$Q$1];[.$N$2];[.E1237];[.$O$2];[.$Q$1];[.$N$2];[.C1237];[.$O$2];[.$Q$1];[.$N$2];[.F1237];[.$O$2];[.$Q$1];[.$N$2];[.D1237];[.$O$2];[.$O$2])" office:value-type="string" office:string-value="insert into creatives values (1239,'some description1239','http://domain1239.com',(),(),('ios','android'),('UK',))" calcext:value-type="string">
            <text:p>insert into creatives values (1239,'some description1239','http://domain1239.com',(),(),('ios','android'),('UK',))</text:p>
          </table:table-cell>
          <table:table-cell/>
        </table:table-row>
        <table:table-row table:style-name="ro2">
          <table:table-cell table:formula="of:=CONCATENATE([.A$1];[.J1238])" office:value-type="string" office:string-value="some description1240" calcext:value-type="string">
            <text:p>some description1240</text:p>
          </table:table-cell>
          <table:table-cell table:formula="of:=CONCATENATE([.B$1];[.$J1238];[.$M$2])" office:value-type="string" office:string-value="http://domain1240.com" calcext:value-type="string">
            <text:p>http://domain1240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0" calcext:value-type="float">
            <text:p>1240</text:p>
          </table:table-cell>
          <table:table-cell table:number-columns-repeated="5"/>
          <table:table-cell table:formula="of:=CONCATENATE([.$P$1];[.J1238];[.$Q$1];[.$N$3];[.A1238];[.$O$3];[.$Q$1];[.$N$3];[.B1238];[.$O$3];[.$Q$1];[.$N$2];[.E1238];[.$O$2];[.$Q$1];[.$N$2];[.C1238];[.$O$2];[.$Q$1];[.$N$2];[.F1238];[.$O$2];[.$Q$1];[.$N$2];[.D1238];[.$O$2];[.$O$2])" office:value-type="string" office:string-value="insert into creatives values (1240,'some description1240','http://domain1240.com',(),(),('ios','android'),('UK',))" calcext:value-type="string">
            <text:p>insert into creatives values (1240,'some description1240','http://domain1240.com',(),(),('ios','android'),('UK',))</text:p>
          </table:table-cell>
          <table:table-cell/>
        </table:table-row>
        <table:table-row table:style-name="ro2">
          <table:table-cell table:formula="of:=CONCATENATE([.A$1];[.J1239])" office:value-type="string" office:string-value="some description1241" calcext:value-type="string">
            <text:p>some description1241</text:p>
          </table:table-cell>
          <table:table-cell table:formula="of:=CONCATENATE([.B$1];[.$J1239];[.$M$2])" office:value-type="string" office:string-value="http://domain1241.com" calcext:value-type="string">
            <text:p>http://domain1241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1" calcext:value-type="float">
            <text:p>1241</text:p>
          </table:table-cell>
          <table:table-cell table:number-columns-repeated="5"/>
          <table:table-cell table:formula="of:=CONCATENATE([.$P$1];[.J1239];[.$Q$1];[.$N$3];[.A1239];[.$O$3];[.$Q$1];[.$N$3];[.B1239];[.$O$3];[.$Q$1];[.$N$2];[.E1239];[.$O$2];[.$Q$1];[.$N$2];[.C1239];[.$O$2];[.$Q$1];[.$N$2];[.F1239];[.$O$2];[.$Q$1];[.$N$2];[.D1239];[.$O$2];[.$O$2])" office:value-type="string" office:string-value="insert into creatives values (1241,'some description1241','http://domain1241.com',(),(),('ios','android'),('UK',))" calcext:value-type="string">
            <text:p>insert into creatives values (1241,'some description1241','http://domain1241.com',(),(),('ios','android'),('UK',))</text:p>
          </table:table-cell>
          <table:table-cell/>
        </table:table-row>
        <table:table-row table:style-name="ro2">
          <table:table-cell table:formula="of:=CONCATENATE([.A$1];[.J1240])" office:value-type="string" office:string-value="some description1242" calcext:value-type="string">
            <text:p>some description1242</text:p>
          </table:table-cell>
          <table:table-cell table:formula="of:=CONCATENATE([.B$1];[.$J1240];[.$M$2])" office:value-type="string" office:string-value="http://domain1242.com" calcext:value-type="string">
            <text:p>http://domain1242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2" calcext:value-type="float">
            <text:p>1242</text:p>
          </table:table-cell>
          <table:table-cell table:number-columns-repeated="5"/>
          <table:table-cell table:formula="of:=CONCATENATE([.$P$1];[.J1240];[.$Q$1];[.$N$3];[.A1240];[.$O$3];[.$Q$1];[.$N$3];[.B1240];[.$O$3];[.$Q$1];[.$N$2];[.E1240];[.$O$2];[.$Q$1];[.$N$2];[.C1240];[.$O$2];[.$Q$1];[.$N$2];[.F1240];[.$O$2];[.$Q$1];[.$N$2];[.D1240];[.$O$2];[.$O$2])" office:value-type="string" office:string-value="insert into creatives values (1242,'some description1242','http://domain1242.com',(),(),('ios','android'),('UK',))" calcext:value-type="string">
            <text:p>insert into creatives values (1242,'some description1242','http://domain1242.com',(),(),('ios','android'),('UK',))</text:p>
          </table:table-cell>
          <table:table-cell/>
        </table:table-row>
        <table:table-row table:style-name="ro2">
          <table:table-cell table:formula="of:=CONCATENATE([.A$1];[.J1241])" office:value-type="string" office:string-value="some description1243" calcext:value-type="string">
            <text:p>some description1243</text:p>
          </table:table-cell>
          <table:table-cell table:formula="of:=CONCATENATE([.B$1];[.$J1241];[.$M$2])" office:value-type="string" office:string-value="http://domain1243.com" calcext:value-type="string">
            <text:p>http://domain1243.com</text:p>
          </table:table-cell>
          <table:table-cell/>
          <table:table-cell office:value-type="string" calcext:value-type="string">
            <text:p>'UK',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3" calcext:value-type="float">
            <text:p>1243</text:p>
          </table:table-cell>
          <table:table-cell table:number-columns-repeated="5"/>
          <table:table-cell table:formula="of:=CONCATENATE([.$P$1];[.J1241];[.$Q$1];[.$N$3];[.A1241];[.$O$3];[.$Q$1];[.$N$3];[.B1241];[.$O$3];[.$Q$1];[.$N$2];[.E1241];[.$O$2];[.$Q$1];[.$N$2];[.C1241];[.$O$2];[.$Q$1];[.$N$2];[.F1241];[.$O$2];[.$Q$1];[.$N$2];[.D1241];[.$O$2];[.$O$2])" office:value-type="string" office:string-value="insert into creatives values (1243,'some description1243','http://domain1243.com',(),(),('ios','android'),('UK',))" calcext:value-type="string">
            <text:p>insert into creatives values (1243,'some description1243','http://domain1243.com',(),(),('ios','android'),('UK',))</text:p>
          </table:table-cell>
          <table:table-cell/>
        </table:table-row>
        <table:table-row table:style-name="ro2">
          <table:table-cell table:formula="of:=CONCATENATE([.A$1];[.J1242])" office:value-type="string" office:string-value="some description1244" calcext:value-type="string">
            <text:p>some description1244</text:p>
          </table:table-cell>
          <table:table-cell table:formula="of:=CONCATENATE([.B$1];[.$J1242];[.$M$2])" office:value-type="string" office:string-value="http://domain1244.com" calcext:value-type="string">
            <text:p>http://domain124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4" calcext:value-type="float">
            <text:p>1244</text:p>
          </table:table-cell>
          <table:table-cell table:number-columns-repeated="5"/>
          <table:table-cell table:formula="of:=CONCATENATE([.$P$1];[.J1242];[.$Q$1];[.$N$3];[.A1242];[.$O$3];[.$Q$1];[.$N$3];[.B1242];[.$O$3];[.$Q$1];[.$N$2];[.E1242];[.$O$2];[.$Q$1];[.$N$2];[.C1242];[.$O$2];[.$Q$1];[.$N$2];[.F1242];[.$O$2];[.$Q$1];[.$N$2];[.D1242];[.$O$2];[.$O$2])" office:value-type="string" office:string-value="insert into creatives values (1244,'some description1244','http://domain1244.com',(),(),('ios','android'),('UK','US'))" calcext:value-type="string">
            <text:p>insert into creatives values (1244,'some description1244','http://domain1244.com',(),(),('ios','android'),('UK','US'))</text:p>
          </table:table-cell>
          <table:table-cell/>
        </table:table-row>
        <table:table-row table:style-name="ro2">
          <table:table-cell table:formula="of:=CONCATENATE([.A$1];[.J1243])" office:value-type="string" office:string-value="some description1245" calcext:value-type="string">
            <text:p>some description1245</text:p>
          </table:table-cell>
          <table:table-cell table:formula="of:=CONCATENATE([.B$1];[.$J1243];[.$M$2])" office:value-type="string" office:string-value="http://domain1245.com" calcext:value-type="string">
            <text:p>http://domain124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5" calcext:value-type="float">
            <text:p>1245</text:p>
          </table:table-cell>
          <table:table-cell table:number-columns-repeated="5"/>
          <table:table-cell table:formula="of:=CONCATENATE([.$P$1];[.J1243];[.$Q$1];[.$N$3];[.A1243];[.$O$3];[.$Q$1];[.$N$3];[.B1243];[.$O$3];[.$Q$1];[.$N$2];[.E1243];[.$O$2];[.$Q$1];[.$N$2];[.C1243];[.$O$2];[.$Q$1];[.$N$2];[.F1243];[.$O$2];[.$Q$1];[.$N$2];[.D1243];[.$O$2];[.$O$2])" office:value-type="string" office:string-value="insert into creatives values (1245,'some description1245','http://domain1245.com',(),(),('ios','android'),('UK','US'))" calcext:value-type="string">
            <text:p>insert into creatives values (1245,'some description1245','http://domain1245.com',(),(),('ios','android'),('UK','US'))</text:p>
          </table:table-cell>
          <table:table-cell/>
        </table:table-row>
        <table:table-row table:style-name="ro2">
          <table:table-cell table:formula="of:=CONCATENATE([.A$1];[.J1244])" office:value-type="string" office:string-value="some description1246" calcext:value-type="string">
            <text:p>some description1246</text:p>
          </table:table-cell>
          <table:table-cell table:formula="of:=CONCATENATE([.B$1];[.$J1244];[.$M$2])" office:value-type="string" office:string-value="http://domain1246.com" calcext:value-type="string">
            <text:p>http://domain124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6" calcext:value-type="float">
            <text:p>1246</text:p>
          </table:table-cell>
          <table:table-cell table:number-columns-repeated="5"/>
          <table:table-cell table:formula="of:=CONCATENATE([.$P$1];[.J1244];[.$Q$1];[.$N$3];[.A1244];[.$O$3];[.$Q$1];[.$N$3];[.B1244];[.$O$3];[.$Q$1];[.$N$2];[.E1244];[.$O$2];[.$Q$1];[.$N$2];[.C1244];[.$O$2];[.$Q$1];[.$N$2];[.F1244];[.$O$2];[.$Q$1];[.$N$2];[.D1244];[.$O$2];[.$O$2])" office:value-type="string" office:string-value="insert into creatives values (1246,'some description1246','http://domain1246.com',(),(),('ios','android'),('UK','US'))" calcext:value-type="string">
            <text:p>insert into creatives values (1246,'some description1246','http://domain1246.com',(),(),('ios','android'),('UK','US'))</text:p>
          </table:table-cell>
          <table:table-cell/>
        </table:table-row>
        <table:table-row table:style-name="ro2">
          <table:table-cell table:formula="of:=CONCATENATE([.A$1];[.J1245])" office:value-type="string" office:string-value="some description1247" calcext:value-type="string">
            <text:p>some description1247</text:p>
          </table:table-cell>
          <table:table-cell table:formula="of:=CONCATENATE([.B$1];[.$J1245];[.$M$2])" office:value-type="string" office:string-value="http://domain1247.com" calcext:value-type="string">
            <text:p>http://domain124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7" calcext:value-type="float">
            <text:p>1247</text:p>
          </table:table-cell>
          <table:table-cell table:number-columns-repeated="5"/>
          <table:table-cell table:formula="of:=CONCATENATE([.$P$1];[.J1245];[.$Q$1];[.$N$3];[.A1245];[.$O$3];[.$Q$1];[.$N$3];[.B1245];[.$O$3];[.$Q$1];[.$N$2];[.E1245];[.$O$2];[.$Q$1];[.$N$2];[.C1245];[.$O$2];[.$Q$1];[.$N$2];[.F1245];[.$O$2];[.$Q$1];[.$N$2];[.D1245];[.$O$2];[.$O$2])" office:value-type="string" office:string-value="insert into creatives values (1247,'some description1247','http://domain1247.com',(),(),('ios','android'),('UK','US'))" calcext:value-type="string">
            <text:p>insert into creatives values (1247,'some description1247','http://domain1247.com',(),(),('ios','android'),('UK','US'))</text:p>
          </table:table-cell>
          <table:table-cell/>
        </table:table-row>
        <table:table-row table:style-name="ro2">
          <table:table-cell table:formula="of:=CONCATENATE([.A$1];[.J1246])" office:value-type="string" office:string-value="some description1248" calcext:value-type="string">
            <text:p>some description1248</text:p>
          </table:table-cell>
          <table:table-cell table:formula="of:=CONCATENATE([.B$1];[.$J1246];[.$M$2])" office:value-type="string" office:string-value="http://domain1248.com" calcext:value-type="string">
            <text:p>http://domain124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8" calcext:value-type="float">
            <text:p>1248</text:p>
          </table:table-cell>
          <table:table-cell table:number-columns-repeated="5"/>
          <table:table-cell table:formula="of:=CONCATENATE([.$P$1];[.J1246];[.$Q$1];[.$N$3];[.A1246];[.$O$3];[.$Q$1];[.$N$3];[.B1246];[.$O$3];[.$Q$1];[.$N$2];[.E1246];[.$O$2];[.$Q$1];[.$N$2];[.C1246];[.$O$2];[.$Q$1];[.$N$2];[.F1246];[.$O$2];[.$Q$1];[.$N$2];[.D1246];[.$O$2];[.$O$2])" office:value-type="string" office:string-value="insert into creatives values (1248,'some description1248','http://domain1248.com',(),(),('ios','android'),('UK','US'))" calcext:value-type="string">
            <text:p>insert into creatives values (1248,'some description1248','http://domain1248.com',(),(),('ios','android'),('UK','US'))</text:p>
          </table:table-cell>
          <table:table-cell/>
        </table:table-row>
        <table:table-row table:style-name="ro2">
          <table:table-cell table:formula="of:=CONCATENATE([.A$1];[.J1247])" office:value-type="string" office:string-value="some description1249" calcext:value-type="string">
            <text:p>some description1249</text:p>
          </table:table-cell>
          <table:table-cell table:formula="of:=CONCATENATE([.B$1];[.$J1247];[.$M$2])" office:value-type="string" office:string-value="http://domain1249.com" calcext:value-type="string">
            <text:p>http://domain124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 table:number-columns-repeated="5"/>
          <table:table-cell table:formula="of:=CONCATENATE([.$P$1];[.J1247];[.$Q$1];[.$N$3];[.A1247];[.$O$3];[.$Q$1];[.$N$3];[.B1247];[.$O$3];[.$Q$1];[.$N$2];[.E1247];[.$O$2];[.$Q$1];[.$N$2];[.C1247];[.$O$2];[.$Q$1];[.$N$2];[.F1247];[.$O$2];[.$Q$1];[.$N$2];[.D1247];[.$O$2];[.$O$2])" office:value-type="string" office:string-value="insert into creatives values (1249,'some description1249','http://domain1249.com',(),(),('ios','android'),('UK','US'))" calcext:value-type="string">
            <text:p>insert into creatives values (1249,'some description1249','http://domain1249.com',(),(),('ios','android'),('UK','US'))</text:p>
          </table:table-cell>
          <table:table-cell/>
        </table:table-row>
        <table:table-row table:style-name="ro2">
          <table:table-cell table:formula="of:=CONCATENATE([.A$1];[.J1248])" office:value-type="string" office:string-value="some description1250" calcext:value-type="string">
            <text:p>some description1250</text:p>
          </table:table-cell>
          <table:table-cell table:formula="of:=CONCATENATE([.B$1];[.$J1248];[.$M$2])" office:value-type="string" office:string-value="http://domain1250.com" calcext:value-type="string">
            <text:p>http://domain125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number-columns-repeated="5"/>
          <table:table-cell table:formula="of:=CONCATENATE([.$P$1];[.J1248];[.$Q$1];[.$N$3];[.A1248];[.$O$3];[.$Q$1];[.$N$3];[.B1248];[.$O$3];[.$Q$1];[.$N$2];[.E1248];[.$O$2];[.$Q$1];[.$N$2];[.C1248];[.$O$2];[.$Q$1];[.$N$2];[.F1248];[.$O$2];[.$Q$1];[.$N$2];[.D1248];[.$O$2];[.$O$2])" office:value-type="string" office:string-value="insert into creatives values (1250,'some description1250','http://domain1250.com',(),(),('ios','android'),('UK','US'))" calcext:value-type="string">
            <text:p>insert into creatives values (1250,'some description1250','http://domain1250.com',(),(),('ios','android'),('UK','US'))</text:p>
          </table:table-cell>
          <table:table-cell/>
        </table:table-row>
        <table:table-row table:style-name="ro2">
          <table:table-cell table:formula="of:=CONCATENATE([.A$1];[.J1249])" office:value-type="string" office:string-value="some description1251" calcext:value-type="string">
            <text:p>some description1251</text:p>
          </table:table-cell>
          <table:table-cell table:formula="of:=CONCATENATE([.B$1];[.$J1249];[.$M$2])" office:value-type="string" office:string-value="http://domain1251.com" calcext:value-type="string">
            <text:p>http://domain125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1" calcext:value-type="float">
            <text:p>1251</text:p>
          </table:table-cell>
          <table:table-cell table:number-columns-repeated="5"/>
          <table:table-cell table:formula="of:=CONCATENATE([.$P$1];[.J1249];[.$Q$1];[.$N$3];[.A1249];[.$O$3];[.$Q$1];[.$N$3];[.B1249];[.$O$3];[.$Q$1];[.$N$2];[.E1249];[.$O$2];[.$Q$1];[.$N$2];[.C1249];[.$O$2];[.$Q$1];[.$N$2];[.F1249];[.$O$2];[.$Q$1];[.$N$2];[.D1249];[.$O$2];[.$O$2])" office:value-type="string" office:string-value="insert into creatives values (1251,'some description1251','http://domain1251.com',(),(),('ios','android'),('UK','US'))" calcext:value-type="string">
            <text:p>insert into creatives values (1251,'some description1251','http://domain1251.com',(),(),('ios','android'),('UK','US'))</text:p>
          </table:table-cell>
          <table:table-cell/>
        </table:table-row>
        <table:table-row table:style-name="ro2">
          <table:table-cell table:formula="of:=CONCATENATE([.A$1];[.J1250])" office:value-type="string" office:string-value="some description1252" calcext:value-type="string">
            <text:p>some description1252</text:p>
          </table:table-cell>
          <table:table-cell table:formula="of:=CONCATENATE([.B$1];[.$J1250];[.$M$2])" office:value-type="string" office:string-value="http://domain1252.com" calcext:value-type="string">
            <text:p>http://domain125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number-columns-repeated="5"/>
          <table:table-cell table:formula="of:=CONCATENATE([.$P$1];[.J1250];[.$Q$1];[.$N$3];[.A1250];[.$O$3];[.$Q$1];[.$N$3];[.B1250];[.$O$3];[.$Q$1];[.$N$2];[.E1250];[.$O$2];[.$Q$1];[.$N$2];[.C1250];[.$O$2];[.$Q$1];[.$N$2];[.F1250];[.$O$2];[.$Q$1];[.$N$2];[.D1250];[.$O$2];[.$O$2])" office:value-type="string" office:string-value="insert into creatives values (1252,'some description1252','http://domain1252.com',(),(),('ios','android'),('UK','US'))" calcext:value-type="string">
            <text:p>insert into creatives values (1252,'some description1252','http://domain1252.com',(),(),('ios','android'),('UK','US'))</text:p>
          </table:table-cell>
          <table:table-cell/>
        </table:table-row>
        <table:table-row table:style-name="ro2">
          <table:table-cell table:formula="of:=CONCATENATE([.A$1];[.J1251])" office:value-type="string" office:string-value="some description1253" calcext:value-type="string">
            <text:p>some description1253</text:p>
          </table:table-cell>
          <table:table-cell table:formula="of:=CONCATENATE([.B$1];[.$J1251];[.$M$2])" office:value-type="string" office:string-value="http://domain1253.com" calcext:value-type="string">
            <text:p>http://domain125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3" calcext:value-type="float">
            <text:p>1253</text:p>
          </table:table-cell>
          <table:table-cell table:number-columns-repeated="5"/>
          <table:table-cell table:formula="of:=CONCATENATE([.$P$1];[.J1251];[.$Q$1];[.$N$3];[.A1251];[.$O$3];[.$Q$1];[.$N$3];[.B1251];[.$O$3];[.$Q$1];[.$N$2];[.E1251];[.$O$2];[.$Q$1];[.$N$2];[.C1251];[.$O$2];[.$Q$1];[.$N$2];[.F1251];[.$O$2];[.$Q$1];[.$N$2];[.D1251];[.$O$2];[.$O$2])" office:value-type="string" office:string-value="insert into creatives values (1253,'some description1253','http://domain1253.com',(),(),('ios','android'),('UK','US'))" calcext:value-type="string">
            <text:p>insert into creatives values (1253,'some description1253','http://domain1253.com',(),(),('ios','android'),('UK','US'))</text:p>
          </table:table-cell>
          <table:table-cell/>
        </table:table-row>
        <table:table-row table:style-name="ro2">
          <table:table-cell table:formula="of:=CONCATENATE([.A$1];[.J1252])" office:value-type="string" office:string-value="some description1254" calcext:value-type="string">
            <text:p>some description1254</text:p>
          </table:table-cell>
          <table:table-cell table:formula="of:=CONCATENATE([.B$1];[.$J1252];[.$M$2])" office:value-type="string" office:string-value="http://domain1254.com" calcext:value-type="string">
            <text:p>http://domain125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4" calcext:value-type="float">
            <text:p>1254</text:p>
          </table:table-cell>
          <table:table-cell table:number-columns-repeated="5"/>
          <table:table-cell table:formula="of:=CONCATENATE([.$P$1];[.J1252];[.$Q$1];[.$N$3];[.A1252];[.$O$3];[.$Q$1];[.$N$3];[.B1252];[.$O$3];[.$Q$1];[.$N$2];[.E1252];[.$O$2];[.$Q$1];[.$N$2];[.C1252];[.$O$2];[.$Q$1];[.$N$2];[.F1252];[.$O$2];[.$Q$1];[.$N$2];[.D1252];[.$O$2];[.$O$2])" office:value-type="string" office:string-value="insert into creatives values (1254,'some description1254','http://domain1254.com',(),(),('ios','android'),('UK','US'))" calcext:value-type="string">
            <text:p>insert into creatives values (1254,'some description1254','http://domain1254.com',(),(),('ios','android'),('UK','US'))</text:p>
          </table:table-cell>
          <table:table-cell/>
        </table:table-row>
        <table:table-row table:style-name="ro2">
          <table:table-cell table:formula="of:=CONCATENATE([.A$1];[.J1253])" office:value-type="string" office:string-value="some description1255" calcext:value-type="string">
            <text:p>some description1255</text:p>
          </table:table-cell>
          <table:table-cell table:formula="of:=CONCATENATE([.B$1];[.$J1253];[.$M$2])" office:value-type="string" office:string-value="http://domain1255.com" calcext:value-type="string">
            <text:p>http://domain125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5" calcext:value-type="float">
            <text:p>1255</text:p>
          </table:table-cell>
          <table:table-cell table:number-columns-repeated="5"/>
          <table:table-cell table:formula="of:=CONCATENATE([.$P$1];[.J1253];[.$Q$1];[.$N$3];[.A1253];[.$O$3];[.$Q$1];[.$N$3];[.B1253];[.$O$3];[.$Q$1];[.$N$2];[.E1253];[.$O$2];[.$Q$1];[.$N$2];[.C1253];[.$O$2];[.$Q$1];[.$N$2];[.F1253];[.$O$2];[.$Q$1];[.$N$2];[.D1253];[.$O$2];[.$O$2])" office:value-type="string" office:string-value="insert into creatives values (1255,'some description1255','http://domain1255.com',(),(),('ios','android'),('UK','US'))" calcext:value-type="string">
            <text:p>insert into creatives values (1255,'some description1255','http://domain1255.com',(),(),('ios','android'),('UK','US'))</text:p>
          </table:table-cell>
          <table:table-cell/>
        </table:table-row>
        <table:table-row table:style-name="ro2">
          <table:table-cell table:formula="of:=CONCATENATE([.A$1];[.J1254])" office:value-type="string" office:string-value="some description1256" calcext:value-type="string">
            <text:p>some description1256</text:p>
          </table:table-cell>
          <table:table-cell table:formula="of:=CONCATENATE([.B$1];[.$J1254];[.$M$2])" office:value-type="string" office:string-value="http://domain1256.com" calcext:value-type="string">
            <text:p>http://domain125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6" calcext:value-type="float">
            <text:p>1256</text:p>
          </table:table-cell>
          <table:table-cell table:number-columns-repeated="5"/>
          <table:table-cell table:formula="of:=CONCATENATE([.$P$1];[.J1254];[.$Q$1];[.$N$3];[.A1254];[.$O$3];[.$Q$1];[.$N$3];[.B1254];[.$O$3];[.$Q$1];[.$N$2];[.E1254];[.$O$2];[.$Q$1];[.$N$2];[.C1254];[.$O$2];[.$Q$1];[.$N$2];[.F1254];[.$O$2];[.$Q$1];[.$N$2];[.D1254];[.$O$2];[.$O$2])" office:value-type="string" office:string-value="insert into creatives values (1256,'some description1256','http://domain1256.com',(),(),('ios','android'),('UK','US'))" calcext:value-type="string">
            <text:p>insert into creatives values (1256,'some description1256','http://domain1256.com',(),(),('ios','android'),('UK','US'))</text:p>
          </table:table-cell>
          <table:table-cell/>
        </table:table-row>
        <table:table-row table:style-name="ro2">
          <table:table-cell table:formula="of:=CONCATENATE([.A$1];[.J1255])" office:value-type="string" office:string-value="some description1257" calcext:value-type="string">
            <text:p>some description1257</text:p>
          </table:table-cell>
          <table:table-cell table:formula="of:=CONCATENATE([.B$1];[.$J1255];[.$M$2])" office:value-type="string" office:string-value="http://domain1257.com" calcext:value-type="string">
            <text:p>http://domain125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7" calcext:value-type="float">
            <text:p>1257</text:p>
          </table:table-cell>
          <table:table-cell table:number-columns-repeated="5"/>
          <table:table-cell table:formula="of:=CONCATENATE([.$P$1];[.J1255];[.$Q$1];[.$N$3];[.A1255];[.$O$3];[.$Q$1];[.$N$3];[.B1255];[.$O$3];[.$Q$1];[.$N$2];[.E1255];[.$O$2];[.$Q$1];[.$N$2];[.C1255];[.$O$2];[.$Q$1];[.$N$2];[.F1255];[.$O$2];[.$Q$1];[.$N$2];[.D1255];[.$O$2];[.$O$2])" office:value-type="string" office:string-value="insert into creatives values (1257,'some description1257','http://domain1257.com',(),(),('ios','android'),('UK','US'))" calcext:value-type="string">
            <text:p>insert into creatives values (1257,'some description1257','http://domain1257.com',(),(),('ios','android'),('UK','US'))</text:p>
          </table:table-cell>
          <table:table-cell/>
        </table:table-row>
        <table:table-row table:style-name="ro2">
          <table:table-cell table:formula="of:=CONCATENATE([.A$1];[.J1256])" office:value-type="string" office:string-value="some description1258" calcext:value-type="string">
            <text:p>some description1258</text:p>
          </table:table-cell>
          <table:table-cell table:formula="of:=CONCATENATE([.B$1];[.$J1256];[.$M$2])" office:value-type="string" office:string-value="http://domain1258.com" calcext:value-type="string">
            <text:p>http://domain125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8" calcext:value-type="float">
            <text:p>1258</text:p>
          </table:table-cell>
          <table:table-cell table:number-columns-repeated="5"/>
          <table:table-cell table:formula="of:=CONCATENATE([.$P$1];[.J1256];[.$Q$1];[.$N$3];[.A1256];[.$O$3];[.$Q$1];[.$N$3];[.B1256];[.$O$3];[.$Q$1];[.$N$2];[.E1256];[.$O$2];[.$Q$1];[.$N$2];[.C1256];[.$O$2];[.$Q$1];[.$N$2];[.F1256];[.$O$2];[.$Q$1];[.$N$2];[.D1256];[.$O$2];[.$O$2])" office:value-type="string" office:string-value="insert into creatives values (1258,'some description1258','http://domain1258.com',(),(),('ios','android'),('UK','US'))" calcext:value-type="string">
            <text:p>insert into creatives values (1258,'some description1258','http://domain1258.com',(),(),('ios','android'),('UK','US'))</text:p>
          </table:table-cell>
          <table:table-cell/>
        </table:table-row>
        <table:table-row table:style-name="ro2">
          <table:table-cell table:formula="of:=CONCATENATE([.A$1];[.J1257])" office:value-type="string" office:string-value="some description1259" calcext:value-type="string">
            <text:p>some description1259</text:p>
          </table:table-cell>
          <table:table-cell table:formula="of:=CONCATENATE([.B$1];[.$J1257];[.$M$2])" office:value-type="string" office:string-value="http://domain1259.com" calcext:value-type="string">
            <text:p>http://domain125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59" calcext:value-type="float">
            <text:p>1259</text:p>
          </table:table-cell>
          <table:table-cell table:number-columns-repeated="5"/>
          <table:table-cell table:formula="of:=CONCATENATE([.$P$1];[.J1257];[.$Q$1];[.$N$3];[.A1257];[.$O$3];[.$Q$1];[.$N$3];[.B1257];[.$O$3];[.$Q$1];[.$N$2];[.E1257];[.$O$2];[.$Q$1];[.$N$2];[.C1257];[.$O$2];[.$Q$1];[.$N$2];[.F1257];[.$O$2];[.$Q$1];[.$N$2];[.D1257];[.$O$2];[.$O$2])" office:value-type="string" office:string-value="insert into creatives values (1259,'some description1259','http://domain1259.com',(),(),('ios','android'),('UK','US'))" calcext:value-type="string">
            <text:p>insert into creatives values (1259,'some description1259','http://domain1259.com',(),(),('ios','android'),('UK','US'))</text:p>
          </table:table-cell>
          <table:table-cell/>
        </table:table-row>
        <table:table-row table:style-name="ro2">
          <table:table-cell table:formula="of:=CONCATENATE([.A$1];[.J1258])" office:value-type="string" office:string-value="some description1260" calcext:value-type="string">
            <text:p>some description1260</text:p>
          </table:table-cell>
          <table:table-cell table:formula="of:=CONCATENATE([.B$1];[.$J1258];[.$M$2])" office:value-type="string" office:string-value="http://domain1260.com" calcext:value-type="string">
            <text:p>http://domain126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0" calcext:value-type="float">
            <text:p>1260</text:p>
          </table:table-cell>
          <table:table-cell table:number-columns-repeated="5"/>
          <table:table-cell table:formula="of:=CONCATENATE([.$P$1];[.J1258];[.$Q$1];[.$N$3];[.A1258];[.$O$3];[.$Q$1];[.$N$3];[.B1258];[.$O$3];[.$Q$1];[.$N$2];[.E1258];[.$O$2];[.$Q$1];[.$N$2];[.C1258];[.$O$2];[.$Q$1];[.$N$2];[.F1258];[.$O$2];[.$Q$1];[.$N$2];[.D1258];[.$O$2];[.$O$2])" office:value-type="string" office:string-value="insert into creatives values (1260,'some description1260','http://domain1260.com',(),(),('ios','android'),('UK','US'))" calcext:value-type="string">
            <text:p>insert into creatives values (1260,'some description1260','http://domain1260.com',(),(),('ios','android'),('UK','US'))</text:p>
          </table:table-cell>
          <table:table-cell/>
        </table:table-row>
        <table:table-row table:style-name="ro2">
          <table:table-cell table:formula="of:=CONCATENATE([.A$1];[.J1259])" office:value-type="string" office:string-value="some description1261" calcext:value-type="string">
            <text:p>some description1261</text:p>
          </table:table-cell>
          <table:table-cell table:formula="of:=CONCATENATE([.B$1];[.$J1259];[.$M$2])" office:value-type="string" office:string-value="http://domain1261.com" calcext:value-type="string">
            <text:p>http://domain126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1" calcext:value-type="float">
            <text:p>1261</text:p>
          </table:table-cell>
          <table:table-cell table:number-columns-repeated="5"/>
          <table:table-cell table:formula="of:=CONCATENATE([.$P$1];[.J1259];[.$Q$1];[.$N$3];[.A1259];[.$O$3];[.$Q$1];[.$N$3];[.B1259];[.$O$3];[.$Q$1];[.$N$2];[.E1259];[.$O$2];[.$Q$1];[.$N$2];[.C1259];[.$O$2];[.$Q$1];[.$N$2];[.F1259];[.$O$2];[.$Q$1];[.$N$2];[.D1259];[.$O$2];[.$O$2])" office:value-type="string" office:string-value="insert into creatives values (1261,'some description1261','http://domain1261.com',(),(),('ios','android'),('UK','US'))" calcext:value-type="string">
            <text:p>insert into creatives values (1261,'some description1261','http://domain1261.com',(),(),('ios','android'),('UK','US'))</text:p>
          </table:table-cell>
          <table:table-cell/>
        </table:table-row>
        <table:table-row table:style-name="ro2">
          <table:table-cell table:formula="of:=CONCATENATE([.A$1];[.J1260])" office:value-type="string" office:string-value="some description1262" calcext:value-type="string">
            <text:p>some description1262</text:p>
          </table:table-cell>
          <table:table-cell table:formula="of:=CONCATENATE([.B$1];[.$J1260];[.$M$2])" office:value-type="string" office:string-value="http://domain1262.com" calcext:value-type="string">
            <text:p>http://domain126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2" calcext:value-type="float">
            <text:p>1262</text:p>
          </table:table-cell>
          <table:table-cell table:number-columns-repeated="5"/>
          <table:table-cell table:formula="of:=CONCATENATE([.$P$1];[.J1260];[.$Q$1];[.$N$3];[.A1260];[.$O$3];[.$Q$1];[.$N$3];[.B1260];[.$O$3];[.$Q$1];[.$N$2];[.E1260];[.$O$2];[.$Q$1];[.$N$2];[.C1260];[.$O$2];[.$Q$1];[.$N$2];[.F1260];[.$O$2];[.$Q$1];[.$N$2];[.D1260];[.$O$2];[.$O$2])" office:value-type="string" office:string-value="insert into creatives values (1262,'some description1262','http://domain1262.com',(),(),('ios','android'),('UK','US'))" calcext:value-type="string">
            <text:p>insert into creatives values (1262,'some description1262','http://domain1262.com',(),(),('ios','android'),('UK','US'))</text:p>
          </table:table-cell>
          <table:table-cell/>
        </table:table-row>
        <table:table-row table:style-name="ro2">
          <table:table-cell table:formula="of:=CONCATENATE([.A$1];[.J1261])" office:value-type="string" office:string-value="some description1263" calcext:value-type="string">
            <text:p>some description1263</text:p>
          </table:table-cell>
          <table:table-cell table:formula="of:=CONCATENATE([.B$1];[.$J1261];[.$M$2])" office:value-type="string" office:string-value="http://domain1263.com" calcext:value-type="string">
            <text:p>http://domain126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3" calcext:value-type="float">
            <text:p>1263</text:p>
          </table:table-cell>
          <table:table-cell table:number-columns-repeated="5"/>
          <table:table-cell table:formula="of:=CONCATENATE([.$P$1];[.J1261];[.$Q$1];[.$N$3];[.A1261];[.$O$3];[.$Q$1];[.$N$3];[.B1261];[.$O$3];[.$Q$1];[.$N$2];[.E1261];[.$O$2];[.$Q$1];[.$N$2];[.C1261];[.$O$2];[.$Q$1];[.$N$2];[.F1261];[.$O$2];[.$Q$1];[.$N$2];[.D1261];[.$O$2];[.$O$2])" office:value-type="string" office:string-value="insert into creatives values (1263,'some description1263','http://domain1263.com',(),(),('ios','android'),('UK','US'))" calcext:value-type="string">
            <text:p>insert into creatives values (1263,'some description1263','http://domain1263.com',(),(),('ios','android'),('UK','US'))</text:p>
          </table:table-cell>
          <table:table-cell/>
        </table:table-row>
        <table:table-row table:style-name="ro2">
          <table:table-cell table:formula="of:=CONCATENATE([.A$1];[.J1262])" office:value-type="string" office:string-value="some description1264" calcext:value-type="string">
            <text:p>some description1264</text:p>
          </table:table-cell>
          <table:table-cell table:formula="of:=CONCATENATE([.B$1];[.$J1262];[.$M$2])" office:value-type="string" office:string-value="http://domain1264.com" calcext:value-type="string">
            <text:p>http://domain126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4" calcext:value-type="float">
            <text:p>1264</text:p>
          </table:table-cell>
          <table:table-cell table:number-columns-repeated="5"/>
          <table:table-cell table:formula="of:=CONCATENATE([.$P$1];[.J1262];[.$Q$1];[.$N$3];[.A1262];[.$O$3];[.$Q$1];[.$N$3];[.B1262];[.$O$3];[.$Q$1];[.$N$2];[.E1262];[.$O$2];[.$Q$1];[.$N$2];[.C1262];[.$O$2];[.$Q$1];[.$N$2];[.F1262];[.$O$2];[.$Q$1];[.$N$2];[.D1262];[.$O$2];[.$O$2])" office:value-type="string" office:string-value="insert into creatives values (1264,'some description1264','http://domain1264.com',(),(),('ios','android'),('UK','US'))" calcext:value-type="string">
            <text:p>insert into creatives values (1264,'some description1264','http://domain1264.com',(),(),('ios','android'),('UK','US'))</text:p>
          </table:table-cell>
          <table:table-cell/>
        </table:table-row>
        <table:table-row table:style-name="ro2">
          <table:table-cell table:formula="of:=CONCATENATE([.A$1];[.J1263])" office:value-type="string" office:string-value="some description1265" calcext:value-type="string">
            <text:p>some description1265</text:p>
          </table:table-cell>
          <table:table-cell table:formula="of:=CONCATENATE([.B$1];[.$J1263];[.$M$2])" office:value-type="string" office:string-value="http://domain1265.com" calcext:value-type="string">
            <text:p>http://domain126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5" calcext:value-type="float">
            <text:p>1265</text:p>
          </table:table-cell>
          <table:table-cell table:number-columns-repeated="5"/>
          <table:table-cell table:formula="of:=CONCATENATE([.$P$1];[.J1263];[.$Q$1];[.$N$3];[.A1263];[.$O$3];[.$Q$1];[.$N$3];[.B1263];[.$O$3];[.$Q$1];[.$N$2];[.E1263];[.$O$2];[.$Q$1];[.$N$2];[.C1263];[.$O$2];[.$Q$1];[.$N$2];[.F1263];[.$O$2];[.$Q$1];[.$N$2];[.D1263];[.$O$2];[.$O$2])" office:value-type="string" office:string-value="insert into creatives values (1265,'some description1265','http://domain1265.com',(),(),('ios','android'),('UK','US'))" calcext:value-type="string">
            <text:p>insert into creatives values (1265,'some description1265','http://domain1265.com',(),(),('ios','android'),('UK','US'))</text:p>
          </table:table-cell>
          <table:table-cell/>
        </table:table-row>
        <table:table-row table:style-name="ro2">
          <table:table-cell table:formula="of:=CONCATENATE([.A$1];[.J1264])" office:value-type="string" office:string-value="some description1266" calcext:value-type="string">
            <text:p>some description1266</text:p>
          </table:table-cell>
          <table:table-cell table:formula="of:=CONCATENATE([.B$1];[.$J1264];[.$M$2])" office:value-type="string" office:string-value="http://domain1266.com" calcext:value-type="string">
            <text:p>http://domain126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6" calcext:value-type="float">
            <text:p>1266</text:p>
          </table:table-cell>
          <table:table-cell table:number-columns-repeated="5"/>
          <table:table-cell table:formula="of:=CONCATENATE([.$P$1];[.J1264];[.$Q$1];[.$N$3];[.A1264];[.$O$3];[.$Q$1];[.$N$3];[.B1264];[.$O$3];[.$Q$1];[.$N$2];[.E1264];[.$O$2];[.$Q$1];[.$N$2];[.C1264];[.$O$2];[.$Q$1];[.$N$2];[.F1264];[.$O$2];[.$Q$1];[.$N$2];[.D1264];[.$O$2];[.$O$2])" office:value-type="string" office:string-value="insert into creatives values (1266,'some description1266','http://domain1266.com',(),(),('ios','android'),('UK','US'))" calcext:value-type="string">
            <text:p>insert into creatives values (1266,'some description1266','http://domain1266.com',(),(),('ios','android'),('UK','US'))</text:p>
          </table:table-cell>
          <table:table-cell/>
        </table:table-row>
        <table:table-row table:style-name="ro2">
          <table:table-cell table:formula="of:=CONCATENATE([.A$1];[.J1265])" office:value-type="string" office:string-value="some description1267" calcext:value-type="string">
            <text:p>some description1267</text:p>
          </table:table-cell>
          <table:table-cell table:formula="of:=CONCATENATE([.B$1];[.$J1265];[.$M$2])" office:value-type="string" office:string-value="http://domain1267.com" calcext:value-type="string">
            <text:p>http://domain126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table:number-columns-repeated="5"/>
          <table:table-cell table:formula="of:=CONCATENATE([.$P$1];[.J1265];[.$Q$1];[.$N$3];[.A1265];[.$O$3];[.$Q$1];[.$N$3];[.B1265];[.$O$3];[.$Q$1];[.$N$2];[.E1265];[.$O$2];[.$Q$1];[.$N$2];[.C1265];[.$O$2];[.$Q$1];[.$N$2];[.F1265];[.$O$2];[.$Q$1];[.$N$2];[.D1265];[.$O$2];[.$O$2])" office:value-type="string" office:string-value="insert into creatives values (1267,'some description1267','http://domain1267.com',(),(),('ios','android'),('UK','US'))" calcext:value-type="string">
            <text:p>insert into creatives values (1267,'some description1267','http://domain1267.com',(),(),('ios','android'),('UK','US'))</text:p>
          </table:table-cell>
          <table:table-cell/>
        </table:table-row>
        <table:table-row table:style-name="ro2">
          <table:table-cell table:formula="of:=CONCATENATE([.A$1];[.J1266])" office:value-type="string" office:string-value="some description1268" calcext:value-type="string">
            <text:p>some description1268</text:p>
          </table:table-cell>
          <table:table-cell table:formula="of:=CONCATENATE([.B$1];[.$J1266];[.$M$2])" office:value-type="string" office:string-value="http://domain1268.com" calcext:value-type="string">
            <text:p>http://domain126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8" calcext:value-type="float">
            <text:p>1268</text:p>
          </table:table-cell>
          <table:table-cell table:number-columns-repeated="5"/>
          <table:table-cell table:formula="of:=CONCATENATE([.$P$1];[.J1266];[.$Q$1];[.$N$3];[.A1266];[.$O$3];[.$Q$1];[.$N$3];[.B1266];[.$O$3];[.$Q$1];[.$N$2];[.E1266];[.$O$2];[.$Q$1];[.$N$2];[.C1266];[.$O$2];[.$Q$1];[.$N$2];[.F1266];[.$O$2];[.$Q$1];[.$N$2];[.D1266];[.$O$2];[.$O$2])" office:value-type="string" office:string-value="insert into creatives values (1268,'some description1268','http://domain1268.com',(),(),('ios','android'),('UK','US'))" calcext:value-type="string">
            <text:p>insert into creatives values (1268,'some description1268','http://domain1268.com',(),(),('ios','android'),('UK','US'))</text:p>
          </table:table-cell>
          <table:table-cell/>
        </table:table-row>
        <table:table-row table:style-name="ro2">
          <table:table-cell table:formula="of:=CONCATENATE([.A$1];[.J1267])" office:value-type="string" office:string-value="some description1269" calcext:value-type="string">
            <text:p>some description1269</text:p>
          </table:table-cell>
          <table:table-cell table:formula="of:=CONCATENATE([.B$1];[.$J1267];[.$M$2])" office:value-type="string" office:string-value="http://domain1269.com" calcext:value-type="string">
            <text:p>http://domain126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 table:number-columns-repeated="5"/>
          <table:table-cell table:formula="of:=CONCATENATE([.$P$1];[.J1267];[.$Q$1];[.$N$3];[.A1267];[.$O$3];[.$Q$1];[.$N$3];[.B1267];[.$O$3];[.$Q$1];[.$N$2];[.E1267];[.$O$2];[.$Q$1];[.$N$2];[.C1267];[.$O$2];[.$Q$1];[.$N$2];[.F1267];[.$O$2];[.$Q$1];[.$N$2];[.D1267];[.$O$2];[.$O$2])" office:value-type="string" office:string-value="insert into creatives values (1269,'some description1269','http://domain1269.com',(),(),('ios','android'),('UK','US'))" calcext:value-type="string">
            <text:p>insert into creatives values (1269,'some description1269','http://domain1269.com',(),(),('ios','android'),('UK','US'))</text:p>
          </table:table-cell>
          <table:table-cell/>
        </table:table-row>
        <table:table-row table:style-name="ro2">
          <table:table-cell table:formula="of:=CONCATENATE([.A$1];[.J1268])" office:value-type="string" office:string-value="some description1270" calcext:value-type="string">
            <text:p>some description1270</text:p>
          </table:table-cell>
          <table:table-cell table:formula="of:=CONCATENATE([.B$1];[.$J1268];[.$M$2])" office:value-type="string" office:string-value="http://domain1270.com" calcext:value-type="string">
            <text:p>http://domain127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0" calcext:value-type="float">
            <text:p>1270</text:p>
          </table:table-cell>
          <table:table-cell table:number-columns-repeated="5"/>
          <table:table-cell table:formula="of:=CONCATENATE([.$P$1];[.J1268];[.$Q$1];[.$N$3];[.A1268];[.$O$3];[.$Q$1];[.$N$3];[.B1268];[.$O$3];[.$Q$1];[.$N$2];[.E1268];[.$O$2];[.$Q$1];[.$N$2];[.C1268];[.$O$2];[.$Q$1];[.$N$2];[.F1268];[.$O$2];[.$Q$1];[.$N$2];[.D1268];[.$O$2];[.$O$2])" office:value-type="string" office:string-value="insert into creatives values (1270,'some description1270','http://domain1270.com',(),(),('ios','android'),('UK','US'))" calcext:value-type="string">
            <text:p>insert into creatives values (1270,'some description1270','http://domain1270.com',(),(),('ios','android'),('UK','US'))</text:p>
          </table:table-cell>
          <table:table-cell/>
        </table:table-row>
        <table:table-row table:style-name="ro2">
          <table:table-cell table:formula="of:=CONCATENATE([.A$1];[.J1269])" office:value-type="string" office:string-value="some description1271" calcext:value-type="string">
            <text:p>some description1271</text:p>
          </table:table-cell>
          <table:table-cell table:formula="of:=CONCATENATE([.B$1];[.$J1269];[.$M$2])" office:value-type="string" office:string-value="http://domain1271.com" calcext:value-type="string">
            <text:p>http://domain127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table:number-columns-repeated="5"/>
          <table:table-cell table:formula="of:=CONCATENATE([.$P$1];[.J1269];[.$Q$1];[.$N$3];[.A1269];[.$O$3];[.$Q$1];[.$N$3];[.B1269];[.$O$3];[.$Q$1];[.$N$2];[.E1269];[.$O$2];[.$Q$1];[.$N$2];[.C1269];[.$O$2];[.$Q$1];[.$N$2];[.F1269];[.$O$2];[.$Q$1];[.$N$2];[.D1269];[.$O$2];[.$O$2])" office:value-type="string" office:string-value="insert into creatives values (1271,'some description1271','http://domain1271.com',(),(),('ios','android'),('UK','US'))" calcext:value-type="string">
            <text:p>insert into creatives values (1271,'some description1271','http://domain1271.com',(),(),('ios','android'),('UK','US'))</text:p>
          </table:table-cell>
          <table:table-cell/>
        </table:table-row>
        <table:table-row table:style-name="ro2">
          <table:table-cell table:formula="of:=CONCATENATE([.A$1];[.J1270])" office:value-type="string" office:string-value="some description1272" calcext:value-type="string">
            <text:p>some description1272</text:p>
          </table:table-cell>
          <table:table-cell table:formula="of:=CONCATENATE([.B$1];[.$J1270];[.$M$2])" office:value-type="string" office:string-value="http://domain1272.com" calcext:value-type="string">
            <text:p>http://domain127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2" calcext:value-type="float">
            <text:p>1272</text:p>
          </table:table-cell>
          <table:table-cell table:number-columns-repeated="5"/>
          <table:table-cell table:formula="of:=CONCATENATE([.$P$1];[.J1270];[.$Q$1];[.$N$3];[.A1270];[.$O$3];[.$Q$1];[.$N$3];[.B1270];[.$O$3];[.$Q$1];[.$N$2];[.E1270];[.$O$2];[.$Q$1];[.$N$2];[.C1270];[.$O$2];[.$Q$1];[.$N$2];[.F1270];[.$O$2];[.$Q$1];[.$N$2];[.D1270];[.$O$2];[.$O$2])" office:value-type="string" office:string-value="insert into creatives values (1272,'some description1272','http://domain1272.com',(),(),('ios','android'),('UK','US'))" calcext:value-type="string">
            <text:p>insert into creatives values (1272,'some description1272','http://domain1272.com',(),(),('ios','android'),('UK','US'))</text:p>
          </table:table-cell>
          <table:table-cell/>
        </table:table-row>
        <table:table-row table:style-name="ro2">
          <table:table-cell table:formula="of:=CONCATENATE([.A$1];[.J1271])" office:value-type="string" office:string-value="some description1273" calcext:value-type="string">
            <text:p>some description1273</text:p>
          </table:table-cell>
          <table:table-cell table:formula="of:=CONCATENATE([.B$1];[.$J1271];[.$M$2])" office:value-type="string" office:string-value="http://domain1273.com" calcext:value-type="string">
            <text:p>http://domain127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3" calcext:value-type="float">
            <text:p>1273</text:p>
          </table:table-cell>
          <table:table-cell table:number-columns-repeated="5"/>
          <table:table-cell table:formula="of:=CONCATENATE([.$P$1];[.J1271];[.$Q$1];[.$N$3];[.A1271];[.$O$3];[.$Q$1];[.$N$3];[.B1271];[.$O$3];[.$Q$1];[.$N$2];[.E1271];[.$O$2];[.$Q$1];[.$N$2];[.C1271];[.$O$2];[.$Q$1];[.$N$2];[.F1271];[.$O$2];[.$Q$1];[.$N$2];[.D1271];[.$O$2];[.$O$2])" office:value-type="string" office:string-value="insert into creatives values (1273,'some description1273','http://domain1273.com',(),(),('ios','android'),('UK','US'))" calcext:value-type="string">
            <text:p>insert into creatives values (1273,'some description1273','http://domain1273.com',(),(),('ios','android'),('UK','US'))</text:p>
          </table:table-cell>
          <table:table-cell/>
        </table:table-row>
        <table:table-row table:style-name="ro2">
          <table:table-cell table:formula="of:=CONCATENATE([.A$1];[.J1272])" office:value-type="string" office:string-value="some description1274" calcext:value-type="string">
            <text:p>some description1274</text:p>
          </table:table-cell>
          <table:table-cell table:formula="of:=CONCATENATE([.B$1];[.$J1272];[.$M$2])" office:value-type="string" office:string-value="http://domain1274.com" calcext:value-type="string">
            <text:p>http://domain127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 table:number-columns-repeated="5"/>
          <table:table-cell table:formula="of:=CONCATENATE([.$P$1];[.J1272];[.$Q$1];[.$N$3];[.A1272];[.$O$3];[.$Q$1];[.$N$3];[.B1272];[.$O$3];[.$Q$1];[.$N$2];[.E1272];[.$O$2];[.$Q$1];[.$N$2];[.C1272];[.$O$2];[.$Q$1];[.$N$2];[.F1272];[.$O$2];[.$Q$1];[.$N$2];[.D1272];[.$O$2];[.$O$2])" office:value-type="string" office:string-value="insert into creatives values (1274,'some description1274','http://domain1274.com',(),(),('ios','android'),('UK','US'))" calcext:value-type="string">
            <text:p>insert into creatives values (1274,'some description1274','http://domain1274.com',(),(),('ios','android'),('UK','US'))</text:p>
          </table:table-cell>
          <table:table-cell/>
        </table:table-row>
        <table:table-row table:style-name="ro2">
          <table:table-cell table:formula="of:=CONCATENATE([.A$1];[.J1273])" office:value-type="string" office:string-value="some description1275" calcext:value-type="string">
            <text:p>some description1275</text:p>
          </table:table-cell>
          <table:table-cell table:formula="of:=CONCATENATE([.B$1];[.$J1273];[.$M$2])" office:value-type="string" office:string-value="http://domain1275.com" calcext:value-type="string">
            <text:p>http://domain127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5" calcext:value-type="float">
            <text:p>1275</text:p>
          </table:table-cell>
          <table:table-cell table:number-columns-repeated="5"/>
          <table:table-cell table:formula="of:=CONCATENATE([.$P$1];[.J1273];[.$Q$1];[.$N$3];[.A1273];[.$O$3];[.$Q$1];[.$N$3];[.B1273];[.$O$3];[.$Q$1];[.$N$2];[.E1273];[.$O$2];[.$Q$1];[.$N$2];[.C1273];[.$O$2];[.$Q$1];[.$N$2];[.F1273];[.$O$2];[.$Q$1];[.$N$2];[.D1273];[.$O$2];[.$O$2])" office:value-type="string" office:string-value="insert into creatives values (1275,'some description1275','http://domain1275.com',(),(),('ios','android'),('UK','US'))" calcext:value-type="string">
            <text:p>insert into creatives values (1275,'some description1275','http://domain1275.com',(),(),('ios','android'),('UK','US'))</text:p>
          </table:table-cell>
          <table:table-cell/>
        </table:table-row>
        <table:table-row table:style-name="ro2">
          <table:table-cell table:formula="of:=CONCATENATE([.A$1];[.J1274])" office:value-type="string" office:string-value="some description1276" calcext:value-type="string">
            <text:p>some description1276</text:p>
          </table:table-cell>
          <table:table-cell table:formula="of:=CONCATENATE([.B$1];[.$J1274];[.$M$2])" office:value-type="string" office:string-value="http://domain1276.com" calcext:value-type="string">
            <text:p>http://domain127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6" calcext:value-type="float">
            <text:p>1276</text:p>
          </table:table-cell>
          <table:table-cell table:number-columns-repeated="5"/>
          <table:table-cell table:formula="of:=CONCATENATE([.$P$1];[.J1274];[.$Q$1];[.$N$3];[.A1274];[.$O$3];[.$Q$1];[.$N$3];[.B1274];[.$O$3];[.$Q$1];[.$N$2];[.E1274];[.$O$2];[.$Q$1];[.$N$2];[.C1274];[.$O$2];[.$Q$1];[.$N$2];[.F1274];[.$O$2];[.$Q$1];[.$N$2];[.D1274];[.$O$2];[.$O$2])" office:value-type="string" office:string-value="insert into creatives values (1276,'some description1276','http://domain1276.com',(),(),('ios','android'),('UK','US'))" calcext:value-type="string">
            <text:p>insert into creatives values (1276,'some description1276','http://domain1276.com',(),(),('ios','android'),('UK','US'))</text:p>
          </table:table-cell>
          <table:table-cell/>
        </table:table-row>
        <table:table-row table:style-name="ro2">
          <table:table-cell table:formula="of:=CONCATENATE([.A$1];[.J1275])" office:value-type="string" office:string-value="some description1277" calcext:value-type="string">
            <text:p>some description1277</text:p>
          </table:table-cell>
          <table:table-cell table:formula="of:=CONCATENATE([.B$1];[.$J1275];[.$M$2])" office:value-type="string" office:string-value="http://domain1277.com" calcext:value-type="string">
            <text:p>http://domain127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7" calcext:value-type="float">
            <text:p>1277</text:p>
          </table:table-cell>
          <table:table-cell table:number-columns-repeated="5"/>
          <table:table-cell table:formula="of:=CONCATENATE([.$P$1];[.J1275];[.$Q$1];[.$N$3];[.A1275];[.$O$3];[.$Q$1];[.$N$3];[.B1275];[.$O$3];[.$Q$1];[.$N$2];[.E1275];[.$O$2];[.$Q$1];[.$N$2];[.C1275];[.$O$2];[.$Q$1];[.$N$2];[.F1275];[.$O$2];[.$Q$1];[.$N$2];[.D1275];[.$O$2];[.$O$2])" office:value-type="string" office:string-value="insert into creatives values (1277,'some description1277','http://domain1277.com',(),(),('ios','android'),('UK','US'))" calcext:value-type="string">
            <text:p>insert into creatives values (1277,'some description1277','http://domain1277.com',(),(),('ios','android'),('UK','US'))</text:p>
          </table:table-cell>
          <table:table-cell/>
        </table:table-row>
        <table:table-row table:style-name="ro2">
          <table:table-cell table:formula="of:=CONCATENATE([.A$1];[.J1276])" office:value-type="string" office:string-value="some description1278" calcext:value-type="string">
            <text:p>some description1278</text:p>
          </table:table-cell>
          <table:table-cell table:formula="of:=CONCATENATE([.B$1];[.$J1276];[.$M$2])" office:value-type="string" office:string-value="http://domain1278.com" calcext:value-type="string">
            <text:p>http://domain127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8" calcext:value-type="float">
            <text:p>1278</text:p>
          </table:table-cell>
          <table:table-cell table:number-columns-repeated="5"/>
          <table:table-cell table:formula="of:=CONCATENATE([.$P$1];[.J1276];[.$Q$1];[.$N$3];[.A1276];[.$O$3];[.$Q$1];[.$N$3];[.B1276];[.$O$3];[.$Q$1];[.$N$2];[.E1276];[.$O$2];[.$Q$1];[.$N$2];[.C1276];[.$O$2];[.$Q$1];[.$N$2];[.F1276];[.$O$2];[.$Q$1];[.$N$2];[.D1276];[.$O$2];[.$O$2])" office:value-type="string" office:string-value="insert into creatives values (1278,'some description1278','http://domain1278.com',(),(),('ios','android'),('UK','US'))" calcext:value-type="string">
            <text:p>insert into creatives values (1278,'some description1278','http://domain1278.com',(),(),('ios','android'),('UK','US'))</text:p>
          </table:table-cell>
          <table:table-cell/>
        </table:table-row>
        <table:table-row table:style-name="ro2">
          <table:table-cell table:formula="of:=CONCATENATE([.A$1];[.J1277])" office:value-type="string" office:string-value="some description1279" calcext:value-type="string">
            <text:p>some description1279</text:p>
          </table:table-cell>
          <table:table-cell table:formula="of:=CONCATENATE([.B$1];[.$J1277];[.$M$2])" office:value-type="string" office:string-value="http://domain1279.com" calcext:value-type="string">
            <text:p>http://domain127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79" calcext:value-type="float">
            <text:p>1279</text:p>
          </table:table-cell>
          <table:table-cell table:number-columns-repeated="5"/>
          <table:table-cell table:formula="of:=CONCATENATE([.$P$1];[.J1277];[.$Q$1];[.$N$3];[.A1277];[.$O$3];[.$Q$1];[.$N$3];[.B1277];[.$O$3];[.$Q$1];[.$N$2];[.E1277];[.$O$2];[.$Q$1];[.$N$2];[.C1277];[.$O$2];[.$Q$1];[.$N$2];[.F1277];[.$O$2];[.$Q$1];[.$N$2];[.D1277];[.$O$2];[.$O$2])" office:value-type="string" office:string-value="insert into creatives values (1279,'some description1279','http://domain1279.com',(),(),('ios','android'),('UK','US'))" calcext:value-type="string">
            <text:p>insert into creatives values (1279,'some description1279','http://domain1279.com',(),(),('ios','android'),('UK','US'))</text:p>
          </table:table-cell>
          <table:table-cell/>
        </table:table-row>
        <table:table-row table:style-name="ro2">
          <table:table-cell table:formula="of:=CONCATENATE([.A$1];[.J1278])" office:value-type="string" office:string-value="some description1280" calcext:value-type="string">
            <text:p>some description1280</text:p>
          </table:table-cell>
          <table:table-cell table:formula="of:=CONCATENATE([.B$1];[.$J1278];[.$M$2])" office:value-type="string" office:string-value="http://domain1280.com" calcext:value-type="string">
            <text:p>http://domain128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table:number-columns-repeated="5"/>
          <table:table-cell table:formula="of:=CONCATENATE([.$P$1];[.J1278];[.$Q$1];[.$N$3];[.A1278];[.$O$3];[.$Q$1];[.$N$3];[.B1278];[.$O$3];[.$Q$1];[.$N$2];[.E1278];[.$O$2];[.$Q$1];[.$N$2];[.C1278];[.$O$2];[.$Q$1];[.$N$2];[.F1278];[.$O$2];[.$Q$1];[.$N$2];[.D1278];[.$O$2];[.$O$2])" office:value-type="string" office:string-value="insert into creatives values (1280,'some description1280','http://domain1280.com',(),(),('ios','android'),('UK','US'))" calcext:value-type="string">
            <text:p>insert into creatives values (1280,'some description1280','http://domain1280.com',(),(),('ios','android'),('UK','US'))</text:p>
          </table:table-cell>
          <table:table-cell/>
        </table:table-row>
        <table:table-row table:style-name="ro2">
          <table:table-cell table:formula="of:=CONCATENATE([.A$1];[.J1279])" office:value-type="string" office:string-value="some description1281" calcext:value-type="string">
            <text:p>some description1281</text:p>
          </table:table-cell>
          <table:table-cell table:formula="of:=CONCATENATE([.B$1];[.$J1279];[.$M$2])" office:value-type="string" office:string-value="http://domain1281.com" calcext:value-type="string">
            <text:p>http://domain128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1" calcext:value-type="float">
            <text:p>1281</text:p>
          </table:table-cell>
          <table:table-cell table:number-columns-repeated="5"/>
          <table:table-cell table:formula="of:=CONCATENATE([.$P$1];[.J1279];[.$Q$1];[.$N$3];[.A1279];[.$O$3];[.$Q$1];[.$N$3];[.B1279];[.$O$3];[.$Q$1];[.$N$2];[.E1279];[.$O$2];[.$Q$1];[.$N$2];[.C1279];[.$O$2];[.$Q$1];[.$N$2];[.F1279];[.$O$2];[.$Q$1];[.$N$2];[.D1279];[.$O$2];[.$O$2])" office:value-type="string" office:string-value="insert into creatives values (1281,'some description1281','http://domain1281.com',(),(),('ios','android'),('UK','US'))" calcext:value-type="string">
            <text:p>insert into creatives values (1281,'some description1281','http://domain1281.com',(),(),('ios','android'),('UK','US'))</text:p>
          </table:table-cell>
          <table:table-cell/>
        </table:table-row>
        <table:table-row table:style-name="ro2">
          <table:table-cell table:formula="of:=CONCATENATE([.A$1];[.J1280])" office:value-type="string" office:string-value="some description1282" calcext:value-type="string">
            <text:p>some description1282</text:p>
          </table:table-cell>
          <table:table-cell table:formula="of:=CONCATENATE([.B$1];[.$J1280];[.$M$2])" office:value-type="string" office:string-value="http://domain1282.com" calcext:value-type="string">
            <text:p>http://domain128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2" calcext:value-type="float">
            <text:p>1282</text:p>
          </table:table-cell>
          <table:table-cell table:number-columns-repeated="5"/>
          <table:table-cell table:formula="of:=CONCATENATE([.$P$1];[.J1280];[.$Q$1];[.$N$3];[.A1280];[.$O$3];[.$Q$1];[.$N$3];[.B1280];[.$O$3];[.$Q$1];[.$N$2];[.E1280];[.$O$2];[.$Q$1];[.$N$2];[.C1280];[.$O$2];[.$Q$1];[.$N$2];[.F1280];[.$O$2];[.$Q$1];[.$N$2];[.D1280];[.$O$2];[.$O$2])" office:value-type="string" office:string-value="insert into creatives values (1282,'some description1282','http://domain1282.com',(),(),('ios','android'),('UK','US'))" calcext:value-type="string">
            <text:p>insert into creatives values (1282,'some description1282','http://domain1282.com',(),(),('ios','android'),('UK','US'))</text:p>
          </table:table-cell>
          <table:table-cell/>
        </table:table-row>
        <table:table-row table:style-name="ro2">
          <table:table-cell table:formula="of:=CONCATENATE([.A$1];[.J1281])" office:value-type="string" office:string-value="some description1283" calcext:value-type="string">
            <text:p>some description1283</text:p>
          </table:table-cell>
          <table:table-cell table:formula="of:=CONCATENATE([.B$1];[.$J1281];[.$M$2])" office:value-type="string" office:string-value="http://domain1283.com" calcext:value-type="string">
            <text:p>http://domain128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3" calcext:value-type="float">
            <text:p>1283</text:p>
          </table:table-cell>
          <table:table-cell table:number-columns-repeated="5"/>
          <table:table-cell table:formula="of:=CONCATENATE([.$P$1];[.J1281];[.$Q$1];[.$N$3];[.A1281];[.$O$3];[.$Q$1];[.$N$3];[.B1281];[.$O$3];[.$Q$1];[.$N$2];[.E1281];[.$O$2];[.$Q$1];[.$N$2];[.C1281];[.$O$2];[.$Q$1];[.$N$2];[.F1281];[.$O$2];[.$Q$1];[.$N$2];[.D1281];[.$O$2];[.$O$2])" office:value-type="string" office:string-value="insert into creatives values (1283,'some description1283','http://domain1283.com',(),(),('ios','android'),('UK','US'))" calcext:value-type="string">
            <text:p>insert into creatives values (1283,'some description1283','http://domain1283.com',(),(),('ios','android'),('UK','US'))</text:p>
          </table:table-cell>
          <table:table-cell/>
        </table:table-row>
        <table:table-row table:style-name="ro2">
          <table:table-cell table:formula="of:=CONCATENATE([.A$1];[.J1282])" office:value-type="string" office:string-value="some description1284" calcext:value-type="string">
            <text:p>some description1284</text:p>
          </table:table-cell>
          <table:table-cell table:formula="of:=CONCATENATE([.B$1];[.$J1282];[.$M$2])" office:value-type="string" office:string-value="http://domain1284.com" calcext:value-type="string">
            <text:p>http://domain1284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4" calcext:value-type="float">
            <text:p>1284</text:p>
          </table:table-cell>
          <table:table-cell table:number-columns-repeated="5"/>
          <table:table-cell table:formula="of:=CONCATENATE([.$P$1];[.J1282];[.$Q$1];[.$N$3];[.A1282];[.$O$3];[.$Q$1];[.$N$3];[.B1282];[.$O$3];[.$Q$1];[.$N$2];[.E1282];[.$O$2];[.$Q$1];[.$N$2];[.C1282];[.$O$2];[.$Q$1];[.$N$2];[.F1282];[.$O$2];[.$Q$1];[.$N$2];[.D1282];[.$O$2];[.$O$2])" office:value-type="string" office:string-value="insert into creatives values (1284,'some description1284','http://domain1284.com',(),(),('ios','android'),('UK','US'))" calcext:value-type="string">
            <text:p>insert into creatives values (1284,'some description1284','http://domain1284.com',(),(),('ios','android'),('UK','US'))</text:p>
          </table:table-cell>
          <table:table-cell/>
        </table:table-row>
        <table:table-row table:style-name="ro2">
          <table:table-cell table:formula="of:=CONCATENATE([.A$1];[.J1283])" office:value-type="string" office:string-value="some description1285" calcext:value-type="string">
            <text:p>some description1285</text:p>
          </table:table-cell>
          <table:table-cell table:formula="of:=CONCATENATE([.B$1];[.$J1283];[.$M$2])" office:value-type="string" office:string-value="http://domain1285.com" calcext:value-type="string">
            <text:p>http://domain1285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5" calcext:value-type="float">
            <text:p>1285</text:p>
          </table:table-cell>
          <table:table-cell table:number-columns-repeated="5"/>
          <table:table-cell table:formula="of:=CONCATENATE([.$P$1];[.J1283];[.$Q$1];[.$N$3];[.A1283];[.$O$3];[.$Q$1];[.$N$3];[.B1283];[.$O$3];[.$Q$1];[.$N$2];[.E1283];[.$O$2];[.$Q$1];[.$N$2];[.C1283];[.$O$2];[.$Q$1];[.$N$2];[.F1283];[.$O$2];[.$Q$1];[.$N$2];[.D1283];[.$O$2];[.$O$2])" office:value-type="string" office:string-value="insert into creatives values (1285,'some description1285','http://domain1285.com',(),(),('ios','android'),('UK','US'))" calcext:value-type="string">
            <text:p>insert into creatives values (1285,'some description1285','http://domain1285.com',(),(),('ios','android'),('UK','US'))</text:p>
          </table:table-cell>
          <table:table-cell/>
        </table:table-row>
        <table:table-row table:style-name="ro2">
          <table:table-cell table:formula="of:=CONCATENATE([.A$1];[.J1284])" office:value-type="string" office:string-value="some description1286" calcext:value-type="string">
            <text:p>some description1286</text:p>
          </table:table-cell>
          <table:table-cell table:formula="of:=CONCATENATE([.B$1];[.$J1284];[.$M$2])" office:value-type="string" office:string-value="http://domain1286.com" calcext:value-type="string">
            <text:p>http://domain1286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6" calcext:value-type="float">
            <text:p>1286</text:p>
          </table:table-cell>
          <table:table-cell table:number-columns-repeated="5"/>
          <table:table-cell table:formula="of:=CONCATENATE([.$P$1];[.J1284];[.$Q$1];[.$N$3];[.A1284];[.$O$3];[.$Q$1];[.$N$3];[.B1284];[.$O$3];[.$Q$1];[.$N$2];[.E1284];[.$O$2];[.$Q$1];[.$N$2];[.C1284];[.$O$2];[.$Q$1];[.$N$2];[.F1284];[.$O$2];[.$Q$1];[.$N$2];[.D1284];[.$O$2];[.$O$2])" office:value-type="string" office:string-value="insert into creatives values (1286,'some description1286','http://domain1286.com',(),(),('ios','android'),('UK','US'))" calcext:value-type="string">
            <text:p>insert into creatives values (1286,'some description1286','http://domain1286.com',(),(),('ios','android'),('UK','US'))</text:p>
          </table:table-cell>
          <table:table-cell/>
        </table:table-row>
        <table:table-row table:style-name="ro2">
          <table:table-cell table:formula="of:=CONCATENATE([.A$1];[.J1285])" office:value-type="string" office:string-value="some description1287" calcext:value-type="string">
            <text:p>some description1287</text:p>
          </table:table-cell>
          <table:table-cell table:formula="of:=CONCATENATE([.B$1];[.$J1285];[.$M$2])" office:value-type="string" office:string-value="http://domain1287.com" calcext:value-type="string">
            <text:p>http://domain1287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7" calcext:value-type="float">
            <text:p>1287</text:p>
          </table:table-cell>
          <table:table-cell table:number-columns-repeated="5"/>
          <table:table-cell table:formula="of:=CONCATENATE([.$P$1];[.J1285];[.$Q$1];[.$N$3];[.A1285];[.$O$3];[.$Q$1];[.$N$3];[.B1285];[.$O$3];[.$Q$1];[.$N$2];[.E1285];[.$O$2];[.$Q$1];[.$N$2];[.C1285];[.$O$2];[.$Q$1];[.$N$2];[.F1285];[.$O$2];[.$Q$1];[.$N$2];[.D1285];[.$O$2];[.$O$2])" office:value-type="string" office:string-value="insert into creatives values (1287,'some description1287','http://domain1287.com',(),(),('ios','android'),('UK','US'))" calcext:value-type="string">
            <text:p>insert into creatives values (1287,'some description1287','http://domain1287.com',(),(),('ios','android'),('UK','US'))</text:p>
          </table:table-cell>
          <table:table-cell/>
        </table:table-row>
        <table:table-row table:style-name="ro2">
          <table:table-cell table:formula="of:=CONCATENATE([.A$1];[.J1286])" office:value-type="string" office:string-value="some description1288" calcext:value-type="string">
            <text:p>some description1288</text:p>
          </table:table-cell>
          <table:table-cell table:formula="of:=CONCATENATE([.B$1];[.$J1286];[.$M$2])" office:value-type="string" office:string-value="http://domain1288.com" calcext:value-type="string">
            <text:p>http://domain1288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8" calcext:value-type="float">
            <text:p>1288</text:p>
          </table:table-cell>
          <table:table-cell table:number-columns-repeated="5"/>
          <table:table-cell table:formula="of:=CONCATENATE([.$P$1];[.J1286];[.$Q$1];[.$N$3];[.A1286];[.$O$3];[.$Q$1];[.$N$3];[.B1286];[.$O$3];[.$Q$1];[.$N$2];[.E1286];[.$O$2];[.$Q$1];[.$N$2];[.C1286];[.$O$2];[.$Q$1];[.$N$2];[.F1286];[.$O$2];[.$Q$1];[.$N$2];[.D1286];[.$O$2];[.$O$2])" office:value-type="string" office:string-value="insert into creatives values (1288,'some description1288','http://domain1288.com',(),(),('ios','android'),('UK','US'))" calcext:value-type="string">
            <text:p>insert into creatives values (1288,'some description1288','http://domain1288.com',(),(),('ios','android'),('UK','US'))</text:p>
          </table:table-cell>
          <table:table-cell/>
        </table:table-row>
        <table:table-row table:style-name="ro2">
          <table:table-cell table:formula="of:=CONCATENATE([.A$1];[.J1287])" office:value-type="string" office:string-value="some description1289" calcext:value-type="string">
            <text:p>some description1289</text:p>
          </table:table-cell>
          <table:table-cell table:formula="of:=CONCATENATE([.B$1];[.$J1287];[.$M$2])" office:value-type="string" office:string-value="http://domain1289.com" calcext:value-type="string">
            <text:p>http://domain1289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89" calcext:value-type="float">
            <text:p>1289</text:p>
          </table:table-cell>
          <table:table-cell table:number-columns-repeated="5"/>
          <table:table-cell table:formula="of:=CONCATENATE([.$P$1];[.J1287];[.$Q$1];[.$N$3];[.A1287];[.$O$3];[.$Q$1];[.$N$3];[.B1287];[.$O$3];[.$Q$1];[.$N$2];[.E1287];[.$O$2];[.$Q$1];[.$N$2];[.C1287];[.$O$2];[.$Q$1];[.$N$2];[.F1287];[.$O$2];[.$Q$1];[.$N$2];[.D1287];[.$O$2];[.$O$2])" office:value-type="string" office:string-value="insert into creatives values (1289,'some description1289','http://domain1289.com',(),(),('ios','android'),('UK','US'))" calcext:value-type="string">
            <text:p>insert into creatives values (1289,'some description1289','http://domain1289.com',(),(),('ios','android'),('UK','US'))</text:p>
          </table:table-cell>
          <table:table-cell/>
        </table:table-row>
        <table:table-row table:style-name="ro2">
          <table:table-cell table:formula="of:=CONCATENATE([.A$1];[.J1288])" office:value-type="string" office:string-value="some description1290" calcext:value-type="string">
            <text:p>some description1290</text:p>
          </table:table-cell>
          <table:table-cell table:formula="of:=CONCATENATE([.B$1];[.$J1288];[.$M$2])" office:value-type="string" office:string-value="http://domain1290.com" calcext:value-type="string">
            <text:p>http://domain1290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0" calcext:value-type="float">
            <text:p>1290</text:p>
          </table:table-cell>
          <table:table-cell table:number-columns-repeated="5"/>
          <table:table-cell table:formula="of:=CONCATENATE([.$P$1];[.J1288];[.$Q$1];[.$N$3];[.A1288];[.$O$3];[.$Q$1];[.$N$3];[.B1288];[.$O$3];[.$Q$1];[.$N$2];[.E1288];[.$O$2];[.$Q$1];[.$N$2];[.C1288];[.$O$2];[.$Q$1];[.$N$2];[.F1288];[.$O$2];[.$Q$1];[.$N$2];[.D1288];[.$O$2];[.$O$2])" office:value-type="string" office:string-value="insert into creatives values (1290,'some description1290','http://domain1290.com',(),(),('ios','android'),('UK','US'))" calcext:value-type="string">
            <text:p>insert into creatives values (1290,'some description1290','http://domain1290.com',(),(),('ios','android'),('UK','US'))</text:p>
          </table:table-cell>
          <table:table-cell/>
        </table:table-row>
        <table:table-row table:style-name="ro2">
          <table:table-cell table:formula="of:=CONCATENATE([.A$1];[.J1289])" office:value-type="string" office:string-value="some description1291" calcext:value-type="string">
            <text:p>some description1291</text:p>
          </table:table-cell>
          <table:table-cell table:formula="of:=CONCATENATE([.B$1];[.$J1289];[.$M$2])" office:value-type="string" office:string-value="http://domain1291.com" calcext:value-type="string">
            <text:p>http://domain1291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1" calcext:value-type="float">
            <text:p>1291</text:p>
          </table:table-cell>
          <table:table-cell table:number-columns-repeated="5"/>
          <table:table-cell table:formula="of:=CONCATENATE([.$P$1];[.J1289];[.$Q$1];[.$N$3];[.A1289];[.$O$3];[.$Q$1];[.$N$3];[.B1289];[.$O$3];[.$Q$1];[.$N$2];[.E1289];[.$O$2];[.$Q$1];[.$N$2];[.C1289];[.$O$2];[.$Q$1];[.$N$2];[.F1289];[.$O$2];[.$Q$1];[.$N$2];[.D1289];[.$O$2];[.$O$2])" office:value-type="string" office:string-value="insert into creatives values (1291,'some description1291','http://domain1291.com',(),(),('ios','android'),('UK','US'))" calcext:value-type="string">
            <text:p>insert into creatives values (1291,'some description1291','http://domain1291.com',(),(),('ios','android'),('UK','US'))</text:p>
          </table:table-cell>
          <table:table-cell/>
        </table:table-row>
        <table:table-row table:style-name="ro2">
          <table:table-cell table:formula="of:=CONCATENATE([.A$1];[.J1290])" office:value-type="string" office:string-value="some description1292" calcext:value-type="string">
            <text:p>some description1292</text:p>
          </table:table-cell>
          <table:table-cell table:formula="of:=CONCATENATE([.B$1];[.$J1290];[.$M$2])" office:value-type="string" office:string-value="http://domain1292.com" calcext:value-type="string">
            <text:p>http://domain1292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2" calcext:value-type="float">
            <text:p>1292</text:p>
          </table:table-cell>
          <table:table-cell table:number-columns-repeated="5"/>
          <table:table-cell table:formula="of:=CONCATENATE([.$P$1];[.J1290];[.$Q$1];[.$N$3];[.A1290];[.$O$3];[.$Q$1];[.$N$3];[.B1290];[.$O$3];[.$Q$1];[.$N$2];[.E1290];[.$O$2];[.$Q$1];[.$N$2];[.C1290];[.$O$2];[.$Q$1];[.$N$2];[.F1290];[.$O$2];[.$Q$1];[.$N$2];[.D1290];[.$O$2];[.$O$2])" office:value-type="string" office:string-value="insert into creatives values (1292,'some description1292','http://domain1292.com',(),(),('ios','android'),('UK','US'))" calcext:value-type="string">
            <text:p>insert into creatives values (1292,'some description1292','http://domain1292.com',(),(),('ios','android'),('UK','US'))</text:p>
          </table:table-cell>
          <table:table-cell/>
        </table:table-row>
        <table:table-row table:style-name="ro2">
          <table:table-cell table:formula="of:=CONCATENATE([.A$1];[.J1291])" office:value-type="string" office:string-value="some description1293" calcext:value-type="string">
            <text:p>some description1293</text:p>
          </table:table-cell>
          <table:table-cell table:formula="of:=CONCATENATE([.B$1];[.$J1291];[.$M$2])" office:value-type="string" office:string-value="http://domain1293.com" calcext:value-type="string">
            <text:p>http://domain1293.com</text:p>
          </table:table-cell>
          <table:table-cell/>
          <table:table-cell office:value-type="string" calcext:value-type="string">
            <text:p>'UK','US'</text:p>
          </table:table-cell>
          <table:table-cell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table:number-columns-repeated="5"/>
          <table:table-cell table:formula="of:=CONCATENATE([.$P$1];[.J1291];[.$Q$1];[.$N$3];[.A1291];[.$O$3];[.$Q$1];[.$N$3];[.B1291];[.$O$3];[.$Q$1];[.$N$2];[.E1291];[.$O$2];[.$Q$1];[.$N$2];[.C1291];[.$O$2];[.$Q$1];[.$N$2];[.F1291];[.$O$2];[.$Q$1];[.$N$2];[.D1291];[.$O$2];[.$O$2])" office:value-type="string" office:string-value="insert into creatives values (1293,'some description1293','http://domain1293.com',(),(),('ios','android'),('UK','US'))" calcext:value-type="string">
            <text:p>insert into creatives values (1293,'some description1293','http://domain1293.com',(),(),('ios','android'),('UK','US'))</text:p>
          </table:table-cell>
          <table:table-cell/>
        </table:table-row>
        <table:table-row table:style-name="ro2">
          <table:table-cell table:formula="of:=CONCATENATE([.A$1];[.J1292])" office:value-type="string" office:string-value="some description1294" calcext:value-type="string">
            <text:p>some description1294</text:p>
          </table:table-cell>
          <table:table-cell table:formula="of:=CONCATENATE([.B$1];[.$J1292];[.$M$2])" office:value-type="string" office:string-value="http://domain1294.com" calcext:value-type="string">
            <text:p>http://domain1294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4" calcext:value-type="float">
            <text:p>1294</text:p>
          </table:table-cell>
          <table:table-cell table:number-columns-repeated="5"/>
          <table:table-cell table:formula="of:=CONCATENATE([.$P$1];[.J1292];[.$Q$1];[.$N$3];[.A1292];[.$O$3];[.$Q$1];[.$N$3];[.B1292];[.$O$3];[.$Q$1];[.$N$2];[.E1292];[.$O$2];[.$Q$1];[.$N$2];[.C1292];[.$O$2];[.$Q$1];[.$N$2];[.F1292];[.$O$2];[.$Q$1];[.$N$2];[.D1292];[.$O$2];[.$O$2])" office:value-type="string" office:string-value="insert into creatives values (1294,'some description1294','http://domain1294.com',(),('UA',),('ios','android'),())" calcext:value-type="string">
            <text:p>insert into creatives values (1294,'some description1294','http://domain1294.com',(),('UA',),('ios','android'),())</text:p>
          </table:table-cell>
          <table:table-cell/>
        </table:table-row>
        <table:table-row table:style-name="ro2">
          <table:table-cell table:formula="of:=CONCATENATE([.A$1];[.J1293])" office:value-type="string" office:string-value="some description1295" calcext:value-type="string">
            <text:p>some description1295</text:p>
          </table:table-cell>
          <table:table-cell table:formula="of:=CONCATENATE([.B$1];[.$J1293];[.$M$2])" office:value-type="string" office:string-value="http://domain1295.com" calcext:value-type="string">
            <text:p>http://domain1295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5" calcext:value-type="float">
            <text:p>1295</text:p>
          </table:table-cell>
          <table:table-cell table:number-columns-repeated="5"/>
          <table:table-cell table:formula="of:=CONCATENATE([.$P$1];[.J1293];[.$Q$1];[.$N$3];[.A1293];[.$O$3];[.$Q$1];[.$N$3];[.B1293];[.$O$3];[.$Q$1];[.$N$2];[.E1293];[.$O$2];[.$Q$1];[.$N$2];[.C1293];[.$O$2];[.$Q$1];[.$N$2];[.F1293];[.$O$2];[.$Q$1];[.$N$2];[.D1293];[.$O$2];[.$O$2])" office:value-type="string" office:string-value="insert into creatives values (1295,'some description1295','http://domain1295.com',(),('UA',),('ios','android'),())" calcext:value-type="string">
            <text:p>insert into creatives values (1295,'some description1295','http://domain1295.com',(),('UA',),('ios','android'),())</text:p>
          </table:table-cell>
          <table:table-cell/>
        </table:table-row>
        <table:table-row table:style-name="ro2">
          <table:table-cell table:formula="of:=CONCATENATE([.A$1];[.J1294])" office:value-type="string" office:string-value="some description1296" calcext:value-type="string">
            <text:p>some description1296</text:p>
          </table:table-cell>
          <table:table-cell table:formula="of:=CONCATENATE([.B$1];[.$J1294];[.$M$2])" office:value-type="string" office:string-value="http://domain1296.com" calcext:value-type="string">
            <text:p>http://domain1296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6" calcext:value-type="float">
            <text:p>1296</text:p>
          </table:table-cell>
          <table:table-cell table:number-columns-repeated="5"/>
          <table:table-cell table:formula="of:=CONCATENATE([.$P$1];[.J1294];[.$Q$1];[.$N$3];[.A1294];[.$O$3];[.$Q$1];[.$N$3];[.B1294];[.$O$3];[.$Q$1];[.$N$2];[.E1294];[.$O$2];[.$Q$1];[.$N$2];[.C1294];[.$O$2];[.$Q$1];[.$N$2];[.F1294];[.$O$2];[.$Q$1];[.$N$2];[.D1294];[.$O$2];[.$O$2])" office:value-type="string" office:string-value="insert into creatives values (1296,'some description1296','http://domain1296.com',(),('UA',),('ios','android'),())" calcext:value-type="string">
            <text:p>insert into creatives values (1296,'some description1296','http://domain1296.com',(),('UA',),('ios','android'),())</text:p>
          </table:table-cell>
          <table:table-cell/>
        </table:table-row>
        <table:table-row table:style-name="ro2">
          <table:table-cell table:formula="of:=CONCATENATE([.A$1];[.J1295])" office:value-type="string" office:string-value="some description1297" calcext:value-type="string">
            <text:p>some description1297</text:p>
          </table:table-cell>
          <table:table-cell table:formula="of:=CONCATENATE([.B$1];[.$J1295];[.$M$2])" office:value-type="string" office:string-value="http://domain1297.com" calcext:value-type="string">
            <text:p>http://domain1297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7" calcext:value-type="float">
            <text:p>1297</text:p>
          </table:table-cell>
          <table:table-cell table:number-columns-repeated="5"/>
          <table:table-cell table:formula="of:=CONCATENATE([.$P$1];[.J1295];[.$Q$1];[.$N$3];[.A1295];[.$O$3];[.$Q$1];[.$N$3];[.B1295];[.$O$3];[.$Q$1];[.$N$2];[.E1295];[.$O$2];[.$Q$1];[.$N$2];[.C1295];[.$O$2];[.$Q$1];[.$N$2];[.F1295];[.$O$2];[.$Q$1];[.$N$2];[.D1295];[.$O$2];[.$O$2])" office:value-type="string" office:string-value="insert into creatives values (1297,'some description1297','http://domain1297.com',(),('UA',),('ios','android'),())" calcext:value-type="string">
            <text:p>insert into creatives values (1297,'some description1297','http://domain1297.com',(),('UA',),('ios','android'),())</text:p>
          </table:table-cell>
          <table:table-cell/>
        </table:table-row>
        <table:table-row table:style-name="ro2">
          <table:table-cell table:formula="of:=CONCATENATE([.A$1];[.J1296])" office:value-type="string" office:string-value="some description1298" calcext:value-type="string">
            <text:p>some description1298</text:p>
          </table:table-cell>
          <table:table-cell table:formula="of:=CONCATENATE([.B$1];[.$J1296];[.$M$2])" office:value-type="string" office:string-value="http://domain1298.com" calcext:value-type="string">
            <text:p>http://domain1298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8" calcext:value-type="float">
            <text:p>1298</text:p>
          </table:table-cell>
          <table:table-cell table:number-columns-repeated="5"/>
          <table:table-cell table:formula="of:=CONCATENATE([.$P$1];[.J1296];[.$Q$1];[.$N$3];[.A1296];[.$O$3];[.$Q$1];[.$N$3];[.B1296];[.$O$3];[.$Q$1];[.$N$2];[.E1296];[.$O$2];[.$Q$1];[.$N$2];[.C1296];[.$O$2];[.$Q$1];[.$N$2];[.F1296];[.$O$2];[.$Q$1];[.$N$2];[.D1296];[.$O$2];[.$O$2])" office:value-type="string" office:string-value="insert into creatives values (1298,'some description1298','http://domain1298.com',(),('UA',),('ios','android'),())" calcext:value-type="string">
            <text:p>insert into creatives values (1298,'some description1298','http://domain1298.com',(),('UA',),('ios','android'),())</text:p>
          </table:table-cell>
          <table:table-cell/>
        </table:table-row>
        <table:table-row table:style-name="ro2">
          <table:table-cell table:formula="of:=CONCATENATE([.A$1];[.J1297])" office:value-type="string" office:string-value="some description1299" calcext:value-type="string">
            <text:p>some description1299</text:p>
          </table:table-cell>
          <table:table-cell table:formula="of:=CONCATENATE([.B$1];[.$J1297];[.$M$2])" office:value-type="string" office:string-value="http://domain1299.com" calcext:value-type="string">
            <text:p>http://domain1299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299" calcext:value-type="float">
            <text:p>1299</text:p>
          </table:table-cell>
          <table:table-cell table:number-columns-repeated="5"/>
          <table:table-cell table:formula="of:=CONCATENATE([.$P$1];[.J1297];[.$Q$1];[.$N$3];[.A1297];[.$O$3];[.$Q$1];[.$N$3];[.B1297];[.$O$3];[.$Q$1];[.$N$2];[.E1297];[.$O$2];[.$Q$1];[.$N$2];[.C1297];[.$O$2];[.$Q$1];[.$N$2];[.F1297];[.$O$2];[.$Q$1];[.$N$2];[.D1297];[.$O$2];[.$O$2])" office:value-type="string" office:string-value="insert into creatives values (1299,'some description1299','http://domain1299.com',(),('UA',),('ios','android'),())" calcext:value-type="string">
            <text:p>insert into creatives values (1299,'some description1299','http://domain1299.com',(),('UA',),('ios','android'),())</text:p>
          </table:table-cell>
          <table:table-cell/>
        </table:table-row>
        <table:table-row table:style-name="ro2">
          <table:table-cell table:formula="of:=CONCATENATE([.A$1];[.J1298])" office:value-type="string" office:string-value="some description1300" calcext:value-type="string">
            <text:p>some description1300</text:p>
          </table:table-cell>
          <table:table-cell table:formula="of:=CONCATENATE([.B$1];[.$J1298];[.$M$2])" office:value-type="string" office:string-value="http://domain1300.com" calcext:value-type="string">
            <text:p>http://domain1300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number-columns-repeated="5"/>
          <table:table-cell table:formula="of:=CONCATENATE([.$P$1];[.J1298];[.$Q$1];[.$N$3];[.A1298];[.$O$3];[.$Q$1];[.$N$3];[.B1298];[.$O$3];[.$Q$1];[.$N$2];[.E1298];[.$O$2];[.$Q$1];[.$N$2];[.C1298];[.$O$2];[.$Q$1];[.$N$2];[.F1298];[.$O$2];[.$Q$1];[.$N$2];[.D1298];[.$O$2];[.$O$2])" office:value-type="string" office:string-value="insert into creatives values (1300,'some description1300','http://domain1300.com',(),('UA',),('ios','android'),())" calcext:value-type="string">
            <text:p>insert into creatives values (1300,'some description1300','http://domain1300.com',(),('UA',),('ios','android'),())</text:p>
          </table:table-cell>
          <table:table-cell/>
        </table:table-row>
        <table:table-row table:style-name="ro2">
          <table:table-cell table:formula="of:=CONCATENATE([.A$1];[.J1299])" office:value-type="string" office:string-value="some description1301" calcext:value-type="string">
            <text:p>some description1301</text:p>
          </table:table-cell>
          <table:table-cell table:formula="of:=CONCATENATE([.B$1];[.$J1299];[.$M$2])" office:value-type="string" office:string-value="http://domain1301.com" calcext:value-type="string">
            <text:p>http://domain1301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1" calcext:value-type="float">
            <text:p>1301</text:p>
          </table:table-cell>
          <table:table-cell table:number-columns-repeated="5"/>
          <table:table-cell table:formula="of:=CONCATENATE([.$P$1];[.J1299];[.$Q$1];[.$N$3];[.A1299];[.$O$3];[.$Q$1];[.$N$3];[.B1299];[.$O$3];[.$Q$1];[.$N$2];[.E1299];[.$O$2];[.$Q$1];[.$N$2];[.C1299];[.$O$2];[.$Q$1];[.$N$2];[.F1299];[.$O$2];[.$Q$1];[.$N$2];[.D1299];[.$O$2];[.$O$2])" office:value-type="string" office:string-value="insert into creatives values (1301,'some description1301','http://domain1301.com',(),('UA',),('ios','android'),())" calcext:value-type="string">
            <text:p>insert into creatives values (1301,'some description1301','http://domain1301.com',(),('UA',),('ios','android'),())</text:p>
          </table:table-cell>
          <table:table-cell/>
        </table:table-row>
        <table:table-row table:style-name="ro2">
          <table:table-cell table:formula="of:=CONCATENATE([.A$1];[.J1300])" office:value-type="string" office:string-value="some description1302" calcext:value-type="string">
            <text:p>some description1302</text:p>
          </table:table-cell>
          <table:table-cell table:formula="of:=CONCATENATE([.B$1];[.$J1300];[.$M$2])" office:value-type="string" office:string-value="http://domain1302.com" calcext:value-type="string">
            <text:p>http://domain1302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2" calcext:value-type="float">
            <text:p>1302</text:p>
          </table:table-cell>
          <table:table-cell table:number-columns-repeated="5"/>
          <table:table-cell table:formula="of:=CONCATENATE([.$P$1];[.J1300];[.$Q$1];[.$N$3];[.A1300];[.$O$3];[.$Q$1];[.$N$3];[.B1300];[.$O$3];[.$Q$1];[.$N$2];[.E1300];[.$O$2];[.$Q$1];[.$N$2];[.C1300];[.$O$2];[.$Q$1];[.$N$2];[.F1300];[.$O$2];[.$Q$1];[.$N$2];[.D1300];[.$O$2];[.$O$2])" office:value-type="string" office:string-value="insert into creatives values (1302,'some description1302','http://domain1302.com',(),('UA',),('ios','android'),())" calcext:value-type="string">
            <text:p>insert into creatives values (1302,'some description1302','http://domain1302.com',(),('UA',),('ios','android'),())</text:p>
          </table:table-cell>
          <table:table-cell/>
        </table:table-row>
        <table:table-row table:style-name="ro2">
          <table:table-cell table:formula="of:=CONCATENATE([.A$1];[.J1301])" office:value-type="string" office:string-value="some description1303" calcext:value-type="string">
            <text:p>some description1303</text:p>
          </table:table-cell>
          <table:table-cell table:formula="of:=CONCATENATE([.B$1];[.$J1301];[.$M$2])" office:value-type="string" office:string-value="http://domain1303.com" calcext:value-type="string">
            <text:p>http://domain1303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3" calcext:value-type="float">
            <text:p>1303</text:p>
          </table:table-cell>
          <table:table-cell table:number-columns-repeated="5"/>
          <table:table-cell table:formula="of:=CONCATENATE([.$P$1];[.J1301];[.$Q$1];[.$N$3];[.A1301];[.$O$3];[.$Q$1];[.$N$3];[.B1301];[.$O$3];[.$Q$1];[.$N$2];[.E1301];[.$O$2];[.$Q$1];[.$N$2];[.C1301];[.$O$2];[.$Q$1];[.$N$2];[.F1301];[.$O$2];[.$Q$1];[.$N$2];[.D1301];[.$O$2];[.$O$2])" office:value-type="string" office:string-value="insert into creatives values (1303,'some description1303','http://domain1303.com',(),('UA',),('ios','android'),())" calcext:value-type="string">
            <text:p>insert into creatives values (1303,'some description1303','http://domain1303.com',(),('UA',),('ios','android'),())</text:p>
          </table:table-cell>
          <table:table-cell/>
        </table:table-row>
        <table:table-row table:style-name="ro2">
          <table:table-cell table:formula="of:=CONCATENATE([.A$1];[.J1302])" office:value-type="string" office:string-value="some description1304" calcext:value-type="string">
            <text:p>some description1304</text:p>
          </table:table-cell>
          <table:table-cell table:formula="of:=CONCATENATE([.B$1];[.$J1302];[.$M$2])" office:value-type="string" office:string-value="http://domain1304.com" calcext:value-type="string">
            <text:p>http://domain1304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4" calcext:value-type="float">
            <text:p>1304</text:p>
          </table:table-cell>
          <table:table-cell table:number-columns-repeated="5"/>
          <table:table-cell table:formula="of:=CONCATENATE([.$P$1];[.J1302];[.$Q$1];[.$N$3];[.A1302];[.$O$3];[.$Q$1];[.$N$3];[.B1302];[.$O$3];[.$Q$1];[.$N$2];[.E1302];[.$O$2];[.$Q$1];[.$N$2];[.C1302];[.$O$2];[.$Q$1];[.$N$2];[.F1302];[.$O$2];[.$Q$1];[.$N$2];[.D1302];[.$O$2];[.$O$2])" office:value-type="string" office:string-value="insert into creatives values (1304,'some description1304','http://domain1304.com',(),('UA',),('ios','android'),())" calcext:value-type="string">
            <text:p>insert into creatives values (1304,'some description1304','http://domain1304.com',(),('UA',),('ios','android'),())</text:p>
          </table:table-cell>
          <table:table-cell/>
        </table:table-row>
        <table:table-row table:style-name="ro2">
          <table:table-cell table:formula="of:=CONCATENATE([.A$1];[.J1303])" office:value-type="string" office:string-value="some description1305" calcext:value-type="string">
            <text:p>some description1305</text:p>
          </table:table-cell>
          <table:table-cell table:formula="of:=CONCATENATE([.B$1];[.$J1303];[.$M$2])" office:value-type="string" office:string-value="http://domain1305.com" calcext:value-type="string">
            <text:p>http://domain1305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5" calcext:value-type="float">
            <text:p>1305</text:p>
          </table:table-cell>
          <table:table-cell table:number-columns-repeated="5"/>
          <table:table-cell table:formula="of:=CONCATENATE([.$P$1];[.J1303];[.$Q$1];[.$N$3];[.A1303];[.$O$3];[.$Q$1];[.$N$3];[.B1303];[.$O$3];[.$Q$1];[.$N$2];[.E1303];[.$O$2];[.$Q$1];[.$N$2];[.C1303];[.$O$2];[.$Q$1];[.$N$2];[.F1303];[.$O$2];[.$Q$1];[.$N$2];[.D1303];[.$O$2];[.$O$2])" office:value-type="string" office:string-value="insert into creatives values (1305,'some description1305','http://domain1305.com',(),('UA',),('ios','android'),())" calcext:value-type="string">
            <text:p>insert into creatives values (1305,'some description1305','http://domain1305.com',(),('UA',),('ios','android'),())</text:p>
          </table:table-cell>
          <table:table-cell/>
        </table:table-row>
        <table:table-row table:style-name="ro2">
          <table:table-cell table:formula="of:=CONCATENATE([.A$1];[.J1304])" office:value-type="string" office:string-value="some description1306" calcext:value-type="string">
            <text:p>some description1306</text:p>
          </table:table-cell>
          <table:table-cell table:formula="of:=CONCATENATE([.B$1];[.$J1304];[.$M$2])" office:value-type="string" office:string-value="http://domain1306.com" calcext:value-type="string">
            <text:p>http://domain1306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6" calcext:value-type="float">
            <text:p>1306</text:p>
          </table:table-cell>
          <table:table-cell table:number-columns-repeated="5"/>
          <table:table-cell table:formula="of:=CONCATENATE([.$P$1];[.J1304];[.$Q$1];[.$N$3];[.A1304];[.$O$3];[.$Q$1];[.$N$3];[.B1304];[.$O$3];[.$Q$1];[.$N$2];[.E1304];[.$O$2];[.$Q$1];[.$N$2];[.C1304];[.$O$2];[.$Q$1];[.$N$2];[.F1304];[.$O$2];[.$Q$1];[.$N$2];[.D1304];[.$O$2];[.$O$2])" office:value-type="string" office:string-value="insert into creatives values (1306,'some description1306','http://domain1306.com',(),('UA',),('ios','android'),())" calcext:value-type="string">
            <text:p>insert into creatives values (1306,'some description1306','http://domain1306.com',(),('UA',),('ios','android'),())</text:p>
          </table:table-cell>
          <table:table-cell/>
        </table:table-row>
        <table:table-row table:style-name="ro2">
          <table:table-cell table:formula="of:=CONCATENATE([.A$1];[.J1305])" office:value-type="string" office:string-value="some description1307" calcext:value-type="string">
            <text:p>some description1307</text:p>
          </table:table-cell>
          <table:table-cell table:formula="of:=CONCATENATE([.B$1];[.$J1305];[.$M$2])" office:value-type="string" office:string-value="http://domain1307.com" calcext:value-type="string">
            <text:p>http://domain1307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7" calcext:value-type="float">
            <text:p>1307</text:p>
          </table:table-cell>
          <table:table-cell table:number-columns-repeated="5"/>
          <table:table-cell table:formula="of:=CONCATENATE([.$P$1];[.J1305];[.$Q$1];[.$N$3];[.A1305];[.$O$3];[.$Q$1];[.$N$3];[.B1305];[.$O$3];[.$Q$1];[.$N$2];[.E1305];[.$O$2];[.$Q$1];[.$N$2];[.C1305];[.$O$2];[.$Q$1];[.$N$2];[.F1305];[.$O$2];[.$Q$1];[.$N$2];[.D1305];[.$O$2];[.$O$2])" office:value-type="string" office:string-value="insert into creatives values (1307,'some description1307','http://domain1307.com',(),('UA',),('ios','android'),())" calcext:value-type="string">
            <text:p>insert into creatives values (1307,'some description1307','http://domain1307.com',(),('UA',),('ios','android'),())</text:p>
          </table:table-cell>
          <table:table-cell/>
        </table:table-row>
        <table:table-row table:style-name="ro2">
          <table:table-cell table:formula="of:=CONCATENATE([.A$1];[.J1306])" office:value-type="string" office:string-value="some description1308" calcext:value-type="string">
            <text:p>some description1308</text:p>
          </table:table-cell>
          <table:table-cell table:formula="of:=CONCATENATE([.B$1];[.$J1306];[.$M$2])" office:value-type="string" office:string-value="http://domain1308.com" calcext:value-type="string">
            <text:p>http://domain1308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8" calcext:value-type="float">
            <text:p>1308</text:p>
          </table:table-cell>
          <table:table-cell table:number-columns-repeated="5"/>
          <table:table-cell table:formula="of:=CONCATENATE([.$P$1];[.J1306];[.$Q$1];[.$N$3];[.A1306];[.$O$3];[.$Q$1];[.$N$3];[.B1306];[.$O$3];[.$Q$1];[.$N$2];[.E1306];[.$O$2];[.$Q$1];[.$N$2];[.C1306];[.$O$2];[.$Q$1];[.$N$2];[.F1306];[.$O$2];[.$Q$1];[.$N$2];[.D1306];[.$O$2];[.$O$2])" office:value-type="string" office:string-value="insert into creatives values (1308,'some description1308','http://domain1308.com',(),('UA',),('ios','android'),())" calcext:value-type="string">
            <text:p>insert into creatives values (1308,'some description1308','http://domain1308.com',(),('UA',),('ios','android'),())</text:p>
          </table:table-cell>
          <table:table-cell/>
        </table:table-row>
        <table:table-row table:style-name="ro2">
          <table:table-cell table:formula="of:=CONCATENATE([.A$1];[.J1307])" office:value-type="string" office:string-value="some description1309" calcext:value-type="string">
            <text:p>some description1309</text:p>
          </table:table-cell>
          <table:table-cell table:formula="of:=CONCATENATE([.B$1];[.$J1307];[.$M$2])" office:value-type="string" office:string-value="http://domain1309.com" calcext:value-type="string">
            <text:p>http://domain1309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09" calcext:value-type="float">
            <text:p>1309</text:p>
          </table:table-cell>
          <table:table-cell table:number-columns-repeated="5"/>
          <table:table-cell table:formula="of:=CONCATENATE([.$P$1];[.J1307];[.$Q$1];[.$N$3];[.A1307];[.$O$3];[.$Q$1];[.$N$3];[.B1307];[.$O$3];[.$Q$1];[.$N$2];[.E1307];[.$O$2];[.$Q$1];[.$N$2];[.C1307];[.$O$2];[.$Q$1];[.$N$2];[.F1307];[.$O$2];[.$Q$1];[.$N$2];[.D1307];[.$O$2];[.$O$2])" office:value-type="string" office:string-value="insert into creatives values (1309,'some description1309','http://domain1309.com',(),('UA',),('ios','android'),())" calcext:value-type="string">
            <text:p>insert into creatives values (1309,'some description1309','http://domain1309.com',(),('UA',),('ios','android'),())</text:p>
          </table:table-cell>
          <table:table-cell/>
        </table:table-row>
        <table:table-row table:style-name="ro2">
          <table:table-cell table:formula="of:=CONCATENATE([.A$1];[.J1308])" office:value-type="string" office:string-value="some description1310" calcext:value-type="string">
            <text:p>some description1310</text:p>
          </table:table-cell>
          <table:table-cell table:formula="of:=CONCATENATE([.B$1];[.$J1308];[.$M$2])" office:value-type="string" office:string-value="http://domain1310.com" calcext:value-type="string">
            <text:p>http://domain1310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0" calcext:value-type="float">
            <text:p>1310</text:p>
          </table:table-cell>
          <table:table-cell table:number-columns-repeated="5"/>
          <table:table-cell table:formula="of:=CONCATENATE([.$P$1];[.J1308];[.$Q$1];[.$N$3];[.A1308];[.$O$3];[.$Q$1];[.$N$3];[.B1308];[.$O$3];[.$Q$1];[.$N$2];[.E1308];[.$O$2];[.$Q$1];[.$N$2];[.C1308];[.$O$2];[.$Q$1];[.$N$2];[.F1308];[.$O$2];[.$Q$1];[.$N$2];[.D1308];[.$O$2];[.$O$2])" office:value-type="string" office:string-value="insert into creatives values (1310,'some description1310','http://domain1310.com',(),('UA',),('ios','android'),())" calcext:value-type="string">
            <text:p>insert into creatives values (1310,'some description1310','http://domain1310.com',(),('UA',),('ios','android'),())</text:p>
          </table:table-cell>
          <table:table-cell/>
        </table:table-row>
        <table:table-row table:style-name="ro2">
          <table:table-cell table:formula="of:=CONCATENATE([.A$1];[.J1309])" office:value-type="string" office:string-value="some description1311" calcext:value-type="string">
            <text:p>some description1311</text:p>
          </table:table-cell>
          <table:table-cell table:formula="of:=CONCATENATE([.B$1];[.$J1309];[.$M$2])" office:value-type="string" office:string-value="http://domain1311.com" calcext:value-type="string">
            <text:p>http://domain1311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1" calcext:value-type="float">
            <text:p>1311</text:p>
          </table:table-cell>
          <table:table-cell table:number-columns-repeated="5"/>
          <table:table-cell table:formula="of:=CONCATENATE([.$P$1];[.J1309];[.$Q$1];[.$N$3];[.A1309];[.$O$3];[.$Q$1];[.$N$3];[.B1309];[.$O$3];[.$Q$1];[.$N$2];[.E1309];[.$O$2];[.$Q$1];[.$N$2];[.C1309];[.$O$2];[.$Q$1];[.$N$2];[.F1309];[.$O$2];[.$Q$1];[.$N$2];[.D1309];[.$O$2];[.$O$2])" office:value-type="string" office:string-value="insert into creatives values (1311,'some description1311','http://domain1311.com',(),('UA',),('ios','android'),())" calcext:value-type="string">
            <text:p>insert into creatives values (1311,'some description1311','http://domain1311.com',(),('UA',),('ios','android'),())</text:p>
          </table:table-cell>
          <table:table-cell/>
        </table:table-row>
        <table:table-row table:style-name="ro2">
          <table:table-cell table:formula="of:=CONCATENATE([.A$1];[.J1310])" office:value-type="string" office:string-value="some description1312" calcext:value-type="string">
            <text:p>some description1312</text:p>
          </table:table-cell>
          <table:table-cell table:formula="of:=CONCATENATE([.B$1];[.$J1310];[.$M$2])" office:value-type="string" office:string-value="http://domain1312.com" calcext:value-type="string">
            <text:p>http://domain1312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2" calcext:value-type="float">
            <text:p>1312</text:p>
          </table:table-cell>
          <table:table-cell table:number-columns-repeated="5"/>
          <table:table-cell table:formula="of:=CONCATENATE([.$P$1];[.J1310];[.$Q$1];[.$N$3];[.A1310];[.$O$3];[.$Q$1];[.$N$3];[.B1310];[.$O$3];[.$Q$1];[.$N$2];[.E1310];[.$O$2];[.$Q$1];[.$N$2];[.C1310];[.$O$2];[.$Q$1];[.$N$2];[.F1310];[.$O$2];[.$Q$1];[.$N$2];[.D1310];[.$O$2];[.$O$2])" office:value-type="string" office:string-value="insert into creatives values (1312,'some description1312','http://domain1312.com',(),('UA',),('ios','android'),())" calcext:value-type="string">
            <text:p>insert into creatives values (1312,'some description1312','http://domain1312.com',(),('UA',),('ios','android'),())</text:p>
          </table:table-cell>
          <table:table-cell/>
        </table:table-row>
        <table:table-row table:style-name="ro2">
          <table:table-cell table:formula="of:=CONCATENATE([.A$1];[.J1311])" office:value-type="string" office:string-value="some description1313" calcext:value-type="string">
            <text:p>some description1313</text:p>
          </table:table-cell>
          <table:table-cell table:formula="of:=CONCATENATE([.B$1];[.$J1311];[.$M$2])" office:value-type="string" office:string-value="http://domain1313.com" calcext:value-type="string">
            <text:p>http://domain1313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3" calcext:value-type="float">
            <text:p>1313</text:p>
          </table:table-cell>
          <table:table-cell table:number-columns-repeated="5"/>
          <table:table-cell table:formula="of:=CONCATENATE([.$P$1];[.J1311];[.$Q$1];[.$N$3];[.A1311];[.$O$3];[.$Q$1];[.$N$3];[.B1311];[.$O$3];[.$Q$1];[.$N$2];[.E1311];[.$O$2];[.$Q$1];[.$N$2];[.C1311];[.$O$2];[.$Q$1];[.$N$2];[.F1311];[.$O$2];[.$Q$1];[.$N$2];[.D1311];[.$O$2];[.$O$2])" office:value-type="string" office:string-value="insert into creatives values (1313,'some description1313','http://domain1313.com',(),('UA',),('ios','android'),())" calcext:value-type="string">
            <text:p>insert into creatives values (1313,'some description1313','http://domain1313.com',(),('UA',),('ios','android'),())</text:p>
          </table:table-cell>
          <table:table-cell/>
        </table:table-row>
        <table:table-row table:style-name="ro2">
          <table:table-cell table:formula="of:=CONCATENATE([.A$1];[.J1312])" office:value-type="string" office:string-value="some description1314" calcext:value-type="string">
            <text:p>some description1314</text:p>
          </table:table-cell>
          <table:table-cell table:formula="of:=CONCATENATE([.B$1];[.$J1312];[.$M$2])" office:value-type="string" office:string-value="http://domain1314.com" calcext:value-type="string">
            <text:p>http://domain1314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4" calcext:value-type="float">
            <text:p>1314</text:p>
          </table:table-cell>
          <table:table-cell table:number-columns-repeated="5"/>
          <table:table-cell table:formula="of:=CONCATENATE([.$P$1];[.J1312];[.$Q$1];[.$N$3];[.A1312];[.$O$3];[.$Q$1];[.$N$3];[.B1312];[.$O$3];[.$Q$1];[.$N$2];[.E1312];[.$O$2];[.$Q$1];[.$N$2];[.C1312];[.$O$2];[.$Q$1];[.$N$2];[.F1312];[.$O$2];[.$Q$1];[.$N$2];[.D1312];[.$O$2];[.$O$2])" office:value-type="string" office:string-value="insert into creatives values (1314,'some description1314','http://domain1314.com',(),('UA',),('ios','android'),())" calcext:value-type="string">
            <text:p>insert into creatives values (1314,'some description1314','http://domain1314.com',(),('UA',),('ios','android'),())</text:p>
          </table:table-cell>
          <table:table-cell/>
        </table:table-row>
        <table:table-row table:style-name="ro2">
          <table:table-cell table:formula="of:=CONCATENATE([.A$1];[.J1313])" office:value-type="string" office:string-value="some description1315" calcext:value-type="string">
            <text:p>some description1315</text:p>
          </table:table-cell>
          <table:table-cell table:formula="of:=CONCATENATE([.B$1];[.$J1313];[.$M$2])" office:value-type="string" office:string-value="http://domain1315.com" calcext:value-type="string">
            <text:p>http://domain1315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5" calcext:value-type="float">
            <text:p>1315</text:p>
          </table:table-cell>
          <table:table-cell table:number-columns-repeated="5"/>
          <table:table-cell table:formula="of:=CONCATENATE([.$P$1];[.J1313];[.$Q$1];[.$N$3];[.A1313];[.$O$3];[.$Q$1];[.$N$3];[.B1313];[.$O$3];[.$Q$1];[.$N$2];[.E1313];[.$O$2];[.$Q$1];[.$N$2];[.C1313];[.$O$2];[.$Q$1];[.$N$2];[.F1313];[.$O$2];[.$Q$1];[.$N$2];[.D1313];[.$O$2];[.$O$2])" office:value-type="string" office:string-value="insert into creatives values (1315,'some description1315','http://domain1315.com',(),('UA',),('ios','android'),())" calcext:value-type="string">
            <text:p>insert into creatives values (1315,'some description1315','http://domain1315.com',(),('UA',),('ios','android'),())</text:p>
          </table:table-cell>
          <table:table-cell/>
        </table:table-row>
        <table:table-row table:style-name="ro2">
          <table:table-cell table:formula="of:=CONCATENATE([.A$1];[.J1314])" office:value-type="string" office:string-value="some description1316" calcext:value-type="string">
            <text:p>some description1316</text:p>
          </table:table-cell>
          <table:table-cell table:formula="of:=CONCATENATE([.B$1];[.$J1314];[.$M$2])" office:value-type="string" office:string-value="http://domain1316.com" calcext:value-type="string">
            <text:p>http://domain1316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6" calcext:value-type="float">
            <text:p>1316</text:p>
          </table:table-cell>
          <table:table-cell table:number-columns-repeated="5"/>
          <table:table-cell table:formula="of:=CONCATENATE([.$P$1];[.J1314];[.$Q$1];[.$N$3];[.A1314];[.$O$3];[.$Q$1];[.$N$3];[.B1314];[.$O$3];[.$Q$1];[.$N$2];[.E1314];[.$O$2];[.$Q$1];[.$N$2];[.C1314];[.$O$2];[.$Q$1];[.$N$2];[.F1314];[.$O$2];[.$Q$1];[.$N$2];[.D1314];[.$O$2];[.$O$2])" office:value-type="string" office:string-value="insert into creatives values (1316,'some description1316','http://domain1316.com',(),('UA',),('ios','android'),())" calcext:value-type="string">
            <text:p>insert into creatives values (1316,'some description1316','http://domain1316.com',(),('UA',),('ios','android'),())</text:p>
          </table:table-cell>
          <table:table-cell/>
        </table:table-row>
        <table:table-row table:style-name="ro2">
          <table:table-cell table:formula="of:=CONCATENATE([.A$1];[.J1315])" office:value-type="string" office:string-value="some description1317" calcext:value-type="string">
            <text:p>some description1317</text:p>
          </table:table-cell>
          <table:table-cell table:formula="of:=CONCATENATE([.B$1];[.$J1315];[.$M$2])" office:value-type="string" office:string-value="http://domain1317.com" calcext:value-type="string">
            <text:p>http://domain1317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7" calcext:value-type="float">
            <text:p>1317</text:p>
          </table:table-cell>
          <table:table-cell table:number-columns-repeated="5"/>
          <table:table-cell table:formula="of:=CONCATENATE([.$P$1];[.J1315];[.$Q$1];[.$N$3];[.A1315];[.$O$3];[.$Q$1];[.$N$3];[.B1315];[.$O$3];[.$Q$1];[.$N$2];[.E1315];[.$O$2];[.$Q$1];[.$N$2];[.C1315];[.$O$2];[.$Q$1];[.$N$2];[.F1315];[.$O$2];[.$Q$1];[.$N$2];[.D1315];[.$O$2];[.$O$2])" office:value-type="string" office:string-value="insert into creatives values (1317,'some description1317','http://domain1317.com',(),('UA',),('ios','android'),())" calcext:value-type="string">
            <text:p>insert into creatives values (1317,'some description1317','http://domain1317.com',(),('UA',),('ios','android'),())</text:p>
          </table:table-cell>
          <table:table-cell/>
        </table:table-row>
        <table:table-row table:style-name="ro2">
          <table:table-cell table:formula="of:=CONCATENATE([.A$1];[.J1316])" office:value-type="string" office:string-value="some description1318" calcext:value-type="string">
            <text:p>some description1318</text:p>
          </table:table-cell>
          <table:table-cell table:formula="of:=CONCATENATE([.B$1];[.$J1316];[.$M$2])" office:value-type="string" office:string-value="http://domain1318.com" calcext:value-type="string">
            <text:p>http://domain1318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8" calcext:value-type="float">
            <text:p>1318</text:p>
          </table:table-cell>
          <table:table-cell table:number-columns-repeated="5"/>
          <table:table-cell table:formula="of:=CONCATENATE([.$P$1];[.J1316];[.$Q$1];[.$N$3];[.A1316];[.$O$3];[.$Q$1];[.$N$3];[.B1316];[.$O$3];[.$Q$1];[.$N$2];[.E1316];[.$O$2];[.$Q$1];[.$N$2];[.C1316];[.$O$2];[.$Q$1];[.$N$2];[.F1316];[.$O$2];[.$Q$1];[.$N$2];[.D1316];[.$O$2];[.$O$2])" office:value-type="string" office:string-value="insert into creatives values (1318,'some description1318','http://domain1318.com',(),('UA',),('ios','android'),())" calcext:value-type="string">
            <text:p>insert into creatives values (1318,'some description1318','http://domain1318.com',(),('UA',),('ios','android'),())</text:p>
          </table:table-cell>
          <table:table-cell/>
        </table:table-row>
        <table:table-row table:style-name="ro2">
          <table:table-cell table:formula="of:=CONCATENATE([.A$1];[.J1317])" office:value-type="string" office:string-value="some description1319" calcext:value-type="string">
            <text:p>some description1319</text:p>
          </table:table-cell>
          <table:table-cell table:formula="of:=CONCATENATE([.B$1];[.$J1317];[.$M$2])" office:value-type="string" office:string-value="http://domain1319.com" calcext:value-type="string">
            <text:p>http://domain1319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19" calcext:value-type="float">
            <text:p>1319</text:p>
          </table:table-cell>
          <table:table-cell table:number-columns-repeated="5"/>
          <table:table-cell table:formula="of:=CONCATENATE([.$P$1];[.J1317];[.$Q$1];[.$N$3];[.A1317];[.$O$3];[.$Q$1];[.$N$3];[.B1317];[.$O$3];[.$Q$1];[.$N$2];[.E1317];[.$O$2];[.$Q$1];[.$N$2];[.C1317];[.$O$2];[.$Q$1];[.$N$2];[.F1317];[.$O$2];[.$Q$1];[.$N$2];[.D1317];[.$O$2];[.$O$2])" office:value-type="string" office:string-value="insert into creatives values (1319,'some description1319','http://domain1319.com',(),('UA',),('ios','android'),())" calcext:value-type="string">
            <text:p>insert into creatives values (1319,'some description1319','http://domain1319.com',(),('UA',),('ios','android'),())</text:p>
          </table:table-cell>
          <table:table-cell/>
        </table:table-row>
        <table:table-row table:style-name="ro2">
          <table:table-cell table:formula="of:=CONCATENATE([.A$1];[.J1318])" office:value-type="string" office:string-value="some description1320" calcext:value-type="string">
            <text:p>some description1320</text:p>
          </table:table-cell>
          <table:table-cell table:formula="of:=CONCATENATE([.B$1];[.$J1318];[.$M$2])" office:value-type="string" office:string-value="http://domain1320.com" calcext:value-type="string">
            <text:p>http://domain1320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0" calcext:value-type="float">
            <text:p>1320</text:p>
          </table:table-cell>
          <table:table-cell table:number-columns-repeated="5"/>
          <table:table-cell table:formula="of:=CONCATENATE([.$P$1];[.J1318];[.$Q$1];[.$N$3];[.A1318];[.$O$3];[.$Q$1];[.$N$3];[.B1318];[.$O$3];[.$Q$1];[.$N$2];[.E1318];[.$O$2];[.$Q$1];[.$N$2];[.C1318];[.$O$2];[.$Q$1];[.$N$2];[.F1318];[.$O$2];[.$Q$1];[.$N$2];[.D1318];[.$O$2];[.$O$2])" office:value-type="string" office:string-value="insert into creatives values (1320,'some description1320','http://domain1320.com',(),('UA',),('ios','android'),())" calcext:value-type="string">
            <text:p>insert into creatives values (1320,'some description1320','http://domain1320.com',(),('UA',),('ios','android'),())</text:p>
          </table:table-cell>
          <table:table-cell/>
        </table:table-row>
        <table:table-row table:style-name="ro2">
          <table:table-cell table:formula="of:=CONCATENATE([.A$1];[.J1319])" office:value-type="string" office:string-value="some description1321" calcext:value-type="string">
            <text:p>some description1321</text:p>
          </table:table-cell>
          <table:table-cell table:formula="of:=CONCATENATE([.B$1];[.$J1319];[.$M$2])" office:value-type="string" office:string-value="http://domain1321.com" calcext:value-type="string">
            <text:p>http://domain1321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1" calcext:value-type="float">
            <text:p>1321</text:p>
          </table:table-cell>
          <table:table-cell table:number-columns-repeated="5"/>
          <table:table-cell table:formula="of:=CONCATENATE([.$P$1];[.J1319];[.$Q$1];[.$N$3];[.A1319];[.$O$3];[.$Q$1];[.$N$3];[.B1319];[.$O$3];[.$Q$1];[.$N$2];[.E1319];[.$O$2];[.$Q$1];[.$N$2];[.C1319];[.$O$2];[.$Q$1];[.$N$2];[.F1319];[.$O$2];[.$Q$1];[.$N$2];[.D1319];[.$O$2];[.$O$2])" office:value-type="string" office:string-value="insert into creatives values (1321,'some description1321','http://domain1321.com',(),('UA',),('ios','android'),())" calcext:value-type="string">
            <text:p>insert into creatives values (1321,'some description1321','http://domain1321.com',(),('UA',),('ios','android'),())</text:p>
          </table:table-cell>
          <table:table-cell/>
        </table:table-row>
        <table:table-row table:style-name="ro2">
          <table:table-cell table:formula="of:=CONCATENATE([.A$1];[.J1320])" office:value-type="string" office:string-value="some description1322" calcext:value-type="string">
            <text:p>some description1322</text:p>
          </table:table-cell>
          <table:table-cell table:formula="of:=CONCATENATE([.B$1];[.$J1320];[.$M$2])" office:value-type="string" office:string-value="http://domain1322.com" calcext:value-type="string">
            <text:p>http://domain1322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2" calcext:value-type="float">
            <text:p>1322</text:p>
          </table:table-cell>
          <table:table-cell table:number-columns-repeated="5"/>
          <table:table-cell table:formula="of:=CONCATENATE([.$P$1];[.J1320];[.$Q$1];[.$N$3];[.A1320];[.$O$3];[.$Q$1];[.$N$3];[.B1320];[.$O$3];[.$Q$1];[.$N$2];[.E1320];[.$O$2];[.$Q$1];[.$N$2];[.C1320];[.$O$2];[.$Q$1];[.$N$2];[.F1320];[.$O$2];[.$Q$1];[.$N$2];[.D1320];[.$O$2];[.$O$2])" office:value-type="string" office:string-value="insert into creatives values (1322,'some description1322','http://domain1322.com',(),('UA',),('ios','android'),())" calcext:value-type="string">
            <text:p>insert into creatives values (1322,'some description1322','http://domain1322.com',(),('UA',),('ios','android'),())</text:p>
          </table:table-cell>
          <table:table-cell/>
        </table:table-row>
        <table:table-row table:style-name="ro2">
          <table:table-cell table:formula="of:=CONCATENATE([.A$1];[.J1321])" office:value-type="string" office:string-value="some description1323" calcext:value-type="string">
            <text:p>some description1323</text:p>
          </table:table-cell>
          <table:table-cell table:formula="of:=CONCATENATE([.B$1];[.$J1321];[.$M$2])" office:value-type="string" office:string-value="http://domain1323.com" calcext:value-type="string">
            <text:p>http://domain1323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3" calcext:value-type="float">
            <text:p>1323</text:p>
          </table:table-cell>
          <table:table-cell table:number-columns-repeated="5"/>
          <table:table-cell table:formula="of:=CONCATENATE([.$P$1];[.J1321];[.$Q$1];[.$N$3];[.A1321];[.$O$3];[.$Q$1];[.$N$3];[.B1321];[.$O$3];[.$Q$1];[.$N$2];[.E1321];[.$O$2];[.$Q$1];[.$N$2];[.C1321];[.$O$2];[.$Q$1];[.$N$2];[.F1321];[.$O$2];[.$Q$1];[.$N$2];[.D1321];[.$O$2];[.$O$2])" office:value-type="string" office:string-value="insert into creatives values (1323,'some description1323','http://domain1323.com',(),('UA',),('ios','android'),())" calcext:value-type="string">
            <text:p>insert into creatives values (1323,'some description1323','http://domain1323.com',(),('UA',),('ios','android'),())</text:p>
          </table:table-cell>
          <table:table-cell/>
        </table:table-row>
        <table:table-row table:style-name="ro2">
          <table:table-cell table:formula="of:=CONCATENATE([.A$1];[.J1322])" office:value-type="string" office:string-value="some description1324" calcext:value-type="string">
            <text:p>some description1324</text:p>
          </table:table-cell>
          <table:table-cell table:formula="of:=CONCATENATE([.B$1];[.$J1322];[.$M$2])" office:value-type="string" office:string-value="http://domain1324.com" calcext:value-type="string">
            <text:p>http://domain1324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4" calcext:value-type="float">
            <text:p>1324</text:p>
          </table:table-cell>
          <table:table-cell table:number-columns-repeated="5"/>
          <table:table-cell table:formula="of:=CONCATENATE([.$P$1];[.J1322];[.$Q$1];[.$N$3];[.A1322];[.$O$3];[.$Q$1];[.$N$3];[.B1322];[.$O$3];[.$Q$1];[.$N$2];[.E1322];[.$O$2];[.$Q$1];[.$N$2];[.C1322];[.$O$2];[.$Q$1];[.$N$2];[.F1322];[.$O$2];[.$Q$1];[.$N$2];[.D1322];[.$O$2];[.$O$2])" office:value-type="string" office:string-value="insert into creatives values (1324,'some description1324','http://domain1324.com',(),('UA',),('ios','android'),())" calcext:value-type="string">
            <text:p>insert into creatives values (1324,'some description1324','http://domain1324.com',(),('UA',),('ios','android'),())</text:p>
          </table:table-cell>
          <table:table-cell/>
        </table:table-row>
        <table:table-row table:style-name="ro2">
          <table:table-cell table:formula="of:=CONCATENATE([.A$1];[.J1323])" office:value-type="string" office:string-value="some description1325" calcext:value-type="string">
            <text:p>some description1325</text:p>
          </table:table-cell>
          <table:table-cell table:formula="of:=CONCATENATE([.B$1];[.$J1323];[.$M$2])" office:value-type="string" office:string-value="http://domain1325.com" calcext:value-type="string">
            <text:p>http://domain1325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5" calcext:value-type="float">
            <text:p>1325</text:p>
          </table:table-cell>
          <table:table-cell table:number-columns-repeated="5"/>
          <table:table-cell table:formula="of:=CONCATENATE([.$P$1];[.J1323];[.$Q$1];[.$N$3];[.A1323];[.$O$3];[.$Q$1];[.$N$3];[.B1323];[.$O$3];[.$Q$1];[.$N$2];[.E1323];[.$O$2];[.$Q$1];[.$N$2];[.C1323];[.$O$2];[.$Q$1];[.$N$2];[.F1323];[.$O$2];[.$Q$1];[.$N$2];[.D1323];[.$O$2];[.$O$2])" office:value-type="string" office:string-value="insert into creatives values (1325,'some description1325','http://domain1325.com',(),('UA',),('ios','android'),())" calcext:value-type="string">
            <text:p>insert into creatives values (1325,'some description1325','http://domain1325.com',(),('UA',),('ios','android'),())</text:p>
          </table:table-cell>
          <table:table-cell/>
        </table:table-row>
        <table:table-row table:style-name="ro2">
          <table:table-cell table:formula="of:=CONCATENATE([.A$1];[.J1324])" office:value-type="string" office:string-value="some description1326" calcext:value-type="string">
            <text:p>some description1326</text:p>
          </table:table-cell>
          <table:table-cell table:formula="of:=CONCATENATE([.B$1];[.$J1324];[.$M$2])" office:value-type="string" office:string-value="http://domain1326.com" calcext:value-type="string">
            <text:p>http://domain1326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6" calcext:value-type="float">
            <text:p>1326</text:p>
          </table:table-cell>
          <table:table-cell table:number-columns-repeated="5"/>
          <table:table-cell table:formula="of:=CONCATENATE([.$P$1];[.J1324];[.$Q$1];[.$N$3];[.A1324];[.$O$3];[.$Q$1];[.$N$3];[.B1324];[.$O$3];[.$Q$1];[.$N$2];[.E1324];[.$O$2];[.$Q$1];[.$N$2];[.C1324];[.$O$2];[.$Q$1];[.$N$2];[.F1324];[.$O$2];[.$Q$1];[.$N$2];[.D1324];[.$O$2];[.$O$2])" office:value-type="string" office:string-value="insert into creatives values (1326,'some description1326','http://domain1326.com',(),('UA',),('ios','android'),())" calcext:value-type="string">
            <text:p>insert into creatives values (1326,'some description1326','http://domain1326.com',(),('UA',),('ios','android'),())</text:p>
          </table:table-cell>
          <table:table-cell/>
        </table:table-row>
        <table:table-row table:style-name="ro2">
          <table:table-cell table:formula="of:=CONCATENATE([.A$1];[.J1325])" office:value-type="string" office:string-value="some description1327" calcext:value-type="string">
            <text:p>some description1327</text:p>
          </table:table-cell>
          <table:table-cell table:formula="of:=CONCATENATE([.B$1];[.$J1325];[.$M$2])" office:value-type="string" office:string-value="http://domain1327.com" calcext:value-type="string">
            <text:p>http://domain1327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7" calcext:value-type="float">
            <text:p>1327</text:p>
          </table:table-cell>
          <table:table-cell table:number-columns-repeated="5"/>
          <table:table-cell table:formula="of:=CONCATENATE([.$P$1];[.J1325];[.$Q$1];[.$N$3];[.A1325];[.$O$3];[.$Q$1];[.$N$3];[.B1325];[.$O$3];[.$Q$1];[.$N$2];[.E1325];[.$O$2];[.$Q$1];[.$N$2];[.C1325];[.$O$2];[.$Q$1];[.$N$2];[.F1325];[.$O$2];[.$Q$1];[.$N$2];[.D1325];[.$O$2];[.$O$2])" office:value-type="string" office:string-value="insert into creatives values (1327,'some description1327','http://domain1327.com',(),('UA',),('ios','android'),())" calcext:value-type="string">
            <text:p>insert into creatives values (1327,'some description1327','http://domain1327.com',(),('UA',),('ios','android'),())</text:p>
          </table:table-cell>
          <table:table-cell/>
        </table:table-row>
        <table:table-row table:style-name="ro2">
          <table:table-cell table:formula="of:=CONCATENATE([.A$1];[.J1326])" office:value-type="string" office:string-value="some description1328" calcext:value-type="string">
            <text:p>some description1328</text:p>
          </table:table-cell>
          <table:table-cell table:formula="of:=CONCATENATE([.B$1];[.$J1326];[.$M$2])" office:value-type="string" office:string-value="http://domain1328.com" calcext:value-type="string">
            <text:p>http://domain1328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8" calcext:value-type="float">
            <text:p>1328</text:p>
          </table:table-cell>
          <table:table-cell table:number-columns-repeated="5"/>
          <table:table-cell table:formula="of:=CONCATENATE([.$P$1];[.J1326];[.$Q$1];[.$N$3];[.A1326];[.$O$3];[.$Q$1];[.$N$3];[.B1326];[.$O$3];[.$Q$1];[.$N$2];[.E1326];[.$O$2];[.$Q$1];[.$N$2];[.C1326];[.$O$2];[.$Q$1];[.$N$2];[.F1326];[.$O$2];[.$Q$1];[.$N$2];[.D1326];[.$O$2];[.$O$2])" office:value-type="string" office:string-value="insert into creatives values (1328,'some description1328','http://domain1328.com',(),('UA',),('ios','android'),())" calcext:value-type="string">
            <text:p>insert into creatives values (1328,'some description1328','http://domain1328.com',(),('UA',),('ios','android'),())</text:p>
          </table:table-cell>
          <table:table-cell/>
        </table:table-row>
        <table:table-row table:style-name="ro2">
          <table:table-cell table:formula="of:=CONCATENATE([.A$1];[.J1327])" office:value-type="string" office:string-value="some description1329" calcext:value-type="string">
            <text:p>some description1329</text:p>
          </table:table-cell>
          <table:table-cell table:formula="of:=CONCATENATE([.B$1];[.$J1327];[.$M$2])" office:value-type="string" office:string-value="http://domain1329.com" calcext:value-type="string">
            <text:p>http://domain1329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number-columns-repeated="5"/>
          <table:table-cell table:formula="of:=CONCATENATE([.$P$1];[.J1327];[.$Q$1];[.$N$3];[.A1327];[.$O$3];[.$Q$1];[.$N$3];[.B1327];[.$O$3];[.$Q$1];[.$N$2];[.E1327];[.$O$2];[.$Q$1];[.$N$2];[.C1327];[.$O$2];[.$Q$1];[.$N$2];[.F1327];[.$O$2];[.$Q$1];[.$N$2];[.D1327];[.$O$2];[.$O$2])" office:value-type="string" office:string-value="insert into creatives values (1329,'some description1329','http://domain1329.com',(),('UA',),('ios','android'),())" calcext:value-type="string">
            <text:p>insert into creatives values (1329,'some description1329','http://domain1329.com',(),('UA',),('ios','android'),())</text:p>
          </table:table-cell>
          <table:table-cell/>
        </table:table-row>
        <table:table-row table:style-name="ro2">
          <table:table-cell table:formula="of:=CONCATENATE([.A$1];[.J1328])" office:value-type="string" office:string-value="some description1330" calcext:value-type="string">
            <text:p>some description1330</text:p>
          </table:table-cell>
          <table:table-cell table:formula="of:=CONCATENATE([.B$1];[.$J1328];[.$M$2])" office:value-type="string" office:string-value="http://domain1330.com" calcext:value-type="string">
            <text:p>http://domain1330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0" calcext:value-type="float">
            <text:p>1330</text:p>
          </table:table-cell>
          <table:table-cell table:number-columns-repeated="5"/>
          <table:table-cell table:formula="of:=CONCATENATE([.$P$1];[.J1328];[.$Q$1];[.$N$3];[.A1328];[.$O$3];[.$Q$1];[.$N$3];[.B1328];[.$O$3];[.$Q$1];[.$N$2];[.E1328];[.$O$2];[.$Q$1];[.$N$2];[.C1328];[.$O$2];[.$Q$1];[.$N$2];[.F1328];[.$O$2];[.$Q$1];[.$N$2];[.D1328];[.$O$2];[.$O$2])" office:value-type="string" office:string-value="insert into creatives values (1330,'some description1330','http://domain1330.com',(),('UA',),('ios','android'),())" calcext:value-type="string">
            <text:p>insert into creatives values (1330,'some description1330','http://domain1330.com',(),('UA',),('ios','android'),())</text:p>
          </table:table-cell>
          <table:table-cell/>
        </table:table-row>
        <table:table-row table:style-name="ro2">
          <table:table-cell table:formula="of:=CONCATENATE([.A$1];[.J1329])" office:value-type="string" office:string-value="some description1331" calcext:value-type="string">
            <text:p>some description1331</text:p>
          </table:table-cell>
          <table:table-cell table:formula="of:=CONCATENATE([.B$1];[.$J1329];[.$M$2])" office:value-type="string" office:string-value="http://domain1331.com" calcext:value-type="string">
            <text:p>http://domain1331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1" calcext:value-type="float">
            <text:p>1331</text:p>
          </table:table-cell>
          <table:table-cell table:number-columns-repeated="5"/>
          <table:table-cell table:formula="of:=CONCATENATE([.$P$1];[.J1329];[.$Q$1];[.$N$3];[.A1329];[.$O$3];[.$Q$1];[.$N$3];[.B1329];[.$O$3];[.$Q$1];[.$N$2];[.E1329];[.$O$2];[.$Q$1];[.$N$2];[.C1329];[.$O$2];[.$Q$1];[.$N$2];[.F1329];[.$O$2];[.$Q$1];[.$N$2];[.D1329];[.$O$2];[.$O$2])" office:value-type="string" office:string-value="insert into creatives values (1331,'some description1331','http://domain1331.com',(),('UA',),('ios','android'),())" calcext:value-type="string">
            <text:p>insert into creatives values (1331,'some description1331','http://domain1331.com',(),('UA',),('ios','android'),())</text:p>
          </table:table-cell>
          <table:table-cell/>
        </table:table-row>
        <table:table-row table:style-name="ro2">
          <table:table-cell table:formula="of:=CONCATENATE([.A$1];[.J1330])" office:value-type="string" office:string-value="some description1332" calcext:value-type="string">
            <text:p>some description1332</text:p>
          </table:table-cell>
          <table:table-cell table:formula="of:=CONCATENATE([.B$1];[.$J1330];[.$M$2])" office:value-type="string" office:string-value="http://domain1332.com" calcext:value-type="string">
            <text:p>http://domain1332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2" calcext:value-type="float">
            <text:p>1332</text:p>
          </table:table-cell>
          <table:table-cell table:number-columns-repeated="5"/>
          <table:table-cell table:formula="of:=CONCATENATE([.$P$1];[.J1330];[.$Q$1];[.$N$3];[.A1330];[.$O$3];[.$Q$1];[.$N$3];[.B1330];[.$O$3];[.$Q$1];[.$N$2];[.E1330];[.$O$2];[.$Q$1];[.$N$2];[.C1330];[.$O$2];[.$Q$1];[.$N$2];[.F1330];[.$O$2];[.$Q$1];[.$N$2];[.D1330];[.$O$2];[.$O$2])" office:value-type="string" office:string-value="insert into creatives values (1332,'some description1332','http://domain1332.com',(),('UA',),('ios','android'),())" calcext:value-type="string">
            <text:p>insert into creatives values (1332,'some description1332','http://domain1332.com',(),('UA',),('ios','android'),())</text:p>
          </table:table-cell>
          <table:table-cell/>
        </table:table-row>
        <table:table-row table:style-name="ro2">
          <table:table-cell table:formula="of:=CONCATENATE([.A$1];[.J1331])" office:value-type="string" office:string-value="some description1333" calcext:value-type="string">
            <text:p>some description1333</text:p>
          </table:table-cell>
          <table:table-cell table:formula="of:=CONCATENATE([.B$1];[.$J1331];[.$M$2])" office:value-type="string" office:string-value="http://domain1333.com" calcext:value-type="string">
            <text:p>http://domain1333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3" calcext:value-type="float">
            <text:p>1333</text:p>
          </table:table-cell>
          <table:table-cell table:number-columns-repeated="5"/>
          <table:table-cell table:formula="of:=CONCATENATE([.$P$1];[.J1331];[.$Q$1];[.$N$3];[.A1331];[.$O$3];[.$Q$1];[.$N$3];[.B1331];[.$O$3];[.$Q$1];[.$N$2];[.E1331];[.$O$2];[.$Q$1];[.$N$2];[.C1331];[.$O$2];[.$Q$1];[.$N$2];[.F1331];[.$O$2];[.$Q$1];[.$N$2];[.D1331];[.$O$2];[.$O$2])" office:value-type="string" office:string-value="insert into creatives values (1333,'some description1333','http://domain1333.com',(),('UA',),('ios','android'),())" calcext:value-type="string">
            <text:p>insert into creatives values (1333,'some description1333','http://domain1333.com',(),('UA',),('ios','android'),())</text:p>
          </table:table-cell>
          <table:table-cell/>
        </table:table-row>
        <table:table-row table:style-name="ro2">
          <table:table-cell table:formula="of:=CONCATENATE([.A$1];[.J1332])" office:value-type="string" office:string-value="some description1334" calcext:value-type="string">
            <text:p>some description1334</text:p>
          </table:table-cell>
          <table:table-cell table:formula="of:=CONCATENATE([.B$1];[.$J1332];[.$M$2])" office:value-type="string" office:string-value="http://domain1334.com" calcext:value-type="string">
            <text:p>http://domain1334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4" calcext:value-type="float">
            <text:p>1334</text:p>
          </table:table-cell>
          <table:table-cell table:number-columns-repeated="5"/>
          <table:table-cell table:formula="of:=CONCATENATE([.$P$1];[.J1332];[.$Q$1];[.$N$3];[.A1332];[.$O$3];[.$Q$1];[.$N$3];[.B1332];[.$O$3];[.$Q$1];[.$N$2];[.E1332];[.$O$2];[.$Q$1];[.$N$2];[.C1332];[.$O$2];[.$Q$1];[.$N$2];[.F1332];[.$O$2];[.$Q$1];[.$N$2];[.D1332];[.$O$2];[.$O$2])" office:value-type="string" office:string-value="insert into creatives values (1334,'some description1334','http://domain1334.com',(),('UA',),('ios','android'),())" calcext:value-type="string">
            <text:p>insert into creatives values (1334,'some description1334','http://domain1334.com',(),('UA',),('ios','android'),())</text:p>
          </table:table-cell>
          <table:table-cell/>
        </table:table-row>
        <table:table-row table:style-name="ro2">
          <table:table-cell table:formula="of:=CONCATENATE([.A$1];[.J1333])" office:value-type="string" office:string-value="some description1335" calcext:value-type="string">
            <text:p>some description1335</text:p>
          </table:table-cell>
          <table:table-cell table:formula="of:=CONCATENATE([.B$1];[.$J1333];[.$M$2])" office:value-type="string" office:string-value="http://domain1335.com" calcext:value-type="string">
            <text:p>http://domain1335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5" calcext:value-type="float">
            <text:p>1335</text:p>
          </table:table-cell>
          <table:table-cell table:number-columns-repeated="5"/>
          <table:table-cell table:formula="of:=CONCATENATE([.$P$1];[.J1333];[.$Q$1];[.$N$3];[.A1333];[.$O$3];[.$Q$1];[.$N$3];[.B1333];[.$O$3];[.$Q$1];[.$N$2];[.E1333];[.$O$2];[.$Q$1];[.$N$2];[.C1333];[.$O$2];[.$Q$1];[.$N$2];[.F1333];[.$O$2];[.$Q$1];[.$N$2];[.D1333];[.$O$2];[.$O$2])" office:value-type="string" office:string-value="insert into creatives values (1335,'some description1335','http://domain1335.com',(),('UA',),('ios','android'),())" calcext:value-type="string">
            <text:p>insert into creatives values (1335,'some description1335','http://domain1335.com',(),('UA',),('ios','android'),())</text:p>
          </table:table-cell>
          <table:table-cell/>
        </table:table-row>
        <table:table-row table:style-name="ro2">
          <table:table-cell table:formula="of:=CONCATENATE([.A$1];[.J1334])" office:value-type="string" office:string-value="some description1336" calcext:value-type="string">
            <text:p>some description1336</text:p>
          </table:table-cell>
          <table:table-cell table:formula="of:=CONCATENATE([.B$1];[.$J1334];[.$M$2])" office:value-type="string" office:string-value="http://domain1336.com" calcext:value-type="string">
            <text:p>http://domain1336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6" calcext:value-type="float">
            <text:p>1336</text:p>
          </table:table-cell>
          <table:table-cell table:number-columns-repeated="5"/>
          <table:table-cell table:formula="of:=CONCATENATE([.$P$1];[.J1334];[.$Q$1];[.$N$3];[.A1334];[.$O$3];[.$Q$1];[.$N$3];[.B1334];[.$O$3];[.$Q$1];[.$N$2];[.E1334];[.$O$2];[.$Q$1];[.$N$2];[.C1334];[.$O$2];[.$Q$1];[.$N$2];[.F1334];[.$O$2];[.$Q$1];[.$N$2];[.D1334];[.$O$2];[.$O$2])" office:value-type="string" office:string-value="insert into creatives values (1336,'some description1336','http://domain1336.com',(),('UA',),('ios','android'),())" calcext:value-type="string">
            <text:p>insert into creatives values (1336,'some description1336','http://domain1336.com',(),('UA',),('ios','android'),())</text:p>
          </table:table-cell>
          <table:table-cell/>
        </table:table-row>
        <table:table-row table:style-name="ro2">
          <table:table-cell table:formula="of:=CONCATENATE([.A$1];[.J1335])" office:value-type="string" office:string-value="some description1337" calcext:value-type="string">
            <text:p>some description1337</text:p>
          </table:table-cell>
          <table:table-cell table:formula="of:=CONCATENATE([.B$1];[.$J1335];[.$M$2])" office:value-type="string" office:string-value="http://domain1337.com" calcext:value-type="string">
            <text:p>http://domain1337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7" calcext:value-type="float">
            <text:p>1337</text:p>
          </table:table-cell>
          <table:table-cell table:number-columns-repeated="5"/>
          <table:table-cell table:formula="of:=CONCATENATE([.$P$1];[.J1335];[.$Q$1];[.$N$3];[.A1335];[.$O$3];[.$Q$1];[.$N$3];[.B1335];[.$O$3];[.$Q$1];[.$N$2];[.E1335];[.$O$2];[.$Q$1];[.$N$2];[.C1335];[.$O$2];[.$Q$1];[.$N$2];[.F1335];[.$O$2];[.$Q$1];[.$N$2];[.D1335];[.$O$2];[.$O$2])" office:value-type="string" office:string-value="insert into creatives values (1337,'some description1337','http://domain1337.com',(),('UA',),('ios','android'),())" calcext:value-type="string">
            <text:p>insert into creatives values (1337,'some description1337','http://domain1337.com',(),('UA',),('ios','android'),())</text:p>
          </table:table-cell>
          <table:table-cell/>
        </table:table-row>
        <table:table-row table:style-name="ro2">
          <table:table-cell table:formula="of:=CONCATENATE([.A$1];[.J1336])" office:value-type="string" office:string-value="some description1338" calcext:value-type="string">
            <text:p>some description1338</text:p>
          </table:table-cell>
          <table:table-cell table:formula="of:=CONCATENATE([.B$1];[.$J1336];[.$M$2])" office:value-type="string" office:string-value="http://domain1338.com" calcext:value-type="string">
            <text:p>http://domain1338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8" calcext:value-type="float">
            <text:p>1338</text:p>
          </table:table-cell>
          <table:table-cell table:number-columns-repeated="5"/>
          <table:table-cell table:formula="of:=CONCATENATE([.$P$1];[.J1336];[.$Q$1];[.$N$3];[.A1336];[.$O$3];[.$Q$1];[.$N$3];[.B1336];[.$O$3];[.$Q$1];[.$N$2];[.E1336];[.$O$2];[.$Q$1];[.$N$2];[.C1336];[.$O$2];[.$Q$1];[.$N$2];[.F1336];[.$O$2];[.$Q$1];[.$N$2];[.D1336];[.$O$2];[.$O$2])" office:value-type="string" office:string-value="insert into creatives values (1338,'some description1338','http://domain1338.com',(),('UA',),('ios','android'),())" calcext:value-type="string">
            <text:p>insert into creatives values (1338,'some description1338','http://domain1338.com',(),('UA',),('ios','android'),())</text:p>
          </table:table-cell>
          <table:table-cell/>
        </table:table-row>
        <table:table-row table:style-name="ro2">
          <table:table-cell table:formula="of:=CONCATENATE([.A$1];[.J1337])" office:value-type="string" office:string-value="some description1339" calcext:value-type="string">
            <text:p>some description1339</text:p>
          </table:table-cell>
          <table:table-cell table:formula="of:=CONCATENATE([.B$1];[.$J1337];[.$M$2])" office:value-type="string" office:string-value="http://domain1339.com" calcext:value-type="string">
            <text:p>http://domain1339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39" calcext:value-type="float">
            <text:p>1339</text:p>
          </table:table-cell>
          <table:table-cell table:number-columns-repeated="5"/>
          <table:table-cell table:formula="of:=CONCATENATE([.$P$1];[.J1337];[.$Q$1];[.$N$3];[.A1337];[.$O$3];[.$Q$1];[.$N$3];[.B1337];[.$O$3];[.$Q$1];[.$N$2];[.E1337];[.$O$2];[.$Q$1];[.$N$2];[.C1337];[.$O$2];[.$Q$1];[.$N$2];[.F1337];[.$O$2];[.$Q$1];[.$N$2];[.D1337];[.$O$2];[.$O$2])" office:value-type="string" office:string-value="insert into creatives values (1339,'some description1339','http://domain1339.com',(),('UA',),('ios','android'),())" calcext:value-type="string">
            <text:p>insert into creatives values (1339,'some description1339','http://domain1339.com',(),('UA',),('ios','android'),())</text:p>
          </table:table-cell>
          <table:table-cell/>
        </table:table-row>
        <table:table-row table:style-name="ro2">
          <table:table-cell table:formula="of:=CONCATENATE([.A$1];[.J1338])" office:value-type="string" office:string-value="some description1340" calcext:value-type="string">
            <text:p>some description1340</text:p>
          </table:table-cell>
          <table:table-cell table:formula="of:=CONCATENATE([.B$1];[.$J1338];[.$M$2])" office:value-type="string" office:string-value="http://domain1340.com" calcext:value-type="string">
            <text:p>http://domain1340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0" calcext:value-type="float">
            <text:p>1340</text:p>
          </table:table-cell>
          <table:table-cell table:number-columns-repeated="5"/>
          <table:table-cell table:formula="of:=CONCATENATE([.$P$1];[.J1338];[.$Q$1];[.$N$3];[.A1338];[.$O$3];[.$Q$1];[.$N$3];[.B1338];[.$O$3];[.$Q$1];[.$N$2];[.E1338];[.$O$2];[.$Q$1];[.$N$2];[.C1338];[.$O$2];[.$Q$1];[.$N$2];[.F1338];[.$O$2];[.$Q$1];[.$N$2];[.D1338];[.$O$2];[.$O$2])" office:value-type="string" office:string-value="insert into creatives values (1340,'some description1340','http://domain1340.com',(),('UA',),('ios','android'),())" calcext:value-type="string">
            <text:p>insert into creatives values (1340,'some description1340','http://domain1340.com',(),('UA',),('ios','android'),())</text:p>
          </table:table-cell>
          <table:table-cell/>
        </table:table-row>
        <table:table-row table:style-name="ro2">
          <table:table-cell table:formula="of:=CONCATENATE([.A$1];[.J1339])" office:value-type="string" office:string-value="some description1341" calcext:value-type="string">
            <text:p>some description1341</text:p>
          </table:table-cell>
          <table:table-cell table:formula="of:=CONCATENATE([.B$1];[.$J1339];[.$M$2])" office:value-type="string" office:string-value="http://domain1341.com" calcext:value-type="string">
            <text:p>http://domain1341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1" calcext:value-type="float">
            <text:p>1341</text:p>
          </table:table-cell>
          <table:table-cell table:number-columns-repeated="5"/>
          <table:table-cell table:formula="of:=CONCATENATE([.$P$1];[.J1339];[.$Q$1];[.$N$3];[.A1339];[.$O$3];[.$Q$1];[.$N$3];[.B1339];[.$O$3];[.$Q$1];[.$N$2];[.E1339];[.$O$2];[.$Q$1];[.$N$2];[.C1339];[.$O$2];[.$Q$1];[.$N$2];[.F1339];[.$O$2];[.$Q$1];[.$N$2];[.D1339];[.$O$2];[.$O$2])" office:value-type="string" office:string-value="insert into creatives values (1341,'some description1341','http://domain1341.com',(),('UA',),('ios','android'),())" calcext:value-type="string">
            <text:p>insert into creatives values (1341,'some description1341','http://domain1341.com',(),('UA',),('ios','android'),())</text:p>
          </table:table-cell>
          <table:table-cell/>
        </table:table-row>
        <table:table-row table:style-name="ro2">
          <table:table-cell table:formula="of:=CONCATENATE([.A$1];[.J1340])" office:value-type="string" office:string-value="some description1342" calcext:value-type="string">
            <text:p>some description1342</text:p>
          </table:table-cell>
          <table:table-cell table:formula="of:=CONCATENATE([.B$1];[.$J1340];[.$M$2])" office:value-type="string" office:string-value="http://domain1342.com" calcext:value-type="string">
            <text:p>http://domain1342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2" calcext:value-type="float">
            <text:p>1342</text:p>
          </table:table-cell>
          <table:table-cell table:number-columns-repeated="5"/>
          <table:table-cell table:formula="of:=CONCATENATE([.$P$1];[.J1340];[.$Q$1];[.$N$3];[.A1340];[.$O$3];[.$Q$1];[.$N$3];[.B1340];[.$O$3];[.$Q$1];[.$N$2];[.E1340];[.$O$2];[.$Q$1];[.$N$2];[.C1340];[.$O$2];[.$Q$1];[.$N$2];[.F1340];[.$O$2];[.$Q$1];[.$N$2];[.D1340];[.$O$2];[.$O$2])" office:value-type="string" office:string-value="insert into creatives values (1342,'some description1342','http://domain1342.com',(),('UA',),('ios','android'),())" calcext:value-type="string">
            <text:p>insert into creatives values (1342,'some description1342','http://domain1342.com',(),('UA',),('ios','android'),())</text:p>
          </table:table-cell>
          <table:table-cell/>
        </table:table-row>
        <table:table-row table:style-name="ro2">
          <table:table-cell table:formula="of:=CONCATENATE([.A$1];[.J1341])" office:value-type="string" office:string-value="some description1343" calcext:value-type="string">
            <text:p>some description1343</text:p>
          </table:table-cell>
          <table:table-cell table:formula="of:=CONCATENATE([.B$1];[.$J1341];[.$M$2])" office:value-type="string" office:string-value="http://domain1343.com" calcext:value-type="string">
            <text:p>http://domain1343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3" calcext:value-type="float">
            <text:p>1343</text:p>
          </table:table-cell>
          <table:table-cell table:number-columns-repeated="5"/>
          <table:table-cell table:formula="of:=CONCATENATE([.$P$1];[.J1341];[.$Q$1];[.$N$3];[.A1341];[.$O$3];[.$Q$1];[.$N$3];[.B1341];[.$O$3];[.$Q$1];[.$N$2];[.E1341];[.$O$2];[.$Q$1];[.$N$2];[.C1341];[.$O$2];[.$Q$1];[.$N$2];[.F1341];[.$O$2];[.$Q$1];[.$N$2];[.D1341];[.$O$2];[.$O$2])" office:value-type="string" office:string-value="insert into creatives values (1343,'some description1343','http://domain1343.com',(),('UA',),('ios','android'),())" calcext:value-type="string">
            <text:p>insert into creatives values (1343,'some description1343','http://domain1343.com',(),('UA',),('ios','android'),())</text:p>
          </table:table-cell>
          <table:table-cell/>
        </table:table-row>
        <table:table-row table:style-name="ro2">
          <table:table-cell table:formula="of:=CONCATENATE([.A$1];[.J1342])" office:value-type="string" office:string-value="some description1344" calcext:value-type="string">
            <text:p>some description1344</text:p>
          </table:table-cell>
          <table:table-cell table:formula="of:=CONCATENATE([.B$1];[.$J1342];[.$M$2])" office:value-type="string" office:string-value="http://domain1344.com" calcext:value-type="string">
            <text:p>http://domain1344.com</text:p>
          </table:table-cell>
          <table:table-cell office:value-type="string" calcext:value-type="string">
            <text:p>'UA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4" calcext:value-type="float">
            <text:p>1344</text:p>
          </table:table-cell>
          <table:table-cell table:number-columns-repeated="5"/>
          <table:table-cell table:formula="of:=CONCATENATE([.$P$1];[.J1342];[.$Q$1];[.$N$3];[.A1342];[.$O$3];[.$Q$1];[.$N$3];[.B1342];[.$O$3];[.$Q$1];[.$N$2];[.E1342];[.$O$2];[.$Q$1];[.$N$2];[.C1342];[.$O$2];[.$Q$1];[.$N$2];[.F1342];[.$O$2];[.$Q$1];[.$N$2];[.D1342];[.$O$2];[.$O$2])" office:value-type="string" office:string-value="insert into creatives values (1344,'some description1344','http://domain1344.com',(),('UA',),('ios','android'),())" calcext:value-type="string">
            <text:p>insert into creatives values (1344,'some description1344','http://domain1344.com',(),('UA',),('ios','android'),())</text:p>
          </table:table-cell>
          <table:table-cell/>
        </table:table-row>
        <table:table-row table:style-name="ro2">
          <table:table-cell table:formula="of:=CONCATENATE([.A$1];[.J1343])" office:value-type="string" office:string-value="some description1345" calcext:value-type="string">
            <text:p>some description1345</text:p>
          </table:table-cell>
          <table:table-cell table:formula="of:=CONCATENATE([.B$1];[.$J1343];[.$M$2])" office:value-type="string" office:string-value="http://domain1345.com" calcext:value-type="string">
            <text:p>http://domain1345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5" calcext:value-type="float">
            <text:p>1345</text:p>
          </table:table-cell>
          <table:table-cell table:number-columns-repeated="5"/>
          <table:table-cell table:formula="of:=CONCATENATE([.$P$1];[.J1343];[.$Q$1];[.$N$3];[.A1343];[.$O$3];[.$Q$1];[.$N$3];[.B1343];[.$O$3];[.$Q$1];[.$N$2];[.E1343];[.$O$2];[.$Q$1];[.$N$2];[.C1343];[.$O$2];[.$Q$1];[.$N$2];[.F1343];[.$O$2];[.$Q$1];[.$N$2];[.D1343];[.$O$2];[.$O$2])" office:value-type="string" office:string-value="insert into creatives values (1345,'some description1345','http://domain1345.com',(),('RU',),('ios','android'),())" calcext:value-type="string">
            <text:p>insert into creatives values (1345,'some description1345','http://domain1345.com',(),('RU',),('ios','android'),())</text:p>
          </table:table-cell>
          <table:table-cell/>
        </table:table-row>
        <table:table-row table:style-name="ro2">
          <table:table-cell table:formula="of:=CONCATENATE([.A$1];[.J1344])" office:value-type="string" office:string-value="some description1346" calcext:value-type="string">
            <text:p>some description1346</text:p>
          </table:table-cell>
          <table:table-cell table:formula="of:=CONCATENATE([.B$1];[.$J1344];[.$M$2])" office:value-type="string" office:string-value="http://domain1346.com" calcext:value-type="string">
            <text:p>http://domain1346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6" calcext:value-type="float">
            <text:p>1346</text:p>
          </table:table-cell>
          <table:table-cell table:number-columns-repeated="5"/>
          <table:table-cell table:formula="of:=CONCATENATE([.$P$1];[.J1344];[.$Q$1];[.$N$3];[.A1344];[.$O$3];[.$Q$1];[.$N$3];[.B1344];[.$O$3];[.$Q$1];[.$N$2];[.E1344];[.$O$2];[.$Q$1];[.$N$2];[.C1344];[.$O$2];[.$Q$1];[.$N$2];[.F1344];[.$O$2];[.$Q$1];[.$N$2];[.D1344];[.$O$2];[.$O$2])" office:value-type="string" office:string-value="insert into creatives values (1346,'some description1346','http://domain1346.com',(),('RU',),('ios','android'),())" calcext:value-type="string">
            <text:p>insert into creatives values (1346,'some description1346','http://domain1346.com',(),('RU',),('ios','android'),())</text:p>
          </table:table-cell>
          <table:table-cell/>
        </table:table-row>
        <table:table-row table:style-name="ro2">
          <table:table-cell table:formula="of:=CONCATENATE([.A$1];[.J1345])" office:value-type="string" office:string-value="some description1347" calcext:value-type="string">
            <text:p>some description1347</text:p>
          </table:table-cell>
          <table:table-cell table:formula="of:=CONCATENATE([.B$1];[.$J1345];[.$M$2])" office:value-type="string" office:string-value="http://domain1347.com" calcext:value-type="string">
            <text:p>http://domain1347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7" calcext:value-type="float">
            <text:p>1347</text:p>
          </table:table-cell>
          <table:table-cell table:number-columns-repeated="5"/>
          <table:table-cell table:formula="of:=CONCATENATE([.$P$1];[.J1345];[.$Q$1];[.$N$3];[.A1345];[.$O$3];[.$Q$1];[.$N$3];[.B1345];[.$O$3];[.$Q$1];[.$N$2];[.E1345];[.$O$2];[.$Q$1];[.$N$2];[.C1345];[.$O$2];[.$Q$1];[.$N$2];[.F1345];[.$O$2];[.$Q$1];[.$N$2];[.D1345];[.$O$2];[.$O$2])" office:value-type="string" office:string-value="insert into creatives values (1347,'some description1347','http://domain1347.com',(),('RU',),('ios','android'),())" calcext:value-type="string">
            <text:p>insert into creatives values (1347,'some description1347','http://domain1347.com',(),('RU',),('ios','android'),())</text:p>
          </table:table-cell>
          <table:table-cell/>
        </table:table-row>
        <table:table-row table:style-name="ro2">
          <table:table-cell table:formula="of:=CONCATENATE([.A$1];[.J1346])" office:value-type="string" office:string-value="some description1348" calcext:value-type="string">
            <text:p>some description1348</text:p>
          </table:table-cell>
          <table:table-cell table:formula="of:=CONCATENATE([.B$1];[.$J1346];[.$M$2])" office:value-type="string" office:string-value="http://domain1348.com" calcext:value-type="string">
            <text:p>http://domain1348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8" calcext:value-type="float">
            <text:p>1348</text:p>
          </table:table-cell>
          <table:table-cell table:number-columns-repeated="5"/>
          <table:table-cell table:formula="of:=CONCATENATE([.$P$1];[.J1346];[.$Q$1];[.$N$3];[.A1346];[.$O$3];[.$Q$1];[.$N$3];[.B1346];[.$O$3];[.$Q$1];[.$N$2];[.E1346];[.$O$2];[.$Q$1];[.$N$2];[.C1346];[.$O$2];[.$Q$1];[.$N$2];[.F1346];[.$O$2];[.$Q$1];[.$N$2];[.D1346];[.$O$2];[.$O$2])" office:value-type="string" office:string-value="insert into creatives values (1348,'some description1348','http://domain1348.com',(),('RU',),('ios','android'),())" calcext:value-type="string">
            <text:p>insert into creatives values (1348,'some description1348','http://domain1348.com',(),('RU',),('ios','android'),())</text:p>
          </table:table-cell>
          <table:table-cell/>
        </table:table-row>
        <table:table-row table:style-name="ro2">
          <table:table-cell table:formula="of:=CONCATENATE([.A$1];[.J1347])" office:value-type="string" office:string-value="some description1349" calcext:value-type="string">
            <text:p>some description1349</text:p>
          </table:table-cell>
          <table:table-cell table:formula="of:=CONCATENATE([.B$1];[.$J1347];[.$M$2])" office:value-type="string" office:string-value="http://domain1349.com" calcext:value-type="string">
            <text:p>http://domain1349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49" calcext:value-type="float">
            <text:p>1349</text:p>
          </table:table-cell>
          <table:table-cell table:number-columns-repeated="5"/>
          <table:table-cell table:formula="of:=CONCATENATE([.$P$1];[.J1347];[.$Q$1];[.$N$3];[.A1347];[.$O$3];[.$Q$1];[.$N$3];[.B1347];[.$O$3];[.$Q$1];[.$N$2];[.E1347];[.$O$2];[.$Q$1];[.$N$2];[.C1347];[.$O$2];[.$Q$1];[.$N$2];[.F1347];[.$O$2];[.$Q$1];[.$N$2];[.D1347];[.$O$2];[.$O$2])" office:value-type="string" office:string-value="insert into creatives values (1349,'some description1349','http://domain1349.com',(),('RU',),('ios','android'),())" calcext:value-type="string">
            <text:p>insert into creatives values (1349,'some description1349','http://domain1349.com',(),('RU',),('ios','android'),())</text:p>
          </table:table-cell>
          <table:table-cell/>
        </table:table-row>
        <table:table-row table:style-name="ro2">
          <table:table-cell table:formula="of:=CONCATENATE([.A$1];[.J1348])" office:value-type="string" office:string-value="some description1350" calcext:value-type="string">
            <text:p>some description1350</text:p>
          </table:table-cell>
          <table:table-cell table:formula="of:=CONCATENATE([.B$1];[.$J1348];[.$M$2])" office:value-type="string" office:string-value="http://domain1350.com" calcext:value-type="string">
            <text:p>http://domain1350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table:number-columns-repeated="5"/>
          <table:table-cell table:formula="of:=CONCATENATE([.$P$1];[.J1348];[.$Q$1];[.$N$3];[.A1348];[.$O$3];[.$Q$1];[.$N$3];[.B1348];[.$O$3];[.$Q$1];[.$N$2];[.E1348];[.$O$2];[.$Q$1];[.$N$2];[.C1348];[.$O$2];[.$Q$1];[.$N$2];[.F1348];[.$O$2];[.$Q$1];[.$N$2];[.D1348];[.$O$2];[.$O$2])" office:value-type="string" office:string-value="insert into creatives values (1350,'some description1350','http://domain1350.com',(),('RU',),('ios','android'),())" calcext:value-type="string">
            <text:p>insert into creatives values (1350,'some description1350','http://domain1350.com',(),('RU',),('ios','android'),())</text:p>
          </table:table-cell>
          <table:table-cell/>
        </table:table-row>
        <table:table-row table:style-name="ro2">
          <table:table-cell table:formula="of:=CONCATENATE([.A$1];[.J1349])" office:value-type="string" office:string-value="some description1351" calcext:value-type="string">
            <text:p>some description1351</text:p>
          </table:table-cell>
          <table:table-cell table:formula="of:=CONCATENATE([.B$1];[.$J1349];[.$M$2])" office:value-type="string" office:string-value="http://domain1351.com" calcext:value-type="string">
            <text:p>http://domain1351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1" calcext:value-type="float">
            <text:p>1351</text:p>
          </table:table-cell>
          <table:table-cell table:number-columns-repeated="5"/>
          <table:table-cell table:formula="of:=CONCATENATE([.$P$1];[.J1349];[.$Q$1];[.$N$3];[.A1349];[.$O$3];[.$Q$1];[.$N$3];[.B1349];[.$O$3];[.$Q$1];[.$N$2];[.E1349];[.$O$2];[.$Q$1];[.$N$2];[.C1349];[.$O$2];[.$Q$1];[.$N$2];[.F1349];[.$O$2];[.$Q$1];[.$N$2];[.D1349];[.$O$2];[.$O$2])" office:value-type="string" office:string-value="insert into creatives values (1351,'some description1351','http://domain1351.com',(),('RU',),('ios','android'),())" calcext:value-type="string">
            <text:p>insert into creatives values (1351,'some description1351','http://domain1351.com',(),('RU',),('ios','android'),())</text:p>
          </table:table-cell>
          <table:table-cell/>
        </table:table-row>
        <table:table-row table:style-name="ro2">
          <table:table-cell table:formula="of:=CONCATENATE([.A$1];[.J1350])" office:value-type="string" office:string-value="some description1352" calcext:value-type="string">
            <text:p>some description1352</text:p>
          </table:table-cell>
          <table:table-cell table:formula="of:=CONCATENATE([.B$1];[.$J1350];[.$M$2])" office:value-type="string" office:string-value="http://domain1352.com" calcext:value-type="string">
            <text:p>http://domain1352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2" calcext:value-type="float">
            <text:p>1352</text:p>
          </table:table-cell>
          <table:table-cell table:number-columns-repeated="5"/>
          <table:table-cell table:formula="of:=CONCATENATE([.$P$1];[.J1350];[.$Q$1];[.$N$3];[.A1350];[.$O$3];[.$Q$1];[.$N$3];[.B1350];[.$O$3];[.$Q$1];[.$N$2];[.E1350];[.$O$2];[.$Q$1];[.$N$2];[.C1350];[.$O$2];[.$Q$1];[.$N$2];[.F1350];[.$O$2];[.$Q$1];[.$N$2];[.D1350];[.$O$2];[.$O$2])" office:value-type="string" office:string-value="insert into creatives values (1352,'some description1352','http://domain1352.com',(),('RU',),('ios','android'),())" calcext:value-type="string">
            <text:p>insert into creatives values (1352,'some description1352','http://domain1352.com',(),('RU',),('ios','android'),())</text:p>
          </table:table-cell>
          <table:table-cell/>
        </table:table-row>
        <table:table-row table:style-name="ro2">
          <table:table-cell table:formula="of:=CONCATENATE([.A$1];[.J1351])" office:value-type="string" office:string-value="some description1353" calcext:value-type="string">
            <text:p>some description1353</text:p>
          </table:table-cell>
          <table:table-cell table:formula="of:=CONCATENATE([.B$1];[.$J1351];[.$M$2])" office:value-type="string" office:string-value="http://domain1353.com" calcext:value-type="string">
            <text:p>http://domain1353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3" calcext:value-type="float">
            <text:p>1353</text:p>
          </table:table-cell>
          <table:table-cell table:number-columns-repeated="5"/>
          <table:table-cell table:formula="of:=CONCATENATE([.$P$1];[.J1351];[.$Q$1];[.$N$3];[.A1351];[.$O$3];[.$Q$1];[.$N$3];[.B1351];[.$O$3];[.$Q$1];[.$N$2];[.E1351];[.$O$2];[.$Q$1];[.$N$2];[.C1351];[.$O$2];[.$Q$1];[.$N$2];[.F1351];[.$O$2];[.$Q$1];[.$N$2];[.D1351];[.$O$2];[.$O$2])" office:value-type="string" office:string-value="insert into creatives values (1353,'some description1353','http://domain1353.com',(),('RU',),('ios','android'),())" calcext:value-type="string">
            <text:p>insert into creatives values (1353,'some description1353','http://domain1353.com',(),('RU',),('ios','android'),())</text:p>
          </table:table-cell>
          <table:table-cell/>
        </table:table-row>
        <table:table-row table:style-name="ro2">
          <table:table-cell table:formula="of:=CONCATENATE([.A$1];[.J1352])" office:value-type="string" office:string-value="some description1354" calcext:value-type="string">
            <text:p>some description1354</text:p>
          </table:table-cell>
          <table:table-cell table:formula="of:=CONCATENATE([.B$1];[.$J1352];[.$M$2])" office:value-type="string" office:string-value="http://domain1354.com" calcext:value-type="string">
            <text:p>http://domain1354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4" calcext:value-type="float">
            <text:p>1354</text:p>
          </table:table-cell>
          <table:table-cell table:number-columns-repeated="5"/>
          <table:table-cell table:formula="of:=CONCATENATE([.$P$1];[.J1352];[.$Q$1];[.$N$3];[.A1352];[.$O$3];[.$Q$1];[.$N$3];[.B1352];[.$O$3];[.$Q$1];[.$N$2];[.E1352];[.$O$2];[.$Q$1];[.$N$2];[.C1352];[.$O$2];[.$Q$1];[.$N$2];[.F1352];[.$O$2];[.$Q$1];[.$N$2];[.D1352];[.$O$2];[.$O$2])" office:value-type="string" office:string-value="insert into creatives values (1354,'some description1354','http://domain1354.com',(),('RU',),('ios','android'),())" calcext:value-type="string">
            <text:p>insert into creatives values (1354,'some description1354','http://domain1354.com',(),('RU',),('ios','android'),())</text:p>
          </table:table-cell>
          <table:table-cell/>
        </table:table-row>
        <table:table-row table:style-name="ro2">
          <table:table-cell table:formula="of:=CONCATENATE([.A$1];[.J1353])" office:value-type="string" office:string-value="some description1355" calcext:value-type="string">
            <text:p>some description1355</text:p>
          </table:table-cell>
          <table:table-cell table:formula="of:=CONCATENATE([.B$1];[.$J1353];[.$M$2])" office:value-type="string" office:string-value="http://domain1355.com" calcext:value-type="string">
            <text:p>http://domain1355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5" calcext:value-type="float">
            <text:p>1355</text:p>
          </table:table-cell>
          <table:table-cell table:number-columns-repeated="5"/>
          <table:table-cell table:formula="of:=CONCATENATE([.$P$1];[.J1353];[.$Q$1];[.$N$3];[.A1353];[.$O$3];[.$Q$1];[.$N$3];[.B1353];[.$O$3];[.$Q$1];[.$N$2];[.E1353];[.$O$2];[.$Q$1];[.$N$2];[.C1353];[.$O$2];[.$Q$1];[.$N$2];[.F1353];[.$O$2];[.$Q$1];[.$N$2];[.D1353];[.$O$2];[.$O$2])" office:value-type="string" office:string-value="insert into creatives values (1355,'some description1355','http://domain1355.com',(),('RU',),('ios','android'),())" calcext:value-type="string">
            <text:p>insert into creatives values (1355,'some description1355','http://domain1355.com',(),('RU',),('ios','android'),())</text:p>
          </table:table-cell>
          <table:table-cell/>
        </table:table-row>
        <table:table-row table:style-name="ro2">
          <table:table-cell table:formula="of:=CONCATENATE([.A$1];[.J1354])" office:value-type="string" office:string-value="some description1356" calcext:value-type="string">
            <text:p>some description1356</text:p>
          </table:table-cell>
          <table:table-cell table:formula="of:=CONCATENATE([.B$1];[.$J1354];[.$M$2])" office:value-type="string" office:string-value="http://domain1356.com" calcext:value-type="string">
            <text:p>http://domain1356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 table:number-columns-repeated="5"/>
          <table:table-cell table:formula="of:=CONCATENATE([.$P$1];[.J1354];[.$Q$1];[.$N$3];[.A1354];[.$O$3];[.$Q$1];[.$N$3];[.B1354];[.$O$3];[.$Q$1];[.$N$2];[.E1354];[.$O$2];[.$Q$1];[.$N$2];[.C1354];[.$O$2];[.$Q$1];[.$N$2];[.F1354];[.$O$2];[.$Q$1];[.$N$2];[.D1354];[.$O$2];[.$O$2])" office:value-type="string" office:string-value="insert into creatives values (1356,'some description1356','http://domain1356.com',(),('RU',),('ios','android'),())" calcext:value-type="string">
            <text:p>insert into creatives values (1356,'some description1356','http://domain1356.com',(),('RU',),('ios','android'),())</text:p>
          </table:table-cell>
          <table:table-cell/>
        </table:table-row>
        <table:table-row table:style-name="ro2">
          <table:table-cell table:formula="of:=CONCATENATE([.A$1];[.J1355])" office:value-type="string" office:string-value="some description1357" calcext:value-type="string">
            <text:p>some description1357</text:p>
          </table:table-cell>
          <table:table-cell table:formula="of:=CONCATENATE([.B$1];[.$J1355];[.$M$2])" office:value-type="string" office:string-value="http://domain1357.com" calcext:value-type="string">
            <text:p>http://domain1357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7" calcext:value-type="float">
            <text:p>1357</text:p>
          </table:table-cell>
          <table:table-cell table:number-columns-repeated="5"/>
          <table:table-cell table:formula="of:=CONCATENATE([.$P$1];[.J1355];[.$Q$1];[.$N$3];[.A1355];[.$O$3];[.$Q$1];[.$N$3];[.B1355];[.$O$3];[.$Q$1];[.$N$2];[.E1355];[.$O$2];[.$Q$1];[.$N$2];[.C1355];[.$O$2];[.$Q$1];[.$N$2];[.F1355];[.$O$2];[.$Q$1];[.$N$2];[.D1355];[.$O$2];[.$O$2])" office:value-type="string" office:string-value="insert into creatives values (1357,'some description1357','http://domain1357.com',(),('RU',),('ios','android'),())" calcext:value-type="string">
            <text:p>insert into creatives values (1357,'some description1357','http://domain1357.com',(),('RU',),('ios','android'),())</text:p>
          </table:table-cell>
          <table:table-cell/>
        </table:table-row>
        <table:table-row table:style-name="ro2">
          <table:table-cell table:formula="of:=CONCATENATE([.A$1];[.J1356])" office:value-type="string" office:string-value="some description1358" calcext:value-type="string">
            <text:p>some description1358</text:p>
          </table:table-cell>
          <table:table-cell table:formula="of:=CONCATENATE([.B$1];[.$J1356];[.$M$2])" office:value-type="string" office:string-value="http://domain1358.com" calcext:value-type="string">
            <text:p>http://domain1358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8" calcext:value-type="float">
            <text:p>1358</text:p>
          </table:table-cell>
          <table:table-cell table:number-columns-repeated="5"/>
          <table:table-cell table:formula="of:=CONCATENATE([.$P$1];[.J1356];[.$Q$1];[.$N$3];[.A1356];[.$O$3];[.$Q$1];[.$N$3];[.B1356];[.$O$3];[.$Q$1];[.$N$2];[.E1356];[.$O$2];[.$Q$1];[.$N$2];[.C1356];[.$O$2];[.$Q$1];[.$N$2];[.F1356];[.$O$2];[.$Q$1];[.$N$2];[.D1356];[.$O$2];[.$O$2])" office:value-type="string" office:string-value="insert into creatives values (1358,'some description1358','http://domain1358.com',(),('RU',),('ios','android'),())" calcext:value-type="string">
            <text:p>insert into creatives values (1358,'some description1358','http://domain1358.com',(),('RU',),('ios','android'),())</text:p>
          </table:table-cell>
          <table:table-cell/>
        </table:table-row>
        <table:table-row table:style-name="ro2">
          <table:table-cell table:formula="of:=CONCATENATE([.A$1];[.J1357])" office:value-type="string" office:string-value="some description1359" calcext:value-type="string">
            <text:p>some description1359</text:p>
          </table:table-cell>
          <table:table-cell table:formula="of:=CONCATENATE([.B$1];[.$J1357];[.$M$2])" office:value-type="string" office:string-value="http://domain1359.com" calcext:value-type="string">
            <text:p>http://domain1359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59" calcext:value-type="float">
            <text:p>1359</text:p>
          </table:table-cell>
          <table:table-cell table:number-columns-repeated="5"/>
          <table:table-cell table:formula="of:=CONCATENATE([.$P$1];[.J1357];[.$Q$1];[.$N$3];[.A1357];[.$O$3];[.$Q$1];[.$N$3];[.B1357];[.$O$3];[.$Q$1];[.$N$2];[.E1357];[.$O$2];[.$Q$1];[.$N$2];[.C1357];[.$O$2];[.$Q$1];[.$N$2];[.F1357];[.$O$2];[.$Q$1];[.$N$2];[.D1357];[.$O$2];[.$O$2])" office:value-type="string" office:string-value="insert into creatives values (1359,'some description1359','http://domain1359.com',(),('RU',),('ios','android'),())" calcext:value-type="string">
            <text:p>insert into creatives values (1359,'some description1359','http://domain1359.com',(),('RU',),('ios','android'),())</text:p>
          </table:table-cell>
          <table:table-cell/>
        </table:table-row>
        <table:table-row table:style-name="ro2">
          <table:table-cell table:formula="of:=CONCATENATE([.A$1];[.J1358])" office:value-type="string" office:string-value="some description1360" calcext:value-type="string">
            <text:p>some description1360</text:p>
          </table:table-cell>
          <table:table-cell table:formula="of:=CONCATENATE([.B$1];[.$J1358];[.$M$2])" office:value-type="string" office:string-value="http://domain1360.com" calcext:value-type="string">
            <text:p>http://domain1360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0" calcext:value-type="float">
            <text:p>1360</text:p>
          </table:table-cell>
          <table:table-cell table:number-columns-repeated="5"/>
          <table:table-cell table:formula="of:=CONCATENATE([.$P$1];[.J1358];[.$Q$1];[.$N$3];[.A1358];[.$O$3];[.$Q$1];[.$N$3];[.B1358];[.$O$3];[.$Q$1];[.$N$2];[.E1358];[.$O$2];[.$Q$1];[.$N$2];[.C1358];[.$O$2];[.$Q$1];[.$N$2];[.F1358];[.$O$2];[.$Q$1];[.$N$2];[.D1358];[.$O$2];[.$O$2])" office:value-type="string" office:string-value="insert into creatives values (1360,'some description1360','http://domain1360.com',(),('RU',),('ios','android'),())" calcext:value-type="string">
            <text:p>insert into creatives values (1360,'some description1360','http://domain1360.com',(),('RU',),('ios','android'),())</text:p>
          </table:table-cell>
          <table:table-cell/>
        </table:table-row>
        <table:table-row table:style-name="ro2">
          <table:table-cell table:formula="of:=CONCATENATE([.A$1];[.J1359])" office:value-type="string" office:string-value="some description1361" calcext:value-type="string">
            <text:p>some description1361</text:p>
          </table:table-cell>
          <table:table-cell table:formula="of:=CONCATENATE([.B$1];[.$J1359];[.$M$2])" office:value-type="string" office:string-value="http://domain1361.com" calcext:value-type="string">
            <text:p>http://domain1361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1" calcext:value-type="float">
            <text:p>1361</text:p>
          </table:table-cell>
          <table:table-cell table:number-columns-repeated="5"/>
          <table:table-cell table:formula="of:=CONCATENATE([.$P$1];[.J1359];[.$Q$1];[.$N$3];[.A1359];[.$O$3];[.$Q$1];[.$N$3];[.B1359];[.$O$3];[.$Q$1];[.$N$2];[.E1359];[.$O$2];[.$Q$1];[.$N$2];[.C1359];[.$O$2];[.$Q$1];[.$N$2];[.F1359];[.$O$2];[.$Q$1];[.$N$2];[.D1359];[.$O$2];[.$O$2])" office:value-type="string" office:string-value="insert into creatives values (1361,'some description1361','http://domain1361.com',(),('RU',),('ios','android'),())" calcext:value-type="string">
            <text:p>insert into creatives values (1361,'some description1361','http://domain1361.com',(),('RU',),('ios','android'),())</text:p>
          </table:table-cell>
          <table:table-cell/>
        </table:table-row>
        <table:table-row table:style-name="ro2">
          <table:table-cell table:formula="of:=CONCATENATE([.A$1];[.J1360])" office:value-type="string" office:string-value="some description1362" calcext:value-type="string">
            <text:p>some description1362</text:p>
          </table:table-cell>
          <table:table-cell table:formula="of:=CONCATENATE([.B$1];[.$J1360];[.$M$2])" office:value-type="string" office:string-value="http://domain1362.com" calcext:value-type="string">
            <text:p>http://domain1362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2" calcext:value-type="float">
            <text:p>1362</text:p>
          </table:table-cell>
          <table:table-cell table:number-columns-repeated="5"/>
          <table:table-cell table:formula="of:=CONCATENATE([.$P$1];[.J1360];[.$Q$1];[.$N$3];[.A1360];[.$O$3];[.$Q$1];[.$N$3];[.B1360];[.$O$3];[.$Q$1];[.$N$2];[.E1360];[.$O$2];[.$Q$1];[.$N$2];[.C1360];[.$O$2];[.$Q$1];[.$N$2];[.F1360];[.$O$2];[.$Q$1];[.$N$2];[.D1360];[.$O$2];[.$O$2])" office:value-type="string" office:string-value="insert into creatives values (1362,'some description1362','http://domain1362.com',(),('RU',),('ios','android'),())" calcext:value-type="string">
            <text:p>insert into creatives values (1362,'some description1362','http://domain1362.com',(),('RU',),('ios','android'),())</text:p>
          </table:table-cell>
          <table:table-cell/>
        </table:table-row>
        <table:table-row table:style-name="ro2">
          <table:table-cell table:formula="of:=CONCATENATE([.A$1];[.J1361])" office:value-type="string" office:string-value="some description1363" calcext:value-type="string">
            <text:p>some description1363</text:p>
          </table:table-cell>
          <table:table-cell table:formula="of:=CONCATENATE([.B$1];[.$J1361];[.$M$2])" office:value-type="string" office:string-value="http://domain1363.com" calcext:value-type="string">
            <text:p>http://domain1363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3" calcext:value-type="float">
            <text:p>1363</text:p>
          </table:table-cell>
          <table:table-cell table:number-columns-repeated="5"/>
          <table:table-cell table:formula="of:=CONCATENATE([.$P$1];[.J1361];[.$Q$1];[.$N$3];[.A1361];[.$O$3];[.$Q$1];[.$N$3];[.B1361];[.$O$3];[.$Q$1];[.$N$2];[.E1361];[.$O$2];[.$Q$1];[.$N$2];[.C1361];[.$O$2];[.$Q$1];[.$N$2];[.F1361];[.$O$2];[.$Q$1];[.$N$2];[.D1361];[.$O$2];[.$O$2])" office:value-type="string" office:string-value="insert into creatives values (1363,'some description1363','http://domain1363.com',(),('RU',),('ios','android'),())" calcext:value-type="string">
            <text:p>insert into creatives values (1363,'some description1363','http://domain1363.com',(),('RU',),('ios','android'),())</text:p>
          </table:table-cell>
          <table:table-cell/>
        </table:table-row>
        <table:table-row table:style-name="ro2">
          <table:table-cell table:formula="of:=CONCATENATE([.A$1];[.J1362])" office:value-type="string" office:string-value="some description1364" calcext:value-type="string">
            <text:p>some description1364</text:p>
          </table:table-cell>
          <table:table-cell table:formula="of:=CONCATENATE([.B$1];[.$J1362];[.$M$2])" office:value-type="string" office:string-value="http://domain1364.com" calcext:value-type="string">
            <text:p>http://domain1364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4" calcext:value-type="float">
            <text:p>1364</text:p>
          </table:table-cell>
          <table:table-cell table:number-columns-repeated="5"/>
          <table:table-cell table:formula="of:=CONCATENATE([.$P$1];[.J1362];[.$Q$1];[.$N$3];[.A1362];[.$O$3];[.$Q$1];[.$N$3];[.B1362];[.$O$3];[.$Q$1];[.$N$2];[.E1362];[.$O$2];[.$Q$1];[.$N$2];[.C1362];[.$O$2];[.$Q$1];[.$N$2];[.F1362];[.$O$2];[.$Q$1];[.$N$2];[.D1362];[.$O$2];[.$O$2])" office:value-type="string" office:string-value="insert into creatives values (1364,'some description1364','http://domain1364.com',(),('RU',),('ios','android'),())" calcext:value-type="string">
            <text:p>insert into creatives values (1364,'some description1364','http://domain1364.com',(),('RU',),('ios','android'),())</text:p>
          </table:table-cell>
          <table:table-cell/>
        </table:table-row>
        <table:table-row table:style-name="ro2">
          <table:table-cell table:formula="of:=CONCATENATE([.A$1];[.J1363])" office:value-type="string" office:string-value="some description1365" calcext:value-type="string">
            <text:p>some description1365</text:p>
          </table:table-cell>
          <table:table-cell table:formula="of:=CONCATENATE([.B$1];[.$J1363];[.$M$2])" office:value-type="string" office:string-value="http://domain1365.com" calcext:value-type="string">
            <text:p>http://domain1365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5" calcext:value-type="float">
            <text:p>1365</text:p>
          </table:table-cell>
          <table:table-cell table:number-columns-repeated="5"/>
          <table:table-cell table:formula="of:=CONCATENATE([.$P$1];[.J1363];[.$Q$1];[.$N$3];[.A1363];[.$O$3];[.$Q$1];[.$N$3];[.B1363];[.$O$3];[.$Q$1];[.$N$2];[.E1363];[.$O$2];[.$Q$1];[.$N$2];[.C1363];[.$O$2];[.$Q$1];[.$N$2];[.F1363];[.$O$2];[.$Q$1];[.$N$2];[.D1363];[.$O$2];[.$O$2])" office:value-type="string" office:string-value="insert into creatives values (1365,'some description1365','http://domain1365.com',(),('RU',),('ios','android'),())" calcext:value-type="string">
            <text:p>insert into creatives values (1365,'some description1365','http://domain1365.com',(),('RU',),('ios','android'),())</text:p>
          </table:table-cell>
          <table:table-cell/>
        </table:table-row>
        <table:table-row table:style-name="ro2">
          <table:table-cell table:formula="of:=CONCATENATE([.A$1];[.J1364])" office:value-type="string" office:string-value="some description1366" calcext:value-type="string">
            <text:p>some description1366</text:p>
          </table:table-cell>
          <table:table-cell table:formula="of:=CONCATENATE([.B$1];[.$J1364];[.$M$2])" office:value-type="string" office:string-value="http://domain1366.com" calcext:value-type="string">
            <text:p>http://domain1366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6" calcext:value-type="float">
            <text:p>1366</text:p>
          </table:table-cell>
          <table:table-cell table:number-columns-repeated="5"/>
          <table:table-cell table:formula="of:=CONCATENATE([.$P$1];[.J1364];[.$Q$1];[.$N$3];[.A1364];[.$O$3];[.$Q$1];[.$N$3];[.B1364];[.$O$3];[.$Q$1];[.$N$2];[.E1364];[.$O$2];[.$Q$1];[.$N$2];[.C1364];[.$O$2];[.$Q$1];[.$N$2];[.F1364];[.$O$2];[.$Q$1];[.$N$2];[.D1364];[.$O$2];[.$O$2])" office:value-type="string" office:string-value="insert into creatives values (1366,'some description1366','http://domain1366.com',(),('RU',),('ios','android'),())" calcext:value-type="string">
            <text:p>insert into creatives values (1366,'some description1366','http://domain1366.com',(),('RU',),('ios','android'),())</text:p>
          </table:table-cell>
          <table:table-cell/>
        </table:table-row>
        <table:table-row table:style-name="ro2">
          <table:table-cell table:formula="of:=CONCATENATE([.A$1];[.J1365])" office:value-type="string" office:string-value="some description1367" calcext:value-type="string">
            <text:p>some description1367</text:p>
          </table:table-cell>
          <table:table-cell table:formula="of:=CONCATENATE([.B$1];[.$J1365];[.$M$2])" office:value-type="string" office:string-value="http://domain1367.com" calcext:value-type="string">
            <text:p>http://domain1367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7" calcext:value-type="float">
            <text:p>1367</text:p>
          </table:table-cell>
          <table:table-cell table:number-columns-repeated="5"/>
          <table:table-cell table:formula="of:=CONCATENATE([.$P$1];[.J1365];[.$Q$1];[.$N$3];[.A1365];[.$O$3];[.$Q$1];[.$N$3];[.B1365];[.$O$3];[.$Q$1];[.$N$2];[.E1365];[.$O$2];[.$Q$1];[.$N$2];[.C1365];[.$O$2];[.$Q$1];[.$N$2];[.F1365];[.$O$2];[.$Q$1];[.$N$2];[.D1365];[.$O$2];[.$O$2])" office:value-type="string" office:string-value="insert into creatives values (1367,'some description1367','http://domain1367.com',(),('RU',),('ios','android'),())" calcext:value-type="string">
            <text:p>insert into creatives values (1367,'some description1367','http://domain1367.com',(),('RU',),('ios','android'),())</text:p>
          </table:table-cell>
          <table:table-cell/>
        </table:table-row>
        <table:table-row table:style-name="ro2">
          <table:table-cell table:formula="of:=CONCATENATE([.A$1];[.J1366])" office:value-type="string" office:string-value="some description1368" calcext:value-type="string">
            <text:p>some description1368</text:p>
          </table:table-cell>
          <table:table-cell table:formula="of:=CONCATENATE([.B$1];[.$J1366];[.$M$2])" office:value-type="string" office:string-value="http://domain1368.com" calcext:value-type="string">
            <text:p>http://domain1368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8" calcext:value-type="float">
            <text:p>1368</text:p>
          </table:table-cell>
          <table:table-cell table:number-columns-repeated="5"/>
          <table:table-cell table:formula="of:=CONCATENATE([.$P$1];[.J1366];[.$Q$1];[.$N$3];[.A1366];[.$O$3];[.$Q$1];[.$N$3];[.B1366];[.$O$3];[.$Q$1];[.$N$2];[.E1366];[.$O$2];[.$Q$1];[.$N$2];[.C1366];[.$O$2];[.$Q$1];[.$N$2];[.F1366];[.$O$2];[.$Q$1];[.$N$2];[.D1366];[.$O$2];[.$O$2])" office:value-type="string" office:string-value="insert into creatives values (1368,'some description1368','http://domain1368.com',(),('RU',),('ios','android'),())" calcext:value-type="string">
            <text:p>insert into creatives values (1368,'some description1368','http://domain1368.com',(),('RU',),('ios','android'),())</text:p>
          </table:table-cell>
          <table:table-cell/>
        </table:table-row>
        <table:table-row table:style-name="ro2">
          <table:table-cell table:formula="of:=CONCATENATE([.A$1];[.J1367])" office:value-type="string" office:string-value="some description1369" calcext:value-type="string">
            <text:p>some description1369</text:p>
          </table:table-cell>
          <table:table-cell table:formula="of:=CONCATENATE([.B$1];[.$J1367];[.$M$2])" office:value-type="string" office:string-value="http://domain1369.com" calcext:value-type="string">
            <text:p>http://domain1369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69" calcext:value-type="float">
            <text:p>1369</text:p>
          </table:table-cell>
          <table:table-cell table:number-columns-repeated="5"/>
          <table:table-cell table:formula="of:=CONCATENATE([.$P$1];[.J1367];[.$Q$1];[.$N$3];[.A1367];[.$O$3];[.$Q$1];[.$N$3];[.B1367];[.$O$3];[.$Q$1];[.$N$2];[.E1367];[.$O$2];[.$Q$1];[.$N$2];[.C1367];[.$O$2];[.$Q$1];[.$N$2];[.F1367];[.$O$2];[.$Q$1];[.$N$2];[.D1367];[.$O$2];[.$O$2])" office:value-type="string" office:string-value="insert into creatives values (1369,'some description1369','http://domain1369.com',(),('RU',),('ios','android'),())" calcext:value-type="string">
            <text:p>insert into creatives values (1369,'some description1369','http://domain1369.com',(),('RU',),('ios','android'),())</text:p>
          </table:table-cell>
          <table:table-cell/>
        </table:table-row>
        <table:table-row table:style-name="ro2">
          <table:table-cell table:formula="of:=CONCATENATE([.A$1];[.J1368])" office:value-type="string" office:string-value="some description1370" calcext:value-type="string">
            <text:p>some description1370</text:p>
          </table:table-cell>
          <table:table-cell table:formula="of:=CONCATENATE([.B$1];[.$J1368];[.$M$2])" office:value-type="string" office:string-value="http://domain1370.com" calcext:value-type="string">
            <text:p>http://domain1370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0" calcext:value-type="float">
            <text:p>1370</text:p>
          </table:table-cell>
          <table:table-cell table:number-columns-repeated="5"/>
          <table:table-cell table:formula="of:=CONCATENATE([.$P$1];[.J1368];[.$Q$1];[.$N$3];[.A1368];[.$O$3];[.$Q$1];[.$N$3];[.B1368];[.$O$3];[.$Q$1];[.$N$2];[.E1368];[.$O$2];[.$Q$1];[.$N$2];[.C1368];[.$O$2];[.$Q$1];[.$N$2];[.F1368];[.$O$2];[.$Q$1];[.$N$2];[.D1368];[.$O$2];[.$O$2])" office:value-type="string" office:string-value="insert into creatives values (1370,'some description1370','http://domain1370.com',(),('RU',),('ios','android'),())" calcext:value-type="string">
            <text:p>insert into creatives values (1370,'some description1370','http://domain1370.com',(),('RU',),('ios','android'),())</text:p>
          </table:table-cell>
          <table:table-cell/>
        </table:table-row>
        <table:table-row table:style-name="ro2">
          <table:table-cell table:formula="of:=CONCATENATE([.A$1];[.J1369])" office:value-type="string" office:string-value="some description1371" calcext:value-type="string">
            <text:p>some description1371</text:p>
          </table:table-cell>
          <table:table-cell table:formula="of:=CONCATENATE([.B$1];[.$J1369];[.$M$2])" office:value-type="string" office:string-value="http://domain1371.com" calcext:value-type="string">
            <text:p>http://domain1371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1" calcext:value-type="float">
            <text:p>1371</text:p>
          </table:table-cell>
          <table:table-cell table:number-columns-repeated="5"/>
          <table:table-cell table:formula="of:=CONCATENATE([.$P$1];[.J1369];[.$Q$1];[.$N$3];[.A1369];[.$O$3];[.$Q$1];[.$N$3];[.B1369];[.$O$3];[.$Q$1];[.$N$2];[.E1369];[.$O$2];[.$Q$1];[.$N$2];[.C1369];[.$O$2];[.$Q$1];[.$N$2];[.F1369];[.$O$2];[.$Q$1];[.$N$2];[.D1369];[.$O$2];[.$O$2])" office:value-type="string" office:string-value="insert into creatives values (1371,'some description1371','http://domain1371.com',(),('RU',),('ios','android'),())" calcext:value-type="string">
            <text:p>insert into creatives values (1371,'some description1371','http://domain1371.com',(),('RU',),('ios','android'),())</text:p>
          </table:table-cell>
          <table:table-cell/>
        </table:table-row>
        <table:table-row table:style-name="ro2">
          <table:table-cell table:formula="of:=CONCATENATE([.A$1];[.J1370])" office:value-type="string" office:string-value="some description1372" calcext:value-type="string">
            <text:p>some description1372</text:p>
          </table:table-cell>
          <table:table-cell table:formula="of:=CONCATENATE([.B$1];[.$J1370];[.$M$2])" office:value-type="string" office:string-value="http://domain1372.com" calcext:value-type="string">
            <text:p>http://domain1372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2" calcext:value-type="float">
            <text:p>1372</text:p>
          </table:table-cell>
          <table:table-cell table:number-columns-repeated="5"/>
          <table:table-cell table:formula="of:=CONCATENATE([.$P$1];[.J1370];[.$Q$1];[.$N$3];[.A1370];[.$O$3];[.$Q$1];[.$N$3];[.B1370];[.$O$3];[.$Q$1];[.$N$2];[.E1370];[.$O$2];[.$Q$1];[.$N$2];[.C1370];[.$O$2];[.$Q$1];[.$N$2];[.F1370];[.$O$2];[.$Q$1];[.$N$2];[.D1370];[.$O$2];[.$O$2])" office:value-type="string" office:string-value="insert into creatives values (1372,'some description1372','http://domain1372.com',(),('RU',),('ios','android'),())" calcext:value-type="string">
            <text:p>insert into creatives values (1372,'some description1372','http://domain1372.com',(),('RU',),('ios','android'),())</text:p>
          </table:table-cell>
          <table:table-cell/>
        </table:table-row>
        <table:table-row table:style-name="ro2">
          <table:table-cell table:formula="of:=CONCATENATE([.A$1];[.J1371])" office:value-type="string" office:string-value="some description1373" calcext:value-type="string">
            <text:p>some description1373</text:p>
          </table:table-cell>
          <table:table-cell table:formula="of:=CONCATENATE([.B$1];[.$J1371];[.$M$2])" office:value-type="string" office:string-value="http://domain1373.com" calcext:value-type="string">
            <text:p>http://domain1373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3" calcext:value-type="float">
            <text:p>1373</text:p>
          </table:table-cell>
          <table:table-cell table:number-columns-repeated="5"/>
          <table:table-cell table:formula="of:=CONCATENATE([.$P$1];[.J1371];[.$Q$1];[.$N$3];[.A1371];[.$O$3];[.$Q$1];[.$N$3];[.B1371];[.$O$3];[.$Q$1];[.$N$2];[.E1371];[.$O$2];[.$Q$1];[.$N$2];[.C1371];[.$O$2];[.$Q$1];[.$N$2];[.F1371];[.$O$2];[.$Q$1];[.$N$2];[.D1371];[.$O$2];[.$O$2])" office:value-type="string" office:string-value="insert into creatives values (1373,'some description1373','http://domain1373.com',(),('RU',),('ios','android'),())" calcext:value-type="string">
            <text:p>insert into creatives values (1373,'some description1373','http://domain1373.com',(),('RU',),('ios','android'),())</text:p>
          </table:table-cell>
          <table:table-cell/>
        </table:table-row>
        <table:table-row table:style-name="ro2">
          <table:table-cell table:formula="of:=CONCATENATE([.A$1];[.J1372])" office:value-type="string" office:string-value="some description1374" calcext:value-type="string">
            <text:p>some description1374</text:p>
          </table:table-cell>
          <table:table-cell table:formula="of:=CONCATENATE([.B$1];[.$J1372];[.$M$2])" office:value-type="string" office:string-value="http://domain1374.com" calcext:value-type="string">
            <text:p>http://domain1374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4" calcext:value-type="float">
            <text:p>1374</text:p>
          </table:table-cell>
          <table:table-cell table:number-columns-repeated="5"/>
          <table:table-cell table:formula="of:=CONCATENATE([.$P$1];[.J1372];[.$Q$1];[.$N$3];[.A1372];[.$O$3];[.$Q$1];[.$N$3];[.B1372];[.$O$3];[.$Q$1];[.$N$2];[.E1372];[.$O$2];[.$Q$1];[.$N$2];[.C1372];[.$O$2];[.$Q$1];[.$N$2];[.F1372];[.$O$2];[.$Q$1];[.$N$2];[.D1372];[.$O$2];[.$O$2])" office:value-type="string" office:string-value="insert into creatives values (1374,'some description1374','http://domain1374.com',(),('RU',),('ios','android'),())" calcext:value-type="string">
            <text:p>insert into creatives values (1374,'some description1374','http://domain1374.com',(),('RU',),('ios','android'),())</text:p>
          </table:table-cell>
          <table:table-cell/>
        </table:table-row>
        <table:table-row table:style-name="ro2">
          <table:table-cell table:formula="of:=CONCATENATE([.A$1];[.J1373])" office:value-type="string" office:string-value="some description1375" calcext:value-type="string">
            <text:p>some description1375</text:p>
          </table:table-cell>
          <table:table-cell table:formula="of:=CONCATENATE([.B$1];[.$J1373];[.$M$2])" office:value-type="string" office:string-value="http://domain1375.com" calcext:value-type="string">
            <text:p>http://domain1375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table:number-columns-repeated="5"/>
          <table:table-cell table:formula="of:=CONCATENATE([.$P$1];[.J1373];[.$Q$1];[.$N$3];[.A1373];[.$O$3];[.$Q$1];[.$N$3];[.B1373];[.$O$3];[.$Q$1];[.$N$2];[.E1373];[.$O$2];[.$Q$1];[.$N$2];[.C1373];[.$O$2];[.$Q$1];[.$N$2];[.F1373];[.$O$2];[.$Q$1];[.$N$2];[.D1373];[.$O$2];[.$O$2])" office:value-type="string" office:string-value="insert into creatives values (1375,'some description1375','http://domain1375.com',(),('RU',),('ios','android'),())" calcext:value-type="string">
            <text:p>insert into creatives values (1375,'some description1375','http://domain1375.com',(),('RU',),('ios','android'),())</text:p>
          </table:table-cell>
          <table:table-cell/>
        </table:table-row>
        <table:table-row table:style-name="ro2">
          <table:table-cell table:formula="of:=CONCATENATE([.A$1];[.J1374])" office:value-type="string" office:string-value="some description1376" calcext:value-type="string">
            <text:p>some description1376</text:p>
          </table:table-cell>
          <table:table-cell table:formula="of:=CONCATENATE([.B$1];[.$J1374];[.$M$2])" office:value-type="string" office:string-value="http://domain1376.com" calcext:value-type="string">
            <text:p>http://domain1376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6" calcext:value-type="float">
            <text:p>1376</text:p>
          </table:table-cell>
          <table:table-cell table:number-columns-repeated="5"/>
          <table:table-cell table:formula="of:=CONCATENATE([.$P$1];[.J1374];[.$Q$1];[.$N$3];[.A1374];[.$O$3];[.$Q$1];[.$N$3];[.B1374];[.$O$3];[.$Q$1];[.$N$2];[.E1374];[.$O$2];[.$Q$1];[.$N$2];[.C1374];[.$O$2];[.$Q$1];[.$N$2];[.F1374];[.$O$2];[.$Q$1];[.$N$2];[.D1374];[.$O$2];[.$O$2])" office:value-type="string" office:string-value="insert into creatives values (1376,'some description1376','http://domain1376.com',(),('RU',),('ios','android'),())" calcext:value-type="string">
            <text:p>insert into creatives values (1376,'some description1376','http://domain1376.com',(),('RU',),('ios','android'),())</text:p>
          </table:table-cell>
          <table:table-cell/>
        </table:table-row>
        <table:table-row table:style-name="ro2">
          <table:table-cell table:formula="of:=CONCATENATE([.A$1];[.J1375])" office:value-type="string" office:string-value="some description1377" calcext:value-type="string">
            <text:p>some description1377</text:p>
          </table:table-cell>
          <table:table-cell table:formula="of:=CONCATENATE([.B$1];[.$J1375];[.$M$2])" office:value-type="string" office:string-value="http://domain1377.com" calcext:value-type="string">
            <text:p>http://domain1377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7" calcext:value-type="float">
            <text:p>1377</text:p>
          </table:table-cell>
          <table:table-cell table:number-columns-repeated="5"/>
          <table:table-cell table:formula="of:=CONCATENATE([.$P$1];[.J1375];[.$Q$1];[.$N$3];[.A1375];[.$O$3];[.$Q$1];[.$N$3];[.B1375];[.$O$3];[.$Q$1];[.$N$2];[.E1375];[.$O$2];[.$Q$1];[.$N$2];[.C1375];[.$O$2];[.$Q$1];[.$N$2];[.F1375];[.$O$2];[.$Q$1];[.$N$2];[.D1375];[.$O$2];[.$O$2])" office:value-type="string" office:string-value="insert into creatives values (1377,'some description1377','http://domain1377.com',(),('RU',),('ios','android'),())" calcext:value-type="string">
            <text:p>insert into creatives values (1377,'some description1377','http://domain1377.com',(),('RU',),('ios','android'),())</text:p>
          </table:table-cell>
          <table:table-cell/>
        </table:table-row>
        <table:table-row table:style-name="ro2">
          <table:table-cell table:formula="of:=CONCATENATE([.A$1];[.J1376])" office:value-type="string" office:string-value="some description1378" calcext:value-type="string">
            <text:p>some description1378</text:p>
          </table:table-cell>
          <table:table-cell table:formula="of:=CONCATENATE([.B$1];[.$J1376];[.$M$2])" office:value-type="string" office:string-value="http://domain1378.com" calcext:value-type="string">
            <text:p>http://domain1378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8" calcext:value-type="float">
            <text:p>1378</text:p>
          </table:table-cell>
          <table:table-cell table:number-columns-repeated="5"/>
          <table:table-cell table:formula="of:=CONCATENATE([.$P$1];[.J1376];[.$Q$1];[.$N$3];[.A1376];[.$O$3];[.$Q$1];[.$N$3];[.B1376];[.$O$3];[.$Q$1];[.$N$2];[.E1376];[.$O$2];[.$Q$1];[.$N$2];[.C1376];[.$O$2];[.$Q$1];[.$N$2];[.F1376];[.$O$2];[.$Q$1];[.$N$2];[.D1376];[.$O$2];[.$O$2])" office:value-type="string" office:string-value="insert into creatives values (1378,'some description1378','http://domain1378.com',(),('RU',),('ios','android'),())" calcext:value-type="string">
            <text:p>insert into creatives values (1378,'some description1378','http://domain1378.com',(),('RU',),('ios','android'),())</text:p>
          </table:table-cell>
          <table:table-cell/>
        </table:table-row>
        <table:table-row table:style-name="ro2">
          <table:table-cell table:formula="of:=CONCATENATE([.A$1];[.J1377])" office:value-type="string" office:string-value="some description1379" calcext:value-type="string">
            <text:p>some description1379</text:p>
          </table:table-cell>
          <table:table-cell table:formula="of:=CONCATENATE([.B$1];[.$J1377];[.$M$2])" office:value-type="string" office:string-value="http://domain1379.com" calcext:value-type="string">
            <text:p>http://domain1379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79" calcext:value-type="float">
            <text:p>1379</text:p>
          </table:table-cell>
          <table:table-cell table:number-columns-repeated="5"/>
          <table:table-cell table:formula="of:=CONCATENATE([.$P$1];[.J1377];[.$Q$1];[.$N$3];[.A1377];[.$O$3];[.$Q$1];[.$N$3];[.B1377];[.$O$3];[.$Q$1];[.$N$2];[.E1377];[.$O$2];[.$Q$1];[.$N$2];[.C1377];[.$O$2];[.$Q$1];[.$N$2];[.F1377];[.$O$2];[.$Q$1];[.$N$2];[.D1377];[.$O$2];[.$O$2])" office:value-type="string" office:string-value="insert into creatives values (1379,'some description1379','http://domain1379.com',(),('RU',),('ios','android'),())" calcext:value-type="string">
            <text:p>insert into creatives values (1379,'some description1379','http://domain1379.com',(),('RU',),('ios','android'),())</text:p>
          </table:table-cell>
          <table:table-cell/>
        </table:table-row>
        <table:table-row table:style-name="ro2">
          <table:table-cell table:formula="of:=CONCATENATE([.A$1];[.J1378])" office:value-type="string" office:string-value="some description1380" calcext:value-type="string">
            <text:p>some description1380</text:p>
          </table:table-cell>
          <table:table-cell table:formula="of:=CONCATENATE([.B$1];[.$J1378];[.$M$2])" office:value-type="string" office:string-value="http://domain1380.com" calcext:value-type="string">
            <text:p>http://domain1380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0" calcext:value-type="float">
            <text:p>1380</text:p>
          </table:table-cell>
          <table:table-cell table:number-columns-repeated="5"/>
          <table:table-cell table:formula="of:=CONCATENATE([.$P$1];[.J1378];[.$Q$1];[.$N$3];[.A1378];[.$O$3];[.$Q$1];[.$N$3];[.B1378];[.$O$3];[.$Q$1];[.$N$2];[.E1378];[.$O$2];[.$Q$1];[.$N$2];[.C1378];[.$O$2];[.$Q$1];[.$N$2];[.F1378];[.$O$2];[.$Q$1];[.$N$2];[.D1378];[.$O$2];[.$O$2])" office:value-type="string" office:string-value="insert into creatives values (1380,'some description1380','http://domain1380.com',(),('RU',),('ios','android'),())" calcext:value-type="string">
            <text:p>insert into creatives values (1380,'some description1380','http://domain1380.com',(),('RU',),('ios','android'),())</text:p>
          </table:table-cell>
          <table:table-cell/>
        </table:table-row>
        <table:table-row table:style-name="ro2">
          <table:table-cell table:formula="of:=CONCATENATE([.A$1];[.J1379])" office:value-type="string" office:string-value="some description1381" calcext:value-type="string">
            <text:p>some description1381</text:p>
          </table:table-cell>
          <table:table-cell table:formula="of:=CONCATENATE([.B$1];[.$J1379];[.$M$2])" office:value-type="string" office:string-value="http://domain1381.com" calcext:value-type="string">
            <text:p>http://domain1381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1" calcext:value-type="float">
            <text:p>1381</text:p>
          </table:table-cell>
          <table:table-cell table:number-columns-repeated="5"/>
          <table:table-cell table:formula="of:=CONCATENATE([.$P$1];[.J1379];[.$Q$1];[.$N$3];[.A1379];[.$O$3];[.$Q$1];[.$N$3];[.B1379];[.$O$3];[.$Q$1];[.$N$2];[.E1379];[.$O$2];[.$Q$1];[.$N$2];[.C1379];[.$O$2];[.$Q$1];[.$N$2];[.F1379];[.$O$2];[.$Q$1];[.$N$2];[.D1379];[.$O$2];[.$O$2])" office:value-type="string" office:string-value="insert into creatives values (1381,'some description1381','http://domain1381.com',(),('RU',),('ios','android'),())" calcext:value-type="string">
            <text:p>insert into creatives values (1381,'some description1381','http://domain1381.com',(),('RU',),('ios','android'),())</text:p>
          </table:table-cell>
          <table:table-cell/>
        </table:table-row>
        <table:table-row table:style-name="ro2">
          <table:table-cell table:formula="of:=CONCATENATE([.A$1];[.J1380])" office:value-type="string" office:string-value="some description1382" calcext:value-type="string">
            <text:p>some description1382</text:p>
          </table:table-cell>
          <table:table-cell table:formula="of:=CONCATENATE([.B$1];[.$J1380];[.$M$2])" office:value-type="string" office:string-value="http://domain1382.com" calcext:value-type="string">
            <text:p>http://domain1382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table:number-columns-repeated="5"/>
          <table:table-cell table:formula="of:=CONCATENATE([.$P$1];[.J1380];[.$Q$1];[.$N$3];[.A1380];[.$O$3];[.$Q$1];[.$N$3];[.B1380];[.$O$3];[.$Q$1];[.$N$2];[.E1380];[.$O$2];[.$Q$1];[.$N$2];[.C1380];[.$O$2];[.$Q$1];[.$N$2];[.F1380];[.$O$2];[.$Q$1];[.$N$2];[.D1380];[.$O$2];[.$O$2])" office:value-type="string" office:string-value="insert into creatives values (1382,'some description1382','http://domain1382.com',(),('RU',),('ios','android'),())" calcext:value-type="string">
            <text:p>insert into creatives values (1382,'some description1382','http://domain1382.com',(),('RU',),('ios','android'),())</text:p>
          </table:table-cell>
          <table:table-cell/>
        </table:table-row>
        <table:table-row table:style-name="ro2">
          <table:table-cell table:formula="of:=CONCATENATE([.A$1];[.J1381])" office:value-type="string" office:string-value="some description1383" calcext:value-type="string">
            <text:p>some description1383</text:p>
          </table:table-cell>
          <table:table-cell table:formula="of:=CONCATENATE([.B$1];[.$J1381];[.$M$2])" office:value-type="string" office:string-value="http://domain1383.com" calcext:value-type="string">
            <text:p>http://domain1383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3" calcext:value-type="float">
            <text:p>1383</text:p>
          </table:table-cell>
          <table:table-cell table:number-columns-repeated="5"/>
          <table:table-cell table:formula="of:=CONCATENATE([.$P$1];[.J1381];[.$Q$1];[.$N$3];[.A1381];[.$O$3];[.$Q$1];[.$N$3];[.B1381];[.$O$3];[.$Q$1];[.$N$2];[.E1381];[.$O$2];[.$Q$1];[.$N$2];[.C1381];[.$O$2];[.$Q$1];[.$N$2];[.F1381];[.$O$2];[.$Q$1];[.$N$2];[.D1381];[.$O$2];[.$O$2])" office:value-type="string" office:string-value="insert into creatives values (1383,'some description1383','http://domain1383.com',(),('RU',),('ios','android'),())" calcext:value-type="string">
            <text:p>insert into creatives values (1383,'some description1383','http://domain1383.com',(),('RU',),('ios','android'),())</text:p>
          </table:table-cell>
          <table:table-cell/>
        </table:table-row>
        <table:table-row table:style-name="ro2">
          <table:table-cell table:formula="of:=CONCATENATE([.A$1];[.J1382])" office:value-type="string" office:string-value="some description1384" calcext:value-type="string">
            <text:p>some description1384</text:p>
          </table:table-cell>
          <table:table-cell table:formula="of:=CONCATENATE([.B$1];[.$J1382];[.$M$2])" office:value-type="string" office:string-value="http://domain1384.com" calcext:value-type="string">
            <text:p>http://domain1384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4" calcext:value-type="float">
            <text:p>1384</text:p>
          </table:table-cell>
          <table:table-cell table:number-columns-repeated="5"/>
          <table:table-cell table:formula="of:=CONCATENATE([.$P$1];[.J1382];[.$Q$1];[.$N$3];[.A1382];[.$O$3];[.$Q$1];[.$N$3];[.B1382];[.$O$3];[.$Q$1];[.$N$2];[.E1382];[.$O$2];[.$Q$1];[.$N$2];[.C1382];[.$O$2];[.$Q$1];[.$N$2];[.F1382];[.$O$2];[.$Q$1];[.$N$2];[.D1382];[.$O$2];[.$O$2])" office:value-type="string" office:string-value="insert into creatives values (1384,'some description1384','http://domain1384.com',(),('RU',),('ios','android'),())" calcext:value-type="string">
            <text:p>insert into creatives values (1384,'some description1384','http://domain1384.com',(),('RU',),('ios','android'),())</text:p>
          </table:table-cell>
          <table:table-cell/>
        </table:table-row>
        <table:table-row table:style-name="ro2">
          <table:table-cell table:formula="of:=CONCATENATE([.A$1];[.J1383])" office:value-type="string" office:string-value="some description1385" calcext:value-type="string">
            <text:p>some description1385</text:p>
          </table:table-cell>
          <table:table-cell table:formula="of:=CONCATENATE([.B$1];[.$J1383];[.$M$2])" office:value-type="string" office:string-value="http://domain1385.com" calcext:value-type="string">
            <text:p>http://domain1385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5" calcext:value-type="float">
            <text:p>1385</text:p>
          </table:table-cell>
          <table:table-cell table:number-columns-repeated="5"/>
          <table:table-cell table:formula="of:=CONCATENATE([.$P$1];[.J1383];[.$Q$1];[.$N$3];[.A1383];[.$O$3];[.$Q$1];[.$N$3];[.B1383];[.$O$3];[.$Q$1];[.$N$2];[.E1383];[.$O$2];[.$Q$1];[.$N$2];[.C1383];[.$O$2];[.$Q$1];[.$N$2];[.F1383];[.$O$2];[.$Q$1];[.$N$2];[.D1383];[.$O$2];[.$O$2])" office:value-type="string" office:string-value="insert into creatives values (1385,'some description1385','http://domain1385.com',(),('RU',),('ios','android'),())" calcext:value-type="string">
            <text:p>insert into creatives values (1385,'some description1385','http://domain1385.com',(),('RU',),('ios','android'),())</text:p>
          </table:table-cell>
          <table:table-cell/>
        </table:table-row>
        <table:table-row table:style-name="ro2">
          <table:table-cell table:formula="of:=CONCATENATE([.A$1];[.J1384])" office:value-type="string" office:string-value="some description1386" calcext:value-type="string">
            <text:p>some description1386</text:p>
          </table:table-cell>
          <table:table-cell table:formula="of:=CONCATENATE([.B$1];[.$J1384];[.$M$2])" office:value-type="string" office:string-value="http://domain1386.com" calcext:value-type="string">
            <text:p>http://domain1386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table:number-columns-repeated="5"/>
          <table:table-cell table:formula="of:=CONCATENATE([.$P$1];[.J1384];[.$Q$1];[.$N$3];[.A1384];[.$O$3];[.$Q$1];[.$N$3];[.B1384];[.$O$3];[.$Q$1];[.$N$2];[.E1384];[.$O$2];[.$Q$1];[.$N$2];[.C1384];[.$O$2];[.$Q$1];[.$N$2];[.F1384];[.$O$2];[.$Q$1];[.$N$2];[.D1384];[.$O$2];[.$O$2])" office:value-type="string" office:string-value="insert into creatives values (1386,'some description1386','http://domain1386.com',(),('RU',),('ios','android'),())" calcext:value-type="string">
            <text:p>insert into creatives values (1386,'some description1386','http://domain1386.com',(),('RU',),('ios','android'),())</text:p>
          </table:table-cell>
          <table:table-cell/>
        </table:table-row>
        <table:table-row table:style-name="ro2">
          <table:table-cell table:formula="of:=CONCATENATE([.A$1];[.J1385])" office:value-type="string" office:string-value="some description1387" calcext:value-type="string">
            <text:p>some description1387</text:p>
          </table:table-cell>
          <table:table-cell table:formula="of:=CONCATENATE([.B$1];[.$J1385];[.$M$2])" office:value-type="string" office:string-value="http://domain1387.com" calcext:value-type="string">
            <text:p>http://domain1387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7" calcext:value-type="float">
            <text:p>1387</text:p>
          </table:table-cell>
          <table:table-cell table:number-columns-repeated="5"/>
          <table:table-cell table:formula="of:=CONCATENATE([.$P$1];[.J1385];[.$Q$1];[.$N$3];[.A1385];[.$O$3];[.$Q$1];[.$N$3];[.B1385];[.$O$3];[.$Q$1];[.$N$2];[.E1385];[.$O$2];[.$Q$1];[.$N$2];[.C1385];[.$O$2];[.$Q$1];[.$N$2];[.F1385];[.$O$2];[.$Q$1];[.$N$2];[.D1385];[.$O$2];[.$O$2])" office:value-type="string" office:string-value="insert into creatives values (1387,'some description1387','http://domain1387.com',(),('RU',),('ios','android'),())" calcext:value-type="string">
            <text:p>insert into creatives values (1387,'some description1387','http://domain1387.com',(),('RU',),('ios','android'),())</text:p>
          </table:table-cell>
          <table:table-cell/>
        </table:table-row>
        <table:table-row table:style-name="ro2">
          <table:table-cell table:formula="of:=CONCATENATE([.A$1];[.J1386])" office:value-type="string" office:string-value="some description1388" calcext:value-type="string">
            <text:p>some description1388</text:p>
          </table:table-cell>
          <table:table-cell table:formula="of:=CONCATENATE([.B$1];[.$J1386];[.$M$2])" office:value-type="string" office:string-value="http://domain1388.com" calcext:value-type="string">
            <text:p>http://domain1388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8" calcext:value-type="float">
            <text:p>1388</text:p>
          </table:table-cell>
          <table:table-cell table:number-columns-repeated="5"/>
          <table:table-cell table:formula="of:=CONCATENATE([.$P$1];[.J1386];[.$Q$1];[.$N$3];[.A1386];[.$O$3];[.$Q$1];[.$N$3];[.B1386];[.$O$3];[.$Q$1];[.$N$2];[.E1386];[.$O$2];[.$Q$1];[.$N$2];[.C1386];[.$O$2];[.$Q$1];[.$N$2];[.F1386];[.$O$2];[.$Q$1];[.$N$2];[.D1386];[.$O$2];[.$O$2])" office:value-type="string" office:string-value="insert into creatives values (1388,'some description1388','http://domain1388.com',(),('RU',),('ios','android'),())" calcext:value-type="string">
            <text:p>insert into creatives values (1388,'some description1388','http://domain1388.com',(),('RU',),('ios','android'),())</text:p>
          </table:table-cell>
          <table:table-cell/>
        </table:table-row>
        <table:table-row table:style-name="ro2">
          <table:table-cell table:formula="of:=CONCATENATE([.A$1];[.J1387])" office:value-type="string" office:string-value="some description1389" calcext:value-type="string">
            <text:p>some description1389</text:p>
          </table:table-cell>
          <table:table-cell table:formula="of:=CONCATENATE([.B$1];[.$J1387];[.$M$2])" office:value-type="string" office:string-value="http://domain1389.com" calcext:value-type="string">
            <text:p>http://domain1389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89" calcext:value-type="float">
            <text:p>1389</text:p>
          </table:table-cell>
          <table:table-cell table:number-columns-repeated="5"/>
          <table:table-cell table:formula="of:=CONCATENATE([.$P$1];[.J1387];[.$Q$1];[.$N$3];[.A1387];[.$O$3];[.$Q$1];[.$N$3];[.B1387];[.$O$3];[.$Q$1];[.$N$2];[.E1387];[.$O$2];[.$Q$1];[.$N$2];[.C1387];[.$O$2];[.$Q$1];[.$N$2];[.F1387];[.$O$2];[.$Q$1];[.$N$2];[.D1387];[.$O$2];[.$O$2])" office:value-type="string" office:string-value="insert into creatives values (1389,'some description1389','http://domain1389.com',(),('RU',),('ios','android'),())" calcext:value-type="string">
            <text:p>insert into creatives values (1389,'some description1389','http://domain1389.com',(),('RU',),('ios','android'),())</text:p>
          </table:table-cell>
          <table:table-cell/>
        </table:table-row>
        <table:table-row table:style-name="ro2">
          <table:table-cell table:formula="of:=CONCATENATE([.A$1];[.J1388])" office:value-type="string" office:string-value="some description1390" calcext:value-type="string">
            <text:p>some description1390</text:p>
          </table:table-cell>
          <table:table-cell table:formula="of:=CONCATENATE([.B$1];[.$J1388];[.$M$2])" office:value-type="string" office:string-value="http://domain1390.com" calcext:value-type="string">
            <text:p>http://domain1390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table:number-columns-repeated="5"/>
          <table:table-cell table:formula="of:=CONCATENATE([.$P$1];[.J1388];[.$Q$1];[.$N$3];[.A1388];[.$O$3];[.$Q$1];[.$N$3];[.B1388];[.$O$3];[.$Q$1];[.$N$2];[.E1388];[.$O$2];[.$Q$1];[.$N$2];[.C1388];[.$O$2];[.$Q$1];[.$N$2];[.F1388];[.$O$2];[.$Q$1];[.$N$2];[.D1388];[.$O$2];[.$O$2])" office:value-type="string" office:string-value="insert into creatives values (1390,'some description1390','http://domain1390.com',(),('RU',),('ios','android'),())" calcext:value-type="string">
            <text:p>insert into creatives values (1390,'some description1390','http://domain1390.com',(),('RU',),('ios','android'),())</text:p>
          </table:table-cell>
          <table:table-cell/>
        </table:table-row>
        <table:table-row table:style-name="ro2">
          <table:table-cell table:formula="of:=CONCATENATE([.A$1];[.J1389])" office:value-type="string" office:string-value="some description1391" calcext:value-type="string">
            <text:p>some description1391</text:p>
          </table:table-cell>
          <table:table-cell table:formula="of:=CONCATENATE([.B$1];[.$J1389];[.$M$2])" office:value-type="string" office:string-value="http://domain1391.com" calcext:value-type="string">
            <text:p>http://domain1391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91" calcext:value-type="float">
            <text:p>1391</text:p>
          </table:table-cell>
          <table:table-cell table:number-columns-repeated="5"/>
          <table:table-cell table:formula="of:=CONCATENATE([.$P$1];[.J1389];[.$Q$1];[.$N$3];[.A1389];[.$O$3];[.$Q$1];[.$N$3];[.B1389];[.$O$3];[.$Q$1];[.$N$2];[.E1389];[.$O$2];[.$Q$1];[.$N$2];[.C1389];[.$O$2];[.$Q$1];[.$N$2];[.F1389];[.$O$2];[.$Q$1];[.$N$2];[.D1389];[.$O$2];[.$O$2])" office:value-type="string" office:string-value="insert into creatives values (1391,'some description1391','http://domain1391.com',(),('RU',),('ios','android'),())" calcext:value-type="string">
            <text:p>insert into creatives values (1391,'some description1391','http://domain1391.com',(),('RU',),('ios','android'),())</text:p>
          </table:table-cell>
          <table:table-cell/>
        </table:table-row>
        <table:table-row table:style-name="ro2">
          <table:table-cell table:formula="of:=CONCATENATE([.A$1];[.J1390])" office:value-type="string" office:string-value="some description1392" calcext:value-type="string">
            <text:p>some description1392</text:p>
          </table:table-cell>
          <table:table-cell table:formula="of:=CONCATENATE([.B$1];[.$J1390];[.$M$2])" office:value-type="string" office:string-value="http://domain1392.com" calcext:value-type="string">
            <text:p>http://domain1392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92" calcext:value-type="float">
            <text:p>1392</text:p>
          </table:table-cell>
          <table:table-cell table:number-columns-repeated="5"/>
          <table:table-cell table:formula="of:=CONCATENATE([.$P$1];[.J1390];[.$Q$1];[.$N$3];[.A1390];[.$O$3];[.$Q$1];[.$N$3];[.B1390];[.$O$3];[.$Q$1];[.$N$2];[.E1390];[.$O$2];[.$Q$1];[.$N$2];[.C1390];[.$O$2];[.$Q$1];[.$N$2];[.F1390];[.$O$2];[.$Q$1];[.$N$2];[.D1390];[.$O$2];[.$O$2])" office:value-type="string" office:string-value="insert into creatives values (1392,'some description1392','http://domain1392.com',(),('RU',),('ios','android'),())" calcext:value-type="string">
            <text:p>insert into creatives values (1392,'some description1392','http://domain1392.com',(),('RU',),('ios','android'),())</text:p>
          </table:table-cell>
          <table:table-cell/>
        </table:table-row>
        <table:table-row table:style-name="ro2">
          <table:table-cell table:formula="of:=CONCATENATE([.A$1];[.J1391])" office:value-type="string" office:string-value="some description1393" calcext:value-type="string">
            <text:p>some description1393</text:p>
          </table:table-cell>
          <table:table-cell table:formula="of:=CONCATENATE([.B$1];[.$J1391];[.$M$2])" office:value-type="string" office:string-value="http://domain1393.com" calcext:value-type="string">
            <text:p>http://domain1393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93" calcext:value-type="float">
            <text:p>1393</text:p>
          </table:table-cell>
          <table:table-cell table:number-columns-repeated="5"/>
          <table:table-cell table:formula="of:=CONCATENATE([.$P$1];[.J1391];[.$Q$1];[.$N$3];[.A1391];[.$O$3];[.$Q$1];[.$N$3];[.B1391];[.$O$3];[.$Q$1];[.$N$2];[.E1391];[.$O$2];[.$Q$1];[.$N$2];[.C1391];[.$O$2];[.$Q$1];[.$N$2];[.F1391];[.$O$2];[.$Q$1];[.$N$2];[.D1391];[.$O$2];[.$O$2])" office:value-type="string" office:string-value="insert into creatives values (1393,'some description1393','http://domain1393.com',(),('RU',),('ios','android'),())" calcext:value-type="string">
            <text:p>insert into creatives values (1393,'some description1393','http://domain1393.com',(),('RU',),('ios','android'),())</text:p>
          </table:table-cell>
          <table:table-cell/>
        </table:table-row>
        <table:table-row table:style-name="ro2">
          <table:table-cell table:formula="of:=CONCATENATE([.A$1];[.J1392])" office:value-type="string" office:string-value="some description1394" calcext:value-type="string">
            <text:p>some description1394</text:p>
          </table:table-cell>
          <table:table-cell table:formula="of:=CONCATENATE([.B$1];[.$J1392];[.$M$2])" office:value-type="string" office:string-value="http://domain1394.com" calcext:value-type="string">
            <text:p>http://domain1394.com</text:p>
          </table:table-cell>
          <table:table-cell office:value-type="string" calcext:value-type="string">
            <text:p>'RU',</text:p>
          </table:table-cell>
          <table:table-cell table:number-columns-repeated="2"/>
          <table:table-cell office:value-type="string" calcext:value-type="string">
            <text:p>'ios','android'</text:p>
          </table:table-cell>
          <table:table-cell table:number-columns-repeated="3"/>
          <table:table-cell office:value-type="float" office:value="1394" calcext:value-type="float">
            <text:p>1394</text:p>
          </table:table-cell>
          <table:table-cell table:number-columns-repeated="5"/>
          <table:table-cell table:formula="of:=CONCATENATE([.$P$1];[.J1392];[.$Q$1];[.$N$3];[.A1392];[.$O$3];[.$Q$1];[.$N$3];[.B1392];[.$O$3];[.$Q$1];[.$N$2];[.E1392];[.$O$2];[.$Q$1];[.$N$2];[.C1392];[.$O$2];[.$Q$1];[.$N$2];[.F1392];[.$O$2];[.$Q$1];[.$N$2];[.D1392];[.$O$2];[.$O$2])" office:value-type="string" office:string-value="insert into creatives values (1394,'some description1394','http://domain1394.com',(),('RU',),('ios','android'),())" calcext:value-type="string">
            <text:p>insert into creatives values (1394,'some description1394','http://domain1394.com',(),('RU',),('ios','android'),())</text:p>
          </table:table-cell>
          <table:table-cell/>
        </table:table-row>
        <table:table-row table:style-name="ro2">
          <table:table-cell table:formula="of:=CONCATENATE([.A$1];[.J1393])" office:value-type="string" office:string-value="some description1395" calcext:value-type="string">
            <text:p>some description1395</text:p>
          </table:table-cell>
          <table:table-cell table:formula="of:=CONCATENATE([.B$1];[.$J1393];[.$M$2])" office:value-type="string" office:string-value="http://domain1395.com" calcext:value-type="string">
            <text:p>http://domain1395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395" calcext:value-type="float">
            <text:p>1395</text:p>
          </table:table-cell>
          <table:table-cell table:number-columns-repeated="5"/>
          <table:table-cell table:formula="of:=CONCATENATE([.$P$1];[.J1393];[.$Q$1];[.$N$3];[.A1393];[.$O$3];[.$Q$1];[.$N$3];[.B1393];[.$O$3];[.$Q$1];[.$N$2];[.E1393];[.$O$2];[.$Q$1];[.$N$2];[.C1393];[.$O$2];[.$Q$1];[.$N$2];[.F1393];[.$O$2];[.$Q$1];[.$N$2];[.D1393];[.$O$2];[.$O$2])" office:value-type="string" office:string-value="insert into creatives values (1395,'some description1395','http://domain1395.com',('windowsphone',),('KZ',),(),())" calcext:value-type="string">
            <text:p>insert into creatives values (1395,'some description1395','http://domain1395.com',('windowsphone',),('KZ',),(),())</text:p>
          </table:table-cell>
          <table:table-cell/>
        </table:table-row>
        <table:table-row table:style-name="ro2">
          <table:table-cell table:formula="of:=CONCATENATE([.A$1];[.J1394])" office:value-type="string" office:string-value="some description1396" calcext:value-type="string">
            <text:p>some description1396</text:p>
          </table:table-cell>
          <table:table-cell table:formula="of:=CONCATENATE([.B$1];[.$J1394];[.$M$2])" office:value-type="string" office:string-value="http://domain1396.com" calcext:value-type="string">
            <text:p>http://domain1396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396" calcext:value-type="float">
            <text:p>1396</text:p>
          </table:table-cell>
          <table:table-cell table:number-columns-repeated="5"/>
          <table:table-cell table:formula="of:=CONCATENATE([.$P$1];[.J1394];[.$Q$1];[.$N$3];[.A1394];[.$O$3];[.$Q$1];[.$N$3];[.B1394];[.$O$3];[.$Q$1];[.$N$2];[.E1394];[.$O$2];[.$Q$1];[.$N$2];[.C1394];[.$O$2];[.$Q$1];[.$N$2];[.F1394];[.$O$2];[.$Q$1];[.$N$2];[.D1394];[.$O$2];[.$O$2])" office:value-type="string" office:string-value="insert into creatives values (1396,'some description1396','http://domain1396.com',('windowsphone',),('KZ',),(),())" calcext:value-type="string">
            <text:p>insert into creatives values (1396,'some description1396','http://domain1396.com',('windowsphone',),('KZ',),(),())</text:p>
          </table:table-cell>
          <table:table-cell/>
        </table:table-row>
        <table:table-row table:style-name="ro2">
          <table:table-cell table:formula="of:=CONCATENATE([.A$1];[.J1395])" office:value-type="string" office:string-value="some description1397" calcext:value-type="string">
            <text:p>some description1397</text:p>
          </table:table-cell>
          <table:table-cell table:formula="of:=CONCATENATE([.B$1];[.$J1395];[.$M$2])" office:value-type="string" office:string-value="http://domain1397.com" calcext:value-type="string">
            <text:p>http://domain1397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397" calcext:value-type="float">
            <text:p>1397</text:p>
          </table:table-cell>
          <table:table-cell table:number-columns-repeated="5"/>
          <table:table-cell table:formula="of:=CONCATENATE([.$P$1];[.J1395];[.$Q$1];[.$N$3];[.A1395];[.$O$3];[.$Q$1];[.$N$3];[.B1395];[.$O$3];[.$Q$1];[.$N$2];[.E1395];[.$O$2];[.$Q$1];[.$N$2];[.C1395];[.$O$2];[.$Q$1];[.$N$2];[.F1395];[.$O$2];[.$Q$1];[.$N$2];[.D1395];[.$O$2];[.$O$2])" office:value-type="string" office:string-value="insert into creatives values (1397,'some description1397','http://domain1397.com',('windowsphone',),('KZ',),(),())" calcext:value-type="string">
            <text:p>insert into creatives values (1397,'some description1397','http://domain1397.com',('windowsphone',),('KZ',),(),())</text:p>
          </table:table-cell>
          <table:table-cell/>
        </table:table-row>
        <table:table-row table:style-name="ro2">
          <table:table-cell table:formula="of:=CONCATENATE([.A$1];[.J1396])" office:value-type="string" office:string-value="some description1398" calcext:value-type="string">
            <text:p>some description1398</text:p>
          </table:table-cell>
          <table:table-cell table:formula="of:=CONCATENATE([.B$1];[.$J1396];[.$M$2])" office:value-type="string" office:string-value="http://domain1398.com" calcext:value-type="string">
            <text:p>http://domain1398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398" calcext:value-type="float">
            <text:p>1398</text:p>
          </table:table-cell>
          <table:table-cell table:number-columns-repeated="5"/>
          <table:table-cell table:formula="of:=CONCATENATE([.$P$1];[.J1396];[.$Q$1];[.$N$3];[.A1396];[.$O$3];[.$Q$1];[.$N$3];[.B1396];[.$O$3];[.$Q$1];[.$N$2];[.E1396];[.$O$2];[.$Q$1];[.$N$2];[.C1396];[.$O$2];[.$Q$1];[.$N$2];[.F1396];[.$O$2];[.$Q$1];[.$N$2];[.D1396];[.$O$2];[.$O$2])" office:value-type="string" office:string-value="insert into creatives values (1398,'some description1398','http://domain1398.com',('windowsphone',),('KZ',),(),())" calcext:value-type="string">
            <text:p>insert into creatives values (1398,'some description1398','http://domain1398.com',('windowsphone',),('KZ',),(),())</text:p>
          </table:table-cell>
          <table:table-cell/>
        </table:table-row>
        <table:table-row table:style-name="ro2">
          <table:table-cell table:formula="of:=CONCATENATE([.A$1];[.J1397])" office:value-type="string" office:string-value="some description1399" calcext:value-type="string">
            <text:p>some description1399</text:p>
          </table:table-cell>
          <table:table-cell table:formula="of:=CONCATENATE([.B$1];[.$J1397];[.$M$2])" office:value-type="string" office:string-value="http://domain1399.com" calcext:value-type="string">
            <text:p>http://domain1399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399" calcext:value-type="float">
            <text:p>1399</text:p>
          </table:table-cell>
          <table:table-cell table:number-columns-repeated="5"/>
          <table:table-cell table:formula="of:=CONCATENATE([.$P$1];[.J1397];[.$Q$1];[.$N$3];[.A1397];[.$O$3];[.$Q$1];[.$N$3];[.B1397];[.$O$3];[.$Q$1];[.$N$2];[.E1397];[.$O$2];[.$Q$1];[.$N$2];[.C1397];[.$O$2];[.$Q$1];[.$N$2];[.F1397];[.$O$2];[.$Q$1];[.$N$2];[.D1397];[.$O$2];[.$O$2])" office:value-type="string" office:string-value="insert into creatives values (1399,'some description1399','http://domain1399.com',('windowsphone',),('KZ',),(),())" calcext:value-type="string">
            <text:p>insert into creatives values (1399,'some description1399','http://domain1399.com',('windowsphone',),('KZ',),(),())</text:p>
          </table:table-cell>
          <table:table-cell/>
        </table:table-row>
        <table:table-row table:style-name="ro2">
          <table:table-cell table:formula="of:=CONCATENATE([.A$1];[.J1398])" office:value-type="string" office:string-value="some description1400" calcext:value-type="string">
            <text:p>some description1400</text:p>
          </table:table-cell>
          <table:table-cell table:formula="of:=CONCATENATE([.B$1];[.$J1398];[.$M$2])" office:value-type="string" office:string-value="http://domain1400.com" calcext:value-type="string">
            <text:p>http://domain1400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5"/>
          <table:table-cell table:formula="of:=CONCATENATE([.$P$1];[.J1398];[.$Q$1];[.$N$3];[.A1398];[.$O$3];[.$Q$1];[.$N$3];[.B1398];[.$O$3];[.$Q$1];[.$N$2];[.E1398];[.$O$2];[.$Q$1];[.$N$2];[.C1398];[.$O$2];[.$Q$1];[.$N$2];[.F1398];[.$O$2];[.$Q$1];[.$N$2];[.D1398];[.$O$2];[.$O$2])" office:value-type="string" office:string-value="insert into creatives values (1400,'some description1400','http://domain1400.com',('windowsphone',),('KZ',),(),())" calcext:value-type="string">
            <text:p>insert into creatives values (1400,'some description1400','http://domain1400.com',('windowsphone',),('KZ',),(),())</text:p>
          </table:table-cell>
          <table:table-cell/>
        </table:table-row>
        <table:table-row table:style-name="ro2">
          <table:table-cell table:formula="of:=CONCATENATE([.A$1];[.J1399])" office:value-type="string" office:string-value="some description1401" calcext:value-type="string">
            <text:p>some description1401</text:p>
          </table:table-cell>
          <table:table-cell table:formula="of:=CONCATENATE([.B$1];[.$J1399];[.$M$2])" office:value-type="string" office:string-value="http://domain1401.com" calcext:value-type="string">
            <text:p>http://domain1401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1" calcext:value-type="float">
            <text:p>1401</text:p>
          </table:table-cell>
          <table:table-cell table:number-columns-repeated="5"/>
          <table:table-cell table:formula="of:=CONCATENATE([.$P$1];[.J1399];[.$Q$1];[.$N$3];[.A1399];[.$O$3];[.$Q$1];[.$N$3];[.B1399];[.$O$3];[.$Q$1];[.$N$2];[.E1399];[.$O$2];[.$Q$1];[.$N$2];[.C1399];[.$O$2];[.$Q$1];[.$N$2];[.F1399];[.$O$2];[.$Q$1];[.$N$2];[.D1399];[.$O$2];[.$O$2])" office:value-type="string" office:string-value="insert into creatives values (1401,'some description1401','http://domain1401.com',('windowsphone',),('KZ',),(),())" calcext:value-type="string">
            <text:p>insert into creatives values (1401,'some description1401','http://domain1401.com',('windowsphone',),('KZ',),(),())</text:p>
          </table:table-cell>
          <table:table-cell/>
        </table:table-row>
        <table:table-row table:style-name="ro2">
          <table:table-cell table:formula="of:=CONCATENATE([.A$1];[.J1400])" office:value-type="string" office:string-value="some description1402" calcext:value-type="string">
            <text:p>some description1402</text:p>
          </table:table-cell>
          <table:table-cell table:formula="of:=CONCATENATE([.B$1];[.$J1400];[.$M$2])" office:value-type="string" office:string-value="http://domain1402.com" calcext:value-type="string">
            <text:p>http://domain1402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2" calcext:value-type="float">
            <text:p>1402</text:p>
          </table:table-cell>
          <table:table-cell table:number-columns-repeated="5"/>
          <table:table-cell table:formula="of:=CONCATENATE([.$P$1];[.J1400];[.$Q$1];[.$N$3];[.A1400];[.$O$3];[.$Q$1];[.$N$3];[.B1400];[.$O$3];[.$Q$1];[.$N$2];[.E1400];[.$O$2];[.$Q$1];[.$N$2];[.C1400];[.$O$2];[.$Q$1];[.$N$2];[.F1400];[.$O$2];[.$Q$1];[.$N$2];[.D1400];[.$O$2];[.$O$2])" office:value-type="string" office:string-value="insert into creatives values (1402,'some description1402','http://domain1402.com',('windowsphone',),('KZ',),(),())" calcext:value-type="string">
            <text:p>insert into creatives values (1402,'some description1402','http://domain1402.com',('windowsphone',),('KZ',),(),())</text:p>
          </table:table-cell>
          <table:table-cell/>
        </table:table-row>
        <table:table-row table:style-name="ro2">
          <table:table-cell table:formula="of:=CONCATENATE([.A$1];[.J1401])" office:value-type="string" office:string-value="some description1403" calcext:value-type="string">
            <text:p>some description1403</text:p>
          </table:table-cell>
          <table:table-cell table:formula="of:=CONCATENATE([.B$1];[.$J1401];[.$M$2])" office:value-type="string" office:string-value="http://domain1403.com" calcext:value-type="string">
            <text:p>http://domain1403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3" calcext:value-type="float">
            <text:p>1403</text:p>
          </table:table-cell>
          <table:table-cell table:number-columns-repeated="5"/>
          <table:table-cell table:formula="of:=CONCATENATE([.$P$1];[.J1401];[.$Q$1];[.$N$3];[.A1401];[.$O$3];[.$Q$1];[.$N$3];[.B1401];[.$O$3];[.$Q$1];[.$N$2];[.E1401];[.$O$2];[.$Q$1];[.$N$2];[.C1401];[.$O$2];[.$Q$1];[.$N$2];[.F1401];[.$O$2];[.$Q$1];[.$N$2];[.D1401];[.$O$2];[.$O$2])" office:value-type="string" office:string-value="insert into creatives values (1403,'some description1403','http://domain1403.com',('windowsphone',),('KZ',),(),())" calcext:value-type="string">
            <text:p>insert into creatives values (1403,'some description1403','http://domain1403.com',('windowsphone',),('KZ',),(),())</text:p>
          </table:table-cell>
          <table:table-cell/>
        </table:table-row>
        <table:table-row table:style-name="ro2">
          <table:table-cell table:formula="of:=CONCATENATE([.A$1];[.J1402])" office:value-type="string" office:string-value="some description1404" calcext:value-type="string">
            <text:p>some description1404</text:p>
          </table:table-cell>
          <table:table-cell table:formula="of:=CONCATENATE([.B$1];[.$J1402];[.$M$2])" office:value-type="string" office:string-value="http://domain1404.com" calcext:value-type="string">
            <text:p>http://domain1404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table:number-columns-repeated="5"/>
          <table:table-cell table:formula="of:=CONCATENATE([.$P$1];[.J1402];[.$Q$1];[.$N$3];[.A1402];[.$O$3];[.$Q$1];[.$N$3];[.B1402];[.$O$3];[.$Q$1];[.$N$2];[.E1402];[.$O$2];[.$Q$1];[.$N$2];[.C1402];[.$O$2];[.$Q$1];[.$N$2];[.F1402];[.$O$2];[.$Q$1];[.$N$2];[.D1402];[.$O$2];[.$O$2])" office:value-type="string" office:string-value="insert into creatives values (1404,'some description1404','http://domain1404.com',('windowsphone',),('KZ',),(),())" calcext:value-type="string">
            <text:p>insert into creatives values (1404,'some description1404','http://domain1404.com',('windowsphone',),('KZ',),(),())</text:p>
          </table:table-cell>
          <table:table-cell/>
        </table:table-row>
        <table:table-row table:style-name="ro2">
          <table:table-cell table:formula="of:=CONCATENATE([.A$1];[.J1403])" office:value-type="string" office:string-value="some description1405" calcext:value-type="string">
            <text:p>some description1405</text:p>
          </table:table-cell>
          <table:table-cell table:formula="of:=CONCATENATE([.B$1];[.$J1403];[.$M$2])" office:value-type="string" office:string-value="http://domain1405.com" calcext:value-type="string">
            <text:p>http://domain1405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5" calcext:value-type="float">
            <text:p>1405</text:p>
          </table:table-cell>
          <table:table-cell table:number-columns-repeated="5"/>
          <table:table-cell table:formula="of:=CONCATENATE([.$P$1];[.J1403];[.$Q$1];[.$N$3];[.A1403];[.$O$3];[.$Q$1];[.$N$3];[.B1403];[.$O$3];[.$Q$1];[.$N$2];[.E1403];[.$O$2];[.$Q$1];[.$N$2];[.C1403];[.$O$2];[.$Q$1];[.$N$2];[.F1403];[.$O$2];[.$Q$1];[.$N$2];[.D1403];[.$O$2];[.$O$2])" office:value-type="string" office:string-value="insert into creatives values (1405,'some description1405','http://domain1405.com',('windowsphone',),('KZ',),(),())" calcext:value-type="string">
            <text:p>insert into creatives values (1405,'some description1405','http://domain1405.com',('windowsphone',),('KZ',),(),())</text:p>
          </table:table-cell>
          <table:table-cell/>
        </table:table-row>
        <table:table-row table:style-name="ro2">
          <table:table-cell table:formula="of:=CONCATENATE([.A$1];[.J1404])" office:value-type="string" office:string-value="some description1406" calcext:value-type="string">
            <text:p>some description1406</text:p>
          </table:table-cell>
          <table:table-cell table:formula="of:=CONCATENATE([.B$1];[.$J1404];[.$M$2])" office:value-type="string" office:string-value="http://domain1406.com" calcext:value-type="string">
            <text:p>http://domain1406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6" calcext:value-type="float">
            <text:p>1406</text:p>
          </table:table-cell>
          <table:table-cell table:number-columns-repeated="5"/>
          <table:table-cell table:formula="of:=CONCATENATE([.$P$1];[.J1404];[.$Q$1];[.$N$3];[.A1404];[.$O$3];[.$Q$1];[.$N$3];[.B1404];[.$O$3];[.$Q$1];[.$N$2];[.E1404];[.$O$2];[.$Q$1];[.$N$2];[.C1404];[.$O$2];[.$Q$1];[.$N$2];[.F1404];[.$O$2];[.$Q$1];[.$N$2];[.D1404];[.$O$2];[.$O$2])" office:value-type="string" office:string-value="insert into creatives values (1406,'some description1406','http://domain1406.com',('windowsphone',),('KZ',),(),())" calcext:value-type="string">
            <text:p>insert into creatives values (1406,'some description1406','http://domain1406.com',('windowsphone',),('KZ',),(),())</text:p>
          </table:table-cell>
          <table:table-cell/>
        </table:table-row>
        <table:table-row table:style-name="ro2">
          <table:table-cell table:formula="of:=CONCATENATE([.A$1];[.J1405])" office:value-type="string" office:string-value="some description1407" calcext:value-type="string">
            <text:p>some description1407</text:p>
          </table:table-cell>
          <table:table-cell table:formula="of:=CONCATENATE([.B$1];[.$J1405];[.$M$2])" office:value-type="string" office:string-value="http://domain1407.com" calcext:value-type="string">
            <text:p>http://domain1407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7" calcext:value-type="float">
            <text:p>1407</text:p>
          </table:table-cell>
          <table:table-cell table:number-columns-repeated="5"/>
          <table:table-cell table:formula="of:=CONCATENATE([.$P$1];[.J1405];[.$Q$1];[.$N$3];[.A1405];[.$O$3];[.$Q$1];[.$N$3];[.B1405];[.$O$3];[.$Q$1];[.$N$2];[.E1405];[.$O$2];[.$Q$1];[.$N$2];[.C1405];[.$O$2];[.$Q$1];[.$N$2];[.F1405];[.$O$2];[.$Q$1];[.$N$2];[.D1405];[.$O$2];[.$O$2])" office:value-type="string" office:string-value="insert into creatives values (1407,'some description1407','http://domain1407.com',('windowsphone',),('KZ',),(),())" calcext:value-type="string">
            <text:p>insert into creatives values (1407,'some description1407','http://domain1407.com',('windowsphone',),('KZ',),(),())</text:p>
          </table:table-cell>
          <table:table-cell/>
        </table:table-row>
        <table:table-row table:style-name="ro2">
          <table:table-cell table:formula="of:=CONCATENATE([.A$1];[.J1406])" office:value-type="string" office:string-value="some description1408" calcext:value-type="string">
            <text:p>some description1408</text:p>
          </table:table-cell>
          <table:table-cell table:formula="of:=CONCATENATE([.B$1];[.$J1406];[.$M$2])" office:value-type="string" office:string-value="http://domain1408.com" calcext:value-type="string">
            <text:p>http://domain1408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table:number-columns-repeated="5"/>
          <table:table-cell table:formula="of:=CONCATENATE([.$P$1];[.J1406];[.$Q$1];[.$N$3];[.A1406];[.$O$3];[.$Q$1];[.$N$3];[.B1406];[.$O$3];[.$Q$1];[.$N$2];[.E1406];[.$O$2];[.$Q$1];[.$N$2];[.C1406];[.$O$2];[.$Q$1];[.$N$2];[.F1406];[.$O$2];[.$Q$1];[.$N$2];[.D1406];[.$O$2];[.$O$2])" office:value-type="string" office:string-value="insert into creatives values (1408,'some description1408','http://domain1408.com',('windowsphone',),('KZ',),(),())" calcext:value-type="string">
            <text:p>insert into creatives values (1408,'some description1408','http://domain1408.com',('windowsphone',),('KZ',),(),())</text:p>
          </table:table-cell>
          <table:table-cell/>
        </table:table-row>
        <table:table-row table:style-name="ro2">
          <table:table-cell table:formula="of:=CONCATENATE([.A$1];[.J1407])" office:value-type="string" office:string-value="some description1409" calcext:value-type="string">
            <text:p>some description1409</text:p>
          </table:table-cell>
          <table:table-cell table:formula="of:=CONCATENATE([.B$1];[.$J1407];[.$M$2])" office:value-type="string" office:string-value="http://domain1409.com" calcext:value-type="string">
            <text:p>http://domain1409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09" calcext:value-type="float">
            <text:p>1409</text:p>
          </table:table-cell>
          <table:table-cell table:number-columns-repeated="5"/>
          <table:table-cell table:formula="of:=CONCATENATE([.$P$1];[.J1407];[.$Q$1];[.$N$3];[.A1407];[.$O$3];[.$Q$1];[.$N$3];[.B1407];[.$O$3];[.$Q$1];[.$N$2];[.E1407];[.$O$2];[.$Q$1];[.$N$2];[.C1407];[.$O$2];[.$Q$1];[.$N$2];[.F1407];[.$O$2];[.$Q$1];[.$N$2];[.D1407];[.$O$2];[.$O$2])" office:value-type="string" office:string-value="insert into creatives values (1409,'some description1409','http://domain1409.com',('windowsphone',),('KZ',),(),())" calcext:value-type="string">
            <text:p>insert into creatives values (1409,'some description1409','http://domain1409.com',('windowsphone',),('KZ',),(),())</text:p>
          </table:table-cell>
          <table:table-cell/>
        </table:table-row>
        <table:table-row table:style-name="ro2">
          <table:table-cell table:formula="of:=CONCATENATE([.A$1];[.J1408])" office:value-type="string" office:string-value="some description1410" calcext:value-type="string">
            <text:p>some description1410</text:p>
          </table:table-cell>
          <table:table-cell table:formula="of:=CONCATENATE([.B$1];[.$J1408];[.$M$2])" office:value-type="string" office:string-value="http://domain1410.com" calcext:value-type="string">
            <text:p>http://domain1410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0" calcext:value-type="float">
            <text:p>1410</text:p>
          </table:table-cell>
          <table:table-cell table:number-columns-repeated="5"/>
          <table:table-cell table:formula="of:=CONCATENATE([.$P$1];[.J1408];[.$Q$1];[.$N$3];[.A1408];[.$O$3];[.$Q$1];[.$N$3];[.B1408];[.$O$3];[.$Q$1];[.$N$2];[.E1408];[.$O$2];[.$Q$1];[.$N$2];[.C1408];[.$O$2];[.$Q$1];[.$N$2];[.F1408];[.$O$2];[.$Q$1];[.$N$2];[.D1408];[.$O$2];[.$O$2])" office:value-type="string" office:string-value="insert into creatives values (1410,'some description1410','http://domain1410.com',('windowsphone',),('KZ',),(),())" calcext:value-type="string">
            <text:p>insert into creatives values (1410,'some description1410','http://domain1410.com',('windowsphone',),('KZ',),(),())</text:p>
          </table:table-cell>
          <table:table-cell/>
        </table:table-row>
        <table:table-row table:style-name="ro2">
          <table:table-cell table:formula="of:=CONCATENATE([.A$1];[.J1409])" office:value-type="string" office:string-value="some description1411" calcext:value-type="string">
            <text:p>some description1411</text:p>
          </table:table-cell>
          <table:table-cell table:formula="of:=CONCATENATE([.B$1];[.$J1409];[.$M$2])" office:value-type="string" office:string-value="http://domain1411.com" calcext:value-type="string">
            <text:p>http://domain1411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1" calcext:value-type="float">
            <text:p>1411</text:p>
          </table:table-cell>
          <table:table-cell table:number-columns-repeated="5"/>
          <table:table-cell table:formula="of:=CONCATENATE([.$P$1];[.J1409];[.$Q$1];[.$N$3];[.A1409];[.$O$3];[.$Q$1];[.$N$3];[.B1409];[.$O$3];[.$Q$1];[.$N$2];[.E1409];[.$O$2];[.$Q$1];[.$N$2];[.C1409];[.$O$2];[.$Q$1];[.$N$2];[.F1409];[.$O$2];[.$Q$1];[.$N$2];[.D1409];[.$O$2];[.$O$2])" office:value-type="string" office:string-value="insert into creatives values (1411,'some description1411','http://domain1411.com',('windowsphone',),('KZ',),(),())" calcext:value-type="string">
            <text:p>insert into creatives values (1411,'some description1411','http://domain1411.com',('windowsphone',),('KZ',),(),())</text:p>
          </table:table-cell>
          <table:table-cell/>
        </table:table-row>
        <table:table-row table:style-name="ro2">
          <table:table-cell table:formula="of:=CONCATENATE([.A$1];[.J1410])" office:value-type="string" office:string-value="some description1412" calcext:value-type="string">
            <text:p>some description1412</text:p>
          </table:table-cell>
          <table:table-cell table:formula="of:=CONCATENATE([.B$1];[.$J1410];[.$M$2])" office:value-type="string" office:string-value="http://domain1412.com" calcext:value-type="string">
            <text:p>http://domain1412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2" calcext:value-type="float">
            <text:p>1412</text:p>
          </table:table-cell>
          <table:table-cell table:number-columns-repeated="5"/>
          <table:table-cell table:formula="of:=CONCATENATE([.$P$1];[.J1410];[.$Q$1];[.$N$3];[.A1410];[.$O$3];[.$Q$1];[.$N$3];[.B1410];[.$O$3];[.$Q$1];[.$N$2];[.E1410];[.$O$2];[.$Q$1];[.$N$2];[.C1410];[.$O$2];[.$Q$1];[.$N$2];[.F1410];[.$O$2];[.$Q$1];[.$N$2];[.D1410];[.$O$2];[.$O$2])" office:value-type="string" office:string-value="insert into creatives values (1412,'some description1412','http://domain1412.com',('windowsphone',),('KZ',),(),())" calcext:value-type="string">
            <text:p>insert into creatives values (1412,'some description1412','http://domain1412.com',('windowsphone',),('KZ',),(),())</text:p>
          </table:table-cell>
          <table:table-cell/>
        </table:table-row>
        <table:table-row table:style-name="ro2">
          <table:table-cell table:formula="of:=CONCATENATE([.A$1];[.J1411])" office:value-type="string" office:string-value="some description1413" calcext:value-type="string">
            <text:p>some description1413</text:p>
          </table:table-cell>
          <table:table-cell table:formula="of:=CONCATENATE([.B$1];[.$J1411];[.$M$2])" office:value-type="string" office:string-value="http://domain1413.com" calcext:value-type="string">
            <text:p>http://domain1413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3" calcext:value-type="float">
            <text:p>1413</text:p>
          </table:table-cell>
          <table:table-cell table:number-columns-repeated="5"/>
          <table:table-cell table:formula="of:=CONCATENATE([.$P$1];[.J1411];[.$Q$1];[.$N$3];[.A1411];[.$O$3];[.$Q$1];[.$N$3];[.B1411];[.$O$3];[.$Q$1];[.$N$2];[.E1411];[.$O$2];[.$Q$1];[.$N$2];[.C1411];[.$O$2];[.$Q$1];[.$N$2];[.F1411];[.$O$2];[.$Q$1];[.$N$2];[.D1411];[.$O$2];[.$O$2])" office:value-type="string" office:string-value="insert into creatives values (1413,'some description1413','http://domain1413.com',('windowsphone',),('KZ',),(),())" calcext:value-type="string">
            <text:p>insert into creatives values (1413,'some description1413','http://domain1413.com',('windowsphone',),('KZ',),(),())</text:p>
          </table:table-cell>
          <table:table-cell/>
        </table:table-row>
        <table:table-row table:style-name="ro2">
          <table:table-cell table:formula="of:=CONCATENATE([.A$1];[.J1412])" office:value-type="string" office:string-value="some description1414" calcext:value-type="string">
            <text:p>some description1414</text:p>
          </table:table-cell>
          <table:table-cell table:formula="of:=CONCATENATE([.B$1];[.$J1412];[.$M$2])" office:value-type="string" office:string-value="http://domain1414.com" calcext:value-type="string">
            <text:p>http://domain1414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4" calcext:value-type="float">
            <text:p>1414</text:p>
          </table:table-cell>
          <table:table-cell table:number-columns-repeated="5"/>
          <table:table-cell table:formula="of:=CONCATENATE([.$P$1];[.J1412];[.$Q$1];[.$N$3];[.A1412];[.$O$3];[.$Q$1];[.$N$3];[.B1412];[.$O$3];[.$Q$1];[.$N$2];[.E1412];[.$O$2];[.$Q$1];[.$N$2];[.C1412];[.$O$2];[.$Q$1];[.$N$2];[.F1412];[.$O$2];[.$Q$1];[.$N$2];[.D1412];[.$O$2];[.$O$2])" office:value-type="string" office:string-value="insert into creatives values (1414,'some description1414','http://domain1414.com',('windowsphone',),('KZ',),(),())" calcext:value-type="string">
            <text:p>insert into creatives values (1414,'some description1414','http://domain1414.com',('windowsphone',),('KZ',),(),())</text:p>
          </table:table-cell>
          <table:table-cell/>
        </table:table-row>
        <table:table-row table:style-name="ro2">
          <table:table-cell table:formula="of:=CONCATENATE([.A$1];[.J1413])" office:value-type="string" office:string-value="some description1415" calcext:value-type="string">
            <text:p>some description1415</text:p>
          </table:table-cell>
          <table:table-cell table:formula="of:=CONCATENATE([.B$1];[.$J1413];[.$M$2])" office:value-type="string" office:string-value="http://domain1415.com" calcext:value-type="string">
            <text:p>http://domain1415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5" calcext:value-type="float">
            <text:p>1415</text:p>
          </table:table-cell>
          <table:table-cell table:number-columns-repeated="5"/>
          <table:table-cell table:formula="of:=CONCATENATE([.$P$1];[.J1413];[.$Q$1];[.$N$3];[.A1413];[.$O$3];[.$Q$1];[.$N$3];[.B1413];[.$O$3];[.$Q$1];[.$N$2];[.E1413];[.$O$2];[.$Q$1];[.$N$2];[.C1413];[.$O$2];[.$Q$1];[.$N$2];[.F1413];[.$O$2];[.$Q$1];[.$N$2];[.D1413];[.$O$2];[.$O$2])" office:value-type="string" office:string-value="insert into creatives values (1415,'some description1415','http://domain1415.com',('windowsphone',),('KZ',),(),())" calcext:value-type="string">
            <text:p>insert into creatives values (1415,'some description1415','http://domain1415.com',('windowsphone',),('KZ',),(),())</text:p>
          </table:table-cell>
          <table:table-cell/>
        </table:table-row>
        <table:table-row table:style-name="ro2">
          <table:table-cell table:formula="of:=CONCATENATE([.A$1];[.J1414])" office:value-type="string" office:string-value="some description1416" calcext:value-type="string">
            <text:p>some description1416</text:p>
          </table:table-cell>
          <table:table-cell table:formula="of:=CONCATENATE([.B$1];[.$J1414];[.$M$2])" office:value-type="string" office:string-value="http://domain1416.com" calcext:value-type="string">
            <text:p>http://domain1416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6" calcext:value-type="float">
            <text:p>1416</text:p>
          </table:table-cell>
          <table:table-cell table:number-columns-repeated="5"/>
          <table:table-cell table:formula="of:=CONCATENATE([.$P$1];[.J1414];[.$Q$1];[.$N$3];[.A1414];[.$O$3];[.$Q$1];[.$N$3];[.B1414];[.$O$3];[.$Q$1];[.$N$2];[.E1414];[.$O$2];[.$Q$1];[.$N$2];[.C1414];[.$O$2];[.$Q$1];[.$N$2];[.F1414];[.$O$2];[.$Q$1];[.$N$2];[.D1414];[.$O$2];[.$O$2])" office:value-type="string" office:string-value="insert into creatives values (1416,'some description1416','http://domain1416.com',('windowsphone',),('KZ',),(),())" calcext:value-type="string">
            <text:p>insert into creatives values (1416,'some description1416','http://domain1416.com',('windowsphone',),('KZ',),(),())</text:p>
          </table:table-cell>
          <table:table-cell/>
        </table:table-row>
        <table:table-row table:style-name="ro2">
          <table:table-cell table:formula="of:=CONCATENATE([.A$1];[.J1415])" office:value-type="string" office:string-value="some description1417" calcext:value-type="string">
            <text:p>some description1417</text:p>
          </table:table-cell>
          <table:table-cell table:formula="of:=CONCATENATE([.B$1];[.$J1415];[.$M$2])" office:value-type="string" office:string-value="http://domain1417.com" calcext:value-type="string">
            <text:p>http://domain1417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7" calcext:value-type="float">
            <text:p>1417</text:p>
          </table:table-cell>
          <table:table-cell table:number-columns-repeated="5"/>
          <table:table-cell table:formula="of:=CONCATENATE([.$P$1];[.J1415];[.$Q$1];[.$N$3];[.A1415];[.$O$3];[.$Q$1];[.$N$3];[.B1415];[.$O$3];[.$Q$1];[.$N$2];[.E1415];[.$O$2];[.$Q$1];[.$N$2];[.C1415];[.$O$2];[.$Q$1];[.$N$2];[.F1415];[.$O$2];[.$Q$1];[.$N$2];[.D1415];[.$O$2];[.$O$2])" office:value-type="string" office:string-value="insert into creatives values (1417,'some description1417','http://domain1417.com',('windowsphone',),('KZ',),(),())" calcext:value-type="string">
            <text:p>insert into creatives values (1417,'some description1417','http://domain1417.com',('windowsphone',),('KZ',),(),())</text:p>
          </table:table-cell>
          <table:table-cell/>
        </table:table-row>
        <table:table-row table:style-name="ro2">
          <table:table-cell table:formula="of:=CONCATENATE([.A$1];[.J1416])" office:value-type="string" office:string-value="some description1418" calcext:value-type="string">
            <text:p>some description1418</text:p>
          </table:table-cell>
          <table:table-cell table:formula="of:=CONCATENATE([.B$1];[.$J1416];[.$M$2])" office:value-type="string" office:string-value="http://domain1418.com" calcext:value-type="string">
            <text:p>http://domain1418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8" calcext:value-type="float">
            <text:p>1418</text:p>
          </table:table-cell>
          <table:table-cell table:number-columns-repeated="5"/>
          <table:table-cell table:formula="of:=CONCATENATE([.$P$1];[.J1416];[.$Q$1];[.$N$3];[.A1416];[.$O$3];[.$Q$1];[.$N$3];[.B1416];[.$O$3];[.$Q$1];[.$N$2];[.E1416];[.$O$2];[.$Q$1];[.$N$2];[.C1416];[.$O$2];[.$Q$1];[.$N$2];[.F1416];[.$O$2];[.$Q$1];[.$N$2];[.D1416];[.$O$2];[.$O$2])" office:value-type="string" office:string-value="insert into creatives values (1418,'some description1418','http://domain1418.com',('windowsphone',),('KZ',),(),())" calcext:value-type="string">
            <text:p>insert into creatives values (1418,'some description1418','http://domain1418.com',('windowsphone',),('KZ',),(),())</text:p>
          </table:table-cell>
          <table:table-cell/>
        </table:table-row>
        <table:table-row table:style-name="ro2">
          <table:table-cell table:formula="of:=CONCATENATE([.A$1];[.J1417])" office:value-type="string" office:string-value="some description1419" calcext:value-type="string">
            <text:p>some description1419</text:p>
          </table:table-cell>
          <table:table-cell table:formula="of:=CONCATENATE([.B$1];[.$J1417];[.$M$2])" office:value-type="string" office:string-value="http://domain1419.com" calcext:value-type="string">
            <text:p>http://domain1419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19" calcext:value-type="float">
            <text:p>1419</text:p>
          </table:table-cell>
          <table:table-cell table:number-columns-repeated="5"/>
          <table:table-cell table:formula="of:=CONCATENATE([.$P$1];[.J1417];[.$Q$1];[.$N$3];[.A1417];[.$O$3];[.$Q$1];[.$N$3];[.B1417];[.$O$3];[.$Q$1];[.$N$2];[.E1417];[.$O$2];[.$Q$1];[.$N$2];[.C1417];[.$O$2];[.$Q$1];[.$N$2];[.F1417];[.$O$2];[.$Q$1];[.$N$2];[.D1417];[.$O$2];[.$O$2])" office:value-type="string" office:string-value="insert into creatives values (1419,'some description1419','http://domain1419.com',('windowsphone',),('KZ',),(),())" calcext:value-type="string">
            <text:p>insert into creatives values (1419,'some description1419','http://domain1419.com',('windowsphone',),('KZ',),(),())</text:p>
          </table:table-cell>
          <table:table-cell/>
        </table:table-row>
        <table:table-row table:style-name="ro2">
          <table:table-cell table:formula="of:=CONCATENATE([.A$1];[.J1418])" office:value-type="string" office:string-value="some description1420" calcext:value-type="string">
            <text:p>some description1420</text:p>
          </table:table-cell>
          <table:table-cell table:formula="of:=CONCATENATE([.B$1];[.$J1418];[.$M$2])" office:value-type="string" office:string-value="http://domain1420.com" calcext:value-type="string">
            <text:p>http://domain1420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0" calcext:value-type="float">
            <text:p>1420</text:p>
          </table:table-cell>
          <table:table-cell table:number-columns-repeated="5"/>
          <table:table-cell table:formula="of:=CONCATENATE([.$P$1];[.J1418];[.$Q$1];[.$N$3];[.A1418];[.$O$3];[.$Q$1];[.$N$3];[.B1418];[.$O$3];[.$Q$1];[.$N$2];[.E1418];[.$O$2];[.$Q$1];[.$N$2];[.C1418];[.$O$2];[.$Q$1];[.$N$2];[.F1418];[.$O$2];[.$Q$1];[.$N$2];[.D1418];[.$O$2];[.$O$2])" office:value-type="string" office:string-value="insert into creatives values (1420,'some description1420','http://domain1420.com',('windowsphone',),('KZ',),(),())" calcext:value-type="string">
            <text:p>insert into creatives values (1420,'some description1420','http://domain1420.com',('windowsphone',),('KZ',),(),())</text:p>
          </table:table-cell>
          <table:table-cell/>
        </table:table-row>
        <table:table-row table:style-name="ro2">
          <table:table-cell table:formula="of:=CONCATENATE([.A$1];[.J1419])" office:value-type="string" office:string-value="some description1421" calcext:value-type="string">
            <text:p>some description1421</text:p>
          </table:table-cell>
          <table:table-cell table:formula="of:=CONCATENATE([.B$1];[.$J1419];[.$M$2])" office:value-type="string" office:string-value="http://domain1421.com" calcext:value-type="string">
            <text:p>http://domain1421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1" calcext:value-type="float">
            <text:p>1421</text:p>
          </table:table-cell>
          <table:table-cell table:number-columns-repeated="5"/>
          <table:table-cell table:formula="of:=CONCATENATE([.$P$1];[.J1419];[.$Q$1];[.$N$3];[.A1419];[.$O$3];[.$Q$1];[.$N$3];[.B1419];[.$O$3];[.$Q$1];[.$N$2];[.E1419];[.$O$2];[.$Q$1];[.$N$2];[.C1419];[.$O$2];[.$Q$1];[.$N$2];[.F1419];[.$O$2];[.$Q$1];[.$N$2];[.D1419];[.$O$2];[.$O$2])" office:value-type="string" office:string-value="insert into creatives values (1421,'some description1421','http://domain1421.com',('windowsphone',),('KZ',),(),())" calcext:value-type="string">
            <text:p>insert into creatives values (1421,'some description1421','http://domain1421.com',('windowsphone',),('KZ',),(),())</text:p>
          </table:table-cell>
          <table:table-cell/>
        </table:table-row>
        <table:table-row table:style-name="ro2">
          <table:table-cell table:formula="of:=CONCATENATE([.A$1];[.J1420])" office:value-type="string" office:string-value="some description1422" calcext:value-type="string">
            <text:p>some description1422</text:p>
          </table:table-cell>
          <table:table-cell table:formula="of:=CONCATENATE([.B$1];[.$J1420];[.$M$2])" office:value-type="string" office:string-value="http://domain1422.com" calcext:value-type="string">
            <text:p>http://domain1422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2" calcext:value-type="float">
            <text:p>1422</text:p>
          </table:table-cell>
          <table:table-cell table:number-columns-repeated="5"/>
          <table:table-cell table:formula="of:=CONCATENATE([.$P$1];[.J1420];[.$Q$1];[.$N$3];[.A1420];[.$O$3];[.$Q$1];[.$N$3];[.B1420];[.$O$3];[.$Q$1];[.$N$2];[.E1420];[.$O$2];[.$Q$1];[.$N$2];[.C1420];[.$O$2];[.$Q$1];[.$N$2];[.F1420];[.$O$2];[.$Q$1];[.$N$2];[.D1420];[.$O$2];[.$O$2])" office:value-type="string" office:string-value="insert into creatives values (1422,'some description1422','http://domain1422.com',('windowsphone',),('KZ',),(),())" calcext:value-type="string">
            <text:p>insert into creatives values (1422,'some description1422','http://domain1422.com',('windowsphone',),('KZ',),(),())</text:p>
          </table:table-cell>
          <table:table-cell/>
        </table:table-row>
        <table:table-row table:style-name="ro2">
          <table:table-cell table:formula="of:=CONCATENATE([.A$1];[.J1421])" office:value-type="string" office:string-value="some description1423" calcext:value-type="string">
            <text:p>some description1423</text:p>
          </table:table-cell>
          <table:table-cell table:formula="of:=CONCATENATE([.B$1];[.$J1421];[.$M$2])" office:value-type="string" office:string-value="http://domain1423.com" calcext:value-type="string">
            <text:p>http://domain1423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3" calcext:value-type="float">
            <text:p>1423</text:p>
          </table:table-cell>
          <table:table-cell table:number-columns-repeated="5"/>
          <table:table-cell table:formula="of:=CONCATENATE([.$P$1];[.J1421];[.$Q$1];[.$N$3];[.A1421];[.$O$3];[.$Q$1];[.$N$3];[.B1421];[.$O$3];[.$Q$1];[.$N$2];[.E1421];[.$O$2];[.$Q$1];[.$N$2];[.C1421];[.$O$2];[.$Q$1];[.$N$2];[.F1421];[.$O$2];[.$Q$1];[.$N$2];[.D1421];[.$O$2];[.$O$2])" office:value-type="string" office:string-value="insert into creatives values (1423,'some description1423','http://domain1423.com',('windowsphone',),('KZ',),(),())" calcext:value-type="string">
            <text:p>insert into creatives values (1423,'some description1423','http://domain1423.com',('windowsphone',),('KZ',),(),())</text:p>
          </table:table-cell>
          <table:table-cell/>
        </table:table-row>
        <table:table-row table:style-name="ro2">
          <table:table-cell table:formula="of:=CONCATENATE([.A$1];[.J1422])" office:value-type="string" office:string-value="some description1424" calcext:value-type="string">
            <text:p>some description1424</text:p>
          </table:table-cell>
          <table:table-cell table:formula="of:=CONCATENATE([.B$1];[.$J1422];[.$M$2])" office:value-type="string" office:string-value="http://domain1424.com" calcext:value-type="string">
            <text:p>http://domain1424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4" calcext:value-type="float">
            <text:p>1424</text:p>
          </table:table-cell>
          <table:table-cell table:number-columns-repeated="5"/>
          <table:table-cell table:formula="of:=CONCATENATE([.$P$1];[.J1422];[.$Q$1];[.$N$3];[.A1422];[.$O$3];[.$Q$1];[.$N$3];[.B1422];[.$O$3];[.$Q$1];[.$N$2];[.E1422];[.$O$2];[.$Q$1];[.$N$2];[.C1422];[.$O$2];[.$Q$1];[.$N$2];[.F1422];[.$O$2];[.$Q$1];[.$N$2];[.D1422];[.$O$2];[.$O$2])" office:value-type="string" office:string-value="insert into creatives values (1424,'some description1424','http://domain1424.com',('windowsphone',),('KZ',),(),())" calcext:value-type="string">
            <text:p>insert into creatives values (1424,'some description1424','http://domain1424.com',('windowsphone',),('KZ',),(),())</text:p>
          </table:table-cell>
          <table:table-cell/>
        </table:table-row>
        <table:table-row table:style-name="ro2">
          <table:table-cell table:formula="of:=CONCATENATE([.A$1];[.J1423])" office:value-type="string" office:string-value="some description1425" calcext:value-type="string">
            <text:p>some description1425</text:p>
          </table:table-cell>
          <table:table-cell table:formula="of:=CONCATENATE([.B$1];[.$J1423];[.$M$2])" office:value-type="string" office:string-value="http://domain1425.com" calcext:value-type="string">
            <text:p>http://domain1425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5" calcext:value-type="float">
            <text:p>1425</text:p>
          </table:table-cell>
          <table:table-cell table:number-columns-repeated="5"/>
          <table:table-cell table:formula="of:=CONCATENATE([.$P$1];[.J1423];[.$Q$1];[.$N$3];[.A1423];[.$O$3];[.$Q$1];[.$N$3];[.B1423];[.$O$3];[.$Q$1];[.$N$2];[.E1423];[.$O$2];[.$Q$1];[.$N$2];[.C1423];[.$O$2];[.$Q$1];[.$N$2];[.F1423];[.$O$2];[.$Q$1];[.$N$2];[.D1423];[.$O$2];[.$O$2])" office:value-type="string" office:string-value="insert into creatives values (1425,'some description1425','http://domain1425.com',('windowsphone',),('KZ',),(),())" calcext:value-type="string">
            <text:p>insert into creatives values (1425,'some description1425','http://domain1425.com',('windowsphone',),('KZ',),(),())</text:p>
          </table:table-cell>
          <table:table-cell/>
        </table:table-row>
        <table:table-row table:style-name="ro2">
          <table:table-cell table:formula="of:=CONCATENATE([.A$1];[.J1424])" office:value-type="string" office:string-value="some description1426" calcext:value-type="string">
            <text:p>some description1426</text:p>
          </table:table-cell>
          <table:table-cell table:formula="of:=CONCATENATE([.B$1];[.$J1424];[.$M$2])" office:value-type="string" office:string-value="http://domain1426.com" calcext:value-type="string">
            <text:p>http://domain1426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6" calcext:value-type="float">
            <text:p>1426</text:p>
          </table:table-cell>
          <table:table-cell table:number-columns-repeated="5"/>
          <table:table-cell table:formula="of:=CONCATENATE([.$P$1];[.J1424];[.$Q$1];[.$N$3];[.A1424];[.$O$3];[.$Q$1];[.$N$3];[.B1424];[.$O$3];[.$Q$1];[.$N$2];[.E1424];[.$O$2];[.$Q$1];[.$N$2];[.C1424];[.$O$2];[.$Q$1];[.$N$2];[.F1424];[.$O$2];[.$Q$1];[.$N$2];[.D1424];[.$O$2];[.$O$2])" office:value-type="string" office:string-value="insert into creatives values (1426,'some description1426','http://domain1426.com',('windowsphone',),('KZ',),(),())" calcext:value-type="string">
            <text:p>insert into creatives values (1426,'some description1426','http://domain1426.com',('windowsphone',),('KZ',),(),())</text:p>
          </table:table-cell>
          <table:table-cell/>
        </table:table-row>
        <table:table-row table:style-name="ro2">
          <table:table-cell table:formula="of:=CONCATENATE([.A$1];[.J1425])" office:value-type="string" office:string-value="some description1427" calcext:value-type="string">
            <text:p>some description1427</text:p>
          </table:table-cell>
          <table:table-cell table:formula="of:=CONCATENATE([.B$1];[.$J1425];[.$M$2])" office:value-type="string" office:string-value="http://domain1427.com" calcext:value-type="string">
            <text:p>http://domain1427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7" calcext:value-type="float">
            <text:p>1427</text:p>
          </table:table-cell>
          <table:table-cell table:number-columns-repeated="5"/>
          <table:table-cell table:formula="of:=CONCATENATE([.$P$1];[.J1425];[.$Q$1];[.$N$3];[.A1425];[.$O$3];[.$Q$1];[.$N$3];[.B1425];[.$O$3];[.$Q$1];[.$N$2];[.E1425];[.$O$2];[.$Q$1];[.$N$2];[.C1425];[.$O$2];[.$Q$1];[.$N$2];[.F1425];[.$O$2];[.$Q$1];[.$N$2];[.D1425];[.$O$2];[.$O$2])" office:value-type="string" office:string-value="insert into creatives values (1427,'some description1427','http://domain1427.com',('windowsphone',),('KZ',),(),())" calcext:value-type="string">
            <text:p>insert into creatives values (1427,'some description1427','http://domain1427.com',('windowsphone',),('KZ',),(),())</text:p>
          </table:table-cell>
          <table:table-cell/>
        </table:table-row>
        <table:table-row table:style-name="ro2">
          <table:table-cell table:formula="of:=CONCATENATE([.A$1];[.J1426])" office:value-type="string" office:string-value="some description1428" calcext:value-type="string">
            <text:p>some description1428</text:p>
          </table:table-cell>
          <table:table-cell table:formula="of:=CONCATENATE([.B$1];[.$J1426];[.$M$2])" office:value-type="string" office:string-value="http://domain1428.com" calcext:value-type="string">
            <text:p>http://domain1428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8" calcext:value-type="float">
            <text:p>1428</text:p>
          </table:table-cell>
          <table:table-cell table:number-columns-repeated="5"/>
          <table:table-cell table:formula="of:=CONCATENATE([.$P$1];[.J1426];[.$Q$1];[.$N$3];[.A1426];[.$O$3];[.$Q$1];[.$N$3];[.B1426];[.$O$3];[.$Q$1];[.$N$2];[.E1426];[.$O$2];[.$Q$1];[.$N$2];[.C1426];[.$O$2];[.$Q$1];[.$N$2];[.F1426];[.$O$2];[.$Q$1];[.$N$2];[.D1426];[.$O$2];[.$O$2])" office:value-type="string" office:string-value="insert into creatives values (1428,'some description1428','http://domain1428.com',('windowsphone',),('KZ',),(),())" calcext:value-type="string">
            <text:p>insert into creatives values (1428,'some description1428','http://domain1428.com',('windowsphone',),('KZ',),(),())</text:p>
          </table:table-cell>
          <table:table-cell/>
        </table:table-row>
        <table:table-row table:style-name="ro2">
          <table:table-cell table:formula="of:=CONCATENATE([.A$1];[.J1427])" office:value-type="string" office:string-value="some description1429" calcext:value-type="string">
            <text:p>some description1429</text:p>
          </table:table-cell>
          <table:table-cell table:formula="of:=CONCATENATE([.B$1];[.$J1427];[.$M$2])" office:value-type="string" office:string-value="http://domain1429.com" calcext:value-type="string">
            <text:p>http://domain1429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29" calcext:value-type="float">
            <text:p>1429</text:p>
          </table:table-cell>
          <table:table-cell table:number-columns-repeated="5"/>
          <table:table-cell table:formula="of:=CONCATENATE([.$P$1];[.J1427];[.$Q$1];[.$N$3];[.A1427];[.$O$3];[.$Q$1];[.$N$3];[.B1427];[.$O$3];[.$Q$1];[.$N$2];[.E1427];[.$O$2];[.$Q$1];[.$N$2];[.C1427];[.$O$2];[.$Q$1];[.$N$2];[.F1427];[.$O$2];[.$Q$1];[.$N$2];[.D1427];[.$O$2];[.$O$2])" office:value-type="string" office:string-value="insert into creatives values (1429,'some description1429','http://domain1429.com',('windowsphone',),('KZ',),(),())" calcext:value-type="string">
            <text:p>insert into creatives values (1429,'some description1429','http://domain1429.com',('windowsphone',),('KZ',),(),())</text:p>
          </table:table-cell>
          <table:table-cell/>
        </table:table-row>
        <table:table-row table:style-name="ro2">
          <table:table-cell table:formula="of:=CONCATENATE([.A$1];[.J1428])" office:value-type="string" office:string-value="some description1430" calcext:value-type="string">
            <text:p>some description1430</text:p>
          </table:table-cell>
          <table:table-cell table:formula="of:=CONCATENATE([.B$1];[.$J1428];[.$M$2])" office:value-type="string" office:string-value="http://domain1430.com" calcext:value-type="string">
            <text:p>http://domain1430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0" calcext:value-type="float">
            <text:p>1430</text:p>
          </table:table-cell>
          <table:table-cell table:number-columns-repeated="5"/>
          <table:table-cell table:formula="of:=CONCATENATE([.$P$1];[.J1428];[.$Q$1];[.$N$3];[.A1428];[.$O$3];[.$Q$1];[.$N$3];[.B1428];[.$O$3];[.$Q$1];[.$N$2];[.E1428];[.$O$2];[.$Q$1];[.$N$2];[.C1428];[.$O$2];[.$Q$1];[.$N$2];[.F1428];[.$O$2];[.$Q$1];[.$N$2];[.D1428];[.$O$2];[.$O$2])" office:value-type="string" office:string-value="insert into creatives values (1430,'some description1430','http://domain1430.com',('windowsphone',),('KZ',),(),())" calcext:value-type="string">
            <text:p>insert into creatives values (1430,'some description1430','http://domain1430.com',('windowsphone',),('KZ',),(),())</text:p>
          </table:table-cell>
          <table:table-cell/>
        </table:table-row>
        <table:table-row table:style-name="ro2">
          <table:table-cell table:formula="of:=CONCATENATE([.A$1];[.J1429])" office:value-type="string" office:string-value="some description1431" calcext:value-type="string">
            <text:p>some description1431</text:p>
          </table:table-cell>
          <table:table-cell table:formula="of:=CONCATENATE([.B$1];[.$J1429];[.$M$2])" office:value-type="string" office:string-value="http://domain1431.com" calcext:value-type="string">
            <text:p>http://domain1431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 table:number-columns-repeated="5"/>
          <table:table-cell table:formula="of:=CONCATENATE([.$P$1];[.J1429];[.$Q$1];[.$N$3];[.A1429];[.$O$3];[.$Q$1];[.$N$3];[.B1429];[.$O$3];[.$Q$1];[.$N$2];[.E1429];[.$O$2];[.$Q$1];[.$N$2];[.C1429];[.$O$2];[.$Q$1];[.$N$2];[.F1429];[.$O$2];[.$Q$1];[.$N$2];[.D1429];[.$O$2];[.$O$2])" office:value-type="string" office:string-value="insert into creatives values (1431,'some description1431','http://domain1431.com',('windowsphone',),('KZ',),(),())" calcext:value-type="string">
            <text:p>insert into creatives values (1431,'some description1431','http://domain1431.com',('windowsphone',),('KZ',),(),())</text:p>
          </table:table-cell>
          <table:table-cell/>
        </table:table-row>
        <table:table-row table:style-name="ro2">
          <table:table-cell table:formula="of:=CONCATENATE([.A$1];[.J1430])" office:value-type="string" office:string-value="some description1432" calcext:value-type="string">
            <text:p>some description1432</text:p>
          </table:table-cell>
          <table:table-cell table:formula="of:=CONCATENATE([.B$1];[.$J1430];[.$M$2])" office:value-type="string" office:string-value="http://domain1432.com" calcext:value-type="string">
            <text:p>http://domain1432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2" calcext:value-type="float">
            <text:p>1432</text:p>
          </table:table-cell>
          <table:table-cell table:number-columns-repeated="5"/>
          <table:table-cell table:formula="of:=CONCATENATE([.$P$1];[.J1430];[.$Q$1];[.$N$3];[.A1430];[.$O$3];[.$Q$1];[.$N$3];[.B1430];[.$O$3];[.$Q$1];[.$N$2];[.E1430];[.$O$2];[.$Q$1];[.$N$2];[.C1430];[.$O$2];[.$Q$1];[.$N$2];[.F1430];[.$O$2];[.$Q$1];[.$N$2];[.D1430];[.$O$2];[.$O$2])" office:value-type="string" office:string-value="insert into creatives values (1432,'some description1432','http://domain1432.com',('windowsphone',),('KZ',),(),())" calcext:value-type="string">
            <text:p>insert into creatives values (1432,'some description1432','http://domain1432.com',('windowsphone',),('KZ',),(),())</text:p>
          </table:table-cell>
          <table:table-cell/>
        </table:table-row>
        <table:table-row table:style-name="ro2">
          <table:table-cell table:formula="of:=CONCATENATE([.A$1];[.J1431])" office:value-type="string" office:string-value="some description1433" calcext:value-type="string">
            <text:p>some description1433</text:p>
          </table:table-cell>
          <table:table-cell table:formula="of:=CONCATENATE([.B$1];[.$J1431];[.$M$2])" office:value-type="string" office:string-value="http://domain1433.com" calcext:value-type="string">
            <text:p>http://domain1433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3" calcext:value-type="float">
            <text:p>1433</text:p>
          </table:table-cell>
          <table:table-cell table:number-columns-repeated="5"/>
          <table:table-cell table:formula="of:=CONCATENATE([.$P$1];[.J1431];[.$Q$1];[.$N$3];[.A1431];[.$O$3];[.$Q$1];[.$N$3];[.B1431];[.$O$3];[.$Q$1];[.$N$2];[.E1431];[.$O$2];[.$Q$1];[.$N$2];[.C1431];[.$O$2];[.$Q$1];[.$N$2];[.F1431];[.$O$2];[.$Q$1];[.$N$2];[.D1431];[.$O$2];[.$O$2])" office:value-type="string" office:string-value="insert into creatives values (1433,'some description1433','http://domain1433.com',('windowsphone',),('KZ',),(),())" calcext:value-type="string">
            <text:p>insert into creatives values (1433,'some description1433','http://domain1433.com',('windowsphone',),('KZ',),(),())</text:p>
          </table:table-cell>
          <table:table-cell/>
        </table:table-row>
        <table:table-row table:style-name="ro2">
          <table:table-cell table:formula="of:=CONCATENATE([.A$1];[.J1432])" office:value-type="string" office:string-value="some description1434" calcext:value-type="string">
            <text:p>some description1434</text:p>
          </table:table-cell>
          <table:table-cell table:formula="of:=CONCATENATE([.B$1];[.$J1432];[.$M$2])" office:value-type="string" office:string-value="http://domain1434.com" calcext:value-type="string">
            <text:p>http://domain1434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4" calcext:value-type="float">
            <text:p>1434</text:p>
          </table:table-cell>
          <table:table-cell table:number-columns-repeated="5"/>
          <table:table-cell table:formula="of:=CONCATENATE([.$P$1];[.J1432];[.$Q$1];[.$N$3];[.A1432];[.$O$3];[.$Q$1];[.$N$3];[.B1432];[.$O$3];[.$Q$1];[.$N$2];[.E1432];[.$O$2];[.$Q$1];[.$N$2];[.C1432];[.$O$2];[.$Q$1];[.$N$2];[.F1432];[.$O$2];[.$Q$1];[.$N$2];[.D1432];[.$O$2];[.$O$2])" office:value-type="string" office:string-value="insert into creatives values (1434,'some description1434','http://domain1434.com',('windowsphone',),('KZ',),(),())" calcext:value-type="string">
            <text:p>insert into creatives values (1434,'some description1434','http://domain1434.com',('windowsphone',),('KZ',),(),())</text:p>
          </table:table-cell>
          <table:table-cell/>
        </table:table-row>
        <table:table-row table:style-name="ro2">
          <table:table-cell table:formula="of:=CONCATENATE([.A$1];[.J1433])" office:value-type="string" office:string-value="some description1435" calcext:value-type="string">
            <text:p>some description1435</text:p>
          </table:table-cell>
          <table:table-cell table:formula="of:=CONCATENATE([.B$1];[.$J1433];[.$M$2])" office:value-type="string" office:string-value="http://domain1435.com" calcext:value-type="string">
            <text:p>http://domain1435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5" calcext:value-type="float">
            <text:p>1435</text:p>
          </table:table-cell>
          <table:table-cell table:number-columns-repeated="5"/>
          <table:table-cell table:formula="of:=CONCATENATE([.$P$1];[.J1433];[.$Q$1];[.$N$3];[.A1433];[.$O$3];[.$Q$1];[.$N$3];[.B1433];[.$O$3];[.$Q$1];[.$N$2];[.E1433];[.$O$2];[.$Q$1];[.$N$2];[.C1433];[.$O$2];[.$Q$1];[.$N$2];[.F1433];[.$O$2];[.$Q$1];[.$N$2];[.D1433];[.$O$2];[.$O$2])" office:value-type="string" office:string-value="insert into creatives values (1435,'some description1435','http://domain1435.com',('windowsphone',),('KZ',),(),())" calcext:value-type="string">
            <text:p>insert into creatives values (1435,'some description1435','http://domain1435.com',('windowsphone',),('KZ',),(),())</text:p>
          </table:table-cell>
          <table:table-cell/>
        </table:table-row>
        <table:table-row table:style-name="ro2">
          <table:table-cell table:formula="of:=CONCATENATE([.A$1];[.J1434])" office:value-type="string" office:string-value="some description1436" calcext:value-type="string">
            <text:p>some description1436</text:p>
          </table:table-cell>
          <table:table-cell table:formula="of:=CONCATENATE([.B$1];[.$J1434];[.$M$2])" office:value-type="string" office:string-value="http://domain1436.com" calcext:value-type="string">
            <text:p>http://domain1436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6" calcext:value-type="float">
            <text:p>1436</text:p>
          </table:table-cell>
          <table:table-cell table:number-columns-repeated="5"/>
          <table:table-cell table:formula="of:=CONCATENATE([.$P$1];[.J1434];[.$Q$1];[.$N$3];[.A1434];[.$O$3];[.$Q$1];[.$N$3];[.B1434];[.$O$3];[.$Q$1];[.$N$2];[.E1434];[.$O$2];[.$Q$1];[.$N$2];[.C1434];[.$O$2];[.$Q$1];[.$N$2];[.F1434];[.$O$2];[.$Q$1];[.$N$2];[.D1434];[.$O$2];[.$O$2])" office:value-type="string" office:string-value="insert into creatives values (1436,'some description1436','http://domain1436.com',('windowsphone',),('KZ',),(),())" calcext:value-type="string">
            <text:p>insert into creatives values (1436,'some description1436','http://domain1436.com',('windowsphone',),('KZ',),(),())</text:p>
          </table:table-cell>
          <table:table-cell/>
        </table:table-row>
        <table:table-row table:style-name="ro2">
          <table:table-cell table:formula="of:=CONCATENATE([.A$1];[.J1435])" office:value-type="string" office:string-value="some description1437" calcext:value-type="string">
            <text:p>some description1437</text:p>
          </table:table-cell>
          <table:table-cell table:formula="of:=CONCATENATE([.B$1];[.$J1435];[.$M$2])" office:value-type="string" office:string-value="http://domain1437.com" calcext:value-type="string">
            <text:p>http://domain1437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7" calcext:value-type="float">
            <text:p>1437</text:p>
          </table:table-cell>
          <table:table-cell table:number-columns-repeated="5"/>
          <table:table-cell table:formula="of:=CONCATENATE([.$P$1];[.J1435];[.$Q$1];[.$N$3];[.A1435];[.$O$3];[.$Q$1];[.$N$3];[.B1435];[.$O$3];[.$Q$1];[.$N$2];[.E1435];[.$O$2];[.$Q$1];[.$N$2];[.C1435];[.$O$2];[.$Q$1];[.$N$2];[.F1435];[.$O$2];[.$Q$1];[.$N$2];[.D1435];[.$O$2];[.$O$2])" office:value-type="string" office:string-value="insert into creatives values (1437,'some description1437','http://domain1437.com',('windowsphone',),('KZ',),(),())" calcext:value-type="string">
            <text:p>insert into creatives values (1437,'some description1437','http://domain1437.com',('windowsphone',),('KZ',),(),())</text:p>
          </table:table-cell>
          <table:table-cell/>
        </table:table-row>
        <table:table-row table:style-name="ro2">
          <table:table-cell table:formula="of:=CONCATENATE([.A$1];[.J1436])" office:value-type="string" office:string-value="some description1438" calcext:value-type="string">
            <text:p>some description1438</text:p>
          </table:table-cell>
          <table:table-cell table:formula="of:=CONCATENATE([.B$1];[.$J1436];[.$M$2])" office:value-type="string" office:string-value="http://domain1438.com" calcext:value-type="string">
            <text:p>http://domain1438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8" calcext:value-type="float">
            <text:p>1438</text:p>
          </table:table-cell>
          <table:table-cell table:number-columns-repeated="5"/>
          <table:table-cell table:formula="of:=CONCATENATE([.$P$1];[.J1436];[.$Q$1];[.$N$3];[.A1436];[.$O$3];[.$Q$1];[.$N$3];[.B1436];[.$O$3];[.$Q$1];[.$N$2];[.E1436];[.$O$2];[.$Q$1];[.$N$2];[.C1436];[.$O$2];[.$Q$1];[.$N$2];[.F1436];[.$O$2];[.$Q$1];[.$N$2];[.D1436];[.$O$2];[.$O$2])" office:value-type="string" office:string-value="insert into creatives values (1438,'some description1438','http://domain1438.com',('windowsphone',),('KZ',),(),())" calcext:value-type="string">
            <text:p>insert into creatives values (1438,'some description1438','http://domain1438.com',('windowsphone',),('KZ',),(),())</text:p>
          </table:table-cell>
          <table:table-cell/>
        </table:table-row>
        <table:table-row table:style-name="ro2">
          <table:table-cell table:formula="of:=CONCATENATE([.A$1];[.J1437])" office:value-type="string" office:string-value="some description1439" calcext:value-type="string">
            <text:p>some description1439</text:p>
          </table:table-cell>
          <table:table-cell table:formula="of:=CONCATENATE([.B$1];[.$J1437];[.$M$2])" office:value-type="string" office:string-value="http://domain1439.com" calcext:value-type="string">
            <text:p>http://domain1439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39" calcext:value-type="float">
            <text:p>1439</text:p>
          </table:table-cell>
          <table:table-cell table:number-columns-repeated="5"/>
          <table:table-cell table:formula="of:=CONCATENATE([.$P$1];[.J1437];[.$Q$1];[.$N$3];[.A1437];[.$O$3];[.$Q$1];[.$N$3];[.B1437];[.$O$3];[.$Q$1];[.$N$2];[.E1437];[.$O$2];[.$Q$1];[.$N$2];[.C1437];[.$O$2];[.$Q$1];[.$N$2];[.F1437];[.$O$2];[.$Q$1];[.$N$2];[.D1437];[.$O$2];[.$O$2])" office:value-type="string" office:string-value="insert into creatives values (1439,'some description1439','http://domain1439.com',('windowsphone',),('KZ',),(),())" calcext:value-type="string">
            <text:p>insert into creatives values (1439,'some description1439','http://domain1439.com',('windowsphone',),('KZ',),(),())</text:p>
          </table:table-cell>
          <table:table-cell/>
        </table:table-row>
        <table:table-row table:style-name="ro2">
          <table:table-cell table:formula="of:=CONCATENATE([.A$1];[.J1438])" office:value-type="string" office:string-value="some description1440" calcext:value-type="string">
            <text:p>some description1440</text:p>
          </table:table-cell>
          <table:table-cell table:formula="of:=CONCATENATE([.B$1];[.$J1438];[.$M$2])" office:value-type="string" office:string-value="http://domain1440.com" calcext:value-type="string">
            <text:p>http://domain1440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0" calcext:value-type="float">
            <text:p>1440</text:p>
          </table:table-cell>
          <table:table-cell table:number-columns-repeated="5"/>
          <table:table-cell table:formula="of:=CONCATENATE([.$P$1];[.J1438];[.$Q$1];[.$N$3];[.A1438];[.$O$3];[.$Q$1];[.$N$3];[.B1438];[.$O$3];[.$Q$1];[.$N$2];[.E1438];[.$O$2];[.$Q$1];[.$N$2];[.C1438];[.$O$2];[.$Q$1];[.$N$2];[.F1438];[.$O$2];[.$Q$1];[.$N$2];[.D1438];[.$O$2];[.$O$2])" office:value-type="string" office:string-value="insert into creatives values (1440,'some description1440','http://domain1440.com',('windowsphone',),('KZ',),(),())" calcext:value-type="string">
            <text:p>insert into creatives values (1440,'some description1440','http://domain1440.com',('windowsphone',),('KZ',),(),())</text:p>
          </table:table-cell>
          <table:table-cell/>
        </table:table-row>
        <table:table-row table:style-name="ro2">
          <table:table-cell table:formula="of:=CONCATENATE([.A$1];[.J1439])" office:value-type="string" office:string-value="some description1441" calcext:value-type="string">
            <text:p>some description1441</text:p>
          </table:table-cell>
          <table:table-cell table:formula="of:=CONCATENATE([.B$1];[.$J1439];[.$M$2])" office:value-type="string" office:string-value="http://domain1441.com" calcext:value-type="string">
            <text:p>http://domain1441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1" calcext:value-type="float">
            <text:p>1441</text:p>
          </table:table-cell>
          <table:table-cell table:number-columns-repeated="5"/>
          <table:table-cell table:formula="of:=CONCATENATE([.$P$1];[.J1439];[.$Q$1];[.$N$3];[.A1439];[.$O$3];[.$Q$1];[.$N$3];[.B1439];[.$O$3];[.$Q$1];[.$N$2];[.E1439];[.$O$2];[.$Q$1];[.$N$2];[.C1439];[.$O$2];[.$Q$1];[.$N$2];[.F1439];[.$O$2];[.$Q$1];[.$N$2];[.D1439];[.$O$2];[.$O$2])" office:value-type="string" office:string-value="insert into creatives values (1441,'some description1441','http://domain1441.com',('windowsphone',),('KZ',),(),())" calcext:value-type="string">
            <text:p>insert into creatives values (1441,'some description1441','http://domain1441.com',('windowsphone',),('KZ',),(),())</text:p>
          </table:table-cell>
          <table:table-cell/>
        </table:table-row>
        <table:table-row table:style-name="ro2">
          <table:table-cell table:formula="of:=CONCATENATE([.A$1];[.J1440])" office:value-type="string" office:string-value="some description1442" calcext:value-type="string">
            <text:p>some description1442</text:p>
          </table:table-cell>
          <table:table-cell table:formula="of:=CONCATENATE([.B$1];[.$J1440];[.$M$2])" office:value-type="string" office:string-value="http://domain1442.com" calcext:value-type="string">
            <text:p>http://domain1442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2" calcext:value-type="float">
            <text:p>1442</text:p>
          </table:table-cell>
          <table:table-cell table:number-columns-repeated="5"/>
          <table:table-cell table:formula="of:=CONCATENATE([.$P$1];[.J1440];[.$Q$1];[.$N$3];[.A1440];[.$O$3];[.$Q$1];[.$N$3];[.B1440];[.$O$3];[.$Q$1];[.$N$2];[.E1440];[.$O$2];[.$Q$1];[.$N$2];[.C1440];[.$O$2];[.$Q$1];[.$N$2];[.F1440];[.$O$2];[.$Q$1];[.$N$2];[.D1440];[.$O$2];[.$O$2])" office:value-type="string" office:string-value="insert into creatives values (1442,'some description1442','http://domain1442.com',('windowsphone',),('KZ',),(),())" calcext:value-type="string">
            <text:p>insert into creatives values (1442,'some description1442','http://domain1442.com',('windowsphone',),('KZ',),(),())</text:p>
          </table:table-cell>
          <table:table-cell/>
        </table:table-row>
        <table:table-row table:style-name="ro2">
          <table:table-cell table:formula="of:=CONCATENATE([.A$1];[.J1441])" office:value-type="string" office:string-value="some description1443" calcext:value-type="string">
            <text:p>some description1443</text:p>
          </table:table-cell>
          <table:table-cell table:formula="of:=CONCATENATE([.B$1];[.$J1441];[.$M$2])" office:value-type="string" office:string-value="http://domain1443.com" calcext:value-type="string">
            <text:p>http://domain1443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3" calcext:value-type="float">
            <text:p>1443</text:p>
          </table:table-cell>
          <table:table-cell table:number-columns-repeated="5"/>
          <table:table-cell table:formula="of:=CONCATENATE([.$P$1];[.J1441];[.$Q$1];[.$N$3];[.A1441];[.$O$3];[.$Q$1];[.$N$3];[.B1441];[.$O$3];[.$Q$1];[.$N$2];[.E1441];[.$O$2];[.$Q$1];[.$N$2];[.C1441];[.$O$2];[.$Q$1];[.$N$2];[.F1441];[.$O$2];[.$Q$1];[.$N$2];[.D1441];[.$O$2];[.$O$2])" office:value-type="string" office:string-value="insert into creatives values (1443,'some description1443','http://domain1443.com',('windowsphone',),('KZ',),(),())" calcext:value-type="string">
            <text:p>insert into creatives values (1443,'some description1443','http://domain1443.com',('windowsphone',),('KZ',),(),())</text:p>
          </table:table-cell>
          <table:table-cell/>
        </table:table-row>
        <table:table-row table:style-name="ro2">
          <table:table-cell table:formula="of:=CONCATENATE([.A$1];[.J1442])" office:value-type="string" office:string-value="some description1444" calcext:value-type="string">
            <text:p>some description1444</text:p>
          </table:table-cell>
          <table:table-cell table:formula="of:=CONCATENATE([.B$1];[.$J1442];[.$M$2])" office:value-type="string" office:string-value="http://domain1444.com" calcext:value-type="string">
            <text:p>http://domain1444.com</text:p>
          </table:table-cell>
          <table:table-cell office:value-type="string" calcext:value-type="string">
            <text:p>'KZ',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4" calcext:value-type="float">
            <text:p>1444</text:p>
          </table:table-cell>
          <table:table-cell table:number-columns-repeated="5"/>
          <table:table-cell table:formula="of:=CONCATENATE([.$P$1];[.J1442];[.$Q$1];[.$N$3];[.A1442];[.$O$3];[.$Q$1];[.$N$3];[.B1442];[.$O$3];[.$Q$1];[.$N$2];[.E1442];[.$O$2];[.$Q$1];[.$N$2];[.C1442];[.$O$2];[.$Q$1];[.$N$2];[.F1442];[.$O$2];[.$Q$1];[.$N$2];[.D1442];[.$O$2];[.$O$2])" office:value-type="string" office:string-value="insert into creatives values (1444,'some description1444','http://domain1444.com',('windowsphone',),('KZ',),(),())" calcext:value-type="string">
            <text:p>insert into creatives values (1444,'some description1444','http://domain1444.com',('windowsphone',),('KZ',),(),())</text:p>
          </table:table-cell>
          <table:table-cell/>
        </table:table-row>
        <table:table-row table:style-name="ro2">
          <table:table-cell table:formula="of:=CONCATENATE([.A$1];[.J1443])" office:value-type="string" office:string-value="some description1445" calcext:value-type="string">
            <text:p>some description1445</text:p>
          </table:table-cell>
          <table:table-cell table:formula="of:=CONCATENATE([.B$1];[.$J1443];[.$M$2])" office:value-type="string" office:string-value="http://domain1445.com" calcext:value-type="string">
            <text:p>http://domain1445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5" calcext:value-type="float">
            <text:p>1445</text:p>
          </table:table-cell>
          <table:table-cell table:number-columns-repeated="5"/>
          <table:table-cell table:formula="of:=CONCATENATE([.$P$1];[.J1443];[.$Q$1];[.$N$3];[.A1443];[.$O$3];[.$Q$1];[.$N$3];[.B1443];[.$O$3];[.$Q$1];[.$N$2];[.E1443];[.$O$2];[.$Q$1];[.$N$2];[.C1443];[.$O$2];[.$Q$1];[.$N$2];[.F1443];[.$O$2];[.$Q$1];[.$N$2];[.D1443];[.$O$2];[.$O$2])" office:value-type="string" office:string-value="insert into creatives values (1445,'some description1445','http://domain1445.com',('windowsphone',),('US','KZ'),(),())" calcext:value-type="string">
            <text:p>insert into creatives values (1445,'some description1445','http://domain1445.com',('windowsphone',),('US','KZ'),(),())</text:p>
          </table:table-cell>
          <table:table-cell/>
        </table:table-row>
        <table:table-row table:style-name="ro2">
          <table:table-cell table:formula="of:=CONCATENATE([.A$1];[.J1444])" office:value-type="string" office:string-value="some description1446" calcext:value-type="string">
            <text:p>some description1446</text:p>
          </table:table-cell>
          <table:table-cell table:formula="of:=CONCATENATE([.B$1];[.$J1444];[.$M$2])" office:value-type="string" office:string-value="http://domain1446.com" calcext:value-type="string">
            <text:p>http://domain1446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6" calcext:value-type="float">
            <text:p>1446</text:p>
          </table:table-cell>
          <table:table-cell table:number-columns-repeated="5"/>
          <table:table-cell table:formula="of:=CONCATENATE([.$P$1];[.J1444];[.$Q$1];[.$N$3];[.A1444];[.$O$3];[.$Q$1];[.$N$3];[.B1444];[.$O$3];[.$Q$1];[.$N$2];[.E1444];[.$O$2];[.$Q$1];[.$N$2];[.C1444];[.$O$2];[.$Q$1];[.$N$2];[.F1444];[.$O$2];[.$Q$1];[.$N$2];[.D1444];[.$O$2];[.$O$2])" office:value-type="string" office:string-value="insert into creatives values (1446,'some description1446','http://domain1446.com',('windowsphone',),('US','KZ'),(),())" calcext:value-type="string">
            <text:p>insert into creatives values (1446,'some description1446','http://domain1446.com',('windowsphone',),('US','KZ'),(),())</text:p>
          </table:table-cell>
          <table:table-cell/>
        </table:table-row>
        <table:table-row table:style-name="ro2">
          <table:table-cell table:formula="of:=CONCATENATE([.A$1];[.J1445])" office:value-type="string" office:string-value="some description1447" calcext:value-type="string">
            <text:p>some description1447</text:p>
          </table:table-cell>
          <table:table-cell table:formula="of:=CONCATENATE([.B$1];[.$J1445];[.$M$2])" office:value-type="string" office:string-value="http://domain1447.com" calcext:value-type="string">
            <text:p>http://domain1447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7" calcext:value-type="float">
            <text:p>1447</text:p>
          </table:table-cell>
          <table:table-cell table:number-columns-repeated="5"/>
          <table:table-cell table:formula="of:=CONCATENATE([.$P$1];[.J1445];[.$Q$1];[.$N$3];[.A1445];[.$O$3];[.$Q$1];[.$N$3];[.B1445];[.$O$3];[.$Q$1];[.$N$2];[.E1445];[.$O$2];[.$Q$1];[.$N$2];[.C1445];[.$O$2];[.$Q$1];[.$N$2];[.F1445];[.$O$2];[.$Q$1];[.$N$2];[.D1445];[.$O$2];[.$O$2])" office:value-type="string" office:string-value="insert into creatives values (1447,'some description1447','http://domain1447.com',('windowsphone',),('US','KZ'),(),())" calcext:value-type="string">
            <text:p>insert into creatives values (1447,'some description1447','http://domain1447.com',('windowsphone',),('US','KZ'),(),())</text:p>
          </table:table-cell>
          <table:table-cell/>
        </table:table-row>
        <table:table-row table:style-name="ro2">
          <table:table-cell table:formula="of:=CONCATENATE([.A$1];[.J1446])" office:value-type="string" office:string-value="some description1448" calcext:value-type="string">
            <text:p>some description1448</text:p>
          </table:table-cell>
          <table:table-cell table:formula="of:=CONCATENATE([.B$1];[.$J1446];[.$M$2])" office:value-type="string" office:string-value="http://domain1448.com" calcext:value-type="string">
            <text:p>http://domain1448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8" calcext:value-type="float">
            <text:p>1448</text:p>
          </table:table-cell>
          <table:table-cell table:number-columns-repeated="5"/>
          <table:table-cell table:formula="of:=CONCATENATE([.$P$1];[.J1446];[.$Q$1];[.$N$3];[.A1446];[.$O$3];[.$Q$1];[.$N$3];[.B1446];[.$O$3];[.$Q$1];[.$N$2];[.E1446];[.$O$2];[.$Q$1];[.$N$2];[.C1446];[.$O$2];[.$Q$1];[.$N$2];[.F1446];[.$O$2];[.$Q$1];[.$N$2];[.D1446];[.$O$2];[.$O$2])" office:value-type="string" office:string-value="insert into creatives values (1448,'some description1448','http://domain1448.com',('windowsphone',),('US','KZ'),(),())" calcext:value-type="string">
            <text:p>insert into creatives values (1448,'some description1448','http://domain1448.com',('windowsphone',),('US','KZ'),(),())</text:p>
          </table:table-cell>
          <table:table-cell/>
        </table:table-row>
        <table:table-row table:style-name="ro2">
          <table:table-cell table:formula="of:=CONCATENATE([.A$1];[.J1447])" office:value-type="string" office:string-value="some description1449" calcext:value-type="string">
            <text:p>some description1449</text:p>
          </table:table-cell>
          <table:table-cell table:formula="of:=CONCATENATE([.B$1];[.$J1447];[.$M$2])" office:value-type="string" office:string-value="http://domain1449.com" calcext:value-type="string">
            <text:p>http://domain1449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49" calcext:value-type="float">
            <text:p>1449</text:p>
          </table:table-cell>
          <table:table-cell table:number-columns-repeated="5"/>
          <table:table-cell table:formula="of:=CONCATENATE([.$P$1];[.J1447];[.$Q$1];[.$N$3];[.A1447];[.$O$3];[.$Q$1];[.$N$3];[.B1447];[.$O$3];[.$Q$1];[.$N$2];[.E1447];[.$O$2];[.$Q$1];[.$N$2];[.C1447];[.$O$2];[.$Q$1];[.$N$2];[.F1447];[.$O$2];[.$Q$1];[.$N$2];[.D1447];[.$O$2];[.$O$2])" office:value-type="string" office:string-value="insert into creatives values (1449,'some description1449','http://domain1449.com',('windowsphone',),('US','KZ'),(),())" calcext:value-type="string">
            <text:p>insert into creatives values (1449,'some description1449','http://domain1449.com',('windowsphone',),('US','KZ'),(),())</text:p>
          </table:table-cell>
          <table:table-cell/>
        </table:table-row>
        <table:table-row table:style-name="ro2">
          <table:table-cell table:formula="of:=CONCATENATE([.A$1];[.J1448])" office:value-type="string" office:string-value="some description1450" calcext:value-type="string">
            <text:p>some description1450</text:p>
          </table:table-cell>
          <table:table-cell table:formula="of:=CONCATENATE([.B$1];[.$J1448];[.$M$2])" office:value-type="string" office:string-value="http://domain1450.com" calcext:value-type="string">
            <text:p>http://domain1450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0" calcext:value-type="float">
            <text:p>1450</text:p>
          </table:table-cell>
          <table:table-cell table:number-columns-repeated="5"/>
          <table:table-cell table:formula="of:=CONCATENATE([.$P$1];[.J1448];[.$Q$1];[.$N$3];[.A1448];[.$O$3];[.$Q$1];[.$N$3];[.B1448];[.$O$3];[.$Q$1];[.$N$2];[.E1448];[.$O$2];[.$Q$1];[.$N$2];[.C1448];[.$O$2];[.$Q$1];[.$N$2];[.F1448];[.$O$2];[.$Q$1];[.$N$2];[.D1448];[.$O$2];[.$O$2])" office:value-type="string" office:string-value="insert into creatives values (1450,'some description1450','http://domain1450.com',('windowsphone',),('US','KZ'),(),())" calcext:value-type="string">
            <text:p>insert into creatives values (1450,'some description1450','http://domain1450.com',('windowsphone',),('US','KZ'),(),())</text:p>
          </table:table-cell>
          <table:table-cell/>
        </table:table-row>
        <table:table-row table:style-name="ro2">
          <table:table-cell table:formula="of:=CONCATENATE([.A$1];[.J1449])" office:value-type="string" office:string-value="some description1451" calcext:value-type="string">
            <text:p>some description1451</text:p>
          </table:table-cell>
          <table:table-cell table:formula="of:=CONCATENATE([.B$1];[.$J1449];[.$M$2])" office:value-type="string" office:string-value="http://domain1451.com" calcext:value-type="string">
            <text:p>http://domain1451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1" calcext:value-type="float">
            <text:p>1451</text:p>
          </table:table-cell>
          <table:table-cell table:number-columns-repeated="5"/>
          <table:table-cell table:formula="of:=CONCATENATE([.$P$1];[.J1449];[.$Q$1];[.$N$3];[.A1449];[.$O$3];[.$Q$1];[.$N$3];[.B1449];[.$O$3];[.$Q$1];[.$N$2];[.E1449];[.$O$2];[.$Q$1];[.$N$2];[.C1449];[.$O$2];[.$Q$1];[.$N$2];[.F1449];[.$O$2];[.$Q$1];[.$N$2];[.D1449];[.$O$2];[.$O$2])" office:value-type="string" office:string-value="insert into creatives values (1451,'some description1451','http://domain1451.com',('windowsphone',),('US','KZ'),(),())" calcext:value-type="string">
            <text:p>insert into creatives values (1451,'some description1451','http://domain1451.com',('windowsphone',),('US','KZ'),(),())</text:p>
          </table:table-cell>
          <table:table-cell/>
        </table:table-row>
        <table:table-row table:style-name="ro2">
          <table:table-cell table:formula="of:=CONCATENATE([.A$1];[.J1450])" office:value-type="string" office:string-value="some description1452" calcext:value-type="string">
            <text:p>some description1452</text:p>
          </table:table-cell>
          <table:table-cell table:formula="of:=CONCATENATE([.B$1];[.$J1450];[.$M$2])" office:value-type="string" office:string-value="http://domain1452.com" calcext:value-type="string">
            <text:p>http://domain1452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2" calcext:value-type="float">
            <text:p>1452</text:p>
          </table:table-cell>
          <table:table-cell table:number-columns-repeated="5"/>
          <table:table-cell table:formula="of:=CONCATENATE([.$P$1];[.J1450];[.$Q$1];[.$N$3];[.A1450];[.$O$3];[.$Q$1];[.$N$3];[.B1450];[.$O$3];[.$Q$1];[.$N$2];[.E1450];[.$O$2];[.$Q$1];[.$N$2];[.C1450];[.$O$2];[.$Q$1];[.$N$2];[.F1450];[.$O$2];[.$Q$1];[.$N$2];[.D1450];[.$O$2];[.$O$2])" office:value-type="string" office:string-value="insert into creatives values (1452,'some description1452','http://domain1452.com',('windowsphone',),('US','KZ'),(),())" calcext:value-type="string">
            <text:p>insert into creatives values (1452,'some description1452','http://domain1452.com',('windowsphone',),('US','KZ'),(),())</text:p>
          </table:table-cell>
          <table:table-cell/>
        </table:table-row>
        <table:table-row table:style-name="ro2">
          <table:table-cell table:formula="of:=CONCATENATE([.A$1];[.J1451])" office:value-type="string" office:string-value="some description1453" calcext:value-type="string">
            <text:p>some description1453</text:p>
          </table:table-cell>
          <table:table-cell table:formula="of:=CONCATENATE([.B$1];[.$J1451];[.$M$2])" office:value-type="string" office:string-value="http://domain1453.com" calcext:value-type="string">
            <text:p>http://domain1453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3" calcext:value-type="float">
            <text:p>1453</text:p>
          </table:table-cell>
          <table:table-cell table:number-columns-repeated="5"/>
          <table:table-cell table:formula="of:=CONCATENATE([.$P$1];[.J1451];[.$Q$1];[.$N$3];[.A1451];[.$O$3];[.$Q$1];[.$N$3];[.B1451];[.$O$3];[.$Q$1];[.$N$2];[.E1451];[.$O$2];[.$Q$1];[.$N$2];[.C1451];[.$O$2];[.$Q$1];[.$N$2];[.F1451];[.$O$2];[.$Q$1];[.$N$2];[.D1451];[.$O$2];[.$O$2])" office:value-type="string" office:string-value="insert into creatives values (1453,'some description1453','http://domain1453.com',('windowsphone',),('US','KZ'),(),())" calcext:value-type="string">
            <text:p>insert into creatives values (1453,'some description1453','http://domain1453.com',('windowsphone',),('US','KZ'),(),())</text:p>
          </table:table-cell>
          <table:table-cell/>
        </table:table-row>
        <table:table-row table:style-name="ro2">
          <table:table-cell table:formula="of:=CONCATENATE([.A$1];[.J1452])" office:value-type="string" office:string-value="some description1454" calcext:value-type="string">
            <text:p>some description1454</text:p>
          </table:table-cell>
          <table:table-cell table:formula="of:=CONCATENATE([.B$1];[.$J1452];[.$M$2])" office:value-type="string" office:string-value="http://domain1454.com" calcext:value-type="string">
            <text:p>http://domain1454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4" calcext:value-type="float">
            <text:p>1454</text:p>
          </table:table-cell>
          <table:table-cell table:number-columns-repeated="5"/>
          <table:table-cell table:formula="of:=CONCATENATE([.$P$1];[.J1452];[.$Q$1];[.$N$3];[.A1452];[.$O$3];[.$Q$1];[.$N$3];[.B1452];[.$O$3];[.$Q$1];[.$N$2];[.E1452];[.$O$2];[.$Q$1];[.$N$2];[.C1452];[.$O$2];[.$Q$1];[.$N$2];[.F1452];[.$O$2];[.$Q$1];[.$N$2];[.D1452];[.$O$2];[.$O$2])" office:value-type="string" office:string-value="insert into creatives values (1454,'some description1454','http://domain1454.com',('windowsphone',),('US','KZ'),(),())" calcext:value-type="string">
            <text:p>insert into creatives values (1454,'some description1454','http://domain1454.com',('windowsphone',),('US','KZ'),(),())</text:p>
          </table:table-cell>
          <table:table-cell/>
        </table:table-row>
        <table:table-row table:style-name="ro2">
          <table:table-cell table:formula="of:=CONCATENATE([.A$1];[.J1453])" office:value-type="string" office:string-value="some description1455" calcext:value-type="string">
            <text:p>some description1455</text:p>
          </table:table-cell>
          <table:table-cell table:formula="of:=CONCATENATE([.B$1];[.$J1453];[.$M$2])" office:value-type="string" office:string-value="http://domain1455.com" calcext:value-type="string">
            <text:p>http://domain1455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5" calcext:value-type="float">
            <text:p>1455</text:p>
          </table:table-cell>
          <table:table-cell table:number-columns-repeated="5"/>
          <table:table-cell table:formula="of:=CONCATENATE([.$P$1];[.J1453];[.$Q$1];[.$N$3];[.A1453];[.$O$3];[.$Q$1];[.$N$3];[.B1453];[.$O$3];[.$Q$1];[.$N$2];[.E1453];[.$O$2];[.$Q$1];[.$N$2];[.C1453];[.$O$2];[.$Q$1];[.$N$2];[.F1453];[.$O$2];[.$Q$1];[.$N$2];[.D1453];[.$O$2];[.$O$2])" office:value-type="string" office:string-value="insert into creatives values (1455,'some description1455','http://domain1455.com',('windowsphone',),('US','KZ'),(),())" calcext:value-type="string">
            <text:p>insert into creatives values (1455,'some description1455','http://domain1455.com',('windowsphone',),('US','KZ'),(),())</text:p>
          </table:table-cell>
          <table:table-cell/>
        </table:table-row>
        <table:table-row table:style-name="ro2">
          <table:table-cell table:formula="of:=CONCATENATE([.A$1];[.J1454])" office:value-type="string" office:string-value="some description1456" calcext:value-type="string">
            <text:p>some description1456</text:p>
          </table:table-cell>
          <table:table-cell table:formula="of:=CONCATENATE([.B$1];[.$J1454];[.$M$2])" office:value-type="string" office:string-value="http://domain1456.com" calcext:value-type="string">
            <text:p>http://domain1456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6" calcext:value-type="float">
            <text:p>1456</text:p>
          </table:table-cell>
          <table:table-cell table:number-columns-repeated="5"/>
          <table:table-cell table:formula="of:=CONCATENATE([.$P$1];[.J1454];[.$Q$1];[.$N$3];[.A1454];[.$O$3];[.$Q$1];[.$N$3];[.B1454];[.$O$3];[.$Q$1];[.$N$2];[.E1454];[.$O$2];[.$Q$1];[.$N$2];[.C1454];[.$O$2];[.$Q$1];[.$N$2];[.F1454];[.$O$2];[.$Q$1];[.$N$2];[.D1454];[.$O$2];[.$O$2])" office:value-type="string" office:string-value="insert into creatives values (1456,'some description1456','http://domain1456.com',('windowsphone',),('US','KZ'),(),())" calcext:value-type="string">
            <text:p>insert into creatives values (1456,'some description1456','http://domain1456.com',('windowsphone',),('US','KZ'),(),())</text:p>
          </table:table-cell>
          <table:table-cell/>
        </table:table-row>
        <table:table-row table:style-name="ro2">
          <table:table-cell table:formula="of:=CONCATENATE([.A$1];[.J1455])" office:value-type="string" office:string-value="some description1457" calcext:value-type="string">
            <text:p>some description1457</text:p>
          </table:table-cell>
          <table:table-cell table:formula="of:=CONCATENATE([.B$1];[.$J1455];[.$M$2])" office:value-type="string" office:string-value="http://domain1457.com" calcext:value-type="string">
            <text:p>http://domain1457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7" calcext:value-type="float">
            <text:p>1457</text:p>
          </table:table-cell>
          <table:table-cell table:number-columns-repeated="5"/>
          <table:table-cell table:formula="of:=CONCATENATE([.$P$1];[.J1455];[.$Q$1];[.$N$3];[.A1455];[.$O$3];[.$Q$1];[.$N$3];[.B1455];[.$O$3];[.$Q$1];[.$N$2];[.E1455];[.$O$2];[.$Q$1];[.$N$2];[.C1455];[.$O$2];[.$Q$1];[.$N$2];[.F1455];[.$O$2];[.$Q$1];[.$N$2];[.D1455];[.$O$2];[.$O$2])" office:value-type="string" office:string-value="insert into creatives values (1457,'some description1457','http://domain1457.com',('windowsphone',),('US','KZ'),(),())" calcext:value-type="string">
            <text:p>insert into creatives values (1457,'some description1457','http://domain1457.com',('windowsphone',),('US','KZ'),(),())</text:p>
          </table:table-cell>
          <table:table-cell/>
        </table:table-row>
        <table:table-row table:style-name="ro2">
          <table:table-cell table:formula="of:=CONCATENATE([.A$1];[.J1456])" office:value-type="string" office:string-value="some description1458" calcext:value-type="string">
            <text:p>some description1458</text:p>
          </table:table-cell>
          <table:table-cell table:formula="of:=CONCATENATE([.B$1];[.$J1456];[.$M$2])" office:value-type="string" office:string-value="http://domain1458.com" calcext:value-type="string">
            <text:p>http://domain1458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8" calcext:value-type="float">
            <text:p>1458</text:p>
          </table:table-cell>
          <table:table-cell table:number-columns-repeated="5"/>
          <table:table-cell table:formula="of:=CONCATENATE([.$P$1];[.J1456];[.$Q$1];[.$N$3];[.A1456];[.$O$3];[.$Q$1];[.$N$3];[.B1456];[.$O$3];[.$Q$1];[.$N$2];[.E1456];[.$O$2];[.$Q$1];[.$N$2];[.C1456];[.$O$2];[.$Q$1];[.$N$2];[.F1456];[.$O$2];[.$Q$1];[.$N$2];[.D1456];[.$O$2];[.$O$2])" office:value-type="string" office:string-value="insert into creatives values (1458,'some description1458','http://domain1458.com',('windowsphone',),('US','KZ'),(),())" calcext:value-type="string">
            <text:p>insert into creatives values (1458,'some description1458','http://domain1458.com',('windowsphone',),('US','KZ'),(),())</text:p>
          </table:table-cell>
          <table:table-cell/>
        </table:table-row>
        <table:table-row table:style-name="ro2">
          <table:table-cell table:formula="of:=CONCATENATE([.A$1];[.J1457])" office:value-type="string" office:string-value="some description1459" calcext:value-type="string">
            <text:p>some description1459</text:p>
          </table:table-cell>
          <table:table-cell table:formula="of:=CONCATENATE([.B$1];[.$J1457];[.$M$2])" office:value-type="string" office:string-value="http://domain1459.com" calcext:value-type="string">
            <text:p>http://domain1459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59" calcext:value-type="float">
            <text:p>1459</text:p>
          </table:table-cell>
          <table:table-cell table:number-columns-repeated="5"/>
          <table:table-cell table:formula="of:=CONCATENATE([.$P$1];[.J1457];[.$Q$1];[.$N$3];[.A1457];[.$O$3];[.$Q$1];[.$N$3];[.B1457];[.$O$3];[.$Q$1];[.$N$2];[.E1457];[.$O$2];[.$Q$1];[.$N$2];[.C1457];[.$O$2];[.$Q$1];[.$N$2];[.F1457];[.$O$2];[.$Q$1];[.$N$2];[.D1457];[.$O$2];[.$O$2])" office:value-type="string" office:string-value="insert into creatives values (1459,'some description1459','http://domain1459.com',('windowsphone',),('US','KZ'),(),())" calcext:value-type="string">
            <text:p>insert into creatives values (1459,'some description1459','http://domain1459.com',('windowsphone',),('US','KZ'),(),())</text:p>
          </table:table-cell>
          <table:table-cell/>
        </table:table-row>
        <table:table-row table:style-name="ro2">
          <table:table-cell table:formula="of:=CONCATENATE([.A$1];[.J1458])" office:value-type="string" office:string-value="some description1460" calcext:value-type="string">
            <text:p>some description1460</text:p>
          </table:table-cell>
          <table:table-cell table:formula="of:=CONCATENATE([.B$1];[.$J1458];[.$M$2])" office:value-type="string" office:string-value="http://domain1460.com" calcext:value-type="string">
            <text:p>http://domain1460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0" calcext:value-type="float">
            <text:p>1460</text:p>
          </table:table-cell>
          <table:table-cell table:number-columns-repeated="5"/>
          <table:table-cell table:formula="of:=CONCATENATE([.$P$1];[.J1458];[.$Q$1];[.$N$3];[.A1458];[.$O$3];[.$Q$1];[.$N$3];[.B1458];[.$O$3];[.$Q$1];[.$N$2];[.E1458];[.$O$2];[.$Q$1];[.$N$2];[.C1458];[.$O$2];[.$Q$1];[.$N$2];[.F1458];[.$O$2];[.$Q$1];[.$N$2];[.D1458];[.$O$2];[.$O$2])" office:value-type="string" office:string-value="insert into creatives values (1460,'some description1460','http://domain1460.com',('windowsphone',),('US','KZ'),(),())" calcext:value-type="string">
            <text:p>insert into creatives values (1460,'some description1460','http://domain1460.com',('windowsphone',),('US','KZ'),(),())</text:p>
          </table:table-cell>
          <table:table-cell/>
        </table:table-row>
        <table:table-row table:style-name="ro2">
          <table:table-cell table:formula="of:=CONCATENATE([.A$1];[.J1459])" office:value-type="string" office:string-value="some description1461" calcext:value-type="string">
            <text:p>some description1461</text:p>
          </table:table-cell>
          <table:table-cell table:formula="of:=CONCATENATE([.B$1];[.$J1459];[.$M$2])" office:value-type="string" office:string-value="http://domain1461.com" calcext:value-type="string">
            <text:p>http://domain1461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1" calcext:value-type="float">
            <text:p>1461</text:p>
          </table:table-cell>
          <table:table-cell table:number-columns-repeated="5"/>
          <table:table-cell table:formula="of:=CONCATENATE([.$P$1];[.J1459];[.$Q$1];[.$N$3];[.A1459];[.$O$3];[.$Q$1];[.$N$3];[.B1459];[.$O$3];[.$Q$1];[.$N$2];[.E1459];[.$O$2];[.$Q$1];[.$N$2];[.C1459];[.$O$2];[.$Q$1];[.$N$2];[.F1459];[.$O$2];[.$Q$1];[.$N$2];[.D1459];[.$O$2];[.$O$2])" office:value-type="string" office:string-value="insert into creatives values (1461,'some description1461','http://domain1461.com',('windowsphone',),('US','KZ'),(),())" calcext:value-type="string">
            <text:p>insert into creatives values (1461,'some description1461','http://domain1461.com',('windowsphone',),('US','KZ'),(),())</text:p>
          </table:table-cell>
          <table:table-cell/>
        </table:table-row>
        <table:table-row table:style-name="ro2">
          <table:table-cell table:formula="of:=CONCATENATE([.A$1];[.J1460])" office:value-type="string" office:string-value="some description1462" calcext:value-type="string">
            <text:p>some description1462</text:p>
          </table:table-cell>
          <table:table-cell table:formula="of:=CONCATENATE([.B$1];[.$J1460];[.$M$2])" office:value-type="string" office:string-value="http://domain1462.com" calcext:value-type="string">
            <text:p>http://domain1462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2" calcext:value-type="float">
            <text:p>1462</text:p>
          </table:table-cell>
          <table:table-cell table:number-columns-repeated="5"/>
          <table:table-cell table:formula="of:=CONCATENATE([.$P$1];[.J1460];[.$Q$1];[.$N$3];[.A1460];[.$O$3];[.$Q$1];[.$N$3];[.B1460];[.$O$3];[.$Q$1];[.$N$2];[.E1460];[.$O$2];[.$Q$1];[.$N$2];[.C1460];[.$O$2];[.$Q$1];[.$N$2];[.F1460];[.$O$2];[.$Q$1];[.$N$2];[.D1460];[.$O$2];[.$O$2])" office:value-type="string" office:string-value="insert into creatives values (1462,'some description1462','http://domain1462.com',('windowsphone',),('US','KZ'),(),())" calcext:value-type="string">
            <text:p>insert into creatives values (1462,'some description1462','http://domain1462.com',('windowsphone',),('US','KZ'),(),())</text:p>
          </table:table-cell>
          <table:table-cell/>
        </table:table-row>
        <table:table-row table:style-name="ro2">
          <table:table-cell table:formula="of:=CONCATENATE([.A$1];[.J1461])" office:value-type="string" office:string-value="some description1463" calcext:value-type="string">
            <text:p>some description1463</text:p>
          </table:table-cell>
          <table:table-cell table:formula="of:=CONCATENATE([.B$1];[.$J1461];[.$M$2])" office:value-type="string" office:string-value="http://domain1463.com" calcext:value-type="string">
            <text:p>http://domain1463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3" calcext:value-type="float">
            <text:p>1463</text:p>
          </table:table-cell>
          <table:table-cell table:number-columns-repeated="5"/>
          <table:table-cell table:formula="of:=CONCATENATE([.$P$1];[.J1461];[.$Q$1];[.$N$3];[.A1461];[.$O$3];[.$Q$1];[.$N$3];[.B1461];[.$O$3];[.$Q$1];[.$N$2];[.E1461];[.$O$2];[.$Q$1];[.$N$2];[.C1461];[.$O$2];[.$Q$1];[.$N$2];[.F1461];[.$O$2];[.$Q$1];[.$N$2];[.D1461];[.$O$2];[.$O$2])" office:value-type="string" office:string-value="insert into creatives values (1463,'some description1463','http://domain1463.com',('windowsphone',),('US','KZ'),(),())" calcext:value-type="string">
            <text:p>insert into creatives values (1463,'some description1463','http://domain1463.com',('windowsphone',),('US','KZ'),(),())</text:p>
          </table:table-cell>
          <table:table-cell/>
        </table:table-row>
        <table:table-row table:style-name="ro2">
          <table:table-cell table:formula="of:=CONCATENATE([.A$1];[.J1462])" office:value-type="string" office:string-value="some description1464" calcext:value-type="string">
            <text:p>some description1464</text:p>
          </table:table-cell>
          <table:table-cell table:formula="of:=CONCATENATE([.B$1];[.$J1462];[.$M$2])" office:value-type="string" office:string-value="http://domain1464.com" calcext:value-type="string">
            <text:p>http://domain1464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4" calcext:value-type="float">
            <text:p>1464</text:p>
          </table:table-cell>
          <table:table-cell table:number-columns-repeated="5"/>
          <table:table-cell table:formula="of:=CONCATENATE([.$P$1];[.J1462];[.$Q$1];[.$N$3];[.A1462];[.$O$3];[.$Q$1];[.$N$3];[.B1462];[.$O$3];[.$Q$1];[.$N$2];[.E1462];[.$O$2];[.$Q$1];[.$N$2];[.C1462];[.$O$2];[.$Q$1];[.$N$2];[.F1462];[.$O$2];[.$Q$1];[.$N$2];[.D1462];[.$O$2];[.$O$2])" office:value-type="string" office:string-value="insert into creatives values (1464,'some description1464','http://domain1464.com',('windowsphone',),('US','KZ'),(),())" calcext:value-type="string">
            <text:p>insert into creatives values (1464,'some description1464','http://domain1464.com',('windowsphone',),('US','KZ'),(),())</text:p>
          </table:table-cell>
          <table:table-cell/>
        </table:table-row>
        <table:table-row table:style-name="ro2">
          <table:table-cell table:formula="of:=CONCATENATE([.A$1];[.J1463])" office:value-type="string" office:string-value="some description1465" calcext:value-type="string">
            <text:p>some description1465</text:p>
          </table:table-cell>
          <table:table-cell table:formula="of:=CONCATENATE([.B$1];[.$J1463];[.$M$2])" office:value-type="string" office:string-value="http://domain1465.com" calcext:value-type="string">
            <text:p>http://domain1465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5" calcext:value-type="float">
            <text:p>1465</text:p>
          </table:table-cell>
          <table:table-cell table:number-columns-repeated="5"/>
          <table:table-cell table:formula="of:=CONCATENATE([.$P$1];[.J1463];[.$Q$1];[.$N$3];[.A1463];[.$O$3];[.$Q$1];[.$N$3];[.B1463];[.$O$3];[.$Q$1];[.$N$2];[.E1463];[.$O$2];[.$Q$1];[.$N$2];[.C1463];[.$O$2];[.$Q$1];[.$N$2];[.F1463];[.$O$2];[.$Q$1];[.$N$2];[.D1463];[.$O$2];[.$O$2])" office:value-type="string" office:string-value="insert into creatives values (1465,'some description1465','http://domain1465.com',('windowsphone',),('US','KZ'),(),())" calcext:value-type="string">
            <text:p>insert into creatives values (1465,'some description1465','http://domain1465.com',('windowsphone',),('US','KZ'),(),())</text:p>
          </table:table-cell>
          <table:table-cell/>
        </table:table-row>
        <table:table-row table:style-name="ro2">
          <table:table-cell table:formula="of:=CONCATENATE([.A$1];[.J1464])" office:value-type="string" office:string-value="some description1466" calcext:value-type="string">
            <text:p>some description1466</text:p>
          </table:table-cell>
          <table:table-cell table:formula="of:=CONCATENATE([.B$1];[.$J1464];[.$M$2])" office:value-type="string" office:string-value="http://domain1466.com" calcext:value-type="string">
            <text:p>http://domain1466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6" calcext:value-type="float">
            <text:p>1466</text:p>
          </table:table-cell>
          <table:table-cell table:number-columns-repeated="5"/>
          <table:table-cell table:formula="of:=CONCATENATE([.$P$1];[.J1464];[.$Q$1];[.$N$3];[.A1464];[.$O$3];[.$Q$1];[.$N$3];[.B1464];[.$O$3];[.$Q$1];[.$N$2];[.E1464];[.$O$2];[.$Q$1];[.$N$2];[.C1464];[.$O$2];[.$Q$1];[.$N$2];[.F1464];[.$O$2];[.$Q$1];[.$N$2];[.D1464];[.$O$2];[.$O$2])" office:value-type="string" office:string-value="insert into creatives values (1466,'some description1466','http://domain1466.com',('windowsphone',),('US','KZ'),(),())" calcext:value-type="string">
            <text:p>insert into creatives values (1466,'some description1466','http://domain1466.com',('windowsphone',),('US','KZ'),(),())</text:p>
          </table:table-cell>
          <table:table-cell/>
        </table:table-row>
        <table:table-row table:style-name="ro2">
          <table:table-cell table:formula="of:=CONCATENATE([.A$1];[.J1465])" office:value-type="string" office:string-value="some description1467" calcext:value-type="string">
            <text:p>some description1467</text:p>
          </table:table-cell>
          <table:table-cell table:formula="of:=CONCATENATE([.B$1];[.$J1465];[.$M$2])" office:value-type="string" office:string-value="http://domain1467.com" calcext:value-type="string">
            <text:p>http://domain1467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7" calcext:value-type="float">
            <text:p>1467</text:p>
          </table:table-cell>
          <table:table-cell table:number-columns-repeated="5"/>
          <table:table-cell table:formula="of:=CONCATENATE([.$P$1];[.J1465];[.$Q$1];[.$N$3];[.A1465];[.$O$3];[.$Q$1];[.$N$3];[.B1465];[.$O$3];[.$Q$1];[.$N$2];[.E1465];[.$O$2];[.$Q$1];[.$N$2];[.C1465];[.$O$2];[.$Q$1];[.$N$2];[.F1465];[.$O$2];[.$Q$1];[.$N$2];[.D1465];[.$O$2];[.$O$2])" office:value-type="string" office:string-value="insert into creatives values (1467,'some description1467','http://domain1467.com',('windowsphone',),('US','KZ'),(),())" calcext:value-type="string">
            <text:p>insert into creatives values (1467,'some description1467','http://domain1467.com',('windowsphone',),('US','KZ'),(),())</text:p>
          </table:table-cell>
          <table:table-cell/>
        </table:table-row>
        <table:table-row table:style-name="ro2">
          <table:table-cell table:formula="of:=CONCATENATE([.A$1];[.J1466])" office:value-type="string" office:string-value="some description1468" calcext:value-type="string">
            <text:p>some description1468</text:p>
          </table:table-cell>
          <table:table-cell table:formula="of:=CONCATENATE([.B$1];[.$J1466];[.$M$2])" office:value-type="string" office:string-value="http://domain1468.com" calcext:value-type="string">
            <text:p>http://domain1468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8" calcext:value-type="float">
            <text:p>1468</text:p>
          </table:table-cell>
          <table:table-cell table:number-columns-repeated="5"/>
          <table:table-cell table:formula="of:=CONCATENATE([.$P$1];[.J1466];[.$Q$1];[.$N$3];[.A1466];[.$O$3];[.$Q$1];[.$N$3];[.B1466];[.$O$3];[.$Q$1];[.$N$2];[.E1466];[.$O$2];[.$Q$1];[.$N$2];[.C1466];[.$O$2];[.$Q$1];[.$N$2];[.F1466];[.$O$2];[.$Q$1];[.$N$2];[.D1466];[.$O$2];[.$O$2])" office:value-type="string" office:string-value="insert into creatives values (1468,'some description1468','http://domain1468.com',('windowsphone',),('US','KZ'),(),())" calcext:value-type="string">
            <text:p>insert into creatives values (1468,'some description1468','http://domain1468.com',('windowsphone',),('US','KZ'),(),())</text:p>
          </table:table-cell>
          <table:table-cell/>
        </table:table-row>
        <table:table-row table:style-name="ro2">
          <table:table-cell table:formula="of:=CONCATENATE([.A$1];[.J1467])" office:value-type="string" office:string-value="some description1469" calcext:value-type="string">
            <text:p>some description1469</text:p>
          </table:table-cell>
          <table:table-cell table:formula="of:=CONCATENATE([.B$1];[.$J1467];[.$M$2])" office:value-type="string" office:string-value="http://domain1469.com" calcext:value-type="string">
            <text:p>http://domain1469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69" calcext:value-type="float">
            <text:p>1469</text:p>
          </table:table-cell>
          <table:table-cell table:number-columns-repeated="5"/>
          <table:table-cell table:formula="of:=CONCATENATE([.$P$1];[.J1467];[.$Q$1];[.$N$3];[.A1467];[.$O$3];[.$Q$1];[.$N$3];[.B1467];[.$O$3];[.$Q$1];[.$N$2];[.E1467];[.$O$2];[.$Q$1];[.$N$2];[.C1467];[.$O$2];[.$Q$1];[.$N$2];[.F1467];[.$O$2];[.$Q$1];[.$N$2];[.D1467];[.$O$2];[.$O$2])" office:value-type="string" office:string-value="insert into creatives values (1469,'some description1469','http://domain1469.com',('windowsphone',),('US','KZ'),(),())" calcext:value-type="string">
            <text:p>insert into creatives values (1469,'some description1469','http://domain1469.com',('windowsphone',),('US','KZ'),(),())</text:p>
          </table:table-cell>
          <table:table-cell/>
        </table:table-row>
        <table:table-row table:style-name="ro2">
          <table:table-cell table:formula="of:=CONCATENATE([.A$1];[.J1468])" office:value-type="string" office:string-value="some description1470" calcext:value-type="string">
            <text:p>some description1470</text:p>
          </table:table-cell>
          <table:table-cell table:formula="of:=CONCATENATE([.B$1];[.$J1468];[.$M$2])" office:value-type="string" office:string-value="http://domain1470.com" calcext:value-type="string">
            <text:p>http://domain1470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0" calcext:value-type="float">
            <text:p>1470</text:p>
          </table:table-cell>
          <table:table-cell table:number-columns-repeated="5"/>
          <table:table-cell table:formula="of:=CONCATENATE([.$P$1];[.J1468];[.$Q$1];[.$N$3];[.A1468];[.$O$3];[.$Q$1];[.$N$3];[.B1468];[.$O$3];[.$Q$1];[.$N$2];[.E1468];[.$O$2];[.$Q$1];[.$N$2];[.C1468];[.$O$2];[.$Q$1];[.$N$2];[.F1468];[.$O$2];[.$Q$1];[.$N$2];[.D1468];[.$O$2];[.$O$2])" office:value-type="string" office:string-value="insert into creatives values (1470,'some description1470','http://domain1470.com',('windowsphone',),('US','KZ'),(),())" calcext:value-type="string">
            <text:p>insert into creatives values (1470,'some description1470','http://domain1470.com',('windowsphone',),('US','KZ'),(),())</text:p>
          </table:table-cell>
          <table:table-cell/>
        </table:table-row>
        <table:table-row table:style-name="ro2">
          <table:table-cell table:formula="of:=CONCATENATE([.A$1];[.J1469])" office:value-type="string" office:string-value="some description1471" calcext:value-type="string">
            <text:p>some description1471</text:p>
          </table:table-cell>
          <table:table-cell table:formula="of:=CONCATENATE([.B$1];[.$J1469];[.$M$2])" office:value-type="string" office:string-value="http://domain1471.com" calcext:value-type="string">
            <text:p>http://domain1471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1" calcext:value-type="float">
            <text:p>1471</text:p>
          </table:table-cell>
          <table:table-cell table:number-columns-repeated="5"/>
          <table:table-cell table:formula="of:=CONCATENATE([.$P$1];[.J1469];[.$Q$1];[.$N$3];[.A1469];[.$O$3];[.$Q$1];[.$N$3];[.B1469];[.$O$3];[.$Q$1];[.$N$2];[.E1469];[.$O$2];[.$Q$1];[.$N$2];[.C1469];[.$O$2];[.$Q$1];[.$N$2];[.F1469];[.$O$2];[.$Q$1];[.$N$2];[.D1469];[.$O$2];[.$O$2])" office:value-type="string" office:string-value="insert into creatives values (1471,'some description1471','http://domain1471.com',('windowsphone',),('US','KZ'),(),())" calcext:value-type="string">
            <text:p>insert into creatives values (1471,'some description1471','http://domain1471.com',('windowsphone',),('US','KZ'),(),())</text:p>
          </table:table-cell>
          <table:table-cell/>
        </table:table-row>
        <table:table-row table:style-name="ro2">
          <table:table-cell table:formula="of:=CONCATENATE([.A$1];[.J1470])" office:value-type="string" office:string-value="some description1472" calcext:value-type="string">
            <text:p>some description1472</text:p>
          </table:table-cell>
          <table:table-cell table:formula="of:=CONCATENATE([.B$1];[.$J1470];[.$M$2])" office:value-type="string" office:string-value="http://domain1472.com" calcext:value-type="string">
            <text:p>http://domain1472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2" calcext:value-type="float">
            <text:p>1472</text:p>
          </table:table-cell>
          <table:table-cell table:number-columns-repeated="5"/>
          <table:table-cell table:formula="of:=CONCATENATE([.$P$1];[.J1470];[.$Q$1];[.$N$3];[.A1470];[.$O$3];[.$Q$1];[.$N$3];[.B1470];[.$O$3];[.$Q$1];[.$N$2];[.E1470];[.$O$2];[.$Q$1];[.$N$2];[.C1470];[.$O$2];[.$Q$1];[.$N$2];[.F1470];[.$O$2];[.$Q$1];[.$N$2];[.D1470];[.$O$2];[.$O$2])" office:value-type="string" office:string-value="insert into creatives values (1472,'some description1472','http://domain1472.com',('windowsphone',),('US','KZ'),(),())" calcext:value-type="string">
            <text:p>insert into creatives values (1472,'some description1472','http://domain1472.com',('windowsphone',),('US','KZ'),(),())</text:p>
          </table:table-cell>
          <table:table-cell/>
        </table:table-row>
        <table:table-row table:style-name="ro2">
          <table:table-cell table:formula="of:=CONCATENATE([.A$1];[.J1471])" office:value-type="string" office:string-value="some description1473" calcext:value-type="string">
            <text:p>some description1473</text:p>
          </table:table-cell>
          <table:table-cell table:formula="of:=CONCATENATE([.B$1];[.$J1471];[.$M$2])" office:value-type="string" office:string-value="http://domain1473.com" calcext:value-type="string">
            <text:p>http://domain1473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3" calcext:value-type="float">
            <text:p>1473</text:p>
          </table:table-cell>
          <table:table-cell table:number-columns-repeated="5"/>
          <table:table-cell table:formula="of:=CONCATENATE([.$P$1];[.J1471];[.$Q$1];[.$N$3];[.A1471];[.$O$3];[.$Q$1];[.$N$3];[.B1471];[.$O$3];[.$Q$1];[.$N$2];[.E1471];[.$O$2];[.$Q$1];[.$N$2];[.C1471];[.$O$2];[.$Q$1];[.$N$2];[.F1471];[.$O$2];[.$Q$1];[.$N$2];[.D1471];[.$O$2];[.$O$2])" office:value-type="string" office:string-value="insert into creatives values (1473,'some description1473','http://domain1473.com',('windowsphone',),('US','KZ'),(),())" calcext:value-type="string">
            <text:p>insert into creatives values (1473,'some description1473','http://domain1473.com',('windowsphone',),('US','KZ'),(),())</text:p>
          </table:table-cell>
          <table:table-cell/>
        </table:table-row>
        <table:table-row table:style-name="ro2">
          <table:table-cell table:formula="of:=CONCATENATE([.A$1];[.J1472])" office:value-type="string" office:string-value="some description1474" calcext:value-type="string">
            <text:p>some description1474</text:p>
          </table:table-cell>
          <table:table-cell table:formula="of:=CONCATENATE([.B$1];[.$J1472];[.$M$2])" office:value-type="string" office:string-value="http://domain1474.com" calcext:value-type="string">
            <text:p>http://domain1474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4" calcext:value-type="float">
            <text:p>1474</text:p>
          </table:table-cell>
          <table:table-cell table:number-columns-repeated="5"/>
          <table:table-cell table:formula="of:=CONCATENATE([.$P$1];[.J1472];[.$Q$1];[.$N$3];[.A1472];[.$O$3];[.$Q$1];[.$N$3];[.B1472];[.$O$3];[.$Q$1];[.$N$2];[.E1472];[.$O$2];[.$Q$1];[.$N$2];[.C1472];[.$O$2];[.$Q$1];[.$N$2];[.F1472];[.$O$2];[.$Q$1];[.$N$2];[.D1472];[.$O$2];[.$O$2])" office:value-type="string" office:string-value="insert into creatives values (1474,'some description1474','http://domain1474.com',('windowsphone',),('US','KZ'),(),())" calcext:value-type="string">
            <text:p>insert into creatives values (1474,'some description1474','http://domain1474.com',('windowsphone',),('US','KZ'),(),())</text:p>
          </table:table-cell>
          <table:table-cell/>
        </table:table-row>
        <table:table-row table:style-name="ro2">
          <table:table-cell table:formula="of:=CONCATENATE([.A$1];[.J1473])" office:value-type="string" office:string-value="some description1475" calcext:value-type="string">
            <text:p>some description1475</text:p>
          </table:table-cell>
          <table:table-cell table:formula="of:=CONCATENATE([.B$1];[.$J1473];[.$M$2])" office:value-type="string" office:string-value="http://domain1475.com" calcext:value-type="string">
            <text:p>http://domain1475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5" calcext:value-type="float">
            <text:p>1475</text:p>
          </table:table-cell>
          <table:table-cell table:number-columns-repeated="5"/>
          <table:table-cell table:formula="of:=CONCATENATE([.$P$1];[.J1473];[.$Q$1];[.$N$3];[.A1473];[.$O$3];[.$Q$1];[.$N$3];[.B1473];[.$O$3];[.$Q$1];[.$N$2];[.E1473];[.$O$2];[.$Q$1];[.$N$2];[.C1473];[.$O$2];[.$Q$1];[.$N$2];[.F1473];[.$O$2];[.$Q$1];[.$N$2];[.D1473];[.$O$2];[.$O$2])" office:value-type="string" office:string-value="insert into creatives values (1475,'some description1475','http://domain1475.com',('windowsphone',),('US','KZ'),(),())" calcext:value-type="string">
            <text:p>insert into creatives values (1475,'some description1475','http://domain1475.com',('windowsphone',),('US','KZ'),(),())</text:p>
          </table:table-cell>
          <table:table-cell/>
        </table:table-row>
        <table:table-row table:style-name="ro2">
          <table:table-cell table:formula="of:=CONCATENATE([.A$1];[.J1474])" office:value-type="string" office:string-value="some description1476" calcext:value-type="string">
            <text:p>some description1476</text:p>
          </table:table-cell>
          <table:table-cell table:formula="of:=CONCATENATE([.B$1];[.$J1474];[.$M$2])" office:value-type="string" office:string-value="http://domain1476.com" calcext:value-type="string">
            <text:p>http://domain1476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6" calcext:value-type="float">
            <text:p>1476</text:p>
          </table:table-cell>
          <table:table-cell table:number-columns-repeated="5"/>
          <table:table-cell table:formula="of:=CONCATENATE([.$P$1];[.J1474];[.$Q$1];[.$N$3];[.A1474];[.$O$3];[.$Q$1];[.$N$3];[.B1474];[.$O$3];[.$Q$1];[.$N$2];[.E1474];[.$O$2];[.$Q$1];[.$N$2];[.C1474];[.$O$2];[.$Q$1];[.$N$2];[.F1474];[.$O$2];[.$Q$1];[.$N$2];[.D1474];[.$O$2];[.$O$2])" office:value-type="string" office:string-value="insert into creatives values (1476,'some description1476','http://domain1476.com',('windowsphone',),('US','KZ'),(),())" calcext:value-type="string">
            <text:p>insert into creatives values (1476,'some description1476','http://domain1476.com',('windowsphone',),('US','KZ'),(),())</text:p>
          </table:table-cell>
          <table:table-cell/>
        </table:table-row>
        <table:table-row table:style-name="ro2">
          <table:table-cell table:formula="of:=CONCATENATE([.A$1];[.J1475])" office:value-type="string" office:string-value="some description1477" calcext:value-type="string">
            <text:p>some description1477</text:p>
          </table:table-cell>
          <table:table-cell table:formula="of:=CONCATENATE([.B$1];[.$J1475];[.$M$2])" office:value-type="string" office:string-value="http://domain1477.com" calcext:value-type="string">
            <text:p>http://domain1477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7" calcext:value-type="float">
            <text:p>1477</text:p>
          </table:table-cell>
          <table:table-cell table:number-columns-repeated="5"/>
          <table:table-cell table:formula="of:=CONCATENATE([.$P$1];[.J1475];[.$Q$1];[.$N$3];[.A1475];[.$O$3];[.$Q$1];[.$N$3];[.B1475];[.$O$3];[.$Q$1];[.$N$2];[.E1475];[.$O$2];[.$Q$1];[.$N$2];[.C1475];[.$O$2];[.$Q$1];[.$N$2];[.F1475];[.$O$2];[.$Q$1];[.$N$2];[.D1475];[.$O$2];[.$O$2])" office:value-type="string" office:string-value="insert into creatives values (1477,'some description1477','http://domain1477.com',('windowsphone',),('US','KZ'),(),())" calcext:value-type="string">
            <text:p>insert into creatives values (1477,'some description1477','http://domain1477.com',('windowsphone',),('US','KZ'),(),())</text:p>
          </table:table-cell>
          <table:table-cell/>
        </table:table-row>
        <table:table-row table:style-name="ro2">
          <table:table-cell table:formula="of:=CONCATENATE([.A$1];[.J1476])" office:value-type="string" office:string-value="some description1478" calcext:value-type="string">
            <text:p>some description1478</text:p>
          </table:table-cell>
          <table:table-cell table:formula="of:=CONCATENATE([.B$1];[.$J1476];[.$M$2])" office:value-type="string" office:string-value="http://domain1478.com" calcext:value-type="string">
            <text:p>http://domain1478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8" calcext:value-type="float">
            <text:p>1478</text:p>
          </table:table-cell>
          <table:table-cell table:number-columns-repeated="5"/>
          <table:table-cell table:formula="of:=CONCATENATE([.$P$1];[.J1476];[.$Q$1];[.$N$3];[.A1476];[.$O$3];[.$Q$1];[.$N$3];[.B1476];[.$O$3];[.$Q$1];[.$N$2];[.E1476];[.$O$2];[.$Q$1];[.$N$2];[.C1476];[.$O$2];[.$Q$1];[.$N$2];[.F1476];[.$O$2];[.$Q$1];[.$N$2];[.D1476];[.$O$2];[.$O$2])" office:value-type="string" office:string-value="insert into creatives values (1478,'some description1478','http://domain1478.com',('windowsphone',),('US','KZ'),(),())" calcext:value-type="string">
            <text:p>insert into creatives values (1478,'some description1478','http://domain1478.com',('windowsphone',),('US','KZ'),(),())</text:p>
          </table:table-cell>
          <table:table-cell/>
        </table:table-row>
        <table:table-row table:style-name="ro2">
          <table:table-cell table:formula="of:=CONCATENATE([.A$1];[.J1477])" office:value-type="string" office:string-value="some description1479" calcext:value-type="string">
            <text:p>some description1479</text:p>
          </table:table-cell>
          <table:table-cell table:formula="of:=CONCATENATE([.B$1];[.$J1477];[.$M$2])" office:value-type="string" office:string-value="http://domain1479.com" calcext:value-type="string">
            <text:p>http://domain1479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79" calcext:value-type="float">
            <text:p>1479</text:p>
          </table:table-cell>
          <table:table-cell table:number-columns-repeated="5"/>
          <table:table-cell table:formula="of:=CONCATENATE([.$P$1];[.J1477];[.$Q$1];[.$N$3];[.A1477];[.$O$3];[.$Q$1];[.$N$3];[.B1477];[.$O$3];[.$Q$1];[.$N$2];[.E1477];[.$O$2];[.$Q$1];[.$N$2];[.C1477];[.$O$2];[.$Q$1];[.$N$2];[.F1477];[.$O$2];[.$Q$1];[.$N$2];[.D1477];[.$O$2];[.$O$2])" office:value-type="string" office:string-value="insert into creatives values (1479,'some description1479','http://domain1479.com',('windowsphone',),('US','KZ'),(),())" calcext:value-type="string">
            <text:p>insert into creatives values (1479,'some description1479','http://domain1479.com',('windowsphone',),('US','KZ'),(),())</text:p>
          </table:table-cell>
          <table:table-cell/>
        </table:table-row>
        <table:table-row table:style-name="ro2">
          <table:table-cell table:formula="of:=CONCATENATE([.A$1];[.J1478])" office:value-type="string" office:string-value="some description1480" calcext:value-type="string">
            <text:p>some description1480</text:p>
          </table:table-cell>
          <table:table-cell table:formula="of:=CONCATENATE([.B$1];[.$J1478];[.$M$2])" office:value-type="string" office:string-value="http://domain1480.com" calcext:value-type="string">
            <text:p>http://domain1480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0" calcext:value-type="float">
            <text:p>1480</text:p>
          </table:table-cell>
          <table:table-cell table:number-columns-repeated="5"/>
          <table:table-cell table:formula="of:=CONCATENATE([.$P$1];[.J1478];[.$Q$1];[.$N$3];[.A1478];[.$O$3];[.$Q$1];[.$N$3];[.B1478];[.$O$3];[.$Q$1];[.$N$2];[.E1478];[.$O$2];[.$Q$1];[.$N$2];[.C1478];[.$O$2];[.$Q$1];[.$N$2];[.F1478];[.$O$2];[.$Q$1];[.$N$2];[.D1478];[.$O$2];[.$O$2])" office:value-type="string" office:string-value="insert into creatives values (1480,'some description1480','http://domain1480.com',('windowsphone',),('US','KZ'),(),())" calcext:value-type="string">
            <text:p>insert into creatives values (1480,'some description1480','http://domain1480.com',('windowsphone',),('US','KZ'),(),())</text:p>
          </table:table-cell>
          <table:table-cell/>
        </table:table-row>
        <table:table-row table:style-name="ro2">
          <table:table-cell table:formula="of:=CONCATENATE([.A$1];[.J1479])" office:value-type="string" office:string-value="some description1481" calcext:value-type="string">
            <text:p>some description1481</text:p>
          </table:table-cell>
          <table:table-cell table:formula="of:=CONCATENATE([.B$1];[.$J1479];[.$M$2])" office:value-type="string" office:string-value="http://domain1481.com" calcext:value-type="string">
            <text:p>http://domain1481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1" calcext:value-type="float">
            <text:p>1481</text:p>
          </table:table-cell>
          <table:table-cell table:number-columns-repeated="5"/>
          <table:table-cell table:formula="of:=CONCATENATE([.$P$1];[.J1479];[.$Q$1];[.$N$3];[.A1479];[.$O$3];[.$Q$1];[.$N$3];[.B1479];[.$O$3];[.$Q$1];[.$N$2];[.E1479];[.$O$2];[.$Q$1];[.$N$2];[.C1479];[.$O$2];[.$Q$1];[.$N$2];[.F1479];[.$O$2];[.$Q$1];[.$N$2];[.D1479];[.$O$2];[.$O$2])" office:value-type="string" office:string-value="insert into creatives values (1481,'some description1481','http://domain1481.com',('windowsphone',),('US','KZ'),(),())" calcext:value-type="string">
            <text:p>insert into creatives values (1481,'some description1481','http://domain1481.com',('windowsphone',),('US','KZ'),(),())</text:p>
          </table:table-cell>
          <table:table-cell/>
        </table:table-row>
        <table:table-row table:style-name="ro2">
          <table:table-cell table:formula="of:=CONCATENATE([.A$1];[.J1480])" office:value-type="string" office:string-value="some description1482" calcext:value-type="string">
            <text:p>some description1482</text:p>
          </table:table-cell>
          <table:table-cell table:formula="of:=CONCATENATE([.B$1];[.$J1480];[.$M$2])" office:value-type="string" office:string-value="http://domain1482.com" calcext:value-type="string">
            <text:p>http://domain1482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2" calcext:value-type="float">
            <text:p>1482</text:p>
          </table:table-cell>
          <table:table-cell table:number-columns-repeated="5"/>
          <table:table-cell table:formula="of:=CONCATENATE([.$P$1];[.J1480];[.$Q$1];[.$N$3];[.A1480];[.$O$3];[.$Q$1];[.$N$3];[.B1480];[.$O$3];[.$Q$1];[.$N$2];[.E1480];[.$O$2];[.$Q$1];[.$N$2];[.C1480];[.$O$2];[.$Q$1];[.$N$2];[.F1480];[.$O$2];[.$Q$1];[.$N$2];[.D1480];[.$O$2];[.$O$2])" office:value-type="string" office:string-value="insert into creatives values (1482,'some description1482','http://domain1482.com',('windowsphone',),('US','KZ'),(),())" calcext:value-type="string">
            <text:p>insert into creatives values (1482,'some description1482','http://domain1482.com',('windowsphone',),('US','KZ'),(),())</text:p>
          </table:table-cell>
          <table:table-cell/>
        </table:table-row>
        <table:table-row table:style-name="ro2">
          <table:table-cell table:formula="of:=CONCATENATE([.A$1];[.J1481])" office:value-type="string" office:string-value="some description1483" calcext:value-type="string">
            <text:p>some description1483</text:p>
          </table:table-cell>
          <table:table-cell table:formula="of:=CONCATENATE([.B$1];[.$J1481];[.$M$2])" office:value-type="string" office:string-value="http://domain1483.com" calcext:value-type="string">
            <text:p>http://domain1483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3" calcext:value-type="float">
            <text:p>1483</text:p>
          </table:table-cell>
          <table:table-cell table:number-columns-repeated="5"/>
          <table:table-cell table:formula="of:=CONCATENATE([.$P$1];[.J1481];[.$Q$1];[.$N$3];[.A1481];[.$O$3];[.$Q$1];[.$N$3];[.B1481];[.$O$3];[.$Q$1];[.$N$2];[.E1481];[.$O$2];[.$Q$1];[.$N$2];[.C1481];[.$O$2];[.$Q$1];[.$N$2];[.F1481];[.$O$2];[.$Q$1];[.$N$2];[.D1481];[.$O$2];[.$O$2])" office:value-type="string" office:string-value="insert into creatives values (1483,'some description1483','http://domain1483.com',('windowsphone',),('US','KZ'),(),())" calcext:value-type="string">
            <text:p>insert into creatives values (1483,'some description1483','http://domain1483.com',('windowsphone',),('US','KZ'),(),())</text:p>
          </table:table-cell>
          <table:table-cell/>
        </table:table-row>
        <table:table-row table:style-name="ro2">
          <table:table-cell table:formula="of:=CONCATENATE([.A$1];[.J1482])" office:value-type="string" office:string-value="some description1484" calcext:value-type="string">
            <text:p>some description1484</text:p>
          </table:table-cell>
          <table:table-cell table:formula="of:=CONCATENATE([.B$1];[.$J1482];[.$M$2])" office:value-type="string" office:string-value="http://domain1484.com" calcext:value-type="string">
            <text:p>http://domain1484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4" calcext:value-type="float">
            <text:p>1484</text:p>
          </table:table-cell>
          <table:table-cell table:number-columns-repeated="5"/>
          <table:table-cell table:formula="of:=CONCATENATE([.$P$1];[.J1482];[.$Q$1];[.$N$3];[.A1482];[.$O$3];[.$Q$1];[.$N$3];[.B1482];[.$O$3];[.$Q$1];[.$N$2];[.E1482];[.$O$2];[.$Q$1];[.$N$2];[.C1482];[.$O$2];[.$Q$1];[.$N$2];[.F1482];[.$O$2];[.$Q$1];[.$N$2];[.D1482];[.$O$2];[.$O$2])" office:value-type="string" office:string-value="insert into creatives values (1484,'some description1484','http://domain1484.com',('windowsphone',),('US','KZ'),(),())" calcext:value-type="string">
            <text:p>insert into creatives values (1484,'some description1484','http://domain1484.com',('windowsphone',),('US','KZ'),(),())</text:p>
          </table:table-cell>
          <table:table-cell/>
        </table:table-row>
        <table:table-row table:style-name="ro2">
          <table:table-cell table:formula="of:=CONCATENATE([.A$1];[.J1483])" office:value-type="string" office:string-value="some description1485" calcext:value-type="string">
            <text:p>some description1485</text:p>
          </table:table-cell>
          <table:table-cell table:formula="of:=CONCATENATE([.B$1];[.$J1483];[.$M$2])" office:value-type="string" office:string-value="http://domain1485.com" calcext:value-type="string">
            <text:p>http://domain1485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5" calcext:value-type="float">
            <text:p>1485</text:p>
          </table:table-cell>
          <table:table-cell table:number-columns-repeated="5"/>
          <table:table-cell table:formula="of:=CONCATENATE([.$P$1];[.J1483];[.$Q$1];[.$N$3];[.A1483];[.$O$3];[.$Q$1];[.$N$3];[.B1483];[.$O$3];[.$Q$1];[.$N$2];[.E1483];[.$O$2];[.$Q$1];[.$N$2];[.C1483];[.$O$2];[.$Q$1];[.$N$2];[.F1483];[.$O$2];[.$Q$1];[.$N$2];[.D1483];[.$O$2];[.$O$2])" office:value-type="string" office:string-value="insert into creatives values (1485,'some description1485','http://domain1485.com',('windowsphone',),('US','KZ'),(),())" calcext:value-type="string">
            <text:p>insert into creatives values (1485,'some description1485','http://domain1485.com',('windowsphone',),('US','KZ'),(),())</text:p>
          </table:table-cell>
          <table:table-cell/>
        </table:table-row>
        <table:table-row table:style-name="ro2">
          <table:table-cell table:formula="of:=CONCATENATE([.A$1];[.J1484])" office:value-type="string" office:string-value="some description1486" calcext:value-type="string">
            <text:p>some description1486</text:p>
          </table:table-cell>
          <table:table-cell table:formula="of:=CONCATENATE([.B$1];[.$J1484];[.$M$2])" office:value-type="string" office:string-value="http://domain1486.com" calcext:value-type="string">
            <text:p>http://domain1486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6" calcext:value-type="float">
            <text:p>1486</text:p>
          </table:table-cell>
          <table:table-cell table:number-columns-repeated="5"/>
          <table:table-cell table:formula="of:=CONCATENATE([.$P$1];[.J1484];[.$Q$1];[.$N$3];[.A1484];[.$O$3];[.$Q$1];[.$N$3];[.B1484];[.$O$3];[.$Q$1];[.$N$2];[.E1484];[.$O$2];[.$Q$1];[.$N$2];[.C1484];[.$O$2];[.$Q$1];[.$N$2];[.F1484];[.$O$2];[.$Q$1];[.$N$2];[.D1484];[.$O$2];[.$O$2])" office:value-type="string" office:string-value="insert into creatives values (1486,'some description1486','http://domain1486.com',('windowsphone',),('US','KZ'),(),())" calcext:value-type="string">
            <text:p>insert into creatives values (1486,'some description1486','http://domain1486.com',('windowsphone',),('US','KZ'),(),())</text:p>
          </table:table-cell>
          <table:table-cell/>
        </table:table-row>
        <table:table-row table:style-name="ro2">
          <table:table-cell table:formula="of:=CONCATENATE([.A$1];[.J1485])" office:value-type="string" office:string-value="some description1487" calcext:value-type="string">
            <text:p>some description1487</text:p>
          </table:table-cell>
          <table:table-cell table:formula="of:=CONCATENATE([.B$1];[.$J1485];[.$M$2])" office:value-type="string" office:string-value="http://domain1487.com" calcext:value-type="string">
            <text:p>http://domain1487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7" calcext:value-type="float">
            <text:p>1487</text:p>
          </table:table-cell>
          <table:table-cell table:number-columns-repeated="5"/>
          <table:table-cell table:formula="of:=CONCATENATE([.$P$1];[.J1485];[.$Q$1];[.$N$3];[.A1485];[.$O$3];[.$Q$1];[.$N$3];[.B1485];[.$O$3];[.$Q$1];[.$N$2];[.E1485];[.$O$2];[.$Q$1];[.$N$2];[.C1485];[.$O$2];[.$Q$1];[.$N$2];[.F1485];[.$O$2];[.$Q$1];[.$N$2];[.D1485];[.$O$2];[.$O$2])" office:value-type="string" office:string-value="insert into creatives values (1487,'some description1487','http://domain1487.com',('windowsphone',),('US','KZ'),(),())" calcext:value-type="string">
            <text:p>insert into creatives values (1487,'some description1487','http://domain1487.com',('windowsphone',),('US','KZ'),(),())</text:p>
          </table:table-cell>
          <table:table-cell/>
        </table:table-row>
        <table:table-row table:style-name="ro2">
          <table:table-cell table:formula="of:=CONCATENATE([.A$1];[.J1486])" office:value-type="string" office:string-value="some description1488" calcext:value-type="string">
            <text:p>some description1488</text:p>
          </table:table-cell>
          <table:table-cell table:formula="of:=CONCATENATE([.B$1];[.$J1486];[.$M$2])" office:value-type="string" office:string-value="http://domain1488.com" calcext:value-type="string">
            <text:p>http://domain1488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8" calcext:value-type="float">
            <text:p>1488</text:p>
          </table:table-cell>
          <table:table-cell table:number-columns-repeated="5"/>
          <table:table-cell table:formula="of:=CONCATENATE([.$P$1];[.J1486];[.$Q$1];[.$N$3];[.A1486];[.$O$3];[.$Q$1];[.$N$3];[.B1486];[.$O$3];[.$Q$1];[.$N$2];[.E1486];[.$O$2];[.$Q$1];[.$N$2];[.C1486];[.$O$2];[.$Q$1];[.$N$2];[.F1486];[.$O$2];[.$Q$1];[.$N$2];[.D1486];[.$O$2];[.$O$2])" office:value-type="string" office:string-value="insert into creatives values (1488,'some description1488','http://domain1488.com',('windowsphone',),('US','KZ'),(),())" calcext:value-type="string">
            <text:p>insert into creatives values (1488,'some description1488','http://domain1488.com',('windowsphone',),('US','KZ'),(),())</text:p>
          </table:table-cell>
          <table:table-cell/>
        </table:table-row>
        <table:table-row table:style-name="ro2">
          <table:table-cell table:formula="of:=CONCATENATE([.A$1];[.J1487])" office:value-type="string" office:string-value="some description1489" calcext:value-type="string">
            <text:p>some description1489</text:p>
          </table:table-cell>
          <table:table-cell table:formula="of:=CONCATENATE([.B$1];[.$J1487];[.$M$2])" office:value-type="string" office:string-value="http://domain1489.com" calcext:value-type="string">
            <text:p>http://domain1489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89" calcext:value-type="float">
            <text:p>1489</text:p>
          </table:table-cell>
          <table:table-cell table:number-columns-repeated="5"/>
          <table:table-cell table:formula="of:=CONCATENATE([.$P$1];[.J1487];[.$Q$1];[.$N$3];[.A1487];[.$O$3];[.$Q$1];[.$N$3];[.B1487];[.$O$3];[.$Q$1];[.$N$2];[.E1487];[.$O$2];[.$Q$1];[.$N$2];[.C1487];[.$O$2];[.$Q$1];[.$N$2];[.F1487];[.$O$2];[.$Q$1];[.$N$2];[.D1487];[.$O$2];[.$O$2])" office:value-type="string" office:string-value="insert into creatives values (1489,'some description1489','http://domain1489.com',('windowsphone',),('US','KZ'),(),())" calcext:value-type="string">
            <text:p>insert into creatives values (1489,'some description1489','http://domain1489.com',('windowsphone',),('US','KZ'),(),())</text:p>
          </table:table-cell>
          <table:table-cell/>
        </table:table-row>
        <table:table-row table:style-name="ro2">
          <table:table-cell table:formula="of:=CONCATENATE([.A$1];[.J1488])" office:value-type="string" office:string-value="some description1490" calcext:value-type="string">
            <text:p>some description1490</text:p>
          </table:table-cell>
          <table:table-cell table:formula="of:=CONCATENATE([.B$1];[.$J1488];[.$M$2])" office:value-type="string" office:string-value="http://domain1490.com" calcext:value-type="string">
            <text:p>http://domain1490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0" calcext:value-type="float">
            <text:p>1490</text:p>
          </table:table-cell>
          <table:table-cell table:number-columns-repeated="5"/>
          <table:table-cell table:formula="of:=CONCATENATE([.$P$1];[.J1488];[.$Q$1];[.$N$3];[.A1488];[.$O$3];[.$Q$1];[.$N$3];[.B1488];[.$O$3];[.$Q$1];[.$N$2];[.E1488];[.$O$2];[.$Q$1];[.$N$2];[.C1488];[.$O$2];[.$Q$1];[.$N$2];[.F1488];[.$O$2];[.$Q$1];[.$N$2];[.D1488];[.$O$2];[.$O$2])" office:value-type="string" office:string-value="insert into creatives values (1490,'some description1490','http://domain1490.com',('windowsphone',),('US','KZ'),(),())" calcext:value-type="string">
            <text:p>insert into creatives values (1490,'some description1490','http://domain1490.com',('windowsphone',),('US','KZ'),(),())</text:p>
          </table:table-cell>
          <table:table-cell/>
        </table:table-row>
        <table:table-row table:style-name="ro2">
          <table:table-cell table:formula="of:=CONCATENATE([.A$1];[.J1489])" office:value-type="string" office:string-value="some description1491" calcext:value-type="string">
            <text:p>some description1491</text:p>
          </table:table-cell>
          <table:table-cell table:formula="of:=CONCATENATE([.B$1];[.$J1489];[.$M$2])" office:value-type="string" office:string-value="http://domain1491.com" calcext:value-type="string">
            <text:p>http://domain1491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1" calcext:value-type="float">
            <text:p>1491</text:p>
          </table:table-cell>
          <table:table-cell table:number-columns-repeated="5"/>
          <table:table-cell table:formula="of:=CONCATENATE([.$P$1];[.J1489];[.$Q$1];[.$N$3];[.A1489];[.$O$3];[.$Q$1];[.$N$3];[.B1489];[.$O$3];[.$Q$1];[.$N$2];[.E1489];[.$O$2];[.$Q$1];[.$N$2];[.C1489];[.$O$2];[.$Q$1];[.$N$2];[.F1489];[.$O$2];[.$Q$1];[.$N$2];[.D1489];[.$O$2];[.$O$2])" office:value-type="string" office:string-value="insert into creatives values (1491,'some description1491','http://domain1491.com',('windowsphone',),('US','KZ'),(),())" calcext:value-type="string">
            <text:p>insert into creatives values (1491,'some description1491','http://domain1491.com',('windowsphone',),('US','KZ'),(),())</text:p>
          </table:table-cell>
          <table:table-cell/>
        </table:table-row>
        <table:table-row table:style-name="ro2">
          <table:table-cell table:formula="of:=CONCATENATE([.A$1];[.J1490])" office:value-type="string" office:string-value="some description1492" calcext:value-type="string">
            <text:p>some description1492</text:p>
          </table:table-cell>
          <table:table-cell table:formula="of:=CONCATENATE([.B$1];[.$J1490];[.$M$2])" office:value-type="string" office:string-value="http://domain1492.com" calcext:value-type="string">
            <text:p>http://domain1492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2" calcext:value-type="float">
            <text:p>1492</text:p>
          </table:table-cell>
          <table:table-cell table:number-columns-repeated="5"/>
          <table:table-cell table:formula="of:=CONCATENATE([.$P$1];[.J1490];[.$Q$1];[.$N$3];[.A1490];[.$O$3];[.$Q$1];[.$N$3];[.B1490];[.$O$3];[.$Q$1];[.$N$2];[.E1490];[.$O$2];[.$Q$1];[.$N$2];[.C1490];[.$O$2];[.$Q$1];[.$N$2];[.F1490];[.$O$2];[.$Q$1];[.$N$2];[.D1490];[.$O$2];[.$O$2])" office:value-type="string" office:string-value="insert into creatives values (1492,'some description1492','http://domain1492.com',('windowsphone',),('US','KZ'),(),())" calcext:value-type="string">
            <text:p>insert into creatives values (1492,'some description1492','http://domain1492.com',('windowsphone',),('US','KZ'),(),())</text:p>
          </table:table-cell>
          <table:table-cell/>
        </table:table-row>
        <table:table-row table:style-name="ro2">
          <table:table-cell table:formula="of:=CONCATENATE([.A$1];[.J1491])" office:value-type="string" office:string-value="some description1493" calcext:value-type="string">
            <text:p>some description1493</text:p>
          </table:table-cell>
          <table:table-cell table:formula="of:=CONCATENATE([.B$1];[.$J1491];[.$M$2])" office:value-type="string" office:string-value="http://domain1493.com" calcext:value-type="string">
            <text:p>http://domain1493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3" calcext:value-type="float">
            <text:p>1493</text:p>
          </table:table-cell>
          <table:table-cell table:number-columns-repeated="5"/>
          <table:table-cell table:formula="of:=CONCATENATE([.$P$1];[.J1491];[.$Q$1];[.$N$3];[.A1491];[.$O$3];[.$Q$1];[.$N$3];[.B1491];[.$O$3];[.$Q$1];[.$N$2];[.E1491];[.$O$2];[.$Q$1];[.$N$2];[.C1491];[.$O$2];[.$Q$1];[.$N$2];[.F1491];[.$O$2];[.$Q$1];[.$N$2];[.D1491];[.$O$2];[.$O$2])" office:value-type="string" office:string-value="insert into creatives values (1493,'some description1493','http://domain1493.com',('windowsphone',),('US','KZ'),(),())" calcext:value-type="string">
            <text:p>insert into creatives values (1493,'some description1493','http://domain1493.com',('windowsphone',),('US','KZ'),(),())</text:p>
          </table:table-cell>
          <table:table-cell/>
        </table:table-row>
        <table:table-row table:style-name="ro2">
          <table:table-cell table:formula="of:=CONCATENATE([.A$1];[.J1492])" office:value-type="string" office:string-value="some description1494" calcext:value-type="string">
            <text:p>some description1494</text:p>
          </table:table-cell>
          <table:table-cell table:formula="of:=CONCATENATE([.B$1];[.$J1492];[.$M$2])" office:value-type="string" office:string-value="http://domain1494.com" calcext:value-type="string">
            <text:p>http://domain1494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4" calcext:value-type="float">
            <text:p>1494</text:p>
          </table:table-cell>
          <table:table-cell table:number-columns-repeated="5"/>
          <table:table-cell table:formula="of:=CONCATENATE([.$P$1];[.J1492];[.$Q$1];[.$N$3];[.A1492];[.$O$3];[.$Q$1];[.$N$3];[.B1492];[.$O$3];[.$Q$1];[.$N$2];[.E1492];[.$O$2];[.$Q$1];[.$N$2];[.C1492];[.$O$2];[.$Q$1];[.$N$2];[.F1492];[.$O$2];[.$Q$1];[.$N$2];[.D1492];[.$O$2];[.$O$2])" office:value-type="string" office:string-value="insert into creatives values (1494,'some description1494','http://domain1494.com',('windowsphone',),('US','KZ'),(),())" calcext:value-type="string">
            <text:p>insert into creatives values (1494,'some description1494','http://domain1494.com',('windowsphone',),('US','KZ'),(),())</text:p>
          </table:table-cell>
          <table:table-cell/>
        </table:table-row>
        <table:table-row table:style-name="ro2">
          <table:table-cell table:formula="of:=CONCATENATE([.A$1];[.J1493])" office:value-type="string" office:string-value="some description1495" calcext:value-type="string">
            <text:p>some description1495</text:p>
          </table:table-cell>
          <table:table-cell table:formula="of:=CONCATENATE([.B$1];[.$J1493];[.$M$2])" office:value-type="string" office:string-value="http://domain1495.com" calcext:value-type="string">
            <text:p>http://domain1495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5" calcext:value-type="float">
            <text:p>1495</text:p>
          </table:table-cell>
          <table:table-cell table:number-columns-repeated="5"/>
          <table:table-cell table:formula="of:=CONCATENATE([.$P$1];[.J1493];[.$Q$1];[.$N$3];[.A1493];[.$O$3];[.$Q$1];[.$N$3];[.B1493];[.$O$3];[.$Q$1];[.$N$2];[.E1493];[.$O$2];[.$Q$1];[.$N$2];[.C1493];[.$O$2];[.$Q$1];[.$N$2];[.F1493];[.$O$2];[.$Q$1];[.$N$2];[.D1493];[.$O$2];[.$O$2])" office:value-type="string" office:string-value="insert into creatives values (1495,'some description1495','http://domain1495.com',('windowsphone',),('US','KZ'),(),())" calcext:value-type="string">
            <text:p>insert into creatives values (1495,'some description1495','http://domain1495.com',('windowsphone',),('US','KZ'),(),())</text:p>
          </table:table-cell>
          <table:table-cell/>
        </table:table-row>
        <table:table-row table:style-name="ro2">
          <table:table-cell table:formula="of:=CONCATENATE([.A$1];[.J1494])" office:value-type="string" office:string-value="some description1496" calcext:value-type="string">
            <text:p>some description1496</text:p>
          </table:table-cell>
          <table:table-cell table:formula="of:=CONCATENATE([.B$1];[.$J1494];[.$M$2])" office:value-type="string" office:string-value="http://domain1496.com" calcext:value-type="string">
            <text:p>http://domain1496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6" calcext:value-type="float">
            <text:p>1496</text:p>
          </table:table-cell>
          <table:table-cell table:number-columns-repeated="5"/>
          <table:table-cell table:formula="of:=CONCATENATE([.$P$1];[.J1494];[.$Q$1];[.$N$3];[.A1494];[.$O$3];[.$Q$1];[.$N$3];[.B1494];[.$O$3];[.$Q$1];[.$N$2];[.E1494];[.$O$2];[.$Q$1];[.$N$2];[.C1494];[.$O$2];[.$Q$1];[.$N$2];[.F1494];[.$O$2];[.$Q$1];[.$N$2];[.D1494];[.$O$2];[.$O$2])" office:value-type="string" office:string-value="insert into creatives values (1496,'some description1496','http://domain1496.com',('windowsphone',),('US','KZ'),(),())" calcext:value-type="string">
            <text:p>insert into creatives values (1496,'some description1496','http://domain1496.com',('windowsphone',),('US','KZ'),(),())</text:p>
          </table:table-cell>
          <table:table-cell/>
        </table:table-row>
        <table:table-row table:style-name="ro2">
          <table:table-cell table:formula="of:=CONCATENATE([.A$1];[.J1495])" office:value-type="string" office:string-value="some description1497" calcext:value-type="string">
            <text:p>some description1497</text:p>
          </table:table-cell>
          <table:table-cell table:formula="of:=CONCATENATE([.B$1];[.$J1495];[.$M$2])" office:value-type="string" office:string-value="http://domain1497.com" calcext:value-type="string">
            <text:p>http://domain1497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7" calcext:value-type="float">
            <text:p>1497</text:p>
          </table:table-cell>
          <table:table-cell table:number-columns-repeated="5"/>
          <table:table-cell table:formula="of:=CONCATENATE([.$P$1];[.J1495];[.$Q$1];[.$N$3];[.A1495];[.$O$3];[.$Q$1];[.$N$3];[.B1495];[.$O$3];[.$Q$1];[.$N$2];[.E1495];[.$O$2];[.$Q$1];[.$N$2];[.C1495];[.$O$2];[.$Q$1];[.$N$2];[.F1495];[.$O$2];[.$Q$1];[.$N$2];[.D1495];[.$O$2];[.$O$2])" office:value-type="string" office:string-value="insert into creatives values (1497,'some description1497','http://domain1497.com',('windowsphone',),('US','KZ'),(),())" calcext:value-type="string">
            <text:p>insert into creatives values (1497,'some description1497','http://domain1497.com',('windowsphone',),('US','KZ'),(),())</text:p>
          </table:table-cell>
          <table:table-cell/>
        </table:table-row>
        <table:table-row table:style-name="ro2">
          <table:table-cell table:formula="of:=CONCATENATE([.A$1];[.J1496])" office:value-type="string" office:string-value="some description1498" calcext:value-type="string">
            <text:p>some description1498</text:p>
          </table:table-cell>
          <table:table-cell table:formula="of:=CONCATENATE([.B$1];[.$J1496];[.$M$2])" office:value-type="string" office:string-value="http://domain1498.com" calcext:value-type="string">
            <text:p>http://domain1498.com</text:p>
          </table:table-cell>
          <table:table-cell office:value-type="string" calcext:value-type="string">
            <text:p>'US','KZ'</text:p>
          </table:table-cell>
          <table:table-cell/>
          <table:table-cell office:value-type="string" calcext:value-type="string">
            <text:p>'windowsphone',</text:p>
          </table:table-cell>
          <table:table-cell table:number-columns-repeated="4"/>
          <table:table-cell office:value-type="float" office:value="1498" calcext:value-type="float">
            <text:p>1498</text:p>
          </table:table-cell>
          <table:table-cell table:number-columns-repeated="5"/>
          <table:table-cell table:formula="of:=CONCATENATE([.$P$1];[.J1496];[.$Q$1];[.$N$3];[.A1496];[.$O$3];[.$Q$1];[.$N$3];[.B1496];[.$O$3];[.$Q$1];[.$N$2];[.E1496];[.$O$2];[.$Q$1];[.$N$2];[.C1496];[.$O$2];[.$Q$1];[.$N$2];[.F1496];[.$O$2];[.$Q$1];[.$N$2];[.D1496];[.$O$2];[.$O$2])" office:value-type="string" office:string-value="insert into creatives values (1498,'some description1498','http://domain1498.com',('windowsphone',),('US','KZ'),(),())" calcext:value-type="string">
            <text:p>insert into creatives values (1498,'some description1498','http://domain1498.com',('windowsphone',),('US','KZ'),(),())</text:p>
          </table:table-cell>
          <table:table-cell/>
        </table:table-row>
        <table:table-row table:style-name="ro2">
          <table:table-cell table:formula="of:=CONCATENATE([.A$1];[.J1497])" office:value-type="string" office:string-value="some description1499" calcext:value-type="string">
            <text:p>some description1499</text:p>
          </table:table-cell>
          <table:table-cell table:formula="of:=CONCATENATE([.B$1];[.$J1497];[.$M$2])" office:value-type="string" office:string-value="http://domain1499.com" calcext:value-type="string">
            <text:p>http://domain149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499" calcext:value-type="float">
            <text:p>1499</text:p>
          </table:table-cell>
          <table:table-cell table:number-columns-repeated="5"/>
          <table:table-cell table:formula="of:=CONCATENATE([.$P$1];[.J1497];[.$Q$1];[.$N$3];[.A1497];[.$O$3];[.$Q$1];[.$N$3];[.B1497];[.$O$3];[.$Q$1];[.$N$2];[.E1497];[.$O$2];[.$Q$1];[.$N$2];[.C1497];[.$O$2];[.$Q$1];[.$N$2];[.F1497];[.$O$2];[.$Q$1];[.$N$2];[.D1497];[.$O$2];[.$O$2])" office:value-type="string" office:string-value="insert into creatives values (1499,'some description1499','http://domain1499.com',(),('US',),(),())" calcext:value-type="string">
            <text:p>insert into creatives values (1499,'some description1499','http://domain1499.com',(),('US',),(),())</text:p>
          </table:table-cell>
          <table:table-cell/>
        </table:table-row>
        <table:table-row table:style-name="ro2">
          <table:table-cell table:formula="of:=CONCATENATE([.A$1];[.J1498])" office:value-type="string" office:string-value="some description1500" calcext:value-type="string">
            <text:p>some description1500</text:p>
          </table:table-cell>
          <table:table-cell table:formula="of:=CONCATENATE([.B$1];[.$J1498];[.$M$2])" office:value-type="string" office:string-value="http://domain1500.com" calcext:value-type="string">
            <text:p>http://domain150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0" calcext:value-type="float">
            <text:p>1500</text:p>
          </table:table-cell>
          <table:table-cell table:number-columns-repeated="5"/>
          <table:table-cell table:formula="of:=CONCATENATE([.$P$1];[.J1498];[.$Q$1];[.$N$3];[.A1498];[.$O$3];[.$Q$1];[.$N$3];[.B1498];[.$O$3];[.$Q$1];[.$N$2];[.E1498];[.$O$2];[.$Q$1];[.$N$2];[.C1498];[.$O$2];[.$Q$1];[.$N$2];[.F1498];[.$O$2];[.$Q$1];[.$N$2];[.D1498];[.$O$2];[.$O$2])" office:value-type="string" office:string-value="insert into creatives values (1500,'some description1500','http://domain1500.com',(),('US',),(),())" calcext:value-type="string">
            <text:p>insert into creatives values (1500,'some description1500','http://domain1500.com',(),('US',),(),())</text:p>
          </table:table-cell>
          <table:table-cell/>
        </table:table-row>
        <table:table-row table:style-name="ro2">
          <table:table-cell table:formula="of:=CONCATENATE([.A$1];[.J1499])" office:value-type="string" office:string-value="some description1501" calcext:value-type="string">
            <text:p>some description1501</text:p>
          </table:table-cell>
          <table:table-cell table:formula="of:=CONCATENATE([.B$1];[.$J1499];[.$M$2])" office:value-type="string" office:string-value="http://domain1501.com" calcext:value-type="string">
            <text:p>http://domain150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1" calcext:value-type="float">
            <text:p>1501</text:p>
          </table:table-cell>
          <table:table-cell table:number-columns-repeated="5"/>
          <table:table-cell table:formula="of:=CONCATENATE([.$P$1];[.J1499];[.$Q$1];[.$N$3];[.A1499];[.$O$3];[.$Q$1];[.$N$3];[.B1499];[.$O$3];[.$Q$1];[.$N$2];[.E1499];[.$O$2];[.$Q$1];[.$N$2];[.C1499];[.$O$2];[.$Q$1];[.$N$2];[.F1499];[.$O$2];[.$Q$1];[.$N$2];[.D1499];[.$O$2];[.$O$2])" office:value-type="string" office:string-value="insert into creatives values (1501,'some description1501','http://domain1501.com',(),('US',),(),())" calcext:value-type="string">
            <text:p>insert into creatives values (1501,'some description1501','http://domain1501.com',(),('US',),(),())</text:p>
          </table:table-cell>
          <table:table-cell/>
        </table:table-row>
        <table:table-row table:style-name="ro2">
          <table:table-cell table:formula="of:=CONCATENATE([.A$1];[.J1500])" office:value-type="string" office:string-value="some description1502" calcext:value-type="string">
            <text:p>some description1502</text:p>
          </table:table-cell>
          <table:table-cell table:formula="of:=CONCATENATE([.B$1];[.$J1500];[.$M$2])" office:value-type="string" office:string-value="http://domain1502.com" calcext:value-type="string">
            <text:p>http://domain150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2" calcext:value-type="float">
            <text:p>1502</text:p>
          </table:table-cell>
          <table:table-cell table:number-columns-repeated="5"/>
          <table:table-cell table:formula="of:=CONCATENATE([.$P$1];[.J1500];[.$Q$1];[.$N$3];[.A1500];[.$O$3];[.$Q$1];[.$N$3];[.B1500];[.$O$3];[.$Q$1];[.$N$2];[.E1500];[.$O$2];[.$Q$1];[.$N$2];[.C1500];[.$O$2];[.$Q$1];[.$N$2];[.F1500];[.$O$2];[.$Q$1];[.$N$2];[.D1500];[.$O$2];[.$O$2])" office:value-type="string" office:string-value="insert into creatives values (1502,'some description1502','http://domain1502.com',(),('US',),(),())" calcext:value-type="string">
            <text:p>insert into creatives values (1502,'some description1502','http://domain1502.com',(),('US',),(),())</text:p>
          </table:table-cell>
          <table:table-cell/>
        </table:table-row>
        <table:table-row table:style-name="ro2">
          <table:table-cell table:formula="of:=CONCATENATE([.A$1];[.J1501])" office:value-type="string" office:string-value="some description1503" calcext:value-type="string">
            <text:p>some description1503</text:p>
          </table:table-cell>
          <table:table-cell table:formula="of:=CONCATENATE([.B$1];[.$J1501];[.$M$2])" office:value-type="string" office:string-value="http://domain1503.com" calcext:value-type="string">
            <text:p>http://domain150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3" calcext:value-type="float">
            <text:p>1503</text:p>
          </table:table-cell>
          <table:table-cell table:number-columns-repeated="5"/>
          <table:table-cell table:formula="of:=CONCATENATE([.$P$1];[.J1501];[.$Q$1];[.$N$3];[.A1501];[.$O$3];[.$Q$1];[.$N$3];[.B1501];[.$O$3];[.$Q$1];[.$N$2];[.E1501];[.$O$2];[.$Q$1];[.$N$2];[.C1501];[.$O$2];[.$Q$1];[.$N$2];[.F1501];[.$O$2];[.$Q$1];[.$N$2];[.D1501];[.$O$2];[.$O$2])" office:value-type="string" office:string-value="insert into creatives values (1503,'some description1503','http://domain1503.com',(),('US',),(),())" calcext:value-type="string">
            <text:p>insert into creatives values (1503,'some description1503','http://domain1503.com',(),('US',),(),())</text:p>
          </table:table-cell>
          <table:table-cell/>
        </table:table-row>
        <table:table-row table:style-name="ro2">
          <table:table-cell table:formula="of:=CONCATENATE([.A$1];[.J1502])" office:value-type="string" office:string-value="some description1504" calcext:value-type="string">
            <text:p>some description1504</text:p>
          </table:table-cell>
          <table:table-cell table:formula="of:=CONCATENATE([.B$1];[.$J1502];[.$M$2])" office:value-type="string" office:string-value="http://domain1504.com" calcext:value-type="string">
            <text:p>http://domain150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4" calcext:value-type="float">
            <text:p>1504</text:p>
          </table:table-cell>
          <table:table-cell table:number-columns-repeated="5"/>
          <table:table-cell table:formula="of:=CONCATENATE([.$P$1];[.J1502];[.$Q$1];[.$N$3];[.A1502];[.$O$3];[.$Q$1];[.$N$3];[.B1502];[.$O$3];[.$Q$1];[.$N$2];[.E1502];[.$O$2];[.$Q$1];[.$N$2];[.C1502];[.$O$2];[.$Q$1];[.$N$2];[.F1502];[.$O$2];[.$Q$1];[.$N$2];[.D1502];[.$O$2];[.$O$2])" office:value-type="string" office:string-value="insert into creatives values (1504,'some description1504','http://domain1504.com',(),('US',),(),())" calcext:value-type="string">
            <text:p>insert into creatives values (1504,'some description1504','http://domain1504.com',(),('US',),(),())</text:p>
          </table:table-cell>
          <table:table-cell/>
        </table:table-row>
        <table:table-row table:style-name="ro2">
          <table:table-cell table:formula="of:=CONCATENATE([.A$1];[.J1503])" office:value-type="string" office:string-value="some description1505" calcext:value-type="string">
            <text:p>some description1505</text:p>
          </table:table-cell>
          <table:table-cell table:formula="of:=CONCATENATE([.B$1];[.$J1503];[.$M$2])" office:value-type="string" office:string-value="http://domain1505.com" calcext:value-type="string">
            <text:p>http://domain150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5" calcext:value-type="float">
            <text:p>1505</text:p>
          </table:table-cell>
          <table:table-cell table:number-columns-repeated="5"/>
          <table:table-cell table:formula="of:=CONCATENATE([.$P$1];[.J1503];[.$Q$1];[.$N$3];[.A1503];[.$O$3];[.$Q$1];[.$N$3];[.B1503];[.$O$3];[.$Q$1];[.$N$2];[.E1503];[.$O$2];[.$Q$1];[.$N$2];[.C1503];[.$O$2];[.$Q$1];[.$N$2];[.F1503];[.$O$2];[.$Q$1];[.$N$2];[.D1503];[.$O$2];[.$O$2])" office:value-type="string" office:string-value="insert into creatives values (1505,'some description1505','http://domain1505.com',(),('US',),(),())" calcext:value-type="string">
            <text:p>insert into creatives values (1505,'some description1505','http://domain1505.com',(),('US',),(),())</text:p>
          </table:table-cell>
          <table:table-cell/>
        </table:table-row>
        <table:table-row table:style-name="ro2">
          <table:table-cell table:formula="of:=CONCATENATE([.A$1];[.J1504])" office:value-type="string" office:string-value="some description1506" calcext:value-type="string">
            <text:p>some description1506</text:p>
          </table:table-cell>
          <table:table-cell table:formula="of:=CONCATENATE([.B$1];[.$J1504];[.$M$2])" office:value-type="string" office:string-value="http://domain1506.com" calcext:value-type="string">
            <text:p>http://domain150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6" calcext:value-type="float">
            <text:p>1506</text:p>
          </table:table-cell>
          <table:table-cell table:number-columns-repeated="5"/>
          <table:table-cell table:formula="of:=CONCATENATE([.$P$1];[.J1504];[.$Q$1];[.$N$3];[.A1504];[.$O$3];[.$Q$1];[.$N$3];[.B1504];[.$O$3];[.$Q$1];[.$N$2];[.E1504];[.$O$2];[.$Q$1];[.$N$2];[.C1504];[.$O$2];[.$Q$1];[.$N$2];[.F1504];[.$O$2];[.$Q$1];[.$N$2];[.D1504];[.$O$2];[.$O$2])" office:value-type="string" office:string-value="insert into creatives values (1506,'some description1506','http://domain1506.com',(),('US',),(),())" calcext:value-type="string">
            <text:p>insert into creatives values (1506,'some description1506','http://domain1506.com',(),('US',),(),())</text:p>
          </table:table-cell>
          <table:table-cell/>
        </table:table-row>
        <table:table-row table:style-name="ro2">
          <table:table-cell table:formula="of:=CONCATENATE([.A$1];[.J1505])" office:value-type="string" office:string-value="some description1507" calcext:value-type="string">
            <text:p>some description1507</text:p>
          </table:table-cell>
          <table:table-cell table:formula="of:=CONCATENATE([.B$1];[.$J1505];[.$M$2])" office:value-type="string" office:string-value="http://domain1507.com" calcext:value-type="string">
            <text:p>http://domain150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7" calcext:value-type="float">
            <text:p>1507</text:p>
          </table:table-cell>
          <table:table-cell table:number-columns-repeated="5"/>
          <table:table-cell table:formula="of:=CONCATENATE([.$P$1];[.J1505];[.$Q$1];[.$N$3];[.A1505];[.$O$3];[.$Q$1];[.$N$3];[.B1505];[.$O$3];[.$Q$1];[.$N$2];[.E1505];[.$O$2];[.$Q$1];[.$N$2];[.C1505];[.$O$2];[.$Q$1];[.$N$2];[.F1505];[.$O$2];[.$Q$1];[.$N$2];[.D1505];[.$O$2];[.$O$2])" office:value-type="string" office:string-value="insert into creatives values (1507,'some description1507','http://domain1507.com',(),('US',),(),())" calcext:value-type="string">
            <text:p>insert into creatives values (1507,'some description1507','http://domain1507.com',(),('US',),(),())</text:p>
          </table:table-cell>
          <table:table-cell/>
        </table:table-row>
        <table:table-row table:style-name="ro2">
          <table:table-cell table:formula="of:=CONCATENATE([.A$1];[.J1506])" office:value-type="string" office:string-value="some description1508" calcext:value-type="string">
            <text:p>some description1508</text:p>
          </table:table-cell>
          <table:table-cell table:formula="of:=CONCATENATE([.B$1];[.$J1506];[.$M$2])" office:value-type="string" office:string-value="http://domain1508.com" calcext:value-type="string">
            <text:p>http://domain150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8" calcext:value-type="float">
            <text:p>1508</text:p>
          </table:table-cell>
          <table:table-cell table:number-columns-repeated="5"/>
          <table:table-cell table:formula="of:=CONCATENATE([.$P$1];[.J1506];[.$Q$1];[.$N$3];[.A1506];[.$O$3];[.$Q$1];[.$N$3];[.B1506];[.$O$3];[.$Q$1];[.$N$2];[.E1506];[.$O$2];[.$Q$1];[.$N$2];[.C1506];[.$O$2];[.$Q$1];[.$N$2];[.F1506];[.$O$2];[.$Q$1];[.$N$2];[.D1506];[.$O$2];[.$O$2])" office:value-type="string" office:string-value="insert into creatives values (1508,'some description1508','http://domain1508.com',(),('US',),(),())" calcext:value-type="string">
            <text:p>insert into creatives values (1508,'some description1508','http://domain1508.com',(),('US',),(),())</text:p>
          </table:table-cell>
          <table:table-cell/>
        </table:table-row>
        <table:table-row table:style-name="ro2">
          <table:table-cell table:formula="of:=CONCATENATE([.A$1];[.J1507])" office:value-type="string" office:string-value="some description1509" calcext:value-type="string">
            <text:p>some description1509</text:p>
          </table:table-cell>
          <table:table-cell table:formula="of:=CONCATENATE([.B$1];[.$J1507];[.$M$2])" office:value-type="string" office:string-value="http://domain1509.com" calcext:value-type="string">
            <text:p>http://domain150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09" calcext:value-type="float">
            <text:p>1509</text:p>
          </table:table-cell>
          <table:table-cell table:number-columns-repeated="5"/>
          <table:table-cell table:formula="of:=CONCATENATE([.$P$1];[.J1507];[.$Q$1];[.$N$3];[.A1507];[.$O$3];[.$Q$1];[.$N$3];[.B1507];[.$O$3];[.$Q$1];[.$N$2];[.E1507];[.$O$2];[.$Q$1];[.$N$2];[.C1507];[.$O$2];[.$Q$1];[.$N$2];[.F1507];[.$O$2];[.$Q$1];[.$N$2];[.D1507];[.$O$2];[.$O$2])" office:value-type="string" office:string-value="insert into creatives values (1509,'some description1509','http://domain1509.com',(),('US',),(),())" calcext:value-type="string">
            <text:p>insert into creatives values (1509,'some description1509','http://domain1509.com',(),('US',),(),())</text:p>
          </table:table-cell>
          <table:table-cell/>
        </table:table-row>
        <table:table-row table:style-name="ro2">
          <table:table-cell table:formula="of:=CONCATENATE([.A$1];[.J1508])" office:value-type="string" office:string-value="some description1510" calcext:value-type="string">
            <text:p>some description1510</text:p>
          </table:table-cell>
          <table:table-cell table:formula="of:=CONCATENATE([.B$1];[.$J1508];[.$M$2])" office:value-type="string" office:string-value="http://domain1510.com" calcext:value-type="string">
            <text:p>http://domain151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0" calcext:value-type="float">
            <text:p>1510</text:p>
          </table:table-cell>
          <table:table-cell table:number-columns-repeated="5"/>
          <table:table-cell table:formula="of:=CONCATENATE([.$P$1];[.J1508];[.$Q$1];[.$N$3];[.A1508];[.$O$3];[.$Q$1];[.$N$3];[.B1508];[.$O$3];[.$Q$1];[.$N$2];[.E1508];[.$O$2];[.$Q$1];[.$N$2];[.C1508];[.$O$2];[.$Q$1];[.$N$2];[.F1508];[.$O$2];[.$Q$1];[.$N$2];[.D1508];[.$O$2];[.$O$2])" office:value-type="string" office:string-value="insert into creatives values (1510,'some description1510','http://domain1510.com',(),('US',),(),())" calcext:value-type="string">
            <text:p>insert into creatives values (1510,'some description1510','http://domain1510.com',(),('US',),(),())</text:p>
          </table:table-cell>
          <table:table-cell/>
        </table:table-row>
        <table:table-row table:style-name="ro2">
          <table:table-cell table:formula="of:=CONCATENATE([.A$1];[.J1509])" office:value-type="string" office:string-value="some description1511" calcext:value-type="string">
            <text:p>some description1511</text:p>
          </table:table-cell>
          <table:table-cell table:formula="of:=CONCATENATE([.B$1];[.$J1509];[.$M$2])" office:value-type="string" office:string-value="http://domain1511.com" calcext:value-type="string">
            <text:p>http://domain151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1" calcext:value-type="float">
            <text:p>1511</text:p>
          </table:table-cell>
          <table:table-cell table:number-columns-repeated="5"/>
          <table:table-cell table:formula="of:=CONCATENATE([.$P$1];[.J1509];[.$Q$1];[.$N$3];[.A1509];[.$O$3];[.$Q$1];[.$N$3];[.B1509];[.$O$3];[.$Q$1];[.$N$2];[.E1509];[.$O$2];[.$Q$1];[.$N$2];[.C1509];[.$O$2];[.$Q$1];[.$N$2];[.F1509];[.$O$2];[.$Q$1];[.$N$2];[.D1509];[.$O$2];[.$O$2])" office:value-type="string" office:string-value="insert into creatives values (1511,'some description1511','http://domain1511.com',(),('US',),(),())" calcext:value-type="string">
            <text:p>insert into creatives values (1511,'some description1511','http://domain1511.com',(),('US',),(),())</text:p>
          </table:table-cell>
          <table:table-cell/>
        </table:table-row>
        <table:table-row table:style-name="ro2">
          <table:table-cell table:formula="of:=CONCATENATE([.A$1];[.J1510])" office:value-type="string" office:string-value="some description1512" calcext:value-type="string">
            <text:p>some description1512</text:p>
          </table:table-cell>
          <table:table-cell table:formula="of:=CONCATENATE([.B$1];[.$J1510];[.$M$2])" office:value-type="string" office:string-value="http://domain1512.com" calcext:value-type="string">
            <text:p>http://domain151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2" calcext:value-type="float">
            <text:p>1512</text:p>
          </table:table-cell>
          <table:table-cell table:number-columns-repeated="5"/>
          <table:table-cell table:formula="of:=CONCATENATE([.$P$1];[.J1510];[.$Q$1];[.$N$3];[.A1510];[.$O$3];[.$Q$1];[.$N$3];[.B1510];[.$O$3];[.$Q$1];[.$N$2];[.E1510];[.$O$2];[.$Q$1];[.$N$2];[.C1510];[.$O$2];[.$Q$1];[.$N$2];[.F1510];[.$O$2];[.$Q$1];[.$N$2];[.D1510];[.$O$2];[.$O$2])" office:value-type="string" office:string-value="insert into creatives values (1512,'some description1512','http://domain1512.com',(),('US',),(),())" calcext:value-type="string">
            <text:p>insert into creatives values (1512,'some description1512','http://domain1512.com',(),('US',),(),())</text:p>
          </table:table-cell>
          <table:table-cell/>
        </table:table-row>
        <table:table-row table:style-name="ro2">
          <table:table-cell table:formula="of:=CONCATENATE([.A$1];[.J1511])" office:value-type="string" office:string-value="some description1513" calcext:value-type="string">
            <text:p>some description1513</text:p>
          </table:table-cell>
          <table:table-cell table:formula="of:=CONCATENATE([.B$1];[.$J1511];[.$M$2])" office:value-type="string" office:string-value="http://domain1513.com" calcext:value-type="string">
            <text:p>http://domain151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3" calcext:value-type="float">
            <text:p>1513</text:p>
          </table:table-cell>
          <table:table-cell table:number-columns-repeated="5"/>
          <table:table-cell table:formula="of:=CONCATENATE([.$P$1];[.J1511];[.$Q$1];[.$N$3];[.A1511];[.$O$3];[.$Q$1];[.$N$3];[.B1511];[.$O$3];[.$Q$1];[.$N$2];[.E1511];[.$O$2];[.$Q$1];[.$N$2];[.C1511];[.$O$2];[.$Q$1];[.$N$2];[.F1511];[.$O$2];[.$Q$1];[.$N$2];[.D1511];[.$O$2];[.$O$2])" office:value-type="string" office:string-value="insert into creatives values (1513,'some description1513','http://domain1513.com',(),('US',),(),())" calcext:value-type="string">
            <text:p>insert into creatives values (1513,'some description1513','http://domain1513.com',(),('US',),(),())</text:p>
          </table:table-cell>
          <table:table-cell/>
        </table:table-row>
        <table:table-row table:style-name="ro2">
          <table:table-cell table:formula="of:=CONCATENATE([.A$1];[.J1512])" office:value-type="string" office:string-value="some description1514" calcext:value-type="string">
            <text:p>some description1514</text:p>
          </table:table-cell>
          <table:table-cell table:formula="of:=CONCATENATE([.B$1];[.$J1512];[.$M$2])" office:value-type="string" office:string-value="http://domain1514.com" calcext:value-type="string">
            <text:p>http://domain151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4" calcext:value-type="float">
            <text:p>1514</text:p>
          </table:table-cell>
          <table:table-cell table:number-columns-repeated="5"/>
          <table:table-cell table:formula="of:=CONCATENATE([.$P$1];[.J1512];[.$Q$1];[.$N$3];[.A1512];[.$O$3];[.$Q$1];[.$N$3];[.B1512];[.$O$3];[.$Q$1];[.$N$2];[.E1512];[.$O$2];[.$Q$1];[.$N$2];[.C1512];[.$O$2];[.$Q$1];[.$N$2];[.F1512];[.$O$2];[.$Q$1];[.$N$2];[.D1512];[.$O$2];[.$O$2])" office:value-type="string" office:string-value="insert into creatives values (1514,'some description1514','http://domain1514.com',(),('US',),(),())" calcext:value-type="string">
            <text:p>insert into creatives values (1514,'some description1514','http://domain1514.com',(),('US',),(),())</text:p>
          </table:table-cell>
          <table:table-cell/>
        </table:table-row>
        <table:table-row table:style-name="ro2">
          <table:table-cell table:formula="of:=CONCATENATE([.A$1];[.J1513])" office:value-type="string" office:string-value="some description1515" calcext:value-type="string">
            <text:p>some description1515</text:p>
          </table:table-cell>
          <table:table-cell table:formula="of:=CONCATENATE([.B$1];[.$J1513];[.$M$2])" office:value-type="string" office:string-value="http://domain1515.com" calcext:value-type="string">
            <text:p>http://domain151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5" calcext:value-type="float">
            <text:p>1515</text:p>
          </table:table-cell>
          <table:table-cell table:number-columns-repeated="5"/>
          <table:table-cell table:formula="of:=CONCATENATE([.$P$1];[.J1513];[.$Q$1];[.$N$3];[.A1513];[.$O$3];[.$Q$1];[.$N$3];[.B1513];[.$O$3];[.$Q$1];[.$N$2];[.E1513];[.$O$2];[.$Q$1];[.$N$2];[.C1513];[.$O$2];[.$Q$1];[.$N$2];[.F1513];[.$O$2];[.$Q$1];[.$N$2];[.D1513];[.$O$2];[.$O$2])" office:value-type="string" office:string-value="insert into creatives values (1515,'some description1515','http://domain1515.com',(),('US',),(),())" calcext:value-type="string">
            <text:p>insert into creatives values (1515,'some description1515','http://domain1515.com',(),('US',),(),())</text:p>
          </table:table-cell>
          <table:table-cell/>
        </table:table-row>
        <table:table-row table:style-name="ro2">
          <table:table-cell table:formula="of:=CONCATENATE([.A$1];[.J1514])" office:value-type="string" office:string-value="some description1516" calcext:value-type="string">
            <text:p>some description1516</text:p>
          </table:table-cell>
          <table:table-cell table:formula="of:=CONCATENATE([.B$1];[.$J1514];[.$M$2])" office:value-type="string" office:string-value="http://domain1516.com" calcext:value-type="string">
            <text:p>http://domain151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6" calcext:value-type="float">
            <text:p>1516</text:p>
          </table:table-cell>
          <table:table-cell table:number-columns-repeated="5"/>
          <table:table-cell table:formula="of:=CONCATENATE([.$P$1];[.J1514];[.$Q$1];[.$N$3];[.A1514];[.$O$3];[.$Q$1];[.$N$3];[.B1514];[.$O$3];[.$Q$1];[.$N$2];[.E1514];[.$O$2];[.$Q$1];[.$N$2];[.C1514];[.$O$2];[.$Q$1];[.$N$2];[.F1514];[.$O$2];[.$Q$1];[.$N$2];[.D1514];[.$O$2];[.$O$2])" office:value-type="string" office:string-value="insert into creatives values (1516,'some description1516','http://domain1516.com',(),('US',),(),())" calcext:value-type="string">
            <text:p>insert into creatives values (1516,'some description1516','http://domain1516.com',(),('US',),(),())</text:p>
          </table:table-cell>
          <table:table-cell/>
        </table:table-row>
        <table:table-row table:style-name="ro2">
          <table:table-cell table:formula="of:=CONCATENATE([.A$1];[.J1515])" office:value-type="string" office:string-value="some description1517" calcext:value-type="string">
            <text:p>some description1517</text:p>
          </table:table-cell>
          <table:table-cell table:formula="of:=CONCATENATE([.B$1];[.$J1515];[.$M$2])" office:value-type="string" office:string-value="http://domain1517.com" calcext:value-type="string">
            <text:p>http://domain151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7" calcext:value-type="float">
            <text:p>1517</text:p>
          </table:table-cell>
          <table:table-cell table:number-columns-repeated="5"/>
          <table:table-cell table:formula="of:=CONCATENATE([.$P$1];[.J1515];[.$Q$1];[.$N$3];[.A1515];[.$O$3];[.$Q$1];[.$N$3];[.B1515];[.$O$3];[.$Q$1];[.$N$2];[.E1515];[.$O$2];[.$Q$1];[.$N$2];[.C1515];[.$O$2];[.$Q$1];[.$N$2];[.F1515];[.$O$2];[.$Q$1];[.$N$2];[.D1515];[.$O$2];[.$O$2])" office:value-type="string" office:string-value="insert into creatives values (1517,'some description1517','http://domain1517.com',(),('US',),(),())" calcext:value-type="string">
            <text:p>insert into creatives values (1517,'some description1517','http://domain1517.com',(),('US',),(),())</text:p>
          </table:table-cell>
          <table:table-cell/>
        </table:table-row>
        <table:table-row table:style-name="ro2">
          <table:table-cell table:formula="of:=CONCATENATE([.A$1];[.J1516])" office:value-type="string" office:string-value="some description1518" calcext:value-type="string">
            <text:p>some description1518</text:p>
          </table:table-cell>
          <table:table-cell table:formula="of:=CONCATENATE([.B$1];[.$J1516];[.$M$2])" office:value-type="string" office:string-value="http://domain1518.com" calcext:value-type="string">
            <text:p>http://domain151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8" calcext:value-type="float">
            <text:p>1518</text:p>
          </table:table-cell>
          <table:table-cell table:number-columns-repeated="5"/>
          <table:table-cell table:formula="of:=CONCATENATE([.$P$1];[.J1516];[.$Q$1];[.$N$3];[.A1516];[.$O$3];[.$Q$1];[.$N$3];[.B1516];[.$O$3];[.$Q$1];[.$N$2];[.E1516];[.$O$2];[.$Q$1];[.$N$2];[.C1516];[.$O$2];[.$Q$1];[.$N$2];[.F1516];[.$O$2];[.$Q$1];[.$N$2];[.D1516];[.$O$2];[.$O$2])" office:value-type="string" office:string-value="insert into creatives values (1518,'some description1518','http://domain1518.com',(),('US',),(),())" calcext:value-type="string">
            <text:p>insert into creatives values (1518,'some description1518','http://domain1518.com',(),('US',),(),())</text:p>
          </table:table-cell>
          <table:table-cell/>
        </table:table-row>
        <table:table-row table:style-name="ro2">
          <table:table-cell table:formula="of:=CONCATENATE([.A$1];[.J1517])" office:value-type="string" office:string-value="some description1519" calcext:value-type="string">
            <text:p>some description1519</text:p>
          </table:table-cell>
          <table:table-cell table:formula="of:=CONCATENATE([.B$1];[.$J1517];[.$M$2])" office:value-type="string" office:string-value="http://domain1519.com" calcext:value-type="string">
            <text:p>http://domain151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19" calcext:value-type="float">
            <text:p>1519</text:p>
          </table:table-cell>
          <table:table-cell table:number-columns-repeated="5"/>
          <table:table-cell table:formula="of:=CONCATENATE([.$P$1];[.J1517];[.$Q$1];[.$N$3];[.A1517];[.$O$3];[.$Q$1];[.$N$3];[.B1517];[.$O$3];[.$Q$1];[.$N$2];[.E1517];[.$O$2];[.$Q$1];[.$N$2];[.C1517];[.$O$2];[.$Q$1];[.$N$2];[.F1517];[.$O$2];[.$Q$1];[.$N$2];[.D1517];[.$O$2];[.$O$2])" office:value-type="string" office:string-value="insert into creatives values (1519,'some description1519','http://domain1519.com',(),('US',),(),())" calcext:value-type="string">
            <text:p>insert into creatives values (1519,'some description1519','http://domain1519.com',(),('US',),(),())</text:p>
          </table:table-cell>
          <table:table-cell/>
        </table:table-row>
        <table:table-row table:style-name="ro2">
          <table:table-cell table:formula="of:=CONCATENATE([.A$1];[.J1518])" office:value-type="string" office:string-value="some description1520" calcext:value-type="string">
            <text:p>some description1520</text:p>
          </table:table-cell>
          <table:table-cell table:formula="of:=CONCATENATE([.B$1];[.$J1518];[.$M$2])" office:value-type="string" office:string-value="http://domain1520.com" calcext:value-type="string">
            <text:p>http://domain152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0" calcext:value-type="float">
            <text:p>1520</text:p>
          </table:table-cell>
          <table:table-cell table:number-columns-repeated="5"/>
          <table:table-cell table:formula="of:=CONCATENATE([.$P$1];[.J1518];[.$Q$1];[.$N$3];[.A1518];[.$O$3];[.$Q$1];[.$N$3];[.B1518];[.$O$3];[.$Q$1];[.$N$2];[.E1518];[.$O$2];[.$Q$1];[.$N$2];[.C1518];[.$O$2];[.$Q$1];[.$N$2];[.F1518];[.$O$2];[.$Q$1];[.$N$2];[.D1518];[.$O$2];[.$O$2])" office:value-type="string" office:string-value="insert into creatives values (1520,'some description1520','http://domain1520.com',(),('US',),(),())" calcext:value-type="string">
            <text:p>insert into creatives values (1520,'some description1520','http://domain1520.com',(),('US',),(),())</text:p>
          </table:table-cell>
          <table:table-cell/>
        </table:table-row>
        <table:table-row table:style-name="ro2">
          <table:table-cell table:formula="of:=CONCATENATE([.A$1];[.J1519])" office:value-type="string" office:string-value="some description1521" calcext:value-type="string">
            <text:p>some description1521</text:p>
          </table:table-cell>
          <table:table-cell table:formula="of:=CONCATENATE([.B$1];[.$J1519];[.$M$2])" office:value-type="string" office:string-value="http://domain1521.com" calcext:value-type="string">
            <text:p>http://domain152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1" calcext:value-type="float">
            <text:p>1521</text:p>
          </table:table-cell>
          <table:table-cell table:number-columns-repeated="5"/>
          <table:table-cell table:formula="of:=CONCATENATE([.$P$1];[.J1519];[.$Q$1];[.$N$3];[.A1519];[.$O$3];[.$Q$1];[.$N$3];[.B1519];[.$O$3];[.$Q$1];[.$N$2];[.E1519];[.$O$2];[.$Q$1];[.$N$2];[.C1519];[.$O$2];[.$Q$1];[.$N$2];[.F1519];[.$O$2];[.$Q$1];[.$N$2];[.D1519];[.$O$2];[.$O$2])" office:value-type="string" office:string-value="insert into creatives values (1521,'some description1521','http://domain1521.com',(),('US',),(),())" calcext:value-type="string">
            <text:p>insert into creatives values (1521,'some description1521','http://domain1521.com',(),('US',),(),())</text:p>
          </table:table-cell>
          <table:table-cell/>
        </table:table-row>
        <table:table-row table:style-name="ro2">
          <table:table-cell table:formula="of:=CONCATENATE([.A$1];[.J1520])" office:value-type="string" office:string-value="some description1522" calcext:value-type="string">
            <text:p>some description1522</text:p>
          </table:table-cell>
          <table:table-cell table:formula="of:=CONCATENATE([.B$1];[.$J1520];[.$M$2])" office:value-type="string" office:string-value="http://domain1522.com" calcext:value-type="string">
            <text:p>http://domain152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2" calcext:value-type="float">
            <text:p>1522</text:p>
          </table:table-cell>
          <table:table-cell table:number-columns-repeated="5"/>
          <table:table-cell table:formula="of:=CONCATENATE([.$P$1];[.J1520];[.$Q$1];[.$N$3];[.A1520];[.$O$3];[.$Q$1];[.$N$3];[.B1520];[.$O$3];[.$Q$1];[.$N$2];[.E1520];[.$O$2];[.$Q$1];[.$N$2];[.C1520];[.$O$2];[.$Q$1];[.$N$2];[.F1520];[.$O$2];[.$Q$1];[.$N$2];[.D1520];[.$O$2];[.$O$2])" office:value-type="string" office:string-value="insert into creatives values (1522,'some description1522','http://domain1522.com',(),('US',),(),())" calcext:value-type="string">
            <text:p>insert into creatives values (1522,'some description1522','http://domain1522.com',(),('US',),(),())</text:p>
          </table:table-cell>
          <table:table-cell/>
        </table:table-row>
        <table:table-row table:style-name="ro2">
          <table:table-cell table:formula="of:=CONCATENATE([.A$1];[.J1521])" office:value-type="string" office:string-value="some description1523" calcext:value-type="string">
            <text:p>some description1523</text:p>
          </table:table-cell>
          <table:table-cell table:formula="of:=CONCATENATE([.B$1];[.$J1521];[.$M$2])" office:value-type="string" office:string-value="http://domain1523.com" calcext:value-type="string">
            <text:p>http://domain152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table:number-columns-repeated="5"/>
          <table:table-cell table:formula="of:=CONCATENATE([.$P$1];[.J1521];[.$Q$1];[.$N$3];[.A1521];[.$O$3];[.$Q$1];[.$N$3];[.B1521];[.$O$3];[.$Q$1];[.$N$2];[.E1521];[.$O$2];[.$Q$1];[.$N$2];[.C1521];[.$O$2];[.$Q$1];[.$N$2];[.F1521];[.$O$2];[.$Q$1];[.$N$2];[.D1521];[.$O$2];[.$O$2])" office:value-type="string" office:string-value="insert into creatives values (1523,'some description1523','http://domain1523.com',(),('US',),(),())" calcext:value-type="string">
            <text:p>insert into creatives values (1523,'some description1523','http://domain1523.com',(),('US',),(),())</text:p>
          </table:table-cell>
          <table:table-cell/>
        </table:table-row>
        <table:table-row table:style-name="ro2">
          <table:table-cell table:formula="of:=CONCATENATE([.A$1];[.J1522])" office:value-type="string" office:string-value="some description1524" calcext:value-type="string">
            <text:p>some description1524</text:p>
          </table:table-cell>
          <table:table-cell table:formula="of:=CONCATENATE([.B$1];[.$J1522];[.$M$2])" office:value-type="string" office:string-value="http://domain1524.com" calcext:value-type="string">
            <text:p>http://domain152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table:number-columns-repeated="5"/>
          <table:table-cell table:formula="of:=CONCATENATE([.$P$1];[.J1522];[.$Q$1];[.$N$3];[.A1522];[.$O$3];[.$Q$1];[.$N$3];[.B1522];[.$O$3];[.$Q$1];[.$N$2];[.E1522];[.$O$2];[.$Q$1];[.$N$2];[.C1522];[.$O$2];[.$Q$1];[.$N$2];[.F1522];[.$O$2];[.$Q$1];[.$N$2];[.D1522];[.$O$2];[.$O$2])" office:value-type="string" office:string-value="insert into creatives values (1524,'some description1524','http://domain1524.com',(),('US',),(),())" calcext:value-type="string">
            <text:p>insert into creatives values (1524,'some description1524','http://domain1524.com',(),('US',),(),())</text:p>
          </table:table-cell>
          <table:table-cell/>
        </table:table-row>
        <table:table-row table:style-name="ro2">
          <table:table-cell table:formula="of:=CONCATENATE([.A$1];[.J1523])" office:value-type="string" office:string-value="some description1525" calcext:value-type="string">
            <text:p>some description1525</text:p>
          </table:table-cell>
          <table:table-cell table:formula="of:=CONCATENATE([.B$1];[.$J1523];[.$M$2])" office:value-type="string" office:string-value="http://domain1525.com" calcext:value-type="string">
            <text:p>http://domain152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table:number-columns-repeated="5"/>
          <table:table-cell table:formula="of:=CONCATENATE([.$P$1];[.J1523];[.$Q$1];[.$N$3];[.A1523];[.$O$3];[.$Q$1];[.$N$3];[.B1523];[.$O$3];[.$Q$1];[.$N$2];[.E1523];[.$O$2];[.$Q$1];[.$N$2];[.C1523];[.$O$2];[.$Q$1];[.$N$2];[.F1523];[.$O$2];[.$Q$1];[.$N$2];[.D1523];[.$O$2];[.$O$2])" office:value-type="string" office:string-value="insert into creatives values (1525,'some description1525','http://domain1525.com',(),('US',),(),())" calcext:value-type="string">
            <text:p>insert into creatives values (1525,'some description1525','http://domain1525.com',(),('US',),(),())</text:p>
          </table:table-cell>
          <table:table-cell/>
        </table:table-row>
        <table:table-row table:style-name="ro2">
          <table:table-cell table:formula="of:=CONCATENATE([.A$1];[.J1524])" office:value-type="string" office:string-value="some description1526" calcext:value-type="string">
            <text:p>some description1526</text:p>
          </table:table-cell>
          <table:table-cell table:formula="of:=CONCATENATE([.B$1];[.$J1524];[.$M$2])" office:value-type="string" office:string-value="http://domain1526.com" calcext:value-type="string">
            <text:p>http://domain152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6" calcext:value-type="float">
            <text:p>1526</text:p>
          </table:table-cell>
          <table:table-cell table:number-columns-repeated="5"/>
          <table:table-cell table:formula="of:=CONCATENATE([.$P$1];[.J1524];[.$Q$1];[.$N$3];[.A1524];[.$O$3];[.$Q$1];[.$N$3];[.B1524];[.$O$3];[.$Q$1];[.$N$2];[.E1524];[.$O$2];[.$Q$1];[.$N$2];[.C1524];[.$O$2];[.$Q$1];[.$N$2];[.F1524];[.$O$2];[.$Q$1];[.$N$2];[.D1524];[.$O$2];[.$O$2])" office:value-type="string" office:string-value="insert into creatives values (1526,'some description1526','http://domain1526.com',(),('US',),(),())" calcext:value-type="string">
            <text:p>insert into creatives values (1526,'some description1526','http://domain1526.com',(),('US',),(),())</text:p>
          </table:table-cell>
          <table:table-cell/>
        </table:table-row>
        <table:table-row table:style-name="ro2">
          <table:table-cell table:formula="of:=CONCATENATE([.A$1];[.J1525])" office:value-type="string" office:string-value="some description1527" calcext:value-type="string">
            <text:p>some description1527</text:p>
          </table:table-cell>
          <table:table-cell table:formula="of:=CONCATENATE([.B$1];[.$J1525];[.$M$2])" office:value-type="string" office:string-value="http://domain1527.com" calcext:value-type="string">
            <text:p>http://domain152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7" calcext:value-type="float">
            <text:p>1527</text:p>
          </table:table-cell>
          <table:table-cell table:number-columns-repeated="5"/>
          <table:table-cell table:formula="of:=CONCATENATE([.$P$1];[.J1525];[.$Q$1];[.$N$3];[.A1525];[.$O$3];[.$Q$1];[.$N$3];[.B1525];[.$O$3];[.$Q$1];[.$N$2];[.E1525];[.$O$2];[.$Q$1];[.$N$2];[.C1525];[.$O$2];[.$Q$1];[.$N$2];[.F1525];[.$O$2];[.$Q$1];[.$N$2];[.D1525];[.$O$2];[.$O$2])" office:value-type="string" office:string-value="insert into creatives values (1527,'some description1527','http://domain1527.com',(),('US',),(),())" calcext:value-type="string">
            <text:p>insert into creatives values (1527,'some description1527','http://domain1527.com',(),('US',),(),())</text:p>
          </table:table-cell>
          <table:table-cell/>
        </table:table-row>
        <table:table-row table:style-name="ro2">
          <table:table-cell table:formula="of:=CONCATENATE([.A$1];[.J1526])" office:value-type="string" office:string-value="some description1528" calcext:value-type="string">
            <text:p>some description1528</text:p>
          </table:table-cell>
          <table:table-cell table:formula="of:=CONCATENATE([.B$1];[.$J1526];[.$M$2])" office:value-type="string" office:string-value="http://domain1528.com" calcext:value-type="string">
            <text:p>http://domain152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8" calcext:value-type="float">
            <text:p>1528</text:p>
          </table:table-cell>
          <table:table-cell table:number-columns-repeated="5"/>
          <table:table-cell table:formula="of:=CONCATENATE([.$P$1];[.J1526];[.$Q$1];[.$N$3];[.A1526];[.$O$3];[.$Q$1];[.$N$3];[.B1526];[.$O$3];[.$Q$1];[.$N$2];[.E1526];[.$O$2];[.$Q$1];[.$N$2];[.C1526];[.$O$2];[.$Q$1];[.$N$2];[.F1526];[.$O$2];[.$Q$1];[.$N$2];[.D1526];[.$O$2];[.$O$2])" office:value-type="string" office:string-value="insert into creatives values (1528,'some description1528','http://domain1528.com',(),('US',),(),())" calcext:value-type="string">
            <text:p>insert into creatives values (1528,'some description1528','http://domain1528.com',(),('US',),(),())</text:p>
          </table:table-cell>
          <table:table-cell/>
        </table:table-row>
        <table:table-row table:style-name="ro2">
          <table:table-cell table:formula="of:=CONCATENATE([.A$1];[.J1527])" office:value-type="string" office:string-value="some description1529" calcext:value-type="string">
            <text:p>some description1529</text:p>
          </table:table-cell>
          <table:table-cell table:formula="of:=CONCATENATE([.B$1];[.$J1527];[.$M$2])" office:value-type="string" office:string-value="http://domain1529.com" calcext:value-type="string">
            <text:p>http://domain152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29" calcext:value-type="float">
            <text:p>1529</text:p>
          </table:table-cell>
          <table:table-cell table:number-columns-repeated="5"/>
          <table:table-cell table:formula="of:=CONCATENATE([.$P$1];[.J1527];[.$Q$1];[.$N$3];[.A1527];[.$O$3];[.$Q$1];[.$N$3];[.B1527];[.$O$3];[.$Q$1];[.$N$2];[.E1527];[.$O$2];[.$Q$1];[.$N$2];[.C1527];[.$O$2];[.$Q$1];[.$N$2];[.F1527];[.$O$2];[.$Q$1];[.$N$2];[.D1527];[.$O$2];[.$O$2])" office:value-type="string" office:string-value="insert into creatives values (1529,'some description1529','http://domain1529.com',(),('US',),(),())" calcext:value-type="string">
            <text:p>insert into creatives values (1529,'some description1529','http://domain1529.com',(),('US',),(),())</text:p>
          </table:table-cell>
          <table:table-cell/>
        </table:table-row>
        <table:table-row table:style-name="ro2">
          <table:table-cell table:formula="of:=CONCATENATE([.A$1];[.J1528])" office:value-type="string" office:string-value="some description1530" calcext:value-type="string">
            <text:p>some description1530</text:p>
          </table:table-cell>
          <table:table-cell table:formula="of:=CONCATENATE([.B$1];[.$J1528];[.$M$2])" office:value-type="string" office:string-value="http://domain1530.com" calcext:value-type="string">
            <text:p>http://domain153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0" calcext:value-type="float">
            <text:p>1530</text:p>
          </table:table-cell>
          <table:table-cell table:number-columns-repeated="5"/>
          <table:table-cell table:formula="of:=CONCATENATE([.$P$1];[.J1528];[.$Q$1];[.$N$3];[.A1528];[.$O$3];[.$Q$1];[.$N$3];[.B1528];[.$O$3];[.$Q$1];[.$N$2];[.E1528];[.$O$2];[.$Q$1];[.$N$2];[.C1528];[.$O$2];[.$Q$1];[.$N$2];[.F1528];[.$O$2];[.$Q$1];[.$N$2];[.D1528];[.$O$2];[.$O$2])" office:value-type="string" office:string-value="insert into creatives values (1530,'some description1530','http://domain1530.com',(),('US',),(),())" calcext:value-type="string">
            <text:p>insert into creatives values (1530,'some description1530','http://domain1530.com',(),('US',),(),())</text:p>
          </table:table-cell>
          <table:table-cell/>
        </table:table-row>
        <table:table-row table:style-name="ro2">
          <table:table-cell table:formula="of:=CONCATENATE([.A$1];[.J1529])" office:value-type="string" office:string-value="some description1531" calcext:value-type="string">
            <text:p>some description1531</text:p>
          </table:table-cell>
          <table:table-cell table:formula="of:=CONCATENATE([.B$1];[.$J1529];[.$M$2])" office:value-type="string" office:string-value="http://domain1531.com" calcext:value-type="string">
            <text:p>http://domain153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1" calcext:value-type="float">
            <text:p>1531</text:p>
          </table:table-cell>
          <table:table-cell table:number-columns-repeated="5"/>
          <table:table-cell table:formula="of:=CONCATENATE([.$P$1];[.J1529];[.$Q$1];[.$N$3];[.A1529];[.$O$3];[.$Q$1];[.$N$3];[.B1529];[.$O$3];[.$Q$1];[.$N$2];[.E1529];[.$O$2];[.$Q$1];[.$N$2];[.C1529];[.$O$2];[.$Q$1];[.$N$2];[.F1529];[.$O$2];[.$Q$1];[.$N$2];[.D1529];[.$O$2];[.$O$2])" office:value-type="string" office:string-value="insert into creatives values (1531,'some description1531','http://domain1531.com',(),('US',),(),())" calcext:value-type="string">
            <text:p>insert into creatives values (1531,'some description1531','http://domain1531.com',(),('US',),(),())</text:p>
          </table:table-cell>
          <table:table-cell/>
        </table:table-row>
        <table:table-row table:style-name="ro2">
          <table:table-cell table:formula="of:=CONCATENATE([.A$1];[.J1530])" office:value-type="string" office:string-value="some description1532" calcext:value-type="string">
            <text:p>some description1532</text:p>
          </table:table-cell>
          <table:table-cell table:formula="of:=CONCATENATE([.B$1];[.$J1530];[.$M$2])" office:value-type="string" office:string-value="http://domain1532.com" calcext:value-type="string">
            <text:p>http://domain153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2" calcext:value-type="float">
            <text:p>1532</text:p>
          </table:table-cell>
          <table:table-cell table:number-columns-repeated="5"/>
          <table:table-cell table:formula="of:=CONCATENATE([.$P$1];[.J1530];[.$Q$1];[.$N$3];[.A1530];[.$O$3];[.$Q$1];[.$N$3];[.B1530];[.$O$3];[.$Q$1];[.$N$2];[.E1530];[.$O$2];[.$Q$1];[.$N$2];[.C1530];[.$O$2];[.$Q$1];[.$N$2];[.F1530];[.$O$2];[.$Q$1];[.$N$2];[.D1530];[.$O$2];[.$O$2])" office:value-type="string" office:string-value="insert into creatives values (1532,'some description1532','http://domain1532.com',(),('US',),(),())" calcext:value-type="string">
            <text:p>insert into creatives values (1532,'some description1532','http://domain1532.com',(),('US',),(),())</text:p>
          </table:table-cell>
          <table:table-cell/>
        </table:table-row>
        <table:table-row table:style-name="ro2">
          <table:table-cell table:formula="of:=CONCATENATE([.A$1];[.J1531])" office:value-type="string" office:string-value="some description1533" calcext:value-type="string">
            <text:p>some description1533</text:p>
          </table:table-cell>
          <table:table-cell table:formula="of:=CONCATENATE([.B$1];[.$J1531];[.$M$2])" office:value-type="string" office:string-value="http://domain1533.com" calcext:value-type="string">
            <text:p>http://domain153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3" calcext:value-type="float">
            <text:p>1533</text:p>
          </table:table-cell>
          <table:table-cell table:number-columns-repeated="5"/>
          <table:table-cell table:formula="of:=CONCATENATE([.$P$1];[.J1531];[.$Q$1];[.$N$3];[.A1531];[.$O$3];[.$Q$1];[.$N$3];[.B1531];[.$O$3];[.$Q$1];[.$N$2];[.E1531];[.$O$2];[.$Q$1];[.$N$2];[.C1531];[.$O$2];[.$Q$1];[.$N$2];[.F1531];[.$O$2];[.$Q$1];[.$N$2];[.D1531];[.$O$2];[.$O$2])" office:value-type="string" office:string-value="insert into creatives values (1533,'some description1533','http://domain1533.com',(),('US',),(),())" calcext:value-type="string">
            <text:p>insert into creatives values (1533,'some description1533','http://domain1533.com',(),('US',),(),())</text:p>
          </table:table-cell>
          <table:table-cell/>
        </table:table-row>
        <table:table-row table:style-name="ro2">
          <table:table-cell table:formula="of:=CONCATENATE([.A$1];[.J1532])" office:value-type="string" office:string-value="some description1534" calcext:value-type="string">
            <text:p>some description1534</text:p>
          </table:table-cell>
          <table:table-cell table:formula="of:=CONCATENATE([.B$1];[.$J1532];[.$M$2])" office:value-type="string" office:string-value="http://domain1534.com" calcext:value-type="string">
            <text:p>http://domain153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4" calcext:value-type="float">
            <text:p>1534</text:p>
          </table:table-cell>
          <table:table-cell table:number-columns-repeated="5"/>
          <table:table-cell table:formula="of:=CONCATENATE([.$P$1];[.J1532];[.$Q$1];[.$N$3];[.A1532];[.$O$3];[.$Q$1];[.$N$3];[.B1532];[.$O$3];[.$Q$1];[.$N$2];[.E1532];[.$O$2];[.$Q$1];[.$N$2];[.C1532];[.$O$2];[.$Q$1];[.$N$2];[.F1532];[.$O$2];[.$Q$1];[.$N$2];[.D1532];[.$O$2];[.$O$2])" office:value-type="string" office:string-value="insert into creatives values (1534,'some description1534','http://domain1534.com',(),('US',),(),())" calcext:value-type="string">
            <text:p>insert into creatives values (1534,'some description1534','http://domain1534.com',(),('US',),(),())</text:p>
          </table:table-cell>
          <table:table-cell/>
        </table:table-row>
        <table:table-row table:style-name="ro2">
          <table:table-cell table:formula="of:=CONCATENATE([.A$1];[.J1533])" office:value-type="string" office:string-value="some description1535" calcext:value-type="string">
            <text:p>some description1535</text:p>
          </table:table-cell>
          <table:table-cell table:formula="of:=CONCATENATE([.B$1];[.$J1533];[.$M$2])" office:value-type="string" office:string-value="http://domain1535.com" calcext:value-type="string">
            <text:p>http://domain153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5" calcext:value-type="float">
            <text:p>1535</text:p>
          </table:table-cell>
          <table:table-cell table:number-columns-repeated="5"/>
          <table:table-cell table:formula="of:=CONCATENATE([.$P$1];[.J1533];[.$Q$1];[.$N$3];[.A1533];[.$O$3];[.$Q$1];[.$N$3];[.B1533];[.$O$3];[.$Q$1];[.$N$2];[.E1533];[.$O$2];[.$Q$1];[.$N$2];[.C1533];[.$O$2];[.$Q$1];[.$N$2];[.F1533];[.$O$2];[.$Q$1];[.$N$2];[.D1533];[.$O$2];[.$O$2])" office:value-type="string" office:string-value="insert into creatives values (1535,'some description1535','http://domain1535.com',(),('US',),(),())" calcext:value-type="string">
            <text:p>insert into creatives values (1535,'some description1535','http://domain1535.com',(),('US',),(),())</text:p>
          </table:table-cell>
          <table:table-cell/>
        </table:table-row>
        <table:table-row table:style-name="ro2">
          <table:table-cell table:formula="of:=CONCATENATE([.A$1];[.J1534])" office:value-type="string" office:string-value="some description1536" calcext:value-type="string">
            <text:p>some description1536</text:p>
          </table:table-cell>
          <table:table-cell table:formula="of:=CONCATENATE([.B$1];[.$J1534];[.$M$2])" office:value-type="string" office:string-value="http://domain1536.com" calcext:value-type="string">
            <text:p>http://domain153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6" calcext:value-type="float">
            <text:p>1536</text:p>
          </table:table-cell>
          <table:table-cell table:number-columns-repeated="5"/>
          <table:table-cell table:formula="of:=CONCATENATE([.$P$1];[.J1534];[.$Q$1];[.$N$3];[.A1534];[.$O$3];[.$Q$1];[.$N$3];[.B1534];[.$O$3];[.$Q$1];[.$N$2];[.E1534];[.$O$2];[.$Q$1];[.$N$2];[.C1534];[.$O$2];[.$Q$1];[.$N$2];[.F1534];[.$O$2];[.$Q$1];[.$N$2];[.D1534];[.$O$2];[.$O$2])" office:value-type="string" office:string-value="insert into creatives values (1536,'some description1536','http://domain1536.com',(),('US',),(),())" calcext:value-type="string">
            <text:p>insert into creatives values (1536,'some description1536','http://domain1536.com',(),('US',),(),())</text:p>
          </table:table-cell>
          <table:table-cell/>
        </table:table-row>
        <table:table-row table:style-name="ro2">
          <table:table-cell table:formula="of:=CONCATENATE([.A$1];[.J1535])" office:value-type="string" office:string-value="some description1537" calcext:value-type="string">
            <text:p>some description1537</text:p>
          </table:table-cell>
          <table:table-cell table:formula="of:=CONCATENATE([.B$1];[.$J1535];[.$M$2])" office:value-type="string" office:string-value="http://domain1537.com" calcext:value-type="string">
            <text:p>http://domain153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7" calcext:value-type="float">
            <text:p>1537</text:p>
          </table:table-cell>
          <table:table-cell table:number-columns-repeated="5"/>
          <table:table-cell table:formula="of:=CONCATENATE([.$P$1];[.J1535];[.$Q$1];[.$N$3];[.A1535];[.$O$3];[.$Q$1];[.$N$3];[.B1535];[.$O$3];[.$Q$1];[.$N$2];[.E1535];[.$O$2];[.$Q$1];[.$N$2];[.C1535];[.$O$2];[.$Q$1];[.$N$2];[.F1535];[.$O$2];[.$Q$1];[.$N$2];[.D1535];[.$O$2];[.$O$2])" office:value-type="string" office:string-value="insert into creatives values (1537,'some description1537','http://domain1537.com',(),('US',),(),())" calcext:value-type="string">
            <text:p>insert into creatives values (1537,'some description1537','http://domain1537.com',(),('US',),(),())</text:p>
          </table:table-cell>
          <table:table-cell/>
        </table:table-row>
        <table:table-row table:style-name="ro2">
          <table:table-cell table:formula="of:=CONCATENATE([.A$1];[.J1536])" office:value-type="string" office:string-value="some description1538" calcext:value-type="string">
            <text:p>some description1538</text:p>
          </table:table-cell>
          <table:table-cell table:formula="of:=CONCATENATE([.B$1];[.$J1536];[.$M$2])" office:value-type="string" office:string-value="http://domain1538.com" calcext:value-type="string">
            <text:p>http://domain153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8" calcext:value-type="float">
            <text:p>1538</text:p>
          </table:table-cell>
          <table:table-cell table:number-columns-repeated="5"/>
          <table:table-cell table:formula="of:=CONCATENATE([.$P$1];[.J1536];[.$Q$1];[.$N$3];[.A1536];[.$O$3];[.$Q$1];[.$N$3];[.B1536];[.$O$3];[.$Q$1];[.$N$2];[.E1536];[.$O$2];[.$Q$1];[.$N$2];[.C1536];[.$O$2];[.$Q$1];[.$N$2];[.F1536];[.$O$2];[.$Q$1];[.$N$2];[.D1536];[.$O$2];[.$O$2])" office:value-type="string" office:string-value="insert into creatives values (1538,'some description1538','http://domain1538.com',(),('US',),(),())" calcext:value-type="string">
            <text:p>insert into creatives values (1538,'some description1538','http://domain1538.com',(),('US',),(),())</text:p>
          </table:table-cell>
          <table:table-cell/>
        </table:table-row>
        <table:table-row table:style-name="ro2">
          <table:table-cell table:formula="of:=CONCATENATE([.A$1];[.J1537])" office:value-type="string" office:string-value="some description1539" calcext:value-type="string">
            <text:p>some description1539</text:p>
          </table:table-cell>
          <table:table-cell table:formula="of:=CONCATENATE([.B$1];[.$J1537];[.$M$2])" office:value-type="string" office:string-value="http://domain1539.com" calcext:value-type="string">
            <text:p>http://domain153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39" calcext:value-type="float">
            <text:p>1539</text:p>
          </table:table-cell>
          <table:table-cell table:number-columns-repeated="5"/>
          <table:table-cell table:formula="of:=CONCATENATE([.$P$1];[.J1537];[.$Q$1];[.$N$3];[.A1537];[.$O$3];[.$Q$1];[.$N$3];[.B1537];[.$O$3];[.$Q$1];[.$N$2];[.E1537];[.$O$2];[.$Q$1];[.$N$2];[.C1537];[.$O$2];[.$Q$1];[.$N$2];[.F1537];[.$O$2];[.$Q$1];[.$N$2];[.D1537];[.$O$2];[.$O$2])" office:value-type="string" office:string-value="insert into creatives values (1539,'some description1539','http://domain1539.com',(),('US',),(),())" calcext:value-type="string">
            <text:p>insert into creatives values (1539,'some description1539','http://domain1539.com',(),('US',),(),())</text:p>
          </table:table-cell>
          <table:table-cell/>
        </table:table-row>
        <table:table-row table:style-name="ro2">
          <table:table-cell table:formula="of:=CONCATENATE([.A$1];[.J1538])" office:value-type="string" office:string-value="some description1540" calcext:value-type="string">
            <text:p>some description1540</text:p>
          </table:table-cell>
          <table:table-cell table:formula="of:=CONCATENATE([.B$1];[.$J1538];[.$M$2])" office:value-type="string" office:string-value="http://domain1540.com" calcext:value-type="string">
            <text:p>http://domain154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0" calcext:value-type="float">
            <text:p>1540</text:p>
          </table:table-cell>
          <table:table-cell table:number-columns-repeated="5"/>
          <table:table-cell table:formula="of:=CONCATENATE([.$P$1];[.J1538];[.$Q$1];[.$N$3];[.A1538];[.$O$3];[.$Q$1];[.$N$3];[.B1538];[.$O$3];[.$Q$1];[.$N$2];[.E1538];[.$O$2];[.$Q$1];[.$N$2];[.C1538];[.$O$2];[.$Q$1];[.$N$2];[.F1538];[.$O$2];[.$Q$1];[.$N$2];[.D1538];[.$O$2];[.$O$2])" office:value-type="string" office:string-value="insert into creatives values (1540,'some description1540','http://domain1540.com',(),('US',),(),())" calcext:value-type="string">
            <text:p>insert into creatives values (1540,'some description1540','http://domain1540.com',(),('US',),(),())</text:p>
          </table:table-cell>
          <table:table-cell/>
        </table:table-row>
        <table:table-row table:style-name="ro2">
          <table:table-cell table:formula="of:=CONCATENATE([.A$1];[.J1539])" office:value-type="string" office:string-value="some description1541" calcext:value-type="string">
            <text:p>some description1541</text:p>
          </table:table-cell>
          <table:table-cell table:formula="of:=CONCATENATE([.B$1];[.$J1539];[.$M$2])" office:value-type="string" office:string-value="http://domain1541.com" calcext:value-type="string">
            <text:p>http://domain154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1" calcext:value-type="float">
            <text:p>1541</text:p>
          </table:table-cell>
          <table:table-cell table:number-columns-repeated="5"/>
          <table:table-cell table:formula="of:=CONCATENATE([.$P$1];[.J1539];[.$Q$1];[.$N$3];[.A1539];[.$O$3];[.$Q$1];[.$N$3];[.B1539];[.$O$3];[.$Q$1];[.$N$2];[.E1539];[.$O$2];[.$Q$1];[.$N$2];[.C1539];[.$O$2];[.$Q$1];[.$N$2];[.F1539];[.$O$2];[.$Q$1];[.$N$2];[.D1539];[.$O$2];[.$O$2])" office:value-type="string" office:string-value="insert into creatives values (1541,'some description1541','http://domain1541.com',(),('US',),(),())" calcext:value-type="string">
            <text:p>insert into creatives values (1541,'some description1541','http://domain1541.com',(),('US',),(),())</text:p>
          </table:table-cell>
          <table:table-cell/>
        </table:table-row>
        <table:table-row table:style-name="ro2">
          <table:table-cell table:formula="of:=CONCATENATE([.A$1];[.J1540])" office:value-type="string" office:string-value="some description1542" calcext:value-type="string">
            <text:p>some description1542</text:p>
          </table:table-cell>
          <table:table-cell table:formula="of:=CONCATENATE([.B$1];[.$J1540];[.$M$2])" office:value-type="string" office:string-value="http://domain1542.com" calcext:value-type="string">
            <text:p>http://domain154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2" calcext:value-type="float">
            <text:p>1542</text:p>
          </table:table-cell>
          <table:table-cell table:number-columns-repeated="5"/>
          <table:table-cell table:formula="of:=CONCATENATE([.$P$1];[.J1540];[.$Q$1];[.$N$3];[.A1540];[.$O$3];[.$Q$1];[.$N$3];[.B1540];[.$O$3];[.$Q$1];[.$N$2];[.E1540];[.$O$2];[.$Q$1];[.$N$2];[.C1540];[.$O$2];[.$Q$1];[.$N$2];[.F1540];[.$O$2];[.$Q$1];[.$N$2];[.D1540];[.$O$2];[.$O$2])" office:value-type="string" office:string-value="insert into creatives values (1542,'some description1542','http://domain1542.com',(),('US',),(),())" calcext:value-type="string">
            <text:p>insert into creatives values (1542,'some description1542','http://domain1542.com',(),('US',),(),())</text:p>
          </table:table-cell>
          <table:table-cell/>
        </table:table-row>
        <table:table-row table:style-name="ro2">
          <table:table-cell table:formula="of:=CONCATENATE([.A$1];[.J1541])" office:value-type="string" office:string-value="some description1543" calcext:value-type="string">
            <text:p>some description1543</text:p>
          </table:table-cell>
          <table:table-cell table:formula="of:=CONCATENATE([.B$1];[.$J1541];[.$M$2])" office:value-type="string" office:string-value="http://domain1543.com" calcext:value-type="string">
            <text:p>http://domain154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3" calcext:value-type="float">
            <text:p>1543</text:p>
          </table:table-cell>
          <table:table-cell table:number-columns-repeated="5"/>
          <table:table-cell table:formula="of:=CONCATENATE([.$P$1];[.J1541];[.$Q$1];[.$N$3];[.A1541];[.$O$3];[.$Q$1];[.$N$3];[.B1541];[.$O$3];[.$Q$1];[.$N$2];[.E1541];[.$O$2];[.$Q$1];[.$N$2];[.C1541];[.$O$2];[.$Q$1];[.$N$2];[.F1541];[.$O$2];[.$Q$1];[.$N$2];[.D1541];[.$O$2];[.$O$2])" office:value-type="string" office:string-value="insert into creatives values (1543,'some description1543','http://domain1543.com',(),('US',),(),())" calcext:value-type="string">
            <text:p>insert into creatives values (1543,'some description1543','http://domain1543.com',(),('US',),(),())</text:p>
          </table:table-cell>
          <table:table-cell/>
        </table:table-row>
        <table:table-row table:style-name="ro2">
          <table:table-cell table:formula="of:=CONCATENATE([.A$1];[.J1542])" office:value-type="string" office:string-value="some description1544" calcext:value-type="string">
            <text:p>some description1544</text:p>
          </table:table-cell>
          <table:table-cell table:formula="of:=CONCATENATE([.B$1];[.$J1542];[.$M$2])" office:value-type="string" office:string-value="http://domain1544.com" calcext:value-type="string">
            <text:p>http://domain154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4" calcext:value-type="float">
            <text:p>1544</text:p>
          </table:table-cell>
          <table:table-cell table:number-columns-repeated="5"/>
          <table:table-cell table:formula="of:=CONCATENATE([.$P$1];[.J1542];[.$Q$1];[.$N$3];[.A1542];[.$O$3];[.$Q$1];[.$N$3];[.B1542];[.$O$3];[.$Q$1];[.$N$2];[.E1542];[.$O$2];[.$Q$1];[.$N$2];[.C1542];[.$O$2];[.$Q$1];[.$N$2];[.F1542];[.$O$2];[.$Q$1];[.$N$2];[.D1542];[.$O$2];[.$O$2])" office:value-type="string" office:string-value="insert into creatives values (1544,'some description1544','http://domain1544.com',(),('US',),(),())" calcext:value-type="string">
            <text:p>insert into creatives values (1544,'some description1544','http://domain1544.com',(),('US',),(),())</text:p>
          </table:table-cell>
          <table:table-cell/>
        </table:table-row>
        <table:table-row table:style-name="ro2">
          <table:table-cell table:formula="of:=CONCATENATE([.A$1];[.J1543])" office:value-type="string" office:string-value="some description1545" calcext:value-type="string">
            <text:p>some description1545</text:p>
          </table:table-cell>
          <table:table-cell table:formula="of:=CONCATENATE([.B$1];[.$J1543];[.$M$2])" office:value-type="string" office:string-value="http://domain1545.com" calcext:value-type="string">
            <text:p>http://domain154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5" calcext:value-type="float">
            <text:p>1545</text:p>
          </table:table-cell>
          <table:table-cell table:number-columns-repeated="5"/>
          <table:table-cell table:formula="of:=CONCATENATE([.$P$1];[.J1543];[.$Q$1];[.$N$3];[.A1543];[.$O$3];[.$Q$1];[.$N$3];[.B1543];[.$O$3];[.$Q$1];[.$N$2];[.E1543];[.$O$2];[.$Q$1];[.$N$2];[.C1543];[.$O$2];[.$Q$1];[.$N$2];[.F1543];[.$O$2];[.$Q$1];[.$N$2];[.D1543];[.$O$2];[.$O$2])" office:value-type="string" office:string-value="insert into creatives values (1545,'some description1545','http://domain1545.com',(),('US',),(),())" calcext:value-type="string">
            <text:p>insert into creatives values (1545,'some description1545','http://domain1545.com',(),('US',),(),())</text:p>
          </table:table-cell>
          <table:table-cell/>
        </table:table-row>
        <table:table-row table:style-name="ro2">
          <table:table-cell table:formula="of:=CONCATENATE([.A$1];[.J1544])" office:value-type="string" office:string-value="some description1546" calcext:value-type="string">
            <text:p>some description1546</text:p>
          </table:table-cell>
          <table:table-cell table:formula="of:=CONCATENATE([.B$1];[.$J1544];[.$M$2])" office:value-type="string" office:string-value="http://domain1546.com" calcext:value-type="string">
            <text:p>http://domain154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6" calcext:value-type="float">
            <text:p>1546</text:p>
          </table:table-cell>
          <table:table-cell table:number-columns-repeated="5"/>
          <table:table-cell table:formula="of:=CONCATENATE([.$P$1];[.J1544];[.$Q$1];[.$N$3];[.A1544];[.$O$3];[.$Q$1];[.$N$3];[.B1544];[.$O$3];[.$Q$1];[.$N$2];[.E1544];[.$O$2];[.$Q$1];[.$N$2];[.C1544];[.$O$2];[.$Q$1];[.$N$2];[.F1544];[.$O$2];[.$Q$1];[.$N$2];[.D1544];[.$O$2];[.$O$2])" office:value-type="string" office:string-value="insert into creatives values (1546,'some description1546','http://domain1546.com',(),('US',),(),())" calcext:value-type="string">
            <text:p>insert into creatives values (1546,'some description1546','http://domain1546.com',(),('US',),(),())</text:p>
          </table:table-cell>
          <table:table-cell/>
        </table:table-row>
        <table:table-row table:style-name="ro2">
          <table:table-cell table:formula="of:=CONCATENATE([.A$1];[.J1545])" office:value-type="string" office:string-value="some description1547" calcext:value-type="string">
            <text:p>some description1547</text:p>
          </table:table-cell>
          <table:table-cell table:formula="of:=CONCATENATE([.B$1];[.$J1545];[.$M$2])" office:value-type="string" office:string-value="http://domain1547.com" calcext:value-type="string">
            <text:p>http://domain154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7" calcext:value-type="float">
            <text:p>1547</text:p>
          </table:table-cell>
          <table:table-cell table:number-columns-repeated="5"/>
          <table:table-cell table:formula="of:=CONCATENATE([.$P$1];[.J1545];[.$Q$1];[.$N$3];[.A1545];[.$O$3];[.$Q$1];[.$N$3];[.B1545];[.$O$3];[.$Q$1];[.$N$2];[.E1545];[.$O$2];[.$Q$1];[.$N$2];[.C1545];[.$O$2];[.$Q$1];[.$N$2];[.F1545];[.$O$2];[.$Q$1];[.$N$2];[.D1545];[.$O$2];[.$O$2])" office:value-type="string" office:string-value="insert into creatives values (1547,'some description1547','http://domain1547.com',(),('US',),(),())" calcext:value-type="string">
            <text:p>insert into creatives values (1547,'some description1547','http://domain1547.com',(),('US',),(),())</text:p>
          </table:table-cell>
          <table:table-cell/>
        </table:table-row>
        <table:table-row table:style-name="ro2">
          <table:table-cell table:formula="of:=CONCATENATE([.A$1];[.J1546])" office:value-type="string" office:string-value="some description1548" calcext:value-type="string">
            <text:p>some description1548</text:p>
          </table:table-cell>
          <table:table-cell table:formula="of:=CONCATENATE([.B$1];[.$J1546];[.$M$2])" office:value-type="string" office:string-value="http://domain1548.com" calcext:value-type="string">
            <text:p>http://domain154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8" calcext:value-type="float">
            <text:p>1548</text:p>
          </table:table-cell>
          <table:table-cell table:number-columns-repeated="5"/>
          <table:table-cell table:formula="of:=CONCATENATE([.$P$1];[.J1546];[.$Q$1];[.$N$3];[.A1546];[.$O$3];[.$Q$1];[.$N$3];[.B1546];[.$O$3];[.$Q$1];[.$N$2];[.E1546];[.$O$2];[.$Q$1];[.$N$2];[.C1546];[.$O$2];[.$Q$1];[.$N$2];[.F1546];[.$O$2];[.$Q$1];[.$N$2];[.D1546];[.$O$2];[.$O$2])" office:value-type="string" office:string-value="insert into creatives values (1548,'some description1548','http://domain1548.com',(),('US',),(),())" calcext:value-type="string">
            <text:p>insert into creatives values (1548,'some description1548','http://domain1548.com',(),('US',),(),())</text:p>
          </table:table-cell>
          <table:table-cell/>
        </table:table-row>
        <table:table-row table:style-name="ro2">
          <table:table-cell table:formula="of:=CONCATENATE([.A$1];[.J1547])" office:value-type="string" office:string-value="some description1549" calcext:value-type="string">
            <text:p>some description1549</text:p>
          </table:table-cell>
          <table:table-cell table:formula="of:=CONCATENATE([.B$1];[.$J1547];[.$M$2])" office:value-type="string" office:string-value="http://domain1549.com" calcext:value-type="string">
            <text:p>http://domain154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49" calcext:value-type="float">
            <text:p>1549</text:p>
          </table:table-cell>
          <table:table-cell table:number-columns-repeated="5"/>
          <table:table-cell table:formula="of:=CONCATENATE([.$P$1];[.J1547];[.$Q$1];[.$N$3];[.A1547];[.$O$3];[.$Q$1];[.$N$3];[.B1547];[.$O$3];[.$Q$1];[.$N$2];[.E1547];[.$O$2];[.$Q$1];[.$N$2];[.C1547];[.$O$2];[.$Q$1];[.$N$2];[.F1547];[.$O$2];[.$Q$1];[.$N$2];[.D1547];[.$O$2];[.$O$2])" office:value-type="string" office:string-value="insert into creatives values (1549,'some description1549','http://domain1549.com',(),('US',),(),())" calcext:value-type="string">
            <text:p>insert into creatives values (1549,'some description1549','http://domain1549.com',(),('US',),(),())</text:p>
          </table:table-cell>
          <table:table-cell/>
        </table:table-row>
        <table:table-row table:style-name="ro2">
          <table:table-cell table:formula="of:=CONCATENATE([.A$1];[.J1548])" office:value-type="string" office:string-value="some description1550" calcext:value-type="string">
            <text:p>some description1550</text:p>
          </table:table-cell>
          <table:table-cell table:formula="of:=CONCATENATE([.B$1];[.$J1548];[.$M$2])" office:value-type="string" office:string-value="http://domain1550.com" calcext:value-type="string">
            <text:p>http://domain155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0" calcext:value-type="float">
            <text:p>1550</text:p>
          </table:table-cell>
          <table:table-cell table:number-columns-repeated="5"/>
          <table:table-cell table:formula="of:=CONCATENATE([.$P$1];[.J1548];[.$Q$1];[.$N$3];[.A1548];[.$O$3];[.$Q$1];[.$N$3];[.B1548];[.$O$3];[.$Q$1];[.$N$2];[.E1548];[.$O$2];[.$Q$1];[.$N$2];[.C1548];[.$O$2];[.$Q$1];[.$N$2];[.F1548];[.$O$2];[.$Q$1];[.$N$2];[.D1548];[.$O$2];[.$O$2])" office:value-type="string" office:string-value="insert into creatives values (1550,'some description1550','http://domain1550.com',(),('US',),(),())" calcext:value-type="string">
            <text:p>insert into creatives values (1550,'some description1550','http://domain1550.com',(),('US',),(),())</text:p>
          </table:table-cell>
          <table:table-cell/>
        </table:table-row>
        <table:table-row table:style-name="ro2">
          <table:table-cell table:formula="of:=CONCATENATE([.A$1];[.J1549])" office:value-type="string" office:string-value="some description1551" calcext:value-type="string">
            <text:p>some description1551</text:p>
          </table:table-cell>
          <table:table-cell table:formula="of:=CONCATENATE([.B$1];[.$J1549];[.$M$2])" office:value-type="string" office:string-value="http://domain1551.com" calcext:value-type="string">
            <text:p>http://domain155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1" calcext:value-type="float">
            <text:p>1551</text:p>
          </table:table-cell>
          <table:table-cell table:number-columns-repeated="5"/>
          <table:table-cell table:formula="of:=CONCATENATE([.$P$1];[.J1549];[.$Q$1];[.$N$3];[.A1549];[.$O$3];[.$Q$1];[.$N$3];[.B1549];[.$O$3];[.$Q$1];[.$N$2];[.E1549];[.$O$2];[.$Q$1];[.$N$2];[.C1549];[.$O$2];[.$Q$1];[.$N$2];[.F1549];[.$O$2];[.$Q$1];[.$N$2];[.D1549];[.$O$2];[.$O$2])" office:value-type="string" office:string-value="insert into creatives values (1551,'some description1551','http://domain1551.com',(),('US',),(),())" calcext:value-type="string">
            <text:p>insert into creatives values (1551,'some description1551','http://domain1551.com',(),('US',),(),())</text:p>
          </table:table-cell>
          <table:table-cell/>
        </table:table-row>
        <table:table-row table:style-name="ro2">
          <table:table-cell table:formula="of:=CONCATENATE([.A$1];[.J1550])" office:value-type="string" office:string-value="some description1552" calcext:value-type="string">
            <text:p>some description1552</text:p>
          </table:table-cell>
          <table:table-cell table:formula="of:=CONCATENATE([.B$1];[.$J1550];[.$M$2])" office:value-type="string" office:string-value="http://domain1552.com" calcext:value-type="string">
            <text:p>http://domain155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2" calcext:value-type="float">
            <text:p>1552</text:p>
          </table:table-cell>
          <table:table-cell table:number-columns-repeated="5"/>
          <table:table-cell table:formula="of:=CONCATENATE([.$P$1];[.J1550];[.$Q$1];[.$N$3];[.A1550];[.$O$3];[.$Q$1];[.$N$3];[.B1550];[.$O$3];[.$Q$1];[.$N$2];[.E1550];[.$O$2];[.$Q$1];[.$N$2];[.C1550];[.$O$2];[.$Q$1];[.$N$2];[.F1550];[.$O$2];[.$Q$1];[.$N$2];[.D1550];[.$O$2];[.$O$2])" office:value-type="string" office:string-value="insert into creatives values (1552,'some description1552','http://domain1552.com',(),('US',),(),())" calcext:value-type="string">
            <text:p>insert into creatives values (1552,'some description1552','http://domain1552.com',(),('US',),(),())</text:p>
          </table:table-cell>
          <table:table-cell/>
        </table:table-row>
        <table:table-row table:style-name="ro2">
          <table:table-cell table:formula="of:=CONCATENATE([.A$1];[.J1551])" office:value-type="string" office:string-value="some description1553" calcext:value-type="string">
            <text:p>some description1553</text:p>
          </table:table-cell>
          <table:table-cell table:formula="of:=CONCATENATE([.B$1];[.$J1551];[.$M$2])" office:value-type="string" office:string-value="http://domain1553.com" calcext:value-type="string">
            <text:p>http://domain155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3" calcext:value-type="float">
            <text:p>1553</text:p>
          </table:table-cell>
          <table:table-cell table:number-columns-repeated="5"/>
          <table:table-cell table:formula="of:=CONCATENATE([.$P$1];[.J1551];[.$Q$1];[.$N$3];[.A1551];[.$O$3];[.$Q$1];[.$N$3];[.B1551];[.$O$3];[.$Q$1];[.$N$2];[.E1551];[.$O$2];[.$Q$1];[.$N$2];[.C1551];[.$O$2];[.$Q$1];[.$N$2];[.F1551];[.$O$2];[.$Q$1];[.$N$2];[.D1551];[.$O$2];[.$O$2])" office:value-type="string" office:string-value="insert into creatives values (1553,'some description1553','http://domain1553.com',(),('US',),(),())" calcext:value-type="string">
            <text:p>insert into creatives values (1553,'some description1553','http://domain1553.com',(),('US',),(),())</text:p>
          </table:table-cell>
          <table:table-cell/>
        </table:table-row>
        <table:table-row table:style-name="ro2">
          <table:table-cell table:formula="of:=CONCATENATE([.A$1];[.J1552])" office:value-type="string" office:string-value="some description1554" calcext:value-type="string">
            <text:p>some description1554</text:p>
          </table:table-cell>
          <table:table-cell table:formula="of:=CONCATENATE([.B$1];[.$J1552];[.$M$2])" office:value-type="string" office:string-value="http://domain1554.com" calcext:value-type="string">
            <text:p>http://domain155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4" calcext:value-type="float">
            <text:p>1554</text:p>
          </table:table-cell>
          <table:table-cell table:number-columns-repeated="5"/>
          <table:table-cell table:formula="of:=CONCATENATE([.$P$1];[.J1552];[.$Q$1];[.$N$3];[.A1552];[.$O$3];[.$Q$1];[.$N$3];[.B1552];[.$O$3];[.$Q$1];[.$N$2];[.E1552];[.$O$2];[.$Q$1];[.$N$2];[.C1552];[.$O$2];[.$Q$1];[.$N$2];[.F1552];[.$O$2];[.$Q$1];[.$N$2];[.D1552];[.$O$2];[.$O$2])" office:value-type="string" office:string-value="insert into creatives values (1554,'some description1554','http://domain1554.com',(),('US',),(),())" calcext:value-type="string">
            <text:p>insert into creatives values (1554,'some description1554','http://domain1554.com',(),('US',),(),())</text:p>
          </table:table-cell>
          <table:table-cell/>
        </table:table-row>
        <table:table-row table:style-name="ro2">
          <table:table-cell table:formula="of:=CONCATENATE([.A$1];[.J1553])" office:value-type="string" office:string-value="some description1555" calcext:value-type="string">
            <text:p>some description1555</text:p>
          </table:table-cell>
          <table:table-cell table:formula="of:=CONCATENATE([.B$1];[.$J1553];[.$M$2])" office:value-type="string" office:string-value="http://domain1555.com" calcext:value-type="string">
            <text:p>http://domain155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5" calcext:value-type="float">
            <text:p>1555</text:p>
          </table:table-cell>
          <table:table-cell table:number-columns-repeated="5"/>
          <table:table-cell table:formula="of:=CONCATENATE([.$P$1];[.J1553];[.$Q$1];[.$N$3];[.A1553];[.$O$3];[.$Q$1];[.$N$3];[.B1553];[.$O$3];[.$Q$1];[.$N$2];[.E1553];[.$O$2];[.$Q$1];[.$N$2];[.C1553];[.$O$2];[.$Q$1];[.$N$2];[.F1553];[.$O$2];[.$Q$1];[.$N$2];[.D1553];[.$O$2];[.$O$2])" office:value-type="string" office:string-value="insert into creatives values (1555,'some description1555','http://domain1555.com',(),('US',),(),())" calcext:value-type="string">
            <text:p>insert into creatives values (1555,'some description1555','http://domain1555.com',(),('US',),(),())</text:p>
          </table:table-cell>
          <table:table-cell/>
        </table:table-row>
        <table:table-row table:style-name="ro2">
          <table:table-cell table:formula="of:=CONCATENATE([.A$1];[.J1554])" office:value-type="string" office:string-value="some description1556" calcext:value-type="string">
            <text:p>some description1556</text:p>
          </table:table-cell>
          <table:table-cell table:formula="of:=CONCATENATE([.B$1];[.$J1554];[.$M$2])" office:value-type="string" office:string-value="http://domain1556.com" calcext:value-type="string">
            <text:p>http://domain155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6" calcext:value-type="float">
            <text:p>1556</text:p>
          </table:table-cell>
          <table:table-cell table:number-columns-repeated="5"/>
          <table:table-cell table:formula="of:=CONCATENATE([.$P$1];[.J1554];[.$Q$1];[.$N$3];[.A1554];[.$O$3];[.$Q$1];[.$N$3];[.B1554];[.$O$3];[.$Q$1];[.$N$2];[.E1554];[.$O$2];[.$Q$1];[.$N$2];[.C1554];[.$O$2];[.$Q$1];[.$N$2];[.F1554];[.$O$2];[.$Q$1];[.$N$2];[.D1554];[.$O$2];[.$O$2])" office:value-type="string" office:string-value="insert into creatives values (1556,'some description1556','http://domain1556.com',(),('US',),(),())" calcext:value-type="string">
            <text:p>insert into creatives values (1556,'some description1556','http://domain1556.com',(),('US',),(),())</text:p>
          </table:table-cell>
          <table:table-cell/>
        </table:table-row>
        <table:table-row table:style-name="ro2">
          <table:table-cell table:formula="of:=CONCATENATE([.A$1];[.J1555])" office:value-type="string" office:string-value="some description1557" calcext:value-type="string">
            <text:p>some description1557</text:p>
          </table:table-cell>
          <table:table-cell table:formula="of:=CONCATENATE([.B$1];[.$J1555];[.$M$2])" office:value-type="string" office:string-value="http://domain1557.com" calcext:value-type="string">
            <text:p>http://domain155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7" calcext:value-type="float">
            <text:p>1557</text:p>
          </table:table-cell>
          <table:table-cell table:number-columns-repeated="5"/>
          <table:table-cell table:formula="of:=CONCATENATE([.$P$1];[.J1555];[.$Q$1];[.$N$3];[.A1555];[.$O$3];[.$Q$1];[.$N$3];[.B1555];[.$O$3];[.$Q$1];[.$N$2];[.E1555];[.$O$2];[.$Q$1];[.$N$2];[.C1555];[.$O$2];[.$Q$1];[.$N$2];[.F1555];[.$O$2];[.$Q$1];[.$N$2];[.D1555];[.$O$2];[.$O$2])" office:value-type="string" office:string-value="insert into creatives values (1557,'some description1557','http://domain1557.com',(),('US',),(),())" calcext:value-type="string">
            <text:p>insert into creatives values (1557,'some description1557','http://domain1557.com',(),('US',),(),())</text:p>
          </table:table-cell>
          <table:table-cell/>
        </table:table-row>
        <table:table-row table:style-name="ro2">
          <table:table-cell table:formula="of:=CONCATENATE([.A$1];[.J1556])" office:value-type="string" office:string-value="some description1558" calcext:value-type="string">
            <text:p>some description1558</text:p>
          </table:table-cell>
          <table:table-cell table:formula="of:=CONCATENATE([.B$1];[.$J1556];[.$M$2])" office:value-type="string" office:string-value="http://domain1558.com" calcext:value-type="string">
            <text:p>http://domain155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8" calcext:value-type="float">
            <text:p>1558</text:p>
          </table:table-cell>
          <table:table-cell table:number-columns-repeated="5"/>
          <table:table-cell table:formula="of:=CONCATENATE([.$P$1];[.J1556];[.$Q$1];[.$N$3];[.A1556];[.$O$3];[.$Q$1];[.$N$3];[.B1556];[.$O$3];[.$Q$1];[.$N$2];[.E1556];[.$O$2];[.$Q$1];[.$N$2];[.C1556];[.$O$2];[.$Q$1];[.$N$2];[.F1556];[.$O$2];[.$Q$1];[.$N$2];[.D1556];[.$O$2];[.$O$2])" office:value-type="string" office:string-value="insert into creatives values (1558,'some description1558','http://domain1558.com',(),('US',),(),())" calcext:value-type="string">
            <text:p>insert into creatives values (1558,'some description1558','http://domain1558.com',(),('US',),(),())</text:p>
          </table:table-cell>
          <table:table-cell/>
        </table:table-row>
        <table:table-row table:style-name="ro2">
          <table:table-cell table:formula="of:=CONCATENATE([.A$1];[.J1557])" office:value-type="string" office:string-value="some description1559" calcext:value-type="string">
            <text:p>some description1559</text:p>
          </table:table-cell>
          <table:table-cell table:formula="of:=CONCATENATE([.B$1];[.$J1557];[.$M$2])" office:value-type="string" office:string-value="http://domain1559.com" calcext:value-type="string">
            <text:p>http://domain155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59" calcext:value-type="float">
            <text:p>1559</text:p>
          </table:table-cell>
          <table:table-cell table:number-columns-repeated="5"/>
          <table:table-cell table:formula="of:=CONCATENATE([.$P$1];[.J1557];[.$Q$1];[.$N$3];[.A1557];[.$O$3];[.$Q$1];[.$N$3];[.B1557];[.$O$3];[.$Q$1];[.$N$2];[.E1557];[.$O$2];[.$Q$1];[.$N$2];[.C1557];[.$O$2];[.$Q$1];[.$N$2];[.F1557];[.$O$2];[.$Q$1];[.$N$2];[.D1557];[.$O$2];[.$O$2])" office:value-type="string" office:string-value="insert into creatives values (1559,'some description1559','http://domain1559.com',(),('US',),(),())" calcext:value-type="string">
            <text:p>insert into creatives values (1559,'some description1559','http://domain1559.com',(),('US',),(),())</text:p>
          </table:table-cell>
          <table:table-cell/>
        </table:table-row>
        <table:table-row table:style-name="ro2">
          <table:table-cell table:formula="of:=CONCATENATE([.A$1];[.J1558])" office:value-type="string" office:string-value="some description1560" calcext:value-type="string">
            <text:p>some description1560</text:p>
          </table:table-cell>
          <table:table-cell table:formula="of:=CONCATENATE([.B$1];[.$J1558];[.$M$2])" office:value-type="string" office:string-value="http://domain1560.com" calcext:value-type="string">
            <text:p>http://domain156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0" calcext:value-type="float">
            <text:p>1560</text:p>
          </table:table-cell>
          <table:table-cell table:number-columns-repeated="5"/>
          <table:table-cell table:formula="of:=CONCATENATE([.$P$1];[.J1558];[.$Q$1];[.$N$3];[.A1558];[.$O$3];[.$Q$1];[.$N$3];[.B1558];[.$O$3];[.$Q$1];[.$N$2];[.E1558];[.$O$2];[.$Q$1];[.$N$2];[.C1558];[.$O$2];[.$Q$1];[.$N$2];[.F1558];[.$O$2];[.$Q$1];[.$N$2];[.D1558];[.$O$2];[.$O$2])" office:value-type="string" office:string-value="insert into creatives values (1560,'some description1560','http://domain1560.com',(),('US',),(),())" calcext:value-type="string">
            <text:p>insert into creatives values (1560,'some description1560','http://domain1560.com',(),('US',),(),())</text:p>
          </table:table-cell>
          <table:table-cell/>
        </table:table-row>
        <table:table-row table:style-name="ro2">
          <table:table-cell table:formula="of:=CONCATENATE([.A$1];[.J1559])" office:value-type="string" office:string-value="some description1561" calcext:value-type="string">
            <text:p>some description1561</text:p>
          </table:table-cell>
          <table:table-cell table:formula="of:=CONCATENATE([.B$1];[.$J1559];[.$M$2])" office:value-type="string" office:string-value="http://domain1561.com" calcext:value-type="string">
            <text:p>http://domain156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1" calcext:value-type="float">
            <text:p>1561</text:p>
          </table:table-cell>
          <table:table-cell table:number-columns-repeated="5"/>
          <table:table-cell table:formula="of:=CONCATENATE([.$P$1];[.J1559];[.$Q$1];[.$N$3];[.A1559];[.$O$3];[.$Q$1];[.$N$3];[.B1559];[.$O$3];[.$Q$1];[.$N$2];[.E1559];[.$O$2];[.$Q$1];[.$N$2];[.C1559];[.$O$2];[.$Q$1];[.$N$2];[.F1559];[.$O$2];[.$Q$1];[.$N$2];[.D1559];[.$O$2];[.$O$2])" office:value-type="string" office:string-value="insert into creatives values (1561,'some description1561','http://domain1561.com',(),('US',),(),())" calcext:value-type="string">
            <text:p>insert into creatives values (1561,'some description1561','http://domain1561.com',(),('US',),(),())</text:p>
          </table:table-cell>
          <table:table-cell/>
        </table:table-row>
        <table:table-row table:style-name="ro2">
          <table:table-cell table:formula="of:=CONCATENATE([.A$1];[.J1560])" office:value-type="string" office:string-value="some description1562" calcext:value-type="string">
            <text:p>some description1562</text:p>
          </table:table-cell>
          <table:table-cell table:formula="of:=CONCATENATE([.B$1];[.$J1560];[.$M$2])" office:value-type="string" office:string-value="http://domain1562.com" calcext:value-type="string">
            <text:p>http://domain156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2" calcext:value-type="float">
            <text:p>1562</text:p>
          </table:table-cell>
          <table:table-cell table:number-columns-repeated="5"/>
          <table:table-cell table:formula="of:=CONCATENATE([.$P$1];[.J1560];[.$Q$1];[.$N$3];[.A1560];[.$O$3];[.$Q$1];[.$N$3];[.B1560];[.$O$3];[.$Q$1];[.$N$2];[.E1560];[.$O$2];[.$Q$1];[.$N$2];[.C1560];[.$O$2];[.$Q$1];[.$N$2];[.F1560];[.$O$2];[.$Q$1];[.$N$2];[.D1560];[.$O$2];[.$O$2])" office:value-type="string" office:string-value="insert into creatives values (1562,'some description1562','http://domain1562.com',(),('US',),(),())" calcext:value-type="string">
            <text:p>insert into creatives values (1562,'some description1562','http://domain1562.com',(),('US',),(),())</text:p>
          </table:table-cell>
          <table:table-cell/>
        </table:table-row>
        <table:table-row table:style-name="ro2">
          <table:table-cell table:formula="of:=CONCATENATE([.A$1];[.J1561])" office:value-type="string" office:string-value="some description1563" calcext:value-type="string">
            <text:p>some description1563</text:p>
          </table:table-cell>
          <table:table-cell table:formula="of:=CONCATENATE([.B$1];[.$J1561];[.$M$2])" office:value-type="string" office:string-value="http://domain1563.com" calcext:value-type="string">
            <text:p>http://domain156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3" calcext:value-type="float">
            <text:p>1563</text:p>
          </table:table-cell>
          <table:table-cell table:number-columns-repeated="5"/>
          <table:table-cell table:formula="of:=CONCATENATE([.$P$1];[.J1561];[.$Q$1];[.$N$3];[.A1561];[.$O$3];[.$Q$1];[.$N$3];[.B1561];[.$O$3];[.$Q$1];[.$N$2];[.E1561];[.$O$2];[.$Q$1];[.$N$2];[.C1561];[.$O$2];[.$Q$1];[.$N$2];[.F1561];[.$O$2];[.$Q$1];[.$N$2];[.D1561];[.$O$2];[.$O$2])" office:value-type="string" office:string-value="insert into creatives values (1563,'some description1563','http://domain1563.com',(),('US',),(),())" calcext:value-type="string">
            <text:p>insert into creatives values (1563,'some description1563','http://domain1563.com',(),('US',),(),())</text:p>
          </table:table-cell>
          <table:table-cell/>
        </table:table-row>
        <table:table-row table:style-name="ro2">
          <table:table-cell table:formula="of:=CONCATENATE([.A$1];[.J1562])" office:value-type="string" office:string-value="some description1564" calcext:value-type="string">
            <text:p>some description1564</text:p>
          </table:table-cell>
          <table:table-cell table:formula="of:=CONCATENATE([.B$1];[.$J1562];[.$M$2])" office:value-type="string" office:string-value="http://domain1564.com" calcext:value-type="string">
            <text:p>http://domain156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4" calcext:value-type="float">
            <text:p>1564</text:p>
          </table:table-cell>
          <table:table-cell table:number-columns-repeated="5"/>
          <table:table-cell table:formula="of:=CONCATENATE([.$P$1];[.J1562];[.$Q$1];[.$N$3];[.A1562];[.$O$3];[.$Q$1];[.$N$3];[.B1562];[.$O$3];[.$Q$1];[.$N$2];[.E1562];[.$O$2];[.$Q$1];[.$N$2];[.C1562];[.$O$2];[.$Q$1];[.$N$2];[.F1562];[.$O$2];[.$Q$1];[.$N$2];[.D1562];[.$O$2];[.$O$2])" office:value-type="string" office:string-value="insert into creatives values (1564,'some description1564','http://domain1564.com',(),('US',),(),())" calcext:value-type="string">
            <text:p>insert into creatives values (1564,'some description1564','http://domain1564.com',(),('US',),(),())</text:p>
          </table:table-cell>
          <table:table-cell/>
        </table:table-row>
        <table:table-row table:style-name="ro2">
          <table:table-cell table:formula="of:=CONCATENATE([.A$1];[.J1563])" office:value-type="string" office:string-value="some description1565" calcext:value-type="string">
            <text:p>some description1565</text:p>
          </table:table-cell>
          <table:table-cell table:formula="of:=CONCATENATE([.B$1];[.$J1563];[.$M$2])" office:value-type="string" office:string-value="http://domain1565.com" calcext:value-type="string">
            <text:p>http://domain156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5" calcext:value-type="float">
            <text:p>1565</text:p>
          </table:table-cell>
          <table:table-cell table:number-columns-repeated="5"/>
          <table:table-cell table:formula="of:=CONCATENATE([.$P$1];[.J1563];[.$Q$1];[.$N$3];[.A1563];[.$O$3];[.$Q$1];[.$N$3];[.B1563];[.$O$3];[.$Q$1];[.$N$2];[.E1563];[.$O$2];[.$Q$1];[.$N$2];[.C1563];[.$O$2];[.$Q$1];[.$N$2];[.F1563];[.$O$2];[.$Q$1];[.$N$2];[.D1563];[.$O$2];[.$O$2])" office:value-type="string" office:string-value="insert into creatives values (1565,'some description1565','http://domain1565.com',(),('US',),(),())" calcext:value-type="string">
            <text:p>insert into creatives values (1565,'some description1565','http://domain1565.com',(),('US',),(),())</text:p>
          </table:table-cell>
          <table:table-cell/>
        </table:table-row>
        <table:table-row table:style-name="ro2">
          <table:table-cell table:formula="of:=CONCATENATE([.A$1];[.J1564])" office:value-type="string" office:string-value="some description1566" calcext:value-type="string">
            <text:p>some description1566</text:p>
          </table:table-cell>
          <table:table-cell table:formula="of:=CONCATENATE([.B$1];[.$J1564];[.$M$2])" office:value-type="string" office:string-value="http://domain1566.com" calcext:value-type="string">
            <text:p>http://domain156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6" calcext:value-type="float">
            <text:p>1566</text:p>
          </table:table-cell>
          <table:table-cell table:number-columns-repeated="5"/>
          <table:table-cell table:formula="of:=CONCATENATE([.$P$1];[.J1564];[.$Q$1];[.$N$3];[.A1564];[.$O$3];[.$Q$1];[.$N$3];[.B1564];[.$O$3];[.$Q$1];[.$N$2];[.E1564];[.$O$2];[.$Q$1];[.$N$2];[.C1564];[.$O$2];[.$Q$1];[.$N$2];[.F1564];[.$O$2];[.$Q$1];[.$N$2];[.D1564];[.$O$2];[.$O$2])" office:value-type="string" office:string-value="insert into creatives values (1566,'some description1566','http://domain1566.com',(),('US',),(),())" calcext:value-type="string">
            <text:p>insert into creatives values (1566,'some description1566','http://domain1566.com',(),('US',),(),())</text:p>
          </table:table-cell>
          <table:table-cell/>
        </table:table-row>
        <table:table-row table:style-name="ro2">
          <table:table-cell table:formula="of:=CONCATENATE([.A$1];[.J1565])" office:value-type="string" office:string-value="some description1567" calcext:value-type="string">
            <text:p>some description1567</text:p>
          </table:table-cell>
          <table:table-cell table:formula="of:=CONCATENATE([.B$1];[.$J1565];[.$M$2])" office:value-type="string" office:string-value="http://domain1567.com" calcext:value-type="string">
            <text:p>http://domain156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7" calcext:value-type="float">
            <text:p>1567</text:p>
          </table:table-cell>
          <table:table-cell table:number-columns-repeated="5"/>
          <table:table-cell table:formula="of:=CONCATENATE([.$P$1];[.J1565];[.$Q$1];[.$N$3];[.A1565];[.$O$3];[.$Q$1];[.$N$3];[.B1565];[.$O$3];[.$Q$1];[.$N$2];[.E1565];[.$O$2];[.$Q$1];[.$N$2];[.C1565];[.$O$2];[.$Q$1];[.$N$2];[.F1565];[.$O$2];[.$Q$1];[.$N$2];[.D1565];[.$O$2];[.$O$2])" office:value-type="string" office:string-value="insert into creatives values (1567,'some description1567','http://domain1567.com',(),('US',),(),())" calcext:value-type="string">
            <text:p>insert into creatives values (1567,'some description1567','http://domain1567.com',(),('US',),(),())</text:p>
          </table:table-cell>
          <table:table-cell/>
        </table:table-row>
        <table:table-row table:style-name="ro2">
          <table:table-cell table:formula="of:=CONCATENATE([.A$1];[.J1566])" office:value-type="string" office:string-value="some description1568" calcext:value-type="string">
            <text:p>some description1568</text:p>
          </table:table-cell>
          <table:table-cell table:formula="of:=CONCATENATE([.B$1];[.$J1566];[.$M$2])" office:value-type="string" office:string-value="http://domain1568.com" calcext:value-type="string">
            <text:p>http://domain156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8" calcext:value-type="float">
            <text:p>1568</text:p>
          </table:table-cell>
          <table:table-cell table:number-columns-repeated="5"/>
          <table:table-cell table:formula="of:=CONCATENATE([.$P$1];[.J1566];[.$Q$1];[.$N$3];[.A1566];[.$O$3];[.$Q$1];[.$N$3];[.B1566];[.$O$3];[.$Q$1];[.$N$2];[.E1566];[.$O$2];[.$Q$1];[.$N$2];[.C1566];[.$O$2];[.$Q$1];[.$N$2];[.F1566];[.$O$2];[.$Q$1];[.$N$2];[.D1566];[.$O$2];[.$O$2])" office:value-type="string" office:string-value="insert into creatives values (1568,'some description1568','http://domain1568.com',(),('US',),(),())" calcext:value-type="string">
            <text:p>insert into creatives values (1568,'some description1568','http://domain1568.com',(),('US',),(),())</text:p>
          </table:table-cell>
          <table:table-cell/>
        </table:table-row>
        <table:table-row table:style-name="ro2">
          <table:table-cell table:formula="of:=CONCATENATE([.A$1];[.J1567])" office:value-type="string" office:string-value="some description1569" calcext:value-type="string">
            <text:p>some description1569</text:p>
          </table:table-cell>
          <table:table-cell table:formula="of:=CONCATENATE([.B$1];[.$J1567];[.$M$2])" office:value-type="string" office:string-value="http://domain1569.com" calcext:value-type="string">
            <text:p>http://domain156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69" calcext:value-type="float">
            <text:p>1569</text:p>
          </table:table-cell>
          <table:table-cell table:number-columns-repeated="5"/>
          <table:table-cell table:formula="of:=CONCATENATE([.$P$1];[.J1567];[.$Q$1];[.$N$3];[.A1567];[.$O$3];[.$Q$1];[.$N$3];[.B1567];[.$O$3];[.$Q$1];[.$N$2];[.E1567];[.$O$2];[.$Q$1];[.$N$2];[.C1567];[.$O$2];[.$Q$1];[.$N$2];[.F1567];[.$O$2];[.$Q$1];[.$N$2];[.D1567];[.$O$2];[.$O$2])" office:value-type="string" office:string-value="insert into creatives values (1569,'some description1569','http://domain1569.com',(),('US',),(),())" calcext:value-type="string">
            <text:p>insert into creatives values (1569,'some description1569','http://domain1569.com',(),('US',),(),())</text:p>
          </table:table-cell>
          <table:table-cell/>
        </table:table-row>
        <table:table-row table:style-name="ro2">
          <table:table-cell table:formula="of:=CONCATENATE([.A$1];[.J1568])" office:value-type="string" office:string-value="some description1570" calcext:value-type="string">
            <text:p>some description1570</text:p>
          </table:table-cell>
          <table:table-cell table:formula="of:=CONCATENATE([.B$1];[.$J1568];[.$M$2])" office:value-type="string" office:string-value="http://domain1570.com" calcext:value-type="string">
            <text:p>http://domain157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0" calcext:value-type="float">
            <text:p>1570</text:p>
          </table:table-cell>
          <table:table-cell table:number-columns-repeated="5"/>
          <table:table-cell table:formula="of:=CONCATENATE([.$P$1];[.J1568];[.$Q$1];[.$N$3];[.A1568];[.$O$3];[.$Q$1];[.$N$3];[.B1568];[.$O$3];[.$Q$1];[.$N$2];[.E1568];[.$O$2];[.$Q$1];[.$N$2];[.C1568];[.$O$2];[.$Q$1];[.$N$2];[.F1568];[.$O$2];[.$Q$1];[.$N$2];[.D1568];[.$O$2];[.$O$2])" office:value-type="string" office:string-value="insert into creatives values (1570,'some description1570','http://domain1570.com',(),('US',),(),())" calcext:value-type="string">
            <text:p>insert into creatives values (1570,'some description1570','http://domain1570.com',(),('US',),(),())</text:p>
          </table:table-cell>
          <table:table-cell/>
        </table:table-row>
        <table:table-row table:style-name="ro2">
          <table:table-cell table:formula="of:=CONCATENATE([.A$1];[.J1569])" office:value-type="string" office:string-value="some description1571" calcext:value-type="string">
            <text:p>some description1571</text:p>
          </table:table-cell>
          <table:table-cell table:formula="of:=CONCATENATE([.B$1];[.$J1569];[.$M$2])" office:value-type="string" office:string-value="http://domain1571.com" calcext:value-type="string">
            <text:p>http://domain157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1" calcext:value-type="float">
            <text:p>1571</text:p>
          </table:table-cell>
          <table:table-cell table:number-columns-repeated="5"/>
          <table:table-cell table:formula="of:=CONCATENATE([.$P$1];[.J1569];[.$Q$1];[.$N$3];[.A1569];[.$O$3];[.$Q$1];[.$N$3];[.B1569];[.$O$3];[.$Q$1];[.$N$2];[.E1569];[.$O$2];[.$Q$1];[.$N$2];[.C1569];[.$O$2];[.$Q$1];[.$N$2];[.F1569];[.$O$2];[.$Q$1];[.$N$2];[.D1569];[.$O$2];[.$O$2])" office:value-type="string" office:string-value="insert into creatives values (1571,'some description1571','http://domain1571.com',(),('US',),(),())" calcext:value-type="string">
            <text:p>insert into creatives values (1571,'some description1571','http://domain1571.com',(),('US',),(),())</text:p>
          </table:table-cell>
          <table:table-cell/>
        </table:table-row>
        <table:table-row table:style-name="ro2">
          <table:table-cell table:formula="of:=CONCATENATE([.A$1];[.J1570])" office:value-type="string" office:string-value="some description1572" calcext:value-type="string">
            <text:p>some description1572</text:p>
          </table:table-cell>
          <table:table-cell table:formula="of:=CONCATENATE([.B$1];[.$J1570];[.$M$2])" office:value-type="string" office:string-value="http://domain1572.com" calcext:value-type="string">
            <text:p>http://domain157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2" calcext:value-type="float">
            <text:p>1572</text:p>
          </table:table-cell>
          <table:table-cell table:number-columns-repeated="5"/>
          <table:table-cell table:formula="of:=CONCATENATE([.$P$1];[.J1570];[.$Q$1];[.$N$3];[.A1570];[.$O$3];[.$Q$1];[.$N$3];[.B1570];[.$O$3];[.$Q$1];[.$N$2];[.E1570];[.$O$2];[.$Q$1];[.$N$2];[.C1570];[.$O$2];[.$Q$1];[.$N$2];[.F1570];[.$O$2];[.$Q$1];[.$N$2];[.D1570];[.$O$2];[.$O$2])" office:value-type="string" office:string-value="insert into creatives values (1572,'some description1572','http://domain1572.com',(),('US',),(),())" calcext:value-type="string">
            <text:p>insert into creatives values (1572,'some description1572','http://domain1572.com',(),('US',),(),())</text:p>
          </table:table-cell>
          <table:table-cell/>
        </table:table-row>
        <table:table-row table:style-name="ro2">
          <table:table-cell table:formula="of:=CONCATENATE([.A$1];[.J1571])" office:value-type="string" office:string-value="some description1573" calcext:value-type="string">
            <text:p>some description1573</text:p>
          </table:table-cell>
          <table:table-cell table:formula="of:=CONCATENATE([.B$1];[.$J1571];[.$M$2])" office:value-type="string" office:string-value="http://domain1573.com" calcext:value-type="string">
            <text:p>http://domain157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3" calcext:value-type="float">
            <text:p>1573</text:p>
          </table:table-cell>
          <table:table-cell table:number-columns-repeated="5"/>
          <table:table-cell table:formula="of:=CONCATENATE([.$P$1];[.J1571];[.$Q$1];[.$N$3];[.A1571];[.$O$3];[.$Q$1];[.$N$3];[.B1571];[.$O$3];[.$Q$1];[.$N$2];[.E1571];[.$O$2];[.$Q$1];[.$N$2];[.C1571];[.$O$2];[.$Q$1];[.$N$2];[.F1571];[.$O$2];[.$Q$1];[.$N$2];[.D1571];[.$O$2];[.$O$2])" office:value-type="string" office:string-value="insert into creatives values (1573,'some description1573','http://domain1573.com',(),('US',),(),())" calcext:value-type="string">
            <text:p>insert into creatives values (1573,'some description1573','http://domain1573.com',(),('US',),(),())</text:p>
          </table:table-cell>
          <table:table-cell/>
        </table:table-row>
        <table:table-row table:style-name="ro2">
          <table:table-cell table:formula="of:=CONCATENATE([.A$1];[.J1572])" office:value-type="string" office:string-value="some description1574" calcext:value-type="string">
            <text:p>some description1574</text:p>
          </table:table-cell>
          <table:table-cell table:formula="of:=CONCATENATE([.B$1];[.$J1572];[.$M$2])" office:value-type="string" office:string-value="http://domain1574.com" calcext:value-type="string">
            <text:p>http://domain157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4" calcext:value-type="float">
            <text:p>1574</text:p>
          </table:table-cell>
          <table:table-cell table:number-columns-repeated="5"/>
          <table:table-cell table:formula="of:=CONCATENATE([.$P$1];[.J1572];[.$Q$1];[.$N$3];[.A1572];[.$O$3];[.$Q$1];[.$N$3];[.B1572];[.$O$3];[.$Q$1];[.$N$2];[.E1572];[.$O$2];[.$Q$1];[.$N$2];[.C1572];[.$O$2];[.$Q$1];[.$N$2];[.F1572];[.$O$2];[.$Q$1];[.$N$2];[.D1572];[.$O$2];[.$O$2])" office:value-type="string" office:string-value="insert into creatives values (1574,'some description1574','http://domain1574.com',(),('US',),(),())" calcext:value-type="string">
            <text:p>insert into creatives values (1574,'some description1574','http://domain1574.com',(),('US',),(),())</text:p>
          </table:table-cell>
          <table:table-cell/>
        </table:table-row>
        <table:table-row table:style-name="ro2">
          <table:table-cell table:formula="of:=CONCATENATE([.A$1];[.J1573])" office:value-type="string" office:string-value="some description1575" calcext:value-type="string">
            <text:p>some description1575</text:p>
          </table:table-cell>
          <table:table-cell table:formula="of:=CONCATENATE([.B$1];[.$J1573];[.$M$2])" office:value-type="string" office:string-value="http://domain1575.com" calcext:value-type="string">
            <text:p>http://domain157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5" calcext:value-type="float">
            <text:p>1575</text:p>
          </table:table-cell>
          <table:table-cell table:number-columns-repeated="5"/>
          <table:table-cell table:formula="of:=CONCATENATE([.$P$1];[.J1573];[.$Q$1];[.$N$3];[.A1573];[.$O$3];[.$Q$1];[.$N$3];[.B1573];[.$O$3];[.$Q$1];[.$N$2];[.E1573];[.$O$2];[.$Q$1];[.$N$2];[.C1573];[.$O$2];[.$Q$1];[.$N$2];[.F1573];[.$O$2];[.$Q$1];[.$N$2];[.D1573];[.$O$2];[.$O$2])" office:value-type="string" office:string-value="insert into creatives values (1575,'some description1575','http://domain1575.com',(),('US',),(),())" calcext:value-type="string">
            <text:p>insert into creatives values (1575,'some description1575','http://domain1575.com',(),('US',),(),())</text:p>
          </table:table-cell>
          <table:table-cell/>
        </table:table-row>
        <table:table-row table:style-name="ro2">
          <table:table-cell table:formula="of:=CONCATENATE([.A$1];[.J1574])" office:value-type="string" office:string-value="some description1576" calcext:value-type="string">
            <text:p>some description1576</text:p>
          </table:table-cell>
          <table:table-cell table:formula="of:=CONCATENATE([.B$1];[.$J1574];[.$M$2])" office:value-type="string" office:string-value="http://domain1576.com" calcext:value-type="string">
            <text:p>http://domain157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6" calcext:value-type="float">
            <text:p>1576</text:p>
          </table:table-cell>
          <table:table-cell table:number-columns-repeated="5"/>
          <table:table-cell table:formula="of:=CONCATENATE([.$P$1];[.J1574];[.$Q$1];[.$N$3];[.A1574];[.$O$3];[.$Q$1];[.$N$3];[.B1574];[.$O$3];[.$Q$1];[.$N$2];[.E1574];[.$O$2];[.$Q$1];[.$N$2];[.C1574];[.$O$2];[.$Q$1];[.$N$2];[.F1574];[.$O$2];[.$Q$1];[.$N$2];[.D1574];[.$O$2];[.$O$2])" office:value-type="string" office:string-value="insert into creatives values (1576,'some description1576','http://domain1576.com',(),('US',),(),())" calcext:value-type="string">
            <text:p>insert into creatives values (1576,'some description1576','http://domain1576.com',(),('US',),(),())</text:p>
          </table:table-cell>
          <table:table-cell/>
        </table:table-row>
        <table:table-row table:style-name="ro2">
          <table:table-cell table:formula="of:=CONCATENATE([.A$1];[.J1575])" office:value-type="string" office:string-value="some description1577" calcext:value-type="string">
            <text:p>some description1577</text:p>
          </table:table-cell>
          <table:table-cell table:formula="of:=CONCATENATE([.B$1];[.$J1575];[.$M$2])" office:value-type="string" office:string-value="http://domain1577.com" calcext:value-type="string">
            <text:p>http://domain157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7" calcext:value-type="float">
            <text:p>1577</text:p>
          </table:table-cell>
          <table:table-cell table:number-columns-repeated="5"/>
          <table:table-cell table:formula="of:=CONCATENATE([.$P$1];[.J1575];[.$Q$1];[.$N$3];[.A1575];[.$O$3];[.$Q$1];[.$N$3];[.B1575];[.$O$3];[.$Q$1];[.$N$2];[.E1575];[.$O$2];[.$Q$1];[.$N$2];[.C1575];[.$O$2];[.$Q$1];[.$N$2];[.F1575];[.$O$2];[.$Q$1];[.$N$2];[.D1575];[.$O$2];[.$O$2])" office:value-type="string" office:string-value="insert into creatives values (1577,'some description1577','http://domain1577.com',(),('US',),(),())" calcext:value-type="string">
            <text:p>insert into creatives values (1577,'some description1577','http://domain1577.com',(),('US',),(),())</text:p>
          </table:table-cell>
          <table:table-cell/>
        </table:table-row>
        <table:table-row table:style-name="ro2">
          <table:table-cell table:formula="of:=CONCATENATE([.A$1];[.J1576])" office:value-type="string" office:string-value="some description1578" calcext:value-type="string">
            <text:p>some description1578</text:p>
          </table:table-cell>
          <table:table-cell table:formula="of:=CONCATENATE([.B$1];[.$J1576];[.$M$2])" office:value-type="string" office:string-value="http://domain1578.com" calcext:value-type="string">
            <text:p>http://domain157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8" calcext:value-type="float">
            <text:p>1578</text:p>
          </table:table-cell>
          <table:table-cell table:number-columns-repeated="5"/>
          <table:table-cell table:formula="of:=CONCATENATE([.$P$1];[.J1576];[.$Q$1];[.$N$3];[.A1576];[.$O$3];[.$Q$1];[.$N$3];[.B1576];[.$O$3];[.$Q$1];[.$N$2];[.E1576];[.$O$2];[.$Q$1];[.$N$2];[.C1576];[.$O$2];[.$Q$1];[.$N$2];[.F1576];[.$O$2];[.$Q$1];[.$N$2];[.D1576];[.$O$2];[.$O$2])" office:value-type="string" office:string-value="insert into creatives values (1578,'some description1578','http://domain1578.com',(),('US',),(),())" calcext:value-type="string">
            <text:p>insert into creatives values (1578,'some description1578','http://domain1578.com',(),('US',),(),())</text:p>
          </table:table-cell>
          <table:table-cell/>
        </table:table-row>
        <table:table-row table:style-name="ro2">
          <table:table-cell table:formula="of:=CONCATENATE([.A$1];[.J1577])" office:value-type="string" office:string-value="some description1579" calcext:value-type="string">
            <text:p>some description1579</text:p>
          </table:table-cell>
          <table:table-cell table:formula="of:=CONCATENATE([.B$1];[.$J1577];[.$M$2])" office:value-type="string" office:string-value="http://domain1579.com" calcext:value-type="string">
            <text:p>http://domain157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79" calcext:value-type="float">
            <text:p>1579</text:p>
          </table:table-cell>
          <table:table-cell table:number-columns-repeated="5"/>
          <table:table-cell table:formula="of:=CONCATENATE([.$P$1];[.J1577];[.$Q$1];[.$N$3];[.A1577];[.$O$3];[.$Q$1];[.$N$3];[.B1577];[.$O$3];[.$Q$1];[.$N$2];[.E1577];[.$O$2];[.$Q$1];[.$N$2];[.C1577];[.$O$2];[.$Q$1];[.$N$2];[.F1577];[.$O$2];[.$Q$1];[.$N$2];[.D1577];[.$O$2];[.$O$2])" office:value-type="string" office:string-value="insert into creatives values (1579,'some description1579','http://domain1579.com',(),('US',),(),())" calcext:value-type="string">
            <text:p>insert into creatives values (1579,'some description1579','http://domain1579.com',(),('US',),(),())</text:p>
          </table:table-cell>
          <table:table-cell/>
        </table:table-row>
        <table:table-row table:style-name="ro2">
          <table:table-cell table:formula="of:=CONCATENATE([.A$1];[.J1578])" office:value-type="string" office:string-value="some description1580" calcext:value-type="string">
            <text:p>some description1580</text:p>
          </table:table-cell>
          <table:table-cell table:formula="of:=CONCATENATE([.B$1];[.$J1578];[.$M$2])" office:value-type="string" office:string-value="http://domain1580.com" calcext:value-type="string">
            <text:p>http://domain158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0" calcext:value-type="float">
            <text:p>1580</text:p>
          </table:table-cell>
          <table:table-cell table:number-columns-repeated="5"/>
          <table:table-cell table:formula="of:=CONCATENATE([.$P$1];[.J1578];[.$Q$1];[.$N$3];[.A1578];[.$O$3];[.$Q$1];[.$N$3];[.B1578];[.$O$3];[.$Q$1];[.$N$2];[.E1578];[.$O$2];[.$Q$1];[.$N$2];[.C1578];[.$O$2];[.$Q$1];[.$N$2];[.F1578];[.$O$2];[.$Q$1];[.$N$2];[.D1578];[.$O$2];[.$O$2])" office:value-type="string" office:string-value="insert into creatives values (1580,'some description1580','http://domain1580.com',(),('US',),(),())" calcext:value-type="string">
            <text:p>insert into creatives values (1580,'some description1580','http://domain1580.com',(),('US',),(),())</text:p>
          </table:table-cell>
          <table:table-cell/>
        </table:table-row>
        <table:table-row table:style-name="ro2">
          <table:table-cell table:formula="of:=CONCATENATE([.A$1];[.J1579])" office:value-type="string" office:string-value="some description1581" calcext:value-type="string">
            <text:p>some description1581</text:p>
          </table:table-cell>
          <table:table-cell table:formula="of:=CONCATENATE([.B$1];[.$J1579];[.$M$2])" office:value-type="string" office:string-value="http://domain1581.com" calcext:value-type="string">
            <text:p>http://domain158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1" calcext:value-type="float">
            <text:p>1581</text:p>
          </table:table-cell>
          <table:table-cell table:number-columns-repeated="5"/>
          <table:table-cell table:formula="of:=CONCATENATE([.$P$1];[.J1579];[.$Q$1];[.$N$3];[.A1579];[.$O$3];[.$Q$1];[.$N$3];[.B1579];[.$O$3];[.$Q$1];[.$N$2];[.E1579];[.$O$2];[.$Q$1];[.$N$2];[.C1579];[.$O$2];[.$Q$1];[.$N$2];[.F1579];[.$O$2];[.$Q$1];[.$N$2];[.D1579];[.$O$2];[.$O$2])" office:value-type="string" office:string-value="insert into creatives values (1581,'some description1581','http://domain1581.com',(),('US',),(),())" calcext:value-type="string">
            <text:p>insert into creatives values (1581,'some description1581','http://domain1581.com',(),('US',),(),())</text:p>
          </table:table-cell>
          <table:table-cell/>
        </table:table-row>
        <table:table-row table:style-name="ro2">
          <table:table-cell table:formula="of:=CONCATENATE([.A$1];[.J1580])" office:value-type="string" office:string-value="some description1582" calcext:value-type="string">
            <text:p>some description1582</text:p>
          </table:table-cell>
          <table:table-cell table:formula="of:=CONCATENATE([.B$1];[.$J1580];[.$M$2])" office:value-type="string" office:string-value="http://domain1582.com" calcext:value-type="string">
            <text:p>http://domain158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2" calcext:value-type="float">
            <text:p>1582</text:p>
          </table:table-cell>
          <table:table-cell table:number-columns-repeated="5"/>
          <table:table-cell table:formula="of:=CONCATENATE([.$P$1];[.J1580];[.$Q$1];[.$N$3];[.A1580];[.$O$3];[.$Q$1];[.$N$3];[.B1580];[.$O$3];[.$Q$1];[.$N$2];[.E1580];[.$O$2];[.$Q$1];[.$N$2];[.C1580];[.$O$2];[.$Q$1];[.$N$2];[.F1580];[.$O$2];[.$Q$1];[.$N$2];[.D1580];[.$O$2];[.$O$2])" office:value-type="string" office:string-value="insert into creatives values (1582,'some description1582','http://domain1582.com',(),('US',),(),())" calcext:value-type="string">
            <text:p>insert into creatives values (1582,'some description1582','http://domain1582.com',(),('US',),(),())</text:p>
          </table:table-cell>
          <table:table-cell/>
        </table:table-row>
        <table:table-row table:style-name="ro2">
          <table:table-cell table:formula="of:=CONCATENATE([.A$1];[.J1581])" office:value-type="string" office:string-value="some description1583" calcext:value-type="string">
            <text:p>some description1583</text:p>
          </table:table-cell>
          <table:table-cell table:formula="of:=CONCATENATE([.B$1];[.$J1581];[.$M$2])" office:value-type="string" office:string-value="http://domain1583.com" calcext:value-type="string">
            <text:p>http://domain158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3" calcext:value-type="float">
            <text:p>1583</text:p>
          </table:table-cell>
          <table:table-cell table:number-columns-repeated="5"/>
          <table:table-cell table:formula="of:=CONCATENATE([.$P$1];[.J1581];[.$Q$1];[.$N$3];[.A1581];[.$O$3];[.$Q$1];[.$N$3];[.B1581];[.$O$3];[.$Q$1];[.$N$2];[.E1581];[.$O$2];[.$Q$1];[.$N$2];[.C1581];[.$O$2];[.$Q$1];[.$N$2];[.F1581];[.$O$2];[.$Q$1];[.$N$2];[.D1581];[.$O$2];[.$O$2])" office:value-type="string" office:string-value="insert into creatives values (1583,'some description1583','http://domain1583.com',(),('US',),(),())" calcext:value-type="string">
            <text:p>insert into creatives values (1583,'some description1583','http://domain1583.com',(),('US',),(),())</text:p>
          </table:table-cell>
          <table:table-cell/>
        </table:table-row>
        <table:table-row table:style-name="ro2">
          <table:table-cell table:formula="of:=CONCATENATE([.A$1];[.J1582])" office:value-type="string" office:string-value="some description1584" calcext:value-type="string">
            <text:p>some description1584</text:p>
          </table:table-cell>
          <table:table-cell table:formula="of:=CONCATENATE([.B$1];[.$J1582];[.$M$2])" office:value-type="string" office:string-value="http://domain1584.com" calcext:value-type="string">
            <text:p>http://domain158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4" calcext:value-type="float">
            <text:p>1584</text:p>
          </table:table-cell>
          <table:table-cell table:number-columns-repeated="5"/>
          <table:table-cell table:formula="of:=CONCATENATE([.$P$1];[.J1582];[.$Q$1];[.$N$3];[.A1582];[.$O$3];[.$Q$1];[.$N$3];[.B1582];[.$O$3];[.$Q$1];[.$N$2];[.E1582];[.$O$2];[.$Q$1];[.$N$2];[.C1582];[.$O$2];[.$Q$1];[.$N$2];[.F1582];[.$O$2];[.$Q$1];[.$N$2];[.D1582];[.$O$2];[.$O$2])" office:value-type="string" office:string-value="insert into creatives values (1584,'some description1584','http://domain1584.com',(),('US',),(),())" calcext:value-type="string">
            <text:p>insert into creatives values (1584,'some description1584','http://domain1584.com',(),('US',),(),())</text:p>
          </table:table-cell>
          <table:table-cell/>
        </table:table-row>
        <table:table-row table:style-name="ro2">
          <table:table-cell table:formula="of:=CONCATENATE([.A$1];[.J1583])" office:value-type="string" office:string-value="some description1585" calcext:value-type="string">
            <text:p>some description1585</text:p>
          </table:table-cell>
          <table:table-cell table:formula="of:=CONCATENATE([.B$1];[.$J1583];[.$M$2])" office:value-type="string" office:string-value="http://domain1585.com" calcext:value-type="string">
            <text:p>http://domain158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5" calcext:value-type="float">
            <text:p>1585</text:p>
          </table:table-cell>
          <table:table-cell table:number-columns-repeated="5"/>
          <table:table-cell table:formula="of:=CONCATENATE([.$P$1];[.J1583];[.$Q$1];[.$N$3];[.A1583];[.$O$3];[.$Q$1];[.$N$3];[.B1583];[.$O$3];[.$Q$1];[.$N$2];[.E1583];[.$O$2];[.$Q$1];[.$N$2];[.C1583];[.$O$2];[.$Q$1];[.$N$2];[.F1583];[.$O$2];[.$Q$1];[.$N$2];[.D1583];[.$O$2];[.$O$2])" office:value-type="string" office:string-value="insert into creatives values (1585,'some description1585','http://domain1585.com',(),('US',),(),())" calcext:value-type="string">
            <text:p>insert into creatives values (1585,'some description1585','http://domain1585.com',(),('US',),(),())</text:p>
          </table:table-cell>
          <table:table-cell/>
        </table:table-row>
        <table:table-row table:style-name="ro2">
          <table:table-cell table:formula="of:=CONCATENATE([.A$1];[.J1584])" office:value-type="string" office:string-value="some description1586" calcext:value-type="string">
            <text:p>some description1586</text:p>
          </table:table-cell>
          <table:table-cell table:formula="of:=CONCATENATE([.B$1];[.$J1584];[.$M$2])" office:value-type="string" office:string-value="http://domain1586.com" calcext:value-type="string">
            <text:p>http://domain158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6" calcext:value-type="float">
            <text:p>1586</text:p>
          </table:table-cell>
          <table:table-cell table:number-columns-repeated="5"/>
          <table:table-cell table:formula="of:=CONCATENATE([.$P$1];[.J1584];[.$Q$1];[.$N$3];[.A1584];[.$O$3];[.$Q$1];[.$N$3];[.B1584];[.$O$3];[.$Q$1];[.$N$2];[.E1584];[.$O$2];[.$Q$1];[.$N$2];[.C1584];[.$O$2];[.$Q$1];[.$N$2];[.F1584];[.$O$2];[.$Q$1];[.$N$2];[.D1584];[.$O$2];[.$O$2])" office:value-type="string" office:string-value="insert into creatives values (1586,'some description1586','http://domain1586.com',(),('US',),(),())" calcext:value-type="string">
            <text:p>insert into creatives values (1586,'some description1586','http://domain1586.com',(),('US',),(),())</text:p>
          </table:table-cell>
          <table:table-cell/>
        </table:table-row>
        <table:table-row table:style-name="ro2">
          <table:table-cell table:formula="of:=CONCATENATE([.A$1];[.J1585])" office:value-type="string" office:string-value="some description1587" calcext:value-type="string">
            <text:p>some description1587</text:p>
          </table:table-cell>
          <table:table-cell table:formula="of:=CONCATENATE([.B$1];[.$J1585];[.$M$2])" office:value-type="string" office:string-value="http://domain1587.com" calcext:value-type="string">
            <text:p>http://domain158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7" calcext:value-type="float">
            <text:p>1587</text:p>
          </table:table-cell>
          <table:table-cell table:number-columns-repeated="5"/>
          <table:table-cell table:formula="of:=CONCATENATE([.$P$1];[.J1585];[.$Q$1];[.$N$3];[.A1585];[.$O$3];[.$Q$1];[.$N$3];[.B1585];[.$O$3];[.$Q$1];[.$N$2];[.E1585];[.$O$2];[.$Q$1];[.$N$2];[.C1585];[.$O$2];[.$Q$1];[.$N$2];[.F1585];[.$O$2];[.$Q$1];[.$N$2];[.D1585];[.$O$2];[.$O$2])" office:value-type="string" office:string-value="insert into creatives values (1587,'some description1587','http://domain1587.com',(),('US',),(),())" calcext:value-type="string">
            <text:p>insert into creatives values (1587,'some description1587','http://domain1587.com',(),('US',),(),())</text:p>
          </table:table-cell>
          <table:table-cell/>
        </table:table-row>
        <table:table-row table:style-name="ro2">
          <table:table-cell table:formula="of:=CONCATENATE([.A$1];[.J1586])" office:value-type="string" office:string-value="some description1588" calcext:value-type="string">
            <text:p>some description1588</text:p>
          </table:table-cell>
          <table:table-cell table:formula="of:=CONCATENATE([.B$1];[.$J1586];[.$M$2])" office:value-type="string" office:string-value="http://domain1588.com" calcext:value-type="string">
            <text:p>http://domain158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8" calcext:value-type="float">
            <text:p>1588</text:p>
          </table:table-cell>
          <table:table-cell table:number-columns-repeated="5"/>
          <table:table-cell table:formula="of:=CONCATENATE([.$P$1];[.J1586];[.$Q$1];[.$N$3];[.A1586];[.$O$3];[.$Q$1];[.$N$3];[.B1586];[.$O$3];[.$Q$1];[.$N$2];[.E1586];[.$O$2];[.$Q$1];[.$N$2];[.C1586];[.$O$2];[.$Q$1];[.$N$2];[.F1586];[.$O$2];[.$Q$1];[.$N$2];[.D1586];[.$O$2];[.$O$2])" office:value-type="string" office:string-value="insert into creatives values (1588,'some description1588','http://domain1588.com',(),('US',),(),())" calcext:value-type="string">
            <text:p>insert into creatives values (1588,'some description1588','http://domain1588.com',(),('US',),(),())</text:p>
          </table:table-cell>
          <table:table-cell/>
        </table:table-row>
        <table:table-row table:style-name="ro2">
          <table:table-cell table:formula="of:=CONCATENATE([.A$1];[.J1587])" office:value-type="string" office:string-value="some description1589" calcext:value-type="string">
            <text:p>some description1589</text:p>
          </table:table-cell>
          <table:table-cell table:formula="of:=CONCATENATE([.B$1];[.$J1587];[.$M$2])" office:value-type="string" office:string-value="http://domain1589.com" calcext:value-type="string">
            <text:p>http://domain158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89" calcext:value-type="float">
            <text:p>1589</text:p>
          </table:table-cell>
          <table:table-cell table:number-columns-repeated="5"/>
          <table:table-cell table:formula="of:=CONCATENATE([.$P$1];[.J1587];[.$Q$1];[.$N$3];[.A1587];[.$O$3];[.$Q$1];[.$N$3];[.B1587];[.$O$3];[.$Q$1];[.$N$2];[.E1587];[.$O$2];[.$Q$1];[.$N$2];[.C1587];[.$O$2];[.$Q$1];[.$N$2];[.F1587];[.$O$2];[.$Q$1];[.$N$2];[.D1587];[.$O$2];[.$O$2])" office:value-type="string" office:string-value="insert into creatives values (1589,'some description1589','http://domain1589.com',(),('US',),(),())" calcext:value-type="string">
            <text:p>insert into creatives values (1589,'some description1589','http://domain1589.com',(),('US',),(),())</text:p>
          </table:table-cell>
          <table:table-cell/>
        </table:table-row>
        <table:table-row table:style-name="ro2">
          <table:table-cell table:formula="of:=CONCATENATE([.A$1];[.J1588])" office:value-type="string" office:string-value="some description1590" calcext:value-type="string">
            <text:p>some description1590</text:p>
          </table:table-cell>
          <table:table-cell table:formula="of:=CONCATENATE([.B$1];[.$J1588];[.$M$2])" office:value-type="string" office:string-value="http://domain1590.com" calcext:value-type="string">
            <text:p>http://domain159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0" calcext:value-type="float">
            <text:p>1590</text:p>
          </table:table-cell>
          <table:table-cell table:number-columns-repeated="5"/>
          <table:table-cell table:formula="of:=CONCATENATE([.$P$1];[.J1588];[.$Q$1];[.$N$3];[.A1588];[.$O$3];[.$Q$1];[.$N$3];[.B1588];[.$O$3];[.$Q$1];[.$N$2];[.E1588];[.$O$2];[.$Q$1];[.$N$2];[.C1588];[.$O$2];[.$Q$1];[.$N$2];[.F1588];[.$O$2];[.$Q$1];[.$N$2];[.D1588];[.$O$2];[.$O$2])" office:value-type="string" office:string-value="insert into creatives values (1590,'some description1590','http://domain1590.com',(),('US',),(),())" calcext:value-type="string">
            <text:p>insert into creatives values (1590,'some description1590','http://domain1590.com',(),('US',),(),())</text:p>
          </table:table-cell>
          <table:table-cell/>
        </table:table-row>
        <table:table-row table:style-name="ro2">
          <table:table-cell table:formula="of:=CONCATENATE([.A$1];[.J1589])" office:value-type="string" office:string-value="some description1591" calcext:value-type="string">
            <text:p>some description1591</text:p>
          </table:table-cell>
          <table:table-cell table:formula="of:=CONCATENATE([.B$1];[.$J1589];[.$M$2])" office:value-type="string" office:string-value="http://domain1591.com" calcext:value-type="string">
            <text:p>http://domain159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1" calcext:value-type="float">
            <text:p>1591</text:p>
          </table:table-cell>
          <table:table-cell table:number-columns-repeated="5"/>
          <table:table-cell table:formula="of:=CONCATENATE([.$P$1];[.J1589];[.$Q$1];[.$N$3];[.A1589];[.$O$3];[.$Q$1];[.$N$3];[.B1589];[.$O$3];[.$Q$1];[.$N$2];[.E1589];[.$O$2];[.$Q$1];[.$N$2];[.C1589];[.$O$2];[.$Q$1];[.$N$2];[.F1589];[.$O$2];[.$Q$1];[.$N$2];[.D1589];[.$O$2];[.$O$2])" office:value-type="string" office:string-value="insert into creatives values (1591,'some description1591','http://domain1591.com',(),('US',),(),())" calcext:value-type="string">
            <text:p>insert into creatives values (1591,'some description1591','http://domain1591.com',(),('US',),(),())</text:p>
          </table:table-cell>
          <table:table-cell/>
        </table:table-row>
        <table:table-row table:style-name="ro2">
          <table:table-cell table:formula="of:=CONCATENATE([.A$1];[.J1590])" office:value-type="string" office:string-value="some description1592" calcext:value-type="string">
            <text:p>some description1592</text:p>
          </table:table-cell>
          <table:table-cell table:formula="of:=CONCATENATE([.B$1];[.$J1590];[.$M$2])" office:value-type="string" office:string-value="http://domain1592.com" calcext:value-type="string">
            <text:p>http://domain159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2" calcext:value-type="float">
            <text:p>1592</text:p>
          </table:table-cell>
          <table:table-cell table:number-columns-repeated="5"/>
          <table:table-cell table:formula="of:=CONCATENATE([.$P$1];[.J1590];[.$Q$1];[.$N$3];[.A1590];[.$O$3];[.$Q$1];[.$N$3];[.B1590];[.$O$3];[.$Q$1];[.$N$2];[.E1590];[.$O$2];[.$Q$1];[.$N$2];[.C1590];[.$O$2];[.$Q$1];[.$N$2];[.F1590];[.$O$2];[.$Q$1];[.$N$2];[.D1590];[.$O$2];[.$O$2])" office:value-type="string" office:string-value="insert into creatives values (1592,'some description1592','http://domain1592.com',(),('US',),(),())" calcext:value-type="string">
            <text:p>insert into creatives values (1592,'some description1592','http://domain1592.com',(),('US',),(),())</text:p>
          </table:table-cell>
          <table:table-cell/>
        </table:table-row>
        <table:table-row table:style-name="ro2">
          <table:table-cell table:formula="of:=CONCATENATE([.A$1];[.J1591])" office:value-type="string" office:string-value="some description1593" calcext:value-type="string">
            <text:p>some description1593</text:p>
          </table:table-cell>
          <table:table-cell table:formula="of:=CONCATENATE([.B$1];[.$J1591];[.$M$2])" office:value-type="string" office:string-value="http://domain1593.com" calcext:value-type="string">
            <text:p>http://domain159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3" calcext:value-type="float">
            <text:p>1593</text:p>
          </table:table-cell>
          <table:table-cell table:number-columns-repeated="5"/>
          <table:table-cell table:formula="of:=CONCATENATE([.$P$1];[.J1591];[.$Q$1];[.$N$3];[.A1591];[.$O$3];[.$Q$1];[.$N$3];[.B1591];[.$O$3];[.$Q$1];[.$N$2];[.E1591];[.$O$2];[.$Q$1];[.$N$2];[.C1591];[.$O$2];[.$Q$1];[.$N$2];[.F1591];[.$O$2];[.$Q$1];[.$N$2];[.D1591];[.$O$2];[.$O$2])" office:value-type="string" office:string-value="insert into creatives values (1593,'some description1593','http://domain1593.com',(),('US',),(),())" calcext:value-type="string">
            <text:p>insert into creatives values (1593,'some description1593','http://domain1593.com',(),('US',),(),())</text:p>
          </table:table-cell>
          <table:table-cell/>
        </table:table-row>
        <table:table-row table:style-name="ro2">
          <table:table-cell table:formula="of:=CONCATENATE([.A$1];[.J1592])" office:value-type="string" office:string-value="some description1594" calcext:value-type="string">
            <text:p>some description1594</text:p>
          </table:table-cell>
          <table:table-cell table:formula="of:=CONCATENATE([.B$1];[.$J1592];[.$M$2])" office:value-type="string" office:string-value="http://domain1594.com" calcext:value-type="string">
            <text:p>http://domain159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4" calcext:value-type="float">
            <text:p>1594</text:p>
          </table:table-cell>
          <table:table-cell table:number-columns-repeated="5"/>
          <table:table-cell table:formula="of:=CONCATENATE([.$P$1];[.J1592];[.$Q$1];[.$N$3];[.A1592];[.$O$3];[.$Q$1];[.$N$3];[.B1592];[.$O$3];[.$Q$1];[.$N$2];[.E1592];[.$O$2];[.$Q$1];[.$N$2];[.C1592];[.$O$2];[.$Q$1];[.$N$2];[.F1592];[.$O$2];[.$Q$1];[.$N$2];[.D1592];[.$O$2];[.$O$2])" office:value-type="string" office:string-value="insert into creatives values (1594,'some description1594','http://domain1594.com',(),('US',),(),())" calcext:value-type="string">
            <text:p>insert into creatives values (1594,'some description1594','http://domain1594.com',(),('US',),(),())</text:p>
          </table:table-cell>
          <table:table-cell/>
        </table:table-row>
        <table:table-row table:style-name="ro2">
          <table:table-cell table:formula="of:=CONCATENATE([.A$1];[.J1593])" office:value-type="string" office:string-value="some description1595" calcext:value-type="string">
            <text:p>some description1595</text:p>
          </table:table-cell>
          <table:table-cell table:formula="of:=CONCATENATE([.B$1];[.$J1593];[.$M$2])" office:value-type="string" office:string-value="http://domain1595.com" calcext:value-type="string">
            <text:p>http://domain159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5" calcext:value-type="float">
            <text:p>1595</text:p>
          </table:table-cell>
          <table:table-cell table:number-columns-repeated="5"/>
          <table:table-cell table:formula="of:=CONCATENATE([.$P$1];[.J1593];[.$Q$1];[.$N$3];[.A1593];[.$O$3];[.$Q$1];[.$N$3];[.B1593];[.$O$3];[.$Q$1];[.$N$2];[.E1593];[.$O$2];[.$Q$1];[.$N$2];[.C1593];[.$O$2];[.$Q$1];[.$N$2];[.F1593];[.$O$2];[.$Q$1];[.$N$2];[.D1593];[.$O$2];[.$O$2])" office:value-type="string" office:string-value="insert into creatives values (1595,'some description1595','http://domain1595.com',(),('US',),(),())" calcext:value-type="string">
            <text:p>insert into creatives values (1595,'some description1595','http://domain1595.com',(),('US',),(),())</text:p>
          </table:table-cell>
          <table:table-cell/>
        </table:table-row>
        <table:table-row table:style-name="ro2">
          <table:table-cell table:formula="of:=CONCATENATE([.A$1];[.J1594])" office:value-type="string" office:string-value="some description1596" calcext:value-type="string">
            <text:p>some description1596</text:p>
          </table:table-cell>
          <table:table-cell table:formula="of:=CONCATENATE([.B$1];[.$J1594];[.$M$2])" office:value-type="string" office:string-value="http://domain1596.com" calcext:value-type="string">
            <text:p>http://domain159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6" calcext:value-type="float">
            <text:p>1596</text:p>
          </table:table-cell>
          <table:table-cell table:number-columns-repeated="5"/>
          <table:table-cell table:formula="of:=CONCATENATE([.$P$1];[.J1594];[.$Q$1];[.$N$3];[.A1594];[.$O$3];[.$Q$1];[.$N$3];[.B1594];[.$O$3];[.$Q$1];[.$N$2];[.E1594];[.$O$2];[.$Q$1];[.$N$2];[.C1594];[.$O$2];[.$Q$1];[.$N$2];[.F1594];[.$O$2];[.$Q$1];[.$N$2];[.D1594];[.$O$2];[.$O$2])" office:value-type="string" office:string-value="insert into creatives values (1596,'some description1596','http://domain1596.com',(),('US',),(),())" calcext:value-type="string">
            <text:p>insert into creatives values (1596,'some description1596','http://domain1596.com',(),('US',),(),())</text:p>
          </table:table-cell>
          <table:table-cell/>
        </table:table-row>
        <table:table-row table:style-name="ro2">
          <table:table-cell table:formula="of:=CONCATENATE([.A$1];[.J1595])" office:value-type="string" office:string-value="some description1597" calcext:value-type="string">
            <text:p>some description1597</text:p>
          </table:table-cell>
          <table:table-cell table:formula="of:=CONCATENATE([.B$1];[.$J1595];[.$M$2])" office:value-type="string" office:string-value="http://domain1597.com" calcext:value-type="string">
            <text:p>http://domain159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7" calcext:value-type="float">
            <text:p>1597</text:p>
          </table:table-cell>
          <table:table-cell table:number-columns-repeated="5"/>
          <table:table-cell table:formula="of:=CONCATENATE([.$P$1];[.J1595];[.$Q$1];[.$N$3];[.A1595];[.$O$3];[.$Q$1];[.$N$3];[.B1595];[.$O$3];[.$Q$1];[.$N$2];[.E1595];[.$O$2];[.$Q$1];[.$N$2];[.C1595];[.$O$2];[.$Q$1];[.$N$2];[.F1595];[.$O$2];[.$Q$1];[.$N$2];[.D1595];[.$O$2];[.$O$2])" office:value-type="string" office:string-value="insert into creatives values (1597,'some description1597','http://domain1597.com',(),('US',),(),())" calcext:value-type="string">
            <text:p>insert into creatives values (1597,'some description1597','http://domain1597.com',(),('US',),(),())</text:p>
          </table:table-cell>
          <table:table-cell/>
        </table:table-row>
        <table:table-row table:style-name="ro2">
          <table:table-cell table:formula="of:=CONCATENATE([.A$1];[.J1596])" office:value-type="string" office:string-value="some description1598" calcext:value-type="string">
            <text:p>some description1598</text:p>
          </table:table-cell>
          <table:table-cell table:formula="of:=CONCATENATE([.B$1];[.$J1596];[.$M$2])" office:value-type="string" office:string-value="http://domain1598.com" calcext:value-type="string">
            <text:p>http://domain159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8" calcext:value-type="float">
            <text:p>1598</text:p>
          </table:table-cell>
          <table:table-cell table:number-columns-repeated="5"/>
          <table:table-cell table:formula="of:=CONCATENATE([.$P$1];[.J1596];[.$Q$1];[.$N$3];[.A1596];[.$O$3];[.$Q$1];[.$N$3];[.B1596];[.$O$3];[.$Q$1];[.$N$2];[.E1596];[.$O$2];[.$Q$1];[.$N$2];[.C1596];[.$O$2];[.$Q$1];[.$N$2];[.F1596];[.$O$2];[.$Q$1];[.$N$2];[.D1596];[.$O$2];[.$O$2])" office:value-type="string" office:string-value="insert into creatives values (1598,'some description1598','http://domain1598.com',(),('US',),(),())" calcext:value-type="string">
            <text:p>insert into creatives values (1598,'some description1598','http://domain1598.com',(),('US',),(),())</text:p>
          </table:table-cell>
          <table:table-cell/>
        </table:table-row>
        <table:table-row table:style-name="ro2">
          <table:table-cell table:formula="of:=CONCATENATE([.A$1];[.J1597])" office:value-type="string" office:string-value="some description1599" calcext:value-type="string">
            <text:p>some description1599</text:p>
          </table:table-cell>
          <table:table-cell table:formula="of:=CONCATENATE([.B$1];[.$J1597];[.$M$2])" office:value-type="string" office:string-value="http://domain1599.com" calcext:value-type="string">
            <text:p>http://domain159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599" calcext:value-type="float">
            <text:p>1599</text:p>
          </table:table-cell>
          <table:table-cell table:number-columns-repeated="5"/>
          <table:table-cell table:formula="of:=CONCATENATE([.$P$1];[.J1597];[.$Q$1];[.$N$3];[.A1597];[.$O$3];[.$Q$1];[.$N$3];[.B1597];[.$O$3];[.$Q$1];[.$N$2];[.E1597];[.$O$2];[.$Q$1];[.$N$2];[.C1597];[.$O$2];[.$Q$1];[.$N$2];[.F1597];[.$O$2];[.$Q$1];[.$N$2];[.D1597];[.$O$2];[.$O$2])" office:value-type="string" office:string-value="insert into creatives values (1599,'some description1599','http://domain1599.com',(),('US',),(),())" calcext:value-type="string">
            <text:p>insert into creatives values (1599,'some description1599','http://domain1599.com',(),('US',),(),())</text:p>
          </table:table-cell>
          <table:table-cell/>
        </table:table-row>
        <table:table-row table:style-name="ro2">
          <table:table-cell table:formula="of:=CONCATENATE([.A$1];[.J1598])" office:value-type="string" office:string-value="some description1600" calcext:value-type="string">
            <text:p>some description1600</text:p>
          </table:table-cell>
          <table:table-cell table:formula="of:=CONCATENATE([.B$1];[.$J1598];[.$M$2])" office:value-type="string" office:string-value="http://domain1600.com" calcext:value-type="string">
            <text:p>http://domain160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5"/>
          <table:table-cell table:formula="of:=CONCATENATE([.$P$1];[.J1598];[.$Q$1];[.$N$3];[.A1598];[.$O$3];[.$Q$1];[.$N$3];[.B1598];[.$O$3];[.$Q$1];[.$N$2];[.E1598];[.$O$2];[.$Q$1];[.$N$2];[.C1598];[.$O$2];[.$Q$1];[.$N$2];[.F1598];[.$O$2];[.$Q$1];[.$N$2];[.D1598];[.$O$2];[.$O$2])" office:value-type="string" office:string-value="insert into creatives values (1600,'some description1600','http://domain1600.com',(),('US',),(),())" calcext:value-type="string">
            <text:p>insert into creatives values (1600,'some description1600','http://domain1600.com',(),('US',),(),())</text:p>
          </table:table-cell>
          <table:table-cell/>
        </table:table-row>
        <table:table-row table:style-name="ro2">
          <table:table-cell table:formula="of:=CONCATENATE([.A$1];[.J1599])" office:value-type="string" office:string-value="some description1601" calcext:value-type="string">
            <text:p>some description1601</text:p>
          </table:table-cell>
          <table:table-cell table:formula="of:=CONCATENATE([.B$1];[.$J1599];[.$M$2])" office:value-type="string" office:string-value="http://domain1601.com" calcext:value-type="string">
            <text:p>http://domain160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1" calcext:value-type="float">
            <text:p>1601</text:p>
          </table:table-cell>
          <table:table-cell table:number-columns-repeated="5"/>
          <table:table-cell table:formula="of:=CONCATENATE([.$P$1];[.J1599];[.$Q$1];[.$N$3];[.A1599];[.$O$3];[.$Q$1];[.$N$3];[.B1599];[.$O$3];[.$Q$1];[.$N$2];[.E1599];[.$O$2];[.$Q$1];[.$N$2];[.C1599];[.$O$2];[.$Q$1];[.$N$2];[.F1599];[.$O$2];[.$Q$1];[.$N$2];[.D1599];[.$O$2];[.$O$2])" office:value-type="string" office:string-value="insert into creatives values (1601,'some description1601','http://domain1601.com',(),('US',),(),())" calcext:value-type="string">
            <text:p>insert into creatives values (1601,'some description1601','http://domain1601.com',(),('US',),(),())</text:p>
          </table:table-cell>
          <table:table-cell/>
        </table:table-row>
        <table:table-row table:style-name="ro2">
          <table:table-cell table:formula="of:=CONCATENATE([.A$1];[.J1600])" office:value-type="string" office:string-value="some description1602" calcext:value-type="string">
            <text:p>some description1602</text:p>
          </table:table-cell>
          <table:table-cell table:formula="of:=CONCATENATE([.B$1];[.$J1600];[.$M$2])" office:value-type="string" office:string-value="http://domain1602.com" calcext:value-type="string">
            <text:p>http://domain160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2" calcext:value-type="float">
            <text:p>1602</text:p>
          </table:table-cell>
          <table:table-cell table:number-columns-repeated="5"/>
          <table:table-cell table:formula="of:=CONCATENATE([.$P$1];[.J1600];[.$Q$1];[.$N$3];[.A1600];[.$O$3];[.$Q$1];[.$N$3];[.B1600];[.$O$3];[.$Q$1];[.$N$2];[.E1600];[.$O$2];[.$Q$1];[.$N$2];[.C1600];[.$O$2];[.$Q$1];[.$N$2];[.F1600];[.$O$2];[.$Q$1];[.$N$2];[.D1600];[.$O$2];[.$O$2])" office:value-type="string" office:string-value="insert into creatives values (1602,'some description1602','http://domain1602.com',(),('US',),(),())" calcext:value-type="string">
            <text:p>insert into creatives values (1602,'some description1602','http://domain1602.com',(),('US',),(),())</text:p>
          </table:table-cell>
          <table:table-cell/>
        </table:table-row>
        <table:table-row table:style-name="ro2">
          <table:table-cell table:formula="of:=CONCATENATE([.A$1];[.J1601])" office:value-type="string" office:string-value="some description1603" calcext:value-type="string">
            <text:p>some description1603</text:p>
          </table:table-cell>
          <table:table-cell table:formula="of:=CONCATENATE([.B$1];[.$J1601];[.$M$2])" office:value-type="string" office:string-value="http://domain1603.com" calcext:value-type="string">
            <text:p>http://domain160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3" calcext:value-type="float">
            <text:p>1603</text:p>
          </table:table-cell>
          <table:table-cell table:number-columns-repeated="5"/>
          <table:table-cell table:formula="of:=CONCATENATE([.$P$1];[.J1601];[.$Q$1];[.$N$3];[.A1601];[.$O$3];[.$Q$1];[.$N$3];[.B1601];[.$O$3];[.$Q$1];[.$N$2];[.E1601];[.$O$2];[.$Q$1];[.$N$2];[.C1601];[.$O$2];[.$Q$1];[.$N$2];[.F1601];[.$O$2];[.$Q$1];[.$N$2];[.D1601];[.$O$2];[.$O$2])" office:value-type="string" office:string-value="insert into creatives values (1603,'some description1603','http://domain1603.com',(),('US',),(),())" calcext:value-type="string">
            <text:p>insert into creatives values (1603,'some description1603','http://domain1603.com',(),('US',),(),())</text:p>
          </table:table-cell>
          <table:table-cell/>
        </table:table-row>
        <table:table-row table:style-name="ro2">
          <table:table-cell table:formula="of:=CONCATENATE([.A$1];[.J1602])" office:value-type="string" office:string-value="some description1604" calcext:value-type="string">
            <text:p>some description1604</text:p>
          </table:table-cell>
          <table:table-cell table:formula="of:=CONCATENATE([.B$1];[.$J1602];[.$M$2])" office:value-type="string" office:string-value="http://domain1604.com" calcext:value-type="string">
            <text:p>http://domain160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4" calcext:value-type="float">
            <text:p>1604</text:p>
          </table:table-cell>
          <table:table-cell table:number-columns-repeated="5"/>
          <table:table-cell table:formula="of:=CONCATENATE([.$P$1];[.J1602];[.$Q$1];[.$N$3];[.A1602];[.$O$3];[.$Q$1];[.$N$3];[.B1602];[.$O$3];[.$Q$1];[.$N$2];[.E1602];[.$O$2];[.$Q$1];[.$N$2];[.C1602];[.$O$2];[.$Q$1];[.$N$2];[.F1602];[.$O$2];[.$Q$1];[.$N$2];[.D1602];[.$O$2];[.$O$2])" office:value-type="string" office:string-value="insert into creatives values (1604,'some description1604','http://domain1604.com',(),('US',),(),())" calcext:value-type="string">
            <text:p>insert into creatives values (1604,'some description1604','http://domain1604.com',(),('US',),(),())</text:p>
          </table:table-cell>
          <table:table-cell/>
        </table:table-row>
        <table:table-row table:style-name="ro2">
          <table:table-cell table:formula="of:=CONCATENATE([.A$1];[.J1603])" office:value-type="string" office:string-value="some description1605" calcext:value-type="string">
            <text:p>some description1605</text:p>
          </table:table-cell>
          <table:table-cell table:formula="of:=CONCATENATE([.B$1];[.$J1603];[.$M$2])" office:value-type="string" office:string-value="http://domain1605.com" calcext:value-type="string">
            <text:p>http://domain160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5" calcext:value-type="float">
            <text:p>1605</text:p>
          </table:table-cell>
          <table:table-cell table:number-columns-repeated="5"/>
          <table:table-cell table:formula="of:=CONCATENATE([.$P$1];[.J1603];[.$Q$1];[.$N$3];[.A1603];[.$O$3];[.$Q$1];[.$N$3];[.B1603];[.$O$3];[.$Q$1];[.$N$2];[.E1603];[.$O$2];[.$Q$1];[.$N$2];[.C1603];[.$O$2];[.$Q$1];[.$N$2];[.F1603];[.$O$2];[.$Q$1];[.$N$2];[.D1603];[.$O$2];[.$O$2])" office:value-type="string" office:string-value="insert into creatives values (1605,'some description1605','http://domain1605.com',(),('US',),(),())" calcext:value-type="string">
            <text:p>insert into creatives values (1605,'some description1605','http://domain1605.com',(),('US',),(),())</text:p>
          </table:table-cell>
          <table:table-cell/>
        </table:table-row>
        <table:table-row table:style-name="ro2">
          <table:table-cell table:formula="of:=CONCATENATE([.A$1];[.J1604])" office:value-type="string" office:string-value="some description1606" calcext:value-type="string">
            <text:p>some description1606</text:p>
          </table:table-cell>
          <table:table-cell table:formula="of:=CONCATENATE([.B$1];[.$J1604];[.$M$2])" office:value-type="string" office:string-value="http://domain1606.com" calcext:value-type="string">
            <text:p>http://domain160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6" calcext:value-type="float">
            <text:p>1606</text:p>
          </table:table-cell>
          <table:table-cell table:number-columns-repeated="5"/>
          <table:table-cell table:formula="of:=CONCATENATE([.$P$1];[.J1604];[.$Q$1];[.$N$3];[.A1604];[.$O$3];[.$Q$1];[.$N$3];[.B1604];[.$O$3];[.$Q$1];[.$N$2];[.E1604];[.$O$2];[.$Q$1];[.$N$2];[.C1604];[.$O$2];[.$Q$1];[.$N$2];[.F1604];[.$O$2];[.$Q$1];[.$N$2];[.D1604];[.$O$2];[.$O$2])" office:value-type="string" office:string-value="insert into creatives values (1606,'some description1606','http://domain1606.com',(),('US',),(),())" calcext:value-type="string">
            <text:p>insert into creatives values (1606,'some description1606','http://domain1606.com',(),('US',),(),())</text:p>
          </table:table-cell>
          <table:table-cell/>
        </table:table-row>
        <table:table-row table:style-name="ro2">
          <table:table-cell table:formula="of:=CONCATENATE([.A$1];[.J1605])" office:value-type="string" office:string-value="some description1607" calcext:value-type="string">
            <text:p>some description1607</text:p>
          </table:table-cell>
          <table:table-cell table:formula="of:=CONCATENATE([.B$1];[.$J1605];[.$M$2])" office:value-type="string" office:string-value="http://domain1607.com" calcext:value-type="string">
            <text:p>http://domain160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7" calcext:value-type="float">
            <text:p>1607</text:p>
          </table:table-cell>
          <table:table-cell table:number-columns-repeated="5"/>
          <table:table-cell table:formula="of:=CONCATENATE([.$P$1];[.J1605];[.$Q$1];[.$N$3];[.A1605];[.$O$3];[.$Q$1];[.$N$3];[.B1605];[.$O$3];[.$Q$1];[.$N$2];[.E1605];[.$O$2];[.$Q$1];[.$N$2];[.C1605];[.$O$2];[.$Q$1];[.$N$2];[.F1605];[.$O$2];[.$Q$1];[.$N$2];[.D1605];[.$O$2];[.$O$2])" office:value-type="string" office:string-value="insert into creatives values (1607,'some description1607','http://domain1607.com',(),('US',),(),())" calcext:value-type="string">
            <text:p>insert into creatives values (1607,'some description1607','http://domain1607.com',(),('US',),(),())</text:p>
          </table:table-cell>
          <table:table-cell/>
        </table:table-row>
        <table:table-row table:style-name="ro2">
          <table:table-cell table:formula="of:=CONCATENATE([.A$1];[.J1606])" office:value-type="string" office:string-value="some description1608" calcext:value-type="string">
            <text:p>some description1608</text:p>
          </table:table-cell>
          <table:table-cell table:formula="of:=CONCATENATE([.B$1];[.$J1606];[.$M$2])" office:value-type="string" office:string-value="http://domain1608.com" calcext:value-type="string">
            <text:p>http://domain160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8" calcext:value-type="float">
            <text:p>1608</text:p>
          </table:table-cell>
          <table:table-cell table:number-columns-repeated="5"/>
          <table:table-cell table:formula="of:=CONCATENATE([.$P$1];[.J1606];[.$Q$1];[.$N$3];[.A1606];[.$O$3];[.$Q$1];[.$N$3];[.B1606];[.$O$3];[.$Q$1];[.$N$2];[.E1606];[.$O$2];[.$Q$1];[.$N$2];[.C1606];[.$O$2];[.$Q$1];[.$N$2];[.F1606];[.$O$2];[.$Q$1];[.$N$2];[.D1606];[.$O$2];[.$O$2])" office:value-type="string" office:string-value="insert into creatives values (1608,'some description1608','http://domain1608.com',(),('US',),(),())" calcext:value-type="string">
            <text:p>insert into creatives values (1608,'some description1608','http://domain1608.com',(),('US',),(),())</text:p>
          </table:table-cell>
          <table:table-cell/>
        </table:table-row>
        <table:table-row table:style-name="ro2">
          <table:table-cell table:formula="of:=CONCATENATE([.A$1];[.J1607])" office:value-type="string" office:string-value="some description1609" calcext:value-type="string">
            <text:p>some description1609</text:p>
          </table:table-cell>
          <table:table-cell table:formula="of:=CONCATENATE([.B$1];[.$J1607];[.$M$2])" office:value-type="string" office:string-value="http://domain1609.com" calcext:value-type="string">
            <text:p>http://domain160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09" calcext:value-type="float">
            <text:p>1609</text:p>
          </table:table-cell>
          <table:table-cell table:number-columns-repeated="5"/>
          <table:table-cell table:formula="of:=CONCATENATE([.$P$1];[.J1607];[.$Q$1];[.$N$3];[.A1607];[.$O$3];[.$Q$1];[.$N$3];[.B1607];[.$O$3];[.$Q$1];[.$N$2];[.E1607];[.$O$2];[.$Q$1];[.$N$2];[.C1607];[.$O$2];[.$Q$1];[.$N$2];[.F1607];[.$O$2];[.$Q$1];[.$N$2];[.D1607];[.$O$2];[.$O$2])" office:value-type="string" office:string-value="insert into creatives values (1609,'some description1609','http://domain1609.com',(),('US',),(),())" calcext:value-type="string">
            <text:p>insert into creatives values (1609,'some description1609','http://domain1609.com',(),('US',),(),())</text:p>
          </table:table-cell>
          <table:table-cell/>
        </table:table-row>
        <table:table-row table:style-name="ro2">
          <table:table-cell table:formula="of:=CONCATENATE([.A$1];[.J1608])" office:value-type="string" office:string-value="some description1610" calcext:value-type="string">
            <text:p>some description1610</text:p>
          </table:table-cell>
          <table:table-cell table:formula="of:=CONCATENATE([.B$1];[.$J1608];[.$M$2])" office:value-type="string" office:string-value="http://domain1610.com" calcext:value-type="string">
            <text:p>http://domain161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0" calcext:value-type="float">
            <text:p>1610</text:p>
          </table:table-cell>
          <table:table-cell table:number-columns-repeated="5"/>
          <table:table-cell table:formula="of:=CONCATENATE([.$P$1];[.J1608];[.$Q$1];[.$N$3];[.A1608];[.$O$3];[.$Q$1];[.$N$3];[.B1608];[.$O$3];[.$Q$1];[.$N$2];[.E1608];[.$O$2];[.$Q$1];[.$N$2];[.C1608];[.$O$2];[.$Q$1];[.$N$2];[.F1608];[.$O$2];[.$Q$1];[.$N$2];[.D1608];[.$O$2];[.$O$2])" office:value-type="string" office:string-value="insert into creatives values (1610,'some description1610','http://domain1610.com',(),('US',),(),())" calcext:value-type="string">
            <text:p>insert into creatives values (1610,'some description1610','http://domain1610.com',(),('US',),(),())</text:p>
          </table:table-cell>
          <table:table-cell/>
        </table:table-row>
        <table:table-row table:style-name="ro2">
          <table:table-cell table:formula="of:=CONCATENATE([.A$1];[.J1609])" office:value-type="string" office:string-value="some description1611" calcext:value-type="string">
            <text:p>some description1611</text:p>
          </table:table-cell>
          <table:table-cell table:formula="of:=CONCATENATE([.B$1];[.$J1609];[.$M$2])" office:value-type="string" office:string-value="http://domain1611.com" calcext:value-type="string">
            <text:p>http://domain161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1" calcext:value-type="float">
            <text:p>1611</text:p>
          </table:table-cell>
          <table:table-cell table:number-columns-repeated="5"/>
          <table:table-cell table:formula="of:=CONCATENATE([.$P$1];[.J1609];[.$Q$1];[.$N$3];[.A1609];[.$O$3];[.$Q$1];[.$N$3];[.B1609];[.$O$3];[.$Q$1];[.$N$2];[.E1609];[.$O$2];[.$Q$1];[.$N$2];[.C1609];[.$O$2];[.$Q$1];[.$N$2];[.F1609];[.$O$2];[.$Q$1];[.$N$2];[.D1609];[.$O$2];[.$O$2])" office:value-type="string" office:string-value="insert into creatives values (1611,'some description1611','http://domain1611.com',(),('US',),(),())" calcext:value-type="string">
            <text:p>insert into creatives values (1611,'some description1611','http://domain1611.com',(),('US',),(),())</text:p>
          </table:table-cell>
          <table:table-cell/>
        </table:table-row>
        <table:table-row table:style-name="ro2">
          <table:table-cell table:formula="of:=CONCATENATE([.A$1];[.J1610])" office:value-type="string" office:string-value="some description1612" calcext:value-type="string">
            <text:p>some description1612</text:p>
          </table:table-cell>
          <table:table-cell table:formula="of:=CONCATENATE([.B$1];[.$J1610];[.$M$2])" office:value-type="string" office:string-value="http://domain1612.com" calcext:value-type="string">
            <text:p>http://domain161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2" calcext:value-type="float">
            <text:p>1612</text:p>
          </table:table-cell>
          <table:table-cell table:number-columns-repeated="5"/>
          <table:table-cell table:formula="of:=CONCATENATE([.$P$1];[.J1610];[.$Q$1];[.$N$3];[.A1610];[.$O$3];[.$Q$1];[.$N$3];[.B1610];[.$O$3];[.$Q$1];[.$N$2];[.E1610];[.$O$2];[.$Q$1];[.$N$2];[.C1610];[.$O$2];[.$Q$1];[.$N$2];[.F1610];[.$O$2];[.$Q$1];[.$N$2];[.D1610];[.$O$2];[.$O$2])" office:value-type="string" office:string-value="insert into creatives values (1612,'some description1612','http://domain1612.com',(),('US',),(),())" calcext:value-type="string">
            <text:p>insert into creatives values (1612,'some description1612','http://domain1612.com',(),('US',),(),())</text:p>
          </table:table-cell>
          <table:table-cell/>
        </table:table-row>
        <table:table-row table:style-name="ro2">
          <table:table-cell table:formula="of:=CONCATENATE([.A$1];[.J1611])" office:value-type="string" office:string-value="some description1613" calcext:value-type="string">
            <text:p>some description1613</text:p>
          </table:table-cell>
          <table:table-cell table:formula="of:=CONCATENATE([.B$1];[.$J1611];[.$M$2])" office:value-type="string" office:string-value="http://domain1613.com" calcext:value-type="string">
            <text:p>http://domain161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3" calcext:value-type="float">
            <text:p>1613</text:p>
          </table:table-cell>
          <table:table-cell table:number-columns-repeated="5"/>
          <table:table-cell table:formula="of:=CONCATENATE([.$P$1];[.J1611];[.$Q$1];[.$N$3];[.A1611];[.$O$3];[.$Q$1];[.$N$3];[.B1611];[.$O$3];[.$Q$1];[.$N$2];[.E1611];[.$O$2];[.$Q$1];[.$N$2];[.C1611];[.$O$2];[.$Q$1];[.$N$2];[.F1611];[.$O$2];[.$Q$1];[.$N$2];[.D1611];[.$O$2];[.$O$2])" office:value-type="string" office:string-value="insert into creatives values (1613,'some description1613','http://domain1613.com',(),('US',),(),())" calcext:value-type="string">
            <text:p>insert into creatives values (1613,'some description1613','http://domain1613.com',(),('US',),(),())</text:p>
          </table:table-cell>
          <table:table-cell/>
        </table:table-row>
        <table:table-row table:style-name="ro2">
          <table:table-cell table:formula="of:=CONCATENATE([.A$1];[.J1612])" office:value-type="string" office:string-value="some description1614" calcext:value-type="string">
            <text:p>some description1614</text:p>
          </table:table-cell>
          <table:table-cell table:formula="of:=CONCATENATE([.B$1];[.$J1612];[.$M$2])" office:value-type="string" office:string-value="http://domain1614.com" calcext:value-type="string">
            <text:p>http://domain161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4" calcext:value-type="float">
            <text:p>1614</text:p>
          </table:table-cell>
          <table:table-cell table:number-columns-repeated="5"/>
          <table:table-cell table:formula="of:=CONCATENATE([.$P$1];[.J1612];[.$Q$1];[.$N$3];[.A1612];[.$O$3];[.$Q$1];[.$N$3];[.B1612];[.$O$3];[.$Q$1];[.$N$2];[.E1612];[.$O$2];[.$Q$1];[.$N$2];[.C1612];[.$O$2];[.$Q$1];[.$N$2];[.F1612];[.$O$2];[.$Q$1];[.$N$2];[.D1612];[.$O$2];[.$O$2])" office:value-type="string" office:string-value="insert into creatives values (1614,'some description1614','http://domain1614.com',(),('US',),(),())" calcext:value-type="string">
            <text:p>insert into creatives values (1614,'some description1614','http://domain1614.com',(),('US',),(),())</text:p>
          </table:table-cell>
          <table:table-cell/>
        </table:table-row>
        <table:table-row table:style-name="ro2">
          <table:table-cell table:formula="of:=CONCATENATE([.A$1];[.J1613])" office:value-type="string" office:string-value="some description1615" calcext:value-type="string">
            <text:p>some description1615</text:p>
          </table:table-cell>
          <table:table-cell table:formula="of:=CONCATENATE([.B$1];[.$J1613];[.$M$2])" office:value-type="string" office:string-value="http://domain1615.com" calcext:value-type="string">
            <text:p>http://domain161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5" calcext:value-type="float">
            <text:p>1615</text:p>
          </table:table-cell>
          <table:table-cell table:number-columns-repeated="5"/>
          <table:table-cell table:formula="of:=CONCATENATE([.$P$1];[.J1613];[.$Q$1];[.$N$3];[.A1613];[.$O$3];[.$Q$1];[.$N$3];[.B1613];[.$O$3];[.$Q$1];[.$N$2];[.E1613];[.$O$2];[.$Q$1];[.$N$2];[.C1613];[.$O$2];[.$Q$1];[.$N$2];[.F1613];[.$O$2];[.$Q$1];[.$N$2];[.D1613];[.$O$2];[.$O$2])" office:value-type="string" office:string-value="insert into creatives values (1615,'some description1615','http://domain1615.com',(),('US',),(),())" calcext:value-type="string">
            <text:p>insert into creatives values (1615,'some description1615','http://domain1615.com',(),('US',),(),())</text:p>
          </table:table-cell>
          <table:table-cell/>
        </table:table-row>
        <table:table-row table:style-name="ro2">
          <table:table-cell table:formula="of:=CONCATENATE([.A$1];[.J1614])" office:value-type="string" office:string-value="some description1616" calcext:value-type="string">
            <text:p>some description1616</text:p>
          </table:table-cell>
          <table:table-cell table:formula="of:=CONCATENATE([.B$1];[.$J1614];[.$M$2])" office:value-type="string" office:string-value="http://domain1616.com" calcext:value-type="string">
            <text:p>http://domain161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6" calcext:value-type="float">
            <text:p>1616</text:p>
          </table:table-cell>
          <table:table-cell table:number-columns-repeated="5"/>
          <table:table-cell table:formula="of:=CONCATENATE([.$P$1];[.J1614];[.$Q$1];[.$N$3];[.A1614];[.$O$3];[.$Q$1];[.$N$3];[.B1614];[.$O$3];[.$Q$1];[.$N$2];[.E1614];[.$O$2];[.$Q$1];[.$N$2];[.C1614];[.$O$2];[.$Q$1];[.$N$2];[.F1614];[.$O$2];[.$Q$1];[.$N$2];[.D1614];[.$O$2];[.$O$2])" office:value-type="string" office:string-value="insert into creatives values (1616,'some description1616','http://domain1616.com',(),('US',),(),())" calcext:value-type="string">
            <text:p>insert into creatives values (1616,'some description1616','http://domain1616.com',(),('US',),(),())</text:p>
          </table:table-cell>
          <table:table-cell/>
        </table:table-row>
        <table:table-row table:style-name="ro2">
          <table:table-cell table:formula="of:=CONCATENATE([.A$1];[.J1615])" office:value-type="string" office:string-value="some description1617" calcext:value-type="string">
            <text:p>some description1617</text:p>
          </table:table-cell>
          <table:table-cell table:formula="of:=CONCATENATE([.B$1];[.$J1615];[.$M$2])" office:value-type="string" office:string-value="http://domain1617.com" calcext:value-type="string">
            <text:p>http://domain161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7" calcext:value-type="float">
            <text:p>1617</text:p>
          </table:table-cell>
          <table:table-cell table:number-columns-repeated="5"/>
          <table:table-cell table:formula="of:=CONCATENATE([.$P$1];[.J1615];[.$Q$1];[.$N$3];[.A1615];[.$O$3];[.$Q$1];[.$N$3];[.B1615];[.$O$3];[.$Q$1];[.$N$2];[.E1615];[.$O$2];[.$Q$1];[.$N$2];[.C1615];[.$O$2];[.$Q$1];[.$N$2];[.F1615];[.$O$2];[.$Q$1];[.$N$2];[.D1615];[.$O$2];[.$O$2])" office:value-type="string" office:string-value="insert into creatives values (1617,'some description1617','http://domain1617.com',(),('US',),(),())" calcext:value-type="string">
            <text:p>insert into creatives values (1617,'some description1617','http://domain1617.com',(),('US',),(),())</text:p>
          </table:table-cell>
          <table:table-cell/>
        </table:table-row>
        <table:table-row table:style-name="ro2">
          <table:table-cell table:formula="of:=CONCATENATE([.A$1];[.J1616])" office:value-type="string" office:string-value="some description1618" calcext:value-type="string">
            <text:p>some description1618</text:p>
          </table:table-cell>
          <table:table-cell table:formula="of:=CONCATENATE([.B$1];[.$J1616];[.$M$2])" office:value-type="string" office:string-value="http://domain1618.com" calcext:value-type="string">
            <text:p>http://domain161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8" calcext:value-type="float">
            <text:p>1618</text:p>
          </table:table-cell>
          <table:table-cell table:number-columns-repeated="5"/>
          <table:table-cell table:formula="of:=CONCATENATE([.$P$1];[.J1616];[.$Q$1];[.$N$3];[.A1616];[.$O$3];[.$Q$1];[.$N$3];[.B1616];[.$O$3];[.$Q$1];[.$N$2];[.E1616];[.$O$2];[.$Q$1];[.$N$2];[.C1616];[.$O$2];[.$Q$1];[.$N$2];[.F1616];[.$O$2];[.$Q$1];[.$N$2];[.D1616];[.$O$2];[.$O$2])" office:value-type="string" office:string-value="insert into creatives values (1618,'some description1618','http://domain1618.com',(),('US',),(),())" calcext:value-type="string">
            <text:p>insert into creatives values (1618,'some description1618','http://domain1618.com',(),('US',),(),())</text:p>
          </table:table-cell>
          <table:table-cell/>
        </table:table-row>
        <table:table-row table:style-name="ro2">
          <table:table-cell table:formula="of:=CONCATENATE([.A$1];[.J1617])" office:value-type="string" office:string-value="some description1619" calcext:value-type="string">
            <text:p>some description1619</text:p>
          </table:table-cell>
          <table:table-cell table:formula="of:=CONCATENATE([.B$1];[.$J1617];[.$M$2])" office:value-type="string" office:string-value="http://domain1619.com" calcext:value-type="string">
            <text:p>http://domain161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19" calcext:value-type="float">
            <text:p>1619</text:p>
          </table:table-cell>
          <table:table-cell table:number-columns-repeated="5"/>
          <table:table-cell table:formula="of:=CONCATENATE([.$P$1];[.J1617];[.$Q$1];[.$N$3];[.A1617];[.$O$3];[.$Q$1];[.$N$3];[.B1617];[.$O$3];[.$Q$1];[.$N$2];[.E1617];[.$O$2];[.$Q$1];[.$N$2];[.C1617];[.$O$2];[.$Q$1];[.$N$2];[.F1617];[.$O$2];[.$Q$1];[.$N$2];[.D1617];[.$O$2];[.$O$2])" office:value-type="string" office:string-value="insert into creatives values (1619,'some description1619','http://domain1619.com',(),('US',),(),())" calcext:value-type="string">
            <text:p>insert into creatives values (1619,'some description1619','http://domain1619.com',(),('US',),(),())</text:p>
          </table:table-cell>
          <table:table-cell/>
        </table:table-row>
        <table:table-row table:style-name="ro2">
          <table:table-cell table:formula="of:=CONCATENATE([.A$1];[.J1618])" office:value-type="string" office:string-value="some description1620" calcext:value-type="string">
            <text:p>some description1620</text:p>
          </table:table-cell>
          <table:table-cell table:formula="of:=CONCATENATE([.B$1];[.$J1618];[.$M$2])" office:value-type="string" office:string-value="http://domain1620.com" calcext:value-type="string">
            <text:p>http://domain162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0" calcext:value-type="float">
            <text:p>1620</text:p>
          </table:table-cell>
          <table:table-cell table:number-columns-repeated="5"/>
          <table:table-cell table:formula="of:=CONCATENATE([.$P$1];[.J1618];[.$Q$1];[.$N$3];[.A1618];[.$O$3];[.$Q$1];[.$N$3];[.B1618];[.$O$3];[.$Q$1];[.$N$2];[.E1618];[.$O$2];[.$Q$1];[.$N$2];[.C1618];[.$O$2];[.$Q$1];[.$N$2];[.F1618];[.$O$2];[.$Q$1];[.$N$2];[.D1618];[.$O$2];[.$O$2])" office:value-type="string" office:string-value="insert into creatives values (1620,'some description1620','http://domain1620.com',(),('US',),(),())" calcext:value-type="string">
            <text:p>insert into creatives values (1620,'some description1620','http://domain1620.com',(),('US',),(),())</text:p>
          </table:table-cell>
          <table:table-cell/>
        </table:table-row>
        <table:table-row table:style-name="ro2">
          <table:table-cell table:formula="of:=CONCATENATE([.A$1];[.J1619])" office:value-type="string" office:string-value="some description1621" calcext:value-type="string">
            <text:p>some description1621</text:p>
          </table:table-cell>
          <table:table-cell table:formula="of:=CONCATENATE([.B$1];[.$J1619];[.$M$2])" office:value-type="string" office:string-value="http://domain1621.com" calcext:value-type="string">
            <text:p>http://domain162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1" calcext:value-type="float">
            <text:p>1621</text:p>
          </table:table-cell>
          <table:table-cell table:number-columns-repeated="5"/>
          <table:table-cell table:formula="of:=CONCATENATE([.$P$1];[.J1619];[.$Q$1];[.$N$3];[.A1619];[.$O$3];[.$Q$1];[.$N$3];[.B1619];[.$O$3];[.$Q$1];[.$N$2];[.E1619];[.$O$2];[.$Q$1];[.$N$2];[.C1619];[.$O$2];[.$Q$1];[.$N$2];[.F1619];[.$O$2];[.$Q$1];[.$N$2];[.D1619];[.$O$2];[.$O$2])" office:value-type="string" office:string-value="insert into creatives values (1621,'some description1621','http://domain1621.com',(),('US',),(),())" calcext:value-type="string">
            <text:p>insert into creatives values (1621,'some description1621','http://domain1621.com',(),('US',),(),())</text:p>
          </table:table-cell>
          <table:table-cell/>
        </table:table-row>
        <table:table-row table:style-name="ro2">
          <table:table-cell table:formula="of:=CONCATENATE([.A$1];[.J1620])" office:value-type="string" office:string-value="some description1622" calcext:value-type="string">
            <text:p>some description1622</text:p>
          </table:table-cell>
          <table:table-cell table:formula="of:=CONCATENATE([.B$1];[.$J1620];[.$M$2])" office:value-type="string" office:string-value="http://domain1622.com" calcext:value-type="string">
            <text:p>http://domain162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2" calcext:value-type="float">
            <text:p>1622</text:p>
          </table:table-cell>
          <table:table-cell table:number-columns-repeated="5"/>
          <table:table-cell table:formula="of:=CONCATENATE([.$P$1];[.J1620];[.$Q$1];[.$N$3];[.A1620];[.$O$3];[.$Q$1];[.$N$3];[.B1620];[.$O$3];[.$Q$1];[.$N$2];[.E1620];[.$O$2];[.$Q$1];[.$N$2];[.C1620];[.$O$2];[.$Q$1];[.$N$2];[.F1620];[.$O$2];[.$Q$1];[.$N$2];[.D1620];[.$O$2];[.$O$2])" office:value-type="string" office:string-value="insert into creatives values (1622,'some description1622','http://domain1622.com',(),('US',),(),())" calcext:value-type="string">
            <text:p>insert into creatives values (1622,'some description1622','http://domain1622.com',(),('US',),(),())</text:p>
          </table:table-cell>
          <table:table-cell/>
        </table:table-row>
        <table:table-row table:style-name="ro2">
          <table:table-cell table:formula="of:=CONCATENATE([.A$1];[.J1621])" office:value-type="string" office:string-value="some description1623" calcext:value-type="string">
            <text:p>some description1623</text:p>
          </table:table-cell>
          <table:table-cell table:formula="of:=CONCATENATE([.B$1];[.$J1621];[.$M$2])" office:value-type="string" office:string-value="http://domain1623.com" calcext:value-type="string">
            <text:p>http://domain162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3" calcext:value-type="float">
            <text:p>1623</text:p>
          </table:table-cell>
          <table:table-cell table:number-columns-repeated="5"/>
          <table:table-cell table:formula="of:=CONCATENATE([.$P$1];[.J1621];[.$Q$1];[.$N$3];[.A1621];[.$O$3];[.$Q$1];[.$N$3];[.B1621];[.$O$3];[.$Q$1];[.$N$2];[.E1621];[.$O$2];[.$Q$1];[.$N$2];[.C1621];[.$O$2];[.$Q$1];[.$N$2];[.F1621];[.$O$2];[.$Q$1];[.$N$2];[.D1621];[.$O$2];[.$O$2])" office:value-type="string" office:string-value="insert into creatives values (1623,'some description1623','http://domain1623.com',(),('US',),(),())" calcext:value-type="string">
            <text:p>insert into creatives values (1623,'some description1623','http://domain1623.com',(),('US',),(),())</text:p>
          </table:table-cell>
          <table:table-cell/>
        </table:table-row>
        <table:table-row table:style-name="ro2">
          <table:table-cell table:formula="of:=CONCATENATE([.A$1];[.J1622])" office:value-type="string" office:string-value="some description1624" calcext:value-type="string">
            <text:p>some description1624</text:p>
          </table:table-cell>
          <table:table-cell table:formula="of:=CONCATENATE([.B$1];[.$J1622];[.$M$2])" office:value-type="string" office:string-value="http://domain1624.com" calcext:value-type="string">
            <text:p>http://domain162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4" calcext:value-type="float">
            <text:p>1624</text:p>
          </table:table-cell>
          <table:table-cell table:number-columns-repeated="5"/>
          <table:table-cell table:formula="of:=CONCATENATE([.$P$1];[.J1622];[.$Q$1];[.$N$3];[.A1622];[.$O$3];[.$Q$1];[.$N$3];[.B1622];[.$O$3];[.$Q$1];[.$N$2];[.E1622];[.$O$2];[.$Q$1];[.$N$2];[.C1622];[.$O$2];[.$Q$1];[.$N$2];[.F1622];[.$O$2];[.$Q$1];[.$N$2];[.D1622];[.$O$2];[.$O$2])" office:value-type="string" office:string-value="insert into creatives values (1624,'some description1624','http://domain1624.com',(),('US',),(),())" calcext:value-type="string">
            <text:p>insert into creatives values (1624,'some description1624','http://domain1624.com',(),('US',),(),())</text:p>
          </table:table-cell>
          <table:table-cell/>
        </table:table-row>
        <table:table-row table:style-name="ro2">
          <table:table-cell table:formula="of:=CONCATENATE([.A$1];[.J1623])" office:value-type="string" office:string-value="some description1625" calcext:value-type="string">
            <text:p>some description1625</text:p>
          </table:table-cell>
          <table:table-cell table:formula="of:=CONCATENATE([.B$1];[.$J1623];[.$M$2])" office:value-type="string" office:string-value="http://domain1625.com" calcext:value-type="string">
            <text:p>http://domain162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5" calcext:value-type="float">
            <text:p>1625</text:p>
          </table:table-cell>
          <table:table-cell table:number-columns-repeated="5"/>
          <table:table-cell table:formula="of:=CONCATENATE([.$P$1];[.J1623];[.$Q$1];[.$N$3];[.A1623];[.$O$3];[.$Q$1];[.$N$3];[.B1623];[.$O$3];[.$Q$1];[.$N$2];[.E1623];[.$O$2];[.$Q$1];[.$N$2];[.C1623];[.$O$2];[.$Q$1];[.$N$2];[.F1623];[.$O$2];[.$Q$1];[.$N$2];[.D1623];[.$O$2];[.$O$2])" office:value-type="string" office:string-value="insert into creatives values (1625,'some description1625','http://domain1625.com',(),('US',),(),())" calcext:value-type="string">
            <text:p>insert into creatives values (1625,'some description1625','http://domain1625.com',(),('US',),(),())</text:p>
          </table:table-cell>
          <table:table-cell/>
        </table:table-row>
        <table:table-row table:style-name="ro2">
          <table:table-cell table:formula="of:=CONCATENATE([.A$1];[.J1624])" office:value-type="string" office:string-value="some description1626" calcext:value-type="string">
            <text:p>some description1626</text:p>
          </table:table-cell>
          <table:table-cell table:formula="of:=CONCATENATE([.B$1];[.$J1624];[.$M$2])" office:value-type="string" office:string-value="http://domain1626.com" calcext:value-type="string">
            <text:p>http://domain162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6" calcext:value-type="float">
            <text:p>1626</text:p>
          </table:table-cell>
          <table:table-cell table:number-columns-repeated="5"/>
          <table:table-cell table:formula="of:=CONCATENATE([.$P$1];[.J1624];[.$Q$1];[.$N$3];[.A1624];[.$O$3];[.$Q$1];[.$N$3];[.B1624];[.$O$3];[.$Q$1];[.$N$2];[.E1624];[.$O$2];[.$Q$1];[.$N$2];[.C1624];[.$O$2];[.$Q$1];[.$N$2];[.F1624];[.$O$2];[.$Q$1];[.$N$2];[.D1624];[.$O$2];[.$O$2])" office:value-type="string" office:string-value="insert into creatives values (1626,'some description1626','http://domain1626.com',(),('US',),(),())" calcext:value-type="string">
            <text:p>insert into creatives values (1626,'some description1626','http://domain1626.com',(),('US',),(),())</text:p>
          </table:table-cell>
          <table:table-cell/>
        </table:table-row>
        <table:table-row table:style-name="ro2">
          <table:table-cell table:formula="of:=CONCATENATE([.A$1];[.J1625])" office:value-type="string" office:string-value="some description1627" calcext:value-type="string">
            <text:p>some description1627</text:p>
          </table:table-cell>
          <table:table-cell table:formula="of:=CONCATENATE([.B$1];[.$J1625];[.$M$2])" office:value-type="string" office:string-value="http://domain1627.com" calcext:value-type="string">
            <text:p>http://domain162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7" calcext:value-type="float">
            <text:p>1627</text:p>
          </table:table-cell>
          <table:table-cell table:number-columns-repeated="5"/>
          <table:table-cell table:formula="of:=CONCATENATE([.$P$1];[.J1625];[.$Q$1];[.$N$3];[.A1625];[.$O$3];[.$Q$1];[.$N$3];[.B1625];[.$O$3];[.$Q$1];[.$N$2];[.E1625];[.$O$2];[.$Q$1];[.$N$2];[.C1625];[.$O$2];[.$Q$1];[.$N$2];[.F1625];[.$O$2];[.$Q$1];[.$N$2];[.D1625];[.$O$2];[.$O$2])" office:value-type="string" office:string-value="insert into creatives values (1627,'some description1627','http://domain1627.com',(),('US',),(),())" calcext:value-type="string">
            <text:p>insert into creatives values (1627,'some description1627','http://domain1627.com',(),('US',),(),())</text:p>
          </table:table-cell>
          <table:table-cell/>
        </table:table-row>
        <table:table-row table:style-name="ro2">
          <table:table-cell table:formula="of:=CONCATENATE([.A$1];[.J1626])" office:value-type="string" office:string-value="some description1628" calcext:value-type="string">
            <text:p>some description1628</text:p>
          </table:table-cell>
          <table:table-cell table:formula="of:=CONCATENATE([.B$1];[.$J1626];[.$M$2])" office:value-type="string" office:string-value="http://domain1628.com" calcext:value-type="string">
            <text:p>http://domain162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8" calcext:value-type="float">
            <text:p>1628</text:p>
          </table:table-cell>
          <table:table-cell table:number-columns-repeated="5"/>
          <table:table-cell table:formula="of:=CONCATENATE([.$P$1];[.J1626];[.$Q$1];[.$N$3];[.A1626];[.$O$3];[.$Q$1];[.$N$3];[.B1626];[.$O$3];[.$Q$1];[.$N$2];[.E1626];[.$O$2];[.$Q$1];[.$N$2];[.C1626];[.$O$2];[.$Q$1];[.$N$2];[.F1626];[.$O$2];[.$Q$1];[.$N$2];[.D1626];[.$O$2];[.$O$2])" office:value-type="string" office:string-value="insert into creatives values (1628,'some description1628','http://domain1628.com',(),('US',),(),())" calcext:value-type="string">
            <text:p>insert into creatives values (1628,'some description1628','http://domain1628.com',(),('US',),(),())</text:p>
          </table:table-cell>
          <table:table-cell/>
        </table:table-row>
        <table:table-row table:style-name="ro2">
          <table:table-cell table:formula="of:=CONCATENATE([.A$1];[.J1627])" office:value-type="string" office:string-value="some description1629" calcext:value-type="string">
            <text:p>some description1629</text:p>
          </table:table-cell>
          <table:table-cell table:formula="of:=CONCATENATE([.B$1];[.$J1627];[.$M$2])" office:value-type="string" office:string-value="http://domain1629.com" calcext:value-type="string">
            <text:p>http://domain162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29" calcext:value-type="float">
            <text:p>1629</text:p>
          </table:table-cell>
          <table:table-cell table:number-columns-repeated="5"/>
          <table:table-cell table:formula="of:=CONCATENATE([.$P$1];[.J1627];[.$Q$1];[.$N$3];[.A1627];[.$O$3];[.$Q$1];[.$N$3];[.B1627];[.$O$3];[.$Q$1];[.$N$2];[.E1627];[.$O$2];[.$Q$1];[.$N$2];[.C1627];[.$O$2];[.$Q$1];[.$N$2];[.F1627];[.$O$2];[.$Q$1];[.$N$2];[.D1627];[.$O$2];[.$O$2])" office:value-type="string" office:string-value="insert into creatives values (1629,'some description1629','http://domain1629.com',(),('US',),(),())" calcext:value-type="string">
            <text:p>insert into creatives values (1629,'some description1629','http://domain1629.com',(),('US',),(),())</text:p>
          </table:table-cell>
          <table:table-cell/>
        </table:table-row>
        <table:table-row table:style-name="ro2">
          <table:table-cell table:formula="of:=CONCATENATE([.A$1];[.J1628])" office:value-type="string" office:string-value="some description1630" calcext:value-type="string">
            <text:p>some description1630</text:p>
          </table:table-cell>
          <table:table-cell table:formula="of:=CONCATENATE([.B$1];[.$J1628];[.$M$2])" office:value-type="string" office:string-value="http://domain1630.com" calcext:value-type="string">
            <text:p>http://domain163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0" calcext:value-type="float">
            <text:p>1630</text:p>
          </table:table-cell>
          <table:table-cell table:number-columns-repeated="5"/>
          <table:table-cell table:formula="of:=CONCATENATE([.$P$1];[.J1628];[.$Q$1];[.$N$3];[.A1628];[.$O$3];[.$Q$1];[.$N$3];[.B1628];[.$O$3];[.$Q$1];[.$N$2];[.E1628];[.$O$2];[.$Q$1];[.$N$2];[.C1628];[.$O$2];[.$Q$1];[.$N$2];[.F1628];[.$O$2];[.$Q$1];[.$N$2];[.D1628];[.$O$2];[.$O$2])" office:value-type="string" office:string-value="insert into creatives values (1630,'some description1630','http://domain1630.com',(),('US',),(),())" calcext:value-type="string">
            <text:p>insert into creatives values (1630,'some description1630','http://domain1630.com',(),('US',),(),())</text:p>
          </table:table-cell>
          <table:table-cell/>
        </table:table-row>
        <table:table-row table:style-name="ro2">
          <table:table-cell table:formula="of:=CONCATENATE([.A$1];[.J1629])" office:value-type="string" office:string-value="some description1631" calcext:value-type="string">
            <text:p>some description1631</text:p>
          </table:table-cell>
          <table:table-cell table:formula="of:=CONCATENATE([.B$1];[.$J1629];[.$M$2])" office:value-type="string" office:string-value="http://domain1631.com" calcext:value-type="string">
            <text:p>http://domain163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1" calcext:value-type="float">
            <text:p>1631</text:p>
          </table:table-cell>
          <table:table-cell table:number-columns-repeated="5"/>
          <table:table-cell table:formula="of:=CONCATENATE([.$P$1];[.J1629];[.$Q$1];[.$N$3];[.A1629];[.$O$3];[.$Q$1];[.$N$3];[.B1629];[.$O$3];[.$Q$1];[.$N$2];[.E1629];[.$O$2];[.$Q$1];[.$N$2];[.C1629];[.$O$2];[.$Q$1];[.$N$2];[.F1629];[.$O$2];[.$Q$1];[.$N$2];[.D1629];[.$O$2];[.$O$2])" office:value-type="string" office:string-value="insert into creatives values (1631,'some description1631','http://domain1631.com',(),('US',),(),())" calcext:value-type="string">
            <text:p>insert into creatives values (1631,'some description1631','http://domain1631.com',(),('US',),(),())</text:p>
          </table:table-cell>
          <table:table-cell/>
        </table:table-row>
        <table:table-row table:style-name="ro2">
          <table:table-cell table:formula="of:=CONCATENATE([.A$1];[.J1630])" office:value-type="string" office:string-value="some description1632" calcext:value-type="string">
            <text:p>some description1632</text:p>
          </table:table-cell>
          <table:table-cell table:formula="of:=CONCATENATE([.B$1];[.$J1630];[.$M$2])" office:value-type="string" office:string-value="http://domain1632.com" calcext:value-type="string">
            <text:p>http://domain163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2" calcext:value-type="float">
            <text:p>1632</text:p>
          </table:table-cell>
          <table:table-cell table:number-columns-repeated="5"/>
          <table:table-cell table:formula="of:=CONCATENATE([.$P$1];[.J1630];[.$Q$1];[.$N$3];[.A1630];[.$O$3];[.$Q$1];[.$N$3];[.B1630];[.$O$3];[.$Q$1];[.$N$2];[.E1630];[.$O$2];[.$Q$1];[.$N$2];[.C1630];[.$O$2];[.$Q$1];[.$N$2];[.F1630];[.$O$2];[.$Q$1];[.$N$2];[.D1630];[.$O$2];[.$O$2])" office:value-type="string" office:string-value="insert into creatives values (1632,'some description1632','http://domain1632.com',(),('US',),(),())" calcext:value-type="string">
            <text:p>insert into creatives values (1632,'some description1632','http://domain1632.com',(),('US',),(),())</text:p>
          </table:table-cell>
          <table:table-cell/>
        </table:table-row>
        <table:table-row table:style-name="ro2">
          <table:table-cell table:formula="of:=CONCATENATE([.A$1];[.J1631])" office:value-type="string" office:string-value="some description1633" calcext:value-type="string">
            <text:p>some description1633</text:p>
          </table:table-cell>
          <table:table-cell table:formula="of:=CONCATENATE([.B$1];[.$J1631];[.$M$2])" office:value-type="string" office:string-value="http://domain1633.com" calcext:value-type="string">
            <text:p>http://domain163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3" calcext:value-type="float">
            <text:p>1633</text:p>
          </table:table-cell>
          <table:table-cell table:number-columns-repeated="5"/>
          <table:table-cell table:formula="of:=CONCATENATE([.$P$1];[.J1631];[.$Q$1];[.$N$3];[.A1631];[.$O$3];[.$Q$1];[.$N$3];[.B1631];[.$O$3];[.$Q$1];[.$N$2];[.E1631];[.$O$2];[.$Q$1];[.$N$2];[.C1631];[.$O$2];[.$Q$1];[.$N$2];[.F1631];[.$O$2];[.$Q$1];[.$N$2];[.D1631];[.$O$2];[.$O$2])" office:value-type="string" office:string-value="insert into creatives values (1633,'some description1633','http://domain1633.com',(),('US',),(),())" calcext:value-type="string">
            <text:p>insert into creatives values (1633,'some description1633','http://domain1633.com',(),('US',),(),())</text:p>
          </table:table-cell>
          <table:table-cell/>
        </table:table-row>
        <table:table-row table:style-name="ro2">
          <table:table-cell table:formula="of:=CONCATENATE([.A$1];[.J1632])" office:value-type="string" office:string-value="some description1634" calcext:value-type="string">
            <text:p>some description1634</text:p>
          </table:table-cell>
          <table:table-cell table:formula="of:=CONCATENATE([.B$1];[.$J1632];[.$M$2])" office:value-type="string" office:string-value="http://domain1634.com" calcext:value-type="string">
            <text:p>http://domain163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4" calcext:value-type="float">
            <text:p>1634</text:p>
          </table:table-cell>
          <table:table-cell table:number-columns-repeated="5"/>
          <table:table-cell table:formula="of:=CONCATENATE([.$P$1];[.J1632];[.$Q$1];[.$N$3];[.A1632];[.$O$3];[.$Q$1];[.$N$3];[.B1632];[.$O$3];[.$Q$1];[.$N$2];[.E1632];[.$O$2];[.$Q$1];[.$N$2];[.C1632];[.$O$2];[.$Q$1];[.$N$2];[.F1632];[.$O$2];[.$Q$1];[.$N$2];[.D1632];[.$O$2];[.$O$2])" office:value-type="string" office:string-value="insert into creatives values (1634,'some description1634','http://domain1634.com',(),('US',),(),())" calcext:value-type="string">
            <text:p>insert into creatives values (1634,'some description1634','http://domain1634.com',(),('US',),(),())</text:p>
          </table:table-cell>
          <table:table-cell/>
        </table:table-row>
        <table:table-row table:style-name="ro2">
          <table:table-cell table:formula="of:=CONCATENATE([.A$1];[.J1633])" office:value-type="string" office:string-value="some description1635" calcext:value-type="string">
            <text:p>some description1635</text:p>
          </table:table-cell>
          <table:table-cell table:formula="of:=CONCATENATE([.B$1];[.$J1633];[.$M$2])" office:value-type="string" office:string-value="http://domain1635.com" calcext:value-type="string">
            <text:p>http://domain163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5" calcext:value-type="float">
            <text:p>1635</text:p>
          </table:table-cell>
          <table:table-cell table:number-columns-repeated="5"/>
          <table:table-cell table:formula="of:=CONCATENATE([.$P$1];[.J1633];[.$Q$1];[.$N$3];[.A1633];[.$O$3];[.$Q$1];[.$N$3];[.B1633];[.$O$3];[.$Q$1];[.$N$2];[.E1633];[.$O$2];[.$Q$1];[.$N$2];[.C1633];[.$O$2];[.$Q$1];[.$N$2];[.F1633];[.$O$2];[.$Q$1];[.$N$2];[.D1633];[.$O$2];[.$O$2])" office:value-type="string" office:string-value="insert into creatives values (1635,'some description1635','http://domain1635.com',(),('US',),(),())" calcext:value-type="string">
            <text:p>insert into creatives values (1635,'some description1635','http://domain1635.com',(),('US',),(),())</text:p>
          </table:table-cell>
          <table:table-cell/>
        </table:table-row>
        <table:table-row table:style-name="ro2">
          <table:table-cell table:formula="of:=CONCATENATE([.A$1];[.J1634])" office:value-type="string" office:string-value="some description1636" calcext:value-type="string">
            <text:p>some description1636</text:p>
          </table:table-cell>
          <table:table-cell table:formula="of:=CONCATENATE([.B$1];[.$J1634];[.$M$2])" office:value-type="string" office:string-value="http://domain1636.com" calcext:value-type="string">
            <text:p>http://domain163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6" calcext:value-type="float">
            <text:p>1636</text:p>
          </table:table-cell>
          <table:table-cell table:number-columns-repeated="5"/>
          <table:table-cell table:formula="of:=CONCATENATE([.$P$1];[.J1634];[.$Q$1];[.$N$3];[.A1634];[.$O$3];[.$Q$1];[.$N$3];[.B1634];[.$O$3];[.$Q$1];[.$N$2];[.E1634];[.$O$2];[.$Q$1];[.$N$2];[.C1634];[.$O$2];[.$Q$1];[.$N$2];[.F1634];[.$O$2];[.$Q$1];[.$N$2];[.D1634];[.$O$2];[.$O$2])" office:value-type="string" office:string-value="insert into creatives values (1636,'some description1636','http://domain1636.com',(),('US',),(),())" calcext:value-type="string">
            <text:p>insert into creatives values (1636,'some description1636','http://domain1636.com',(),('US',),(),())</text:p>
          </table:table-cell>
          <table:table-cell/>
        </table:table-row>
        <table:table-row table:style-name="ro2">
          <table:table-cell table:formula="of:=CONCATENATE([.A$1];[.J1635])" office:value-type="string" office:string-value="some description1637" calcext:value-type="string">
            <text:p>some description1637</text:p>
          </table:table-cell>
          <table:table-cell table:formula="of:=CONCATENATE([.B$1];[.$J1635];[.$M$2])" office:value-type="string" office:string-value="http://domain1637.com" calcext:value-type="string">
            <text:p>http://domain163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7" calcext:value-type="float">
            <text:p>1637</text:p>
          </table:table-cell>
          <table:table-cell table:number-columns-repeated="5"/>
          <table:table-cell table:formula="of:=CONCATENATE([.$P$1];[.J1635];[.$Q$1];[.$N$3];[.A1635];[.$O$3];[.$Q$1];[.$N$3];[.B1635];[.$O$3];[.$Q$1];[.$N$2];[.E1635];[.$O$2];[.$Q$1];[.$N$2];[.C1635];[.$O$2];[.$Q$1];[.$N$2];[.F1635];[.$O$2];[.$Q$1];[.$N$2];[.D1635];[.$O$2];[.$O$2])" office:value-type="string" office:string-value="insert into creatives values (1637,'some description1637','http://domain1637.com',(),('US',),(),())" calcext:value-type="string">
            <text:p>insert into creatives values (1637,'some description1637','http://domain1637.com',(),('US',),(),())</text:p>
          </table:table-cell>
          <table:table-cell/>
        </table:table-row>
        <table:table-row table:style-name="ro2">
          <table:table-cell table:formula="of:=CONCATENATE([.A$1];[.J1636])" office:value-type="string" office:string-value="some description1638" calcext:value-type="string">
            <text:p>some description1638</text:p>
          </table:table-cell>
          <table:table-cell table:formula="of:=CONCATENATE([.B$1];[.$J1636];[.$M$2])" office:value-type="string" office:string-value="http://domain1638.com" calcext:value-type="string">
            <text:p>http://domain163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8" calcext:value-type="float">
            <text:p>1638</text:p>
          </table:table-cell>
          <table:table-cell table:number-columns-repeated="5"/>
          <table:table-cell table:formula="of:=CONCATENATE([.$P$1];[.J1636];[.$Q$1];[.$N$3];[.A1636];[.$O$3];[.$Q$1];[.$N$3];[.B1636];[.$O$3];[.$Q$1];[.$N$2];[.E1636];[.$O$2];[.$Q$1];[.$N$2];[.C1636];[.$O$2];[.$Q$1];[.$N$2];[.F1636];[.$O$2];[.$Q$1];[.$N$2];[.D1636];[.$O$2];[.$O$2])" office:value-type="string" office:string-value="insert into creatives values (1638,'some description1638','http://domain1638.com',(),('US',),(),())" calcext:value-type="string">
            <text:p>insert into creatives values (1638,'some description1638','http://domain1638.com',(),('US',),(),())</text:p>
          </table:table-cell>
          <table:table-cell/>
        </table:table-row>
        <table:table-row table:style-name="ro2">
          <table:table-cell table:formula="of:=CONCATENATE([.A$1];[.J1637])" office:value-type="string" office:string-value="some description1639" calcext:value-type="string">
            <text:p>some description1639</text:p>
          </table:table-cell>
          <table:table-cell table:formula="of:=CONCATENATE([.B$1];[.$J1637];[.$M$2])" office:value-type="string" office:string-value="http://domain1639.com" calcext:value-type="string">
            <text:p>http://domain163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39" calcext:value-type="float">
            <text:p>1639</text:p>
          </table:table-cell>
          <table:table-cell table:number-columns-repeated="5"/>
          <table:table-cell table:formula="of:=CONCATENATE([.$P$1];[.J1637];[.$Q$1];[.$N$3];[.A1637];[.$O$3];[.$Q$1];[.$N$3];[.B1637];[.$O$3];[.$Q$1];[.$N$2];[.E1637];[.$O$2];[.$Q$1];[.$N$2];[.C1637];[.$O$2];[.$Q$1];[.$N$2];[.F1637];[.$O$2];[.$Q$1];[.$N$2];[.D1637];[.$O$2];[.$O$2])" office:value-type="string" office:string-value="insert into creatives values (1639,'some description1639','http://domain1639.com',(),('US',),(),())" calcext:value-type="string">
            <text:p>insert into creatives values (1639,'some description1639','http://domain1639.com',(),('US',),(),())</text:p>
          </table:table-cell>
          <table:table-cell/>
        </table:table-row>
        <table:table-row table:style-name="ro2">
          <table:table-cell table:formula="of:=CONCATENATE([.A$1];[.J1638])" office:value-type="string" office:string-value="some description1640" calcext:value-type="string">
            <text:p>some description1640</text:p>
          </table:table-cell>
          <table:table-cell table:formula="of:=CONCATENATE([.B$1];[.$J1638];[.$M$2])" office:value-type="string" office:string-value="http://domain1640.com" calcext:value-type="string">
            <text:p>http://domain164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0" calcext:value-type="float">
            <text:p>1640</text:p>
          </table:table-cell>
          <table:table-cell table:number-columns-repeated="5"/>
          <table:table-cell table:formula="of:=CONCATENATE([.$P$1];[.J1638];[.$Q$1];[.$N$3];[.A1638];[.$O$3];[.$Q$1];[.$N$3];[.B1638];[.$O$3];[.$Q$1];[.$N$2];[.E1638];[.$O$2];[.$Q$1];[.$N$2];[.C1638];[.$O$2];[.$Q$1];[.$N$2];[.F1638];[.$O$2];[.$Q$1];[.$N$2];[.D1638];[.$O$2];[.$O$2])" office:value-type="string" office:string-value="insert into creatives values (1640,'some description1640','http://domain1640.com',(),('US',),(),())" calcext:value-type="string">
            <text:p>insert into creatives values (1640,'some description1640','http://domain1640.com',(),('US',),(),())</text:p>
          </table:table-cell>
          <table:table-cell/>
        </table:table-row>
        <table:table-row table:style-name="ro2">
          <table:table-cell table:formula="of:=CONCATENATE([.A$1];[.J1639])" office:value-type="string" office:string-value="some description1641" calcext:value-type="string">
            <text:p>some description1641</text:p>
          </table:table-cell>
          <table:table-cell table:formula="of:=CONCATENATE([.B$1];[.$J1639];[.$M$2])" office:value-type="string" office:string-value="http://domain1641.com" calcext:value-type="string">
            <text:p>http://domain164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1" calcext:value-type="float">
            <text:p>1641</text:p>
          </table:table-cell>
          <table:table-cell table:number-columns-repeated="5"/>
          <table:table-cell table:formula="of:=CONCATENATE([.$P$1];[.J1639];[.$Q$1];[.$N$3];[.A1639];[.$O$3];[.$Q$1];[.$N$3];[.B1639];[.$O$3];[.$Q$1];[.$N$2];[.E1639];[.$O$2];[.$Q$1];[.$N$2];[.C1639];[.$O$2];[.$Q$1];[.$N$2];[.F1639];[.$O$2];[.$Q$1];[.$N$2];[.D1639];[.$O$2];[.$O$2])" office:value-type="string" office:string-value="insert into creatives values (1641,'some description1641','http://domain1641.com',(),('US',),(),())" calcext:value-type="string">
            <text:p>insert into creatives values (1641,'some description1641','http://domain1641.com',(),('US',),(),())</text:p>
          </table:table-cell>
          <table:table-cell/>
        </table:table-row>
        <table:table-row table:style-name="ro2">
          <table:table-cell table:formula="of:=CONCATENATE([.A$1];[.J1640])" office:value-type="string" office:string-value="some description1642" calcext:value-type="string">
            <text:p>some description1642</text:p>
          </table:table-cell>
          <table:table-cell table:formula="of:=CONCATENATE([.B$1];[.$J1640];[.$M$2])" office:value-type="string" office:string-value="http://domain1642.com" calcext:value-type="string">
            <text:p>http://domain164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2" calcext:value-type="float">
            <text:p>1642</text:p>
          </table:table-cell>
          <table:table-cell table:number-columns-repeated="5"/>
          <table:table-cell table:formula="of:=CONCATENATE([.$P$1];[.J1640];[.$Q$1];[.$N$3];[.A1640];[.$O$3];[.$Q$1];[.$N$3];[.B1640];[.$O$3];[.$Q$1];[.$N$2];[.E1640];[.$O$2];[.$Q$1];[.$N$2];[.C1640];[.$O$2];[.$Q$1];[.$N$2];[.F1640];[.$O$2];[.$Q$1];[.$N$2];[.D1640];[.$O$2];[.$O$2])" office:value-type="string" office:string-value="insert into creatives values (1642,'some description1642','http://domain1642.com',(),('US',),(),())" calcext:value-type="string">
            <text:p>insert into creatives values (1642,'some description1642','http://domain1642.com',(),('US',),(),())</text:p>
          </table:table-cell>
          <table:table-cell/>
        </table:table-row>
        <table:table-row table:style-name="ro2">
          <table:table-cell table:formula="of:=CONCATENATE([.A$1];[.J1641])" office:value-type="string" office:string-value="some description1643" calcext:value-type="string">
            <text:p>some description1643</text:p>
          </table:table-cell>
          <table:table-cell table:formula="of:=CONCATENATE([.B$1];[.$J1641];[.$M$2])" office:value-type="string" office:string-value="http://domain1643.com" calcext:value-type="string">
            <text:p>http://domain164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3" calcext:value-type="float">
            <text:p>1643</text:p>
          </table:table-cell>
          <table:table-cell table:number-columns-repeated="5"/>
          <table:table-cell table:formula="of:=CONCATENATE([.$P$1];[.J1641];[.$Q$1];[.$N$3];[.A1641];[.$O$3];[.$Q$1];[.$N$3];[.B1641];[.$O$3];[.$Q$1];[.$N$2];[.E1641];[.$O$2];[.$Q$1];[.$N$2];[.C1641];[.$O$2];[.$Q$1];[.$N$2];[.F1641];[.$O$2];[.$Q$1];[.$N$2];[.D1641];[.$O$2];[.$O$2])" office:value-type="string" office:string-value="insert into creatives values (1643,'some description1643','http://domain1643.com',(),('US',),(),())" calcext:value-type="string">
            <text:p>insert into creatives values (1643,'some description1643','http://domain1643.com',(),('US',),(),())</text:p>
          </table:table-cell>
          <table:table-cell/>
        </table:table-row>
        <table:table-row table:style-name="ro2">
          <table:table-cell table:formula="of:=CONCATENATE([.A$1];[.J1642])" office:value-type="string" office:string-value="some description1644" calcext:value-type="string">
            <text:p>some description1644</text:p>
          </table:table-cell>
          <table:table-cell table:formula="of:=CONCATENATE([.B$1];[.$J1642];[.$M$2])" office:value-type="string" office:string-value="http://domain1644.com" calcext:value-type="string">
            <text:p>http://domain164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4" calcext:value-type="float">
            <text:p>1644</text:p>
          </table:table-cell>
          <table:table-cell table:number-columns-repeated="5"/>
          <table:table-cell table:formula="of:=CONCATENATE([.$P$1];[.J1642];[.$Q$1];[.$N$3];[.A1642];[.$O$3];[.$Q$1];[.$N$3];[.B1642];[.$O$3];[.$Q$1];[.$N$2];[.E1642];[.$O$2];[.$Q$1];[.$N$2];[.C1642];[.$O$2];[.$Q$1];[.$N$2];[.F1642];[.$O$2];[.$Q$1];[.$N$2];[.D1642];[.$O$2];[.$O$2])" office:value-type="string" office:string-value="insert into creatives values (1644,'some description1644','http://domain1644.com',(),('US',),(),())" calcext:value-type="string">
            <text:p>insert into creatives values (1644,'some description1644','http://domain1644.com',(),('US',),(),())</text:p>
          </table:table-cell>
          <table:table-cell/>
        </table:table-row>
        <table:table-row table:style-name="ro2">
          <table:table-cell table:formula="of:=CONCATENATE([.A$1];[.J1643])" office:value-type="string" office:string-value="some description1645" calcext:value-type="string">
            <text:p>some description1645</text:p>
          </table:table-cell>
          <table:table-cell table:formula="of:=CONCATENATE([.B$1];[.$J1643];[.$M$2])" office:value-type="string" office:string-value="http://domain1645.com" calcext:value-type="string">
            <text:p>http://domain164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5" calcext:value-type="float">
            <text:p>1645</text:p>
          </table:table-cell>
          <table:table-cell table:number-columns-repeated="5"/>
          <table:table-cell table:formula="of:=CONCATENATE([.$P$1];[.J1643];[.$Q$1];[.$N$3];[.A1643];[.$O$3];[.$Q$1];[.$N$3];[.B1643];[.$O$3];[.$Q$1];[.$N$2];[.E1643];[.$O$2];[.$Q$1];[.$N$2];[.C1643];[.$O$2];[.$Q$1];[.$N$2];[.F1643];[.$O$2];[.$Q$1];[.$N$2];[.D1643];[.$O$2];[.$O$2])" office:value-type="string" office:string-value="insert into creatives values (1645,'some description1645','http://domain1645.com',(),('US',),(),())" calcext:value-type="string">
            <text:p>insert into creatives values (1645,'some description1645','http://domain1645.com',(),('US',),(),())</text:p>
          </table:table-cell>
          <table:table-cell/>
        </table:table-row>
        <table:table-row table:style-name="ro2">
          <table:table-cell table:formula="of:=CONCATENATE([.A$1];[.J1644])" office:value-type="string" office:string-value="some description1646" calcext:value-type="string">
            <text:p>some description1646</text:p>
          </table:table-cell>
          <table:table-cell table:formula="of:=CONCATENATE([.B$1];[.$J1644];[.$M$2])" office:value-type="string" office:string-value="http://domain1646.com" calcext:value-type="string">
            <text:p>http://domain164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6" calcext:value-type="float">
            <text:p>1646</text:p>
          </table:table-cell>
          <table:table-cell table:number-columns-repeated="5"/>
          <table:table-cell table:formula="of:=CONCATENATE([.$P$1];[.J1644];[.$Q$1];[.$N$3];[.A1644];[.$O$3];[.$Q$1];[.$N$3];[.B1644];[.$O$3];[.$Q$1];[.$N$2];[.E1644];[.$O$2];[.$Q$1];[.$N$2];[.C1644];[.$O$2];[.$Q$1];[.$N$2];[.F1644];[.$O$2];[.$Q$1];[.$N$2];[.D1644];[.$O$2];[.$O$2])" office:value-type="string" office:string-value="insert into creatives values (1646,'some description1646','http://domain1646.com',(),('US',),(),())" calcext:value-type="string">
            <text:p>insert into creatives values (1646,'some description1646','http://domain1646.com',(),('US',),(),())</text:p>
          </table:table-cell>
          <table:table-cell/>
        </table:table-row>
        <table:table-row table:style-name="ro2">
          <table:table-cell table:formula="of:=CONCATENATE([.A$1];[.J1645])" office:value-type="string" office:string-value="some description1647" calcext:value-type="string">
            <text:p>some description1647</text:p>
          </table:table-cell>
          <table:table-cell table:formula="of:=CONCATENATE([.B$1];[.$J1645];[.$M$2])" office:value-type="string" office:string-value="http://domain1647.com" calcext:value-type="string">
            <text:p>http://domain164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7" calcext:value-type="float">
            <text:p>1647</text:p>
          </table:table-cell>
          <table:table-cell table:number-columns-repeated="5"/>
          <table:table-cell table:formula="of:=CONCATENATE([.$P$1];[.J1645];[.$Q$1];[.$N$3];[.A1645];[.$O$3];[.$Q$1];[.$N$3];[.B1645];[.$O$3];[.$Q$1];[.$N$2];[.E1645];[.$O$2];[.$Q$1];[.$N$2];[.C1645];[.$O$2];[.$Q$1];[.$N$2];[.F1645];[.$O$2];[.$Q$1];[.$N$2];[.D1645];[.$O$2];[.$O$2])" office:value-type="string" office:string-value="insert into creatives values (1647,'some description1647','http://domain1647.com',(),('US',),(),())" calcext:value-type="string">
            <text:p>insert into creatives values (1647,'some description1647','http://domain1647.com',(),('US',),(),())</text:p>
          </table:table-cell>
          <table:table-cell/>
        </table:table-row>
        <table:table-row table:style-name="ro2">
          <table:table-cell table:formula="of:=CONCATENATE([.A$1];[.J1646])" office:value-type="string" office:string-value="some description1648" calcext:value-type="string">
            <text:p>some description1648</text:p>
          </table:table-cell>
          <table:table-cell table:formula="of:=CONCATENATE([.B$1];[.$J1646];[.$M$2])" office:value-type="string" office:string-value="http://domain1648.com" calcext:value-type="string">
            <text:p>http://domain164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8" calcext:value-type="float">
            <text:p>1648</text:p>
          </table:table-cell>
          <table:table-cell table:number-columns-repeated="5"/>
          <table:table-cell table:formula="of:=CONCATENATE([.$P$1];[.J1646];[.$Q$1];[.$N$3];[.A1646];[.$O$3];[.$Q$1];[.$N$3];[.B1646];[.$O$3];[.$Q$1];[.$N$2];[.E1646];[.$O$2];[.$Q$1];[.$N$2];[.C1646];[.$O$2];[.$Q$1];[.$N$2];[.F1646];[.$O$2];[.$Q$1];[.$N$2];[.D1646];[.$O$2];[.$O$2])" office:value-type="string" office:string-value="insert into creatives values (1648,'some description1648','http://domain1648.com',(),('US',),(),())" calcext:value-type="string">
            <text:p>insert into creatives values (1648,'some description1648','http://domain1648.com',(),('US',),(),())</text:p>
          </table:table-cell>
          <table:table-cell/>
        </table:table-row>
        <table:table-row table:style-name="ro2">
          <table:table-cell table:formula="of:=CONCATENATE([.A$1];[.J1647])" office:value-type="string" office:string-value="some description1649" calcext:value-type="string">
            <text:p>some description1649</text:p>
          </table:table-cell>
          <table:table-cell table:formula="of:=CONCATENATE([.B$1];[.$J1647];[.$M$2])" office:value-type="string" office:string-value="http://domain1649.com" calcext:value-type="string">
            <text:p>http://domain164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49" calcext:value-type="float">
            <text:p>1649</text:p>
          </table:table-cell>
          <table:table-cell table:number-columns-repeated="5"/>
          <table:table-cell table:formula="of:=CONCATENATE([.$P$1];[.J1647];[.$Q$1];[.$N$3];[.A1647];[.$O$3];[.$Q$1];[.$N$3];[.B1647];[.$O$3];[.$Q$1];[.$N$2];[.E1647];[.$O$2];[.$Q$1];[.$N$2];[.C1647];[.$O$2];[.$Q$1];[.$N$2];[.F1647];[.$O$2];[.$Q$1];[.$N$2];[.D1647];[.$O$2];[.$O$2])" office:value-type="string" office:string-value="insert into creatives values (1649,'some description1649','http://domain1649.com',(),('US',),(),())" calcext:value-type="string">
            <text:p>insert into creatives values (1649,'some description1649','http://domain1649.com',(),('US',),(),())</text:p>
          </table:table-cell>
          <table:table-cell/>
        </table:table-row>
        <table:table-row table:style-name="ro2">
          <table:table-cell table:formula="of:=CONCATENATE([.A$1];[.J1648])" office:value-type="string" office:string-value="some description1650" calcext:value-type="string">
            <text:p>some description1650</text:p>
          </table:table-cell>
          <table:table-cell table:formula="of:=CONCATENATE([.B$1];[.$J1648];[.$M$2])" office:value-type="string" office:string-value="http://domain1650.com" calcext:value-type="string">
            <text:p>http://domain165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0" calcext:value-type="float">
            <text:p>1650</text:p>
          </table:table-cell>
          <table:table-cell table:number-columns-repeated="5"/>
          <table:table-cell table:formula="of:=CONCATENATE([.$P$1];[.J1648];[.$Q$1];[.$N$3];[.A1648];[.$O$3];[.$Q$1];[.$N$3];[.B1648];[.$O$3];[.$Q$1];[.$N$2];[.E1648];[.$O$2];[.$Q$1];[.$N$2];[.C1648];[.$O$2];[.$Q$1];[.$N$2];[.F1648];[.$O$2];[.$Q$1];[.$N$2];[.D1648];[.$O$2];[.$O$2])" office:value-type="string" office:string-value="insert into creatives values (1650,'some description1650','http://domain1650.com',(),('US',),(),())" calcext:value-type="string">
            <text:p>insert into creatives values (1650,'some description1650','http://domain1650.com',(),('US',),(),())</text:p>
          </table:table-cell>
          <table:table-cell/>
        </table:table-row>
        <table:table-row table:style-name="ro2">
          <table:table-cell table:formula="of:=CONCATENATE([.A$1];[.J1649])" office:value-type="string" office:string-value="some description1651" calcext:value-type="string">
            <text:p>some description1651</text:p>
          </table:table-cell>
          <table:table-cell table:formula="of:=CONCATENATE([.B$1];[.$J1649];[.$M$2])" office:value-type="string" office:string-value="http://domain1651.com" calcext:value-type="string">
            <text:p>http://domain165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1" calcext:value-type="float">
            <text:p>1651</text:p>
          </table:table-cell>
          <table:table-cell table:number-columns-repeated="5"/>
          <table:table-cell table:formula="of:=CONCATENATE([.$P$1];[.J1649];[.$Q$1];[.$N$3];[.A1649];[.$O$3];[.$Q$1];[.$N$3];[.B1649];[.$O$3];[.$Q$1];[.$N$2];[.E1649];[.$O$2];[.$Q$1];[.$N$2];[.C1649];[.$O$2];[.$Q$1];[.$N$2];[.F1649];[.$O$2];[.$Q$1];[.$N$2];[.D1649];[.$O$2];[.$O$2])" office:value-type="string" office:string-value="insert into creatives values (1651,'some description1651','http://domain1651.com',(),('US',),(),())" calcext:value-type="string">
            <text:p>insert into creatives values (1651,'some description1651','http://domain1651.com',(),('US',),(),())</text:p>
          </table:table-cell>
          <table:table-cell/>
        </table:table-row>
        <table:table-row table:style-name="ro2">
          <table:table-cell table:formula="of:=CONCATENATE([.A$1];[.J1650])" office:value-type="string" office:string-value="some description1652" calcext:value-type="string">
            <text:p>some description1652</text:p>
          </table:table-cell>
          <table:table-cell table:formula="of:=CONCATENATE([.B$1];[.$J1650];[.$M$2])" office:value-type="string" office:string-value="http://domain1652.com" calcext:value-type="string">
            <text:p>http://domain165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2" calcext:value-type="float">
            <text:p>1652</text:p>
          </table:table-cell>
          <table:table-cell table:number-columns-repeated="5"/>
          <table:table-cell table:formula="of:=CONCATENATE([.$P$1];[.J1650];[.$Q$1];[.$N$3];[.A1650];[.$O$3];[.$Q$1];[.$N$3];[.B1650];[.$O$3];[.$Q$1];[.$N$2];[.E1650];[.$O$2];[.$Q$1];[.$N$2];[.C1650];[.$O$2];[.$Q$1];[.$N$2];[.F1650];[.$O$2];[.$Q$1];[.$N$2];[.D1650];[.$O$2];[.$O$2])" office:value-type="string" office:string-value="insert into creatives values (1652,'some description1652','http://domain1652.com',(),('US',),(),())" calcext:value-type="string">
            <text:p>insert into creatives values (1652,'some description1652','http://domain1652.com',(),('US',),(),())</text:p>
          </table:table-cell>
          <table:table-cell/>
        </table:table-row>
        <table:table-row table:style-name="ro2">
          <table:table-cell table:formula="of:=CONCATENATE([.A$1];[.J1651])" office:value-type="string" office:string-value="some description1653" calcext:value-type="string">
            <text:p>some description1653</text:p>
          </table:table-cell>
          <table:table-cell table:formula="of:=CONCATENATE([.B$1];[.$J1651];[.$M$2])" office:value-type="string" office:string-value="http://domain1653.com" calcext:value-type="string">
            <text:p>http://domain165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3" calcext:value-type="float">
            <text:p>1653</text:p>
          </table:table-cell>
          <table:table-cell table:number-columns-repeated="5"/>
          <table:table-cell table:formula="of:=CONCATENATE([.$P$1];[.J1651];[.$Q$1];[.$N$3];[.A1651];[.$O$3];[.$Q$1];[.$N$3];[.B1651];[.$O$3];[.$Q$1];[.$N$2];[.E1651];[.$O$2];[.$Q$1];[.$N$2];[.C1651];[.$O$2];[.$Q$1];[.$N$2];[.F1651];[.$O$2];[.$Q$1];[.$N$2];[.D1651];[.$O$2];[.$O$2])" office:value-type="string" office:string-value="insert into creatives values (1653,'some description1653','http://domain1653.com',(),('US',),(),())" calcext:value-type="string">
            <text:p>insert into creatives values (1653,'some description1653','http://domain1653.com',(),('US',),(),())</text:p>
          </table:table-cell>
          <table:table-cell/>
        </table:table-row>
        <table:table-row table:style-name="ro2">
          <table:table-cell table:formula="of:=CONCATENATE([.A$1];[.J1652])" office:value-type="string" office:string-value="some description1654" calcext:value-type="string">
            <text:p>some description1654</text:p>
          </table:table-cell>
          <table:table-cell table:formula="of:=CONCATENATE([.B$1];[.$J1652];[.$M$2])" office:value-type="string" office:string-value="http://domain1654.com" calcext:value-type="string">
            <text:p>http://domain165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4" calcext:value-type="float">
            <text:p>1654</text:p>
          </table:table-cell>
          <table:table-cell table:number-columns-repeated="5"/>
          <table:table-cell table:formula="of:=CONCATENATE([.$P$1];[.J1652];[.$Q$1];[.$N$3];[.A1652];[.$O$3];[.$Q$1];[.$N$3];[.B1652];[.$O$3];[.$Q$1];[.$N$2];[.E1652];[.$O$2];[.$Q$1];[.$N$2];[.C1652];[.$O$2];[.$Q$1];[.$N$2];[.F1652];[.$O$2];[.$Q$1];[.$N$2];[.D1652];[.$O$2];[.$O$2])" office:value-type="string" office:string-value="insert into creatives values (1654,'some description1654','http://domain1654.com',(),('US',),(),())" calcext:value-type="string">
            <text:p>insert into creatives values (1654,'some description1654','http://domain1654.com',(),('US',),(),())</text:p>
          </table:table-cell>
          <table:table-cell/>
        </table:table-row>
        <table:table-row table:style-name="ro2">
          <table:table-cell table:formula="of:=CONCATENATE([.A$1];[.J1653])" office:value-type="string" office:string-value="some description1655" calcext:value-type="string">
            <text:p>some description1655</text:p>
          </table:table-cell>
          <table:table-cell table:formula="of:=CONCATENATE([.B$1];[.$J1653];[.$M$2])" office:value-type="string" office:string-value="http://domain1655.com" calcext:value-type="string">
            <text:p>http://domain165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5" calcext:value-type="float">
            <text:p>1655</text:p>
          </table:table-cell>
          <table:table-cell table:number-columns-repeated="5"/>
          <table:table-cell table:formula="of:=CONCATENATE([.$P$1];[.J1653];[.$Q$1];[.$N$3];[.A1653];[.$O$3];[.$Q$1];[.$N$3];[.B1653];[.$O$3];[.$Q$1];[.$N$2];[.E1653];[.$O$2];[.$Q$1];[.$N$2];[.C1653];[.$O$2];[.$Q$1];[.$N$2];[.F1653];[.$O$2];[.$Q$1];[.$N$2];[.D1653];[.$O$2];[.$O$2])" office:value-type="string" office:string-value="insert into creatives values (1655,'some description1655','http://domain1655.com',(),('US',),(),())" calcext:value-type="string">
            <text:p>insert into creatives values (1655,'some description1655','http://domain1655.com',(),('US',),(),())</text:p>
          </table:table-cell>
          <table:table-cell/>
        </table:table-row>
        <table:table-row table:style-name="ro2">
          <table:table-cell table:formula="of:=CONCATENATE([.A$1];[.J1654])" office:value-type="string" office:string-value="some description1656" calcext:value-type="string">
            <text:p>some description1656</text:p>
          </table:table-cell>
          <table:table-cell table:formula="of:=CONCATENATE([.B$1];[.$J1654];[.$M$2])" office:value-type="string" office:string-value="http://domain1656.com" calcext:value-type="string">
            <text:p>http://domain165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6" calcext:value-type="float">
            <text:p>1656</text:p>
          </table:table-cell>
          <table:table-cell table:number-columns-repeated="5"/>
          <table:table-cell table:formula="of:=CONCATENATE([.$P$1];[.J1654];[.$Q$1];[.$N$3];[.A1654];[.$O$3];[.$Q$1];[.$N$3];[.B1654];[.$O$3];[.$Q$1];[.$N$2];[.E1654];[.$O$2];[.$Q$1];[.$N$2];[.C1654];[.$O$2];[.$Q$1];[.$N$2];[.F1654];[.$O$2];[.$Q$1];[.$N$2];[.D1654];[.$O$2];[.$O$2])" office:value-type="string" office:string-value="insert into creatives values (1656,'some description1656','http://domain1656.com',(),('US',),(),())" calcext:value-type="string">
            <text:p>insert into creatives values (1656,'some description1656','http://domain1656.com',(),('US',),(),())</text:p>
          </table:table-cell>
          <table:table-cell/>
        </table:table-row>
        <table:table-row table:style-name="ro2">
          <table:table-cell table:formula="of:=CONCATENATE([.A$1];[.J1655])" office:value-type="string" office:string-value="some description1657" calcext:value-type="string">
            <text:p>some description1657</text:p>
          </table:table-cell>
          <table:table-cell table:formula="of:=CONCATENATE([.B$1];[.$J1655];[.$M$2])" office:value-type="string" office:string-value="http://domain1657.com" calcext:value-type="string">
            <text:p>http://domain165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7" calcext:value-type="float">
            <text:p>1657</text:p>
          </table:table-cell>
          <table:table-cell table:number-columns-repeated="5"/>
          <table:table-cell table:formula="of:=CONCATENATE([.$P$1];[.J1655];[.$Q$1];[.$N$3];[.A1655];[.$O$3];[.$Q$1];[.$N$3];[.B1655];[.$O$3];[.$Q$1];[.$N$2];[.E1655];[.$O$2];[.$Q$1];[.$N$2];[.C1655];[.$O$2];[.$Q$1];[.$N$2];[.F1655];[.$O$2];[.$Q$1];[.$N$2];[.D1655];[.$O$2];[.$O$2])" office:value-type="string" office:string-value="insert into creatives values (1657,'some description1657','http://domain1657.com',(),('US',),(),())" calcext:value-type="string">
            <text:p>insert into creatives values (1657,'some description1657','http://domain1657.com',(),('US',),(),())</text:p>
          </table:table-cell>
          <table:table-cell/>
        </table:table-row>
        <table:table-row table:style-name="ro2">
          <table:table-cell table:formula="of:=CONCATENATE([.A$1];[.J1656])" office:value-type="string" office:string-value="some description1658" calcext:value-type="string">
            <text:p>some description1658</text:p>
          </table:table-cell>
          <table:table-cell table:formula="of:=CONCATENATE([.B$1];[.$J1656];[.$M$2])" office:value-type="string" office:string-value="http://domain1658.com" calcext:value-type="string">
            <text:p>http://domain165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8" calcext:value-type="float">
            <text:p>1658</text:p>
          </table:table-cell>
          <table:table-cell table:number-columns-repeated="5"/>
          <table:table-cell table:formula="of:=CONCATENATE([.$P$1];[.J1656];[.$Q$1];[.$N$3];[.A1656];[.$O$3];[.$Q$1];[.$N$3];[.B1656];[.$O$3];[.$Q$1];[.$N$2];[.E1656];[.$O$2];[.$Q$1];[.$N$2];[.C1656];[.$O$2];[.$Q$1];[.$N$2];[.F1656];[.$O$2];[.$Q$1];[.$N$2];[.D1656];[.$O$2];[.$O$2])" office:value-type="string" office:string-value="insert into creatives values (1658,'some description1658','http://domain1658.com',(),('US',),(),())" calcext:value-type="string">
            <text:p>insert into creatives values (1658,'some description1658','http://domain1658.com',(),('US',),(),())</text:p>
          </table:table-cell>
          <table:table-cell/>
        </table:table-row>
        <table:table-row table:style-name="ro2">
          <table:table-cell table:formula="of:=CONCATENATE([.A$1];[.J1657])" office:value-type="string" office:string-value="some description1659" calcext:value-type="string">
            <text:p>some description1659</text:p>
          </table:table-cell>
          <table:table-cell table:formula="of:=CONCATENATE([.B$1];[.$J1657];[.$M$2])" office:value-type="string" office:string-value="http://domain1659.com" calcext:value-type="string">
            <text:p>http://domain165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59" calcext:value-type="float">
            <text:p>1659</text:p>
          </table:table-cell>
          <table:table-cell table:number-columns-repeated="5"/>
          <table:table-cell table:formula="of:=CONCATENATE([.$P$1];[.J1657];[.$Q$1];[.$N$3];[.A1657];[.$O$3];[.$Q$1];[.$N$3];[.B1657];[.$O$3];[.$Q$1];[.$N$2];[.E1657];[.$O$2];[.$Q$1];[.$N$2];[.C1657];[.$O$2];[.$Q$1];[.$N$2];[.F1657];[.$O$2];[.$Q$1];[.$N$2];[.D1657];[.$O$2];[.$O$2])" office:value-type="string" office:string-value="insert into creatives values (1659,'some description1659','http://domain1659.com',(),('US',),(),())" calcext:value-type="string">
            <text:p>insert into creatives values (1659,'some description1659','http://domain1659.com',(),('US',),(),())</text:p>
          </table:table-cell>
          <table:table-cell/>
        </table:table-row>
        <table:table-row table:style-name="ro2">
          <table:table-cell table:formula="of:=CONCATENATE([.A$1];[.J1658])" office:value-type="string" office:string-value="some description1660" calcext:value-type="string">
            <text:p>some description1660</text:p>
          </table:table-cell>
          <table:table-cell table:formula="of:=CONCATENATE([.B$1];[.$J1658];[.$M$2])" office:value-type="string" office:string-value="http://domain1660.com" calcext:value-type="string">
            <text:p>http://domain166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0" calcext:value-type="float">
            <text:p>1660</text:p>
          </table:table-cell>
          <table:table-cell table:number-columns-repeated="5"/>
          <table:table-cell table:formula="of:=CONCATENATE([.$P$1];[.J1658];[.$Q$1];[.$N$3];[.A1658];[.$O$3];[.$Q$1];[.$N$3];[.B1658];[.$O$3];[.$Q$1];[.$N$2];[.E1658];[.$O$2];[.$Q$1];[.$N$2];[.C1658];[.$O$2];[.$Q$1];[.$N$2];[.F1658];[.$O$2];[.$Q$1];[.$N$2];[.D1658];[.$O$2];[.$O$2])" office:value-type="string" office:string-value="insert into creatives values (1660,'some description1660','http://domain1660.com',(),('US',),(),())" calcext:value-type="string">
            <text:p>insert into creatives values (1660,'some description1660','http://domain1660.com',(),('US',),(),())</text:p>
          </table:table-cell>
          <table:table-cell/>
        </table:table-row>
        <table:table-row table:style-name="ro2">
          <table:table-cell table:formula="of:=CONCATENATE([.A$1];[.J1659])" office:value-type="string" office:string-value="some description1661" calcext:value-type="string">
            <text:p>some description1661</text:p>
          </table:table-cell>
          <table:table-cell table:formula="of:=CONCATENATE([.B$1];[.$J1659];[.$M$2])" office:value-type="string" office:string-value="http://domain1661.com" calcext:value-type="string">
            <text:p>http://domain166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1" calcext:value-type="float">
            <text:p>1661</text:p>
          </table:table-cell>
          <table:table-cell table:number-columns-repeated="5"/>
          <table:table-cell table:formula="of:=CONCATENATE([.$P$1];[.J1659];[.$Q$1];[.$N$3];[.A1659];[.$O$3];[.$Q$1];[.$N$3];[.B1659];[.$O$3];[.$Q$1];[.$N$2];[.E1659];[.$O$2];[.$Q$1];[.$N$2];[.C1659];[.$O$2];[.$Q$1];[.$N$2];[.F1659];[.$O$2];[.$Q$1];[.$N$2];[.D1659];[.$O$2];[.$O$2])" office:value-type="string" office:string-value="insert into creatives values (1661,'some description1661','http://domain1661.com',(),('US',),(),())" calcext:value-type="string">
            <text:p>insert into creatives values (1661,'some description1661','http://domain1661.com',(),('US',),(),())</text:p>
          </table:table-cell>
          <table:table-cell/>
        </table:table-row>
        <table:table-row table:style-name="ro2">
          <table:table-cell table:formula="of:=CONCATENATE([.A$1];[.J1660])" office:value-type="string" office:string-value="some description1662" calcext:value-type="string">
            <text:p>some description1662</text:p>
          </table:table-cell>
          <table:table-cell table:formula="of:=CONCATENATE([.B$1];[.$J1660];[.$M$2])" office:value-type="string" office:string-value="http://domain1662.com" calcext:value-type="string">
            <text:p>http://domain166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2" calcext:value-type="float">
            <text:p>1662</text:p>
          </table:table-cell>
          <table:table-cell table:number-columns-repeated="5"/>
          <table:table-cell table:formula="of:=CONCATENATE([.$P$1];[.J1660];[.$Q$1];[.$N$3];[.A1660];[.$O$3];[.$Q$1];[.$N$3];[.B1660];[.$O$3];[.$Q$1];[.$N$2];[.E1660];[.$O$2];[.$Q$1];[.$N$2];[.C1660];[.$O$2];[.$Q$1];[.$N$2];[.F1660];[.$O$2];[.$Q$1];[.$N$2];[.D1660];[.$O$2];[.$O$2])" office:value-type="string" office:string-value="insert into creatives values (1662,'some description1662','http://domain1662.com',(),('US',),(),())" calcext:value-type="string">
            <text:p>insert into creatives values (1662,'some description1662','http://domain1662.com',(),('US',),(),())</text:p>
          </table:table-cell>
          <table:table-cell/>
        </table:table-row>
        <table:table-row table:style-name="ro2">
          <table:table-cell table:formula="of:=CONCATENATE([.A$1];[.J1661])" office:value-type="string" office:string-value="some description1663" calcext:value-type="string">
            <text:p>some description1663</text:p>
          </table:table-cell>
          <table:table-cell table:formula="of:=CONCATENATE([.B$1];[.$J1661];[.$M$2])" office:value-type="string" office:string-value="http://domain1663.com" calcext:value-type="string">
            <text:p>http://domain166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3" calcext:value-type="float">
            <text:p>1663</text:p>
          </table:table-cell>
          <table:table-cell table:number-columns-repeated="5"/>
          <table:table-cell table:formula="of:=CONCATENATE([.$P$1];[.J1661];[.$Q$1];[.$N$3];[.A1661];[.$O$3];[.$Q$1];[.$N$3];[.B1661];[.$O$3];[.$Q$1];[.$N$2];[.E1661];[.$O$2];[.$Q$1];[.$N$2];[.C1661];[.$O$2];[.$Q$1];[.$N$2];[.F1661];[.$O$2];[.$Q$1];[.$N$2];[.D1661];[.$O$2];[.$O$2])" office:value-type="string" office:string-value="insert into creatives values (1663,'some description1663','http://domain1663.com',(),('US',),(),())" calcext:value-type="string">
            <text:p>insert into creatives values (1663,'some description1663','http://domain1663.com',(),('US',),(),())</text:p>
          </table:table-cell>
          <table:table-cell/>
        </table:table-row>
        <table:table-row table:style-name="ro2">
          <table:table-cell table:formula="of:=CONCATENATE([.A$1];[.J1662])" office:value-type="string" office:string-value="some description1664" calcext:value-type="string">
            <text:p>some description1664</text:p>
          </table:table-cell>
          <table:table-cell table:formula="of:=CONCATENATE([.B$1];[.$J1662];[.$M$2])" office:value-type="string" office:string-value="http://domain1664.com" calcext:value-type="string">
            <text:p>http://domain166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4" calcext:value-type="float">
            <text:p>1664</text:p>
          </table:table-cell>
          <table:table-cell table:number-columns-repeated="5"/>
          <table:table-cell table:formula="of:=CONCATENATE([.$P$1];[.J1662];[.$Q$1];[.$N$3];[.A1662];[.$O$3];[.$Q$1];[.$N$3];[.B1662];[.$O$3];[.$Q$1];[.$N$2];[.E1662];[.$O$2];[.$Q$1];[.$N$2];[.C1662];[.$O$2];[.$Q$1];[.$N$2];[.F1662];[.$O$2];[.$Q$1];[.$N$2];[.D1662];[.$O$2];[.$O$2])" office:value-type="string" office:string-value="insert into creatives values (1664,'some description1664','http://domain1664.com',(),('US',),(),())" calcext:value-type="string">
            <text:p>insert into creatives values (1664,'some description1664','http://domain1664.com',(),('US',),(),())</text:p>
          </table:table-cell>
          <table:table-cell/>
        </table:table-row>
        <table:table-row table:style-name="ro2">
          <table:table-cell table:formula="of:=CONCATENATE([.A$1];[.J1663])" office:value-type="string" office:string-value="some description1665" calcext:value-type="string">
            <text:p>some description1665</text:p>
          </table:table-cell>
          <table:table-cell table:formula="of:=CONCATENATE([.B$1];[.$J1663];[.$M$2])" office:value-type="string" office:string-value="http://domain1665.com" calcext:value-type="string">
            <text:p>http://domain166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5" calcext:value-type="float">
            <text:p>1665</text:p>
          </table:table-cell>
          <table:table-cell table:number-columns-repeated="5"/>
          <table:table-cell table:formula="of:=CONCATENATE([.$P$1];[.J1663];[.$Q$1];[.$N$3];[.A1663];[.$O$3];[.$Q$1];[.$N$3];[.B1663];[.$O$3];[.$Q$1];[.$N$2];[.E1663];[.$O$2];[.$Q$1];[.$N$2];[.C1663];[.$O$2];[.$Q$1];[.$N$2];[.F1663];[.$O$2];[.$Q$1];[.$N$2];[.D1663];[.$O$2];[.$O$2])" office:value-type="string" office:string-value="insert into creatives values (1665,'some description1665','http://domain1665.com',(),('US',),(),())" calcext:value-type="string">
            <text:p>insert into creatives values (1665,'some description1665','http://domain1665.com',(),('US',),(),())</text:p>
          </table:table-cell>
          <table:table-cell/>
        </table:table-row>
        <table:table-row table:style-name="ro2">
          <table:table-cell table:formula="of:=CONCATENATE([.A$1];[.J1664])" office:value-type="string" office:string-value="some description1666" calcext:value-type="string">
            <text:p>some description1666</text:p>
          </table:table-cell>
          <table:table-cell table:formula="of:=CONCATENATE([.B$1];[.$J1664];[.$M$2])" office:value-type="string" office:string-value="http://domain1666.com" calcext:value-type="string">
            <text:p>http://domain166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6" calcext:value-type="float">
            <text:p>1666</text:p>
          </table:table-cell>
          <table:table-cell table:number-columns-repeated="5"/>
          <table:table-cell table:formula="of:=CONCATENATE([.$P$1];[.J1664];[.$Q$1];[.$N$3];[.A1664];[.$O$3];[.$Q$1];[.$N$3];[.B1664];[.$O$3];[.$Q$1];[.$N$2];[.E1664];[.$O$2];[.$Q$1];[.$N$2];[.C1664];[.$O$2];[.$Q$1];[.$N$2];[.F1664];[.$O$2];[.$Q$1];[.$N$2];[.D1664];[.$O$2];[.$O$2])" office:value-type="string" office:string-value="insert into creatives values (1666,'some description1666','http://domain1666.com',(),('US',),(),())" calcext:value-type="string">
            <text:p>insert into creatives values (1666,'some description1666','http://domain1666.com',(),('US',),(),())</text:p>
          </table:table-cell>
          <table:table-cell/>
        </table:table-row>
        <table:table-row table:style-name="ro2">
          <table:table-cell table:formula="of:=CONCATENATE([.A$1];[.J1665])" office:value-type="string" office:string-value="some description1667" calcext:value-type="string">
            <text:p>some description1667</text:p>
          </table:table-cell>
          <table:table-cell table:formula="of:=CONCATENATE([.B$1];[.$J1665];[.$M$2])" office:value-type="string" office:string-value="http://domain1667.com" calcext:value-type="string">
            <text:p>http://domain166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7" calcext:value-type="float">
            <text:p>1667</text:p>
          </table:table-cell>
          <table:table-cell table:number-columns-repeated="5"/>
          <table:table-cell table:formula="of:=CONCATENATE([.$P$1];[.J1665];[.$Q$1];[.$N$3];[.A1665];[.$O$3];[.$Q$1];[.$N$3];[.B1665];[.$O$3];[.$Q$1];[.$N$2];[.E1665];[.$O$2];[.$Q$1];[.$N$2];[.C1665];[.$O$2];[.$Q$1];[.$N$2];[.F1665];[.$O$2];[.$Q$1];[.$N$2];[.D1665];[.$O$2];[.$O$2])" office:value-type="string" office:string-value="insert into creatives values (1667,'some description1667','http://domain1667.com',(),('US',),(),())" calcext:value-type="string">
            <text:p>insert into creatives values (1667,'some description1667','http://domain1667.com',(),('US',),(),())</text:p>
          </table:table-cell>
          <table:table-cell/>
        </table:table-row>
        <table:table-row table:style-name="ro2">
          <table:table-cell table:formula="of:=CONCATENATE([.A$1];[.J1666])" office:value-type="string" office:string-value="some description1668" calcext:value-type="string">
            <text:p>some description1668</text:p>
          </table:table-cell>
          <table:table-cell table:formula="of:=CONCATENATE([.B$1];[.$J1666];[.$M$2])" office:value-type="string" office:string-value="http://domain1668.com" calcext:value-type="string">
            <text:p>http://domain166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8" calcext:value-type="float">
            <text:p>1668</text:p>
          </table:table-cell>
          <table:table-cell table:number-columns-repeated="5"/>
          <table:table-cell table:formula="of:=CONCATENATE([.$P$1];[.J1666];[.$Q$1];[.$N$3];[.A1666];[.$O$3];[.$Q$1];[.$N$3];[.B1666];[.$O$3];[.$Q$1];[.$N$2];[.E1666];[.$O$2];[.$Q$1];[.$N$2];[.C1666];[.$O$2];[.$Q$1];[.$N$2];[.F1666];[.$O$2];[.$Q$1];[.$N$2];[.D1666];[.$O$2];[.$O$2])" office:value-type="string" office:string-value="insert into creatives values (1668,'some description1668','http://domain1668.com',(),('US',),(),())" calcext:value-type="string">
            <text:p>insert into creatives values (1668,'some description1668','http://domain1668.com',(),('US',),(),())</text:p>
          </table:table-cell>
          <table:table-cell/>
        </table:table-row>
        <table:table-row table:style-name="ro2">
          <table:table-cell table:formula="of:=CONCATENATE([.A$1];[.J1667])" office:value-type="string" office:string-value="some description1669" calcext:value-type="string">
            <text:p>some description1669</text:p>
          </table:table-cell>
          <table:table-cell table:formula="of:=CONCATENATE([.B$1];[.$J1667];[.$M$2])" office:value-type="string" office:string-value="http://domain1669.com" calcext:value-type="string">
            <text:p>http://domain166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69" calcext:value-type="float">
            <text:p>1669</text:p>
          </table:table-cell>
          <table:table-cell table:number-columns-repeated="5"/>
          <table:table-cell table:formula="of:=CONCATENATE([.$P$1];[.J1667];[.$Q$1];[.$N$3];[.A1667];[.$O$3];[.$Q$1];[.$N$3];[.B1667];[.$O$3];[.$Q$1];[.$N$2];[.E1667];[.$O$2];[.$Q$1];[.$N$2];[.C1667];[.$O$2];[.$Q$1];[.$N$2];[.F1667];[.$O$2];[.$Q$1];[.$N$2];[.D1667];[.$O$2];[.$O$2])" office:value-type="string" office:string-value="insert into creatives values (1669,'some description1669','http://domain1669.com',(),('US',),(),())" calcext:value-type="string">
            <text:p>insert into creatives values (1669,'some description1669','http://domain1669.com',(),('US',),(),())</text:p>
          </table:table-cell>
          <table:table-cell/>
        </table:table-row>
        <table:table-row table:style-name="ro2">
          <table:table-cell table:formula="of:=CONCATENATE([.A$1];[.J1668])" office:value-type="string" office:string-value="some description1670" calcext:value-type="string">
            <text:p>some description1670</text:p>
          </table:table-cell>
          <table:table-cell table:formula="of:=CONCATENATE([.B$1];[.$J1668];[.$M$2])" office:value-type="string" office:string-value="http://domain1670.com" calcext:value-type="string">
            <text:p>http://domain167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0" calcext:value-type="float">
            <text:p>1670</text:p>
          </table:table-cell>
          <table:table-cell table:number-columns-repeated="5"/>
          <table:table-cell table:formula="of:=CONCATENATE([.$P$1];[.J1668];[.$Q$1];[.$N$3];[.A1668];[.$O$3];[.$Q$1];[.$N$3];[.B1668];[.$O$3];[.$Q$1];[.$N$2];[.E1668];[.$O$2];[.$Q$1];[.$N$2];[.C1668];[.$O$2];[.$Q$1];[.$N$2];[.F1668];[.$O$2];[.$Q$1];[.$N$2];[.D1668];[.$O$2];[.$O$2])" office:value-type="string" office:string-value="insert into creatives values (1670,'some description1670','http://domain1670.com',(),('US',),(),())" calcext:value-type="string">
            <text:p>insert into creatives values (1670,'some description1670','http://domain1670.com',(),('US',),(),())</text:p>
          </table:table-cell>
          <table:table-cell/>
        </table:table-row>
        <table:table-row table:style-name="ro2">
          <table:table-cell table:formula="of:=CONCATENATE([.A$1];[.J1669])" office:value-type="string" office:string-value="some description1671" calcext:value-type="string">
            <text:p>some description1671</text:p>
          </table:table-cell>
          <table:table-cell table:formula="of:=CONCATENATE([.B$1];[.$J1669];[.$M$2])" office:value-type="string" office:string-value="http://domain1671.com" calcext:value-type="string">
            <text:p>http://domain167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1" calcext:value-type="float">
            <text:p>1671</text:p>
          </table:table-cell>
          <table:table-cell table:number-columns-repeated="5"/>
          <table:table-cell table:formula="of:=CONCATENATE([.$P$1];[.J1669];[.$Q$1];[.$N$3];[.A1669];[.$O$3];[.$Q$1];[.$N$3];[.B1669];[.$O$3];[.$Q$1];[.$N$2];[.E1669];[.$O$2];[.$Q$1];[.$N$2];[.C1669];[.$O$2];[.$Q$1];[.$N$2];[.F1669];[.$O$2];[.$Q$1];[.$N$2];[.D1669];[.$O$2];[.$O$2])" office:value-type="string" office:string-value="insert into creatives values (1671,'some description1671','http://domain1671.com',(),('US',),(),())" calcext:value-type="string">
            <text:p>insert into creatives values (1671,'some description1671','http://domain1671.com',(),('US',),(),())</text:p>
          </table:table-cell>
          <table:table-cell/>
        </table:table-row>
        <table:table-row table:style-name="ro2">
          <table:table-cell table:formula="of:=CONCATENATE([.A$1];[.J1670])" office:value-type="string" office:string-value="some description1672" calcext:value-type="string">
            <text:p>some description1672</text:p>
          </table:table-cell>
          <table:table-cell table:formula="of:=CONCATENATE([.B$1];[.$J1670];[.$M$2])" office:value-type="string" office:string-value="http://domain1672.com" calcext:value-type="string">
            <text:p>http://domain167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2" calcext:value-type="float">
            <text:p>1672</text:p>
          </table:table-cell>
          <table:table-cell table:number-columns-repeated="5"/>
          <table:table-cell table:formula="of:=CONCATENATE([.$P$1];[.J1670];[.$Q$1];[.$N$3];[.A1670];[.$O$3];[.$Q$1];[.$N$3];[.B1670];[.$O$3];[.$Q$1];[.$N$2];[.E1670];[.$O$2];[.$Q$1];[.$N$2];[.C1670];[.$O$2];[.$Q$1];[.$N$2];[.F1670];[.$O$2];[.$Q$1];[.$N$2];[.D1670];[.$O$2];[.$O$2])" office:value-type="string" office:string-value="insert into creatives values (1672,'some description1672','http://domain1672.com',(),('US',),(),())" calcext:value-type="string">
            <text:p>insert into creatives values (1672,'some description1672','http://domain1672.com',(),('US',),(),())</text:p>
          </table:table-cell>
          <table:table-cell/>
        </table:table-row>
        <table:table-row table:style-name="ro2">
          <table:table-cell table:formula="of:=CONCATENATE([.A$1];[.J1671])" office:value-type="string" office:string-value="some description1673" calcext:value-type="string">
            <text:p>some description1673</text:p>
          </table:table-cell>
          <table:table-cell table:formula="of:=CONCATENATE([.B$1];[.$J1671];[.$M$2])" office:value-type="string" office:string-value="http://domain1673.com" calcext:value-type="string">
            <text:p>http://domain167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3" calcext:value-type="float">
            <text:p>1673</text:p>
          </table:table-cell>
          <table:table-cell table:number-columns-repeated="5"/>
          <table:table-cell table:formula="of:=CONCATENATE([.$P$1];[.J1671];[.$Q$1];[.$N$3];[.A1671];[.$O$3];[.$Q$1];[.$N$3];[.B1671];[.$O$3];[.$Q$1];[.$N$2];[.E1671];[.$O$2];[.$Q$1];[.$N$2];[.C1671];[.$O$2];[.$Q$1];[.$N$2];[.F1671];[.$O$2];[.$Q$1];[.$N$2];[.D1671];[.$O$2];[.$O$2])" office:value-type="string" office:string-value="insert into creatives values (1673,'some description1673','http://domain1673.com',(),('US',),(),())" calcext:value-type="string">
            <text:p>insert into creatives values (1673,'some description1673','http://domain1673.com',(),('US',),(),())</text:p>
          </table:table-cell>
          <table:table-cell/>
        </table:table-row>
        <table:table-row table:style-name="ro2">
          <table:table-cell table:formula="of:=CONCATENATE([.A$1];[.J1672])" office:value-type="string" office:string-value="some description1674" calcext:value-type="string">
            <text:p>some description1674</text:p>
          </table:table-cell>
          <table:table-cell table:formula="of:=CONCATENATE([.B$1];[.$J1672];[.$M$2])" office:value-type="string" office:string-value="http://domain1674.com" calcext:value-type="string">
            <text:p>http://domain167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4" calcext:value-type="float">
            <text:p>1674</text:p>
          </table:table-cell>
          <table:table-cell table:number-columns-repeated="5"/>
          <table:table-cell table:formula="of:=CONCATENATE([.$P$1];[.J1672];[.$Q$1];[.$N$3];[.A1672];[.$O$3];[.$Q$1];[.$N$3];[.B1672];[.$O$3];[.$Q$1];[.$N$2];[.E1672];[.$O$2];[.$Q$1];[.$N$2];[.C1672];[.$O$2];[.$Q$1];[.$N$2];[.F1672];[.$O$2];[.$Q$1];[.$N$2];[.D1672];[.$O$2];[.$O$2])" office:value-type="string" office:string-value="insert into creatives values (1674,'some description1674','http://domain1674.com',(),('US',),(),())" calcext:value-type="string">
            <text:p>insert into creatives values (1674,'some description1674','http://domain1674.com',(),('US',),(),())</text:p>
          </table:table-cell>
          <table:table-cell/>
        </table:table-row>
        <table:table-row table:style-name="ro2">
          <table:table-cell table:formula="of:=CONCATENATE([.A$1];[.J1673])" office:value-type="string" office:string-value="some description1675" calcext:value-type="string">
            <text:p>some description1675</text:p>
          </table:table-cell>
          <table:table-cell table:formula="of:=CONCATENATE([.B$1];[.$J1673];[.$M$2])" office:value-type="string" office:string-value="http://domain1675.com" calcext:value-type="string">
            <text:p>http://domain167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5" calcext:value-type="float">
            <text:p>1675</text:p>
          </table:table-cell>
          <table:table-cell table:number-columns-repeated="5"/>
          <table:table-cell table:formula="of:=CONCATENATE([.$P$1];[.J1673];[.$Q$1];[.$N$3];[.A1673];[.$O$3];[.$Q$1];[.$N$3];[.B1673];[.$O$3];[.$Q$1];[.$N$2];[.E1673];[.$O$2];[.$Q$1];[.$N$2];[.C1673];[.$O$2];[.$Q$1];[.$N$2];[.F1673];[.$O$2];[.$Q$1];[.$N$2];[.D1673];[.$O$2];[.$O$2])" office:value-type="string" office:string-value="insert into creatives values (1675,'some description1675','http://domain1675.com',(),('US',),(),())" calcext:value-type="string">
            <text:p>insert into creatives values (1675,'some description1675','http://domain1675.com',(),('US',),(),())</text:p>
          </table:table-cell>
          <table:table-cell/>
        </table:table-row>
        <table:table-row table:style-name="ro2">
          <table:table-cell table:formula="of:=CONCATENATE([.A$1];[.J1674])" office:value-type="string" office:string-value="some description1676" calcext:value-type="string">
            <text:p>some description1676</text:p>
          </table:table-cell>
          <table:table-cell table:formula="of:=CONCATENATE([.B$1];[.$J1674];[.$M$2])" office:value-type="string" office:string-value="http://domain1676.com" calcext:value-type="string">
            <text:p>http://domain167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6" calcext:value-type="float">
            <text:p>1676</text:p>
          </table:table-cell>
          <table:table-cell table:number-columns-repeated="5"/>
          <table:table-cell table:formula="of:=CONCATENATE([.$P$1];[.J1674];[.$Q$1];[.$N$3];[.A1674];[.$O$3];[.$Q$1];[.$N$3];[.B1674];[.$O$3];[.$Q$1];[.$N$2];[.E1674];[.$O$2];[.$Q$1];[.$N$2];[.C1674];[.$O$2];[.$Q$1];[.$N$2];[.F1674];[.$O$2];[.$Q$1];[.$N$2];[.D1674];[.$O$2];[.$O$2])" office:value-type="string" office:string-value="insert into creatives values (1676,'some description1676','http://domain1676.com',(),('US',),(),())" calcext:value-type="string">
            <text:p>insert into creatives values (1676,'some description1676','http://domain1676.com',(),('US',),(),())</text:p>
          </table:table-cell>
          <table:table-cell/>
        </table:table-row>
        <table:table-row table:style-name="ro2">
          <table:table-cell table:formula="of:=CONCATENATE([.A$1];[.J1675])" office:value-type="string" office:string-value="some description1677" calcext:value-type="string">
            <text:p>some description1677</text:p>
          </table:table-cell>
          <table:table-cell table:formula="of:=CONCATENATE([.B$1];[.$J1675];[.$M$2])" office:value-type="string" office:string-value="http://domain1677.com" calcext:value-type="string">
            <text:p>http://domain167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7" calcext:value-type="float">
            <text:p>1677</text:p>
          </table:table-cell>
          <table:table-cell table:number-columns-repeated="5"/>
          <table:table-cell table:formula="of:=CONCATENATE([.$P$1];[.J1675];[.$Q$1];[.$N$3];[.A1675];[.$O$3];[.$Q$1];[.$N$3];[.B1675];[.$O$3];[.$Q$1];[.$N$2];[.E1675];[.$O$2];[.$Q$1];[.$N$2];[.C1675];[.$O$2];[.$Q$1];[.$N$2];[.F1675];[.$O$2];[.$Q$1];[.$N$2];[.D1675];[.$O$2];[.$O$2])" office:value-type="string" office:string-value="insert into creatives values (1677,'some description1677','http://domain1677.com',(),('US',),(),())" calcext:value-type="string">
            <text:p>insert into creatives values (1677,'some description1677','http://domain1677.com',(),('US',),(),())</text:p>
          </table:table-cell>
          <table:table-cell/>
        </table:table-row>
        <table:table-row table:style-name="ro2">
          <table:table-cell table:formula="of:=CONCATENATE([.A$1];[.J1676])" office:value-type="string" office:string-value="some description1678" calcext:value-type="string">
            <text:p>some description1678</text:p>
          </table:table-cell>
          <table:table-cell table:formula="of:=CONCATENATE([.B$1];[.$J1676];[.$M$2])" office:value-type="string" office:string-value="http://domain1678.com" calcext:value-type="string">
            <text:p>http://domain167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8" calcext:value-type="float">
            <text:p>1678</text:p>
          </table:table-cell>
          <table:table-cell table:number-columns-repeated="5"/>
          <table:table-cell table:formula="of:=CONCATENATE([.$P$1];[.J1676];[.$Q$1];[.$N$3];[.A1676];[.$O$3];[.$Q$1];[.$N$3];[.B1676];[.$O$3];[.$Q$1];[.$N$2];[.E1676];[.$O$2];[.$Q$1];[.$N$2];[.C1676];[.$O$2];[.$Q$1];[.$N$2];[.F1676];[.$O$2];[.$Q$1];[.$N$2];[.D1676];[.$O$2];[.$O$2])" office:value-type="string" office:string-value="insert into creatives values (1678,'some description1678','http://domain1678.com',(),('US',),(),())" calcext:value-type="string">
            <text:p>insert into creatives values (1678,'some description1678','http://domain1678.com',(),('US',),(),())</text:p>
          </table:table-cell>
          <table:table-cell/>
        </table:table-row>
        <table:table-row table:style-name="ro2">
          <table:table-cell table:formula="of:=CONCATENATE([.A$1];[.J1677])" office:value-type="string" office:string-value="some description1679" calcext:value-type="string">
            <text:p>some description1679</text:p>
          </table:table-cell>
          <table:table-cell table:formula="of:=CONCATENATE([.B$1];[.$J1677];[.$M$2])" office:value-type="string" office:string-value="http://domain1679.com" calcext:value-type="string">
            <text:p>http://domain167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79" calcext:value-type="float">
            <text:p>1679</text:p>
          </table:table-cell>
          <table:table-cell table:number-columns-repeated="5"/>
          <table:table-cell table:formula="of:=CONCATENATE([.$P$1];[.J1677];[.$Q$1];[.$N$3];[.A1677];[.$O$3];[.$Q$1];[.$N$3];[.B1677];[.$O$3];[.$Q$1];[.$N$2];[.E1677];[.$O$2];[.$Q$1];[.$N$2];[.C1677];[.$O$2];[.$Q$1];[.$N$2];[.F1677];[.$O$2];[.$Q$1];[.$N$2];[.D1677];[.$O$2];[.$O$2])" office:value-type="string" office:string-value="insert into creatives values (1679,'some description1679','http://domain1679.com',(),('US',),(),())" calcext:value-type="string">
            <text:p>insert into creatives values (1679,'some description1679','http://domain1679.com',(),('US',),(),())</text:p>
          </table:table-cell>
          <table:table-cell/>
        </table:table-row>
        <table:table-row table:style-name="ro2">
          <table:table-cell table:formula="of:=CONCATENATE([.A$1];[.J1678])" office:value-type="string" office:string-value="some description1680" calcext:value-type="string">
            <text:p>some description1680</text:p>
          </table:table-cell>
          <table:table-cell table:formula="of:=CONCATENATE([.B$1];[.$J1678];[.$M$2])" office:value-type="string" office:string-value="http://domain1680.com" calcext:value-type="string">
            <text:p>http://domain168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table:formula="of:=CONCATENATE([.$P$1];[.J1678];[.$Q$1];[.$N$3];[.A1678];[.$O$3];[.$Q$1];[.$N$3];[.B1678];[.$O$3];[.$Q$1];[.$N$2];[.E1678];[.$O$2];[.$Q$1];[.$N$2];[.C1678];[.$O$2];[.$Q$1];[.$N$2];[.F1678];[.$O$2];[.$Q$1];[.$N$2];[.D1678];[.$O$2];[.$O$2])" office:value-type="string" office:string-value="insert into creatives values (1680,'some description1680','http://domain1680.com',(),('US',),(),())" calcext:value-type="string">
            <text:p>insert into creatives values (1680,'some description1680','http://domain1680.com',(),('US',),(),())</text:p>
          </table:table-cell>
          <table:table-cell/>
        </table:table-row>
        <table:table-row table:style-name="ro2">
          <table:table-cell table:formula="of:=CONCATENATE([.A$1];[.J1679])" office:value-type="string" office:string-value="some description1681" calcext:value-type="string">
            <text:p>some description1681</text:p>
          </table:table-cell>
          <table:table-cell table:formula="of:=CONCATENATE([.B$1];[.$J1679];[.$M$2])" office:value-type="string" office:string-value="http://domain1681.com" calcext:value-type="string">
            <text:p>http://domain168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table:formula="of:=CONCATENATE([.$P$1];[.J1679];[.$Q$1];[.$N$3];[.A1679];[.$O$3];[.$Q$1];[.$N$3];[.B1679];[.$O$3];[.$Q$1];[.$N$2];[.E1679];[.$O$2];[.$Q$1];[.$N$2];[.C1679];[.$O$2];[.$Q$1];[.$N$2];[.F1679];[.$O$2];[.$Q$1];[.$N$2];[.D1679];[.$O$2];[.$O$2])" office:value-type="string" office:string-value="insert into creatives values (1681,'some description1681','http://domain1681.com',(),('US',),(),())" calcext:value-type="string">
            <text:p>insert into creatives values (1681,'some description1681','http://domain1681.com',(),('US',),(),())</text:p>
          </table:table-cell>
          <table:table-cell/>
        </table:table-row>
        <table:table-row table:style-name="ro2">
          <table:table-cell table:formula="of:=CONCATENATE([.A$1];[.J1680])" office:value-type="string" office:string-value="some description1682" calcext:value-type="string">
            <text:p>some description1682</text:p>
          </table:table-cell>
          <table:table-cell table:formula="of:=CONCATENATE([.B$1];[.$J1680];[.$M$2])" office:value-type="string" office:string-value="http://domain1682.com" calcext:value-type="string">
            <text:p>http://domain168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2" calcext:value-type="float">
            <text:p>1682</text:p>
          </table:table-cell>
          <table:table-cell table:number-columns-repeated="5"/>
          <table:table-cell table:formula="of:=CONCATENATE([.$P$1];[.J1680];[.$Q$1];[.$N$3];[.A1680];[.$O$3];[.$Q$1];[.$N$3];[.B1680];[.$O$3];[.$Q$1];[.$N$2];[.E1680];[.$O$2];[.$Q$1];[.$N$2];[.C1680];[.$O$2];[.$Q$1];[.$N$2];[.F1680];[.$O$2];[.$Q$1];[.$N$2];[.D1680];[.$O$2];[.$O$2])" office:value-type="string" office:string-value="insert into creatives values (1682,'some description1682','http://domain1682.com',(),('US',),(),())" calcext:value-type="string">
            <text:p>insert into creatives values (1682,'some description1682','http://domain1682.com',(),('US',),(),())</text:p>
          </table:table-cell>
          <table:table-cell/>
        </table:table-row>
        <table:table-row table:style-name="ro2">
          <table:table-cell table:formula="of:=CONCATENATE([.A$1];[.J1681])" office:value-type="string" office:string-value="some description1683" calcext:value-type="string">
            <text:p>some description1683</text:p>
          </table:table-cell>
          <table:table-cell table:formula="of:=CONCATENATE([.B$1];[.$J1681];[.$M$2])" office:value-type="string" office:string-value="http://domain1683.com" calcext:value-type="string">
            <text:p>http://domain168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3" calcext:value-type="float">
            <text:p>1683</text:p>
          </table:table-cell>
          <table:table-cell table:number-columns-repeated="5"/>
          <table:table-cell table:formula="of:=CONCATENATE([.$P$1];[.J1681];[.$Q$1];[.$N$3];[.A1681];[.$O$3];[.$Q$1];[.$N$3];[.B1681];[.$O$3];[.$Q$1];[.$N$2];[.E1681];[.$O$2];[.$Q$1];[.$N$2];[.C1681];[.$O$2];[.$Q$1];[.$N$2];[.F1681];[.$O$2];[.$Q$1];[.$N$2];[.D1681];[.$O$2];[.$O$2])" office:value-type="string" office:string-value="insert into creatives values (1683,'some description1683','http://domain1683.com',(),('US',),(),())" calcext:value-type="string">
            <text:p>insert into creatives values (1683,'some description1683','http://domain1683.com',(),('US',),(),())</text:p>
          </table:table-cell>
          <table:table-cell/>
        </table:table-row>
        <table:table-row table:style-name="ro2">
          <table:table-cell table:formula="of:=CONCATENATE([.A$1];[.J1682])" office:value-type="string" office:string-value="some description1684" calcext:value-type="string">
            <text:p>some description1684</text:p>
          </table:table-cell>
          <table:table-cell table:formula="of:=CONCATENATE([.B$1];[.$J1682];[.$M$2])" office:value-type="string" office:string-value="http://domain1684.com" calcext:value-type="string">
            <text:p>http://domain168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4" calcext:value-type="float">
            <text:p>1684</text:p>
          </table:table-cell>
          <table:table-cell table:number-columns-repeated="5"/>
          <table:table-cell table:formula="of:=CONCATENATE([.$P$1];[.J1682];[.$Q$1];[.$N$3];[.A1682];[.$O$3];[.$Q$1];[.$N$3];[.B1682];[.$O$3];[.$Q$1];[.$N$2];[.E1682];[.$O$2];[.$Q$1];[.$N$2];[.C1682];[.$O$2];[.$Q$1];[.$N$2];[.F1682];[.$O$2];[.$Q$1];[.$N$2];[.D1682];[.$O$2];[.$O$2])" office:value-type="string" office:string-value="insert into creatives values (1684,'some description1684','http://domain1684.com',(),('US',),(),())" calcext:value-type="string">
            <text:p>insert into creatives values (1684,'some description1684','http://domain1684.com',(),('US',),(),())</text:p>
          </table:table-cell>
          <table:table-cell/>
        </table:table-row>
        <table:table-row table:style-name="ro2">
          <table:table-cell table:formula="of:=CONCATENATE([.A$1];[.J1683])" office:value-type="string" office:string-value="some description1685" calcext:value-type="string">
            <text:p>some description1685</text:p>
          </table:table-cell>
          <table:table-cell table:formula="of:=CONCATENATE([.B$1];[.$J1683];[.$M$2])" office:value-type="string" office:string-value="http://domain1685.com" calcext:value-type="string">
            <text:p>http://domain168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5" calcext:value-type="float">
            <text:p>1685</text:p>
          </table:table-cell>
          <table:table-cell table:number-columns-repeated="5"/>
          <table:table-cell table:formula="of:=CONCATENATE([.$P$1];[.J1683];[.$Q$1];[.$N$3];[.A1683];[.$O$3];[.$Q$1];[.$N$3];[.B1683];[.$O$3];[.$Q$1];[.$N$2];[.E1683];[.$O$2];[.$Q$1];[.$N$2];[.C1683];[.$O$2];[.$Q$1];[.$N$2];[.F1683];[.$O$2];[.$Q$1];[.$N$2];[.D1683];[.$O$2];[.$O$2])" office:value-type="string" office:string-value="insert into creatives values (1685,'some description1685','http://domain1685.com',(),('US',),(),())" calcext:value-type="string">
            <text:p>insert into creatives values (1685,'some description1685','http://domain1685.com',(),('US',),(),())</text:p>
          </table:table-cell>
          <table:table-cell/>
        </table:table-row>
        <table:table-row table:style-name="ro2">
          <table:table-cell table:formula="of:=CONCATENATE([.A$1];[.J1684])" office:value-type="string" office:string-value="some description1686" calcext:value-type="string">
            <text:p>some description1686</text:p>
          </table:table-cell>
          <table:table-cell table:formula="of:=CONCATENATE([.B$1];[.$J1684];[.$M$2])" office:value-type="string" office:string-value="http://domain1686.com" calcext:value-type="string">
            <text:p>http://domain168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table:formula="of:=CONCATENATE([.$P$1];[.J1684];[.$Q$1];[.$N$3];[.A1684];[.$O$3];[.$Q$1];[.$N$3];[.B1684];[.$O$3];[.$Q$1];[.$N$2];[.E1684];[.$O$2];[.$Q$1];[.$N$2];[.C1684];[.$O$2];[.$Q$1];[.$N$2];[.F1684];[.$O$2];[.$Q$1];[.$N$2];[.D1684];[.$O$2];[.$O$2])" office:value-type="string" office:string-value="insert into creatives values (1686,'some description1686','http://domain1686.com',(),('US',),(),())" calcext:value-type="string">
            <text:p>insert into creatives values (1686,'some description1686','http://domain1686.com',(),('US',),(),())</text:p>
          </table:table-cell>
          <table:table-cell/>
        </table:table-row>
        <table:table-row table:style-name="ro2">
          <table:table-cell table:formula="of:=CONCATENATE([.A$1];[.J1685])" office:value-type="string" office:string-value="some description1687" calcext:value-type="string">
            <text:p>some description1687</text:p>
          </table:table-cell>
          <table:table-cell table:formula="of:=CONCATENATE([.B$1];[.$J1685];[.$M$2])" office:value-type="string" office:string-value="http://domain1687.com" calcext:value-type="string">
            <text:p>http://domain168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7" calcext:value-type="float">
            <text:p>1687</text:p>
          </table:table-cell>
          <table:table-cell table:number-columns-repeated="5"/>
          <table:table-cell table:formula="of:=CONCATENATE([.$P$1];[.J1685];[.$Q$1];[.$N$3];[.A1685];[.$O$3];[.$Q$1];[.$N$3];[.B1685];[.$O$3];[.$Q$1];[.$N$2];[.E1685];[.$O$2];[.$Q$1];[.$N$2];[.C1685];[.$O$2];[.$Q$1];[.$N$2];[.F1685];[.$O$2];[.$Q$1];[.$N$2];[.D1685];[.$O$2];[.$O$2])" office:value-type="string" office:string-value="insert into creatives values (1687,'some description1687','http://domain1687.com',(),('US',),(),())" calcext:value-type="string">
            <text:p>insert into creatives values (1687,'some description1687','http://domain1687.com',(),('US',),(),())</text:p>
          </table:table-cell>
          <table:table-cell/>
        </table:table-row>
        <table:table-row table:style-name="ro2">
          <table:table-cell table:formula="of:=CONCATENATE([.A$1];[.J1686])" office:value-type="string" office:string-value="some description1688" calcext:value-type="string">
            <text:p>some description1688</text:p>
          </table:table-cell>
          <table:table-cell table:formula="of:=CONCATENATE([.B$1];[.$J1686];[.$M$2])" office:value-type="string" office:string-value="http://domain1688.com" calcext:value-type="string">
            <text:p>http://domain168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8" calcext:value-type="float">
            <text:p>1688</text:p>
          </table:table-cell>
          <table:table-cell table:number-columns-repeated="5"/>
          <table:table-cell table:formula="of:=CONCATENATE([.$P$1];[.J1686];[.$Q$1];[.$N$3];[.A1686];[.$O$3];[.$Q$1];[.$N$3];[.B1686];[.$O$3];[.$Q$1];[.$N$2];[.E1686];[.$O$2];[.$Q$1];[.$N$2];[.C1686];[.$O$2];[.$Q$1];[.$N$2];[.F1686];[.$O$2];[.$Q$1];[.$N$2];[.D1686];[.$O$2];[.$O$2])" office:value-type="string" office:string-value="insert into creatives values (1688,'some description1688','http://domain1688.com',(),('US',),(),())" calcext:value-type="string">
            <text:p>insert into creatives values (1688,'some description1688','http://domain1688.com',(),('US',),(),())</text:p>
          </table:table-cell>
          <table:table-cell/>
        </table:table-row>
        <table:table-row table:style-name="ro2">
          <table:table-cell table:formula="of:=CONCATENATE([.A$1];[.J1687])" office:value-type="string" office:string-value="some description1689" calcext:value-type="string">
            <text:p>some description1689</text:p>
          </table:table-cell>
          <table:table-cell table:formula="of:=CONCATENATE([.B$1];[.$J1687];[.$M$2])" office:value-type="string" office:string-value="http://domain1689.com" calcext:value-type="string">
            <text:p>http://domain168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89" calcext:value-type="float">
            <text:p>1689</text:p>
          </table:table-cell>
          <table:table-cell table:number-columns-repeated="5"/>
          <table:table-cell table:formula="of:=CONCATENATE([.$P$1];[.J1687];[.$Q$1];[.$N$3];[.A1687];[.$O$3];[.$Q$1];[.$N$3];[.B1687];[.$O$3];[.$Q$1];[.$N$2];[.E1687];[.$O$2];[.$Q$1];[.$N$2];[.C1687];[.$O$2];[.$Q$1];[.$N$2];[.F1687];[.$O$2];[.$Q$1];[.$N$2];[.D1687];[.$O$2];[.$O$2])" office:value-type="string" office:string-value="insert into creatives values (1689,'some description1689','http://domain1689.com',(),('US',),(),())" calcext:value-type="string">
            <text:p>insert into creatives values (1689,'some description1689','http://domain1689.com',(),('US',),(),())</text:p>
          </table:table-cell>
          <table:table-cell/>
        </table:table-row>
        <table:table-row table:style-name="ro2">
          <table:table-cell table:formula="of:=CONCATENATE([.A$1];[.J1688])" office:value-type="string" office:string-value="some description1690" calcext:value-type="string">
            <text:p>some description1690</text:p>
          </table:table-cell>
          <table:table-cell table:formula="of:=CONCATENATE([.B$1];[.$J1688];[.$M$2])" office:value-type="string" office:string-value="http://domain1690.com" calcext:value-type="string">
            <text:p>http://domain169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0" calcext:value-type="float">
            <text:p>1690</text:p>
          </table:table-cell>
          <table:table-cell table:number-columns-repeated="5"/>
          <table:table-cell table:formula="of:=CONCATENATE([.$P$1];[.J1688];[.$Q$1];[.$N$3];[.A1688];[.$O$3];[.$Q$1];[.$N$3];[.B1688];[.$O$3];[.$Q$1];[.$N$2];[.E1688];[.$O$2];[.$Q$1];[.$N$2];[.C1688];[.$O$2];[.$Q$1];[.$N$2];[.F1688];[.$O$2];[.$Q$1];[.$N$2];[.D1688];[.$O$2];[.$O$2])" office:value-type="string" office:string-value="insert into creatives values (1690,'some description1690','http://domain1690.com',(),('US',),(),())" calcext:value-type="string">
            <text:p>insert into creatives values (1690,'some description1690','http://domain1690.com',(),('US',),(),())</text:p>
          </table:table-cell>
          <table:table-cell/>
        </table:table-row>
        <table:table-row table:style-name="ro2">
          <table:table-cell table:formula="of:=CONCATENATE([.A$1];[.J1689])" office:value-type="string" office:string-value="some description1691" calcext:value-type="string">
            <text:p>some description1691</text:p>
          </table:table-cell>
          <table:table-cell table:formula="of:=CONCATENATE([.B$1];[.$J1689];[.$M$2])" office:value-type="string" office:string-value="http://domain1691.com" calcext:value-type="string">
            <text:p>http://domain169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1" calcext:value-type="float">
            <text:p>1691</text:p>
          </table:table-cell>
          <table:table-cell table:number-columns-repeated="5"/>
          <table:table-cell table:formula="of:=CONCATENATE([.$P$1];[.J1689];[.$Q$1];[.$N$3];[.A1689];[.$O$3];[.$Q$1];[.$N$3];[.B1689];[.$O$3];[.$Q$1];[.$N$2];[.E1689];[.$O$2];[.$Q$1];[.$N$2];[.C1689];[.$O$2];[.$Q$1];[.$N$2];[.F1689];[.$O$2];[.$Q$1];[.$N$2];[.D1689];[.$O$2];[.$O$2])" office:value-type="string" office:string-value="insert into creatives values (1691,'some description1691','http://domain1691.com',(),('US',),(),())" calcext:value-type="string">
            <text:p>insert into creatives values (1691,'some description1691','http://domain1691.com',(),('US',),(),())</text:p>
          </table:table-cell>
          <table:table-cell/>
        </table:table-row>
        <table:table-row table:style-name="ro2">
          <table:table-cell table:formula="of:=CONCATENATE([.A$1];[.J1690])" office:value-type="string" office:string-value="some description1692" calcext:value-type="string">
            <text:p>some description1692</text:p>
          </table:table-cell>
          <table:table-cell table:formula="of:=CONCATENATE([.B$1];[.$J1690];[.$M$2])" office:value-type="string" office:string-value="http://domain1692.com" calcext:value-type="string">
            <text:p>http://domain169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table:formula="of:=CONCATENATE([.$P$1];[.J1690];[.$Q$1];[.$N$3];[.A1690];[.$O$3];[.$Q$1];[.$N$3];[.B1690];[.$O$3];[.$Q$1];[.$N$2];[.E1690];[.$O$2];[.$Q$1];[.$N$2];[.C1690];[.$O$2];[.$Q$1];[.$N$2];[.F1690];[.$O$2];[.$Q$1];[.$N$2];[.D1690];[.$O$2];[.$O$2])" office:value-type="string" office:string-value="insert into creatives values (1692,'some description1692','http://domain1692.com',(),('US',),(),())" calcext:value-type="string">
            <text:p>insert into creatives values (1692,'some description1692','http://domain1692.com',(),('US',),(),())</text:p>
          </table:table-cell>
          <table:table-cell/>
        </table:table-row>
        <table:table-row table:style-name="ro2">
          <table:table-cell table:formula="of:=CONCATENATE([.A$1];[.J1691])" office:value-type="string" office:string-value="some description1693" calcext:value-type="string">
            <text:p>some description1693</text:p>
          </table:table-cell>
          <table:table-cell table:formula="of:=CONCATENATE([.B$1];[.$J1691];[.$M$2])" office:value-type="string" office:string-value="http://domain1693.com" calcext:value-type="string">
            <text:p>http://domain169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3" calcext:value-type="float">
            <text:p>1693</text:p>
          </table:table-cell>
          <table:table-cell table:number-columns-repeated="5"/>
          <table:table-cell table:formula="of:=CONCATENATE([.$P$1];[.J1691];[.$Q$1];[.$N$3];[.A1691];[.$O$3];[.$Q$1];[.$N$3];[.B1691];[.$O$3];[.$Q$1];[.$N$2];[.E1691];[.$O$2];[.$Q$1];[.$N$2];[.C1691];[.$O$2];[.$Q$1];[.$N$2];[.F1691];[.$O$2];[.$Q$1];[.$N$2];[.D1691];[.$O$2];[.$O$2])" office:value-type="string" office:string-value="insert into creatives values (1693,'some description1693','http://domain1693.com',(),('US',),(),())" calcext:value-type="string">
            <text:p>insert into creatives values (1693,'some description1693','http://domain1693.com',(),('US',),(),())</text:p>
          </table:table-cell>
          <table:table-cell/>
        </table:table-row>
        <table:table-row table:style-name="ro2">
          <table:table-cell table:formula="of:=CONCATENATE([.A$1];[.J1692])" office:value-type="string" office:string-value="some description1694" calcext:value-type="string">
            <text:p>some description1694</text:p>
          </table:table-cell>
          <table:table-cell table:formula="of:=CONCATENATE([.B$1];[.$J1692];[.$M$2])" office:value-type="string" office:string-value="http://domain1694.com" calcext:value-type="string">
            <text:p>http://domain169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4" calcext:value-type="float">
            <text:p>1694</text:p>
          </table:table-cell>
          <table:table-cell table:number-columns-repeated="5"/>
          <table:table-cell table:formula="of:=CONCATENATE([.$P$1];[.J1692];[.$Q$1];[.$N$3];[.A1692];[.$O$3];[.$Q$1];[.$N$3];[.B1692];[.$O$3];[.$Q$1];[.$N$2];[.E1692];[.$O$2];[.$Q$1];[.$N$2];[.C1692];[.$O$2];[.$Q$1];[.$N$2];[.F1692];[.$O$2];[.$Q$1];[.$N$2];[.D1692];[.$O$2];[.$O$2])" office:value-type="string" office:string-value="insert into creatives values (1694,'some description1694','http://domain1694.com',(),('US',),(),())" calcext:value-type="string">
            <text:p>insert into creatives values (1694,'some description1694','http://domain1694.com',(),('US',),(),())</text:p>
          </table:table-cell>
          <table:table-cell/>
        </table:table-row>
        <table:table-row table:style-name="ro2">
          <table:table-cell table:formula="of:=CONCATENATE([.A$1];[.J1693])" office:value-type="string" office:string-value="some description1695" calcext:value-type="string">
            <text:p>some description1695</text:p>
          </table:table-cell>
          <table:table-cell table:formula="of:=CONCATENATE([.B$1];[.$J1693];[.$M$2])" office:value-type="string" office:string-value="http://domain1695.com" calcext:value-type="string">
            <text:p>http://domain169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5" calcext:value-type="float">
            <text:p>1695</text:p>
          </table:table-cell>
          <table:table-cell table:number-columns-repeated="5"/>
          <table:table-cell table:formula="of:=CONCATENATE([.$P$1];[.J1693];[.$Q$1];[.$N$3];[.A1693];[.$O$3];[.$Q$1];[.$N$3];[.B1693];[.$O$3];[.$Q$1];[.$N$2];[.E1693];[.$O$2];[.$Q$1];[.$N$2];[.C1693];[.$O$2];[.$Q$1];[.$N$2];[.F1693];[.$O$2];[.$Q$1];[.$N$2];[.D1693];[.$O$2];[.$O$2])" office:value-type="string" office:string-value="insert into creatives values (1695,'some description1695','http://domain1695.com',(),('US',),(),())" calcext:value-type="string">
            <text:p>insert into creatives values (1695,'some description1695','http://domain1695.com',(),('US',),(),())</text:p>
          </table:table-cell>
          <table:table-cell/>
        </table:table-row>
        <table:table-row table:style-name="ro2">
          <table:table-cell table:formula="of:=CONCATENATE([.A$1];[.J1694])" office:value-type="string" office:string-value="some description1696" calcext:value-type="string">
            <text:p>some description1696</text:p>
          </table:table-cell>
          <table:table-cell table:formula="of:=CONCATENATE([.B$1];[.$J1694];[.$M$2])" office:value-type="string" office:string-value="http://domain1696.com" calcext:value-type="string">
            <text:p>http://domain169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6" calcext:value-type="float">
            <text:p>1696</text:p>
          </table:table-cell>
          <table:table-cell table:number-columns-repeated="5"/>
          <table:table-cell table:formula="of:=CONCATENATE([.$P$1];[.J1694];[.$Q$1];[.$N$3];[.A1694];[.$O$3];[.$Q$1];[.$N$3];[.B1694];[.$O$3];[.$Q$1];[.$N$2];[.E1694];[.$O$2];[.$Q$1];[.$N$2];[.C1694];[.$O$2];[.$Q$1];[.$N$2];[.F1694];[.$O$2];[.$Q$1];[.$N$2];[.D1694];[.$O$2];[.$O$2])" office:value-type="string" office:string-value="insert into creatives values (1696,'some description1696','http://domain1696.com',(),('US',),(),())" calcext:value-type="string">
            <text:p>insert into creatives values (1696,'some description1696','http://domain1696.com',(),('US',),(),())</text:p>
          </table:table-cell>
          <table:table-cell/>
        </table:table-row>
        <table:table-row table:style-name="ro2">
          <table:table-cell table:formula="of:=CONCATENATE([.A$1];[.J1695])" office:value-type="string" office:string-value="some description1697" calcext:value-type="string">
            <text:p>some description1697</text:p>
          </table:table-cell>
          <table:table-cell table:formula="of:=CONCATENATE([.B$1];[.$J1695];[.$M$2])" office:value-type="string" office:string-value="http://domain1697.com" calcext:value-type="string">
            <text:p>http://domain169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table:formula="of:=CONCATENATE([.$P$1];[.J1695];[.$Q$1];[.$N$3];[.A1695];[.$O$3];[.$Q$1];[.$N$3];[.B1695];[.$O$3];[.$Q$1];[.$N$2];[.E1695];[.$O$2];[.$Q$1];[.$N$2];[.C1695];[.$O$2];[.$Q$1];[.$N$2];[.F1695];[.$O$2];[.$Q$1];[.$N$2];[.D1695];[.$O$2];[.$O$2])" office:value-type="string" office:string-value="insert into creatives values (1697,'some description1697','http://domain1697.com',(),('US',),(),())" calcext:value-type="string">
            <text:p>insert into creatives values (1697,'some description1697','http://domain1697.com',(),('US',),(),())</text:p>
          </table:table-cell>
          <table:table-cell/>
        </table:table-row>
        <table:table-row table:style-name="ro2">
          <table:table-cell table:formula="of:=CONCATENATE([.A$1];[.J1696])" office:value-type="string" office:string-value="some description1698" calcext:value-type="string">
            <text:p>some description1698</text:p>
          </table:table-cell>
          <table:table-cell table:formula="of:=CONCATENATE([.B$1];[.$J1696];[.$M$2])" office:value-type="string" office:string-value="http://domain1698.com" calcext:value-type="string">
            <text:p>http://domain169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table:formula="of:=CONCATENATE([.$P$1];[.J1696];[.$Q$1];[.$N$3];[.A1696];[.$O$3];[.$Q$1];[.$N$3];[.B1696];[.$O$3];[.$Q$1];[.$N$2];[.E1696];[.$O$2];[.$Q$1];[.$N$2];[.C1696];[.$O$2];[.$Q$1];[.$N$2];[.F1696];[.$O$2];[.$Q$1];[.$N$2];[.D1696];[.$O$2];[.$O$2])" office:value-type="string" office:string-value="insert into creatives values (1698,'some description1698','http://domain1698.com',(),('US',),(),())" calcext:value-type="string">
            <text:p>insert into creatives values (1698,'some description1698','http://domain1698.com',(),('US',),(),())</text:p>
          </table:table-cell>
          <table:table-cell/>
        </table:table-row>
        <table:table-row table:style-name="ro2">
          <table:table-cell table:formula="of:=CONCATENATE([.A$1];[.J1697])" office:value-type="string" office:string-value="some description1699" calcext:value-type="string">
            <text:p>some description1699</text:p>
          </table:table-cell>
          <table:table-cell table:formula="of:=CONCATENATE([.B$1];[.$J1697];[.$M$2])" office:value-type="string" office:string-value="http://domain1699.com" calcext:value-type="string">
            <text:p>http://domain169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699" calcext:value-type="float">
            <text:p>1699</text:p>
          </table:table-cell>
          <table:table-cell table:number-columns-repeated="5"/>
          <table:table-cell table:formula="of:=CONCATENATE([.$P$1];[.J1697];[.$Q$1];[.$N$3];[.A1697];[.$O$3];[.$Q$1];[.$N$3];[.B1697];[.$O$3];[.$Q$1];[.$N$2];[.E1697];[.$O$2];[.$Q$1];[.$N$2];[.C1697];[.$O$2];[.$Q$1];[.$N$2];[.F1697];[.$O$2];[.$Q$1];[.$N$2];[.D1697];[.$O$2];[.$O$2])" office:value-type="string" office:string-value="insert into creatives values (1699,'some description1699','http://domain1699.com',(),('US',),(),())" calcext:value-type="string">
            <text:p>insert into creatives values (1699,'some description1699','http://domain1699.com',(),('US',),(),())</text:p>
          </table:table-cell>
          <table:table-cell/>
        </table:table-row>
        <table:table-row table:style-name="ro2">
          <table:table-cell table:formula="of:=CONCATENATE([.A$1];[.J1698])" office:value-type="string" office:string-value="some description1700" calcext:value-type="string">
            <text:p>some description1700</text:p>
          </table:table-cell>
          <table:table-cell table:formula="of:=CONCATENATE([.B$1];[.$J1698];[.$M$2])" office:value-type="string" office:string-value="http://domain1700.com" calcext:value-type="string">
            <text:p>http://domain170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table:formula="of:=CONCATENATE([.$P$1];[.J1698];[.$Q$1];[.$N$3];[.A1698];[.$O$3];[.$Q$1];[.$N$3];[.B1698];[.$O$3];[.$Q$1];[.$N$2];[.E1698];[.$O$2];[.$Q$1];[.$N$2];[.C1698];[.$O$2];[.$Q$1];[.$N$2];[.F1698];[.$O$2];[.$Q$1];[.$N$2];[.D1698];[.$O$2];[.$O$2])" office:value-type="string" office:string-value="insert into creatives values (1700,'some description1700','http://domain1700.com',(),('US',),(),())" calcext:value-type="string">
            <text:p>insert into creatives values (1700,'some description1700','http://domain1700.com',(),('US',),(),())</text:p>
          </table:table-cell>
          <table:table-cell/>
        </table:table-row>
        <table:table-row table:style-name="ro2">
          <table:table-cell table:formula="of:=CONCATENATE([.A$1];[.J1699])" office:value-type="string" office:string-value="some description1701" calcext:value-type="string">
            <text:p>some description1701</text:p>
          </table:table-cell>
          <table:table-cell table:formula="of:=CONCATENATE([.B$1];[.$J1699];[.$M$2])" office:value-type="string" office:string-value="http://domain1701.com" calcext:value-type="string">
            <text:p>http://domain170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table:formula="of:=CONCATENATE([.$P$1];[.J1699];[.$Q$1];[.$N$3];[.A1699];[.$O$3];[.$Q$1];[.$N$3];[.B1699];[.$O$3];[.$Q$1];[.$N$2];[.E1699];[.$O$2];[.$Q$1];[.$N$2];[.C1699];[.$O$2];[.$Q$1];[.$N$2];[.F1699];[.$O$2];[.$Q$1];[.$N$2];[.D1699];[.$O$2];[.$O$2])" office:value-type="string" office:string-value="insert into creatives values (1701,'some description1701','http://domain1701.com',(),('US',),(),())" calcext:value-type="string">
            <text:p>insert into creatives values (1701,'some description1701','http://domain1701.com',(),('US',),(),())</text:p>
          </table:table-cell>
          <table:table-cell/>
        </table:table-row>
        <table:table-row table:style-name="ro2">
          <table:table-cell table:formula="of:=CONCATENATE([.A$1];[.J1700])" office:value-type="string" office:string-value="some description1702" calcext:value-type="string">
            <text:p>some description1702</text:p>
          </table:table-cell>
          <table:table-cell table:formula="of:=CONCATENATE([.B$1];[.$J1700];[.$M$2])" office:value-type="string" office:string-value="http://domain1702.com" calcext:value-type="string">
            <text:p>http://domain170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2" calcext:value-type="float">
            <text:p>1702</text:p>
          </table:table-cell>
          <table:table-cell table:number-columns-repeated="5"/>
          <table:table-cell table:formula="of:=CONCATENATE([.$P$1];[.J1700];[.$Q$1];[.$N$3];[.A1700];[.$O$3];[.$Q$1];[.$N$3];[.B1700];[.$O$3];[.$Q$1];[.$N$2];[.E1700];[.$O$2];[.$Q$1];[.$N$2];[.C1700];[.$O$2];[.$Q$1];[.$N$2];[.F1700];[.$O$2];[.$Q$1];[.$N$2];[.D1700];[.$O$2];[.$O$2])" office:value-type="string" office:string-value="insert into creatives values (1702,'some description1702','http://domain1702.com',(),('US',),(),())" calcext:value-type="string">
            <text:p>insert into creatives values (1702,'some description1702','http://domain1702.com',(),('US',),(),())</text:p>
          </table:table-cell>
          <table:table-cell/>
        </table:table-row>
        <table:table-row table:style-name="ro2">
          <table:table-cell table:formula="of:=CONCATENATE([.A$1];[.J1701])" office:value-type="string" office:string-value="some description1703" calcext:value-type="string">
            <text:p>some description1703</text:p>
          </table:table-cell>
          <table:table-cell table:formula="of:=CONCATENATE([.B$1];[.$J1701];[.$M$2])" office:value-type="string" office:string-value="http://domain1703.com" calcext:value-type="string">
            <text:p>http://domain170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3" calcext:value-type="float">
            <text:p>1703</text:p>
          </table:table-cell>
          <table:table-cell table:number-columns-repeated="5"/>
          <table:table-cell table:formula="of:=CONCATENATE([.$P$1];[.J1701];[.$Q$1];[.$N$3];[.A1701];[.$O$3];[.$Q$1];[.$N$3];[.B1701];[.$O$3];[.$Q$1];[.$N$2];[.E1701];[.$O$2];[.$Q$1];[.$N$2];[.C1701];[.$O$2];[.$Q$1];[.$N$2];[.F1701];[.$O$2];[.$Q$1];[.$N$2];[.D1701];[.$O$2];[.$O$2])" office:value-type="string" office:string-value="insert into creatives values (1703,'some description1703','http://domain1703.com',(),('US',),(),())" calcext:value-type="string">
            <text:p>insert into creatives values (1703,'some description1703','http://domain1703.com',(),('US',),(),())</text:p>
          </table:table-cell>
          <table:table-cell/>
        </table:table-row>
        <table:table-row table:style-name="ro2">
          <table:table-cell table:formula="of:=CONCATENATE([.A$1];[.J1702])" office:value-type="string" office:string-value="some description1704" calcext:value-type="string">
            <text:p>some description1704</text:p>
          </table:table-cell>
          <table:table-cell table:formula="of:=CONCATENATE([.B$1];[.$J1702];[.$M$2])" office:value-type="string" office:string-value="http://domain1704.com" calcext:value-type="string">
            <text:p>http://domain170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4" calcext:value-type="float">
            <text:p>1704</text:p>
          </table:table-cell>
          <table:table-cell table:number-columns-repeated="5"/>
          <table:table-cell table:formula="of:=CONCATENATE([.$P$1];[.J1702];[.$Q$1];[.$N$3];[.A1702];[.$O$3];[.$Q$1];[.$N$3];[.B1702];[.$O$3];[.$Q$1];[.$N$2];[.E1702];[.$O$2];[.$Q$1];[.$N$2];[.C1702];[.$O$2];[.$Q$1];[.$N$2];[.F1702];[.$O$2];[.$Q$1];[.$N$2];[.D1702];[.$O$2];[.$O$2])" office:value-type="string" office:string-value="insert into creatives values (1704,'some description1704','http://domain1704.com',(),('US',),(),())" calcext:value-type="string">
            <text:p>insert into creatives values (1704,'some description1704','http://domain1704.com',(),('US',),(),())</text:p>
          </table:table-cell>
          <table:table-cell/>
        </table:table-row>
        <table:table-row table:style-name="ro2">
          <table:table-cell table:formula="of:=CONCATENATE([.A$1];[.J1703])" office:value-type="string" office:string-value="some description1705" calcext:value-type="string">
            <text:p>some description1705</text:p>
          </table:table-cell>
          <table:table-cell table:formula="of:=CONCATENATE([.B$1];[.$J1703];[.$M$2])" office:value-type="string" office:string-value="http://domain1705.com" calcext:value-type="string">
            <text:p>http://domain170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5" calcext:value-type="float">
            <text:p>1705</text:p>
          </table:table-cell>
          <table:table-cell table:number-columns-repeated="5"/>
          <table:table-cell table:formula="of:=CONCATENATE([.$P$1];[.J1703];[.$Q$1];[.$N$3];[.A1703];[.$O$3];[.$Q$1];[.$N$3];[.B1703];[.$O$3];[.$Q$1];[.$N$2];[.E1703];[.$O$2];[.$Q$1];[.$N$2];[.C1703];[.$O$2];[.$Q$1];[.$N$2];[.F1703];[.$O$2];[.$Q$1];[.$N$2];[.D1703];[.$O$2];[.$O$2])" office:value-type="string" office:string-value="insert into creatives values (1705,'some description1705','http://domain1705.com',(),('US',),(),())" calcext:value-type="string">
            <text:p>insert into creatives values (1705,'some description1705','http://domain1705.com',(),('US',),(),())</text:p>
          </table:table-cell>
          <table:table-cell/>
        </table:table-row>
        <table:table-row table:style-name="ro2">
          <table:table-cell table:formula="of:=CONCATENATE([.A$1];[.J1704])" office:value-type="string" office:string-value="some description1706" calcext:value-type="string">
            <text:p>some description1706</text:p>
          </table:table-cell>
          <table:table-cell table:formula="of:=CONCATENATE([.B$1];[.$J1704];[.$M$2])" office:value-type="string" office:string-value="http://domain1706.com" calcext:value-type="string">
            <text:p>http://domain170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6" calcext:value-type="float">
            <text:p>1706</text:p>
          </table:table-cell>
          <table:table-cell table:number-columns-repeated="5"/>
          <table:table-cell table:formula="of:=CONCATENATE([.$P$1];[.J1704];[.$Q$1];[.$N$3];[.A1704];[.$O$3];[.$Q$1];[.$N$3];[.B1704];[.$O$3];[.$Q$1];[.$N$2];[.E1704];[.$O$2];[.$Q$1];[.$N$2];[.C1704];[.$O$2];[.$Q$1];[.$N$2];[.F1704];[.$O$2];[.$Q$1];[.$N$2];[.D1704];[.$O$2];[.$O$2])" office:value-type="string" office:string-value="insert into creatives values (1706,'some description1706','http://domain1706.com',(),('US',),(),())" calcext:value-type="string">
            <text:p>insert into creatives values (1706,'some description1706','http://domain1706.com',(),('US',),(),())</text:p>
          </table:table-cell>
          <table:table-cell/>
        </table:table-row>
        <table:table-row table:style-name="ro2">
          <table:table-cell table:formula="of:=CONCATENATE([.A$1];[.J1705])" office:value-type="string" office:string-value="some description1707" calcext:value-type="string">
            <text:p>some description1707</text:p>
          </table:table-cell>
          <table:table-cell table:formula="of:=CONCATENATE([.B$1];[.$J1705];[.$M$2])" office:value-type="string" office:string-value="http://domain1707.com" calcext:value-type="string">
            <text:p>http://domain170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7" calcext:value-type="float">
            <text:p>1707</text:p>
          </table:table-cell>
          <table:table-cell table:number-columns-repeated="5"/>
          <table:table-cell table:formula="of:=CONCATENATE([.$P$1];[.J1705];[.$Q$1];[.$N$3];[.A1705];[.$O$3];[.$Q$1];[.$N$3];[.B1705];[.$O$3];[.$Q$1];[.$N$2];[.E1705];[.$O$2];[.$Q$1];[.$N$2];[.C1705];[.$O$2];[.$Q$1];[.$N$2];[.F1705];[.$O$2];[.$Q$1];[.$N$2];[.D1705];[.$O$2];[.$O$2])" office:value-type="string" office:string-value="insert into creatives values (1707,'some description1707','http://domain1707.com',(),('US',),(),())" calcext:value-type="string">
            <text:p>insert into creatives values (1707,'some description1707','http://domain1707.com',(),('US',),(),())</text:p>
          </table:table-cell>
          <table:table-cell/>
        </table:table-row>
        <table:table-row table:style-name="ro2">
          <table:table-cell table:formula="of:=CONCATENATE([.A$1];[.J1706])" office:value-type="string" office:string-value="some description1708" calcext:value-type="string">
            <text:p>some description1708</text:p>
          </table:table-cell>
          <table:table-cell table:formula="of:=CONCATENATE([.B$1];[.$J1706];[.$M$2])" office:value-type="string" office:string-value="http://domain1708.com" calcext:value-type="string">
            <text:p>http://domain170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8" calcext:value-type="float">
            <text:p>1708</text:p>
          </table:table-cell>
          <table:table-cell table:number-columns-repeated="5"/>
          <table:table-cell table:formula="of:=CONCATENATE([.$P$1];[.J1706];[.$Q$1];[.$N$3];[.A1706];[.$O$3];[.$Q$1];[.$N$3];[.B1706];[.$O$3];[.$Q$1];[.$N$2];[.E1706];[.$O$2];[.$Q$1];[.$N$2];[.C1706];[.$O$2];[.$Q$1];[.$N$2];[.F1706];[.$O$2];[.$Q$1];[.$N$2];[.D1706];[.$O$2];[.$O$2])" office:value-type="string" office:string-value="insert into creatives values (1708,'some description1708','http://domain1708.com',(),('US',),(),())" calcext:value-type="string">
            <text:p>insert into creatives values (1708,'some description1708','http://domain1708.com',(),('US',),(),())</text:p>
          </table:table-cell>
          <table:table-cell/>
        </table:table-row>
        <table:table-row table:style-name="ro2">
          <table:table-cell table:formula="of:=CONCATENATE([.A$1];[.J1707])" office:value-type="string" office:string-value="some description1709" calcext:value-type="string">
            <text:p>some description1709</text:p>
          </table:table-cell>
          <table:table-cell table:formula="of:=CONCATENATE([.B$1];[.$J1707];[.$M$2])" office:value-type="string" office:string-value="http://domain1709.com" calcext:value-type="string">
            <text:p>http://domain170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09" calcext:value-type="float">
            <text:p>1709</text:p>
          </table:table-cell>
          <table:table-cell table:number-columns-repeated="5"/>
          <table:table-cell table:formula="of:=CONCATENATE([.$P$1];[.J1707];[.$Q$1];[.$N$3];[.A1707];[.$O$3];[.$Q$1];[.$N$3];[.B1707];[.$O$3];[.$Q$1];[.$N$2];[.E1707];[.$O$2];[.$Q$1];[.$N$2];[.C1707];[.$O$2];[.$Q$1];[.$N$2];[.F1707];[.$O$2];[.$Q$1];[.$N$2];[.D1707];[.$O$2];[.$O$2])" office:value-type="string" office:string-value="insert into creatives values (1709,'some description1709','http://domain1709.com',(),('US',),(),())" calcext:value-type="string">
            <text:p>insert into creatives values (1709,'some description1709','http://domain1709.com',(),('US',),(),())</text:p>
          </table:table-cell>
          <table:table-cell/>
        </table:table-row>
        <table:table-row table:style-name="ro2">
          <table:table-cell table:formula="of:=CONCATENATE([.A$1];[.J1708])" office:value-type="string" office:string-value="some description1710" calcext:value-type="string">
            <text:p>some description1710</text:p>
          </table:table-cell>
          <table:table-cell table:formula="of:=CONCATENATE([.B$1];[.$J1708];[.$M$2])" office:value-type="string" office:string-value="http://domain1710.com" calcext:value-type="string">
            <text:p>http://domain171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0" calcext:value-type="float">
            <text:p>1710</text:p>
          </table:table-cell>
          <table:table-cell table:number-columns-repeated="5"/>
          <table:table-cell table:formula="of:=CONCATENATE([.$P$1];[.J1708];[.$Q$1];[.$N$3];[.A1708];[.$O$3];[.$Q$1];[.$N$3];[.B1708];[.$O$3];[.$Q$1];[.$N$2];[.E1708];[.$O$2];[.$Q$1];[.$N$2];[.C1708];[.$O$2];[.$Q$1];[.$N$2];[.F1708];[.$O$2];[.$Q$1];[.$N$2];[.D1708];[.$O$2];[.$O$2])" office:value-type="string" office:string-value="insert into creatives values (1710,'some description1710','http://domain1710.com',(),('US',),(),())" calcext:value-type="string">
            <text:p>insert into creatives values (1710,'some description1710','http://domain1710.com',(),('US',),(),())</text:p>
          </table:table-cell>
          <table:table-cell/>
        </table:table-row>
        <table:table-row table:style-name="ro2">
          <table:table-cell table:formula="of:=CONCATENATE([.A$1];[.J1709])" office:value-type="string" office:string-value="some description1711" calcext:value-type="string">
            <text:p>some description1711</text:p>
          </table:table-cell>
          <table:table-cell table:formula="of:=CONCATENATE([.B$1];[.$J1709];[.$M$2])" office:value-type="string" office:string-value="http://domain1711.com" calcext:value-type="string">
            <text:p>http://domain171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1" calcext:value-type="float">
            <text:p>1711</text:p>
          </table:table-cell>
          <table:table-cell table:number-columns-repeated="5"/>
          <table:table-cell table:formula="of:=CONCATENATE([.$P$1];[.J1709];[.$Q$1];[.$N$3];[.A1709];[.$O$3];[.$Q$1];[.$N$3];[.B1709];[.$O$3];[.$Q$1];[.$N$2];[.E1709];[.$O$2];[.$Q$1];[.$N$2];[.C1709];[.$O$2];[.$Q$1];[.$N$2];[.F1709];[.$O$2];[.$Q$1];[.$N$2];[.D1709];[.$O$2];[.$O$2])" office:value-type="string" office:string-value="insert into creatives values (1711,'some description1711','http://domain1711.com',(),('US',),(),())" calcext:value-type="string">
            <text:p>insert into creatives values (1711,'some description1711','http://domain1711.com',(),('US',),(),())</text:p>
          </table:table-cell>
          <table:table-cell/>
        </table:table-row>
        <table:table-row table:style-name="ro2">
          <table:table-cell table:formula="of:=CONCATENATE([.A$1];[.J1710])" office:value-type="string" office:string-value="some description1712" calcext:value-type="string">
            <text:p>some description1712</text:p>
          </table:table-cell>
          <table:table-cell table:formula="of:=CONCATENATE([.B$1];[.$J1710];[.$M$2])" office:value-type="string" office:string-value="http://domain1712.com" calcext:value-type="string">
            <text:p>http://domain171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2" calcext:value-type="float">
            <text:p>1712</text:p>
          </table:table-cell>
          <table:table-cell table:number-columns-repeated="5"/>
          <table:table-cell table:formula="of:=CONCATENATE([.$P$1];[.J1710];[.$Q$1];[.$N$3];[.A1710];[.$O$3];[.$Q$1];[.$N$3];[.B1710];[.$O$3];[.$Q$1];[.$N$2];[.E1710];[.$O$2];[.$Q$1];[.$N$2];[.C1710];[.$O$2];[.$Q$1];[.$N$2];[.F1710];[.$O$2];[.$Q$1];[.$N$2];[.D1710];[.$O$2];[.$O$2])" office:value-type="string" office:string-value="insert into creatives values (1712,'some description1712','http://domain1712.com',(),('US',),(),())" calcext:value-type="string">
            <text:p>insert into creatives values (1712,'some description1712','http://domain1712.com',(),('US',),(),())</text:p>
          </table:table-cell>
          <table:table-cell/>
        </table:table-row>
        <table:table-row table:style-name="ro2">
          <table:table-cell table:formula="of:=CONCATENATE([.A$1];[.J1711])" office:value-type="string" office:string-value="some description1713" calcext:value-type="string">
            <text:p>some description1713</text:p>
          </table:table-cell>
          <table:table-cell table:formula="of:=CONCATENATE([.B$1];[.$J1711];[.$M$2])" office:value-type="string" office:string-value="http://domain1713.com" calcext:value-type="string">
            <text:p>http://domain171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3" calcext:value-type="float">
            <text:p>1713</text:p>
          </table:table-cell>
          <table:table-cell table:number-columns-repeated="5"/>
          <table:table-cell table:formula="of:=CONCATENATE([.$P$1];[.J1711];[.$Q$1];[.$N$3];[.A1711];[.$O$3];[.$Q$1];[.$N$3];[.B1711];[.$O$3];[.$Q$1];[.$N$2];[.E1711];[.$O$2];[.$Q$1];[.$N$2];[.C1711];[.$O$2];[.$Q$1];[.$N$2];[.F1711];[.$O$2];[.$Q$1];[.$N$2];[.D1711];[.$O$2];[.$O$2])" office:value-type="string" office:string-value="insert into creatives values (1713,'some description1713','http://domain1713.com',(),('US',),(),())" calcext:value-type="string">
            <text:p>insert into creatives values (1713,'some description1713','http://domain1713.com',(),('US',),(),())</text:p>
          </table:table-cell>
          <table:table-cell/>
        </table:table-row>
        <table:table-row table:style-name="ro2">
          <table:table-cell table:formula="of:=CONCATENATE([.A$1];[.J1712])" office:value-type="string" office:string-value="some description1714" calcext:value-type="string">
            <text:p>some description1714</text:p>
          </table:table-cell>
          <table:table-cell table:formula="of:=CONCATENATE([.B$1];[.$J1712];[.$M$2])" office:value-type="string" office:string-value="http://domain1714.com" calcext:value-type="string">
            <text:p>http://domain171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4" calcext:value-type="float">
            <text:p>1714</text:p>
          </table:table-cell>
          <table:table-cell table:number-columns-repeated="5"/>
          <table:table-cell table:formula="of:=CONCATENATE([.$P$1];[.J1712];[.$Q$1];[.$N$3];[.A1712];[.$O$3];[.$Q$1];[.$N$3];[.B1712];[.$O$3];[.$Q$1];[.$N$2];[.E1712];[.$O$2];[.$Q$1];[.$N$2];[.C1712];[.$O$2];[.$Q$1];[.$N$2];[.F1712];[.$O$2];[.$Q$1];[.$N$2];[.D1712];[.$O$2];[.$O$2])" office:value-type="string" office:string-value="insert into creatives values (1714,'some description1714','http://domain1714.com',(),('US',),(),())" calcext:value-type="string">
            <text:p>insert into creatives values (1714,'some description1714','http://domain1714.com',(),('US',),(),())</text:p>
          </table:table-cell>
          <table:table-cell/>
        </table:table-row>
        <table:table-row table:style-name="ro2">
          <table:table-cell table:formula="of:=CONCATENATE([.A$1];[.J1713])" office:value-type="string" office:string-value="some description1715" calcext:value-type="string">
            <text:p>some description1715</text:p>
          </table:table-cell>
          <table:table-cell table:formula="of:=CONCATENATE([.B$1];[.$J1713];[.$M$2])" office:value-type="string" office:string-value="http://domain1715.com" calcext:value-type="string">
            <text:p>http://domain171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5" calcext:value-type="float">
            <text:p>1715</text:p>
          </table:table-cell>
          <table:table-cell table:number-columns-repeated="5"/>
          <table:table-cell table:formula="of:=CONCATENATE([.$P$1];[.J1713];[.$Q$1];[.$N$3];[.A1713];[.$O$3];[.$Q$1];[.$N$3];[.B1713];[.$O$3];[.$Q$1];[.$N$2];[.E1713];[.$O$2];[.$Q$1];[.$N$2];[.C1713];[.$O$2];[.$Q$1];[.$N$2];[.F1713];[.$O$2];[.$Q$1];[.$N$2];[.D1713];[.$O$2];[.$O$2])" office:value-type="string" office:string-value="insert into creatives values (1715,'some description1715','http://domain1715.com',(),('US',),(),())" calcext:value-type="string">
            <text:p>insert into creatives values (1715,'some description1715','http://domain1715.com',(),('US',),(),())</text:p>
          </table:table-cell>
          <table:table-cell/>
        </table:table-row>
        <table:table-row table:style-name="ro2">
          <table:table-cell table:formula="of:=CONCATENATE([.A$1];[.J1714])" office:value-type="string" office:string-value="some description1716" calcext:value-type="string">
            <text:p>some description1716</text:p>
          </table:table-cell>
          <table:table-cell table:formula="of:=CONCATENATE([.B$1];[.$J1714];[.$M$2])" office:value-type="string" office:string-value="http://domain1716.com" calcext:value-type="string">
            <text:p>http://domain171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6" calcext:value-type="float">
            <text:p>1716</text:p>
          </table:table-cell>
          <table:table-cell table:number-columns-repeated="5"/>
          <table:table-cell table:formula="of:=CONCATENATE([.$P$1];[.J1714];[.$Q$1];[.$N$3];[.A1714];[.$O$3];[.$Q$1];[.$N$3];[.B1714];[.$O$3];[.$Q$1];[.$N$2];[.E1714];[.$O$2];[.$Q$1];[.$N$2];[.C1714];[.$O$2];[.$Q$1];[.$N$2];[.F1714];[.$O$2];[.$Q$1];[.$N$2];[.D1714];[.$O$2];[.$O$2])" office:value-type="string" office:string-value="insert into creatives values (1716,'some description1716','http://domain1716.com',(),('US',),(),())" calcext:value-type="string">
            <text:p>insert into creatives values (1716,'some description1716','http://domain1716.com',(),('US',),(),())</text:p>
          </table:table-cell>
          <table:table-cell/>
        </table:table-row>
        <table:table-row table:style-name="ro2">
          <table:table-cell table:formula="of:=CONCATENATE([.A$1];[.J1715])" office:value-type="string" office:string-value="some description1717" calcext:value-type="string">
            <text:p>some description1717</text:p>
          </table:table-cell>
          <table:table-cell table:formula="of:=CONCATENATE([.B$1];[.$J1715];[.$M$2])" office:value-type="string" office:string-value="http://domain1717.com" calcext:value-type="string">
            <text:p>http://domain171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7" calcext:value-type="float">
            <text:p>1717</text:p>
          </table:table-cell>
          <table:table-cell table:number-columns-repeated="5"/>
          <table:table-cell table:formula="of:=CONCATENATE([.$P$1];[.J1715];[.$Q$1];[.$N$3];[.A1715];[.$O$3];[.$Q$1];[.$N$3];[.B1715];[.$O$3];[.$Q$1];[.$N$2];[.E1715];[.$O$2];[.$Q$1];[.$N$2];[.C1715];[.$O$2];[.$Q$1];[.$N$2];[.F1715];[.$O$2];[.$Q$1];[.$N$2];[.D1715];[.$O$2];[.$O$2])" office:value-type="string" office:string-value="insert into creatives values (1717,'some description1717','http://domain1717.com',(),('US',),(),())" calcext:value-type="string">
            <text:p>insert into creatives values (1717,'some description1717','http://domain1717.com',(),('US',),(),())</text:p>
          </table:table-cell>
          <table:table-cell/>
        </table:table-row>
        <table:table-row table:style-name="ro2">
          <table:table-cell table:formula="of:=CONCATENATE([.A$1];[.J1716])" office:value-type="string" office:string-value="some description1718" calcext:value-type="string">
            <text:p>some description1718</text:p>
          </table:table-cell>
          <table:table-cell table:formula="of:=CONCATENATE([.B$1];[.$J1716];[.$M$2])" office:value-type="string" office:string-value="http://domain1718.com" calcext:value-type="string">
            <text:p>http://domain171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8" calcext:value-type="float">
            <text:p>1718</text:p>
          </table:table-cell>
          <table:table-cell table:number-columns-repeated="5"/>
          <table:table-cell table:formula="of:=CONCATENATE([.$P$1];[.J1716];[.$Q$1];[.$N$3];[.A1716];[.$O$3];[.$Q$1];[.$N$3];[.B1716];[.$O$3];[.$Q$1];[.$N$2];[.E1716];[.$O$2];[.$Q$1];[.$N$2];[.C1716];[.$O$2];[.$Q$1];[.$N$2];[.F1716];[.$O$2];[.$Q$1];[.$N$2];[.D1716];[.$O$2];[.$O$2])" office:value-type="string" office:string-value="insert into creatives values (1718,'some description1718','http://domain1718.com',(),('US',),(),())" calcext:value-type="string">
            <text:p>insert into creatives values (1718,'some description1718','http://domain1718.com',(),('US',),(),())</text:p>
          </table:table-cell>
          <table:table-cell/>
        </table:table-row>
        <table:table-row table:style-name="ro2">
          <table:table-cell table:formula="of:=CONCATENATE([.A$1];[.J1717])" office:value-type="string" office:string-value="some description1719" calcext:value-type="string">
            <text:p>some description1719</text:p>
          </table:table-cell>
          <table:table-cell table:formula="of:=CONCATENATE([.B$1];[.$J1717];[.$M$2])" office:value-type="string" office:string-value="http://domain1719.com" calcext:value-type="string">
            <text:p>http://domain171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19" calcext:value-type="float">
            <text:p>1719</text:p>
          </table:table-cell>
          <table:table-cell table:number-columns-repeated="5"/>
          <table:table-cell table:formula="of:=CONCATENATE([.$P$1];[.J1717];[.$Q$1];[.$N$3];[.A1717];[.$O$3];[.$Q$1];[.$N$3];[.B1717];[.$O$3];[.$Q$1];[.$N$2];[.E1717];[.$O$2];[.$Q$1];[.$N$2];[.C1717];[.$O$2];[.$Q$1];[.$N$2];[.F1717];[.$O$2];[.$Q$1];[.$N$2];[.D1717];[.$O$2];[.$O$2])" office:value-type="string" office:string-value="insert into creatives values (1719,'some description1719','http://domain1719.com',(),('US',),(),())" calcext:value-type="string">
            <text:p>insert into creatives values (1719,'some description1719','http://domain1719.com',(),('US',),(),())</text:p>
          </table:table-cell>
          <table:table-cell/>
        </table:table-row>
        <table:table-row table:style-name="ro2">
          <table:table-cell table:formula="of:=CONCATENATE([.A$1];[.J1718])" office:value-type="string" office:string-value="some description1720" calcext:value-type="string">
            <text:p>some description1720</text:p>
          </table:table-cell>
          <table:table-cell table:formula="of:=CONCATENATE([.B$1];[.$J1718];[.$M$2])" office:value-type="string" office:string-value="http://domain1720.com" calcext:value-type="string">
            <text:p>http://domain172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0" calcext:value-type="float">
            <text:p>1720</text:p>
          </table:table-cell>
          <table:table-cell table:number-columns-repeated="5"/>
          <table:table-cell table:formula="of:=CONCATENATE([.$P$1];[.J1718];[.$Q$1];[.$N$3];[.A1718];[.$O$3];[.$Q$1];[.$N$3];[.B1718];[.$O$3];[.$Q$1];[.$N$2];[.E1718];[.$O$2];[.$Q$1];[.$N$2];[.C1718];[.$O$2];[.$Q$1];[.$N$2];[.F1718];[.$O$2];[.$Q$1];[.$N$2];[.D1718];[.$O$2];[.$O$2])" office:value-type="string" office:string-value="insert into creatives values (1720,'some description1720','http://domain1720.com',(),('US',),(),())" calcext:value-type="string">
            <text:p>insert into creatives values (1720,'some description1720','http://domain1720.com',(),('US',),(),())</text:p>
          </table:table-cell>
          <table:table-cell/>
        </table:table-row>
        <table:table-row table:style-name="ro2">
          <table:table-cell table:formula="of:=CONCATENATE([.A$1];[.J1719])" office:value-type="string" office:string-value="some description1721" calcext:value-type="string">
            <text:p>some description1721</text:p>
          </table:table-cell>
          <table:table-cell table:formula="of:=CONCATENATE([.B$1];[.$J1719];[.$M$2])" office:value-type="string" office:string-value="http://domain1721.com" calcext:value-type="string">
            <text:p>http://domain172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1" calcext:value-type="float">
            <text:p>1721</text:p>
          </table:table-cell>
          <table:table-cell table:number-columns-repeated="5"/>
          <table:table-cell table:formula="of:=CONCATENATE([.$P$1];[.J1719];[.$Q$1];[.$N$3];[.A1719];[.$O$3];[.$Q$1];[.$N$3];[.B1719];[.$O$3];[.$Q$1];[.$N$2];[.E1719];[.$O$2];[.$Q$1];[.$N$2];[.C1719];[.$O$2];[.$Q$1];[.$N$2];[.F1719];[.$O$2];[.$Q$1];[.$N$2];[.D1719];[.$O$2];[.$O$2])" office:value-type="string" office:string-value="insert into creatives values (1721,'some description1721','http://domain1721.com',(),('US',),(),())" calcext:value-type="string">
            <text:p>insert into creatives values (1721,'some description1721','http://domain1721.com',(),('US',),(),())</text:p>
          </table:table-cell>
          <table:table-cell/>
        </table:table-row>
        <table:table-row table:style-name="ro2">
          <table:table-cell table:formula="of:=CONCATENATE([.A$1];[.J1720])" office:value-type="string" office:string-value="some description1722" calcext:value-type="string">
            <text:p>some description1722</text:p>
          </table:table-cell>
          <table:table-cell table:formula="of:=CONCATENATE([.B$1];[.$J1720];[.$M$2])" office:value-type="string" office:string-value="http://domain1722.com" calcext:value-type="string">
            <text:p>http://domain172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2" calcext:value-type="float">
            <text:p>1722</text:p>
          </table:table-cell>
          <table:table-cell table:number-columns-repeated="5"/>
          <table:table-cell table:formula="of:=CONCATENATE([.$P$1];[.J1720];[.$Q$1];[.$N$3];[.A1720];[.$O$3];[.$Q$1];[.$N$3];[.B1720];[.$O$3];[.$Q$1];[.$N$2];[.E1720];[.$O$2];[.$Q$1];[.$N$2];[.C1720];[.$O$2];[.$Q$1];[.$N$2];[.F1720];[.$O$2];[.$Q$1];[.$N$2];[.D1720];[.$O$2];[.$O$2])" office:value-type="string" office:string-value="insert into creatives values (1722,'some description1722','http://domain1722.com',(),('US',),(),())" calcext:value-type="string">
            <text:p>insert into creatives values (1722,'some description1722','http://domain1722.com',(),('US',),(),())</text:p>
          </table:table-cell>
          <table:table-cell/>
        </table:table-row>
        <table:table-row table:style-name="ro2">
          <table:table-cell table:formula="of:=CONCATENATE([.A$1];[.J1721])" office:value-type="string" office:string-value="some description1723" calcext:value-type="string">
            <text:p>some description1723</text:p>
          </table:table-cell>
          <table:table-cell table:formula="of:=CONCATENATE([.B$1];[.$J1721];[.$M$2])" office:value-type="string" office:string-value="http://domain1723.com" calcext:value-type="string">
            <text:p>http://domain172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3" calcext:value-type="float">
            <text:p>1723</text:p>
          </table:table-cell>
          <table:table-cell table:number-columns-repeated="5"/>
          <table:table-cell table:formula="of:=CONCATENATE([.$P$1];[.J1721];[.$Q$1];[.$N$3];[.A1721];[.$O$3];[.$Q$1];[.$N$3];[.B1721];[.$O$3];[.$Q$1];[.$N$2];[.E1721];[.$O$2];[.$Q$1];[.$N$2];[.C1721];[.$O$2];[.$Q$1];[.$N$2];[.F1721];[.$O$2];[.$Q$1];[.$N$2];[.D1721];[.$O$2];[.$O$2])" office:value-type="string" office:string-value="insert into creatives values (1723,'some description1723','http://domain1723.com',(),('US',),(),())" calcext:value-type="string">
            <text:p>insert into creatives values (1723,'some description1723','http://domain1723.com',(),('US',),(),())</text:p>
          </table:table-cell>
          <table:table-cell/>
        </table:table-row>
        <table:table-row table:style-name="ro2">
          <table:table-cell table:formula="of:=CONCATENATE([.A$1];[.J1722])" office:value-type="string" office:string-value="some description1724" calcext:value-type="string">
            <text:p>some description1724</text:p>
          </table:table-cell>
          <table:table-cell table:formula="of:=CONCATENATE([.B$1];[.$J1722];[.$M$2])" office:value-type="string" office:string-value="http://domain1724.com" calcext:value-type="string">
            <text:p>http://domain172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table:number-columns-repeated="5"/>
          <table:table-cell table:formula="of:=CONCATENATE([.$P$1];[.J1722];[.$Q$1];[.$N$3];[.A1722];[.$O$3];[.$Q$1];[.$N$3];[.B1722];[.$O$3];[.$Q$1];[.$N$2];[.E1722];[.$O$2];[.$Q$1];[.$N$2];[.C1722];[.$O$2];[.$Q$1];[.$N$2];[.F1722];[.$O$2];[.$Q$1];[.$N$2];[.D1722];[.$O$2];[.$O$2])" office:value-type="string" office:string-value="insert into creatives values (1724,'some description1724','http://domain1724.com',(),('US',),(),())" calcext:value-type="string">
            <text:p>insert into creatives values (1724,'some description1724','http://domain1724.com',(),('US',),(),())</text:p>
          </table:table-cell>
          <table:table-cell/>
        </table:table-row>
        <table:table-row table:style-name="ro2">
          <table:table-cell table:formula="of:=CONCATENATE([.A$1];[.J1723])" office:value-type="string" office:string-value="some description1725" calcext:value-type="string">
            <text:p>some description1725</text:p>
          </table:table-cell>
          <table:table-cell table:formula="of:=CONCATENATE([.B$1];[.$J1723];[.$M$2])" office:value-type="string" office:string-value="http://domain1725.com" calcext:value-type="string">
            <text:p>http://domain172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5" calcext:value-type="float">
            <text:p>1725</text:p>
          </table:table-cell>
          <table:table-cell table:number-columns-repeated="5"/>
          <table:table-cell table:formula="of:=CONCATENATE([.$P$1];[.J1723];[.$Q$1];[.$N$3];[.A1723];[.$O$3];[.$Q$1];[.$N$3];[.B1723];[.$O$3];[.$Q$1];[.$N$2];[.E1723];[.$O$2];[.$Q$1];[.$N$2];[.C1723];[.$O$2];[.$Q$1];[.$N$2];[.F1723];[.$O$2];[.$Q$1];[.$N$2];[.D1723];[.$O$2];[.$O$2])" office:value-type="string" office:string-value="insert into creatives values (1725,'some description1725','http://domain1725.com',(),('US',),(),())" calcext:value-type="string">
            <text:p>insert into creatives values (1725,'some description1725','http://domain1725.com',(),('US',),(),())</text:p>
          </table:table-cell>
          <table:table-cell/>
        </table:table-row>
        <table:table-row table:style-name="ro2">
          <table:table-cell table:formula="of:=CONCATENATE([.A$1];[.J1724])" office:value-type="string" office:string-value="some description1726" calcext:value-type="string">
            <text:p>some description1726</text:p>
          </table:table-cell>
          <table:table-cell table:formula="of:=CONCATENATE([.B$1];[.$J1724];[.$M$2])" office:value-type="string" office:string-value="http://domain1726.com" calcext:value-type="string">
            <text:p>http://domain172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6" calcext:value-type="float">
            <text:p>1726</text:p>
          </table:table-cell>
          <table:table-cell table:number-columns-repeated="5"/>
          <table:table-cell table:formula="of:=CONCATENATE([.$P$1];[.J1724];[.$Q$1];[.$N$3];[.A1724];[.$O$3];[.$Q$1];[.$N$3];[.B1724];[.$O$3];[.$Q$1];[.$N$2];[.E1724];[.$O$2];[.$Q$1];[.$N$2];[.C1724];[.$O$2];[.$Q$1];[.$N$2];[.F1724];[.$O$2];[.$Q$1];[.$N$2];[.D1724];[.$O$2];[.$O$2])" office:value-type="string" office:string-value="insert into creatives values (1726,'some description1726','http://domain1726.com',(),('US',),(),())" calcext:value-type="string">
            <text:p>insert into creatives values (1726,'some description1726','http://domain1726.com',(),('US',),(),())</text:p>
          </table:table-cell>
          <table:table-cell/>
        </table:table-row>
        <table:table-row table:style-name="ro2">
          <table:table-cell table:formula="of:=CONCATENATE([.A$1];[.J1725])" office:value-type="string" office:string-value="some description1727" calcext:value-type="string">
            <text:p>some description1727</text:p>
          </table:table-cell>
          <table:table-cell table:formula="of:=CONCATENATE([.B$1];[.$J1725];[.$M$2])" office:value-type="string" office:string-value="http://domain1727.com" calcext:value-type="string">
            <text:p>http://domain172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7" calcext:value-type="float">
            <text:p>1727</text:p>
          </table:table-cell>
          <table:table-cell table:number-columns-repeated="5"/>
          <table:table-cell table:formula="of:=CONCATENATE([.$P$1];[.J1725];[.$Q$1];[.$N$3];[.A1725];[.$O$3];[.$Q$1];[.$N$3];[.B1725];[.$O$3];[.$Q$1];[.$N$2];[.E1725];[.$O$2];[.$Q$1];[.$N$2];[.C1725];[.$O$2];[.$Q$1];[.$N$2];[.F1725];[.$O$2];[.$Q$1];[.$N$2];[.D1725];[.$O$2];[.$O$2])" office:value-type="string" office:string-value="insert into creatives values (1727,'some description1727','http://domain1727.com',(),('US',),(),())" calcext:value-type="string">
            <text:p>insert into creatives values (1727,'some description1727','http://domain1727.com',(),('US',),(),())</text:p>
          </table:table-cell>
          <table:table-cell/>
        </table:table-row>
        <table:table-row table:style-name="ro2">
          <table:table-cell table:formula="of:=CONCATENATE([.A$1];[.J1726])" office:value-type="string" office:string-value="some description1728" calcext:value-type="string">
            <text:p>some description1728</text:p>
          </table:table-cell>
          <table:table-cell table:formula="of:=CONCATENATE([.B$1];[.$J1726];[.$M$2])" office:value-type="string" office:string-value="http://domain1728.com" calcext:value-type="string">
            <text:p>http://domain172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8" calcext:value-type="float">
            <text:p>1728</text:p>
          </table:table-cell>
          <table:table-cell table:number-columns-repeated="5"/>
          <table:table-cell table:formula="of:=CONCATENATE([.$P$1];[.J1726];[.$Q$1];[.$N$3];[.A1726];[.$O$3];[.$Q$1];[.$N$3];[.B1726];[.$O$3];[.$Q$1];[.$N$2];[.E1726];[.$O$2];[.$Q$1];[.$N$2];[.C1726];[.$O$2];[.$Q$1];[.$N$2];[.F1726];[.$O$2];[.$Q$1];[.$N$2];[.D1726];[.$O$2];[.$O$2])" office:value-type="string" office:string-value="insert into creatives values (1728,'some description1728','http://domain1728.com',(),('US',),(),())" calcext:value-type="string">
            <text:p>insert into creatives values (1728,'some description1728','http://domain1728.com',(),('US',),(),())</text:p>
          </table:table-cell>
          <table:table-cell/>
        </table:table-row>
        <table:table-row table:style-name="ro2">
          <table:table-cell table:formula="of:=CONCATENATE([.A$1];[.J1727])" office:value-type="string" office:string-value="some description1729" calcext:value-type="string">
            <text:p>some description1729</text:p>
          </table:table-cell>
          <table:table-cell table:formula="of:=CONCATENATE([.B$1];[.$J1727];[.$M$2])" office:value-type="string" office:string-value="http://domain1729.com" calcext:value-type="string">
            <text:p>http://domain172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29" calcext:value-type="float">
            <text:p>1729</text:p>
          </table:table-cell>
          <table:table-cell table:number-columns-repeated="5"/>
          <table:table-cell table:formula="of:=CONCATENATE([.$P$1];[.J1727];[.$Q$1];[.$N$3];[.A1727];[.$O$3];[.$Q$1];[.$N$3];[.B1727];[.$O$3];[.$Q$1];[.$N$2];[.E1727];[.$O$2];[.$Q$1];[.$N$2];[.C1727];[.$O$2];[.$Q$1];[.$N$2];[.F1727];[.$O$2];[.$Q$1];[.$N$2];[.D1727];[.$O$2];[.$O$2])" office:value-type="string" office:string-value="insert into creatives values (1729,'some description1729','http://domain1729.com',(),('US',),(),())" calcext:value-type="string">
            <text:p>insert into creatives values (1729,'some description1729','http://domain1729.com',(),('US',),(),())</text:p>
          </table:table-cell>
          <table:table-cell/>
        </table:table-row>
        <table:table-row table:style-name="ro2">
          <table:table-cell table:formula="of:=CONCATENATE([.A$1];[.J1728])" office:value-type="string" office:string-value="some description1730" calcext:value-type="string">
            <text:p>some description1730</text:p>
          </table:table-cell>
          <table:table-cell table:formula="of:=CONCATENATE([.B$1];[.$J1728];[.$M$2])" office:value-type="string" office:string-value="http://domain1730.com" calcext:value-type="string">
            <text:p>http://domain173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0" calcext:value-type="float">
            <text:p>1730</text:p>
          </table:table-cell>
          <table:table-cell table:number-columns-repeated="5"/>
          <table:table-cell table:formula="of:=CONCATENATE([.$P$1];[.J1728];[.$Q$1];[.$N$3];[.A1728];[.$O$3];[.$Q$1];[.$N$3];[.B1728];[.$O$3];[.$Q$1];[.$N$2];[.E1728];[.$O$2];[.$Q$1];[.$N$2];[.C1728];[.$O$2];[.$Q$1];[.$N$2];[.F1728];[.$O$2];[.$Q$1];[.$N$2];[.D1728];[.$O$2];[.$O$2])" office:value-type="string" office:string-value="insert into creatives values (1730,'some description1730','http://domain1730.com',(),('US',),(),())" calcext:value-type="string">
            <text:p>insert into creatives values (1730,'some description1730','http://domain1730.com',(),('US',),(),())</text:p>
          </table:table-cell>
          <table:table-cell/>
        </table:table-row>
        <table:table-row table:style-name="ro2">
          <table:table-cell table:formula="of:=CONCATENATE([.A$1];[.J1729])" office:value-type="string" office:string-value="some description1731" calcext:value-type="string">
            <text:p>some description1731</text:p>
          </table:table-cell>
          <table:table-cell table:formula="of:=CONCATENATE([.B$1];[.$J1729];[.$M$2])" office:value-type="string" office:string-value="http://domain1731.com" calcext:value-type="string">
            <text:p>http://domain173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1" calcext:value-type="float">
            <text:p>1731</text:p>
          </table:table-cell>
          <table:table-cell table:number-columns-repeated="5"/>
          <table:table-cell table:formula="of:=CONCATENATE([.$P$1];[.J1729];[.$Q$1];[.$N$3];[.A1729];[.$O$3];[.$Q$1];[.$N$3];[.B1729];[.$O$3];[.$Q$1];[.$N$2];[.E1729];[.$O$2];[.$Q$1];[.$N$2];[.C1729];[.$O$2];[.$Q$1];[.$N$2];[.F1729];[.$O$2];[.$Q$1];[.$N$2];[.D1729];[.$O$2];[.$O$2])" office:value-type="string" office:string-value="insert into creatives values (1731,'some description1731','http://domain1731.com',(),('US',),(),())" calcext:value-type="string">
            <text:p>insert into creatives values (1731,'some description1731','http://domain1731.com',(),('US',),(),())</text:p>
          </table:table-cell>
          <table:table-cell/>
        </table:table-row>
        <table:table-row table:style-name="ro2">
          <table:table-cell table:formula="of:=CONCATENATE([.A$1];[.J1730])" office:value-type="string" office:string-value="some description1732" calcext:value-type="string">
            <text:p>some description1732</text:p>
          </table:table-cell>
          <table:table-cell table:formula="of:=CONCATENATE([.B$1];[.$J1730];[.$M$2])" office:value-type="string" office:string-value="http://domain1732.com" calcext:value-type="string">
            <text:p>http://domain173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2" calcext:value-type="float">
            <text:p>1732</text:p>
          </table:table-cell>
          <table:table-cell table:number-columns-repeated="5"/>
          <table:table-cell table:formula="of:=CONCATENATE([.$P$1];[.J1730];[.$Q$1];[.$N$3];[.A1730];[.$O$3];[.$Q$1];[.$N$3];[.B1730];[.$O$3];[.$Q$1];[.$N$2];[.E1730];[.$O$2];[.$Q$1];[.$N$2];[.C1730];[.$O$2];[.$Q$1];[.$N$2];[.F1730];[.$O$2];[.$Q$1];[.$N$2];[.D1730];[.$O$2];[.$O$2])" office:value-type="string" office:string-value="insert into creatives values (1732,'some description1732','http://domain1732.com',(),('US',),(),())" calcext:value-type="string">
            <text:p>insert into creatives values (1732,'some description1732','http://domain1732.com',(),('US',),(),())</text:p>
          </table:table-cell>
          <table:table-cell/>
        </table:table-row>
        <table:table-row table:style-name="ro2">
          <table:table-cell table:formula="of:=CONCATENATE([.A$1];[.J1731])" office:value-type="string" office:string-value="some description1733" calcext:value-type="string">
            <text:p>some description1733</text:p>
          </table:table-cell>
          <table:table-cell table:formula="of:=CONCATENATE([.B$1];[.$J1731];[.$M$2])" office:value-type="string" office:string-value="http://domain1733.com" calcext:value-type="string">
            <text:p>http://domain173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3" calcext:value-type="float">
            <text:p>1733</text:p>
          </table:table-cell>
          <table:table-cell table:number-columns-repeated="5"/>
          <table:table-cell table:formula="of:=CONCATENATE([.$P$1];[.J1731];[.$Q$1];[.$N$3];[.A1731];[.$O$3];[.$Q$1];[.$N$3];[.B1731];[.$O$3];[.$Q$1];[.$N$2];[.E1731];[.$O$2];[.$Q$1];[.$N$2];[.C1731];[.$O$2];[.$Q$1];[.$N$2];[.F1731];[.$O$2];[.$Q$1];[.$N$2];[.D1731];[.$O$2];[.$O$2])" office:value-type="string" office:string-value="insert into creatives values (1733,'some description1733','http://domain1733.com',(),('US',),(),())" calcext:value-type="string">
            <text:p>insert into creatives values (1733,'some description1733','http://domain1733.com',(),('US',),(),())</text:p>
          </table:table-cell>
          <table:table-cell/>
        </table:table-row>
        <table:table-row table:style-name="ro2">
          <table:table-cell table:formula="of:=CONCATENATE([.A$1];[.J1732])" office:value-type="string" office:string-value="some description1734" calcext:value-type="string">
            <text:p>some description1734</text:p>
          </table:table-cell>
          <table:table-cell table:formula="of:=CONCATENATE([.B$1];[.$J1732];[.$M$2])" office:value-type="string" office:string-value="http://domain1734.com" calcext:value-type="string">
            <text:p>http://domain173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4" calcext:value-type="float">
            <text:p>1734</text:p>
          </table:table-cell>
          <table:table-cell table:number-columns-repeated="5"/>
          <table:table-cell table:formula="of:=CONCATENATE([.$P$1];[.J1732];[.$Q$1];[.$N$3];[.A1732];[.$O$3];[.$Q$1];[.$N$3];[.B1732];[.$O$3];[.$Q$1];[.$N$2];[.E1732];[.$O$2];[.$Q$1];[.$N$2];[.C1732];[.$O$2];[.$Q$1];[.$N$2];[.F1732];[.$O$2];[.$Q$1];[.$N$2];[.D1732];[.$O$2];[.$O$2])" office:value-type="string" office:string-value="insert into creatives values (1734,'some description1734','http://domain1734.com',(),('US',),(),())" calcext:value-type="string">
            <text:p>insert into creatives values (1734,'some description1734','http://domain1734.com',(),('US',),(),())</text:p>
          </table:table-cell>
          <table:table-cell/>
        </table:table-row>
        <table:table-row table:style-name="ro2">
          <table:table-cell table:formula="of:=CONCATENATE([.A$1];[.J1733])" office:value-type="string" office:string-value="some description1735" calcext:value-type="string">
            <text:p>some description1735</text:p>
          </table:table-cell>
          <table:table-cell table:formula="of:=CONCATENATE([.B$1];[.$J1733];[.$M$2])" office:value-type="string" office:string-value="http://domain1735.com" calcext:value-type="string">
            <text:p>http://domain173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5" calcext:value-type="float">
            <text:p>1735</text:p>
          </table:table-cell>
          <table:table-cell table:number-columns-repeated="5"/>
          <table:table-cell table:formula="of:=CONCATENATE([.$P$1];[.J1733];[.$Q$1];[.$N$3];[.A1733];[.$O$3];[.$Q$1];[.$N$3];[.B1733];[.$O$3];[.$Q$1];[.$N$2];[.E1733];[.$O$2];[.$Q$1];[.$N$2];[.C1733];[.$O$2];[.$Q$1];[.$N$2];[.F1733];[.$O$2];[.$Q$1];[.$N$2];[.D1733];[.$O$2];[.$O$2])" office:value-type="string" office:string-value="insert into creatives values (1735,'some description1735','http://domain1735.com',(),('US',),(),())" calcext:value-type="string">
            <text:p>insert into creatives values (1735,'some description1735','http://domain1735.com',(),('US',),(),())</text:p>
          </table:table-cell>
          <table:table-cell/>
        </table:table-row>
        <table:table-row table:style-name="ro2">
          <table:table-cell table:formula="of:=CONCATENATE([.A$1];[.J1734])" office:value-type="string" office:string-value="some description1736" calcext:value-type="string">
            <text:p>some description1736</text:p>
          </table:table-cell>
          <table:table-cell table:formula="of:=CONCATENATE([.B$1];[.$J1734];[.$M$2])" office:value-type="string" office:string-value="http://domain1736.com" calcext:value-type="string">
            <text:p>http://domain173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6" calcext:value-type="float">
            <text:p>1736</text:p>
          </table:table-cell>
          <table:table-cell table:number-columns-repeated="5"/>
          <table:table-cell table:formula="of:=CONCATENATE([.$P$1];[.J1734];[.$Q$1];[.$N$3];[.A1734];[.$O$3];[.$Q$1];[.$N$3];[.B1734];[.$O$3];[.$Q$1];[.$N$2];[.E1734];[.$O$2];[.$Q$1];[.$N$2];[.C1734];[.$O$2];[.$Q$1];[.$N$2];[.F1734];[.$O$2];[.$Q$1];[.$N$2];[.D1734];[.$O$2];[.$O$2])" office:value-type="string" office:string-value="insert into creatives values (1736,'some description1736','http://domain1736.com',(),('US',),(),())" calcext:value-type="string">
            <text:p>insert into creatives values (1736,'some description1736','http://domain1736.com',(),('US',),(),())</text:p>
          </table:table-cell>
          <table:table-cell/>
        </table:table-row>
        <table:table-row table:style-name="ro2">
          <table:table-cell table:formula="of:=CONCATENATE([.A$1];[.J1735])" office:value-type="string" office:string-value="some description1737" calcext:value-type="string">
            <text:p>some description1737</text:p>
          </table:table-cell>
          <table:table-cell table:formula="of:=CONCATENATE([.B$1];[.$J1735];[.$M$2])" office:value-type="string" office:string-value="http://domain1737.com" calcext:value-type="string">
            <text:p>http://domain173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7" calcext:value-type="float">
            <text:p>1737</text:p>
          </table:table-cell>
          <table:table-cell table:number-columns-repeated="5"/>
          <table:table-cell table:formula="of:=CONCATENATE([.$P$1];[.J1735];[.$Q$1];[.$N$3];[.A1735];[.$O$3];[.$Q$1];[.$N$3];[.B1735];[.$O$3];[.$Q$1];[.$N$2];[.E1735];[.$O$2];[.$Q$1];[.$N$2];[.C1735];[.$O$2];[.$Q$1];[.$N$2];[.F1735];[.$O$2];[.$Q$1];[.$N$2];[.D1735];[.$O$2];[.$O$2])" office:value-type="string" office:string-value="insert into creatives values (1737,'some description1737','http://domain1737.com',(),('US',),(),())" calcext:value-type="string">
            <text:p>insert into creatives values (1737,'some description1737','http://domain1737.com',(),('US',),(),())</text:p>
          </table:table-cell>
          <table:table-cell/>
        </table:table-row>
        <table:table-row table:style-name="ro2">
          <table:table-cell table:formula="of:=CONCATENATE([.A$1];[.J1736])" office:value-type="string" office:string-value="some description1738" calcext:value-type="string">
            <text:p>some description1738</text:p>
          </table:table-cell>
          <table:table-cell table:formula="of:=CONCATENATE([.B$1];[.$J1736];[.$M$2])" office:value-type="string" office:string-value="http://domain1738.com" calcext:value-type="string">
            <text:p>http://domain173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8" calcext:value-type="float">
            <text:p>1738</text:p>
          </table:table-cell>
          <table:table-cell table:number-columns-repeated="5"/>
          <table:table-cell table:formula="of:=CONCATENATE([.$P$1];[.J1736];[.$Q$1];[.$N$3];[.A1736];[.$O$3];[.$Q$1];[.$N$3];[.B1736];[.$O$3];[.$Q$1];[.$N$2];[.E1736];[.$O$2];[.$Q$1];[.$N$2];[.C1736];[.$O$2];[.$Q$1];[.$N$2];[.F1736];[.$O$2];[.$Q$1];[.$N$2];[.D1736];[.$O$2];[.$O$2])" office:value-type="string" office:string-value="insert into creatives values (1738,'some description1738','http://domain1738.com',(),('US',),(),())" calcext:value-type="string">
            <text:p>insert into creatives values (1738,'some description1738','http://domain1738.com',(),('US',),(),())</text:p>
          </table:table-cell>
          <table:table-cell/>
        </table:table-row>
        <table:table-row table:style-name="ro2">
          <table:table-cell table:formula="of:=CONCATENATE([.A$1];[.J1737])" office:value-type="string" office:string-value="some description1739" calcext:value-type="string">
            <text:p>some description1739</text:p>
          </table:table-cell>
          <table:table-cell table:formula="of:=CONCATENATE([.B$1];[.$J1737];[.$M$2])" office:value-type="string" office:string-value="http://domain1739.com" calcext:value-type="string">
            <text:p>http://domain173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39" calcext:value-type="float">
            <text:p>1739</text:p>
          </table:table-cell>
          <table:table-cell table:number-columns-repeated="5"/>
          <table:table-cell table:formula="of:=CONCATENATE([.$P$1];[.J1737];[.$Q$1];[.$N$3];[.A1737];[.$O$3];[.$Q$1];[.$N$3];[.B1737];[.$O$3];[.$Q$1];[.$N$2];[.E1737];[.$O$2];[.$Q$1];[.$N$2];[.C1737];[.$O$2];[.$Q$1];[.$N$2];[.F1737];[.$O$2];[.$Q$1];[.$N$2];[.D1737];[.$O$2];[.$O$2])" office:value-type="string" office:string-value="insert into creatives values (1739,'some description1739','http://domain1739.com',(),('US',),(),())" calcext:value-type="string">
            <text:p>insert into creatives values (1739,'some description1739','http://domain1739.com',(),('US',),(),())</text:p>
          </table:table-cell>
          <table:table-cell/>
        </table:table-row>
        <table:table-row table:style-name="ro2">
          <table:table-cell table:formula="of:=CONCATENATE([.A$1];[.J1738])" office:value-type="string" office:string-value="some description1740" calcext:value-type="string">
            <text:p>some description1740</text:p>
          </table:table-cell>
          <table:table-cell table:formula="of:=CONCATENATE([.B$1];[.$J1738];[.$M$2])" office:value-type="string" office:string-value="http://domain1740.com" calcext:value-type="string">
            <text:p>http://domain174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0" calcext:value-type="float">
            <text:p>1740</text:p>
          </table:table-cell>
          <table:table-cell table:number-columns-repeated="5"/>
          <table:table-cell table:formula="of:=CONCATENATE([.$P$1];[.J1738];[.$Q$1];[.$N$3];[.A1738];[.$O$3];[.$Q$1];[.$N$3];[.B1738];[.$O$3];[.$Q$1];[.$N$2];[.E1738];[.$O$2];[.$Q$1];[.$N$2];[.C1738];[.$O$2];[.$Q$1];[.$N$2];[.F1738];[.$O$2];[.$Q$1];[.$N$2];[.D1738];[.$O$2];[.$O$2])" office:value-type="string" office:string-value="insert into creatives values (1740,'some description1740','http://domain1740.com',(),('US',),(),())" calcext:value-type="string">
            <text:p>insert into creatives values (1740,'some description1740','http://domain1740.com',(),('US',),(),())</text:p>
          </table:table-cell>
          <table:table-cell/>
        </table:table-row>
        <table:table-row table:style-name="ro2">
          <table:table-cell table:formula="of:=CONCATENATE([.A$1];[.J1739])" office:value-type="string" office:string-value="some description1741" calcext:value-type="string">
            <text:p>some description1741</text:p>
          </table:table-cell>
          <table:table-cell table:formula="of:=CONCATENATE([.B$1];[.$J1739];[.$M$2])" office:value-type="string" office:string-value="http://domain1741.com" calcext:value-type="string">
            <text:p>http://domain174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1" calcext:value-type="float">
            <text:p>1741</text:p>
          </table:table-cell>
          <table:table-cell table:number-columns-repeated="5"/>
          <table:table-cell table:formula="of:=CONCATENATE([.$P$1];[.J1739];[.$Q$1];[.$N$3];[.A1739];[.$O$3];[.$Q$1];[.$N$3];[.B1739];[.$O$3];[.$Q$1];[.$N$2];[.E1739];[.$O$2];[.$Q$1];[.$N$2];[.C1739];[.$O$2];[.$Q$1];[.$N$2];[.F1739];[.$O$2];[.$Q$1];[.$N$2];[.D1739];[.$O$2];[.$O$2])" office:value-type="string" office:string-value="insert into creatives values (1741,'some description1741','http://domain1741.com',(),('US',),(),())" calcext:value-type="string">
            <text:p>insert into creatives values (1741,'some description1741','http://domain1741.com',(),('US',),(),())</text:p>
          </table:table-cell>
          <table:table-cell/>
        </table:table-row>
        <table:table-row table:style-name="ro2">
          <table:table-cell table:formula="of:=CONCATENATE([.A$1];[.J1740])" office:value-type="string" office:string-value="some description1742" calcext:value-type="string">
            <text:p>some description1742</text:p>
          </table:table-cell>
          <table:table-cell table:formula="of:=CONCATENATE([.B$1];[.$J1740];[.$M$2])" office:value-type="string" office:string-value="http://domain1742.com" calcext:value-type="string">
            <text:p>http://domain174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2" calcext:value-type="float">
            <text:p>1742</text:p>
          </table:table-cell>
          <table:table-cell table:number-columns-repeated="5"/>
          <table:table-cell table:formula="of:=CONCATENATE([.$P$1];[.J1740];[.$Q$1];[.$N$3];[.A1740];[.$O$3];[.$Q$1];[.$N$3];[.B1740];[.$O$3];[.$Q$1];[.$N$2];[.E1740];[.$O$2];[.$Q$1];[.$N$2];[.C1740];[.$O$2];[.$Q$1];[.$N$2];[.F1740];[.$O$2];[.$Q$1];[.$N$2];[.D1740];[.$O$2];[.$O$2])" office:value-type="string" office:string-value="insert into creatives values (1742,'some description1742','http://domain1742.com',(),('US',),(),())" calcext:value-type="string">
            <text:p>insert into creatives values (1742,'some description1742','http://domain1742.com',(),('US',),(),())</text:p>
          </table:table-cell>
          <table:table-cell/>
        </table:table-row>
        <table:table-row table:style-name="ro2">
          <table:table-cell table:formula="of:=CONCATENATE([.A$1];[.J1741])" office:value-type="string" office:string-value="some description1743" calcext:value-type="string">
            <text:p>some description1743</text:p>
          </table:table-cell>
          <table:table-cell table:formula="of:=CONCATENATE([.B$1];[.$J1741];[.$M$2])" office:value-type="string" office:string-value="http://domain1743.com" calcext:value-type="string">
            <text:p>http://domain174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table:formula="of:=CONCATENATE([.$P$1];[.J1741];[.$Q$1];[.$N$3];[.A1741];[.$O$3];[.$Q$1];[.$N$3];[.B1741];[.$O$3];[.$Q$1];[.$N$2];[.E1741];[.$O$2];[.$Q$1];[.$N$2];[.C1741];[.$O$2];[.$Q$1];[.$N$2];[.F1741];[.$O$2];[.$Q$1];[.$N$2];[.D1741];[.$O$2];[.$O$2])" office:value-type="string" office:string-value="insert into creatives values (1743,'some description1743','http://domain1743.com',(),('US',),(),())" calcext:value-type="string">
            <text:p>insert into creatives values (1743,'some description1743','http://domain1743.com',(),('US',),(),())</text:p>
          </table:table-cell>
          <table:table-cell/>
        </table:table-row>
        <table:table-row table:style-name="ro2">
          <table:table-cell table:formula="of:=CONCATENATE([.A$1];[.J1742])" office:value-type="string" office:string-value="some description1744" calcext:value-type="string">
            <text:p>some description1744</text:p>
          </table:table-cell>
          <table:table-cell table:formula="of:=CONCATENATE([.B$1];[.$J1742];[.$M$2])" office:value-type="string" office:string-value="http://domain1744.com" calcext:value-type="string">
            <text:p>http://domain174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table:formula="of:=CONCATENATE([.$P$1];[.J1742];[.$Q$1];[.$N$3];[.A1742];[.$O$3];[.$Q$1];[.$N$3];[.B1742];[.$O$3];[.$Q$1];[.$N$2];[.E1742];[.$O$2];[.$Q$1];[.$N$2];[.C1742];[.$O$2];[.$Q$1];[.$N$2];[.F1742];[.$O$2];[.$Q$1];[.$N$2];[.D1742];[.$O$2];[.$O$2])" office:value-type="string" office:string-value="insert into creatives values (1744,'some description1744','http://domain1744.com',(),('US',),(),())" calcext:value-type="string">
            <text:p>insert into creatives values (1744,'some description1744','http://domain1744.com',(),('US',),(),())</text:p>
          </table:table-cell>
          <table:table-cell/>
        </table:table-row>
        <table:table-row table:style-name="ro2">
          <table:table-cell table:formula="of:=CONCATENATE([.A$1];[.J1743])" office:value-type="string" office:string-value="some description1745" calcext:value-type="string">
            <text:p>some description1745</text:p>
          </table:table-cell>
          <table:table-cell table:formula="of:=CONCATENATE([.B$1];[.$J1743];[.$M$2])" office:value-type="string" office:string-value="http://domain1745.com" calcext:value-type="string">
            <text:p>http://domain174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table:formula="of:=CONCATENATE([.$P$1];[.J1743];[.$Q$1];[.$N$3];[.A1743];[.$O$3];[.$Q$1];[.$N$3];[.B1743];[.$O$3];[.$Q$1];[.$N$2];[.E1743];[.$O$2];[.$Q$1];[.$N$2];[.C1743];[.$O$2];[.$Q$1];[.$N$2];[.F1743];[.$O$2];[.$Q$1];[.$N$2];[.D1743];[.$O$2];[.$O$2])" office:value-type="string" office:string-value="insert into creatives values (1745,'some description1745','http://domain1745.com',(),('US',),(),())" calcext:value-type="string">
            <text:p>insert into creatives values (1745,'some description1745','http://domain1745.com',(),('US',),(),())</text:p>
          </table:table-cell>
          <table:table-cell/>
        </table:table-row>
        <table:table-row table:style-name="ro2">
          <table:table-cell table:formula="of:=CONCATENATE([.A$1];[.J1744])" office:value-type="string" office:string-value="some description1746" calcext:value-type="string">
            <text:p>some description1746</text:p>
          </table:table-cell>
          <table:table-cell table:formula="of:=CONCATENATE([.B$1];[.$J1744];[.$M$2])" office:value-type="string" office:string-value="http://domain1746.com" calcext:value-type="string">
            <text:p>http://domain174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table:formula="of:=CONCATENATE([.$P$1];[.J1744];[.$Q$1];[.$N$3];[.A1744];[.$O$3];[.$Q$1];[.$N$3];[.B1744];[.$O$3];[.$Q$1];[.$N$2];[.E1744];[.$O$2];[.$Q$1];[.$N$2];[.C1744];[.$O$2];[.$Q$1];[.$N$2];[.F1744];[.$O$2];[.$Q$1];[.$N$2];[.D1744];[.$O$2];[.$O$2])" office:value-type="string" office:string-value="insert into creatives values (1746,'some description1746','http://domain1746.com',(),('US',),(),())" calcext:value-type="string">
            <text:p>insert into creatives values (1746,'some description1746','http://domain1746.com',(),('US',),(),())</text:p>
          </table:table-cell>
          <table:table-cell/>
        </table:table-row>
        <table:table-row table:style-name="ro2">
          <table:table-cell table:formula="of:=CONCATENATE([.A$1];[.J1745])" office:value-type="string" office:string-value="some description1747" calcext:value-type="string">
            <text:p>some description1747</text:p>
          </table:table-cell>
          <table:table-cell table:formula="of:=CONCATENATE([.B$1];[.$J1745];[.$M$2])" office:value-type="string" office:string-value="http://domain1747.com" calcext:value-type="string">
            <text:p>http://domain174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table:formula="of:=CONCATENATE([.$P$1];[.J1745];[.$Q$1];[.$N$3];[.A1745];[.$O$3];[.$Q$1];[.$N$3];[.B1745];[.$O$3];[.$Q$1];[.$N$2];[.E1745];[.$O$2];[.$Q$1];[.$N$2];[.C1745];[.$O$2];[.$Q$1];[.$N$2];[.F1745];[.$O$2];[.$Q$1];[.$N$2];[.D1745];[.$O$2];[.$O$2])" office:value-type="string" office:string-value="insert into creatives values (1747,'some description1747','http://domain1747.com',(),('US',),(),())" calcext:value-type="string">
            <text:p>insert into creatives values (1747,'some description1747','http://domain1747.com',(),('US',),(),())</text:p>
          </table:table-cell>
          <table:table-cell/>
        </table:table-row>
        <table:table-row table:style-name="ro2">
          <table:table-cell table:formula="of:=CONCATENATE([.A$1];[.J1746])" office:value-type="string" office:string-value="some description1748" calcext:value-type="string">
            <text:p>some description1748</text:p>
          </table:table-cell>
          <table:table-cell table:formula="of:=CONCATENATE([.B$1];[.$J1746];[.$M$2])" office:value-type="string" office:string-value="http://domain1748.com" calcext:value-type="string">
            <text:p>http://domain174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table:formula="of:=CONCATENATE([.$P$1];[.J1746];[.$Q$1];[.$N$3];[.A1746];[.$O$3];[.$Q$1];[.$N$3];[.B1746];[.$O$3];[.$Q$1];[.$N$2];[.E1746];[.$O$2];[.$Q$1];[.$N$2];[.C1746];[.$O$2];[.$Q$1];[.$N$2];[.F1746];[.$O$2];[.$Q$1];[.$N$2];[.D1746];[.$O$2];[.$O$2])" office:value-type="string" office:string-value="insert into creatives values (1748,'some description1748','http://domain1748.com',(),('US',),(),())" calcext:value-type="string">
            <text:p>insert into creatives values (1748,'some description1748','http://domain1748.com',(),('US',),(),())</text:p>
          </table:table-cell>
          <table:table-cell/>
        </table:table-row>
        <table:table-row table:style-name="ro2">
          <table:table-cell table:formula="of:=CONCATENATE([.A$1];[.J1747])" office:value-type="string" office:string-value="some description1749" calcext:value-type="string">
            <text:p>some description1749</text:p>
          </table:table-cell>
          <table:table-cell table:formula="of:=CONCATENATE([.B$1];[.$J1747];[.$M$2])" office:value-type="string" office:string-value="http://domain1749.com" calcext:value-type="string">
            <text:p>http://domain174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table:formula="of:=CONCATENATE([.$P$1];[.J1747];[.$Q$1];[.$N$3];[.A1747];[.$O$3];[.$Q$1];[.$N$3];[.B1747];[.$O$3];[.$Q$1];[.$N$2];[.E1747];[.$O$2];[.$Q$1];[.$N$2];[.C1747];[.$O$2];[.$Q$1];[.$N$2];[.F1747];[.$O$2];[.$Q$1];[.$N$2];[.D1747];[.$O$2];[.$O$2])" office:value-type="string" office:string-value="insert into creatives values (1749,'some description1749','http://domain1749.com',(),('US',),(),())" calcext:value-type="string">
            <text:p>insert into creatives values (1749,'some description1749','http://domain1749.com',(),('US',),(),())</text:p>
          </table:table-cell>
          <table:table-cell/>
        </table:table-row>
        <table:table-row table:style-name="ro2">
          <table:table-cell table:formula="of:=CONCATENATE([.A$1];[.J1748])" office:value-type="string" office:string-value="some description1750" calcext:value-type="string">
            <text:p>some description1750</text:p>
          </table:table-cell>
          <table:table-cell table:formula="of:=CONCATENATE([.B$1];[.$J1748];[.$M$2])" office:value-type="string" office:string-value="http://domain1750.com" calcext:value-type="string">
            <text:p>http://domain175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table:formula="of:=CONCATENATE([.$P$1];[.J1748];[.$Q$1];[.$N$3];[.A1748];[.$O$3];[.$Q$1];[.$N$3];[.B1748];[.$O$3];[.$Q$1];[.$N$2];[.E1748];[.$O$2];[.$Q$1];[.$N$2];[.C1748];[.$O$2];[.$Q$1];[.$N$2];[.F1748];[.$O$2];[.$Q$1];[.$N$2];[.D1748];[.$O$2];[.$O$2])" office:value-type="string" office:string-value="insert into creatives values (1750,'some description1750','http://domain1750.com',(),('US',),(),())" calcext:value-type="string">
            <text:p>insert into creatives values (1750,'some description1750','http://domain1750.com',(),('US',),(),())</text:p>
          </table:table-cell>
          <table:table-cell/>
        </table:table-row>
        <table:table-row table:style-name="ro2">
          <table:table-cell table:formula="of:=CONCATENATE([.A$1];[.J1749])" office:value-type="string" office:string-value="some description1751" calcext:value-type="string">
            <text:p>some description1751</text:p>
          </table:table-cell>
          <table:table-cell table:formula="of:=CONCATENATE([.B$1];[.$J1749];[.$M$2])" office:value-type="string" office:string-value="http://domain1751.com" calcext:value-type="string">
            <text:p>http://domain175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1" calcext:value-type="float">
            <text:p>1751</text:p>
          </table:table-cell>
          <table:table-cell table:number-columns-repeated="5"/>
          <table:table-cell table:formula="of:=CONCATENATE([.$P$1];[.J1749];[.$Q$1];[.$N$3];[.A1749];[.$O$3];[.$Q$1];[.$N$3];[.B1749];[.$O$3];[.$Q$1];[.$N$2];[.E1749];[.$O$2];[.$Q$1];[.$N$2];[.C1749];[.$O$2];[.$Q$1];[.$N$2];[.F1749];[.$O$2];[.$Q$1];[.$N$2];[.D1749];[.$O$2];[.$O$2])" office:value-type="string" office:string-value="insert into creatives values (1751,'some description1751','http://domain1751.com',(),('US',),(),())" calcext:value-type="string">
            <text:p>insert into creatives values (1751,'some description1751','http://domain1751.com',(),('US',),(),())</text:p>
          </table:table-cell>
          <table:table-cell/>
        </table:table-row>
        <table:table-row table:style-name="ro2">
          <table:table-cell table:formula="of:=CONCATENATE([.A$1];[.J1750])" office:value-type="string" office:string-value="some description1752" calcext:value-type="string">
            <text:p>some description1752</text:p>
          </table:table-cell>
          <table:table-cell table:formula="of:=CONCATENATE([.B$1];[.$J1750];[.$M$2])" office:value-type="string" office:string-value="http://domain1752.com" calcext:value-type="string">
            <text:p>http://domain175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2" calcext:value-type="float">
            <text:p>1752</text:p>
          </table:table-cell>
          <table:table-cell table:number-columns-repeated="5"/>
          <table:table-cell table:formula="of:=CONCATENATE([.$P$1];[.J1750];[.$Q$1];[.$N$3];[.A1750];[.$O$3];[.$Q$1];[.$N$3];[.B1750];[.$O$3];[.$Q$1];[.$N$2];[.E1750];[.$O$2];[.$Q$1];[.$N$2];[.C1750];[.$O$2];[.$Q$1];[.$N$2];[.F1750];[.$O$2];[.$Q$1];[.$N$2];[.D1750];[.$O$2];[.$O$2])" office:value-type="string" office:string-value="insert into creatives values (1752,'some description1752','http://domain1752.com',(),('US',),(),())" calcext:value-type="string">
            <text:p>insert into creatives values (1752,'some description1752','http://domain1752.com',(),('US',),(),())</text:p>
          </table:table-cell>
          <table:table-cell/>
        </table:table-row>
        <table:table-row table:style-name="ro2">
          <table:table-cell table:formula="of:=CONCATENATE([.A$1];[.J1751])" office:value-type="string" office:string-value="some description1753" calcext:value-type="string">
            <text:p>some description1753</text:p>
          </table:table-cell>
          <table:table-cell table:formula="of:=CONCATENATE([.B$1];[.$J1751];[.$M$2])" office:value-type="string" office:string-value="http://domain1753.com" calcext:value-type="string">
            <text:p>http://domain175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3" calcext:value-type="float">
            <text:p>1753</text:p>
          </table:table-cell>
          <table:table-cell table:number-columns-repeated="5"/>
          <table:table-cell table:formula="of:=CONCATENATE([.$P$1];[.J1751];[.$Q$1];[.$N$3];[.A1751];[.$O$3];[.$Q$1];[.$N$3];[.B1751];[.$O$3];[.$Q$1];[.$N$2];[.E1751];[.$O$2];[.$Q$1];[.$N$2];[.C1751];[.$O$2];[.$Q$1];[.$N$2];[.F1751];[.$O$2];[.$Q$1];[.$N$2];[.D1751];[.$O$2];[.$O$2])" office:value-type="string" office:string-value="insert into creatives values (1753,'some description1753','http://domain1753.com',(),('US',),(),())" calcext:value-type="string">
            <text:p>insert into creatives values (1753,'some description1753','http://domain1753.com',(),('US',),(),())</text:p>
          </table:table-cell>
          <table:table-cell/>
        </table:table-row>
        <table:table-row table:style-name="ro2">
          <table:table-cell table:formula="of:=CONCATENATE([.A$1];[.J1752])" office:value-type="string" office:string-value="some description1754" calcext:value-type="string">
            <text:p>some description1754</text:p>
          </table:table-cell>
          <table:table-cell table:formula="of:=CONCATENATE([.B$1];[.$J1752];[.$M$2])" office:value-type="string" office:string-value="http://domain1754.com" calcext:value-type="string">
            <text:p>http://domain175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4" calcext:value-type="float">
            <text:p>1754</text:p>
          </table:table-cell>
          <table:table-cell table:number-columns-repeated="5"/>
          <table:table-cell table:formula="of:=CONCATENATE([.$P$1];[.J1752];[.$Q$1];[.$N$3];[.A1752];[.$O$3];[.$Q$1];[.$N$3];[.B1752];[.$O$3];[.$Q$1];[.$N$2];[.E1752];[.$O$2];[.$Q$1];[.$N$2];[.C1752];[.$O$2];[.$Q$1];[.$N$2];[.F1752];[.$O$2];[.$Q$1];[.$N$2];[.D1752];[.$O$2];[.$O$2])" office:value-type="string" office:string-value="insert into creatives values (1754,'some description1754','http://domain1754.com',(),('US',),(),())" calcext:value-type="string">
            <text:p>insert into creatives values (1754,'some description1754','http://domain1754.com',(),('US',),(),())</text:p>
          </table:table-cell>
          <table:table-cell/>
        </table:table-row>
        <table:table-row table:style-name="ro2">
          <table:table-cell table:formula="of:=CONCATENATE([.A$1];[.J1753])" office:value-type="string" office:string-value="some description1755" calcext:value-type="string">
            <text:p>some description1755</text:p>
          </table:table-cell>
          <table:table-cell table:formula="of:=CONCATENATE([.B$1];[.$J1753];[.$M$2])" office:value-type="string" office:string-value="http://domain1755.com" calcext:value-type="string">
            <text:p>http://domain175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5" calcext:value-type="float">
            <text:p>1755</text:p>
          </table:table-cell>
          <table:table-cell table:number-columns-repeated="5"/>
          <table:table-cell table:formula="of:=CONCATENATE([.$P$1];[.J1753];[.$Q$1];[.$N$3];[.A1753];[.$O$3];[.$Q$1];[.$N$3];[.B1753];[.$O$3];[.$Q$1];[.$N$2];[.E1753];[.$O$2];[.$Q$1];[.$N$2];[.C1753];[.$O$2];[.$Q$1];[.$N$2];[.F1753];[.$O$2];[.$Q$1];[.$N$2];[.D1753];[.$O$2];[.$O$2])" office:value-type="string" office:string-value="insert into creatives values (1755,'some description1755','http://domain1755.com',(),('US',),(),())" calcext:value-type="string">
            <text:p>insert into creatives values (1755,'some description1755','http://domain1755.com',(),('US',),(),())</text:p>
          </table:table-cell>
          <table:table-cell/>
        </table:table-row>
        <table:table-row table:style-name="ro2">
          <table:table-cell table:formula="of:=CONCATENATE([.A$1];[.J1754])" office:value-type="string" office:string-value="some description1756" calcext:value-type="string">
            <text:p>some description1756</text:p>
          </table:table-cell>
          <table:table-cell table:formula="of:=CONCATENATE([.B$1];[.$J1754];[.$M$2])" office:value-type="string" office:string-value="http://domain1756.com" calcext:value-type="string">
            <text:p>http://domain175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6" calcext:value-type="float">
            <text:p>1756</text:p>
          </table:table-cell>
          <table:table-cell table:number-columns-repeated="5"/>
          <table:table-cell table:formula="of:=CONCATENATE([.$P$1];[.J1754];[.$Q$1];[.$N$3];[.A1754];[.$O$3];[.$Q$1];[.$N$3];[.B1754];[.$O$3];[.$Q$1];[.$N$2];[.E1754];[.$O$2];[.$Q$1];[.$N$2];[.C1754];[.$O$2];[.$Q$1];[.$N$2];[.F1754];[.$O$2];[.$Q$1];[.$N$2];[.D1754];[.$O$2];[.$O$2])" office:value-type="string" office:string-value="insert into creatives values (1756,'some description1756','http://domain1756.com',(),('US',),(),())" calcext:value-type="string">
            <text:p>insert into creatives values (1756,'some description1756','http://domain1756.com',(),('US',),(),())</text:p>
          </table:table-cell>
          <table:table-cell/>
        </table:table-row>
        <table:table-row table:style-name="ro2">
          <table:table-cell table:formula="of:=CONCATENATE([.A$1];[.J1755])" office:value-type="string" office:string-value="some description1757" calcext:value-type="string">
            <text:p>some description1757</text:p>
          </table:table-cell>
          <table:table-cell table:formula="of:=CONCATENATE([.B$1];[.$J1755];[.$M$2])" office:value-type="string" office:string-value="http://domain1757.com" calcext:value-type="string">
            <text:p>http://domain175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7" calcext:value-type="float">
            <text:p>1757</text:p>
          </table:table-cell>
          <table:table-cell table:number-columns-repeated="5"/>
          <table:table-cell table:formula="of:=CONCATENATE([.$P$1];[.J1755];[.$Q$1];[.$N$3];[.A1755];[.$O$3];[.$Q$1];[.$N$3];[.B1755];[.$O$3];[.$Q$1];[.$N$2];[.E1755];[.$O$2];[.$Q$1];[.$N$2];[.C1755];[.$O$2];[.$Q$1];[.$N$2];[.F1755];[.$O$2];[.$Q$1];[.$N$2];[.D1755];[.$O$2];[.$O$2])" office:value-type="string" office:string-value="insert into creatives values (1757,'some description1757','http://domain1757.com',(),('US',),(),())" calcext:value-type="string">
            <text:p>insert into creatives values (1757,'some description1757','http://domain1757.com',(),('US',),(),())</text:p>
          </table:table-cell>
          <table:table-cell/>
        </table:table-row>
        <table:table-row table:style-name="ro2">
          <table:table-cell table:formula="of:=CONCATENATE([.A$1];[.J1756])" office:value-type="string" office:string-value="some description1758" calcext:value-type="string">
            <text:p>some description1758</text:p>
          </table:table-cell>
          <table:table-cell table:formula="of:=CONCATENATE([.B$1];[.$J1756];[.$M$2])" office:value-type="string" office:string-value="http://domain1758.com" calcext:value-type="string">
            <text:p>http://domain175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8" calcext:value-type="float">
            <text:p>1758</text:p>
          </table:table-cell>
          <table:table-cell table:number-columns-repeated="5"/>
          <table:table-cell table:formula="of:=CONCATENATE([.$P$1];[.J1756];[.$Q$1];[.$N$3];[.A1756];[.$O$3];[.$Q$1];[.$N$3];[.B1756];[.$O$3];[.$Q$1];[.$N$2];[.E1756];[.$O$2];[.$Q$1];[.$N$2];[.C1756];[.$O$2];[.$Q$1];[.$N$2];[.F1756];[.$O$2];[.$Q$1];[.$N$2];[.D1756];[.$O$2];[.$O$2])" office:value-type="string" office:string-value="insert into creatives values (1758,'some description1758','http://domain1758.com',(),('US',),(),())" calcext:value-type="string">
            <text:p>insert into creatives values (1758,'some description1758','http://domain1758.com',(),('US',),(),())</text:p>
          </table:table-cell>
          <table:table-cell/>
        </table:table-row>
        <table:table-row table:style-name="ro2">
          <table:table-cell table:formula="of:=CONCATENATE([.A$1];[.J1757])" office:value-type="string" office:string-value="some description1759" calcext:value-type="string">
            <text:p>some description1759</text:p>
          </table:table-cell>
          <table:table-cell table:formula="of:=CONCATENATE([.B$1];[.$J1757];[.$M$2])" office:value-type="string" office:string-value="http://domain1759.com" calcext:value-type="string">
            <text:p>http://domain175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59" calcext:value-type="float">
            <text:p>1759</text:p>
          </table:table-cell>
          <table:table-cell table:number-columns-repeated="5"/>
          <table:table-cell table:formula="of:=CONCATENATE([.$P$1];[.J1757];[.$Q$1];[.$N$3];[.A1757];[.$O$3];[.$Q$1];[.$N$3];[.B1757];[.$O$3];[.$Q$1];[.$N$2];[.E1757];[.$O$2];[.$Q$1];[.$N$2];[.C1757];[.$O$2];[.$Q$1];[.$N$2];[.F1757];[.$O$2];[.$Q$1];[.$N$2];[.D1757];[.$O$2];[.$O$2])" office:value-type="string" office:string-value="insert into creatives values (1759,'some description1759','http://domain1759.com',(),('US',),(),())" calcext:value-type="string">
            <text:p>insert into creatives values (1759,'some description1759','http://domain1759.com',(),('US',),(),())</text:p>
          </table:table-cell>
          <table:table-cell/>
        </table:table-row>
        <table:table-row table:style-name="ro2">
          <table:table-cell table:formula="of:=CONCATENATE([.A$1];[.J1758])" office:value-type="string" office:string-value="some description1760" calcext:value-type="string">
            <text:p>some description1760</text:p>
          </table:table-cell>
          <table:table-cell table:formula="of:=CONCATENATE([.B$1];[.$J1758];[.$M$2])" office:value-type="string" office:string-value="http://domain1760.com" calcext:value-type="string">
            <text:p>http://domain176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0" calcext:value-type="float">
            <text:p>1760</text:p>
          </table:table-cell>
          <table:table-cell table:number-columns-repeated="5"/>
          <table:table-cell table:formula="of:=CONCATENATE([.$P$1];[.J1758];[.$Q$1];[.$N$3];[.A1758];[.$O$3];[.$Q$1];[.$N$3];[.B1758];[.$O$3];[.$Q$1];[.$N$2];[.E1758];[.$O$2];[.$Q$1];[.$N$2];[.C1758];[.$O$2];[.$Q$1];[.$N$2];[.F1758];[.$O$2];[.$Q$1];[.$N$2];[.D1758];[.$O$2];[.$O$2])" office:value-type="string" office:string-value="insert into creatives values (1760,'some description1760','http://domain1760.com',(),('US',),(),())" calcext:value-type="string">
            <text:p>insert into creatives values (1760,'some description1760','http://domain1760.com',(),('US',),(),())</text:p>
          </table:table-cell>
          <table:table-cell/>
        </table:table-row>
        <table:table-row table:style-name="ro2">
          <table:table-cell table:formula="of:=CONCATENATE([.A$1];[.J1759])" office:value-type="string" office:string-value="some description1761" calcext:value-type="string">
            <text:p>some description1761</text:p>
          </table:table-cell>
          <table:table-cell table:formula="of:=CONCATENATE([.B$1];[.$J1759];[.$M$2])" office:value-type="string" office:string-value="http://domain1761.com" calcext:value-type="string">
            <text:p>http://domain176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1" calcext:value-type="float">
            <text:p>1761</text:p>
          </table:table-cell>
          <table:table-cell table:number-columns-repeated="5"/>
          <table:table-cell table:formula="of:=CONCATENATE([.$P$1];[.J1759];[.$Q$1];[.$N$3];[.A1759];[.$O$3];[.$Q$1];[.$N$3];[.B1759];[.$O$3];[.$Q$1];[.$N$2];[.E1759];[.$O$2];[.$Q$1];[.$N$2];[.C1759];[.$O$2];[.$Q$1];[.$N$2];[.F1759];[.$O$2];[.$Q$1];[.$N$2];[.D1759];[.$O$2];[.$O$2])" office:value-type="string" office:string-value="insert into creatives values (1761,'some description1761','http://domain1761.com',(),('US',),(),())" calcext:value-type="string">
            <text:p>insert into creatives values (1761,'some description1761','http://domain1761.com',(),('US',),(),())</text:p>
          </table:table-cell>
          <table:table-cell/>
        </table:table-row>
        <table:table-row table:style-name="ro2">
          <table:table-cell table:formula="of:=CONCATENATE([.A$1];[.J1760])" office:value-type="string" office:string-value="some description1762" calcext:value-type="string">
            <text:p>some description1762</text:p>
          </table:table-cell>
          <table:table-cell table:formula="of:=CONCATENATE([.B$1];[.$J1760];[.$M$2])" office:value-type="string" office:string-value="http://domain1762.com" calcext:value-type="string">
            <text:p>http://domain176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2" calcext:value-type="float">
            <text:p>1762</text:p>
          </table:table-cell>
          <table:table-cell table:number-columns-repeated="5"/>
          <table:table-cell table:formula="of:=CONCATENATE([.$P$1];[.J1760];[.$Q$1];[.$N$3];[.A1760];[.$O$3];[.$Q$1];[.$N$3];[.B1760];[.$O$3];[.$Q$1];[.$N$2];[.E1760];[.$O$2];[.$Q$1];[.$N$2];[.C1760];[.$O$2];[.$Q$1];[.$N$2];[.F1760];[.$O$2];[.$Q$1];[.$N$2];[.D1760];[.$O$2];[.$O$2])" office:value-type="string" office:string-value="insert into creatives values (1762,'some description1762','http://domain1762.com',(),('US',),(),())" calcext:value-type="string">
            <text:p>insert into creatives values (1762,'some description1762','http://domain1762.com',(),('US',),(),())</text:p>
          </table:table-cell>
          <table:table-cell/>
        </table:table-row>
        <table:table-row table:style-name="ro2">
          <table:table-cell table:formula="of:=CONCATENATE([.A$1];[.J1761])" office:value-type="string" office:string-value="some description1763" calcext:value-type="string">
            <text:p>some description1763</text:p>
          </table:table-cell>
          <table:table-cell table:formula="of:=CONCATENATE([.B$1];[.$J1761];[.$M$2])" office:value-type="string" office:string-value="http://domain1763.com" calcext:value-type="string">
            <text:p>http://domain176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3" calcext:value-type="float">
            <text:p>1763</text:p>
          </table:table-cell>
          <table:table-cell table:number-columns-repeated="5"/>
          <table:table-cell table:formula="of:=CONCATENATE([.$P$1];[.J1761];[.$Q$1];[.$N$3];[.A1761];[.$O$3];[.$Q$1];[.$N$3];[.B1761];[.$O$3];[.$Q$1];[.$N$2];[.E1761];[.$O$2];[.$Q$1];[.$N$2];[.C1761];[.$O$2];[.$Q$1];[.$N$2];[.F1761];[.$O$2];[.$Q$1];[.$N$2];[.D1761];[.$O$2];[.$O$2])" office:value-type="string" office:string-value="insert into creatives values (1763,'some description1763','http://domain1763.com',(),('US',),(),())" calcext:value-type="string">
            <text:p>insert into creatives values (1763,'some description1763','http://domain1763.com',(),('US',),(),())</text:p>
          </table:table-cell>
          <table:table-cell/>
        </table:table-row>
        <table:table-row table:style-name="ro2">
          <table:table-cell table:formula="of:=CONCATENATE([.A$1];[.J1762])" office:value-type="string" office:string-value="some description1764" calcext:value-type="string">
            <text:p>some description1764</text:p>
          </table:table-cell>
          <table:table-cell table:formula="of:=CONCATENATE([.B$1];[.$J1762];[.$M$2])" office:value-type="string" office:string-value="http://domain1764.com" calcext:value-type="string">
            <text:p>http://domain176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4" calcext:value-type="float">
            <text:p>1764</text:p>
          </table:table-cell>
          <table:table-cell table:number-columns-repeated="5"/>
          <table:table-cell table:formula="of:=CONCATENATE([.$P$1];[.J1762];[.$Q$1];[.$N$3];[.A1762];[.$O$3];[.$Q$1];[.$N$3];[.B1762];[.$O$3];[.$Q$1];[.$N$2];[.E1762];[.$O$2];[.$Q$1];[.$N$2];[.C1762];[.$O$2];[.$Q$1];[.$N$2];[.F1762];[.$O$2];[.$Q$1];[.$N$2];[.D1762];[.$O$2];[.$O$2])" office:value-type="string" office:string-value="insert into creatives values (1764,'some description1764','http://domain1764.com',(),('US',),(),())" calcext:value-type="string">
            <text:p>insert into creatives values (1764,'some description1764','http://domain1764.com',(),('US',),(),())</text:p>
          </table:table-cell>
          <table:table-cell/>
        </table:table-row>
        <table:table-row table:style-name="ro2">
          <table:table-cell table:formula="of:=CONCATENATE([.A$1];[.J1763])" office:value-type="string" office:string-value="some description1765" calcext:value-type="string">
            <text:p>some description1765</text:p>
          </table:table-cell>
          <table:table-cell table:formula="of:=CONCATENATE([.B$1];[.$J1763];[.$M$2])" office:value-type="string" office:string-value="http://domain1765.com" calcext:value-type="string">
            <text:p>http://domain176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5" calcext:value-type="float">
            <text:p>1765</text:p>
          </table:table-cell>
          <table:table-cell table:number-columns-repeated="5"/>
          <table:table-cell table:formula="of:=CONCATENATE([.$P$1];[.J1763];[.$Q$1];[.$N$3];[.A1763];[.$O$3];[.$Q$1];[.$N$3];[.B1763];[.$O$3];[.$Q$1];[.$N$2];[.E1763];[.$O$2];[.$Q$1];[.$N$2];[.C1763];[.$O$2];[.$Q$1];[.$N$2];[.F1763];[.$O$2];[.$Q$1];[.$N$2];[.D1763];[.$O$2];[.$O$2])" office:value-type="string" office:string-value="insert into creatives values (1765,'some description1765','http://domain1765.com',(),('US',),(),())" calcext:value-type="string">
            <text:p>insert into creatives values (1765,'some description1765','http://domain1765.com',(),('US',),(),())</text:p>
          </table:table-cell>
          <table:table-cell/>
        </table:table-row>
        <table:table-row table:style-name="ro2">
          <table:table-cell table:formula="of:=CONCATENATE([.A$1];[.J1764])" office:value-type="string" office:string-value="some description1766" calcext:value-type="string">
            <text:p>some description1766</text:p>
          </table:table-cell>
          <table:table-cell table:formula="of:=CONCATENATE([.B$1];[.$J1764];[.$M$2])" office:value-type="string" office:string-value="http://domain1766.com" calcext:value-type="string">
            <text:p>http://domain176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6" calcext:value-type="float">
            <text:p>1766</text:p>
          </table:table-cell>
          <table:table-cell table:number-columns-repeated="5"/>
          <table:table-cell table:formula="of:=CONCATENATE([.$P$1];[.J1764];[.$Q$1];[.$N$3];[.A1764];[.$O$3];[.$Q$1];[.$N$3];[.B1764];[.$O$3];[.$Q$1];[.$N$2];[.E1764];[.$O$2];[.$Q$1];[.$N$2];[.C1764];[.$O$2];[.$Q$1];[.$N$2];[.F1764];[.$O$2];[.$Q$1];[.$N$2];[.D1764];[.$O$2];[.$O$2])" office:value-type="string" office:string-value="insert into creatives values (1766,'some description1766','http://domain1766.com',(),('US',),(),())" calcext:value-type="string">
            <text:p>insert into creatives values (1766,'some description1766','http://domain1766.com',(),('US',),(),())</text:p>
          </table:table-cell>
          <table:table-cell/>
        </table:table-row>
        <table:table-row table:style-name="ro2">
          <table:table-cell table:formula="of:=CONCATENATE([.A$1];[.J1765])" office:value-type="string" office:string-value="some description1767" calcext:value-type="string">
            <text:p>some description1767</text:p>
          </table:table-cell>
          <table:table-cell table:formula="of:=CONCATENATE([.B$1];[.$J1765];[.$M$2])" office:value-type="string" office:string-value="http://domain1767.com" calcext:value-type="string">
            <text:p>http://domain176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7" calcext:value-type="float">
            <text:p>1767</text:p>
          </table:table-cell>
          <table:table-cell table:number-columns-repeated="5"/>
          <table:table-cell table:formula="of:=CONCATENATE([.$P$1];[.J1765];[.$Q$1];[.$N$3];[.A1765];[.$O$3];[.$Q$1];[.$N$3];[.B1765];[.$O$3];[.$Q$1];[.$N$2];[.E1765];[.$O$2];[.$Q$1];[.$N$2];[.C1765];[.$O$2];[.$Q$1];[.$N$2];[.F1765];[.$O$2];[.$Q$1];[.$N$2];[.D1765];[.$O$2];[.$O$2])" office:value-type="string" office:string-value="insert into creatives values (1767,'some description1767','http://domain1767.com',(),('US',),(),())" calcext:value-type="string">
            <text:p>insert into creatives values (1767,'some description1767','http://domain1767.com',(),('US',),(),())</text:p>
          </table:table-cell>
          <table:table-cell/>
        </table:table-row>
        <table:table-row table:style-name="ro2">
          <table:table-cell table:formula="of:=CONCATENATE([.A$1];[.J1766])" office:value-type="string" office:string-value="some description1768" calcext:value-type="string">
            <text:p>some description1768</text:p>
          </table:table-cell>
          <table:table-cell table:formula="of:=CONCATENATE([.B$1];[.$J1766];[.$M$2])" office:value-type="string" office:string-value="http://domain1768.com" calcext:value-type="string">
            <text:p>http://domain176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8" calcext:value-type="float">
            <text:p>1768</text:p>
          </table:table-cell>
          <table:table-cell table:number-columns-repeated="5"/>
          <table:table-cell table:formula="of:=CONCATENATE([.$P$1];[.J1766];[.$Q$1];[.$N$3];[.A1766];[.$O$3];[.$Q$1];[.$N$3];[.B1766];[.$O$3];[.$Q$1];[.$N$2];[.E1766];[.$O$2];[.$Q$1];[.$N$2];[.C1766];[.$O$2];[.$Q$1];[.$N$2];[.F1766];[.$O$2];[.$Q$1];[.$N$2];[.D1766];[.$O$2];[.$O$2])" office:value-type="string" office:string-value="insert into creatives values (1768,'some description1768','http://domain1768.com',(),('US',),(),())" calcext:value-type="string">
            <text:p>insert into creatives values (1768,'some description1768','http://domain1768.com',(),('US',),(),())</text:p>
          </table:table-cell>
          <table:table-cell/>
        </table:table-row>
        <table:table-row table:style-name="ro2">
          <table:table-cell table:formula="of:=CONCATENATE([.A$1];[.J1767])" office:value-type="string" office:string-value="some description1769" calcext:value-type="string">
            <text:p>some description1769</text:p>
          </table:table-cell>
          <table:table-cell table:formula="of:=CONCATENATE([.B$1];[.$J1767];[.$M$2])" office:value-type="string" office:string-value="http://domain1769.com" calcext:value-type="string">
            <text:p>http://domain176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69" calcext:value-type="float">
            <text:p>1769</text:p>
          </table:table-cell>
          <table:table-cell table:number-columns-repeated="5"/>
          <table:table-cell table:formula="of:=CONCATENATE([.$P$1];[.J1767];[.$Q$1];[.$N$3];[.A1767];[.$O$3];[.$Q$1];[.$N$3];[.B1767];[.$O$3];[.$Q$1];[.$N$2];[.E1767];[.$O$2];[.$Q$1];[.$N$2];[.C1767];[.$O$2];[.$Q$1];[.$N$2];[.F1767];[.$O$2];[.$Q$1];[.$N$2];[.D1767];[.$O$2];[.$O$2])" office:value-type="string" office:string-value="insert into creatives values (1769,'some description1769','http://domain1769.com',(),('US',),(),())" calcext:value-type="string">
            <text:p>insert into creatives values (1769,'some description1769','http://domain1769.com',(),('US',),(),())</text:p>
          </table:table-cell>
          <table:table-cell/>
        </table:table-row>
        <table:table-row table:style-name="ro2">
          <table:table-cell table:formula="of:=CONCATENATE([.A$1];[.J1768])" office:value-type="string" office:string-value="some description1770" calcext:value-type="string">
            <text:p>some description1770</text:p>
          </table:table-cell>
          <table:table-cell table:formula="of:=CONCATENATE([.B$1];[.$J1768];[.$M$2])" office:value-type="string" office:string-value="http://domain1770.com" calcext:value-type="string">
            <text:p>http://domain177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0" calcext:value-type="float">
            <text:p>1770</text:p>
          </table:table-cell>
          <table:table-cell table:number-columns-repeated="5"/>
          <table:table-cell table:formula="of:=CONCATENATE([.$P$1];[.J1768];[.$Q$1];[.$N$3];[.A1768];[.$O$3];[.$Q$1];[.$N$3];[.B1768];[.$O$3];[.$Q$1];[.$N$2];[.E1768];[.$O$2];[.$Q$1];[.$N$2];[.C1768];[.$O$2];[.$Q$1];[.$N$2];[.F1768];[.$O$2];[.$Q$1];[.$N$2];[.D1768];[.$O$2];[.$O$2])" office:value-type="string" office:string-value="insert into creatives values (1770,'some description1770','http://domain1770.com',(),('US',),(),())" calcext:value-type="string">
            <text:p>insert into creatives values (1770,'some description1770','http://domain1770.com',(),('US',),(),())</text:p>
          </table:table-cell>
          <table:table-cell/>
        </table:table-row>
        <table:table-row table:style-name="ro2">
          <table:table-cell table:formula="of:=CONCATENATE([.A$1];[.J1769])" office:value-type="string" office:string-value="some description1771" calcext:value-type="string">
            <text:p>some description1771</text:p>
          </table:table-cell>
          <table:table-cell table:formula="of:=CONCATENATE([.B$1];[.$J1769];[.$M$2])" office:value-type="string" office:string-value="http://domain1771.com" calcext:value-type="string">
            <text:p>http://domain177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1" calcext:value-type="float">
            <text:p>1771</text:p>
          </table:table-cell>
          <table:table-cell table:number-columns-repeated="5"/>
          <table:table-cell table:formula="of:=CONCATENATE([.$P$1];[.J1769];[.$Q$1];[.$N$3];[.A1769];[.$O$3];[.$Q$1];[.$N$3];[.B1769];[.$O$3];[.$Q$1];[.$N$2];[.E1769];[.$O$2];[.$Q$1];[.$N$2];[.C1769];[.$O$2];[.$Q$1];[.$N$2];[.F1769];[.$O$2];[.$Q$1];[.$N$2];[.D1769];[.$O$2];[.$O$2])" office:value-type="string" office:string-value="insert into creatives values (1771,'some description1771','http://domain1771.com',(),('US',),(),())" calcext:value-type="string">
            <text:p>insert into creatives values (1771,'some description1771','http://domain1771.com',(),('US',),(),())</text:p>
          </table:table-cell>
          <table:table-cell/>
        </table:table-row>
        <table:table-row table:style-name="ro2">
          <table:table-cell table:formula="of:=CONCATENATE([.A$1];[.J1770])" office:value-type="string" office:string-value="some description1772" calcext:value-type="string">
            <text:p>some description1772</text:p>
          </table:table-cell>
          <table:table-cell table:formula="of:=CONCATENATE([.B$1];[.$J1770];[.$M$2])" office:value-type="string" office:string-value="http://domain1772.com" calcext:value-type="string">
            <text:p>http://domain177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2" calcext:value-type="float">
            <text:p>1772</text:p>
          </table:table-cell>
          <table:table-cell table:number-columns-repeated="5"/>
          <table:table-cell table:formula="of:=CONCATENATE([.$P$1];[.J1770];[.$Q$1];[.$N$3];[.A1770];[.$O$3];[.$Q$1];[.$N$3];[.B1770];[.$O$3];[.$Q$1];[.$N$2];[.E1770];[.$O$2];[.$Q$1];[.$N$2];[.C1770];[.$O$2];[.$Q$1];[.$N$2];[.F1770];[.$O$2];[.$Q$1];[.$N$2];[.D1770];[.$O$2];[.$O$2])" office:value-type="string" office:string-value="insert into creatives values (1772,'some description1772','http://domain1772.com',(),('US',),(),())" calcext:value-type="string">
            <text:p>insert into creatives values (1772,'some description1772','http://domain1772.com',(),('US',),(),())</text:p>
          </table:table-cell>
          <table:table-cell/>
        </table:table-row>
        <table:table-row table:style-name="ro2">
          <table:table-cell table:formula="of:=CONCATENATE([.A$1];[.J1771])" office:value-type="string" office:string-value="some description1773" calcext:value-type="string">
            <text:p>some description1773</text:p>
          </table:table-cell>
          <table:table-cell table:formula="of:=CONCATENATE([.B$1];[.$J1771];[.$M$2])" office:value-type="string" office:string-value="http://domain1773.com" calcext:value-type="string">
            <text:p>http://domain177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3" calcext:value-type="float">
            <text:p>1773</text:p>
          </table:table-cell>
          <table:table-cell table:number-columns-repeated="5"/>
          <table:table-cell table:formula="of:=CONCATENATE([.$P$1];[.J1771];[.$Q$1];[.$N$3];[.A1771];[.$O$3];[.$Q$1];[.$N$3];[.B1771];[.$O$3];[.$Q$1];[.$N$2];[.E1771];[.$O$2];[.$Q$1];[.$N$2];[.C1771];[.$O$2];[.$Q$1];[.$N$2];[.F1771];[.$O$2];[.$Q$1];[.$N$2];[.D1771];[.$O$2];[.$O$2])" office:value-type="string" office:string-value="insert into creatives values (1773,'some description1773','http://domain1773.com',(),('US',),(),())" calcext:value-type="string">
            <text:p>insert into creatives values (1773,'some description1773','http://domain1773.com',(),('US',),(),())</text:p>
          </table:table-cell>
          <table:table-cell/>
        </table:table-row>
        <table:table-row table:style-name="ro2">
          <table:table-cell table:formula="of:=CONCATENATE([.A$1];[.J1772])" office:value-type="string" office:string-value="some description1774" calcext:value-type="string">
            <text:p>some description1774</text:p>
          </table:table-cell>
          <table:table-cell table:formula="of:=CONCATENATE([.B$1];[.$J1772];[.$M$2])" office:value-type="string" office:string-value="http://domain1774.com" calcext:value-type="string">
            <text:p>http://domain177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4" calcext:value-type="float">
            <text:p>1774</text:p>
          </table:table-cell>
          <table:table-cell table:number-columns-repeated="5"/>
          <table:table-cell table:formula="of:=CONCATENATE([.$P$1];[.J1772];[.$Q$1];[.$N$3];[.A1772];[.$O$3];[.$Q$1];[.$N$3];[.B1772];[.$O$3];[.$Q$1];[.$N$2];[.E1772];[.$O$2];[.$Q$1];[.$N$2];[.C1772];[.$O$2];[.$Q$1];[.$N$2];[.F1772];[.$O$2];[.$Q$1];[.$N$2];[.D1772];[.$O$2];[.$O$2])" office:value-type="string" office:string-value="insert into creatives values (1774,'some description1774','http://domain1774.com',(),('US',),(),())" calcext:value-type="string">
            <text:p>insert into creatives values (1774,'some description1774','http://domain1774.com',(),('US',),(),())</text:p>
          </table:table-cell>
          <table:table-cell/>
        </table:table-row>
        <table:table-row table:style-name="ro2">
          <table:table-cell table:formula="of:=CONCATENATE([.A$1];[.J1773])" office:value-type="string" office:string-value="some description1775" calcext:value-type="string">
            <text:p>some description1775</text:p>
          </table:table-cell>
          <table:table-cell table:formula="of:=CONCATENATE([.B$1];[.$J1773];[.$M$2])" office:value-type="string" office:string-value="http://domain1775.com" calcext:value-type="string">
            <text:p>http://domain177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5" calcext:value-type="float">
            <text:p>1775</text:p>
          </table:table-cell>
          <table:table-cell table:number-columns-repeated="5"/>
          <table:table-cell table:formula="of:=CONCATENATE([.$P$1];[.J1773];[.$Q$1];[.$N$3];[.A1773];[.$O$3];[.$Q$1];[.$N$3];[.B1773];[.$O$3];[.$Q$1];[.$N$2];[.E1773];[.$O$2];[.$Q$1];[.$N$2];[.C1773];[.$O$2];[.$Q$1];[.$N$2];[.F1773];[.$O$2];[.$Q$1];[.$N$2];[.D1773];[.$O$2];[.$O$2])" office:value-type="string" office:string-value="insert into creatives values (1775,'some description1775','http://domain1775.com',(),('US',),(),())" calcext:value-type="string">
            <text:p>insert into creatives values (1775,'some description1775','http://domain1775.com',(),('US',),(),())</text:p>
          </table:table-cell>
          <table:table-cell/>
        </table:table-row>
        <table:table-row table:style-name="ro2">
          <table:table-cell table:formula="of:=CONCATENATE([.A$1];[.J1774])" office:value-type="string" office:string-value="some description1776" calcext:value-type="string">
            <text:p>some description1776</text:p>
          </table:table-cell>
          <table:table-cell table:formula="of:=CONCATENATE([.B$1];[.$J1774];[.$M$2])" office:value-type="string" office:string-value="http://domain1776.com" calcext:value-type="string">
            <text:p>http://domain177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6" calcext:value-type="float">
            <text:p>1776</text:p>
          </table:table-cell>
          <table:table-cell table:number-columns-repeated="5"/>
          <table:table-cell table:formula="of:=CONCATENATE([.$P$1];[.J1774];[.$Q$1];[.$N$3];[.A1774];[.$O$3];[.$Q$1];[.$N$3];[.B1774];[.$O$3];[.$Q$1];[.$N$2];[.E1774];[.$O$2];[.$Q$1];[.$N$2];[.C1774];[.$O$2];[.$Q$1];[.$N$2];[.F1774];[.$O$2];[.$Q$1];[.$N$2];[.D1774];[.$O$2];[.$O$2])" office:value-type="string" office:string-value="insert into creatives values (1776,'some description1776','http://domain1776.com',(),('US',),(),())" calcext:value-type="string">
            <text:p>insert into creatives values (1776,'some description1776','http://domain1776.com',(),('US',),(),())</text:p>
          </table:table-cell>
          <table:table-cell/>
        </table:table-row>
        <table:table-row table:style-name="ro2">
          <table:table-cell table:formula="of:=CONCATENATE([.A$1];[.J1775])" office:value-type="string" office:string-value="some description1777" calcext:value-type="string">
            <text:p>some description1777</text:p>
          </table:table-cell>
          <table:table-cell table:formula="of:=CONCATENATE([.B$1];[.$J1775];[.$M$2])" office:value-type="string" office:string-value="http://domain1777.com" calcext:value-type="string">
            <text:p>http://domain177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7" calcext:value-type="float">
            <text:p>1777</text:p>
          </table:table-cell>
          <table:table-cell table:number-columns-repeated="5"/>
          <table:table-cell table:formula="of:=CONCATENATE([.$P$1];[.J1775];[.$Q$1];[.$N$3];[.A1775];[.$O$3];[.$Q$1];[.$N$3];[.B1775];[.$O$3];[.$Q$1];[.$N$2];[.E1775];[.$O$2];[.$Q$1];[.$N$2];[.C1775];[.$O$2];[.$Q$1];[.$N$2];[.F1775];[.$O$2];[.$Q$1];[.$N$2];[.D1775];[.$O$2];[.$O$2])" office:value-type="string" office:string-value="insert into creatives values (1777,'some description1777','http://domain1777.com',(),('US',),(),())" calcext:value-type="string">
            <text:p>insert into creatives values (1777,'some description1777','http://domain1777.com',(),('US',),(),())</text:p>
          </table:table-cell>
          <table:table-cell/>
        </table:table-row>
        <table:table-row table:style-name="ro2">
          <table:table-cell table:formula="of:=CONCATENATE([.A$1];[.J1776])" office:value-type="string" office:string-value="some description1778" calcext:value-type="string">
            <text:p>some description1778</text:p>
          </table:table-cell>
          <table:table-cell table:formula="of:=CONCATENATE([.B$1];[.$J1776];[.$M$2])" office:value-type="string" office:string-value="http://domain1778.com" calcext:value-type="string">
            <text:p>http://domain177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8" calcext:value-type="float">
            <text:p>1778</text:p>
          </table:table-cell>
          <table:table-cell table:number-columns-repeated="5"/>
          <table:table-cell table:formula="of:=CONCATENATE([.$P$1];[.J1776];[.$Q$1];[.$N$3];[.A1776];[.$O$3];[.$Q$1];[.$N$3];[.B1776];[.$O$3];[.$Q$1];[.$N$2];[.E1776];[.$O$2];[.$Q$1];[.$N$2];[.C1776];[.$O$2];[.$Q$1];[.$N$2];[.F1776];[.$O$2];[.$Q$1];[.$N$2];[.D1776];[.$O$2];[.$O$2])" office:value-type="string" office:string-value="insert into creatives values (1778,'some description1778','http://domain1778.com',(),('US',),(),())" calcext:value-type="string">
            <text:p>insert into creatives values (1778,'some description1778','http://domain1778.com',(),('US',),(),())</text:p>
          </table:table-cell>
          <table:table-cell/>
        </table:table-row>
        <table:table-row table:style-name="ro2">
          <table:table-cell table:formula="of:=CONCATENATE([.A$1];[.J1777])" office:value-type="string" office:string-value="some description1779" calcext:value-type="string">
            <text:p>some description1779</text:p>
          </table:table-cell>
          <table:table-cell table:formula="of:=CONCATENATE([.B$1];[.$J1777];[.$M$2])" office:value-type="string" office:string-value="http://domain1779.com" calcext:value-type="string">
            <text:p>http://domain177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79" calcext:value-type="float">
            <text:p>1779</text:p>
          </table:table-cell>
          <table:table-cell table:number-columns-repeated="5"/>
          <table:table-cell table:formula="of:=CONCATENATE([.$P$1];[.J1777];[.$Q$1];[.$N$3];[.A1777];[.$O$3];[.$Q$1];[.$N$3];[.B1777];[.$O$3];[.$Q$1];[.$N$2];[.E1777];[.$O$2];[.$Q$1];[.$N$2];[.C1777];[.$O$2];[.$Q$1];[.$N$2];[.F1777];[.$O$2];[.$Q$1];[.$N$2];[.D1777];[.$O$2];[.$O$2])" office:value-type="string" office:string-value="insert into creatives values (1779,'some description1779','http://domain1779.com',(),('US',),(),())" calcext:value-type="string">
            <text:p>insert into creatives values (1779,'some description1779','http://domain1779.com',(),('US',),(),())</text:p>
          </table:table-cell>
          <table:table-cell/>
        </table:table-row>
        <table:table-row table:style-name="ro2">
          <table:table-cell table:formula="of:=CONCATENATE([.A$1];[.J1778])" office:value-type="string" office:string-value="some description1780" calcext:value-type="string">
            <text:p>some description1780</text:p>
          </table:table-cell>
          <table:table-cell table:formula="of:=CONCATENATE([.B$1];[.$J1778];[.$M$2])" office:value-type="string" office:string-value="http://domain1780.com" calcext:value-type="string">
            <text:p>http://domain178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0" calcext:value-type="float">
            <text:p>1780</text:p>
          </table:table-cell>
          <table:table-cell table:number-columns-repeated="5"/>
          <table:table-cell table:formula="of:=CONCATENATE([.$P$1];[.J1778];[.$Q$1];[.$N$3];[.A1778];[.$O$3];[.$Q$1];[.$N$3];[.B1778];[.$O$3];[.$Q$1];[.$N$2];[.E1778];[.$O$2];[.$Q$1];[.$N$2];[.C1778];[.$O$2];[.$Q$1];[.$N$2];[.F1778];[.$O$2];[.$Q$1];[.$N$2];[.D1778];[.$O$2];[.$O$2])" office:value-type="string" office:string-value="insert into creatives values (1780,'some description1780','http://domain1780.com',(),('US',),(),())" calcext:value-type="string">
            <text:p>insert into creatives values (1780,'some description1780','http://domain1780.com',(),('US',),(),())</text:p>
          </table:table-cell>
          <table:table-cell/>
        </table:table-row>
        <table:table-row table:style-name="ro2">
          <table:table-cell table:formula="of:=CONCATENATE([.A$1];[.J1779])" office:value-type="string" office:string-value="some description1781" calcext:value-type="string">
            <text:p>some description1781</text:p>
          </table:table-cell>
          <table:table-cell table:formula="of:=CONCATENATE([.B$1];[.$J1779];[.$M$2])" office:value-type="string" office:string-value="http://domain1781.com" calcext:value-type="string">
            <text:p>http://domain178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1" calcext:value-type="float">
            <text:p>1781</text:p>
          </table:table-cell>
          <table:table-cell table:number-columns-repeated="5"/>
          <table:table-cell table:formula="of:=CONCATENATE([.$P$1];[.J1779];[.$Q$1];[.$N$3];[.A1779];[.$O$3];[.$Q$1];[.$N$3];[.B1779];[.$O$3];[.$Q$1];[.$N$2];[.E1779];[.$O$2];[.$Q$1];[.$N$2];[.C1779];[.$O$2];[.$Q$1];[.$N$2];[.F1779];[.$O$2];[.$Q$1];[.$N$2];[.D1779];[.$O$2];[.$O$2])" office:value-type="string" office:string-value="insert into creatives values (1781,'some description1781','http://domain1781.com',(),('US',),(),())" calcext:value-type="string">
            <text:p>insert into creatives values (1781,'some description1781','http://domain1781.com',(),('US',),(),())</text:p>
          </table:table-cell>
          <table:table-cell/>
        </table:table-row>
        <table:table-row table:style-name="ro2">
          <table:table-cell table:formula="of:=CONCATENATE([.A$1];[.J1780])" office:value-type="string" office:string-value="some description1782" calcext:value-type="string">
            <text:p>some description1782</text:p>
          </table:table-cell>
          <table:table-cell table:formula="of:=CONCATENATE([.B$1];[.$J1780];[.$M$2])" office:value-type="string" office:string-value="http://domain1782.com" calcext:value-type="string">
            <text:p>http://domain178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2" calcext:value-type="float">
            <text:p>1782</text:p>
          </table:table-cell>
          <table:table-cell table:number-columns-repeated="5"/>
          <table:table-cell table:formula="of:=CONCATENATE([.$P$1];[.J1780];[.$Q$1];[.$N$3];[.A1780];[.$O$3];[.$Q$1];[.$N$3];[.B1780];[.$O$3];[.$Q$1];[.$N$2];[.E1780];[.$O$2];[.$Q$1];[.$N$2];[.C1780];[.$O$2];[.$Q$1];[.$N$2];[.F1780];[.$O$2];[.$Q$1];[.$N$2];[.D1780];[.$O$2];[.$O$2])" office:value-type="string" office:string-value="insert into creatives values (1782,'some description1782','http://domain1782.com',(),('US',),(),())" calcext:value-type="string">
            <text:p>insert into creatives values (1782,'some description1782','http://domain1782.com',(),('US',),(),())</text:p>
          </table:table-cell>
          <table:table-cell/>
        </table:table-row>
        <table:table-row table:style-name="ro2">
          <table:table-cell table:formula="of:=CONCATENATE([.A$1];[.J1781])" office:value-type="string" office:string-value="some description1783" calcext:value-type="string">
            <text:p>some description1783</text:p>
          </table:table-cell>
          <table:table-cell table:formula="of:=CONCATENATE([.B$1];[.$J1781];[.$M$2])" office:value-type="string" office:string-value="http://domain1783.com" calcext:value-type="string">
            <text:p>http://domain178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3" calcext:value-type="float">
            <text:p>1783</text:p>
          </table:table-cell>
          <table:table-cell table:number-columns-repeated="5"/>
          <table:table-cell table:formula="of:=CONCATENATE([.$P$1];[.J1781];[.$Q$1];[.$N$3];[.A1781];[.$O$3];[.$Q$1];[.$N$3];[.B1781];[.$O$3];[.$Q$1];[.$N$2];[.E1781];[.$O$2];[.$Q$1];[.$N$2];[.C1781];[.$O$2];[.$Q$1];[.$N$2];[.F1781];[.$O$2];[.$Q$1];[.$N$2];[.D1781];[.$O$2];[.$O$2])" office:value-type="string" office:string-value="insert into creatives values (1783,'some description1783','http://domain1783.com',(),('US',),(),())" calcext:value-type="string">
            <text:p>insert into creatives values (1783,'some description1783','http://domain1783.com',(),('US',),(),())</text:p>
          </table:table-cell>
          <table:table-cell/>
        </table:table-row>
        <table:table-row table:style-name="ro2">
          <table:table-cell table:formula="of:=CONCATENATE([.A$1];[.J1782])" office:value-type="string" office:string-value="some description1784" calcext:value-type="string">
            <text:p>some description1784</text:p>
          </table:table-cell>
          <table:table-cell table:formula="of:=CONCATENATE([.B$1];[.$J1782];[.$M$2])" office:value-type="string" office:string-value="http://domain1784.com" calcext:value-type="string">
            <text:p>http://domain178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4" calcext:value-type="float">
            <text:p>1784</text:p>
          </table:table-cell>
          <table:table-cell table:number-columns-repeated="5"/>
          <table:table-cell table:formula="of:=CONCATENATE([.$P$1];[.J1782];[.$Q$1];[.$N$3];[.A1782];[.$O$3];[.$Q$1];[.$N$3];[.B1782];[.$O$3];[.$Q$1];[.$N$2];[.E1782];[.$O$2];[.$Q$1];[.$N$2];[.C1782];[.$O$2];[.$Q$1];[.$N$2];[.F1782];[.$O$2];[.$Q$1];[.$N$2];[.D1782];[.$O$2];[.$O$2])" office:value-type="string" office:string-value="insert into creatives values (1784,'some description1784','http://domain1784.com',(),('US',),(),())" calcext:value-type="string">
            <text:p>insert into creatives values (1784,'some description1784','http://domain1784.com',(),('US',),(),())</text:p>
          </table:table-cell>
          <table:table-cell/>
        </table:table-row>
        <table:table-row table:style-name="ro2">
          <table:table-cell table:formula="of:=CONCATENATE([.A$1];[.J1783])" office:value-type="string" office:string-value="some description1785" calcext:value-type="string">
            <text:p>some description1785</text:p>
          </table:table-cell>
          <table:table-cell table:formula="of:=CONCATENATE([.B$1];[.$J1783];[.$M$2])" office:value-type="string" office:string-value="http://domain1785.com" calcext:value-type="string">
            <text:p>http://domain178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5" calcext:value-type="float">
            <text:p>1785</text:p>
          </table:table-cell>
          <table:table-cell table:number-columns-repeated="5"/>
          <table:table-cell table:formula="of:=CONCATENATE([.$P$1];[.J1783];[.$Q$1];[.$N$3];[.A1783];[.$O$3];[.$Q$1];[.$N$3];[.B1783];[.$O$3];[.$Q$1];[.$N$2];[.E1783];[.$O$2];[.$Q$1];[.$N$2];[.C1783];[.$O$2];[.$Q$1];[.$N$2];[.F1783];[.$O$2];[.$Q$1];[.$N$2];[.D1783];[.$O$2];[.$O$2])" office:value-type="string" office:string-value="insert into creatives values (1785,'some description1785','http://domain1785.com',(),('US',),(),())" calcext:value-type="string">
            <text:p>insert into creatives values (1785,'some description1785','http://domain1785.com',(),('US',),(),())</text:p>
          </table:table-cell>
          <table:table-cell/>
        </table:table-row>
        <table:table-row table:style-name="ro2">
          <table:table-cell table:formula="of:=CONCATENATE([.A$1];[.J1784])" office:value-type="string" office:string-value="some description1786" calcext:value-type="string">
            <text:p>some description1786</text:p>
          </table:table-cell>
          <table:table-cell table:formula="of:=CONCATENATE([.B$1];[.$J1784];[.$M$2])" office:value-type="string" office:string-value="http://domain1786.com" calcext:value-type="string">
            <text:p>http://domain178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6" calcext:value-type="float">
            <text:p>1786</text:p>
          </table:table-cell>
          <table:table-cell table:number-columns-repeated="5"/>
          <table:table-cell table:formula="of:=CONCATENATE([.$P$1];[.J1784];[.$Q$1];[.$N$3];[.A1784];[.$O$3];[.$Q$1];[.$N$3];[.B1784];[.$O$3];[.$Q$1];[.$N$2];[.E1784];[.$O$2];[.$Q$1];[.$N$2];[.C1784];[.$O$2];[.$Q$1];[.$N$2];[.F1784];[.$O$2];[.$Q$1];[.$N$2];[.D1784];[.$O$2];[.$O$2])" office:value-type="string" office:string-value="insert into creatives values (1786,'some description1786','http://domain1786.com',(),('US',),(),())" calcext:value-type="string">
            <text:p>insert into creatives values (1786,'some description1786','http://domain1786.com',(),('US',),(),())</text:p>
          </table:table-cell>
          <table:table-cell/>
        </table:table-row>
        <table:table-row table:style-name="ro2">
          <table:table-cell table:formula="of:=CONCATENATE([.A$1];[.J1785])" office:value-type="string" office:string-value="some description1787" calcext:value-type="string">
            <text:p>some description1787</text:p>
          </table:table-cell>
          <table:table-cell table:formula="of:=CONCATENATE([.B$1];[.$J1785];[.$M$2])" office:value-type="string" office:string-value="http://domain1787.com" calcext:value-type="string">
            <text:p>http://domain178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7" calcext:value-type="float">
            <text:p>1787</text:p>
          </table:table-cell>
          <table:table-cell table:number-columns-repeated="5"/>
          <table:table-cell table:formula="of:=CONCATENATE([.$P$1];[.J1785];[.$Q$1];[.$N$3];[.A1785];[.$O$3];[.$Q$1];[.$N$3];[.B1785];[.$O$3];[.$Q$1];[.$N$2];[.E1785];[.$O$2];[.$Q$1];[.$N$2];[.C1785];[.$O$2];[.$Q$1];[.$N$2];[.F1785];[.$O$2];[.$Q$1];[.$N$2];[.D1785];[.$O$2];[.$O$2])" office:value-type="string" office:string-value="insert into creatives values (1787,'some description1787','http://domain1787.com',(),('US',),(),())" calcext:value-type="string">
            <text:p>insert into creatives values (1787,'some description1787','http://domain1787.com',(),('US',),(),())</text:p>
          </table:table-cell>
          <table:table-cell/>
        </table:table-row>
        <table:table-row table:style-name="ro2">
          <table:table-cell table:formula="of:=CONCATENATE([.A$1];[.J1786])" office:value-type="string" office:string-value="some description1788" calcext:value-type="string">
            <text:p>some description1788</text:p>
          </table:table-cell>
          <table:table-cell table:formula="of:=CONCATENATE([.B$1];[.$J1786];[.$M$2])" office:value-type="string" office:string-value="http://domain1788.com" calcext:value-type="string">
            <text:p>http://domain178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8" calcext:value-type="float">
            <text:p>1788</text:p>
          </table:table-cell>
          <table:table-cell table:number-columns-repeated="5"/>
          <table:table-cell table:formula="of:=CONCATENATE([.$P$1];[.J1786];[.$Q$1];[.$N$3];[.A1786];[.$O$3];[.$Q$1];[.$N$3];[.B1786];[.$O$3];[.$Q$1];[.$N$2];[.E1786];[.$O$2];[.$Q$1];[.$N$2];[.C1786];[.$O$2];[.$Q$1];[.$N$2];[.F1786];[.$O$2];[.$Q$1];[.$N$2];[.D1786];[.$O$2];[.$O$2])" office:value-type="string" office:string-value="insert into creatives values (1788,'some description1788','http://domain1788.com',(),('US',),(),())" calcext:value-type="string">
            <text:p>insert into creatives values (1788,'some description1788','http://domain1788.com',(),('US',),(),())</text:p>
          </table:table-cell>
          <table:table-cell/>
        </table:table-row>
        <table:table-row table:style-name="ro2">
          <table:table-cell table:formula="of:=CONCATENATE([.A$1];[.J1787])" office:value-type="string" office:string-value="some description1789" calcext:value-type="string">
            <text:p>some description1789</text:p>
          </table:table-cell>
          <table:table-cell table:formula="of:=CONCATENATE([.B$1];[.$J1787];[.$M$2])" office:value-type="string" office:string-value="http://domain1789.com" calcext:value-type="string">
            <text:p>http://domain178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89" calcext:value-type="float">
            <text:p>1789</text:p>
          </table:table-cell>
          <table:table-cell table:number-columns-repeated="5"/>
          <table:table-cell table:formula="of:=CONCATENATE([.$P$1];[.J1787];[.$Q$1];[.$N$3];[.A1787];[.$O$3];[.$Q$1];[.$N$3];[.B1787];[.$O$3];[.$Q$1];[.$N$2];[.E1787];[.$O$2];[.$Q$1];[.$N$2];[.C1787];[.$O$2];[.$Q$1];[.$N$2];[.F1787];[.$O$2];[.$Q$1];[.$N$2];[.D1787];[.$O$2];[.$O$2])" office:value-type="string" office:string-value="insert into creatives values (1789,'some description1789','http://domain1789.com',(),('US',),(),())" calcext:value-type="string">
            <text:p>insert into creatives values (1789,'some description1789','http://domain1789.com',(),('US',),(),())</text:p>
          </table:table-cell>
          <table:table-cell/>
        </table:table-row>
        <table:table-row table:style-name="ro2">
          <table:table-cell table:formula="of:=CONCATENATE([.A$1];[.J1788])" office:value-type="string" office:string-value="some description1790" calcext:value-type="string">
            <text:p>some description1790</text:p>
          </table:table-cell>
          <table:table-cell table:formula="of:=CONCATENATE([.B$1];[.$J1788];[.$M$2])" office:value-type="string" office:string-value="http://domain1790.com" calcext:value-type="string">
            <text:p>http://domain179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0" calcext:value-type="float">
            <text:p>1790</text:p>
          </table:table-cell>
          <table:table-cell table:number-columns-repeated="5"/>
          <table:table-cell table:formula="of:=CONCATENATE([.$P$1];[.J1788];[.$Q$1];[.$N$3];[.A1788];[.$O$3];[.$Q$1];[.$N$3];[.B1788];[.$O$3];[.$Q$1];[.$N$2];[.E1788];[.$O$2];[.$Q$1];[.$N$2];[.C1788];[.$O$2];[.$Q$1];[.$N$2];[.F1788];[.$O$2];[.$Q$1];[.$N$2];[.D1788];[.$O$2];[.$O$2])" office:value-type="string" office:string-value="insert into creatives values (1790,'some description1790','http://domain1790.com',(),('US',),(),())" calcext:value-type="string">
            <text:p>insert into creatives values (1790,'some description1790','http://domain1790.com',(),('US',),(),())</text:p>
          </table:table-cell>
          <table:table-cell/>
        </table:table-row>
        <table:table-row table:style-name="ro2">
          <table:table-cell table:formula="of:=CONCATENATE([.A$1];[.J1789])" office:value-type="string" office:string-value="some description1791" calcext:value-type="string">
            <text:p>some description1791</text:p>
          </table:table-cell>
          <table:table-cell table:formula="of:=CONCATENATE([.B$1];[.$J1789];[.$M$2])" office:value-type="string" office:string-value="http://domain1791.com" calcext:value-type="string">
            <text:p>http://domain179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1" calcext:value-type="float">
            <text:p>1791</text:p>
          </table:table-cell>
          <table:table-cell table:number-columns-repeated="5"/>
          <table:table-cell table:formula="of:=CONCATENATE([.$P$1];[.J1789];[.$Q$1];[.$N$3];[.A1789];[.$O$3];[.$Q$1];[.$N$3];[.B1789];[.$O$3];[.$Q$1];[.$N$2];[.E1789];[.$O$2];[.$Q$1];[.$N$2];[.C1789];[.$O$2];[.$Q$1];[.$N$2];[.F1789];[.$O$2];[.$Q$1];[.$N$2];[.D1789];[.$O$2];[.$O$2])" office:value-type="string" office:string-value="insert into creatives values (1791,'some description1791','http://domain1791.com',(),('US',),(),())" calcext:value-type="string">
            <text:p>insert into creatives values (1791,'some description1791','http://domain1791.com',(),('US',),(),())</text:p>
          </table:table-cell>
          <table:table-cell/>
        </table:table-row>
        <table:table-row table:style-name="ro2">
          <table:table-cell table:formula="of:=CONCATENATE([.A$1];[.J1790])" office:value-type="string" office:string-value="some description1792" calcext:value-type="string">
            <text:p>some description1792</text:p>
          </table:table-cell>
          <table:table-cell table:formula="of:=CONCATENATE([.B$1];[.$J1790];[.$M$2])" office:value-type="string" office:string-value="http://domain1792.com" calcext:value-type="string">
            <text:p>http://domain1792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2" calcext:value-type="float">
            <text:p>1792</text:p>
          </table:table-cell>
          <table:table-cell table:number-columns-repeated="5"/>
          <table:table-cell table:formula="of:=CONCATENATE([.$P$1];[.J1790];[.$Q$1];[.$N$3];[.A1790];[.$O$3];[.$Q$1];[.$N$3];[.B1790];[.$O$3];[.$Q$1];[.$N$2];[.E1790];[.$O$2];[.$Q$1];[.$N$2];[.C1790];[.$O$2];[.$Q$1];[.$N$2];[.F1790];[.$O$2];[.$Q$1];[.$N$2];[.D1790];[.$O$2];[.$O$2])" office:value-type="string" office:string-value="insert into creatives values (1792,'some description1792','http://domain1792.com',(),('US',),(),())" calcext:value-type="string">
            <text:p>insert into creatives values (1792,'some description1792','http://domain1792.com',(),('US',),(),())</text:p>
          </table:table-cell>
          <table:table-cell/>
        </table:table-row>
        <table:table-row table:style-name="ro2">
          <table:table-cell table:formula="of:=CONCATENATE([.A$1];[.J1791])" office:value-type="string" office:string-value="some description1793" calcext:value-type="string">
            <text:p>some description1793</text:p>
          </table:table-cell>
          <table:table-cell table:formula="of:=CONCATENATE([.B$1];[.$J1791];[.$M$2])" office:value-type="string" office:string-value="http://domain1793.com" calcext:value-type="string">
            <text:p>http://domain1793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3" calcext:value-type="float">
            <text:p>1793</text:p>
          </table:table-cell>
          <table:table-cell table:number-columns-repeated="5"/>
          <table:table-cell table:formula="of:=CONCATENATE([.$P$1];[.J1791];[.$Q$1];[.$N$3];[.A1791];[.$O$3];[.$Q$1];[.$N$3];[.B1791];[.$O$3];[.$Q$1];[.$N$2];[.E1791];[.$O$2];[.$Q$1];[.$N$2];[.C1791];[.$O$2];[.$Q$1];[.$N$2];[.F1791];[.$O$2];[.$Q$1];[.$N$2];[.D1791];[.$O$2];[.$O$2])" office:value-type="string" office:string-value="insert into creatives values (1793,'some description1793','http://domain1793.com',(),('US',),(),())" calcext:value-type="string">
            <text:p>insert into creatives values (1793,'some description1793','http://domain1793.com',(),('US',),(),())</text:p>
          </table:table-cell>
          <table:table-cell/>
        </table:table-row>
        <table:table-row table:style-name="ro2">
          <table:table-cell table:formula="of:=CONCATENATE([.A$1];[.J1792])" office:value-type="string" office:string-value="some description1794" calcext:value-type="string">
            <text:p>some description1794</text:p>
          </table:table-cell>
          <table:table-cell table:formula="of:=CONCATENATE([.B$1];[.$J1792];[.$M$2])" office:value-type="string" office:string-value="http://domain1794.com" calcext:value-type="string">
            <text:p>http://domain1794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4" calcext:value-type="float">
            <text:p>1794</text:p>
          </table:table-cell>
          <table:table-cell table:number-columns-repeated="5"/>
          <table:table-cell table:formula="of:=CONCATENATE([.$P$1];[.J1792];[.$Q$1];[.$N$3];[.A1792];[.$O$3];[.$Q$1];[.$N$3];[.B1792];[.$O$3];[.$Q$1];[.$N$2];[.E1792];[.$O$2];[.$Q$1];[.$N$2];[.C1792];[.$O$2];[.$Q$1];[.$N$2];[.F1792];[.$O$2];[.$Q$1];[.$N$2];[.D1792];[.$O$2];[.$O$2])" office:value-type="string" office:string-value="insert into creatives values (1794,'some description1794','http://domain1794.com',(),('US',),(),())" calcext:value-type="string">
            <text:p>insert into creatives values (1794,'some description1794','http://domain1794.com',(),('US',),(),())</text:p>
          </table:table-cell>
          <table:table-cell/>
        </table:table-row>
        <table:table-row table:style-name="ro2">
          <table:table-cell table:formula="of:=CONCATENATE([.A$1];[.J1793])" office:value-type="string" office:string-value="some description1795" calcext:value-type="string">
            <text:p>some description1795</text:p>
          </table:table-cell>
          <table:table-cell table:formula="of:=CONCATENATE([.B$1];[.$J1793];[.$M$2])" office:value-type="string" office:string-value="http://domain1795.com" calcext:value-type="string">
            <text:p>http://domain1795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5" calcext:value-type="float">
            <text:p>1795</text:p>
          </table:table-cell>
          <table:table-cell table:number-columns-repeated="5"/>
          <table:table-cell table:formula="of:=CONCATENATE([.$P$1];[.J1793];[.$Q$1];[.$N$3];[.A1793];[.$O$3];[.$Q$1];[.$N$3];[.B1793];[.$O$3];[.$Q$1];[.$N$2];[.E1793];[.$O$2];[.$Q$1];[.$N$2];[.C1793];[.$O$2];[.$Q$1];[.$N$2];[.F1793];[.$O$2];[.$Q$1];[.$N$2];[.D1793];[.$O$2];[.$O$2])" office:value-type="string" office:string-value="insert into creatives values (1795,'some description1795','http://domain1795.com',(),('US',),(),())" calcext:value-type="string">
            <text:p>insert into creatives values (1795,'some description1795','http://domain1795.com',(),('US',),(),())</text:p>
          </table:table-cell>
          <table:table-cell/>
        </table:table-row>
        <table:table-row table:style-name="ro2">
          <table:table-cell table:formula="of:=CONCATENATE([.A$1];[.J1794])" office:value-type="string" office:string-value="some description1796" calcext:value-type="string">
            <text:p>some description1796</text:p>
          </table:table-cell>
          <table:table-cell table:formula="of:=CONCATENATE([.B$1];[.$J1794];[.$M$2])" office:value-type="string" office:string-value="http://domain1796.com" calcext:value-type="string">
            <text:p>http://domain1796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6" calcext:value-type="float">
            <text:p>1796</text:p>
          </table:table-cell>
          <table:table-cell table:number-columns-repeated="5"/>
          <table:table-cell table:formula="of:=CONCATENATE([.$P$1];[.J1794];[.$Q$1];[.$N$3];[.A1794];[.$O$3];[.$Q$1];[.$N$3];[.B1794];[.$O$3];[.$Q$1];[.$N$2];[.E1794];[.$O$2];[.$Q$1];[.$N$2];[.C1794];[.$O$2];[.$Q$1];[.$N$2];[.F1794];[.$O$2];[.$Q$1];[.$N$2];[.D1794];[.$O$2];[.$O$2])" office:value-type="string" office:string-value="insert into creatives values (1796,'some description1796','http://domain1796.com',(),('US',),(),())" calcext:value-type="string">
            <text:p>insert into creatives values (1796,'some description1796','http://domain1796.com',(),('US',),(),())</text:p>
          </table:table-cell>
          <table:table-cell/>
        </table:table-row>
        <table:table-row table:style-name="ro2">
          <table:table-cell table:formula="of:=CONCATENATE([.A$1];[.J1795])" office:value-type="string" office:string-value="some description1797" calcext:value-type="string">
            <text:p>some description1797</text:p>
          </table:table-cell>
          <table:table-cell table:formula="of:=CONCATENATE([.B$1];[.$J1795];[.$M$2])" office:value-type="string" office:string-value="http://domain1797.com" calcext:value-type="string">
            <text:p>http://domain1797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7" calcext:value-type="float">
            <text:p>1797</text:p>
          </table:table-cell>
          <table:table-cell table:number-columns-repeated="5"/>
          <table:table-cell table:formula="of:=CONCATENATE([.$P$1];[.J1795];[.$Q$1];[.$N$3];[.A1795];[.$O$3];[.$Q$1];[.$N$3];[.B1795];[.$O$3];[.$Q$1];[.$N$2];[.E1795];[.$O$2];[.$Q$1];[.$N$2];[.C1795];[.$O$2];[.$Q$1];[.$N$2];[.F1795];[.$O$2];[.$Q$1];[.$N$2];[.D1795];[.$O$2];[.$O$2])" office:value-type="string" office:string-value="insert into creatives values (1797,'some description1797','http://domain1797.com',(),('US',),(),())" calcext:value-type="string">
            <text:p>insert into creatives values (1797,'some description1797','http://domain1797.com',(),('US',),(),())</text:p>
          </table:table-cell>
          <table:table-cell/>
        </table:table-row>
        <table:table-row table:style-name="ro2">
          <table:table-cell table:formula="of:=CONCATENATE([.A$1];[.J1796])" office:value-type="string" office:string-value="some description1798" calcext:value-type="string">
            <text:p>some description1798</text:p>
          </table:table-cell>
          <table:table-cell table:formula="of:=CONCATENATE([.B$1];[.$J1796];[.$M$2])" office:value-type="string" office:string-value="http://domain1798.com" calcext:value-type="string">
            <text:p>http://domain1798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8" calcext:value-type="float">
            <text:p>1798</text:p>
          </table:table-cell>
          <table:table-cell table:number-columns-repeated="5"/>
          <table:table-cell table:formula="of:=CONCATENATE([.$P$1];[.J1796];[.$Q$1];[.$N$3];[.A1796];[.$O$3];[.$Q$1];[.$N$3];[.B1796];[.$O$3];[.$Q$1];[.$N$2];[.E1796];[.$O$2];[.$Q$1];[.$N$2];[.C1796];[.$O$2];[.$Q$1];[.$N$2];[.F1796];[.$O$2];[.$Q$1];[.$N$2];[.D1796];[.$O$2];[.$O$2])" office:value-type="string" office:string-value="insert into creatives values (1798,'some description1798','http://domain1798.com',(),('US',),(),())" calcext:value-type="string">
            <text:p>insert into creatives values (1798,'some description1798','http://domain1798.com',(),('US',),(),())</text:p>
          </table:table-cell>
          <table:table-cell/>
        </table:table-row>
        <table:table-row table:style-name="ro2">
          <table:table-cell table:formula="of:=CONCATENATE([.A$1];[.J1797])" office:value-type="string" office:string-value="some description1799" calcext:value-type="string">
            <text:p>some description1799</text:p>
          </table:table-cell>
          <table:table-cell table:formula="of:=CONCATENATE([.B$1];[.$J1797];[.$M$2])" office:value-type="string" office:string-value="http://domain1799.com" calcext:value-type="string">
            <text:p>http://domain1799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799" calcext:value-type="float">
            <text:p>1799</text:p>
          </table:table-cell>
          <table:table-cell table:number-columns-repeated="5"/>
          <table:table-cell table:formula="of:=CONCATENATE([.$P$1];[.J1797];[.$Q$1];[.$N$3];[.A1797];[.$O$3];[.$Q$1];[.$N$3];[.B1797];[.$O$3];[.$Q$1];[.$N$2];[.E1797];[.$O$2];[.$Q$1];[.$N$2];[.C1797];[.$O$2];[.$Q$1];[.$N$2];[.F1797];[.$O$2];[.$Q$1];[.$N$2];[.D1797];[.$O$2];[.$O$2])" office:value-type="string" office:string-value="insert into creatives values (1799,'some description1799','http://domain1799.com',(),('US',),(),())" calcext:value-type="string">
            <text:p>insert into creatives values (1799,'some description1799','http://domain1799.com',(),('US',),(),())</text:p>
          </table:table-cell>
          <table:table-cell/>
        </table:table-row>
        <table:table-row table:style-name="ro2">
          <table:table-cell table:formula="of:=CONCATENATE([.A$1];[.J1798])" office:value-type="string" office:string-value="some description1800" calcext:value-type="string">
            <text:p>some description1800</text:p>
          </table:table-cell>
          <table:table-cell table:formula="of:=CONCATENATE([.B$1];[.$J1798];[.$M$2])" office:value-type="string" office:string-value="http://domain1800.com" calcext:value-type="string">
            <text:p>http://domain1800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800" calcext:value-type="float">
            <text:p>1800</text:p>
          </table:table-cell>
          <table:table-cell table:number-columns-repeated="5"/>
          <table:table-cell table:formula="of:=CONCATENATE([.$P$1];[.J1798];[.$Q$1];[.$N$3];[.A1798];[.$O$3];[.$Q$1];[.$N$3];[.B1798];[.$O$3];[.$Q$1];[.$N$2];[.E1798];[.$O$2];[.$Q$1];[.$N$2];[.C1798];[.$O$2];[.$Q$1];[.$N$2];[.F1798];[.$O$2];[.$Q$1];[.$N$2];[.D1798];[.$O$2];[.$O$2])" office:value-type="string" office:string-value="insert into creatives values (1800,'some description1800','http://domain1800.com',(),('US',),(),())" calcext:value-type="string">
            <text:p>insert into creatives values (1800,'some description1800','http://domain1800.com',(),('US',),(),())</text:p>
          </table:table-cell>
          <table:table-cell/>
        </table:table-row>
        <table:table-row table:style-name="ro2">
          <table:table-cell table:formula="of:=CONCATENATE([.A$1];[.J1799])" office:value-type="string" office:string-value="some description1801" calcext:value-type="string">
            <text:p>some description1801</text:p>
          </table:table-cell>
          <table:table-cell table:formula="of:=CONCATENATE([.B$1];[.$J1799];[.$M$2])" office:value-type="string" office:string-value="http://domain1801.com" calcext:value-type="string">
            <text:p>http://domain1801.com</text:p>
          </table:table-cell>
          <table:table-cell office:value-type="string" calcext:value-type="string">
            <text:p>'US',</text:p>
          </table:table-cell>
          <table:table-cell table:number-columns-repeated="6"/>
          <table:table-cell office:value-type="float" office:value="1801" calcext:value-type="float">
            <text:p>1801</text:p>
          </table:table-cell>
          <table:table-cell table:number-columns-repeated="5"/>
          <table:table-cell table:formula="of:=CONCATENATE([.$P$1];[.J1799];[.$Q$1];[.$N$3];[.A1799];[.$O$3];[.$Q$1];[.$N$3];[.B1799];[.$O$3];[.$Q$1];[.$N$2];[.E1799];[.$O$2];[.$Q$1];[.$N$2];[.C1799];[.$O$2];[.$Q$1];[.$N$2];[.F1799];[.$O$2];[.$Q$1];[.$N$2];[.D1799];[.$O$2];[.$O$2])" office:value-type="string" office:string-value="insert into creatives values (1801,'some description1801','http://domain1801.com',(),('US',),(),())" calcext:value-type="string">
            <text:p>insert into creatives values (1801,'some description1801','http://domain1801.com',(),('US',),(),())</text:p>
          </table:table-cell>
          <table:table-cell/>
        </table:table-row>
        <table:table-row table:style-name="ro2">
          <table:table-cell table:formula="of:=CONCATENATE([.A$1];[.J1800])" office:value-type="string" office:string-value="some description1802" calcext:value-type="string">
            <text:p>some description1802</text:p>
          </table:table-cell>
          <table:table-cell table:formula="of:=CONCATENATE([.B$1];[.$J1800];[.$M$2])" office:value-type="string" office:string-value="http://domain1802.com" calcext:value-type="string">
            <text:p>http://domain1802.com</text:p>
          </table:table-cell>
          <table:table-cell table:number-columns-repeated="7"/>
          <table:table-cell office:value-type="float" office:value="1802" calcext:value-type="float">
            <text:p>1802</text:p>
          </table:table-cell>
          <table:table-cell table:number-columns-repeated="5"/>
          <table:table-cell table:formula="of:=CONCATENATE([.$P$1];[.J1800];[.$Q$1];[.$N$3];[.A1800];[.$O$3];[.$Q$1];[.$N$3];[.B1800];[.$O$3];[.$Q$1];[.$N$2];[.E1800];[.$O$2];[.$Q$1];[.$N$2];[.C1800];[.$O$2];[.$Q$1];[.$N$2];[.F1800];[.$O$2];[.$Q$1];[.$N$2];[.D1800];[.$O$2];[.$O$2])" office:value-type="string" office:string-value="insert into creatives values (1802,'some description1802','http://domain1802.com',(),(),(),())" calcext:value-type="string">
            <text:p>insert into creatives values (1802,'some description1802','http://domain1802.com',(),(),(),())</text:p>
          </table:table-cell>
          <table:table-cell/>
        </table:table-row>
        <table:table-row table:style-name="ro2">
          <table:table-cell table:formula="of:=CONCATENATE([.A$1];[.J1801])" office:value-type="string" office:string-value="some description1803" calcext:value-type="string">
            <text:p>some description1803</text:p>
          </table:table-cell>
          <table:table-cell table:formula="of:=CONCATENATE([.B$1];[.$J1801];[.$M$2])" office:value-type="string" office:string-value="http://domain1803.com" calcext:value-type="string">
            <text:p>http://domain1803.com</text:p>
          </table:table-cell>
          <table:table-cell table:number-columns-repeated="7"/>
          <table:table-cell office:value-type="float" office:value="1803" calcext:value-type="float">
            <text:p>1803</text:p>
          </table:table-cell>
          <table:table-cell table:number-columns-repeated="5"/>
          <table:table-cell table:formula="of:=CONCATENATE([.$P$1];[.J1801];[.$Q$1];[.$N$3];[.A1801];[.$O$3];[.$Q$1];[.$N$3];[.B1801];[.$O$3];[.$Q$1];[.$N$2];[.E1801];[.$O$2];[.$Q$1];[.$N$2];[.C1801];[.$O$2];[.$Q$1];[.$N$2];[.F1801];[.$O$2];[.$Q$1];[.$N$2];[.D1801];[.$O$2];[.$O$2])" office:value-type="string" office:string-value="insert into creatives values (1803,'some description1803','http://domain1803.com',(),(),(),())" calcext:value-type="string">
            <text:p>insert into creatives values (1803,'some description1803','http://domain1803.com',(),(),(),())</text:p>
          </table:table-cell>
          <table:table-cell/>
        </table:table-row>
        <table:table-row table:style-name="ro2">
          <table:table-cell table:formula="of:=CONCATENATE([.A$1];[.J1802])" office:value-type="string" office:string-value="some description1804" calcext:value-type="string">
            <text:p>some description1804</text:p>
          </table:table-cell>
          <table:table-cell table:formula="of:=CONCATENATE([.B$1];[.$J1802];[.$M$2])" office:value-type="string" office:string-value="http://domain1804.com" calcext:value-type="string">
            <text:p>http://domain1804.com</text:p>
          </table:table-cell>
          <table:table-cell table:number-columns-repeated="7"/>
          <table:table-cell office:value-type="float" office:value="1804" calcext:value-type="float">
            <text:p>1804</text:p>
          </table:table-cell>
          <table:table-cell table:number-columns-repeated="5"/>
          <table:table-cell table:formula="of:=CONCATENATE([.$P$1];[.J1802];[.$Q$1];[.$N$3];[.A1802];[.$O$3];[.$Q$1];[.$N$3];[.B1802];[.$O$3];[.$Q$1];[.$N$2];[.E1802];[.$O$2];[.$Q$1];[.$N$2];[.C1802];[.$O$2];[.$Q$1];[.$N$2];[.F1802];[.$O$2];[.$Q$1];[.$N$2];[.D1802];[.$O$2];[.$O$2])" office:value-type="string" office:string-value="insert into creatives values (1804,'some description1804','http://domain1804.com',(),(),(),())" calcext:value-type="string">
            <text:p>insert into creatives values (1804,'some description1804','http://domain1804.com',(),(),(),())</text:p>
          </table:table-cell>
          <table:table-cell/>
        </table:table-row>
        <table:table-row table:style-name="ro2">
          <table:table-cell table:formula="of:=CONCATENATE([.A$1];[.J1803])" office:value-type="string" office:string-value="some description1805" calcext:value-type="string">
            <text:p>some description1805</text:p>
          </table:table-cell>
          <table:table-cell table:formula="of:=CONCATENATE([.B$1];[.$J1803];[.$M$2])" office:value-type="string" office:string-value="http://domain1805.com" calcext:value-type="string">
            <text:p>http://domain1805.com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5"/>
          <table:table-cell table:formula="of:=CONCATENATE([.$P$1];[.J1803];[.$Q$1];[.$N$3];[.A1803];[.$O$3];[.$Q$1];[.$N$3];[.B1803];[.$O$3];[.$Q$1];[.$N$2];[.E1803];[.$O$2];[.$Q$1];[.$N$2];[.C1803];[.$O$2];[.$Q$1];[.$N$2];[.F1803];[.$O$2];[.$Q$1];[.$N$2];[.D1803];[.$O$2];[.$O$2])" office:value-type="string" office:string-value="insert into creatives values (1805,'some description1805','http://domain1805.com',(),(),(),())" calcext:value-type="string">
            <text:p>insert into creatives values (1805,'some description1805','http://domain1805.com',(),(),(),())</text:p>
          </table:table-cell>
          <table:table-cell/>
        </table:table-row>
        <table:table-row table:style-name="ro2">
          <table:table-cell table:formula="of:=CONCATENATE([.A$1];[.J1804])" office:value-type="string" office:string-value="some description1806" calcext:value-type="string">
            <text:p>some description1806</text:p>
          </table:table-cell>
          <table:table-cell table:formula="of:=CONCATENATE([.B$1];[.$J1804];[.$M$2])" office:value-type="string" office:string-value="http://domain1806.com" calcext:value-type="string">
            <text:p>http://domain1806.com</text:p>
          </table:table-cell>
          <table:table-cell table:number-columns-repeated="7"/>
          <table:table-cell office:value-type="float" office:value="1806" calcext:value-type="float">
            <text:p>1806</text:p>
          </table:table-cell>
          <table:table-cell table:number-columns-repeated="5"/>
          <table:table-cell table:formula="of:=CONCATENATE([.$P$1];[.J1804];[.$Q$1];[.$N$3];[.A1804];[.$O$3];[.$Q$1];[.$N$3];[.B1804];[.$O$3];[.$Q$1];[.$N$2];[.E1804];[.$O$2];[.$Q$1];[.$N$2];[.C1804];[.$O$2];[.$Q$1];[.$N$2];[.F1804];[.$O$2];[.$Q$1];[.$N$2];[.D1804];[.$O$2];[.$O$2])" office:value-type="string" office:string-value="insert into creatives values (1806,'some description1806','http://domain1806.com',(),(),(),())" calcext:value-type="string">
            <text:p>insert into creatives values (1806,'some description1806','http://domain1806.com',(),(),(),())</text:p>
          </table:table-cell>
          <table:table-cell/>
        </table:table-row>
        <table:table-row table:style-name="ro2">
          <table:table-cell table:formula="of:=CONCATENATE([.A$1];[.J1805])" office:value-type="string" office:string-value="some description1807" calcext:value-type="string">
            <text:p>some description1807</text:p>
          </table:table-cell>
          <table:table-cell table:formula="of:=CONCATENATE([.B$1];[.$J1805];[.$M$2])" office:value-type="string" office:string-value="http://domain1807.com" calcext:value-type="string">
            <text:p>http://domain1807.com</text:p>
          </table:table-cell>
          <table:table-cell table:number-columns-repeated="7"/>
          <table:table-cell office:value-type="float" office:value="1807" calcext:value-type="float">
            <text:p>1807</text:p>
          </table:table-cell>
          <table:table-cell table:number-columns-repeated="5"/>
          <table:table-cell table:formula="of:=CONCATENATE([.$P$1];[.J1805];[.$Q$1];[.$N$3];[.A1805];[.$O$3];[.$Q$1];[.$N$3];[.B1805];[.$O$3];[.$Q$1];[.$N$2];[.E1805];[.$O$2];[.$Q$1];[.$N$2];[.C1805];[.$O$2];[.$Q$1];[.$N$2];[.F1805];[.$O$2];[.$Q$1];[.$N$2];[.D1805];[.$O$2];[.$O$2])" office:value-type="string" office:string-value="insert into creatives values (1807,'some description1807','http://domain1807.com',(),(),(),())" calcext:value-type="string">
            <text:p>insert into creatives values (1807,'some description1807','http://domain1807.com',(),(),(),())</text:p>
          </table:table-cell>
          <table:table-cell/>
        </table:table-row>
        <table:table-row table:style-name="ro2">
          <table:table-cell table:formula="of:=CONCATENATE([.A$1];[.J1806])" office:value-type="string" office:string-value="some description1808" calcext:value-type="string">
            <text:p>some description1808</text:p>
          </table:table-cell>
          <table:table-cell table:formula="of:=CONCATENATE([.B$1];[.$J1806];[.$M$2])" office:value-type="string" office:string-value="http://domain1808.com" calcext:value-type="string">
            <text:p>http://domain1808.com</text:p>
          </table:table-cell>
          <table:table-cell table:number-columns-repeated="7"/>
          <table:table-cell office:value-type="float" office:value="1808" calcext:value-type="float">
            <text:p>1808</text:p>
          </table:table-cell>
          <table:table-cell table:number-columns-repeated="5"/>
          <table:table-cell table:formula="of:=CONCATENATE([.$P$1];[.J1806];[.$Q$1];[.$N$3];[.A1806];[.$O$3];[.$Q$1];[.$N$3];[.B1806];[.$O$3];[.$Q$1];[.$N$2];[.E1806];[.$O$2];[.$Q$1];[.$N$2];[.C1806];[.$O$2];[.$Q$1];[.$N$2];[.F1806];[.$O$2];[.$Q$1];[.$N$2];[.D1806];[.$O$2];[.$O$2])" office:value-type="string" office:string-value="insert into creatives values (1808,'some description1808','http://domain1808.com',(),(),(),())" calcext:value-type="string">
            <text:p>insert into creatives values (1808,'some description1808','http://domain1808.com',(),(),(),())</text:p>
          </table:table-cell>
          <table:table-cell/>
        </table:table-row>
        <table:table-row table:style-name="ro2">
          <table:table-cell table:formula="of:=CONCATENATE([.A$1];[.J1807])" office:value-type="string" office:string-value="some description1809" calcext:value-type="string">
            <text:p>some description1809</text:p>
          </table:table-cell>
          <table:table-cell table:formula="of:=CONCATENATE([.B$1];[.$J1807];[.$M$2])" office:value-type="string" office:string-value="http://domain1809.com" calcext:value-type="string">
            <text:p>http://domain1809.com</text:p>
          </table:table-cell>
          <table:table-cell table:number-columns-repeated="7"/>
          <table:table-cell office:value-type="float" office:value="1809" calcext:value-type="float">
            <text:p>1809</text:p>
          </table:table-cell>
          <table:table-cell table:number-columns-repeated="5"/>
          <table:table-cell table:formula="of:=CONCATENATE([.$P$1];[.J1807];[.$Q$1];[.$N$3];[.A1807];[.$O$3];[.$Q$1];[.$N$3];[.B1807];[.$O$3];[.$Q$1];[.$N$2];[.E1807];[.$O$2];[.$Q$1];[.$N$2];[.C1807];[.$O$2];[.$Q$1];[.$N$2];[.F1807];[.$O$2];[.$Q$1];[.$N$2];[.D1807];[.$O$2];[.$O$2])" office:value-type="string" office:string-value="insert into creatives values (1809,'some description1809','http://domain1809.com',(),(),(),())" calcext:value-type="string">
            <text:p>insert into creatives values (1809,'some description1809','http://domain1809.com',(),(),(),())</text:p>
          </table:table-cell>
          <table:table-cell/>
        </table:table-row>
        <table:table-row table:style-name="ro2">
          <table:table-cell table:formula="of:=CONCATENATE([.A$1];[.J1808])" office:value-type="string" office:string-value="some description1810" calcext:value-type="string">
            <text:p>some description1810</text:p>
          </table:table-cell>
          <table:table-cell table:formula="of:=CONCATENATE([.B$1];[.$J1808];[.$M$2])" office:value-type="string" office:string-value="http://domain1810.com" calcext:value-type="string">
            <text:p>http://domain1810.com</text:p>
          </table:table-cell>
          <table:table-cell table:number-columns-repeated="7"/>
          <table:table-cell office:value-type="float" office:value="1810" calcext:value-type="float">
            <text:p>1810</text:p>
          </table:table-cell>
          <table:table-cell table:number-columns-repeated="5"/>
          <table:table-cell table:formula="of:=CONCATENATE([.$P$1];[.J1808];[.$Q$1];[.$N$3];[.A1808];[.$O$3];[.$Q$1];[.$N$3];[.B1808];[.$O$3];[.$Q$1];[.$N$2];[.E1808];[.$O$2];[.$Q$1];[.$N$2];[.C1808];[.$O$2];[.$Q$1];[.$N$2];[.F1808];[.$O$2];[.$Q$1];[.$N$2];[.D1808];[.$O$2];[.$O$2])" office:value-type="string" office:string-value="insert into creatives values (1810,'some description1810','http://domain1810.com',(),(),(),())" calcext:value-type="string">
            <text:p>insert into creatives values (1810,'some description1810','http://domain1810.com',(),(),(),())</text:p>
          </table:table-cell>
          <table:table-cell/>
        </table:table-row>
        <table:table-row table:style-name="ro2">
          <table:table-cell table:formula="of:=CONCATENATE([.A$1];[.J1809])" office:value-type="string" office:string-value="some description1811" calcext:value-type="string">
            <text:p>some description1811</text:p>
          </table:table-cell>
          <table:table-cell table:formula="of:=CONCATENATE([.B$1];[.$J1809];[.$M$2])" office:value-type="string" office:string-value="http://domain1811.com" calcext:value-type="string">
            <text:p>http://domain1811.com</text:p>
          </table:table-cell>
          <table:table-cell table:number-columns-repeated="7"/>
          <table:table-cell office:value-type="float" office:value="1811" calcext:value-type="float">
            <text:p>1811</text:p>
          </table:table-cell>
          <table:table-cell table:number-columns-repeated="5"/>
          <table:table-cell table:formula="of:=CONCATENATE([.$P$1];[.J1809];[.$Q$1];[.$N$3];[.A1809];[.$O$3];[.$Q$1];[.$N$3];[.B1809];[.$O$3];[.$Q$1];[.$N$2];[.E1809];[.$O$2];[.$Q$1];[.$N$2];[.C1809];[.$O$2];[.$Q$1];[.$N$2];[.F1809];[.$O$2];[.$Q$1];[.$N$2];[.D1809];[.$O$2];[.$O$2])" office:value-type="string" office:string-value="insert into creatives values (1811,'some description1811','http://domain1811.com',(),(),(),())" calcext:value-type="string">
            <text:p>insert into creatives values (1811,'some description1811','http://domain1811.com',(),(),(),())</text:p>
          </table:table-cell>
          <table:table-cell/>
        </table:table-row>
        <table:table-row table:style-name="ro2">
          <table:table-cell table:formula="of:=CONCATENATE([.A$1];[.J1810])" office:value-type="string" office:string-value="some description1812" calcext:value-type="string">
            <text:p>some description1812</text:p>
          </table:table-cell>
          <table:table-cell table:formula="of:=CONCATENATE([.B$1];[.$J1810];[.$M$2])" office:value-type="string" office:string-value="http://domain1812.com" calcext:value-type="string">
            <text:p>http://domain1812.com</text:p>
          </table:table-cell>
          <table:table-cell table:number-columns-repeated="7"/>
          <table:table-cell office:value-type="float" office:value="1812" calcext:value-type="float">
            <text:p>1812</text:p>
          </table:table-cell>
          <table:table-cell table:number-columns-repeated="5"/>
          <table:table-cell table:formula="of:=CONCATENATE([.$P$1];[.J1810];[.$Q$1];[.$N$3];[.A1810];[.$O$3];[.$Q$1];[.$N$3];[.B1810];[.$O$3];[.$Q$1];[.$N$2];[.E1810];[.$O$2];[.$Q$1];[.$N$2];[.C1810];[.$O$2];[.$Q$1];[.$N$2];[.F1810];[.$O$2];[.$Q$1];[.$N$2];[.D1810];[.$O$2];[.$O$2])" office:value-type="string" office:string-value="insert into creatives values (1812,'some description1812','http://domain1812.com',(),(),(),())" calcext:value-type="string">
            <text:p>insert into creatives values (1812,'some description1812','http://domain1812.com',(),(),(),())</text:p>
          </table:table-cell>
          <table:table-cell/>
        </table:table-row>
        <table:table-row table:style-name="ro2">
          <table:table-cell table:formula="of:=CONCATENATE([.A$1];[.J1811])" office:value-type="string" office:string-value="some description1813" calcext:value-type="string">
            <text:p>some description1813</text:p>
          </table:table-cell>
          <table:table-cell table:formula="of:=CONCATENATE([.B$1];[.$J1811];[.$M$2])" office:value-type="string" office:string-value="http://domain1813.com" calcext:value-type="string">
            <text:p>http://domain1813.com</text:p>
          </table:table-cell>
          <table:table-cell table:number-columns-repeated="7"/>
          <table:table-cell office:value-type="float" office:value="1813" calcext:value-type="float">
            <text:p>1813</text:p>
          </table:table-cell>
          <table:table-cell table:number-columns-repeated="5"/>
          <table:table-cell table:formula="of:=CONCATENATE([.$P$1];[.J1811];[.$Q$1];[.$N$3];[.A1811];[.$O$3];[.$Q$1];[.$N$3];[.B1811];[.$O$3];[.$Q$1];[.$N$2];[.E1811];[.$O$2];[.$Q$1];[.$N$2];[.C1811];[.$O$2];[.$Q$1];[.$N$2];[.F1811];[.$O$2];[.$Q$1];[.$N$2];[.D1811];[.$O$2];[.$O$2])" office:value-type="string" office:string-value="insert into creatives values (1813,'some description1813','http://domain1813.com',(),(),(),())" calcext:value-type="string">
            <text:p>insert into creatives values (1813,'some description1813','http://domain1813.com',(),(),(),())</text:p>
          </table:table-cell>
          <table:table-cell/>
        </table:table-row>
        <table:table-row table:style-name="ro2">
          <table:table-cell table:formula="of:=CONCATENATE([.A$1];[.J1812])" office:value-type="string" office:string-value="some description1814" calcext:value-type="string">
            <text:p>some description1814</text:p>
          </table:table-cell>
          <table:table-cell table:formula="of:=CONCATENATE([.B$1];[.$J1812];[.$M$2])" office:value-type="string" office:string-value="http://domain1814.com" calcext:value-type="string">
            <text:p>http://domain1814.com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5"/>
          <table:table-cell table:formula="of:=CONCATENATE([.$P$1];[.J1812];[.$Q$1];[.$N$3];[.A1812];[.$O$3];[.$Q$1];[.$N$3];[.B1812];[.$O$3];[.$Q$1];[.$N$2];[.E1812];[.$O$2];[.$Q$1];[.$N$2];[.C1812];[.$O$2];[.$Q$1];[.$N$2];[.F1812];[.$O$2];[.$Q$1];[.$N$2];[.D1812];[.$O$2];[.$O$2])" office:value-type="string" office:string-value="insert into creatives values (1814,'some description1814','http://domain1814.com',(),(),(),())" calcext:value-type="string">
            <text:p>insert into creatives values (1814,'some description1814','http://domain1814.com',(),(),(),())</text:p>
          </table:table-cell>
          <table:table-cell/>
        </table:table-row>
        <table:table-row table:style-name="ro2">
          <table:table-cell table:formula="of:=CONCATENATE([.A$1];[.J1813])" office:value-type="string" office:string-value="some description1815" calcext:value-type="string">
            <text:p>some description1815</text:p>
          </table:table-cell>
          <table:table-cell table:formula="of:=CONCATENATE([.B$1];[.$J1813];[.$M$2])" office:value-type="string" office:string-value="http://domain1815.com" calcext:value-type="string">
            <text:p>http://domain1815.com</text:p>
          </table:table-cell>
          <table:table-cell table:number-columns-repeated="7"/>
          <table:table-cell office:value-type="float" office:value="1815" calcext:value-type="float">
            <text:p>1815</text:p>
          </table:table-cell>
          <table:table-cell table:number-columns-repeated="5"/>
          <table:table-cell table:formula="of:=CONCATENATE([.$P$1];[.J1813];[.$Q$1];[.$N$3];[.A1813];[.$O$3];[.$Q$1];[.$N$3];[.B1813];[.$O$3];[.$Q$1];[.$N$2];[.E1813];[.$O$2];[.$Q$1];[.$N$2];[.C1813];[.$O$2];[.$Q$1];[.$N$2];[.F1813];[.$O$2];[.$Q$1];[.$N$2];[.D1813];[.$O$2];[.$O$2])" office:value-type="string" office:string-value="insert into creatives values (1815,'some description1815','http://domain1815.com',(),(),(),())" calcext:value-type="string">
            <text:p>insert into creatives values (1815,'some description1815','http://domain1815.com',(),(),(),())</text:p>
          </table:table-cell>
          <table:table-cell/>
        </table:table-row>
        <table:table-row table:style-name="ro2">
          <table:table-cell table:formula="of:=CONCATENATE([.A$1];[.J1814])" office:value-type="string" office:string-value="some description1816" calcext:value-type="string">
            <text:p>some description1816</text:p>
          </table:table-cell>
          <table:table-cell table:formula="of:=CONCATENATE([.B$1];[.$J1814];[.$M$2])" office:value-type="string" office:string-value="http://domain1816.com" calcext:value-type="string">
            <text:p>http://domain1816.com</text:p>
          </table:table-cell>
          <table:table-cell table:number-columns-repeated="7"/>
          <table:table-cell office:value-type="float" office:value="1816" calcext:value-type="float">
            <text:p>1816</text:p>
          </table:table-cell>
          <table:table-cell table:number-columns-repeated="5"/>
          <table:table-cell table:formula="of:=CONCATENATE([.$P$1];[.J1814];[.$Q$1];[.$N$3];[.A1814];[.$O$3];[.$Q$1];[.$N$3];[.B1814];[.$O$3];[.$Q$1];[.$N$2];[.E1814];[.$O$2];[.$Q$1];[.$N$2];[.C1814];[.$O$2];[.$Q$1];[.$N$2];[.F1814];[.$O$2];[.$Q$1];[.$N$2];[.D1814];[.$O$2];[.$O$2])" office:value-type="string" office:string-value="insert into creatives values (1816,'some description1816','http://domain1816.com',(),(),(),())" calcext:value-type="string">
            <text:p>insert into creatives values (1816,'some description1816','http://domain1816.com',(),(),(),())</text:p>
          </table:table-cell>
          <table:table-cell/>
        </table:table-row>
        <table:table-row table:style-name="ro2">
          <table:table-cell table:formula="of:=CONCATENATE([.A$1];[.J1815])" office:value-type="string" office:string-value="some description1817" calcext:value-type="string">
            <text:p>some description1817</text:p>
          </table:table-cell>
          <table:table-cell table:formula="of:=CONCATENATE([.B$1];[.$J1815];[.$M$2])" office:value-type="string" office:string-value="http://domain1817.com" calcext:value-type="string">
            <text:p>http://domain1817.com</text:p>
          </table:table-cell>
          <table:table-cell table:number-columns-repeated="7"/>
          <table:table-cell office:value-type="float" office:value="1817" calcext:value-type="float">
            <text:p>1817</text:p>
          </table:table-cell>
          <table:table-cell table:number-columns-repeated="5"/>
          <table:table-cell table:formula="of:=CONCATENATE([.$P$1];[.J1815];[.$Q$1];[.$N$3];[.A1815];[.$O$3];[.$Q$1];[.$N$3];[.B1815];[.$O$3];[.$Q$1];[.$N$2];[.E1815];[.$O$2];[.$Q$1];[.$N$2];[.C1815];[.$O$2];[.$Q$1];[.$N$2];[.F1815];[.$O$2];[.$Q$1];[.$N$2];[.D1815];[.$O$2];[.$O$2])" office:value-type="string" office:string-value="insert into creatives values (1817,'some description1817','http://domain1817.com',(),(),(),())" calcext:value-type="string">
            <text:p>insert into creatives values (1817,'some description1817','http://domain1817.com',(),(),(),())</text:p>
          </table:table-cell>
          <table:table-cell/>
        </table:table-row>
        <table:table-row table:style-name="ro2">
          <table:table-cell table:formula="of:=CONCATENATE([.A$1];[.J1816])" office:value-type="string" office:string-value="some description1818" calcext:value-type="string">
            <text:p>some description1818</text:p>
          </table:table-cell>
          <table:table-cell table:formula="of:=CONCATENATE([.B$1];[.$J1816];[.$M$2])" office:value-type="string" office:string-value="http://domain1818.com" calcext:value-type="string">
            <text:p>http://domain1818.com</text:p>
          </table:table-cell>
          <table:table-cell table:number-columns-repeated="7"/>
          <table:table-cell office:value-type="float" office:value="1818" calcext:value-type="float">
            <text:p>1818</text:p>
          </table:table-cell>
          <table:table-cell table:number-columns-repeated="5"/>
          <table:table-cell table:formula="of:=CONCATENATE([.$P$1];[.J1816];[.$Q$1];[.$N$3];[.A1816];[.$O$3];[.$Q$1];[.$N$3];[.B1816];[.$O$3];[.$Q$1];[.$N$2];[.E1816];[.$O$2];[.$Q$1];[.$N$2];[.C1816];[.$O$2];[.$Q$1];[.$N$2];[.F1816];[.$O$2];[.$Q$1];[.$N$2];[.D1816];[.$O$2];[.$O$2])" office:value-type="string" office:string-value="insert into creatives values (1818,'some description1818','http://domain1818.com',(),(),(),())" calcext:value-type="string">
            <text:p>insert into creatives values (1818,'some description1818','http://domain1818.com',(),(),(),())</text:p>
          </table:table-cell>
          <table:table-cell/>
        </table:table-row>
        <table:table-row table:style-name="ro2">
          <table:table-cell table:formula="of:=CONCATENATE([.A$1];[.J1817])" office:value-type="string" office:string-value="some description1819" calcext:value-type="string">
            <text:p>some description1819</text:p>
          </table:table-cell>
          <table:table-cell table:formula="of:=CONCATENATE([.B$1];[.$J1817];[.$M$2])" office:value-type="string" office:string-value="http://domain1819.com" calcext:value-type="string">
            <text:p>http://domain1819.com</text:p>
          </table:table-cell>
          <table:table-cell table:number-columns-repeated="7"/>
          <table:table-cell office:value-type="float" office:value="1819" calcext:value-type="float">
            <text:p>1819</text:p>
          </table:table-cell>
          <table:table-cell table:number-columns-repeated="5"/>
          <table:table-cell table:formula="of:=CONCATENATE([.$P$1];[.J1817];[.$Q$1];[.$N$3];[.A1817];[.$O$3];[.$Q$1];[.$N$3];[.B1817];[.$O$3];[.$Q$1];[.$N$2];[.E1817];[.$O$2];[.$Q$1];[.$N$2];[.C1817];[.$O$2];[.$Q$1];[.$N$2];[.F1817];[.$O$2];[.$Q$1];[.$N$2];[.D1817];[.$O$2];[.$O$2])" office:value-type="string" office:string-value="insert into creatives values (1819,'some description1819','http://domain1819.com',(),(),(),())" calcext:value-type="string">
            <text:p>insert into creatives values (1819,'some description1819','http://domain1819.com',(),(),(),())</text:p>
          </table:table-cell>
          <table:table-cell/>
        </table:table-row>
        <table:table-row table:style-name="ro2">
          <table:table-cell table:formula="of:=CONCATENATE([.A$1];[.J1818])" office:value-type="string" office:string-value="some description1820" calcext:value-type="string">
            <text:p>some description1820</text:p>
          </table:table-cell>
          <table:table-cell table:formula="of:=CONCATENATE([.B$1];[.$J1818];[.$M$2])" office:value-type="string" office:string-value="http://domain1820.com" calcext:value-type="string">
            <text:p>http://domain1820.com</text:p>
          </table:table-cell>
          <table:table-cell table:number-columns-repeated="7"/>
          <table:table-cell office:value-type="float" office:value="1820" calcext:value-type="float">
            <text:p>1820</text:p>
          </table:table-cell>
          <table:table-cell table:number-columns-repeated="5"/>
          <table:table-cell table:formula="of:=CONCATENATE([.$P$1];[.J1818];[.$Q$1];[.$N$3];[.A1818];[.$O$3];[.$Q$1];[.$N$3];[.B1818];[.$O$3];[.$Q$1];[.$N$2];[.E1818];[.$O$2];[.$Q$1];[.$N$2];[.C1818];[.$O$2];[.$Q$1];[.$N$2];[.F1818];[.$O$2];[.$Q$1];[.$N$2];[.D1818];[.$O$2];[.$O$2])" office:value-type="string" office:string-value="insert into creatives values (1820,'some description1820','http://domain1820.com',(),(),(),())" calcext:value-type="string">
            <text:p>insert into creatives values (1820,'some description1820','http://domain1820.com',(),(),(),())</text:p>
          </table:table-cell>
          <table:table-cell/>
        </table:table-row>
        <table:table-row table:style-name="ro2">
          <table:table-cell table:formula="of:=CONCATENATE([.A$1];[.J1819])" office:value-type="string" office:string-value="some description1821" calcext:value-type="string">
            <text:p>some description1821</text:p>
          </table:table-cell>
          <table:table-cell table:formula="of:=CONCATENATE([.B$1];[.$J1819];[.$M$2])" office:value-type="string" office:string-value="http://domain1821.com" calcext:value-type="string">
            <text:p>http://domain1821.com</text:p>
          </table:table-cell>
          <table:table-cell table:number-columns-repeated="7"/>
          <table:table-cell office:value-type="float" office:value="1821" calcext:value-type="float">
            <text:p>1821</text:p>
          </table:table-cell>
          <table:table-cell table:number-columns-repeated="5"/>
          <table:table-cell table:formula="of:=CONCATENATE([.$P$1];[.J1819];[.$Q$1];[.$N$3];[.A1819];[.$O$3];[.$Q$1];[.$N$3];[.B1819];[.$O$3];[.$Q$1];[.$N$2];[.E1819];[.$O$2];[.$Q$1];[.$N$2];[.C1819];[.$O$2];[.$Q$1];[.$N$2];[.F1819];[.$O$2];[.$Q$1];[.$N$2];[.D1819];[.$O$2];[.$O$2])" office:value-type="string" office:string-value="insert into creatives values (1821,'some description1821','http://domain1821.com',(),(),(),())" calcext:value-type="string">
            <text:p>insert into creatives values (1821,'some description1821','http://domain1821.com',(),(),(),())</text:p>
          </table:table-cell>
          <table:table-cell/>
        </table:table-row>
        <table:table-row table:style-name="ro2">
          <table:table-cell table:formula="of:=CONCATENATE([.A$1];[.J1820])" office:value-type="string" office:string-value="some description1822" calcext:value-type="string">
            <text:p>some description1822</text:p>
          </table:table-cell>
          <table:table-cell table:formula="of:=CONCATENATE([.B$1];[.$J1820];[.$M$2])" office:value-type="string" office:string-value="http://domain1822.com" calcext:value-type="string">
            <text:p>http://domain1822.com</text:p>
          </table:table-cell>
          <table:table-cell table:number-columns-repeated="7"/>
          <table:table-cell office:value-type="float" office:value="1822" calcext:value-type="float">
            <text:p>1822</text:p>
          </table:table-cell>
          <table:table-cell table:number-columns-repeated="5"/>
          <table:table-cell table:formula="of:=CONCATENATE([.$P$1];[.J1820];[.$Q$1];[.$N$3];[.A1820];[.$O$3];[.$Q$1];[.$N$3];[.B1820];[.$O$3];[.$Q$1];[.$N$2];[.E1820];[.$O$2];[.$Q$1];[.$N$2];[.C1820];[.$O$2];[.$Q$1];[.$N$2];[.F1820];[.$O$2];[.$Q$1];[.$N$2];[.D1820];[.$O$2];[.$O$2])" office:value-type="string" office:string-value="insert into creatives values (1822,'some description1822','http://domain1822.com',(),(),(),())" calcext:value-type="string">
            <text:p>insert into creatives values (1822,'some description1822','http://domain1822.com',(),(),(),())</text:p>
          </table:table-cell>
          <table:table-cell/>
        </table:table-row>
        <table:table-row table:style-name="ro2">
          <table:table-cell table:formula="of:=CONCATENATE([.A$1];[.J1821])" office:value-type="string" office:string-value="some description1823" calcext:value-type="string">
            <text:p>some description1823</text:p>
          </table:table-cell>
          <table:table-cell table:formula="of:=CONCATENATE([.B$1];[.$J1821];[.$M$2])" office:value-type="string" office:string-value="http://domain1823.com" calcext:value-type="string">
            <text:p>http://domain1823.com</text:p>
          </table:table-cell>
          <table:table-cell table:number-columns-repeated="7"/>
          <table:table-cell office:value-type="float" office:value="1823" calcext:value-type="float">
            <text:p>1823</text:p>
          </table:table-cell>
          <table:table-cell table:number-columns-repeated="5"/>
          <table:table-cell table:formula="of:=CONCATENATE([.$P$1];[.J1821];[.$Q$1];[.$N$3];[.A1821];[.$O$3];[.$Q$1];[.$N$3];[.B1821];[.$O$3];[.$Q$1];[.$N$2];[.E1821];[.$O$2];[.$Q$1];[.$N$2];[.C1821];[.$O$2];[.$Q$1];[.$N$2];[.F1821];[.$O$2];[.$Q$1];[.$N$2];[.D1821];[.$O$2];[.$O$2])" office:value-type="string" office:string-value="insert into creatives values (1823,'some description1823','http://domain1823.com',(),(),(),())" calcext:value-type="string">
            <text:p>insert into creatives values (1823,'some description1823','http://domain1823.com',(),(),(),())</text:p>
          </table:table-cell>
          <table:table-cell/>
        </table:table-row>
        <table:table-row table:style-name="ro2">
          <table:table-cell table:formula="of:=CONCATENATE([.A$1];[.J1822])" office:value-type="string" office:string-value="some description1824" calcext:value-type="string">
            <text:p>some description1824</text:p>
          </table:table-cell>
          <table:table-cell table:formula="of:=CONCATENATE([.B$1];[.$J1822];[.$M$2])" office:value-type="string" office:string-value="http://domain1824.com" calcext:value-type="string">
            <text:p>http://domain1824.com</text:p>
          </table:table-cell>
          <table:table-cell table:number-columns-repeated="7"/>
          <table:table-cell office:value-type="float" office:value="1824" calcext:value-type="float">
            <text:p>1824</text:p>
          </table:table-cell>
          <table:table-cell table:number-columns-repeated="5"/>
          <table:table-cell table:formula="of:=CONCATENATE([.$P$1];[.J1822];[.$Q$1];[.$N$3];[.A1822];[.$O$3];[.$Q$1];[.$N$3];[.B1822];[.$O$3];[.$Q$1];[.$N$2];[.E1822];[.$O$2];[.$Q$1];[.$N$2];[.C1822];[.$O$2];[.$Q$1];[.$N$2];[.F1822];[.$O$2];[.$Q$1];[.$N$2];[.D1822];[.$O$2];[.$O$2])" office:value-type="string" office:string-value="insert into creatives values (1824,'some description1824','http://domain1824.com',(),(),(),())" calcext:value-type="string">
            <text:p>insert into creatives values (1824,'some description1824','http://domain1824.com',(),(),(),())</text:p>
          </table:table-cell>
          <table:table-cell/>
        </table:table-row>
        <table:table-row table:style-name="ro2">
          <table:table-cell table:formula="of:=CONCATENATE([.A$1];[.J1823])" office:value-type="string" office:string-value="some description1825" calcext:value-type="string">
            <text:p>some description1825</text:p>
          </table:table-cell>
          <table:table-cell table:formula="of:=CONCATENATE([.B$1];[.$J1823];[.$M$2])" office:value-type="string" office:string-value="http://domain1825.com" calcext:value-type="string">
            <text:p>http://domain1825.com</text:p>
          </table:table-cell>
          <table:table-cell table:number-columns-repeated="7"/>
          <table:table-cell office:value-type="float" office:value="1825" calcext:value-type="float">
            <text:p>1825</text:p>
          </table:table-cell>
          <table:table-cell table:number-columns-repeated="5"/>
          <table:table-cell table:formula="of:=CONCATENATE([.$P$1];[.J1823];[.$Q$1];[.$N$3];[.A1823];[.$O$3];[.$Q$1];[.$N$3];[.B1823];[.$O$3];[.$Q$1];[.$N$2];[.E1823];[.$O$2];[.$Q$1];[.$N$2];[.C1823];[.$O$2];[.$Q$1];[.$N$2];[.F1823];[.$O$2];[.$Q$1];[.$N$2];[.D1823];[.$O$2];[.$O$2])" office:value-type="string" office:string-value="insert into creatives values (1825,'some description1825','http://domain1825.com',(),(),(),())" calcext:value-type="string">
            <text:p>insert into creatives values (1825,'some description1825','http://domain1825.com',(),(),(),())</text:p>
          </table:table-cell>
          <table:table-cell/>
        </table:table-row>
        <table:table-row table:style-name="ro2">
          <table:table-cell table:formula="of:=CONCATENATE([.A$1];[.J1824])" office:value-type="string" office:string-value="some description1826" calcext:value-type="string">
            <text:p>some description1826</text:p>
          </table:table-cell>
          <table:table-cell table:formula="of:=CONCATENATE([.B$1];[.$J1824];[.$M$2])" office:value-type="string" office:string-value="http://domain1826.com" calcext:value-type="string">
            <text:p>http://domain1826.com</text:p>
          </table:table-cell>
          <table:table-cell table:number-columns-repeated="7"/>
          <table:table-cell office:value-type="float" office:value="1826" calcext:value-type="float">
            <text:p>1826</text:p>
          </table:table-cell>
          <table:table-cell table:number-columns-repeated="5"/>
          <table:table-cell table:formula="of:=CONCATENATE([.$P$1];[.J1824];[.$Q$1];[.$N$3];[.A1824];[.$O$3];[.$Q$1];[.$N$3];[.B1824];[.$O$3];[.$Q$1];[.$N$2];[.E1824];[.$O$2];[.$Q$1];[.$N$2];[.C1824];[.$O$2];[.$Q$1];[.$N$2];[.F1824];[.$O$2];[.$Q$1];[.$N$2];[.D1824];[.$O$2];[.$O$2])" office:value-type="string" office:string-value="insert into creatives values (1826,'some description1826','http://domain1826.com',(),(),(),())" calcext:value-type="string">
            <text:p>insert into creatives values (1826,'some description1826','http://domain1826.com',(),(),(),())</text:p>
          </table:table-cell>
          <table:table-cell/>
        </table:table-row>
        <table:table-row table:style-name="ro2">
          <table:table-cell table:formula="of:=CONCATENATE([.A$1];[.J1825])" office:value-type="string" office:string-value="some description1827" calcext:value-type="string">
            <text:p>some description1827</text:p>
          </table:table-cell>
          <table:table-cell table:formula="of:=CONCATENATE([.B$1];[.$J1825];[.$M$2])" office:value-type="string" office:string-value="http://domain1827.com" calcext:value-type="string">
            <text:p>http://domain1827.com</text:p>
          </table:table-cell>
          <table:table-cell table:number-columns-repeated="7"/>
          <table:table-cell office:value-type="float" office:value="1827" calcext:value-type="float">
            <text:p>1827</text:p>
          </table:table-cell>
          <table:table-cell table:number-columns-repeated="5"/>
          <table:table-cell table:formula="of:=CONCATENATE([.$P$1];[.J1825];[.$Q$1];[.$N$3];[.A1825];[.$O$3];[.$Q$1];[.$N$3];[.B1825];[.$O$3];[.$Q$1];[.$N$2];[.E1825];[.$O$2];[.$Q$1];[.$N$2];[.C1825];[.$O$2];[.$Q$1];[.$N$2];[.F1825];[.$O$2];[.$Q$1];[.$N$2];[.D1825];[.$O$2];[.$O$2])" office:value-type="string" office:string-value="insert into creatives values (1827,'some description1827','http://domain1827.com',(),(),(),())" calcext:value-type="string">
            <text:p>insert into creatives values (1827,'some description1827','http://domain1827.com',(),(),(),())</text:p>
          </table:table-cell>
          <table:table-cell/>
        </table:table-row>
        <table:table-row table:style-name="ro2">
          <table:table-cell table:formula="of:=CONCATENATE([.A$1];[.J1826])" office:value-type="string" office:string-value="some description1828" calcext:value-type="string">
            <text:p>some description1828</text:p>
          </table:table-cell>
          <table:table-cell table:formula="of:=CONCATENATE([.B$1];[.$J1826];[.$M$2])" office:value-type="string" office:string-value="http://domain1828.com" calcext:value-type="string">
            <text:p>http://domain1828.com</text:p>
          </table:table-cell>
          <table:table-cell table:number-columns-repeated="7"/>
          <table:table-cell office:value-type="float" office:value="1828" calcext:value-type="float">
            <text:p>1828</text:p>
          </table:table-cell>
          <table:table-cell table:number-columns-repeated="5"/>
          <table:table-cell table:formula="of:=CONCATENATE([.$P$1];[.J1826];[.$Q$1];[.$N$3];[.A1826];[.$O$3];[.$Q$1];[.$N$3];[.B1826];[.$O$3];[.$Q$1];[.$N$2];[.E1826];[.$O$2];[.$Q$1];[.$N$2];[.C1826];[.$O$2];[.$Q$1];[.$N$2];[.F1826];[.$O$2];[.$Q$1];[.$N$2];[.D1826];[.$O$2];[.$O$2])" office:value-type="string" office:string-value="insert into creatives values (1828,'some description1828','http://domain1828.com',(),(),(),())" calcext:value-type="string">
            <text:p>insert into creatives values (1828,'some description1828','http://domain1828.com',(),(),(),())</text:p>
          </table:table-cell>
          <table:table-cell/>
        </table:table-row>
        <table:table-row table:style-name="ro2">
          <table:table-cell table:formula="of:=CONCATENATE([.A$1];[.J1827])" office:value-type="string" office:string-value="some description1829" calcext:value-type="string">
            <text:p>some description1829</text:p>
          </table:table-cell>
          <table:table-cell table:formula="of:=CONCATENATE([.B$1];[.$J1827];[.$M$2])" office:value-type="string" office:string-value="http://domain1829.com" calcext:value-type="string">
            <text:p>http://domain1829.com</text:p>
          </table:table-cell>
          <table:table-cell table:number-columns-repeated="7"/>
          <table:table-cell office:value-type="float" office:value="1829" calcext:value-type="float">
            <text:p>1829</text:p>
          </table:table-cell>
          <table:table-cell table:number-columns-repeated="5"/>
          <table:table-cell table:formula="of:=CONCATENATE([.$P$1];[.J1827];[.$Q$1];[.$N$3];[.A1827];[.$O$3];[.$Q$1];[.$N$3];[.B1827];[.$O$3];[.$Q$1];[.$N$2];[.E1827];[.$O$2];[.$Q$1];[.$N$2];[.C1827];[.$O$2];[.$Q$1];[.$N$2];[.F1827];[.$O$2];[.$Q$1];[.$N$2];[.D1827];[.$O$2];[.$O$2])" office:value-type="string" office:string-value="insert into creatives values (1829,'some description1829','http://domain1829.com',(),(),(),())" calcext:value-type="string">
            <text:p>insert into creatives values (1829,'some description1829','http://domain1829.com',(),(),(),())</text:p>
          </table:table-cell>
          <table:table-cell/>
        </table:table-row>
        <table:table-row table:style-name="ro2">
          <table:table-cell table:formula="of:=CONCATENATE([.A$1];[.J1828])" office:value-type="string" office:string-value="some description1830" calcext:value-type="string">
            <text:p>some description1830</text:p>
          </table:table-cell>
          <table:table-cell table:formula="of:=CONCATENATE([.B$1];[.$J1828];[.$M$2])" office:value-type="string" office:string-value="http://domain1830.com" calcext:value-type="string">
            <text:p>http://domain1830.com</text:p>
          </table:table-cell>
          <table:table-cell table:number-columns-repeated="7"/>
          <table:table-cell office:value-type="float" office:value="1830" calcext:value-type="float">
            <text:p>1830</text:p>
          </table:table-cell>
          <table:table-cell table:number-columns-repeated="5"/>
          <table:table-cell table:formula="of:=CONCATENATE([.$P$1];[.J1828];[.$Q$1];[.$N$3];[.A1828];[.$O$3];[.$Q$1];[.$N$3];[.B1828];[.$O$3];[.$Q$1];[.$N$2];[.E1828];[.$O$2];[.$Q$1];[.$N$2];[.C1828];[.$O$2];[.$Q$1];[.$N$2];[.F1828];[.$O$2];[.$Q$1];[.$N$2];[.D1828];[.$O$2];[.$O$2])" office:value-type="string" office:string-value="insert into creatives values (1830,'some description1830','http://domain1830.com',(),(),(),())" calcext:value-type="string">
            <text:p>insert into creatives values (1830,'some description1830','http://domain1830.com',(),(),(),())</text:p>
          </table:table-cell>
          <table:table-cell/>
        </table:table-row>
        <table:table-row table:style-name="ro2">
          <table:table-cell table:formula="of:=CONCATENATE([.A$1];[.J1829])" office:value-type="string" office:string-value="some description1831" calcext:value-type="string">
            <text:p>some description1831</text:p>
          </table:table-cell>
          <table:table-cell table:formula="of:=CONCATENATE([.B$1];[.$J1829];[.$M$2])" office:value-type="string" office:string-value="http://domain1831.com" calcext:value-type="string">
            <text:p>http://domain1831.com</text:p>
          </table:table-cell>
          <table:table-cell table:number-columns-repeated="7"/>
          <table:table-cell office:value-type="float" office:value="1831" calcext:value-type="float">
            <text:p>1831</text:p>
          </table:table-cell>
          <table:table-cell table:number-columns-repeated="5"/>
          <table:table-cell table:formula="of:=CONCATENATE([.$P$1];[.J1829];[.$Q$1];[.$N$3];[.A1829];[.$O$3];[.$Q$1];[.$N$3];[.B1829];[.$O$3];[.$Q$1];[.$N$2];[.E1829];[.$O$2];[.$Q$1];[.$N$2];[.C1829];[.$O$2];[.$Q$1];[.$N$2];[.F1829];[.$O$2];[.$Q$1];[.$N$2];[.D1829];[.$O$2];[.$O$2])" office:value-type="string" office:string-value="insert into creatives values (1831,'some description1831','http://domain1831.com',(),(),(),())" calcext:value-type="string">
            <text:p>insert into creatives values (1831,'some description1831','http://domain1831.com',(),(),(),())</text:p>
          </table:table-cell>
          <table:table-cell/>
        </table:table-row>
        <table:table-row table:style-name="ro2">
          <table:table-cell table:formula="of:=CONCATENATE([.A$1];[.J1830])" office:value-type="string" office:string-value="some description1832" calcext:value-type="string">
            <text:p>some description1832</text:p>
          </table:table-cell>
          <table:table-cell table:formula="of:=CONCATENATE([.B$1];[.$J1830];[.$M$2])" office:value-type="string" office:string-value="http://domain1832.com" calcext:value-type="string">
            <text:p>http://domain1832.com</text:p>
          </table:table-cell>
          <table:table-cell table:number-columns-repeated="7"/>
          <table:table-cell office:value-type="float" office:value="1832" calcext:value-type="float">
            <text:p>1832</text:p>
          </table:table-cell>
          <table:table-cell table:number-columns-repeated="5"/>
          <table:table-cell table:formula="of:=CONCATENATE([.$P$1];[.J1830];[.$Q$1];[.$N$3];[.A1830];[.$O$3];[.$Q$1];[.$N$3];[.B1830];[.$O$3];[.$Q$1];[.$N$2];[.E1830];[.$O$2];[.$Q$1];[.$N$2];[.C1830];[.$O$2];[.$Q$1];[.$N$2];[.F1830];[.$O$2];[.$Q$1];[.$N$2];[.D1830];[.$O$2];[.$O$2])" office:value-type="string" office:string-value="insert into creatives values (1832,'some description1832','http://domain1832.com',(),(),(),())" calcext:value-type="string">
            <text:p>insert into creatives values (1832,'some description1832','http://domain1832.com',(),(),(),())</text:p>
          </table:table-cell>
          <table:table-cell/>
        </table:table-row>
        <table:table-row table:style-name="ro2">
          <table:table-cell table:formula="of:=CONCATENATE([.A$1];[.J1831])" office:value-type="string" office:string-value="some description1833" calcext:value-type="string">
            <text:p>some description1833</text:p>
          </table:table-cell>
          <table:table-cell table:formula="of:=CONCATENATE([.B$1];[.$J1831];[.$M$2])" office:value-type="string" office:string-value="http://domain1833.com" calcext:value-type="string">
            <text:p>http://domain1833.com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5"/>
          <table:table-cell table:formula="of:=CONCATENATE([.$P$1];[.J1831];[.$Q$1];[.$N$3];[.A1831];[.$O$3];[.$Q$1];[.$N$3];[.B1831];[.$O$3];[.$Q$1];[.$N$2];[.E1831];[.$O$2];[.$Q$1];[.$N$2];[.C1831];[.$O$2];[.$Q$1];[.$N$2];[.F1831];[.$O$2];[.$Q$1];[.$N$2];[.D1831];[.$O$2];[.$O$2])" office:value-type="string" office:string-value="insert into creatives values (1833,'some description1833','http://domain1833.com',(),(),(),())" calcext:value-type="string">
            <text:p>insert into creatives values (1833,'some description1833','http://domain1833.com',(),(),(),())</text:p>
          </table:table-cell>
          <table:table-cell/>
        </table:table-row>
        <table:table-row table:style-name="ro2">
          <table:table-cell table:formula="of:=CONCATENATE([.A$1];[.J1832])" office:value-type="string" office:string-value="some description1834" calcext:value-type="string">
            <text:p>some description1834</text:p>
          </table:table-cell>
          <table:table-cell table:formula="of:=CONCATENATE([.B$1];[.$J1832];[.$M$2])" office:value-type="string" office:string-value="http://domain1834.com" calcext:value-type="string">
            <text:p>http://domain1834.com</text:p>
          </table:table-cell>
          <table:table-cell table:number-columns-repeated="7"/>
          <table:table-cell office:value-type="float" office:value="1834" calcext:value-type="float">
            <text:p>1834</text:p>
          </table:table-cell>
          <table:table-cell table:number-columns-repeated="5"/>
          <table:table-cell table:formula="of:=CONCATENATE([.$P$1];[.J1832];[.$Q$1];[.$N$3];[.A1832];[.$O$3];[.$Q$1];[.$N$3];[.B1832];[.$O$3];[.$Q$1];[.$N$2];[.E1832];[.$O$2];[.$Q$1];[.$N$2];[.C1832];[.$O$2];[.$Q$1];[.$N$2];[.F1832];[.$O$2];[.$Q$1];[.$N$2];[.D1832];[.$O$2];[.$O$2])" office:value-type="string" office:string-value="insert into creatives values (1834,'some description1834','http://domain1834.com',(),(),(),())" calcext:value-type="string">
            <text:p>insert into creatives values (1834,'some description1834','http://domain1834.com',(),(),(),())</text:p>
          </table:table-cell>
          <table:table-cell/>
        </table:table-row>
        <table:table-row table:style-name="ro2">
          <table:table-cell table:formula="of:=CONCATENATE([.A$1];[.J1833])" office:value-type="string" office:string-value="some description1835" calcext:value-type="string">
            <text:p>some description1835</text:p>
          </table:table-cell>
          <table:table-cell table:formula="of:=CONCATENATE([.B$1];[.$J1833];[.$M$2])" office:value-type="string" office:string-value="http://domain1835.com" calcext:value-type="string">
            <text:p>http://domain1835.com</text:p>
          </table:table-cell>
          <table:table-cell table:number-columns-repeated="7"/>
          <table:table-cell office:value-type="float" office:value="1835" calcext:value-type="float">
            <text:p>1835</text:p>
          </table:table-cell>
          <table:table-cell table:number-columns-repeated="5"/>
          <table:table-cell table:formula="of:=CONCATENATE([.$P$1];[.J1833];[.$Q$1];[.$N$3];[.A1833];[.$O$3];[.$Q$1];[.$N$3];[.B1833];[.$O$3];[.$Q$1];[.$N$2];[.E1833];[.$O$2];[.$Q$1];[.$N$2];[.C1833];[.$O$2];[.$Q$1];[.$N$2];[.F1833];[.$O$2];[.$Q$1];[.$N$2];[.D1833];[.$O$2];[.$O$2])" office:value-type="string" office:string-value="insert into creatives values (1835,'some description1835','http://domain1835.com',(),(),(),())" calcext:value-type="string">
            <text:p>insert into creatives values (1835,'some description1835','http://domain1835.com',(),(),(),())</text:p>
          </table:table-cell>
          <table:table-cell/>
        </table:table-row>
        <table:table-row table:style-name="ro2">
          <table:table-cell table:formula="of:=CONCATENATE([.A$1];[.J1834])" office:value-type="string" office:string-value="some description1836" calcext:value-type="string">
            <text:p>some description1836</text:p>
          </table:table-cell>
          <table:table-cell table:formula="of:=CONCATENATE([.B$1];[.$J1834];[.$M$2])" office:value-type="string" office:string-value="http://domain1836.com" calcext:value-type="string">
            <text:p>http://domain1836.com</text:p>
          </table:table-cell>
          <table:table-cell table:number-columns-repeated="7"/>
          <table:table-cell office:value-type="float" office:value="1836" calcext:value-type="float">
            <text:p>1836</text:p>
          </table:table-cell>
          <table:table-cell table:number-columns-repeated="5"/>
          <table:table-cell table:formula="of:=CONCATENATE([.$P$1];[.J1834];[.$Q$1];[.$N$3];[.A1834];[.$O$3];[.$Q$1];[.$N$3];[.B1834];[.$O$3];[.$Q$1];[.$N$2];[.E1834];[.$O$2];[.$Q$1];[.$N$2];[.C1834];[.$O$2];[.$Q$1];[.$N$2];[.F1834];[.$O$2];[.$Q$1];[.$N$2];[.D1834];[.$O$2];[.$O$2])" office:value-type="string" office:string-value="insert into creatives values (1836,'some description1836','http://domain1836.com',(),(),(),())" calcext:value-type="string">
            <text:p>insert into creatives values (1836,'some description1836','http://domain1836.com',(),(),(),())</text:p>
          </table:table-cell>
          <table:table-cell/>
        </table:table-row>
        <table:table-row table:style-name="ro2">
          <table:table-cell table:formula="of:=CONCATENATE([.A$1];[.J1835])" office:value-type="string" office:string-value="some description1837" calcext:value-type="string">
            <text:p>some description1837</text:p>
          </table:table-cell>
          <table:table-cell table:formula="of:=CONCATENATE([.B$1];[.$J1835];[.$M$2])" office:value-type="string" office:string-value="http://domain1837.com" calcext:value-type="string">
            <text:p>http://domain1837.com</text:p>
          </table:table-cell>
          <table:table-cell table:number-columns-repeated="7"/>
          <table:table-cell office:value-type="float" office:value="1837" calcext:value-type="float">
            <text:p>1837</text:p>
          </table:table-cell>
          <table:table-cell table:number-columns-repeated="5"/>
          <table:table-cell table:formula="of:=CONCATENATE([.$P$1];[.J1835];[.$Q$1];[.$N$3];[.A1835];[.$O$3];[.$Q$1];[.$N$3];[.B1835];[.$O$3];[.$Q$1];[.$N$2];[.E1835];[.$O$2];[.$Q$1];[.$N$2];[.C1835];[.$O$2];[.$Q$1];[.$N$2];[.F1835];[.$O$2];[.$Q$1];[.$N$2];[.D1835];[.$O$2];[.$O$2])" office:value-type="string" office:string-value="insert into creatives values (1837,'some description1837','http://domain1837.com',(),(),(),())" calcext:value-type="string">
            <text:p>insert into creatives values (1837,'some description1837','http://domain1837.com',(),(),(),())</text:p>
          </table:table-cell>
          <table:table-cell/>
        </table:table-row>
        <table:table-row table:style-name="ro2">
          <table:table-cell table:formula="of:=CONCATENATE([.A$1];[.J1836])" office:value-type="string" office:string-value="some description1838" calcext:value-type="string">
            <text:p>some description1838</text:p>
          </table:table-cell>
          <table:table-cell table:formula="of:=CONCATENATE([.B$1];[.$J1836];[.$M$2])" office:value-type="string" office:string-value="http://domain1838.com" calcext:value-type="string">
            <text:p>http://domain1838.com</text:p>
          </table:table-cell>
          <table:table-cell table:number-columns-repeated="7"/>
          <table:table-cell office:value-type="float" office:value="1838" calcext:value-type="float">
            <text:p>1838</text:p>
          </table:table-cell>
          <table:table-cell table:number-columns-repeated="5"/>
          <table:table-cell table:formula="of:=CONCATENATE([.$P$1];[.J1836];[.$Q$1];[.$N$3];[.A1836];[.$O$3];[.$Q$1];[.$N$3];[.B1836];[.$O$3];[.$Q$1];[.$N$2];[.E1836];[.$O$2];[.$Q$1];[.$N$2];[.C1836];[.$O$2];[.$Q$1];[.$N$2];[.F1836];[.$O$2];[.$Q$1];[.$N$2];[.D1836];[.$O$2];[.$O$2])" office:value-type="string" office:string-value="insert into creatives values (1838,'some description1838','http://domain1838.com',(),(),(),())" calcext:value-type="string">
            <text:p>insert into creatives values (1838,'some description1838','http://domain1838.com',(),(),(),())</text:p>
          </table:table-cell>
          <table:table-cell/>
        </table:table-row>
        <table:table-row table:style-name="ro2">
          <table:table-cell table:formula="of:=CONCATENATE([.A$1];[.J1837])" office:value-type="string" office:string-value="some description1839" calcext:value-type="string">
            <text:p>some description1839</text:p>
          </table:table-cell>
          <table:table-cell table:formula="of:=CONCATENATE([.B$1];[.$J1837];[.$M$2])" office:value-type="string" office:string-value="http://domain1839.com" calcext:value-type="string">
            <text:p>http://domain1839.com</text:p>
          </table:table-cell>
          <table:table-cell table:number-columns-repeated="7"/>
          <table:table-cell office:value-type="float" office:value="1839" calcext:value-type="float">
            <text:p>1839</text:p>
          </table:table-cell>
          <table:table-cell table:number-columns-repeated="5"/>
          <table:table-cell table:formula="of:=CONCATENATE([.$P$1];[.J1837];[.$Q$1];[.$N$3];[.A1837];[.$O$3];[.$Q$1];[.$N$3];[.B1837];[.$O$3];[.$Q$1];[.$N$2];[.E1837];[.$O$2];[.$Q$1];[.$N$2];[.C1837];[.$O$2];[.$Q$1];[.$N$2];[.F1837];[.$O$2];[.$Q$1];[.$N$2];[.D1837];[.$O$2];[.$O$2])" office:value-type="string" office:string-value="insert into creatives values (1839,'some description1839','http://domain1839.com',(),(),(),())" calcext:value-type="string">
            <text:p>insert into creatives values (1839,'some description1839','http://domain1839.com',(),(),(),())</text:p>
          </table:table-cell>
          <table:table-cell/>
        </table:table-row>
        <table:table-row table:style-name="ro2">
          <table:table-cell table:formula="of:=CONCATENATE([.A$1];[.J1838])" office:value-type="string" office:string-value="some description1840" calcext:value-type="string">
            <text:p>some description1840</text:p>
          </table:table-cell>
          <table:table-cell table:formula="of:=CONCATENATE([.B$1];[.$J1838];[.$M$2])" office:value-type="string" office:string-value="http://domain1840.com" calcext:value-type="string">
            <text:p>http://domain1840.com</text:p>
          </table:table-cell>
          <table:table-cell table:number-columns-repeated="7"/>
          <table:table-cell office:value-type="float" office:value="1840" calcext:value-type="float">
            <text:p>1840</text:p>
          </table:table-cell>
          <table:table-cell table:number-columns-repeated="5"/>
          <table:table-cell table:formula="of:=CONCATENATE([.$P$1];[.J1838];[.$Q$1];[.$N$3];[.A1838];[.$O$3];[.$Q$1];[.$N$3];[.B1838];[.$O$3];[.$Q$1];[.$N$2];[.E1838];[.$O$2];[.$Q$1];[.$N$2];[.C1838];[.$O$2];[.$Q$1];[.$N$2];[.F1838];[.$O$2];[.$Q$1];[.$N$2];[.D1838];[.$O$2];[.$O$2])" office:value-type="string" office:string-value="insert into creatives values (1840,'some description1840','http://domain1840.com',(),(),(),())" calcext:value-type="string">
            <text:p>insert into creatives values (1840,'some description1840','http://domain1840.com',(),(),(),())</text:p>
          </table:table-cell>
          <table:table-cell/>
        </table:table-row>
        <table:table-row table:style-name="ro2">
          <table:table-cell table:formula="of:=CONCATENATE([.A$1];[.J1839])" office:value-type="string" office:string-value="some description1841" calcext:value-type="string">
            <text:p>some description1841</text:p>
          </table:table-cell>
          <table:table-cell table:formula="of:=CONCATENATE([.B$1];[.$J1839];[.$M$2])" office:value-type="string" office:string-value="http://domain1841.com" calcext:value-type="string">
            <text:p>http://domain1841.com</text:p>
          </table:table-cell>
          <table:table-cell table:number-columns-repeated="7"/>
          <table:table-cell office:value-type="float" office:value="1841" calcext:value-type="float">
            <text:p>1841</text:p>
          </table:table-cell>
          <table:table-cell table:number-columns-repeated="5"/>
          <table:table-cell table:formula="of:=CONCATENATE([.$P$1];[.J1839];[.$Q$1];[.$N$3];[.A1839];[.$O$3];[.$Q$1];[.$N$3];[.B1839];[.$O$3];[.$Q$1];[.$N$2];[.E1839];[.$O$2];[.$Q$1];[.$N$2];[.C1839];[.$O$2];[.$Q$1];[.$N$2];[.F1839];[.$O$2];[.$Q$1];[.$N$2];[.D1839];[.$O$2];[.$O$2])" office:value-type="string" office:string-value="insert into creatives values (1841,'some description1841','http://domain1841.com',(),(),(),())" calcext:value-type="string">
            <text:p>insert into creatives values (1841,'some description1841','http://domain1841.com',(),(),(),())</text:p>
          </table:table-cell>
          <table:table-cell/>
        </table:table-row>
        <table:table-row table:style-name="ro2">
          <table:table-cell table:formula="of:=CONCATENATE([.A$1];[.J1840])" office:value-type="string" office:string-value="some description1842" calcext:value-type="string">
            <text:p>some description1842</text:p>
          </table:table-cell>
          <table:table-cell table:formula="of:=CONCATENATE([.B$1];[.$J1840];[.$M$2])" office:value-type="string" office:string-value="http://domain1842.com" calcext:value-type="string">
            <text:p>http://domain1842.com</text:p>
          </table:table-cell>
          <table:table-cell table:number-columns-repeated="7"/>
          <table:table-cell office:value-type="float" office:value="1842" calcext:value-type="float">
            <text:p>1842</text:p>
          </table:table-cell>
          <table:table-cell table:number-columns-repeated="5"/>
          <table:table-cell table:formula="of:=CONCATENATE([.$P$1];[.J1840];[.$Q$1];[.$N$3];[.A1840];[.$O$3];[.$Q$1];[.$N$3];[.B1840];[.$O$3];[.$Q$1];[.$N$2];[.E1840];[.$O$2];[.$Q$1];[.$N$2];[.C1840];[.$O$2];[.$Q$1];[.$N$2];[.F1840];[.$O$2];[.$Q$1];[.$N$2];[.D1840];[.$O$2];[.$O$2])" office:value-type="string" office:string-value="insert into creatives values (1842,'some description1842','http://domain1842.com',(),(),(),())" calcext:value-type="string">
            <text:p>insert into creatives values (1842,'some description1842','http://domain1842.com',(),(),(),())</text:p>
          </table:table-cell>
          <table:table-cell/>
        </table:table-row>
        <table:table-row table:style-name="ro2">
          <table:table-cell table:formula="of:=CONCATENATE([.A$1];[.J1841])" office:value-type="string" office:string-value="some description1843" calcext:value-type="string">
            <text:p>some description1843</text:p>
          </table:table-cell>
          <table:table-cell table:formula="of:=CONCATENATE([.B$1];[.$J1841];[.$M$2])" office:value-type="string" office:string-value="http://domain1843.com" calcext:value-type="string">
            <text:p>http://domain1843.com</text:p>
          </table:table-cell>
          <table:table-cell table:number-columns-repeated="7"/>
          <table:table-cell office:value-type="float" office:value="1843" calcext:value-type="float">
            <text:p>1843</text:p>
          </table:table-cell>
          <table:table-cell table:number-columns-repeated="5"/>
          <table:table-cell table:formula="of:=CONCATENATE([.$P$1];[.J1841];[.$Q$1];[.$N$3];[.A1841];[.$O$3];[.$Q$1];[.$N$3];[.B1841];[.$O$3];[.$Q$1];[.$N$2];[.E1841];[.$O$2];[.$Q$1];[.$N$2];[.C1841];[.$O$2];[.$Q$1];[.$N$2];[.F1841];[.$O$2];[.$Q$1];[.$N$2];[.D1841];[.$O$2];[.$O$2])" office:value-type="string" office:string-value="insert into creatives values (1843,'some description1843','http://domain1843.com',(),(),(),())" calcext:value-type="string">
            <text:p>insert into creatives values (1843,'some description1843','http://domain1843.com',(),(),(),())</text:p>
          </table:table-cell>
          <table:table-cell/>
        </table:table-row>
        <table:table-row table:style-name="ro2">
          <table:table-cell table:formula="of:=CONCATENATE([.A$1];[.J1842])" office:value-type="string" office:string-value="some description1844" calcext:value-type="string">
            <text:p>some description1844</text:p>
          </table:table-cell>
          <table:table-cell table:formula="of:=CONCATENATE([.B$1];[.$J1842];[.$M$2])" office:value-type="string" office:string-value="http://domain1844.com" calcext:value-type="string">
            <text:p>http://domain1844.com</text:p>
          </table:table-cell>
          <table:table-cell table:number-columns-repeated="7"/>
          <table:table-cell office:value-type="float" office:value="1844" calcext:value-type="float">
            <text:p>1844</text:p>
          </table:table-cell>
          <table:table-cell table:number-columns-repeated="5"/>
          <table:table-cell table:formula="of:=CONCATENATE([.$P$1];[.J1842];[.$Q$1];[.$N$3];[.A1842];[.$O$3];[.$Q$1];[.$N$3];[.B1842];[.$O$3];[.$Q$1];[.$N$2];[.E1842];[.$O$2];[.$Q$1];[.$N$2];[.C1842];[.$O$2];[.$Q$1];[.$N$2];[.F1842];[.$O$2];[.$Q$1];[.$N$2];[.D1842];[.$O$2];[.$O$2])" office:value-type="string" office:string-value="insert into creatives values (1844,'some description1844','http://domain1844.com',(),(),(),())" calcext:value-type="string">
            <text:p>insert into creatives values (1844,'some description1844','http://domain1844.com',(),(),(),())</text:p>
          </table:table-cell>
          <table:table-cell/>
        </table:table-row>
        <table:table-row table:style-name="ro2">
          <table:table-cell table:formula="of:=CONCATENATE([.A$1];[.J1843])" office:value-type="string" office:string-value="some description1845" calcext:value-type="string">
            <text:p>some description1845</text:p>
          </table:table-cell>
          <table:table-cell table:formula="of:=CONCATENATE([.B$1];[.$J1843];[.$M$2])" office:value-type="string" office:string-value="http://domain1845.com" calcext:value-type="string">
            <text:p>http://domain1845.com</text:p>
          </table:table-cell>
          <table:table-cell table:number-columns-repeated="7"/>
          <table:table-cell office:value-type="float" office:value="1845" calcext:value-type="float">
            <text:p>1845</text:p>
          </table:table-cell>
          <table:table-cell table:number-columns-repeated="5"/>
          <table:table-cell table:formula="of:=CONCATENATE([.$P$1];[.J1843];[.$Q$1];[.$N$3];[.A1843];[.$O$3];[.$Q$1];[.$N$3];[.B1843];[.$O$3];[.$Q$1];[.$N$2];[.E1843];[.$O$2];[.$Q$1];[.$N$2];[.C1843];[.$O$2];[.$Q$1];[.$N$2];[.F1843];[.$O$2];[.$Q$1];[.$N$2];[.D1843];[.$O$2];[.$O$2])" office:value-type="string" office:string-value="insert into creatives values (1845,'some description1845','http://domain1845.com',(),(),(),())" calcext:value-type="string">
            <text:p>insert into creatives values (1845,'some description1845','http://domain1845.com',(),(),(),())</text:p>
          </table:table-cell>
          <table:table-cell/>
        </table:table-row>
        <table:table-row table:style-name="ro2">
          <table:table-cell table:formula="of:=CONCATENATE([.A$1];[.J1844])" office:value-type="string" office:string-value="some description1846" calcext:value-type="string">
            <text:p>some description1846</text:p>
          </table:table-cell>
          <table:table-cell table:formula="of:=CONCATENATE([.B$1];[.$J1844];[.$M$2])" office:value-type="string" office:string-value="http://domain1846.com" calcext:value-type="string">
            <text:p>http://domain1846.com</text:p>
          </table:table-cell>
          <table:table-cell table:number-columns-repeated="7"/>
          <table:table-cell office:value-type="float" office:value="1846" calcext:value-type="float">
            <text:p>1846</text:p>
          </table:table-cell>
          <table:table-cell table:number-columns-repeated="5"/>
          <table:table-cell table:formula="of:=CONCATENATE([.$P$1];[.J1844];[.$Q$1];[.$N$3];[.A1844];[.$O$3];[.$Q$1];[.$N$3];[.B1844];[.$O$3];[.$Q$1];[.$N$2];[.E1844];[.$O$2];[.$Q$1];[.$N$2];[.C1844];[.$O$2];[.$Q$1];[.$N$2];[.F1844];[.$O$2];[.$Q$1];[.$N$2];[.D1844];[.$O$2];[.$O$2])" office:value-type="string" office:string-value="insert into creatives values (1846,'some description1846','http://domain1846.com',(),(),(),())" calcext:value-type="string">
            <text:p>insert into creatives values (1846,'some description1846','http://domain1846.com',(),(),(),())</text:p>
          </table:table-cell>
          <table:table-cell/>
        </table:table-row>
        <table:table-row table:style-name="ro2">
          <table:table-cell table:formula="of:=CONCATENATE([.A$1];[.J1845])" office:value-type="string" office:string-value="some description1847" calcext:value-type="string">
            <text:p>some description1847</text:p>
          </table:table-cell>
          <table:table-cell table:formula="of:=CONCATENATE([.B$1];[.$J1845];[.$M$2])" office:value-type="string" office:string-value="http://domain1847.com" calcext:value-type="string">
            <text:p>http://domain1847.com</text:p>
          </table:table-cell>
          <table:table-cell table:number-columns-repeated="7"/>
          <table:table-cell office:value-type="float" office:value="1847" calcext:value-type="float">
            <text:p>1847</text:p>
          </table:table-cell>
          <table:table-cell table:number-columns-repeated="5"/>
          <table:table-cell table:formula="of:=CONCATENATE([.$P$1];[.J1845];[.$Q$1];[.$N$3];[.A1845];[.$O$3];[.$Q$1];[.$N$3];[.B1845];[.$O$3];[.$Q$1];[.$N$2];[.E1845];[.$O$2];[.$Q$1];[.$N$2];[.C1845];[.$O$2];[.$Q$1];[.$N$2];[.F1845];[.$O$2];[.$Q$1];[.$N$2];[.D1845];[.$O$2];[.$O$2])" office:value-type="string" office:string-value="insert into creatives values (1847,'some description1847','http://domain1847.com',(),(),(),())" calcext:value-type="string">
            <text:p>insert into creatives values (1847,'some description1847','http://domain1847.com',(),(),(),())</text:p>
          </table:table-cell>
          <table:table-cell/>
        </table:table-row>
        <table:table-row table:style-name="ro2">
          <table:table-cell table:formula="of:=CONCATENATE([.A$1];[.J1846])" office:value-type="string" office:string-value="some description1848" calcext:value-type="string">
            <text:p>some description1848</text:p>
          </table:table-cell>
          <table:table-cell table:formula="of:=CONCATENATE([.B$1];[.$J1846];[.$M$2])" office:value-type="string" office:string-value="http://domain1848.com" calcext:value-type="string">
            <text:p>http://domain1848.com</text:p>
          </table:table-cell>
          <table:table-cell table:number-columns-repeated="7"/>
          <table:table-cell office:value-type="float" office:value="1848" calcext:value-type="float">
            <text:p>1848</text:p>
          </table:table-cell>
          <table:table-cell table:number-columns-repeated="5"/>
          <table:table-cell table:formula="of:=CONCATENATE([.$P$1];[.J1846];[.$Q$1];[.$N$3];[.A1846];[.$O$3];[.$Q$1];[.$N$3];[.B1846];[.$O$3];[.$Q$1];[.$N$2];[.E1846];[.$O$2];[.$Q$1];[.$N$2];[.C1846];[.$O$2];[.$Q$1];[.$N$2];[.F1846];[.$O$2];[.$Q$1];[.$N$2];[.D1846];[.$O$2];[.$O$2])" office:value-type="string" office:string-value="insert into creatives values (1848,'some description1848','http://domain1848.com',(),(),(),())" calcext:value-type="string">
            <text:p>insert into creatives values (1848,'some description1848','http://domain1848.com',(),(),(),())</text:p>
          </table:table-cell>
          <table:table-cell/>
        </table:table-row>
        <table:table-row table:style-name="ro2">
          <table:table-cell table:formula="of:=CONCATENATE([.A$1];[.J1847])" office:value-type="string" office:string-value="some description1849" calcext:value-type="string">
            <text:p>some description1849</text:p>
          </table:table-cell>
          <table:table-cell table:formula="of:=CONCATENATE([.B$1];[.$J1847];[.$M$2])" office:value-type="string" office:string-value="http://domain1849.com" calcext:value-type="string">
            <text:p>http://domain1849.com</text:p>
          </table:table-cell>
          <table:table-cell table:number-columns-repeated="7"/>
          <table:table-cell office:value-type="float" office:value="1849" calcext:value-type="float">
            <text:p>1849</text:p>
          </table:table-cell>
          <table:table-cell table:number-columns-repeated="5"/>
          <table:table-cell table:formula="of:=CONCATENATE([.$P$1];[.J1847];[.$Q$1];[.$N$3];[.A1847];[.$O$3];[.$Q$1];[.$N$3];[.B1847];[.$O$3];[.$Q$1];[.$N$2];[.E1847];[.$O$2];[.$Q$1];[.$N$2];[.C1847];[.$O$2];[.$Q$1];[.$N$2];[.F1847];[.$O$2];[.$Q$1];[.$N$2];[.D1847];[.$O$2];[.$O$2])" office:value-type="string" office:string-value="insert into creatives values (1849,'some description1849','http://domain1849.com',(),(),(),())" calcext:value-type="string">
            <text:p>insert into creatives values (1849,'some description1849','http://domain1849.com',(),(),(),())</text:p>
          </table:table-cell>
          <table:table-cell/>
        </table:table-row>
        <table:table-row table:style-name="ro2">
          <table:table-cell table:formula="of:=CONCATENATE([.A$1];[.J1848])" office:value-type="string" office:string-value="some description1850" calcext:value-type="string">
            <text:p>some description1850</text:p>
          </table:table-cell>
          <table:table-cell table:formula="of:=CONCATENATE([.B$1];[.$J1848];[.$M$2])" office:value-type="string" office:string-value="http://domain1850.com" calcext:value-type="string">
            <text:p>http://domain1850.com</text:p>
          </table:table-cell>
          <table:table-cell table:number-columns-repeated="7"/>
          <table:table-cell office:value-type="float" office:value="1850" calcext:value-type="float">
            <text:p>1850</text:p>
          </table:table-cell>
          <table:table-cell table:number-columns-repeated="5"/>
          <table:table-cell table:formula="of:=CONCATENATE([.$P$1];[.J1848];[.$Q$1];[.$N$3];[.A1848];[.$O$3];[.$Q$1];[.$N$3];[.B1848];[.$O$3];[.$Q$1];[.$N$2];[.E1848];[.$O$2];[.$Q$1];[.$N$2];[.C1848];[.$O$2];[.$Q$1];[.$N$2];[.F1848];[.$O$2];[.$Q$1];[.$N$2];[.D1848];[.$O$2];[.$O$2])" office:value-type="string" office:string-value="insert into creatives values (1850,'some description1850','http://domain1850.com',(),(),(),())" calcext:value-type="string">
            <text:p>insert into creatives values (1850,'some description1850','http://domain1850.com',(),(),(),())</text:p>
          </table:table-cell>
          <table:table-cell/>
        </table:table-row>
        <table:table-row table:style-name="ro2">
          <table:table-cell table:formula="of:=CONCATENATE([.A$1];[.J1849])" office:value-type="string" office:string-value="some description1851" calcext:value-type="string">
            <text:p>some description1851</text:p>
          </table:table-cell>
          <table:table-cell table:formula="of:=CONCATENATE([.B$1];[.$J1849];[.$M$2])" office:value-type="string" office:string-value="http://domain1851.com" calcext:value-type="string">
            <text:p>http://domain1851.com</text:p>
          </table:table-cell>
          <table:table-cell table:number-columns-repeated="7"/>
          <table:table-cell office:value-type="float" office:value="1851" calcext:value-type="float">
            <text:p>1851</text:p>
          </table:table-cell>
          <table:table-cell table:number-columns-repeated="5"/>
          <table:table-cell table:formula="of:=CONCATENATE([.$P$1];[.J1849];[.$Q$1];[.$N$3];[.A1849];[.$O$3];[.$Q$1];[.$N$3];[.B1849];[.$O$3];[.$Q$1];[.$N$2];[.E1849];[.$O$2];[.$Q$1];[.$N$2];[.C1849];[.$O$2];[.$Q$1];[.$N$2];[.F1849];[.$O$2];[.$Q$1];[.$N$2];[.D1849];[.$O$2];[.$O$2])" office:value-type="string" office:string-value="insert into creatives values (1851,'some description1851','http://domain1851.com',(),(),(),())" calcext:value-type="string">
            <text:p>insert into creatives values (1851,'some description1851','http://domain1851.com',(),(),(),())</text:p>
          </table:table-cell>
          <table:table-cell/>
        </table:table-row>
        <table:table-row table:style-name="ro2">
          <table:table-cell table:formula="of:=CONCATENATE([.A$1];[.J1850])" office:value-type="string" office:string-value="some description1852" calcext:value-type="string">
            <text:p>some description1852</text:p>
          </table:table-cell>
          <table:table-cell table:formula="of:=CONCATENATE([.B$1];[.$J1850];[.$M$2])" office:value-type="string" office:string-value="http://domain1852.com" calcext:value-type="string">
            <text:p>http://domain1852.com</text:p>
          </table:table-cell>
          <table:table-cell table:number-columns-repeated="7"/>
          <table:table-cell office:value-type="float" office:value="1852" calcext:value-type="float">
            <text:p>1852</text:p>
          </table:table-cell>
          <table:table-cell table:number-columns-repeated="5"/>
          <table:table-cell table:formula="of:=CONCATENATE([.$P$1];[.J1850];[.$Q$1];[.$N$3];[.A1850];[.$O$3];[.$Q$1];[.$N$3];[.B1850];[.$O$3];[.$Q$1];[.$N$2];[.E1850];[.$O$2];[.$Q$1];[.$N$2];[.C1850];[.$O$2];[.$Q$1];[.$N$2];[.F1850];[.$O$2];[.$Q$1];[.$N$2];[.D1850];[.$O$2];[.$O$2])" office:value-type="string" office:string-value="insert into creatives values (1852,'some description1852','http://domain1852.com',(),(),(),())" calcext:value-type="string">
            <text:p>insert into creatives values (1852,'some description1852','http://domain1852.com',(),(),(),())</text:p>
          </table:table-cell>
          <table:table-cell/>
        </table:table-row>
        <table:table-row table:style-name="ro2">
          <table:table-cell table:formula="of:=CONCATENATE([.A$1];[.J1851])" office:value-type="string" office:string-value="some description1853" calcext:value-type="string">
            <text:p>some description1853</text:p>
          </table:table-cell>
          <table:table-cell table:formula="of:=CONCATENATE([.B$1];[.$J1851];[.$M$2])" office:value-type="string" office:string-value="http://domain1853.com" calcext:value-type="string">
            <text:p>http://domain1853.com</text:p>
          </table:table-cell>
          <table:table-cell table:number-columns-repeated="7"/>
          <table:table-cell office:value-type="float" office:value="1853" calcext:value-type="float">
            <text:p>1853</text:p>
          </table:table-cell>
          <table:table-cell table:number-columns-repeated="5"/>
          <table:table-cell table:formula="of:=CONCATENATE([.$P$1];[.J1851];[.$Q$1];[.$N$3];[.A1851];[.$O$3];[.$Q$1];[.$N$3];[.B1851];[.$O$3];[.$Q$1];[.$N$2];[.E1851];[.$O$2];[.$Q$1];[.$N$2];[.C1851];[.$O$2];[.$Q$1];[.$N$2];[.F1851];[.$O$2];[.$Q$1];[.$N$2];[.D1851];[.$O$2];[.$O$2])" office:value-type="string" office:string-value="insert into creatives values (1853,'some description1853','http://domain1853.com',(),(),(),())" calcext:value-type="string">
            <text:p>insert into creatives values (1853,'some description1853','http://domain1853.com',(),(),(),())</text:p>
          </table:table-cell>
          <table:table-cell/>
        </table:table-row>
        <table:table-row table:style-name="ro2">
          <table:table-cell table:formula="of:=CONCATENATE([.A$1];[.J1852])" office:value-type="string" office:string-value="some description1854" calcext:value-type="string">
            <text:p>some description1854</text:p>
          </table:table-cell>
          <table:table-cell table:formula="of:=CONCATENATE([.B$1];[.$J1852];[.$M$2])" office:value-type="string" office:string-value="http://domain1854.com" calcext:value-type="string">
            <text:p>http://domain1854.com</text:p>
          </table:table-cell>
          <table:table-cell table:number-columns-repeated="7"/>
          <table:table-cell office:value-type="float" office:value="1854" calcext:value-type="float">
            <text:p>1854</text:p>
          </table:table-cell>
          <table:table-cell table:number-columns-repeated="5"/>
          <table:table-cell table:formula="of:=CONCATENATE([.$P$1];[.J1852];[.$Q$1];[.$N$3];[.A1852];[.$O$3];[.$Q$1];[.$N$3];[.B1852];[.$O$3];[.$Q$1];[.$N$2];[.E1852];[.$O$2];[.$Q$1];[.$N$2];[.C1852];[.$O$2];[.$Q$1];[.$N$2];[.F1852];[.$O$2];[.$Q$1];[.$N$2];[.D1852];[.$O$2];[.$O$2])" office:value-type="string" office:string-value="insert into creatives values (1854,'some description1854','http://domain1854.com',(),(),(),())" calcext:value-type="string">
            <text:p>insert into creatives values (1854,'some description1854','http://domain1854.com',(),(),(),())</text:p>
          </table:table-cell>
          <table:table-cell/>
        </table:table-row>
        <table:table-row table:style-name="ro2">
          <table:table-cell table:formula="of:=CONCATENATE([.A$1];[.J1853])" office:value-type="string" office:string-value="some description1855" calcext:value-type="string">
            <text:p>some description1855</text:p>
          </table:table-cell>
          <table:table-cell table:formula="of:=CONCATENATE([.B$1];[.$J1853];[.$M$2])" office:value-type="string" office:string-value="http://domain1855.com" calcext:value-type="string">
            <text:p>http://domain1855.com</text:p>
          </table:table-cell>
          <table:table-cell table:number-columns-repeated="7"/>
          <table:table-cell office:value-type="float" office:value="1855" calcext:value-type="float">
            <text:p>1855</text:p>
          </table:table-cell>
          <table:table-cell table:number-columns-repeated="5"/>
          <table:table-cell table:formula="of:=CONCATENATE([.$P$1];[.J1853];[.$Q$1];[.$N$3];[.A1853];[.$O$3];[.$Q$1];[.$N$3];[.B1853];[.$O$3];[.$Q$1];[.$N$2];[.E1853];[.$O$2];[.$Q$1];[.$N$2];[.C1853];[.$O$2];[.$Q$1];[.$N$2];[.F1853];[.$O$2];[.$Q$1];[.$N$2];[.D1853];[.$O$2];[.$O$2])" office:value-type="string" office:string-value="insert into creatives values (1855,'some description1855','http://domain1855.com',(),(),(),())" calcext:value-type="string">
            <text:p>insert into creatives values (1855,'some description1855','http://domain1855.com',(),(),(),())</text:p>
          </table:table-cell>
          <table:table-cell/>
        </table:table-row>
        <table:table-row table:style-name="ro2">
          <table:table-cell table:formula="of:=CONCATENATE([.A$1];[.J1854])" office:value-type="string" office:string-value="some description1856" calcext:value-type="string">
            <text:p>some description1856</text:p>
          </table:table-cell>
          <table:table-cell table:formula="of:=CONCATENATE([.B$1];[.$J1854];[.$M$2])" office:value-type="string" office:string-value="http://domain1856.com" calcext:value-type="string">
            <text:p>http://domain1856.com</text:p>
          </table:table-cell>
          <table:table-cell table:number-columns-repeated="7"/>
          <table:table-cell office:value-type="float" office:value="1856" calcext:value-type="float">
            <text:p>1856</text:p>
          </table:table-cell>
          <table:table-cell table:number-columns-repeated="5"/>
          <table:table-cell table:formula="of:=CONCATENATE([.$P$1];[.J1854];[.$Q$1];[.$N$3];[.A1854];[.$O$3];[.$Q$1];[.$N$3];[.B1854];[.$O$3];[.$Q$1];[.$N$2];[.E1854];[.$O$2];[.$Q$1];[.$N$2];[.C1854];[.$O$2];[.$Q$1];[.$N$2];[.F1854];[.$O$2];[.$Q$1];[.$N$2];[.D1854];[.$O$2];[.$O$2])" office:value-type="string" office:string-value="insert into creatives values (1856,'some description1856','http://domain1856.com',(),(),(),())" calcext:value-type="string">
            <text:p>insert into creatives values (1856,'some description1856','http://domain1856.com',(),(),(),())</text:p>
          </table:table-cell>
          <table:table-cell/>
        </table:table-row>
        <table:table-row table:style-name="ro2">
          <table:table-cell table:formula="of:=CONCATENATE([.A$1];[.J1855])" office:value-type="string" office:string-value="some description1857" calcext:value-type="string">
            <text:p>some description1857</text:p>
          </table:table-cell>
          <table:table-cell table:formula="of:=CONCATENATE([.B$1];[.$J1855];[.$M$2])" office:value-type="string" office:string-value="http://domain1857.com" calcext:value-type="string">
            <text:p>http://domain1857.com</text:p>
          </table:table-cell>
          <table:table-cell table:number-columns-repeated="7"/>
          <table:table-cell office:value-type="float" office:value="1857" calcext:value-type="float">
            <text:p>1857</text:p>
          </table:table-cell>
          <table:table-cell table:number-columns-repeated="5"/>
          <table:table-cell table:formula="of:=CONCATENATE([.$P$1];[.J1855];[.$Q$1];[.$N$3];[.A1855];[.$O$3];[.$Q$1];[.$N$3];[.B1855];[.$O$3];[.$Q$1];[.$N$2];[.E1855];[.$O$2];[.$Q$1];[.$N$2];[.C1855];[.$O$2];[.$Q$1];[.$N$2];[.F1855];[.$O$2];[.$Q$1];[.$N$2];[.D1855];[.$O$2];[.$O$2])" office:value-type="string" office:string-value="insert into creatives values (1857,'some description1857','http://domain1857.com',(),(),(),())" calcext:value-type="string">
            <text:p>insert into creatives values (1857,'some description1857','http://domain1857.com',(),(),(),())</text:p>
          </table:table-cell>
          <table:table-cell/>
        </table:table-row>
        <table:table-row table:style-name="ro2">
          <table:table-cell table:formula="of:=CONCATENATE([.A$1];[.J1856])" office:value-type="string" office:string-value="some description1858" calcext:value-type="string">
            <text:p>some description1858</text:p>
          </table:table-cell>
          <table:table-cell table:formula="of:=CONCATENATE([.B$1];[.$J1856];[.$M$2])" office:value-type="string" office:string-value="http://domain1858.com" calcext:value-type="string">
            <text:p>http://domain1858.com</text:p>
          </table:table-cell>
          <table:table-cell table:number-columns-repeated="7"/>
          <table:table-cell office:value-type="float" office:value="1858" calcext:value-type="float">
            <text:p>1858</text:p>
          </table:table-cell>
          <table:table-cell table:number-columns-repeated="5"/>
          <table:table-cell table:formula="of:=CONCATENATE([.$P$1];[.J1856];[.$Q$1];[.$N$3];[.A1856];[.$O$3];[.$Q$1];[.$N$3];[.B1856];[.$O$3];[.$Q$1];[.$N$2];[.E1856];[.$O$2];[.$Q$1];[.$N$2];[.C1856];[.$O$2];[.$Q$1];[.$N$2];[.F1856];[.$O$2];[.$Q$1];[.$N$2];[.D1856];[.$O$2];[.$O$2])" office:value-type="string" office:string-value="insert into creatives values (1858,'some description1858','http://domain1858.com',(),(),(),())" calcext:value-type="string">
            <text:p>insert into creatives values (1858,'some description1858','http://domain1858.com',(),(),(),())</text:p>
          </table:table-cell>
          <table:table-cell/>
        </table:table-row>
        <table:table-row table:style-name="ro2">
          <table:table-cell table:formula="of:=CONCATENATE([.A$1];[.J1857])" office:value-type="string" office:string-value="some description1859" calcext:value-type="string">
            <text:p>some description1859</text:p>
          </table:table-cell>
          <table:table-cell table:formula="of:=CONCATENATE([.B$1];[.$J1857];[.$M$2])" office:value-type="string" office:string-value="http://domain1859.com" calcext:value-type="string">
            <text:p>http://domain1859.com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5"/>
          <table:table-cell table:formula="of:=CONCATENATE([.$P$1];[.J1857];[.$Q$1];[.$N$3];[.A1857];[.$O$3];[.$Q$1];[.$N$3];[.B1857];[.$O$3];[.$Q$1];[.$N$2];[.E1857];[.$O$2];[.$Q$1];[.$N$2];[.C1857];[.$O$2];[.$Q$1];[.$N$2];[.F1857];[.$O$2];[.$Q$1];[.$N$2];[.D1857];[.$O$2];[.$O$2])" office:value-type="string" office:string-value="insert into creatives values (1859,'some description1859','http://domain1859.com',(),(),(),())" calcext:value-type="string">
            <text:p>insert into creatives values (1859,'some description1859','http://domain1859.com',(),(),(),())</text:p>
          </table:table-cell>
          <table:table-cell/>
        </table:table-row>
        <table:table-row table:style-name="ro2">
          <table:table-cell table:formula="of:=CONCATENATE([.A$1];[.J1858])" office:value-type="string" office:string-value="some description1860" calcext:value-type="string">
            <text:p>some description1860</text:p>
          </table:table-cell>
          <table:table-cell table:formula="of:=CONCATENATE([.B$1];[.$J1858];[.$M$2])" office:value-type="string" office:string-value="http://domain1860.com" calcext:value-type="string">
            <text:p>http://domain1860.com</text:p>
          </table:table-cell>
          <table:table-cell table:number-columns-repeated="7"/>
          <table:table-cell office:value-type="float" office:value="1860" calcext:value-type="float">
            <text:p>1860</text:p>
          </table:table-cell>
          <table:table-cell table:number-columns-repeated="5"/>
          <table:table-cell table:formula="of:=CONCATENATE([.$P$1];[.J1858];[.$Q$1];[.$N$3];[.A1858];[.$O$3];[.$Q$1];[.$N$3];[.B1858];[.$O$3];[.$Q$1];[.$N$2];[.E1858];[.$O$2];[.$Q$1];[.$N$2];[.C1858];[.$O$2];[.$Q$1];[.$N$2];[.F1858];[.$O$2];[.$Q$1];[.$N$2];[.D1858];[.$O$2];[.$O$2])" office:value-type="string" office:string-value="insert into creatives values (1860,'some description1860','http://domain1860.com',(),(),(),())" calcext:value-type="string">
            <text:p>insert into creatives values (1860,'some description1860','http://domain1860.com',(),(),(),())</text:p>
          </table:table-cell>
          <table:table-cell/>
        </table:table-row>
        <table:table-row table:style-name="ro2">
          <table:table-cell table:formula="of:=CONCATENATE([.A$1];[.J1859])" office:value-type="string" office:string-value="some description1861" calcext:value-type="string">
            <text:p>some description1861</text:p>
          </table:table-cell>
          <table:table-cell table:formula="of:=CONCATENATE([.B$1];[.$J1859];[.$M$2])" office:value-type="string" office:string-value="http://domain1861.com" calcext:value-type="string">
            <text:p>http://domain1861.com</text:p>
          </table:table-cell>
          <table:table-cell table:number-columns-repeated="7"/>
          <table:table-cell office:value-type="float" office:value="1861" calcext:value-type="float">
            <text:p>1861</text:p>
          </table:table-cell>
          <table:table-cell table:number-columns-repeated="5"/>
          <table:table-cell table:formula="of:=CONCATENATE([.$P$1];[.J1859];[.$Q$1];[.$N$3];[.A1859];[.$O$3];[.$Q$1];[.$N$3];[.B1859];[.$O$3];[.$Q$1];[.$N$2];[.E1859];[.$O$2];[.$Q$1];[.$N$2];[.C1859];[.$O$2];[.$Q$1];[.$N$2];[.F1859];[.$O$2];[.$Q$1];[.$N$2];[.D1859];[.$O$2];[.$O$2])" office:value-type="string" office:string-value="insert into creatives values (1861,'some description1861','http://domain1861.com',(),(),(),())" calcext:value-type="string">
            <text:p>insert into creatives values (1861,'some description1861','http://domain1861.com',(),(),(),())</text:p>
          </table:table-cell>
          <table:table-cell/>
        </table:table-row>
        <table:table-row table:style-name="ro2">
          <table:table-cell table:formula="of:=CONCATENATE([.A$1];[.J1860])" office:value-type="string" office:string-value="some description1862" calcext:value-type="string">
            <text:p>some description1862</text:p>
          </table:table-cell>
          <table:table-cell table:formula="of:=CONCATENATE([.B$1];[.$J1860];[.$M$2])" office:value-type="string" office:string-value="http://domain1862.com" calcext:value-type="string">
            <text:p>http://domain1862.com</text:p>
          </table:table-cell>
          <table:table-cell table:number-columns-repeated="7"/>
          <table:table-cell office:value-type="float" office:value="1862" calcext:value-type="float">
            <text:p>1862</text:p>
          </table:table-cell>
          <table:table-cell table:number-columns-repeated="5"/>
          <table:table-cell table:formula="of:=CONCATENATE([.$P$1];[.J1860];[.$Q$1];[.$N$3];[.A1860];[.$O$3];[.$Q$1];[.$N$3];[.B1860];[.$O$3];[.$Q$1];[.$N$2];[.E1860];[.$O$2];[.$Q$1];[.$N$2];[.C1860];[.$O$2];[.$Q$1];[.$N$2];[.F1860];[.$O$2];[.$Q$1];[.$N$2];[.D1860];[.$O$2];[.$O$2])" office:value-type="string" office:string-value="insert into creatives values (1862,'some description1862','http://domain1862.com',(),(),(),())" calcext:value-type="string">
            <text:p>insert into creatives values (1862,'some description1862','http://domain1862.com',(),(),(),())</text:p>
          </table:table-cell>
          <table:table-cell/>
        </table:table-row>
        <table:table-row table:style-name="ro2">
          <table:table-cell table:formula="of:=CONCATENATE([.A$1];[.J1861])" office:value-type="string" office:string-value="some description1863" calcext:value-type="string">
            <text:p>some description1863</text:p>
          </table:table-cell>
          <table:table-cell table:formula="of:=CONCATENATE([.B$1];[.$J1861];[.$M$2])" office:value-type="string" office:string-value="http://domain1863.com" calcext:value-type="string">
            <text:p>http://domain1863.com</text:p>
          </table:table-cell>
          <table:table-cell table:number-columns-repeated="7"/>
          <table:table-cell office:value-type="float" office:value="1863" calcext:value-type="float">
            <text:p>1863</text:p>
          </table:table-cell>
          <table:table-cell table:number-columns-repeated="5"/>
          <table:table-cell table:formula="of:=CONCATENATE([.$P$1];[.J1861];[.$Q$1];[.$N$3];[.A1861];[.$O$3];[.$Q$1];[.$N$3];[.B1861];[.$O$3];[.$Q$1];[.$N$2];[.E1861];[.$O$2];[.$Q$1];[.$N$2];[.C1861];[.$O$2];[.$Q$1];[.$N$2];[.F1861];[.$O$2];[.$Q$1];[.$N$2];[.D1861];[.$O$2];[.$O$2])" office:value-type="string" office:string-value="insert into creatives values (1863,'some description1863','http://domain1863.com',(),(),(),())" calcext:value-type="string">
            <text:p>insert into creatives values (1863,'some description1863','http://domain1863.com',(),(),(),())</text:p>
          </table:table-cell>
          <table:table-cell/>
        </table:table-row>
        <table:table-row table:style-name="ro2">
          <table:table-cell table:formula="of:=CONCATENATE([.A$1];[.J1862])" office:value-type="string" office:string-value="some description1864" calcext:value-type="string">
            <text:p>some description1864</text:p>
          </table:table-cell>
          <table:table-cell table:formula="of:=CONCATENATE([.B$1];[.$J1862];[.$M$2])" office:value-type="string" office:string-value="http://domain1864.com" calcext:value-type="string">
            <text:p>http://domain1864.com</text:p>
          </table:table-cell>
          <table:table-cell table:number-columns-repeated="7"/>
          <table:table-cell office:value-type="float" office:value="1864" calcext:value-type="float">
            <text:p>1864</text:p>
          </table:table-cell>
          <table:table-cell table:number-columns-repeated="5"/>
          <table:table-cell table:formula="of:=CONCATENATE([.$P$1];[.J1862];[.$Q$1];[.$N$3];[.A1862];[.$O$3];[.$Q$1];[.$N$3];[.B1862];[.$O$3];[.$Q$1];[.$N$2];[.E1862];[.$O$2];[.$Q$1];[.$N$2];[.C1862];[.$O$2];[.$Q$1];[.$N$2];[.F1862];[.$O$2];[.$Q$1];[.$N$2];[.D1862];[.$O$2];[.$O$2])" office:value-type="string" office:string-value="insert into creatives values (1864,'some description1864','http://domain1864.com',(),(),(),())" calcext:value-type="string">
            <text:p>insert into creatives values (1864,'some description1864','http://domain1864.com',(),(),(),())</text:p>
          </table:table-cell>
          <table:table-cell/>
        </table:table-row>
        <table:table-row table:style-name="ro2">
          <table:table-cell table:formula="of:=CONCATENATE([.A$1];[.J1863])" office:value-type="string" office:string-value="some description1865" calcext:value-type="string">
            <text:p>some description1865</text:p>
          </table:table-cell>
          <table:table-cell table:formula="of:=CONCATENATE([.B$1];[.$J1863];[.$M$2])" office:value-type="string" office:string-value="http://domain1865.com" calcext:value-type="string">
            <text:p>http://domain1865.com</text:p>
          </table:table-cell>
          <table:table-cell table:number-columns-repeated="7"/>
          <table:table-cell office:value-type="float" office:value="1865" calcext:value-type="float">
            <text:p>1865</text:p>
          </table:table-cell>
          <table:table-cell table:number-columns-repeated="5"/>
          <table:table-cell table:formula="of:=CONCATENATE([.$P$1];[.J1863];[.$Q$1];[.$N$3];[.A1863];[.$O$3];[.$Q$1];[.$N$3];[.B1863];[.$O$3];[.$Q$1];[.$N$2];[.E1863];[.$O$2];[.$Q$1];[.$N$2];[.C1863];[.$O$2];[.$Q$1];[.$N$2];[.F1863];[.$O$2];[.$Q$1];[.$N$2];[.D1863];[.$O$2];[.$O$2])" office:value-type="string" office:string-value="insert into creatives values (1865,'some description1865','http://domain1865.com',(),(),(),())" calcext:value-type="string">
            <text:p>insert into creatives values (1865,'some description1865','http://domain1865.com',(),(),(),())</text:p>
          </table:table-cell>
          <table:table-cell/>
        </table:table-row>
        <table:table-row table:style-name="ro2">
          <table:table-cell table:formula="of:=CONCATENATE([.A$1];[.J1864])" office:value-type="string" office:string-value="some description1866" calcext:value-type="string">
            <text:p>some description1866</text:p>
          </table:table-cell>
          <table:table-cell table:formula="of:=CONCATENATE([.B$1];[.$J1864];[.$M$2])" office:value-type="string" office:string-value="http://domain1866.com" calcext:value-type="string">
            <text:p>http://domain1866.com</text:p>
          </table:table-cell>
          <table:table-cell table:number-columns-repeated="7"/>
          <table:table-cell office:value-type="float" office:value="1866" calcext:value-type="float">
            <text:p>1866</text:p>
          </table:table-cell>
          <table:table-cell table:number-columns-repeated="5"/>
          <table:table-cell table:formula="of:=CONCATENATE([.$P$1];[.J1864];[.$Q$1];[.$N$3];[.A1864];[.$O$3];[.$Q$1];[.$N$3];[.B1864];[.$O$3];[.$Q$1];[.$N$2];[.E1864];[.$O$2];[.$Q$1];[.$N$2];[.C1864];[.$O$2];[.$Q$1];[.$N$2];[.F1864];[.$O$2];[.$Q$1];[.$N$2];[.D1864];[.$O$2];[.$O$2])" office:value-type="string" office:string-value="insert into creatives values (1866,'some description1866','http://domain1866.com',(),(),(),())" calcext:value-type="string">
            <text:p>insert into creatives values (1866,'some description1866','http://domain1866.com',(),(),(),())</text:p>
          </table:table-cell>
          <table:table-cell/>
        </table:table-row>
        <table:table-row table:style-name="ro2">
          <table:table-cell table:formula="of:=CONCATENATE([.A$1];[.J1865])" office:value-type="string" office:string-value="some description1867" calcext:value-type="string">
            <text:p>some description1867</text:p>
          </table:table-cell>
          <table:table-cell table:formula="of:=CONCATENATE([.B$1];[.$J1865];[.$M$2])" office:value-type="string" office:string-value="http://domain1867.com" calcext:value-type="string">
            <text:p>http://domain1867.com</text:p>
          </table:table-cell>
          <table:table-cell table:number-columns-repeated="7"/>
          <table:table-cell office:value-type="float" office:value="1867" calcext:value-type="float">
            <text:p>1867</text:p>
          </table:table-cell>
          <table:table-cell table:number-columns-repeated="5"/>
          <table:table-cell table:formula="of:=CONCATENATE([.$P$1];[.J1865];[.$Q$1];[.$N$3];[.A1865];[.$O$3];[.$Q$1];[.$N$3];[.B1865];[.$O$3];[.$Q$1];[.$N$2];[.E1865];[.$O$2];[.$Q$1];[.$N$2];[.C1865];[.$O$2];[.$Q$1];[.$N$2];[.F1865];[.$O$2];[.$Q$1];[.$N$2];[.D1865];[.$O$2];[.$O$2])" office:value-type="string" office:string-value="insert into creatives values (1867,'some description1867','http://domain1867.com',(),(),(),())" calcext:value-type="string">
            <text:p>insert into creatives values (1867,'some description1867','http://domain1867.com',(),(),(),())</text:p>
          </table:table-cell>
          <table:table-cell/>
        </table:table-row>
        <table:table-row table:style-name="ro2">
          <table:table-cell table:formula="of:=CONCATENATE([.A$1];[.J1866])" office:value-type="string" office:string-value="some description1868" calcext:value-type="string">
            <text:p>some description1868</text:p>
          </table:table-cell>
          <table:table-cell table:formula="of:=CONCATENATE([.B$1];[.$J1866];[.$M$2])" office:value-type="string" office:string-value="http://domain1868.com" calcext:value-type="string">
            <text:p>http://domain1868.com</text:p>
          </table:table-cell>
          <table:table-cell table:number-columns-repeated="7"/>
          <table:table-cell office:value-type="float" office:value="1868" calcext:value-type="float">
            <text:p>1868</text:p>
          </table:table-cell>
          <table:table-cell table:number-columns-repeated="5"/>
          <table:table-cell table:formula="of:=CONCATENATE([.$P$1];[.J1866];[.$Q$1];[.$N$3];[.A1866];[.$O$3];[.$Q$1];[.$N$3];[.B1866];[.$O$3];[.$Q$1];[.$N$2];[.E1866];[.$O$2];[.$Q$1];[.$N$2];[.C1866];[.$O$2];[.$Q$1];[.$N$2];[.F1866];[.$O$2];[.$Q$1];[.$N$2];[.D1866];[.$O$2];[.$O$2])" office:value-type="string" office:string-value="insert into creatives values (1868,'some description1868','http://domain1868.com',(),(),(),())" calcext:value-type="string">
            <text:p>insert into creatives values (1868,'some description1868','http://domain1868.com',(),(),(),())</text:p>
          </table:table-cell>
          <table:table-cell/>
        </table:table-row>
        <table:table-row table:style-name="ro2">
          <table:table-cell table:formula="of:=CONCATENATE([.A$1];[.J1867])" office:value-type="string" office:string-value="some description1869" calcext:value-type="string">
            <text:p>some description1869</text:p>
          </table:table-cell>
          <table:table-cell table:formula="of:=CONCATENATE([.B$1];[.$J1867];[.$M$2])" office:value-type="string" office:string-value="http://domain1869.com" calcext:value-type="string">
            <text:p>http://domain1869.com</text:p>
          </table:table-cell>
          <table:table-cell table:number-columns-repeated="7"/>
          <table:table-cell office:value-type="float" office:value="1869" calcext:value-type="float">
            <text:p>1869</text:p>
          </table:table-cell>
          <table:table-cell table:number-columns-repeated="5"/>
          <table:table-cell table:formula="of:=CONCATENATE([.$P$1];[.J1867];[.$Q$1];[.$N$3];[.A1867];[.$O$3];[.$Q$1];[.$N$3];[.B1867];[.$O$3];[.$Q$1];[.$N$2];[.E1867];[.$O$2];[.$Q$1];[.$N$2];[.C1867];[.$O$2];[.$Q$1];[.$N$2];[.F1867];[.$O$2];[.$Q$1];[.$N$2];[.D1867];[.$O$2];[.$O$2])" office:value-type="string" office:string-value="insert into creatives values (1869,'some description1869','http://domain1869.com',(),(),(),())" calcext:value-type="string">
            <text:p>insert into creatives values (1869,'some description1869','http://domain1869.com',(),(),(),())</text:p>
          </table:table-cell>
          <table:table-cell/>
        </table:table-row>
        <table:table-row table:style-name="ro2">
          <table:table-cell table:formula="of:=CONCATENATE([.A$1];[.J1868])" office:value-type="string" office:string-value="some description1870" calcext:value-type="string">
            <text:p>some description1870</text:p>
          </table:table-cell>
          <table:table-cell table:formula="of:=CONCATENATE([.B$1];[.$J1868];[.$M$2])" office:value-type="string" office:string-value="http://domain1870.com" calcext:value-type="string">
            <text:p>http://domain1870.com</text:p>
          </table:table-cell>
          <table:table-cell table:number-columns-repeated="7"/>
          <table:table-cell office:value-type="float" office:value="1870" calcext:value-type="float">
            <text:p>1870</text:p>
          </table:table-cell>
          <table:table-cell table:number-columns-repeated="5"/>
          <table:table-cell table:formula="of:=CONCATENATE([.$P$1];[.J1868];[.$Q$1];[.$N$3];[.A1868];[.$O$3];[.$Q$1];[.$N$3];[.B1868];[.$O$3];[.$Q$1];[.$N$2];[.E1868];[.$O$2];[.$Q$1];[.$N$2];[.C1868];[.$O$2];[.$Q$1];[.$N$2];[.F1868];[.$O$2];[.$Q$1];[.$N$2];[.D1868];[.$O$2];[.$O$2])" office:value-type="string" office:string-value="insert into creatives values (1870,'some description1870','http://domain1870.com',(),(),(),())" calcext:value-type="string">
            <text:p>insert into creatives values (1870,'some description1870','http://domain1870.com',(),(),(),())</text:p>
          </table:table-cell>
          <table:table-cell/>
        </table:table-row>
        <table:table-row table:style-name="ro2">
          <table:table-cell table:formula="of:=CONCATENATE([.A$1];[.J1869])" office:value-type="string" office:string-value="some description1871" calcext:value-type="string">
            <text:p>some description1871</text:p>
          </table:table-cell>
          <table:table-cell table:formula="of:=CONCATENATE([.B$1];[.$J1869];[.$M$2])" office:value-type="string" office:string-value="http://domain1871.com" calcext:value-type="string">
            <text:p>http://domain1871.com</text:p>
          </table:table-cell>
          <table:table-cell table:number-columns-repeated="7"/>
          <table:table-cell office:value-type="float" office:value="1871" calcext:value-type="float">
            <text:p>1871</text:p>
          </table:table-cell>
          <table:table-cell table:number-columns-repeated="5"/>
          <table:table-cell table:formula="of:=CONCATENATE([.$P$1];[.J1869];[.$Q$1];[.$N$3];[.A1869];[.$O$3];[.$Q$1];[.$N$3];[.B1869];[.$O$3];[.$Q$1];[.$N$2];[.E1869];[.$O$2];[.$Q$1];[.$N$2];[.C1869];[.$O$2];[.$Q$1];[.$N$2];[.F1869];[.$O$2];[.$Q$1];[.$N$2];[.D1869];[.$O$2];[.$O$2])" office:value-type="string" office:string-value="insert into creatives values (1871,'some description1871','http://domain1871.com',(),(),(),())" calcext:value-type="string">
            <text:p>insert into creatives values (1871,'some description1871','http://domain1871.com',(),(),(),())</text:p>
          </table:table-cell>
          <table:table-cell/>
        </table:table-row>
        <table:table-row table:style-name="ro2">
          <table:table-cell table:formula="of:=CONCATENATE([.A$1];[.J1870])" office:value-type="string" office:string-value="some description1872" calcext:value-type="string">
            <text:p>some description1872</text:p>
          </table:table-cell>
          <table:table-cell table:formula="of:=CONCATENATE([.B$1];[.$J1870];[.$M$2])" office:value-type="string" office:string-value="http://domain1872.com" calcext:value-type="string">
            <text:p>http://domain1872.com</text:p>
          </table:table-cell>
          <table:table-cell table:number-columns-repeated="7"/>
          <table:table-cell office:value-type="float" office:value="1872" calcext:value-type="float">
            <text:p>1872</text:p>
          </table:table-cell>
          <table:table-cell table:number-columns-repeated="5"/>
          <table:table-cell table:formula="of:=CONCATENATE([.$P$1];[.J1870];[.$Q$1];[.$N$3];[.A1870];[.$O$3];[.$Q$1];[.$N$3];[.B1870];[.$O$3];[.$Q$1];[.$N$2];[.E1870];[.$O$2];[.$Q$1];[.$N$2];[.C1870];[.$O$2];[.$Q$1];[.$N$2];[.F1870];[.$O$2];[.$Q$1];[.$N$2];[.D1870];[.$O$2];[.$O$2])" office:value-type="string" office:string-value="insert into creatives values (1872,'some description1872','http://domain1872.com',(),(),(),())" calcext:value-type="string">
            <text:p>insert into creatives values (1872,'some description1872','http://domain1872.com',(),(),(),())</text:p>
          </table:table-cell>
          <table:table-cell/>
        </table:table-row>
        <table:table-row table:style-name="ro2">
          <table:table-cell table:formula="of:=CONCATENATE([.A$1];[.J1871])" office:value-type="string" office:string-value="some description1873" calcext:value-type="string">
            <text:p>some description1873</text:p>
          </table:table-cell>
          <table:table-cell table:formula="of:=CONCATENATE([.B$1];[.$J1871];[.$M$2])" office:value-type="string" office:string-value="http://domain1873.com" calcext:value-type="string">
            <text:p>http://domain1873.com</text:p>
          </table:table-cell>
          <table:table-cell table:number-columns-repeated="7"/>
          <table:table-cell office:value-type="float" office:value="1873" calcext:value-type="float">
            <text:p>1873</text:p>
          </table:table-cell>
          <table:table-cell table:number-columns-repeated="5"/>
          <table:table-cell table:formula="of:=CONCATENATE([.$P$1];[.J1871];[.$Q$1];[.$N$3];[.A1871];[.$O$3];[.$Q$1];[.$N$3];[.B1871];[.$O$3];[.$Q$1];[.$N$2];[.E1871];[.$O$2];[.$Q$1];[.$N$2];[.C1871];[.$O$2];[.$Q$1];[.$N$2];[.F1871];[.$O$2];[.$Q$1];[.$N$2];[.D1871];[.$O$2];[.$O$2])" office:value-type="string" office:string-value="insert into creatives values (1873,'some description1873','http://domain1873.com',(),(),(),())" calcext:value-type="string">
            <text:p>insert into creatives values (1873,'some description1873','http://domain1873.com',(),(),(),())</text:p>
          </table:table-cell>
          <table:table-cell/>
        </table:table-row>
        <table:table-row table:style-name="ro2">
          <table:table-cell table:formula="of:=CONCATENATE([.A$1];[.J1872])" office:value-type="string" office:string-value="some description1874" calcext:value-type="string">
            <text:p>some description1874</text:p>
          </table:table-cell>
          <table:table-cell table:formula="of:=CONCATENATE([.B$1];[.$J1872];[.$M$2])" office:value-type="string" office:string-value="http://domain1874.com" calcext:value-type="string">
            <text:p>http://domain1874.com</text:p>
          </table:table-cell>
          <table:table-cell table:number-columns-repeated="7"/>
          <table:table-cell office:value-type="float" office:value="1874" calcext:value-type="float">
            <text:p>1874</text:p>
          </table:table-cell>
          <table:table-cell table:number-columns-repeated="5"/>
          <table:table-cell table:formula="of:=CONCATENATE([.$P$1];[.J1872];[.$Q$1];[.$N$3];[.A1872];[.$O$3];[.$Q$1];[.$N$3];[.B1872];[.$O$3];[.$Q$1];[.$N$2];[.E1872];[.$O$2];[.$Q$1];[.$N$2];[.C1872];[.$O$2];[.$Q$1];[.$N$2];[.F1872];[.$O$2];[.$Q$1];[.$N$2];[.D1872];[.$O$2];[.$O$2])" office:value-type="string" office:string-value="insert into creatives values (1874,'some description1874','http://domain1874.com',(),(),(),())" calcext:value-type="string">
            <text:p>insert into creatives values (1874,'some description1874','http://domain1874.com',(),(),(),())</text:p>
          </table:table-cell>
          <table:table-cell/>
        </table:table-row>
        <table:table-row table:style-name="ro2">
          <table:table-cell table:formula="of:=CONCATENATE([.A$1];[.J1873])" office:value-type="string" office:string-value="some description1875" calcext:value-type="string">
            <text:p>some description1875</text:p>
          </table:table-cell>
          <table:table-cell table:formula="of:=CONCATENATE([.B$1];[.$J1873];[.$M$2])" office:value-type="string" office:string-value="http://domain1875.com" calcext:value-type="string">
            <text:p>http://domain1875.com</text:p>
          </table:table-cell>
          <table:table-cell table:number-columns-repeated="7"/>
          <table:table-cell office:value-type="float" office:value="1875" calcext:value-type="float">
            <text:p>1875</text:p>
          </table:table-cell>
          <table:table-cell table:number-columns-repeated="5"/>
          <table:table-cell table:formula="of:=CONCATENATE([.$P$1];[.J1873];[.$Q$1];[.$N$3];[.A1873];[.$O$3];[.$Q$1];[.$N$3];[.B1873];[.$O$3];[.$Q$1];[.$N$2];[.E1873];[.$O$2];[.$Q$1];[.$N$2];[.C1873];[.$O$2];[.$Q$1];[.$N$2];[.F1873];[.$O$2];[.$Q$1];[.$N$2];[.D1873];[.$O$2];[.$O$2])" office:value-type="string" office:string-value="insert into creatives values (1875,'some description1875','http://domain1875.com',(),(),(),())" calcext:value-type="string">
            <text:p>insert into creatives values (1875,'some description1875','http://domain1875.com',(),(),(),())</text:p>
          </table:table-cell>
          <table:table-cell/>
        </table:table-row>
        <table:table-row table:style-name="ro2">
          <table:table-cell table:formula="of:=CONCATENATE([.A$1];[.J1874])" office:value-type="string" office:string-value="some description1876" calcext:value-type="string">
            <text:p>some description1876</text:p>
          </table:table-cell>
          <table:table-cell table:formula="of:=CONCATENATE([.B$1];[.$J1874];[.$M$2])" office:value-type="string" office:string-value="http://domain1876.com" calcext:value-type="string">
            <text:p>http://domain1876.com</text:p>
          </table:table-cell>
          <table:table-cell table:number-columns-repeated="7"/>
          <table:table-cell office:value-type="float" office:value="1876" calcext:value-type="float">
            <text:p>1876</text:p>
          </table:table-cell>
          <table:table-cell table:number-columns-repeated="5"/>
          <table:table-cell table:formula="of:=CONCATENATE([.$P$1];[.J1874];[.$Q$1];[.$N$3];[.A1874];[.$O$3];[.$Q$1];[.$N$3];[.B1874];[.$O$3];[.$Q$1];[.$N$2];[.E1874];[.$O$2];[.$Q$1];[.$N$2];[.C1874];[.$O$2];[.$Q$1];[.$N$2];[.F1874];[.$O$2];[.$Q$1];[.$N$2];[.D1874];[.$O$2];[.$O$2])" office:value-type="string" office:string-value="insert into creatives values (1876,'some description1876','http://domain1876.com',(),(),(),())" calcext:value-type="string">
            <text:p>insert into creatives values (1876,'some description1876','http://domain1876.com',(),(),(),())</text:p>
          </table:table-cell>
          <table:table-cell/>
        </table:table-row>
        <table:table-row table:style-name="ro2">
          <table:table-cell table:formula="of:=CONCATENATE([.A$1];[.J1875])" office:value-type="string" office:string-value="some description1877" calcext:value-type="string">
            <text:p>some description1877</text:p>
          </table:table-cell>
          <table:table-cell table:formula="of:=CONCATENATE([.B$1];[.$J1875];[.$M$2])" office:value-type="string" office:string-value="http://domain1877.com" calcext:value-type="string">
            <text:p>http://domain1877.com</text:p>
          </table:table-cell>
          <table:table-cell table:number-columns-repeated="7"/>
          <table:table-cell office:value-type="float" office:value="1877" calcext:value-type="float">
            <text:p>1877</text:p>
          </table:table-cell>
          <table:table-cell table:number-columns-repeated="5"/>
          <table:table-cell table:formula="of:=CONCATENATE([.$P$1];[.J1875];[.$Q$1];[.$N$3];[.A1875];[.$O$3];[.$Q$1];[.$N$3];[.B1875];[.$O$3];[.$Q$1];[.$N$2];[.E1875];[.$O$2];[.$Q$1];[.$N$2];[.C1875];[.$O$2];[.$Q$1];[.$N$2];[.F1875];[.$O$2];[.$Q$1];[.$N$2];[.D1875];[.$O$2];[.$O$2])" office:value-type="string" office:string-value="insert into creatives values (1877,'some description1877','http://domain1877.com',(),(),(),())" calcext:value-type="string">
            <text:p>insert into creatives values (1877,'some description1877','http://domain1877.com',(),(),(),())</text:p>
          </table:table-cell>
          <table:table-cell/>
        </table:table-row>
        <table:table-row table:style-name="ro2">
          <table:table-cell table:formula="of:=CONCATENATE([.A$1];[.J1876])" office:value-type="string" office:string-value="some description1878" calcext:value-type="string">
            <text:p>some description1878</text:p>
          </table:table-cell>
          <table:table-cell table:formula="of:=CONCATENATE([.B$1];[.$J1876];[.$M$2])" office:value-type="string" office:string-value="http://domain1878.com" calcext:value-type="string">
            <text:p>http://domain1878.com</text:p>
          </table:table-cell>
          <table:table-cell table:number-columns-repeated="7"/>
          <table:table-cell office:value-type="float" office:value="1878" calcext:value-type="float">
            <text:p>1878</text:p>
          </table:table-cell>
          <table:table-cell table:number-columns-repeated="5"/>
          <table:table-cell table:formula="of:=CONCATENATE([.$P$1];[.J1876];[.$Q$1];[.$N$3];[.A1876];[.$O$3];[.$Q$1];[.$N$3];[.B1876];[.$O$3];[.$Q$1];[.$N$2];[.E1876];[.$O$2];[.$Q$1];[.$N$2];[.C1876];[.$O$2];[.$Q$1];[.$N$2];[.F1876];[.$O$2];[.$Q$1];[.$N$2];[.D1876];[.$O$2];[.$O$2])" office:value-type="string" office:string-value="insert into creatives values (1878,'some description1878','http://domain1878.com',(),(),(),())" calcext:value-type="string">
            <text:p>insert into creatives values (1878,'some description1878','http://domain1878.com',(),(),(),())</text:p>
          </table:table-cell>
          <table:table-cell/>
        </table:table-row>
        <table:table-row table:style-name="ro2">
          <table:table-cell table:formula="of:=CONCATENATE([.A$1];[.J1877])" office:value-type="string" office:string-value="some description1879" calcext:value-type="string">
            <text:p>some description1879</text:p>
          </table:table-cell>
          <table:table-cell table:formula="of:=CONCATENATE([.B$1];[.$J1877];[.$M$2])" office:value-type="string" office:string-value="http://domain1879.com" calcext:value-type="string">
            <text:p>http://domain1879.com</text:p>
          </table:table-cell>
          <table:table-cell table:number-columns-repeated="7"/>
          <table:table-cell office:value-type="float" office:value="1879" calcext:value-type="float">
            <text:p>1879</text:p>
          </table:table-cell>
          <table:table-cell table:number-columns-repeated="5"/>
          <table:table-cell table:formula="of:=CONCATENATE([.$P$1];[.J1877];[.$Q$1];[.$N$3];[.A1877];[.$O$3];[.$Q$1];[.$N$3];[.B1877];[.$O$3];[.$Q$1];[.$N$2];[.E1877];[.$O$2];[.$Q$1];[.$N$2];[.C1877];[.$O$2];[.$Q$1];[.$N$2];[.F1877];[.$O$2];[.$Q$1];[.$N$2];[.D1877];[.$O$2];[.$O$2])" office:value-type="string" office:string-value="insert into creatives values (1879,'some description1879','http://domain1879.com',(),(),(),())" calcext:value-type="string">
            <text:p>insert into creatives values (1879,'some description1879','http://domain1879.com',(),(),(),())</text:p>
          </table:table-cell>
          <table:table-cell/>
        </table:table-row>
        <table:table-row table:style-name="ro2">
          <table:table-cell table:formula="of:=CONCATENATE([.A$1];[.J1878])" office:value-type="string" office:string-value="some description1880" calcext:value-type="string">
            <text:p>some description1880</text:p>
          </table:table-cell>
          <table:table-cell table:formula="of:=CONCATENATE([.B$1];[.$J1878];[.$M$2])" office:value-type="string" office:string-value="http://domain1880.com" calcext:value-type="string">
            <text:p>http://domain1880.com</text:p>
          </table:table-cell>
          <table:table-cell table:number-columns-repeated="7"/>
          <table:table-cell office:value-type="float" office:value="1880" calcext:value-type="float">
            <text:p>1880</text:p>
          </table:table-cell>
          <table:table-cell table:number-columns-repeated="5"/>
          <table:table-cell table:formula="of:=CONCATENATE([.$P$1];[.J1878];[.$Q$1];[.$N$3];[.A1878];[.$O$3];[.$Q$1];[.$N$3];[.B1878];[.$O$3];[.$Q$1];[.$N$2];[.E1878];[.$O$2];[.$Q$1];[.$N$2];[.C1878];[.$O$2];[.$Q$1];[.$N$2];[.F1878];[.$O$2];[.$Q$1];[.$N$2];[.D1878];[.$O$2];[.$O$2])" office:value-type="string" office:string-value="insert into creatives values (1880,'some description1880','http://domain1880.com',(),(),(),())" calcext:value-type="string">
            <text:p>insert into creatives values (1880,'some description1880','http://domain1880.com',(),(),(),())</text:p>
          </table:table-cell>
          <table:table-cell/>
        </table:table-row>
        <table:table-row table:style-name="ro2">
          <table:table-cell table:formula="of:=CONCATENATE([.A$1];[.J1879])" office:value-type="string" office:string-value="some description1881" calcext:value-type="string">
            <text:p>some description1881</text:p>
          </table:table-cell>
          <table:table-cell table:formula="of:=CONCATENATE([.B$1];[.$J1879];[.$M$2])" office:value-type="string" office:string-value="http://domain1881.com" calcext:value-type="string">
            <text:p>http://domain1881.com</text:p>
          </table:table-cell>
          <table:table-cell table:number-columns-repeated="7"/>
          <table:table-cell office:value-type="float" office:value="1881" calcext:value-type="float">
            <text:p>1881</text:p>
          </table:table-cell>
          <table:table-cell table:number-columns-repeated="5"/>
          <table:table-cell table:formula="of:=CONCATENATE([.$P$1];[.J1879];[.$Q$1];[.$N$3];[.A1879];[.$O$3];[.$Q$1];[.$N$3];[.B1879];[.$O$3];[.$Q$1];[.$N$2];[.E1879];[.$O$2];[.$Q$1];[.$N$2];[.C1879];[.$O$2];[.$Q$1];[.$N$2];[.F1879];[.$O$2];[.$Q$1];[.$N$2];[.D1879];[.$O$2];[.$O$2])" office:value-type="string" office:string-value="insert into creatives values (1881,'some description1881','http://domain1881.com',(),(),(),())" calcext:value-type="string">
            <text:p>insert into creatives values (1881,'some description1881','http://domain1881.com',(),(),(),())</text:p>
          </table:table-cell>
          <table:table-cell/>
        </table:table-row>
        <table:table-row table:style-name="ro2">
          <table:table-cell table:formula="of:=CONCATENATE([.A$1];[.J1880])" office:value-type="string" office:string-value="some description1882" calcext:value-type="string">
            <text:p>some description1882</text:p>
          </table:table-cell>
          <table:table-cell table:formula="of:=CONCATENATE([.B$1];[.$J1880];[.$M$2])" office:value-type="string" office:string-value="http://domain1882.com" calcext:value-type="string">
            <text:p>http://domain1882.com</text:p>
          </table:table-cell>
          <table:table-cell table:number-columns-repeated="7"/>
          <table:table-cell office:value-type="float" office:value="1882" calcext:value-type="float">
            <text:p>1882</text:p>
          </table:table-cell>
          <table:table-cell table:number-columns-repeated="5"/>
          <table:table-cell table:formula="of:=CONCATENATE([.$P$1];[.J1880];[.$Q$1];[.$N$3];[.A1880];[.$O$3];[.$Q$1];[.$N$3];[.B1880];[.$O$3];[.$Q$1];[.$N$2];[.E1880];[.$O$2];[.$Q$1];[.$N$2];[.C1880];[.$O$2];[.$Q$1];[.$N$2];[.F1880];[.$O$2];[.$Q$1];[.$N$2];[.D1880];[.$O$2];[.$O$2])" office:value-type="string" office:string-value="insert into creatives values (1882,'some description1882','http://domain1882.com',(),(),(),())" calcext:value-type="string">
            <text:p>insert into creatives values (1882,'some description1882','http://domain1882.com',(),(),(),())</text:p>
          </table:table-cell>
          <table:table-cell/>
        </table:table-row>
        <table:table-row table:style-name="ro2">
          <table:table-cell table:formula="of:=CONCATENATE([.A$1];[.J1881])" office:value-type="string" office:string-value="some description1883" calcext:value-type="string">
            <text:p>some description1883</text:p>
          </table:table-cell>
          <table:table-cell table:formula="of:=CONCATENATE([.B$1];[.$J1881];[.$M$2])" office:value-type="string" office:string-value="http://domain1883.com" calcext:value-type="string">
            <text:p>http://domain1883.com</text:p>
          </table:table-cell>
          <table:table-cell table:number-columns-repeated="7"/>
          <table:table-cell office:value-type="float" office:value="1883" calcext:value-type="float">
            <text:p>1883</text:p>
          </table:table-cell>
          <table:table-cell table:number-columns-repeated="5"/>
          <table:table-cell table:formula="of:=CONCATENATE([.$P$1];[.J1881];[.$Q$1];[.$N$3];[.A1881];[.$O$3];[.$Q$1];[.$N$3];[.B1881];[.$O$3];[.$Q$1];[.$N$2];[.E1881];[.$O$2];[.$Q$1];[.$N$2];[.C1881];[.$O$2];[.$Q$1];[.$N$2];[.F1881];[.$O$2];[.$Q$1];[.$N$2];[.D1881];[.$O$2];[.$O$2])" office:value-type="string" office:string-value="insert into creatives values (1883,'some description1883','http://domain1883.com',(),(),(),())" calcext:value-type="string">
            <text:p>insert into creatives values (1883,'some description1883','http://domain1883.com',(),(),(),())</text:p>
          </table:table-cell>
          <table:table-cell/>
        </table:table-row>
        <table:table-row table:style-name="ro2">
          <table:table-cell table:formula="of:=CONCATENATE([.A$1];[.J1882])" office:value-type="string" office:string-value="some description1884" calcext:value-type="string">
            <text:p>some description1884</text:p>
          </table:table-cell>
          <table:table-cell table:formula="of:=CONCATENATE([.B$1];[.$J1882];[.$M$2])" office:value-type="string" office:string-value="http://domain1884.com" calcext:value-type="string">
            <text:p>http://domain1884.com</text:p>
          </table:table-cell>
          <table:table-cell table:number-columns-repeated="7"/>
          <table:table-cell office:value-type="float" office:value="1884" calcext:value-type="float">
            <text:p>1884</text:p>
          </table:table-cell>
          <table:table-cell table:number-columns-repeated="5"/>
          <table:table-cell table:formula="of:=CONCATENATE([.$P$1];[.J1882];[.$Q$1];[.$N$3];[.A1882];[.$O$3];[.$Q$1];[.$N$3];[.B1882];[.$O$3];[.$Q$1];[.$N$2];[.E1882];[.$O$2];[.$Q$1];[.$N$2];[.C1882];[.$O$2];[.$Q$1];[.$N$2];[.F1882];[.$O$2];[.$Q$1];[.$N$2];[.D1882];[.$O$2];[.$O$2])" office:value-type="string" office:string-value="insert into creatives values (1884,'some description1884','http://domain1884.com',(),(),(),())" calcext:value-type="string">
            <text:p>insert into creatives values (1884,'some description1884','http://domain1884.com',(),(),(),())</text:p>
          </table:table-cell>
          <table:table-cell/>
        </table:table-row>
        <table:table-row table:style-name="ro2">
          <table:table-cell table:formula="of:=CONCATENATE([.A$1];[.J1883])" office:value-type="string" office:string-value="some description1885" calcext:value-type="string">
            <text:p>some description1885</text:p>
          </table:table-cell>
          <table:table-cell table:formula="of:=CONCATENATE([.B$1];[.$J1883];[.$M$2])" office:value-type="string" office:string-value="http://domain1885.com" calcext:value-type="string">
            <text:p>http://domain1885.com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5"/>
          <table:table-cell table:formula="of:=CONCATENATE([.$P$1];[.J1883];[.$Q$1];[.$N$3];[.A1883];[.$O$3];[.$Q$1];[.$N$3];[.B1883];[.$O$3];[.$Q$1];[.$N$2];[.E1883];[.$O$2];[.$Q$1];[.$N$2];[.C1883];[.$O$2];[.$Q$1];[.$N$2];[.F1883];[.$O$2];[.$Q$1];[.$N$2];[.D1883];[.$O$2];[.$O$2])" office:value-type="string" office:string-value="insert into creatives values (1885,'some description1885','http://domain1885.com',(),(),(),())" calcext:value-type="string">
            <text:p>insert into creatives values (1885,'some description1885','http://domain1885.com',(),(),(),())</text:p>
          </table:table-cell>
          <table:table-cell/>
        </table:table-row>
        <table:table-row table:style-name="ro2">
          <table:table-cell table:formula="of:=CONCATENATE([.A$1];[.J1884])" office:value-type="string" office:string-value="some description1886" calcext:value-type="string">
            <text:p>some description1886</text:p>
          </table:table-cell>
          <table:table-cell table:formula="of:=CONCATENATE([.B$1];[.$J1884];[.$M$2])" office:value-type="string" office:string-value="http://domain1886.com" calcext:value-type="string">
            <text:p>http://domain1886.com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5"/>
          <table:table-cell table:formula="of:=CONCATENATE([.$P$1];[.J1884];[.$Q$1];[.$N$3];[.A1884];[.$O$3];[.$Q$1];[.$N$3];[.B1884];[.$O$3];[.$Q$1];[.$N$2];[.E1884];[.$O$2];[.$Q$1];[.$N$2];[.C1884];[.$O$2];[.$Q$1];[.$N$2];[.F1884];[.$O$2];[.$Q$1];[.$N$2];[.D1884];[.$O$2];[.$O$2])" office:value-type="string" office:string-value="insert into creatives values (1886,'some description1886','http://domain1886.com',(),(),(),())" calcext:value-type="string">
            <text:p>insert into creatives values (1886,'some description1886','http://domain1886.com',(),(),(),())</text:p>
          </table:table-cell>
          <table:table-cell/>
        </table:table-row>
        <table:table-row table:style-name="ro2">
          <table:table-cell table:formula="of:=CONCATENATE([.A$1];[.J1885])" office:value-type="string" office:string-value="some description1887" calcext:value-type="string">
            <text:p>some description1887</text:p>
          </table:table-cell>
          <table:table-cell table:formula="of:=CONCATENATE([.B$1];[.$J1885];[.$M$2])" office:value-type="string" office:string-value="http://domain1887.com" calcext:value-type="string">
            <text:p>http://domain1887.com</text:p>
          </table:table-cell>
          <table:table-cell table:number-columns-repeated="7"/>
          <table:table-cell office:value-type="float" office:value="1887" calcext:value-type="float">
            <text:p>1887</text:p>
          </table:table-cell>
          <table:table-cell table:number-columns-repeated="5"/>
          <table:table-cell table:formula="of:=CONCATENATE([.$P$1];[.J1885];[.$Q$1];[.$N$3];[.A1885];[.$O$3];[.$Q$1];[.$N$3];[.B1885];[.$O$3];[.$Q$1];[.$N$2];[.E1885];[.$O$2];[.$Q$1];[.$N$2];[.C1885];[.$O$2];[.$Q$1];[.$N$2];[.F1885];[.$O$2];[.$Q$1];[.$N$2];[.D1885];[.$O$2];[.$O$2])" office:value-type="string" office:string-value="insert into creatives values (1887,'some description1887','http://domain1887.com',(),(),(),())" calcext:value-type="string">
            <text:p>insert into creatives values (1887,'some description1887','http://domain1887.com',(),(),(),())</text:p>
          </table:table-cell>
          <table:table-cell/>
        </table:table-row>
        <table:table-row table:style-name="ro2">
          <table:table-cell table:formula="of:=CONCATENATE([.A$1];[.J1886])" office:value-type="string" office:string-value="some description1888" calcext:value-type="string">
            <text:p>some description1888</text:p>
          </table:table-cell>
          <table:table-cell table:formula="of:=CONCATENATE([.B$1];[.$J1886];[.$M$2])" office:value-type="string" office:string-value="http://domain1888.com" calcext:value-type="string">
            <text:p>http://domain1888.com</text:p>
          </table:table-cell>
          <table:table-cell table:number-columns-repeated="7"/>
          <table:table-cell office:value-type="float" office:value="1888" calcext:value-type="float">
            <text:p>1888</text:p>
          </table:table-cell>
          <table:table-cell table:number-columns-repeated="5"/>
          <table:table-cell table:formula="of:=CONCATENATE([.$P$1];[.J1886];[.$Q$1];[.$N$3];[.A1886];[.$O$3];[.$Q$1];[.$N$3];[.B1886];[.$O$3];[.$Q$1];[.$N$2];[.E1886];[.$O$2];[.$Q$1];[.$N$2];[.C1886];[.$O$2];[.$Q$1];[.$N$2];[.F1886];[.$O$2];[.$Q$1];[.$N$2];[.D1886];[.$O$2];[.$O$2])" office:value-type="string" office:string-value="insert into creatives values (1888,'some description1888','http://domain1888.com',(),(),(),())" calcext:value-type="string">
            <text:p>insert into creatives values (1888,'some description1888','http://domain1888.com',(),(),(),())</text:p>
          </table:table-cell>
          <table:table-cell/>
        </table:table-row>
        <table:table-row table:style-name="ro2">
          <table:table-cell table:formula="of:=CONCATENATE([.A$1];[.J1887])" office:value-type="string" office:string-value="some description1889" calcext:value-type="string">
            <text:p>some description1889</text:p>
          </table:table-cell>
          <table:table-cell table:formula="of:=CONCATENATE([.B$1];[.$J1887];[.$M$2])" office:value-type="string" office:string-value="http://domain1889.com" calcext:value-type="string">
            <text:p>http://domain1889.com</text:p>
          </table:table-cell>
          <table:table-cell table:number-columns-repeated="7"/>
          <table:table-cell office:value-type="float" office:value="1889" calcext:value-type="float">
            <text:p>1889</text:p>
          </table:table-cell>
          <table:table-cell table:number-columns-repeated="5"/>
          <table:table-cell table:formula="of:=CONCATENATE([.$P$1];[.J1887];[.$Q$1];[.$N$3];[.A1887];[.$O$3];[.$Q$1];[.$N$3];[.B1887];[.$O$3];[.$Q$1];[.$N$2];[.E1887];[.$O$2];[.$Q$1];[.$N$2];[.C1887];[.$O$2];[.$Q$1];[.$N$2];[.F1887];[.$O$2];[.$Q$1];[.$N$2];[.D1887];[.$O$2];[.$O$2])" office:value-type="string" office:string-value="insert into creatives values (1889,'some description1889','http://domain1889.com',(),(),(),())" calcext:value-type="string">
            <text:p>insert into creatives values (1889,'some description1889','http://domain1889.com',(),(),(),())</text:p>
          </table:table-cell>
          <table:table-cell/>
        </table:table-row>
        <table:table-row table:style-name="ro2">
          <table:table-cell table:formula="of:=CONCATENATE([.A$1];[.J1888])" office:value-type="string" office:string-value="some description1890" calcext:value-type="string">
            <text:p>some description1890</text:p>
          </table:table-cell>
          <table:table-cell table:formula="of:=CONCATENATE([.B$1];[.$J1888];[.$M$2])" office:value-type="string" office:string-value="http://domain1890.com" calcext:value-type="string">
            <text:p>http://domain1890.com</text:p>
          </table:table-cell>
          <table:table-cell table:number-columns-repeated="7"/>
          <table:table-cell office:value-type="float" office:value="1890" calcext:value-type="float">
            <text:p>1890</text:p>
          </table:table-cell>
          <table:table-cell table:number-columns-repeated="5"/>
          <table:table-cell table:formula="of:=CONCATENATE([.$P$1];[.J1888];[.$Q$1];[.$N$3];[.A1888];[.$O$3];[.$Q$1];[.$N$3];[.B1888];[.$O$3];[.$Q$1];[.$N$2];[.E1888];[.$O$2];[.$Q$1];[.$N$2];[.C1888];[.$O$2];[.$Q$1];[.$N$2];[.F1888];[.$O$2];[.$Q$1];[.$N$2];[.D1888];[.$O$2];[.$O$2])" office:value-type="string" office:string-value="insert into creatives values (1890,'some description1890','http://domain1890.com',(),(),(),())" calcext:value-type="string">
            <text:p>insert into creatives values (1890,'some description1890','http://domain1890.com',(),(),(),())</text:p>
          </table:table-cell>
          <table:table-cell/>
        </table:table-row>
        <table:table-row table:style-name="ro2">
          <table:table-cell table:formula="of:=CONCATENATE([.A$1];[.J1889])" office:value-type="string" office:string-value="some description1891" calcext:value-type="string">
            <text:p>some description1891</text:p>
          </table:table-cell>
          <table:table-cell table:formula="of:=CONCATENATE([.B$1];[.$J1889];[.$M$2])" office:value-type="string" office:string-value="http://domain1891.com" calcext:value-type="string">
            <text:p>http://domain1891.com</text:p>
          </table:table-cell>
          <table:table-cell table:number-columns-repeated="7"/>
          <table:table-cell office:value-type="float" office:value="1891" calcext:value-type="float">
            <text:p>1891</text:p>
          </table:table-cell>
          <table:table-cell table:number-columns-repeated="5"/>
          <table:table-cell table:formula="of:=CONCATENATE([.$P$1];[.J1889];[.$Q$1];[.$N$3];[.A1889];[.$O$3];[.$Q$1];[.$N$3];[.B1889];[.$O$3];[.$Q$1];[.$N$2];[.E1889];[.$O$2];[.$Q$1];[.$N$2];[.C1889];[.$O$2];[.$Q$1];[.$N$2];[.F1889];[.$O$2];[.$Q$1];[.$N$2];[.D1889];[.$O$2];[.$O$2])" office:value-type="string" office:string-value="insert into creatives values (1891,'some description1891','http://domain1891.com',(),(),(),())" calcext:value-type="string">
            <text:p>insert into creatives values (1891,'some description1891','http://domain1891.com',(),(),(),())</text:p>
          </table:table-cell>
          <table:table-cell/>
        </table:table-row>
        <table:table-row table:style-name="ro2">
          <table:table-cell table:formula="of:=CONCATENATE([.A$1];[.J1890])" office:value-type="string" office:string-value="some description1892" calcext:value-type="string">
            <text:p>some description1892</text:p>
          </table:table-cell>
          <table:table-cell table:formula="of:=CONCATENATE([.B$1];[.$J1890];[.$M$2])" office:value-type="string" office:string-value="http://domain1892.com" calcext:value-type="string">
            <text:p>http://domain1892.com</text:p>
          </table:table-cell>
          <table:table-cell table:number-columns-repeated="7"/>
          <table:table-cell office:value-type="float" office:value="1892" calcext:value-type="float">
            <text:p>1892</text:p>
          </table:table-cell>
          <table:table-cell table:number-columns-repeated="5"/>
          <table:table-cell table:formula="of:=CONCATENATE([.$P$1];[.J1890];[.$Q$1];[.$N$3];[.A1890];[.$O$3];[.$Q$1];[.$N$3];[.B1890];[.$O$3];[.$Q$1];[.$N$2];[.E1890];[.$O$2];[.$Q$1];[.$N$2];[.C1890];[.$O$2];[.$Q$1];[.$N$2];[.F1890];[.$O$2];[.$Q$1];[.$N$2];[.D1890];[.$O$2];[.$O$2])" office:value-type="string" office:string-value="insert into creatives values (1892,'some description1892','http://domain1892.com',(),(),(),())" calcext:value-type="string">
            <text:p>insert into creatives values (1892,'some description1892','http://domain1892.com',(),(),(),())</text:p>
          </table:table-cell>
          <table:table-cell/>
        </table:table-row>
        <table:table-row table:style-name="ro2">
          <table:table-cell table:formula="of:=CONCATENATE([.A$1];[.J1891])" office:value-type="string" office:string-value="some description1893" calcext:value-type="string">
            <text:p>some description1893</text:p>
          </table:table-cell>
          <table:table-cell table:formula="of:=CONCATENATE([.B$1];[.$J1891];[.$M$2])" office:value-type="string" office:string-value="http://domain1893.com" calcext:value-type="string">
            <text:p>http://domain1893.com</text:p>
          </table:table-cell>
          <table:table-cell table:number-columns-repeated="7"/>
          <table:table-cell office:value-type="float" office:value="1893" calcext:value-type="float">
            <text:p>1893</text:p>
          </table:table-cell>
          <table:table-cell table:number-columns-repeated="5"/>
          <table:table-cell table:formula="of:=CONCATENATE([.$P$1];[.J1891];[.$Q$1];[.$N$3];[.A1891];[.$O$3];[.$Q$1];[.$N$3];[.B1891];[.$O$3];[.$Q$1];[.$N$2];[.E1891];[.$O$2];[.$Q$1];[.$N$2];[.C1891];[.$O$2];[.$Q$1];[.$N$2];[.F1891];[.$O$2];[.$Q$1];[.$N$2];[.D1891];[.$O$2];[.$O$2])" office:value-type="string" office:string-value="insert into creatives values (1893,'some description1893','http://domain1893.com',(),(),(),())" calcext:value-type="string">
            <text:p>insert into creatives values (1893,'some description1893','http://domain1893.com',(),(),(),())</text:p>
          </table:table-cell>
          <table:table-cell/>
        </table:table-row>
        <table:table-row table:style-name="ro2">
          <table:table-cell table:formula="of:=CONCATENATE([.A$1];[.J1892])" office:value-type="string" office:string-value="some description1894" calcext:value-type="string">
            <text:p>some description1894</text:p>
          </table:table-cell>
          <table:table-cell table:formula="of:=CONCATENATE([.B$1];[.$J1892];[.$M$2])" office:value-type="string" office:string-value="http://domain1894.com" calcext:value-type="string">
            <text:p>http://domain1894.com</text:p>
          </table:table-cell>
          <table:table-cell table:number-columns-repeated="7"/>
          <table:table-cell office:value-type="float" office:value="1894" calcext:value-type="float">
            <text:p>1894</text:p>
          </table:table-cell>
          <table:table-cell table:number-columns-repeated="5"/>
          <table:table-cell table:formula="of:=CONCATENATE([.$P$1];[.J1892];[.$Q$1];[.$N$3];[.A1892];[.$O$3];[.$Q$1];[.$N$3];[.B1892];[.$O$3];[.$Q$1];[.$N$2];[.E1892];[.$O$2];[.$Q$1];[.$N$2];[.C1892];[.$O$2];[.$Q$1];[.$N$2];[.F1892];[.$O$2];[.$Q$1];[.$N$2];[.D1892];[.$O$2];[.$O$2])" office:value-type="string" office:string-value="insert into creatives values (1894,'some description1894','http://domain1894.com',(),(),(),())" calcext:value-type="string">
            <text:p>insert into creatives values (1894,'some description1894','http://domain1894.com',(),(),(),())</text:p>
          </table:table-cell>
          <table:table-cell/>
        </table:table-row>
        <table:table-row table:style-name="ro2">
          <table:table-cell table:formula="of:=CONCATENATE([.A$1];[.J1893])" office:value-type="string" office:string-value="some description1895" calcext:value-type="string">
            <text:p>some description1895</text:p>
          </table:table-cell>
          <table:table-cell table:formula="of:=CONCATENATE([.B$1];[.$J1893];[.$M$2])" office:value-type="string" office:string-value="http://domain1895.com" calcext:value-type="string">
            <text:p>http://domain1895.com</text:p>
          </table:table-cell>
          <table:table-cell table:number-columns-repeated="7"/>
          <table:table-cell office:value-type="float" office:value="1895" calcext:value-type="float">
            <text:p>1895</text:p>
          </table:table-cell>
          <table:table-cell table:number-columns-repeated="5"/>
          <table:table-cell table:formula="of:=CONCATENATE([.$P$1];[.J1893];[.$Q$1];[.$N$3];[.A1893];[.$O$3];[.$Q$1];[.$N$3];[.B1893];[.$O$3];[.$Q$1];[.$N$2];[.E1893];[.$O$2];[.$Q$1];[.$N$2];[.C1893];[.$O$2];[.$Q$1];[.$N$2];[.F1893];[.$O$2];[.$Q$1];[.$N$2];[.D1893];[.$O$2];[.$O$2])" office:value-type="string" office:string-value="insert into creatives values (1895,'some description1895','http://domain1895.com',(),(),(),())" calcext:value-type="string">
            <text:p>insert into creatives values (1895,'some description1895','http://domain1895.com',(),(),(),())</text:p>
          </table:table-cell>
          <table:table-cell/>
        </table:table-row>
        <table:table-row table:style-name="ro2">
          <table:table-cell table:formula="of:=CONCATENATE([.A$1];[.J1894])" office:value-type="string" office:string-value="some description1896" calcext:value-type="string">
            <text:p>some description1896</text:p>
          </table:table-cell>
          <table:table-cell table:formula="of:=CONCATENATE([.B$1];[.$J1894];[.$M$2])" office:value-type="string" office:string-value="http://domain1896.com" calcext:value-type="string">
            <text:p>http://domain1896.com</text:p>
          </table:table-cell>
          <table:table-cell table:number-columns-repeated="7"/>
          <table:table-cell office:value-type="float" office:value="1896" calcext:value-type="float">
            <text:p>1896</text:p>
          </table:table-cell>
          <table:table-cell table:number-columns-repeated="5"/>
          <table:table-cell table:formula="of:=CONCATENATE([.$P$1];[.J1894];[.$Q$1];[.$N$3];[.A1894];[.$O$3];[.$Q$1];[.$N$3];[.B1894];[.$O$3];[.$Q$1];[.$N$2];[.E1894];[.$O$2];[.$Q$1];[.$N$2];[.C1894];[.$O$2];[.$Q$1];[.$N$2];[.F1894];[.$O$2];[.$Q$1];[.$N$2];[.D1894];[.$O$2];[.$O$2])" office:value-type="string" office:string-value="insert into creatives values (1896,'some description1896','http://domain1896.com',(),(),(),())" calcext:value-type="string">
            <text:p>insert into creatives values (1896,'some description1896','http://domain1896.com',(),(),(),())</text:p>
          </table:table-cell>
          <table:table-cell/>
        </table:table-row>
        <table:table-row table:style-name="ro2">
          <table:table-cell table:formula="of:=CONCATENATE([.A$1];[.J1895])" office:value-type="string" office:string-value="some description1897" calcext:value-type="string">
            <text:p>some description1897</text:p>
          </table:table-cell>
          <table:table-cell table:formula="of:=CONCATENATE([.B$1];[.$J1895];[.$M$2])" office:value-type="string" office:string-value="http://domain1897.com" calcext:value-type="string">
            <text:p>http://domain1897.com</text:p>
          </table:table-cell>
          <table:table-cell table:number-columns-repeated="7"/>
          <table:table-cell office:value-type="float" office:value="1897" calcext:value-type="float">
            <text:p>1897</text:p>
          </table:table-cell>
          <table:table-cell table:number-columns-repeated="5"/>
          <table:table-cell table:formula="of:=CONCATENATE([.$P$1];[.J1895];[.$Q$1];[.$N$3];[.A1895];[.$O$3];[.$Q$1];[.$N$3];[.B1895];[.$O$3];[.$Q$1];[.$N$2];[.E1895];[.$O$2];[.$Q$1];[.$N$2];[.C1895];[.$O$2];[.$Q$1];[.$N$2];[.F1895];[.$O$2];[.$Q$1];[.$N$2];[.D1895];[.$O$2];[.$O$2])" office:value-type="string" office:string-value="insert into creatives values (1897,'some description1897','http://domain1897.com',(),(),(),())" calcext:value-type="string">
            <text:p>insert into creatives values (1897,'some description1897','http://domain1897.com',(),(),(),())</text:p>
          </table:table-cell>
          <table:table-cell/>
        </table:table-row>
        <table:table-row table:style-name="ro2">
          <table:table-cell table:formula="of:=CONCATENATE([.A$1];[.J1896])" office:value-type="string" office:string-value="some description1898" calcext:value-type="string">
            <text:p>some description1898</text:p>
          </table:table-cell>
          <table:table-cell table:formula="of:=CONCATENATE([.B$1];[.$J1896];[.$M$2])" office:value-type="string" office:string-value="http://domain1898.com" calcext:value-type="string">
            <text:p>http://domain1898.com</text:p>
          </table:table-cell>
          <table:table-cell table:number-columns-repeated="7"/>
          <table:table-cell office:value-type="float" office:value="1898" calcext:value-type="float">
            <text:p>1898</text:p>
          </table:table-cell>
          <table:table-cell table:number-columns-repeated="5"/>
          <table:table-cell table:formula="of:=CONCATENATE([.$P$1];[.J1896];[.$Q$1];[.$N$3];[.A1896];[.$O$3];[.$Q$1];[.$N$3];[.B1896];[.$O$3];[.$Q$1];[.$N$2];[.E1896];[.$O$2];[.$Q$1];[.$N$2];[.C1896];[.$O$2];[.$Q$1];[.$N$2];[.F1896];[.$O$2];[.$Q$1];[.$N$2];[.D1896];[.$O$2];[.$O$2])" office:value-type="string" office:string-value="insert into creatives values (1898,'some description1898','http://domain1898.com',(),(),(),())" calcext:value-type="string">
            <text:p>insert into creatives values (1898,'some description1898','http://domain1898.com',(),(),(),())</text:p>
          </table:table-cell>
          <table:table-cell/>
        </table:table-row>
        <table:table-row table:style-name="ro2">
          <table:table-cell table:formula="of:=CONCATENATE([.A$1];[.J1897])" office:value-type="string" office:string-value="some description1899" calcext:value-type="string">
            <text:p>some description1899</text:p>
          </table:table-cell>
          <table:table-cell table:formula="of:=CONCATENATE([.B$1];[.$J1897];[.$M$2])" office:value-type="string" office:string-value="http://domain1899.com" calcext:value-type="string">
            <text:p>http://domain1899.com</text:p>
          </table:table-cell>
          <table:table-cell table:number-columns-repeated="7"/>
          <table:table-cell office:value-type="float" office:value="1899" calcext:value-type="float">
            <text:p>1899</text:p>
          </table:table-cell>
          <table:table-cell table:number-columns-repeated="5"/>
          <table:table-cell table:formula="of:=CONCATENATE([.$P$1];[.J1897];[.$Q$1];[.$N$3];[.A1897];[.$O$3];[.$Q$1];[.$N$3];[.B1897];[.$O$3];[.$Q$1];[.$N$2];[.E1897];[.$O$2];[.$Q$1];[.$N$2];[.C1897];[.$O$2];[.$Q$1];[.$N$2];[.F1897];[.$O$2];[.$Q$1];[.$N$2];[.D1897];[.$O$2];[.$O$2])" office:value-type="string" office:string-value="insert into creatives values (1899,'some description1899','http://domain1899.com',(),(),(),())" calcext:value-type="string">
            <text:p>insert into creatives values (1899,'some description1899','http://domain1899.com',(),(),(),())</text:p>
          </table:table-cell>
          <table:table-cell/>
        </table:table-row>
        <table:table-row table:style-name="ro2">
          <table:table-cell table:formula="of:=CONCATENATE([.A$1];[.J1898])" office:value-type="string" office:string-value="some description1900" calcext:value-type="string">
            <text:p>some description1900</text:p>
          </table:table-cell>
          <table:table-cell table:formula="of:=CONCATENATE([.B$1];[.$J1898];[.$M$2])" office:value-type="string" office:string-value="http://domain1900.com" calcext:value-type="string">
            <text:p>http://domain1900.com</text:p>
          </table:table-cell>
          <table:table-cell table:number-columns-repeated="7"/>
          <table:table-cell office:value-type="float" office:value="1900" calcext:value-type="float">
            <text:p>1900</text:p>
          </table:table-cell>
          <table:table-cell table:number-columns-repeated="5"/>
          <table:table-cell table:formula="of:=CONCATENATE([.$P$1];[.J1898];[.$Q$1];[.$N$3];[.A1898];[.$O$3];[.$Q$1];[.$N$3];[.B1898];[.$O$3];[.$Q$1];[.$N$2];[.E1898];[.$O$2];[.$Q$1];[.$N$2];[.C1898];[.$O$2];[.$Q$1];[.$N$2];[.F1898];[.$O$2];[.$Q$1];[.$N$2];[.D1898];[.$O$2];[.$O$2])" office:value-type="string" office:string-value="insert into creatives values (1900,'some description1900','http://domain1900.com',(),(),(),())" calcext:value-type="string">
            <text:p>insert into creatives values (1900,'some description1900','http://domain1900.com',(),(),(),())</text:p>
          </table:table-cell>
          <table:table-cell/>
        </table:table-row>
        <table:table-row table:style-name="ro2">
          <table:table-cell table:formula="of:=CONCATENATE([.A$1];[.J1899])" office:value-type="string" office:string-value="some description1901" calcext:value-type="string">
            <text:p>some description1901</text:p>
          </table:table-cell>
          <table:table-cell table:formula="of:=CONCATENATE([.B$1];[.$J1899];[.$M$2])" office:value-type="string" office:string-value="http://domain1901.com" calcext:value-type="string">
            <text:p>http://domain1901.com</text:p>
          </table:table-cell>
          <table:table-cell table:number-columns-repeated="7"/>
          <table:table-cell office:value-type="float" office:value="1901" calcext:value-type="float">
            <text:p>1901</text:p>
          </table:table-cell>
          <table:table-cell table:number-columns-repeated="5"/>
          <table:table-cell table:formula="of:=CONCATENATE([.$P$1];[.J1899];[.$Q$1];[.$N$3];[.A1899];[.$O$3];[.$Q$1];[.$N$3];[.B1899];[.$O$3];[.$Q$1];[.$N$2];[.E1899];[.$O$2];[.$Q$1];[.$N$2];[.C1899];[.$O$2];[.$Q$1];[.$N$2];[.F1899];[.$O$2];[.$Q$1];[.$N$2];[.D1899];[.$O$2];[.$O$2])" office:value-type="string" office:string-value="insert into creatives values (1901,'some description1901','http://domain1901.com',(),(),(),())" calcext:value-type="string">
            <text:p>insert into creatives values (1901,'some description1901','http://domain1901.com',(),(),(),())</text:p>
          </table:table-cell>
          <table:table-cell/>
        </table:table-row>
        <table:table-row table:style-name="ro2">
          <table:table-cell table:formula="of:=CONCATENATE([.A$1];[.J1900])" office:value-type="string" office:string-value="some description1902" calcext:value-type="string">
            <text:p>some description1902</text:p>
          </table:table-cell>
          <table:table-cell table:formula="of:=CONCATENATE([.B$1];[.$J1900];[.$M$2])" office:value-type="string" office:string-value="http://domain1902.com" calcext:value-type="string">
            <text:p>http://domain1902.com</text:p>
          </table:table-cell>
          <table:table-cell table:number-columns-repeated="7"/>
          <table:table-cell office:value-type="float" office:value="1902" calcext:value-type="float">
            <text:p>1902</text:p>
          </table:table-cell>
          <table:table-cell table:number-columns-repeated="5"/>
          <table:table-cell table:formula="of:=CONCATENATE([.$P$1];[.J1900];[.$Q$1];[.$N$3];[.A1900];[.$O$3];[.$Q$1];[.$N$3];[.B1900];[.$O$3];[.$Q$1];[.$N$2];[.E1900];[.$O$2];[.$Q$1];[.$N$2];[.C1900];[.$O$2];[.$Q$1];[.$N$2];[.F1900];[.$O$2];[.$Q$1];[.$N$2];[.D1900];[.$O$2];[.$O$2])" office:value-type="string" office:string-value="insert into creatives values (1902,'some description1902','http://domain1902.com',(),(),(),())" calcext:value-type="string">
            <text:p>insert into creatives values (1902,'some description1902','http://domain1902.com',(),(),(),())</text:p>
          </table:table-cell>
          <table:table-cell/>
        </table:table-row>
        <table:table-row table:style-name="ro2">
          <table:table-cell table:formula="of:=CONCATENATE([.A$1];[.J1901])" office:value-type="string" office:string-value="some description1903" calcext:value-type="string">
            <text:p>some description1903</text:p>
          </table:table-cell>
          <table:table-cell table:formula="of:=CONCATENATE([.B$1];[.$J1901];[.$M$2])" office:value-type="string" office:string-value="http://domain1903.com" calcext:value-type="string">
            <text:p>http://domain1903.com</text:p>
          </table:table-cell>
          <table:table-cell table:number-columns-repeated="7"/>
          <table:table-cell office:value-type="float" office:value="1903" calcext:value-type="float">
            <text:p>1903</text:p>
          </table:table-cell>
          <table:table-cell table:number-columns-repeated="5"/>
          <table:table-cell table:formula="of:=CONCATENATE([.$P$1];[.J1901];[.$Q$1];[.$N$3];[.A1901];[.$O$3];[.$Q$1];[.$N$3];[.B1901];[.$O$3];[.$Q$1];[.$N$2];[.E1901];[.$O$2];[.$Q$1];[.$N$2];[.C1901];[.$O$2];[.$Q$1];[.$N$2];[.F1901];[.$O$2];[.$Q$1];[.$N$2];[.D1901];[.$O$2];[.$O$2])" office:value-type="string" office:string-value="insert into creatives values (1903,'some description1903','http://domain1903.com',(),(),(),())" calcext:value-type="string">
            <text:p>insert into creatives values (1903,'some description1903','http://domain1903.com',(),(),(),())</text:p>
          </table:table-cell>
          <table:table-cell/>
        </table:table-row>
        <table:table-row table:style-name="ro2">
          <table:table-cell table:formula="of:=CONCATENATE([.A$1];[.J1902])" office:value-type="string" office:string-value="some description1904" calcext:value-type="string">
            <text:p>some description1904</text:p>
          </table:table-cell>
          <table:table-cell table:formula="of:=CONCATENATE([.B$1];[.$J1902];[.$M$2])" office:value-type="string" office:string-value="http://domain1904.com" calcext:value-type="string">
            <text:p>http://domain1904.com</text:p>
          </table:table-cell>
          <table:table-cell table:number-columns-repeated="7"/>
          <table:table-cell office:value-type="float" office:value="1904" calcext:value-type="float">
            <text:p>1904</text:p>
          </table:table-cell>
          <table:table-cell table:number-columns-repeated="5"/>
          <table:table-cell table:formula="of:=CONCATENATE([.$P$1];[.J1902];[.$Q$1];[.$N$3];[.A1902];[.$O$3];[.$Q$1];[.$N$3];[.B1902];[.$O$3];[.$Q$1];[.$N$2];[.E1902];[.$O$2];[.$Q$1];[.$N$2];[.C1902];[.$O$2];[.$Q$1];[.$N$2];[.F1902];[.$O$2];[.$Q$1];[.$N$2];[.D1902];[.$O$2];[.$O$2])" office:value-type="string" office:string-value="insert into creatives values (1904,'some description1904','http://domain1904.com',(),(),(),())" calcext:value-type="string">
            <text:p>insert into creatives values (1904,'some description1904','http://domain1904.com',(),(),(),())</text:p>
          </table:table-cell>
          <table:table-cell/>
        </table:table-row>
        <table:table-row table:style-name="ro2">
          <table:table-cell table:formula="of:=CONCATENATE([.A$1];[.J1903])" office:value-type="string" office:string-value="some description1905" calcext:value-type="string">
            <text:p>some description1905</text:p>
          </table:table-cell>
          <table:table-cell table:formula="of:=CONCATENATE([.B$1];[.$J1903];[.$M$2])" office:value-type="string" office:string-value="http://domain1905.com" calcext:value-type="string">
            <text:p>http://domain1905.com</text:p>
          </table:table-cell>
          <table:table-cell table:number-columns-repeated="7"/>
          <table:table-cell office:value-type="float" office:value="1905" calcext:value-type="float">
            <text:p>1905</text:p>
          </table:table-cell>
          <table:table-cell table:number-columns-repeated="5"/>
          <table:table-cell table:formula="of:=CONCATENATE([.$P$1];[.J1903];[.$Q$1];[.$N$3];[.A1903];[.$O$3];[.$Q$1];[.$N$3];[.B1903];[.$O$3];[.$Q$1];[.$N$2];[.E1903];[.$O$2];[.$Q$1];[.$N$2];[.C1903];[.$O$2];[.$Q$1];[.$N$2];[.F1903];[.$O$2];[.$Q$1];[.$N$2];[.D1903];[.$O$2];[.$O$2])" office:value-type="string" office:string-value="insert into creatives values (1905,'some description1905','http://domain1905.com',(),(),(),())" calcext:value-type="string">
            <text:p>insert into creatives values (1905,'some description1905','http://domain1905.com',(),(),(),())</text:p>
          </table:table-cell>
          <table:table-cell/>
        </table:table-row>
        <table:table-row table:style-name="ro2">
          <table:table-cell table:formula="of:=CONCATENATE([.A$1];[.J1904])" office:value-type="string" office:string-value="some description1906" calcext:value-type="string">
            <text:p>some description1906</text:p>
          </table:table-cell>
          <table:table-cell table:formula="of:=CONCATENATE([.B$1];[.$J1904];[.$M$2])" office:value-type="string" office:string-value="http://domain1906.com" calcext:value-type="string">
            <text:p>http://domain1906.com</text:p>
          </table:table-cell>
          <table:table-cell table:number-columns-repeated="7"/>
          <table:table-cell office:value-type="float" office:value="1906" calcext:value-type="float">
            <text:p>1906</text:p>
          </table:table-cell>
          <table:table-cell table:number-columns-repeated="5"/>
          <table:table-cell table:formula="of:=CONCATENATE([.$P$1];[.J1904];[.$Q$1];[.$N$3];[.A1904];[.$O$3];[.$Q$1];[.$N$3];[.B1904];[.$O$3];[.$Q$1];[.$N$2];[.E1904];[.$O$2];[.$Q$1];[.$N$2];[.C1904];[.$O$2];[.$Q$1];[.$N$2];[.F1904];[.$O$2];[.$Q$1];[.$N$2];[.D1904];[.$O$2];[.$O$2])" office:value-type="string" office:string-value="insert into creatives values (1906,'some description1906','http://domain1906.com',(),(),(),())" calcext:value-type="string">
            <text:p>insert into creatives values (1906,'some description1906','http://domain1906.com',(),(),(),())</text:p>
          </table:table-cell>
          <table:table-cell/>
        </table:table-row>
        <table:table-row table:style-name="ro2">
          <table:table-cell table:formula="of:=CONCATENATE([.A$1];[.J1905])" office:value-type="string" office:string-value="some description1907" calcext:value-type="string">
            <text:p>some description1907</text:p>
          </table:table-cell>
          <table:table-cell table:formula="of:=CONCATENATE([.B$1];[.$J1905];[.$M$2])" office:value-type="string" office:string-value="http://domain1907.com" calcext:value-type="string">
            <text:p>http://domain1907.com</text:p>
          </table:table-cell>
          <table:table-cell table:number-columns-repeated="7"/>
          <table:table-cell office:value-type="float" office:value="1907" calcext:value-type="float">
            <text:p>1907</text:p>
          </table:table-cell>
          <table:table-cell table:number-columns-repeated="5"/>
          <table:table-cell table:formula="of:=CONCATENATE([.$P$1];[.J1905];[.$Q$1];[.$N$3];[.A1905];[.$O$3];[.$Q$1];[.$N$3];[.B1905];[.$O$3];[.$Q$1];[.$N$2];[.E1905];[.$O$2];[.$Q$1];[.$N$2];[.C1905];[.$O$2];[.$Q$1];[.$N$2];[.F1905];[.$O$2];[.$Q$1];[.$N$2];[.D1905];[.$O$2];[.$O$2])" office:value-type="string" office:string-value="insert into creatives values (1907,'some description1907','http://domain1907.com',(),(),(),())" calcext:value-type="string">
            <text:p>insert into creatives values (1907,'some description1907','http://domain1907.com',(),(),(),())</text:p>
          </table:table-cell>
          <table:table-cell/>
        </table:table-row>
        <table:table-row table:style-name="ro2">
          <table:table-cell table:formula="of:=CONCATENATE([.A$1];[.J1906])" office:value-type="string" office:string-value="some description1908" calcext:value-type="string">
            <text:p>some description1908</text:p>
          </table:table-cell>
          <table:table-cell table:formula="of:=CONCATENATE([.B$1];[.$J1906];[.$M$2])" office:value-type="string" office:string-value="http://domain1908.com" calcext:value-type="string">
            <text:p>http://domain1908.com</text:p>
          </table:table-cell>
          <table:table-cell table:number-columns-repeated="7"/>
          <table:table-cell office:value-type="float" office:value="1908" calcext:value-type="float">
            <text:p>1908</text:p>
          </table:table-cell>
          <table:table-cell table:number-columns-repeated="5"/>
          <table:table-cell table:formula="of:=CONCATENATE([.$P$1];[.J1906];[.$Q$1];[.$N$3];[.A1906];[.$O$3];[.$Q$1];[.$N$3];[.B1906];[.$O$3];[.$Q$1];[.$N$2];[.E1906];[.$O$2];[.$Q$1];[.$N$2];[.C1906];[.$O$2];[.$Q$1];[.$N$2];[.F1906];[.$O$2];[.$Q$1];[.$N$2];[.D1906];[.$O$2];[.$O$2])" office:value-type="string" office:string-value="insert into creatives values (1908,'some description1908','http://domain1908.com',(),(),(),())" calcext:value-type="string">
            <text:p>insert into creatives values (1908,'some description1908','http://domain1908.com',(),(),(),())</text:p>
          </table:table-cell>
          <table:table-cell/>
        </table:table-row>
        <table:table-row table:style-name="ro2">
          <table:table-cell table:formula="of:=CONCATENATE([.A$1];[.J1907])" office:value-type="string" office:string-value="some description1909" calcext:value-type="string">
            <text:p>some description1909</text:p>
          </table:table-cell>
          <table:table-cell table:formula="of:=CONCATENATE([.B$1];[.$J1907];[.$M$2])" office:value-type="string" office:string-value="http://domain1909.com" calcext:value-type="string">
            <text:p>http://domain1909.com</text:p>
          </table:table-cell>
          <table:table-cell table:number-columns-repeated="7"/>
          <table:table-cell office:value-type="float" office:value="1909" calcext:value-type="float">
            <text:p>1909</text:p>
          </table:table-cell>
          <table:table-cell table:number-columns-repeated="5"/>
          <table:table-cell table:formula="of:=CONCATENATE([.$P$1];[.J1907];[.$Q$1];[.$N$3];[.A1907];[.$O$3];[.$Q$1];[.$N$3];[.B1907];[.$O$3];[.$Q$1];[.$N$2];[.E1907];[.$O$2];[.$Q$1];[.$N$2];[.C1907];[.$O$2];[.$Q$1];[.$N$2];[.F1907];[.$O$2];[.$Q$1];[.$N$2];[.D1907];[.$O$2];[.$O$2])" office:value-type="string" office:string-value="insert into creatives values (1909,'some description1909','http://domain1909.com',(),(),(),())" calcext:value-type="string">
            <text:p>insert into creatives values (1909,'some description1909','http://domain1909.com',(),(),(),())</text:p>
          </table:table-cell>
          <table:table-cell/>
        </table:table-row>
        <table:table-row table:style-name="ro2">
          <table:table-cell table:formula="of:=CONCATENATE([.A$1];[.J1908])" office:value-type="string" office:string-value="some description1910" calcext:value-type="string">
            <text:p>some description1910</text:p>
          </table:table-cell>
          <table:table-cell table:formula="of:=CONCATENATE([.B$1];[.$J1908];[.$M$2])" office:value-type="string" office:string-value="http://domain1910.com" calcext:value-type="string">
            <text:p>http://domain1910.com</text:p>
          </table:table-cell>
          <table:table-cell table:number-columns-repeated="7"/>
          <table:table-cell office:value-type="float" office:value="1910" calcext:value-type="float">
            <text:p>1910</text:p>
          </table:table-cell>
          <table:table-cell table:number-columns-repeated="5"/>
          <table:table-cell table:formula="of:=CONCATENATE([.$P$1];[.J1908];[.$Q$1];[.$N$3];[.A1908];[.$O$3];[.$Q$1];[.$N$3];[.B1908];[.$O$3];[.$Q$1];[.$N$2];[.E1908];[.$O$2];[.$Q$1];[.$N$2];[.C1908];[.$O$2];[.$Q$1];[.$N$2];[.F1908];[.$O$2];[.$Q$1];[.$N$2];[.D1908];[.$O$2];[.$O$2])" office:value-type="string" office:string-value="insert into creatives values (1910,'some description1910','http://domain1910.com',(),(),(),())" calcext:value-type="string">
            <text:p>insert into creatives values (1910,'some description1910','http://domain1910.com',(),(),(),())</text:p>
          </table:table-cell>
          <table:table-cell/>
        </table:table-row>
        <table:table-row table:style-name="ro2">
          <table:table-cell table:formula="of:=CONCATENATE([.A$1];[.J1909])" office:value-type="string" office:string-value="some description1911" calcext:value-type="string">
            <text:p>some description1911</text:p>
          </table:table-cell>
          <table:table-cell table:formula="of:=CONCATENATE([.B$1];[.$J1909];[.$M$2])" office:value-type="string" office:string-value="http://domain1911.com" calcext:value-type="string">
            <text:p>http://domain1911.com</text:p>
          </table:table-cell>
          <table:table-cell table:number-columns-repeated="7"/>
          <table:table-cell office:value-type="float" office:value="1911" calcext:value-type="float">
            <text:p>1911</text:p>
          </table:table-cell>
          <table:table-cell table:number-columns-repeated="5"/>
          <table:table-cell table:formula="of:=CONCATENATE([.$P$1];[.J1909];[.$Q$1];[.$N$3];[.A1909];[.$O$3];[.$Q$1];[.$N$3];[.B1909];[.$O$3];[.$Q$1];[.$N$2];[.E1909];[.$O$2];[.$Q$1];[.$N$2];[.C1909];[.$O$2];[.$Q$1];[.$N$2];[.F1909];[.$O$2];[.$Q$1];[.$N$2];[.D1909];[.$O$2];[.$O$2])" office:value-type="string" office:string-value="insert into creatives values (1911,'some description1911','http://domain1911.com',(),(),(),())" calcext:value-type="string">
            <text:p>insert into creatives values (1911,'some description1911','http://domain1911.com',(),(),(),())</text:p>
          </table:table-cell>
          <table:table-cell/>
        </table:table-row>
        <table:table-row table:style-name="ro2">
          <table:table-cell table:formula="of:=CONCATENATE([.A$1];[.J1910])" office:value-type="string" office:string-value="some description1912" calcext:value-type="string">
            <text:p>some description1912</text:p>
          </table:table-cell>
          <table:table-cell table:formula="of:=CONCATENATE([.B$1];[.$J1910];[.$M$2])" office:value-type="string" office:string-value="http://domain1912.com" calcext:value-type="string">
            <text:p>http://domain1912.com</text:p>
          </table:table-cell>
          <table:table-cell table:number-columns-repeated="7"/>
          <table:table-cell office:value-type="float" office:value="1912" calcext:value-type="float">
            <text:p>1912</text:p>
          </table:table-cell>
          <table:table-cell table:number-columns-repeated="5"/>
          <table:table-cell table:formula="of:=CONCATENATE([.$P$1];[.J1910];[.$Q$1];[.$N$3];[.A1910];[.$O$3];[.$Q$1];[.$N$3];[.B1910];[.$O$3];[.$Q$1];[.$N$2];[.E1910];[.$O$2];[.$Q$1];[.$N$2];[.C1910];[.$O$2];[.$Q$1];[.$N$2];[.F1910];[.$O$2];[.$Q$1];[.$N$2];[.D1910];[.$O$2];[.$O$2])" office:value-type="string" office:string-value="insert into creatives values (1912,'some description1912','http://domain1912.com',(),(),(),())" calcext:value-type="string">
            <text:p>insert into creatives values (1912,'some description1912','http://domain1912.com',(),(),(),())</text:p>
          </table:table-cell>
          <table:table-cell/>
        </table:table-row>
        <table:table-row table:style-name="ro2">
          <table:table-cell table:formula="of:=CONCATENATE([.A$1];[.J1911])" office:value-type="string" office:string-value="some description1913" calcext:value-type="string">
            <text:p>some description1913</text:p>
          </table:table-cell>
          <table:table-cell table:formula="of:=CONCATENATE([.B$1];[.$J1911];[.$M$2])" office:value-type="string" office:string-value="http://domain1913.com" calcext:value-type="string">
            <text:p>http://domain1913.com</text:p>
          </table:table-cell>
          <table:table-cell table:number-columns-repeated="7"/>
          <table:table-cell office:value-type="float" office:value="1913" calcext:value-type="float">
            <text:p>1913</text:p>
          </table:table-cell>
          <table:table-cell table:number-columns-repeated="5"/>
          <table:table-cell table:formula="of:=CONCATENATE([.$P$1];[.J1911];[.$Q$1];[.$N$3];[.A1911];[.$O$3];[.$Q$1];[.$N$3];[.B1911];[.$O$3];[.$Q$1];[.$N$2];[.E1911];[.$O$2];[.$Q$1];[.$N$2];[.C1911];[.$O$2];[.$Q$1];[.$N$2];[.F1911];[.$O$2];[.$Q$1];[.$N$2];[.D1911];[.$O$2];[.$O$2])" office:value-type="string" office:string-value="insert into creatives values (1913,'some description1913','http://domain1913.com',(),(),(),())" calcext:value-type="string">
            <text:p>insert into creatives values (1913,'some description1913','http://domain1913.com',(),(),(),())</text:p>
          </table:table-cell>
          <table:table-cell/>
        </table:table-row>
        <table:table-row table:style-name="ro2">
          <table:table-cell table:formula="of:=CONCATENATE([.A$1];[.J1912])" office:value-type="string" office:string-value="some description1914" calcext:value-type="string">
            <text:p>some description1914</text:p>
          </table:table-cell>
          <table:table-cell table:formula="of:=CONCATENATE([.B$1];[.$J1912];[.$M$2])" office:value-type="string" office:string-value="http://domain1914.com" calcext:value-type="string">
            <text:p>http://domain1914.com</text:p>
          </table:table-cell>
          <table:table-cell table:number-columns-repeated="7"/>
          <table:table-cell office:value-type="float" office:value="1914" calcext:value-type="float">
            <text:p>1914</text:p>
          </table:table-cell>
          <table:table-cell table:number-columns-repeated="5"/>
          <table:table-cell table:formula="of:=CONCATENATE([.$P$1];[.J1912];[.$Q$1];[.$N$3];[.A1912];[.$O$3];[.$Q$1];[.$N$3];[.B1912];[.$O$3];[.$Q$1];[.$N$2];[.E1912];[.$O$2];[.$Q$1];[.$N$2];[.C1912];[.$O$2];[.$Q$1];[.$N$2];[.F1912];[.$O$2];[.$Q$1];[.$N$2];[.D1912];[.$O$2];[.$O$2])" office:value-type="string" office:string-value="insert into creatives values (1914,'some description1914','http://domain1914.com',(),(),(),())" calcext:value-type="string">
            <text:p>insert into creatives values (1914,'some description1914','http://domain1914.com',(),(),(),())</text:p>
          </table:table-cell>
          <table:table-cell/>
        </table:table-row>
        <table:table-row table:style-name="ro2">
          <table:table-cell table:formula="of:=CONCATENATE([.A$1];[.J1913])" office:value-type="string" office:string-value="some description1915" calcext:value-type="string">
            <text:p>some description1915</text:p>
          </table:table-cell>
          <table:table-cell table:formula="of:=CONCATENATE([.B$1];[.$J1913];[.$M$2])" office:value-type="string" office:string-value="http://domain1915.com" calcext:value-type="string">
            <text:p>http://domain1915.com</text:p>
          </table:table-cell>
          <table:table-cell table:number-columns-repeated="7"/>
          <table:table-cell office:value-type="float" office:value="1915" calcext:value-type="float">
            <text:p>1915</text:p>
          </table:table-cell>
          <table:table-cell table:number-columns-repeated="5"/>
          <table:table-cell table:formula="of:=CONCATENATE([.$P$1];[.J1913];[.$Q$1];[.$N$3];[.A1913];[.$O$3];[.$Q$1];[.$N$3];[.B1913];[.$O$3];[.$Q$1];[.$N$2];[.E1913];[.$O$2];[.$Q$1];[.$N$2];[.C1913];[.$O$2];[.$Q$1];[.$N$2];[.F1913];[.$O$2];[.$Q$1];[.$N$2];[.D1913];[.$O$2];[.$O$2])" office:value-type="string" office:string-value="insert into creatives values (1915,'some description1915','http://domain1915.com',(),(),(),())" calcext:value-type="string">
            <text:p>insert into creatives values (1915,'some description1915','http://domain1915.com',(),(),(),())</text:p>
          </table:table-cell>
          <table:table-cell/>
        </table:table-row>
        <table:table-row table:style-name="ro2">
          <table:table-cell table:formula="of:=CONCATENATE([.A$1];[.J1914])" office:value-type="string" office:string-value="some description1916" calcext:value-type="string">
            <text:p>some description1916</text:p>
          </table:table-cell>
          <table:table-cell table:formula="of:=CONCATENATE([.B$1];[.$J1914];[.$M$2])" office:value-type="string" office:string-value="http://domain1916.com" calcext:value-type="string">
            <text:p>http://domain1916.com</text:p>
          </table:table-cell>
          <table:table-cell table:number-columns-repeated="7"/>
          <table:table-cell office:value-type="float" office:value="1916" calcext:value-type="float">
            <text:p>1916</text:p>
          </table:table-cell>
          <table:table-cell table:number-columns-repeated="5"/>
          <table:table-cell table:formula="of:=CONCATENATE([.$P$1];[.J1914];[.$Q$1];[.$N$3];[.A1914];[.$O$3];[.$Q$1];[.$N$3];[.B1914];[.$O$3];[.$Q$1];[.$N$2];[.E1914];[.$O$2];[.$Q$1];[.$N$2];[.C1914];[.$O$2];[.$Q$1];[.$N$2];[.F1914];[.$O$2];[.$Q$1];[.$N$2];[.D1914];[.$O$2];[.$O$2])" office:value-type="string" office:string-value="insert into creatives values (1916,'some description1916','http://domain1916.com',(),(),(),())" calcext:value-type="string">
            <text:p>insert into creatives values (1916,'some description1916','http://domain1916.com',(),(),(),())</text:p>
          </table:table-cell>
          <table:table-cell/>
        </table:table-row>
        <table:table-row table:style-name="ro2">
          <table:table-cell table:formula="of:=CONCATENATE([.A$1];[.J1915])" office:value-type="string" office:string-value="some description1917" calcext:value-type="string">
            <text:p>some description1917</text:p>
          </table:table-cell>
          <table:table-cell table:formula="of:=CONCATENATE([.B$1];[.$J1915];[.$M$2])" office:value-type="string" office:string-value="http://domain1917.com" calcext:value-type="string">
            <text:p>http://domain1917.com</text:p>
          </table:table-cell>
          <table:table-cell table:number-columns-repeated="7"/>
          <table:table-cell office:value-type="float" office:value="1917" calcext:value-type="float">
            <text:p>1917</text:p>
          </table:table-cell>
          <table:table-cell table:number-columns-repeated="5"/>
          <table:table-cell table:formula="of:=CONCATENATE([.$P$1];[.J1915];[.$Q$1];[.$N$3];[.A1915];[.$O$3];[.$Q$1];[.$N$3];[.B1915];[.$O$3];[.$Q$1];[.$N$2];[.E1915];[.$O$2];[.$Q$1];[.$N$2];[.C1915];[.$O$2];[.$Q$1];[.$N$2];[.F1915];[.$O$2];[.$Q$1];[.$N$2];[.D1915];[.$O$2];[.$O$2])" office:value-type="string" office:string-value="insert into creatives values (1917,'some description1917','http://domain1917.com',(),(),(),())" calcext:value-type="string">
            <text:p>insert into creatives values (1917,'some description1917','http://domain1917.com',(),(),(),())</text:p>
          </table:table-cell>
          <table:table-cell/>
        </table:table-row>
        <table:table-row table:style-name="ro2">
          <table:table-cell table:formula="of:=CONCATENATE([.A$1];[.J1916])" office:value-type="string" office:string-value="some description1918" calcext:value-type="string">
            <text:p>some description1918</text:p>
          </table:table-cell>
          <table:table-cell table:formula="of:=CONCATENATE([.B$1];[.$J1916];[.$M$2])" office:value-type="string" office:string-value="http://domain1918.com" calcext:value-type="string">
            <text:p>http://domain1918.com</text:p>
          </table:table-cell>
          <table:table-cell table:number-columns-repeated="7"/>
          <table:table-cell office:value-type="float" office:value="1918" calcext:value-type="float">
            <text:p>1918</text:p>
          </table:table-cell>
          <table:table-cell table:number-columns-repeated="5"/>
          <table:table-cell table:formula="of:=CONCATENATE([.$P$1];[.J1916];[.$Q$1];[.$N$3];[.A1916];[.$O$3];[.$Q$1];[.$N$3];[.B1916];[.$O$3];[.$Q$1];[.$N$2];[.E1916];[.$O$2];[.$Q$1];[.$N$2];[.C1916];[.$O$2];[.$Q$1];[.$N$2];[.F1916];[.$O$2];[.$Q$1];[.$N$2];[.D1916];[.$O$2];[.$O$2])" office:value-type="string" office:string-value="insert into creatives values (1918,'some description1918','http://domain1918.com',(),(),(),())" calcext:value-type="string">
            <text:p>insert into creatives values (1918,'some description1918','http://domain1918.com',(),(),(),())</text:p>
          </table:table-cell>
          <table:table-cell/>
        </table:table-row>
        <table:table-row table:style-name="ro2">
          <table:table-cell table:formula="of:=CONCATENATE([.A$1];[.J1917])" office:value-type="string" office:string-value="some description1919" calcext:value-type="string">
            <text:p>some description1919</text:p>
          </table:table-cell>
          <table:table-cell table:formula="of:=CONCATENATE([.B$1];[.$J1917];[.$M$2])" office:value-type="string" office:string-value="http://domain1919.com" calcext:value-type="string">
            <text:p>http://domain1919.com</text:p>
          </table:table-cell>
          <table:table-cell table:number-columns-repeated="7"/>
          <table:table-cell office:value-type="float" office:value="1919" calcext:value-type="float">
            <text:p>1919</text:p>
          </table:table-cell>
          <table:table-cell table:number-columns-repeated="5"/>
          <table:table-cell table:formula="of:=CONCATENATE([.$P$1];[.J1917];[.$Q$1];[.$N$3];[.A1917];[.$O$3];[.$Q$1];[.$N$3];[.B1917];[.$O$3];[.$Q$1];[.$N$2];[.E1917];[.$O$2];[.$Q$1];[.$N$2];[.C1917];[.$O$2];[.$Q$1];[.$N$2];[.F1917];[.$O$2];[.$Q$1];[.$N$2];[.D1917];[.$O$2];[.$O$2])" office:value-type="string" office:string-value="insert into creatives values (1919,'some description1919','http://domain1919.com',(),(),(),())" calcext:value-type="string">
            <text:p>insert into creatives values (1919,'some description1919','http://domain1919.com',(),(),(),())</text:p>
          </table:table-cell>
          <table:table-cell/>
        </table:table-row>
        <table:table-row table:style-name="ro2">
          <table:table-cell table:formula="of:=CONCATENATE([.A$1];[.J1918])" office:value-type="string" office:string-value="some description1920" calcext:value-type="string">
            <text:p>some description1920</text:p>
          </table:table-cell>
          <table:table-cell table:formula="of:=CONCATENATE([.B$1];[.$J1918];[.$M$2])" office:value-type="string" office:string-value="http://domain1920.com" calcext:value-type="string">
            <text:p>http://domain1920.com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table:number-columns-repeated="5"/>
          <table:table-cell table:formula="of:=CONCATENATE([.$P$1];[.J1918];[.$Q$1];[.$N$3];[.A1918];[.$O$3];[.$Q$1];[.$N$3];[.B1918];[.$O$3];[.$Q$1];[.$N$2];[.E1918];[.$O$2];[.$Q$1];[.$N$2];[.C1918];[.$O$2];[.$Q$1];[.$N$2];[.F1918];[.$O$2];[.$Q$1];[.$N$2];[.D1918];[.$O$2];[.$O$2])" office:value-type="string" office:string-value="insert into creatives values (1920,'some description1920','http://domain1920.com',(),(),(),())" calcext:value-type="string">
            <text:p>insert into creatives values (1920,'some description1920','http://domain1920.com',(),(),(),())</text:p>
          </table:table-cell>
          <table:table-cell/>
        </table:table-row>
        <table:table-row table:style-name="ro2">
          <table:table-cell table:formula="of:=CONCATENATE([.A$1];[.J1919])" office:value-type="string" office:string-value="some description1921" calcext:value-type="string">
            <text:p>some description1921</text:p>
          </table:table-cell>
          <table:table-cell table:formula="of:=CONCATENATE([.B$1];[.$J1919];[.$M$2])" office:value-type="string" office:string-value="http://domain1921.com" calcext:value-type="string">
            <text:p>http://domain1921.com</text:p>
          </table:table-cell>
          <table:table-cell table:number-columns-repeated="7"/>
          <table:table-cell office:value-type="float" office:value="1921" calcext:value-type="float">
            <text:p>1921</text:p>
          </table:table-cell>
          <table:table-cell table:number-columns-repeated="5"/>
          <table:table-cell table:formula="of:=CONCATENATE([.$P$1];[.J1919];[.$Q$1];[.$N$3];[.A1919];[.$O$3];[.$Q$1];[.$N$3];[.B1919];[.$O$3];[.$Q$1];[.$N$2];[.E1919];[.$O$2];[.$Q$1];[.$N$2];[.C1919];[.$O$2];[.$Q$1];[.$N$2];[.F1919];[.$O$2];[.$Q$1];[.$N$2];[.D1919];[.$O$2];[.$O$2])" office:value-type="string" office:string-value="insert into creatives values (1921,'some description1921','http://domain1921.com',(),(),(),())" calcext:value-type="string">
            <text:p>insert into creatives values (1921,'some description1921','http://domain1921.com',(),(),(),())</text:p>
          </table:table-cell>
          <table:table-cell/>
        </table:table-row>
        <table:table-row table:style-name="ro2">
          <table:table-cell table:formula="of:=CONCATENATE([.A$1];[.J1920])" office:value-type="string" office:string-value="some description1922" calcext:value-type="string">
            <text:p>some description1922</text:p>
          </table:table-cell>
          <table:table-cell table:formula="of:=CONCATENATE([.B$1];[.$J1920];[.$M$2])" office:value-type="string" office:string-value="http://domain1922.com" calcext:value-type="string">
            <text:p>http://domain1922.com</text:p>
          </table:table-cell>
          <table:table-cell table:number-columns-repeated="7"/>
          <table:table-cell office:value-type="float" office:value="1922" calcext:value-type="float">
            <text:p>1922</text:p>
          </table:table-cell>
          <table:table-cell table:number-columns-repeated="5"/>
          <table:table-cell table:formula="of:=CONCATENATE([.$P$1];[.J1920];[.$Q$1];[.$N$3];[.A1920];[.$O$3];[.$Q$1];[.$N$3];[.B1920];[.$O$3];[.$Q$1];[.$N$2];[.E1920];[.$O$2];[.$Q$1];[.$N$2];[.C1920];[.$O$2];[.$Q$1];[.$N$2];[.F1920];[.$O$2];[.$Q$1];[.$N$2];[.D1920];[.$O$2];[.$O$2])" office:value-type="string" office:string-value="insert into creatives values (1922,'some description1922','http://domain1922.com',(),(),(),())" calcext:value-type="string">
            <text:p>insert into creatives values (1922,'some description1922','http://domain1922.com',(),(),(),())</text:p>
          </table:table-cell>
          <table:table-cell/>
        </table:table-row>
        <table:table-row table:style-name="ro2">
          <table:table-cell table:formula="of:=CONCATENATE([.A$1];[.J1921])" office:value-type="string" office:string-value="some description1923" calcext:value-type="string">
            <text:p>some description1923</text:p>
          </table:table-cell>
          <table:table-cell table:formula="of:=CONCATENATE([.B$1];[.$J1921];[.$M$2])" office:value-type="string" office:string-value="http://domain1923.com" calcext:value-type="string">
            <text:p>http://domain1923.com</text:p>
          </table:table-cell>
          <table:table-cell table:number-columns-repeated="7"/>
          <table:table-cell office:value-type="float" office:value="1923" calcext:value-type="float">
            <text:p>1923</text:p>
          </table:table-cell>
          <table:table-cell table:number-columns-repeated="5"/>
          <table:table-cell table:formula="of:=CONCATENATE([.$P$1];[.J1921];[.$Q$1];[.$N$3];[.A1921];[.$O$3];[.$Q$1];[.$N$3];[.B1921];[.$O$3];[.$Q$1];[.$N$2];[.E1921];[.$O$2];[.$Q$1];[.$N$2];[.C1921];[.$O$2];[.$Q$1];[.$N$2];[.F1921];[.$O$2];[.$Q$1];[.$N$2];[.D1921];[.$O$2];[.$O$2])" office:value-type="string" office:string-value="insert into creatives values (1923,'some description1923','http://domain1923.com',(),(),(),())" calcext:value-type="string">
            <text:p>insert into creatives values (1923,'some description1923','http://domain1923.com',(),(),(),())</text:p>
          </table:table-cell>
          <table:table-cell/>
        </table:table-row>
        <table:table-row table:style-name="ro2">
          <table:table-cell table:formula="of:=CONCATENATE([.A$1];[.J1922])" office:value-type="string" office:string-value="some description1924" calcext:value-type="string">
            <text:p>some description1924</text:p>
          </table:table-cell>
          <table:table-cell table:formula="of:=CONCATENATE([.B$1];[.$J1922];[.$M$2])" office:value-type="string" office:string-value="http://domain1924.com" calcext:value-type="string">
            <text:p>http://domain1924.com</text:p>
          </table:table-cell>
          <table:table-cell table:number-columns-repeated="7"/>
          <table:table-cell office:value-type="float" office:value="1924" calcext:value-type="float">
            <text:p>1924</text:p>
          </table:table-cell>
          <table:table-cell table:number-columns-repeated="5"/>
          <table:table-cell table:formula="of:=CONCATENATE([.$P$1];[.J1922];[.$Q$1];[.$N$3];[.A1922];[.$O$3];[.$Q$1];[.$N$3];[.B1922];[.$O$3];[.$Q$1];[.$N$2];[.E1922];[.$O$2];[.$Q$1];[.$N$2];[.C1922];[.$O$2];[.$Q$1];[.$N$2];[.F1922];[.$O$2];[.$Q$1];[.$N$2];[.D1922];[.$O$2];[.$O$2])" office:value-type="string" office:string-value="insert into creatives values (1924,'some description1924','http://domain1924.com',(),(),(),())" calcext:value-type="string">
            <text:p>insert into creatives values (1924,'some description1924','http://domain1924.com',(),(),(),())</text:p>
          </table:table-cell>
          <table:table-cell/>
        </table:table-row>
        <table:table-row table:style-name="ro2">
          <table:table-cell table:formula="of:=CONCATENATE([.A$1];[.J1923])" office:value-type="string" office:string-value="some description1925" calcext:value-type="string">
            <text:p>some description1925</text:p>
          </table:table-cell>
          <table:table-cell table:formula="of:=CONCATENATE([.B$1];[.$J1923];[.$M$2])" office:value-type="string" office:string-value="http://domain1925.com" calcext:value-type="string">
            <text:p>http://domain1925.com</text:p>
          </table:table-cell>
          <table:table-cell table:number-columns-repeated="7"/>
          <table:table-cell office:value-type="float" office:value="1925" calcext:value-type="float">
            <text:p>1925</text:p>
          </table:table-cell>
          <table:table-cell table:number-columns-repeated="5"/>
          <table:table-cell table:formula="of:=CONCATENATE([.$P$1];[.J1923];[.$Q$1];[.$N$3];[.A1923];[.$O$3];[.$Q$1];[.$N$3];[.B1923];[.$O$3];[.$Q$1];[.$N$2];[.E1923];[.$O$2];[.$Q$1];[.$N$2];[.C1923];[.$O$2];[.$Q$1];[.$N$2];[.F1923];[.$O$2];[.$Q$1];[.$N$2];[.D1923];[.$O$2];[.$O$2])" office:value-type="string" office:string-value="insert into creatives values (1925,'some description1925','http://domain1925.com',(),(),(),())" calcext:value-type="string">
            <text:p>insert into creatives values (1925,'some description1925','http://domain1925.com',(),(),(),())</text:p>
          </table:table-cell>
          <table:table-cell/>
        </table:table-row>
        <table:table-row table:style-name="ro2">
          <table:table-cell table:formula="of:=CONCATENATE([.A$1];[.J1924])" office:value-type="string" office:string-value="some description1926" calcext:value-type="string">
            <text:p>some description1926</text:p>
          </table:table-cell>
          <table:table-cell table:formula="of:=CONCATENATE([.B$1];[.$J1924];[.$M$2])" office:value-type="string" office:string-value="http://domain1926.com" calcext:value-type="string">
            <text:p>http://domain1926.com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5"/>
          <table:table-cell table:formula="of:=CONCATENATE([.$P$1];[.J1924];[.$Q$1];[.$N$3];[.A1924];[.$O$3];[.$Q$1];[.$N$3];[.B1924];[.$O$3];[.$Q$1];[.$N$2];[.E1924];[.$O$2];[.$Q$1];[.$N$2];[.C1924];[.$O$2];[.$Q$1];[.$N$2];[.F1924];[.$O$2];[.$Q$1];[.$N$2];[.D1924];[.$O$2];[.$O$2])" office:value-type="string" office:string-value="insert into creatives values (1926,'some description1926','http://domain1926.com',(),(),(),())" calcext:value-type="string">
            <text:p>insert into creatives values (1926,'some description1926','http://domain1926.com',(),(),(),())</text:p>
          </table:table-cell>
          <table:table-cell/>
        </table:table-row>
        <table:table-row table:style-name="ro2">
          <table:table-cell table:formula="of:=CONCATENATE([.A$1];[.J1925])" office:value-type="string" office:string-value="some description1927" calcext:value-type="string">
            <text:p>some description1927</text:p>
          </table:table-cell>
          <table:table-cell table:formula="of:=CONCATENATE([.B$1];[.$J1925];[.$M$2])" office:value-type="string" office:string-value="http://domain1927.com" calcext:value-type="string">
            <text:p>http://domain1927.com</text:p>
          </table:table-cell>
          <table:table-cell table:number-columns-repeated="7"/>
          <table:table-cell office:value-type="float" office:value="1927" calcext:value-type="float">
            <text:p>1927</text:p>
          </table:table-cell>
          <table:table-cell table:number-columns-repeated="5"/>
          <table:table-cell table:formula="of:=CONCATENATE([.$P$1];[.J1925];[.$Q$1];[.$N$3];[.A1925];[.$O$3];[.$Q$1];[.$N$3];[.B1925];[.$O$3];[.$Q$1];[.$N$2];[.E1925];[.$O$2];[.$Q$1];[.$N$2];[.C1925];[.$O$2];[.$Q$1];[.$N$2];[.F1925];[.$O$2];[.$Q$1];[.$N$2];[.D1925];[.$O$2];[.$O$2])" office:value-type="string" office:string-value="insert into creatives values (1927,'some description1927','http://domain1927.com',(),(),(),())" calcext:value-type="string">
            <text:p>insert into creatives values (1927,'some description1927','http://domain1927.com',(),(),(),())</text:p>
          </table:table-cell>
          <table:table-cell/>
        </table:table-row>
        <table:table-row table:style-name="ro2">
          <table:table-cell table:formula="of:=CONCATENATE([.A$1];[.J1926])" office:value-type="string" office:string-value="some description1928" calcext:value-type="string">
            <text:p>some description1928</text:p>
          </table:table-cell>
          <table:table-cell table:formula="of:=CONCATENATE([.B$1];[.$J1926];[.$M$2])" office:value-type="string" office:string-value="http://domain1928.com" calcext:value-type="string">
            <text:p>http://domain1928.com</text:p>
          </table:table-cell>
          <table:table-cell table:number-columns-repeated="7"/>
          <table:table-cell office:value-type="float" office:value="1928" calcext:value-type="float">
            <text:p>1928</text:p>
          </table:table-cell>
          <table:table-cell table:number-columns-repeated="5"/>
          <table:table-cell table:formula="of:=CONCATENATE([.$P$1];[.J1926];[.$Q$1];[.$N$3];[.A1926];[.$O$3];[.$Q$1];[.$N$3];[.B1926];[.$O$3];[.$Q$1];[.$N$2];[.E1926];[.$O$2];[.$Q$1];[.$N$2];[.C1926];[.$O$2];[.$Q$1];[.$N$2];[.F1926];[.$O$2];[.$Q$1];[.$N$2];[.D1926];[.$O$2];[.$O$2])" office:value-type="string" office:string-value="insert into creatives values (1928,'some description1928','http://domain1928.com',(),(),(),())" calcext:value-type="string">
            <text:p>insert into creatives values (1928,'some description1928','http://domain1928.com',(),(),(),())</text:p>
          </table:table-cell>
          <table:table-cell/>
        </table:table-row>
        <table:table-row table:style-name="ro2">
          <table:table-cell table:formula="of:=CONCATENATE([.A$1];[.J1927])" office:value-type="string" office:string-value="some description1929" calcext:value-type="string">
            <text:p>some description1929</text:p>
          </table:table-cell>
          <table:table-cell table:formula="of:=CONCATENATE([.B$1];[.$J1927];[.$M$2])" office:value-type="string" office:string-value="http://domain1929.com" calcext:value-type="string">
            <text:p>http://domain1929.com</text:p>
          </table:table-cell>
          <table:table-cell table:number-columns-repeated="7"/>
          <table:table-cell office:value-type="float" office:value="1929" calcext:value-type="float">
            <text:p>1929</text:p>
          </table:table-cell>
          <table:table-cell table:number-columns-repeated="5"/>
          <table:table-cell table:formula="of:=CONCATENATE([.$P$1];[.J1927];[.$Q$1];[.$N$3];[.A1927];[.$O$3];[.$Q$1];[.$N$3];[.B1927];[.$O$3];[.$Q$1];[.$N$2];[.E1927];[.$O$2];[.$Q$1];[.$N$2];[.C1927];[.$O$2];[.$Q$1];[.$N$2];[.F1927];[.$O$2];[.$Q$1];[.$N$2];[.D1927];[.$O$2];[.$O$2])" office:value-type="string" office:string-value="insert into creatives values (1929,'some description1929','http://domain1929.com',(),(),(),())" calcext:value-type="string">
            <text:p>insert into creatives values (1929,'some description1929','http://domain1929.com',(),(),(),())</text:p>
          </table:table-cell>
          <table:table-cell/>
        </table:table-row>
        <table:table-row table:style-name="ro2">
          <table:table-cell table:formula="of:=CONCATENATE([.A$1];[.J1928])" office:value-type="string" office:string-value="some description1930" calcext:value-type="string">
            <text:p>some description1930</text:p>
          </table:table-cell>
          <table:table-cell table:formula="of:=CONCATENATE([.B$1];[.$J1928];[.$M$2])" office:value-type="string" office:string-value="http://domain1930.com" calcext:value-type="string">
            <text:p>http://domain1930.com</text:p>
          </table:table-cell>
          <table:table-cell table:number-columns-repeated="7"/>
          <table:table-cell office:value-type="float" office:value="1930" calcext:value-type="float">
            <text:p>1930</text:p>
          </table:table-cell>
          <table:table-cell table:number-columns-repeated="5"/>
          <table:table-cell table:formula="of:=CONCATENATE([.$P$1];[.J1928];[.$Q$1];[.$N$3];[.A1928];[.$O$3];[.$Q$1];[.$N$3];[.B1928];[.$O$3];[.$Q$1];[.$N$2];[.E1928];[.$O$2];[.$Q$1];[.$N$2];[.C1928];[.$O$2];[.$Q$1];[.$N$2];[.F1928];[.$O$2];[.$Q$1];[.$N$2];[.D1928];[.$O$2];[.$O$2])" office:value-type="string" office:string-value="insert into creatives values (1930,'some description1930','http://domain1930.com',(),(),(),())" calcext:value-type="string">
            <text:p>insert into creatives values (1930,'some description1930','http://domain1930.com',(),(),(),())</text:p>
          </table:table-cell>
          <table:table-cell/>
        </table:table-row>
        <table:table-row table:style-name="ro2">
          <table:table-cell table:formula="of:=CONCATENATE([.A$1];[.J1929])" office:value-type="string" office:string-value="some description1931" calcext:value-type="string">
            <text:p>some description1931</text:p>
          </table:table-cell>
          <table:table-cell table:formula="of:=CONCATENATE([.B$1];[.$J1929];[.$M$2])" office:value-type="string" office:string-value="http://domain1931.com" calcext:value-type="string">
            <text:p>http://domain1931.com</text:p>
          </table:table-cell>
          <table:table-cell table:number-columns-repeated="7"/>
          <table:table-cell office:value-type="float" office:value="1931" calcext:value-type="float">
            <text:p>1931</text:p>
          </table:table-cell>
          <table:table-cell table:number-columns-repeated="5"/>
          <table:table-cell table:formula="of:=CONCATENATE([.$P$1];[.J1929];[.$Q$1];[.$N$3];[.A1929];[.$O$3];[.$Q$1];[.$N$3];[.B1929];[.$O$3];[.$Q$1];[.$N$2];[.E1929];[.$O$2];[.$Q$1];[.$N$2];[.C1929];[.$O$2];[.$Q$1];[.$N$2];[.F1929];[.$O$2];[.$Q$1];[.$N$2];[.D1929];[.$O$2];[.$O$2])" office:value-type="string" office:string-value="insert into creatives values (1931,'some description1931','http://domain1931.com',(),(),(),())" calcext:value-type="string">
            <text:p>insert into creatives values (1931,'some description1931','http://domain1931.com',(),(),(),())</text:p>
          </table:table-cell>
          <table:table-cell/>
        </table:table-row>
        <table:table-row table:style-name="ro2">
          <table:table-cell table:formula="of:=CONCATENATE([.A$1];[.J1930])" office:value-type="string" office:string-value="some description1932" calcext:value-type="string">
            <text:p>some description1932</text:p>
          </table:table-cell>
          <table:table-cell table:formula="of:=CONCATENATE([.B$1];[.$J1930];[.$M$2])" office:value-type="string" office:string-value="http://domain1932.com" calcext:value-type="string">
            <text:p>http://domain1932.com</text:p>
          </table:table-cell>
          <table:table-cell table:number-columns-repeated="7"/>
          <table:table-cell office:value-type="float" office:value="1932" calcext:value-type="float">
            <text:p>1932</text:p>
          </table:table-cell>
          <table:table-cell table:number-columns-repeated="5"/>
          <table:table-cell table:formula="of:=CONCATENATE([.$P$1];[.J1930];[.$Q$1];[.$N$3];[.A1930];[.$O$3];[.$Q$1];[.$N$3];[.B1930];[.$O$3];[.$Q$1];[.$N$2];[.E1930];[.$O$2];[.$Q$1];[.$N$2];[.C1930];[.$O$2];[.$Q$1];[.$N$2];[.F1930];[.$O$2];[.$Q$1];[.$N$2];[.D1930];[.$O$2];[.$O$2])" office:value-type="string" office:string-value="insert into creatives values (1932,'some description1932','http://domain1932.com',(),(),(),())" calcext:value-type="string">
            <text:p>insert into creatives values (1932,'some description1932','http://domain1932.com',(),(),(),())</text:p>
          </table:table-cell>
          <table:table-cell/>
        </table:table-row>
        <table:table-row table:style-name="ro2">
          <table:table-cell table:formula="of:=CONCATENATE([.A$1];[.J1931])" office:value-type="string" office:string-value="some description1933" calcext:value-type="string">
            <text:p>some description1933</text:p>
          </table:table-cell>
          <table:table-cell table:formula="of:=CONCATENATE([.B$1];[.$J1931];[.$M$2])" office:value-type="string" office:string-value="http://domain1933.com" calcext:value-type="string">
            <text:p>http://domain1933.com</text:p>
          </table:table-cell>
          <table:table-cell table:number-columns-repeated="7"/>
          <table:table-cell office:value-type="float" office:value="1933" calcext:value-type="float">
            <text:p>1933</text:p>
          </table:table-cell>
          <table:table-cell table:number-columns-repeated="5"/>
          <table:table-cell table:formula="of:=CONCATENATE([.$P$1];[.J1931];[.$Q$1];[.$N$3];[.A1931];[.$O$3];[.$Q$1];[.$N$3];[.B1931];[.$O$3];[.$Q$1];[.$N$2];[.E1931];[.$O$2];[.$Q$1];[.$N$2];[.C1931];[.$O$2];[.$Q$1];[.$N$2];[.F1931];[.$O$2];[.$Q$1];[.$N$2];[.D1931];[.$O$2];[.$O$2])" office:value-type="string" office:string-value="insert into creatives values (1933,'some description1933','http://domain1933.com',(),(),(),())" calcext:value-type="string">
            <text:p>insert into creatives values (1933,'some description1933','http://domain1933.com',(),(),(),())</text:p>
          </table:table-cell>
          <table:table-cell/>
        </table:table-row>
        <table:table-row table:style-name="ro2">
          <table:table-cell table:formula="of:=CONCATENATE([.A$1];[.J1932])" office:value-type="string" office:string-value="some description1934" calcext:value-type="string">
            <text:p>some description1934</text:p>
          </table:table-cell>
          <table:table-cell table:formula="of:=CONCATENATE([.B$1];[.$J1932];[.$M$2])" office:value-type="string" office:string-value="http://domain1934.com" calcext:value-type="string">
            <text:p>http://domain1934.com</text:p>
          </table:table-cell>
          <table:table-cell table:number-columns-repeated="7"/>
          <table:table-cell office:value-type="float" office:value="1934" calcext:value-type="float">
            <text:p>1934</text:p>
          </table:table-cell>
          <table:table-cell table:number-columns-repeated="5"/>
          <table:table-cell table:formula="of:=CONCATENATE([.$P$1];[.J1932];[.$Q$1];[.$N$3];[.A1932];[.$O$3];[.$Q$1];[.$N$3];[.B1932];[.$O$3];[.$Q$1];[.$N$2];[.E1932];[.$O$2];[.$Q$1];[.$N$2];[.C1932];[.$O$2];[.$Q$1];[.$N$2];[.F1932];[.$O$2];[.$Q$1];[.$N$2];[.D1932];[.$O$2];[.$O$2])" office:value-type="string" office:string-value="insert into creatives values (1934,'some description1934','http://domain1934.com',(),(),(),())" calcext:value-type="string">
            <text:p>insert into creatives values (1934,'some description1934','http://domain1934.com',(),(),(),())</text:p>
          </table:table-cell>
          <table:table-cell/>
        </table:table-row>
        <table:table-row table:style-name="ro2">
          <table:table-cell table:formula="of:=CONCATENATE([.A$1];[.J1933])" office:value-type="string" office:string-value="some description1935" calcext:value-type="string">
            <text:p>some description1935</text:p>
          </table:table-cell>
          <table:table-cell table:formula="of:=CONCATENATE([.B$1];[.$J1933];[.$M$2])" office:value-type="string" office:string-value="http://domain1935.com" calcext:value-type="string">
            <text:p>http://domain1935.com</text:p>
          </table:table-cell>
          <table:table-cell table:number-columns-repeated="7"/>
          <table:table-cell office:value-type="float" office:value="1935" calcext:value-type="float">
            <text:p>1935</text:p>
          </table:table-cell>
          <table:table-cell table:number-columns-repeated="5"/>
          <table:table-cell table:formula="of:=CONCATENATE([.$P$1];[.J1933];[.$Q$1];[.$N$3];[.A1933];[.$O$3];[.$Q$1];[.$N$3];[.B1933];[.$O$3];[.$Q$1];[.$N$2];[.E1933];[.$O$2];[.$Q$1];[.$N$2];[.C1933];[.$O$2];[.$Q$1];[.$N$2];[.F1933];[.$O$2];[.$Q$1];[.$N$2];[.D1933];[.$O$2];[.$O$2])" office:value-type="string" office:string-value="insert into creatives values (1935,'some description1935','http://domain1935.com',(),(),(),())" calcext:value-type="string">
            <text:p>insert into creatives values (1935,'some description1935','http://domain1935.com',(),(),(),())</text:p>
          </table:table-cell>
          <table:table-cell/>
        </table:table-row>
        <table:table-row table:style-name="ro2">
          <table:table-cell table:formula="of:=CONCATENATE([.A$1];[.J1934])" office:value-type="string" office:string-value="some description1936" calcext:value-type="string">
            <text:p>some description1936</text:p>
          </table:table-cell>
          <table:table-cell table:formula="of:=CONCATENATE([.B$1];[.$J1934];[.$M$2])" office:value-type="string" office:string-value="http://domain1936.com" calcext:value-type="string">
            <text:p>http://domain1936.com</text:p>
          </table:table-cell>
          <table:table-cell table:number-columns-repeated="7"/>
          <table:table-cell office:value-type="float" office:value="1936" calcext:value-type="float">
            <text:p>1936</text:p>
          </table:table-cell>
          <table:table-cell table:number-columns-repeated="5"/>
          <table:table-cell table:formula="of:=CONCATENATE([.$P$1];[.J1934];[.$Q$1];[.$N$3];[.A1934];[.$O$3];[.$Q$1];[.$N$3];[.B1934];[.$O$3];[.$Q$1];[.$N$2];[.E1934];[.$O$2];[.$Q$1];[.$N$2];[.C1934];[.$O$2];[.$Q$1];[.$N$2];[.F1934];[.$O$2];[.$Q$1];[.$N$2];[.D1934];[.$O$2];[.$O$2])" office:value-type="string" office:string-value="insert into creatives values (1936,'some description1936','http://domain1936.com',(),(),(),())" calcext:value-type="string">
            <text:p>insert into creatives values (1936,'some description1936','http://domain1936.com',(),(),(),())</text:p>
          </table:table-cell>
          <table:table-cell/>
        </table:table-row>
        <table:table-row table:style-name="ro2">
          <table:table-cell table:formula="of:=CONCATENATE([.A$1];[.J1935])" office:value-type="string" office:string-value="some description1937" calcext:value-type="string">
            <text:p>some description1937</text:p>
          </table:table-cell>
          <table:table-cell table:formula="of:=CONCATENATE([.B$1];[.$J1935];[.$M$2])" office:value-type="string" office:string-value="http://domain1937.com" calcext:value-type="string">
            <text:p>http://domain1937.com</text:p>
          </table:table-cell>
          <table:table-cell table:number-columns-repeated="7"/>
          <table:table-cell office:value-type="float" office:value="1937" calcext:value-type="float">
            <text:p>1937</text:p>
          </table:table-cell>
          <table:table-cell table:number-columns-repeated="5"/>
          <table:table-cell table:formula="of:=CONCATENATE([.$P$1];[.J1935];[.$Q$1];[.$N$3];[.A1935];[.$O$3];[.$Q$1];[.$N$3];[.B1935];[.$O$3];[.$Q$1];[.$N$2];[.E1935];[.$O$2];[.$Q$1];[.$N$2];[.C1935];[.$O$2];[.$Q$1];[.$N$2];[.F1935];[.$O$2];[.$Q$1];[.$N$2];[.D1935];[.$O$2];[.$O$2])" office:value-type="string" office:string-value="insert into creatives values (1937,'some description1937','http://domain1937.com',(),(),(),())" calcext:value-type="string">
            <text:p>insert into creatives values (1937,'some description1937','http://domain1937.com',(),(),(),())</text:p>
          </table:table-cell>
          <table:table-cell/>
        </table:table-row>
        <table:table-row table:style-name="ro2">
          <table:table-cell table:formula="of:=CONCATENATE([.A$1];[.J1936])" office:value-type="string" office:string-value="some description1938" calcext:value-type="string">
            <text:p>some description1938</text:p>
          </table:table-cell>
          <table:table-cell table:formula="of:=CONCATENATE([.B$1];[.$J1936];[.$M$2])" office:value-type="string" office:string-value="http://domain1938.com" calcext:value-type="string">
            <text:p>http://domain1938.com</text:p>
          </table:table-cell>
          <table:table-cell table:number-columns-repeated="7"/>
          <table:table-cell office:value-type="float" office:value="1938" calcext:value-type="float">
            <text:p>1938</text:p>
          </table:table-cell>
          <table:table-cell table:number-columns-repeated="5"/>
          <table:table-cell table:formula="of:=CONCATENATE([.$P$1];[.J1936];[.$Q$1];[.$N$3];[.A1936];[.$O$3];[.$Q$1];[.$N$3];[.B1936];[.$O$3];[.$Q$1];[.$N$2];[.E1936];[.$O$2];[.$Q$1];[.$N$2];[.C1936];[.$O$2];[.$Q$1];[.$N$2];[.F1936];[.$O$2];[.$Q$1];[.$N$2];[.D1936];[.$O$2];[.$O$2])" office:value-type="string" office:string-value="insert into creatives values (1938,'some description1938','http://domain1938.com',(),(),(),())" calcext:value-type="string">
            <text:p>insert into creatives values (1938,'some description1938','http://domain1938.com',(),(),(),())</text:p>
          </table:table-cell>
          <table:table-cell/>
        </table:table-row>
        <table:table-row table:style-name="ro2">
          <table:table-cell table:formula="of:=CONCATENATE([.A$1];[.J1937])" office:value-type="string" office:string-value="some description1939" calcext:value-type="string">
            <text:p>some description1939</text:p>
          </table:table-cell>
          <table:table-cell table:formula="of:=CONCATENATE([.B$1];[.$J1937];[.$M$2])" office:value-type="string" office:string-value="http://domain1939.com" calcext:value-type="string">
            <text:p>http://domain1939.com</text:p>
          </table:table-cell>
          <table:table-cell table:number-columns-repeated="7"/>
          <table:table-cell office:value-type="float" office:value="1939" calcext:value-type="float">
            <text:p>1939</text:p>
          </table:table-cell>
          <table:table-cell table:number-columns-repeated="5"/>
          <table:table-cell table:formula="of:=CONCATENATE([.$P$1];[.J1937];[.$Q$1];[.$N$3];[.A1937];[.$O$3];[.$Q$1];[.$N$3];[.B1937];[.$O$3];[.$Q$1];[.$N$2];[.E1937];[.$O$2];[.$Q$1];[.$N$2];[.C1937];[.$O$2];[.$Q$1];[.$N$2];[.F1937];[.$O$2];[.$Q$1];[.$N$2];[.D1937];[.$O$2];[.$O$2])" office:value-type="string" office:string-value="insert into creatives values (1939,'some description1939','http://domain1939.com',(),(),(),())" calcext:value-type="string">
            <text:p>insert into creatives values (1939,'some description1939','http://domain1939.com',(),(),(),())</text:p>
          </table:table-cell>
          <table:table-cell/>
        </table:table-row>
        <table:table-row table:style-name="ro2">
          <table:table-cell table:formula="of:=CONCATENATE([.A$1];[.J1938])" office:value-type="string" office:string-value="some description1940" calcext:value-type="string">
            <text:p>some description1940</text:p>
          </table:table-cell>
          <table:table-cell table:formula="of:=CONCATENATE([.B$1];[.$J1938];[.$M$2])" office:value-type="string" office:string-value="http://domain1940.com" calcext:value-type="string">
            <text:p>http://domain1940.com</text:p>
          </table:table-cell>
          <table:table-cell table:number-columns-repeated="7"/>
          <table:table-cell office:value-type="float" office:value="1940" calcext:value-type="float">
            <text:p>1940</text:p>
          </table:table-cell>
          <table:table-cell table:number-columns-repeated="5"/>
          <table:table-cell table:formula="of:=CONCATENATE([.$P$1];[.J1938];[.$Q$1];[.$N$3];[.A1938];[.$O$3];[.$Q$1];[.$N$3];[.B1938];[.$O$3];[.$Q$1];[.$N$2];[.E1938];[.$O$2];[.$Q$1];[.$N$2];[.C1938];[.$O$2];[.$Q$1];[.$N$2];[.F1938];[.$O$2];[.$Q$1];[.$N$2];[.D1938];[.$O$2];[.$O$2])" office:value-type="string" office:string-value="insert into creatives values (1940,'some description1940','http://domain1940.com',(),(),(),())" calcext:value-type="string">
            <text:p>insert into creatives values (1940,'some description1940','http://domain1940.com',(),(),(),())</text:p>
          </table:table-cell>
          <table:table-cell/>
        </table:table-row>
        <table:table-row table:style-name="ro2">
          <table:table-cell table:formula="of:=CONCATENATE([.A$1];[.J1939])" office:value-type="string" office:string-value="some description1941" calcext:value-type="string">
            <text:p>some description1941</text:p>
          </table:table-cell>
          <table:table-cell table:formula="of:=CONCATENATE([.B$1];[.$J1939];[.$M$2])" office:value-type="string" office:string-value="http://domain1941.com" calcext:value-type="string">
            <text:p>http://domain1941.com</text:p>
          </table:table-cell>
          <table:table-cell table:number-columns-repeated="7"/>
          <table:table-cell office:value-type="float" office:value="1941" calcext:value-type="float">
            <text:p>1941</text:p>
          </table:table-cell>
          <table:table-cell table:number-columns-repeated="5"/>
          <table:table-cell table:formula="of:=CONCATENATE([.$P$1];[.J1939];[.$Q$1];[.$N$3];[.A1939];[.$O$3];[.$Q$1];[.$N$3];[.B1939];[.$O$3];[.$Q$1];[.$N$2];[.E1939];[.$O$2];[.$Q$1];[.$N$2];[.C1939];[.$O$2];[.$Q$1];[.$N$2];[.F1939];[.$O$2];[.$Q$1];[.$N$2];[.D1939];[.$O$2];[.$O$2])" office:value-type="string" office:string-value="insert into creatives values (1941,'some description1941','http://domain1941.com',(),(),(),())" calcext:value-type="string">
            <text:p>insert into creatives values (1941,'some description1941','http://domain1941.com',(),(),(),())</text:p>
          </table:table-cell>
          <table:table-cell/>
        </table:table-row>
        <table:table-row table:style-name="ro2">
          <table:table-cell table:formula="of:=CONCATENATE([.A$1];[.J1940])" office:value-type="string" office:string-value="some description1942" calcext:value-type="string">
            <text:p>some description1942</text:p>
          </table:table-cell>
          <table:table-cell table:formula="of:=CONCATENATE([.B$1];[.$J1940];[.$M$2])" office:value-type="string" office:string-value="http://domain1942.com" calcext:value-type="string">
            <text:p>http://domain1942.com</text:p>
          </table:table-cell>
          <table:table-cell table:number-columns-repeated="7"/>
          <table:table-cell office:value-type="float" office:value="1942" calcext:value-type="float">
            <text:p>1942</text:p>
          </table:table-cell>
          <table:table-cell table:number-columns-repeated="5"/>
          <table:table-cell table:formula="of:=CONCATENATE([.$P$1];[.J1940];[.$Q$1];[.$N$3];[.A1940];[.$O$3];[.$Q$1];[.$N$3];[.B1940];[.$O$3];[.$Q$1];[.$N$2];[.E1940];[.$O$2];[.$Q$1];[.$N$2];[.C1940];[.$O$2];[.$Q$1];[.$N$2];[.F1940];[.$O$2];[.$Q$1];[.$N$2];[.D1940];[.$O$2];[.$O$2])" office:value-type="string" office:string-value="insert into creatives values (1942,'some description1942','http://domain1942.com',(),(),(),())" calcext:value-type="string">
            <text:p>insert into creatives values (1942,'some description1942','http://domain1942.com',(),(),(),())</text:p>
          </table:table-cell>
          <table:table-cell/>
        </table:table-row>
        <table:table-row table:style-name="ro2">
          <table:table-cell table:formula="of:=CONCATENATE([.A$1];[.J1941])" office:value-type="string" office:string-value="some description1943" calcext:value-type="string">
            <text:p>some description1943</text:p>
          </table:table-cell>
          <table:table-cell table:formula="of:=CONCATENATE([.B$1];[.$J1941];[.$M$2])" office:value-type="string" office:string-value="http://domain1943.com" calcext:value-type="string">
            <text:p>http://domain1943.com</text:p>
          </table:table-cell>
          <table:table-cell table:number-columns-repeated="7"/>
          <table:table-cell office:value-type="float" office:value="1943" calcext:value-type="float">
            <text:p>1943</text:p>
          </table:table-cell>
          <table:table-cell table:number-columns-repeated="5"/>
          <table:table-cell table:formula="of:=CONCATENATE([.$P$1];[.J1941];[.$Q$1];[.$N$3];[.A1941];[.$O$3];[.$Q$1];[.$N$3];[.B1941];[.$O$3];[.$Q$1];[.$N$2];[.E1941];[.$O$2];[.$Q$1];[.$N$2];[.C1941];[.$O$2];[.$Q$1];[.$N$2];[.F1941];[.$O$2];[.$Q$1];[.$N$2];[.D1941];[.$O$2];[.$O$2])" office:value-type="string" office:string-value="insert into creatives values (1943,'some description1943','http://domain1943.com',(),(),(),())" calcext:value-type="string">
            <text:p>insert into creatives values (1943,'some description1943','http://domain1943.com',(),(),(),())</text:p>
          </table:table-cell>
          <table:table-cell/>
        </table:table-row>
        <table:table-row table:style-name="ro2">
          <table:table-cell table:formula="of:=CONCATENATE([.A$1];[.J1942])" office:value-type="string" office:string-value="some description1944" calcext:value-type="string">
            <text:p>some description1944</text:p>
          </table:table-cell>
          <table:table-cell table:formula="of:=CONCATENATE([.B$1];[.$J1942];[.$M$2])" office:value-type="string" office:string-value="http://domain1944.com" calcext:value-type="string">
            <text:p>http://domain1944.com</text:p>
          </table:table-cell>
          <table:table-cell table:number-columns-repeated="7"/>
          <table:table-cell office:value-type="float" office:value="1944" calcext:value-type="float">
            <text:p>1944</text:p>
          </table:table-cell>
          <table:table-cell table:number-columns-repeated="5"/>
          <table:table-cell table:formula="of:=CONCATENATE([.$P$1];[.J1942];[.$Q$1];[.$N$3];[.A1942];[.$O$3];[.$Q$1];[.$N$3];[.B1942];[.$O$3];[.$Q$1];[.$N$2];[.E1942];[.$O$2];[.$Q$1];[.$N$2];[.C1942];[.$O$2];[.$Q$1];[.$N$2];[.F1942];[.$O$2];[.$Q$1];[.$N$2];[.D1942];[.$O$2];[.$O$2])" office:value-type="string" office:string-value="insert into creatives values (1944,'some description1944','http://domain1944.com',(),(),(),())" calcext:value-type="string">
            <text:p>insert into creatives values (1944,'some description1944','http://domain1944.com',(),(),(),())</text:p>
          </table:table-cell>
          <table:table-cell/>
        </table:table-row>
        <table:table-row table:style-name="ro2">
          <table:table-cell table:formula="of:=CONCATENATE([.A$1];[.J1943])" office:value-type="string" office:string-value="some description1945" calcext:value-type="string">
            <text:p>some description1945</text:p>
          </table:table-cell>
          <table:table-cell table:formula="of:=CONCATENATE([.B$1];[.$J1943];[.$M$2])" office:value-type="string" office:string-value="http://domain1945.com" calcext:value-type="string">
            <text:p>http://domain1945.com</text:p>
          </table:table-cell>
          <table:table-cell table:number-columns-repeated="7"/>
          <table:table-cell office:value-type="float" office:value="1945" calcext:value-type="float">
            <text:p>1945</text:p>
          </table:table-cell>
          <table:table-cell table:number-columns-repeated="5"/>
          <table:table-cell table:formula="of:=CONCATENATE([.$P$1];[.J1943];[.$Q$1];[.$N$3];[.A1943];[.$O$3];[.$Q$1];[.$N$3];[.B1943];[.$O$3];[.$Q$1];[.$N$2];[.E1943];[.$O$2];[.$Q$1];[.$N$2];[.C1943];[.$O$2];[.$Q$1];[.$N$2];[.F1943];[.$O$2];[.$Q$1];[.$N$2];[.D1943];[.$O$2];[.$O$2])" office:value-type="string" office:string-value="insert into creatives values (1945,'some description1945','http://domain1945.com',(),(),(),())" calcext:value-type="string">
            <text:p>insert into creatives values (1945,'some description1945','http://domain1945.com',(),(),(),())</text:p>
          </table:table-cell>
          <table:table-cell/>
        </table:table-row>
        <table:table-row table:style-name="ro2">
          <table:table-cell table:formula="of:=CONCATENATE([.A$1];[.J1944])" office:value-type="string" office:string-value="some description1946" calcext:value-type="string">
            <text:p>some description1946</text:p>
          </table:table-cell>
          <table:table-cell table:formula="of:=CONCATENATE([.B$1];[.$J1944];[.$M$2])" office:value-type="string" office:string-value="http://domain1946.com" calcext:value-type="string">
            <text:p>http://domain1946.com</text:p>
          </table:table-cell>
          <table:table-cell table:number-columns-repeated="7"/>
          <table:table-cell office:value-type="float" office:value="1946" calcext:value-type="float">
            <text:p>1946</text:p>
          </table:table-cell>
          <table:table-cell table:number-columns-repeated="5"/>
          <table:table-cell table:formula="of:=CONCATENATE([.$P$1];[.J1944];[.$Q$1];[.$N$3];[.A1944];[.$O$3];[.$Q$1];[.$N$3];[.B1944];[.$O$3];[.$Q$1];[.$N$2];[.E1944];[.$O$2];[.$Q$1];[.$N$2];[.C1944];[.$O$2];[.$Q$1];[.$N$2];[.F1944];[.$O$2];[.$Q$1];[.$N$2];[.D1944];[.$O$2];[.$O$2])" office:value-type="string" office:string-value="insert into creatives values (1946,'some description1946','http://domain1946.com',(),(),(),())" calcext:value-type="string">
            <text:p>insert into creatives values (1946,'some description1946','http://domain1946.com',(),(),(),())</text:p>
          </table:table-cell>
          <table:table-cell/>
        </table:table-row>
        <table:table-row table:style-name="ro2">
          <table:table-cell table:formula="of:=CONCATENATE([.A$1];[.J1945])" office:value-type="string" office:string-value="some description1947" calcext:value-type="string">
            <text:p>some description1947</text:p>
          </table:table-cell>
          <table:table-cell table:formula="of:=CONCATENATE([.B$1];[.$J1945];[.$M$2])" office:value-type="string" office:string-value="http://domain1947.com" calcext:value-type="string">
            <text:p>http://domain1947.com</text:p>
          </table:table-cell>
          <table:table-cell table:number-columns-repeated="7"/>
          <table:table-cell office:value-type="float" office:value="1947" calcext:value-type="float">
            <text:p>1947</text:p>
          </table:table-cell>
          <table:table-cell table:number-columns-repeated="5"/>
          <table:table-cell table:formula="of:=CONCATENATE([.$P$1];[.J1945];[.$Q$1];[.$N$3];[.A1945];[.$O$3];[.$Q$1];[.$N$3];[.B1945];[.$O$3];[.$Q$1];[.$N$2];[.E1945];[.$O$2];[.$Q$1];[.$N$2];[.C1945];[.$O$2];[.$Q$1];[.$N$2];[.F1945];[.$O$2];[.$Q$1];[.$N$2];[.D1945];[.$O$2];[.$O$2])" office:value-type="string" office:string-value="insert into creatives values (1947,'some description1947','http://domain1947.com',(),(),(),())" calcext:value-type="string">
            <text:p>insert into creatives values (1947,'some description1947','http://domain1947.com',(),(),(),())</text:p>
          </table:table-cell>
          <table:table-cell/>
        </table:table-row>
        <table:table-row table:style-name="ro2">
          <table:table-cell table:formula="of:=CONCATENATE([.A$1];[.J1946])" office:value-type="string" office:string-value="some description1948" calcext:value-type="string">
            <text:p>some description1948</text:p>
          </table:table-cell>
          <table:table-cell table:formula="of:=CONCATENATE([.B$1];[.$J1946];[.$M$2])" office:value-type="string" office:string-value="http://domain1948.com" calcext:value-type="string">
            <text:p>http://domain1948.com</text:p>
          </table:table-cell>
          <table:table-cell table:number-columns-repeated="7"/>
          <table:table-cell office:value-type="float" office:value="1948" calcext:value-type="float">
            <text:p>1948</text:p>
          </table:table-cell>
          <table:table-cell table:number-columns-repeated="5"/>
          <table:table-cell table:formula="of:=CONCATENATE([.$P$1];[.J1946];[.$Q$1];[.$N$3];[.A1946];[.$O$3];[.$Q$1];[.$N$3];[.B1946];[.$O$3];[.$Q$1];[.$N$2];[.E1946];[.$O$2];[.$Q$1];[.$N$2];[.C1946];[.$O$2];[.$Q$1];[.$N$2];[.F1946];[.$O$2];[.$Q$1];[.$N$2];[.D1946];[.$O$2];[.$O$2])" office:value-type="string" office:string-value="insert into creatives values (1948,'some description1948','http://domain1948.com',(),(),(),())" calcext:value-type="string">
            <text:p>insert into creatives values (1948,'some description1948','http://domain1948.com',(),(),(),())</text:p>
          </table:table-cell>
          <table:table-cell/>
        </table:table-row>
        <table:table-row table:style-name="ro2">
          <table:table-cell table:formula="of:=CONCATENATE([.A$1];[.J1947])" office:value-type="string" office:string-value="some description1949" calcext:value-type="string">
            <text:p>some description1949</text:p>
          </table:table-cell>
          <table:table-cell table:formula="of:=CONCATENATE([.B$1];[.$J1947];[.$M$2])" office:value-type="string" office:string-value="http://domain1949.com" calcext:value-type="string">
            <text:p>http://domain1949.com</text:p>
          </table:table-cell>
          <table:table-cell table:number-columns-repeated="7"/>
          <table:table-cell office:value-type="float" office:value="1949" calcext:value-type="float">
            <text:p>1949</text:p>
          </table:table-cell>
          <table:table-cell table:number-columns-repeated="5"/>
          <table:table-cell table:formula="of:=CONCATENATE([.$P$1];[.J1947];[.$Q$1];[.$N$3];[.A1947];[.$O$3];[.$Q$1];[.$N$3];[.B1947];[.$O$3];[.$Q$1];[.$N$2];[.E1947];[.$O$2];[.$Q$1];[.$N$2];[.C1947];[.$O$2];[.$Q$1];[.$N$2];[.F1947];[.$O$2];[.$Q$1];[.$N$2];[.D1947];[.$O$2];[.$O$2])" office:value-type="string" office:string-value="insert into creatives values (1949,'some description1949','http://domain1949.com',(),(),(),())" calcext:value-type="string">
            <text:p>insert into creatives values (1949,'some description1949','http://domain1949.com',(),(),(),())</text:p>
          </table:table-cell>
          <table:table-cell/>
        </table:table-row>
        <table:table-row table:style-name="ro2">
          <table:table-cell table:formula="of:=CONCATENATE([.A$1];[.J1948])" office:value-type="string" office:string-value="some description1950" calcext:value-type="string">
            <text:p>some description1950</text:p>
          </table:table-cell>
          <table:table-cell table:formula="of:=CONCATENATE([.B$1];[.$J1948];[.$M$2])" office:value-type="string" office:string-value="http://domain1950.com" calcext:value-type="string">
            <text:p>http://domain1950.com</text:p>
          </table:table-cell>
          <table:table-cell table:number-columns-repeated="7"/>
          <table:table-cell office:value-type="float" office:value="1950" calcext:value-type="float">
            <text:p>1950</text:p>
          </table:table-cell>
          <table:table-cell table:number-columns-repeated="5"/>
          <table:table-cell table:formula="of:=CONCATENATE([.$P$1];[.J1948];[.$Q$1];[.$N$3];[.A1948];[.$O$3];[.$Q$1];[.$N$3];[.B1948];[.$O$3];[.$Q$1];[.$N$2];[.E1948];[.$O$2];[.$Q$1];[.$N$2];[.C1948];[.$O$2];[.$Q$1];[.$N$2];[.F1948];[.$O$2];[.$Q$1];[.$N$2];[.D1948];[.$O$2];[.$O$2])" office:value-type="string" office:string-value="insert into creatives values (1950,'some description1950','http://domain1950.com',(),(),(),())" calcext:value-type="string">
            <text:p>insert into creatives values (1950,'some description1950','http://domain1950.com',(),(),(),())</text:p>
          </table:table-cell>
          <table:table-cell/>
        </table:table-row>
        <table:table-row table:style-name="ro2">
          <table:table-cell table:formula="of:=CONCATENATE([.A$1];[.J1949])" office:value-type="string" office:string-value="some description1951" calcext:value-type="string">
            <text:p>some description1951</text:p>
          </table:table-cell>
          <table:table-cell table:formula="of:=CONCATENATE([.B$1];[.$J1949];[.$M$2])" office:value-type="string" office:string-value="http://domain1951.com" calcext:value-type="string">
            <text:p>http://domain1951.com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5"/>
          <table:table-cell table:formula="of:=CONCATENATE([.$P$1];[.J1949];[.$Q$1];[.$N$3];[.A1949];[.$O$3];[.$Q$1];[.$N$3];[.B1949];[.$O$3];[.$Q$1];[.$N$2];[.E1949];[.$O$2];[.$Q$1];[.$N$2];[.C1949];[.$O$2];[.$Q$1];[.$N$2];[.F1949];[.$O$2];[.$Q$1];[.$N$2];[.D1949];[.$O$2];[.$O$2])" office:value-type="string" office:string-value="insert into creatives values (1951,'some description1951','http://domain1951.com',(),(),(),())" calcext:value-type="string">
            <text:p>insert into creatives values (1951,'some description1951','http://domain1951.com',(),(),(),())</text:p>
          </table:table-cell>
          <table:table-cell/>
        </table:table-row>
        <table:table-row table:style-name="ro2">
          <table:table-cell table:formula="of:=CONCATENATE([.A$1];[.J1950])" office:value-type="string" office:string-value="some description1952" calcext:value-type="string">
            <text:p>some description1952</text:p>
          </table:table-cell>
          <table:table-cell table:formula="of:=CONCATENATE([.B$1];[.$J1950];[.$M$2])" office:value-type="string" office:string-value="http://domain1952.com" calcext:value-type="string">
            <text:p>http://domain1952.com</text:p>
          </table:table-cell>
          <table:table-cell table:number-columns-repeated="7"/>
          <table:table-cell office:value-type="float" office:value="1952" calcext:value-type="float">
            <text:p>1952</text:p>
          </table:table-cell>
          <table:table-cell table:number-columns-repeated="5"/>
          <table:table-cell table:formula="of:=CONCATENATE([.$P$1];[.J1950];[.$Q$1];[.$N$3];[.A1950];[.$O$3];[.$Q$1];[.$N$3];[.B1950];[.$O$3];[.$Q$1];[.$N$2];[.E1950];[.$O$2];[.$Q$1];[.$N$2];[.C1950];[.$O$2];[.$Q$1];[.$N$2];[.F1950];[.$O$2];[.$Q$1];[.$N$2];[.D1950];[.$O$2];[.$O$2])" office:value-type="string" office:string-value="insert into creatives values (1952,'some description1952','http://domain1952.com',(),(),(),())" calcext:value-type="string">
            <text:p>insert into creatives values (1952,'some description1952','http://domain1952.com',(),(),(),())</text:p>
          </table:table-cell>
          <table:table-cell/>
        </table:table-row>
        <table:table-row table:style-name="ro2">
          <table:table-cell table:formula="of:=CONCATENATE([.A$1];[.J1951])" office:value-type="string" office:string-value="some description1953" calcext:value-type="string">
            <text:p>some description1953</text:p>
          </table:table-cell>
          <table:table-cell table:formula="of:=CONCATENATE([.B$1];[.$J1951];[.$M$2])" office:value-type="string" office:string-value="http://domain1953.com" calcext:value-type="string">
            <text:p>http://domain1953.com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5"/>
          <table:table-cell table:formula="of:=CONCATENATE([.$P$1];[.J1951];[.$Q$1];[.$N$3];[.A1951];[.$O$3];[.$Q$1];[.$N$3];[.B1951];[.$O$3];[.$Q$1];[.$N$2];[.E1951];[.$O$2];[.$Q$1];[.$N$2];[.C1951];[.$O$2];[.$Q$1];[.$N$2];[.F1951];[.$O$2];[.$Q$1];[.$N$2];[.D1951];[.$O$2];[.$O$2])" office:value-type="string" office:string-value="insert into creatives values (1953,'some description1953','http://domain1953.com',(),(),(),())" calcext:value-type="string">
            <text:p>insert into creatives values (1953,'some description1953','http://domain1953.com',(),(),(),())</text:p>
          </table:table-cell>
          <table:table-cell/>
        </table:table-row>
        <table:table-row table:style-name="ro2">
          <table:table-cell table:formula="of:=CONCATENATE([.A$1];[.J1952])" office:value-type="string" office:string-value="some description1954" calcext:value-type="string">
            <text:p>some description1954</text:p>
          </table:table-cell>
          <table:table-cell table:formula="of:=CONCATENATE([.B$1];[.$J1952];[.$M$2])" office:value-type="string" office:string-value="http://domain1954.com" calcext:value-type="string">
            <text:p>http://domain1954.com</text:p>
          </table:table-cell>
          <table:table-cell table:number-columns-repeated="7"/>
          <table:table-cell office:value-type="float" office:value="1954" calcext:value-type="float">
            <text:p>1954</text:p>
          </table:table-cell>
          <table:table-cell table:number-columns-repeated="5"/>
          <table:table-cell table:formula="of:=CONCATENATE([.$P$1];[.J1952];[.$Q$1];[.$N$3];[.A1952];[.$O$3];[.$Q$1];[.$N$3];[.B1952];[.$O$3];[.$Q$1];[.$N$2];[.E1952];[.$O$2];[.$Q$1];[.$N$2];[.C1952];[.$O$2];[.$Q$1];[.$N$2];[.F1952];[.$O$2];[.$Q$1];[.$N$2];[.D1952];[.$O$2];[.$O$2])" office:value-type="string" office:string-value="insert into creatives values (1954,'some description1954','http://domain1954.com',(),(),(),())" calcext:value-type="string">
            <text:p>insert into creatives values (1954,'some description1954','http://domain1954.com',(),(),(),())</text:p>
          </table:table-cell>
          <table:table-cell/>
        </table:table-row>
        <table:table-row table:style-name="ro2">
          <table:table-cell table:formula="of:=CONCATENATE([.A$1];[.J1953])" office:value-type="string" office:string-value="some description1955" calcext:value-type="string">
            <text:p>some description1955</text:p>
          </table:table-cell>
          <table:table-cell table:formula="of:=CONCATENATE([.B$1];[.$J1953];[.$M$2])" office:value-type="string" office:string-value="http://domain1955.com" calcext:value-type="string">
            <text:p>http://domain1955.com</text:p>
          </table:table-cell>
          <table:table-cell table:number-columns-repeated="7"/>
          <table:table-cell office:value-type="float" office:value="1955" calcext:value-type="float">
            <text:p>1955</text:p>
          </table:table-cell>
          <table:table-cell table:number-columns-repeated="5"/>
          <table:table-cell table:formula="of:=CONCATENATE([.$P$1];[.J1953];[.$Q$1];[.$N$3];[.A1953];[.$O$3];[.$Q$1];[.$N$3];[.B1953];[.$O$3];[.$Q$1];[.$N$2];[.E1953];[.$O$2];[.$Q$1];[.$N$2];[.C1953];[.$O$2];[.$Q$1];[.$N$2];[.F1953];[.$O$2];[.$Q$1];[.$N$2];[.D1953];[.$O$2];[.$O$2])" office:value-type="string" office:string-value="insert into creatives values (1955,'some description1955','http://domain1955.com',(),(),(),())" calcext:value-type="string">
            <text:p>insert into creatives values (1955,'some description1955','http://domain1955.com',(),(),(),())</text:p>
          </table:table-cell>
          <table:table-cell/>
        </table:table-row>
        <table:table-row table:style-name="ro2">
          <table:table-cell table:formula="of:=CONCATENATE([.A$1];[.J1954])" office:value-type="string" office:string-value="some description1956" calcext:value-type="string">
            <text:p>some description1956</text:p>
          </table:table-cell>
          <table:table-cell table:formula="of:=CONCATENATE([.B$1];[.$J1954];[.$M$2])" office:value-type="string" office:string-value="http://domain1956.com" calcext:value-type="string">
            <text:p>http://domain1956.com</text:p>
          </table:table-cell>
          <table:table-cell table:number-columns-repeated="7"/>
          <table:table-cell office:value-type="float" office:value="1956" calcext:value-type="float">
            <text:p>1956</text:p>
          </table:table-cell>
          <table:table-cell table:number-columns-repeated="5"/>
          <table:table-cell table:formula="of:=CONCATENATE([.$P$1];[.J1954];[.$Q$1];[.$N$3];[.A1954];[.$O$3];[.$Q$1];[.$N$3];[.B1954];[.$O$3];[.$Q$1];[.$N$2];[.E1954];[.$O$2];[.$Q$1];[.$N$2];[.C1954];[.$O$2];[.$Q$1];[.$N$2];[.F1954];[.$O$2];[.$Q$1];[.$N$2];[.D1954];[.$O$2];[.$O$2])" office:value-type="string" office:string-value="insert into creatives values (1956,'some description1956','http://domain1956.com',(),(),(),())" calcext:value-type="string">
            <text:p>insert into creatives values (1956,'some description1956','http://domain1956.com',(),(),(),())</text:p>
          </table:table-cell>
          <table:table-cell/>
        </table:table-row>
        <table:table-row table:style-name="ro2">
          <table:table-cell table:formula="of:=CONCATENATE([.A$1];[.J1955])" office:value-type="string" office:string-value="some description1957" calcext:value-type="string">
            <text:p>some description1957</text:p>
          </table:table-cell>
          <table:table-cell table:formula="of:=CONCATENATE([.B$1];[.$J1955];[.$M$2])" office:value-type="string" office:string-value="http://domain1957.com" calcext:value-type="string">
            <text:p>http://domain1957.com</text:p>
          </table:table-cell>
          <table:table-cell table:number-columns-repeated="7"/>
          <table:table-cell office:value-type="float" office:value="1957" calcext:value-type="float">
            <text:p>1957</text:p>
          </table:table-cell>
          <table:table-cell table:number-columns-repeated="5"/>
          <table:table-cell table:formula="of:=CONCATENATE([.$P$1];[.J1955];[.$Q$1];[.$N$3];[.A1955];[.$O$3];[.$Q$1];[.$N$3];[.B1955];[.$O$3];[.$Q$1];[.$N$2];[.E1955];[.$O$2];[.$Q$1];[.$N$2];[.C1955];[.$O$2];[.$Q$1];[.$N$2];[.F1955];[.$O$2];[.$Q$1];[.$N$2];[.D1955];[.$O$2];[.$O$2])" office:value-type="string" office:string-value="insert into creatives values (1957,'some description1957','http://domain1957.com',(),(),(),())" calcext:value-type="string">
            <text:p>insert into creatives values (1957,'some description1957','http://domain1957.com',(),(),(),())</text:p>
          </table:table-cell>
          <table:table-cell/>
        </table:table-row>
        <table:table-row table:style-name="ro2">
          <table:table-cell table:formula="of:=CONCATENATE([.A$1];[.J1956])" office:value-type="string" office:string-value="some description1958" calcext:value-type="string">
            <text:p>some description1958</text:p>
          </table:table-cell>
          <table:table-cell table:formula="of:=CONCATENATE([.B$1];[.$J1956];[.$M$2])" office:value-type="string" office:string-value="http://domain1958.com" calcext:value-type="string">
            <text:p>http://domain1958.com</text:p>
          </table:table-cell>
          <table:table-cell table:number-columns-repeated="7"/>
          <table:table-cell office:value-type="float" office:value="1958" calcext:value-type="float">
            <text:p>1958</text:p>
          </table:table-cell>
          <table:table-cell table:number-columns-repeated="5"/>
          <table:table-cell table:formula="of:=CONCATENATE([.$P$1];[.J1956];[.$Q$1];[.$N$3];[.A1956];[.$O$3];[.$Q$1];[.$N$3];[.B1956];[.$O$3];[.$Q$1];[.$N$2];[.E1956];[.$O$2];[.$Q$1];[.$N$2];[.C1956];[.$O$2];[.$Q$1];[.$N$2];[.F1956];[.$O$2];[.$Q$1];[.$N$2];[.D1956];[.$O$2];[.$O$2])" office:value-type="string" office:string-value="insert into creatives values (1958,'some description1958','http://domain1958.com',(),(),(),())" calcext:value-type="string">
            <text:p>insert into creatives values (1958,'some description1958','http://domain1958.com',(),(),(),())</text:p>
          </table:table-cell>
          <table:table-cell/>
        </table:table-row>
        <table:table-row table:style-name="ro2">
          <table:table-cell table:formula="of:=CONCATENATE([.A$1];[.J1957])" office:value-type="string" office:string-value="some description1959" calcext:value-type="string">
            <text:p>some description1959</text:p>
          </table:table-cell>
          <table:table-cell table:formula="of:=CONCATENATE([.B$1];[.$J1957];[.$M$2])" office:value-type="string" office:string-value="http://domain1959.com" calcext:value-type="string">
            <text:p>http://domain1959.com</text:p>
          </table:table-cell>
          <table:table-cell table:number-columns-repeated="7"/>
          <table:table-cell office:value-type="float" office:value="1959" calcext:value-type="float">
            <text:p>1959</text:p>
          </table:table-cell>
          <table:table-cell table:number-columns-repeated="5"/>
          <table:table-cell table:formula="of:=CONCATENATE([.$P$1];[.J1957];[.$Q$1];[.$N$3];[.A1957];[.$O$3];[.$Q$1];[.$N$3];[.B1957];[.$O$3];[.$Q$1];[.$N$2];[.E1957];[.$O$2];[.$Q$1];[.$N$2];[.C1957];[.$O$2];[.$Q$1];[.$N$2];[.F1957];[.$O$2];[.$Q$1];[.$N$2];[.D1957];[.$O$2];[.$O$2])" office:value-type="string" office:string-value="insert into creatives values (1959,'some description1959','http://domain1959.com',(),(),(),())" calcext:value-type="string">
            <text:p>insert into creatives values (1959,'some description1959','http://domain1959.com',(),(),(),())</text:p>
          </table:table-cell>
          <table:table-cell/>
        </table:table-row>
        <table:table-row table:style-name="ro2">
          <table:table-cell table:formula="of:=CONCATENATE([.A$1];[.J1958])" office:value-type="string" office:string-value="some description1960" calcext:value-type="string">
            <text:p>some description1960</text:p>
          </table:table-cell>
          <table:table-cell table:formula="of:=CONCATENATE([.B$1];[.$J1958];[.$M$2])" office:value-type="string" office:string-value="http://domain1960.com" calcext:value-type="string">
            <text:p>http://domain1960.com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5"/>
          <table:table-cell table:formula="of:=CONCATENATE([.$P$1];[.J1958];[.$Q$1];[.$N$3];[.A1958];[.$O$3];[.$Q$1];[.$N$3];[.B1958];[.$O$3];[.$Q$1];[.$N$2];[.E1958];[.$O$2];[.$Q$1];[.$N$2];[.C1958];[.$O$2];[.$Q$1];[.$N$2];[.F1958];[.$O$2];[.$Q$1];[.$N$2];[.D1958];[.$O$2];[.$O$2])" office:value-type="string" office:string-value="insert into creatives values (1960,'some description1960','http://domain1960.com',(),(),(),())" calcext:value-type="string">
            <text:p>insert into creatives values (1960,'some description1960','http://domain1960.com',(),(),(),())</text:p>
          </table:table-cell>
          <table:table-cell/>
        </table:table-row>
        <table:table-row table:style-name="ro2">
          <table:table-cell table:formula="of:=CONCATENATE([.A$1];[.J1959])" office:value-type="string" office:string-value="some description1961" calcext:value-type="string">
            <text:p>some description1961</text:p>
          </table:table-cell>
          <table:table-cell table:formula="of:=CONCATENATE([.B$1];[.$J1959];[.$M$2])" office:value-type="string" office:string-value="http://domain1961.com" calcext:value-type="string">
            <text:p>http://domain1961.com</text:p>
          </table:table-cell>
          <table:table-cell table:number-columns-repeated="7"/>
          <table:table-cell office:value-type="float" office:value="1961" calcext:value-type="float">
            <text:p>1961</text:p>
          </table:table-cell>
          <table:table-cell table:number-columns-repeated="5"/>
          <table:table-cell table:formula="of:=CONCATENATE([.$P$1];[.J1959];[.$Q$1];[.$N$3];[.A1959];[.$O$3];[.$Q$1];[.$N$3];[.B1959];[.$O$3];[.$Q$1];[.$N$2];[.E1959];[.$O$2];[.$Q$1];[.$N$2];[.C1959];[.$O$2];[.$Q$1];[.$N$2];[.F1959];[.$O$2];[.$Q$1];[.$N$2];[.D1959];[.$O$2];[.$O$2])" office:value-type="string" office:string-value="insert into creatives values (1961,'some description1961','http://domain1961.com',(),(),(),())" calcext:value-type="string">
            <text:p>insert into creatives values (1961,'some description1961','http://domain1961.com',(),(),(),())</text:p>
          </table:table-cell>
          <table:table-cell/>
        </table:table-row>
        <table:table-row table:style-name="ro2">
          <table:table-cell table:formula="of:=CONCATENATE([.A$1];[.J1960])" office:value-type="string" office:string-value="some description1962" calcext:value-type="string">
            <text:p>some description1962</text:p>
          </table:table-cell>
          <table:table-cell table:formula="of:=CONCATENATE([.B$1];[.$J1960];[.$M$2])" office:value-type="string" office:string-value="http://domain1962.com" calcext:value-type="string">
            <text:p>http://domain1962.com</text:p>
          </table:table-cell>
          <table:table-cell table:number-columns-repeated="7"/>
          <table:table-cell office:value-type="float" office:value="1962" calcext:value-type="float">
            <text:p>1962</text:p>
          </table:table-cell>
          <table:table-cell table:number-columns-repeated="5"/>
          <table:table-cell table:formula="of:=CONCATENATE([.$P$1];[.J1960];[.$Q$1];[.$N$3];[.A1960];[.$O$3];[.$Q$1];[.$N$3];[.B1960];[.$O$3];[.$Q$1];[.$N$2];[.E1960];[.$O$2];[.$Q$1];[.$N$2];[.C1960];[.$O$2];[.$Q$1];[.$N$2];[.F1960];[.$O$2];[.$Q$1];[.$N$2];[.D1960];[.$O$2];[.$O$2])" office:value-type="string" office:string-value="insert into creatives values (1962,'some description1962','http://domain1962.com',(),(),(),())" calcext:value-type="string">
            <text:p>insert into creatives values (1962,'some description1962','http://domain1962.com',(),(),(),())</text:p>
          </table:table-cell>
          <table:table-cell/>
        </table:table-row>
        <table:table-row table:style-name="ro2">
          <table:table-cell table:formula="of:=CONCATENATE([.A$1];[.J1961])" office:value-type="string" office:string-value="some description1963" calcext:value-type="string">
            <text:p>some description1963</text:p>
          </table:table-cell>
          <table:table-cell table:formula="of:=CONCATENATE([.B$1];[.$J1961];[.$M$2])" office:value-type="string" office:string-value="http://domain1963.com" calcext:value-type="string">
            <text:p>http://domain1963.com</text:p>
          </table:table-cell>
          <table:table-cell table:number-columns-repeated="7"/>
          <table:table-cell office:value-type="float" office:value="1963" calcext:value-type="float">
            <text:p>1963</text:p>
          </table:table-cell>
          <table:table-cell table:number-columns-repeated="5"/>
          <table:table-cell table:formula="of:=CONCATENATE([.$P$1];[.J1961];[.$Q$1];[.$N$3];[.A1961];[.$O$3];[.$Q$1];[.$N$3];[.B1961];[.$O$3];[.$Q$1];[.$N$2];[.E1961];[.$O$2];[.$Q$1];[.$N$2];[.C1961];[.$O$2];[.$Q$1];[.$N$2];[.F1961];[.$O$2];[.$Q$1];[.$N$2];[.D1961];[.$O$2];[.$O$2])" office:value-type="string" office:string-value="insert into creatives values (1963,'some description1963','http://domain1963.com',(),(),(),())" calcext:value-type="string">
            <text:p>insert into creatives values (1963,'some description1963','http://domain1963.com',(),(),(),())</text:p>
          </table:table-cell>
          <table:table-cell/>
        </table:table-row>
        <table:table-row table:style-name="ro2">
          <table:table-cell table:formula="of:=CONCATENATE([.A$1];[.J1962])" office:value-type="string" office:string-value="some description1964" calcext:value-type="string">
            <text:p>some description1964</text:p>
          </table:table-cell>
          <table:table-cell table:formula="of:=CONCATENATE([.B$1];[.$J1962];[.$M$2])" office:value-type="string" office:string-value="http://domain1964.com" calcext:value-type="string">
            <text:p>http://domain1964.com</text:p>
          </table:table-cell>
          <table:table-cell table:number-columns-repeated="7"/>
          <table:table-cell office:value-type="float" office:value="1964" calcext:value-type="float">
            <text:p>1964</text:p>
          </table:table-cell>
          <table:table-cell table:number-columns-repeated="5"/>
          <table:table-cell table:formula="of:=CONCATENATE([.$P$1];[.J1962];[.$Q$1];[.$N$3];[.A1962];[.$O$3];[.$Q$1];[.$N$3];[.B1962];[.$O$3];[.$Q$1];[.$N$2];[.E1962];[.$O$2];[.$Q$1];[.$N$2];[.C1962];[.$O$2];[.$Q$1];[.$N$2];[.F1962];[.$O$2];[.$Q$1];[.$N$2];[.D1962];[.$O$2];[.$O$2])" office:value-type="string" office:string-value="insert into creatives values (1964,'some description1964','http://domain1964.com',(),(),(),())" calcext:value-type="string">
            <text:p>insert into creatives values (1964,'some description1964','http://domain1964.com',(),(),(),())</text:p>
          </table:table-cell>
          <table:table-cell/>
        </table:table-row>
        <table:table-row table:style-name="ro2">
          <table:table-cell table:formula="of:=CONCATENATE([.A$1];[.J1963])" office:value-type="string" office:string-value="some description1965" calcext:value-type="string">
            <text:p>some description1965</text:p>
          </table:table-cell>
          <table:table-cell table:formula="of:=CONCATENATE([.B$1];[.$J1963];[.$M$2])" office:value-type="string" office:string-value="http://domain1965.com" calcext:value-type="string">
            <text:p>http://domain1965.com</text:p>
          </table:table-cell>
          <table:table-cell table:number-columns-repeated="7"/>
          <table:table-cell office:value-type="float" office:value="1965" calcext:value-type="float">
            <text:p>1965</text:p>
          </table:table-cell>
          <table:table-cell table:number-columns-repeated="5"/>
          <table:table-cell table:formula="of:=CONCATENATE([.$P$1];[.J1963];[.$Q$1];[.$N$3];[.A1963];[.$O$3];[.$Q$1];[.$N$3];[.B1963];[.$O$3];[.$Q$1];[.$N$2];[.E1963];[.$O$2];[.$Q$1];[.$N$2];[.C1963];[.$O$2];[.$Q$1];[.$N$2];[.F1963];[.$O$2];[.$Q$1];[.$N$2];[.D1963];[.$O$2];[.$O$2])" office:value-type="string" office:string-value="insert into creatives values (1965,'some description1965','http://domain1965.com',(),(),(),())" calcext:value-type="string">
            <text:p>insert into creatives values (1965,'some description1965','http://domain1965.com',(),(),(),())</text:p>
          </table:table-cell>
          <table:table-cell/>
        </table:table-row>
        <table:table-row table:style-name="ro2">
          <table:table-cell table:formula="of:=CONCATENATE([.A$1];[.J1964])" office:value-type="string" office:string-value="some description1966" calcext:value-type="string">
            <text:p>some description1966</text:p>
          </table:table-cell>
          <table:table-cell table:formula="of:=CONCATENATE([.B$1];[.$J1964];[.$M$2])" office:value-type="string" office:string-value="http://domain1966.com" calcext:value-type="string">
            <text:p>http://domain1966.com</text:p>
          </table:table-cell>
          <table:table-cell table:number-columns-repeated="7"/>
          <table:table-cell office:value-type="float" office:value="1966" calcext:value-type="float">
            <text:p>1966</text:p>
          </table:table-cell>
          <table:table-cell table:number-columns-repeated="5"/>
          <table:table-cell table:formula="of:=CONCATENATE([.$P$1];[.J1964];[.$Q$1];[.$N$3];[.A1964];[.$O$3];[.$Q$1];[.$N$3];[.B1964];[.$O$3];[.$Q$1];[.$N$2];[.E1964];[.$O$2];[.$Q$1];[.$N$2];[.C1964];[.$O$2];[.$Q$1];[.$N$2];[.F1964];[.$O$2];[.$Q$1];[.$N$2];[.D1964];[.$O$2];[.$O$2])" office:value-type="string" office:string-value="insert into creatives values (1966,'some description1966','http://domain1966.com',(),(),(),())" calcext:value-type="string">
            <text:p>insert into creatives values (1966,'some description1966','http://domain1966.com',(),(),(),())</text:p>
          </table:table-cell>
          <table:table-cell/>
        </table:table-row>
        <table:table-row table:style-name="ro2">
          <table:table-cell table:formula="of:=CONCATENATE([.A$1];[.J1965])" office:value-type="string" office:string-value="some description1967" calcext:value-type="string">
            <text:p>some description1967</text:p>
          </table:table-cell>
          <table:table-cell table:formula="of:=CONCATENATE([.B$1];[.$J1965];[.$M$2])" office:value-type="string" office:string-value="http://domain1967.com" calcext:value-type="string">
            <text:p>http://domain1967.com</text:p>
          </table:table-cell>
          <table:table-cell table:number-columns-repeated="7"/>
          <table:table-cell office:value-type="float" office:value="1967" calcext:value-type="float">
            <text:p>1967</text:p>
          </table:table-cell>
          <table:table-cell table:number-columns-repeated="5"/>
          <table:table-cell table:formula="of:=CONCATENATE([.$P$1];[.J1965];[.$Q$1];[.$N$3];[.A1965];[.$O$3];[.$Q$1];[.$N$3];[.B1965];[.$O$3];[.$Q$1];[.$N$2];[.E1965];[.$O$2];[.$Q$1];[.$N$2];[.C1965];[.$O$2];[.$Q$1];[.$N$2];[.F1965];[.$O$2];[.$Q$1];[.$N$2];[.D1965];[.$O$2];[.$O$2])" office:value-type="string" office:string-value="insert into creatives values (1967,'some description1967','http://domain1967.com',(),(),(),())" calcext:value-type="string">
            <text:p>insert into creatives values (1967,'some description1967','http://domain1967.com',(),(),(),())</text:p>
          </table:table-cell>
          <table:table-cell/>
        </table:table-row>
        <table:table-row table:style-name="ro2">
          <table:table-cell table:formula="of:=CONCATENATE([.A$1];[.J1966])" office:value-type="string" office:string-value="some description1968" calcext:value-type="string">
            <text:p>some description1968</text:p>
          </table:table-cell>
          <table:table-cell table:formula="of:=CONCATENATE([.B$1];[.$J1966];[.$M$2])" office:value-type="string" office:string-value="http://domain1968.com" calcext:value-type="string">
            <text:p>http://domain1968.com</text:p>
          </table:table-cell>
          <table:table-cell table:number-columns-repeated="7"/>
          <table:table-cell office:value-type="float" office:value="1968" calcext:value-type="float">
            <text:p>1968</text:p>
          </table:table-cell>
          <table:table-cell table:number-columns-repeated="5"/>
          <table:table-cell table:formula="of:=CONCATENATE([.$P$1];[.J1966];[.$Q$1];[.$N$3];[.A1966];[.$O$3];[.$Q$1];[.$N$3];[.B1966];[.$O$3];[.$Q$1];[.$N$2];[.E1966];[.$O$2];[.$Q$1];[.$N$2];[.C1966];[.$O$2];[.$Q$1];[.$N$2];[.F1966];[.$O$2];[.$Q$1];[.$N$2];[.D1966];[.$O$2];[.$O$2])" office:value-type="string" office:string-value="insert into creatives values (1968,'some description1968','http://domain1968.com',(),(),(),())" calcext:value-type="string">
            <text:p>insert into creatives values (1968,'some description1968','http://domain1968.com',(),(),(),())</text:p>
          </table:table-cell>
          <table:table-cell/>
        </table:table-row>
        <table:table-row table:style-name="ro2">
          <table:table-cell table:formula="of:=CONCATENATE([.A$1];[.J1967])" office:value-type="string" office:string-value="some description1969" calcext:value-type="string">
            <text:p>some description1969</text:p>
          </table:table-cell>
          <table:table-cell table:formula="of:=CONCATENATE([.B$1];[.$J1967];[.$M$2])" office:value-type="string" office:string-value="http://domain1969.com" calcext:value-type="string">
            <text:p>http://domain1969.com</text:p>
          </table:table-cell>
          <table:table-cell table:number-columns-repeated="7"/>
          <table:table-cell office:value-type="float" office:value="1969" calcext:value-type="float">
            <text:p>1969</text:p>
          </table:table-cell>
          <table:table-cell table:number-columns-repeated="5"/>
          <table:table-cell table:formula="of:=CONCATENATE([.$P$1];[.J1967];[.$Q$1];[.$N$3];[.A1967];[.$O$3];[.$Q$1];[.$N$3];[.B1967];[.$O$3];[.$Q$1];[.$N$2];[.E1967];[.$O$2];[.$Q$1];[.$N$2];[.C1967];[.$O$2];[.$Q$1];[.$N$2];[.F1967];[.$O$2];[.$Q$1];[.$N$2];[.D1967];[.$O$2];[.$O$2])" office:value-type="string" office:string-value="insert into creatives values (1969,'some description1969','http://domain1969.com',(),(),(),())" calcext:value-type="string">
            <text:p>insert into creatives values (1969,'some description1969','http://domain1969.com',(),(),(),())</text:p>
          </table:table-cell>
          <table:table-cell/>
        </table:table-row>
        <table:table-row table:style-name="ro2">
          <table:table-cell table:formula="of:=CONCATENATE([.A$1];[.J1968])" office:value-type="string" office:string-value="some description1970" calcext:value-type="string">
            <text:p>some description1970</text:p>
          </table:table-cell>
          <table:table-cell table:formula="of:=CONCATENATE([.B$1];[.$J1968];[.$M$2])" office:value-type="string" office:string-value="http://domain1970.com" calcext:value-type="string">
            <text:p>http://domain1970.com</text:p>
          </table:table-cell>
          <table:table-cell table:number-columns-repeated="7"/>
          <table:table-cell office:value-type="float" office:value="1970" calcext:value-type="float">
            <text:p>1970</text:p>
          </table:table-cell>
          <table:table-cell table:number-columns-repeated="5"/>
          <table:table-cell table:formula="of:=CONCATENATE([.$P$1];[.J1968];[.$Q$1];[.$N$3];[.A1968];[.$O$3];[.$Q$1];[.$N$3];[.B1968];[.$O$3];[.$Q$1];[.$N$2];[.E1968];[.$O$2];[.$Q$1];[.$N$2];[.C1968];[.$O$2];[.$Q$1];[.$N$2];[.F1968];[.$O$2];[.$Q$1];[.$N$2];[.D1968];[.$O$2];[.$O$2])" office:value-type="string" office:string-value="insert into creatives values (1970,'some description1970','http://domain1970.com',(),(),(),())" calcext:value-type="string">
            <text:p>insert into creatives values (1970,'some description1970','http://domain1970.com',(),(),(),())</text:p>
          </table:table-cell>
          <table:table-cell/>
        </table:table-row>
        <table:table-row table:style-name="ro2">
          <table:table-cell table:formula="of:=CONCATENATE([.A$1];[.J1969])" office:value-type="string" office:string-value="some description1971" calcext:value-type="string">
            <text:p>some description1971</text:p>
          </table:table-cell>
          <table:table-cell table:formula="of:=CONCATENATE([.B$1];[.$J1969];[.$M$2])" office:value-type="string" office:string-value="http://domain1971.com" calcext:value-type="string">
            <text:p>http://domain1971.com</text:p>
          </table:table-cell>
          <table:table-cell table:number-columns-repeated="7"/>
          <table:table-cell office:value-type="float" office:value="1971" calcext:value-type="float">
            <text:p>1971</text:p>
          </table:table-cell>
          <table:table-cell table:number-columns-repeated="5"/>
          <table:table-cell table:formula="of:=CONCATENATE([.$P$1];[.J1969];[.$Q$1];[.$N$3];[.A1969];[.$O$3];[.$Q$1];[.$N$3];[.B1969];[.$O$3];[.$Q$1];[.$N$2];[.E1969];[.$O$2];[.$Q$1];[.$N$2];[.C1969];[.$O$2];[.$Q$1];[.$N$2];[.F1969];[.$O$2];[.$Q$1];[.$N$2];[.D1969];[.$O$2];[.$O$2])" office:value-type="string" office:string-value="insert into creatives values (1971,'some description1971','http://domain1971.com',(),(),(),())" calcext:value-type="string">
            <text:p>insert into creatives values (1971,'some description1971','http://domain1971.com',(),(),(),())</text:p>
          </table:table-cell>
          <table:table-cell/>
        </table:table-row>
        <table:table-row table:style-name="ro2">
          <table:table-cell table:formula="of:=CONCATENATE([.A$1];[.J1970])" office:value-type="string" office:string-value="some description1972" calcext:value-type="string">
            <text:p>some description1972</text:p>
          </table:table-cell>
          <table:table-cell table:formula="of:=CONCATENATE([.B$1];[.$J1970];[.$M$2])" office:value-type="string" office:string-value="http://domain1972.com" calcext:value-type="string">
            <text:p>http://domain1972.com</text:p>
          </table:table-cell>
          <table:table-cell table:number-columns-repeated="7"/>
          <table:table-cell office:value-type="float" office:value="1972" calcext:value-type="float">
            <text:p>1972</text:p>
          </table:table-cell>
          <table:table-cell table:number-columns-repeated="5"/>
          <table:table-cell table:formula="of:=CONCATENATE([.$P$1];[.J1970];[.$Q$1];[.$N$3];[.A1970];[.$O$3];[.$Q$1];[.$N$3];[.B1970];[.$O$3];[.$Q$1];[.$N$2];[.E1970];[.$O$2];[.$Q$1];[.$N$2];[.C1970];[.$O$2];[.$Q$1];[.$N$2];[.F1970];[.$O$2];[.$Q$1];[.$N$2];[.D1970];[.$O$2];[.$O$2])" office:value-type="string" office:string-value="insert into creatives values (1972,'some description1972','http://domain1972.com',(),(),(),())" calcext:value-type="string">
            <text:p>insert into creatives values (1972,'some description1972','http://domain1972.com',(),(),(),())</text:p>
          </table:table-cell>
          <table:table-cell/>
        </table:table-row>
        <table:table-row table:style-name="ro2">
          <table:table-cell table:formula="of:=CONCATENATE([.A$1];[.J1971])" office:value-type="string" office:string-value="some description1973" calcext:value-type="string">
            <text:p>some description1973</text:p>
          </table:table-cell>
          <table:table-cell table:formula="of:=CONCATENATE([.B$1];[.$J1971];[.$M$2])" office:value-type="string" office:string-value="http://domain1973.com" calcext:value-type="string">
            <text:p>http://domain1973.com</text:p>
          </table:table-cell>
          <table:table-cell table:number-columns-repeated="7"/>
          <table:table-cell office:value-type="float" office:value="1973" calcext:value-type="float">
            <text:p>1973</text:p>
          </table:table-cell>
          <table:table-cell table:number-columns-repeated="5"/>
          <table:table-cell table:formula="of:=CONCATENATE([.$P$1];[.J1971];[.$Q$1];[.$N$3];[.A1971];[.$O$3];[.$Q$1];[.$N$3];[.B1971];[.$O$3];[.$Q$1];[.$N$2];[.E1971];[.$O$2];[.$Q$1];[.$N$2];[.C1971];[.$O$2];[.$Q$1];[.$N$2];[.F1971];[.$O$2];[.$Q$1];[.$N$2];[.D1971];[.$O$2];[.$O$2])" office:value-type="string" office:string-value="insert into creatives values (1973,'some description1973','http://domain1973.com',(),(),(),())" calcext:value-type="string">
            <text:p>insert into creatives values (1973,'some description1973','http://domain1973.com',(),(),(),())</text:p>
          </table:table-cell>
          <table:table-cell/>
        </table:table-row>
        <table:table-row table:style-name="ro2">
          <table:table-cell table:formula="of:=CONCATENATE([.A$1];[.J1972])" office:value-type="string" office:string-value="some description1974" calcext:value-type="string">
            <text:p>some description1974</text:p>
          </table:table-cell>
          <table:table-cell table:formula="of:=CONCATENATE([.B$1];[.$J1972];[.$M$2])" office:value-type="string" office:string-value="http://domain1974.com" calcext:value-type="string">
            <text:p>http://domain1974.com</text:p>
          </table:table-cell>
          <table:table-cell table:number-columns-repeated="7"/>
          <table:table-cell office:value-type="float" office:value="1974" calcext:value-type="float">
            <text:p>1974</text:p>
          </table:table-cell>
          <table:table-cell table:number-columns-repeated="5"/>
          <table:table-cell table:formula="of:=CONCATENATE([.$P$1];[.J1972];[.$Q$1];[.$N$3];[.A1972];[.$O$3];[.$Q$1];[.$N$3];[.B1972];[.$O$3];[.$Q$1];[.$N$2];[.E1972];[.$O$2];[.$Q$1];[.$N$2];[.C1972];[.$O$2];[.$Q$1];[.$N$2];[.F1972];[.$O$2];[.$Q$1];[.$N$2];[.D1972];[.$O$2];[.$O$2])" office:value-type="string" office:string-value="insert into creatives values (1974,'some description1974','http://domain1974.com',(),(),(),())" calcext:value-type="string">
            <text:p>insert into creatives values (1974,'some description1974','http://domain1974.com',(),(),(),())</text:p>
          </table:table-cell>
          <table:table-cell/>
        </table:table-row>
        <table:table-row table:style-name="ro2">
          <table:table-cell table:formula="of:=CONCATENATE([.A$1];[.J1973])" office:value-type="string" office:string-value="some description1975" calcext:value-type="string">
            <text:p>some description1975</text:p>
          </table:table-cell>
          <table:table-cell table:formula="of:=CONCATENATE([.B$1];[.$J1973];[.$M$2])" office:value-type="string" office:string-value="http://domain1975.com" calcext:value-type="string">
            <text:p>http://domain1975.com</text:p>
          </table:table-cell>
          <table:table-cell table:number-columns-repeated="7"/>
          <table:table-cell office:value-type="float" office:value="1975" calcext:value-type="float">
            <text:p>1975</text:p>
          </table:table-cell>
          <table:table-cell table:number-columns-repeated="5"/>
          <table:table-cell table:formula="of:=CONCATENATE([.$P$1];[.J1973];[.$Q$1];[.$N$3];[.A1973];[.$O$3];[.$Q$1];[.$N$3];[.B1973];[.$O$3];[.$Q$1];[.$N$2];[.E1973];[.$O$2];[.$Q$1];[.$N$2];[.C1973];[.$O$2];[.$Q$1];[.$N$2];[.F1973];[.$O$2];[.$Q$1];[.$N$2];[.D1973];[.$O$2];[.$O$2])" office:value-type="string" office:string-value="insert into creatives values (1975,'some description1975','http://domain1975.com',(),(),(),())" calcext:value-type="string">
            <text:p>insert into creatives values (1975,'some description1975','http://domain1975.com',(),(),(),())</text:p>
          </table:table-cell>
          <table:table-cell/>
        </table:table-row>
        <table:table-row table:style-name="ro2">
          <table:table-cell table:formula="of:=CONCATENATE([.A$1];[.J1974])" office:value-type="string" office:string-value="some description1976" calcext:value-type="string">
            <text:p>some description1976</text:p>
          </table:table-cell>
          <table:table-cell table:formula="of:=CONCATENATE([.B$1];[.$J1974];[.$M$2])" office:value-type="string" office:string-value="http://domain1976.com" calcext:value-type="string">
            <text:p>http://domain1976.com</text:p>
          </table:table-cell>
          <table:table-cell table:number-columns-repeated="7"/>
          <table:table-cell office:value-type="float" office:value="1976" calcext:value-type="float">
            <text:p>1976</text:p>
          </table:table-cell>
          <table:table-cell table:number-columns-repeated="5"/>
          <table:table-cell table:formula="of:=CONCATENATE([.$P$1];[.J1974];[.$Q$1];[.$N$3];[.A1974];[.$O$3];[.$Q$1];[.$N$3];[.B1974];[.$O$3];[.$Q$1];[.$N$2];[.E1974];[.$O$2];[.$Q$1];[.$N$2];[.C1974];[.$O$2];[.$Q$1];[.$N$2];[.F1974];[.$O$2];[.$Q$1];[.$N$2];[.D1974];[.$O$2];[.$O$2])" office:value-type="string" office:string-value="insert into creatives values (1976,'some description1976','http://domain1976.com',(),(),(),())" calcext:value-type="string">
            <text:p>insert into creatives values (1976,'some description1976','http://domain1976.com',(),(),(),())</text:p>
          </table:table-cell>
          <table:table-cell/>
        </table:table-row>
        <table:table-row table:style-name="ro2">
          <table:table-cell table:formula="of:=CONCATENATE([.A$1];[.J1975])" office:value-type="string" office:string-value="some description1977" calcext:value-type="string">
            <text:p>some description1977</text:p>
          </table:table-cell>
          <table:table-cell table:formula="of:=CONCATENATE([.B$1];[.$J1975];[.$M$2])" office:value-type="string" office:string-value="http://domain1977.com" calcext:value-type="string">
            <text:p>http://domain1977.com</text:p>
          </table:table-cell>
          <table:table-cell table:number-columns-repeated="7"/>
          <table:table-cell office:value-type="float" office:value="1977" calcext:value-type="float">
            <text:p>1977</text:p>
          </table:table-cell>
          <table:table-cell table:number-columns-repeated="5"/>
          <table:table-cell table:formula="of:=CONCATENATE([.$P$1];[.J1975];[.$Q$1];[.$N$3];[.A1975];[.$O$3];[.$Q$1];[.$N$3];[.B1975];[.$O$3];[.$Q$1];[.$N$2];[.E1975];[.$O$2];[.$Q$1];[.$N$2];[.C1975];[.$O$2];[.$Q$1];[.$N$2];[.F1975];[.$O$2];[.$Q$1];[.$N$2];[.D1975];[.$O$2];[.$O$2])" office:value-type="string" office:string-value="insert into creatives values (1977,'some description1977','http://domain1977.com',(),(),(),())" calcext:value-type="string">
            <text:p>insert into creatives values (1977,'some description1977','http://domain1977.com',(),(),(),())</text:p>
          </table:table-cell>
          <table:table-cell/>
        </table:table-row>
        <table:table-row table:style-name="ro2">
          <table:table-cell table:formula="of:=CONCATENATE([.A$1];[.J1976])" office:value-type="string" office:string-value="some description1978" calcext:value-type="string">
            <text:p>some description1978</text:p>
          </table:table-cell>
          <table:table-cell table:formula="of:=CONCATENATE([.B$1];[.$J1976];[.$M$2])" office:value-type="string" office:string-value="http://domain1978.com" calcext:value-type="string">
            <text:p>http://domain1978.com</text:p>
          </table:table-cell>
          <table:table-cell table:number-columns-repeated="7"/>
          <table:table-cell office:value-type="float" office:value="1978" calcext:value-type="float">
            <text:p>1978</text:p>
          </table:table-cell>
          <table:table-cell table:number-columns-repeated="5"/>
          <table:table-cell table:formula="of:=CONCATENATE([.$P$1];[.J1976];[.$Q$1];[.$N$3];[.A1976];[.$O$3];[.$Q$1];[.$N$3];[.B1976];[.$O$3];[.$Q$1];[.$N$2];[.E1976];[.$O$2];[.$Q$1];[.$N$2];[.C1976];[.$O$2];[.$Q$1];[.$N$2];[.F1976];[.$O$2];[.$Q$1];[.$N$2];[.D1976];[.$O$2];[.$O$2])" office:value-type="string" office:string-value="insert into creatives values (1978,'some description1978','http://domain1978.com',(),(),(),())" calcext:value-type="string">
            <text:p>insert into creatives values (1978,'some description1978','http://domain1978.com',(),(),(),())</text:p>
          </table:table-cell>
          <table:table-cell/>
        </table:table-row>
        <table:table-row table:style-name="ro2">
          <table:table-cell table:formula="of:=CONCATENATE([.A$1];[.J1977])" office:value-type="string" office:string-value="some description1979" calcext:value-type="string">
            <text:p>some description1979</text:p>
          </table:table-cell>
          <table:table-cell table:formula="of:=CONCATENATE([.B$1];[.$J1977];[.$M$2])" office:value-type="string" office:string-value="http://domain1979.com" calcext:value-type="string">
            <text:p>http://domain1979.com</text:p>
          </table:table-cell>
          <table:table-cell table:number-columns-repeated="7"/>
          <table:table-cell office:value-type="float" office:value="1979" calcext:value-type="float">
            <text:p>1979</text:p>
          </table:table-cell>
          <table:table-cell table:number-columns-repeated="5"/>
          <table:table-cell table:formula="of:=CONCATENATE([.$P$1];[.J1977];[.$Q$1];[.$N$3];[.A1977];[.$O$3];[.$Q$1];[.$N$3];[.B1977];[.$O$3];[.$Q$1];[.$N$2];[.E1977];[.$O$2];[.$Q$1];[.$N$2];[.C1977];[.$O$2];[.$Q$1];[.$N$2];[.F1977];[.$O$2];[.$Q$1];[.$N$2];[.D1977];[.$O$2];[.$O$2])" office:value-type="string" office:string-value="insert into creatives values (1979,'some description1979','http://domain1979.com',(),(),(),())" calcext:value-type="string">
            <text:p>insert into creatives values (1979,'some description1979','http://domain1979.com',(),(),(),())</text:p>
          </table:table-cell>
          <table:table-cell/>
        </table:table-row>
        <table:table-row table:style-name="ro2">
          <table:table-cell table:formula="of:=CONCATENATE([.A$1];[.J1978])" office:value-type="string" office:string-value="some description1980" calcext:value-type="string">
            <text:p>some description1980</text:p>
          </table:table-cell>
          <table:table-cell table:formula="of:=CONCATENATE([.B$1];[.$J1978];[.$M$2])" office:value-type="string" office:string-value="http://domain1980.com" calcext:value-type="string">
            <text:p>http://domain1980.com</text:p>
          </table:table-cell>
          <table:table-cell table:number-columns-repeated="7"/>
          <table:table-cell office:value-type="float" office:value="1980" calcext:value-type="float">
            <text:p>1980</text:p>
          </table:table-cell>
          <table:table-cell table:number-columns-repeated="5"/>
          <table:table-cell table:formula="of:=CONCATENATE([.$P$1];[.J1978];[.$Q$1];[.$N$3];[.A1978];[.$O$3];[.$Q$1];[.$N$3];[.B1978];[.$O$3];[.$Q$1];[.$N$2];[.E1978];[.$O$2];[.$Q$1];[.$N$2];[.C1978];[.$O$2];[.$Q$1];[.$N$2];[.F1978];[.$O$2];[.$Q$1];[.$N$2];[.D1978];[.$O$2];[.$O$2])" office:value-type="string" office:string-value="insert into creatives values (1980,'some description1980','http://domain1980.com',(),(),(),())" calcext:value-type="string">
            <text:p>insert into creatives values (1980,'some description1980','http://domain1980.com',(),(),(),())</text:p>
          </table:table-cell>
          <table:table-cell/>
        </table:table-row>
        <table:table-row table:style-name="ro2">
          <table:table-cell table:formula="of:=CONCATENATE([.A$1];[.J1979])" office:value-type="string" office:string-value="some description1981" calcext:value-type="string">
            <text:p>some description1981</text:p>
          </table:table-cell>
          <table:table-cell table:formula="of:=CONCATENATE([.B$1];[.$J1979];[.$M$2])" office:value-type="string" office:string-value="http://domain1981.com" calcext:value-type="string">
            <text:p>http://domain1981.com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5"/>
          <table:table-cell table:formula="of:=CONCATENATE([.$P$1];[.J1979];[.$Q$1];[.$N$3];[.A1979];[.$O$3];[.$Q$1];[.$N$3];[.B1979];[.$O$3];[.$Q$1];[.$N$2];[.E1979];[.$O$2];[.$Q$1];[.$N$2];[.C1979];[.$O$2];[.$Q$1];[.$N$2];[.F1979];[.$O$2];[.$Q$1];[.$N$2];[.D1979];[.$O$2];[.$O$2])" office:value-type="string" office:string-value="insert into creatives values (1981,'some description1981','http://domain1981.com',(),(),(),())" calcext:value-type="string">
            <text:p>insert into creatives values (1981,'some description1981','http://domain1981.com',(),(),(),())</text:p>
          </table:table-cell>
          <table:table-cell/>
        </table:table-row>
        <table:table-row table:style-name="ro2">
          <table:table-cell table:formula="of:=CONCATENATE([.A$1];[.J1980])" office:value-type="string" office:string-value="some description1982" calcext:value-type="string">
            <text:p>some description1982</text:p>
          </table:table-cell>
          <table:table-cell table:formula="of:=CONCATENATE([.B$1];[.$J1980];[.$M$2])" office:value-type="string" office:string-value="http://domain1982.com" calcext:value-type="string">
            <text:p>http://domain1982.com</text:p>
          </table:table-cell>
          <table:table-cell table:number-columns-repeated="7"/>
          <table:table-cell office:value-type="float" office:value="1982" calcext:value-type="float">
            <text:p>1982</text:p>
          </table:table-cell>
          <table:table-cell table:number-columns-repeated="5"/>
          <table:table-cell table:formula="of:=CONCATENATE([.$P$1];[.J1980];[.$Q$1];[.$N$3];[.A1980];[.$O$3];[.$Q$1];[.$N$3];[.B1980];[.$O$3];[.$Q$1];[.$N$2];[.E1980];[.$O$2];[.$Q$1];[.$N$2];[.C1980];[.$O$2];[.$Q$1];[.$N$2];[.F1980];[.$O$2];[.$Q$1];[.$N$2];[.D1980];[.$O$2];[.$O$2])" office:value-type="string" office:string-value="insert into creatives values (1982,'some description1982','http://domain1982.com',(),(),(),())" calcext:value-type="string">
            <text:p>insert into creatives values (1982,'some description1982','http://domain1982.com',(),(),(),())</text:p>
          </table:table-cell>
          <table:table-cell/>
        </table:table-row>
        <table:table-row table:style-name="ro2">
          <table:table-cell table:formula="of:=CONCATENATE([.A$1];[.J1981])" office:value-type="string" office:string-value="some description1983" calcext:value-type="string">
            <text:p>some description1983</text:p>
          </table:table-cell>
          <table:table-cell table:formula="of:=CONCATENATE([.B$1];[.$J1981];[.$M$2])" office:value-type="string" office:string-value="http://domain1983.com" calcext:value-type="string">
            <text:p>http://domain1983.com</text:p>
          </table:table-cell>
          <table:table-cell table:number-columns-repeated="7"/>
          <table:table-cell office:value-type="float" office:value="1983" calcext:value-type="float">
            <text:p>1983</text:p>
          </table:table-cell>
          <table:table-cell table:number-columns-repeated="5"/>
          <table:table-cell table:formula="of:=CONCATENATE([.$P$1];[.J1981];[.$Q$1];[.$N$3];[.A1981];[.$O$3];[.$Q$1];[.$N$3];[.B1981];[.$O$3];[.$Q$1];[.$N$2];[.E1981];[.$O$2];[.$Q$1];[.$N$2];[.C1981];[.$O$2];[.$Q$1];[.$N$2];[.F1981];[.$O$2];[.$Q$1];[.$N$2];[.D1981];[.$O$2];[.$O$2])" office:value-type="string" office:string-value="insert into creatives values (1983,'some description1983','http://domain1983.com',(),(),(),())" calcext:value-type="string">
            <text:p>insert into creatives values (1983,'some description1983','http://domain1983.com',(),(),(),())</text:p>
          </table:table-cell>
          <table:table-cell/>
        </table:table-row>
        <table:table-row table:style-name="ro2">
          <table:table-cell table:formula="of:=CONCATENATE([.A$1];[.J1982])" office:value-type="string" office:string-value="some description1984" calcext:value-type="string">
            <text:p>some description1984</text:p>
          </table:table-cell>
          <table:table-cell table:formula="of:=CONCATENATE([.B$1];[.$J1982];[.$M$2])" office:value-type="string" office:string-value="http://domain1984.com" calcext:value-type="string">
            <text:p>http://domain1984.com</text:p>
          </table:table-cell>
          <table:table-cell table:number-columns-repeated="7"/>
          <table:table-cell office:value-type="float" office:value="1984" calcext:value-type="float">
            <text:p>1984</text:p>
          </table:table-cell>
          <table:table-cell table:number-columns-repeated="5"/>
          <table:table-cell table:formula="of:=CONCATENATE([.$P$1];[.J1982];[.$Q$1];[.$N$3];[.A1982];[.$O$3];[.$Q$1];[.$N$3];[.B1982];[.$O$3];[.$Q$1];[.$N$2];[.E1982];[.$O$2];[.$Q$1];[.$N$2];[.C1982];[.$O$2];[.$Q$1];[.$N$2];[.F1982];[.$O$2];[.$Q$1];[.$N$2];[.D1982];[.$O$2];[.$O$2])" office:value-type="string" office:string-value="insert into creatives values (1984,'some description1984','http://domain1984.com',(),(),(),())" calcext:value-type="string">
            <text:p>insert into creatives values (1984,'some description1984','http://domain1984.com',(),(),(),())</text:p>
          </table:table-cell>
          <table:table-cell/>
        </table:table-row>
        <table:table-row table:style-name="ro2">
          <table:table-cell table:formula="of:=CONCATENATE([.A$1];[.J1983])" office:value-type="string" office:string-value="some description1985" calcext:value-type="string">
            <text:p>some description1985</text:p>
          </table:table-cell>
          <table:table-cell table:formula="of:=CONCATENATE([.B$1];[.$J1983];[.$M$2])" office:value-type="string" office:string-value="http://domain1985.com" calcext:value-type="string">
            <text:p>http://domain1985.com</text:p>
          </table:table-cell>
          <table:table-cell table:number-columns-repeated="7"/>
          <table:table-cell office:value-type="float" office:value="1985" calcext:value-type="float">
            <text:p>1985</text:p>
          </table:table-cell>
          <table:table-cell table:number-columns-repeated="5"/>
          <table:table-cell table:formula="of:=CONCATENATE([.$P$1];[.J1983];[.$Q$1];[.$N$3];[.A1983];[.$O$3];[.$Q$1];[.$N$3];[.B1983];[.$O$3];[.$Q$1];[.$N$2];[.E1983];[.$O$2];[.$Q$1];[.$N$2];[.C1983];[.$O$2];[.$Q$1];[.$N$2];[.F1983];[.$O$2];[.$Q$1];[.$N$2];[.D1983];[.$O$2];[.$O$2])" office:value-type="string" office:string-value="insert into creatives values (1985,'some description1985','http://domain1985.com',(),(),(),())" calcext:value-type="string">
            <text:p>insert into creatives values (1985,'some description1985','http://domain1985.com',(),(),(),())</text:p>
          </table:table-cell>
          <table:table-cell/>
        </table:table-row>
        <table:table-row table:style-name="ro2">
          <table:table-cell table:formula="of:=CONCATENATE([.A$1];[.J1984])" office:value-type="string" office:string-value="some description1986" calcext:value-type="string">
            <text:p>some description1986</text:p>
          </table:table-cell>
          <table:table-cell table:formula="of:=CONCATENATE([.B$1];[.$J1984];[.$M$2])" office:value-type="string" office:string-value="http://domain1986.com" calcext:value-type="string">
            <text:p>http://domain1986.com</text:p>
          </table:table-cell>
          <table:table-cell table:number-columns-repeated="7"/>
          <table:table-cell office:value-type="float" office:value="1986" calcext:value-type="float">
            <text:p>1986</text:p>
          </table:table-cell>
          <table:table-cell table:number-columns-repeated="5"/>
          <table:table-cell table:formula="of:=CONCATENATE([.$P$1];[.J1984];[.$Q$1];[.$N$3];[.A1984];[.$O$3];[.$Q$1];[.$N$3];[.B1984];[.$O$3];[.$Q$1];[.$N$2];[.E1984];[.$O$2];[.$Q$1];[.$N$2];[.C1984];[.$O$2];[.$Q$1];[.$N$2];[.F1984];[.$O$2];[.$Q$1];[.$N$2];[.D1984];[.$O$2];[.$O$2])" office:value-type="string" office:string-value="insert into creatives values (1986,'some description1986','http://domain1986.com',(),(),(),())" calcext:value-type="string">
            <text:p>insert into creatives values (1986,'some description1986','http://domain1986.com',(),(),(),())</text:p>
          </table:table-cell>
          <table:table-cell/>
        </table:table-row>
        <table:table-row table:style-name="ro2">
          <table:table-cell table:formula="of:=CONCATENATE([.A$1];[.J1985])" office:value-type="string" office:string-value="some description1987" calcext:value-type="string">
            <text:p>some description1987</text:p>
          </table:table-cell>
          <table:table-cell table:formula="of:=CONCATENATE([.B$1];[.$J1985];[.$M$2])" office:value-type="string" office:string-value="http://domain1987.com" calcext:value-type="string">
            <text:p>http://domain1987.com</text:p>
          </table:table-cell>
          <table:table-cell table:number-columns-repeated="7"/>
          <table:table-cell office:value-type="float" office:value="1987" calcext:value-type="float">
            <text:p>1987</text:p>
          </table:table-cell>
          <table:table-cell table:number-columns-repeated="5"/>
          <table:table-cell table:formula="of:=CONCATENATE([.$P$1];[.J1985];[.$Q$1];[.$N$3];[.A1985];[.$O$3];[.$Q$1];[.$N$3];[.B1985];[.$O$3];[.$Q$1];[.$N$2];[.E1985];[.$O$2];[.$Q$1];[.$N$2];[.C1985];[.$O$2];[.$Q$1];[.$N$2];[.F1985];[.$O$2];[.$Q$1];[.$N$2];[.D1985];[.$O$2];[.$O$2])" office:value-type="string" office:string-value="insert into creatives values (1987,'some description1987','http://domain1987.com',(),(),(),())" calcext:value-type="string">
            <text:p>insert into creatives values (1987,'some description1987','http://domain1987.com',(),(),(),())</text:p>
          </table:table-cell>
          <table:table-cell/>
        </table:table-row>
        <table:table-row table:style-name="ro2">
          <table:table-cell table:formula="of:=CONCATENATE([.A$1];[.J1986])" office:value-type="string" office:string-value="some description1988" calcext:value-type="string">
            <text:p>some description1988</text:p>
          </table:table-cell>
          <table:table-cell table:formula="of:=CONCATENATE([.B$1];[.$J1986];[.$M$2])" office:value-type="string" office:string-value="http://domain1988.com" calcext:value-type="string">
            <text:p>http://domain1988.com</text:p>
          </table:table-cell>
          <table:table-cell table:number-columns-repeated="7"/>
          <table:table-cell office:value-type="float" office:value="1988" calcext:value-type="float">
            <text:p>1988</text:p>
          </table:table-cell>
          <table:table-cell table:number-columns-repeated="5"/>
          <table:table-cell table:formula="of:=CONCATENATE([.$P$1];[.J1986];[.$Q$1];[.$N$3];[.A1986];[.$O$3];[.$Q$1];[.$N$3];[.B1986];[.$O$3];[.$Q$1];[.$N$2];[.E1986];[.$O$2];[.$Q$1];[.$N$2];[.C1986];[.$O$2];[.$Q$1];[.$N$2];[.F1986];[.$O$2];[.$Q$1];[.$N$2];[.D1986];[.$O$2];[.$O$2])" office:value-type="string" office:string-value="insert into creatives values (1988,'some description1988','http://domain1988.com',(),(),(),())" calcext:value-type="string">
            <text:p>insert into creatives values (1988,'some description1988','http://domain1988.com',(),(),(),())</text:p>
          </table:table-cell>
          <table:table-cell/>
        </table:table-row>
        <table:table-row table:style-name="ro2">
          <table:table-cell table:formula="of:=CONCATENATE([.A$1];[.J1987])" office:value-type="string" office:string-value="some description1989" calcext:value-type="string">
            <text:p>some description1989</text:p>
          </table:table-cell>
          <table:table-cell table:formula="of:=CONCATENATE([.B$1];[.$J1987];[.$M$2])" office:value-type="string" office:string-value="http://domain1989.com" calcext:value-type="string">
            <text:p>http://domain1989.com</text:p>
          </table:table-cell>
          <table:table-cell table:number-columns-repeated="7"/>
          <table:table-cell office:value-type="float" office:value="1989" calcext:value-type="float">
            <text:p>1989</text:p>
          </table:table-cell>
          <table:table-cell table:number-columns-repeated="5"/>
          <table:table-cell table:formula="of:=CONCATENATE([.$P$1];[.J1987];[.$Q$1];[.$N$3];[.A1987];[.$O$3];[.$Q$1];[.$N$3];[.B1987];[.$O$3];[.$Q$1];[.$N$2];[.E1987];[.$O$2];[.$Q$1];[.$N$2];[.C1987];[.$O$2];[.$Q$1];[.$N$2];[.F1987];[.$O$2];[.$Q$1];[.$N$2];[.D1987];[.$O$2];[.$O$2])" office:value-type="string" office:string-value="insert into creatives values (1989,'some description1989','http://domain1989.com',(),(),(),())" calcext:value-type="string">
            <text:p>insert into creatives values (1989,'some description1989','http://domain1989.com',(),(),(),())</text:p>
          </table:table-cell>
          <table:table-cell/>
        </table:table-row>
        <table:table-row table:style-name="ro2">
          <table:table-cell table:formula="of:=CONCATENATE([.A$1];[.J1988])" office:value-type="string" office:string-value="some description1990" calcext:value-type="string">
            <text:p>some description1990</text:p>
          </table:table-cell>
          <table:table-cell table:formula="of:=CONCATENATE([.B$1];[.$J1988];[.$M$2])" office:value-type="string" office:string-value="http://domain1990.com" calcext:value-type="string">
            <text:p>http://domain1990.com</text:p>
          </table:table-cell>
          <table:table-cell table:number-columns-repeated="7"/>
          <table:table-cell office:value-type="float" office:value="1990" calcext:value-type="float">
            <text:p>1990</text:p>
          </table:table-cell>
          <table:table-cell table:number-columns-repeated="5"/>
          <table:table-cell table:formula="of:=CONCATENATE([.$P$1];[.J1988];[.$Q$1];[.$N$3];[.A1988];[.$O$3];[.$Q$1];[.$N$3];[.B1988];[.$O$3];[.$Q$1];[.$N$2];[.E1988];[.$O$2];[.$Q$1];[.$N$2];[.C1988];[.$O$2];[.$Q$1];[.$N$2];[.F1988];[.$O$2];[.$Q$1];[.$N$2];[.D1988];[.$O$2];[.$O$2])" office:value-type="string" office:string-value="insert into creatives values (1990,'some description1990','http://domain1990.com',(),(),(),())" calcext:value-type="string">
            <text:p>insert into creatives values (1990,'some description1990','http://domain1990.com',(),(),(),())</text:p>
          </table:table-cell>
          <table:table-cell/>
        </table:table-row>
        <table:table-row table:style-name="ro2">
          <table:table-cell table:formula="of:=CONCATENATE([.A$1];[.J1989])" office:value-type="string" office:string-value="some description1991" calcext:value-type="string">
            <text:p>some description1991</text:p>
          </table:table-cell>
          <table:table-cell table:formula="of:=CONCATENATE([.B$1];[.$J1989];[.$M$2])" office:value-type="string" office:string-value="http://domain1991.com" calcext:value-type="string">
            <text:p>http://domain1991.com</text:p>
          </table:table-cell>
          <table:table-cell table:number-columns-repeated="7"/>
          <table:table-cell office:value-type="float" office:value="1991" calcext:value-type="float">
            <text:p>1991</text:p>
          </table:table-cell>
          <table:table-cell table:number-columns-repeated="5"/>
          <table:table-cell table:formula="of:=CONCATENATE([.$P$1];[.J1989];[.$Q$1];[.$N$3];[.A1989];[.$O$3];[.$Q$1];[.$N$3];[.B1989];[.$O$3];[.$Q$1];[.$N$2];[.E1989];[.$O$2];[.$Q$1];[.$N$2];[.C1989];[.$O$2];[.$Q$1];[.$N$2];[.F1989];[.$O$2];[.$Q$1];[.$N$2];[.D1989];[.$O$2];[.$O$2])" office:value-type="string" office:string-value="insert into creatives values (1991,'some description1991','http://domain1991.com',(),(),(),())" calcext:value-type="string">
            <text:p>insert into creatives values (1991,'some description1991','http://domain1991.com',(),(),(),())</text:p>
          </table:table-cell>
          <table:table-cell/>
        </table:table-row>
        <table:table-row table:style-name="ro2">
          <table:table-cell table:formula="of:=CONCATENATE([.A$1];[.J1990])" office:value-type="string" office:string-value="some description1992" calcext:value-type="string">
            <text:p>some description1992</text:p>
          </table:table-cell>
          <table:table-cell table:formula="of:=CONCATENATE([.B$1];[.$J1990];[.$M$2])" office:value-type="string" office:string-value="http://domain1992.com" calcext:value-type="string">
            <text:p>http://domain1992.com</text:p>
          </table:table-cell>
          <table:table-cell table:number-columns-repeated="7"/>
          <table:table-cell office:value-type="float" office:value="1992" calcext:value-type="float">
            <text:p>1992</text:p>
          </table:table-cell>
          <table:table-cell table:number-columns-repeated="5"/>
          <table:table-cell table:formula="of:=CONCATENATE([.$P$1];[.J1990];[.$Q$1];[.$N$3];[.A1990];[.$O$3];[.$Q$1];[.$N$3];[.B1990];[.$O$3];[.$Q$1];[.$N$2];[.E1990];[.$O$2];[.$Q$1];[.$N$2];[.C1990];[.$O$2];[.$Q$1];[.$N$2];[.F1990];[.$O$2];[.$Q$1];[.$N$2];[.D1990];[.$O$2];[.$O$2])" office:value-type="string" office:string-value="insert into creatives values (1992,'some description1992','http://domain1992.com',(),(),(),())" calcext:value-type="string">
            <text:p>insert into creatives values (1992,'some description1992','http://domain1992.com',(),(),(),())</text:p>
          </table:table-cell>
          <table:table-cell/>
        </table:table-row>
        <table:table-row table:style-name="ro2">
          <table:table-cell table:formula="of:=CONCATENATE([.A$1];[.J1991])" office:value-type="string" office:string-value="some description1993" calcext:value-type="string">
            <text:p>some description1993</text:p>
          </table:table-cell>
          <table:table-cell table:formula="of:=CONCATENATE([.B$1];[.$J1991];[.$M$2])" office:value-type="string" office:string-value="http://domain1993.com" calcext:value-type="string">
            <text:p>http://domain1993.com</text:p>
          </table:table-cell>
          <table:table-cell table:number-columns-repeated="7"/>
          <table:table-cell office:value-type="float" office:value="1993" calcext:value-type="float">
            <text:p>1993</text:p>
          </table:table-cell>
          <table:table-cell table:number-columns-repeated="5"/>
          <table:table-cell table:formula="of:=CONCATENATE([.$P$1];[.J1991];[.$Q$1];[.$N$3];[.A1991];[.$O$3];[.$Q$1];[.$N$3];[.B1991];[.$O$3];[.$Q$1];[.$N$2];[.E1991];[.$O$2];[.$Q$1];[.$N$2];[.C1991];[.$O$2];[.$Q$1];[.$N$2];[.F1991];[.$O$2];[.$Q$1];[.$N$2];[.D1991];[.$O$2];[.$O$2])" office:value-type="string" office:string-value="insert into creatives values (1993,'some description1993','http://domain1993.com',(),(),(),())" calcext:value-type="string">
            <text:p>insert into creatives values (1993,'some description1993','http://domain1993.com',(),(),(),())</text:p>
          </table:table-cell>
          <table:table-cell/>
        </table:table-row>
        <table:table-row table:style-name="ro2">
          <table:table-cell table:formula="of:=CONCATENATE([.A$1];[.J1992])" office:value-type="string" office:string-value="some description1994" calcext:value-type="string">
            <text:p>some description1994</text:p>
          </table:table-cell>
          <table:table-cell table:formula="of:=CONCATENATE([.B$1];[.$J1992];[.$M$2])" office:value-type="string" office:string-value="http://domain1994.com" calcext:value-type="string">
            <text:p>http://domain1994.com</text:p>
          </table:table-cell>
          <table:table-cell table:number-columns-repeated="7"/>
          <table:table-cell office:value-type="float" office:value="1994" calcext:value-type="float">
            <text:p>1994</text:p>
          </table:table-cell>
          <table:table-cell table:number-columns-repeated="5"/>
          <table:table-cell table:formula="of:=CONCATENATE([.$P$1];[.J1992];[.$Q$1];[.$N$3];[.A1992];[.$O$3];[.$Q$1];[.$N$3];[.B1992];[.$O$3];[.$Q$1];[.$N$2];[.E1992];[.$O$2];[.$Q$1];[.$N$2];[.C1992];[.$O$2];[.$Q$1];[.$N$2];[.F1992];[.$O$2];[.$Q$1];[.$N$2];[.D1992];[.$O$2];[.$O$2])" office:value-type="string" office:string-value="insert into creatives values (1994,'some description1994','http://domain1994.com',(),(),(),())" calcext:value-type="string">
            <text:p>insert into creatives values (1994,'some description1994','http://domain1994.com',(),(),(),())</text:p>
          </table:table-cell>
          <table:table-cell/>
        </table:table-row>
        <table:table-row table:style-name="ro2">
          <table:table-cell table:formula="of:=CONCATENATE([.A$1];[.J1993])" office:value-type="string" office:string-value="some description1995" calcext:value-type="string">
            <text:p>some description1995</text:p>
          </table:table-cell>
          <table:table-cell table:formula="of:=CONCATENATE([.B$1];[.$J1993];[.$M$2])" office:value-type="string" office:string-value="http://domain1995.com" calcext:value-type="string">
            <text:p>http://domain1995.com</text:p>
          </table:table-cell>
          <table:table-cell table:number-columns-repeated="7"/>
          <table:table-cell office:value-type="float" office:value="1995" calcext:value-type="float">
            <text:p>1995</text:p>
          </table:table-cell>
          <table:table-cell table:number-columns-repeated="5"/>
          <table:table-cell table:formula="of:=CONCATENATE([.$P$1];[.J1993];[.$Q$1];[.$N$3];[.A1993];[.$O$3];[.$Q$1];[.$N$3];[.B1993];[.$O$3];[.$Q$1];[.$N$2];[.E1993];[.$O$2];[.$Q$1];[.$N$2];[.C1993];[.$O$2];[.$Q$1];[.$N$2];[.F1993];[.$O$2];[.$Q$1];[.$N$2];[.D1993];[.$O$2];[.$O$2])" office:value-type="string" office:string-value="insert into creatives values (1995,'some description1995','http://domain1995.com',(),(),(),())" calcext:value-type="string">
            <text:p>insert into creatives values (1995,'some description1995','http://domain1995.com',(),(),(),())</text:p>
          </table:table-cell>
          <table:table-cell/>
        </table:table-row>
        <table:table-row table:style-name="ro2">
          <table:table-cell table:formula="of:=CONCATENATE([.A$1];[.J1994])" office:value-type="string" office:string-value="some description1996" calcext:value-type="string">
            <text:p>some description1996</text:p>
          </table:table-cell>
          <table:table-cell table:formula="of:=CONCATENATE([.B$1];[.$J1994];[.$M$2])" office:value-type="string" office:string-value="http://domain1996.com" calcext:value-type="string">
            <text:p>http://domain1996.com</text:p>
          </table:table-cell>
          <table:table-cell table:number-columns-repeated="7"/>
          <table:table-cell office:value-type="float" office:value="1996" calcext:value-type="float">
            <text:p>1996</text:p>
          </table:table-cell>
          <table:table-cell table:number-columns-repeated="5"/>
          <table:table-cell table:formula="of:=CONCATENATE([.$P$1];[.J1994];[.$Q$1];[.$N$3];[.A1994];[.$O$3];[.$Q$1];[.$N$3];[.B1994];[.$O$3];[.$Q$1];[.$N$2];[.E1994];[.$O$2];[.$Q$1];[.$N$2];[.C1994];[.$O$2];[.$Q$1];[.$N$2];[.F1994];[.$O$2];[.$Q$1];[.$N$2];[.D1994];[.$O$2];[.$O$2])" office:value-type="string" office:string-value="insert into creatives values (1996,'some description1996','http://domain1996.com',(),(),(),())" calcext:value-type="string">
            <text:p>insert into creatives values (1996,'some description1996','http://domain1996.com',(),(),(),())</text:p>
          </table:table-cell>
          <table:table-cell/>
        </table:table-row>
        <table:table-row table:style-name="ro2" table:number-rows-repeated="104658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08:57:48.720065797</meta:creation-date>
    <dc:date>2016-02-05T14:22:54.339407255</dc:date>
    <meta:editing-duration>PT4H50M51S</meta:editing-duration>
    <meta:editing-cycles>5</meta:editing-cycles>
    <meta:generator>LibreOffice/4.2.8.2$Linux_X86_64 LibreOffice_project/420m0$Build-2</meta:generator>
    <meta:document-statistic meta:table-count="1" meta:cell-count="10780" meta:object-count="0"/>
  </office:meta>
</office:document-meta>
</file>